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6.49816666666667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6.51933333333333cm"/>
    </style:style>
    <style:style style:name="co4" style:family="table-column">
      <style:table-column-properties fo:break-before="auto" style:column-width="3.66183333333333cm"/>
    </style:style>
    <style:style style:name="co5" style:family="table-column">
      <style:table-column-properties fo:break-before="auto" style:column-width="1.94733333333333cm"/>
    </style:style>
    <style:style style:name="co6" style:family="table-column">
      <style:table-column-properties fo:break-before="auto" style:column-width="2.603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0.889cm"/>
    </style:style>
    <style:style style:name="co9" style:family="table-column">
      <style:table-column-properties fo:break-before="auto" style:column-width="1.35466666666667cm"/>
    </style:style>
    <style:style style:name="co10" style:family="table-column">
      <style:table-column-properties fo:break-before="auto" style:column-width="4.72016666666667cm"/>
    </style:style>
    <style:style style:name="co11" style:family="table-column">
      <style:table-column-properties fo:break-before="auto" style:column-width="2.4765cm"/>
    </style:style>
    <style:style style:name="co12" style:family="table-column">
      <style:table-column-properties fo:break-before="auto" style:column-width="3.64066666666667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22.987cm"/>
    </style:style>
    <style:style style:name="co15" style:family="table-column">
      <style:table-column-properties fo:break-before="auto" style:column-width="1.86266666666667cm"/>
    </style:style>
    <style:style style:name="co16" style:family="table-column">
      <style:table-column-properties fo:break-before="auto" style:column-width="2.94216666666667cm"/>
    </style:style>
    <style:style style:name="co17" style:family="table-column">
      <style:table-column-properties fo:break-before="auto" style:column-width="1.67216666666667cm"/>
    </style:style>
    <style:style style:name="co18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14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4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number-columns-repeated="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3" table:default-cell-style-name="ce1"/>
        <table:table-column table:style-name="co17" table:default-cell-style-name="ce1"/>
        <table:table-column table:style-name="co15" table:default-cell-style-name="ce1"/>
        <table:table-column table:style-name="co17" table:number-columns-repeated="20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default-cell-style-name="ce1"/>
        <table:table-column table:style-name="co17" table:number-columns-repeated="20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default-cell-style-name="ce1"/>
        <table:table-column table:style-name="co17" table:number-columns-repeated="4" table:default-cell-style-name="ce1"/>
        <table:table-column table:style-name="co15" table:number-columns-repeated="3" table:default-cell-style-name="ce1"/>
        <table:table-column table:style-name="co17" table:number-columns-repeated="53" table:default-cell-style-name="ce1"/>
        <table:table-column table:style-name="co15" table:number-columns-repeated="3" table:default-cell-style-name="ce1"/>
        <table:table-column table:style-name="co17" table:number-columns-repeated="9" table:default-cell-style-name="ce1"/>
        <table:table-column table:style-name="co15" table:number-columns-repeated="3" table:default-cell-style-name="ce1"/>
        <table:table-column table:style-name="co17" table:number-columns-repeated="45" table:default-cell-style-name="ce1"/>
        <table:table-column table:style-name="co18" table:number-columns-repeated="15972" table:default-cell-style-name="ce1"/>
        <table:table-row table:style-name="ro1">
          <table:table-cell office:value-type="string" table:style-name="ce1">
            <text:p>filename</text:p>
          </table:table-cell>
          <table:table-cell office:value-type="string" table:style-name="ce1">
            <text:p>subjectGroup</text:p>
          </table:table-cell>
          <table:table-cell office:value-type="string" table:style-name="ce1">
            <text:p>GMT_timestamp</text:p>
          </table:table-cell>
          <table:table-cell office:value-type="string" table:style-name="ce1">
            <text:p>local_timestamp</text:p>
          </table:table-cell>
          <table:table-cell office:value-type="string" table:style-name="ce1">
            <text:p>calibration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mindsCod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handedness</text:p>
          </table:table-cell>
          <table:table-cell office:value-type="string" table:style-name="ce1">
            <text:p>nationality</text:p>
          </table:table-cell>
          <table:table-cell office:value-type="string" table:style-name="ce1">
            <text:p>completionCod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duration_m</text:p>
          </table:table-cell>
          <table:table-cell office:value-type="string" table:style-name="ce1">
            <text:p>row9</text:p>
          </table:table-cell>
          <table:table-cell office:value-type="string" table:style-name="ce1">
            <text:p>row10</text:p>
          </table:table-cell>
          <table:table-cell office:value-type="string" table:style-name="ce1">
            <text:p>row11</text:p>
          </table:table-cell>
          <table:table-cell office:value-type="string" table:style-name="ce1">
            <text:p>row12</text:p>
          </table:table-cell>
          <table:table-cell office:value-type="string" table:style-name="ce1">
            <text:p>row13</text:p>
          </table:table-cell>
          <table:table-cell office:value-type="string" table:style-name="ce1">
            <text:p>row14</text:p>
          </table:table-cell>
          <table:table-cell office:value-type="string" table:style-name="ce1">
            <text:p>row15</text:p>
          </table:table-cell>
          <table:table-cell office:value-type="string" table:style-name="ce1">
            <text:p>row16</text:p>
          </table:table-cell>
          <table:table-cell office:value-type="string" table:style-name="ce1">
            <text:p>row17</text:p>
          </table:table-cell>
          <table:table-cell office:value-type="string" table:style-name="ce1">
            <text:p>row18</text:p>
          </table:table-cell>
          <table:table-cell office:value-type="string" table:style-name="ce1">
            <text:p>row19</text:p>
          </table:table-cell>
          <table:table-cell office:value-type="string" table:style-name="ce1">
            <text:p>row20</text:p>
          </table:table-cell>
          <table:table-cell office:value-type="string" table:style-name="ce1">
            <text:p>row100</text:p>
          </table:table-cell>
          <table:table-cell office:value-type="string" table:style-name="ce1">
            <text:p>row101</text:p>
          </table:table-cell>
          <table:table-cell office:value-type="string" table:style-name="ce1">
            <text:p>row102</text:p>
          </table:table-cell>
          <table:table-cell office:value-type="string" table:style-name="ce1">
            <text:p>row103</text:p>
          </table:table-cell>
          <table:table-cell office:value-type="string" table:style-name="ce1">
            <text:p>row105</text:p>
          </table:table-cell>
          <table:table-cell office:value-type="string" table:style-name="ce1">
            <text:p>row106</text:p>
          </table:table-cell>
          <table:table-cell office:value-type="string" table:style-name="ce1">
            <text:p>row107</text:p>
          </table:table-cell>
          <table:table-cell office:value-type="string" table:style-name="ce1">
            <text:p>row108</text:p>
          </table:table-cell>
          <table:table-cell office:value-type="string" table:style-name="ce1">
            <text:p>row110</text:p>
          </table:table-cell>
          <table:table-cell office:value-type="string" table:style-name="ce1">
            <text:p>row111</text:p>
          </table:table-cell>
          <table:table-cell office:value-type="string" table:style-name="ce1">
            <text:p>row112</text:p>
          </table:table-cell>
          <table:table-cell office:value-type="string" table:style-name="ce1">
            <text:p>row113</text:p>
          </table:table-cell>
          <table:table-cell office:value-type="string" table:style-name="ce1">
            <text:p>row115</text:p>
          </table:table-cell>
          <table:table-cell office:value-type="string" table:style-name="ce1">
            <text:p>row116</text:p>
          </table:table-cell>
          <table:table-cell office:value-type="string" table:style-name="ce1">
            <text:p>row117</text:p>
          </table:table-cell>
          <table:table-cell office:value-type="string" table:style-name="ce1">
            <text:p>row118</text:p>
          </table:table-cell>
          <table:table-cell office:value-type="string" table:style-name="ce1">
            <text:p>row120</text:p>
          </table:table-cell>
          <table:table-cell office:value-type="string" table:style-name="ce1">
            <text:p>row121</text:p>
          </table:table-cell>
          <table:table-cell office:value-type="string" table:style-name="ce1">
            <text:p>row122</text:p>
          </table:table-cell>
          <table:table-cell office:value-type="string" table:style-name="ce1">
            <text:p>row123</text:p>
          </table:table-cell>
          <table:table-cell office:value-type="string" table:style-name="ce1">
            <text:p>row125</text:p>
          </table:table-cell>
          <table:table-cell office:value-type="string" table:style-name="ce1">
            <text:p>row126</text:p>
          </table:table-cell>
          <table:table-cell office:value-type="string" table:style-name="ce1">
            <text:p>row127</text:p>
          </table:table-cell>
          <table:table-cell office:value-type="string" table:style-name="ce1">
            <text:p>row128</text:p>
          </table:table-cell>
          <table:table-cell office:value-type="string" table:style-name="ce1">
            <text:p>row130</text:p>
          </table:table-cell>
          <table:table-cell office:value-type="string" table:style-name="ce1">
            <text:p>row131</text:p>
          </table:table-cell>
          <table:table-cell office:value-type="string" table:style-name="ce1">
            <text:p>row132</text:p>
          </table:table-cell>
          <table:table-cell office:value-type="string" table:style-name="ce1">
            <text:p>row133</text:p>
          </table:table-cell>
          <table:table-cell office:value-type="string" table:style-name="ce1">
            <text:p>row135</text:p>
          </table:table-cell>
          <table:table-cell office:value-type="string" table:style-name="ce1">
            <text:p>row136</text:p>
          </table:table-cell>
          <table:table-cell office:value-type="string" table:style-name="ce1">
            <text:p>row137</text:p>
          </table:table-cell>
          <table:table-cell office:value-type="string" table:style-name="ce1">
            <text:p>row138</text:p>
          </table:table-cell>
          <table:table-cell office:value-type="string" table:style-name="ce1">
            <text:p>row140</text:p>
          </table:table-cell>
          <table:table-cell office:value-type="string" table:style-name="ce1">
            <text:p>row141</text:p>
          </table:table-cell>
          <table:table-cell office:value-type="string" table:style-name="ce1">
            <text:p>row142</text:p>
          </table:table-cell>
          <table:table-cell office:value-type="string" table:style-name="ce1">
            <text:p>row143</text:p>
          </table:table-cell>
          <table:table-cell office:value-type="string" table:style-name="ce1">
            <text:p>row145</text:p>
          </table:table-cell>
          <table:table-cell office:value-type="string" table:style-name="ce1">
            <text:p>row146</text:p>
          </table:table-cell>
          <table:table-cell office:value-type="string" table:style-name="ce1">
            <text:p>row147</text:p>
          </table:table-cell>
          <table:table-cell office:value-type="string" table:style-name="ce1">
            <text:p>row148</text:p>
          </table:table-cell>
          <table:table-cell office:value-type="string" table:style-name="ce1">
            <text:p>row150</text:p>
          </table:table-cell>
          <table:table-cell office:value-type="string" table:style-name="ce1">
            <text:p>row151</text:p>
          </table:table-cell>
          <table:table-cell office:value-type="string" table:style-name="ce1">
            <text:p>row152</text:p>
          </table:table-cell>
          <table:table-cell office:value-type="string" table:style-name="ce1">
            <text:p>row153</text:p>
          </table:table-cell>
          <table:table-cell office:value-type="string" table:style-name="ce1">
            <text:p>row155</text:p>
          </table:table-cell>
          <table:table-cell office:value-type="string" table:style-name="ce1">
            <text:p>row156</text:p>
          </table:table-cell>
          <table:table-cell office:value-type="string" table:style-name="ce1">
            <text:p>row157</text:p>
          </table:table-cell>
          <table:table-cell office:value-type="string" table:style-name="ce1">
            <text:p>row158</text:p>
          </table:table-cell>
          <table:table-cell office:value-type="string" table:style-name="ce1">
            <text:p>row160</text:p>
          </table:table-cell>
          <table:table-cell office:value-type="string" table:style-name="ce1">
            <text:p>row161</text:p>
          </table:table-cell>
          <table:table-cell office:value-type="string" table:style-name="ce1">
            <text:p>row162</text:p>
          </table:table-cell>
          <table:table-cell office:value-type="string" table:style-name="ce1">
            <text:p>row163</text:p>
          </table:table-cell>
          <table:table-cell office:value-type="string" table:style-name="ce1">
            <text:p>row165</text:p>
          </table:table-cell>
          <table:table-cell office:value-type="string" table:style-name="ce1">
            <text:p>row166</text:p>
          </table:table-cell>
          <table:table-cell office:value-type="string" table:style-name="ce1">
            <text:p>row167</text:p>
          </table:table-cell>
          <table:table-cell office:value-type="string" table:style-name="ce1">
            <text:p>row168</text:p>
          </table:table-cell>
          <table:table-cell office:value-type="string" table:style-name="ce1">
            <text:p>row170</text:p>
          </table:table-cell>
          <table:table-cell office:value-type="string" table:style-name="ce1">
            <text:p>row171</text:p>
          </table:table-cell>
          <table:table-cell office:value-type="string" table:style-name="ce1">
            <text:p>row172</text:p>
          </table:table-cell>
          <table:table-cell office:value-type="string" table:style-name="ce1">
            <text:p>row173</text:p>
          </table:table-cell>
          <table:table-cell office:value-type="string" table:style-name="ce1">
            <text:p>row175</text:p>
          </table:table-cell>
          <table:table-cell office:value-type="string" table:style-name="ce1">
            <text:p>row176</text:p>
          </table:table-cell>
          <table:table-cell office:value-type="string" table:style-name="ce1">
            <text:p>row177</text:p>
          </table:table-cell>
          <table:table-cell office:value-type="string" table:style-name="ce1">
            <text:p>row178</text:p>
          </table:table-cell>
          <table:table-cell office:value-type="string" table:style-name="ce1">
            <text:p>row180</text:p>
          </table:table-cell>
          <table:table-cell office:value-type="string" table:style-name="ce1">
            <text:p>row181</text:p>
          </table:table-cell>
          <table:table-cell office:value-type="string" table:style-name="ce1">
            <text:p>row182</text:p>
          </table:table-cell>
          <table:table-cell office:value-type="string" table:style-name="ce1">
            <text:p>row183</text:p>
          </table:table-cell>
          <table:table-cell office:value-type="string" table:style-name="ce1">
            <text:p>row185</text:p>
          </table:table-cell>
          <table:table-cell office:value-type="string" table:style-name="ce1">
            <text:p>row186</text:p>
          </table:table-cell>
          <table:table-cell office:value-type="string" table:style-name="ce1">
            <text:p>row187</text:p>
          </table:table-cell>
          <table:table-cell office:value-type="string" table:style-name="ce1">
            <text:p>row188</text:p>
          </table:table-cell>
          <table:table-cell office:value-type="string" table:style-name="ce1">
            <text:p>row190</text:p>
          </table:table-cell>
          <table:table-cell office:value-type="string" table:style-name="ce1">
            <text:p>row191</text:p>
          </table:table-cell>
          <table:table-cell office:value-type="string" table:style-name="ce1">
            <text:p>row192</text:p>
          </table:table-cell>
          <table:table-cell office:value-type="string" table:style-name="ce1">
            <text:p>row193</text:p>
          </table:table-cell>
          <table:table-cell office:value-type="string" table:style-name="ce1">
            <text:p>row195</text:p>
          </table:table-cell>
          <table:table-cell office:value-type="string" table:style-name="ce1">
            <text:p>row196</text:p>
          </table:table-cell>
          <table:table-cell office:value-type="string" table:style-name="ce1">
            <text:p>row197</text:p>
          </table:table-cell>
          <table:table-cell office:value-type="string" table:style-name="ce1">
            <text:p>row198</text:p>
          </table:table-cell>
          <table:table-cell office:value-type="string" table:style-name="ce1">
            <text:p>row200</text:p>
          </table:table-cell>
          <table:table-cell office:value-type="string" table:style-name="ce1">
            <text:p>row201</text:p>
          </table:table-cell>
          <table:table-cell office:value-type="string" table:style-name="ce1">
            <text:p>row202</text:p>
          </table:table-cell>
          <table:table-cell office:value-type="string" table:style-name="ce1">
            <text:p>row203</text:p>
          </table:table-cell>
          <table:table-cell office:value-type="string" table:style-name="ce1">
            <text:p>row205</text:p>
          </table:table-cell>
          <table:table-cell office:value-type="string" table:style-name="ce1">
            <text:p>row206</text:p>
          </table:table-cell>
          <table:table-cell office:value-type="string" table:style-name="ce1">
            <text:p>row207</text:p>
          </table:table-cell>
          <table:table-cell office:value-type="string" table:style-name="ce1">
            <text:p>row208</text:p>
          </table:table-cell>
          <table:table-cell office:value-type="string" table:style-name="ce1">
            <text:p>row210</text:p>
          </table:table-cell>
          <table:table-cell office:value-type="string" table:style-name="ce1">
            <text:p>row211</text:p>
          </table:table-cell>
          <table:table-cell office:value-type="string" table:style-name="ce1">
            <text:p>row212</text:p>
          </table:table-cell>
          <table:table-cell office:value-type="string" table:style-name="ce1">
            <text:p>row213</text:p>
          </table:table-cell>
          <table:table-cell office:value-type="string" table:style-name="ce1">
            <text:p>row215</text:p>
          </table:table-cell>
          <table:table-cell office:value-type="string" table:style-name="ce1">
            <text:p>row216</text:p>
          </table:table-cell>
          <table:table-cell office:value-type="string" table:style-name="ce1">
            <text:p>row217</text:p>
          </table:table-cell>
          <table:table-cell office:value-type="string" table:style-name="ce1">
            <text:p>row218</text:p>
          </table:table-cell>
          <table:table-cell office:value-type="string" table:style-name="ce1">
            <text:p>row220</text:p>
          </table:table-cell>
          <table:table-cell office:value-type="string" table:style-name="ce1">
            <text:p>row221</text:p>
          </table:table-cell>
          <table:table-cell office:value-type="string" table:style-name="ce1">
            <text:p>row222</text:p>
          </table:table-cell>
          <table:table-cell office:value-type="string" table:style-name="ce1">
            <text:p>row223</text:p>
          </table:table-cell>
          <table:table-cell office:value-type="string" table:style-name="ce1">
            <text:p>row225</text:p>
          </table:table-cell>
          <table:table-cell office:value-type="string" table:style-name="ce1">
            <text:p>row226</text:p>
          </table:table-cell>
          <table:table-cell office:value-type="string" table:style-name="ce1">
            <text:p>row227</text:p>
          </table:table-cell>
          <table:table-cell office:value-type="string" table:style-name="ce1">
            <text:p>row228</text:p>
          </table:table-cell>
          <table:table-cell office:value-type="string" table:style-name="ce1">
            <text:p>row230</text:p>
          </table:table-cell>
          <table:table-cell office:value-type="string" table:style-name="ce1">
            <text:p>row231</text:p>
          </table:table-cell>
          <table:table-cell office:value-type="string" table:style-name="ce1">
            <text:p>row232</text:p>
          </table:table-cell>
          <table:table-cell office:value-type="string" table:style-name="ce1">
            <text:p>row233</text:p>
          </table:table-cell>
          <table:table-cell office:value-type="string" table:style-name="ce1">
            <text:p>row235</text:p>
          </table:table-cell>
          <table:table-cell office:value-type="string" table:style-name="ce1">
            <text:p>row236</text:p>
          </table:table-cell>
          <table:table-cell office:value-type="string" table:style-name="ce1">
            <text:p>row237</text:p>
          </table:table-cell>
          <table:table-cell office:value-type="string" table:style-name="ce1">
            <text:p>row238</text:p>
          </table:table-cell>
          <table:table-cell office:value-type="string" table:style-name="ce1">
            <text:p>row240</text:p>
          </table:table-cell>
          <table:table-cell office:value-type="string" table:style-name="ce1">
            <text:p>row241</text:p>
          </table:table-cell>
          <table:table-cell office:value-type="string" table:style-name="ce1">
            <text:p>row242</text:p>
          </table:table-cell>
          <table:table-cell office:value-type="string" table:style-name="ce1">
            <text:p>row243</text:p>
          </table:table-cell>
          <table:table-cell office:value-type="string" table:style-name="ce1">
            <text:p>row245</text:p>
          </table:table-cell>
          <table:table-cell office:value-type="string" table:style-name="ce1">
            <text:p>row246</text:p>
          </table:table-cell>
          <table:table-cell office:value-type="string" table:style-name="ce1">
            <text:p>row247</text:p>
          </table:table-cell>
          <table:table-cell office:value-type="string" table:style-name="ce1">
            <text:p>row248</text:p>
          </table:table-cell>
          <table:table-cell office:value-type="string" table:style-name="ce1">
            <text:p>row250</text:p>
          </table:table-cell>
          <table:table-cell office:value-type="string" table:style-name="ce1">
            <text:p>row251</text:p>
          </table:table-cell>
          <table:table-cell office:value-type="string" table:style-name="ce1">
            <text:p>row252</text:p>
          </table:table-cell>
          <table:table-cell office:value-type="string" table:style-name="ce1">
            <text:p>row253</text:p>
          </table:table-cell>
          <table:table-cell office:value-type="string" table:style-name="ce1">
            <text:p>row255</text:p>
          </table:table-cell>
          <table:table-cell office:value-type="string" table:style-name="ce1">
            <text:p>row256</text:p>
          </table:table-cell>
          <table:table-cell office:value-type="string" table:style-name="ce1">
            <text:p>row257</text:p>
          </table:table-cell>
          <table:table-cell office:value-type="string" table:style-name="ce1">
            <text:p>row258</text:p>
          </table:table-cell>
          <table:table-cell office:value-type="string" table:style-name="ce1">
            <text:p>row260</text:p>
          </table:table-cell>
          <table:table-cell office:value-type="string" table:style-name="ce1">
            <text:p>row261</text:p>
          </table:table-cell>
          <table:table-cell office:value-type="string" table:style-name="ce1">
            <text:p>row262</text:p>
          </table:table-cell>
          <table:table-cell office:value-type="string" table:style-name="ce1">
            <text:p>row263</text:p>
          </table:table-cell>
          <table:table-cell office:value-type="string" table:style-name="ce1">
            <text:p>row265</text:p>
          </table:table-cell>
          <table:table-cell office:value-type="string" table:style-name="ce1">
            <text:p>row266</text:p>
          </table:table-cell>
          <table:table-cell office:value-type="string" table:style-name="ce1">
            <text:p>row267</text:p>
          </table:table-cell>
          <table:table-cell office:value-type="string" table:style-name="ce1">
            <text:p>row268</text:p>
          </table:table-cell>
          <table:table-cell office:value-type="string" table:style-name="ce1">
            <text:p>row270</text:p>
          </table:table-cell>
          <table:table-cell office:value-type="string" table:style-name="ce1">
            <text:p>row271</text:p>
          </table:table-cell>
          <table:table-cell office:value-type="string" table:style-name="ce1">
            <text:p>row272</text:p>
          </table:table-cell>
          <table:table-cell office:value-type="string" table:style-name="ce1">
            <text:p>row273</text:p>
          </table:table-cell>
          <table:table-cell office:value-type="string" table:style-name="ce1">
            <text:p>row275</text:p>
          </table:table-cell>
          <table:table-cell office:value-type="string" table:style-name="ce1">
            <text:p>row276</text:p>
          </table:table-cell>
          <table:table-cell office:value-type="string" table:style-name="ce1">
            <text:p>row277</text:p>
          </table:table-cell>
          <table:table-cell office:value-type="string" table:style-name="ce1">
            <text:p>row278</text:p>
          </table:table-cell>
          <table:table-cell office:value-type="string" table:style-name="ce1">
            <text:p>row280</text:p>
          </table:table-cell>
          <table:table-cell office:value-type="string" table:style-name="ce1">
            <text:p>row281</text:p>
          </table:table-cell>
          <table:table-cell office:value-type="string" table:style-name="ce1">
            <text:p>row282</text:p>
          </table:table-cell>
          <table:table-cell office:value-type="string" table:style-name="ce1">
            <text:p>row283</text:p>
          </table:table-cell>
          <table:table-cell office:value-type="string" table:style-name="ce1">
            <text:p>row285</text:p>
          </table:table-cell>
          <table:table-cell office:value-type="string" table:style-name="ce1">
            <text:p>row286</text:p>
          </table:table-cell>
          <table:table-cell office:value-type="string" table:style-name="ce1">
            <text:p>row287</text:p>
          </table:table-cell>
          <table:table-cell office:value-type="string" table:style-name="ce1">
            <text:p>row288</text:p>
          </table:table-cell>
          <table:table-cell office:value-type="string" table:style-name="ce1">
            <text:p>row290</text:p>
          </table:table-cell>
          <table:table-cell office:value-type="string" table:style-name="ce1">
            <text:p>row291</text:p>
          </table:table-cell>
          <table:table-cell office:value-type="string" table:style-name="ce1">
            <text:p>row292</text:p>
          </table:table-cell>
          <table:table-cell office:value-type="string" table:style-name="ce1">
            <text:p>row293</text:p>
          </table:table-cell>
          <table:table-cell office:value-type="string" table:style-name="ce1">
            <text:p>row295</text:p>
          </table:table-cell>
          <table:table-cell office:value-type="string" table:style-name="ce1">
            <text:p>row296</text:p>
          </table:table-cell>
          <table:table-cell office:value-type="string" table:style-name="ce1">
            <text:p>row297</text:p>
          </table:table-cell>
          <table:table-cell office:value-type="string" table:style-name="ce1">
            <text:p>row298</text:p>
          </table:table-cell>
          <table:table-cell office:value-type="string" table:style-name="ce1">
            <text:p>row300</text:p>
          </table:table-cell>
          <table:table-cell office:value-type="string" table:style-name="ce1">
            <text:p>row301</text:p>
          </table:table-cell>
          <table:table-cell office:value-type="string" table:style-name="ce1">
            <text:p>row302</text:p>
          </table:table-cell>
          <table:table-cell office:value-type="string" table:style-name="ce1">
            <text:p>row303</text:p>
          </table:table-cell>
          <table:table-cell office:value-type="string" table:style-name="ce1">
            <text:p>row305</text:p>
          </table:table-cell>
          <table:table-cell office:value-type="string" table:style-name="ce1">
            <text:p>row306</text:p>
          </table:table-cell>
          <table:table-cell office:value-type="string" table:style-name="ce1">
            <text:p>row307</text:p>
          </table:table-cell>
          <table:table-cell office:value-type="string" table:style-name="ce1">
            <text:p>row308</text:p>
          </table:table-cell>
          <table:table-cell office:value-type="string" table:style-name="ce1">
            <text:p>row310</text:p>
          </table:table-cell>
          <table:table-cell office:value-type="string" table:style-name="ce1">
            <text:p>row311</text:p>
          </table:table-cell>
          <table:table-cell office:value-type="string" table:style-name="ce1">
            <text:p>row312</text:p>
          </table:table-cell>
          <table:table-cell office:value-type="string" table:style-name="ce1">
            <text:p>row313</text:p>
          </table:table-cell>
          <table:table-cell office:value-type="string" table:style-name="ce1">
            <text:p>row315</text:p>
          </table:table-cell>
          <table:table-cell office:value-type="string" table:style-name="ce1">
            <text:p>row316</text:p>
          </table:table-cell>
          <table:table-cell office:value-type="string" table:style-name="ce1">
            <text:p>row317</text:p>
          </table:table-cell>
          <table:table-cell office:value-type="string" table:style-name="ce1">
            <text:p>row318</text:p>
          </table:table-cell>
          <table:table-cell office:value-type="string" table:style-name="ce1">
            <text:p>row320</text:p>
          </table:table-cell>
          <table:table-cell office:value-type="string" table:style-name="ce1">
            <text:p>row321</text:p>
          </table:table-cell>
          <table:table-cell office:value-type="string" table:style-name="ce1">
            <text:p>row322</text:p>
          </table:table-cell>
          <table:table-cell office:value-type="string" table:style-name="ce1">
            <text:p>row323</text:p>
          </table:table-cell>
          <table:table-cell office:value-type="string" table:style-name="ce1">
            <text:p>row325</text:p>
          </table:table-cell>
          <table:table-cell office:value-type="string" table:style-name="ce1">
            <text:p>row326</text:p>
          </table:table-cell>
          <table:table-cell office:value-type="string" table:style-name="ce1">
            <text:p>row327</text:p>
          </table:table-cell>
          <table:table-cell office:value-type="string" table:style-name="ce1">
            <text:p>row328</text:p>
          </table:table-cell>
          <table:table-cell office:value-type="string" table:style-name="ce1">
            <text:p>row330</text:p>
          </table:table-cell>
          <table:table-cell office:value-type="string" table:style-name="ce1">
            <text:p>row331</text:p>
          </table:table-cell>
          <table:table-cell office:value-type="string" table:style-name="ce1">
            <text:p>row332</text:p>
          </table:table-cell>
          <table:table-cell office:value-type="string" table:style-name="ce1">
            <text:p>row333</text:p>
          </table:table-cell>
          <table:table-cell office:value-type="string" table:style-name="ce1">
            <text:p>row335</text:p>
          </table:table-cell>
          <table:table-cell office:value-type="string" table:style-name="ce1">
            <text:p>row336</text:p>
          </table:table-cell>
          <table:table-cell office:value-type="string" table:style-name="ce1">
            <text:p>row337</text:p>
          </table:table-cell>
          <table:table-cell office:value-type="string" table:style-name="ce1">
            <text:p>row338</text:p>
          </table:table-cell>
          <table:table-cell office:value-type="string" table:style-name="ce1">
            <text:p>row340</text:p>
          </table:table-cell>
          <table:table-cell office:value-type="string" table:style-name="ce1">
            <text:p>row341</text:p>
          </table:table-cell>
          <table:table-cell office:value-type="string" table:style-name="ce1">
            <text:p>row342</text:p>
          </table:table-cell>
          <table:table-cell office:value-type="string" table:style-name="ce1">
            <text:p>row343</text:p>
          </table:table-cell>
          <table:table-cell office:value-type="string" table:style-name="ce1">
            <text:p>row345</text:p>
          </table:table-cell>
          <table:table-cell office:value-type="string" table:style-name="ce1">
            <text:p>row346</text:p>
          </table:table-cell>
          <table:table-cell office:value-type="string" table:style-name="ce1">
            <text:p>row347</text:p>
          </table:table-cell>
          <table:table-cell office:value-type="string" table:style-name="ce1">
            <text:p>row348</text:p>
          </table:table-cell>
          <table:table-cell office:value-type="string" table:style-name="ce1">
            <text:p>row350</text:p>
          </table:table-cell>
          <table:table-cell office:value-type="string" table:style-name="ce1">
            <text:p>row351</text:p>
          </table:table-cell>
          <table:table-cell office:value-type="string" table:style-name="ce1">
            <text:p>row352</text:p>
          </table:table-cell>
          <table:table-cell office:value-type="string" table:style-name="ce1">
            <text:p>row353</text:p>
          </table:table-cell>
          <table:table-cell office:value-type="string" table:style-name="ce1">
            <text:p>row355</text:p>
          </table:table-cell>
          <table:table-cell office:value-type="string" table:style-name="ce1">
            <text:p>row356</text:p>
          </table:table-cell>
          <table:table-cell office:value-type="string" table:style-name="ce1">
            <text:p>row357</text:p>
          </table:table-cell>
          <table:table-cell office:value-type="string" table:style-name="ce1">
            <text:p>row358</text:p>
          </table:table-cell>
          <table:table-cell office:value-type="string" table:style-name="ce1">
            <text:p>row360</text:p>
          </table:table-cell>
          <table:table-cell office:value-type="string" table:style-name="ce1">
            <text:p>row361</text:p>
          </table:table-cell>
          <table:table-cell office:value-type="string" table:style-name="ce1">
            <text:p>row362</text:p>
          </table:table-cell>
          <table:table-cell office:value-type="string" table:style-name="ce1">
            <text:p>row363</text:p>
          </table:table-cell>
          <table:table-cell office:value-type="string" table:style-name="ce1">
            <text:p>row365</text:p>
          </table:table-cell>
          <table:table-cell office:value-type="string" table:style-name="ce1">
            <text:p>row366</text:p>
          </table:table-cell>
          <table:table-cell office:value-type="string" table:style-name="ce1">
            <text:p>row367</text:p>
          </table:table-cell>
          <table:table-cell office:value-type="string" table:style-name="ce1">
            <text:p>row368</text:p>
          </table:table-cell>
          <table:table-cell office:value-type="string" table:style-name="ce1">
            <text:p>row370</text:p>
          </table:table-cell>
          <table:table-cell office:value-type="string" table:style-name="ce1">
            <text:p>row371</text:p>
          </table:table-cell>
          <table:table-cell office:value-type="string" table:style-name="ce1">
            <text:p>row372</text:p>
          </table:table-cell>
          <table:table-cell office:value-type="string" table:style-name="ce1">
            <text:p>row373</text:p>
          </table:table-cell>
          <table:table-cell office:value-type="string" table:style-name="ce1">
            <text:p>row375</text:p>
          </table:table-cell>
          <table:table-cell office:value-type="string" table:style-name="ce1">
            <text:p>row376</text:p>
          </table:table-cell>
          <table:table-cell office:value-type="string" table:style-name="ce1">
            <text:p>row377</text:p>
          </table:table-cell>
          <table:table-cell office:value-type="string" table:style-name="ce1">
            <text:p>row378</text:p>
          </table:table-cell>
          <table:table-cell office:value-type="string" table:style-name="ce1">
            <text:p>row380</text:p>
          </table:table-cell>
          <table:table-cell office:value-type="string" table:style-name="ce1">
            <text:p>row381</text:p>
          </table:table-cell>
          <table:table-cell office:value-type="string" table:style-name="ce1">
            <text:p>row382</text:p>
          </table:table-cell>
          <table:table-cell office:value-type="string" table:style-name="ce1">
            <text:p>row383</text:p>
          </table:table-cell>
          <table:table-cell office:value-type="string" table:style-name="ce1">
            <text:p>row385</text:p>
          </table:table-cell>
          <table:table-cell office:value-type="string" table:style-name="ce1">
            <text:p>row386</text:p>
          </table:table-cell>
          <table:table-cell office:value-type="string" table:style-name="ce1">
            <text:p>row387</text:p>
          </table:table-cell>
          <table:table-cell office:value-type="string" table:style-name="ce1">
            <text:p>row388</text:p>
          </table:table-cell>
          <table:table-cell office:value-type="string" table:style-name="ce1">
            <text:p>row390</text:p>
          </table:table-cell>
          <table:table-cell office:value-type="string" table:style-name="ce1">
            <text:p>row391</text:p>
          </table:table-cell>
          <table:table-cell office:value-type="string" table:style-name="ce1">
            <text:p>row392</text:p>
          </table:table-cell>
          <table:table-cell office:value-type="string" table:style-name="ce1">
            <text:p>row393</text:p>
          </table:table-cell>
          <table:table-cell office:value-type="string" table:style-name="ce1">
            <text:p>row395</text:p>
          </table:table-cell>
          <table:table-cell office:value-type="string" table:style-name="ce1">
            <text:p>row396</text:p>
          </table:table-cell>
          <table:table-cell office:value-type="string" table:style-name="ce1">
            <text:p>row397</text:p>
          </table:table-cell>
          <table:table-cell office:value-type="string" table:style-name="ce1">
            <text:p>row398</text:p>
          </table:table-cell>
          <table:table-cell office:value-type="string" table:style-name="ce1">
            <text:p>row400</text:p>
          </table:table-cell>
          <table:table-cell office:value-type="string" table:style-name="ce1">
            <text:p>row401</text:p>
          </table:table-cell>
          <table:table-cell office:value-type="string" table:style-name="ce1">
            <text:p>row402</text:p>
          </table:table-cell>
          <table:table-cell office:value-type="string" table:style-name="ce1">
            <text:p>row403</text:p>
          </table:table-cell>
          <table:table-cell office:value-type="string" table:style-name="ce1">
            <text:p>row405</text:p>
          </table:table-cell>
          <table:table-cell office:value-type="string" table:style-name="ce1">
            <text:p>row406</text:p>
          </table:table-cell>
          <table:table-cell office:value-type="string" table:style-name="ce1">
            <text:p>row407</text:p>
          </table:table-cell>
          <table:table-cell office:value-type="string" table:style-name="ce1">
            <text:p>row408</text:p>
          </table:table-cell>
          <table:table-cell office:value-type="string" table:style-name="ce1">
            <text:p>row410</text:p>
          </table:table-cell>
          <table:table-cell office:value-type="string" table:style-name="ce1">
            <text:p>row411</text:p>
          </table:table-cell>
          <table:table-cell office:value-type="string" table:style-name="ce1">
            <text:p>row412</text:p>
          </table:table-cell>
          <table:table-cell office:value-type="string" table:style-name="ce1">
            <text:p>row413</text:p>
          </table:table-cell>
          <table:table-cell office:value-type="string" table:style-name="ce1">
            <text:p>row415</text:p>
          </table:table-cell>
          <table:table-cell office:value-type="string" table:style-name="ce1">
            <text:p>row416</text:p>
          </table:table-cell>
          <table:table-cell office:value-type="string" table:style-name="ce1">
            <text:p>row417</text:p>
          </table:table-cell>
          <table:table-cell office:value-type="string" table:style-name="ce1">
            <text:p>row418</text:p>
          </table:table-cell>
          <table:table-cell office:value-type="string" table:style-name="ce1">
            <text:p>row420</text:p>
          </table:table-cell>
          <table:table-cell office:value-type="string" table:style-name="ce1">
            <text:p>row421</text:p>
          </table:table-cell>
          <table:table-cell office:value-type="string" table:style-name="ce1">
            <text:p>row422</text:p>
          </table:table-cell>
          <table:table-cell office:value-type="string" table:style-name="ce1">
            <text:p>row423</text:p>
          </table:table-cell>
          <table:table-cell office:value-type="string" table:style-name="ce1">
            <text:p>row425</text:p>
          </table:table-cell>
          <table:table-cell office:value-type="string" table:style-name="ce1">
            <text:p>row426</text:p>
          </table:table-cell>
          <table:table-cell office:value-type="string" table:style-name="ce1">
            <text:p>row427</text:p>
          </table:table-cell>
          <table:table-cell office:value-type="string" table:style-name="ce1">
            <text:p>row428</text:p>
          </table:table-cell>
          <table:table-cell office:value-type="string" table:style-name="ce1">
            <text:p>row430</text:p>
          </table:table-cell>
          <table:table-cell office:value-type="string" table:style-name="ce1">
            <text:p>row431</text:p>
          </table:table-cell>
          <table:table-cell office:value-type="string" table:style-name="ce1">
            <text:p>row432</text:p>
          </table:table-cell>
          <table:table-cell office:value-type="string" table:style-name="ce1">
            <text:p>row433</text:p>
          </table:table-cell>
          <table:table-cell office:value-type="string" table:style-name="ce1">
            <text:p>row435</text:p>
          </table:table-cell>
          <table:table-cell office:value-type="string" table:style-name="ce1">
            <text:p>row436</text:p>
          </table:table-cell>
          <table:table-cell office:value-type="string" table:style-name="ce1">
            <text:p>row437</text:p>
          </table:table-cell>
          <table:table-cell office:value-type="string" table:style-name="ce1">
            <text:p>row438</text:p>
          </table:table-cell>
          <table:table-cell office:value-type="string" table:style-name="ce1">
            <text:p>row440</text:p>
          </table:table-cell>
          <table:table-cell office:value-type="string" table:style-name="ce1">
            <text:p>row441</text:p>
          </table:table-cell>
          <table:table-cell office:value-type="string" table:style-name="ce1">
            <text:p>row442</text:p>
          </table:table-cell>
          <table:table-cell office:value-type="string" table:style-name="ce1">
            <text:p>row443</text:p>
          </table:table-cell>
          <table:table-cell office:value-type="string" table:style-name="ce1">
            <text:p>row445</text:p>
          </table:table-cell>
          <table:table-cell office:value-type="string" table:style-name="ce1">
            <text:p>row446</text:p>
          </table:table-cell>
          <table:table-cell office:value-type="string" table:style-name="ce1">
            <text:p>row447</text:p>
          </table:table-cell>
          <table:table-cell office:value-type="string" table:style-name="ce1">
            <text:p>row448</text:p>
          </table:table-cell>
          <table:table-cell office:value-type="string" table:style-name="ce1">
            <text:p>row450</text:p>
          </table:table-cell>
          <table:table-cell office:value-type="string" table:style-name="ce1">
            <text:p>row451</text:p>
          </table:table-cell>
          <table:table-cell office:value-type="string" table:style-name="ce1">
            <text:p>row452</text:p>
          </table:table-cell>
          <table:table-cell office:value-type="string" table:style-name="ce1">
            <text:p>row453</text:p>
          </table:table-cell>
          <table:table-cell office:value-type="string" table:style-name="ce1">
            <text:p>row455</text:p>
          </table:table-cell>
          <table:table-cell office:value-type="string" table:style-name="ce1">
            <text:p>row456</text:p>
          </table:table-cell>
          <table:table-cell office:value-type="string" table:style-name="ce1">
            <text:p>row457</text:p>
          </table:table-cell>
          <table:table-cell office:value-type="string" table:style-name="ce1">
            <text:p>row458</text:p>
          </table:table-cell>
          <table:table-cell office:value-type="string" table:style-name="ce1">
            <text:p>row460</text:p>
          </table:table-cell>
          <table:table-cell office:value-type="string" table:style-name="ce1">
            <text:p>row461</text:p>
          </table:table-cell>
          <table:table-cell office:value-type="string" table:style-name="ce1">
            <text:p>row462</text:p>
          </table:table-cell>
          <table:table-cell office:value-type="string" table:style-name="ce1">
            <text:p>row463</text:p>
          </table:table-cell>
          <table:table-cell office:value-type="string" table:style-name="ce1">
            <text:p>row465</text:p>
          </table:table-cell>
          <table:table-cell office:value-type="string" table:style-name="ce1">
            <text:p>row466</text:p>
          </table:table-cell>
          <table:table-cell office:value-type="string" table:style-name="ce1">
            <text:p>row467</text:p>
          </table:table-cell>
          <table:table-cell office:value-type="string" table:style-name="ce1">
            <text:p>row468</text:p>
          </table:table-cell>
          <table:table-cell office:value-type="string" table:style-name="ce1">
            <text:p>row470</text:p>
          </table:table-cell>
          <table:table-cell office:value-type="string" table:style-name="ce1">
            <text:p>row471</text:p>
          </table:table-cell>
          <table:table-cell office:value-type="string" table:style-name="ce1">
            <text:p>row472</text:p>
          </table:table-cell>
          <table:table-cell office:value-type="string" table:style-name="ce1">
            <text:p>row473</text:p>
          </table:table-cell>
          <table:table-cell office:value-type="string" table:style-name="ce1">
            <text:p>row475</text:p>
          </table:table-cell>
          <table:table-cell office:value-type="string" table:style-name="ce1">
            <text:p>row476</text:p>
          </table:table-cell>
          <table:table-cell office:value-type="string" table:style-name="ce1">
            <text:p>row477</text:p>
          </table:table-cell>
          <table:table-cell office:value-type="string" table:style-name="ce1">
            <text:p>row478</text:p>
          </table:table-cell>
          <table:table-cell office:value-type="string" table:style-name="ce1">
            <text:p>row480</text:p>
          </table:table-cell>
          <table:table-cell office:value-type="string" table:style-name="ce1">
            <text:p>row481</text:p>
          </table:table-cell>
          <table:table-cell office:value-type="string" table:style-name="ce1">
            <text:p>row482</text:p>
          </table:table-cell>
          <table:table-cell office:value-type="string" table:style-name="ce1">
            <text:p>row483</text:p>
          </table:table-cell>
          <table:table-cell office:value-type="string" table:style-name="ce1">
            <text:p>row485</text:p>
          </table:table-cell>
          <table:table-cell office:value-type="string" table:style-name="ce1">
            <text:p>row486</text:p>
          </table:table-cell>
          <table:table-cell office:value-type="string" table:style-name="ce1">
            <text:p>row487</text:p>
          </table:table-cell>
          <table:table-cell office:value-type="string" table:style-name="ce1">
            <text:p>row488</text:p>
          </table:table-cell>
          <table:table-cell office:value-type="string" table:style-name="ce1">
            <text:p>row490</text:p>
          </table:table-cell>
          <table:table-cell office:value-type="string" table:style-name="ce1">
            <text:p>row491</text:p>
          </table:table-cell>
          <table:table-cell office:value-type="string" table:style-name="ce1">
            <text:p>row492</text:p>
          </table:table-cell>
          <table:table-cell office:value-type="string" table:style-name="ce1">
            <text:p>row493</text:p>
          </table:table-cell>
          <table:table-cell office:value-type="string" table:style-name="ce1">
            <text:p>row495</text:p>
          </table:table-cell>
          <table:table-cell office:value-type="string" table:style-name="ce1">
            <text:p>row496</text:p>
          </table:table-cell>
          <table:table-cell office:value-type="string" table:style-name="ce1">
            <text:p>row497</text:p>
          </table:table-cell>
          <table:table-cell office:value-type="string" table:style-name="ce1">
            <text:p>row498</text:p>
          </table:table-cell>
          <table:table-cell office:value-type="string" table:style-name="ce1">
            <text:p>row500</text:p>
          </table:table-cell>
          <table:table-cell office:value-type="string" table:style-name="ce1">
            <text:p>row501</text:p>
          </table:table-cell>
          <table:table-cell office:value-type="string" table:style-name="ce1">
            <text:p>row502</text:p>
          </table:table-cell>
          <table:table-cell office:value-type="string" table:style-name="ce1">
            <text:p>row503</text:p>
          </table:table-cell>
          <table:table-cell office:value-type="string" table:style-name="ce1">
            <text:p>row505</text:p>
          </table:table-cell>
          <table:table-cell office:value-type="string" table:style-name="ce1">
            <text:p>row506</text:p>
          </table:table-cell>
          <table:table-cell office:value-type="string" table:style-name="ce1">
            <text:p>row507</text:p>
          </table:table-cell>
          <table:table-cell office:value-type="string" table:style-name="ce1">
            <text:p>row508</text:p>
          </table:table-cell>
          <table:table-cell office:value-type="string" table:style-name="ce1">
            <text:p>row510</text:p>
          </table:table-cell>
          <table:table-cell office:value-type="string" table:style-name="ce1">
            <text:p>row511</text:p>
          </table:table-cell>
          <table:table-cell office:value-type="string" table:style-name="ce1">
            <text:p>row512</text:p>
          </table:table-cell>
          <table:table-cell office:value-type="string" table:style-name="ce1">
            <text:p>row513</text:p>
          </table:table-cell>
          <table:table-cell office:value-type="string" table:style-name="ce1">
            <text:p>row515</text:p>
          </table:table-cell>
          <table:table-cell office:value-type="string" table:style-name="ce1">
            <text:p>row516</text:p>
          </table:table-cell>
          <table:table-cell office:value-type="string" table:style-name="ce1">
            <text:p>row517</text:p>
          </table:table-cell>
          <table:table-cell office:value-type="string" table:style-name="ce1">
            <text:p>row518</text:p>
          </table:table-cell>
          <table:table-cell office:value-type="string" table:style-name="ce1">
            <text:p>row520</text:p>
          </table:table-cell>
          <table:table-cell office:value-type="string" table:style-name="ce1">
            <text:p>row521</text:p>
          </table:table-cell>
          <table:table-cell office:value-type="string" table:style-name="ce1">
            <text:p>row522</text:p>
          </table:table-cell>
          <table:table-cell office:value-type="string" table:style-name="ce1">
            <text:p>row523</text:p>
          </table:table-cell>
          <table:table-cell office:value-type="string" table:style-name="ce1">
            <text:p>row525</text:p>
          </table:table-cell>
          <table:table-cell office:value-type="string" table:style-name="ce1">
            <text:p>row526</text:p>
          </table:table-cell>
          <table:table-cell office:value-type="string" table:style-name="ce1">
            <text:p>row527</text:p>
          </table:table-cell>
          <table:table-cell office:value-type="string" table:style-name="ce1">
            <text:p>row528</text:p>
          </table:table-cell>
          <table:table-cell office:value-type="string" table:style-name="ce1">
            <text:p>row530</text:p>
          </table:table-cell>
          <table:table-cell office:value-type="string" table:style-name="ce1">
            <text:p>row531</text:p>
          </table:table-cell>
          <table:table-cell office:value-type="string" table:style-name="ce1">
            <text:p>row532</text:p>
          </table:table-cell>
          <table:table-cell office:value-type="string" table:style-name="ce1">
            <text:p>row533</text:p>
          </table:table-cell>
          <table:table-cell office:value-type="string" table:style-name="ce1">
            <text:p>row535</text:p>
          </table:table-cell>
          <table:table-cell office:value-type="string" table:style-name="ce1">
            <text:p>row536</text:p>
          </table:table-cell>
          <table:table-cell office:value-type="string" table:style-name="ce1">
            <text:p>row537</text:p>
          </table:table-cell>
          <table:table-cell office:value-type="string" table:style-name="ce1">
            <text:p>row538</text:p>
          </table:table-cell>
          <table:table-cell office:value-type="string" table:style-name="ce1">
            <text:p>row540</text:p>
          </table:table-cell>
          <table:table-cell office:value-type="string" table:style-name="ce1">
            <text:p>row541</text:p>
          </table:table-cell>
          <table:table-cell office:value-type="string" table:style-name="ce1">
            <text:p>row542</text:p>
          </table:table-cell>
          <table:table-cell office:value-type="string" table:style-name="ce1">
            <text:p>row543</text:p>
          </table:table-cell>
          <table:table-cell office:value-type="string" table:style-name="ce1">
            <text:p>row545</text:p>
          </table:table-cell>
          <table:table-cell office:value-type="string" table:style-name="ce1">
            <text:p>row546</text:p>
          </table:table-cell>
          <table:table-cell office:value-type="string" table:style-name="ce1">
            <text:p>row547</text:p>
          </table:table-cell>
          <table:table-cell office:value-type="string" table:style-name="ce1">
            <text:p>row548</text:p>
          </table:table-cell>
          <table:table-cell office:value-type="string" table:style-name="ce1">
            <text:p>row550</text:p>
          </table:table-cell>
          <table:table-cell office:value-type="string" table:style-name="ce1">
            <text:p>row551</text:p>
          </table:table-cell>
          <table:table-cell office:value-type="string" table:style-name="ce1">
            <text:p>row552</text:p>
          </table:table-cell>
          <table:table-cell office:value-type="string" table:style-name="ce1">
            <text:p>row553</text:p>
          </table:table-cell>
          <table:table-cell office:value-type="string" table:style-name="ce1">
            <text:p>row555</text:p>
          </table:table-cell>
          <table:table-cell office:value-type="string" table:style-name="ce1">
            <text:p>row556</text:p>
          </table:table-cell>
          <table:table-cell office:value-type="string" table:style-name="ce1">
            <text:p>row557</text:p>
          </table:table-cell>
          <table:table-cell office:value-type="string" table:style-name="ce1">
            <text:p>row558</text:p>
          </table:table-cell>
          <table:table-cell office:value-type="string" table:style-name="ce1">
            <text:p>row560</text:p>
          </table:table-cell>
          <table:table-cell office:value-type="string" table:style-name="ce1">
            <text:p>row561</text:p>
          </table:table-cell>
          <table:table-cell office:value-type="string" table:style-name="ce1">
            <text:p>row562</text:p>
          </table:table-cell>
          <table:table-cell office:value-type="string" table:style-name="ce1">
            <text:p>row563</text:p>
          </table:table-cell>
          <table:table-cell office:value-type="string" table:style-name="ce1">
            <text:p>row565</text:p>
          </table:table-cell>
          <table:table-cell office:value-type="string" table:style-name="ce1">
            <text:p>row566</text:p>
          </table:table-cell>
          <table:table-cell office:value-type="string" table:style-name="ce1">
            <text:p>row567</text:p>
          </table:table-cell>
          <table:table-cell office:value-type="string" table:style-name="ce1">
            <text:p>row568</text:p>
          </table:table-cell>
          <table:table-cell office:value-type="string" table:style-name="ce1">
            <text:p>row570</text:p>
          </table:table-cell>
          <table:table-cell office:value-type="string" table:style-name="ce1">
            <text:p>row571</text:p>
          </table:table-cell>
          <table:table-cell office:value-type="string" table:style-name="ce1">
            <text:p>row572</text:p>
          </table:table-cell>
          <table:table-cell office:value-type="string" table:style-name="ce1">
            <text:p>row573</text:p>
          </table:table-cell>
          <table:table-cell office:value-type="string" table:style-name="ce1">
            <text:p>row575</text:p>
          </table:table-cell>
          <table:table-cell office:value-type="string" table:style-name="ce1">
            <text:p>row576</text:p>
          </table:table-cell>
          <table:table-cell office:value-type="string" table:style-name="ce1">
            <text:p>row577</text:p>
          </table:table-cell>
          <table:table-cell office:value-type="string" table:style-name="ce1">
            <text:p>row578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2_154613_M08164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2_14:46:44</text:p>
          </table:table-cell>
          <table:table-cell office:value-type="string" table:style-name="ce1">
            <text:p>2020-11-12_15:46:44</text:p>
          </table:table-cell>
          <table:table-cell office:value-type="float" office:value="0.76" table:style-name="ce1">
            <text:p>0,76</text:p>
          </table:table-cell>
          <table:table-cell office:value-type="string" table:style-name="ce1">
            <text:p>M081642</text:p>
          </table:table-cell>
          <table:table-cell office:value-type="string" table:style-name="ce1">
            <text:p>M0816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9AG0xdUTFRcc1mNR</text:p>
          </table:table-cell>
          <table:table-cell office:value-type="string" table:style-name="ce1">
            <text:p>https://www.testable.org/experiment/4303/294929/start?participant=M081642</text:p>
          </table:table-cell>
          <table:table-cell office:value-type="float" office:value="3570205" table:style-name="ce1">
            <text:p>3570205</text:p>
          </table:table-cell>
          <table:table-cell office:value-type="float" office:value="59.503416666667" table:style-name="ce1">
            <text:p>59,50341667</text:p>
          </table:table-cell>
          <table:table-cell office:value-type="float" office:value="910080" table:style-name="ce1">
            <text:p>910080</text:p>
          </table:table-cell>
          <table:table-cell office:value-type="float" office:value="578566" table:style-name="ce1">
            <text:p>578566</text:p>
          </table:table-cell>
          <table:table-cell office:value-type="float" office:value="1292102" table:style-name="ce1">
            <text:p>1292102</text:p>
          </table:table-cell>
          <table:table-cell office:value-type="float" office:value="838140" table:style-name="ce1">
            <text:p>838140</text:p>
          </table:table-cell>
          <table:table-cell office:value-type="float" office:value="1162933" table:style-name="ce1">
            <text:p>1162933</text:p>
          </table:table-cell>
          <table:table-cell office:value-type="float" office:value="1223209" table:style-name="ce1">
            <text:p>1223209</text:p>
          </table:table-cell>
          <table:table-cell office:value-type="float" office:value="1433071" table:style-name="ce1">
            <text:p>1433071</text:p>
          </table:table-cell>
          <table:table-cell office:value-type="float" office:value="998215" table:style-name="ce1">
            <text:p>998215</text:p>
          </table:table-cell>
          <table:table-cell office:value-type="float" office:value="662342" table:style-name="ce1">
            <text:p>662342</text:p>
          </table:table-cell>
          <table:table-cell office:value-type="float" office:value="739848" table:style-name="ce1">
            <text:p>739848</text:p>
          </table:table-cell>
          <table:table-cell office:value-type="float" office:value="1086980" table:style-name="ce1">
            <text:p>1086980</text:p>
          </table:table-cell>
          <table:table-cell office:value-type="float" office:value="1354409" table:style-name="ce1">
            <text:p>1354409</text:p>
          </table:table-cell>
          <table:table-cell table:number-columns-repeated="192" table:style-name="ce1"/>
          <table:table-cell office:value-type="float" office:value="3038192" table:style-name="ce1">
            <text:p>3038192</text:p>
          </table:table-cell>
          <table:table-cell office:value-type="float" office:value="3041304" table:style-name="ce1">
            <text:p>3041304</text:p>
          </table:table-cell>
          <table:table-cell office:value-type="float" office:value="3050866" table:style-name="ce1">
            <text:p>3050866</text:p>
          </table:table-cell>
          <table:table-cell table:style-name="ce1"/>
          <table:table-cell office:value-type="float" office:value="3397771" table:style-name="ce1">
            <text:p>3397771</text:p>
          </table:table-cell>
          <table:table-cell office:value-type="float" office:value="3400759" table:style-name="ce1">
            <text:p>3400759</text:p>
          </table:table-cell>
          <table:table-cell office:value-type="float" office:value="3403107" table:style-name="ce1">
            <text:p>3403107</text:p>
          </table:table-cell>
          <table:table-cell table:style-name="ce1"/>
          <table:table-cell office:value-type="float" office:value="3539520" table:style-name="ce1">
            <text:p>3539520</text:p>
          </table:table-cell>
          <table:table-cell office:value-type="float" office:value="3540118" table:style-name="ce1">
            <text:p>3540118</text:p>
          </table:table-cell>
          <table:table-cell table:style-name="ce1"/>
          <table:table-cell office:value-type="float" office:value="3541591" table:style-name="ce1">
            <text:p>3541591</text:p>
          </table:table-cell>
          <table:table-cell office:value-type="float" office:value="2620895" table:style-name="ce1">
            <text:p>2620895</text:p>
          </table:table-cell>
          <table:table-cell office:value-type="float" office:value="2624179" table:style-name="ce1">
            <text:p>2624179</text:p>
          </table:table-cell>
          <table:table-cell office:value-type="float" office:value="2627880" table:style-name="ce1">
            <text:p>2627880</text:p>
          </table:table-cell>
          <table:table-cell table:style-name="ce1"/>
          <table:table-cell office:value-type="float" office:value="3197562" table:style-name="ce1">
            <text:p>3197562</text:p>
          </table:table-cell>
          <table:table-cell office:value-type="float" office:value="3209903" table:style-name="ce1">
            <text:p>3209903</text:p>
          </table:table-cell>
          <table:table-cell table:style-name="ce1"/>
          <table:table-cell office:value-type="float" office:value="3212449" table:style-name="ce1">
            <text:p>3212449</text:p>
          </table:table-cell>
          <table:table-cell office:value-type="float" office:value="2827234" table:style-name="ce1">
            <text:p>2827234</text:p>
          </table:table-cell>
          <table:table-cell office:value-type="float" office:value="2836171" table:style-name="ce1">
            <text:p>2836171</text:p>
          </table:table-cell>
          <table:table-cell table:style-name="ce1"/>
          <table:table-cell office:value-type="float" office:value="2840591" table:style-name="ce1">
            <text:p>2840591</text:p>
          </table:table-cell>
          <table:table-cell office:value-type="float" office:value="3296174" table:style-name="ce1">
            <text:p>3296174</text:p>
          </table:table-cell>
          <table:table-cell office:value-type="float" office:value="3297424" table:style-name="ce1">
            <text:p>3297424</text:p>
          </table:table-cell>
          <table:table-cell table:style-name="ce1"/>
          <table:table-cell office:value-type="float" office:value="3299281" table:style-name="ce1">
            <text:p>3299281</text:p>
          </table:table-cell>
          <table:table-cell office:value-type="float" office:value="3310849" table:style-name="ce1">
            <text:p>3310849</text:p>
          </table:table-cell>
          <table:table-cell office:value-type="float" office:value="3312976" table:style-name="ce1">
            <text:p>3312976</text:p>
          </table:table-cell>
          <table:table-cell office:value-type="float" office:value="3314142" table:style-name="ce1">
            <text:p>3314142</text:p>
          </table:table-cell>
          <table:table-cell table:style-name="ce1"/>
          <table:table-cell office:value-type="float" office:value="3222919" table:style-name="ce1">
            <text:p>3222919</text:p>
          </table:table-cell>
          <table:table-cell office:value-type="float" office:value="3224219" table:style-name="ce1">
            <text:p>3224219</text:p>
          </table:table-cell>
          <table:table-cell table:style-name="ce1"/>
          <table:table-cell office:value-type="float" office:value="3227679" table:style-name="ce1">
            <text:p>3227679</text:p>
          </table:table-cell>
          <table:table-cell office:value-type="float" office:value="2645412" table:style-name="ce1">
            <text:p>2645412</text:p>
          </table:table-cell>
          <table:table-cell office:value-type="float" office:value="2651489" table:style-name="ce1">
            <text:p>2651489</text:p>
          </table:table-cell>
          <table:table-cell table:style-name="ce1"/>
          <table:table-cell office:value-type="float" office:value="2656511" table:style-name="ce1">
            <text:p>2656511</text:p>
          </table:table-cell>
          <table:table-cell office:value-type="float" office:value="2915368" table:style-name="ce1">
            <text:p>2915368</text:p>
          </table:table-cell>
          <table:table-cell office:value-type="float" office:value="2923289" table:style-name="ce1">
            <text:p>2923289</text:p>
          </table:table-cell>
          <table:table-cell office:value-type="float" office:value="2926735" table:style-name="ce1">
            <text:p>2926735</text:p>
          </table:table-cell>
          <table:table-cell table:style-name="ce1"/>
          <table:table-cell office:value-type="float" office:value="3499973" table:style-name="ce1">
            <text:p>3499973</text:p>
          </table:table-cell>
          <table:table-cell office:value-type="float" office:value="3500898" table:style-name="ce1">
            <text:p>3500898</text:p>
          </table:table-cell>
          <table:table-cell table:style-name="ce1"/>
          <table:table-cell office:value-type="float" office:value="3502195" table:style-name="ce1">
            <text:p>3502195</text:p>
          </table:table-cell>
          <table:table-cell office:value-type="float" office:value="2747488" table:style-name="ce1">
            <text:p>2747488</text:p>
          </table:table-cell>
          <table:table-cell office:value-type="float" office:value="2751423" table:style-name="ce1">
            <text:p>2751423</text:p>
          </table:table-cell>
          <table:table-cell office:value-type="float" office:value="2755910" table:style-name="ce1">
            <text:p>2755910</text:p>
          </table:table-cell>
          <table:table-cell table:style-name="ce1"/>
          <table:table-cell office:value-type="float" office:value="3358556" table:style-name="ce1">
            <text:p>3358556</text:p>
          </table:table-cell>
          <table:table-cell office:value-type="float" office:value="3359753" table:style-name="ce1">
            <text:p>3359753</text:p>
          </table:table-cell>
          <table:table-cell office:value-type="float" office:value="3363027" table:style-name="ce1">
            <text:p>3363027</text:p>
          </table:table-cell>
          <table:table-cell table:style-name="ce1"/>
          <table:table-cell office:value-type="float" office:value="3549417" table:style-name="ce1">
            <text:p>3549417</text:p>
          </table:table-cell>
          <table:table-cell office:value-type="float" office:value="3550090" table:style-name="ce1">
            <text:p>3550090</text:p>
          </table:table-cell>
          <table:table-cell table:style-name="ce1"/>
          <table:table-cell office:value-type="float" office:value="3551518" table:style-name="ce1">
            <text:p>3551518</text:p>
          </table:table-cell>
          <table:table-cell office:value-type="float" office:value="3345915" table:style-name="ce1">
            <text:p>3345915</text:p>
          </table:table-cell>
          <table:table-cell office:value-type="float" office:value="3348884" table:style-name="ce1">
            <text:p>3348884</text:p>
          </table:table-cell>
          <table:table-cell table:style-name="ce1"/>
          <table:table-cell office:value-type="float" office:value="3350261" table:style-name="ce1">
            <text:p>3350261</text:p>
          </table:table-cell>
          <table:table-cell office:value-type="float" office:value="3414545" table:style-name="ce1">
            <text:p>3414545</text:p>
          </table:table-cell>
          <table:table-cell office:value-type="float" office:value="3416015" table:style-name="ce1">
            <text:p>3416015</text:p>
          </table:table-cell>
          <table:table-cell table:style-name="ce1"/>
          <table:table-cell office:value-type="float" office:value="3419400" table:style-name="ce1">
            <text:p>3419400</text:p>
          </table:table-cell>
          <table:table-cell office:value-type="float" office:value="3457494" table:style-name="ce1">
            <text:p>3457494</text:p>
          </table:table-cell>
          <table:table-cell office:value-type="float" office:value="3460035" table:style-name="ce1">
            <text:p>3460035</text:p>
          </table:table-cell>
          <table:table-cell office:value-type="float" office:value="3462228" table:style-name="ce1">
            <text:p>3462228</text:p>
          </table:table-cell>
          <table:table-cell table:style-name="ce1"/>
          <table:table-cell office:value-type="float" office:value="2979298" table:style-name="ce1">
            <text:p>2979298</text:p>
          </table:table-cell>
          <table:table-cell office:value-type="float" office:value="2986137" table:style-name="ce1">
            <text:p>2986137</text:p>
          </table:table-cell>
          <table:table-cell table:style-name="ce1"/>
          <table:table-cell office:value-type="float" office:value="2994216" table:style-name="ce1">
            <text:p>2994216</text:p>
          </table:table-cell>
          <table:table-cell office:value-type="float" office:value="3162800" table:style-name="ce1">
            <text:p>3162800</text:p>
          </table:table-cell>
          <table:table-cell office:value-type="float" office:value="3169088" table:style-name="ce1">
            <text:p>3169088</text:p>
          </table:table-cell>
          <table:table-cell office:value-type="float" office:value="3173566" table:style-name="ce1">
            <text:p>3173566</text:p>
          </table:table-cell>
          <table:table-cell table:style-name="ce1"/>
          <table:table-cell office:value-type="float" office:value="3472583" table:style-name="ce1">
            <text:p>3472583</text:p>
          </table:table-cell>
          <table:table-cell office:value-type="float" office:value="3473643" table:style-name="ce1">
            <text:p>3473643</text:p>
          </table:table-cell>
          <table:table-cell table:style-name="ce1"/>
          <table:table-cell office:value-type="float" office:value="3475365" table:style-name="ce1">
            <text:p>3475365</text:p>
          </table:table-cell>
          <table:table-cell office:value-type="float" office:value="3246818" table:style-name="ce1">
            <text:p>3246818</text:p>
          </table:table-cell>
          <table:table-cell office:value-type="float" office:value="3251455" table:style-name="ce1">
            <text:p>3251455</text:p>
          </table:table-cell>
          <table:table-cell office:value-type="float" office:value="3252721" table:style-name="ce1">
            <text:p>3252721</text:p>
          </table:table-cell>
          <table:table-cell table:style-name="ce1"/>
          <table:table-cell office:value-type="float" office:value="2799106" table:style-name="ce1">
            <text:p>2799106</text:p>
          </table:table-cell>
          <table:table-cell office:value-type="float" office:value="2811285" table:style-name="ce1">
            <text:p>2811285</text:p>
          </table:table-cell>
          <table:table-cell office:value-type="float" office:value="2814043" table:style-name="ce1">
            <text:p>2814043</text:p>
          </table:table-cell>
          <table:table-cell table:style-name="ce1"/>
          <table:table-cell office:value-type="float" office:value="3268903" table:style-name="ce1">
            <text:p>3268903</text:p>
          </table:table-cell>
          <table:table-cell office:value-type="float" office:value="3274696" table:style-name="ce1">
            <text:p>3274696</text:p>
          </table:table-cell>
          <table:table-cell table:style-name="ce1"/>
          <table:table-cell office:value-type="float" office:value="3281119" table:style-name="ce1">
            <text:p>3281119</text:p>
          </table:table-cell>
          <table:table-cell office:value-type="float" office:value="3095909" table:style-name="ce1">
            <text:p>3095909</text:p>
          </table:table-cell>
          <table:table-cell office:value-type="float" office:value="3101029" table:style-name="ce1">
            <text:p>3101029</text:p>
          </table:table-cell>
          <table:table-cell table:style-name="ce1"/>
          <table:table-cell office:value-type="float" office:value="3105380" table:style-name="ce1">
            <text:p>3105380</text:p>
          </table:table-cell>
          <table:table-cell office:value-type="float" office:value="3235085" table:style-name="ce1">
            <text:p>3235085</text:p>
          </table:table-cell>
          <table:table-cell office:value-type="float" office:value="3236574" table:style-name="ce1">
            <text:p>3236574</text:p>
          </table:table-cell>
          <table:table-cell office:value-type="float" office:value="3238332" table:style-name="ce1">
            <text:p>3238332</text:p>
          </table:table-cell>
          <table:table-cell table:style-name="ce1"/>
          <table:table-cell office:value-type="float" office:value="3383236" table:style-name="ce1">
            <text:p>3383236</text:p>
          </table:table-cell>
          <table:table-cell office:value-type="float" office:value="3387062" table:style-name="ce1">
            <text:p>3387062</text:p>
          </table:table-cell>
          <table:table-cell table:style-name="ce1"/>
          <table:table-cell office:value-type="float" office:value="3390056" table:style-name="ce1">
            <text:p>3390056</text:p>
          </table:table-cell>
          <table:table-cell office:value-type="float" office:value="2699672" table:style-name="ce1">
            <text:p>2699672</text:p>
          </table:table-cell>
          <table:table-cell office:value-type="float" office:value="2710019" table:style-name="ce1">
            <text:p>2710019</text:p>
          </table:table-cell>
          <table:table-cell office:value-type="float" office:value="2716143" table:style-name="ce1">
            <text:p>2716143</text:p>
          </table:table-cell>
          <table:table-cell table:style-name="ce1"/>
          <table:table-cell office:value-type="float" office:value="3320888" table:style-name="ce1">
            <text:p>3320888</text:p>
          </table:table-cell>
          <table:table-cell office:value-type="float" office:value="3321784" table:style-name="ce1">
            <text:p>3321784</text:p>
          </table:table-cell>
          <table:table-cell table:style-name="ce1"/>
          <table:table-cell office:value-type="float" office:value="3324621" table:style-name="ce1">
            <text:p>3324621</text:p>
          </table:table-cell>
          <table:table-cell office:value-type="float" office:value="3529254" table:style-name="ce1">
            <text:p>3529254</text:p>
          </table:table-cell>
          <table:table-cell office:value-type="float" office:value="3529911" table:style-name="ce1">
            <text:p>3529911</text:p>
          </table:table-cell>
          <table:table-cell table:style-name="ce1"/>
          <table:table-cell office:value-type="float" office:value="3531161" table:style-name="ce1">
            <text:p>3531161</text:p>
          </table:table-cell>
          <table:table-cell office:value-type="float" office:value="3179666" table:style-name="ce1">
            <text:p>3179666</text:p>
          </table:table-cell>
          <table:table-cell office:value-type="float" office:value="3183250" table:style-name="ce1">
            <text:p>3183250</text:p>
          </table:table-cell>
          <table:table-cell table:style-name="ce1"/>
          <table:table-cell office:value-type="float" office:value="3186535" table:style-name="ce1">
            <text:p>3186535</text:p>
          </table:table-cell>
          <table:table-cell office:value-type="float" office:value="2770347" table:style-name="ce1">
            <text:p>2770347</text:p>
          </table:table-cell>
          <table:table-cell office:value-type="float" office:value="2774286" table:style-name="ce1">
            <text:p>2774286</text:p>
          </table:table-cell>
          <table:table-cell office:value-type="float" office:value="2779223" table:style-name="ce1">
            <text:p>2779223</text:p>
          </table:table-cell>
          <table:table-cell table:style-name="ce1"/>
          <table:table-cell office:value-type="float" office:value="2726993" table:style-name="ce1">
            <text:p>2726993</text:p>
          </table:table-cell>
          <table:table-cell office:value-type="float" office:value="2735091" table:style-name="ce1">
            <text:p>2735091</text:p>
          </table:table-cell>
          <table:table-cell table:style-name="ce1"/>
          <table:table-cell office:value-type="float" office:value="2739005" table:style-name="ce1">
            <text:p>2739005</text:p>
          </table:table-cell>
          <table:table-cell office:value-type="float" office:value="2590453" table:style-name="ce1">
            <text:p>2590453</text:p>
          </table:table-cell>
          <table:table-cell office:value-type="float" office:value="2593274" table:style-name="ce1">
            <text:p>2593274</text:p>
          </table:table-cell>
          <table:table-cell table:style-name="ce1"/>
          <table:table-cell office:value-type="float" office:value="2599249" table:style-name="ce1">
            <text:p>2599249</text:p>
          </table:table-cell>
          <table:table-cell office:value-type="float" office:value="3445579" table:style-name="ce1">
            <text:p>3445579</text:p>
          </table:table-cell>
          <table:table-cell office:value-type="float" office:value="3446504" table:style-name="ce1">
            <text:p>3446504</text:p>
          </table:table-cell>
          <table:table-cell table:style-name="ce1"/>
          <table:table-cell office:value-type="float" office:value="3447639" table:style-name="ce1">
            <text:p>3447639</text:p>
          </table:table-cell>
          <table:table-cell office:value-type="float" office:value="3566581" table:style-name="ce1">
            <text:p>3566581</text:p>
          </table:table-cell>
          <table:table-cell office:value-type="float" office:value="3567953" table:style-name="ce1">
            <text:p>3567953</text:p>
          </table:table-cell>
          <table:table-cell table:style-name="ce1"/>
          <table:table-cell office:value-type="float" office:value="3569102" table:style-name="ce1">
            <text:p>3569102</text:p>
          </table:table-cell>
          <table:table-cell office:value-type="float" office:value="3509082" table:style-name="ce1">
            <text:p>3509082</text:p>
          </table:table-cell>
          <table:table-cell office:value-type="float" office:value="3509775" table:style-name="ce1">
            <text:p>3509775</text:p>
          </table:table-cell>
          <table:table-cell table:style-name="ce1"/>
          <table:table-cell office:value-type="float" office:value="3510919" table:style-name="ce1">
            <text:p>3510919</text:p>
          </table:table-cell>
          <table:table-cell office:value-type="float" office:value="3426898" table:style-name="ce1">
            <text:p>3426898</text:p>
          </table:table-cell>
          <table:table-cell office:value-type="float" office:value="3433229" table:style-name="ce1">
            <text:p>3433229</text:p>
          </table:table-cell>
          <table:table-cell table:style-name="ce1"/>
          <table:table-cell office:value-type="float" office:value="3438395" table:style-name="ce1">
            <text:p>3438395</text:p>
          </table:table-cell>
          <table:table-cell office:value-type="float" office:value="3487148" table:style-name="ce1">
            <text:p>3487148</text:p>
          </table:table-cell>
          <table:table-cell office:value-type="float" office:value="3487871" table:style-name="ce1">
            <text:p>3487871</text:p>
          </table:table-cell>
          <table:table-cell table:style-name="ce1"/>
          <table:table-cell office:value-type="float" office:value="3490371" table:style-name="ce1">
            <text:p>3490371</text:p>
          </table:table-cell>
          <table:table-cell office:value-type="float" office:value="2938485" table:style-name="ce1">
            <text:p>2938485</text:p>
          </table:table-cell>
          <table:table-cell office:value-type="float" office:value="2943404" table:style-name="ce1">
            <text:p>2943404</text:p>
          </table:table-cell>
          <table:table-cell office:value-type="float" office:value="2949236" table:style-name="ce1">
            <text:p>2949236</text:p>
          </table:table-cell>
          <table:table-cell table:style-name="ce1"/>
          <table:table-cell office:value-type="float" office:value="2959576" table:style-name="ce1">
            <text:p>2959576</text:p>
          </table:table-cell>
          <table:table-cell office:value-type="float" office:value="2964175" table:style-name="ce1">
            <text:p>2964175</text:p>
          </table:table-cell>
          <table:table-cell office:value-type="float" office:value="2969101" table:style-name="ce1">
            <text:p>2969101</text:p>
          </table:table-cell>
          <table:table-cell table:style-name="ce1"/>
          <table:table-cell office:value-type="float" office:value="3111391" table:style-name="ce1">
            <text:p>3111391</text:p>
          </table:table-cell>
          <table:table-cell office:value-type="float" office:value="3115195" table:style-name="ce1">
            <text:p>3115195</text:p>
          </table:table-cell>
          <table:table-cell table:style-name="ce1"/>
          <table:table-cell office:value-type="float" office:value="3120211" table:style-name="ce1">
            <text:p>3120211</text:p>
          </table:table-cell>
          <table:table-cell office:value-type="float" office:value="2866359" table:style-name="ce1">
            <text:p>2866359</text:p>
          </table:table-cell>
          <table:table-cell office:value-type="float" office:value="2872322" table:style-name="ce1">
            <text:p>2872322</text:p>
          </table:table-cell>
          <table:table-cell table:style-name="ce1"/>
          <table:table-cell office:value-type="float" office:value="2876024" table:style-name="ce1">
            <text:p>2876024</text:p>
          </table:table-cell>
          <table:table-cell office:value-type="float" office:value="2889785" table:style-name="ce1">
            <text:p>2889785</text:p>
          </table:table-cell>
          <table:table-cell office:value-type="float" office:value="2897405" table:style-name="ce1">
            <text:p>2897405</text:p>
          </table:table-cell>
          <table:table-cell table:style-name="ce1"/>
          <table:table-cell office:value-type="float" office:value="2902140" table:style-name="ce1">
            <text:p>2902140</text:p>
          </table:table-cell>
          <table:table-cell office:value-type="float" office:value="3145507" table:style-name="ce1">
            <text:p>3145507</text:p>
          </table:table-cell>
          <table:table-cell office:value-type="float" office:value="3147462" table:style-name="ce1">
            <text:p>3147462</text:p>
          </table:table-cell>
          <table:table-cell table:style-name="ce1"/>
          <table:table-cell office:value-type="float" office:value="3149082" table:style-name="ce1">
            <text:p>3149082</text:p>
          </table:table-cell>
          <table:table-cell office:value-type="float" office:value="3372063" table:style-name="ce1">
            <text:p>3372063</text:p>
          </table:table-cell>
          <table:table-cell office:value-type="float" office:value="3375228" table:style-name="ce1">
            <text:p>3375228</text:p>
          </table:table-cell>
          <table:table-cell table:style-name="ce1"/>
          <table:table-cell office:value-type="float" office:value="3376495" table:style-name="ce1">
            <text:p>3376495</text:p>
          </table:table-cell>
          <table:table-cell office:value-type="float" office:value="3074874" table:style-name="ce1">
            <text:p>3074874</text:p>
          </table:table-cell>
          <table:table-cell office:value-type="float" office:value="3079546" table:style-name="ce1">
            <text:p>3079546</text:p>
          </table:table-cell>
          <table:table-cell office:value-type="float" office:value="3088474" table:style-name="ce1">
            <text:p>3088474</text:p>
          </table:table-cell>
          <table:table-cell table:style-name="ce1"/>
          <table:table-cell office:value-type="float" office:value="3519785" table:style-name="ce1">
            <text:p>3519785</text:p>
          </table:table-cell>
          <table:table-cell office:value-type="float" office:value="3520620" table:style-name="ce1">
            <text:p>3520620</text:p>
          </table:table-cell>
          <table:table-cell table:style-name="ce1"/>
          <table:table-cell office:value-type="float" office:value="3522503" table:style-name="ce1">
            <text:p>3522503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2_170739_M08777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2_15:32:40</text:p>
          </table:table-cell>
          <table:table-cell office:value-type="string" table:style-name="ce1">
            <text:p>2020-11-12_16:32:40</text:p>
          </table:table-cell>
          <table:table-cell office:value-type="float" office:value="0.72" table:style-name="ce1">
            <text:p>0,72</text:p>
          </table:table-cell>
          <table:table-cell office:value-type="string" table:style-name="ce1">
            <text:p>M087773</text:p>
          </table:table-cell>
          <table:table-cell office:value-type="string" table:style-name="ce1">
            <text:p>M08777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YwJlxDGtLdVgHXbK</text:p>
          </table:table-cell>
          <table:table-cell office:value-type="string" table:style-name="ce1">
            <text:p>https://www.testable.org/experiment/4303/294929/start?participant=M087773</text:p>
          </table:table-cell>
          <table:table-cell office:value-type="float" office:value="5697547" table:style-name="ce1">
            <text:p>5697547</text:p>
          </table:table-cell>
          <table:table-cell office:value-type="float" office:value="94.959116666667001" table:style-name="ce1">
            <text:p>94,95911667</text:p>
          </table:table-cell>
          <table:table-cell office:value-type="float" office:value="1246042" table:style-name="ce1">
            <text:p>1246042</text:p>
          </table:table-cell>
          <table:table-cell office:value-type="float" office:value="1929914" table:style-name="ce1">
            <text:p>1929914</text:p>
          </table:table-cell>
          <table:table-cell office:value-type="float" office:value="1771546" table:style-name="ce1">
            <text:p>1771546</text:p>
          </table:table-cell>
          <table:table-cell office:value-type="float" office:value="2289805" table:style-name="ce1">
            <text:p>2289805</text:p>
          </table:table-cell>
          <table:table-cell office:value-type="float" office:value="2202694" table:style-name="ce1">
            <text:p>2202694</text:p>
          </table:table-cell>
          <table:table-cell office:value-type="float" office:value="2059914" table:style-name="ce1">
            <text:p>2059914</text:p>
          </table:table-cell>
          <table:table-cell office:value-type="float" office:value="829354" table:style-name="ce1">
            <text:p>829354</text:p>
          </table:table-cell>
          <table:table-cell office:value-type="float" office:value="1569245" table:style-name="ce1">
            <text:p>1569245</text:p>
          </table:table-cell>
          <table:table-cell office:value-type="float" office:value="1157542" table:style-name="ce1">
            <text:p>1157542</text:p>
          </table:table-cell>
          <table:table-cell office:value-type="float" office:value="1466891" table:style-name="ce1">
            <text:p>1466891</text:p>
          </table:table-cell>
          <table:table-cell office:value-type="float" office:value="967778" table:style-name="ce1">
            <text:p>967778</text:p>
          </table:table-cell>
          <table:table-cell office:value-type="float" office:value="1669816" table:style-name="ce1">
            <text:p>1669816</text:p>
          </table:table-cell>
          <table:table-cell table:number-columns-repeated="192" table:style-name="ce1"/>
          <table:table-cell office:value-type="float" office:value="4756077" table:style-name="ce1">
            <text:p>4756077</text:p>
          </table:table-cell>
          <table:table-cell office:value-type="float" office:value="4757069" table:style-name="ce1">
            <text:p>4757069</text:p>
          </table:table-cell>
          <table:table-cell table:style-name="ce1"/>
          <table:table-cell office:value-type="float" office:value="4758225" table:style-name="ce1">
            <text:p>4758225</text:p>
          </table:table-cell>
          <table:table-cell office:value-type="float" office:value="4711921" table:style-name="ce1">
            <text:p>4711921</text:p>
          </table:table-cell>
          <table:table-cell office:value-type="float" office:value="4714854" table:style-name="ce1">
            <text:p>4714854</text:p>
          </table:table-cell>
          <table:table-cell table:style-name="ce1"/>
          <table:table-cell office:value-type="float" office:value="4716289" table:style-name="ce1">
            <text:p>4716289</text:p>
          </table:table-cell>
          <table:table-cell office:value-type="float" office:value="5373575" table:style-name="ce1">
            <text:p>5373575</text:p>
          </table:table-cell>
          <table:table-cell office:value-type="float" office:value="5374845" table:style-name="ce1">
            <text:p>5374845</text:p>
          </table:table-cell>
          <table:table-cell office:value-type="float" office:value="5377529" table:style-name="ce1">
            <text:p>5377529</text:p>
          </table:table-cell>
          <table:table-cell table:style-name="ce1"/>
          <table:table-cell office:value-type="float" office:value="4546646" table:style-name="ce1">
            <text:p>4546646</text:p>
          </table:table-cell>
          <table:table-cell office:value-type="float" office:value="4548135" table:style-name="ce1">
            <text:p>4548135</text:p>
          </table:table-cell>
          <table:table-cell table:style-name="ce1"/>
          <table:table-cell office:value-type="float" office:value="4549551" table:style-name="ce1">
            <text:p>4549551</text:p>
          </table:table-cell>
          <table:table-cell office:value-type="float" office:value="4981622" table:style-name="ce1">
            <text:p>4981622</text:p>
          </table:table-cell>
          <table:table-cell office:value-type="float" office:value="4994625" table:style-name="ce1">
            <text:p>4994625</text:p>
          </table:table-cell>
          <table:table-cell office:value-type="float" office:value="5000632" table:style-name="ce1">
            <text:p>5000632</text:p>
          </table:table-cell>
          <table:table-cell table:style-name="ce1"/>
          <table:table-cell office:value-type="float" office:value="4572280" table:style-name="ce1">
            <text:p>4572280</text:p>
          </table:table-cell>
          <table:table-cell office:value-type="float" office:value="4574555" table:style-name="ce1">
            <text:p>4574555</text:p>
          </table:table-cell>
          <table:table-cell table:style-name="ce1"/>
          <table:table-cell office:value-type="float" office:value="4575831" table:style-name="ce1">
            <text:p>4575831</text:p>
          </table:table-cell>
          <table:table-cell office:value-type="float" office:value="5473296" table:style-name="ce1">
            <text:p>5473296</text:p>
          </table:table-cell>
          <table:table-cell office:value-type="float" office:value="5485946" table:style-name="ce1">
            <text:p>5485946</text:p>
          </table:table-cell>
          <table:table-cell office:value-type="float" office:value="5488269" table:style-name="ce1">
            <text:p>5488269</text:p>
          </table:table-cell>
          <table:table-cell table:style-name="ce1"/>
          <table:table-cell office:value-type="float" office:value="5622784" table:style-name="ce1">
            <text:p>5622784</text:p>
          </table:table-cell>
          <table:table-cell office:value-type="float" office:value="5626599" table:style-name="ce1">
            <text:p>5626599</text:p>
          </table:table-cell>
          <table:table-cell table:style-name="ce1"/>
          <table:table-cell office:value-type="float" office:value="5627992" table:style-name="ce1">
            <text:p>5627992</text:p>
          </table:table-cell>
          <table:table-cell office:value-type="float" office:value="5634585" table:style-name="ce1">
            <text:p>5634585</text:p>
          </table:table-cell>
          <table:table-cell office:value-type="float" office:value="5636056" table:style-name="ce1">
            <text:p>5636056</text:p>
          </table:table-cell>
          <table:table-cell table:style-name="ce1"/>
          <table:table-cell office:value-type="float" office:value="5637539" table:style-name="ce1">
            <text:p>5637539</text:p>
          </table:table-cell>
          <table:table-cell office:value-type="float" office:value="5264260" table:style-name="ce1">
            <text:p>5264260</text:p>
          </table:table-cell>
          <table:table-cell office:value-type="float" office:value="5266006" table:style-name="ce1">
            <text:p>5266006</text:p>
          </table:table-cell>
          <table:table-cell table:style-name="ce1"/>
          <table:table-cell office:value-type="float" office:value="5267350" table:style-name="ce1">
            <text:p>5267350</text:p>
          </table:table-cell>
          <table:table-cell office:value-type="float" office:value="4499924" table:style-name="ce1">
            <text:p>4499924</text:p>
          </table:table-cell>
          <table:table-cell office:value-type="float" office:value="4502973" table:style-name="ce1">
            <text:p>4502973</text:p>
          </table:table-cell>
          <table:table-cell table:style-name="ce1"/>
          <table:table-cell office:value-type="float" office:value="4504233" table:style-name="ce1">
            <text:p>4504233</text:p>
          </table:table-cell>
          <table:table-cell office:value-type="float" office:value="5234180" table:style-name="ce1">
            <text:p>5234180</text:p>
          </table:table-cell>
          <table:table-cell office:value-type="float" office:value="5240724" table:style-name="ce1">
            <text:p>5240724</text:p>
          </table:table-cell>
          <table:table-cell office:value-type="float" office:value="5245109" table:style-name="ce1">
            <text:p>5245109</text:p>
          </table:table-cell>
          <table:table-cell table:style-name="ce1"/>
          <table:table-cell office:value-type="float" office:value="4811238" table:style-name="ce1">
            <text:p>4811238</text:p>
          </table:table-cell>
          <table:table-cell office:value-type="float" office:value="4815153" table:style-name="ce1">
            <text:p>4815153</text:p>
          </table:table-cell>
          <table:table-cell office:value-type="float" office:value="4817565" table:style-name="ce1">
            <text:p>4817565</text:p>
          </table:table-cell>
          <table:table-cell table:style-name="ce1"/>
          <table:table-cell office:value-type="float" office:value="4413547" table:style-name="ce1">
            <text:p>4413547</text:p>
          </table:table-cell>
          <table:table-cell office:value-type="float" office:value="4417385" table:style-name="ce1">
            <text:p>4417385</text:p>
          </table:table-cell>
          <table:table-cell office:value-type="float" office:value="4419315" table:style-name="ce1">
            <text:p>4419315</text:p>
          </table:table-cell>
          <table:table-cell table:style-name="ce1"/>
          <table:table-cell office:value-type="float" office:value="4677397" table:style-name="ce1">
            <text:p>4677397</text:p>
          </table:table-cell>
          <table:table-cell office:value-type="float" office:value="4680113" table:style-name="ce1">
            <text:p>4680113</text:p>
          </table:table-cell>
          <table:table-cell office:value-type="float" office:value="4682648" table:style-name="ce1">
            <text:p>4682648</text:p>
          </table:table-cell>
          <table:table-cell table:style-name="ce1"/>
          <table:table-cell office:value-type="float" office:value="5403695" table:style-name="ce1">
            <text:p>5403695</text:p>
          </table:table-cell>
          <table:table-cell office:value-type="float" office:value="5406407" table:style-name="ce1">
            <text:p>5406407</text:p>
          </table:table-cell>
          <table:table-cell office:value-type="float" office:value="5409402" table:style-name="ce1">
            <text:p>5409402</text:p>
          </table:table-cell>
          <table:table-cell table:style-name="ce1"/>
          <table:table-cell office:value-type="float" office:value="4844843" table:style-name="ce1">
            <text:p>4844843</text:p>
          </table:table-cell>
          <table:table-cell office:value-type="float" office:value="4846418" table:style-name="ce1">
            <text:p>4846418</text:p>
          </table:table-cell>
          <table:table-cell office:value-type="float" office:value="4848148" table:style-name="ce1">
            <text:p>4848148</text:p>
          </table:table-cell>
          <table:table-cell table:style-name="ce1"/>
          <table:table-cell office:value-type="float" office:value="5439076" table:style-name="ce1">
            <text:p>5439076</text:p>
          </table:table-cell>
          <table:table-cell office:value-type="float" office:value="5440066" table:style-name="ce1">
            <text:p>5440066</text:p>
          </table:table-cell>
          <table:table-cell office:value-type="float" office:value="5442270" table:style-name="ce1">
            <text:p>5442270</text:p>
          </table:table-cell>
          <table:table-cell table:style-name="ce1"/>
          <table:table-cell office:value-type="float" office:value="4933785" table:style-name="ce1">
            <text:p>4933785</text:p>
          </table:table-cell>
          <table:table-cell office:value-type="float" office:value="4935006" table:style-name="ce1">
            <text:p>4935006</text:p>
          </table:table-cell>
          <table:table-cell office:value-type="float" office:value="4936966" table:style-name="ce1">
            <text:p>4936966</text:p>
          </table:table-cell>
          <table:table-cell table:style-name="ce1"/>
          <table:table-cell office:value-type="float" office:value="4359186" table:style-name="ce1">
            <text:p>4359186</text:p>
          </table:table-cell>
          <table:table-cell office:value-type="float" office:value="4361031" table:style-name="ce1">
            <text:p>4361031</text:p>
          </table:table-cell>
          <table:table-cell table:style-name="ce1"/>
          <table:table-cell office:value-type="float" office:value="4366536" table:style-name="ce1">
            <text:p>4366536</text:p>
          </table:table-cell>
          <table:table-cell office:value-type="float" office:value="4866543" table:style-name="ce1">
            <text:p>4866543</text:p>
          </table:table-cell>
          <table:table-cell office:value-type="float" office:value="4868107" table:style-name="ce1">
            <text:p>4868107</text:p>
          </table:table-cell>
          <table:table-cell table:style-name="ce1"/>
          <table:table-cell office:value-type="float" office:value="4869412" table:style-name="ce1">
            <text:p>4869412</text:p>
          </table:table-cell>
          <table:table-cell office:value-type="float" office:value="4386792" table:style-name="ce1">
            <text:p>4386792</text:p>
          </table:table-cell>
          <table:table-cell office:value-type="float" office:value="4390539" table:style-name="ce1">
            <text:p>4390539</text:p>
          </table:table-cell>
          <table:table-cell table:style-name="ce1"/>
          <table:table-cell office:value-type="float" office:value="4392084" table:style-name="ce1">
            <text:p>4392084</text:p>
          </table:table-cell>
          <table:table-cell office:value-type="float" office:value="5541464" table:style-name="ce1">
            <text:p>5541464</text:p>
          </table:table-cell>
          <table:table-cell office:value-type="float" office:value="5542047" table:style-name="ce1">
            <text:p>5542047</text:p>
          </table:table-cell>
          <table:table-cell table:style-name="ce1"/>
          <table:table-cell office:value-type="float" office:value="5544376" table:style-name="ce1">
            <text:p>5544376</text:p>
          </table:table-cell>
          <table:table-cell office:value-type="float" office:value="4894908" table:style-name="ce1">
            <text:p>4894908</text:p>
          </table:table-cell>
          <table:table-cell office:value-type="float" office:value="4898297" table:style-name="ce1">
            <text:p>4898297</text:p>
          </table:table-cell>
          <table:table-cell table:style-name="ce1"/>
          <table:table-cell office:value-type="float" office:value="4899515" table:style-name="ce1">
            <text:p>4899515</text:p>
          </table:table-cell>
          <table:table-cell office:value-type="float" office:value="4320139" table:style-name="ce1">
            <text:p>4320139</text:p>
          </table:table-cell>
          <table:table-cell office:value-type="float" office:value="4324403" table:style-name="ce1">
            <text:p>4324403</text:p>
          </table:table-cell>
          <table:table-cell table:style-name="ce1"/>
          <table:table-cell office:value-type="float" office:value="4326464" table:style-name="ce1">
            <text:p>4326464</text:p>
          </table:table-cell>
          <table:table-cell office:value-type="float" office:value="5290217" table:style-name="ce1">
            <text:p>5290217</text:p>
          </table:table-cell>
          <table:table-cell office:value-type="float" office:value="5292147" table:style-name="ce1">
            <text:p>5292147</text:p>
          </table:table-cell>
          <table:table-cell table:style-name="ce1"/>
          <table:table-cell office:value-type="float" office:value="5293294" table:style-name="ce1">
            <text:p>5293294</text:p>
          </table:table-cell>
          <table:table-cell office:value-type="float" office:value="4649523" table:style-name="ce1">
            <text:p>4649523</text:p>
          </table:table-cell>
          <table:table-cell office:value-type="float" office:value="4653048" table:style-name="ce1">
            <text:p>4653048</text:p>
          </table:table-cell>
          <table:table-cell table:style-name="ce1"/>
          <table:table-cell office:value-type="float" office:value="4655025" table:style-name="ce1">
            <text:p>4655025</text:p>
          </table:table-cell>
          <table:table-cell office:value-type="float" office:value="5030766" table:style-name="ce1">
            <text:p>5030766</text:p>
          </table:table-cell>
          <table:table-cell office:value-type="float" office:value="5031902" table:style-name="ce1">
            <text:p>5031902</text:p>
          </table:table-cell>
          <table:table-cell table:style-name="ce1"/>
          <table:table-cell office:value-type="float" office:value="5034633" table:style-name="ce1">
            <text:p>5034633</text:p>
          </table:table-cell>
          <table:table-cell office:value-type="float" office:value="4533198" table:style-name="ce1">
            <text:p>4533198</text:p>
          </table:table-cell>
          <table:table-cell office:value-type="float" office:value="4534915" table:style-name="ce1">
            <text:p>4534915</text:p>
          </table:table-cell>
          <table:table-cell table:style-name="ce1"/>
          <table:table-cell office:value-type="float" office:value="4536739" table:style-name="ce1">
            <text:p>4536739</text:p>
          </table:table-cell>
          <table:table-cell office:value-type="float" office:value="5058274" table:style-name="ce1">
            <text:p>5058274</text:p>
          </table:table-cell>
          <table:table-cell office:value-type="float" office:value="5059231" table:style-name="ce1">
            <text:p>5059231</text:p>
          </table:table-cell>
          <table:table-cell table:style-name="ce1"/>
          <table:table-cell office:value-type="float" office:value="5067088" table:style-name="ce1">
            <text:p>5067088</text:p>
          </table:table-cell>
          <table:table-cell office:value-type="float" office:value="5147339" table:style-name="ce1">
            <text:p>5147339</text:p>
          </table:table-cell>
          <table:table-cell office:value-type="float" office:value="5152281" table:style-name="ce1">
            <text:p>5152281</text:p>
          </table:table-cell>
          <table:table-cell office:value-type="float" office:value="5155423" table:style-name="ce1">
            <text:p>5155423</text:p>
          </table:table-cell>
          <table:table-cell table:style-name="ce1"/>
          <table:table-cell office:value-type="float" office:value="5655482" table:style-name="ce1">
            <text:p>5655482</text:p>
          </table:table-cell>
          <table:table-cell office:value-type="float" office:value="5656407" table:style-name="ce1">
            <text:p>5656407</text:p>
          </table:table-cell>
          <table:table-cell table:style-name="ce1"/>
          <table:table-cell office:value-type="float" office:value="5658195" table:style-name="ce1">
            <text:p>5658195</text:p>
          </table:table-cell>
          <table:table-cell office:value-type="float" office:value="5333681" table:style-name="ce1">
            <text:p>5333681</text:p>
          </table:table-cell>
          <table:table-cell office:value-type="float" office:value="5339636" table:style-name="ce1">
            <text:p>5339636</text:p>
          </table:table-cell>
          <table:table-cell table:style-name="ce1"/>
          <table:table-cell office:value-type="float" office:value="5340822" table:style-name="ce1">
            <text:p>5340822</text:p>
          </table:table-cell>
          <table:table-cell office:value-type="float" office:value="5183841" table:style-name="ce1">
            <text:p>5183841</text:p>
          </table:table-cell>
          <table:table-cell office:value-type="float" office:value="5186966" table:style-name="ce1">
            <text:p>5186966</text:p>
          </table:table-cell>
          <table:table-cell office:value-type="float" office:value="5188731" table:style-name="ce1">
            <text:p>5188731</text:p>
          </table:table-cell>
          <table:table-cell table:style-name="ce1"/>
          <table:table-cell office:value-type="float" office:value="5569487" table:style-name="ce1">
            <text:p>5569487</text:p>
          </table:table-cell>
          <table:table-cell office:value-type="float" office:value="5569935" table:style-name="ce1">
            <text:p>5569935</text:p>
          </table:table-cell>
          <table:table-cell table:style-name="ce1"/>
          <table:table-cell office:value-type="float" office:value="5571551" table:style-name="ce1">
            <text:p>5571551</text:p>
          </table:table-cell>
          <table:table-cell office:value-type="float" office:value="4953867" table:style-name="ce1">
            <text:p>4953867</text:p>
          </table:table-cell>
          <table:table-cell office:value-type="float" office:value="4956172" table:style-name="ce1">
            <text:p>4956172</text:p>
          </table:table-cell>
          <table:table-cell office:value-type="float" office:value="4957761" table:style-name="ce1">
            <text:p>4957761</text:p>
          </table:table-cell>
          <table:table-cell table:style-name="ce1"/>
          <table:table-cell office:value-type="float" office:value="5313578" table:style-name="ce1">
            <text:p>5313578</text:p>
          </table:table-cell>
          <table:table-cell office:value-type="float" office:value="5314346" table:style-name="ce1">
            <text:p>5314346</text:p>
          </table:table-cell>
          <table:table-cell table:style-name="ce1"/>
          <table:table-cell office:value-type="float" office:value="5315557" table:style-name="ce1">
            <text:p>5315557</text:p>
          </table:table-cell>
          <table:table-cell office:value-type="float" office:value="5092799" table:style-name="ce1">
            <text:p>5092799</text:p>
          </table:table-cell>
          <table:table-cell office:value-type="float" office:value="5094753" table:style-name="ce1">
            <text:p>5094753</text:p>
          </table:table-cell>
          <table:table-cell office:value-type="float" office:value="5096683" table:style-name="ce1">
            <text:p>5096683</text:p>
          </table:table-cell>
          <table:table-cell table:style-name="ce1"/>
          <table:table-cell office:value-type="float" office:value="4631219" table:style-name="ce1">
            <text:p>4631219</text:p>
          </table:table-cell>
          <table:table-cell office:value-type="float" office:value="4633946" table:style-name="ce1">
            <text:p>4633946</text:p>
          </table:table-cell>
          <table:table-cell office:value-type="float" office:value="4635648" table:style-name="ce1">
            <text:p>4635648</text:p>
          </table:table-cell>
          <table:table-cell table:style-name="ce1"/>
          <table:table-cell office:value-type="float" office:value="4786121" table:style-name="ce1">
            <text:p>4786121</text:p>
          </table:table-cell>
          <table:table-cell office:value-type="float" office:value="4789718" table:style-name="ce1">
            <text:p>4789718</text:p>
          </table:table-cell>
          <table:table-cell office:value-type="float" office:value="4794760" table:style-name="ce1">
            <text:p>4794760</text:p>
          </table:table-cell>
          <table:table-cell table:style-name="ce1"/>
          <table:table-cell office:value-type="float" office:value="4590688" table:style-name="ce1">
            <text:p>4590688</text:p>
          </table:table-cell>
          <table:table-cell office:value-type="float" office:value="4597275" table:style-name="ce1">
            <text:p>4597275</text:p>
          </table:table-cell>
          <table:table-cell office:value-type="float" office:value="4601314" table:style-name="ce1">
            <text:p>4601314</text:p>
          </table:table-cell>
          <table:table-cell table:style-name="ce1"/>
          <table:table-cell office:value-type="float" office:value="4471650" table:style-name="ce1">
            <text:p>4471650</text:p>
          </table:table-cell>
          <table:table-cell office:value-type="float" office:value="4473729" table:style-name="ce1">
            <text:p>4473729</text:p>
          </table:table-cell>
          <table:table-cell table:style-name="ce1"/>
          <table:table-cell office:value-type="float" office:value="4475597" table:style-name="ce1">
            <text:p>4475597</text:p>
          </table:table-cell>
          <table:table-cell office:value-type="float" office:value="5691582" table:style-name="ce1">
            <text:p>5691582</text:p>
          </table:table-cell>
          <table:table-cell office:value-type="float" office:value="5693994" table:style-name="ce1">
            <text:p>5693994</text:p>
          </table:table-cell>
          <table:table-cell table:style-name="ce1"/>
          <table:table-cell office:value-type="float" office:value="5695777" table:style-name="ce1">
            <text:p>5695777</text:p>
          </table:table-cell>
          <table:table-cell office:value-type="float" office:value="4447067" table:style-name="ce1">
            <text:p>4447067</text:p>
          </table:table-cell>
          <table:table-cell office:value-type="float" office:value="4450084" table:style-name="ce1">
            <text:p>4450084</text:p>
          </table:table-cell>
          <table:table-cell office:value-type="float" office:value="4451927" table:style-name="ce1">
            <text:p>4451927</text:p>
          </table:table-cell>
          <table:table-cell table:style-name="ce1"/>
          <table:table-cell office:value-type="float" office:value="5213502" table:style-name="ce1">
            <text:p>5213502</text:p>
          </table:table-cell>
          <table:table-cell office:value-type="float" office:value="5215217" table:style-name="ce1">
            <text:p>5215217</text:p>
          </table:table-cell>
          <table:table-cell office:value-type="float" office:value="5217726" table:style-name="ce1">
            <text:p>5217726</text:p>
          </table:table-cell>
          <table:table-cell table:style-name="ce1"/>
          <table:table-cell office:value-type="float" office:value="5117057" table:style-name="ce1">
            <text:p>5117057</text:p>
          </table:table-cell>
          <table:table-cell office:value-type="float" office:value="5122280" table:style-name="ce1">
            <text:p>5122280</text:p>
          </table:table-cell>
          <table:table-cell table:style-name="ce1"/>
          <table:table-cell office:value-type="float" office:value="5124242" table:style-name="ce1">
            <text:p>5124242</text:p>
          </table:table-cell>
          <table:table-cell office:value-type="float" office:value="4290228" table:style-name="ce1">
            <text:p>4290228</text:p>
          </table:table-cell>
          <table:table-cell office:value-type="float" office:value="4297065" table:style-name="ce1">
            <text:p>4297065</text:p>
          </table:table-cell>
          <table:table-cell office:value-type="float" office:value="4300259" table:style-name="ce1">
            <text:p>4300259</text:p>
          </table:table-cell>
          <table:table-cell table:style-name="ce1"/>
          <table:table-cell office:value-type="float" office:value="5360075" table:style-name="ce1">
            <text:p>5360075</text:p>
          </table:table-cell>
          <table:table-cell office:value-type="float" office:value="5361677" table:style-name="ce1">
            <text:p>5361677</text:p>
          </table:table-cell>
          <table:table-cell office:value-type="float" office:value="5363726" table:style-name="ce1">
            <text:p>5363726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3_174337_M08284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3_17:13:08</text:p>
          </table:table-cell>
          <table:table-cell office:value-type="string" table:style-name="ce1">
            <text:p>2020-11-13_13:13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8284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hEBP1xLvuKxYfAAh</text:p>
          </table:table-cell>
          <table:table-cell office:value-type="string" table:style-name="ce1">
            <text:p>https://www.testable.org/experiment/4303/294929/start?participant=M082846</text:p>
          </table:table-cell>
          <table:table-cell office:value-type="float" office:value="1831620" table:style-name="ce1">
            <text:p>1831620</text:p>
          </table:table-cell>
          <table:table-cell office:value-type="float" office:value="30.527000000000001" table:style-name="ce1">
            <text:p>30,527</text:p>
          </table:table-cell>
          <table:table-cell office:value-type="float" office:value="413028" table:style-name="ce1">
            <text:p>413028</text:p>
          </table:table-cell>
          <table:table-cell office:value-type="float" office:value="642012" table:style-name="ce1">
            <text:p>642012</text:p>
          </table:table-cell>
          <table:table-cell office:value-type="float" office:value="430300" table:style-name="ce1">
            <text:p>430300</text:p>
          </table:table-cell>
          <table:table-cell office:value-type="float" office:value="607595" table:style-name="ce1">
            <text:p>607595</text:p>
          </table:table-cell>
          <table:table-cell office:value-type="float" office:value="361904" table:style-name="ce1">
            <text:p>361904</text:p>
          </table:table-cell>
          <table:table-cell office:value-type="float" office:value="555260" table:style-name="ce1">
            <text:p>555260</text:p>
          </table:table-cell>
          <table:table-cell office:value-type="float" office:value="565076" table:style-name="ce1">
            <text:p>565076</text:p>
          </table:table-cell>
          <table:table-cell office:value-type="float" office:value="442181" table:style-name="ce1">
            <text:p>442181</text:p>
          </table:table-cell>
          <table:table-cell office:value-type="float" office:value="618051" table:style-name="ce1">
            <text:p>618051</text:p>
          </table:table-cell>
          <table:table-cell office:value-type="float" office:value="576980" table:style-name="ce1">
            <text:p>576980</text:p>
          </table:table-cell>
          <table:table-cell office:value-type="float" office:value="632107" table:style-name="ce1">
            <text:p>632107</text:p>
          </table:table-cell>
          <table:table-cell office:value-type="float" office:value="454261" table:style-name="ce1">
            <text:p>454261</text:p>
          </table:table-cell>
          <table:table-cell office:value-type="float" office:value="1228681" table:style-name="ce1">
            <text:p>1228681</text:p>
          </table:table-cell>
          <table:table-cell office:value-type="float" office:value="1229734" table:style-name="ce1">
            <text:p>1229734</text:p>
          </table:table-cell>
          <table:table-cell table:style-name="ce1"/>
          <table:table-cell office:value-type="float" office:value="1231411" table:style-name="ce1">
            <text:p>1231411</text:p>
          </table:table-cell>
          <table:table-cell office:value-type="float" office:value="1416560" table:style-name="ce1">
            <text:p>1416560</text:p>
          </table:table-cell>
          <table:table-cell office:value-type="float" office:value="1417308" table:style-name="ce1">
            <text:p>1417308</text:p>
          </table:table-cell>
          <table:table-cell table:style-name="ce1"/>
          <table:table-cell office:value-type="float" office:value="1420546" table:style-name="ce1">
            <text:p>1420546</text:p>
          </table:table-cell>
          <table:table-cell office:value-type="float" office:value="1155766" table:style-name="ce1">
            <text:p>1155766</text:p>
          </table:table-cell>
          <table:table-cell office:value-type="float" office:value="1157726" table:style-name="ce1">
            <text:p>1157726</text:p>
          </table:table-cell>
          <table:table-cell table:style-name="ce1"/>
          <table:table-cell office:value-type="float" office:value="1159683" table:style-name="ce1">
            <text:p>1159683</text:p>
          </table:table-cell>
          <table:table-cell office:value-type="float" office:value="1113345" table:style-name="ce1">
            <text:p>1113345</text:p>
          </table:table-cell>
          <table:table-cell office:value-type="float" office:value="1114207" table:style-name="ce1">
            <text:p>1114207</text:p>
          </table:table-cell>
          <table:table-cell table:style-name="ce1"/>
          <table:table-cell office:value-type="float" office:value="1117540" table:style-name="ce1">
            <text:p>1117540</text:p>
          </table:table-cell>
          <table:table-cell office:value-type="float" office:value="1699592" table:style-name="ce1">
            <text:p>1699592</text:p>
          </table:table-cell>
          <table:table-cell office:value-type="float" office:value="1701242" table:style-name="ce1">
            <text:p>1701242</text:p>
          </table:table-cell>
          <table:table-cell table:style-name="ce1"/>
          <table:table-cell office:value-type="float" office:value="1703520" table:style-name="ce1">
            <text:p>1703520</text:p>
          </table:table-cell>
          <table:table-cell office:value-type="float" office:value="1655863" table:style-name="ce1">
            <text:p>1655863</text:p>
          </table:table-cell>
          <table:table-cell office:value-type="float" office:value="1656490" table:style-name="ce1">
            <text:p>1656490</text:p>
          </table:table-cell>
          <table:table-cell table:style-name="ce1"/>
          <table:table-cell office:value-type="float" office:value="1659216" table:style-name="ce1">
            <text:p>1659216</text:p>
          </table:table-cell>
          <table:table-cell office:value-type="float" office:value="1253049" table:style-name="ce1">
            <text:p>1253049</text:p>
          </table:table-cell>
          <table:table-cell office:value-type="float" office:value="1253822" table:style-name="ce1">
            <text:p>1253822</text:p>
          </table:table-cell>
          <table:table-cell table:style-name="ce1"/>
          <table:table-cell office:value-type="float" office:value="1258228" table:style-name="ce1">
            <text:p>1258228</text:p>
          </table:table-cell>
          <table:table-cell office:value-type="float" office:value="1729503" table:style-name="ce1">
            <text:p>1729503</text:p>
          </table:table-cell>
          <table:table-cell office:value-type="float" office:value="1730083" table:style-name="ce1">
            <text:p>1730083</text:p>
          </table:table-cell>
          <table:table-cell table:style-name="ce1"/>
          <table:table-cell office:value-type="float" office:value="1732327" table:style-name="ce1">
            <text:p>1732327</text:p>
          </table:table-cell>
          <table:table-cell office:value-type="float" office:value="1766502" table:style-name="ce1">
            <text:p>1766502</text:p>
          </table:table-cell>
          <table:table-cell office:value-type="float" office:value="1767242" table:style-name="ce1">
            <text:p>1767242</text:p>
          </table:table-cell>
          <table:table-cell table:style-name="ce1"/>
          <table:table-cell office:value-type="float" office:value="1769115" table:style-name="ce1">
            <text:p>1769115</text:p>
          </table:table-cell>
          <table:table-cell office:value-type="float" office:value="1459809" table:style-name="ce1">
            <text:p>1459809</text:p>
          </table:table-cell>
          <table:table-cell office:value-type="float" office:value="1460548" table:style-name="ce1">
            <text:p>1460548</text:p>
          </table:table-cell>
          <table:table-cell table:style-name="ce1"/>
          <table:table-cell office:value-type="float" office:value="1463145" table:style-name="ce1">
            <text:p>1463145</text:p>
          </table:table-cell>
          <table:table-cell office:value-type="float" office:value="1802438" table:style-name="ce1">
            <text:p>1802438</text:p>
          </table:table-cell>
          <table:table-cell office:value-type="float" office:value="1803074" table:style-name="ce1">
            <text:p>1803074</text:p>
          </table:table-cell>
          <table:table-cell table:style-name="ce1"/>
          <table:table-cell office:value-type="float" office:value="1805774" table:style-name="ce1">
            <text:p>1805774</text:p>
          </table:table-cell>
          <table:table-cell office:value-type="float" office:value="1289450" table:style-name="ce1">
            <text:p>1289450</text:p>
          </table:table-cell>
          <table:table-cell office:value-type="float" office:value="1290053" table:style-name="ce1">
            <text:p>1290053</text:p>
          </table:table-cell>
          <table:table-cell table:style-name="ce1"/>
          <table:table-cell office:value-type="float" office:value="1292569" table:style-name="ce1">
            <text:p>1292569</text:p>
          </table:table-cell>
          <table:table-cell office:value-type="float" office:value="1406528" table:style-name="ce1">
            <text:p>1406528</text:p>
          </table:table-cell>
          <table:table-cell office:value-type="float" office:value="1407261" table:style-name="ce1">
            <text:p>1407261</text:p>
          </table:table-cell>
          <table:table-cell table:style-name="ce1"/>
          <table:table-cell office:value-type="float" office:value="1410065" table:style-name="ce1">
            <text:p>1410065</text:p>
          </table:table-cell>
          <table:table-cell office:value-type="float" office:value="1567248" table:style-name="ce1">
            <text:p>1567248</text:p>
          </table:table-cell>
          <table:table-cell office:value-type="float" office:value="1567969" table:style-name="ce1">
            <text:p>1567969</text:p>
          </table:table-cell>
          <table:table-cell table:style-name="ce1"/>
          <table:table-cell office:value-type="float" office:value="1570432" table:style-name="ce1">
            <text:p>1570432</text:p>
          </table:table-cell>
          <table:table-cell office:value-type="float" office:value="1132733" table:style-name="ce1">
            <text:p>1132733</text:p>
          </table:table-cell>
          <table:table-cell office:value-type="float" office:value="1133759" table:style-name="ce1">
            <text:p>1133759</text:p>
          </table:table-cell>
          <table:table-cell table:style-name="ce1"/>
          <table:table-cell office:value-type="float" office:value="1135499" table:style-name="ce1">
            <text:p>1135499</text:p>
          </table:table-cell>
          <table:table-cell office:value-type="float" office:value="1516690" table:style-name="ce1">
            <text:p>1516690</text:p>
          </table:table-cell>
          <table:table-cell office:value-type="float" office:value="1517452" table:style-name="ce1">
            <text:p>1517452</text:p>
          </table:table-cell>
          <table:table-cell table:style-name="ce1"/>
          <table:table-cell office:value-type="float" office:value="1529545" table:style-name="ce1">
            <text:p>1529545</text:p>
          </table:table-cell>
          <table:table-cell office:value-type="float" office:value="1676567" table:style-name="ce1">
            <text:p>1676567</text:p>
          </table:table-cell>
          <table:table-cell office:value-type="float" office:value="1677211" table:style-name="ce1">
            <text:p>1677211</text:p>
          </table:table-cell>
          <table:table-cell table:style-name="ce1"/>
          <table:table-cell office:value-type="float" office:value="1679535" table:style-name="ce1">
            <text:p>1679535</text:p>
          </table:table-cell>
          <table:table-cell office:value-type="float" office:value="1811470" table:style-name="ce1">
            <text:p>1811470</text:p>
          </table:table-cell>
          <table:table-cell office:value-type="float" office:value="1812097" table:style-name="ce1">
            <text:p>1812097</text:p>
          </table:table-cell>
          <table:table-cell table:style-name="ce1"/>
          <table:table-cell office:value-type="float" office:value="1814134" table:style-name="ce1">
            <text:p>1814134</text:p>
          </table:table-cell>
          <table:table-cell office:value-type="float" office:value="1665197" table:style-name="ce1">
            <text:p>1665197</text:p>
          </table:table-cell>
          <table:table-cell office:value-type="float" office:value="1665858" table:style-name="ce1">
            <text:p>1665858</text:p>
          </table:table-cell>
          <table:table-cell table:style-name="ce1"/>
          <table:table-cell office:value-type="float" office:value="1669304" table:style-name="ce1">
            <text:p>1669304</text:p>
          </table:table-cell>
          <table:table-cell office:value-type="float" office:value="1742039" table:style-name="ce1">
            <text:p>1742039</text:p>
          </table:table-cell>
          <table:table-cell office:value-type="float" office:value="1742650" table:style-name="ce1">
            <text:p>1742650</text:p>
          </table:table-cell>
          <table:table-cell table:style-name="ce1"/>
          <table:table-cell office:value-type="float" office:value="1744823" table:style-name="ce1">
            <text:p>1744823</text:p>
          </table:table-cell>
          <table:table-cell office:value-type="float" office:value="1090266" table:style-name="ce1">
            <text:p>1090266</text:p>
          </table:table-cell>
          <table:table-cell office:value-type="float" office:value="1091198" table:style-name="ce1">
            <text:p>1091198</text:p>
          </table:table-cell>
          <table:table-cell table:style-name="ce1"/>
          <table:table-cell office:value-type="float" office:value="1093091" table:style-name="ce1">
            <text:p>1093091</text:p>
          </table:table-cell>
          <table:table-cell office:value-type="float" office:value="1707719" table:style-name="ce1">
            <text:p>1707719</text:p>
          </table:table-cell>
          <table:table-cell office:value-type="float" office:value="1708522" table:style-name="ce1">
            <text:p>1708522</text:p>
          </table:table-cell>
          <table:table-cell table:style-name="ce1"/>
          <table:table-cell office:value-type="float" office:value="1710983" table:style-name="ce1">
            <text:p>1710983</text:p>
          </table:table-cell>
          <table:table-cell office:value-type="float" office:value="1054067" table:style-name="ce1">
            <text:p>1054067</text:p>
          </table:table-cell>
          <table:table-cell office:value-type="float" office:value="1056383" table:style-name="ce1">
            <text:p>1056383</text:p>
          </table:table-cell>
          <table:table-cell table:style-name="ce1"/>
          <table:table-cell office:value-type="float" office:value="1058229" table:style-name="ce1">
            <text:p>1058229</text:p>
          </table:table-cell>
          <table:table-cell office:value-type="float" office:value="1240601" table:style-name="ce1">
            <text:p>1240601</text:p>
          </table:table-cell>
          <table:table-cell office:value-type="float" office:value="1241454" table:style-name="ce1">
            <text:p>1241454</text:p>
          </table:table-cell>
          <table:table-cell table:style-name="ce1"/>
          <table:table-cell office:value-type="float" office:value="1245771" table:style-name="ce1">
            <text:p>1245771</text:p>
          </table:table-cell>
          <table:table-cell office:value-type="float" office:value="1447834" table:style-name="ce1">
            <text:p>1447834</text:p>
          </table:table-cell>
          <table:table-cell office:value-type="float" office:value="1448524" table:style-name="ce1">
            <text:p>1448524</text:p>
          </table:table-cell>
          <table:table-cell table:style-name="ce1"/>
          <table:table-cell office:value-type="float" office:value="1451273" table:style-name="ce1">
            <text:p>1451273</text:p>
          </table:table-cell>
          <table:table-cell office:value-type="float" office:value="1351537" table:style-name="ce1">
            <text:p>1351537</text:p>
          </table:table-cell>
          <table:table-cell office:value-type="float" office:value="1353927" table:style-name="ce1">
            <text:p>1353927</text:p>
          </table:table-cell>
          <table:table-cell table:style-name="ce1"/>
          <table:table-cell office:value-type="float" office:value="1357872" table:style-name="ce1">
            <text:p>1357872</text:p>
          </table:table-cell>
          <table:table-cell office:value-type="float" office:value="1606515" table:style-name="ce1">
            <text:p>1606515</text:p>
          </table:table-cell>
          <table:table-cell office:value-type="float" office:value="1607187" table:style-name="ce1">
            <text:p>1607187</text:p>
          </table:table-cell>
          <table:table-cell table:style-name="ce1"/>
          <table:table-cell office:value-type="float" office:value="1609592" table:style-name="ce1">
            <text:p>1609592</text:p>
          </table:table-cell>
          <table:table-cell office:value-type="float" office:value="1218252" table:style-name="ce1">
            <text:p>1218252</text:p>
          </table:table-cell>
          <table:table-cell office:value-type="float" office:value="1219253" table:style-name="ce1">
            <text:p>1219253</text:p>
          </table:table-cell>
          <table:table-cell table:style-name="ce1"/>
          <table:table-cell office:value-type="float" office:value="1221243" table:style-name="ce1">
            <text:p>1221243</text:p>
          </table:table-cell>
          <table:table-cell office:value-type="float" office:value="1545704" table:style-name="ce1">
            <text:p>1545704</text:p>
          </table:table-cell>
          <table:table-cell office:value-type="float" office:value="1546580" table:style-name="ce1">
            <text:p>1546580</text:p>
          </table:table-cell>
          <table:table-cell table:style-name="ce1"/>
          <table:table-cell office:value-type="float" office:value="1548752" table:style-name="ce1">
            <text:p>1548752</text:p>
          </table:table-cell>
          <table:table-cell office:value-type="float" office:value="1716927" table:style-name="ce1">
            <text:p>1716927</text:p>
          </table:table-cell>
          <table:table-cell office:value-type="float" office:value="1717649" table:style-name="ce1">
            <text:p>1717649</text:p>
          </table:table-cell>
          <table:table-cell table:style-name="ce1"/>
          <table:table-cell office:value-type="float" office:value="1719887" table:style-name="ce1">
            <text:p>1719887</text:p>
          </table:table-cell>
          <table:table-cell office:value-type="float" office:value="1787078" table:style-name="ce1">
            <text:p>1787078</text:p>
          </table:table-cell>
          <table:table-cell office:value-type="float" office:value="1787746" table:style-name="ce1">
            <text:p>1787746</text:p>
          </table:table-cell>
          <table:table-cell table:style-name="ce1"/>
          <table:table-cell office:value-type="float" office:value="1790759" table:style-name="ce1">
            <text:p>1790759</text:p>
          </table:table-cell>
          <table:table-cell office:value-type="float" office:value="1536490" table:style-name="ce1">
            <text:p>1536490</text:p>
          </table:table-cell>
          <table:table-cell office:value-type="float" office:value="1537060" table:style-name="ce1">
            <text:p>1537060</text:p>
          </table:table-cell>
          <table:table-cell table:style-name="ce1"/>
          <table:table-cell office:value-type="float" office:value="1539120" table:style-name="ce1">
            <text:p>1539120</text:p>
          </table:table-cell>
          <table:table-cell office:value-type="float" office:value="1502696" table:style-name="ce1">
            <text:p>1502696</text:p>
          </table:table-cell>
          <table:table-cell office:value-type="float" office:value="1503364" table:style-name="ce1">
            <text:p>1503364</text:p>
          </table:table-cell>
          <table:table-cell table:style-name="ce1"/>
          <table:table-cell office:value-type="float" office:value="1506705" table:style-name="ce1">
            <text:p>1506705</text:p>
          </table:table-cell>
          <table:table-cell office:value-type="float" office:value="1471638" table:style-name="ce1">
            <text:p>1471638</text:p>
          </table:table-cell>
          <table:table-cell office:value-type="float" office:value="1472364" table:style-name="ce1">
            <text:p>1472364</text:p>
          </table:table-cell>
          <table:table-cell table:style-name="ce1"/>
          <table:table-cell office:value-type="float" office:value="1476009" table:style-name="ce1">
            <text:p>1476009</text:p>
          </table:table-cell>
          <table:table-cell office:value-type="float" office:value="1597290" table:style-name="ce1">
            <text:p>1597290</text:p>
          </table:table-cell>
          <table:table-cell office:value-type="float" office:value="1597971" table:style-name="ce1">
            <text:p>1597971</text:p>
          </table:table-cell>
          <table:table-cell table:style-name="ce1"/>
          <table:table-cell office:value-type="float" office:value="1600561" table:style-name="ce1">
            <text:p>1600561</text:p>
          </table:table-cell>
          <table:table-cell office:value-type="float" office:value="1267192" table:style-name="ce1">
            <text:p>1267192</text:p>
          </table:table-cell>
          <table:table-cell office:value-type="float" office:value="1267909" table:style-name="ce1">
            <text:p>1267909</text:p>
          </table:table-cell>
          <table:table-cell table:style-name="ce1"/>
          <table:table-cell office:value-type="float" office:value="1271921" table:style-name="ce1">
            <text:p>1271921</text:p>
          </table:table-cell>
          <table:table-cell office:value-type="float" office:value="1100229" table:style-name="ce1">
            <text:p>1100229</text:p>
          </table:table-cell>
          <table:table-cell office:value-type="float" office:value="1101180" table:style-name="ce1">
            <text:p>1101180</text:p>
          </table:table-cell>
          <table:table-cell table:style-name="ce1"/>
          <table:table-cell office:value-type="float" office:value="1103403" table:style-name="ce1">
            <text:p>1103403</text:p>
          </table:table-cell>
          <table:table-cell office:value-type="float" office:value="1749831" table:style-name="ce1">
            <text:p>1749831</text:p>
          </table:table-cell>
          <table:table-cell office:value-type="float" office:value="1750466" table:style-name="ce1">
            <text:p>1750466</text:p>
          </table:table-cell>
          <table:table-cell table:style-name="ce1"/>
          <table:table-cell office:value-type="float" office:value="1753191" table:style-name="ce1">
            <text:p>1753191</text:p>
          </table:table-cell>
          <table:table-cell office:value-type="float" office:value="1279185" table:style-name="ce1">
            <text:p>1279185</text:p>
          </table:table-cell>
          <table:table-cell office:value-type="float" office:value="1280221" table:style-name="ce1">
            <text:p>1280221</text:p>
          </table:table-cell>
          <table:table-cell table:style-name="ce1"/>
          <table:table-cell office:value-type="float" office:value="1282081" table:style-name="ce1">
            <text:p>1282081</text:p>
          </table:table-cell>
          <table:table-cell office:value-type="float" office:value="1179925" table:style-name="ce1">
            <text:p>1179925</text:p>
          </table:table-cell>
          <table:table-cell office:value-type="float" office:value="1180998" table:style-name="ce1">
            <text:p>1180998</text:p>
          </table:table-cell>
          <table:table-cell table:style-name="ce1"/>
          <table:table-cell office:value-type="float" office:value="1184731" table:style-name="ce1">
            <text:p>1184731</text:p>
          </table:table-cell>
          <table:table-cell office:value-type="float" office:value="1824901" table:style-name="ce1">
            <text:p>1824901</text:p>
          </table:table-cell>
          <table:table-cell office:value-type="float" office:value="1825522" table:style-name="ce1">
            <text:p>1825522</text:p>
          </table:table-cell>
          <table:table-cell table:style-name="ce1"/>
          <table:table-cell office:value-type="float" office:value="1828582" table:style-name="ce1">
            <text:p>1828582</text:p>
          </table:table-cell>
          <table:table-cell office:value-type="float" office:value="1312593" table:style-name="ce1">
            <text:p>1312593</text:p>
          </table:table-cell>
          <table:table-cell office:value-type="float" office:value="1313501" table:style-name="ce1">
            <text:p>1313501</text:p>
          </table:table-cell>
          <table:table-cell table:style-name="ce1"/>
          <table:table-cell office:value-type="float" office:value="1321930" table:style-name="ce1">
            <text:p>1321930</text:p>
          </table:table-cell>
          <table:table-cell office:value-type="float" office:value="1618351" table:style-name="ce1">
            <text:p>1618351</text:p>
          </table:table-cell>
          <table:table-cell office:value-type="float" office:value="1619059" table:style-name="ce1">
            <text:p>1619059</text:p>
          </table:table-cell>
          <table:table-cell table:style-name="ce1"/>
          <table:table-cell office:value-type="float" office:value="1621824" table:style-name="ce1">
            <text:p>1621824</text:p>
          </table:table-cell>
          <table:table-cell office:value-type="float" office:value="1329072" table:style-name="ce1">
            <text:p>1329072</text:p>
          </table:table-cell>
          <table:table-cell office:value-type="float" office:value="1329877" table:style-name="ce1">
            <text:p>1329877</text:p>
          </table:table-cell>
          <table:table-cell table:style-name="ce1"/>
          <table:table-cell office:value-type="float" office:value="1332778" table:style-name="ce1">
            <text:p>1332778</text:p>
          </table:table-cell>
          <table:table-cell office:value-type="float" office:value="1777486" table:style-name="ce1">
            <text:p>1777486</text:p>
          </table:table-cell>
          <table:table-cell office:value-type="float" office:value="1778218" table:style-name="ce1">
            <text:p>1778218</text:p>
          </table:table-cell>
          <table:table-cell table:style-name="ce1"/>
          <table:table-cell office:value-type="float" office:value="1780031" table:style-name="ce1">
            <text:p>1780031</text:p>
          </table:table-cell>
          <table:table-cell office:value-type="float" office:value="1642043" table:style-name="ce1">
            <text:p>1642043</text:p>
          </table:table-cell>
          <table:table-cell office:value-type="float" office:value="1643387" table:style-name="ce1">
            <text:p>1643387</text:p>
          </table:table-cell>
          <table:table-cell table:style-name="ce1"/>
          <table:table-cell office:value-type="float" office:value="1647064" table:style-name="ce1">
            <text:p>1647064</text:p>
          </table:table-cell>
          <table:table-cell office:value-type="float" office:value="1426929" table:style-name="ce1">
            <text:p>1426929</text:p>
          </table:table-cell>
          <table:table-cell office:value-type="float" office:value="1427668" table:style-name="ce1">
            <text:p>1427668</text:p>
          </table:table-cell>
          <table:table-cell table:style-name="ce1"/>
          <table:table-cell office:value-type="float" office:value="1430577" table:style-name="ce1">
            <text:p>1430577</text:p>
          </table:table-cell>
          <table:table-cell office:value-type="float" office:value="1378019" table:style-name="ce1">
            <text:p>1378019</text:p>
          </table:table-cell>
          <table:table-cell office:value-type="float" office:value="1378780" table:style-name="ce1">
            <text:p>1378780</text:p>
          </table:table-cell>
          <table:table-cell table:style-name="ce1"/>
          <table:table-cell office:value-type="float" office:value="1380441" table:style-name="ce1">
            <text:p>1380441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4_223907_M08927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4_21:53:52</text:p>
          </table:table-cell>
          <table:table-cell office:value-type="string" table:style-name="ce1">
            <text:p>2020-11-14_22:53:52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M089275</text:p>
          </table:table-cell>
          <table:table-cell office:value-type="string" table:style-name="ce1">
            <text:p>M08927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3Id6pNfjMF1QBjIj</text:p>
          </table:table-cell>
          <table:table-cell office:value-type="string" table:style-name="ce1">
            <text:p>https://www.testable.org/experiment/4303/294929/start?participant=M089275</text:p>
          </table:table-cell>
          <table:table-cell office:value-type="float" office:value="2714350" table:style-name="ce1">
            <text:p>2714350</text:p>
          </table:table-cell>
          <table:table-cell office:value-type="float" office:value="45.239166666667003" table:style-name="ce1">
            <text:p>45,23916667</text:p>
          </table:table-cell>
          <table:table-cell office:value-type="float" office:value="770603" table:style-name="ce1">
            <text:p>770603</text:p>
          </table:table-cell>
          <table:table-cell office:value-type="float" office:value="816605" table:style-name="ce1">
            <text:p>816605</text:p>
          </table:table-cell>
          <table:table-cell office:value-type="float" office:value="655140" table:style-name="ce1">
            <text:p>655140</text:p>
          </table:table-cell>
          <table:table-cell office:value-type="float" office:value="718453" table:style-name="ce1">
            <text:p>718453</text:p>
          </table:table-cell>
          <table:table-cell office:value-type="float" office:value="895240" table:style-name="ce1">
            <text:p>895240</text:p>
          </table:table-cell>
          <table:table-cell office:value-type="float" office:value="855483" table:style-name="ce1">
            <text:p>855483</text:p>
          </table:table-cell>
          <table:table-cell office:value-type="float" office:value="429428" table:style-name="ce1">
            <text:p>429428</text:p>
          </table:table-cell>
          <table:table-cell office:value-type="float" office:value="600888" table:style-name="ce1">
            <text:p>600888</text:p>
          </table:table-cell>
          <table:table-cell office:value-type="float" office:value="357467" table:style-name="ce1">
            <text:p>357467</text:p>
          </table:table-cell>
          <table:table-cell office:value-type="float" office:value="548391" table:style-name="ce1">
            <text:p>548391</text:p>
          </table:table-cell>
          <table:table-cell office:value-type="float" office:value="491218" table:style-name="ce1">
            <text:p>491218</text:p>
          </table:table-cell>
          <table:table-cell office:value-type="float" office:value="941001" table:style-name="ce1">
            <text:p>941001</text:p>
          </table:table-cell>
          <table:table-cell office:value-type="float" office:value="1900939" table:style-name="ce1">
            <text:p>1900939</text:p>
          </table:table-cell>
          <table:table-cell office:value-type="float" office:value="1903260" table:style-name="ce1">
            <text:p>1903260</text:p>
          </table:table-cell>
          <table:table-cell table:style-name="ce1"/>
          <table:table-cell office:value-type="float" office:value="1909169" table:style-name="ce1">
            <text:p>1909169</text:p>
          </table:table-cell>
          <table:table-cell office:value-type="float" office:value="2320229" table:style-name="ce1">
            <text:p>2320229</text:p>
          </table:table-cell>
          <table:table-cell office:value-type="float" office:value="2321544" table:style-name="ce1">
            <text:p>2321544</text:p>
          </table:table-cell>
          <table:table-cell table:style-name="ce1"/>
          <table:table-cell office:value-type="float" office:value="2323946" table:style-name="ce1">
            <text:p>2323946</text:p>
          </table:table-cell>
          <table:table-cell office:value-type="float" office:value="2111048" table:style-name="ce1">
            <text:p>2111048</text:p>
          </table:table-cell>
          <table:table-cell office:value-type="float" office:value="2113027" table:style-name="ce1">
            <text:p>2113027</text:p>
          </table:table-cell>
          <table:table-cell table:style-name="ce1"/>
          <table:table-cell office:value-type="float" office:value="2115506" table:style-name="ce1">
            <text:p>2115506</text:p>
          </table:table-cell>
          <table:table-cell office:value-type="float" office:value="2141640" table:style-name="ce1">
            <text:p>2141640</text:p>
          </table:table-cell>
          <table:table-cell office:value-type="float" office:value="2143185" table:style-name="ce1">
            <text:p>2143185</text:p>
          </table:table-cell>
          <table:table-cell table:style-name="ce1"/>
          <table:table-cell office:value-type="float" office:value="2145514" table:style-name="ce1">
            <text:p>2145514</text:p>
          </table:table-cell>
          <table:table-cell office:value-type="float" office:value="2077151" table:style-name="ce1">
            <text:p>2077151</text:p>
          </table:table-cell>
          <table:table-cell office:value-type="float" office:value="2078192" table:style-name="ce1">
            <text:p>2078192</text:p>
          </table:table-cell>
          <table:table-cell table:style-name="ce1"/>
          <table:table-cell office:value-type="float" office:value="2079848" table:style-name="ce1">
            <text:p>2079848</text:p>
          </table:table-cell>
          <table:table-cell office:value-type="float" office:value="2259295" table:style-name="ce1">
            <text:p>2259295</text:p>
          </table:table-cell>
          <table:table-cell office:value-type="float" office:value="2261007" table:style-name="ce1">
            <text:p>2261007</text:p>
          </table:table-cell>
          <table:table-cell table:style-name="ce1"/>
          <table:table-cell office:value-type="float" office:value="2264937" table:style-name="ce1">
            <text:p>2264937</text:p>
          </table:table-cell>
          <table:table-cell office:value-type="float" office:value="2640023" table:style-name="ce1">
            <text:p>2640023</text:p>
          </table:table-cell>
          <table:table-cell office:value-type="float" office:value="2642440" table:style-name="ce1">
            <text:p>2642440</text:p>
          </table:table-cell>
          <table:table-cell table:style-name="ce1"/>
          <table:table-cell office:value-type="float" office:value="2644692" table:style-name="ce1">
            <text:p>2644692</text:p>
          </table:table-cell>
          <table:table-cell office:value-type="float" office:value="2670590" table:style-name="ce1">
            <text:p>2670590</text:p>
          </table:table-cell>
          <table:table-cell office:value-type="float" office:value="2671757" table:style-name="ce1">
            <text:p>2671757</text:p>
          </table:table-cell>
          <table:table-cell table:style-name="ce1"/>
          <table:table-cell office:value-type="float" office:value="2676968" table:style-name="ce1">
            <text:p>2676968</text:p>
          </table:table-cell>
          <table:table-cell office:value-type="float" office:value="2690675" table:style-name="ce1">
            <text:p>2690675</text:p>
          </table:table-cell>
          <table:table-cell office:value-type="float" office:value="2694503" table:style-name="ce1">
            <text:p>2694503</text:p>
          </table:table-cell>
          <table:table-cell table:style-name="ce1"/>
          <table:table-cell office:value-type="float" office:value="2696508" table:style-name="ce1">
            <text:p>2696508</text:p>
          </table:table-cell>
          <table:table-cell office:value-type="float" office:value="2545628" table:style-name="ce1">
            <text:p>2545628</text:p>
          </table:table-cell>
          <table:table-cell office:value-type="float" office:value="2546519" table:style-name="ce1">
            <text:p>2546519</text:p>
          </table:table-cell>
          <table:table-cell table:style-name="ce1"/>
          <table:table-cell office:value-type="float" office:value="2548857" table:style-name="ce1">
            <text:p>2548857</text:p>
          </table:table-cell>
          <table:table-cell office:value-type="float" office:value="2584310" table:style-name="ce1">
            <text:p>2584310</text:p>
          </table:table-cell>
          <table:table-cell office:value-type="float" office:value="2586056" table:style-name="ce1">
            <text:p>2586056</text:p>
          </table:table-cell>
          <table:table-cell table:style-name="ce1"/>
          <table:table-cell office:value-type="float" office:value="2588992" table:style-name="ce1">
            <text:p>2588992</text:p>
          </table:table-cell>
          <table:table-cell office:value-type="float" office:value="2415528" table:style-name="ce1">
            <text:p>2415528</text:p>
          </table:table-cell>
          <table:table-cell office:value-type="float" office:value="2429112" table:style-name="ce1">
            <text:p>2429112</text:p>
          </table:table-cell>
          <table:table-cell table:style-name="ce1"/>
          <table:table-cell office:value-type="float" office:value="2431116" table:style-name="ce1">
            <text:p>2431116</text:p>
          </table:table-cell>
          <table:table-cell office:value-type="float" office:value="2157153" table:style-name="ce1">
            <text:p>2157153</text:p>
          </table:table-cell>
          <table:table-cell office:value-type="float" office:value="2165206" table:style-name="ce1">
            <text:p>2165206</text:p>
          </table:table-cell>
          <table:table-cell table:style-name="ce1"/>
          <table:table-cell office:value-type="float" office:value="2167286" table:style-name="ce1">
            <text:p>2167286</text:p>
          </table:table-cell>
          <table:table-cell office:value-type="float" office:value="1856386" table:style-name="ce1">
            <text:p>1856386</text:p>
          </table:table-cell>
          <table:table-cell office:value-type="float" office:value="1858802" table:style-name="ce1">
            <text:p>1858802</text:p>
          </table:table-cell>
          <table:table-cell table:style-name="ce1"/>
          <table:table-cell office:value-type="float" office:value="1861822" table:style-name="ce1">
            <text:p>1861822</text:p>
          </table:table-cell>
          <table:table-cell office:value-type="float" office:value="2210677" table:style-name="ce1">
            <text:p>2210677</text:p>
          </table:table-cell>
          <table:table-cell office:value-type="float" office:value="2212405" table:style-name="ce1">
            <text:p>2212405</text:p>
          </table:table-cell>
          <table:table-cell table:style-name="ce1"/>
          <table:table-cell office:value-type="float" office:value="2214485" table:style-name="ce1">
            <text:p>2214485</text:p>
          </table:table-cell>
          <table:table-cell office:value-type="float" office:value="1871666" table:style-name="ce1">
            <text:p>1871666</text:p>
          </table:table-cell>
          <table:table-cell office:value-type="float" office:value="1873519" table:style-name="ce1">
            <text:p>1873519</text:p>
          </table:table-cell>
          <table:table-cell office:value-type="float" office:value="1876772" table:style-name="ce1">
            <text:p>1876772</text:p>
          </table:table-cell>
          <table:table-cell table:style-name="ce1"/>
          <table:table-cell office:value-type="float" office:value="2099225" table:style-name="ce1">
            <text:p>2099225</text:p>
          </table:table-cell>
          <table:table-cell office:value-type="float" office:value="2100831" table:style-name="ce1">
            <text:p>2100831</text:p>
          </table:table-cell>
          <table:table-cell table:style-name="ce1"/>
          <table:table-cell office:value-type="float" office:value="2102533" table:style-name="ce1">
            <text:p>2102533</text:p>
          </table:table-cell>
          <table:table-cell office:value-type="float" office:value="2624271" table:style-name="ce1">
            <text:p>2624271</text:p>
          </table:table-cell>
          <table:table-cell office:value-type="float" office:value="2626247" table:style-name="ce1">
            <text:p>2626247</text:p>
          </table:table-cell>
          <table:table-cell office:value-type="float" office:value="2629144" table:style-name="ce1">
            <text:p>2629144</text:p>
          </table:table-cell>
          <table:table-cell table:style-name="ce1"/>
          <table:table-cell office:value-type="float" office:value="1886779" table:style-name="ce1">
            <text:p>1886779</text:p>
          </table:table-cell>
          <table:table-cell office:value-type="float" office:value="1888466" table:style-name="ce1">
            <text:p>1888466</text:p>
          </table:table-cell>
          <table:table-cell table:style-name="ce1"/>
          <table:table-cell office:value-type="float" office:value="1890967" table:style-name="ce1">
            <text:p>1890967</text:p>
          </table:table-cell>
          <table:table-cell office:value-type="float" office:value="1951651" table:style-name="ce1">
            <text:p>1951651</text:p>
          </table:table-cell>
          <table:table-cell office:value-type="float" office:value="1952708" table:style-name="ce1">
            <text:p>1952708</text:p>
          </table:table-cell>
          <table:table-cell table:style-name="ce1"/>
          <table:table-cell office:value-type="float" office:value="1958449" table:style-name="ce1">
            <text:p>1958449</text:p>
          </table:table-cell>
          <table:table-cell office:value-type="float" office:value="2040440" table:style-name="ce1">
            <text:p>2040440</text:p>
          </table:table-cell>
          <table:table-cell office:value-type="float" office:value="2042239" table:style-name="ce1">
            <text:p>2042239</text:p>
          </table:table-cell>
          <table:table-cell table:style-name="ce1"/>
          <table:table-cell office:value-type="float" office:value="2044048" table:style-name="ce1">
            <text:p>2044048</text:p>
          </table:table-cell>
          <table:table-cell office:value-type="float" office:value="1835207" table:style-name="ce1">
            <text:p>1835207</text:p>
          </table:table-cell>
          <table:table-cell office:value-type="float" office:value="1837251" table:style-name="ce1">
            <text:p>1837251</text:p>
          </table:table-cell>
          <table:table-cell table:style-name="ce1"/>
          <table:table-cell office:value-type="float" office:value="1842555" table:style-name="ce1">
            <text:p>1842555</text:p>
          </table:table-cell>
          <table:table-cell office:value-type="float" office:value="2656127" table:style-name="ce1">
            <text:p>2656127</text:p>
          </table:table-cell>
          <table:table-cell office:value-type="float" office:value="2657653" table:style-name="ce1">
            <text:p>2657653</text:p>
          </table:table-cell>
          <table:table-cell office:value-type="float" office:value="2660380" table:style-name="ce1">
            <text:p>2660380</text:p>
          </table:table-cell>
          <table:table-cell table:style-name="ce1"/>
          <table:table-cell office:value-type="float" office:value="1985298" table:style-name="ce1">
            <text:p>1985298</text:p>
          </table:table-cell>
          <table:table-cell office:value-type="float" office:value="1988289" table:style-name="ce1">
            <text:p>1988289</text:p>
          </table:table-cell>
          <table:table-cell table:style-name="ce1"/>
          <table:table-cell office:value-type="float" office:value="1990819" table:style-name="ce1">
            <text:p>1990819</text:p>
          </table:table-cell>
          <table:table-cell office:value-type="float" office:value="1914645" table:style-name="ce1">
            <text:p>1914645</text:p>
          </table:table-cell>
          <table:table-cell office:value-type="float" office:value="1917576" table:style-name="ce1">
            <text:p>1917576</text:p>
          </table:table-cell>
          <table:table-cell table:style-name="ce1"/>
          <table:table-cell office:value-type="float" office:value="1920226" table:style-name="ce1">
            <text:p>1920226</text:p>
          </table:table-cell>
          <table:table-cell office:value-type="float" office:value="2598759" table:style-name="ce1">
            <text:p>2598759</text:p>
          </table:table-cell>
          <table:table-cell office:value-type="float" office:value="2601360" table:style-name="ce1">
            <text:p>2601360</text:p>
          </table:table-cell>
          <table:table-cell table:style-name="ce1"/>
          <table:table-cell office:value-type="float" office:value="2602994" table:style-name="ce1">
            <text:p>2602994</text:p>
          </table:table-cell>
          <table:table-cell office:value-type="float" office:value="2309061" table:style-name="ce1">
            <text:p>2309061</text:p>
          </table:table-cell>
          <table:table-cell office:value-type="float" office:value="2310792" table:style-name="ce1">
            <text:p>2310792</text:p>
          </table:table-cell>
          <table:table-cell table:style-name="ce1"/>
          <table:table-cell office:value-type="float" office:value="2313466" table:style-name="ce1">
            <text:p>2313466</text:p>
          </table:table-cell>
          <table:table-cell office:value-type="float" office:value="2557317" table:style-name="ce1">
            <text:p>2557317</text:p>
          </table:table-cell>
          <table:table-cell office:value-type="float" office:value="2558449" table:style-name="ce1">
            <text:p>2558449</text:p>
          </table:table-cell>
          <table:table-cell table:style-name="ce1"/>
          <table:table-cell office:value-type="float" office:value="2560384" table:style-name="ce1">
            <text:p>2560384</text:p>
          </table:table-cell>
          <table:table-cell office:value-type="float" office:value="2068688" table:style-name="ce1">
            <text:p>2068688</text:p>
          </table:table-cell>
          <table:table-cell office:value-type="float" office:value="2069924" table:style-name="ce1">
            <text:p>2069924</text:p>
          </table:table-cell>
          <table:table-cell table:style-name="ce1"/>
          <table:table-cell office:value-type="float" office:value="2071950" table:style-name="ce1">
            <text:p>2071950</text:p>
          </table:table-cell>
          <table:table-cell office:value-type="float" office:value="1998512" table:style-name="ce1">
            <text:p>1998512</text:p>
          </table:table-cell>
          <table:table-cell office:value-type="float" office:value="2001573" table:style-name="ce1">
            <text:p>2001573</text:p>
          </table:table-cell>
          <table:table-cell table:style-name="ce1"/>
          <table:table-cell office:value-type="float" office:value="2004987" table:style-name="ce1">
            <text:p>2004987</text:p>
          </table:table-cell>
          <table:table-cell office:value-type="float" office:value="2706700" table:style-name="ce1">
            <text:p>2706700</text:p>
          </table:table-cell>
          <table:table-cell office:value-type="float" office:value="2710078" table:style-name="ce1">
            <text:p>2710078</text:p>
          </table:table-cell>
          <table:table-cell table:style-name="ce1"/>
          <table:table-cell office:value-type="float" office:value="2712234" table:style-name="ce1">
            <text:p>2712234</text:p>
          </table:table-cell>
          <table:table-cell office:value-type="float" office:value="2393812" table:style-name="ce1">
            <text:p>2393812</text:p>
          </table:table-cell>
          <table:table-cell office:value-type="float" office:value="2402333" table:style-name="ce1">
            <text:p>2402333</text:p>
          </table:table-cell>
          <table:table-cell table:style-name="ce1"/>
          <table:table-cell office:value-type="float" office:value="2404563" table:style-name="ce1">
            <text:p>2404563</text:p>
          </table:table-cell>
          <table:table-cell office:value-type="float" office:value="2351966" table:style-name="ce1">
            <text:p>2351966</text:p>
          </table:table-cell>
          <table:table-cell office:value-type="float" office:value="2353255" table:style-name="ce1">
            <text:p>2353255</text:p>
          </table:table-cell>
          <table:table-cell table:style-name="ce1"/>
          <table:table-cell office:value-type="float" office:value="2355551" table:style-name="ce1">
            <text:p>2355551</text:p>
          </table:table-cell>
          <table:table-cell office:value-type="float" office:value="2227432" table:style-name="ce1">
            <text:p>2227432</text:p>
          </table:table-cell>
          <table:table-cell office:value-type="float" office:value="2228668" table:style-name="ce1">
            <text:p>2228668</text:p>
          </table:table-cell>
          <table:table-cell table:style-name="ce1"/>
          <table:table-cell office:value-type="float" office:value="2230649" table:style-name="ce1">
            <text:p>2230649</text:p>
          </table:table-cell>
          <table:table-cell office:value-type="float" office:value="2614684" table:style-name="ce1">
            <text:p>2614684</text:p>
          </table:table-cell>
          <table:table-cell office:value-type="float" office:value="2615665" table:style-name="ce1">
            <text:p>2615665</text:p>
          </table:table-cell>
          <table:table-cell table:style-name="ce1"/>
          <table:table-cell office:value-type="float" office:value="2617857" table:style-name="ce1">
            <text:p>2617857</text:p>
          </table:table-cell>
          <table:table-cell office:value-type="float" office:value="2198464" table:style-name="ce1">
            <text:p>2198464</text:p>
          </table:table-cell>
          <table:table-cell office:value-type="float" office:value="2199618" table:style-name="ce1">
            <text:p>2199618</text:p>
          </table:table-cell>
          <table:table-cell table:style-name="ce1"/>
          <table:table-cell office:value-type="float" office:value="2202362" table:style-name="ce1">
            <text:p>2202362</text:p>
          </table:table-cell>
          <table:table-cell office:value-type="float" office:value="2568697" table:style-name="ce1">
            <text:p>2568697</text:p>
          </table:table-cell>
          <table:table-cell office:value-type="float" office:value="2569911" table:style-name="ce1">
            <text:p>2569911</text:p>
          </table:table-cell>
          <table:table-cell table:style-name="ce1"/>
          <table:table-cell office:value-type="float" office:value="2571649" table:style-name="ce1">
            <text:p>2571649</text:p>
          </table:table-cell>
          <table:table-cell office:value-type="float" office:value="1966311" table:style-name="ce1">
            <text:p>1966311</text:p>
          </table:table-cell>
          <table:table-cell office:value-type="float" office:value="1968231" table:style-name="ce1">
            <text:p>1968231</text:p>
          </table:table-cell>
          <table:table-cell table:style-name="ce1"/>
          <table:table-cell office:value-type="float" office:value="1970973" table:style-name="ce1">
            <text:p>1970973</text:p>
          </table:table-cell>
          <table:table-cell office:value-type="float" office:value="2239064" table:style-name="ce1">
            <text:p>2239064</text:p>
          </table:table-cell>
          <table:table-cell office:value-type="float" office:value="2240534" table:style-name="ce1">
            <text:p>2240534</text:p>
          </table:table-cell>
          <table:table-cell table:style-name="ce1"/>
          <table:table-cell office:value-type="float" office:value="2242652" table:style-name="ce1">
            <text:p>2242652</text:p>
          </table:table-cell>
          <table:table-cell office:value-type="float" office:value="2023509" table:style-name="ce1">
            <text:p>2023509</text:p>
          </table:table-cell>
          <table:table-cell office:value-type="float" office:value="2029284" table:style-name="ce1">
            <text:p>2029284</text:p>
          </table:table-cell>
          <table:table-cell table:style-name="ce1"/>
          <table:table-cell office:value-type="float" office:value="2031807" table:style-name="ce1">
            <text:p>2031807</text:p>
          </table:table-cell>
          <table:table-cell office:value-type="float" office:value="2527078" table:style-name="ce1">
            <text:p>2527078</text:p>
          </table:table-cell>
          <table:table-cell office:value-type="float" office:value="2529288" table:style-name="ce1">
            <text:p>2529288</text:p>
          </table:table-cell>
          <table:table-cell office:value-type="float" office:value="2531030" table:style-name="ce1">
            <text:p>2531030</text:p>
          </table:table-cell>
          <table:table-cell table:style-name="ce1"/>
          <table:table-cell office:value-type="float" office:value="2186569" table:style-name="ce1">
            <text:p>2186569</text:p>
          </table:table-cell>
          <table:table-cell office:value-type="float" office:value="2188894" table:style-name="ce1">
            <text:p>2188894</text:p>
          </table:table-cell>
          <table:table-cell office:value-type="float" office:value="2190630" table:style-name="ce1">
            <text:p>2190630</text:p>
          </table:table-cell>
          <table:table-cell table:style-name="ce1"/>
          <table:table-cell office:value-type="float" office:value="2452604" table:style-name="ce1">
            <text:p>2452604</text:p>
          </table:table-cell>
          <table:table-cell office:value-type="float" office:value="2517271" table:style-name="ce1">
            <text:p>2517271</text:p>
          </table:table-cell>
          <table:table-cell office:value-type="float" office:value="2519730" table:style-name="ce1">
            <text:p>2519730</text:p>
          </table:table-cell>
          <table:table-cell table:style-name="ce1"/>
          <table:table-cell office:value-type="float" office:value="2177350" table:style-name="ce1">
            <text:p>2177350</text:p>
          </table:table-cell>
          <table:table-cell office:value-type="float" office:value="2178007" table:style-name="ce1">
            <text:p>2178007</text:p>
          </table:table-cell>
          <table:table-cell table:style-name="ce1"/>
          <table:table-cell office:value-type="float" office:value="2179987" table:style-name="ce1">
            <text:p>2179987</text:p>
          </table:table-cell>
          <table:table-cell office:value-type="float" office:value="2050102" table:style-name="ce1">
            <text:p>2050102</text:p>
          </table:table-cell>
          <table:table-cell office:value-type="float" office:value="2053461" table:style-name="ce1">
            <text:p>2053461</text:p>
          </table:table-cell>
          <table:table-cell office:value-type="float" office:value="2056801" table:style-name="ce1">
            <text:p>2056801</text:p>
          </table:table-cell>
          <table:table-cell table:style-name="ce1"/>
          <table:table-cell office:value-type="float" office:value="1934945" table:style-name="ce1">
            <text:p>1934945</text:p>
          </table:table-cell>
          <table:table-cell office:value-type="float" office:value="1936262" table:style-name="ce1">
            <text:p>1936262</text:p>
          </table:table-cell>
          <table:table-cell table:style-name="ce1"/>
          <table:table-cell office:value-type="float" office:value="1938455" table:style-name="ce1">
            <text:p>1938455</text:p>
          </table:table-cell>
          <table:table-cell office:value-type="float" office:value="2124380" table:style-name="ce1">
            <text:p>2124380</text:p>
          </table:table-cell>
          <table:table-cell office:value-type="float" office:value="2129228" table:style-name="ce1">
            <text:p>2129228</text:p>
          </table:table-cell>
          <table:table-cell office:value-type="float" office:value="2132253" table:style-name="ce1">
            <text:p>2132253</text:p>
          </table:table-cell>
          <table:table-cell table:style-name="ce1"/>
          <table:table-cell office:value-type="float" office:value="2088620" table:style-name="ce1">
            <text:p>2088620</text:p>
          </table:table-cell>
          <table:table-cell office:value-type="float" office:value="2089586" table:style-name="ce1">
            <text:p>2089586</text:p>
          </table:table-cell>
          <table:table-cell table:style-name="ce1"/>
          <table:table-cell office:value-type="float" office:value="2092360" table:style-name="ce1">
            <text:p>209236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6_212417_M068026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6_20:25:52</text:p>
          </table:table-cell>
          <table:table-cell office:value-type="string" table:style-name="ce1">
            <text:p>2020-11-16_21:25:52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Sam Desobe</text:p>
          </table:table-cell>
          <table:table-cell office:value-type="string" table:style-name="ce1">
            <text:p>M06802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PFecUq15gdv2lC8Z</text:p>
          </table:table-cell>
          <table:table-cell office:value-type="string" table:style-name="ce1">
            <text:p>https://www.testable.org/experiment/4303/294929/start?participant=M068026</text:p>
          </table:table-cell>
          <table:table-cell office:value-type="float" office:value="3505396" table:style-name="ce1">
            <text:p>3505396</text:p>
          </table:table-cell>
          <table:table-cell office:value-type="float" office:value="58.423266666666997" table:style-name="ce1">
            <text:p>58,42326667</text:p>
          </table:table-cell>
          <table:table-cell office:value-type="float" office:value="1006674" table:style-name="ce1">
            <text:p>1006674</text:p>
          </table:table-cell>
          <table:table-cell office:value-type="float" office:value="939382" table:style-name="ce1">
            <text:p>939382</text:p>
          </table:table-cell>
          <table:table-cell office:value-type="float" office:value="1098897" table:style-name="ce1">
            <text:p>1098897</text:p>
          </table:table-cell>
          <table:table-cell office:value-type="float" office:value="1202516" table:style-name="ce1">
            <text:p>1202516</text:p>
          </table:table-cell>
          <table:table-cell office:value-type="float" office:value="404212" table:style-name="ce1">
            <text:p>404212</text:p>
          </table:table-cell>
          <table:table-cell office:value-type="float" office:value="491514" table:style-name="ce1">
            <text:p>491514</text:p>
          </table:table-cell>
          <table:table-cell office:value-type="float" office:value="718280" table:style-name="ce1">
            <text:p>718280</text:p>
          </table:table-cell>
          <table:table-cell office:value-type="float" office:value="332668" table:style-name="ce1">
            <text:p>332668</text:p>
          </table:table-cell>
          <table:table-cell office:value-type="float" office:value="621088" table:style-name="ce1">
            <text:p>621088</text:p>
          </table:table-cell>
          <table:table-cell office:value-type="float" office:value="574106" table:style-name="ce1">
            <text:p>574106</text:p>
          </table:table-cell>
          <table:table-cell office:value-type="float" office:value="772912" table:style-name="ce1">
            <text:p>772912</text:p>
          </table:table-cell>
          <table:table-cell office:value-type="float" office:value="846753" table:style-name="ce1">
            <text:p>846753</text:p>
          </table:table-cell>
          <table:table-cell table:number-columns-repeated="192" table:style-name="ce1"/>
          <table:table-cell office:value-type="float" office:value="3057095" table:style-name="ce1">
            <text:p>3057095</text:p>
          </table:table-cell>
          <table:table-cell office:value-type="float" office:value="3058399" table:style-name="ce1">
            <text:p>3058399</text:p>
          </table:table-cell>
          <table:table-cell office:value-type="float" office:value="3061441" table:style-name="ce1">
            <text:p>3061441</text:p>
          </table:table-cell>
          <table:table-cell table:style-name="ce1"/>
          <table:table-cell office:value-type="float" office:value="3272038" table:style-name="ce1">
            <text:p>3272038</text:p>
          </table:table-cell>
          <table:table-cell office:value-type="float" office:value="3277544" table:style-name="ce1">
            <text:p>3277544</text:p>
          </table:table-cell>
          <table:table-cell table:style-name="ce1"/>
          <table:table-cell office:value-type="float" office:value="3281163" table:style-name="ce1">
            <text:p>3281163</text:p>
          </table:table-cell>
          <table:table-cell office:value-type="float" office:value="2456824" table:style-name="ce1">
            <text:p>2456824</text:p>
          </table:table-cell>
          <table:table-cell office:value-type="float" office:value="2458424" table:style-name="ce1">
            <text:p>2458424</text:p>
          </table:table-cell>
          <table:table-cell table:style-name="ce1"/>
          <table:table-cell office:value-type="float" office:value="2460852" table:style-name="ce1">
            <text:p>2460852</text:p>
          </table:table-cell>
          <table:table-cell office:value-type="float" office:value="2642415" table:style-name="ce1">
            <text:p>2642415</text:p>
          </table:table-cell>
          <table:table-cell office:value-type="float" office:value="2644066" table:style-name="ce1">
            <text:p>2644066</text:p>
          </table:table-cell>
          <table:table-cell office:value-type="float" office:value="2646299" table:style-name="ce1">
            <text:p>2646299</text:p>
          </table:table-cell>
          <table:table-cell table:style-name="ce1"/>
          <table:table-cell office:value-type="float" office:value="2879246" table:style-name="ce1">
            <text:p>2879246</text:p>
          </table:table-cell>
          <table:table-cell office:value-type="float" office:value="2880586" table:style-name="ce1">
            <text:p>2880586</text:p>
          </table:table-cell>
          <table:table-cell table:style-name="ce1"/>
          <table:table-cell office:value-type="float" office:value="2883432" table:style-name="ce1">
            <text:p>2883432</text:p>
          </table:table-cell>
          <table:table-cell office:value-type="float" office:value="2922192" table:style-name="ce1">
            <text:p>2922192</text:p>
          </table:table-cell>
          <table:table-cell office:value-type="float" office:value="2923391" table:style-name="ce1">
            <text:p>2923391</text:p>
          </table:table-cell>
          <table:table-cell office:value-type="float" office:value="2925314" table:style-name="ce1">
            <text:p>2925314</text:p>
          </table:table-cell>
          <table:table-cell table:style-name="ce1"/>
          <table:table-cell office:value-type="float" office:value="2692820" table:style-name="ce1">
            <text:p>2692820</text:p>
          </table:table-cell>
          <table:table-cell office:value-type="float" office:value="2694091" table:style-name="ce1">
            <text:p>2694091</text:p>
          </table:table-cell>
          <table:table-cell office:value-type="float" office:value="2699182" table:style-name="ce1">
            <text:p>2699182</text:p>
          </table:table-cell>
          <table:table-cell table:style-name="ce1"/>
          <table:table-cell office:value-type="float" office:value="3441437" table:style-name="ce1">
            <text:p>3441437</text:p>
          </table:table-cell>
          <table:table-cell office:value-type="float" office:value="3442282" table:style-name="ce1">
            <text:p>3442282</text:p>
          </table:table-cell>
          <table:table-cell office:value-type="float" office:value="3445146" table:style-name="ce1">
            <text:p>3445146</text:p>
          </table:table-cell>
          <table:table-cell table:style-name="ce1"/>
          <table:table-cell office:value-type="float" office:value="2841787" table:style-name="ce1">
            <text:p>2841787</text:p>
          </table:table-cell>
          <table:table-cell office:value-type="float" office:value="2842912" table:style-name="ce1">
            <text:p>2842912</text:p>
          </table:table-cell>
          <table:table-cell office:value-type="float" office:value="2845899" table:style-name="ce1">
            <text:p>2845899</text:p>
          </table:table-cell>
          <table:table-cell table:style-name="ce1"/>
          <table:table-cell office:value-type="float" office:value="2966227" table:style-name="ce1">
            <text:p>2966227</text:p>
          </table:table-cell>
          <table:table-cell office:value-type="float" office:value="2967490" table:style-name="ce1">
            <text:p>2967490</text:p>
          </table:table-cell>
          <table:table-cell office:value-type="float" office:value="2971004" table:style-name="ce1">
            <text:p>2971004</text:p>
          </table:table-cell>
          <table:table-cell table:style-name="ce1"/>
          <table:table-cell office:value-type="float" office:value="2397441" table:style-name="ce1">
            <text:p>2397441</text:p>
          </table:table-cell>
          <table:table-cell office:value-type="float" office:value="2398707" table:style-name="ce1">
            <text:p>2398707</text:p>
          </table:table-cell>
          <table:table-cell table:style-name="ce1"/>
          <table:table-cell office:value-type="float" office:value="2401416" table:style-name="ce1">
            <text:p>2401416</text:p>
          </table:table-cell>
          <table:table-cell office:value-type="float" office:value="2758821" table:style-name="ce1">
            <text:p>2758821</text:p>
          </table:table-cell>
          <table:table-cell office:value-type="float" office:value="2759968" table:style-name="ce1">
            <text:p>2759968</text:p>
          </table:table-cell>
          <table:table-cell table:style-name="ce1"/>
          <table:table-cell office:value-type="float" office:value="2762657" table:style-name="ce1">
            <text:p>2762657</text:p>
          </table:table-cell>
          <table:table-cell office:value-type="float" office:value="3074964" table:style-name="ce1">
            <text:p>3074964</text:p>
          </table:table-cell>
          <table:table-cell office:value-type="float" office:value="3076415" table:style-name="ce1">
            <text:p>3076415</text:p>
          </table:table-cell>
          <table:table-cell office:value-type="float" office:value="3078700" table:style-name="ce1">
            <text:p>3078700</text:p>
          </table:table-cell>
          <table:table-cell table:style-name="ce1"/>
          <table:table-cell office:value-type="float" office:value="2774797" table:style-name="ce1">
            <text:p>2774797</text:p>
          </table:table-cell>
          <table:table-cell office:value-type="float" office:value="2777200" table:style-name="ce1">
            <text:p>2777200</text:p>
          </table:table-cell>
          <table:table-cell office:value-type="float" office:value="2780158" table:style-name="ce1">
            <text:p>2780158</text:p>
          </table:table-cell>
          <table:table-cell table:style-name="ce1"/>
          <table:table-cell office:value-type="float" office:value="3108164" table:style-name="ce1">
            <text:p>3108164</text:p>
          </table:table-cell>
          <table:table-cell office:value-type="float" office:value="3109723" table:style-name="ce1">
            <text:p>3109723</text:p>
          </table:table-cell>
          <table:table-cell table:style-name="ce1"/>
          <table:table-cell office:value-type="float" office:value="3111937" table:style-name="ce1">
            <text:p>3111937</text:p>
          </table:table-cell>
          <table:table-cell office:value-type="float" office:value="2545700" table:style-name="ce1">
            <text:p>2545700</text:p>
          </table:table-cell>
          <table:table-cell office:value-type="float" office:value="2547130" table:style-name="ce1">
            <text:p>2547130</text:p>
          </table:table-cell>
          <table:table-cell office:value-type="float" office:value="2552181" table:style-name="ce1">
            <text:p>2552181</text:p>
          </table:table-cell>
          <table:table-cell table:style-name="ce1"/>
          <table:table-cell office:value-type="float" office:value="3122698" table:style-name="ce1">
            <text:p>3122698</text:p>
          </table:table-cell>
          <table:table-cell office:value-type="float" office:value="3123512" table:style-name="ce1">
            <text:p>3123512</text:p>
          </table:table-cell>
          <table:table-cell office:value-type="float" office:value="3125232" table:style-name="ce1">
            <text:p>3125232</text:p>
          </table:table-cell>
          <table:table-cell table:style-name="ce1"/>
          <table:table-cell office:value-type="float" office:value="3152566" table:style-name="ce1">
            <text:p>3152566</text:p>
          </table:table-cell>
          <table:table-cell office:value-type="float" office:value="3153353" table:style-name="ce1">
            <text:p>3153353</text:p>
          </table:table-cell>
          <table:table-cell office:value-type="float" office:value="3156445" table:style-name="ce1">
            <text:p>3156445</text:p>
          </table:table-cell>
          <table:table-cell table:style-name="ce1"/>
          <table:table-cell office:value-type="float" office:value="3383624" table:style-name="ce1">
            <text:p>3383624</text:p>
          </table:table-cell>
          <table:table-cell office:value-type="float" office:value="3384822" table:style-name="ce1">
            <text:p>3384822</text:p>
          </table:table-cell>
          <table:table-cell table:style-name="ce1"/>
          <table:table-cell office:value-type="float" office:value="3387030" table:style-name="ce1">
            <text:p>3387030</text:p>
          </table:table-cell>
          <table:table-cell office:value-type="float" office:value="2582443" table:style-name="ce1">
            <text:p>2582443</text:p>
          </table:table-cell>
          <table:table-cell office:value-type="float" office:value="2585550" table:style-name="ce1">
            <text:p>2585550</text:p>
          </table:table-cell>
          <table:table-cell office:value-type="float" office:value="2588504" table:style-name="ce1">
            <text:p>2588504</text:p>
          </table:table-cell>
          <table:table-cell table:style-name="ce1"/>
          <table:table-cell office:value-type="float" office:value="2623480" table:style-name="ce1">
            <text:p>2623480</text:p>
          </table:table-cell>
          <table:table-cell office:value-type="float" office:value="2624380" table:style-name="ce1">
            <text:p>2624380</text:p>
          </table:table-cell>
          <table:table-cell office:value-type="float" office:value="2626072" table:style-name="ce1">
            <text:p>2626072</text:p>
          </table:table-cell>
          <table:table-cell table:style-name="ce1"/>
          <table:table-cell office:value-type="float" office:value="2471504" table:style-name="ce1">
            <text:p>2471504</text:p>
          </table:table-cell>
          <table:table-cell office:value-type="float" office:value="2473523" table:style-name="ce1">
            <text:p>2473523</text:p>
          </table:table-cell>
          <table:table-cell table:style-name="ce1"/>
          <table:table-cell office:value-type="float" office:value="2475991" table:style-name="ce1">
            <text:p>2475991</text:p>
          </table:table-cell>
          <table:table-cell office:value-type="float" office:value="3180610" table:style-name="ce1">
            <text:p>3180610</text:p>
          </table:table-cell>
          <table:table-cell office:value-type="float" office:value="3182002" table:style-name="ce1">
            <text:p>3182002</text:p>
          </table:table-cell>
          <table:table-cell table:style-name="ce1"/>
          <table:table-cell office:value-type="float" office:value="3184081" table:style-name="ce1">
            <text:p>3184081</text:p>
          </table:table-cell>
          <table:table-cell office:value-type="float" office:value="3034496" table:style-name="ce1">
            <text:p>3034496</text:p>
          </table:table-cell>
          <table:table-cell office:value-type="float" office:value="3037943" table:style-name="ce1">
            <text:p>3037943</text:p>
          </table:table-cell>
          <table:table-cell table:style-name="ce1"/>
          <table:table-cell office:value-type="float" office:value="3040662" table:style-name="ce1">
            <text:p>3040662</text:p>
          </table:table-cell>
          <table:table-cell office:value-type="float" office:value="2736361" table:style-name="ce1">
            <text:p>2736361</text:p>
          </table:table-cell>
          <table:table-cell office:value-type="float" office:value="2737456" table:style-name="ce1">
            <text:p>2737456</text:p>
          </table:table-cell>
          <table:table-cell office:value-type="float" office:value="2739510" table:style-name="ce1">
            <text:p>2739510</text:p>
          </table:table-cell>
          <table:table-cell table:style-name="ce1"/>
          <table:table-cell office:value-type="float" office:value="2790101" table:style-name="ce1">
            <text:p>2790101</text:p>
          </table:table-cell>
          <table:table-cell office:value-type="float" office:value="2794239" table:style-name="ce1">
            <text:p>2794239</text:p>
          </table:table-cell>
          <table:table-cell office:value-type="float" office:value="2796892" table:style-name="ce1">
            <text:p>2796892</text:p>
          </table:table-cell>
          <table:table-cell table:style-name="ce1"/>
          <table:table-cell office:value-type="float" office:value="2512361" table:style-name="ce1">
            <text:p>2512361</text:p>
          </table:table-cell>
          <table:table-cell office:value-type="float" office:value="2513647" table:style-name="ce1">
            <text:p>2513647</text:p>
          </table:table-cell>
          <table:table-cell table:style-name="ce1"/>
          <table:table-cell office:value-type="float" office:value="2519579" table:style-name="ce1">
            <text:p>2519579</text:p>
          </table:table-cell>
          <table:table-cell office:value-type="float" office:value="2495687" table:style-name="ce1">
            <text:p>2495687</text:p>
          </table:table-cell>
          <table:table-cell office:value-type="float" office:value="2497879" table:style-name="ce1">
            <text:p>2497879</text:p>
          </table:table-cell>
          <table:table-cell office:value-type="float" office:value="2501746" table:style-name="ce1">
            <text:p>2501746</text:p>
          </table:table-cell>
          <table:table-cell table:style-name="ce1"/>
          <table:table-cell office:value-type="float" office:value="3501216" table:style-name="ce1">
            <text:p>3501216</text:p>
          </table:table-cell>
          <table:table-cell office:value-type="float" office:value="3502101" table:style-name="ce1">
            <text:p>3502101</text:p>
          </table:table-cell>
          <table:table-cell table:style-name="ce1"/>
          <table:table-cell office:value-type="float" office:value="3503767" table:style-name="ce1">
            <text:p>3503767</text:p>
          </table:table-cell>
          <table:table-cell office:value-type="float" office:value="2659030" table:style-name="ce1">
            <text:p>2659030</text:p>
          </table:table-cell>
          <table:table-cell office:value-type="float" office:value="2660264" table:style-name="ce1">
            <text:p>2660264</text:p>
          </table:table-cell>
          <table:table-cell table:style-name="ce1"/>
          <table:table-cell office:value-type="float" office:value="2662862" table:style-name="ce1">
            <text:p>2662862</text:p>
          </table:table-cell>
          <table:table-cell office:value-type="float" office:value="3208154" table:style-name="ce1">
            <text:p>3208154</text:p>
          </table:table-cell>
          <table:table-cell office:value-type="float" office:value="3210966" table:style-name="ce1">
            <text:p>3210966</text:p>
          </table:table-cell>
          <table:table-cell table:style-name="ce1"/>
          <table:table-cell office:value-type="float" office:value="3214044" table:style-name="ce1">
            <text:p>3214044</text:p>
          </table:table-cell>
          <table:table-cell office:value-type="float" office:value="3476333" table:style-name="ce1">
            <text:p>3476333</text:p>
          </table:table-cell>
          <table:table-cell office:value-type="float" office:value="3477556" table:style-name="ce1">
            <text:p>3477556</text:p>
          </table:table-cell>
          <table:table-cell table:style-name="ce1"/>
          <table:table-cell office:value-type="float" office:value="3480365" table:style-name="ce1">
            <text:p>3480365</text:p>
          </table:table-cell>
          <table:table-cell office:value-type="float" office:value="3013042" table:style-name="ce1">
            <text:p>3013042</text:p>
          </table:table-cell>
          <table:table-cell office:value-type="float" office:value="3014394" table:style-name="ce1">
            <text:p>3014394</text:p>
          </table:table-cell>
          <table:table-cell table:style-name="ce1"/>
          <table:table-cell office:value-type="float" office:value="3016852" table:style-name="ce1">
            <text:p>3016852</text:p>
          </table:table-cell>
          <table:table-cell office:value-type="float" office:value="3368503" table:style-name="ce1">
            <text:p>3368503</text:p>
          </table:table-cell>
          <table:table-cell office:value-type="float" office:value="3370002" table:style-name="ce1">
            <text:p>3370002</text:p>
          </table:table-cell>
          <table:table-cell table:style-name="ce1"/>
          <table:table-cell office:value-type="float" office:value="3372122" table:style-name="ce1">
            <text:p>3372122</text:p>
          </table:table-cell>
          <table:table-cell office:value-type="float" office:value="2993246" table:style-name="ce1">
            <text:p>2993246</text:p>
          </table:table-cell>
          <table:table-cell office:value-type="float" office:value="2996719" table:style-name="ce1">
            <text:p>2996719</text:p>
          </table:table-cell>
          <table:table-cell office:value-type="float" office:value="2999268" table:style-name="ce1">
            <text:p>2999268</text:p>
          </table:table-cell>
          <table:table-cell table:style-name="ce1"/>
          <table:table-cell office:value-type="float" office:value="2823929" table:style-name="ce1">
            <text:p>2823929</text:p>
          </table:table-cell>
          <table:table-cell office:value-type="float" office:value="2826368" table:style-name="ce1">
            <text:p>2826368</text:p>
          </table:table-cell>
          <table:table-cell table:style-name="ce1"/>
          <table:table-cell office:value-type="float" office:value="2829129" table:style-name="ce1">
            <text:p>2829129</text:p>
          </table:table-cell>
          <table:table-cell office:value-type="float" office:value="2332224" table:style-name="ce1">
            <text:p>2332224</text:p>
          </table:table-cell>
          <table:table-cell office:value-type="float" office:value="2333320" table:style-name="ce1">
            <text:p>2333320</text:p>
          </table:table-cell>
          <table:table-cell table:style-name="ce1"/>
          <table:table-cell office:value-type="float" office:value="2337052" table:style-name="ce1">
            <text:p>2337052</text:p>
          </table:table-cell>
          <table:table-cell office:value-type="float" office:value="3253753" table:style-name="ce1">
            <text:p>3253753</text:p>
          </table:table-cell>
          <table:table-cell office:value-type="float" office:value="3254734" table:style-name="ce1">
            <text:p>3254734</text:p>
          </table:table-cell>
          <table:table-cell office:value-type="float" office:value="3259637" table:style-name="ce1">
            <text:p>3259637</text:p>
          </table:table-cell>
          <table:table-cell table:style-name="ce1"/>
          <table:table-cell office:value-type="float" office:value="2942944" table:style-name="ce1">
            <text:p>2942944</text:p>
          </table:table-cell>
          <table:table-cell office:value-type="float" office:value="2944464" table:style-name="ce1">
            <text:p>2944464</text:p>
          </table:table-cell>
          <table:table-cell table:style-name="ce1"/>
          <table:table-cell office:value-type="float" office:value="2947697" table:style-name="ce1">
            <text:p>2947697</text:p>
          </table:table-cell>
          <table:table-cell office:value-type="float" office:value="2863840" table:style-name="ce1">
            <text:p>2863840</text:p>
          </table:table-cell>
          <table:table-cell office:value-type="float" office:value="2864885" table:style-name="ce1">
            <text:p>2864885</text:p>
          </table:table-cell>
          <table:table-cell office:value-type="float" office:value="2866712" table:style-name="ce1">
            <text:p>2866712</text:p>
          </table:table-cell>
          <table:table-cell table:style-name="ce1"/>
          <table:table-cell office:value-type="float" office:value="3137783" table:style-name="ce1">
            <text:p>3137783</text:p>
          </table:table-cell>
          <table:table-cell office:value-type="float" office:value="3138754" table:style-name="ce1">
            <text:p>3138754</text:p>
          </table:table-cell>
          <table:table-cell office:value-type="float" office:value="3141720" table:style-name="ce1">
            <text:p>3141720</text:p>
          </table:table-cell>
          <table:table-cell table:style-name="ce1"/>
          <table:table-cell office:value-type="float" office:value="3421775" table:style-name="ce1">
            <text:p>3421775</text:p>
          </table:table-cell>
          <table:table-cell office:value-type="float" office:value="3423079" table:style-name="ce1">
            <text:p>3423079</text:p>
          </table:table-cell>
          <table:table-cell office:value-type="float" office:value="3425801" table:style-name="ce1">
            <text:p>3425801</text:p>
          </table:table-cell>
          <table:table-cell table:style-name="ce1"/>
          <table:table-cell office:value-type="float" office:value="2436840" table:style-name="ce1">
            <text:p>2436840</text:p>
          </table:table-cell>
          <table:table-cell office:value-type="float" office:value="2437842" table:style-name="ce1">
            <text:p>2437842</text:p>
          </table:table-cell>
          <table:table-cell office:value-type="float" office:value="2441146" table:style-name="ce1">
            <text:p>2441146</text:p>
          </table:table-cell>
          <table:table-cell table:style-name="ce1"/>
          <table:table-cell office:value-type="float" office:value="3240628" table:style-name="ce1">
            <text:p>3240628</text:p>
          </table:table-cell>
          <table:table-cell office:value-type="float" office:value="3242040" table:style-name="ce1">
            <text:p>3242040</text:p>
          </table:table-cell>
          <table:table-cell office:value-type="float" office:value="3244451" table:style-name="ce1">
            <text:p>3244451</text:p>
          </table:table-cell>
          <table:table-cell table:style-name="ce1"/>
          <table:table-cell office:value-type="float" office:value="2291782" table:style-name="ce1">
            <text:p>2291782</text:p>
          </table:table-cell>
          <table:table-cell office:value-type="float" office:value="2294429" table:style-name="ce1">
            <text:p>2294429</text:p>
          </table:table-cell>
          <table:table-cell table:style-name="ce1"/>
          <table:table-cell office:value-type="float" office:value="2308279" table:style-name="ce1">
            <text:p>2308279</text:p>
          </table:table-cell>
          <table:table-cell office:value-type="float" office:value="2606249" table:style-name="ce1">
            <text:p>2606249</text:p>
          </table:table-cell>
          <table:table-cell office:value-type="float" office:value="2607348" table:style-name="ce1">
            <text:p>2607348</text:p>
          </table:table-cell>
          <table:table-cell table:style-name="ce1"/>
          <table:table-cell office:value-type="float" office:value="2612894" table:style-name="ce1">
            <text:p>2612894</text:p>
          </table:table-cell>
          <table:table-cell office:value-type="float" office:value="3407036" table:style-name="ce1">
            <text:p>3407036</text:p>
          </table:table-cell>
          <table:table-cell office:value-type="float" office:value="3409452" table:style-name="ce1">
            <text:p>3409452</text:p>
          </table:table-cell>
          <table:table-cell table:style-name="ce1"/>
          <table:table-cell office:value-type="float" office:value="3411278" table:style-name="ce1">
            <text:p>3411278</text:p>
          </table:table-cell>
          <table:table-cell office:value-type="float" office:value="3462967" table:style-name="ce1">
            <text:p>3462967</text:p>
          </table:table-cell>
          <table:table-cell office:value-type="float" office:value="3466529" table:style-name="ce1">
            <text:p>3466529</text:p>
          </table:table-cell>
          <table:table-cell table:style-name="ce1"/>
          <table:table-cell office:value-type="float" office:value="3468665" table:style-name="ce1">
            <text:p>3468665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7_142632_M02311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3:42:09</text:p>
          </table:table-cell>
          <table:table-cell office:value-type="string" table:style-name="ce1">
            <text:p>2020-11-17_14:42:09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Isabella</text:p>
          </table:table-cell>
          <table:table-cell office:value-type="string" table:style-name="ce1">
            <text:p>M0231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WAQ5QMOeUGT6IJ5K</text:p>
          </table:table-cell>
          <table:table-cell office:value-type="string" table:style-name="ce1">
            <text:p>https://www.testable.org/experiment/4303/294929/start?participant=M023115</text:p>
          </table:table-cell>
          <table:table-cell office:value-type="float" office:value="2666436" table:style-name="ce1">
            <text:p>2666436</text:p>
          </table:table-cell>
          <table:table-cell office:value-type="float" office:value="44.440600000000003" table:style-name="ce1">
            <text:p>44,4406</text:p>
          </table:table-cell>
          <table:table-cell office:value-type="float" office:value="768523" table:style-name="ce1">
            <text:p>768523</text:p>
          </table:table-cell>
          <table:table-cell office:value-type="float" office:value="984771" table:style-name="ce1">
            <text:p>984771</text:p>
          </table:table-cell>
          <table:table-cell office:value-type="float" office:value="584699" table:style-name="ce1">
            <text:p>584699</text:p>
          </table:table-cell>
          <table:table-cell office:value-type="float" office:value="699891" table:style-name="ce1">
            <text:p>699891</text:p>
          </table:table-cell>
          <table:table-cell office:value-type="float" office:value="292764" table:style-name="ce1">
            <text:p>292764</text:p>
          </table:table-cell>
          <table:table-cell office:value-type="float" office:value="634244" table:style-name="ce1">
            <text:p>634244</text:p>
          </table:table-cell>
          <table:table-cell office:value-type="float" office:value="864645" table:style-name="ce1">
            <text:p>864645</text:p>
          </table:table-cell>
          <table:table-cell office:value-type="float" office:value="433801" table:style-name="ce1">
            <text:p>433801</text:p>
          </table:table-cell>
          <table:table-cell office:value-type="float" office:value="510079" table:style-name="ce1">
            <text:p>510079</text:p>
          </table:table-cell>
          <table:table-cell office:value-type="float" office:value="250603" table:style-name="ce1">
            <text:p>250603</text:p>
          </table:table-cell>
          <table:table-cell office:value-type="float" office:value="359706" table:style-name="ce1">
            <text:p>359706</text:p>
          </table:table-cell>
          <table:table-cell office:value-type="float" office:value="930947" table:style-name="ce1">
            <text:p>930947</text:p>
          </table:table-cell>
          <table:table-cell table:number-columns-repeated="192" table:style-name="ce1"/>
          <table:table-cell office:value-type="float" office:value="1880651" table:style-name="ce1">
            <text:p>1880651</text:p>
          </table:table-cell>
          <table:table-cell office:value-type="float" office:value="1881927" table:style-name="ce1">
            <text:p>1881927</text:p>
          </table:table-cell>
          <table:table-cell office:value-type="float" office:value="1884350" table:style-name="ce1">
            <text:p>1884350</text:p>
          </table:table-cell>
          <table:table-cell table:style-name="ce1"/>
          <table:table-cell office:value-type="float" office:value="1828603" table:style-name="ce1">
            <text:p>1828603</text:p>
          </table:table-cell>
          <table:table-cell office:value-type="float" office:value="1829503" table:style-name="ce1">
            <text:p>1829503</text:p>
          </table:table-cell>
          <table:table-cell office:value-type="float" office:value="1832017" table:style-name="ce1">
            <text:p>1832017</text:p>
          </table:table-cell>
          <table:table-cell table:style-name="ce1"/>
          <table:table-cell office:value-type="float" office:value="2584957" table:style-name="ce1">
            <text:p>2584957</text:p>
          </table:table-cell>
          <table:table-cell office:value-type="float" office:value="2586299" table:style-name="ce1">
            <text:p>2586299</text:p>
          </table:table-cell>
          <table:table-cell office:value-type="float" office:value="2588634" table:style-name="ce1">
            <text:p>2588634</text:p>
          </table:table-cell>
          <table:table-cell table:style-name="ce1"/>
          <table:table-cell office:value-type="float" office:value="2637849" table:style-name="ce1">
            <text:p>2637849</text:p>
          </table:table-cell>
          <table:table-cell office:value-type="float" office:value="2638649" table:style-name="ce1">
            <text:p>2638649</text:p>
          </table:table-cell>
          <table:table-cell office:value-type="float" office:value="2643826" table:style-name="ce1">
            <text:p>2643826</text:p>
          </table:table-cell>
          <table:table-cell table:style-name="ce1"/>
          <table:table-cell office:value-type="float" office:value="2513748" table:style-name="ce1">
            <text:p>2513748</text:p>
          </table:table-cell>
          <table:table-cell office:value-type="float" office:value="2514489" table:style-name="ce1">
            <text:p>2514489</text:p>
          </table:table-cell>
          <table:table-cell office:value-type="float" office:value="2519680" table:style-name="ce1">
            <text:p>2519680</text:p>
          </table:table-cell>
          <table:table-cell table:style-name="ce1"/>
          <table:table-cell office:value-type="float" office:value="2138101" table:style-name="ce1">
            <text:p>2138101</text:p>
          </table:table-cell>
          <table:table-cell office:value-type="float" office:value="2138883" table:style-name="ce1">
            <text:p>2138883</text:p>
          </table:table-cell>
          <table:table-cell office:value-type="float" office:value="2143061" table:style-name="ce1">
            <text:p>2143061</text:p>
          </table:table-cell>
          <table:table-cell table:style-name="ce1"/>
          <table:table-cell office:value-type="float" office:value="1764186" table:style-name="ce1">
            <text:p>1764186</text:p>
          </table:table-cell>
          <table:table-cell office:value-type="float" office:value="1765298" table:style-name="ce1">
            <text:p>1765298</text:p>
          </table:table-cell>
          <table:table-cell office:value-type="float" office:value="1767606" table:style-name="ce1">
            <text:p>1767606</text:p>
          </table:table-cell>
          <table:table-cell table:style-name="ce1"/>
          <table:table-cell office:value-type="float" office:value="1985907" table:style-name="ce1">
            <text:p>1985907</text:p>
          </table:table-cell>
          <table:table-cell office:value-type="float" office:value="1986478" table:style-name="ce1">
            <text:p>1986478</text:p>
          </table:table-cell>
          <table:table-cell office:value-type="float" office:value="1988070" table:style-name="ce1">
            <text:p>1988070</text:p>
          </table:table-cell>
          <table:table-cell table:style-name="ce1"/>
          <table:table-cell office:value-type="float" office:value="2618681" table:style-name="ce1">
            <text:p>2618681</text:p>
          </table:table-cell>
          <table:table-cell office:value-type="float" office:value="2619496" table:style-name="ce1">
            <text:p>2619496</text:p>
          </table:table-cell>
          <table:table-cell office:value-type="float" office:value="2624218" table:style-name="ce1">
            <text:p>2624218</text:p>
          </table:table-cell>
          <table:table-cell table:style-name="ce1"/>
          <table:table-cell office:value-type="float" office:value="2429029" table:style-name="ce1">
            <text:p>2429029</text:p>
          </table:table-cell>
          <table:table-cell office:value-type="float" office:value="2430137" table:style-name="ce1">
            <text:p>2430137</text:p>
          </table:table-cell>
          <table:table-cell office:value-type="float" office:value="2432718" table:style-name="ce1">
            <text:p>2432718</text:p>
          </table:table-cell>
          <table:table-cell table:style-name="ce1"/>
          <table:table-cell office:value-type="float" office:value="2490858" table:style-name="ce1">
            <text:p>2490858</text:p>
          </table:table-cell>
          <table:table-cell office:value-type="float" office:value="2491689" table:style-name="ce1">
            <text:p>2491689</text:p>
          </table:table-cell>
          <table:table-cell office:value-type="float" office:value="2494160" table:style-name="ce1">
            <text:p>2494160</text:p>
          </table:table-cell>
          <table:table-cell table:style-name="ce1"/>
          <table:table-cell office:value-type="float" office:value="2459033" table:style-name="ce1">
            <text:p>2459033</text:p>
          </table:table-cell>
          <table:table-cell office:value-type="float" office:value="2459841" table:style-name="ce1">
            <text:p>2459841</text:p>
          </table:table-cell>
          <table:table-cell office:value-type="float" office:value="2462105" table:style-name="ce1">
            <text:p>2462105</text:p>
          </table:table-cell>
          <table:table-cell table:style-name="ce1"/>
          <table:table-cell office:value-type="float" office:value="1725291" table:style-name="ce1">
            <text:p>1725291</text:p>
          </table:table-cell>
          <table:table-cell office:value-type="float" office:value="1726282" table:style-name="ce1">
            <text:p>1726282</text:p>
          </table:table-cell>
          <table:table-cell table:style-name="ce1"/>
          <table:table-cell office:value-type="float" office:value="1729085" table:style-name="ce1">
            <text:p>1729085</text:p>
          </table:table-cell>
          <table:table-cell office:value-type="float" office:value="2323166" table:style-name="ce1">
            <text:p>2323166</text:p>
          </table:table-cell>
          <table:table-cell office:value-type="float" office:value="2324130" table:style-name="ce1">
            <text:p>2324130</text:p>
          </table:table-cell>
          <table:table-cell office:value-type="float" office:value="2326435" table:style-name="ce1">
            <text:p>2326435</text:p>
          </table:table-cell>
          <table:table-cell table:style-name="ce1"/>
          <table:table-cell office:value-type="float" office:value="2073986" table:style-name="ce1">
            <text:p>2073986</text:p>
          </table:table-cell>
          <table:table-cell office:value-type="float" office:value="2074683" table:style-name="ce1">
            <text:p>2074683</text:p>
          </table:table-cell>
          <table:table-cell office:value-type="float" office:value="2077179" table:style-name="ce1">
            <text:p>2077179</text:p>
          </table:table-cell>
          <table:table-cell table:style-name="ce1"/>
          <table:table-cell office:value-type="float" office:value="2570751" table:style-name="ce1">
            <text:p>2570751</text:p>
          </table:table-cell>
          <table:table-cell office:value-type="float" office:value="2571577" table:style-name="ce1">
            <text:p>2571577</text:p>
          </table:table-cell>
          <table:table-cell office:value-type="float" office:value="2574502" table:style-name="ce1">
            <text:p>2574502</text:p>
          </table:table-cell>
          <table:table-cell table:style-name="ce1"/>
          <table:table-cell office:value-type="float" office:value="1955663" table:style-name="ce1">
            <text:p>1955663</text:p>
          </table:table-cell>
          <table:table-cell office:value-type="float" office:value="1956216" table:style-name="ce1">
            <text:p>1956216</text:p>
          </table:table-cell>
          <table:table-cell office:value-type="float" office:value="1960855" table:style-name="ce1">
            <text:p>1960855</text:p>
          </table:table-cell>
          <table:table-cell table:style-name="ce1"/>
          <table:table-cell office:value-type="float" office:value="2000682" table:style-name="ce1">
            <text:p>2000682</text:p>
          </table:table-cell>
          <table:table-cell office:value-type="float" office:value="2001263" table:style-name="ce1">
            <text:p>2001263</text:p>
          </table:table-cell>
          <table:table-cell office:value-type="float" office:value="2006712" table:style-name="ce1">
            <text:p>2006712</text:p>
          </table:table-cell>
          <table:table-cell table:style-name="ce1"/>
          <table:table-cell office:value-type="float" office:value="1742674" table:style-name="ce1">
            <text:p>1742674</text:p>
          </table:table-cell>
          <table:table-cell office:value-type="float" office:value="1743441" table:style-name="ce1">
            <text:p>1743441</text:p>
          </table:table-cell>
          <table:table-cell office:value-type="float" office:value="1745640" table:style-name="ce1">
            <text:p>1745640</text:p>
          </table:table-cell>
          <table:table-cell table:style-name="ce1"/>
          <table:table-cell office:value-type="float" office:value="2352955" table:style-name="ce1">
            <text:p>2352955</text:p>
          </table:table-cell>
          <table:table-cell office:value-type="float" office:value="2353942" table:style-name="ce1">
            <text:p>2353942</text:p>
          </table:table-cell>
          <table:table-cell office:value-type="float" office:value="2356561" table:style-name="ce1">
            <text:p>2356561</text:p>
          </table:table-cell>
          <table:table-cell table:style-name="ce1"/>
          <table:table-cell office:value-type="float" office:value="1914802" table:style-name="ce1">
            <text:p>1914802</text:p>
          </table:table-cell>
          <table:table-cell office:value-type="float" office:value="1915384" table:style-name="ce1">
            <text:p>1915384</text:p>
          </table:table-cell>
          <table:table-cell office:value-type="float" office:value="1917940" table:style-name="ce1">
            <text:p>1917940</text:p>
          </table:table-cell>
          <table:table-cell table:style-name="ce1"/>
          <table:table-cell office:value-type="float" office:value="1778340" table:style-name="ce1">
            <text:p>1778340</text:p>
          </table:table-cell>
          <table:table-cell office:value-type="float" office:value="1779108" table:style-name="ce1">
            <text:p>1779108</text:p>
          </table:table-cell>
          <table:table-cell office:value-type="float" office:value="1784128" table:style-name="ce1">
            <text:p>1784128</text:p>
          </table:table-cell>
          <table:table-cell table:style-name="ce1"/>
          <table:table-cell office:value-type="float" office:value="2204951" table:style-name="ce1">
            <text:p>2204951</text:p>
          </table:table-cell>
          <table:table-cell office:value-type="float" office:value="2205849" table:style-name="ce1">
            <text:p>2205849</text:p>
          </table:table-cell>
          <table:table-cell office:value-type="float" office:value="2208107" table:style-name="ce1">
            <text:p>2208107</text:p>
          </table:table-cell>
          <table:table-cell table:style-name="ce1"/>
          <table:table-cell office:value-type="float" office:value="1797945" table:style-name="ce1">
            <text:p>1797945</text:p>
          </table:table-cell>
          <table:table-cell office:value-type="float" office:value="1801453" table:style-name="ce1">
            <text:p>1801453</text:p>
          </table:table-cell>
          <table:table-cell office:value-type="float" office:value="1804554" table:style-name="ce1">
            <text:p>1804554</text:p>
          </table:table-cell>
          <table:table-cell table:style-name="ce1"/>
          <table:table-cell office:value-type="float" office:value="1711869" table:style-name="ce1">
            <text:p>1711869</text:p>
          </table:table-cell>
          <table:table-cell office:value-type="float" office:value="1712757" table:style-name="ce1">
            <text:p>1712757</text:p>
          </table:table-cell>
          <table:table-cell office:value-type="float" office:value="1715461" table:style-name="ce1">
            <text:p>1715461</text:p>
          </table:table-cell>
          <table:table-cell table:style-name="ce1"/>
          <table:table-cell office:value-type="float" office:value="2086499" table:style-name="ce1">
            <text:p>2086499</text:p>
          </table:table-cell>
          <table:table-cell office:value-type="float" office:value="2086993" table:style-name="ce1">
            <text:p>2086993</text:p>
          </table:table-cell>
          <table:table-cell office:value-type="float" office:value="2089933" table:style-name="ce1">
            <text:p>2089933</text:p>
          </table:table-cell>
          <table:table-cell table:style-name="ce1"/>
          <table:table-cell office:value-type="float" office:value="1934195" table:style-name="ce1">
            <text:p>1934195</text:p>
          </table:table-cell>
          <table:table-cell office:value-type="float" office:value="1934704" table:style-name="ce1">
            <text:p>1934704</text:p>
          </table:table-cell>
          <table:table-cell office:value-type="float" office:value="1936962" table:style-name="ce1">
            <text:p>1936962</text:p>
          </table:table-cell>
          <table:table-cell table:style-name="ce1"/>
          <table:table-cell office:value-type="float" office:value="2298547" table:style-name="ce1">
            <text:p>2298547</text:p>
          </table:table-cell>
          <table:table-cell office:value-type="float" office:value="2299593" table:style-name="ce1">
            <text:p>2299593</text:p>
          </table:table-cell>
          <table:table-cell office:value-type="float" office:value="2302508" table:style-name="ce1">
            <text:p>2302508</text:p>
          </table:table-cell>
          <table:table-cell table:style-name="ce1"/>
          <table:table-cell office:value-type="float" office:value="2379249" table:style-name="ce1">
            <text:p>2379249</text:p>
          </table:table-cell>
          <table:table-cell office:value-type="float" office:value="2379964" table:style-name="ce1">
            <text:p>2379964</text:p>
          </table:table-cell>
          <table:table-cell office:value-type="float" office:value="2383722" table:style-name="ce1">
            <text:p>2383722</text:p>
          </table:table-cell>
          <table:table-cell table:style-name="ce1"/>
          <table:table-cell office:value-type="float" office:value="2168962" table:style-name="ce1">
            <text:p>2168962</text:p>
          </table:table-cell>
          <table:table-cell office:value-type="float" office:value="2170412" table:style-name="ce1">
            <text:p>2170412</text:p>
          </table:table-cell>
          <table:table-cell office:value-type="float" office:value="2173669" table:style-name="ce1">
            <text:p>2173669</text:p>
          </table:table-cell>
          <table:table-cell table:style-name="ce1"/>
          <table:table-cell office:value-type="float" office:value="2551774" table:style-name="ce1">
            <text:p>2551774</text:p>
          </table:table-cell>
          <table:table-cell office:value-type="float" office:value="2553312" table:style-name="ce1">
            <text:p>2553312</text:p>
          </table:table-cell>
          <table:table-cell office:value-type="float" office:value="2556194" table:style-name="ce1">
            <text:p>2556194</text:p>
          </table:table-cell>
          <table:table-cell table:style-name="ce1"/>
          <table:table-cell office:value-type="float" office:value="1897457" table:style-name="ce1">
            <text:p>1897457</text:p>
          </table:table-cell>
          <table:table-cell office:value-type="float" office:value="1898249" table:style-name="ce1">
            <text:p>1898249</text:p>
          </table:table-cell>
          <table:table-cell office:value-type="float" office:value="1901108" table:style-name="ce1">
            <text:p>1901108</text:p>
          </table:table-cell>
          <table:table-cell table:style-name="ce1"/>
          <table:table-cell office:value-type="float" office:value="1972678" table:style-name="ce1">
            <text:p>1972678</text:p>
          </table:table-cell>
          <table:table-cell office:value-type="float" office:value="1973134" table:style-name="ce1">
            <text:p>1973134</text:p>
          </table:table-cell>
          <table:table-cell office:value-type="float" office:value="1975823" table:style-name="ce1">
            <text:p>1975823</text:p>
          </table:table-cell>
          <table:table-cell table:style-name="ce1"/>
          <table:table-cell office:value-type="float" office:value="2657381" table:style-name="ce1">
            <text:p>2657381</text:p>
          </table:table-cell>
          <table:table-cell office:value-type="float" office:value="2658162" table:style-name="ce1">
            <text:p>2658162</text:p>
          </table:table-cell>
          <table:table-cell office:value-type="float" office:value="2662309" table:style-name="ce1">
            <text:p>2662309</text:p>
          </table:table-cell>
          <table:table-cell table:style-name="ce1"/>
          <table:table-cell office:value-type="float" office:value="2104361" table:style-name="ce1">
            <text:p>2104361</text:p>
          </table:table-cell>
          <table:table-cell office:value-type="float" office:value="2105075" table:style-name="ce1">
            <text:p>2105075</text:p>
          </table:table-cell>
          <table:table-cell office:value-type="float" office:value="2106682" table:style-name="ce1">
            <text:p>2106682</text:p>
          </table:table-cell>
          <table:table-cell table:style-name="ce1"/>
          <table:table-cell office:value-type="float" office:value="2040742" table:style-name="ce1">
            <text:p>2040742</text:p>
          </table:table-cell>
          <table:table-cell office:value-type="float" office:value="2041567" table:style-name="ce1">
            <text:p>2041567</text:p>
          </table:table-cell>
          <table:table-cell office:value-type="float" office:value="2044729" table:style-name="ce1">
            <text:p>2044729</text:p>
          </table:table-cell>
          <table:table-cell table:style-name="ce1"/>
          <table:table-cell office:value-type="float" office:value="2251383" table:style-name="ce1">
            <text:p>2251383</text:p>
          </table:table-cell>
          <table:table-cell office:value-type="float" office:value="2251942" table:style-name="ce1">
            <text:p>2251942</text:p>
          </table:table-cell>
          <table:table-cell office:value-type="float" office:value="2255274" table:style-name="ce1">
            <text:p>2255274</text:p>
          </table:table-cell>
          <table:table-cell table:style-name="ce1"/>
          <table:table-cell office:value-type="float" office:value="2309290" table:style-name="ce1">
            <text:p>2309290</text:p>
          </table:table-cell>
          <table:table-cell office:value-type="float" office:value="2310705" table:style-name="ce1">
            <text:p>2310705</text:p>
          </table:table-cell>
          <table:table-cell office:value-type="float" office:value="2315049" table:style-name="ce1">
            <text:p>2315049</text:p>
          </table:table-cell>
          <table:table-cell table:style-name="ce1"/>
          <table:table-cell office:value-type="float" office:value="2605768" table:style-name="ce1">
            <text:p>2605768</text:p>
          </table:table-cell>
          <table:table-cell office:value-type="float" office:value="2606496" table:style-name="ce1">
            <text:p>2606496</text:p>
          </table:table-cell>
          <table:table-cell office:value-type="float" office:value="2608405" table:style-name="ce1">
            <text:p>2608405</text:p>
          </table:table-cell>
          <table:table-cell table:style-name="ce1"/>
          <table:table-cell office:value-type="float" office:value="2337929" table:style-name="ce1">
            <text:p>2337929</text:p>
          </table:table-cell>
          <table:table-cell office:value-type="float" office:value="2338753" table:style-name="ce1">
            <text:p>2338753</text:p>
          </table:table-cell>
          <table:table-cell office:value-type="float" office:value="2341614" table:style-name="ce1">
            <text:p>2341614</text:p>
          </table:table-cell>
          <table:table-cell table:style-name="ce1"/>
          <table:table-cell office:value-type="float" office:value="2531352" table:style-name="ce1">
            <text:p>2531352</text:p>
          </table:table-cell>
          <table:table-cell office:value-type="float" office:value="2532206" table:style-name="ce1">
            <text:p>2532206</text:p>
          </table:table-cell>
          <table:table-cell office:value-type="float" office:value="2537474" table:style-name="ce1">
            <text:p>2537474</text:p>
          </table:table-cell>
          <table:table-cell table:style-name="ce1"/>
          <table:table-cell office:value-type="float" office:value="1813643" table:style-name="ce1">
            <text:p>1813643</text:p>
          </table:table-cell>
          <table:table-cell office:value-type="float" office:value="1814464" table:style-name="ce1">
            <text:p>1814464</text:p>
          </table:table-cell>
          <table:table-cell office:value-type="float" office:value="1817465" table:style-name="ce1">
            <text:p>1817465</text:p>
          </table:table-cell>
          <table:table-cell table:style-name="ce1"/>
          <table:table-cell office:value-type="float" office:value="2231142" table:style-name="ce1">
            <text:p>2231142</text:p>
          </table:table-cell>
          <table:table-cell office:value-type="float" office:value="2233388" table:style-name="ce1">
            <text:p>2233388</text:p>
          </table:table-cell>
          <table:table-cell office:value-type="float" office:value="2236608" table:style-name="ce1">
            <text:p>2236608</text:p>
          </table:table-cell>
          <table:table-cell table:style-name="ce1"/>
          <table:table-cell office:value-type="float" office:value="2447290" table:style-name="ce1">
            <text:p>2447290</text:p>
          </table:table-cell>
          <table:table-cell office:value-type="float" office:value="2448180" table:style-name="ce1">
            <text:p>2448180</text:p>
          </table:table-cell>
          <table:table-cell office:value-type="float" office:value="2450481" table:style-name="ce1">
            <text:p>2450481</text:p>
          </table:table-cell>
          <table:table-cell table:style-name="ce1"/>
          <table:table-cell office:value-type="float" office:value="2277778" table:style-name="ce1">
            <text:p>2277778</text:p>
          </table:table-cell>
          <table:table-cell office:value-type="float" office:value="2278644" table:style-name="ce1">
            <text:p>2278644</text:p>
          </table:table-cell>
          <table:table-cell office:value-type="float" office:value="2282345" table:style-name="ce1">
            <text:p>2282345</text:p>
          </table:table-cell>
          <table:table-cell table:style-name="ce1"/>
          <table:table-cell office:value-type="float" office:value="2473089" table:style-name="ce1">
            <text:p>2473089</text:p>
          </table:table-cell>
          <table:table-cell office:value-type="float" office:value="2473941" table:style-name="ce1">
            <text:p>2473941</text:p>
          </table:table-cell>
          <table:table-cell office:value-type="float" office:value="2476785" table:style-name="ce1">
            <text:p>2476785</text:p>
          </table:table-cell>
          <table:table-cell table:style-name="ce1"/>
          <table:table-cell office:value-type="float" office:value="2402560" table:style-name="ce1">
            <text:p>2402560</text:p>
          </table:table-cell>
          <table:table-cell office:value-type="float" office:value="2403203" table:style-name="ce1">
            <text:p>2403203</text:p>
          </table:table-cell>
          <table:table-cell office:value-type="float" office:value="2405269" table:style-name="ce1">
            <text:p>2405269</text:p>
          </table:table-cell>
          <table:table-cell table:style-name="ce1"/>
          <table:table-cell office:value-type="float" office:value="2056273" table:style-name="ce1">
            <text:p>2056273</text:p>
          </table:table-cell>
          <table:table-cell office:value-type="float" office:value="2056905" table:style-name="ce1">
            <text:p>2056905</text:p>
          </table:table-cell>
          <table:table-cell office:value-type="float" office:value="2059171" table:style-name="ce1">
            <text:p>2059171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7_151623_M06581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4:33:30</text:p>
          </table:table-cell>
          <table:table-cell office:value-type="string" table:style-name="ce1">
            <text:p>2020-11-17_15:33: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iane Fag</text:p>
          </table:table-cell>
          <table:table-cell office:value-type="string" table:style-name="ce1">
            <text:p>M0658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SMSjiWo7efgmQAD</text:p>
          </table:table-cell>
          <table:table-cell office:value-type="string" table:style-name="ce1">
            <text:p>https://www.testable.org/experiment/4303/294929/start?participant=M065810</text:p>
          </table:table-cell>
          <table:table-cell office:value-type="float" office:value="2576462" table:style-name="ce1">
            <text:p>2576462</text:p>
          </table:table-cell>
          <table:table-cell office:value-type="float" office:value="42.941033333333003" table:style-name="ce1">
            <text:p>42,94103333</text:p>
          </table:table-cell>
          <table:table-cell office:value-type="float" office:value="378349" table:style-name="ce1">
            <text:p>378349</text:p>
          </table:table-cell>
          <table:table-cell office:value-type="float" office:value="625028" table:style-name="ce1">
            <text:p>625028</text:p>
          </table:table-cell>
          <table:table-cell office:value-type="float" office:value="952388" table:style-name="ce1">
            <text:p>952388</text:p>
          </table:table-cell>
          <table:table-cell office:value-type="float" office:value="681875" table:style-name="ce1">
            <text:p>681875</text:p>
          </table:table-cell>
          <table:table-cell office:value-type="float" office:value="996338" table:style-name="ce1">
            <text:p>996338</text:p>
          </table:table-cell>
          <table:table-cell office:value-type="float" office:value="548233" table:style-name="ce1">
            <text:p>548233</text:p>
          </table:table-cell>
          <table:table-cell office:value-type="float" office:value="319404" table:style-name="ce1">
            <text:p>319404</text:p>
          </table:table-cell>
          <table:table-cell office:value-type="float" office:value="478422" table:style-name="ce1">
            <text:p>478422</text:p>
          </table:table-cell>
          <table:table-cell office:value-type="float" office:value="909918" table:style-name="ce1">
            <text:p>909918</text:p>
          </table:table-cell>
          <table:table-cell office:value-type="float" office:value="845596" table:style-name="ce1">
            <text:p>845596</text:p>
          </table:table-cell>
          <table:table-cell office:value-type="float" office:value="238271" table:style-name="ce1">
            <text:p>238271</text:p>
          </table:table-cell>
          <table:table-cell office:value-type="float" office:value="760080" table:style-name="ce1">
            <text:p>760080</text:p>
          </table:table-cell>
          <table:table-cell office:value-type="float" office:value="1771625" table:style-name="ce1">
            <text:p>1771625</text:p>
          </table:table-cell>
          <table:table-cell office:value-type="float" office:value="1772656" table:style-name="ce1">
            <text:p>1772656</text:p>
          </table:table-cell>
          <table:table-cell table:style-name="ce1"/>
          <table:table-cell office:value-type="float" office:value="1782483" table:style-name="ce1">
            <text:p>1782483</text:p>
          </table:table-cell>
          <table:table-cell office:value-type="float" office:value="1974243" table:style-name="ce1">
            <text:p>1974243</text:p>
          </table:table-cell>
          <table:table-cell office:value-type="float" office:value="1974860" table:style-name="ce1">
            <text:p>1974860</text:p>
          </table:table-cell>
          <table:table-cell table:style-name="ce1"/>
          <table:table-cell office:value-type="float" office:value="1977292" table:style-name="ce1">
            <text:p>1977292</text:p>
          </table:table-cell>
          <table:table-cell office:value-type="float" office:value="2406776" table:style-name="ce1">
            <text:p>2406776</text:p>
          </table:table-cell>
          <table:table-cell office:value-type="float" office:value="2407439" table:style-name="ce1">
            <text:p>2407439</text:p>
          </table:table-cell>
          <table:table-cell table:style-name="ce1"/>
          <table:table-cell office:value-type="float" office:value="2411457" table:style-name="ce1">
            <text:p>2411457</text:p>
          </table:table-cell>
          <table:table-cell office:value-type="float" office:value="2316225" table:style-name="ce1">
            <text:p>2316225</text:p>
          </table:table-cell>
          <table:table-cell office:value-type="float" office:value="2317032" table:style-name="ce1">
            <text:p>2317032</text:p>
          </table:table-cell>
          <table:table-cell table:style-name="ce1"/>
          <table:table-cell office:value-type="float" office:value="2319980" table:style-name="ce1">
            <text:p>2319980</text:p>
          </table:table-cell>
          <table:table-cell office:value-type="float" office:value="2257559" table:style-name="ce1">
            <text:p>2257559</text:p>
          </table:table-cell>
          <table:table-cell office:value-type="float" office:value="2258259" table:style-name="ce1">
            <text:p>2258259</text:p>
          </table:table-cell>
          <table:table-cell table:style-name="ce1"/>
          <table:table-cell office:value-type="float" office:value="2261106" table:style-name="ce1">
            <text:p>2261106</text:p>
          </table:table-cell>
          <table:table-cell office:value-type="float" office:value="2389927" table:style-name="ce1">
            <text:p>2389927</text:p>
          </table:table-cell>
          <table:table-cell office:value-type="float" office:value="2391116" table:style-name="ce1">
            <text:p>2391116</text:p>
          </table:table-cell>
          <table:table-cell table:style-name="ce1"/>
          <table:table-cell office:value-type="float" office:value="2394624" table:style-name="ce1">
            <text:p>2394624</text:p>
          </table:table-cell>
          <table:table-cell office:value-type="float" office:value="2077180" table:style-name="ce1">
            <text:p>2077180</text:p>
          </table:table-cell>
          <table:table-cell office:value-type="float" office:value="2077890" table:style-name="ce1">
            <text:p>2077890</text:p>
          </table:table-cell>
          <table:table-cell table:style-name="ce1"/>
          <table:table-cell office:value-type="float" office:value="2081140" table:style-name="ce1">
            <text:p>2081140</text:p>
          </table:table-cell>
          <table:table-cell office:value-type="float" office:value="1961691" table:style-name="ce1">
            <text:p>1961691</text:p>
          </table:table-cell>
          <table:table-cell office:value-type="float" office:value="1962414" table:style-name="ce1">
            <text:p>1962414</text:p>
          </table:table-cell>
          <table:table-cell table:style-name="ce1"/>
          <table:table-cell office:value-type="float" office:value="1966350" table:style-name="ce1">
            <text:p>1966350</text:p>
          </table:table-cell>
          <table:table-cell office:value-type="float" office:value="2026618" table:style-name="ce1">
            <text:p>2026618</text:p>
          </table:table-cell>
          <table:table-cell office:value-type="float" office:value="2027428" table:style-name="ce1">
            <text:p>2027428</text:p>
          </table:table-cell>
          <table:table-cell table:style-name="ce1"/>
          <table:table-cell office:value-type="float" office:value="2031989" table:style-name="ce1">
            <text:p>2031989</text:p>
          </table:table-cell>
          <table:table-cell office:value-type="float" office:value="2513675" table:style-name="ce1">
            <text:p>2513675</text:p>
          </table:table-cell>
          <table:table-cell office:value-type="float" office:value="2514188" table:style-name="ce1">
            <text:p>2514188</text:p>
          </table:table-cell>
          <table:table-cell table:style-name="ce1"/>
          <table:table-cell office:value-type="float" office:value="2516142" table:style-name="ce1">
            <text:p>2516142</text:p>
          </table:table-cell>
          <table:table-cell office:value-type="float" office:value="2373041" table:style-name="ce1">
            <text:p>2373041</text:p>
          </table:table-cell>
          <table:table-cell office:value-type="float" office:value="2374781" table:style-name="ce1">
            <text:p>2374781</text:p>
          </table:table-cell>
          <table:table-cell table:style-name="ce1"/>
          <table:table-cell office:value-type="float" office:value="2377220" table:style-name="ce1">
            <text:p>2377220</text:p>
          </table:table-cell>
          <table:table-cell office:value-type="float" office:value="1789575" table:style-name="ce1">
            <text:p>1789575</text:p>
          </table:table-cell>
          <table:table-cell office:value-type="float" office:value="1791168" table:style-name="ce1">
            <text:p>1791168</text:p>
          </table:table-cell>
          <table:table-cell table:style-name="ce1"/>
          <table:table-cell office:value-type="float" office:value="1794609" table:style-name="ce1">
            <text:p>1794609</text:p>
          </table:table-cell>
          <table:table-cell office:value-type="float" office:value="2454982" table:style-name="ce1">
            <text:p>2454982</text:p>
          </table:table-cell>
          <table:table-cell office:value-type="float" office:value="2455545" table:style-name="ce1">
            <text:p>2455545</text:p>
          </table:table-cell>
          <table:table-cell table:style-name="ce1"/>
          <table:table-cell office:value-type="float" office:value="2458027" table:style-name="ce1">
            <text:p>2458027</text:p>
          </table:table-cell>
          <table:table-cell office:value-type="float" office:value="1948763" table:style-name="ce1">
            <text:p>1948763</text:p>
          </table:table-cell>
          <table:table-cell office:value-type="float" office:value="1950028" table:style-name="ce1">
            <text:p>1950028</text:p>
          </table:table-cell>
          <table:table-cell table:style-name="ce1"/>
          <table:table-cell office:value-type="float" office:value="1952689" table:style-name="ce1">
            <text:p>1952689</text:p>
          </table:table-cell>
          <table:table-cell office:value-type="float" office:value="1822576" table:style-name="ce1">
            <text:p>1822576</text:p>
          </table:table-cell>
          <table:table-cell office:value-type="float" office:value="1823431" table:style-name="ce1">
            <text:p>1823431</text:p>
          </table:table-cell>
          <table:table-cell table:style-name="ce1"/>
          <table:table-cell office:value-type="float" office:value="1826332" table:style-name="ce1">
            <text:p>1826332</text:p>
          </table:table-cell>
          <table:table-cell office:value-type="float" office:value="1846382" table:style-name="ce1">
            <text:p>1846382</text:p>
          </table:table-cell>
          <table:table-cell office:value-type="float" office:value="1847184" table:style-name="ce1">
            <text:p>1847184</text:p>
          </table:table-cell>
          <table:table-cell table:style-name="ce1"/>
          <table:table-cell office:value-type="float" office:value="1849923" table:style-name="ce1">
            <text:p>1849923</text:p>
          </table:table-cell>
          <table:table-cell office:value-type="float" office:value="2146257" table:style-name="ce1">
            <text:p>2146257</text:p>
          </table:table-cell>
          <table:table-cell office:value-type="float" office:value="2147082" table:style-name="ce1">
            <text:p>2147082</text:p>
          </table:table-cell>
          <table:table-cell table:style-name="ce1"/>
          <table:table-cell office:value-type="float" office:value="2150060" table:style-name="ce1">
            <text:p>2150060</text:p>
          </table:table-cell>
          <table:table-cell office:value-type="float" office:value="2299700" table:style-name="ce1">
            <text:p>2299700</text:p>
          </table:table-cell>
          <table:table-cell office:value-type="float" office:value="2300889" table:style-name="ce1">
            <text:p>2300889</text:p>
          </table:table-cell>
          <table:table-cell table:style-name="ce1"/>
          <table:table-cell office:value-type="float" office:value="2303432" table:style-name="ce1">
            <text:p>2303432</text:p>
          </table:table-cell>
          <table:table-cell office:value-type="float" office:value="1910189" table:style-name="ce1">
            <text:p>1910189</text:p>
          </table:table-cell>
          <table:table-cell office:value-type="float" office:value="1911155" table:style-name="ce1">
            <text:p>1911155</text:p>
          </table:table-cell>
          <table:table-cell table:style-name="ce1"/>
          <table:table-cell office:value-type="float" office:value="1913837" table:style-name="ce1">
            <text:p>1913837</text:p>
          </table:table-cell>
          <table:table-cell office:value-type="float" office:value="2014774" table:style-name="ce1">
            <text:p>2014774</text:p>
          </table:table-cell>
          <table:table-cell office:value-type="float" office:value="2015551" table:style-name="ce1">
            <text:p>2015551</text:p>
          </table:table-cell>
          <table:table-cell table:style-name="ce1"/>
          <table:table-cell office:value-type="float" office:value="2018668" table:style-name="ce1">
            <text:p>2018668</text:p>
          </table:table-cell>
          <table:table-cell office:value-type="float" office:value="2329403" table:style-name="ce1">
            <text:p>2329403</text:p>
          </table:table-cell>
          <table:table-cell office:value-type="float" office:value="2329996" table:style-name="ce1">
            <text:p>2329996</text:p>
          </table:table-cell>
          <table:table-cell table:style-name="ce1"/>
          <table:table-cell office:value-type="float" office:value="2333158" table:style-name="ce1">
            <text:p>2333158</text:p>
          </table:table-cell>
          <table:table-cell office:value-type="float" office:value="2437782" table:style-name="ce1">
            <text:p>2437782</text:p>
          </table:table-cell>
          <table:table-cell office:value-type="float" office:value="2438997" table:style-name="ce1">
            <text:p>2438997</text:p>
          </table:table-cell>
          <table:table-cell table:style-name="ce1"/>
          <table:table-cell office:value-type="float" office:value="2441563" table:style-name="ce1">
            <text:p>2441563</text:p>
          </table:table-cell>
          <table:table-cell office:value-type="float" office:value="2568278" table:style-name="ce1">
            <text:p>2568278</text:p>
          </table:table-cell>
          <table:table-cell office:value-type="float" office:value="2568894" table:style-name="ce1">
            <text:p>2568894</text:p>
          </table:table-cell>
          <table:table-cell table:style-name="ce1"/>
          <table:table-cell office:value-type="float" office:value="2572702" table:style-name="ce1">
            <text:p>2572702</text:p>
          </table:table-cell>
          <table:table-cell office:value-type="float" office:value="2178906" table:style-name="ce1">
            <text:p>2178906</text:p>
          </table:table-cell>
          <table:table-cell office:value-type="float" office:value="2179712" table:style-name="ce1">
            <text:p>2179712</text:p>
          </table:table-cell>
          <table:table-cell table:style-name="ce1"/>
          <table:table-cell office:value-type="float" office:value="2183451" table:style-name="ce1">
            <text:p>2183451</text:p>
          </table:table-cell>
          <table:table-cell office:value-type="float" office:value="2233839" table:style-name="ce1">
            <text:p>2233839</text:p>
          </table:table-cell>
          <table:table-cell office:value-type="float" office:value="2234444" table:style-name="ce1">
            <text:p>2234444</text:p>
          </table:table-cell>
          <table:table-cell table:style-name="ce1"/>
          <table:table-cell office:value-type="float" office:value="2236851" table:style-name="ce1">
            <text:p>2236851</text:p>
          </table:table-cell>
          <table:table-cell office:value-type="float" office:value="2488821" table:style-name="ce1">
            <text:p>2488821</text:p>
          </table:table-cell>
          <table:table-cell office:value-type="float" office:value="2489383" table:style-name="ce1">
            <text:p>2489383</text:p>
          </table:table-cell>
          <table:table-cell table:style-name="ce1"/>
          <table:table-cell office:value-type="float" office:value="2491773" table:style-name="ce1">
            <text:p>2491773</text:p>
          </table:table-cell>
          <table:table-cell office:value-type="float" office:value="2130770" table:style-name="ce1">
            <text:p>2130770</text:p>
          </table:table-cell>
          <table:table-cell office:value-type="float" office:value="2132817" table:style-name="ce1">
            <text:p>2132817</text:p>
          </table:table-cell>
          <table:table-cell table:style-name="ce1"/>
          <table:table-cell office:value-type="float" office:value="2136078" table:style-name="ce1">
            <text:p>2136078</text:p>
          </table:table-cell>
          <table:table-cell office:value-type="float" office:value="2042579" table:style-name="ce1">
            <text:p>2042579</text:p>
          </table:table-cell>
          <table:table-cell office:value-type="float" office:value="2043256" table:style-name="ce1">
            <text:p>2043256</text:p>
          </table:table-cell>
          <table:table-cell table:style-name="ce1"/>
          <table:table-cell office:value-type="float" office:value="2047943" table:style-name="ce1">
            <text:p>2047943</text:p>
          </table:table-cell>
          <table:table-cell office:value-type="float" office:value="2118125" table:style-name="ce1">
            <text:p>2118125</text:p>
          </table:table-cell>
          <table:table-cell office:value-type="float" office:value="2119025" table:style-name="ce1">
            <text:p>2119025</text:p>
          </table:table-cell>
          <table:table-cell table:style-name="ce1"/>
          <table:table-cell office:value-type="float" office:value="2121759" table:style-name="ce1">
            <text:p>2121759</text:p>
          </table:table-cell>
          <table:table-cell office:value-type="float" office:value="2244301" table:style-name="ce1">
            <text:p>2244301</text:p>
          </table:table-cell>
          <table:table-cell office:value-type="float" office:value="2245082" table:style-name="ce1">
            <text:p>2245082</text:p>
          </table:table-cell>
          <table:table-cell table:style-name="ce1"/>
          <table:table-cell office:value-type="float" office:value="2248307" table:style-name="ce1">
            <text:p>2248307</text:p>
          </table:table-cell>
          <table:table-cell office:value-type="float" office:value="1867922" table:style-name="ce1">
            <text:p>1867922</text:p>
          </table:table-cell>
          <table:table-cell office:value-type="float" office:value="1868838" table:style-name="ce1">
            <text:p>1868838</text:p>
          </table:table-cell>
          <table:table-cell table:style-name="ce1"/>
          <table:table-cell office:value-type="float" office:value="1871467" table:style-name="ce1">
            <text:p>1871467</text:p>
          </table:table-cell>
          <table:table-cell office:value-type="float" office:value="2344522" table:style-name="ce1">
            <text:p>2344522</text:p>
          </table:table-cell>
          <table:table-cell office:value-type="float" office:value="2345273" table:style-name="ce1">
            <text:p>2345273</text:p>
          </table:table-cell>
          <table:table-cell table:style-name="ce1"/>
          <table:table-cell office:value-type="float" office:value="2349402" table:style-name="ce1">
            <text:p>2349402</text:p>
          </table:table-cell>
          <table:table-cell office:value-type="float" office:value="2061428" table:style-name="ce1">
            <text:p>2061428</text:p>
          </table:table-cell>
          <table:table-cell office:value-type="float" office:value="2062151" table:style-name="ce1">
            <text:p>2062151</text:p>
          </table:table-cell>
          <table:table-cell table:style-name="ce1"/>
          <table:table-cell office:value-type="float" office:value="2064598" table:style-name="ce1">
            <text:p>2064598</text:p>
          </table:table-cell>
          <table:table-cell office:value-type="float" office:value="1885389" table:style-name="ce1">
            <text:p>1885389</text:p>
          </table:table-cell>
          <table:table-cell office:value-type="float" office:value="1886455" table:style-name="ce1">
            <text:p>1886455</text:p>
          </table:table-cell>
          <table:table-cell table:style-name="ce1"/>
          <table:table-cell office:value-type="float" office:value="1889395" table:style-name="ce1">
            <text:p>1889395</text:p>
          </table:table-cell>
          <table:table-cell office:value-type="float" office:value="2499237" table:style-name="ce1">
            <text:p>2499237</text:p>
          </table:table-cell>
          <table:table-cell office:value-type="float" office:value="2499775" table:style-name="ce1">
            <text:p>2499775</text:p>
          </table:table-cell>
          <table:table-cell table:style-name="ce1"/>
          <table:table-cell office:value-type="float" office:value="2502126" table:style-name="ce1">
            <text:p>2502126</text:p>
          </table:table-cell>
          <table:table-cell office:value-type="float" office:value="2556804" table:style-name="ce1">
            <text:p>2556804</text:p>
          </table:table-cell>
          <table:table-cell office:value-type="float" office:value="2557458" table:style-name="ce1">
            <text:p>2557458</text:p>
          </table:table-cell>
          <table:table-cell table:style-name="ce1"/>
          <table:table-cell office:value-type="float" office:value="2560055" table:style-name="ce1">
            <text:p>2560055</text:p>
          </table:table-cell>
          <table:table-cell office:value-type="float" office:value="1759091" table:style-name="ce1">
            <text:p>1759091</text:p>
          </table:table-cell>
          <table:table-cell office:value-type="float" office:value="1760198" table:style-name="ce1">
            <text:p>1760198</text:p>
          </table:table-cell>
          <table:table-cell table:style-name="ce1"/>
          <table:table-cell office:value-type="float" office:value="1763289" table:style-name="ce1">
            <text:p>1763289</text:p>
          </table:table-cell>
          <table:table-cell office:value-type="float" office:value="1801812" table:style-name="ce1">
            <text:p>1801812</text:p>
          </table:table-cell>
          <table:table-cell office:value-type="float" office:value="1802825" table:style-name="ce1">
            <text:p>1802825</text:p>
          </table:table-cell>
          <table:table-cell table:style-name="ce1"/>
          <table:table-cell office:value-type="float" office:value="1806215" table:style-name="ce1">
            <text:p>1806215</text:p>
          </table:table-cell>
          <table:table-cell office:value-type="float" office:value="2466424" table:style-name="ce1">
            <text:p>2466424</text:p>
          </table:table-cell>
          <table:table-cell office:value-type="float" office:value="2467011" table:style-name="ce1">
            <text:p>2467011</text:p>
          </table:table-cell>
          <table:table-cell table:style-name="ce1"/>
          <table:table-cell office:value-type="float" office:value="2469981" table:style-name="ce1">
            <text:p>2469981</text:p>
          </table:table-cell>
          <table:table-cell office:value-type="float" office:value="2526151" table:style-name="ce1">
            <text:p>2526151</text:p>
          </table:table-cell>
          <table:table-cell office:value-type="float" office:value="2526694" table:style-name="ce1">
            <text:p>2526694</text:p>
          </table:table-cell>
          <table:table-cell table:style-name="ce1"/>
          <table:table-cell office:value-type="float" office:value="2528807" table:style-name="ce1">
            <text:p>2528807</text:p>
          </table:table-cell>
          <table:table-cell office:value-type="float" office:value="1742728" table:style-name="ce1">
            <text:p>1742728</text:p>
          </table:table-cell>
          <table:table-cell office:value-type="float" office:value="1743956" table:style-name="ce1">
            <text:p>1743956</text:p>
          </table:table-cell>
          <table:table-cell table:style-name="ce1"/>
          <table:table-cell office:value-type="float" office:value="1747256" table:style-name="ce1">
            <text:p>1747256</text:p>
          </table:table-cell>
          <table:table-cell office:value-type="float" office:value="2540956" table:style-name="ce1">
            <text:p>2540956</text:p>
          </table:table-cell>
          <table:table-cell office:value-type="float" office:value="2541457" table:style-name="ce1">
            <text:p>2541457</text:p>
          </table:table-cell>
          <table:table-cell table:style-name="ce1"/>
          <table:table-cell office:value-type="float" office:value="2544024" table:style-name="ce1">
            <text:p>2544024</text:p>
          </table:table-cell>
          <table:table-cell office:value-type="float" office:value="2427763" table:style-name="ce1">
            <text:p>2427763</text:p>
          </table:table-cell>
          <table:table-cell office:value-type="float" office:value="2428281" table:style-name="ce1">
            <text:p>2428281</text:p>
          </table:table-cell>
          <table:table-cell table:style-name="ce1"/>
          <table:table-cell office:value-type="float" office:value="2430750" table:style-name="ce1">
            <text:p>2430750</text:p>
          </table:table-cell>
          <table:table-cell office:value-type="float" office:value="2202330" table:style-name="ce1">
            <text:p>2202330</text:p>
          </table:table-cell>
          <table:table-cell office:value-type="float" office:value="2202984" table:style-name="ce1">
            <text:p>2202984</text:p>
          </table:table-cell>
          <table:table-cell table:style-name="ce1"/>
          <table:table-cell office:value-type="float" office:value="2207316" table:style-name="ce1">
            <text:p>2207316</text:p>
          </table:table-cell>
          <table:table-cell office:value-type="float" office:value="1927352" table:style-name="ce1">
            <text:p>1927352</text:p>
          </table:table-cell>
          <table:table-cell office:value-type="float" office:value="1928118" table:style-name="ce1">
            <text:p>1928118</text:p>
          </table:table-cell>
          <table:table-cell table:style-name="ce1"/>
          <table:table-cell office:value-type="float" office:value="1931119" table:style-name="ce1">
            <text:p>1931119</text:p>
          </table:table-cell>
          <table:table-cell office:value-type="float" office:value="2092757" table:style-name="ce1">
            <text:p>2092757</text:p>
          </table:table-cell>
          <table:table-cell office:value-type="float" office:value="2093560" table:style-name="ce1">
            <text:p>2093560</text:p>
          </table:table-cell>
          <table:table-cell table:style-name="ce1"/>
          <table:table-cell office:value-type="float" office:value="2096523" table:style-name="ce1">
            <text:p>2096523</text:p>
          </table:table-cell>
          <table:table-cell office:value-type="float" office:value="2221153" table:style-name="ce1">
            <text:p>2221153</text:p>
          </table:table-cell>
          <table:table-cell office:value-type="float" office:value="2221818" table:style-name="ce1">
            <text:p>2221818</text:p>
          </table:table-cell>
          <table:table-cell table:style-name="ce1"/>
          <table:table-cell office:value-type="float" office:value="2225421" table:style-name="ce1">
            <text:p>2225421</text:p>
          </table:table-cell>
          <table:table-cell office:value-type="float" office:value="2276629" table:style-name="ce1">
            <text:p>2276629</text:p>
          </table:table-cell>
          <table:table-cell office:value-type="float" office:value="2277363" table:style-name="ce1">
            <text:p>2277363</text:p>
          </table:table-cell>
          <table:table-cell table:style-name="ce1"/>
          <table:table-cell office:value-type="float" office:value="2286334" table:style-name="ce1">
            <text:p>2286334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7_201058_M03550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9:42:45</text:p>
          </table:table-cell>
          <table:table-cell office:value-type="string" table:style-name="ce1">
            <text:p>2020-11-17_20:42: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otilde</text:p>
          </table:table-cell>
          <table:table-cell office:value-type="string" table:style-name="ce1">
            <text:p>M0355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4v4UldVL4goTHyu</text:p>
          </table:table-cell>
          <table:table-cell office:value-type="string" table:style-name="ce1">
            <text:p>https://www.testable.org/experiment/4303/294929/start?participant=M035500</text:p>
          </table:table-cell>
          <table:table-cell office:value-type="float" office:value="1693932" table:style-name="ce1">
            <text:p>1693932</text:p>
          </table:table-cell>
          <table:table-cell office:value-type="float" office:value="28.232199999999999" table:style-name="ce1">
            <text:p>28,2322</text:p>
          </table:table-cell>
          <table:table-cell office:value-type="float" office:value="294038" table:style-name="ce1">
            <text:p>294038</text:p>
          </table:table-cell>
          <table:table-cell office:value-type="float" office:value="312258" table:style-name="ce1">
            <text:p>312258</text:p>
          </table:table-cell>
          <table:table-cell office:value-type="float" office:value="438618" table:style-name="ce1">
            <text:p>438618</text:p>
          </table:table-cell>
          <table:table-cell office:value-type="float" office:value="455388" table:style-name="ce1">
            <text:p>455388</text:p>
          </table:table-cell>
          <table:table-cell office:value-type="float" office:value="469840" table:style-name="ce1">
            <text:p>469840</text:p>
          </table:table-cell>
          <table:table-cell office:value-type="float" office:value="194634" table:style-name="ce1">
            <text:p>194634</text:p>
          </table:table-cell>
          <table:table-cell office:value-type="float" office:value="393456" table:style-name="ce1">
            <text:p>393456</text:p>
          </table:table-cell>
          <table:table-cell office:value-type="float" office:value="274143" table:style-name="ce1">
            <text:p>274143</text:p>
          </table:table-cell>
          <table:table-cell office:value-type="float" office:value="228987" table:style-name="ce1">
            <text:p>228987</text:p>
          </table:table-cell>
          <table:table-cell office:value-type="float" office:value="416686" table:style-name="ce1">
            <text:p>416686</text:p>
          </table:table-cell>
          <table:table-cell office:value-type="float" office:value="330961" table:style-name="ce1">
            <text:p>330961</text:p>
          </table:table-cell>
          <table:table-cell office:value-type="float" office:value="357676" table:style-name="ce1">
            <text:p>357676</text:p>
          </table:table-cell>
          <table:table-cell table:number-columns-repeated="192" table:style-name="ce1"/>
          <table:table-cell office:value-type="float" office:value="1131141" table:style-name="ce1">
            <text:p>1131141</text:p>
          </table:table-cell>
          <table:table-cell office:value-type="float" office:value="1131814" table:style-name="ce1">
            <text:p>1131814</text:p>
          </table:table-cell>
          <table:table-cell office:value-type="float" office:value="1133971" table:style-name="ce1">
            <text:p>1133971</text:p>
          </table:table-cell>
          <table:table-cell table:style-name="ce1"/>
          <table:table-cell office:value-type="float" office:value="1569953" table:style-name="ce1">
            <text:p>1569953</text:p>
          </table:table-cell>
          <table:table-cell office:value-type="float" office:value="1570755" table:style-name="ce1">
            <text:p>1570755</text:p>
          </table:table-cell>
          <table:table-cell office:value-type="float" office:value="1572624" table:style-name="ce1">
            <text:p>1572624</text:p>
          </table:table-cell>
          <table:table-cell table:style-name="ce1"/>
          <table:table-cell office:value-type="float" office:value="1433479" table:style-name="ce1">
            <text:p>1433479</text:p>
          </table:table-cell>
          <table:table-cell office:value-type="float" office:value="1434450" table:style-name="ce1">
            <text:p>1434450</text:p>
          </table:table-cell>
          <table:table-cell table:style-name="ce1"/>
          <table:table-cell office:value-type="float" office:value="1435733" table:style-name="ce1">
            <text:p>1435733</text:p>
          </table:table-cell>
          <table:table-cell office:value-type="float" office:value="1179123" table:style-name="ce1">
            <text:p>1179123</text:p>
          </table:table-cell>
          <table:table-cell office:value-type="float" office:value="1180199" table:style-name="ce1">
            <text:p>1180199</text:p>
          </table:table-cell>
          <table:table-cell table:style-name="ce1"/>
          <table:table-cell office:value-type="float" office:value="1181802" table:style-name="ce1">
            <text:p>1181802</text:p>
          </table:table-cell>
          <table:table-cell office:value-type="float" office:value="1679066" table:style-name="ce1">
            <text:p>1679066</text:p>
          </table:table-cell>
          <table:table-cell office:value-type="float" office:value="1679990" table:style-name="ce1">
            <text:p>1679990</text:p>
          </table:table-cell>
          <table:table-cell office:value-type="float" office:value="1681673" table:style-name="ce1">
            <text:p>1681673</text:p>
          </table:table-cell>
          <table:table-cell table:style-name="ce1"/>
          <table:table-cell office:value-type="float" office:value="1338432" table:style-name="ce1">
            <text:p>1338432</text:p>
          </table:table-cell>
          <table:table-cell office:value-type="float" office:value="1338874" table:style-name="ce1">
            <text:p>1338874</text:p>
          </table:table-cell>
          <table:table-cell table:style-name="ce1"/>
          <table:table-cell office:value-type="float" office:value="1340824" table:style-name="ce1">
            <text:p>1340824</text:p>
          </table:table-cell>
          <table:table-cell office:value-type="float" office:value="1618897" table:style-name="ce1">
            <text:p>1618897</text:p>
          </table:table-cell>
          <table:table-cell office:value-type="float" office:value="1619771" table:style-name="ce1">
            <text:p>1619771</text:p>
          </table:table-cell>
          <table:table-cell office:value-type="float" office:value="1622273" table:style-name="ce1">
            <text:p>1622273</text:p>
          </table:table-cell>
          <table:table-cell table:style-name="ce1"/>
          <table:table-cell office:value-type="float" office:value="1232265" table:style-name="ce1">
            <text:p>1232265</text:p>
          </table:table-cell>
          <table:table-cell office:value-type="float" office:value="1233013" table:style-name="ce1">
            <text:p>1233013</text:p>
          </table:table-cell>
          <table:table-cell office:value-type="float" office:value="1234681" table:style-name="ce1">
            <text:p>1234681</text:p>
          </table:table-cell>
          <table:table-cell table:style-name="ce1"/>
          <table:table-cell office:value-type="float" office:value="1216263" table:style-name="ce1">
            <text:p>1216263</text:p>
          </table:table-cell>
          <table:table-cell office:value-type="float" office:value="1216785" table:style-name="ce1">
            <text:p>1216785</text:p>
          </table:table-cell>
          <table:table-cell office:value-type="float" office:value="1218437" table:style-name="ce1">
            <text:p>1218437</text:p>
          </table:table-cell>
          <table:table-cell table:style-name="ce1"/>
          <table:table-cell office:value-type="float" office:value="1422930" table:style-name="ce1">
            <text:p>1422930</text:p>
          </table:table-cell>
          <table:table-cell office:value-type="float" office:value="1426883" table:style-name="ce1">
            <text:p>1426883</text:p>
          </table:table-cell>
          <table:table-cell table:style-name="ce1"/>
          <table:table-cell office:value-type="float" office:value="1428838" table:style-name="ce1">
            <text:p>1428838</text:p>
          </table:table-cell>
          <table:table-cell office:value-type="float" office:value="1208096" table:style-name="ce1">
            <text:p>1208096</text:p>
          </table:table-cell>
          <table:table-cell office:value-type="float" office:value="1208570" table:style-name="ce1">
            <text:p>1208570</text:p>
          </table:table-cell>
          <table:table-cell office:value-type="float" office:value="1209926" table:style-name="ce1">
            <text:p>1209926</text:p>
          </table:table-cell>
          <table:table-cell table:style-name="ce1"/>
          <table:table-cell office:value-type="float" office:value="1561304" table:style-name="ce1">
            <text:p>1561304</text:p>
          </table:table-cell>
          <table:table-cell office:value-type="float" office:value="1562067" table:style-name="ce1">
            <text:p>1562067</text:p>
          </table:table-cell>
          <table:table-cell office:value-type="float" office:value="1563627" table:style-name="ce1">
            <text:p>1563627</text:p>
          </table:table-cell>
          <table:table-cell table:style-name="ce1"/>
          <table:table-cell office:value-type="float" office:value="1155958" table:style-name="ce1">
            <text:p>1155958</text:p>
          </table:table-cell>
          <table:table-cell office:value-type="float" office:value="1156665" table:style-name="ce1">
            <text:p>1156665</text:p>
          </table:table-cell>
          <table:table-cell table:style-name="ce1"/>
          <table:table-cell office:value-type="float" office:value="1158913" table:style-name="ce1">
            <text:p>1158913</text:p>
          </table:table-cell>
          <table:table-cell office:value-type="float" office:value="1463041" table:style-name="ce1">
            <text:p>1463041</text:p>
          </table:table-cell>
          <table:table-cell office:value-type="float" office:value="1463609" table:style-name="ce1">
            <text:p>1463609</text:p>
          </table:table-cell>
          <table:table-cell table:style-name="ce1"/>
          <table:table-cell office:value-type="float" office:value="1465221" table:style-name="ce1">
            <text:p>1465221</text:p>
          </table:table-cell>
          <table:table-cell office:value-type="float" office:value="1497566" table:style-name="ce1">
            <text:p>1497566</text:p>
          </table:table-cell>
          <table:table-cell office:value-type="float" office:value="1498538" table:style-name="ce1">
            <text:p>1498538</text:p>
          </table:table-cell>
          <table:table-cell office:value-type="float" office:value="1500695" table:style-name="ce1">
            <text:p>1500695</text:p>
          </table:table-cell>
          <table:table-cell table:style-name="ce1"/>
          <table:table-cell office:value-type="float" office:value="1323345" table:style-name="ce1">
            <text:p>1323345</text:p>
          </table:table-cell>
          <table:table-cell office:value-type="float" office:value="1325022" table:style-name="ce1">
            <text:p>1325022</text:p>
          </table:table-cell>
          <table:table-cell table:style-name="ce1"/>
          <table:table-cell office:value-type="float" office:value="1326330" table:style-name="ce1">
            <text:p>1326330</text:p>
          </table:table-cell>
          <table:table-cell office:value-type="float" office:value="1256186" table:style-name="ce1">
            <text:p>1256186</text:p>
          </table:table-cell>
          <table:table-cell office:value-type="float" office:value="1256889" table:style-name="ce1">
            <text:p>1256889</text:p>
          </table:table-cell>
          <table:table-cell office:value-type="float" office:value="1260191" table:style-name="ce1">
            <text:p>1260191</text:p>
          </table:table-cell>
          <table:table-cell table:style-name="ce1"/>
          <table:table-cell office:value-type="float" office:value="1169324" table:style-name="ce1">
            <text:p>1169324</text:p>
          </table:table-cell>
          <table:table-cell office:value-type="float" office:value="1169782" table:style-name="ce1">
            <text:p>1169782</text:p>
          </table:table-cell>
          <table:table-cell office:value-type="float" office:value="1172067" table:style-name="ce1">
            <text:p>1172067</text:p>
          </table:table-cell>
          <table:table-cell table:style-name="ce1"/>
          <table:table-cell office:value-type="float" office:value="1367455" table:style-name="ce1">
            <text:p>1367455</text:p>
          </table:table-cell>
          <table:table-cell office:value-type="float" office:value="1368370" table:style-name="ce1">
            <text:p>1368370</text:p>
          </table:table-cell>
          <table:table-cell office:value-type="float" office:value="1369630" table:style-name="ce1">
            <text:p>1369630</text:p>
          </table:table-cell>
          <table:table-cell table:style-name="ce1"/>
          <table:table-cell office:value-type="float" office:value="1473122" table:style-name="ce1">
            <text:p>1473122</text:p>
          </table:table-cell>
          <table:table-cell office:value-type="float" office:value="1474029" table:style-name="ce1">
            <text:p>1474029</text:p>
          </table:table-cell>
          <table:table-cell table:style-name="ce1"/>
          <table:table-cell office:value-type="float" office:value="1476651" table:style-name="ce1">
            <text:p>1476651</text:p>
          </table:table-cell>
          <table:table-cell office:value-type="float" office:value="1266459" table:style-name="ce1">
            <text:p>1266459</text:p>
          </table:table-cell>
          <table:table-cell office:value-type="float" office:value="1267879" table:style-name="ce1">
            <text:p>1267879</text:p>
          </table:table-cell>
          <table:table-cell office:value-type="float" office:value="1270409" table:style-name="ce1">
            <text:p>1270409</text:p>
          </table:table-cell>
          <table:table-cell table:style-name="ce1"/>
          <table:table-cell office:value-type="float" office:value="1549622" table:style-name="ce1">
            <text:p>1549622</text:p>
          </table:table-cell>
          <table:table-cell office:value-type="float" office:value="1550726" table:style-name="ce1">
            <text:p>1550726</text:p>
          </table:table-cell>
          <table:table-cell office:value-type="float" office:value="1552201" table:style-name="ce1">
            <text:p>1552201</text:p>
          </table:table-cell>
          <table:table-cell table:style-name="ce1"/>
          <table:table-cell office:value-type="float" office:value="1380679" table:style-name="ce1">
            <text:p>1380679</text:p>
          </table:table-cell>
          <table:table-cell office:value-type="float" office:value="1381890" table:style-name="ce1">
            <text:p>1381890</text:p>
          </table:table-cell>
          <table:table-cell office:value-type="float" office:value="1383447" table:style-name="ce1">
            <text:p>1383447</text:p>
          </table:table-cell>
          <table:table-cell table:style-name="ce1"/>
          <table:table-cell office:value-type="float" office:value="1454725" table:style-name="ce1">
            <text:p>1454725</text:p>
          </table:table-cell>
          <table:table-cell office:value-type="float" office:value="1456210" table:style-name="ce1">
            <text:p>1456210</text:p>
          </table:table-cell>
          <table:table-cell office:value-type="float" office:value="1457590" table:style-name="ce1">
            <text:p>1457590</text:p>
          </table:table-cell>
          <table:table-cell table:style-name="ce1"/>
          <table:table-cell office:value-type="float" office:value="1649326" table:style-name="ce1">
            <text:p>1649326</text:p>
          </table:table-cell>
          <table:table-cell office:value-type="float" office:value="1651190" table:style-name="ce1">
            <text:p>1651190</text:p>
          </table:table-cell>
          <table:table-cell table:style-name="ce1"/>
          <table:table-cell office:value-type="float" office:value="1653178" table:style-name="ce1">
            <text:p>1653178</text:p>
          </table:table-cell>
          <table:table-cell office:value-type="float" office:value="1640020" table:style-name="ce1">
            <text:p>1640020</text:p>
          </table:table-cell>
          <table:table-cell office:value-type="float" office:value="1641192" table:style-name="ce1">
            <text:p>1641192</text:p>
          </table:table-cell>
          <table:table-cell table:style-name="ce1"/>
          <table:table-cell office:value-type="float" office:value="1643177" table:style-name="ce1">
            <text:p>1643177</text:p>
          </table:table-cell>
          <table:table-cell office:value-type="float" office:value="1353371" table:style-name="ce1">
            <text:p>1353371</text:p>
          </table:table-cell>
          <table:table-cell office:value-type="float" office:value="1354236" table:style-name="ce1">
            <text:p>1354236</text:p>
          </table:table-cell>
          <table:table-cell office:value-type="float" office:value="1355560" table:style-name="ce1">
            <text:p>1355560</text:p>
          </table:table-cell>
          <table:table-cell table:style-name="ce1"/>
          <table:table-cell office:value-type="float" office:value="1396140" table:style-name="ce1">
            <text:p>1396140</text:p>
          </table:table-cell>
          <table:table-cell office:value-type="float" office:value="1396695" table:style-name="ce1">
            <text:p>1396695</text:p>
          </table:table-cell>
          <table:table-cell office:value-type="float" office:value="1399269" table:style-name="ce1">
            <text:p>1399269</text:p>
          </table:table-cell>
          <table:table-cell table:style-name="ce1"/>
          <table:table-cell office:value-type="float" office:value="1246515" table:style-name="ce1">
            <text:p>1246515</text:p>
          </table:table-cell>
          <table:table-cell office:value-type="float" office:value="1247166" table:style-name="ce1">
            <text:p>1247166</text:p>
          </table:table-cell>
          <table:table-cell table:style-name="ce1"/>
          <table:table-cell office:value-type="float" office:value="1248778" table:style-name="ce1">
            <text:p>1248778</text:p>
          </table:table-cell>
          <table:table-cell office:value-type="float" office:value="1290917" table:style-name="ce1">
            <text:p>1290917</text:p>
          </table:table-cell>
          <table:table-cell office:value-type="float" office:value="1292388" table:style-name="ce1">
            <text:p>1292388</text:p>
          </table:table-cell>
          <table:table-cell office:value-type="float" office:value="1295051" table:style-name="ce1">
            <text:p>1295051</text:p>
          </table:table-cell>
          <table:table-cell table:style-name="ce1"/>
          <table:table-cell office:value-type="float" office:value="1507707" table:style-name="ce1">
            <text:p>1507707</text:p>
          </table:table-cell>
          <table:table-cell office:value-type="float" office:value="1508333" table:style-name="ce1">
            <text:p>1508333</text:p>
          </table:table-cell>
          <table:table-cell office:value-type="float" office:value="1509641" table:style-name="ce1">
            <text:p>1509641</text:p>
          </table:table-cell>
          <table:table-cell table:style-name="ce1"/>
          <table:table-cell office:value-type="float" office:value="1410526" table:style-name="ce1">
            <text:p>1410526</text:p>
          </table:table-cell>
          <table:table-cell office:value-type="float" office:value="1411193" table:style-name="ce1">
            <text:p>1411193</text:p>
          </table:table-cell>
          <table:table-cell office:value-type="float" office:value="1412660" table:style-name="ce1">
            <text:p>1412660</text:p>
          </table:table-cell>
          <table:table-cell table:style-name="ce1"/>
          <table:table-cell office:value-type="float" office:value="1303241" table:style-name="ce1">
            <text:p>1303241</text:p>
          </table:table-cell>
          <table:table-cell office:value-type="float" office:value="1304006" table:style-name="ce1">
            <text:p>1304006</text:p>
          </table:table-cell>
          <table:table-cell office:value-type="float" office:value="1305844" table:style-name="ce1">
            <text:p>1305844</text:p>
          </table:table-cell>
          <table:table-cell table:style-name="ce1"/>
          <table:table-cell office:value-type="float" office:value="1194787" table:style-name="ce1">
            <text:p>1194787</text:p>
          </table:table-cell>
          <table:table-cell office:value-type="float" office:value="1195278" table:style-name="ce1">
            <text:p>1195278</text:p>
          </table:table-cell>
          <table:table-cell office:value-type="float" office:value="1197852" table:style-name="ce1">
            <text:p>1197852</text:p>
          </table:table-cell>
          <table:table-cell table:style-name="ce1"/>
          <table:table-cell office:value-type="float" office:value="1312475" table:style-name="ce1">
            <text:p>1312475</text:p>
          </table:table-cell>
          <table:table-cell office:value-type="float" office:value="1313157" table:style-name="ce1">
            <text:p>1313157</text:p>
          </table:table-cell>
          <table:table-cell table:style-name="ce1"/>
          <table:table-cell office:value-type="float" office:value="1315074" table:style-name="ce1">
            <text:p>1315074</text:p>
          </table:table-cell>
          <table:table-cell office:value-type="float" office:value="1485149" table:style-name="ce1">
            <text:p>1485149</text:p>
          </table:table-cell>
          <table:table-cell office:value-type="float" office:value="1485712" table:style-name="ce1">
            <text:p>1485712</text:p>
          </table:table-cell>
          <table:table-cell office:value-type="float" office:value="1487548" table:style-name="ce1">
            <text:p>1487548</text:p>
          </table:table-cell>
          <table:table-cell table:style-name="ce1"/>
          <table:table-cell office:value-type="float" office:value="1663117" table:style-name="ce1">
            <text:p>1663117</text:p>
          </table:table-cell>
          <table:table-cell office:value-type="float" office:value="1664438" table:style-name="ce1">
            <text:p>1664438</text:p>
          </table:table-cell>
          <table:table-cell office:value-type="float" office:value="1666130" table:style-name="ce1">
            <text:p>1666130</text:p>
          </table:table-cell>
          <table:table-cell table:style-name="ce1"/>
          <table:table-cell office:value-type="float" office:value="1601452" table:style-name="ce1">
            <text:p>1601452</text:p>
          </table:table-cell>
          <table:table-cell office:value-type="float" office:value="1602255" table:style-name="ce1">
            <text:p>1602255</text:p>
          </table:table-cell>
          <table:table-cell table:style-name="ce1"/>
          <table:table-cell office:value-type="float" office:value="1604358" table:style-name="ce1">
            <text:p>1604358</text:p>
          </table:table-cell>
          <table:table-cell office:value-type="float" office:value="1581302" table:style-name="ce1">
            <text:p>1581302</text:p>
          </table:table-cell>
          <table:table-cell office:value-type="float" office:value="1582057" table:style-name="ce1">
            <text:p>1582057</text:p>
          </table:table-cell>
          <table:table-cell office:value-type="float" office:value="1583685" table:style-name="ce1">
            <text:p>1583685</text:p>
          </table:table-cell>
          <table:table-cell table:style-name="ce1"/>
          <table:table-cell office:value-type="float" office:value="1281547" table:style-name="ce1">
            <text:p>1281547</text:p>
          </table:table-cell>
          <table:table-cell office:value-type="float" office:value="1282077" table:style-name="ce1">
            <text:p>1282077</text:p>
          </table:table-cell>
          <table:table-cell office:value-type="float" office:value="1283764" table:style-name="ce1">
            <text:p>1283764</text:p>
          </table:table-cell>
          <table:table-cell table:style-name="ce1"/>
          <table:table-cell office:value-type="float" office:value="1610453" table:style-name="ce1">
            <text:p>1610453</text:p>
          </table:table-cell>
          <table:table-cell office:value-type="float" office:value="1611007" table:style-name="ce1">
            <text:p>1611007</text:p>
          </table:table-cell>
          <table:table-cell office:value-type="float" office:value="1612171" table:style-name="ce1">
            <text:p>1612171</text:p>
          </table:table-cell>
          <table:table-cell table:style-name="ce1"/>
          <table:table-cell office:value-type="float" office:value="1689163" table:style-name="ce1">
            <text:p>1689163</text:p>
          </table:table-cell>
          <table:table-cell office:value-type="float" office:value="1689589" table:style-name="ce1">
            <text:p>1689589</text:p>
          </table:table-cell>
          <table:table-cell table:style-name="ce1"/>
          <table:table-cell office:value-type="float" office:value="1691770" table:style-name="ce1">
            <text:p>1691770</text:p>
          </table:table-cell>
          <table:table-cell office:value-type="float" office:value="1592807" table:style-name="ce1">
            <text:p>1592807</text:p>
          </table:table-cell>
          <table:table-cell office:value-type="float" office:value="1593642" table:style-name="ce1">
            <text:p>1593642</text:p>
          </table:table-cell>
          <table:table-cell office:value-type="float" office:value="1595406" table:style-name="ce1">
            <text:p>1595406</text:p>
          </table:table-cell>
          <table:table-cell table:style-name="ce1"/>
          <table:table-cell office:value-type="float" office:value="1539772" table:style-name="ce1">
            <text:p>1539772</text:p>
          </table:table-cell>
          <table:table-cell office:value-type="float" office:value="1540511" table:style-name="ce1">
            <text:p>1540511</text:p>
          </table:table-cell>
          <table:table-cell office:value-type="float" office:value="1541794" table:style-name="ce1">
            <text:p>1541794</text:p>
          </table:table-cell>
          <table:table-cell table:style-name="ce1"/>
          <table:table-cell office:value-type="float" office:value="1630123" table:style-name="ce1">
            <text:p>1630123</text:p>
          </table:table-cell>
          <table:table-cell office:value-type="float" office:value="1630589" table:style-name="ce1">
            <text:p>1630589</text:p>
          </table:table-cell>
          <table:table-cell office:value-type="float" office:value="1632798" table:style-name="ce1">
            <text:p>1632798</text:p>
          </table:table-cell>
          <table:table-cell table:style-name="ce1"/>
          <table:table-cell office:value-type="float" office:value="1442937" table:style-name="ce1">
            <text:p>1442937</text:p>
          </table:table-cell>
          <table:table-cell office:value-type="float" office:value="1443708" table:style-name="ce1">
            <text:p>1443708</text:p>
          </table:table-cell>
          <table:table-cell table:style-name="ce1"/>
          <table:table-cell office:value-type="float" office:value="1445057" table:style-name="ce1">
            <text:p>1445057</text:p>
          </table:table-cell>
          <table:table-cell office:value-type="float" office:value="1517020" table:style-name="ce1">
            <text:p>1517020</text:p>
          </table:table-cell>
          <table:table-cell office:value-type="float" office:value="1517575" table:style-name="ce1">
            <text:p>1517575</text:p>
          </table:table-cell>
          <table:table-cell table:style-name="ce1"/>
          <table:table-cell office:value-type="float" office:value="1518762" table:style-name="ce1">
            <text:p>1518762</text:p>
          </table:table-cell>
          <table:table-cell office:value-type="float" office:value="1525450" table:style-name="ce1">
            <text:p>1525450</text:p>
          </table:table-cell>
          <table:table-cell office:value-type="float" office:value="1526381" table:style-name="ce1">
            <text:p>1526381</text:p>
          </table:table-cell>
          <table:table-cell table:style-name="ce1"/>
          <table:table-cell office:value-type="float" office:value="1531294" table:style-name="ce1">
            <text:p>1531294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7_202637_M03439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9:51:09</text:p>
          </table:table-cell>
          <table:table-cell office:value-type="string" table:style-name="ce1">
            <text:p>2020-11-17_20:51: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ssa</text:p>
          </table:table-cell>
          <table:table-cell office:value-type="string" table:style-name="ce1">
            <text:p>M03439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zYic9YH7EmV68O2</text:p>
          </table:table-cell>
          <table:table-cell office:value-type="string" table:style-name="ce1">
            <text:p>https://www.testable.org/experiment/4303/294929/start?participant=M034392</text:p>
          </table:table-cell>
          <table:table-cell office:value-type="float" office:value="2127933" table:style-name="ce1">
            <text:p>2127933</text:p>
          </table:table-cell>
          <table:table-cell office:value-type="float" office:value="35.46555" table:style-name="ce1">
            <text:p>35,46555</text:p>
          </table:table-cell>
          <table:table-cell office:value-type="float" office:value="970995" table:style-name="ce1">
            <text:p>970995</text:p>
          </table:table-cell>
          <table:table-cell office:value-type="float" office:value="410528" table:style-name="ce1">
            <text:p>410528</text:p>
          </table:table-cell>
          <table:table-cell office:value-type="float" office:value="643318" table:style-name="ce1">
            <text:p>643318</text:p>
          </table:table-cell>
          <table:table-cell office:value-type="float" office:value="495136" table:style-name="ce1">
            <text:p>495136</text:p>
          </table:table-cell>
          <table:table-cell office:value-type="float" office:value="469851" table:style-name="ce1">
            <text:p>469851</text:p>
          </table:table-cell>
          <table:table-cell office:value-type="float" office:value="933078" table:style-name="ce1">
            <text:p>933078</text:p>
          </table:table-cell>
          <table:table-cell office:value-type="float" office:value="602293" table:style-name="ce1">
            <text:p>602293</text:p>
          </table:table-cell>
          <table:table-cell office:value-type="float" office:value="855577" table:style-name="ce1">
            <text:p>855577</text:p>
          </table:table-cell>
          <table:table-cell office:value-type="float" office:value="812309" table:style-name="ce1">
            <text:p>812309</text:p>
          </table:table-cell>
          <table:table-cell office:value-type="float" office:value="952281" table:style-name="ce1">
            <text:p>952281</text:p>
          </table:table-cell>
          <table:table-cell office:value-type="float" office:value="574126" table:style-name="ce1">
            <text:p>574126</text:p>
          </table:table-cell>
          <table:table-cell office:value-type="float" office:value="328963" table:style-name="ce1">
            <text:p>328963</text:p>
          </table:table-cell>
          <table:table-cell table:number-columns-repeated="192" table:style-name="ce1"/>
          <table:table-cell office:value-type="float" office:value="2116948" table:style-name="ce1">
            <text:p>2116948</text:p>
          </table:table-cell>
          <table:table-cell office:value-type="float" office:value="2118093" table:style-name="ce1">
            <text:p>2118093</text:p>
          </table:table-cell>
          <table:table-cell office:value-type="float" office:value="2120239" table:style-name="ce1">
            <text:p>2120239</text:p>
          </table:table-cell>
          <table:table-cell table:style-name="ce1"/>
          <table:table-cell office:value-type="float" office:value="1964753" table:style-name="ce1">
            <text:p>1964753</text:p>
          </table:table-cell>
          <table:table-cell office:value-type="float" office:value="1966435" table:style-name="ce1">
            <text:p>1966435</text:p>
          </table:table-cell>
          <table:table-cell office:value-type="float" office:value="1968605" table:style-name="ce1">
            <text:p>1968605</text:p>
          </table:table-cell>
          <table:table-cell table:style-name="ce1"/>
          <table:table-cell office:value-type="float" office:value="2054093" table:style-name="ce1">
            <text:p>2054093</text:p>
          </table:table-cell>
          <table:table-cell office:value-type="float" office:value="2055279" table:style-name="ce1">
            <text:p>2055279</text:p>
          </table:table-cell>
          <table:table-cell office:value-type="float" office:value="2057489" table:style-name="ce1">
            <text:p>2057489</text:p>
          </table:table-cell>
          <table:table-cell table:style-name="ce1"/>
          <table:table-cell office:value-type="float" office:value="1663907" table:style-name="ce1">
            <text:p>1663907</text:p>
          </table:table-cell>
          <table:table-cell office:value-type="float" office:value="1665609" table:style-name="ce1">
            <text:p>1665609</text:p>
          </table:table-cell>
          <table:table-cell table:style-name="ce1"/>
          <table:table-cell office:value-type="float" office:value="1668330" table:style-name="ce1">
            <text:p>1668330</text:p>
          </table:table-cell>
          <table:table-cell office:value-type="float" office:value="1956789" table:style-name="ce1">
            <text:p>1956789</text:p>
          </table:table-cell>
          <table:table-cell office:value-type="float" office:value="1957481" table:style-name="ce1">
            <text:p>1957481</text:p>
          </table:table-cell>
          <table:table-cell table:style-name="ce1"/>
          <table:table-cell office:value-type="float" office:value="1959503" table:style-name="ce1">
            <text:p>1959503</text:p>
          </table:table-cell>
          <table:table-cell office:value-type="float" office:value="1785624" table:style-name="ce1">
            <text:p>1785624</text:p>
          </table:table-cell>
          <table:table-cell office:value-type="float" office:value="1787173" table:style-name="ce1">
            <text:p>1787173</text:p>
          </table:table-cell>
          <table:table-cell table:style-name="ce1"/>
          <table:table-cell office:value-type="float" office:value="1792123" table:style-name="ce1">
            <text:p>1792123</text:p>
          </table:table-cell>
          <table:table-cell office:value-type="float" office:value="1776250" table:style-name="ce1">
            <text:p>1776250</text:p>
          </table:table-cell>
          <table:table-cell office:value-type="float" office:value="1777210" table:style-name="ce1">
            <text:p>1777210</text:p>
          </table:table-cell>
          <table:table-cell table:style-name="ce1"/>
          <table:table-cell office:value-type="float" office:value="1779238" table:style-name="ce1">
            <text:p>1779238</text:p>
          </table:table-cell>
          <table:table-cell office:value-type="float" office:value="1885963" table:style-name="ce1">
            <text:p>1885963</text:p>
          </table:table-cell>
          <table:table-cell office:value-type="float" office:value="1886975" table:style-name="ce1">
            <text:p>1886975</text:p>
          </table:table-cell>
          <table:table-cell table:style-name="ce1"/>
          <table:table-cell office:value-type="float" office:value="1890688" table:style-name="ce1">
            <text:p>1890688</text:p>
          </table:table-cell>
          <table:table-cell office:value-type="float" office:value="1983330" table:style-name="ce1">
            <text:p>1983330</text:p>
          </table:table-cell>
          <table:table-cell office:value-type="float" office:value="1984445" table:style-name="ce1">
            <text:p>1984445</text:p>
          </table:table-cell>
          <table:table-cell table:style-name="ce1"/>
          <table:table-cell office:value-type="float" office:value="1987917" table:style-name="ce1">
            <text:p>1987917</text:p>
          </table:table-cell>
          <table:table-cell office:value-type="float" office:value="1798968" table:style-name="ce1">
            <text:p>1798968</text:p>
          </table:table-cell>
          <table:table-cell office:value-type="float" office:value="1800367" table:style-name="ce1">
            <text:p>1800367</text:p>
          </table:table-cell>
          <table:table-cell table:style-name="ce1"/>
          <table:table-cell office:value-type="float" office:value="1803739" table:style-name="ce1">
            <text:p>1803739</text:p>
          </table:table-cell>
          <table:table-cell office:value-type="float" office:value="2018992" table:style-name="ce1">
            <text:p>2018992</text:p>
          </table:table-cell>
          <table:table-cell office:value-type="float" office:value="2020135" table:style-name="ce1">
            <text:p>2020135</text:p>
          </table:table-cell>
          <table:table-cell table:style-name="ce1"/>
          <table:table-cell office:value-type="float" office:value="2023433" table:style-name="ce1">
            <text:p>2023433</text:p>
          </table:table-cell>
          <table:table-cell office:value-type="float" office:value="1811320" table:style-name="ce1">
            <text:p>1811320</text:p>
          </table:table-cell>
          <table:table-cell office:value-type="float" office:value="1812566" table:style-name="ce1">
            <text:p>1812566</text:p>
          </table:table-cell>
          <table:table-cell table:style-name="ce1"/>
          <table:table-cell office:value-type="float" office:value="1815392" table:style-name="ce1">
            <text:p>1815392</text:p>
          </table:table-cell>
          <table:table-cell office:value-type="float" office:value="1853235" table:style-name="ce1">
            <text:p>1853235</text:p>
          </table:table-cell>
          <table:table-cell office:value-type="float" office:value="1859080" table:style-name="ce1">
            <text:p>1859080</text:p>
          </table:table-cell>
          <table:table-cell table:style-name="ce1"/>
          <table:table-cell office:value-type="float" office:value="1863481" table:style-name="ce1">
            <text:p>1863481</text:p>
          </table:table-cell>
          <table:table-cell office:value-type="float" office:value="1822838" table:style-name="ce1">
            <text:p>1822838</text:p>
          </table:table-cell>
          <table:table-cell office:value-type="float" office:value="1825180" table:style-name="ce1">
            <text:p>1825180</text:p>
          </table:table-cell>
          <table:table-cell table:style-name="ce1"/>
          <table:table-cell office:value-type="float" office:value="1827932" table:style-name="ce1">
            <text:p>1827932</text:p>
          </table:table-cell>
          <table:table-cell office:value-type="float" office:value="1840110" table:style-name="ce1">
            <text:p>1840110</text:p>
          </table:table-cell>
          <table:table-cell office:value-type="float" office:value="1841733" table:style-name="ce1">
            <text:p>1841733</text:p>
          </table:table-cell>
          <table:table-cell table:style-name="ce1"/>
          <table:table-cell office:value-type="float" office:value="1845100" table:style-name="ce1">
            <text:p>1845100</text:p>
          </table:table-cell>
          <table:table-cell office:value-type="float" office:value="1938857" table:style-name="ce1">
            <text:p>1938857</text:p>
          </table:table-cell>
          <table:table-cell office:value-type="float" office:value="1939919" table:style-name="ce1">
            <text:p>1939919</text:p>
          </table:table-cell>
          <table:table-cell table:style-name="ce1"/>
          <table:table-cell office:value-type="float" office:value="1942147" table:style-name="ce1">
            <text:p>1942147</text:p>
          </table:table-cell>
          <table:table-cell office:value-type="float" office:value="2032401" table:style-name="ce1">
            <text:p>2032401</text:p>
          </table:table-cell>
          <table:table-cell office:value-type="float" office:value="2033626" table:style-name="ce1">
            <text:p>2033626</text:p>
          </table:table-cell>
          <table:table-cell table:style-name="ce1"/>
          <table:table-cell office:value-type="float" office:value="2037076" table:style-name="ce1">
            <text:p>2037076</text:p>
          </table:table-cell>
          <table:table-cell office:value-type="float" office:value="2076943" table:style-name="ce1">
            <text:p>2076943</text:p>
          </table:table-cell>
          <table:table-cell office:value-type="float" office:value="2078782" table:style-name="ce1">
            <text:p>2078782</text:p>
          </table:table-cell>
          <table:table-cell table:style-name="ce1"/>
          <table:table-cell office:value-type="float" office:value="2081260" table:style-name="ce1">
            <text:p>2081260</text:p>
          </table:table-cell>
          <table:table-cell office:value-type="float" office:value="1614001" table:style-name="ce1">
            <text:p>1614001</text:p>
          </table:table-cell>
          <table:table-cell office:value-type="float" office:value="1616921" table:style-name="ce1">
            <text:p>1616921</text:p>
          </table:table-cell>
          <table:table-cell office:value-type="float" office:value="1619257" table:style-name="ce1">
            <text:p>1619257</text:p>
          </table:table-cell>
          <table:table-cell table:style-name="ce1"/>
          <table:table-cell office:value-type="float" office:value="1927934" table:style-name="ce1">
            <text:p>1927934</text:p>
          </table:table-cell>
          <table:table-cell office:value-type="float" office:value="1929026" table:style-name="ce1">
            <text:p>1929026</text:p>
          </table:table-cell>
          <table:table-cell table:style-name="ce1"/>
          <table:table-cell office:value-type="float" office:value="1932156" table:style-name="ce1">
            <text:p>1932156</text:p>
          </table:table-cell>
          <table:table-cell office:value-type="float" office:value="2087067" table:style-name="ce1">
            <text:p>2087067</text:p>
          </table:table-cell>
          <table:table-cell office:value-type="float" office:value="2088151" table:style-name="ce1">
            <text:p>2088151</text:p>
          </table:table-cell>
          <table:table-cell table:style-name="ce1"/>
          <table:table-cell office:value-type="float" office:value="2090786" table:style-name="ce1">
            <text:p>2090786</text:p>
          </table:table-cell>
          <table:table-cell office:value-type="float" office:value="1699465" table:style-name="ce1">
            <text:p>1699465</text:p>
          </table:table-cell>
          <table:table-cell office:value-type="float" office:value="1700756" table:style-name="ce1">
            <text:p>1700756</text:p>
          </table:table-cell>
          <table:table-cell table:style-name="ce1"/>
          <table:table-cell office:value-type="float" office:value="1704643" table:style-name="ce1">
            <text:p>1704643</text:p>
          </table:table-cell>
          <table:table-cell office:value-type="float" office:value="2108363" table:style-name="ce1">
            <text:p>2108363</text:p>
          </table:table-cell>
          <table:table-cell office:value-type="float" office:value="2109473" table:style-name="ce1">
            <text:p>2109473</text:p>
          </table:table-cell>
          <table:table-cell table:style-name="ce1"/>
          <table:table-cell office:value-type="float" office:value="2112677" table:style-name="ce1">
            <text:p>2112677</text:p>
          </table:table-cell>
          <table:table-cell office:value-type="float" office:value="1603271" table:style-name="ce1">
            <text:p>1603271</text:p>
          </table:table-cell>
          <table:table-cell office:value-type="float" office:value="1604129" table:style-name="ce1">
            <text:p>1604129</text:p>
          </table:table-cell>
          <table:table-cell table:style-name="ce1"/>
          <table:table-cell office:value-type="float" office:value="1606190" table:style-name="ce1">
            <text:p>1606190</text:p>
          </table:table-cell>
          <table:table-cell office:value-type="float" office:value="2066762" table:style-name="ce1">
            <text:p>2066762</text:p>
          </table:table-cell>
          <table:table-cell office:value-type="float" office:value="2067857" table:style-name="ce1">
            <text:p>2067857</text:p>
          </table:table-cell>
          <table:table-cell table:style-name="ce1"/>
          <table:table-cell office:value-type="float" office:value="2070309" table:style-name="ce1">
            <text:p>2070309</text:p>
          </table:table-cell>
          <table:table-cell office:value-type="float" office:value="1726475" table:style-name="ce1">
            <text:p>1726475</text:p>
          </table:table-cell>
          <table:table-cell office:value-type="float" office:value="1728225" table:style-name="ce1">
            <text:p>1728225</text:p>
          </table:table-cell>
          <table:table-cell table:style-name="ce1"/>
          <table:table-cell office:value-type="float" office:value="1730806" table:style-name="ce1">
            <text:p>1730806</text:p>
          </table:table-cell>
          <table:table-cell office:value-type="float" office:value="1711979" table:style-name="ce1">
            <text:p>1711979</text:p>
          </table:table-cell>
          <table:table-cell office:value-type="float" office:value="1713539" table:style-name="ce1">
            <text:p>1713539</text:p>
          </table:table-cell>
          <table:table-cell table:style-name="ce1"/>
          <table:table-cell office:value-type="float" office:value="1717498" table:style-name="ce1">
            <text:p>1717498</text:p>
          </table:table-cell>
          <table:table-cell office:value-type="float" office:value="1974424" table:style-name="ce1">
            <text:p>1974424</text:p>
          </table:table-cell>
          <table:table-cell office:value-type="float" office:value="1975463" table:style-name="ce1">
            <text:p>1975463</text:p>
          </table:table-cell>
          <table:table-cell table:style-name="ce1"/>
          <table:table-cell office:value-type="float" office:value="1977428" table:style-name="ce1">
            <text:p>1977428</text:p>
          </table:table-cell>
          <table:table-cell office:value-type="float" office:value="1876992" table:style-name="ce1">
            <text:p>1876992</text:p>
          </table:table-cell>
          <table:table-cell office:value-type="float" office:value="1877727" table:style-name="ce1">
            <text:p>1877727</text:p>
          </table:table-cell>
          <table:table-cell office:value-type="float" office:value="1879656" table:style-name="ce1">
            <text:p>1879656</text:p>
          </table:table-cell>
          <table:table-cell table:style-name="ce1"/>
          <table:table-cell office:value-type="float" office:value="1919012" table:style-name="ce1">
            <text:p>1919012</text:p>
          </table:table-cell>
          <table:table-cell office:value-type="float" office:value="1920176" table:style-name="ce1">
            <text:p>1920176</text:p>
          </table:table-cell>
          <table:table-cell table:style-name="ce1"/>
          <table:table-cell office:value-type="float" office:value="1922068" table:style-name="ce1">
            <text:p>1922068</text:p>
          </table:table-cell>
          <table:table-cell office:value-type="float" office:value="1870519" table:style-name="ce1">
            <text:p>1870519</text:p>
          </table:table-cell>
          <table:table-cell office:value-type="float" office:value="1871585" table:style-name="ce1">
            <text:p>1871585</text:p>
          </table:table-cell>
          <table:table-cell office:value-type="float" office:value="1874369" table:style-name="ce1">
            <text:p>1874369</text:p>
          </table:table-cell>
          <table:table-cell table:style-name="ce1"/>
          <table:table-cell office:value-type="float" office:value="1652729" table:style-name="ce1">
            <text:p>1652729</text:p>
          </table:table-cell>
          <table:table-cell office:value-type="float" office:value="1654218" table:style-name="ce1">
            <text:p>1654218</text:p>
          </table:table-cell>
          <table:table-cell table:style-name="ce1"/>
          <table:table-cell office:value-type="float" office:value="1658361" table:style-name="ce1">
            <text:p>1658361</text:p>
          </table:table-cell>
          <table:table-cell office:value-type="float" office:value="1639483" table:style-name="ce1">
            <text:p>1639483</text:p>
          </table:table-cell>
          <table:table-cell office:value-type="float" office:value="1642390" table:style-name="ce1">
            <text:p>1642390</text:p>
          </table:table-cell>
          <table:table-cell office:value-type="float" office:value="1645727" table:style-name="ce1">
            <text:p>1645727</text:p>
          </table:table-cell>
          <table:table-cell table:style-name="ce1"/>
          <table:table-cell office:value-type="float" office:value="2123428" table:style-name="ce1">
            <text:p>2123428</text:p>
          </table:table-cell>
          <table:table-cell office:value-type="float" office:value="2124352" table:style-name="ce1">
            <text:p>2124352</text:p>
          </table:table-cell>
          <table:table-cell office:value-type="float" office:value="2126170" table:style-name="ce1">
            <text:p>2126170</text:p>
          </table:table-cell>
          <table:table-cell table:style-name="ce1"/>
          <table:table-cell office:value-type="float" office:value="1737879" table:style-name="ce1">
            <text:p>1737879</text:p>
          </table:table-cell>
          <table:table-cell office:value-type="float" office:value="1741142" table:style-name="ce1">
            <text:p>1741142</text:p>
          </table:table-cell>
          <table:table-cell office:value-type="float" office:value="1745235" table:style-name="ce1">
            <text:p>1745235</text:p>
          </table:table-cell>
          <table:table-cell table:style-name="ce1"/>
          <table:table-cell office:value-type="float" office:value="1628019" table:style-name="ce1">
            <text:p>1628019</text:p>
          </table:table-cell>
          <table:table-cell office:value-type="float" office:value="1628854" table:style-name="ce1">
            <text:p>1628854</text:p>
          </table:table-cell>
          <table:table-cell table:style-name="ce1"/>
          <table:table-cell office:value-type="float" office:value="1631756" table:style-name="ce1">
            <text:p>1631756</text:p>
          </table:table-cell>
          <table:table-cell office:value-type="float" office:value="2008204" table:style-name="ce1">
            <text:p>2008204</text:p>
          </table:table-cell>
          <table:table-cell office:value-type="float" office:value="2010504" table:style-name="ce1">
            <text:p>2010504</text:p>
          </table:table-cell>
          <table:table-cell table:style-name="ce1"/>
          <table:table-cell office:value-type="float" office:value="2013108" table:style-name="ce1">
            <text:p>2013108</text:p>
          </table:table-cell>
          <table:table-cell office:value-type="float" office:value="1908708" table:style-name="ce1">
            <text:p>1908708</text:p>
          </table:table-cell>
          <table:table-cell office:value-type="float" office:value="1909850" table:style-name="ce1">
            <text:p>1909850</text:p>
          </table:table-cell>
          <table:table-cell table:style-name="ce1"/>
          <table:table-cell office:value-type="float" office:value="1912497" table:style-name="ce1">
            <text:p>1912497</text:p>
          </table:table-cell>
          <table:table-cell office:value-type="float" office:value="1948028" table:style-name="ce1">
            <text:p>1948028</text:p>
          </table:table-cell>
          <table:table-cell office:value-type="float" office:value="1949090" table:style-name="ce1">
            <text:p>1949090</text:p>
          </table:table-cell>
          <table:table-cell table:style-name="ce1"/>
          <table:table-cell office:value-type="float" office:value="1951936" table:style-name="ce1">
            <text:p>1951936</text:p>
          </table:table-cell>
          <table:table-cell office:value-type="float" office:value="1898629" table:style-name="ce1">
            <text:p>1898629</text:p>
          </table:table-cell>
          <table:table-cell office:value-type="float" office:value="1899406" table:style-name="ce1">
            <text:p>1899406</text:p>
          </table:table-cell>
          <table:table-cell table:style-name="ce1"/>
          <table:table-cell office:value-type="float" office:value="1902095" table:style-name="ce1">
            <text:p>1902095</text:p>
          </table:table-cell>
          <table:table-cell office:value-type="float" office:value="1592398" table:style-name="ce1">
            <text:p>1592398</text:p>
          </table:table-cell>
          <table:table-cell office:value-type="float" office:value="1593789" table:style-name="ce1">
            <text:p>1593789</text:p>
          </table:table-cell>
          <table:table-cell table:style-name="ce1"/>
          <table:table-cell office:value-type="float" office:value="1596120" table:style-name="ce1">
            <text:p>1596120</text:p>
          </table:table-cell>
          <table:table-cell office:value-type="float" office:value="2042252" table:style-name="ce1">
            <text:p>2042252</text:p>
          </table:table-cell>
          <table:table-cell office:value-type="float" office:value="2044062" table:style-name="ce1">
            <text:p>2044062</text:p>
          </table:table-cell>
          <table:table-cell table:style-name="ce1"/>
          <table:table-cell office:value-type="float" office:value="2048581" table:style-name="ce1">
            <text:p>2048581</text:p>
          </table:table-cell>
          <table:table-cell office:value-type="float" office:value="1750214" table:style-name="ce1">
            <text:p>1750214</text:p>
          </table:table-cell>
          <table:table-cell office:value-type="float" office:value="1751474" table:style-name="ce1">
            <text:p>1751474</text:p>
          </table:table-cell>
          <table:table-cell office:value-type="float" office:value="1754239" table:style-name="ce1">
            <text:p>1754239</text:p>
          </table:table-cell>
          <table:table-cell table:style-name="ce1"/>
          <table:table-cell office:value-type="float" office:value="1688369" table:style-name="ce1">
            <text:p>1688369</text:p>
          </table:table-cell>
          <table:table-cell office:value-type="float" office:value="1689745" table:style-name="ce1">
            <text:p>1689745</text:p>
          </table:table-cell>
          <table:table-cell table:style-name="ce1"/>
          <table:table-cell office:value-type="float" office:value="1692676" table:style-name="ce1">
            <text:p>1692676</text:p>
          </table:table-cell>
          <table:table-cell office:value-type="float" office:value="2097137" table:style-name="ce1">
            <text:p>2097137</text:p>
          </table:table-cell>
          <table:table-cell office:value-type="float" office:value="2099777" table:style-name="ce1">
            <text:p>2099777</text:p>
          </table:table-cell>
          <table:table-cell table:style-name="ce1"/>
          <table:table-cell office:value-type="float" office:value="2103233" table:style-name="ce1">
            <text:p>2103233</text:p>
          </table:table-cell>
          <table:table-cell office:value-type="float" office:value="1762396" table:style-name="ce1">
            <text:p>1762396</text:p>
          </table:table-cell>
          <table:table-cell office:value-type="float" office:value="1764803" table:style-name="ce1">
            <text:p>1764803</text:p>
          </table:table-cell>
          <table:table-cell table:style-name="ce1"/>
          <table:table-cell office:value-type="float" office:value="1767383" table:style-name="ce1">
            <text:p>1767383</text:p>
          </table:table-cell>
          <table:table-cell office:value-type="float" office:value="1997981" table:style-name="ce1">
            <text:p>1997981</text:p>
          </table:table-cell>
          <table:table-cell office:value-type="float" office:value="1999116" table:style-name="ce1">
            <text:p>1999116</text:p>
          </table:table-cell>
          <table:table-cell table:style-name="ce1"/>
          <table:table-cell office:value-type="float" office:value="2001855" table:style-name="ce1">
            <text:p>2001855</text:p>
          </table:table-cell>
          <table:table-cell office:value-type="float" office:value="1674808" table:style-name="ce1">
            <text:p>1674808</text:p>
          </table:table-cell>
          <table:table-cell office:value-type="float" office:value="1676427" table:style-name="ce1">
            <text:p>1676427</text:p>
          </table:table-cell>
          <table:table-cell table:style-name="ce1"/>
          <table:table-cell office:value-type="float" office:value="1678739" table:style-name="ce1">
            <text:p>1678739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7_210059_M06248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9:59:58</text:p>
          </table:table-cell>
          <table:table-cell office:value-type="string" table:style-name="ce1">
            <text:p>2020-11-17_20:59:58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nicolasdes</text:p>
          </table:table-cell>
          <table:table-cell office:value-type="string" table:style-name="ce1">
            <text:p>M06248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6WZUVGw1tEzwNkc</text:p>
          </table:table-cell>
          <table:table-cell office:value-type="string" table:style-name="ce1">
            <text:p>https://www.testable.org/experiment/4303/294929/start?participant=M062486</text:p>
          </table:table-cell>
          <table:table-cell office:value-type="float" office:value="3658602" table:style-name="ce1">
            <text:p>3658602</text:p>
          </table:table-cell>
          <table:table-cell office:value-type="float" office:value="60.976700000000001" table:style-name="ce1">
            <text:p>60,9767</text:p>
          </table:table-cell>
          <table:table-cell office:value-type="float" office:value="916978" table:style-name="ce1">
            <text:p>916978</text:p>
          </table:table-cell>
          <table:table-cell office:value-type="float" office:value="1209744" table:style-name="ce1">
            <text:p>1209744</text:p>
          </table:table-cell>
          <table:table-cell office:value-type="float" office:value="1293976" table:style-name="ce1">
            <text:p>1293976</text:p>
          </table:table-cell>
          <table:table-cell office:value-type="float" office:value="737523" table:style-name="ce1">
            <text:p>737523</text:p>
          </table:table-cell>
          <table:table-cell office:value-type="float" office:value="1131193" table:style-name="ce1">
            <text:p>1131193</text:p>
          </table:table-cell>
          <table:table-cell office:value-type="float" office:value="1554786" table:style-name="ce1">
            <text:p>1554786</text:p>
          </table:table-cell>
          <table:table-cell office:value-type="float" office:value="617912" table:style-name="ce1">
            <text:p>617912</text:p>
          </table:table-cell>
          <table:table-cell office:value-type="float" office:value="1366544" table:style-name="ce1">
            <text:p>1366544</text:p>
          </table:table-cell>
          <table:table-cell office:value-type="float" office:value="1054406" table:style-name="ce1">
            <text:p>1054406</text:p>
          </table:table-cell>
          <table:table-cell office:value-type="float" office:value="1450991" table:style-name="ce1">
            <text:p>1450991</text:p>
          </table:table-cell>
          <table:table-cell office:value-type="float" office:value="508510" table:style-name="ce1">
            <text:p>508510</text:p>
          </table:table-cell>
          <table:table-cell office:value-type="float" office:value="851033" table:style-name="ce1">
            <text:p>851033</text:p>
          </table:table-cell>
          <table:table-cell office:value-type="float" office:value="3306002" table:style-name="ce1">
            <text:p>3306002</text:p>
          </table:table-cell>
          <table:table-cell office:value-type="float" office:value="3307467" table:style-name="ce1">
            <text:p>3307467</text:p>
          </table:table-cell>
          <table:table-cell office:value-type="float" office:value="3309968" table:style-name="ce1">
            <text:p>3309968</text:p>
          </table:table-cell>
          <table:table-cell table:style-name="ce1"/>
          <table:table-cell office:value-type="float" office:value="3449150" table:style-name="ce1">
            <text:p>3449150</text:p>
          </table:table-cell>
          <table:table-cell office:value-type="float" office:value="3450425" table:style-name="ce1">
            <text:p>3450425</text:p>
          </table:table-cell>
          <table:table-cell table:style-name="ce1"/>
          <table:table-cell office:value-type="float" office:value="3453622" table:style-name="ce1">
            <text:p>3453622</text:p>
          </table:table-cell>
          <table:table-cell office:value-type="float" office:value="2933509" table:style-name="ce1">
            <text:p>2933509</text:p>
          </table:table-cell>
          <table:table-cell office:value-type="float" office:value="2934643" table:style-name="ce1">
            <text:p>2934643</text:p>
          </table:table-cell>
          <table:table-cell office:value-type="float" office:value="2936676" table:style-name="ce1">
            <text:p>2936676</text:p>
          </table:table-cell>
          <table:table-cell table:style-name="ce1"/>
          <table:table-cell office:value-type="float" office:value="3072288" table:style-name="ce1">
            <text:p>3072288</text:p>
          </table:table-cell>
          <table:table-cell office:value-type="float" office:value="3073829" table:style-name="ce1">
            <text:p>3073829</text:p>
          </table:table-cell>
          <table:table-cell office:value-type="float" office:value="3075818" table:style-name="ce1">
            <text:p>3075818</text:p>
          </table:table-cell>
          <table:table-cell table:style-name="ce1"/>
          <table:table-cell office:value-type="float" office:value="3055152" table:style-name="ce1">
            <text:p>3055152</text:p>
          </table:table-cell>
          <table:table-cell office:value-type="float" office:value="3058740" table:style-name="ce1">
            <text:p>3058740</text:p>
          </table:table-cell>
          <table:table-cell office:value-type="float" office:value="3060989" table:style-name="ce1">
            <text:p>3060989</text:p>
          </table:table-cell>
          <table:table-cell table:style-name="ce1"/>
          <table:table-cell office:value-type="float" office:value="2954853" table:style-name="ce1">
            <text:p>2954853</text:p>
          </table:table-cell>
          <table:table-cell office:value-type="float" office:value="2956124" table:style-name="ce1">
            <text:p>2956124</text:p>
          </table:table-cell>
          <table:table-cell table:style-name="ce1"/>
          <table:table-cell office:value-type="float" office:value="2957854" table:style-name="ce1">
            <text:p>2957854</text:p>
          </table:table-cell>
          <table:table-cell office:value-type="float" office:value="3429940" table:style-name="ce1">
            <text:p>3429940</text:p>
          </table:table-cell>
          <table:table-cell office:value-type="float" office:value="3430472" table:style-name="ce1">
            <text:p>3430472</text:p>
          </table:table-cell>
          <table:table-cell table:style-name="ce1"/>
          <table:table-cell office:value-type="float" office:value="3433838" table:style-name="ce1">
            <text:p>3433838</text:p>
          </table:table-cell>
          <table:table-cell office:value-type="float" office:value="3359634" table:style-name="ce1">
            <text:p>3359634</text:p>
          </table:table-cell>
          <table:table-cell office:value-type="float" office:value="3360320" table:style-name="ce1">
            <text:p>3360320</text:p>
          </table:table-cell>
          <table:table-cell office:value-type="float" office:value="3362109" table:style-name="ce1">
            <text:p>3362109</text:p>
          </table:table-cell>
          <table:table-cell table:style-name="ce1"/>
          <table:table-cell office:value-type="float" office:value="3257340" table:style-name="ce1">
            <text:p>3257340</text:p>
          </table:table-cell>
          <table:table-cell office:value-type="float" office:value="3258499" table:style-name="ce1">
            <text:p>3258499</text:p>
          </table:table-cell>
          <table:table-cell office:value-type="float" office:value="3262528" table:style-name="ce1">
            <text:p>3262528</text:p>
          </table:table-cell>
          <table:table-cell table:style-name="ce1"/>
          <table:table-cell office:value-type="float" office:value="3506971" table:style-name="ce1">
            <text:p>3506971</text:p>
          </table:table-cell>
          <table:table-cell office:value-type="float" office:value="3507797" table:style-name="ce1">
            <text:p>3507797</text:p>
          </table:table-cell>
          <table:table-cell office:value-type="float" office:value="3509424" table:style-name="ce1">
            <text:p>3509424</text:p>
          </table:table-cell>
          <table:table-cell table:style-name="ce1"/>
          <table:table-cell office:value-type="float" office:value="3147622" table:style-name="ce1">
            <text:p>3147622</text:p>
          </table:table-cell>
          <table:table-cell office:value-type="float" office:value="3149292" table:style-name="ce1">
            <text:p>3149292</text:p>
          </table:table-cell>
          <table:table-cell table:style-name="ce1"/>
          <table:table-cell office:value-type="float" office:value="3150923" table:style-name="ce1">
            <text:p>3150923</text:p>
          </table:table-cell>
          <table:table-cell office:value-type="float" office:value="3546515" table:style-name="ce1">
            <text:p>3546515</text:p>
          </table:table-cell>
          <table:table-cell office:value-type="float" office:value="3547416" table:style-name="ce1">
            <text:p>3547416</text:p>
          </table:table-cell>
          <table:table-cell table:style-name="ce1"/>
          <table:table-cell office:value-type="float" office:value="3549094" table:style-name="ce1">
            <text:p>3549094</text:p>
          </table:table-cell>
          <table:table-cell office:value-type="float" office:value="3165303" table:style-name="ce1">
            <text:p>3165303</text:p>
          </table:table-cell>
          <table:table-cell office:value-type="float" office:value="3170639" table:style-name="ce1">
            <text:p>3170639</text:p>
          </table:table-cell>
          <table:table-cell office:value-type="float" office:value="3173332" table:style-name="ce1">
            <text:p>3173332</text:p>
          </table:table-cell>
          <table:table-cell table:style-name="ce1"/>
          <table:table-cell office:value-type="float" office:value="3341136" table:style-name="ce1">
            <text:p>3341136</text:p>
          </table:table-cell>
          <table:table-cell office:value-type="float" office:value="3342230" table:style-name="ce1">
            <text:p>3342230</text:p>
          </table:table-cell>
          <table:table-cell office:value-type="float" office:value="3345753" table:style-name="ce1">
            <text:p>3345753</text:p>
          </table:table-cell>
          <table:table-cell table:style-name="ce1"/>
          <table:table-cell office:value-type="float" office:value="3104116" table:style-name="ce1">
            <text:p>3104116</text:p>
          </table:table-cell>
          <table:table-cell office:value-type="float" office:value="3106009" table:style-name="ce1">
            <text:p>3106009</text:p>
          </table:table-cell>
          <table:table-cell office:value-type="float" office:value="3108515" table:style-name="ce1">
            <text:p>3108515</text:p>
          </table:table-cell>
          <table:table-cell table:style-name="ce1"/>
          <table:table-cell office:value-type="float" office:value="3243711" table:style-name="ce1">
            <text:p>3243711</text:p>
          </table:table-cell>
          <table:table-cell office:value-type="float" office:value="3245408" table:style-name="ce1">
            <text:p>3245408</text:p>
          </table:table-cell>
          <table:table-cell table:style-name="ce1"/>
          <table:table-cell office:value-type="float" office:value="3247349" table:style-name="ce1">
            <text:p>3247349</text:p>
          </table:table-cell>
          <table:table-cell office:value-type="float" office:value="3213569" table:style-name="ce1">
            <text:p>3213569</text:p>
          </table:table-cell>
          <table:table-cell office:value-type="float" office:value="3216423" table:style-name="ce1">
            <text:p>3216423</text:p>
          </table:table-cell>
          <table:table-cell table:style-name="ce1"/>
          <table:table-cell office:value-type="float" office:value="3218253" table:style-name="ce1">
            <text:p>3218253</text:p>
          </table:table-cell>
          <table:table-cell office:value-type="float" office:value="2982576" table:style-name="ce1">
            <text:p>2982576</text:p>
          </table:table-cell>
          <table:table-cell office:value-type="float" office:value="2986372" table:style-name="ce1">
            <text:p>2986372</text:p>
          </table:table-cell>
          <table:table-cell table:style-name="ce1"/>
          <table:table-cell office:value-type="float" office:value="2989729" table:style-name="ce1">
            <text:p>2989729</text:p>
          </table:table-cell>
          <table:table-cell office:value-type="float" office:value="3384151" table:style-name="ce1">
            <text:p>3384151</text:p>
          </table:table-cell>
          <table:table-cell office:value-type="float" office:value="3384696" table:style-name="ce1">
            <text:p>3384696</text:p>
          </table:table-cell>
          <table:table-cell office:value-type="float" office:value="3386341" table:style-name="ce1">
            <text:p>3386341</text:p>
          </table:table-cell>
          <table:table-cell table:style-name="ce1"/>
          <table:table-cell office:value-type="float" office:value="3202204" table:style-name="ce1">
            <text:p>3202204</text:p>
          </table:table-cell>
          <table:table-cell office:value-type="float" office:value="3203170" table:style-name="ce1">
            <text:p>3203170</text:p>
          </table:table-cell>
          <table:table-cell office:value-type="float" office:value="3204627" table:style-name="ce1">
            <text:p>3204627</text:p>
          </table:table-cell>
          <table:table-cell table:style-name="ce1"/>
          <table:table-cell office:value-type="float" office:value="3618096" table:style-name="ce1">
            <text:p>3618096</text:p>
          </table:table-cell>
          <table:table-cell office:value-type="float" office:value="3619530" table:style-name="ce1">
            <text:p>3619530</text:p>
          </table:table-cell>
          <table:table-cell office:value-type="float" office:value="3621148" table:style-name="ce1">
            <text:p>3621148</text:p>
          </table:table-cell>
          <table:table-cell table:style-name="ce1"/>
          <table:table-cell office:value-type="float" office:value="3278620" table:style-name="ce1">
            <text:p>3278620</text:p>
          </table:table-cell>
          <table:table-cell office:value-type="float" office:value="3279867" table:style-name="ce1">
            <text:p>3279867</text:p>
          </table:table-cell>
          <table:table-cell table:style-name="ce1"/>
          <table:table-cell office:value-type="float" office:value="3283626" table:style-name="ce1">
            <text:p>3283626</text:p>
          </table:table-cell>
          <table:table-cell office:value-type="float" office:value="2917399" table:style-name="ce1">
            <text:p>2917399</text:p>
          </table:table-cell>
          <table:table-cell office:value-type="float" office:value="2922014" table:style-name="ce1">
            <text:p>2922014</text:p>
          </table:table-cell>
          <table:table-cell table:style-name="ce1"/>
          <table:table-cell office:value-type="float" office:value="2924086" table:style-name="ce1">
            <text:p>2924086</text:p>
          </table:table-cell>
          <table:table-cell office:value-type="float" office:value="3294318" table:style-name="ce1">
            <text:p>3294318</text:p>
          </table:table-cell>
          <table:table-cell office:value-type="float" office:value="3295269" table:style-name="ce1">
            <text:p>3295269</text:p>
          </table:table-cell>
          <table:table-cell office:value-type="float" office:value="3296825" table:style-name="ce1">
            <text:p>3296825</text:p>
          </table:table-cell>
          <table:table-cell table:style-name="ce1"/>
          <table:table-cell office:value-type="float" office:value="3475920" table:style-name="ce1">
            <text:p>3475920</text:p>
          </table:table-cell>
          <table:table-cell office:value-type="float" office:value="3476913" table:style-name="ce1">
            <text:p>3476913</text:p>
          </table:table-cell>
          <table:table-cell office:value-type="float" office:value="3478650" table:style-name="ce1">
            <text:p>3478650</text:p>
          </table:table-cell>
          <table:table-cell table:style-name="ce1"/>
          <table:table-cell office:value-type="float" office:value="3005310" table:style-name="ce1">
            <text:p>3005310</text:p>
          </table:table-cell>
          <table:table-cell office:value-type="float" office:value="3006528" table:style-name="ce1">
            <text:p>3006528</text:p>
          </table:table-cell>
          <table:table-cell office:value-type="float" office:value="3009497" table:style-name="ce1">
            <text:p>3009497</text:p>
          </table:table-cell>
          <table:table-cell table:style-name="ce1"/>
          <table:table-cell office:value-type="float" office:value="3517736" table:style-name="ce1">
            <text:p>3517736</text:p>
          </table:table-cell>
          <table:table-cell office:value-type="float" office:value="3518893" table:style-name="ce1">
            <text:p>3518893</text:p>
          </table:table-cell>
          <table:table-cell office:value-type="float" office:value="3520483" table:style-name="ce1">
            <text:p>3520483</text:p>
          </table:table-cell>
          <table:table-cell table:style-name="ce1"/>
          <table:table-cell office:value-type="float" office:value="3327835" table:style-name="ce1">
            <text:p>3327835</text:p>
          </table:table-cell>
          <table:table-cell office:value-type="float" office:value="3330758" table:style-name="ce1">
            <text:p>3330758</text:p>
          </table:table-cell>
          <table:table-cell office:value-type="float" office:value="3332333" table:style-name="ce1">
            <text:p>3332333</text:p>
          </table:table-cell>
          <table:table-cell table:style-name="ce1"/>
          <table:table-cell office:value-type="float" office:value="3654725" table:style-name="ce1">
            <text:p>3654725</text:p>
          </table:table-cell>
          <table:table-cell office:value-type="float" office:value="3655347" table:style-name="ce1">
            <text:p>3655347</text:p>
          </table:table-cell>
          <table:table-cell office:value-type="float" office:value="3656991" table:style-name="ce1">
            <text:p>3656991</text:p>
          </table:table-cell>
          <table:table-cell table:style-name="ce1"/>
          <table:table-cell office:value-type="float" office:value="3440080" table:style-name="ce1">
            <text:p>3440080</text:p>
          </table:table-cell>
          <table:table-cell office:value-type="float" office:value="3441590" table:style-name="ce1">
            <text:p>3441590</text:p>
          </table:table-cell>
          <table:table-cell office:value-type="float" office:value="3443393" table:style-name="ce1">
            <text:p>3443393</text:p>
          </table:table-cell>
          <table:table-cell table:style-name="ce1"/>
          <table:table-cell office:value-type="float" office:value="3184096" table:style-name="ce1">
            <text:p>3184096</text:p>
          </table:table-cell>
          <table:table-cell office:value-type="float" office:value="3185193" table:style-name="ce1">
            <text:p>3185193</text:p>
          </table:table-cell>
          <table:table-cell office:value-type="float" office:value="3188093" table:style-name="ce1">
            <text:p>3188093</text:p>
          </table:table-cell>
          <table:table-cell table:style-name="ce1"/>
          <table:table-cell office:value-type="float" office:value="3228058" table:style-name="ce1">
            <text:p>3228058</text:p>
          </table:table-cell>
          <table:table-cell office:value-type="float" office:value="3229729" table:style-name="ce1">
            <text:p>3229729</text:p>
          </table:table-cell>
          <table:table-cell office:value-type="float" office:value="3233018" table:style-name="ce1">
            <text:p>3233018</text:p>
          </table:table-cell>
          <table:table-cell table:style-name="ce1"/>
          <table:table-cell office:value-type="float" office:value="3039626" table:style-name="ce1">
            <text:p>3039626</text:p>
          </table:table-cell>
          <table:table-cell office:value-type="float" office:value="3043198" table:style-name="ce1">
            <text:p>3043198</text:p>
          </table:table-cell>
          <table:table-cell office:value-type="float" office:value="3045743" table:style-name="ce1">
            <text:p>3045743</text:p>
          </table:table-cell>
          <table:table-cell table:style-name="ce1"/>
          <table:table-cell office:value-type="float" office:value="3559004" table:style-name="ce1">
            <text:p>3559004</text:p>
          </table:table-cell>
          <table:table-cell office:value-type="float" office:value="3560386" table:style-name="ce1">
            <text:p>3560386</text:p>
          </table:table-cell>
          <table:table-cell office:value-type="float" office:value="3561846" table:style-name="ce1">
            <text:p>3561846</text:p>
          </table:table-cell>
          <table:table-cell table:style-name="ce1"/>
          <table:table-cell office:value-type="float" office:value="3373450" table:style-name="ce1">
            <text:p>3373450</text:p>
          </table:table-cell>
          <table:table-cell office:value-type="float" office:value="3374190" table:style-name="ce1">
            <text:p>3374190</text:p>
          </table:table-cell>
          <table:table-cell office:value-type="float" office:value="3376778" table:style-name="ce1">
            <text:p>3376778</text:p>
          </table:table-cell>
          <table:table-cell table:style-name="ce1"/>
          <table:table-cell office:value-type="float" office:value="3589630" table:style-name="ce1">
            <text:p>3589630</text:p>
          </table:table-cell>
          <table:table-cell office:value-type="float" office:value="3590877" table:style-name="ce1">
            <text:p>3590877</text:p>
          </table:table-cell>
          <table:table-cell office:value-type="float" office:value="3594033" table:style-name="ce1">
            <text:p>3594033</text:p>
          </table:table-cell>
          <table:table-cell table:style-name="ce1"/>
          <table:table-cell office:value-type="float" office:value="3134167" table:style-name="ce1">
            <text:p>3134167</text:p>
          </table:table-cell>
          <table:table-cell office:value-type="float" office:value="3136381" table:style-name="ce1">
            <text:p>3136381</text:p>
          </table:table-cell>
          <table:table-cell office:value-type="float" office:value="3138131" table:style-name="ce1">
            <text:p>3138131</text:p>
          </table:table-cell>
          <table:table-cell table:style-name="ce1"/>
          <table:table-cell office:value-type="float" office:value="3118180" table:style-name="ce1">
            <text:p>3118180</text:p>
          </table:table-cell>
          <table:table-cell office:value-type="float" office:value="3119529" table:style-name="ce1">
            <text:p>3119529</text:p>
          </table:table-cell>
          <table:table-cell table:style-name="ce1"/>
          <table:table-cell office:value-type="float" office:value="3121296" table:style-name="ce1">
            <text:p>3121296</text:p>
          </table:table-cell>
          <table:table-cell office:value-type="float" office:value="3086010" table:style-name="ce1">
            <text:p>3086010</text:p>
          </table:table-cell>
          <table:table-cell office:value-type="float" office:value="3087038" table:style-name="ce1">
            <text:p>3087038</text:p>
          </table:table-cell>
          <table:table-cell office:value-type="float" office:value="3089522" table:style-name="ce1">
            <text:p>3089522</text:p>
          </table:table-cell>
          <table:table-cell table:style-name="ce1"/>
          <table:table-cell office:value-type="float" office:value="3394818" table:style-name="ce1">
            <text:p>3394818</text:p>
          </table:table-cell>
          <table:table-cell office:value-type="float" office:value="3396111" table:style-name="ce1">
            <text:p>3396111</text:p>
          </table:table-cell>
          <table:table-cell office:value-type="float" office:value="3398682" table:style-name="ce1">
            <text:p>3398682</text:p>
          </table:table-cell>
          <table:table-cell table:style-name="ce1"/>
          <table:table-cell office:value-type="float" office:value="3409504" table:style-name="ce1">
            <text:p>3409504</text:p>
          </table:table-cell>
          <table:table-cell office:value-type="float" office:value="3410048" table:style-name="ce1">
            <text:p>3410048</text:p>
          </table:table-cell>
          <table:table-cell table:style-name="ce1"/>
          <table:table-cell office:value-type="float" office:value="3413435" table:style-name="ce1">
            <text:p>3413435</text:p>
          </table:table-cell>
          <table:table-cell office:value-type="float" office:value="3463143" table:style-name="ce1">
            <text:p>3463143</text:p>
          </table:table-cell>
          <table:table-cell office:value-type="float" office:value="3464745" table:style-name="ce1">
            <text:p>3464745</text:p>
          </table:table-cell>
          <table:table-cell table:style-name="ce1"/>
          <table:table-cell office:value-type="float" office:value="3467226" table:style-name="ce1">
            <text:p>3467226</text:p>
          </table:table-cell>
          <table:table-cell office:value-type="float" office:value="3637587" table:style-name="ce1">
            <text:p>3637587</text:p>
          </table:table-cell>
          <table:table-cell office:value-type="float" office:value="3638692" table:style-name="ce1">
            <text:p>3638692</text:p>
          </table:table-cell>
          <table:table-cell table:style-name="ce1"/>
          <table:table-cell office:value-type="float" office:value="3640216" table:style-name="ce1">
            <text:p>3640216</text:p>
          </table:table-cell>
          <table:table-cell office:value-type="float" office:value="3573741" table:style-name="ce1">
            <text:p>3573741</text:p>
          </table:table-cell>
          <table:table-cell office:value-type="float" office:value="3575021" table:style-name="ce1">
            <text:p>3575021</text:p>
          </table:table-cell>
          <table:table-cell office:value-type="float" office:value="3576505" table:style-name="ce1">
            <text:p>3576505</text:p>
          </table:table-cell>
          <table:table-cell table:style-name="ce1"/>
          <table:table-cell office:value-type="float" office:value="3603862" table:style-name="ce1">
            <text:p>3603862</text:p>
          </table:table-cell>
          <table:table-cell office:value-type="float" office:value="3605616" table:style-name="ce1">
            <text:p>3605616</text:p>
          </table:table-cell>
          <table:table-cell office:value-type="float" office:value="3608220" table:style-name="ce1">
            <text:p>3608220</text:p>
          </table:table-cell>
          <table:table-cell table:style-name="ce1"/>
          <table:table-cell office:value-type="float" office:value="2969306" table:style-name="ce1">
            <text:p>2969306</text:p>
          </table:table-cell>
          <table:table-cell office:value-type="float" office:value="2971342" table:style-name="ce1">
            <text:p>2971342</text:p>
          </table:table-cell>
          <table:table-cell table:style-name="ce1"/>
          <table:table-cell office:value-type="float" office:value="2973194" table:style-name="ce1">
            <text:p>2973194</text:p>
          </table:table-cell>
          <table:table-cell office:value-type="float" office:value="3532818" table:style-name="ce1">
            <text:p>3532818</text:p>
          </table:table-cell>
          <table:table-cell office:value-type="float" office:value="3533465" table:style-name="ce1">
            <text:p>3533465</text:p>
          </table:table-cell>
          <table:table-cell office:value-type="float" office:value="3536468" table:style-name="ce1">
            <text:p>3536468</text:p>
          </table:table-cell>
          <table:table-cell table:style-name="ce1"/>
          <table:table-cell office:value-type="float" office:value="3488151" table:style-name="ce1">
            <text:p>3488151</text:p>
          </table:table-cell>
          <table:table-cell office:value-type="float" office:value="3488894" table:style-name="ce1">
            <text:p>3488894</text:p>
          </table:table-cell>
          <table:table-cell office:value-type="float" office:value="3490455" table:style-name="ce1">
            <text:p>3490455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7_210723_M077087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18:57</text:p>
          </table:table-cell>
          <table:table-cell office:value-type="string" table:style-name="ce1">
            <text:p>2020-11-17_21:18:57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Lohann Dao</text:p>
          </table:table-cell>
          <table:table-cell office:value-type="string" table:style-name="ce1">
            <text:p>M07708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4OW6nRp4iWYOiQXw</text:p>
          </table:table-cell>
          <table:table-cell office:value-type="string" table:style-name="ce1">
            <text:p>https://www.testable.org/experiment/4303/294929/start?participant=M077087</text:p>
          </table:table-cell>
          <table:table-cell office:value-type="float" office:value="2908551" table:style-name="ce1">
            <text:p>2908551</text:p>
          </table:table-cell>
          <table:table-cell office:value-type="float" office:value="48.475850000000001" table:style-name="ce1">
            <text:p>48,47585</text:p>
          </table:table-cell>
          <table:table-cell office:value-type="float" office:value="634382" table:style-name="ce1">
            <text:p>634382</text:p>
          </table:table-cell>
          <table:table-cell office:value-type="float" office:value="353504" table:style-name="ce1">
            <text:p>353504</text:p>
          </table:table-cell>
          <table:table-cell office:value-type="float" office:value="971145" table:style-name="ce1">
            <text:p>971145</text:p>
          </table:table-cell>
          <table:table-cell office:value-type="float" office:value="575285" table:style-name="ce1">
            <text:p>575285</text:p>
          </table:table-cell>
          <table:table-cell office:value-type="float" office:value="911216" table:style-name="ce1">
            <text:p>911216</text:p>
          </table:table-cell>
          <table:table-cell office:value-type="float" office:value="690741" table:style-name="ce1">
            <text:p>690741</text:p>
          </table:table-cell>
          <table:table-cell office:value-type="float" office:value="871008" table:style-name="ce1">
            <text:p>871008</text:p>
          </table:table-cell>
          <table:table-cell office:value-type="float" office:value="753245" table:style-name="ce1">
            <text:p>753245</text:p>
          </table:table-cell>
          <table:table-cell office:value-type="float" office:value="811405" table:style-name="ce1">
            <text:p>811405</text:p>
          </table:table-cell>
          <table:table-cell office:value-type="float" office:value="510516" table:style-name="ce1">
            <text:p>510516</text:p>
          </table:table-cell>
          <table:table-cell office:value-type="float" office:value="292485" table:style-name="ce1">
            <text:p>292485</text:p>
          </table:table-cell>
          <table:table-cell office:value-type="float" office:value="425093" table:style-name="ce1">
            <text:p>425093</text:p>
          </table:table-cell>
          <table:table-cell table:number-columns-repeated="192" table:style-name="ce1"/>
          <table:table-cell office:value-type="float" office:value="2901575" table:style-name="ce1">
            <text:p>2901575</text:p>
          </table:table-cell>
          <table:table-cell office:value-type="float" office:value="2902828" table:style-name="ce1">
            <text:p>2902828</text:p>
          </table:table-cell>
          <table:table-cell table:style-name="ce1"/>
          <table:table-cell office:value-type="float" office:value="2905697" table:style-name="ce1">
            <text:p>2905697</text:p>
          </table:table-cell>
          <table:table-cell office:value-type="float" office:value="2268929" table:style-name="ce1">
            <text:p>2268929</text:p>
          </table:table-cell>
          <table:table-cell office:value-type="float" office:value="2270144" table:style-name="ce1">
            <text:p>2270144</text:p>
          </table:table-cell>
          <table:table-cell table:style-name="ce1"/>
          <table:table-cell office:value-type="float" office:value="2274151" table:style-name="ce1">
            <text:p>2274151</text:p>
          </table:table-cell>
          <table:table-cell office:value-type="float" office:value="2623805" table:style-name="ce1">
            <text:p>2623805</text:p>
          </table:table-cell>
          <table:table-cell office:value-type="float" office:value="2626257" table:style-name="ce1">
            <text:p>2626257</text:p>
          </table:table-cell>
          <table:table-cell table:style-name="ce1"/>
          <table:table-cell office:value-type="float" office:value="2629794" table:style-name="ce1">
            <text:p>2629794</text:p>
          </table:table-cell>
          <table:table-cell office:value-type="float" office:value="2289706" table:style-name="ce1">
            <text:p>2289706</text:p>
          </table:table-cell>
          <table:table-cell office:value-type="float" office:value="2291906" table:style-name="ce1">
            <text:p>2291906</text:p>
          </table:table-cell>
          <table:table-cell office:value-type="float" office:value="2294387" table:style-name="ce1">
            <text:p>2294387</text:p>
          </table:table-cell>
          <table:table-cell table:style-name="ce1"/>
          <table:table-cell office:value-type="float" office:value="2052581" table:style-name="ce1">
            <text:p>2052581</text:p>
          </table:table-cell>
          <table:table-cell office:value-type="float" office:value="2059308" table:style-name="ce1">
            <text:p>2059308</text:p>
          </table:table-cell>
          <table:table-cell table:style-name="ce1"/>
          <table:table-cell office:value-type="float" office:value="2063656" table:style-name="ce1">
            <text:p>2063656</text:p>
          </table:table-cell>
          <table:table-cell office:value-type="float" office:value="2723082" table:style-name="ce1">
            <text:p>2723082</text:p>
          </table:table-cell>
          <table:table-cell office:value-type="float" office:value="2725715" table:style-name="ce1">
            <text:p>2725715</text:p>
          </table:table-cell>
          <table:table-cell table:style-name="ce1"/>
          <table:table-cell office:value-type="float" office:value="2731813" table:style-name="ce1">
            <text:p>2731813</text:p>
          </table:table-cell>
          <table:table-cell office:value-type="float" office:value="2835583" table:style-name="ce1">
            <text:p>2835583</text:p>
          </table:table-cell>
          <table:table-cell office:value-type="float" office:value="2838917" table:style-name="ce1">
            <text:p>2838917</text:p>
          </table:table-cell>
          <table:table-cell table:style-name="ce1"/>
          <table:table-cell office:value-type="float" office:value="2842104" table:style-name="ce1">
            <text:p>2842104</text:p>
          </table:table-cell>
          <table:table-cell office:value-type="float" office:value="2525470" table:style-name="ce1">
            <text:p>2525470</text:p>
          </table:table-cell>
          <table:table-cell office:value-type="float" office:value="2526596" table:style-name="ce1">
            <text:p>2526596</text:p>
          </table:table-cell>
          <table:table-cell table:style-name="ce1"/>
          <table:table-cell office:value-type="float" office:value="2529416" table:style-name="ce1">
            <text:p>2529416</text:p>
          </table:table-cell>
          <table:table-cell office:value-type="float" office:value="2239336" table:style-name="ce1">
            <text:p>2239336</text:p>
          </table:table-cell>
          <table:table-cell office:value-type="float" office:value="2241298" table:style-name="ce1">
            <text:p>2241298</text:p>
          </table:table-cell>
          <table:table-cell office:value-type="float" office:value="2243396" table:style-name="ce1">
            <text:p>2243396</text:p>
          </table:table-cell>
          <table:table-cell table:style-name="ce1"/>
          <table:table-cell office:value-type="float" office:value="2590889" table:style-name="ce1">
            <text:p>2590889</text:p>
          </table:table-cell>
          <table:table-cell office:value-type="float" office:value="2592939" table:style-name="ce1">
            <text:p>2592939</text:p>
          </table:table-cell>
          <table:table-cell office:value-type="float" office:value="2595095" table:style-name="ce1">
            <text:p>2595095</text:p>
          </table:table-cell>
          <table:table-cell table:style-name="ce1"/>
          <table:table-cell office:value-type="float" office:value="2450791" table:style-name="ce1">
            <text:p>2450791</text:p>
          </table:table-cell>
          <table:table-cell office:value-type="float" office:value="2451626" table:style-name="ce1">
            <text:p>2451626</text:p>
          </table:table-cell>
          <table:table-cell office:value-type="float" office:value="2453868" table:style-name="ce1">
            <text:p>2453868</text:p>
          </table:table-cell>
          <table:table-cell table:style-name="ce1"/>
          <table:table-cell office:value-type="float" office:value="2883843" table:style-name="ce1">
            <text:p>2883843</text:p>
          </table:table-cell>
          <table:table-cell office:value-type="float" office:value="2884529" table:style-name="ce1">
            <text:p>2884529</text:p>
          </table:table-cell>
          <table:table-cell table:style-name="ce1"/>
          <table:table-cell office:value-type="float" office:value="2886715" table:style-name="ce1">
            <text:p>2886715</text:p>
          </table:table-cell>
          <table:table-cell office:value-type="float" office:value="2381322" table:style-name="ce1">
            <text:p>2381322</text:p>
          </table:table-cell>
          <table:table-cell office:value-type="float" office:value="2382252" table:style-name="ce1">
            <text:p>2382252</text:p>
          </table:table-cell>
          <table:table-cell table:style-name="ce1"/>
          <table:table-cell office:value-type="float" office:value="2384605" table:style-name="ce1">
            <text:p>2384605</text:p>
          </table:table-cell>
          <table:table-cell office:value-type="float" office:value="2161634" table:style-name="ce1">
            <text:p>2161634</text:p>
          </table:table-cell>
          <table:table-cell office:value-type="float" office:value="2163686" table:style-name="ce1">
            <text:p>2163686</text:p>
          </table:table-cell>
          <table:table-cell office:value-type="float" office:value="2168462" table:style-name="ce1">
            <text:p>2168462</text:p>
          </table:table-cell>
          <table:table-cell table:style-name="ce1"/>
          <table:table-cell office:value-type="float" office:value="2356713" table:style-name="ce1">
            <text:p>2356713</text:p>
          </table:table-cell>
          <table:table-cell office:value-type="float" office:value="2359649" table:style-name="ce1">
            <text:p>2359649</text:p>
          </table:table-cell>
          <table:table-cell office:value-type="float" office:value="2363815" table:style-name="ce1">
            <text:p>2363815</text:p>
          </table:table-cell>
          <table:table-cell table:style-name="ce1"/>
          <table:table-cell office:value-type="float" office:value="2644686" table:style-name="ce1">
            <text:p>2644686</text:p>
          </table:table-cell>
          <table:table-cell office:value-type="float" office:value="2645635" table:style-name="ce1">
            <text:p>2645635</text:p>
          </table:table-cell>
          <table:table-cell table:style-name="ce1"/>
          <table:table-cell office:value-type="float" office:value="2649420" table:style-name="ce1">
            <text:p>2649420</text:p>
          </table:table-cell>
          <table:table-cell office:value-type="float" office:value="2131674" table:style-name="ce1">
            <text:p>2131674</text:p>
          </table:table-cell>
          <table:table-cell office:value-type="float" office:value="2132951" table:style-name="ce1">
            <text:p>2132951</text:p>
          </table:table-cell>
          <table:table-cell table:style-name="ce1"/>
          <table:table-cell office:value-type="float" office:value="2136661" table:style-name="ce1">
            <text:p>2136661</text:p>
          </table:table-cell>
          <table:table-cell office:value-type="float" office:value="2148976" table:style-name="ce1">
            <text:p>2148976</text:p>
          </table:table-cell>
          <table:table-cell office:value-type="float" office:value="2150270" table:style-name="ce1">
            <text:p>2150270</text:p>
          </table:table-cell>
          <table:table-cell table:style-name="ce1"/>
          <table:table-cell office:value-type="float" office:value="2152595" table:style-name="ce1">
            <text:p>2152595</text:p>
          </table:table-cell>
          <table:table-cell office:value-type="float" office:value="2857548" table:style-name="ce1">
            <text:p>2857548</text:p>
          </table:table-cell>
          <table:table-cell office:value-type="float" office:value="2859121" table:style-name="ce1">
            <text:p>2859121</text:p>
          </table:table-cell>
          <table:table-cell office:value-type="float" office:value="2862403" table:style-name="ce1">
            <text:p>2862403</text:p>
          </table:table-cell>
          <table:table-cell table:style-name="ce1"/>
          <table:table-cell office:value-type="float" office:value="2497671" table:style-name="ce1">
            <text:p>2497671</text:p>
          </table:table-cell>
          <table:table-cell office:value-type="float" office:value="2498556" table:style-name="ce1">
            <text:p>2498556</text:p>
          </table:table-cell>
          <table:table-cell table:style-name="ce1"/>
          <table:table-cell office:value-type="float" office:value="2500365" table:style-name="ce1">
            <text:p>2500365</text:p>
          </table:table-cell>
          <table:table-cell office:value-type="float" office:value="2322236" table:style-name="ce1">
            <text:p>2322236</text:p>
          </table:table-cell>
          <table:table-cell office:value-type="float" office:value="2324747" table:style-name="ce1">
            <text:p>2324747</text:p>
          </table:table-cell>
          <table:table-cell table:style-name="ce1"/>
          <table:table-cell office:value-type="float" office:value="2327428" table:style-name="ce1">
            <text:p>2327428</text:p>
          </table:table-cell>
          <table:table-cell office:value-type="float" office:value="2106447" table:style-name="ce1">
            <text:p>2106447</text:p>
          </table:table-cell>
          <table:table-cell office:value-type="float" office:value="2108734" table:style-name="ce1">
            <text:p>2108734</text:p>
          </table:table-cell>
          <table:table-cell office:value-type="float" office:value="2111652" table:style-name="ce1">
            <text:p>2111652</text:p>
          </table:table-cell>
          <table:table-cell table:style-name="ce1"/>
          <table:table-cell office:value-type="float" office:value="2574938" table:style-name="ce1">
            <text:p>2574938</text:p>
          </table:table-cell>
          <table:table-cell office:value-type="float" office:value="2576619" table:style-name="ce1">
            <text:p>2576619</text:p>
          </table:table-cell>
          <table:table-cell office:value-type="float" office:value="2579279" table:style-name="ce1">
            <text:p>2579279</text:p>
          </table:table-cell>
          <table:table-cell table:style-name="ce1"/>
          <table:table-cell office:value-type="float" office:value="2608434" table:style-name="ce1">
            <text:p>2608434</text:p>
          </table:table-cell>
          <table:table-cell office:value-type="float" office:value="2609657" table:style-name="ce1">
            <text:p>2609657</text:p>
          </table:table-cell>
          <table:table-cell office:value-type="float" office:value="2612718" table:style-name="ce1">
            <text:p>2612718</text:p>
          </table:table-cell>
          <table:table-cell table:style-name="ce1"/>
          <table:table-cell office:value-type="float" office:value="2252543" table:style-name="ce1">
            <text:p>2252543</text:p>
          </table:table-cell>
          <table:table-cell office:value-type="float" office:value="2253916" table:style-name="ce1">
            <text:p>2253916</text:p>
          </table:table-cell>
          <table:table-cell table:style-name="ce1"/>
          <table:table-cell office:value-type="float" office:value="2256414" table:style-name="ce1">
            <text:p>2256414</text:p>
          </table:table-cell>
          <table:table-cell office:value-type="float" office:value="2508760" table:style-name="ce1">
            <text:p>2508760</text:p>
          </table:table-cell>
          <table:table-cell office:value-type="float" office:value="2509850" table:style-name="ce1">
            <text:p>2509850</text:p>
          </table:table-cell>
          <table:table-cell table:style-name="ce1"/>
          <table:table-cell office:value-type="float" office:value="2511989" table:style-name="ce1">
            <text:p>2511989</text:p>
          </table:table-cell>
          <table:table-cell office:value-type="float" office:value="2823362" table:style-name="ce1">
            <text:p>2823362</text:p>
          </table:table-cell>
          <table:table-cell office:value-type="float" office:value="2824686" table:style-name="ce1">
            <text:p>2824686</text:p>
          </table:table-cell>
          <table:table-cell table:style-name="ce1"/>
          <table:table-cell office:value-type="float" office:value="2827220" table:style-name="ce1">
            <text:p>2827220</text:p>
          </table:table-cell>
          <table:table-cell office:value-type="float" office:value="2674525" table:style-name="ce1">
            <text:p>2674525</text:p>
          </table:table-cell>
          <table:table-cell office:value-type="float" office:value="2675726" table:style-name="ce1">
            <text:p>2675726</text:p>
          </table:table-cell>
          <table:table-cell table:style-name="ce1"/>
          <table:table-cell office:value-type="float" office:value="2678640" table:style-name="ce1">
            <text:p>2678640</text:p>
          </table:table-cell>
          <table:table-cell office:value-type="float" office:value="2176554" table:style-name="ce1">
            <text:p>2176554</text:p>
          </table:table-cell>
          <table:table-cell office:value-type="float" office:value="2177829" table:style-name="ce1">
            <text:p>2177829</text:p>
          </table:table-cell>
          <table:table-cell table:style-name="ce1"/>
          <table:table-cell office:value-type="float" office:value="2180120" table:style-name="ce1">
            <text:p>2180120</text:p>
          </table:table-cell>
          <table:table-cell office:value-type="float" office:value="2702640" table:style-name="ce1">
            <text:p>2702640</text:p>
          </table:table-cell>
          <table:table-cell office:value-type="float" office:value="2703302" table:style-name="ce1">
            <text:p>2703302</text:p>
          </table:table-cell>
          <table:table-cell table:style-name="ce1"/>
          <table:table-cell office:value-type="float" office:value="2706149" table:style-name="ce1">
            <text:p>2706149</text:p>
          </table:table-cell>
          <table:table-cell office:value-type="float" office:value="2659096" table:style-name="ce1">
            <text:p>2659096</text:p>
          </table:table-cell>
          <table:table-cell office:value-type="float" office:value="2659780" table:style-name="ce1">
            <text:p>2659780</text:p>
          </table:table-cell>
          <table:table-cell table:style-name="ce1"/>
          <table:table-cell office:value-type="float" office:value="2662225" table:style-name="ce1">
            <text:p>2662225</text:p>
          </table:table-cell>
          <table:table-cell office:value-type="float" office:value="2539781" table:style-name="ce1">
            <text:p>2539781</text:p>
          </table:table-cell>
          <table:table-cell office:value-type="float" office:value="2540833" table:style-name="ce1">
            <text:p>2540833</text:p>
          </table:table-cell>
          <table:table-cell table:style-name="ce1"/>
          <table:table-cell office:value-type="float" office:value="2543013" table:style-name="ce1">
            <text:p>2543013</text:p>
          </table:table-cell>
          <table:table-cell office:value-type="float" office:value="2027172" table:style-name="ce1">
            <text:p>2027172</text:p>
          </table:table-cell>
          <table:table-cell office:value-type="float" office:value="2029835" table:style-name="ce1">
            <text:p>2029835</text:p>
          </table:table-cell>
          <table:table-cell table:style-name="ce1"/>
          <table:table-cell office:value-type="float" office:value="2034225" table:style-name="ce1">
            <text:p>2034225</text:p>
          </table:table-cell>
          <table:table-cell office:value-type="float" office:value="2559194" table:style-name="ce1">
            <text:p>2559194</text:p>
          </table:table-cell>
          <table:table-cell office:value-type="float" office:value="2560175" table:style-name="ce1">
            <text:p>2560175</text:p>
          </table:table-cell>
          <table:table-cell table:style-name="ce1"/>
          <table:table-cell office:value-type="float" office:value="2562695" table:style-name="ce1">
            <text:p>2562695</text:p>
          </table:table-cell>
          <table:table-cell office:value-type="float" office:value="2075252" table:style-name="ce1">
            <text:p>2075252</text:p>
          </table:table-cell>
          <table:table-cell office:value-type="float" office:value="2076915" table:style-name="ce1">
            <text:p>2076915</text:p>
          </table:table-cell>
          <table:table-cell table:style-name="ce1"/>
          <table:table-cell office:value-type="float" office:value="2080835" table:style-name="ce1">
            <text:p>2080835</text:p>
          </table:table-cell>
          <table:table-cell office:value-type="float" office:value="2773026" table:style-name="ce1">
            <text:p>2773026</text:p>
          </table:table-cell>
          <table:table-cell office:value-type="float" office:value="2773681" table:style-name="ce1">
            <text:p>2773681</text:p>
          </table:table-cell>
          <table:table-cell office:value-type="float" office:value="2778253" table:style-name="ce1">
            <text:p>2778253</text:p>
          </table:table-cell>
          <table:table-cell table:style-name="ce1"/>
          <table:table-cell office:value-type="float" office:value="2402258" table:style-name="ce1">
            <text:p>2402258</text:p>
          </table:table-cell>
          <table:table-cell office:value-type="float" office:value="2403412" table:style-name="ce1">
            <text:p>2403412</text:p>
          </table:table-cell>
          <table:table-cell table:style-name="ce1"/>
          <table:table-cell office:value-type="float" office:value="2407545" table:style-name="ce1">
            <text:p>2407545</text:p>
          </table:table-cell>
          <table:table-cell office:value-type="float" office:value="2464944" table:style-name="ce1">
            <text:p>2464944</text:p>
          </table:table-cell>
          <table:table-cell office:value-type="float" office:value="2466315" table:style-name="ce1">
            <text:p>2466315</text:p>
          </table:table-cell>
          <table:table-cell office:value-type="float" office:value="2468653" table:style-name="ce1">
            <text:p>2468653</text:p>
          </table:table-cell>
          <table:table-cell table:style-name="ce1"/>
          <table:table-cell office:value-type="float" office:value="2417886" table:style-name="ce1">
            <text:p>2417886</text:p>
          </table:table-cell>
          <table:table-cell office:value-type="float" office:value="2418762" table:style-name="ce1">
            <text:p>2418762</text:p>
          </table:table-cell>
          <table:table-cell table:style-name="ce1"/>
          <table:table-cell office:value-type="float" office:value="2423245" table:style-name="ce1">
            <text:p>2423245</text:p>
          </table:table-cell>
          <table:table-cell office:value-type="float" office:value="2091809" table:style-name="ce1">
            <text:p>2091809</text:p>
          </table:table-cell>
          <table:table-cell office:value-type="float" office:value="2092792" table:style-name="ce1">
            <text:p>2092792</text:p>
          </table:table-cell>
          <table:table-cell office:value-type="float" office:value="2096209" table:style-name="ce1">
            <text:p>2096209</text:p>
          </table:table-cell>
          <table:table-cell table:style-name="ce1"/>
          <table:table-cell office:value-type="float" office:value="2336912" table:style-name="ce1">
            <text:p>2336912</text:p>
          </table:table-cell>
          <table:table-cell office:value-type="float" office:value="2338375" table:style-name="ce1">
            <text:p>2338375</text:p>
          </table:table-cell>
          <table:table-cell office:value-type="float" office:value="2340656" table:style-name="ce1">
            <text:p>2340656</text:p>
          </table:table-cell>
          <table:table-cell table:style-name="ce1"/>
          <table:table-cell office:value-type="float" office:value="2193668" table:style-name="ce1">
            <text:p>2193668</text:p>
          </table:table-cell>
          <table:table-cell office:value-type="float" office:value="2194891" table:style-name="ce1">
            <text:p>2194891</text:p>
          </table:table-cell>
          <table:table-cell table:style-name="ce1"/>
          <table:table-cell office:value-type="float" office:value="2197935" table:style-name="ce1">
            <text:p>2197935</text:p>
          </table:table-cell>
          <table:table-cell office:value-type="float" office:value="2795884" table:style-name="ce1">
            <text:p>2795884</text:p>
          </table:table-cell>
          <table:table-cell office:value-type="float" office:value="2803932" table:style-name="ce1">
            <text:p>2803932</text:p>
          </table:table-cell>
          <table:table-cell office:value-type="float" office:value="2812713" table:style-name="ce1">
            <text:p>2812713</text:p>
          </table:table-cell>
          <table:table-cell table:style-name="ce1"/>
          <table:table-cell office:value-type="float" office:value="2755855" table:style-name="ce1">
            <text:p>2755855</text:p>
          </table:table-cell>
          <table:table-cell office:value-type="float" office:value="2757448" table:style-name="ce1">
            <text:p>2757448</text:p>
          </table:table-cell>
          <table:table-cell table:style-name="ce1"/>
          <table:table-cell office:value-type="float" office:value="2759701" table:style-name="ce1">
            <text:p>2759701</text:p>
          </table:table-cell>
          <table:table-cell office:value-type="float" office:value="2224176" table:style-name="ce1">
            <text:p>2224176</text:p>
          </table:table-cell>
          <table:table-cell office:value-type="float" office:value="2225316" table:style-name="ce1">
            <text:p>2225316</text:p>
          </table:table-cell>
          <table:table-cell table:style-name="ce1"/>
          <table:table-cell office:value-type="float" office:value="2229127" table:style-name="ce1">
            <text:p>2229127</text:p>
          </table:table-cell>
          <table:table-cell office:value-type="float" office:value="2432600" table:style-name="ce1">
            <text:p>2432600</text:p>
          </table:table-cell>
          <table:table-cell office:value-type="float" office:value="2433717" table:style-name="ce1">
            <text:p>2433717</text:p>
          </table:table-cell>
          <table:table-cell table:style-name="ce1"/>
          <table:table-cell office:value-type="float" office:value="2441406" table:style-name="ce1">
            <text:p>2441406</text:p>
          </table:table-cell>
          <table:table-cell office:value-type="float" office:value="2306744" table:style-name="ce1">
            <text:p>2306744</text:p>
          </table:table-cell>
          <table:table-cell office:value-type="float" office:value="2308008" table:style-name="ce1">
            <text:p>2308008</text:p>
          </table:table-cell>
          <table:table-cell table:style-name="ce1"/>
          <table:table-cell office:value-type="float" office:value="2313284" table:style-name="ce1">
            <text:p>2313284</text:p>
          </table:table-cell>
          <table:table-cell office:value-type="float" office:value="2741157" table:style-name="ce1">
            <text:p>2741157</text:p>
          </table:table-cell>
          <table:table-cell office:value-type="float" office:value="2741870" table:style-name="ce1">
            <text:p>2741870</text:p>
          </table:table-cell>
          <table:table-cell table:style-name="ce1"/>
          <table:table-cell office:value-type="float" office:value="2743981" table:style-name="ce1">
            <text:p>2743981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7_211229_M01757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35:13</text:p>
          </table:table-cell>
          <table:table-cell office:value-type="string" table:style-name="ce1">
            <text:p>2020-11-17_21:35:13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M01757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 + Canadien</text:p>
          </table:table-cell>
          <table:table-cell office:value-type="string" table:style-name="ce1">
            <text:p>n5TcpOF9UaRkcHIA</text:p>
          </table:table-cell>
          <table:table-cell office:value-type="string" table:style-name="ce1">
            <text:p>https://www.testable.org/experiment/4303/294929/start?participant=M017575</text:p>
          </table:table-cell>
          <table:table-cell office:value-type="float" office:value="2237134" table:style-name="ce1">
            <text:p>2237134</text:p>
          </table:table-cell>
          <table:table-cell office:value-type="float" office:value="37.285566666667002" table:style-name="ce1">
            <text:p>37,28556667</text:p>
          </table:table-cell>
          <table:table-cell office:value-type="float" office:value="321694" table:style-name="ce1">
            <text:p>321694</text:p>
          </table:table-cell>
          <table:table-cell office:value-type="float" office:value="642736" table:style-name="ce1">
            <text:p>642736</text:p>
          </table:table-cell>
          <table:table-cell office:value-type="float" office:value="459736" table:style-name="ce1">
            <text:p>459736</text:p>
          </table:table-cell>
          <table:table-cell office:value-type="float" office:value="422694" table:style-name="ce1">
            <text:p>422694</text:p>
          </table:table-cell>
          <table:table-cell office:value-type="float" office:value="767368" table:style-name="ce1">
            <text:p>767368</text:p>
          </table:table-cell>
          <table:table-cell office:value-type="float" office:value="733366" table:style-name="ce1">
            <text:p>733366</text:p>
          </table:table-cell>
          <table:table-cell office:value-type="float" office:value="385625" table:style-name="ce1">
            <text:p>385625</text:p>
          </table:table-cell>
          <table:table-cell office:value-type="float" office:value="693267" table:style-name="ce1">
            <text:p>693267</text:p>
          </table:table-cell>
          <table:table-cell office:value-type="float" office:value="549442" table:style-name="ce1">
            <text:p>549442</text:p>
          </table:table-cell>
          <table:table-cell office:value-type="float" office:value="511085" table:style-name="ce1">
            <text:p>511085</text:p>
          </table:table-cell>
          <table:table-cell office:value-type="float" office:value="583838" table:style-name="ce1">
            <text:p>583838</text:p>
          </table:table-cell>
          <table:table-cell office:value-type="float" office:value="812332" table:style-name="ce1">
            <text:p>812332</text:p>
          </table:table-cell>
          <table:table-cell table:number-columns-repeated="192" table:style-name="ce1"/>
          <table:table-cell office:value-type="float" office:value="1588873" table:style-name="ce1">
            <text:p>1588873</text:p>
          </table:table-cell>
          <table:table-cell office:value-type="float" office:value="1589720" table:style-name="ce1">
            <text:p>1589720</text:p>
          </table:table-cell>
          <table:table-cell table:style-name="ce1"/>
          <table:table-cell office:value-type="float" office:value="1592947" table:style-name="ce1">
            <text:p>1592947</text:p>
          </table:table-cell>
          <table:table-cell office:value-type="float" office:value="1934150" table:style-name="ce1">
            <text:p>1934150</text:p>
          </table:table-cell>
          <table:table-cell office:value-type="float" office:value="1934795" table:style-name="ce1">
            <text:p>1934795</text:p>
          </table:table-cell>
          <table:table-cell table:style-name="ce1"/>
          <table:table-cell office:value-type="float" office:value="1937394" table:style-name="ce1">
            <text:p>1937394</text:p>
          </table:table-cell>
          <table:table-cell office:value-type="float" office:value="1797091" table:style-name="ce1">
            <text:p>1797091</text:p>
          </table:table-cell>
          <table:table-cell office:value-type="float" office:value="1798426" table:style-name="ce1">
            <text:p>1798426</text:p>
          </table:table-cell>
          <table:table-cell table:style-name="ce1"/>
          <table:table-cell office:value-type="float" office:value="1800452" table:style-name="ce1">
            <text:p>1800452</text:p>
          </table:table-cell>
          <table:table-cell office:value-type="float" office:value="1617937" table:style-name="ce1">
            <text:p>1617937</text:p>
          </table:table-cell>
          <table:table-cell office:value-type="float" office:value="1619868" table:style-name="ce1">
            <text:p>1619868</text:p>
          </table:table-cell>
          <table:table-cell table:style-name="ce1"/>
          <table:table-cell office:value-type="float" office:value="1622958" table:style-name="ce1">
            <text:p>1622958</text:p>
          </table:table-cell>
          <table:table-cell office:value-type="float" office:value="2232895" table:style-name="ce1">
            <text:p>2232895</text:p>
          </table:table-cell>
          <table:table-cell office:value-type="float" office:value="2233754" table:style-name="ce1">
            <text:p>2233754</text:p>
          </table:table-cell>
          <table:table-cell table:style-name="ce1"/>
          <table:table-cell office:value-type="float" office:value="2235449" table:style-name="ce1">
            <text:p>2235449</text:p>
          </table:table-cell>
          <table:table-cell office:value-type="float" office:value="1847788" table:style-name="ce1">
            <text:p>1847788</text:p>
          </table:table-cell>
          <table:table-cell office:value-type="float" office:value="1848882" table:style-name="ce1">
            <text:p>1848882</text:p>
          </table:table-cell>
          <table:table-cell table:style-name="ce1"/>
          <table:table-cell office:value-type="float" office:value="1850723" table:style-name="ce1">
            <text:p>1850723</text:p>
          </table:table-cell>
          <table:table-cell office:value-type="float" office:value="1545496" table:style-name="ce1">
            <text:p>1545496</text:p>
          </table:table-cell>
          <table:table-cell office:value-type="float" office:value="1546735" table:style-name="ce1">
            <text:p>1546735</text:p>
          </table:table-cell>
          <table:table-cell table:style-name="ce1"/>
          <table:table-cell office:value-type="float" office:value="1551305" table:style-name="ce1">
            <text:p>1551305</text:p>
          </table:table-cell>
          <table:table-cell office:value-type="float" office:value="2069456" table:style-name="ce1">
            <text:p>2069456</text:p>
          </table:table-cell>
          <table:table-cell office:value-type="float" office:value="2070666" table:style-name="ce1">
            <text:p>2070666</text:p>
          </table:table-cell>
          <table:table-cell table:style-name="ce1"/>
          <table:table-cell office:value-type="float" office:value="2072236" table:style-name="ce1">
            <text:p>2072236</text:p>
          </table:table-cell>
          <table:table-cell office:value-type="float" office:value="2077922" table:style-name="ce1">
            <text:p>2077922</text:p>
          </table:table-cell>
          <table:table-cell office:value-type="float" office:value="2078918" table:style-name="ce1">
            <text:p>2078918</text:p>
          </table:table-cell>
          <table:table-cell table:style-name="ce1"/>
          <table:table-cell office:value-type="float" office:value="2080751" table:style-name="ce1">
            <text:p>2080751</text:p>
          </table:table-cell>
          <table:table-cell office:value-type="float" office:value="1490392" table:style-name="ce1">
            <text:p>1490392</text:p>
          </table:table-cell>
          <table:table-cell office:value-type="float" office:value="1491864" table:style-name="ce1">
            <text:p>1491864</text:p>
          </table:table-cell>
          <table:table-cell table:style-name="ce1"/>
          <table:table-cell office:value-type="float" office:value="1493664" table:style-name="ce1">
            <text:p>1493664</text:p>
          </table:table-cell>
          <table:table-cell office:value-type="float" office:value="2140744" table:style-name="ce1">
            <text:p>2140744</text:p>
          </table:table-cell>
          <table:table-cell office:value-type="float" office:value="2141399" table:style-name="ce1">
            <text:p>2141399</text:p>
          </table:table-cell>
          <table:table-cell table:style-name="ce1"/>
          <table:table-cell office:value-type="float" office:value="2143054" table:style-name="ce1">
            <text:p>2143054</text:p>
          </table:table-cell>
          <table:table-cell office:value-type="float" office:value="2022656" table:style-name="ce1">
            <text:p>2022656</text:p>
          </table:table-cell>
          <table:table-cell office:value-type="float" office:value="2024299" table:style-name="ce1">
            <text:p>2024299</text:p>
          </table:table-cell>
          <table:table-cell table:style-name="ce1"/>
          <table:table-cell office:value-type="float" office:value="2026064" table:style-name="ce1">
            <text:p>2026064</text:p>
          </table:table-cell>
          <table:table-cell office:value-type="float" office:value="1712632" table:style-name="ce1">
            <text:p>1712632</text:p>
          </table:table-cell>
          <table:table-cell office:value-type="float" office:value="1714459" table:style-name="ce1">
            <text:p>1714459</text:p>
          </table:table-cell>
          <table:table-cell table:style-name="ce1"/>
          <table:table-cell office:value-type="float" office:value="1716083" table:style-name="ce1">
            <text:p>1716083</text:p>
          </table:table-cell>
          <table:table-cell office:value-type="float" office:value="1858300" table:style-name="ce1">
            <text:p>1858300</text:p>
          </table:table-cell>
          <table:table-cell office:value-type="float" office:value="1859042" table:style-name="ce1">
            <text:p>1859042</text:p>
          </table:table-cell>
          <table:table-cell table:style-name="ce1"/>
          <table:table-cell office:value-type="float" office:value="1860393" table:style-name="ce1">
            <text:p>1860393</text:p>
          </table:table-cell>
          <table:table-cell office:value-type="float" office:value="2204314" table:style-name="ce1">
            <text:p>2204314</text:p>
          </table:table-cell>
          <table:table-cell office:value-type="float" office:value="2204958" table:style-name="ce1">
            <text:p>2204958</text:p>
          </table:table-cell>
          <table:table-cell table:style-name="ce1"/>
          <table:table-cell office:value-type="float" office:value="2207011" table:style-name="ce1">
            <text:p>2207011</text:p>
          </table:table-cell>
          <table:table-cell office:value-type="float" office:value="1892772" table:style-name="ce1">
            <text:p>1892772</text:p>
          </table:table-cell>
          <table:table-cell office:value-type="float" office:value="1894341" table:style-name="ce1">
            <text:p>1894341</text:p>
          </table:table-cell>
          <table:table-cell table:style-name="ce1"/>
          <table:table-cell office:value-type="float" office:value="1896109" table:style-name="ce1">
            <text:p>1896109</text:p>
          </table:table-cell>
          <table:table-cell office:value-type="float" office:value="1825992" table:style-name="ce1">
            <text:p>1825992</text:p>
          </table:table-cell>
          <table:table-cell office:value-type="float" office:value="1827824" table:style-name="ce1">
            <text:p>1827824</text:p>
          </table:table-cell>
          <table:table-cell table:style-name="ce1"/>
          <table:table-cell office:value-type="float" office:value="1830117" table:style-name="ce1">
            <text:p>1830117</text:p>
          </table:table-cell>
          <table:table-cell office:value-type="float" office:value="1785041" table:style-name="ce1">
            <text:p>1785041</text:p>
          </table:table-cell>
          <table:table-cell office:value-type="float" office:value="1786622" table:style-name="ce1">
            <text:p>1786622</text:p>
          </table:table-cell>
          <table:table-cell table:style-name="ce1"/>
          <table:table-cell office:value-type="float" office:value="1788312" table:style-name="ce1">
            <text:p>1788312</text:p>
          </table:table-cell>
          <table:table-cell office:value-type="float" office:value="2008422" table:style-name="ce1">
            <text:p>2008422</text:p>
          </table:table-cell>
          <table:table-cell office:value-type="float" office:value="2009559" table:style-name="ce1">
            <text:p>2009559</text:p>
          </table:table-cell>
          <table:table-cell table:style-name="ce1"/>
          <table:table-cell office:value-type="float" office:value="2011138" table:style-name="ce1">
            <text:p>2011138</text:p>
          </table:table-cell>
          <table:table-cell office:value-type="float" office:value="1811373" table:style-name="ce1">
            <text:p>1811373</text:p>
          </table:table-cell>
          <table:table-cell office:value-type="float" office:value="1812111" table:style-name="ce1">
            <text:p>1812111</text:p>
          </table:table-cell>
          <table:table-cell table:style-name="ce1"/>
          <table:table-cell office:value-type="float" office:value="1813754" table:style-name="ce1">
            <text:p>1813754</text:p>
          </table:table-cell>
          <table:table-cell office:value-type="float" office:value="1632268" table:style-name="ce1">
            <text:p>1632268</text:p>
          </table:table-cell>
          <table:table-cell office:value-type="float" office:value="1633098" table:style-name="ce1">
            <text:p>1633098</text:p>
          </table:table-cell>
          <table:table-cell table:style-name="ce1"/>
          <table:table-cell office:value-type="float" office:value="1635064" table:style-name="ce1">
            <text:p>1635064</text:p>
          </table:table-cell>
          <table:table-cell office:value-type="float" office:value="1521785" table:style-name="ce1">
            <text:p>1521785</text:p>
          </table:table-cell>
          <table:table-cell office:value-type="float" office:value="1523332" table:style-name="ce1">
            <text:p>1523332</text:p>
          </table:table-cell>
          <table:table-cell table:style-name="ce1"/>
          <table:table-cell office:value-type="float" office:value="1525612" table:style-name="ce1">
            <text:p>1525612</text:p>
          </table:table-cell>
          <table:table-cell office:value-type="float" office:value="1908532" table:style-name="ce1">
            <text:p>1908532</text:p>
          </table:table-cell>
          <table:table-cell office:value-type="float" office:value="1910781" table:style-name="ce1">
            <text:p>1910781</text:p>
          </table:table-cell>
          <table:table-cell table:style-name="ce1"/>
          <table:table-cell office:value-type="float" office:value="1912310" table:style-name="ce1">
            <text:p>1912310</text:p>
          </table:table-cell>
          <table:table-cell office:value-type="float" office:value="1747112" table:style-name="ce1">
            <text:p>1747112</text:p>
          </table:table-cell>
          <table:table-cell office:value-type="float" office:value="1747820" table:style-name="ce1">
            <text:p>1747820</text:p>
          </table:table-cell>
          <table:table-cell table:style-name="ce1"/>
          <table:table-cell office:value-type="float" office:value="1750479" table:style-name="ce1">
            <text:p>1750479</text:p>
          </table:table-cell>
          <table:table-cell office:value-type="float" office:value="2038922" table:style-name="ce1">
            <text:p>2038922</text:p>
          </table:table-cell>
          <table:table-cell office:value-type="float" office:value="2040132" table:style-name="ce1">
            <text:p>2040132</text:p>
          </table:table-cell>
          <table:table-cell table:style-name="ce1"/>
          <table:table-cell office:value-type="float" office:value="2043295" table:style-name="ce1">
            <text:p>2043295</text:p>
          </table:table-cell>
          <table:table-cell office:value-type="float" office:value="1949080" table:style-name="ce1">
            <text:p>1949080</text:p>
          </table:table-cell>
          <table:table-cell office:value-type="float" office:value="1950210" table:style-name="ce1">
            <text:p>1950210</text:p>
          </table:table-cell>
          <table:table-cell table:style-name="ce1"/>
          <table:table-cell office:value-type="float" office:value="1952657" table:style-name="ce1">
            <text:p>1952657</text:p>
          </table:table-cell>
          <table:table-cell office:value-type="float" office:value="1726451" table:style-name="ce1">
            <text:p>1726451</text:p>
          </table:table-cell>
          <table:table-cell office:value-type="float" office:value="1727488" table:style-name="ce1">
            <text:p>1727488</text:p>
          </table:table-cell>
          <table:table-cell table:style-name="ce1"/>
          <table:table-cell office:value-type="float" office:value="1728794" table:style-name="ce1">
            <text:p>1728794</text:p>
          </table:table-cell>
          <table:table-cell office:value-type="float" office:value="1504194" table:style-name="ce1">
            <text:p>1504194</text:p>
          </table:table-cell>
          <table:table-cell office:value-type="float" office:value="1505372" table:style-name="ce1">
            <text:p>1505372</text:p>
          </table:table-cell>
          <table:table-cell table:style-name="ce1"/>
          <table:table-cell office:value-type="float" office:value="1506898" table:style-name="ce1">
            <text:p>1506898</text:p>
          </table:table-cell>
          <table:table-cell office:value-type="float" office:value="2193049" table:style-name="ce1">
            <text:p>2193049</text:p>
          </table:table-cell>
          <table:table-cell office:value-type="float" office:value="2193765" table:style-name="ce1">
            <text:p>2193765</text:p>
          </table:table-cell>
          <table:table-cell table:style-name="ce1"/>
          <table:table-cell office:value-type="float" office:value="2195856" table:style-name="ce1">
            <text:p>2195856</text:p>
          </table:table-cell>
          <table:table-cell office:value-type="float" office:value="1694772" table:style-name="ce1">
            <text:p>1694772</text:p>
          </table:table-cell>
          <table:table-cell office:value-type="float" office:value="1698056" table:style-name="ce1">
            <text:p>1698056</text:p>
          </table:table-cell>
          <table:table-cell table:style-name="ce1"/>
          <table:table-cell office:value-type="float" office:value="1699773" table:style-name="ce1">
            <text:p>1699773</text:p>
          </table:table-cell>
          <table:table-cell office:value-type="float" office:value="1994100" table:style-name="ce1">
            <text:p>1994100</text:p>
          </table:table-cell>
          <table:table-cell office:value-type="float" office:value="1995734" table:style-name="ce1">
            <text:p>1995734</text:p>
          </table:table-cell>
          <table:table-cell table:style-name="ce1"/>
          <table:table-cell office:value-type="float" office:value="1998166" table:style-name="ce1">
            <text:p>1998166</text:p>
          </table:table-cell>
          <table:table-cell office:value-type="float" office:value="1980167" table:style-name="ce1">
            <text:p>1980167</text:p>
          </table:table-cell>
          <table:table-cell office:value-type="float" office:value="1981047" table:style-name="ce1">
            <text:p>1981047</text:p>
          </table:table-cell>
          <table:table-cell table:style-name="ce1"/>
          <table:table-cell office:value-type="float" office:value="1982440" table:style-name="ce1">
            <text:p>1982440</text:p>
          </table:table-cell>
          <table:table-cell office:value-type="float" office:value="1639566" table:style-name="ce1">
            <text:p>1639566</text:p>
          </table:table-cell>
          <table:table-cell office:value-type="float" office:value="1640220" table:style-name="ce1">
            <text:p>1640220</text:p>
          </table:table-cell>
          <table:table-cell table:style-name="ce1"/>
          <table:table-cell office:value-type="float" office:value="1641686" table:style-name="ce1">
            <text:p>1641686</text:p>
          </table:table-cell>
          <table:table-cell office:value-type="float" office:value="1602756" table:style-name="ce1">
            <text:p>1602756</text:p>
          </table:table-cell>
          <table:table-cell office:value-type="float" office:value="1603429" table:style-name="ce1">
            <text:p>1603429</text:p>
          </table:table-cell>
          <table:table-cell table:style-name="ce1"/>
          <table:table-cell office:value-type="float" office:value="1605940" table:style-name="ce1">
            <text:p>1605940</text:p>
          </table:table-cell>
          <table:table-cell office:value-type="float" office:value="2167206" table:style-name="ce1">
            <text:p>2167206</text:p>
          </table:table-cell>
          <table:table-cell office:value-type="float" office:value="2168150" table:style-name="ce1">
            <text:p>2168150</text:p>
          </table:table-cell>
          <table:table-cell table:style-name="ce1"/>
          <table:table-cell office:value-type="float" office:value="2170073" table:style-name="ce1">
            <text:p>2170073</text:p>
          </table:table-cell>
          <table:table-cell office:value-type="float" office:value="1650635" table:style-name="ce1">
            <text:p>1650635</text:p>
          </table:table-cell>
          <table:table-cell office:value-type="float" office:value="1652711" table:style-name="ce1">
            <text:p>1652711</text:p>
          </table:table-cell>
          <table:table-cell table:style-name="ce1"/>
          <table:table-cell office:value-type="float" office:value="1654780" table:style-name="ce1">
            <text:p>1654780</text:p>
          </table:table-cell>
          <table:table-cell office:value-type="float" office:value="2219541" table:style-name="ce1">
            <text:p>2219541</text:p>
          </table:table-cell>
          <table:table-cell office:value-type="float" office:value="2220397" table:style-name="ce1">
            <text:p>2220397</text:p>
          </table:table-cell>
          <table:table-cell table:style-name="ce1"/>
          <table:table-cell office:value-type="float" office:value="2222448" table:style-name="ce1">
            <text:p>2222448</text:p>
          </table:table-cell>
          <table:table-cell office:value-type="float" office:value="1959187" table:style-name="ce1">
            <text:p>1959187</text:p>
          </table:table-cell>
          <table:table-cell office:value-type="float" office:value="1960689" table:style-name="ce1">
            <text:p>1960689</text:p>
          </table:table-cell>
          <table:table-cell table:style-name="ce1"/>
          <table:table-cell office:value-type="float" office:value="1963050" table:style-name="ce1">
            <text:p>1963050</text:p>
          </table:table-cell>
          <table:table-cell office:value-type="float" office:value="2054908" table:style-name="ce1">
            <text:p>2054908</text:p>
          </table:table-cell>
          <table:table-cell office:value-type="float" office:value="2056789" table:style-name="ce1">
            <text:p>2056789</text:p>
          </table:table-cell>
          <table:table-cell table:style-name="ce1"/>
          <table:table-cell office:value-type="float" office:value="2059706" table:style-name="ce1">
            <text:p>2059706</text:p>
          </table:table-cell>
          <table:table-cell office:value-type="float" office:value="2119985" table:style-name="ce1">
            <text:p>2119985</text:p>
          </table:table-cell>
          <table:table-cell office:value-type="float" office:value="2121471" table:style-name="ce1">
            <text:p>2121471</text:p>
          </table:table-cell>
          <table:table-cell table:style-name="ce1"/>
          <table:table-cell office:value-type="float" office:value="2123876" table:style-name="ce1">
            <text:p>2123876</text:p>
          </table:table-cell>
          <table:table-cell office:value-type="float" office:value="2102061" table:style-name="ce1">
            <text:p>2102061</text:p>
          </table:table-cell>
          <table:table-cell office:value-type="float" office:value="2102596" table:style-name="ce1">
            <text:p>2102596</text:p>
          </table:table-cell>
          <table:table-cell table:style-name="ce1"/>
          <table:table-cell office:value-type="float" office:value="2105065" table:style-name="ce1">
            <text:p>2105065</text:p>
          </table:table-cell>
          <table:table-cell office:value-type="float" office:value="1663526" table:style-name="ce1">
            <text:p>1663526</text:p>
          </table:table-cell>
          <table:table-cell office:value-type="float" office:value="1665507" table:style-name="ce1">
            <text:p>1665507</text:p>
          </table:table-cell>
          <table:table-cell table:style-name="ce1"/>
          <table:table-cell office:value-type="float" office:value="1668978" table:style-name="ce1">
            <text:p>1668978</text:p>
          </table:table-cell>
          <table:table-cell office:value-type="float" office:value="2178812" table:style-name="ce1">
            <text:p>2178812</text:p>
          </table:table-cell>
          <table:table-cell office:value-type="float" office:value="2179954" table:style-name="ce1">
            <text:p>2179954</text:p>
          </table:table-cell>
          <table:table-cell table:style-name="ce1"/>
          <table:table-cell office:value-type="float" office:value="2181501" table:style-name="ce1">
            <text:p>2181501</text:p>
          </table:table-cell>
          <table:table-cell office:value-type="float" office:value="1576409" table:style-name="ce1">
            <text:p>1576409</text:p>
          </table:table-cell>
          <table:table-cell office:value-type="float" office:value="1577790" table:style-name="ce1">
            <text:p>1577790</text:p>
          </table:table-cell>
          <table:table-cell table:style-name="ce1"/>
          <table:table-cell office:value-type="float" office:value="1581020" table:style-name="ce1">
            <text:p>1581020</text:p>
          </table:table-cell>
          <table:table-cell office:value-type="float" office:value="1872791" table:style-name="ce1">
            <text:p>1872791</text:p>
          </table:table-cell>
          <table:table-cell office:value-type="float" office:value="1874495" table:style-name="ce1">
            <text:p>1874495</text:p>
          </table:table-cell>
          <table:table-cell table:style-name="ce1"/>
          <table:table-cell office:value-type="float" office:value="1876680" table:style-name="ce1">
            <text:p>1876680</text:p>
          </table:table-cell>
          <table:table-cell office:value-type="float" office:value="2090342" table:style-name="ce1">
            <text:p>2090342</text:p>
          </table:table-cell>
          <table:table-cell office:value-type="float" office:value="2091088" table:style-name="ce1">
            <text:p>2091088</text:p>
          </table:table-cell>
          <table:table-cell table:style-name="ce1"/>
          <table:table-cell office:value-type="float" office:value="2092728" table:style-name="ce1">
            <text:p>2092728</text:p>
          </table:table-cell>
          <table:table-cell office:value-type="float" office:value="1763030" table:style-name="ce1">
            <text:p>1763030</text:p>
          </table:table-cell>
          <table:table-cell office:value-type="float" office:value="1764840" table:style-name="ce1">
            <text:p>1764840</text:p>
          </table:table-cell>
          <table:table-cell table:style-name="ce1"/>
          <table:table-cell office:value-type="float" office:value="1768175" table:style-name="ce1">
            <text:p>1768175</text:p>
          </table:table-cell>
          <table:table-cell office:value-type="float" office:value="2152001" table:style-name="ce1">
            <text:p>2152001</text:p>
          </table:table-cell>
          <table:table-cell office:value-type="float" office:value="2153066" table:style-name="ce1">
            <text:p>2153066</text:p>
          </table:table-cell>
          <table:table-cell table:style-name="ce1"/>
          <table:table-cell office:value-type="float" office:value="2155004" table:style-name="ce1">
            <text:p>2155004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7_211513_M03328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28:11</text:p>
          </table:table-cell>
          <table:table-cell office:value-type="string" table:style-name="ce1">
            <text:p>2020-11-17_21:28:1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33284</text:p>
          </table:table-cell>
          <table:table-cell office:value-type="string" table:style-name="ce1">
            <text:p>M03328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vvw77gWSJPIgIT8l</text:p>
          </table:table-cell>
          <table:table-cell office:value-type="string" table:style-name="ce1">
            <text:p>https://www.testable.org/experiment/4303/294929/start?participant=M033284</text:p>
          </table:table-cell>
          <table:table-cell office:value-type="float" office:value="2823126" table:style-name="ce1">
            <text:p>2823126</text:p>
          </table:table-cell>
          <table:table-cell office:value-type="float" office:value="47.052100000000003" table:style-name="ce1">
            <text:p>47,0521</text:p>
          </table:table-cell>
          <table:table-cell office:value-type="float" office:value="723810" table:style-name="ce1">
            <text:p>723810</text:p>
          </table:table-cell>
          <table:table-cell office:value-type="float" office:value="849092" table:style-name="ce1">
            <text:p>849092</text:p>
          </table:table-cell>
          <table:table-cell office:value-type="float" office:value="494589" table:style-name="ce1">
            <text:p>494589</text:p>
          </table:table-cell>
          <table:table-cell office:value-type="float" office:value="1026103" table:style-name="ce1">
            <text:p>1026103</text:p>
          </table:table-cell>
          <table:table-cell office:value-type="float" office:value="979690" table:style-name="ce1">
            <text:p>979690</text:p>
          </table:table-cell>
          <table:table-cell office:value-type="float" office:value="562885" table:style-name="ce1">
            <text:p>562885</text:p>
          </table:table-cell>
          <table:table-cell office:value-type="float" office:value="925062" table:style-name="ce1">
            <text:p>925062</text:p>
          </table:table-cell>
          <table:table-cell office:value-type="float" office:value="662510" table:style-name="ce1">
            <text:p>662510</text:p>
          </table:table-cell>
          <table:table-cell office:value-type="float" office:value="795416" table:style-name="ce1">
            <text:p>795416</text:p>
          </table:table-cell>
          <table:table-cell office:value-type="float" office:value="1087562" table:style-name="ce1">
            <text:p>1087562</text:p>
          </table:table-cell>
          <table:table-cell office:value-type="float" office:value="1165837" table:style-name="ce1">
            <text:p>1165837</text:p>
          </table:table-cell>
          <table:table-cell office:value-type="float" office:value="410524" table:style-name="ce1">
            <text:p>410524</text:p>
          </table:table-cell>
          <table:table-cell table:number-columns-repeated="192" table:style-name="ce1"/>
          <table:table-cell office:value-type="float" office:value="2042600" table:style-name="ce1">
            <text:p>2042600</text:p>
          </table:table-cell>
          <table:table-cell office:value-type="float" office:value="2043689" table:style-name="ce1">
            <text:p>2043689</text:p>
          </table:table-cell>
          <table:table-cell table:style-name="ce1"/>
          <table:table-cell office:value-type="float" office:value="2046342" table:style-name="ce1">
            <text:p>2046342</text:p>
          </table:table-cell>
          <table:table-cell office:value-type="float" office:value="2135635" table:style-name="ce1">
            <text:p>2135635</text:p>
          </table:table-cell>
          <table:table-cell office:value-type="float" office:value="2136450" table:style-name="ce1">
            <text:p>2136450</text:p>
          </table:table-cell>
          <table:table-cell table:style-name="ce1"/>
          <table:table-cell office:value-type="float" office:value="2139638" table:style-name="ce1">
            <text:p>2139638</text:p>
          </table:table-cell>
          <table:table-cell office:value-type="float" office:value="2812873" table:style-name="ce1">
            <text:p>2812873</text:p>
          </table:table-cell>
          <table:table-cell office:value-type="float" office:value="2817098" table:style-name="ce1">
            <text:p>2817098</text:p>
          </table:table-cell>
          <table:table-cell table:style-name="ce1"/>
          <table:table-cell office:value-type="float" office:value="2820122" table:style-name="ce1">
            <text:p>2820122</text:p>
          </table:table-cell>
          <table:table-cell office:value-type="float" office:value="2488680" table:style-name="ce1">
            <text:p>2488680</text:p>
          </table:table-cell>
          <table:table-cell office:value-type="float" office:value="2489957" table:style-name="ce1">
            <text:p>2489957</text:p>
          </table:table-cell>
          <table:table-cell office:value-type="float" office:value="2492571" table:style-name="ce1">
            <text:p>2492571</text:p>
          </table:table-cell>
          <table:table-cell table:style-name="ce1"/>
          <table:table-cell office:value-type="float" office:value="2445331" table:style-name="ce1">
            <text:p>2445331</text:p>
          </table:table-cell>
          <table:table-cell office:value-type="float" office:value="2446243" table:style-name="ce1">
            <text:p>2446243</text:p>
          </table:table-cell>
          <table:table-cell office:value-type="float" office:value="2448658" table:style-name="ce1">
            <text:p>2448658</text:p>
          </table:table-cell>
          <table:table-cell table:style-name="ce1"/>
          <table:table-cell office:value-type="float" office:value="2458196" table:style-name="ce1">
            <text:p>2458196</text:p>
          </table:table-cell>
          <table:table-cell office:value-type="float" office:value="2460104" table:style-name="ce1">
            <text:p>2460104</text:p>
          </table:table-cell>
          <table:table-cell table:style-name="ce1"/>
          <table:table-cell office:value-type="float" office:value="2462453" table:style-name="ce1">
            <text:p>2462453</text:p>
          </table:table-cell>
          <table:table-cell office:value-type="float" office:value="2519111" table:style-name="ce1">
            <text:p>2519111</text:p>
          </table:table-cell>
          <table:table-cell office:value-type="float" office:value="2520339" table:style-name="ce1">
            <text:p>2520339</text:p>
          </table:table-cell>
          <table:table-cell office:value-type="float" office:value="2523765" table:style-name="ce1">
            <text:p>2523765</text:p>
          </table:table-cell>
          <table:table-cell table:style-name="ce1"/>
          <table:table-cell office:value-type="float" office:value="2686751" table:style-name="ce1">
            <text:p>2686751</text:p>
          </table:table-cell>
          <table:table-cell office:value-type="float" office:value="2687805" table:style-name="ce1">
            <text:p>2687805</text:p>
          </table:table-cell>
          <table:table-cell office:value-type="float" office:value="2690900" table:style-name="ce1">
            <text:p>2690900</text:p>
          </table:table-cell>
          <table:table-cell table:style-name="ce1"/>
          <table:table-cell office:value-type="float" office:value="2220470" table:style-name="ce1">
            <text:p>2220470</text:p>
          </table:table-cell>
          <table:table-cell office:value-type="float" office:value="2221651" table:style-name="ce1">
            <text:p>2221651</text:p>
          </table:table-cell>
          <table:table-cell office:value-type="float" office:value="2224850" table:style-name="ce1">
            <text:p>2224850</text:p>
          </table:table-cell>
          <table:table-cell table:style-name="ce1"/>
          <table:table-cell office:value-type="float" office:value="2029309" table:style-name="ce1">
            <text:p>2029309</text:p>
          </table:table-cell>
          <table:table-cell office:value-type="float" office:value="2030236" table:style-name="ce1">
            <text:p>2030236</text:p>
          </table:table-cell>
          <table:table-cell table:style-name="ce1"/>
          <table:table-cell office:value-type="float" office:value="2032654" table:style-name="ce1">
            <text:p>2032654</text:p>
          </table:table-cell>
          <table:table-cell office:value-type="float" office:value="2764601" table:style-name="ce1">
            <text:p>2764601</text:p>
          </table:table-cell>
          <table:table-cell office:value-type="float" office:value="2767568" table:style-name="ce1">
            <text:p>2767568</text:p>
          </table:table-cell>
          <table:table-cell table:style-name="ce1"/>
          <table:table-cell office:value-type="float" office:value="2770400" table:style-name="ce1">
            <text:p>2770400</text:p>
          </table:table-cell>
          <table:table-cell office:value-type="float" office:value="2621946" table:style-name="ce1">
            <text:p>2621946</text:p>
          </table:table-cell>
          <table:table-cell office:value-type="float" office:value="2623095" table:style-name="ce1">
            <text:p>2623095</text:p>
          </table:table-cell>
          <table:table-cell table:style-name="ce1"/>
          <table:table-cell office:value-type="float" office:value="2625985" table:style-name="ce1">
            <text:p>2625985</text:p>
          </table:table-cell>
          <table:table-cell office:value-type="float" office:value="2410905" table:style-name="ce1">
            <text:p>2410905</text:p>
          </table:table-cell>
          <table:table-cell office:value-type="float" office:value="2412140" table:style-name="ce1">
            <text:p>2412140</text:p>
          </table:table-cell>
          <table:table-cell table:style-name="ce1"/>
          <table:table-cell office:value-type="float" office:value="2414853" table:style-name="ce1">
            <text:p>2414853</text:p>
          </table:table-cell>
          <table:table-cell office:value-type="float" office:value="2699706" table:style-name="ce1">
            <text:p>2699706</text:p>
          </table:table-cell>
          <table:table-cell office:value-type="float" office:value="2701556" table:style-name="ce1">
            <text:p>2701556</text:p>
          </table:table-cell>
          <table:table-cell table:style-name="ce1"/>
          <table:table-cell office:value-type="float" office:value="2704270" table:style-name="ce1">
            <text:p>2704270</text:p>
          </table:table-cell>
          <table:table-cell office:value-type="float" office:value="2395962" table:style-name="ce1">
            <text:p>2395962</text:p>
          </table:table-cell>
          <table:table-cell office:value-type="float" office:value="2397426" table:style-name="ce1">
            <text:p>2397426</text:p>
          </table:table-cell>
          <table:table-cell office:value-type="float" office:value="2400415" table:style-name="ce1">
            <text:p>2400415</text:p>
          </table:table-cell>
          <table:table-cell table:style-name="ce1"/>
          <table:table-cell office:value-type="float" office:value="2337986" table:style-name="ce1">
            <text:p>2337986</text:p>
          </table:table-cell>
          <table:table-cell office:value-type="float" office:value="2339072" table:style-name="ce1">
            <text:p>2339072</text:p>
          </table:table-cell>
          <table:table-cell office:value-type="float" office:value="2344089" table:style-name="ce1">
            <text:p>2344089</text:p>
          </table:table-cell>
          <table:table-cell table:style-name="ce1"/>
          <table:table-cell office:value-type="float" office:value="2601633" table:style-name="ce1">
            <text:p>2601633</text:p>
          </table:table-cell>
          <table:table-cell office:value-type="float" office:value="2602734" table:style-name="ce1">
            <text:p>2602734</text:p>
          </table:table-cell>
          <table:table-cell table:style-name="ce1"/>
          <table:table-cell office:value-type="float" office:value="2605766" table:style-name="ce1">
            <text:p>2605766</text:p>
          </table:table-cell>
          <table:table-cell office:value-type="float" office:value="2471302" table:style-name="ce1">
            <text:p>2471302</text:p>
          </table:table-cell>
          <table:table-cell office:value-type="float" office:value="2474238" table:style-name="ce1">
            <text:p>2474238</text:p>
          </table:table-cell>
          <table:table-cell table:style-name="ce1"/>
          <table:table-cell office:value-type="float" office:value="2476576" table:style-name="ce1">
            <text:p>2476576</text:p>
          </table:table-cell>
          <table:table-cell office:value-type="float" office:value="2637562" table:style-name="ce1">
            <text:p>2637562</text:p>
          </table:table-cell>
          <table:table-cell office:value-type="float" office:value="2638548" table:style-name="ce1">
            <text:p>2638548</text:p>
          </table:table-cell>
          <table:table-cell table:style-name="ce1"/>
          <table:table-cell office:value-type="float" office:value="2641896" table:style-name="ce1">
            <text:p>2641896</text:p>
          </table:table-cell>
          <table:table-cell office:value-type="float" office:value="2736235" table:style-name="ce1">
            <text:p>2736235</text:p>
          </table:table-cell>
          <table:table-cell office:value-type="float" office:value="2737396" table:style-name="ce1">
            <text:p>2737396</text:p>
          </table:table-cell>
          <table:table-cell office:value-type="float" office:value="2740086" table:style-name="ce1">
            <text:p>2740086</text:p>
          </table:table-cell>
          <table:table-cell table:style-name="ce1"/>
          <table:table-cell office:value-type="float" office:value="2064725" table:style-name="ce1">
            <text:p>2064725</text:p>
          </table:table-cell>
          <table:table-cell office:value-type="float" office:value="2066242" table:style-name="ce1">
            <text:p>2066242</text:p>
          </table:table-cell>
          <table:table-cell table:style-name="ce1"/>
          <table:table-cell office:value-type="float" office:value="2071887" table:style-name="ce1">
            <text:p>2071887</text:p>
          </table:table-cell>
          <table:table-cell office:value-type="float" office:value="2088696" table:style-name="ce1">
            <text:p>2088696</text:p>
          </table:table-cell>
          <table:table-cell office:value-type="float" office:value="2089584" table:style-name="ce1">
            <text:p>2089584</text:p>
          </table:table-cell>
          <table:table-cell table:style-name="ce1"/>
          <table:table-cell office:value-type="float" office:value="2093630" table:style-name="ce1">
            <text:p>2093630</text:p>
          </table:table-cell>
          <table:table-cell office:value-type="float" office:value="2672441" table:style-name="ce1">
            <text:p>2672441</text:p>
          </table:table-cell>
          <table:table-cell office:value-type="float" office:value="2673640" table:style-name="ce1">
            <text:p>2673640</text:p>
          </table:table-cell>
          <table:table-cell table:style-name="ce1"/>
          <table:table-cell office:value-type="float" office:value="2676198" table:style-name="ce1">
            <text:p>2676198</text:p>
          </table:table-cell>
          <table:table-cell office:value-type="float" office:value="2803618" table:style-name="ce1">
            <text:p>2803618</text:p>
          </table:table-cell>
          <table:table-cell office:value-type="float" office:value="2804887" table:style-name="ce1">
            <text:p>2804887</text:p>
          </table:table-cell>
          <table:table-cell table:style-name="ce1"/>
          <table:table-cell office:value-type="float" office:value="2807398" table:style-name="ce1">
            <text:p>2807398</text:p>
          </table:table-cell>
          <table:table-cell office:value-type="float" office:value="2653783" table:style-name="ce1">
            <text:p>2653783</text:p>
          </table:table-cell>
          <table:table-cell office:value-type="float" office:value="2656383" table:style-name="ce1">
            <text:p>2656383</text:p>
          </table:table-cell>
          <table:table-cell table:style-name="ce1"/>
          <table:table-cell office:value-type="float" office:value="2658418" table:style-name="ce1">
            <text:p>2658418</text:p>
          </table:table-cell>
          <table:table-cell office:value-type="float" office:value="2363093" table:style-name="ce1">
            <text:p>2363093</text:p>
          </table:table-cell>
          <table:table-cell office:value-type="float" office:value="2363984" table:style-name="ce1">
            <text:p>2363984</text:p>
          </table:table-cell>
          <table:table-cell office:value-type="float" office:value="2366676" table:style-name="ce1">
            <text:p>2366676</text:p>
          </table:table-cell>
          <table:table-cell table:style-name="ce1"/>
          <table:table-cell office:value-type="float" office:value="2377490" table:style-name="ce1">
            <text:p>2377490</text:p>
          </table:table-cell>
          <table:table-cell office:value-type="float" office:value="2378867" table:style-name="ce1">
            <text:p>2378867</text:p>
          </table:table-cell>
          <table:table-cell office:value-type="float" office:value="2382644" table:style-name="ce1">
            <text:p>2382644</text:p>
          </table:table-cell>
          <table:table-cell table:style-name="ce1"/>
          <table:table-cell office:value-type="float" office:value="2170344" table:style-name="ce1">
            <text:p>2170344</text:p>
          </table:table-cell>
          <table:table-cell office:value-type="float" office:value="2171308" table:style-name="ce1">
            <text:p>2171308</text:p>
          </table:table-cell>
          <table:table-cell office:value-type="float" office:value="2173522" table:style-name="ce1">
            <text:p>2173522</text:p>
          </table:table-cell>
          <table:table-cell table:style-name="ce1"/>
          <table:table-cell office:value-type="float" office:value="2324586" table:style-name="ce1">
            <text:p>2324586</text:p>
          </table:table-cell>
          <table:table-cell office:value-type="float" office:value="2325602" table:style-name="ce1">
            <text:p>2325602</text:p>
          </table:table-cell>
          <table:table-cell office:value-type="float" office:value="2328980" table:style-name="ce1">
            <text:p>2328980</text:p>
          </table:table-cell>
          <table:table-cell table:style-name="ce1"/>
          <table:table-cell office:value-type="float" office:value="2209008" table:style-name="ce1">
            <text:p>2209008</text:p>
          </table:table-cell>
          <table:table-cell office:value-type="float" office:value="2210021" table:style-name="ce1">
            <text:p>2210021</text:p>
          </table:table-cell>
          <table:table-cell office:value-type="float" office:value="2213198" table:style-name="ce1">
            <text:p>2213198</text:p>
          </table:table-cell>
          <table:table-cell table:style-name="ce1"/>
          <table:table-cell office:value-type="float" office:value="2267351" table:style-name="ce1">
            <text:p>2267351</text:p>
          </table:table-cell>
          <table:table-cell office:value-type="float" office:value="2268191" table:style-name="ce1">
            <text:p>2268191</text:p>
          </table:table-cell>
          <table:table-cell office:value-type="float" office:value="2271478" table:style-name="ce1">
            <text:p>2271478</text:p>
          </table:table-cell>
          <table:table-cell table:style-name="ce1"/>
          <table:table-cell office:value-type="float" office:value="2786476" table:style-name="ce1">
            <text:p>2786476</text:p>
          </table:table-cell>
          <table:table-cell office:value-type="float" office:value="2788523" table:style-name="ce1">
            <text:p>2788523</text:p>
          </table:table-cell>
          <table:table-cell office:value-type="float" office:value="2791888" table:style-name="ce1">
            <text:p>2791888</text:p>
          </table:table-cell>
          <table:table-cell table:style-name="ce1"/>
          <table:table-cell office:value-type="float" office:value="2567277" table:style-name="ce1">
            <text:p>2567277</text:p>
          </table:table-cell>
          <table:table-cell office:value-type="float" office:value="2568499" table:style-name="ce1">
            <text:p>2568499</text:p>
          </table:table-cell>
          <table:table-cell office:value-type="float" office:value="2571213" table:style-name="ce1">
            <text:p>2571213</text:p>
          </table:table-cell>
          <table:table-cell table:style-name="ce1"/>
          <table:table-cell office:value-type="float" office:value="2154180" table:style-name="ce1">
            <text:p>2154180</text:p>
          </table:table-cell>
          <table:table-cell office:value-type="float" office:value="2155005" table:style-name="ce1">
            <text:p>2155005</text:p>
          </table:table-cell>
          <table:table-cell table:style-name="ce1"/>
          <table:table-cell office:value-type="float" office:value="2158255" table:style-name="ce1">
            <text:p>2158255</text:p>
          </table:table-cell>
          <table:table-cell office:value-type="float" office:value="2502280" table:style-name="ce1">
            <text:p>2502280</text:p>
          </table:table-cell>
          <table:table-cell office:value-type="float" office:value="2502852" table:style-name="ce1">
            <text:p>2502852</text:p>
          </table:table-cell>
          <table:table-cell office:value-type="float" office:value="2505393" table:style-name="ce1">
            <text:p>2505393</text:p>
          </table:table-cell>
          <table:table-cell table:style-name="ce1"/>
          <table:table-cell office:value-type="float" office:value="2195143" table:style-name="ce1">
            <text:p>2195143</text:p>
          </table:table-cell>
          <table:table-cell office:value-type="float" office:value="2196192" table:style-name="ce1">
            <text:p>2196192</text:p>
          </table:table-cell>
          <table:table-cell office:value-type="float" office:value="2198800" table:style-name="ce1">
            <text:p>2198800</text:p>
          </table:table-cell>
          <table:table-cell table:style-name="ce1"/>
          <table:table-cell office:value-type="float" office:value="2720316" table:style-name="ce1">
            <text:p>2720316</text:p>
          </table:table-cell>
          <table:table-cell office:value-type="float" office:value="2721609" table:style-name="ce1">
            <text:p>2721609</text:p>
          </table:table-cell>
          <table:table-cell table:style-name="ce1"/>
          <table:table-cell office:value-type="float" office:value="2724238" table:style-name="ce1">
            <text:p>2724238</text:p>
          </table:table-cell>
          <table:table-cell office:value-type="float" office:value="2121604" table:style-name="ce1">
            <text:p>2121604</text:p>
          </table:table-cell>
          <table:table-cell office:value-type="float" office:value="2122201" table:style-name="ce1">
            <text:p>2122201</text:p>
          </table:table-cell>
          <table:table-cell table:style-name="ce1"/>
          <table:table-cell office:value-type="float" office:value="2125390" table:style-name="ce1">
            <text:p>2125390</text:p>
          </table:table-cell>
          <table:table-cell office:value-type="float" office:value="2305024" table:style-name="ce1">
            <text:p>2305024</text:p>
          </table:table-cell>
          <table:table-cell office:value-type="float" office:value="2307696" table:style-name="ce1">
            <text:p>2307696</text:p>
          </table:table-cell>
          <table:table-cell office:value-type="float" office:value="2310622" table:style-name="ce1">
            <text:p>2310622</text:p>
          </table:table-cell>
          <table:table-cell table:style-name="ce1"/>
          <table:table-cell office:value-type="float" office:value="2251318" table:style-name="ce1">
            <text:p>2251318</text:p>
          </table:table-cell>
          <table:table-cell office:value-type="float" office:value="2252385" table:style-name="ce1">
            <text:p>2252385</text:p>
          </table:table-cell>
          <table:table-cell office:value-type="float" office:value="2256254" table:style-name="ce1">
            <text:p>2256254</text:p>
          </table:table-cell>
          <table:table-cell table:style-name="ce1"/>
          <table:table-cell office:value-type="float" office:value="2532881" table:style-name="ce1">
            <text:p>2532881</text:p>
          </table:table-cell>
          <table:table-cell office:value-type="float" office:value="2534455" table:style-name="ce1">
            <text:p>2534455</text:p>
          </table:table-cell>
          <table:table-cell table:style-name="ce1"/>
          <table:table-cell office:value-type="float" office:value="2537673" table:style-name="ce1">
            <text:p>2537673</text:p>
          </table:table-cell>
          <table:table-cell office:value-type="float" office:value="2552489" table:style-name="ce1">
            <text:p>2552489</text:p>
          </table:table-cell>
          <table:table-cell office:value-type="float" office:value="2553957" table:style-name="ce1">
            <text:p>2553957</text:p>
          </table:table-cell>
          <table:table-cell table:style-name="ce1"/>
          <table:table-cell office:value-type="float" office:value="2557028" table:style-name="ce1">
            <text:p>2557028</text:p>
          </table:table-cell>
          <table:table-cell office:value-type="float" office:value="2586027" table:style-name="ce1">
            <text:p>2586027</text:p>
          </table:table-cell>
          <table:table-cell office:value-type="float" office:value="2588193" table:style-name="ce1">
            <text:p>2588193</text:p>
          </table:table-cell>
          <table:table-cell table:style-name="ce1"/>
          <table:table-cell office:value-type="float" office:value="2590805" table:style-name="ce1">
            <text:p>2590805</text:p>
          </table:table-cell>
          <table:table-cell office:value-type="float" office:value="2235350" table:style-name="ce1">
            <text:p>2235350</text:p>
          </table:table-cell>
          <table:table-cell office:value-type="float" office:value="2236206" table:style-name="ce1">
            <text:p>2236206</text:p>
          </table:table-cell>
          <table:table-cell office:value-type="float" office:value="2240023" table:style-name="ce1">
            <text:p>2240023</text:p>
          </table:table-cell>
          <table:table-cell table:style-name="ce1"/>
          <table:table-cell office:value-type="float" office:value="2104538" table:style-name="ce1">
            <text:p>2104538</text:p>
          </table:table-cell>
          <table:table-cell office:value-type="float" office:value="2105456" table:style-name="ce1">
            <text:p>2105456</text:p>
          </table:table-cell>
          <table:table-cell table:style-name="ce1"/>
          <table:table-cell office:value-type="float" office:value="2108158" table:style-name="ce1">
            <text:p>2108158</text:p>
          </table:table-cell>
          <table:table-cell office:value-type="float" office:value="2431364" table:style-name="ce1">
            <text:p>2431364</text:p>
          </table:table-cell>
          <table:table-cell office:value-type="float" office:value="2432476" table:style-name="ce1">
            <text:p>2432476</text:p>
          </table:table-cell>
          <table:table-cell office:value-type="float" office:value="2435099" table:style-name="ce1">
            <text:p>2435099</text:p>
          </table:table-cell>
          <table:table-cell table:style-name="ce1"/>
          <table:table-cell office:value-type="float" office:value="2749804" table:style-name="ce1">
            <text:p>2749804</text:p>
          </table:table-cell>
          <table:table-cell office:value-type="float" office:value="2751281" table:style-name="ce1">
            <text:p>2751281</text:p>
          </table:table-cell>
          <table:table-cell office:value-type="float" office:value="2753839" table:style-name="ce1">
            <text:p>2753839</text:p>
          </table:table-cell>
          <table:table-cell table:style-name="ce1"/>
          <table:table-cell office:value-type="float" office:value="2283866" table:style-name="ce1">
            <text:p>2283866</text:p>
          </table:table-cell>
          <table:table-cell office:value-type="float" office:value="2284494" table:style-name="ce1">
            <text:p>2284494</text:p>
          </table:table-cell>
          <table:table-cell office:value-type="float" office:value="2287195" table:style-name="ce1">
            <text:p>2287195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7_212208_M04788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14:13</text:p>
          </table:table-cell>
          <table:table-cell office:value-type="string" table:style-name="ce1">
            <text:p>2020-11-17_21:14:13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M047885</text:p>
          </table:table-cell>
          <table:table-cell office:value-type="string" table:style-name="ce1">
            <text:p>M04788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TxANh4gabuVH3P5o</text:p>
          </table:table-cell>
          <table:table-cell office:value-type="string" table:style-name="ce1">
            <text:p>https://www.testable.org/experiment/4303/294929/start?participant=M047885</text:p>
          </table:table-cell>
          <table:table-cell office:value-type="float" office:value="4077000" table:style-name="ce1">
            <text:p>4077000</text:p>
          </table:table-cell>
          <table:table-cell office:value-type="float" office:value="67.95" table:style-name="ce1">
            <text:p>67,95</text:p>
          </table:table-cell>
          <table:table-cell office:value-type="float" office:value="1469600" table:style-name="ce1">
            <text:p>1469600</text:p>
          </table:table-cell>
          <table:table-cell office:value-type="float" office:value="669505" table:style-name="ce1">
            <text:p>669505</text:p>
          </table:table-cell>
          <table:table-cell office:value-type="float" office:value="1574778" table:style-name="ce1">
            <text:p>1574778</text:p>
          </table:table-cell>
          <table:table-cell office:value-type="float" office:value="1269807" table:style-name="ce1">
            <text:p>1269807</text:p>
          </table:table-cell>
          <table:table-cell office:value-type="float" office:value="749134" table:style-name="ce1">
            <text:p>749134</text:p>
          </table:table-cell>
          <table:table-cell office:value-type="float" office:value="818885" table:style-name="ce1">
            <text:p>818885</text:p>
          </table:table-cell>
          <table:table-cell office:value-type="float" office:value="1176842" table:style-name="ce1">
            <text:p>1176842</text:p>
          </table:table-cell>
          <table:table-cell office:value-type="float" office:value="1032700" table:style-name="ce1">
            <text:p>1032700</text:p>
          </table:table-cell>
          <table:table-cell office:value-type="float" office:value="1327830" table:style-name="ce1">
            <text:p>1327830</text:p>
          </table:table-cell>
          <table:table-cell office:value-type="float" office:value="1109432" table:style-name="ce1">
            <text:p>1109432</text:p>
          </table:table-cell>
          <table:table-cell office:value-type="float" office:value="940215" table:style-name="ce1">
            <text:p>940215</text:p>
          </table:table-cell>
          <table:table-cell office:value-type="float" office:value="1397729" table:style-name="ce1">
            <text:p>1397729</text:p>
          </table:table-cell>
          <table:table-cell office:value-type="float" office:value="3536353" table:style-name="ce1">
            <text:p>3536353</text:p>
          </table:table-cell>
          <table:table-cell office:value-type="float" office:value="3537474" table:style-name="ce1">
            <text:p>3537474</text:p>
          </table:table-cell>
          <table:table-cell table:style-name="ce1"/>
          <table:table-cell office:value-type="float" office:value="3540671" table:style-name="ce1">
            <text:p>3540671</text:p>
          </table:table-cell>
          <table:table-cell office:value-type="float" office:value="3729024" table:style-name="ce1">
            <text:p>3729024</text:p>
          </table:table-cell>
          <table:table-cell office:value-type="float" office:value="3731072" table:style-name="ce1">
            <text:p>3731072</text:p>
          </table:table-cell>
          <table:table-cell office:value-type="float" office:value="3733556" table:style-name="ce1">
            <text:p>3733556</text:p>
          </table:table-cell>
          <table:table-cell table:style-name="ce1"/>
          <table:table-cell office:value-type="float" office:value="4014726" table:style-name="ce1">
            <text:p>4014726</text:p>
          </table:table-cell>
          <table:table-cell office:value-type="float" office:value="4017282" table:style-name="ce1">
            <text:p>4017282</text:p>
          </table:table-cell>
          <table:table-cell office:value-type="float" office:value="4019616" table:style-name="ce1">
            <text:p>4019616</text:p>
          </table:table-cell>
          <table:table-cell table:style-name="ce1"/>
          <table:table-cell office:value-type="float" office:value="3753488" table:style-name="ce1">
            <text:p>3753488</text:p>
          </table:table-cell>
          <table:table-cell office:value-type="float" office:value="3755539" table:style-name="ce1">
            <text:p>3755539</text:p>
          </table:table-cell>
          <table:table-cell office:value-type="float" office:value="3758084" table:style-name="ce1">
            <text:p>3758084</text:p>
          </table:table-cell>
          <table:table-cell table:style-name="ce1"/>
          <table:table-cell office:value-type="float" office:value="3593153" table:style-name="ce1">
            <text:p>3593153</text:p>
          </table:table-cell>
          <table:table-cell office:value-type="float" office:value="3597172" table:style-name="ce1">
            <text:p>3597172</text:p>
          </table:table-cell>
          <table:table-cell office:value-type="float" office:value="3599353" table:style-name="ce1">
            <text:p>3599353</text:p>
          </table:table-cell>
          <table:table-cell table:style-name="ce1"/>
          <table:table-cell office:value-type="float" office:value="3782778" table:style-name="ce1">
            <text:p>3782778</text:p>
          </table:table-cell>
          <table:table-cell office:value-type="float" office:value="3785114" table:style-name="ce1">
            <text:p>3785114</text:p>
          </table:table-cell>
          <table:table-cell office:value-type="float" office:value="3787349" table:style-name="ce1">
            <text:p>3787349</text:p>
          </table:table-cell>
          <table:table-cell table:style-name="ce1"/>
          <table:table-cell office:value-type="float" office:value="3678726" table:style-name="ce1">
            <text:p>3678726</text:p>
          </table:table-cell>
          <table:table-cell office:value-type="float" office:value="3680539" table:style-name="ce1">
            <text:p>3680539</text:p>
          </table:table-cell>
          <table:table-cell office:value-type="float" office:value="3683400" table:style-name="ce1">
            <text:p>3683400</text:p>
          </table:table-cell>
          <table:table-cell table:style-name="ce1"/>
          <table:table-cell office:value-type="float" office:value="3515421" table:style-name="ce1">
            <text:p>3515421</text:p>
          </table:table-cell>
          <table:table-cell office:value-type="float" office:value="3518232" table:style-name="ce1">
            <text:p>3518232</text:p>
          </table:table-cell>
          <table:table-cell table:style-name="ce1"/>
          <table:table-cell office:value-type="float" office:value="3520517" table:style-name="ce1">
            <text:p>3520517</text:p>
          </table:table-cell>
          <table:table-cell office:value-type="float" office:value="3703969" table:style-name="ce1">
            <text:p>3703969</text:p>
          </table:table-cell>
          <table:table-cell office:value-type="float" office:value="3706234" table:style-name="ce1">
            <text:p>3706234</text:p>
          </table:table-cell>
          <table:table-cell office:value-type="float" office:value="3708732" table:style-name="ce1">
            <text:p>3708732</text:p>
          </table:table-cell>
          <table:table-cell table:style-name="ce1"/>
          <table:table-cell office:value-type="float" office:value="3902704" table:style-name="ce1">
            <text:p>3902704</text:p>
          </table:table-cell>
          <table:table-cell office:value-type="float" office:value="3903659" table:style-name="ce1">
            <text:p>3903659</text:p>
          </table:table-cell>
          <table:table-cell office:value-type="float" office:value="3906161" table:style-name="ce1">
            <text:p>3906161</text:p>
          </table:table-cell>
          <table:table-cell table:style-name="ce1"/>
          <table:table-cell office:value-type="float" office:value="3922547" table:style-name="ce1">
            <text:p>3922547</text:p>
          </table:table-cell>
          <table:table-cell office:value-type="float" office:value="3925425" table:style-name="ce1">
            <text:p>3925425</text:p>
          </table:table-cell>
          <table:table-cell table:style-name="ce1"/>
          <table:table-cell office:value-type="float" office:value="3928063" table:style-name="ce1">
            <text:p>3928063</text:p>
          </table:table-cell>
          <table:table-cell office:value-type="float" office:value="3830429" table:style-name="ce1">
            <text:p>3830429</text:p>
          </table:table-cell>
          <table:table-cell office:value-type="float" office:value="3832192" table:style-name="ce1">
            <text:p>3832192</text:p>
          </table:table-cell>
          <table:table-cell table:style-name="ce1"/>
          <table:table-cell office:value-type="float" office:value="3835816" table:style-name="ce1">
            <text:p>3835816</text:p>
          </table:table-cell>
          <table:table-cell office:value-type="float" office:value="3262927" table:style-name="ce1">
            <text:p>3262927</text:p>
          </table:table-cell>
          <table:table-cell office:value-type="float" office:value="3265344" table:style-name="ce1">
            <text:p>3265344</text:p>
          </table:table-cell>
          <table:table-cell office:value-type="float" office:value="3269004" table:style-name="ce1">
            <text:p>3269004</text:p>
          </table:table-cell>
          <table:table-cell table:style-name="ce1"/>
          <table:table-cell office:value-type="float" office:value="3498998" table:style-name="ce1">
            <text:p>3498998</text:p>
          </table:table-cell>
          <table:table-cell office:value-type="float" office:value="3502347" table:style-name="ce1">
            <text:p>3502347</text:p>
          </table:table-cell>
          <table:table-cell table:style-name="ce1"/>
          <table:table-cell office:value-type="float" office:value="3504635" table:style-name="ce1">
            <text:p>3504635</text:p>
          </table:table-cell>
          <table:table-cell office:value-type="float" office:value="3567517" table:style-name="ce1">
            <text:p>3567517</text:p>
          </table:table-cell>
          <table:table-cell office:value-type="float" office:value="3569739" table:style-name="ce1">
            <text:p>3569739</text:p>
          </table:table-cell>
          <table:table-cell office:value-type="float" office:value="3572789" table:style-name="ce1">
            <text:p>3572789</text:p>
          </table:table-cell>
          <table:table-cell table:style-name="ce1"/>
          <table:table-cell office:value-type="float" office:value="3937150" table:style-name="ce1">
            <text:p>3937150</text:p>
          </table:table-cell>
          <table:table-cell office:value-type="float" office:value="3943923" table:style-name="ce1">
            <text:p>3943923</text:p>
          </table:table-cell>
          <table:table-cell table:style-name="ce1"/>
          <table:table-cell office:value-type="float" office:value="3946575" table:style-name="ce1">
            <text:p>3946575</text:p>
          </table:table-cell>
          <table:table-cell office:value-type="float" office:value="3715905" table:style-name="ce1">
            <text:p>3715905</text:p>
          </table:table-cell>
          <table:table-cell office:value-type="float" office:value="3718456" table:style-name="ce1">
            <text:p>3718456</text:p>
          </table:table-cell>
          <table:table-cell office:value-type="float" office:value="3721429" table:style-name="ce1">
            <text:p>3721429</text:p>
          </table:table-cell>
          <table:table-cell table:style-name="ce1"/>
          <table:table-cell office:value-type="float" office:value="3986134" table:style-name="ce1">
            <text:p>3986134</text:p>
          </table:table-cell>
          <table:table-cell office:value-type="float" office:value="3989608" table:style-name="ce1">
            <text:p>3989608</text:p>
          </table:table-cell>
          <table:table-cell office:value-type="float" office:value="3992867" table:style-name="ce1">
            <text:p>3992867</text:p>
          </table:table-cell>
          <table:table-cell table:style-name="ce1"/>
          <table:table-cell office:value-type="float" office:value="3664850" table:style-name="ce1">
            <text:p>3664850</text:p>
          </table:table-cell>
          <table:table-cell office:value-type="float" office:value="3667336" table:style-name="ce1">
            <text:p>3667336</text:p>
          </table:table-cell>
          <table:table-cell table:style-name="ce1"/>
          <table:table-cell office:value-type="float" office:value="3670132" table:style-name="ce1">
            <text:p>3670132</text:p>
          </table:table-cell>
          <table:table-cell office:value-type="float" office:value="3363178" table:style-name="ce1">
            <text:p>3363178</text:p>
          </table:table-cell>
          <table:table-cell office:value-type="float" office:value="3366591" table:style-name="ce1">
            <text:p>3366591</text:p>
          </table:table-cell>
          <table:table-cell table:style-name="ce1"/>
          <table:table-cell office:value-type="float" office:value="3369920" table:style-name="ce1">
            <text:p>3369920</text:p>
          </table:table-cell>
          <table:table-cell office:value-type="float" office:value="4002250" table:style-name="ce1">
            <text:p>4002250</text:p>
          </table:table-cell>
          <table:table-cell office:value-type="float" office:value="4003738" table:style-name="ce1">
            <text:p>4003738</text:p>
          </table:table-cell>
          <table:table-cell office:value-type="float" office:value="4006679" table:style-name="ce1">
            <text:p>4006679</text:p>
          </table:table-cell>
          <table:table-cell table:style-name="ce1"/>
          <table:table-cell office:value-type="float" office:value="3433640" table:style-name="ce1">
            <text:p>3433640</text:p>
          </table:table-cell>
          <table:table-cell office:value-type="float" office:value="3436285" table:style-name="ce1">
            <text:p>3436285</text:p>
          </table:table-cell>
          <table:table-cell table:style-name="ce1"/>
          <table:table-cell office:value-type="float" office:value="3438626" table:style-name="ce1">
            <text:p>3438626</text:p>
          </table:table-cell>
          <table:table-cell office:value-type="float" office:value="3889637" table:style-name="ce1">
            <text:p>3889637</text:p>
          </table:table-cell>
          <table:table-cell office:value-type="float" office:value="3891450" table:style-name="ce1">
            <text:p>3891450</text:p>
          </table:table-cell>
          <table:table-cell table:style-name="ce1"/>
          <table:table-cell office:value-type="float" office:value="3893864" table:style-name="ce1">
            <text:p>3893864</text:p>
          </table:table-cell>
          <table:table-cell office:value-type="float" office:value="3975223" table:style-name="ce1">
            <text:p>3975223</text:p>
          </table:table-cell>
          <table:table-cell office:value-type="float" office:value="3975984" table:style-name="ce1">
            <text:p>3975984</text:p>
          </table:table-cell>
          <table:table-cell office:value-type="float" office:value="3978740" table:style-name="ce1">
            <text:p>3978740</text:p>
          </table:table-cell>
          <table:table-cell table:style-name="ce1"/>
          <table:table-cell office:value-type="float" office:value="3236296" table:style-name="ce1">
            <text:p>3236296</text:p>
          </table:table-cell>
          <table:table-cell office:value-type="float" office:value="3243489" table:style-name="ce1">
            <text:p>3243489</text:p>
          </table:table-cell>
          <table:table-cell office:value-type="float" office:value="3247116" table:style-name="ce1">
            <text:p>3247116</text:p>
          </table:table-cell>
          <table:table-cell table:style-name="ce1"/>
          <table:table-cell office:value-type="float" office:value="3414490" table:style-name="ce1">
            <text:p>3414490</text:p>
          </table:table-cell>
          <table:table-cell office:value-type="float" office:value="3419476" table:style-name="ce1">
            <text:p>3419476</text:p>
          </table:table-cell>
          <table:table-cell table:style-name="ce1"/>
          <table:table-cell office:value-type="float" office:value="3421882" table:style-name="ce1">
            <text:p>3421882</text:p>
          </table:table-cell>
          <table:table-cell office:value-type="float" office:value="3643530" table:style-name="ce1">
            <text:p>3643530</text:p>
          </table:table-cell>
          <table:table-cell office:value-type="float" office:value="3648568" table:style-name="ce1">
            <text:p>3648568</text:p>
          </table:table-cell>
          <table:table-cell office:value-type="float" office:value="3652457" table:style-name="ce1">
            <text:p>3652457</text:p>
          </table:table-cell>
          <table:table-cell table:style-name="ce1"/>
          <table:table-cell office:value-type="float" office:value="4046475" table:style-name="ce1">
            <text:p>4046475</text:p>
          </table:table-cell>
          <table:table-cell office:value-type="float" office:value="4048231" table:style-name="ce1">
            <text:p>4048231</text:p>
          </table:table-cell>
          <table:table-cell office:value-type="float" office:value="4050332" table:style-name="ce1">
            <text:p>4050332</text:p>
          </table:table-cell>
          <table:table-cell table:style-name="ce1"/>
          <table:table-cell office:value-type="float" office:value="3628472" table:style-name="ce1">
            <text:p>3628472</text:p>
          </table:table-cell>
          <table:table-cell office:value-type="float" office:value="3630877" table:style-name="ce1">
            <text:p>3630877</text:p>
          </table:table-cell>
          <table:table-cell table:style-name="ce1"/>
          <table:table-cell office:value-type="float" office:value="3636229" table:style-name="ce1">
            <text:p>3636229</text:p>
          </table:table-cell>
          <table:table-cell office:value-type="float" office:value="3397145" table:style-name="ce1">
            <text:p>3397145</text:p>
          </table:table-cell>
          <table:table-cell office:value-type="float" office:value="3399935" table:style-name="ce1">
            <text:p>3399935</text:p>
          </table:table-cell>
          <table:table-cell table:style-name="ce1"/>
          <table:table-cell office:value-type="float" office:value="3402408" table:style-name="ce1">
            <text:p>3402408</text:p>
          </table:table-cell>
          <table:table-cell office:value-type="float" office:value="3957136" table:style-name="ce1">
            <text:p>3957136</text:p>
          </table:table-cell>
          <table:table-cell office:value-type="float" office:value="3961547" table:style-name="ce1">
            <text:p>3961547</text:p>
          </table:table-cell>
          <table:table-cell office:value-type="float" office:value="3963583" table:style-name="ce1">
            <text:p>3963583</text:p>
          </table:table-cell>
          <table:table-cell table:style-name="ce1"/>
          <table:table-cell office:value-type="float" office:value="4057529" table:style-name="ce1">
            <text:p>4057529</text:p>
          </table:table-cell>
          <table:table-cell office:value-type="float" office:value="4059079" table:style-name="ce1">
            <text:p>4059079</text:p>
          </table:table-cell>
          <table:table-cell office:value-type="float" office:value="4061339" table:style-name="ce1">
            <text:p>4061339</text:p>
          </table:table-cell>
          <table:table-cell table:style-name="ce1"/>
          <table:table-cell office:value-type="float" office:value="3610892" table:style-name="ce1">
            <text:p>3610892</text:p>
          </table:table-cell>
          <table:table-cell office:value-type="float" office:value="3613874" table:style-name="ce1">
            <text:p>3613874</text:p>
          </table:table-cell>
          <table:table-cell office:value-type="float" office:value="3617488" table:style-name="ce1">
            <text:p>3617488</text:p>
          </table:table-cell>
          <table:table-cell table:style-name="ce1"/>
          <table:table-cell office:value-type="float" office:value="3769033" table:style-name="ce1">
            <text:p>3769033</text:p>
          </table:table-cell>
          <table:table-cell office:value-type="float" office:value="3771158" table:style-name="ce1">
            <text:p>3771158</text:p>
          </table:table-cell>
          <table:table-cell table:style-name="ce1"/>
          <table:table-cell office:value-type="float" office:value="3773521" table:style-name="ce1">
            <text:p>3773521</text:p>
          </table:table-cell>
          <table:table-cell office:value-type="float" office:value="3551211" table:style-name="ce1">
            <text:p>3551211</text:p>
          </table:table-cell>
          <table:table-cell office:value-type="float" office:value="3555265" table:style-name="ce1">
            <text:p>3555265</text:p>
          </table:table-cell>
          <table:table-cell office:value-type="float" office:value="3558316" table:style-name="ce1">
            <text:p>3558316</text:p>
          </table:table-cell>
          <table:table-cell table:style-name="ce1"/>
          <table:table-cell office:value-type="float" office:value="3325399" table:style-name="ce1">
            <text:p>3325399</text:p>
          </table:table-cell>
          <table:table-cell office:value-type="float" office:value="3328290" table:style-name="ce1">
            <text:p>3328290</text:p>
          </table:table-cell>
          <table:table-cell office:value-type="float" office:value="3330711" table:style-name="ce1">
            <text:p>3330711</text:p>
          </table:table-cell>
          <table:table-cell table:style-name="ce1"/>
          <table:table-cell office:value-type="float" office:value="3308927" table:style-name="ce1">
            <text:p>3308927</text:p>
          </table:table-cell>
          <table:table-cell office:value-type="float" office:value="3311017" table:style-name="ce1">
            <text:p>3311017</text:p>
          </table:table-cell>
          <table:table-cell office:value-type="float" office:value="3315775" table:style-name="ce1">
            <text:p>3315775</text:p>
          </table:table-cell>
          <table:table-cell table:style-name="ce1"/>
          <table:table-cell office:value-type="float" office:value="4029742" table:style-name="ce1">
            <text:p>4029742</text:p>
          </table:table-cell>
          <table:table-cell office:value-type="float" office:value="4030883" table:style-name="ce1">
            <text:p>4030883</text:p>
          </table:table-cell>
          <table:table-cell office:value-type="float" office:value="4033436" table:style-name="ce1">
            <text:p>4033436</text:p>
          </table:table-cell>
          <table:table-cell table:style-name="ce1"/>
          <table:table-cell office:value-type="float" office:value="3480262" table:style-name="ce1">
            <text:p>3480262</text:p>
          </table:table-cell>
          <table:table-cell office:value-type="float" office:value="3485502" table:style-name="ce1">
            <text:p>3485502</text:p>
          </table:table-cell>
          <table:table-cell office:value-type="float" office:value="3489279" table:style-name="ce1">
            <text:p>3489279</text:p>
          </table:table-cell>
          <table:table-cell table:style-name="ce1"/>
          <table:table-cell office:value-type="float" office:value="3864095" table:style-name="ce1">
            <text:p>3864095</text:p>
          </table:table-cell>
          <table:table-cell office:value-type="float" office:value="3866158" table:style-name="ce1">
            <text:p>3866158</text:p>
          </table:table-cell>
          <table:table-cell office:value-type="float" office:value="3869364" table:style-name="ce1">
            <text:p>3869364</text:p>
          </table:table-cell>
          <table:table-cell table:style-name="ce1"/>
          <table:table-cell office:value-type="float" office:value="3379699" table:style-name="ce1">
            <text:p>3379699</text:p>
          </table:table-cell>
          <table:table-cell office:value-type="float" office:value="3380928" table:style-name="ce1">
            <text:p>3380928</text:p>
          </table:table-cell>
          <table:table-cell table:style-name="ce1"/>
          <table:table-cell office:value-type="float" office:value="3383878" table:style-name="ce1">
            <text:p>3383878</text:p>
          </table:table-cell>
          <table:table-cell office:value-type="float" office:value="3798197" table:style-name="ce1">
            <text:p>3798197</text:p>
          </table:table-cell>
          <table:table-cell office:value-type="float" office:value="3799729" table:style-name="ce1">
            <text:p>3799729</text:p>
          </table:table-cell>
          <table:table-cell office:value-type="float" office:value="3802323" table:style-name="ce1">
            <text:p>3802323</text:p>
          </table:table-cell>
          <table:table-cell table:style-name="ce1"/>
          <table:table-cell office:value-type="float" office:value="3213144" table:style-name="ce1">
            <text:p>3213144</text:p>
          </table:table-cell>
          <table:table-cell office:value-type="float" office:value="3219897" table:style-name="ce1">
            <text:p>3219897</text:p>
          </table:table-cell>
          <table:table-cell table:style-name="ce1"/>
          <table:table-cell office:value-type="float" office:value="3223636" table:style-name="ce1">
            <text:p>3223636</text:p>
          </table:table-cell>
          <table:table-cell office:value-type="float" office:value="3877553" table:style-name="ce1">
            <text:p>3877553</text:p>
          </table:table-cell>
          <table:table-cell office:value-type="float" office:value="3878569" table:style-name="ce1">
            <text:p>3878569</text:p>
          </table:table-cell>
          <table:table-cell table:style-name="ce1"/>
          <table:table-cell office:value-type="float" office:value="3881519" table:style-name="ce1">
            <text:p>3881519</text:p>
          </table:table-cell>
          <table:table-cell office:value-type="float" office:value="3817587" table:style-name="ce1">
            <text:p>3817587</text:p>
          </table:table-cell>
          <table:table-cell office:value-type="float" office:value="3819706" table:style-name="ce1">
            <text:p>3819706</text:p>
          </table:table-cell>
          <table:table-cell office:value-type="float" office:value="3822056" table:style-name="ce1">
            <text:p>3822056</text:p>
          </table:table-cell>
          <table:table-cell table:style-name="ce1"/>
          <table:table-cell office:value-type="float" office:value="3340488" table:style-name="ce1">
            <text:p>3340488</text:p>
          </table:table-cell>
          <table:table-cell office:value-type="float" office:value="3341833" table:style-name="ce1">
            <text:p>3341833</text:p>
          </table:table-cell>
          <table:table-cell office:value-type="float" office:value="3344146" table:style-name="ce1">
            <text:p>3344146</text:p>
          </table:table-cell>
          <table:table-cell table:style-name="ce1"/>
          <table:table-cell office:value-type="float" office:value="4069624" table:style-name="ce1">
            <text:p>4069624</text:p>
          </table:table-cell>
          <table:table-cell office:value-type="float" office:value="4070344" table:style-name="ce1">
            <text:p>4070344</text:p>
          </table:table-cell>
          <table:table-cell office:value-type="float" office:value="4073741" table:style-name="ce1">
            <text:p>4073741</text:p>
          </table:table-cell>
          <table:table-cell table:style-name="ce1"/>
          <table:table-cell office:value-type="float" office:value="3453433" table:style-name="ce1">
            <text:p>3453433</text:p>
          </table:table-cell>
          <table:table-cell office:value-type="float" office:value="3455288" table:style-name="ce1">
            <text:p>3455288</text:p>
          </table:table-cell>
          <table:table-cell table:style-name="ce1"/>
          <table:table-cell office:value-type="float" office:value="3457588" table:style-name="ce1">
            <text:p>3457588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7_212423_M04677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36:48</text:p>
          </table:table-cell>
          <table:table-cell office:value-type="string" table:style-name="ce1">
            <text:p>2020-11-17_21:36: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46777</text:p>
          </table:table-cell>
          <table:table-cell office:value-type="string" table:style-name="ce1">
            <text:p>M04677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WYnvyAxXp7X81h8U</text:p>
          </table:table-cell>
          <table:table-cell office:value-type="string" table:style-name="ce1">
            <text:p>https://www.testable.org/experiment/4303/294929/start?participant=M046777</text:p>
          </table:table-cell>
          <table:table-cell office:value-type="float" office:value="2855558" table:style-name="ce1">
            <text:p>2855558</text:p>
          </table:table-cell>
          <table:table-cell office:value-type="float" office:value="47.592633333332998" table:style-name="ce1">
            <text:p>47,59263333</text:p>
          </table:table-cell>
          <table:table-cell office:value-type="float" office:value="777746" table:style-name="ce1">
            <text:p>777746</text:p>
          </table:table-cell>
          <table:table-cell office:value-type="float" office:value="819590" table:style-name="ce1">
            <text:p>819590</text:p>
          </table:table-cell>
          <table:table-cell office:value-type="float" office:value="649929" table:style-name="ce1">
            <text:p>649929</text:p>
          </table:table-cell>
          <table:table-cell office:value-type="float" office:value="1049715" table:style-name="ce1">
            <text:p>1049715</text:p>
          </table:table-cell>
          <table:table-cell office:value-type="float" office:value="496340" table:style-name="ce1">
            <text:p>496340</text:p>
          </table:table-cell>
          <table:table-cell office:value-type="float" office:value="682918" table:style-name="ce1">
            <text:p>682918</text:p>
          </table:table-cell>
          <table:table-cell office:value-type="float" office:value="1108039" table:style-name="ce1">
            <text:p>1108039</text:p>
          </table:table-cell>
          <table:table-cell office:value-type="float" office:value="966145" table:style-name="ce1">
            <text:p>966145</text:p>
          </table:table-cell>
          <table:table-cell office:value-type="float" office:value="559085" table:style-name="ce1">
            <text:p>559085</text:p>
          </table:table-cell>
          <table:table-cell office:value-type="float" office:value="420785" table:style-name="ce1">
            <text:p>420785</text:p>
          </table:table-cell>
          <table:table-cell office:value-type="float" office:value="1154169" table:style-name="ce1">
            <text:p>1154169</text:p>
          </table:table-cell>
          <table:table-cell office:value-type="float" office:value="1000255" table:style-name="ce1">
            <text:p>1000255</text:p>
          </table:table-cell>
          <table:table-cell office:value-type="float" office:value="2782208" table:style-name="ce1">
            <text:p>2782208</text:p>
          </table:table-cell>
          <table:table-cell office:value-type="float" office:value="2783253" table:style-name="ce1">
            <text:p>2783253</text:p>
          </table:table-cell>
          <table:table-cell office:value-type="float" office:value="2785186" table:style-name="ce1">
            <text:p>2785186</text:p>
          </table:table-cell>
          <table:table-cell table:style-name="ce1"/>
          <table:table-cell office:value-type="float" office:value="2106478" table:style-name="ce1">
            <text:p>2106478</text:p>
          </table:table-cell>
          <table:table-cell office:value-type="float" office:value="2108254" table:style-name="ce1">
            <text:p>2108254</text:p>
          </table:table-cell>
          <table:table-cell table:style-name="ce1"/>
          <table:table-cell office:value-type="float" office:value="2110322" table:style-name="ce1">
            <text:p>2110322</text:p>
          </table:table-cell>
          <table:table-cell office:value-type="float" office:value="2164355" table:style-name="ce1">
            <text:p>2164355</text:p>
          </table:table-cell>
          <table:table-cell office:value-type="float" office:value="2165539" table:style-name="ce1">
            <text:p>2165539</text:p>
          </table:table-cell>
          <table:table-cell office:value-type="float" office:value="2168652" table:style-name="ce1">
            <text:p>2168652</text:p>
          </table:table-cell>
          <table:table-cell table:style-name="ce1"/>
          <table:table-cell office:value-type="float" office:value="2425918" table:style-name="ce1">
            <text:p>2425918</text:p>
          </table:table-cell>
          <table:table-cell office:value-type="float" office:value="2426851" table:style-name="ce1">
            <text:p>2426851</text:p>
          </table:table-cell>
          <table:table-cell table:style-name="ce1"/>
          <table:table-cell office:value-type="float" office:value="2429424" table:style-name="ce1">
            <text:p>2429424</text:p>
          </table:table-cell>
          <table:table-cell office:value-type="float" office:value="2758269" table:style-name="ce1">
            <text:p>2758269</text:p>
          </table:table-cell>
          <table:table-cell office:value-type="float" office:value="2758825" table:style-name="ce1">
            <text:p>2758825</text:p>
          </table:table-cell>
          <table:table-cell office:value-type="float" office:value="2760510" table:style-name="ce1">
            <text:p>2760510</text:p>
          </table:table-cell>
          <table:table-cell table:style-name="ce1"/>
          <table:table-cell office:value-type="float" office:value="2790951" table:style-name="ce1">
            <text:p>2790951</text:p>
          </table:table-cell>
          <table:table-cell office:value-type="float" office:value="2791945" table:style-name="ce1">
            <text:p>2791945</text:p>
          </table:table-cell>
          <table:table-cell table:style-name="ce1"/>
          <table:table-cell office:value-type="float" office:value="2794496" table:style-name="ce1">
            <text:p>2794496</text:p>
          </table:table-cell>
          <table:table-cell office:value-type="float" office:value="2135495" table:style-name="ce1">
            <text:p>2135495</text:p>
          </table:table-cell>
          <table:table-cell office:value-type="float" office:value="2138290" table:style-name="ce1">
            <text:p>2138290</text:p>
          </table:table-cell>
          <table:table-cell office:value-type="float" office:value="2141921" table:style-name="ce1">
            <text:p>2141921</text:p>
          </table:table-cell>
          <table:table-cell table:style-name="ce1"/>
          <table:table-cell office:value-type="float" office:value="2700468" table:style-name="ce1">
            <text:p>2700468</text:p>
          </table:table-cell>
          <table:table-cell office:value-type="float" office:value="2702539" table:style-name="ce1">
            <text:p>2702539</text:p>
          </table:table-cell>
          <table:table-cell table:style-name="ce1"/>
          <table:table-cell office:value-type="float" office:value="2707540" table:style-name="ce1">
            <text:p>2707540</text:p>
          </table:table-cell>
          <table:table-cell office:value-type="float" office:value="2667928" table:style-name="ce1">
            <text:p>2667928</text:p>
          </table:table-cell>
          <table:table-cell office:value-type="float" office:value="2669679" table:style-name="ce1">
            <text:p>2669679</text:p>
          </table:table-cell>
          <table:table-cell table:style-name="ce1"/>
          <table:table-cell office:value-type="float" office:value="2672824" table:style-name="ce1">
            <text:p>2672824</text:p>
          </table:table-cell>
          <table:table-cell office:value-type="float" office:value="2724771" table:style-name="ce1">
            <text:p>2724771</text:p>
          </table:table-cell>
          <table:table-cell office:value-type="float" office:value="2725877" table:style-name="ce1">
            <text:p>2725877</text:p>
          </table:table-cell>
          <table:table-cell table:style-name="ce1"/>
          <table:table-cell office:value-type="float" office:value="2728579" table:style-name="ce1">
            <text:p>2728579</text:p>
          </table:table-cell>
          <table:table-cell office:value-type="float" office:value="2843961" table:style-name="ce1">
            <text:p>2843961</text:p>
          </table:table-cell>
          <table:table-cell office:value-type="float" office:value="2851121" table:style-name="ce1">
            <text:p>2851121</text:p>
          </table:table-cell>
          <table:table-cell office:value-type="float" office:value="2853351" table:style-name="ce1">
            <text:p>2853351</text:p>
          </table:table-cell>
          <table:table-cell table:style-name="ce1"/>
          <table:table-cell office:value-type="float" office:value="2300507" table:style-name="ce1">
            <text:p>2300507</text:p>
          </table:table-cell>
          <table:table-cell office:value-type="float" office:value="2302446" table:style-name="ce1">
            <text:p>2302446</text:p>
          </table:table-cell>
          <table:table-cell table:style-name="ce1"/>
          <table:table-cell office:value-type="float" office:value="2304145" table:style-name="ce1">
            <text:p>2304145</text:p>
          </table:table-cell>
          <table:table-cell office:value-type="float" office:value="2830476" table:style-name="ce1">
            <text:p>2830476</text:p>
          </table:table-cell>
          <table:table-cell office:value-type="float" office:value="2831095" table:style-name="ce1">
            <text:p>2831095</text:p>
          </table:table-cell>
          <table:table-cell office:value-type="float" office:value="2833276" table:style-name="ce1">
            <text:p>2833276</text:p>
          </table:table-cell>
          <table:table-cell table:style-name="ce1"/>
          <table:table-cell office:value-type="float" office:value="2440123" table:style-name="ce1">
            <text:p>2440123</text:p>
          </table:table-cell>
          <table:table-cell office:value-type="float" office:value="2442229" table:style-name="ce1">
            <text:p>2442229</text:p>
          </table:table-cell>
          <table:table-cell table:style-name="ce1"/>
          <table:table-cell office:value-type="float" office:value="2444599" table:style-name="ce1">
            <text:p>2444599</text:p>
          </table:table-cell>
          <table:table-cell office:value-type="float" office:value="2682154" table:style-name="ce1">
            <text:p>2682154</text:p>
          </table:table-cell>
          <table:table-cell office:value-type="float" office:value="2683518" table:style-name="ce1">
            <text:p>2683518</text:p>
          </table:table-cell>
          <table:table-cell office:value-type="float" office:value="2685604" table:style-name="ce1">
            <text:p>2685604</text:p>
          </table:table-cell>
          <table:table-cell table:style-name="ce1"/>
          <table:table-cell office:value-type="float" office:value="1990028" table:style-name="ce1">
            <text:p>1990028</text:p>
          </table:table-cell>
          <table:table-cell office:value-type="float" office:value="1990941" table:style-name="ce1">
            <text:p>1990941</text:p>
          </table:table-cell>
          <table:table-cell office:value-type="float" office:value="1993099" table:style-name="ce1">
            <text:p>1993099</text:p>
          </table:table-cell>
          <table:table-cell table:style-name="ce1"/>
          <table:table-cell office:value-type="float" office:value="2215895" table:style-name="ce1">
            <text:p>2215895</text:p>
          </table:table-cell>
          <table:table-cell office:value-type="float" office:value="2216974" table:style-name="ce1">
            <text:p>2216974</text:p>
          </table:table-cell>
          <table:table-cell office:value-type="float" office:value="2221397" table:style-name="ce1">
            <text:p>2221397</text:p>
          </table:table-cell>
          <table:table-cell table:style-name="ce1"/>
          <table:table-cell office:value-type="float" office:value="2527266" table:style-name="ce1">
            <text:p>2527266</text:p>
          </table:table-cell>
          <table:table-cell office:value-type="float" office:value="2529958" table:style-name="ce1">
            <text:p>2529958</text:p>
          </table:table-cell>
          <table:table-cell table:style-name="ce1"/>
          <table:table-cell office:value-type="float" office:value="2532428" table:style-name="ce1">
            <text:p>2532428</text:p>
          </table:table-cell>
          <table:table-cell office:value-type="float" office:value="2622186" table:style-name="ce1">
            <text:p>2622186</text:p>
          </table:table-cell>
          <table:table-cell office:value-type="float" office:value="2624220" table:style-name="ce1">
            <text:p>2624220</text:p>
          </table:table-cell>
          <table:table-cell table:style-name="ce1"/>
          <table:table-cell office:value-type="float" office:value="2626918" table:style-name="ce1">
            <text:p>2626918</text:p>
          </table:table-cell>
          <table:table-cell office:value-type="float" office:value="2592094" table:style-name="ce1">
            <text:p>2592094</text:p>
          </table:table-cell>
          <table:table-cell office:value-type="float" office:value="2592815" table:style-name="ce1">
            <text:p>2592815</text:p>
          </table:table-cell>
          <table:table-cell table:style-name="ce1"/>
          <table:table-cell office:value-type="float" office:value="2595284" table:style-name="ce1">
            <text:p>2595284</text:p>
          </table:table-cell>
          <table:table-cell office:value-type="float" office:value="2746510" table:style-name="ce1">
            <text:p>2746510</text:p>
          </table:table-cell>
          <table:table-cell office:value-type="float" office:value="2747430" table:style-name="ce1">
            <text:p>2747430</text:p>
          </table:table-cell>
          <table:table-cell office:value-type="float" office:value="2749349" table:style-name="ce1">
            <text:p>2749349</text:p>
          </table:table-cell>
          <table:table-cell table:style-name="ce1"/>
          <table:table-cell office:value-type="float" office:value="2575114" table:style-name="ce1">
            <text:p>2575114</text:p>
          </table:table-cell>
          <table:table-cell office:value-type="float" office:value="2579218" table:style-name="ce1">
            <text:p>2579218</text:p>
          </table:table-cell>
          <table:table-cell office:value-type="float" office:value="2582296" table:style-name="ce1">
            <text:p>2582296</text:p>
          </table:table-cell>
          <table:table-cell table:style-name="ce1"/>
          <table:table-cell office:value-type="float" office:value="2408985" table:style-name="ce1">
            <text:p>2408985</text:p>
          </table:table-cell>
          <table:table-cell office:value-type="float" office:value="2409818" table:style-name="ce1">
            <text:p>2409818</text:p>
          </table:table-cell>
          <table:table-cell office:value-type="float" office:value="2414498" table:style-name="ce1">
            <text:p>2414498</text:p>
          </table:table-cell>
          <table:table-cell table:style-name="ce1"/>
          <table:table-cell office:value-type="float" office:value="2376356" table:style-name="ce1">
            <text:p>2376356</text:p>
          </table:table-cell>
          <table:table-cell office:value-type="float" office:value="2377068" table:style-name="ce1">
            <text:p>2377068</text:p>
          </table:table-cell>
          <table:table-cell table:style-name="ce1"/>
          <table:table-cell office:value-type="float" office:value="2381108" table:style-name="ce1">
            <text:p>2381108</text:p>
          </table:table-cell>
          <table:table-cell office:value-type="float" office:value="1971569" table:style-name="ce1">
            <text:p>1971569</text:p>
          </table:table-cell>
          <table:table-cell office:value-type="float" office:value="1972372" table:style-name="ce1">
            <text:p>1972372</text:p>
          </table:table-cell>
          <table:table-cell office:value-type="float" office:value="1979977" table:style-name="ce1">
            <text:p>1979977</text:p>
          </table:table-cell>
          <table:table-cell table:style-name="ce1"/>
          <table:table-cell office:value-type="float" office:value="2562415" table:style-name="ce1">
            <text:p>2562415</text:p>
          </table:table-cell>
          <table:table-cell office:value-type="float" office:value="2563172" table:style-name="ce1">
            <text:p>2563172</text:p>
          </table:table-cell>
          <table:table-cell table:style-name="ce1"/>
          <table:table-cell office:value-type="float" office:value="2565909" table:style-name="ce1">
            <text:p>2565909</text:p>
          </table:table-cell>
          <table:table-cell office:value-type="float" office:value="2638762" table:style-name="ce1">
            <text:p>2638762</text:p>
          </table:table-cell>
          <table:table-cell office:value-type="float" office:value="2639536" table:style-name="ce1">
            <text:p>2639536</text:p>
          </table:table-cell>
          <table:table-cell table:style-name="ce1"/>
          <table:table-cell office:value-type="float" office:value="2642312" table:style-name="ce1">
            <text:p>2642312</text:p>
          </table:table-cell>
          <table:table-cell office:value-type="float" office:value="2011893" table:style-name="ce1">
            <text:p>2011893</text:p>
          </table:table-cell>
          <table:table-cell office:value-type="float" office:value="2012860" table:style-name="ce1">
            <text:p>2012860</text:p>
          </table:table-cell>
          <table:table-cell table:style-name="ce1"/>
          <table:table-cell office:value-type="float" office:value="2014967" table:style-name="ce1">
            <text:p>2014967</text:p>
          </table:table-cell>
          <table:table-cell office:value-type="float" office:value="2257392" table:style-name="ce1">
            <text:p>2257392</text:p>
          </table:table-cell>
          <table:table-cell office:value-type="float" office:value="2258990" table:style-name="ce1">
            <text:p>2258990</text:p>
          </table:table-cell>
          <table:table-cell table:style-name="ce1"/>
          <table:table-cell office:value-type="float" office:value="2261972" table:style-name="ce1">
            <text:p>2261972</text:p>
          </table:table-cell>
          <table:table-cell office:value-type="float" office:value="2480431" table:style-name="ce1">
            <text:p>2480431</text:p>
          </table:table-cell>
          <table:table-cell office:value-type="float" office:value="2481166" table:style-name="ce1">
            <text:p>2481166</text:p>
          </table:table-cell>
          <table:table-cell table:style-name="ce1"/>
          <table:table-cell office:value-type="float" office:value="2483324" table:style-name="ce1">
            <text:p>2483324</text:p>
          </table:table-cell>
          <table:table-cell office:value-type="float" office:value="2205577" table:style-name="ce1">
            <text:p>2205577</text:p>
          </table:table-cell>
          <table:table-cell office:value-type="float" office:value="2206237" table:style-name="ce1">
            <text:p>2206237</text:p>
          </table:table-cell>
          <table:table-cell table:style-name="ce1"/>
          <table:table-cell office:value-type="float" office:value="2208265" table:style-name="ce1">
            <text:p>2208265</text:p>
          </table:table-cell>
          <table:table-cell office:value-type="float" office:value="2811956" table:style-name="ce1">
            <text:p>2811956</text:p>
          </table:table-cell>
          <table:table-cell office:value-type="float" office:value="2814496" table:style-name="ce1">
            <text:p>2814496</text:p>
          </table:table-cell>
          <table:table-cell table:style-name="ce1"/>
          <table:table-cell office:value-type="float" office:value="2816205" table:style-name="ce1">
            <text:p>2816205</text:p>
          </table:table-cell>
          <table:table-cell office:value-type="float" office:value="2508312" table:style-name="ce1">
            <text:p>2508312</text:p>
          </table:table-cell>
          <table:table-cell office:value-type="float" office:value="2514141" table:style-name="ce1">
            <text:p>2514141</text:p>
          </table:table-cell>
          <table:table-cell table:style-name="ce1"/>
          <table:table-cell office:value-type="float" office:value="2518625" table:style-name="ce1">
            <text:p>2518625</text:p>
          </table:table-cell>
          <table:table-cell office:value-type="float" office:value="2123254" table:style-name="ce1">
            <text:p>2123254</text:p>
          </table:table-cell>
          <table:table-cell office:value-type="float" office:value="2124430" table:style-name="ce1">
            <text:p>2124430</text:p>
          </table:table-cell>
          <table:table-cell table:style-name="ce1"/>
          <table:table-cell office:value-type="float" office:value="2126688" table:style-name="ce1">
            <text:p>2126688</text:p>
          </table:table-cell>
          <table:table-cell office:value-type="float" office:value="2096718" table:style-name="ce1">
            <text:p>2096718</text:p>
          </table:table-cell>
          <table:table-cell office:value-type="float" office:value="2097745" table:style-name="ce1">
            <text:p>2097745</text:p>
          </table:table-cell>
          <table:table-cell table:style-name="ce1"/>
          <table:table-cell office:value-type="float" office:value="2099760" table:style-name="ce1">
            <text:p>2099760</text:p>
          </table:table-cell>
          <table:table-cell office:value-type="float" office:value="2494893" table:style-name="ce1">
            <text:p>2494893</text:p>
          </table:table-cell>
          <table:table-cell office:value-type="float" office:value="2495948" table:style-name="ce1">
            <text:p>2495948</text:p>
          </table:table-cell>
          <table:table-cell table:style-name="ce1"/>
          <table:table-cell office:value-type="float" office:value="2498142" table:style-name="ce1">
            <text:p>2498142</text:p>
          </table:table-cell>
          <table:table-cell office:value-type="float" office:value="2339212" table:style-name="ce1">
            <text:p>2339212</text:p>
          </table:table-cell>
          <table:table-cell office:value-type="float" office:value="2340864" table:style-name="ce1">
            <text:p>2340864</text:p>
          </table:table-cell>
          <table:table-cell table:style-name="ce1"/>
          <table:table-cell office:value-type="float" office:value="2344532" table:style-name="ce1">
            <text:p>2344532</text:p>
          </table:table-cell>
          <table:table-cell office:value-type="float" office:value="2654212" table:style-name="ce1">
            <text:p>2654212</text:p>
          </table:table-cell>
          <table:table-cell office:value-type="float" office:value="2655417" table:style-name="ce1">
            <text:p>2655417</text:p>
          </table:table-cell>
          <table:table-cell office:value-type="float" office:value="2658425" table:style-name="ce1">
            <text:p>2658425</text:p>
          </table:table-cell>
          <table:table-cell table:style-name="ce1"/>
          <table:table-cell office:value-type="float" office:value="2326688" table:style-name="ce1">
            <text:p>2326688</text:p>
          </table:table-cell>
          <table:table-cell office:value-type="float" office:value="2328305" table:style-name="ce1">
            <text:p>2328305</text:p>
          </table:table-cell>
          <table:table-cell office:value-type="float" office:value="2330894" table:style-name="ce1">
            <text:p>2330894</text:p>
          </table:table-cell>
          <table:table-cell table:style-name="ce1"/>
          <table:table-cell office:value-type="float" office:value="2356782" table:style-name="ce1">
            <text:p>2356782</text:p>
          </table:table-cell>
          <table:table-cell office:value-type="float" office:value="2360163" table:style-name="ce1">
            <text:p>2360163</text:p>
          </table:table-cell>
          <table:table-cell office:value-type="float" office:value="2363271" table:style-name="ce1">
            <text:p>2363271</text:p>
          </table:table-cell>
          <table:table-cell table:style-name="ce1"/>
          <table:table-cell office:value-type="float" office:value="2603614" table:style-name="ce1">
            <text:p>2603614</text:p>
          </table:table-cell>
          <table:table-cell office:value-type="float" office:value="2604289" table:style-name="ce1">
            <text:p>2604289</text:p>
          </table:table-cell>
          <table:table-cell office:value-type="float" office:value="2606834" table:style-name="ce1">
            <text:p>2606834</text:p>
          </table:table-cell>
          <table:table-cell table:style-name="ce1"/>
          <table:table-cell office:value-type="float" office:value="2391841" table:style-name="ce1">
            <text:p>2391841</text:p>
          </table:table-cell>
          <table:table-cell office:value-type="float" office:value="2393081" table:style-name="ce1">
            <text:p>2393081</text:p>
          </table:table-cell>
          <table:table-cell office:value-type="float" office:value="2395598" table:style-name="ce1">
            <text:p>2395598</text:p>
          </table:table-cell>
          <table:table-cell table:style-name="ce1"/>
          <table:table-cell office:value-type="float" office:value="2235491" table:style-name="ce1">
            <text:p>2235491</text:p>
          </table:table-cell>
          <table:table-cell office:value-type="float" office:value="2237416" table:style-name="ce1">
            <text:p>2237416</text:p>
          </table:table-cell>
          <table:table-cell office:value-type="float" office:value="2239871" table:style-name="ce1">
            <text:p>2239871</text:p>
          </table:table-cell>
          <table:table-cell table:style-name="ce1"/>
          <table:table-cell office:value-type="float" office:value="2064084" table:style-name="ce1">
            <text:p>2064084</text:p>
          </table:table-cell>
          <table:table-cell office:value-type="float" office:value="2065871" table:style-name="ce1">
            <text:p>2065871</text:p>
          </table:table-cell>
          <table:table-cell office:value-type="float" office:value="2069173" table:style-name="ce1">
            <text:p>2069173</text:p>
          </table:table-cell>
          <table:table-cell table:style-name="ce1"/>
          <table:table-cell office:value-type="float" office:value="2080978" table:style-name="ce1">
            <text:p>2080978</text:p>
          </table:table-cell>
          <table:table-cell office:value-type="float" office:value="2081191" table:style-name="ce1">
            <text:p>2081191</text:p>
          </table:table-cell>
          <table:table-cell table:style-name="ce1"/>
          <table:table-cell office:value-type="float" office:value="2087636" table:style-name="ce1">
            <text:p>2087636</text:p>
          </table:table-cell>
          <table:table-cell office:value-type="float" office:value="2461202" table:style-name="ce1">
            <text:p>2461202</text:p>
          </table:table-cell>
          <table:table-cell office:value-type="float" office:value="2462915" table:style-name="ce1">
            <text:p>2462915</text:p>
          </table:table-cell>
          <table:table-cell table:style-name="ce1"/>
          <table:table-cell office:value-type="float" office:value="2466917" table:style-name="ce1">
            <text:p>2466917</text:p>
          </table:table-cell>
          <table:table-cell office:value-type="float" office:value="2028323" table:style-name="ce1">
            <text:p>2028323</text:p>
          </table:table-cell>
          <table:table-cell office:value-type="float" office:value="2029888" table:style-name="ce1">
            <text:p>2029888</text:p>
          </table:table-cell>
          <table:table-cell table:style-name="ce1"/>
          <table:table-cell office:value-type="float" office:value="2032241" table:style-name="ce1">
            <text:p>2032241</text:p>
          </table:table-cell>
          <table:table-cell office:value-type="float" office:value="2282459" table:style-name="ce1">
            <text:p>2282459</text:p>
          </table:table-cell>
          <table:table-cell office:value-type="float" office:value="2284754" table:style-name="ce1">
            <text:p>2284754</text:p>
          </table:table-cell>
          <table:table-cell table:style-name="ce1"/>
          <table:table-cell office:value-type="float" office:value="2287445" table:style-name="ce1">
            <text:p>2287445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7_212852_M004082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32:40</text:p>
          </table:table-cell>
          <table:table-cell office:value-type="string" table:style-name="ce1">
            <text:p>2020-11-17_21:32: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04082</text:p>
          </table:table-cell>
          <table:table-cell office:value-type="string" table:style-name="ce1">
            <text:p>M00408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ss than High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PhmNiEml36iSWVwL</text:p>
          </table:table-cell>
          <table:table-cell office:value-type="string" table:style-name="ce1">
            <text:p>https://www.testable.org/experiment/4303/294929/start?participant=M004082</text:p>
          </table:table-cell>
          <table:table-cell office:value-type="float" office:value="3372940" table:style-name="ce1">
            <text:p>3372940</text:p>
          </table:table-cell>
          <table:table-cell office:value-type="float" office:value="56.215666666666998" table:style-name="ce1">
            <text:p>56,21566667</text:p>
          </table:table-cell>
          <table:table-cell office:value-type="float" office:value="424571" table:style-name="ce1">
            <text:p>424571</text:p>
          </table:table-cell>
          <table:table-cell office:value-type="float" office:value="994951" table:style-name="ce1">
            <text:p>994951</text:p>
          </table:table-cell>
          <table:table-cell office:value-type="float" office:value="818820" table:style-name="ce1">
            <text:p>818820</text:p>
          </table:table-cell>
          <table:table-cell office:value-type="float" office:value="386336" table:style-name="ce1">
            <text:p>386336</text:p>
          </table:table-cell>
          <table:table-cell office:value-type="float" office:value="340158" table:style-name="ce1">
            <text:p>340158</text:p>
          </table:table-cell>
          <table:table-cell office:value-type="float" office:value="668929" table:style-name="ce1">
            <text:p>668929</text:p>
          </table:table-cell>
          <table:table-cell office:value-type="float" office:value="724144" table:style-name="ce1">
            <text:p>724144</text:p>
          </table:table-cell>
          <table:table-cell office:value-type="float" office:value="1256467" table:style-name="ce1">
            <text:p>1256467</text:p>
          </table:table-cell>
          <table:table-cell office:value-type="float" office:value="531415" table:style-name="ce1">
            <text:p>531415</text:p>
          </table:table-cell>
          <table:table-cell office:value-type="float" office:value="1087354" table:style-name="ce1">
            <text:p>1087354</text:p>
          </table:table-cell>
          <table:table-cell office:value-type="float" office:value="947944" table:style-name="ce1">
            <text:p>947944</text:p>
          </table:table-cell>
          <table:table-cell office:value-type="float" office:value="650064" table:style-name="ce1">
            <text:p>650064</text:p>
          </table:table-cell>
          <table:table-cell office:value-type="float" office:value="3089914" table:style-name="ce1">
            <text:p>3089914</text:p>
          </table:table-cell>
          <table:table-cell office:value-type="float" office:value="3093173" table:style-name="ce1">
            <text:p>3093173</text:p>
          </table:table-cell>
          <table:table-cell office:value-type="float" office:value="3097585" table:style-name="ce1">
            <text:p>3097585</text:p>
          </table:table-cell>
          <table:table-cell table:style-name="ce1"/>
          <table:table-cell office:value-type="float" office:value="2552430" table:style-name="ce1">
            <text:p>2552430</text:p>
          </table:table-cell>
          <table:table-cell office:value-type="float" office:value="2554112" table:style-name="ce1">
            <text:p>2554112</text:p>
          </table:table-cell>
          <table:table-cell table:style-name="ce1"/>
          <table:table-cell office:value-type="float" office:value="2557527" table:style-name="ce1">
            <text:p>2557527</text:p>
          </table:table-cell>
          <table:table-cell office:value-type="float" office:value="2839827" table:style-name="ce1">
            <text:p>2839827</text:p>
          </table:table-cell>
          <table:table-cell office:value-type="float" office:value="2843923" table:style-name="ce1">
            <text:p>2843923</text:p>
          </table:table-cell>
          <table:table-cell office:value-type="float" office:value="2847243" table:style-name="ce1">
            <text:p>2847243</text:p>
          </table:table-cell>
          <table:table-cell table:style-name="ce1"/>
          <table:table-cell office:value-type="float" office:value="2644690" table:style-name="ce1">
            <text:p>2644690</text:p>
          </table:table-cell>
          <table:table-cell office:value-type="float" office:value="2645264" table:style-name="ce1">
            <text:p>2645264</text:p>
          </table:table-cell>
          <table:table-cell table:style-name="ce1"/>
          <table:table-cell office:value-type="float" office:value="2648864" table:style-name="ce1">
            <text:p>2648864</text:p>
          </table:table-cell>
          <table:table-cell office:value-type="float" office:value="2697290" table:style-name="ce1">
            <text:p>2697290</text:p>
          </table:table-cell>
          <table:table-cell office:value-type="float" office:value="2702204" table:style-name="ce1">
            <text:p>2702204</text:p>
          </table:table-cell>
          <table:table-cell office:value-type="float" office:value="2705230" table:style-name="ce1">
            <text:p>2705230</text:p>
          </table:table-cell>
          <table:table-cell table:style-name="ce1"/>
          <table:table-cell office:value-type="float" office:value="3107336" table:style-name="ce1">
            <text:p>3107336</text:p>
          </table:table-cell>
          <table:table-cell office:value-type="float" office:value="3109927" table:style-name="ce1">
            <text:p>3109927</text:p>
          </table:table-cell>
          <table:table-cell table:style-name="ce1"/>
          <table:table-cell office:value-type="float" office:value="3112601" table:style-name="ce1">
            <text:p>3112601</text:p>
          </table:table-cell>
          <table:table-cell office:value-type="float" office:value="3061168" table:style-name="ce1">
            <text:p>3061168</text:p>
          </table:table-cell>
          <table:table-cell office:value-type="float" office:value="3063107" table:style-name="ce1">
            <text:p>3063107</text:p>
          </table:table-cell>
          <table:table-cell table:style-name="ce1"/>
          <table:table-cell office:value-type="float" office:value="3079673" table:style-name="ce1">
            <text:p>3079673</text:p>
          </table:table-cell>
          <table:table-cell office:value-type="float" office:value="2363745" table:style-name="ce1">
            <text:p>2363745</text:p>
          </table:table-cell>
          <table:table-cell office:value-type="float" office:value="2368857" table:style-name="ce1">
            <text:p>2368857</text:p>
          </table:table-cell>
          <table:table-cell office:value-type="float" office:value="2374013" table:style-name="ce1">
            <text:p>2374013</text:p>
          </table:table-cell>
          <table:table-cell table:style-name="ce1"/>
          <table:table-cell office:value-type="float" office:value="2275711" table:style-name="ce1">
            <text:p>2275711</text:p>
          </table:table-cell>
          <table:table-cell office:value-type="float" office:value="2283719" table:style-name="ce1">
            <text:p>2283719</text:p>
          </table:table-cell>
          <table:table-cell office:value-type="float" office:value="2292727" table:style-name="ce1">
            <text:p>2292727</text:p>
          </table:table-cell>
          <table:table-cell table:style-name="ce1"/>
          <table:table-cell office:value-type="float" office:value="3125465" table:style-name="ce1">
            <text:p>3125465</text:p>
          </table:table-cell>
          <table:table-cell office:value-type="float" office:value="3126534" table:style-name="ce1">
            <text:p>3126534</text:p>
          </table:table-cell>
          <table:table-cell table:style-name="ce1"/>
          <table:table-cell office:value-type="float" office:value="3129337" table:style-name="ce1">
            <text:p>3129337</text:p>
          </table:table-cell>
          <table:table-cell office:value-type="float" office:value="3366697" table:style-name="ce1">
            <text:p>3366697</text:p>
          </table:table-cell>
          <table:table-cell office:value-type="float" office:value="3368836" table:style-name="ce1">
            <text:p>3368836</text:p>
          </table:table-cell>
          <table:table-cell table:style-name="ce1"/>
          <table:table-cell office:value-type="float" office:value="3370898" table:style-name="ce1">
            <text:p>3370898</text:p>
          </table:table-cell>
          <table:table-cell office:value-type="float" office:value="3021003" table:style-name="ce1">
            <text:p>3021003</text:p>
          </table:table-cell>
          <table:table-cell office:value-type="float" office:value="3021868" table:style-name="ce1">
            <text:p>3021868</text:p>
          </table:table-cell>
          <table:table-cell table:style-name="ce1"/>
          <table:table-cell office:value-type="float" office:value="3023518" table:style-name="ce1">
            <text:p>3023518</text:p>
          </table:table-cell>
          <table:table-cell office:value-type="float" office:value="3329851" table:style-name="ce1">
            <text:p>3329851</text:p>
          </table:table-cell>
          <table:table-cell office:value-type="float" office:value="3333283" table:style-name="ce1">
            <text:p>3333283</text:p>
          </table:table-cell>
          <table:table-cell office:value-type="float" office:value="3334908" table:style-name="ce1">
            <text:p>3334908</text:p>
          </table:table-cell>
          <table:table-cell table:style-name="ce1"/>
          <table:table-cell office:value-type="float" office:value="2616531" table:style-name="ce1">
            <text:p>2616531</text:p>
          </table:table-cell>
          <table:table-cell office:value-type="float" office:value="2617781" table:style-name="ce1">
            <text:p>2617781</text:p>
          </table:table-cell>
          <table:table-cell table:style-name="ce1"/>
          <table:table-cell office:value-type="float" office:value="2621693" table:style-name="ce1">
            <text:p>2621693</text:p>
          </table:table-cell>
          <table:table-cell office:value-type="float" office:value="2667109" table:style-name="ce1">
            <text:p>2667109</text:p>
          </table:table-cell>
          <table:table-cell office:value-type="float" office:value="2668144" table:style-name="ce1">
            <text:p>2668144</text:p>
          </table:table-cell>
          <table:table-cell table:style-name="ce1"/>
          <table:table-cell office:value-type="float" office:value="2671427" table:style-name="ce1">
            <text:p>2671427</text:p>
          </table:table-cell>
          <table:table-cell office:value-type="float" office:value="2395340" table:style-name="ce1">
            <text:p>2395340</text:p>
          </table:table-cell>
          <table:table-cell office:value-type="float" office:value="2402882" table:style-name="ce1">
            <text:p>2402882</text:p>
          </table:table-cell>
          <table:table-cell office:value-type="float" office:value="2410211" table:style-name="ce1">
            <text:p>2410211</text:p>
          </table:table-cell>
          <table:table-cell table:style-name="ce1"/>
          <table:table-cell office:value-type="float" office:value="2903475" table:style-name="ce1">
            <text:p>2903475</text:p>
          </table:table-cell>
          <table:table-cell office:value-type="float" office:value="2904798" table:style-name="ce1">
            <text:p>2904798</text:p>
          </table:table-cell>
          <table:table-cell table:style-name="ce1"/>
          <table:table-cell office:value-type="float" office:value="2909850" table:style-name="ce1">
            <text:p>2909850</text:p>
          </table:table-cell>
          <table:table-cell office:value-type="float" office:value="3138021" table:style-name="ce1">
            <text:p>3138021</text:p>
          </table:table-cell>
          <table:table-cell office:value-type="float" office:value="3139700" table:style-name="ce1">
            <text:p>3139700</text:p>
          </table:table-cell>
          <table:table-cell table:style-name="ce1"/>
          <table:table-cell office:value-type="float" office:value="3141951" table:style-name="ce1">
            <text:p>3141951</text:p>
          </table:table-cell>
          <table:table-cell office:value-type="float" office:value="2431059" table:style-name="ce1">
            <text:p>2431059</text:p>
          </table:table-cell>
          <table:table-cell office:value-type="float" office:value="2441078" table:style-name="ce1">
            <text:p>2441078</text:p>
          </table:table-cell>
          <table:table-cell office:value-type="float" office:value="2446128" table:style-name="ce1">
            <text:p>2446128</text:p>
          </table:table-cell>
          <table:table-cell table:style-name="ce1"/>
          <table:table-cell office:value-type="float" office:value="2335809" table:style-name="ce1">
            <text:p>2335809</text:p>
          </table:table-cell>
          <table:table-cell office:value-type="float" office:value="2338530" table:style-name="ce1">
            <text:p>2338530</text:p>
          </table:table-cell>
          <table:table-cell table:style-name="ce1"/>
          <table:table-cell office:value-type="float" office:value="2341641" table:style-name="ce1">
            <text:p>2341641</text:p>
          </table:table-cell>
          <table:table-cell office:value-type="float" office:value="3259166" table:style-name="ce1">
            <text:p>3259166</text:p>
          </table:table-cell>
          <table:table-cell office:value-type="float" office:value="3259976" table:style-name="ce1">
            <text:p>3259976</text:p>
          </table:table-cell>
          <table:table-cell table:style-name="ce1"/>
          <table:table-cell office:value-type="float" office:value="3264135" table:style-name="ce1">
            <text:p>3264135</text:p>
          </table:table-cell>
          <table:table-cell office:value-type="float" office:value="3154200" table:style-name="ce1">
            <text:p>3154200</text:p>
          </table:table-cell>
          <table:table-cell office:value-type="float" office:value="3158643" table:style-name="ce1">
            <text:p>3158643</text:p>
          </table:table-cell>
          <table:table-cell table:style-name="ce1"/>
          <table:table-cell office:value-type="float" office:value="3160713" table:style-name="ce1">
            <text:p>3160713</text:p>
          </table:table-cell>
          <table:table-cell office:value-type="float" office:value="2729371" table:style-name="ce1">
            <text:p>2729371</text:p>
          </table:table-cell>
          <table:table-cell office:value-type="float" office:value="2731424" table:style-name="ce1">
            <text:p>2731424</text:p>
          </table:table-cell>
          <table:table-cell table:style-name="ce1"/>
          <table:table-cell office:value-type="float" office:value="2734619" table:style-name="ce1">
            <text:p>2734619</text:p>
          </table:table-cell>
          <table:table-cell office:value-type="float" office:value="3283886" table:style-name="ce1">
            <text:p>3283886</text:p>
          </table:table-cell>
          <table:table-cell office:value-type="float" office:value="3285192" table:style-name="ce1">
            <text:p>3285192</text:p>
          </table:table-cell>
          <table:table-cell table:style-name="ce1"/>
          <table:table-cell office:value-type="float" office:value="3286785" table:style-name="ce1">
            <text:p>3286785</text:p>
          </table:table-cell>
          <table:table-cell office:value-type="float" office:value="3243971" table:style-name="ce1">
            <text:p>3243971</text:p>
          </table:table-cell>
          <table:table-cell office:value-type="float" office:value="3245040" table:style-name="ce1">
            <text:p>3245040</text:p>
          </table:table-cell>
          <table:table-cell table:style-name="ce1"/>
          <table:table-cell office:value-type="float" office:value="3247015" table:style-name="ce1">
            <text:p>3247015</text:p>
          </table:table-cell>
          <table:table-cell office:value-type="float" office:value="2957849" table:style-name="ce1">
            <text:p>2957849</text:p>
          </table:table-cell>
          <table:table-cell office:value-type="float" office:value="2958674" table:style-name="ce1">
            <text:p>2958674</text:p>
          </table:table-cell>
          <table:table-cell table:style-name="ce1"/>
          <table:table-cell office:value-type="float" office:value="2961481" table:style-name="ce1">
            <text:p>2961481</text:p>
          </table:table-cell>
          <table:table-cell office:value-type="float" office:value="2745925" table:style-name="ce1">
            <text:p>2745925</text:p>
          </table:table-cell>
          <table:table-cell office:value-type="float" office:value="2755440" table:style-name="ce1">
            <text:p>2755440</text:p>
          </table:table-cell>
          <table:table-cell table:style-name="ce1"/>
          <table:table-cell office:value-type="float" office:value="2758505" table:style-name="ce1">
            <text:p>2758505</text:p>
          </table:table-cell>
          <table:table-cell office:value-type="float" office:value="3206636" table:style-name="ce1">
            <text:p>3206636</text:p>
          </table:table-cell>
          <table:table-cell office:value-type="float" office:value="3208532" table:style-name="ce1">
            <text:p>3208532</text:p>
          </table:table-cell>
          <table:table-cell table:style-name="ce1"/>
          <table:table-cell office:value-type="float" office:value="3211747" table:style-name="ce1">
            <text:p>3211747</text:p>
          </table:table-cell>
          <table:table-cell office:value-type="float" office:value="2814043" table:style-name="ce1">
            <text:p>2814043</text:p>
          </table:table-cell>
          <table:table-cell office:value-type="float" office:value="2818995" table:style-name="ce1">
            <text:p>2818995</text:p>
          </table:table-cell>
          <table:table-cell table:style-name="ce1"/>
          <table:table-cell office:value-type="float" office:value="2824556" table:style-name="ce1">
            <text:p>2824556</text:p>
          </table:table-cell>
          <table:table-cell office:value-type="float" office:value="2576537" table:style-name="ce1">
            <text:p>2576537</text:p>
          </table:table-cell>
          <table:table-cell office:value-type="float" office:value="2577640" table:style-name="ce1">
            <text:p>2577640</text:p>
          </table:table-cell>
          <table:table-cell table:style-name="ce1"/>
          <table:table-cell office:value-type="float" office:value="2580755" table:style-name="ce1">
            <text:p>2580755</text:p>
          </table:table-cell>
          <table:table-cell office:value-type="float" office:value="2858495" table:style-name="ce1">
            <text:p>2858495</text:p>
          </table:table-cell>
          <table:table-cell office:value-type="float" office:value="2867601" table:style-name="ce1">
            <text:p>2867601</text:p>
          </table:table-cell>
          <table:table-cell table:style-name="ce1"/>
          <table:table-cell office:value-type="float" office:value="2872545" table:style-name="ce1">
            <text:p>2872545</text:p>
          </table:table-cell>
          <table:table-cell office:value-type="float" office:value="2212576" table:style-name="ce1">
            <text:p>2212576</text:p>
          </table:table-cell>
          <table:table-cell office:value-type="float" office:value="2217087" table:style-name="ce1">
            <text:p>2217087</text:p>
          </table:table-cell>
          <table:table-cell table:style-name="ce1"/>
          <table:table-cell office:value-type="float" office:value="2234698" table:style-name="ce1">
            <text:p>2234698</text:p>
          </table:table-cell>
          <table:table-cell office:value-type="float" office:value="3228234" table:style-name="ce1">
            <text:p>3228234</text:p>
          </table:table-cell>
          <table:table-cell office:value-type="float" office:value="3230049" table:style-name="ce1">
            <text:p>3230049</text:p>
          </table:table-cell>
          <table:table-cell table:style-name="ce1"/>
          <table:table-cell office:value-type="float" office:value="3237594" table:style-name="ce1">
            <text:p>3237594</text:p>
          </table:table-cell>
          <table:table-cell office:value-type="float" office:value="3346762" table:style-name="ce1">
            <text:p>3346762</text:p>
          </table:table-cell>
          <table:table-cell office:value-type="float" office:value="3349134" table:style-name="ce1">
            <text:p>3349134</text:p>
          </table:table-cell>
          <table:table-cell table:style-name="ce1"/>
          <table:table-cell office:value-type="float" office:value="3352040" table:style-name="ce1">
            <text:p>3352040</text:p>
          </table:table-cell>
          <table:table-cell office:value-type="float" office:value="3307127" table:style-name="ce1">
            <text:p>3307127</text:p>
          </table:table-cell>
          <table:table-cell office:value-type="float" office:value="3308560" table:style-name="ce1">
            <text:p>3308560</text:p>
          </table:table-cell>
          <table:table-cell table:style-name="ce1"/>
          <table:table-cell office:value-type="float" office:value="3311189" table:style-name="ce1">
            <text:p>3311189</text:p>
          </table:table-cell>
          <table:table-cell office:value-type="float" office:value="2921150" table:style-name="ce1">
            <text:p>2921150</text:p>
          </table:table-cell>
          <table:table-cell office:value-type="float" office:value="2922498" table:style-name="ce1">
            <text:p>2922498</text:p>
          </table:table-cell>
          <table:table-cell table:style-name="ce1"/>
          <table:table-cell office:value-type="float" office:value="2924510" table:style-name="ce1">
            <text:p>2924510</text:p>
          </table:table-cell>
          <table:table-cell office:value-type="float" office:value="2489553" table:style-name="ce1">
            <text:p>2489553</text:p>
          </table:table-cell>
          <table:table-cell office:value-type="float" office:value="2540704" table:style-name="ce1">
            <text:p>2540704</text:p>
          </table:table-cell>
          <table:table-cell table:style-name="ce1"/>
          <table:table-cell office:value-type="float" office:value="2543988" table:style-name="ce1">
            <text:p>2543988</text:p>
          </table:table-cell>
          <table:table-cell office:value-type="float" office:value="3295778" table:style-name="ce1">
            <text:p>3295778</text:p>
          </table:table-cell>
          <table:table-cell office:value-type="float" office:value="3297885" table:style-name="ce1">
            <text:p>3297885</text:p>
          </table:table-cell>
          <table:table-cell table:style-name="ce1"/>
          <table:table-cell office:value-type="float" office:value="3299532" table:style-name="ce1">
            <text:p>3299532</text:p>
          </table:table-cell>
          <table:table-cell office:value-type="float" office:value="3169960" table:style-name="ce1">
            <text:p>3169960</text:p>
          </table:table-cell>
          <table:table-cell office:value-type="float" office:value="3171246" table:style-name="ce1">
            <text:p>3171246</text:p>
          </table:table-cell>
          <table:table-cell table:style-name="ce1"/>
          <table:table-cell office:value-type="float" office:value="3174305" table:style-name="ce1">
            <text:p>3174305</text:p>
          </table:table-cell>
          <table:table-cell office:value-type="float" office:value="2886430" table:style-name="ce1">
            <text:p>2886430</text:p>
          </table:table-cell>
          <table:table-cell office:value-type="float" office:value="2887629" table:style-name="ce1">
            <text:p>2887629</text:p>
          </table:table-cell>
          <table:table-cell table:style-name="ce1"/>
          <table:table-cell office:value-type="float" office:value="2890067" table:style-name="ce1">
            <text:p>2890067</text:p>
          </table:table-cell>
          <table:table-cell office:value-type="float" office:value="2770563" table:style-name="ce1">
            <text:p>2770563</text:p>
          </table:table-cell>
          <table:table-cell office:value-type="float" office:value="2774739" table:style-name="ce1">
            <text:p>2774739</text:p>
          </table:table-cell>
          <table:table-cell table:style-name="ce1"/>
          <table:table-cell office:value-type="float" office:value="2777418" table:style-name="ce1">
            <text:p>2777418</text:p>
          </table:table-cell>
          <table:table-cell office:value-type="float" office:value="2940550" table:style-name="ce1">
            <text:p>2940550</text:p>
          </table:table-cell>
          <table:table-cell office:value-type="float" office:value="2941902" table:style-name="ce1">
            <text:p>2941902</text:p>
          </table:table-cell>
          <table:table-cell table:style-name="ce1"/>
          <table:table-cell office:value-type="float" office:value="2943846" table:style-name="ce1">
            <text:p>2943846</text:p>
          </table:table-cell>
          <table:table-cell office:value-type="float" office:value="3271891" table:style-name="ce1">
            <text:p>3271891</text:p>
          </table:table-cell>
          <table:table-cell office:value-type="float" office:value="3273046" table:style-name="ce1">
            <text:p>3273046</text:p>
          </table:table-cell>
          <table:table-cell office:value-type="float" office:value="3275603" table:style-name="ce1">
            <text:p>3275603</text:p>
          </table:table-cell>
          <table:table-cell table:style-name="ce1"/>
          <table:table-cell office:value-type="float" office:value="2304229" table:style-name="ce1">
            <text:p>2304229</text:p>
          </table:table-cell>
          <table:table-cell office:value-type="float" office:value="2309502" table:style-name="ce1">
            <text:p>2309502</text:p>
          </table:table-cell>
          <table:table-cell table:style-name="ce1"/>
          <table:table-cell office:value-type="float" office:value="2313698" table:style-name="ce1">
            <text:p>2313698</text:p>
          </table:table-cell>
          <table:table-cell office:value-type="float" office:value="2244026" table:style-name="ce1">
            <text:p>2244026</text:p>
          </table:table-cell>
          <table:table-cell office:value-type="float" office:value="2247601" table:style-name="ce1">
            <text:p>2247601</text:p>
          </table:table-cell>
          <table:table-cell office:value-type="float" office:value="2258743" table:style-name="ce1">
            <text:p>2258743</text:p>
          </table:table-cell>
          <table:table-cell table:style-name="ce1"/>
          <table:table-cell office:value-type="float" office:value="2684167" table:style-name="ce1">
            <text:p>2684167</text:p>
          </table:table-cell>
          <table:table-cell office:value-type="float" office:value="2685095" table:style-name="ce1">
            <text:p>2685095</text:p>
          </table:table-cell>
          <table:table-cell table:style-name="ce1"/>
          <table:table-cell office:value-type="float" office:value="2691462" table:style-name="ce1">
            <text:p>2691462</text:p>
          </table:table-cell>
          <table:table-cell office:value-type="float" office:value="3032391" table:style-name="ce1">
            <text:p>3032391</text:p>
          </table:table-cell>
          <table:table-cell office:value-type="float" office:value="3033891" table:style-name="ce1">
            <text:p>3033891</text:p>
          </table:table-cell>
          <table:table-cell table:style-name="ce1"/>
          <table:table-cell office:value-type="float" office:value="3035540" table:style-name="ce1">
            <text:p>3035540</text:p>
          </table:table-cell>
          <table:table-cell office:value-type="float" office:value="3005664" table:style-name="ce1">
            <text:p>3005664</text:p>
          </table:table-cell>
          <table:table-cell office:value-type="float" office:value="3006906" table:style-name="ce1">
            <text:p>3006906</text:p>
          </table:table-cell>
          <table:table-cell table:style-name="ce1"/>
          <table:table-cell office:value-type="float" office:value="3009418" table:style-name="ce1">
            <text:p>3009418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7_213713_M07376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47:30</text:p>
          </table:table-cell>
          <table:table-cell office:value-type="string" table:style-name="ce1">
            <text:p>2020-11-17_21:47:30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Mélissa</text:p>
          </table:table-cell>
          <table:table-cell office:value-type="string" table:style-name="ce1">
            <text:p>M07376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84zP1ceMAPM1eiIz</text:p>
          </table:table-cell>
          <table:table-cell office:value-type="string" table:style-name="ce1">
            <text:p>https://www.testable.org/experiment/4303/294929/start?participant=M073763</text:p>
          </table:table-cell>
          <table:table-cell office:value-type="float" office:value="2983677" table:style-name="ce1">
            <text:p>2983677</text:p>
          </table:table-cell>
          <table:table-cell office:value-type="float" office:value="49.72795" table:style-name="ce1">
            <text:p>49,72795</text:p>
          </table:table-cell>
          <table:table-cell office:value-type="float" office:value="845851" table:style-name="ce1">
            <text:p>845851</text:p>
          </table:table-cell>
          <table:table-cell office:value-type="float" office:value="1145705" table:style-name="ce1">
            <text:p>1145705</text:p>
          </table:table-cell>
          <table:table-cell office:value-type="float" office:value="576781" table:style-name="ce1">
            <text:p>576781</text:p>
          </table:table-cell>
          <table:table-cell office:value-type="float" office:value="1216839" table:style-name="ce1">
            <text:p>1216839</text:p>
          </table:table-cell>
          <table:table-cell office:value-type="float" office:value="790189" table:style-name="ce1">
            <text:p>790189</text:p>
          </table:table-cell>
          <table:table-cell office:value-type="float" office:value="967015" table:style-name="ce1">
            <text:p>967015</text:p>
          </table:table-cell>
          <table:table-cell office:value-type="float" office:value="373803" table:style-name="ce1">
            <text:p>373803</text:p>
          </table:table-cell>
          <table:table-cell office:value-type="float" office:value="924768" table:style-name="ce1">
            <text:p>924768</text:p>
          </table:table-cell>
          <table:table-cell office:value-type="float" office:value="736383" table:style-name="ce1">
            <text:p>736383</text:p>
          </table:table-cell>
          <table:table-cell office:value-type="float" office:value="676162" table:style-name="ce1">
            <text:p>676162</text:p>
          </table:table-cell>
          <table:table-cell office:value-type="float" office:value="1076656" table:style-name="ce1">
            <text:p>1076656</text:p>
          </table:table-cell>
          <table:table-cell office:value-type="float" office:value="485436" table:style-name="ce1">
            <text:p>485436</text:p>
          </table:table-cell>
          <table:table-cell office:value-type="float" office:value="2785473" table:style-name="ce1">
            <text:p>2785473</text:p>
          </table:table-cell>
          <table:table-cell office:value-type="float" office:value="2786014" table:style-name="ce1">
            <text:p>2786014</text:p>
          </table:table-cell>
          <table:table-cell office:value-type="float" office:value="2789536" table:style-name="ce1">
            <text:p>2789536</text:p>
          </table:table-cell>
          <table:table-cell table:style-name="ce1"/>
          <table:table-cell office:value-type="float" office:value="2416028" table:style-name="ce1">
            <text:p>2416028</text:p>
          </table:table-cell>
          <table:table-cell office:value-type="float" office:value="2416560" table:style-name="ce1">
            <text:p>2416560</text:p>
          </table:table-cell>
          <table:table-cell office:value-type="float" office:value="2418351" table:style-name="ce1">
            <text:p>2418351</text:p>
          </table:table-cell>
          <table:table-cell table:style-name="ce1"/>
          <table:table-cell office:value-type="float" office:value="2497185" table:style-name="ce1">
            <text:p>2497185</text:p>
          </table:table-cell>
          <table:table-cell office:value-type="float" office:value="2497911" table:style-name="ce1">
            <text:p>2497911</text:p>
          </table:table-cell>
          <table:table-cell office:value-type="float" office:value="2500695" table:style-name="ce1">
            <text:p>2500695</text:p>
          </table:table-cell>
          <table:table-cell table:style-name="ce1"/>
          <table:table-cell office:value-type="float" office:value="2949695" table:style-name="ce1">
            <text:p>2949695</text:p>
          </table:table-cell>
          <table:table-cell office:value-type="float" office:value="2952430" table:style-name="ce1">
            <text:p>2952430</text:p>
          </table:table-cell>
          <table:table-cell office:value-type="float" office:value="2954038" table:style-name="ce1">
            <text:p>2954038</text:p>
          </table:table-cell>
          <table:table-cell table:style-name="ce1"/>
          <table:table-cell office:value-type="float" office:value="2795004" table:style-name="ce1">
            <text:p>2795004</text:p>
          </table:table-cell>
          <table:table-cell office:value-type="float" office:value="2795595" table:style-name="ce1">
            <text:p>2795595</text:p>
          </table:table-cell>
          <table:table-cell office:value-type="float" office:value="2797499" table:style-name="ce1">
            <text:p>2797499</text:p>
          </table:table-cell>
          <table:table-cell table:style-name="ce1"/>
          <table:table-cell office:value-type="float" office:value="2206910" table:style-name="ce1">
            <text:p>2206910</text:p>
          </table:table-cell>
          <table:table-cell office:value-type="float" office:value="2208869" table:style-name="ce1">
            <text:p>2208869</text:p>
          </table:table-cell>
          <table:table-cell office:value-type="float" office:value="2217161" table:style-name="ce1">
            <text:p>2217161</text:p>
          </table:table-cell>
          <table:table-cell table:style-name="ce1"/>
          <table:table-cell office:value-type="float" office:value="2628971" table:style-name="ce1">
            <text:p>2628971</text:p>
          </table:table-cell>
          <table:table-cell office:value-type="float" office:value="2629997" table:style-name="ce1">
            <text:p>2629997</text:p>
          </table:table-cell>
          <table:table-cell office:value-type="float" office:value="2632913" table:style-name="ce1">
            <text:p>2632913</text:p>
          </table:table-cell>
          <table:table-cell table:style-name="ce1"/>
          <table:table-cell office:value-type="float" office:value="2815382" table:style-name="ce1">
            <text:p>2815382</text:p>
          </table:table-cell>
          <table:table-cell office:value-type="float" office:value="2816031" table:style-name="ce1">
            <text:p>2816031</text:p>
          </table:table-cell>
          <table:table-cell office:value-type="float" office:value="2819098" table:style-name="ce1">
            <text:p>2819098</text:p>
          </table:table-cell>
          <table:table-cell table:style-name="ce1"/>
          <table:table-cell office:value-type="float" office:value="2827248" table:style-name="ce1">
            <text:p>2827248</text:p>
          </table:table-cell>
          <table:table-cell office:value-type="float" office:value="2827912" table:style-name="ce1">
            <text:p>2827912</text:p>
          </table:table-cell>
          <table:table-cell office:value-type="float" office:value="2830384" table:style-name="ce1">
            <text:p>2830384</text:p>
          </table:table-cell>
          <table:table-cell table:style-name="ce1"/>
          <table:table-cell office:value-type="float" office:value="2476359" table:style-name="ce1">
            <text:p>2476359</text:p>
          </table:table-cell>
          <table:table-cell office:value-type="float" office:value="2477139" table:style-name="ce1">
            <text:p>2477139</text:p>
          </table:table-cell>
          <table:table-cell office:value-type="float" office:value="2483163" table:style-name="ce1">
            <text:p>2483163</text:p>
          </table:table-cell>
          <table:table-cell table:style-name="ce1"/>
          <table:table-cell office:value-type="float" office:value="2851895" table:style-name="ce1">
            <text:p>2851895</text:p>
          </table:table-cell>
          <table:table-cell office:value-type="float" office:value="2853982" table:style-name="ce1">
            <text:p>2853982</text:p>
          </table:table-cell>
          <table:table-cell table:style-name="ce1"/>
          <table:table-cell office:value-type="float" office:value="2858129" table:style-name="ce1">
            <text:p>2858129</text:p>
          </table:table-cell>
          <table:table-cell office:value-type="float" office:value="2186372" table:style-name="ce1">
            <text:p>2186372</text:p>
          </table:table-cell>
          <table:table-cell office:value-type="float" office:value="2188783" table:style-name="ce1">
            <text:p>2188783</text:p>
          </table:table-cell>
          <table:table-cell office:value-type="float" office:value="2191003" table:style-name="ce1">
            <text:p>2191003</text:p>
          </table:table-cell>
          <table:table-cell table:style-name="ce1"/>
          <table:table-cell office:value-type="float" office:value="2322480" table:style-name="ce1">
            <text:p>2322480</text:p>
          </table:table-cell>
          <table:table-cell office:value-type="float" office:value="2323586" table:style-name="ce1">
            <text:p>2323586</text:p>
          </table:table-cell>
          <table:table-cell office:value-type="float" office:value="2325261" table:style-name="ce1">
            <text:p>2325261</text:p>
          </table:table-cell>
          <table:table-cell table:style-name="ce1"/>
          <table:table-cell office:value-type="float" office:value="2231301" table:style-name="ce1">
            <text:p>2231301</text:p>
          </table:table-cell>
          <table:table-cell office:value-type="float" office:value="2232607" table:style-name="ce1">
            <text:p>2232607</text:p>
          </table:table-cell>
          <table:table-cell office:value-type="float" office:value="2234426" table:style-name="ce1">
            <text:p>2234426</text:p>
          </table:table-cell>
          <table:table-cell table:style-name="ce1"/>
          <table:table-cell office:value-type="float" office:value="2304464" table:style-name="ce1">
            <text:p>2304464</text:p>
          </table:table-cell>
          <table:table-cell office:value-type="float" office:value="2305402" table:style-name="ce1">
            <text:p>2305402</text:p>
          </table:table-cell>
          <table:table-cell office:value-type="float" office:value="2308411" table:style-name="ce1">
            <text:p>2308411</text:p>
          </table:table-cell>
          <table:table-cell table:style-name="ce1"/>
          <table:table-cell office:value-type="float" office:value="2714593" table:style-name="ce1">
            <text:p>2714593</text:p>
          </table:table-cell>
          <table:table-cell office:value-type="float" office:value="2715126" table:style-name="ce1">
            <text:p>2715126</text:p>
          </table:table-cell>
          <table:table-cell office:value-type="float" office:value="2716745" table:style-name="ce1">
            <text:p>2716745</text:p>
          </table:table-cell>
          <table:table-cell table:style-name="ce1"/>
          <table:table-cell office:value-type="float" office:value="2368736" table:style-name="ce1">
            <text:p>2368736</text:p>
          </table:table-cell>
          <table:table-cell office:value-type="float" office:value="2369707" table:style-name="ce1">
            <text:p>2369707</text:p>
          </table:table-cell>
          <table:table-cell office:value-type="float" office:value="2371767" table:style-name="ce1">
            <text:p>2371767</text:p>
          </table:table-cell>
          <table:table-cell table:style-name="ce1"/>
          <table:table-cell office:value-type="float" office:value="2837720" table:style-name="ce1">
            <text:p>2837720</text:p>
          </table:table-cell>
          <table:table-cell office:value-type="float" office:value="2838621" table:style-name="ce1">
            <text:p>2838621</text:p>
          </table:table-cell>
          <table:table-cell office:value-type="float" office:value="2840829" table:style-name="ce1">
            <text:p>2840829</text:p>
          </table:table-cell>
          <table:table-cell table:style-name="ce1"/>
          <table:table-cell office:value-type="float" office:value="2644423" table:style-name="ce1">
            <text:p>2644423</text:p>
          </table:table-cell>
          <table:table-cell office:value-type="float" office:value="2645544" table:style-name="ce1">
            <text:p>2645544</text:p>
          </table:table-cell>
          <table:table-cell office:value-type="float" office:value="2647591" table:style-name="ce1">
            <text:p>2647591</text:p>
          </table:table-cell>
          <table:table-cell table:style-name="ce1"/>
          <table:table-cell office:value-type="float" office:value="2967245" table:style-name="ce1">
            <text:p>2967245</text:p>
          </table:table-cell>
          <table:table-cell office:value-type="float" office:value="2968323" table:style-name="ce1">
            <text:p>2968323</text:p>
          </table:table-cell>
          <table:table-cell office:value-type="float" office:value="2969983" table:style-name="ce1">
            <text:p>2969983</text:p>
          </table:table-cell>
          <table:table-cell table:style-name="ce1"/>
          <table:table-cell office:value-type="float" office:value="2923523" table:style-name="ce1">
            <text:p>2923523</text:p>
          </table:table-cell>
          <table:table-cell office:value-type="float" office:value="2924720" table:style-name="ce1">
            <text:p>2924720</text:p>
          </table:table-cell>
          <table:table-cell office:value-type="float" office:value="2926561" table:style-name="ce1">
            <text:p>2926561</text:p>
          </table:table-cell>
          <table:table-cell table:style-name="ce1"/>
          <table:table-cell office:value-type="float" office:value="2573169" table:style-name="ce1">
            <text:p>2573169</text:p>
          </table:table-cell>
          <table:table-cell office:value-type="float" office:value="2577052" table:style-name="ce1">
            <text:p>2577052</text:p>
          </table:table-cell>
          <table:table-cell office:value-type="float" office:value="2579716" table:style-name="ce1">
            <text:p>2579716</text:p>
          </table:table-cell>
          <table:table-cell table:style-name="ce1"/>
          <table:table-cell office:value-type="float" office:value="2774765" table:style-name="ce1">
            <text:p>2774765</text:p>
          </table:table-cell>
          <table:table-cell office:value-type="float" office:value="2775329" table:style-name="ce1">
            <text:p>2775329</text:p>
          </table:table-cell>
          <table:table-cell office:value-type="float" office:value="2777273" table:style-name="ce1">
            <text:p>2777273</text:p>
          </table:table-cell>
          <table:table-cell table:style-name="ce1"/>
          <table:table-cell office:value-type="float" office:value="2871358" table:style-name="ce1">
            <text:p>2871358</text:p>
          </table:table-cell>
          <table:table-cell office:value-type="float" office:value="2872725" table:style-name="ce1">
            <text:p>2872725</text:p>
          </table:table-cell>
          <table:table-cell table:style-name="ce1"/>
          <table:table-cell office:value-type="float" office:value="2878385" table:style-name="ce1">
            <text:p>2878385</text:p>
          </table:table-cell>
          <table:table-cell office:value-type="float" office:value="2355073" table:style-name="ce1">
            <text:p>2355073</text:p>
          </table:table-cell>
          <table:table-cell office:value-type="float" office:value="2356344" table:style-name="ce1">
            <text:p>2356344</text:p>
          </table:table-cell>
          <table:table-cell office:value-type="float" office:value="2360208" table:style-name="ce1">
            <text:p>2360208</text:p>
          </table:table-cell>
          <table:table-cell table:style-name="ce1"/>
          <table:table-cell office:value-type="float" office:value="2694109" table:style-name="ce1">
            <text:p>2694109</text:p>
          </table:table-cell>
          <table:table-cell office:value-type="float" office:value="2695303" table:style-name="ce1">
            <text:p>2695303</text:p>
          </table:table-cell>
          <table:table-cell office:value-type="float" office:value="2700627" table:style-name="ce1">
            <text:p>2700627</text:p>
          </table:table-cell>
          <table:table-cell table:style-name="ce1"/>
          <table:table-cell office:value-type="float" office:value="2559515" table:style-name="ce1">
            <text:p>2559515</text:p>
          </table:table-cell>
          <table:table-cell office:value-type="float" office:value="2560317" table:style-name="ce1">
            <text:p>2560317</text:p>
          </table:table-cell>
          <table:table-cell office:value-type="float" office:value="2563244" table:style-name="ce1">
            <text:p>2563244</text:p>
          </table:table-cell>
          <table:table-cell table:style-name="ce1"/>
          <table:table-cell office:value-type="float" office:value="2526662" table:style-name="ce1">
            <text:p>2526662</text:p>
          </table:table-cell>
          <table:table-cell office:value-type="float" office:value="2527189" table:style-name="ce1">
            <text:p>2527189</text:p>
          </table:table-cell>
          <table:table-cell office:value-type="float" office:value="2529088" table:style-name="ce1">
            <text:p>2529088</text:p>
          </table:table-cell>
          <table:table-cell table:style-name="ce1"/>
          <table:table-cell office:value-type="float" office:value="2913163" table:style-name="ce1">
            <text:p>2913163</text:p>
          </table:table-cell>
          <table:table-cell office:value-type="float" office:value="2913601" table:style-name="ce1">
            <text:p>2913601</text:p>
          </table:table-cell>
          <table:table-cell office:value-type="float" office:value="2915138" table:style-name="ce1">
            <text:p>2915138</text:p>
          </table:table-cell>
          <table:table-cell table:style-name="ce1"/>
          <table:table-cell office:value-type="float" office:value="2725128" table:style-name="ce1">
            <text:p>2725128</text:p>
          </table:table-cell>
          <table:table-cell office:value-type="float" office:value="2726273" table:style-name="ce1">
            <text:p>2726273</text:p>
          </table:table-cell>
          <table:table-cell table:style-name="ce1"/>
          <table:table-cell office:value-type="float" office:value="2732205" table:style-name="ce1">
            <text:p>2732205</text:p>
          </table:table-cell>
          <table:table-cell office:value-type="float" office:value="2441489" table:style-name="ce1">
            <text:p>2441489</text:p>
          </table:table-cell>
          <table:table-cell office:value-type="float" office:value="2443974" table:style-name="ce1">
            <text:p>2443974</text:p>
          </table:table-cell>
          <table:table-cell office:value-type="float" office:value="2445668" table:style-name="ce1">
            <text:p>2445668</text:p>
          </table:table-cell>
          <table:table-cell table:style-name="ce1"/>
          <table:table-cell office:value-type="float" office:value="2740243" table:style-name="ce1">
            <text:p>2740243</text:p>
          </table:table-cell>
          <table:table-cell office:value-type="float" office:value="2741089" table:style-name="ce1">
            <text:p>2741089</text:p>
          </table:table-cell>
          <table:table-cell table:style-name="ce1"/>
          <table:table-cell office:value-type="float" office:value="2742915" table:style-name="ce1">
            <text:p>2742915</text:p>
          </table:table-cell>
          <table:table-cell office:value-type="float" office:value="2654277" table:style-name="ce1">
            <text:p>2654277</text:p>
          </table:table-cell>
          <table:table-cell office:value-type="float" office:value="2654770" table:style-name="ce1">
            <text:p>2654770</text:p>
          </table:table-cell>
          <table:table-cell office:value-type="float" office:value="2661216" table:style-name="ce1">
            <text:p>2661216</text:p>
          </table:table-cell>
          <table:table-cell table:style-name="ce1"/>
          <table:table-cell office:value-type="float" office:value="2545172" table:style-name="ce1">
            <text:p>2545172</text:p>
          </table:table-cell>
          <table:table-cell office:value-type="float" office:value="2546338" table:style-name="ce1">
            <text:p>2546338</text:p>
          </table:table-cell>
          <table:table-cell office:value-type="float" office:value="2548642" table:style-name="ce1">
            <text:p>2548642</text:p>
          </table:table-cell>
          <table:table-cell table:style-name="ce1"/>
          <table:table-cell office:value-type="float" office:value="2888158" table:style-name="ce1">
            <text:p>2888158</text:p>
          </table:table-cell>
          <table:table-cell office:value-type="float" office:value="2888674" table:style-name="ce1">
            <text:p>2888674</text:p>
          </table:table-cell>
          <table:table-cell office:value-type="float" office:value="2890188" table:style-name="ce1">
            <text:p>2890188</text:p>
          </table:table-cell>
          <table:table-cell table:style-name="ce1"/>
          <table:table-cell office:value-type="float" office:value="2277662" table:style-name="ce1">
            <text:p>2277662</text:p>
          </table:table-cell>
          <table:table-cell office:value-type="float" office:value="2278513" table:style-name="ce1">
            <text:p>2278513</text:p>
          </table:table-cell>
          <table:table-cell office:value-type="float" office:value="2284815" table:style-name="ce1">
            <text:p>2284815</text:p>
          </table:table-cell>
          <table:table-cell table:style-name="ce1"/>
          <table:table-cell office:value-type="float" office:value="2804773" table:style-name="ce1">
            <text:p>2804773</text:p>
          </table:table-cell>
          <table:table-cell office:value-type="float" office:value="2805676" table:style-name="ce1">
            <text:p>2805676</text:p>
          </table:table-cell>
          <table:table-cell office:value-type="float" office:value="2807769" table:style-name="ce1">
            <text:p>2807769</text:p>
          </table:table-cell>
          <table:table-cell table:style-name="ce1"/>
          <table:table-cell office:value-type="float" office:value="2397237" table:style-name="ce1">
            <text:p>2397237</text:p>
          </table:table-cell>
          <table:table-cell office:value-type="float" office:value="2398707" table:style-name="ce1">
            <text:p>2398707</text:p>
          </table:table-cell>
          <table:table-cell table:style-name="ce1"/>
          <table:table-cell office:value-type="float" office:value="2405733" table:style-name="ce1">
            <text:p>2405733</text:p>
          </table:table-cell>
          <table:table-cell office:value-type="float" office:value="2381033" table:style-name="ce1">
            <text:p>2381033</text:p>
          </table:table-cell>
          <table:table-cell office:value-type="float" office:value="2382567" table:style-name="ce1">
            <text:p>2382567</text:p>
          </table:table-cell>
          <table:table-cell office:value-type="float" office:value="2387241" table:style-name="ce1">
            <text:p>2387241</text:p>
          </table:table-cell>
          <table:table-cell table:style-name="ce1"/>
          <table:table-cell office:value-type="float" office:value="2670119" table:style-name="ce1">
            <text:p>2670119</text:p>
          </table:table-cell>
          <table:table-cell office:value-type="float" office:value="2670950" table:style-name="ce1">
            <text:p>2670950</text:p>
          </table:table-cell>
          <table:table-cell office:value-type="float" office:value="2672584" table:style-name="ce1">
            <text:p>2672584</text:p>
          </table:table-cell>
          <table:table-cell table:style-name="ce1"/>
          <table:table-cell office:value-type="float" office:value="2763278" table:style-name="ce1">
            <text:p>2763278</text:p>
          </table:table-cell>
          <table:table-cell office:value-type="float" office:value="2763808" table:style-name="ce1">
            <text:p>2763808</text:p>
          </table:table-cell>
          <table:table-cell office:value-type="float" office:value="2766003" table:style-name="ce1">
            <text:p>2766003</text:p>
          </table:table-cell>
          <table:table-cell table:style-name="ce1"/>
          <table:table-cell office:value-type="float" office:value="2752010" table:style-name="ce1">
            <text:p>2752010</text:p>
          </table:table-cell>
          <table:table-cell office:value-type="float" office:value="2752521" table:style-name="ce1">
            <text:p>2752521</text:p>
          </table:table-cell>
          <table:table-cell office:value-type="float" office:value="2755422" table:style-name="ce1">
            <text:p>2755422</text:p>
          </table:table-cell>
          <table:table-cell table:style-name="ce1"/>
          <table:table-cell office:value-type="float" office:value="2979566" table:style-name="ce1">
            <text:p>2979566</text:p>
          </table:table-cell>
          <table:table-cell office:value-type="float" office:value="2980027" table:style-name="ce1">
            <text:p>2980027</text:p>
          </table:table-cell>
          <table:table-cell office:value-type="float" office:value="2981862" table:style-name="ce1">
            <text:p>2981862</text:p>
          </table:table-cell>
          <table:table-cell table:style-name="ce1"/>
          <table:table-cell office:value-type="float" office:value="2684654" table:style-name="ce1">
            <text:p>2684654</text:p>
          </table:table-cell>
          <table:table-cell office:value-type="float" office:value="2685486" table:style-name="ce1">
            <text:p>2685486</text:p>
          </table:table-cell>
          <table:table-cell office:value-type="float" office:value="2687143" table:style-name="ce1">
            <text:p>2687143</text:p>
          </table:table-cell>
          <table:table-cell table:style-name="ce1"/>
          <table:table-cell office:value-type="float" office:value="2338194" table:style-name="ce1">
            <text:p>2338194</text:p>
          </table:table-cell>
          <table:table-cell office:value-type="float" office:value="2341746" table:style-name="ce1">
            <text:p>2341746</text:p>
          </table:table-cell>
          <table:table-cell table:style-name="ce1"/>
          <table:table-cell office:value-type="float" office:value="2347498" table:style-name="ce1">
            <text:p>2347498</text:p>
          </table:table-cell>
          <table:table-cell office:value-type="float" office:value="2510588" table:style-name="ce1">
            <text:p>2510588</text:p>
          </table:table-cell>
          <table:table-cell office:value-type="float" office:value="2511282" table:style-name="ce1">
            <text:p>2511282</text:p>
          </table:table-cell>
          <table:table-cell office:value-type="float" office:value="2512844" table:style-name="ce1">
            <text:p>2512844</text:p>
          </table:table-cell>
          <table:table-cell table:style-name="ce1"/>
          <table:table-cell office:value-type="float" office:value="2898709" table:style-name="ce1">
            <text:p>2898709</text:p>
          </table:table-cell>
          <table:table-cell office:value-type="float" office:value="2899383" table:style-name="ce1">
            <text:p>2899383</text:p>
          </table:table-cell>
          <table:table-cell office:value-type="float" office:value="2901288" table:style-name="ce1">
            <text:p>2901288</text:p>
          </table:table-cell>
          <table:table-cell table:style-name="ce1"/>
          <table:table-cell office:value-type="float" office:value="2252068" table:style-name="ce1">
            <text:p>2252068</text:p>
          </table:table-cell>
          <table:table-cell office:value-type="float" office:value="2252779" table:style-name="ce1">
            <text:p>2252779</text:p>
          </table:table-cell>
          <table:table-cell office:value-type="float" office:value="2256384" table:style-name="ce1">
            <text:p>2256384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7_214808_M020899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9:35:38</text:p>
          </table:table-cell>
          <table:table-cell office:value-type="string" table:style-name="ce1">
            <text:p>2020-11-17_20:35:38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Aurélien B</text:p>
          </table:table-cell>
          <table:table-cell office:value-type="string" table:style-name="ce1">
            <text:p>M02089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qU0YdNQeaigLzkkQ</text:p>
          </table:table-cell>
          <table:table-cell office:value-type="string" table:style-name="ce1">
            <text:p>https://www.testable.org/experiment/4303/294929/start?participant=M020899</text:p>
          </table:table-cell>
          <table:table-cell office:value-type="float" office:value="7953897" table:style-name="ce1">
            <text:p>7953897</text:p>
          </table:table-cell>
          <table:table-cell office:value-type="float" office:value="132.56495000000001" table:style-name="ce1">
            <text:p>132,56495</text:p>
          </table:table-cell>
          <table:table-cell office:value-type="float" office:value="4928552" table:style-name="ce1">
            <text:p>4928552</text:p>
          </table:table-cell>
          <table:table-cell office:value-type="float" office:value="4992546" table:style-name="ce1">
            <text:p>4992546</text:p>
          </table:table-cell>
          <table:table-cell office:value-type="float" office:value="4968529" table:style-name="ce1">
            <text:p>4968529</text:p>
          </table:table-cell>
          <table:table-cell office:value-type="float" office:value="4829104" table:style-name="ce1">
            <text:p>4829104</text:p>
          </table:table-cell>
          <table:table-cell office:value-type="float" office:value="4867477" table:style-name="ce1">
            <text:p>4867477</text:p>
          </table:table-cell>
          <table:table-cell office:value-type="float" office:value="4892975" table:style-name="ce1">
            <text:p>4892975</text:p>
          </table:table-cell>
          <table:table-cell office:value-type="float" office:value="4799173" table:style-name="ce1">
            <text:p>4799173</text:p>
          </table:table-cell>
          <table:table-cell office:value-type="float" office:value="4757045" table:style-name="ce1">
            <text:p>4757045</text:p>
          </table:table-cell>
          <table:table-cell office:value-type="float" office:value="4524023" table:style-name="ce1">
            <text:p>4524023</text:p>
          </table:table-cell>
          <table:table-cell office:value-type="float" office:value="4569075" table:style-name="ce1">
            <text:p>4569075</text:p>
          </table:table-cell>
          <table:table-cell office:value-type="float" office:value="4687252" table:style-name="ce1">
            <text:p>4687252</text:p>
          </table:table-cell>
          <table:table-cell office:value-type="float" office:value="4646038" table:style-name="ce1">
            <text:p>4646038</text:p>
          </table:table-cell>
          <table:table-cell office:value-type="float" office:value="7210068" table:style-name="ce1">
            <text:p>7210068</text:p>
          </table:table-cell>
          <table:table-cell office:value-type="float" office:value="7210601" table:style-name="ce1">
            <text:p>7210601</text:p>
          </table:table-cell>
          <table:table-cell office:value-type="float" office:value="7212646" table:style-name="ce1">
            <text:p>7212646</text:p>
          </table:table-cell>
          <table:table-cell table:style-name="ce1"/>
          <table:table-cell office:value-type="float" office:value="6623462" table:style-name="ce1">
            <text:p>6623462</text:p>
          </table:table-cell>
          <table:table-cell office:value-type="float" office:value="6624180" table:style-name="ce1">
            <text:p>6624180</text:p>
          </table:table-cell>
          <table:table-cell office:value-type="float" office:value="6626374" table:style-name="ce1">
            <text:p>6626374</text:p>
          </table:table-cell>
          <table:table-cell table:style-name="ce1"/>
          <table:table-cell office:value-type="float" office:value="6402683" table:style-name="ce1">
            <text:p>6402683</text:p>
          </table:table-cell>
          <table:table-cell office:value-type="float" office:value="6403545" table:style-name="ce1">
            <text:p>6403545</text:p>
          </table:table-cell>
          <table:table-cell office:value-type="float" office:value="6406878" table:style-name="ce1">
            <text:p>6406878</text:p>
          </table:table-cell>
          <table:table-cell table:style-name="ce1"/>
          <table:table-cell office:value-type="float" office:value="6581759" table:style-name="ce1">
            <text:p>6581759</text:p>
          </table:table-cell>
          <table:table-cell office:value-type="float" office:value="6582545" table:style-name="ce1">
            <text:p>6582545</text:p>
          </table:table-cell>
          <table:table-cell office:value-type="float" office:value="6585010" table:style-name="ce1">
            <text:p>6585010</text:p>
          </table:table-cell>
          <table:table-cell table:style-name="ce1"/>
          <table:table-cell office:value-type="float" office:value="7756368" table:style-name="ce1">
            <text:p>7756368</text:p>
          </table:table-cell>
          <table:table-cell office:value-type="float" office:value="7757066" table:style-name="ce1">
            <text:p>7757066</text:p>
          </table:table-cell>
          <table:table-cell office:value-type="float" office:value="7761430" table:style-name="ce1">
            <text:p>7761430</text:p>
          </table:table-cell>
          <table:table-cell table:style-name="ce1"/>
          <table:table-cell office:value-type="float" office:value="6492594" table:style-name="ce1">
            <text:p>6492594</text:p>
          </table:table-cell>
          <table:table-cell office:value-type="float" office:value="6493329" table:style-name="ce1">
            <text:p>6493329</text:p>
          </table:table-cell>
          <table:table-cell office:value-type="float" office:value="6495999" table:style-name="ce1">
            <text:p>6495999</text:p>
          </table:table-cell>
          <table:table-cell table:style-name="ce1"/>
          <table:table-cell office:value-type="float" office:value="6673209" table:style-name="ce1">
            <text:p>6673209</text:p>
          </table:table-cell>
          <table:table-cell office:value-type="float" office:value="6673958" table:style-name="ce1">
            <text:p>6673958</text:p>
          </table:table-cell>
          <table:table-cell office:value-type="float" office:value="6677035" table:style-name="ce1">
            <text:p>6677035</text:p>
          </table:table-cell>
          <table:table-cell table:style-name="ce1"/>
          <table:table-cell office:value-type="float" office:value="6935720" table:style-name="ce1">
            <text:p>6935720</text:p>
          </table:table-cell>
          <table:table-cell office:value-type="float" office:value="6936523" table:style-name="ce1">
            <text:p>6936523</text:p>
          </table:table-cell>
          <table:table-cell office:value-type="float" office:value="6938794" table:style-name="ce1">
            <text:p>6938794</text:p>
          </table:table-cell>
          <table:table-cell table:style-name="ce1"/>
          <table:table-cell office:value-type="float" office:value="7798835" table:style-name="ce1">
            <text:p>7798835</text:p>
          </table:table-cell>
          <table:table-cell office:value-type="float" office:value="7799473" table:style-name="ce1">
            <text:p>7799473</text:p>
          </table:table-cell>
          <table:table-cell office:value-type="float" office:value="7801985" table:style-name="ce1">
            <text:p>7801985</text:p>
          </table:table-cell>
          <table:table-cell table:style-name="ce1"/>
          <table:table-cell office:value-type="float" office:value="7710784" table:style-name="ce1">
            <text:p>7710784</text:p>
          </table:table-cell>
          <table:table-cell office:value-type="float" office:value="7717517" table:style-name="ce1">
            <text:p>7717517</text:p>
          </table:table-cell>
          <table:table-cell office:value-type="float" office:value="7719767" table:style-name="ce1">
            <text:p>7719767</text:p>
          </table:table-cell>
          <table:table-cell table:style-name="ce1"/>
          <table:table-cell office:value-type="float" office:value="7425299" table:style-name="ce1">
            <text:p>7425299</text:p>
          </table:table-cell>
          <table:table-cell office:value-type="float" office:value="7426143" table:style-name="ce1">
            <text:p>7426143</text:p>
          </table:table-cell>
          <table:table-cell office:value-type="float" office:value="7428471" table:style-name="ce1">
            <text:p>7428471</text:p>
          </table:table-cell>
          <table:table-cell table:style-name="ce1"/>
          <table:table-cell office:value-type="float" office:value="7312250" table:style-name="ce1">
            <text:p>7312250</text:p>
          </table:table-cell>
          <table:table-cell office:value-type="float" office:value="7316540" table:style-name="ce1">
            <text:p>7316540</text:p>
          </table:table-cell>
          <table:table-cell office:value-type="float" office:value="7321527" table:style-name="ce1">
            <text:p>7321527</text:p>
          </table:table-cell>
          <table:table-cell table:style-name="ce1"/>
          <table:table-cell office:value-type="float" office:value="6531069" table:style-name="ce1">
            <text:p>6531069</text:p>
          </table:table-cell>
          <table:table-cell office:value-type="float" office:value="6531815" table:style-name="ce1">
            <text:p>6531815</text:p>
          </table:table-cell>
          <table:table-cell office:value-type="float" office:value="6534535" table:style-name="ce1">
            <text:p>6534535</text:p>
          </table:table-cell>
          <table:table-cell table:style-name="ce1"/>
          <table:table-cell office:value-type="float" office:value="7524650" table:style-name="ce1">
            <text:p>7524650</text:p>
          </table:table-cell>
          <table:table-cell office:value-type="float" office:value="7525356" table:style-name="ce1">
            <text:p>7525356</text:p>
          </table:table-cell>
          <table:table-cell office:value-type="float" office:value="7527663" table:style-name="ce1">
            <text:p>7527663</text:p>
          </table:table-cell>
          <table:table-cell table:style-name="ce1"/>
          <table:table-cell office:value-type="float" office:value="7822356" table:style-name="ce1">
            <text:p>7822356</text:p>
          </table:table-cell>
          <table:table-cell office:value-type="float" office:value="7823276" table:style-name="ce1">
            <text:p>7823276</text:p>
          </table:table-cell>
          <table:table-cell office:value-type="float" office:value="7824912" table:style-name="ce1">
            <text:p>7824912</text:p>
          </table:table-cell>
          <table:table-cell table:style-name="ce1"/>
          <table:table-cell office:value-type="float" office:value="6463814" table:style-name="ce1">
            <text:p>6463814</text:p>
          </table:table-cell>
          <table:table-cell office:value-type="float" office:value="6464522" table:style-name="ce1">
            <text:p>6464522</text:p>
          </table:table-cell>
          <table:table-cell office:value-type="float" office:value="6468252" table:style-name="ce1">
            <text:p>6468252</text:p>
          </table:table-cell>
          <table:table-cell table:style-name="ce1"/>
          <table:table-cell office:value-type="float" office:value="7199428" table:style-name="ce1">
            <text:p>7199428</text:p>
          </table:table-cell>
          <table:table-cell office:value-type="float" office:value="7200192" table:style-name="ce1">
            <text:p>7200192</text:p>
          </table:table-cell>
          <table:table-cell office:value-type="float" office:value="7201897" table:style-name="ce1">
            <text:p>7201897</text:p>
          </table:table-cell>
          <table:table-cell table:style-name="ce1"/>
          <table:table-cell office:value-type="float" office:value="7830299" table:style-name="ce1">
            <text:p>7830299</text:p>
          </table:table-cell>
          <table:table-cell office:value-type="float" office:value="7830937" table:style-name="ce1">
            <text:p>7830937</text:p>
          </table:table-cell>
          <table:table-cell office:value-type="float" office:value="7833636" table:style-name="ce1">
            <text:p>7833636</text:p>
          </table:table-cell>
          <table:table-cell table:style-name="ce1"/>
          <table:table-cell office:value-type="float" office:value="7453118" table:style-name="ce1">
            <text:p>7453118</text:p>
          </table:table-cell>
          <table:table-cell office:value-type="float" office:value="7454195" table:style-name="ce1">
            <text:p>7454195</text:p>
          </table:table-cell>
          <table:table-cell office:value-type="float" office:value="7456911" table:style-name="ce1">
            <text:p>7456911</text:p>
          </table:table-cell>
          <table:table-cell table:style-name="ce1"/>
          <table:table-cell office:value-type="float" office:value="7882977" table:style-name="ce1">
            <text:p>7882977</text:p>
          </table:table-cell>
          <table:table-cell office:value-type="float" office:value="7883623" table:style-name="ce1">
            <text:p>7883623</text:p>
          </table:table-cell>
          <table:table-cell office:value-type="float" office:value="7885474" table:style-name="ce1">
            <text:p>7885474</text:p>
          </table:table-cell>
          <table:table-cell table:style-name="ce1"/>
          <table:table-cell office:value-type="float" office:value="6792998" table:style-name="ce1">
            <text:p>6792998</text:p>
          </table:table-cell>
          <table:table-cell office:value-type="float" office:value="6793734" table:style-name="ce1">
            <text:p>6793734</text:p>
          </table:table-cell>
          <table:table-cell office:value-type="float" office:value="6796199" table:style-name="ce1">
            <text:p>6796199</text:p>
          </table:table-cell>
          <table:table-cell table:style-name="ce1"/>
          <table:table-cell office:value-type="float" office:value="7330332" table:style-name="ce1">
            <text:p>7330332</text:p>
          </table:table-cell>
          <table:table-cell office:value-type="float" office:value="7331224" table:style-name="ce1">
            <text:p>7331224</text:p>
          </table:table-cell>
          <table:table-cell office:value-type="float" office:value="7333504" table:style-name="ce1">
            <text:p>7333504</text:p>
          </table:table-cell>
          <table:table-cell table:style-name="ce1"/>
          <table:table-cell office:value-type="float" office:value="6356254" table:style-name="ce1">
            <text:p>6356254</text:p>
          </table:table-cell>
          <table:table-cell office:value-type="float" office:value="6357507" table:style-name="ce1">
            <text:p>6357507</text:p>
          </table:table-cell>
          <table:table-cell office:value-type="float" office:value="6360097" table:style-name="ce1">
            <text:p>6360097</text:p>
          </table:table-cell>
          <table:table-cell table:style-name="ce1"/>
          <table:table-cell office:value-type="float" office:value="6710298" table:style-name="ce1">
            <text:p>6710298</text:p>
          </table:table-cell>
          <table:table-cell office:value-type="float" office:value="6710948" table:style-name="ce1">
            <text:p>6710948</text:p>
          </table:table-cell>
          <table:table-cell office:value-type="float" office:value="6713246" table:style-name="ce1">
            <text:p>6713246</text:p>
          </table:table-cell>
          <table:table-cell table:style-name="ce1"/>
          <table:table-cell office:value-type="float" office:value="7361603" table:style-name="ce1">
            <text:p>7361603</text:p>
          </table:table-cell>
          <table:table-cell office:value-type="float" office:value="7362535" table:style-name="ce1">
            <text:p>7362535</text:p>
          </table:table-cell>
          <table:table-cell office:value-type="float" office:value="7364278" table:style-name="ce1">
            <text:p>7364278</text:p>
          </table:table-cell>
          <table:table-cell table:style-name="ce1"/>
          <table:table-cell office:value-type="float" office:value="7017776" table:style-name="ce1">
            <text:p>7017776</text:p>
          </table:table-cell>
          <table:table-cell office:value-type="float" office:value="7020802" table:style-name="ce1">
            <text:p>7020802</text:p>
          </table:table-cell>
          <table:table-cell office:value-type="float" office:value="7023842" table:style-name="ce1">
            <text:p>7023842</text:p>
          </table:table-cell>
          <table:table-cell table:style-name="ce1"/>
          <table:table-cell office:value-type="float" office:value="6771023" table:style-name="ce1">
            <text:p>6771023</text:p>
          </table:table-cell>
          <table:table-cell office:value-type="float" office:value="6772345" table:style-name="ce1">
            <text:p>6772345</text:p>
          </table:table-cell>
          <table:table-cell office:value-type="float" office:value="6774197" table:style-name="ce1">
            <text:p>6774197</text:p>
          </table:table-cell>
          <table:table-cell table:style-name="ce1"/>
          <table:table-cell office:value-type="float" office:value="7864026" table:style-name="ce1">
            <text:p>7864026</text:p>
          </table:table-cell>
          <table:table-cell office:value-type="float" office:value="7864612" table:style-name="ce1">
            <text:p>7864612</text:p>
          </table:table-cell>
          <table:table-cell office:value-type="float" office:value="7866862" table:style-name="ce1">
            <text:p>7866862</text:p>
          </table:table-cell>
          <table:table-cell table:style-name="ce1"/>
          <table:table-cell office:value-type="float" office:value="7385886" table:style-name="ce1">
            <text:p>7385886</text:p>
          </table:table-cell>
          <table:table-cell office:value-type="float" office:value="7387954" table:style-name="ce1">
            <text:p>7387954</text:p>
          </table:table-cell>
          <table:table-cell office:value-type="float" office:value="7390088" table:style-name="ce1">
            <text:p>7390088</text:p>
          </table:table-cell>
          <table:table-cell table:style-name="ce1"/>
          <table:table-cell office:value-type="float" office:value="7948253" table:style-name="ce1">
            <text:p>7948253</text:p>
          </table:table-cell>
          <table:table-cell office:value-type="float" office:value="7949183" table:style-name="ce1">
            <text:p>7949183</text:p>
          </table:table-cell>
          <table:table-cell office:value-type="float" office:value="7951549" table:style-name="ce1">
            <text:p>7951549</text:p>
          </table:table-cell>
          <table:table-cell table:style-name="ce1"/>
          <table:table-cell office:value-type="float" office:value="7847939" table:style-name="ce1">
            <text:p>7847939</text:p>
          </table:table-cell>
          <table:table-cell office:value-type="float" office:value="7848549" table:style-name="ce1">
            <text:p>7848549</text:p>
          </table:table-cell>
          <table:table-cell office:value-type="float" office:value="7850243" table:style-name="ce1">
            <text:p>7850243</text:p>
          </table:table-cell>
          <table:table-cell table:style-name="ce1"/>
          <table:table-cell office:value-type="float" office:value="7252639" table:style-name="ce1">
            <text:p>7252639</text:p>
          </table:table-cell>
          <table:table-cell office:value-type="float" office:value="7253534" table:style-name="ce1">
            <text:p>7253534</text:p>
          </table:table-cell>
          <table:table-cell office:value-type="float" office:value="7256552" table:style-name="ce1">
            <text:p>7256552</text:p>
          </table:table-cell>
          <table:table-cell table:style-name="ce1"/>
          <table:table-cell office:value-type="float" office:value="6165021" table:style-name="ce1">
            <text:p>6165021</text:p>
          </table:table-cell>
          <table:table-cell office:value-type="float" office:value="6166281" table:style-name="ce1">
            <text:p>6166281</text:p>
          </table:table-cell>
          <table:table-cell office:value-type="float" office:value="6168321" table:style-name="ce1">
            <text:p>6168321</text:p>
          </table:table-cell>
          <table:table-cell table:style-name="ce1"/>
          <table:table-cell office:value-type="float" office:value="7498117" table:style-name="ce1">
            <text:p>7498117</text:p>
          </table:table-cell>
          <table:table-cell office:value-type="float" office:value="7498902" table:style-name="ce1">
            <text:p>7498902</text:p>
          </table:table-cell>
          <table:table-cell office:value-type="float" office:value="7501357" table:style-name="ce1">
            <text:p>7501357</text:p>
          </table:table-cell>
          <table:table-cell table:style-name="ce1"/>
          <table:table-cell office:value-type="float" office:value="7095444" table:style-name="ce1">
            <text:p>7095444</text:p>
          </table:table-cell>
          <table:table-cell office:value-type="float" office:value="7096171" table:style-name="ce1">
            <text:p>7096171</text:p>
          </table:table-cell>
          <table:table-cell office:value-type="float" office:value="7099162" table:style-name="ce1">
            <text:p>7099162</text:p>
          </table:table-cell>
          <table:table-cell table:style-name="ce1"/>
          <table:table-cell office:value-type="float" office:value="7776758" table:style-name="ce1">
            <text:p>7776758</text:p>
          </table:table-cell>
          <table:table-cell office:value-type="float" office:value="7777614" table:style-name="ce1">
            <text:p>7777614</text:p>
          </table:table-cell>
          <table:table-cell office:value-type="float" office:value="7780224" table:style-name="ce1">
            <text:p>7780224</text:p>
          </table:table-cell>
          <table:table-cell table:style-name="ce1"/>
          <table:table-cell office:value-type="float" office:value="6298639" table:style-name="ce1">
            <text:p>6298639</text:p>
          </table:table-cell>
          <table:table-cell office:value-type="float" office:value="6300309" table:style-name="ce1">
            <text:p>6300309</text:p>
          </table:table-cell>
          <table:table-cell office:value-type="float" office:value="6302425" table:style-name="ce1">
            <text:p>6302425</text:p>
          </table:table-cell>
          <table:table-cell table:style-name="ce1"/>
          <table:table-cell office:value-type="float" office:value="6202945" table:style-name="ce1">
            <text:p>6202945</text:p>
          </table:table-cell>
          <table:table-cell office:value-type="float" office:value="6204265" table:style-name="ce1">
            <text:p>6204265</text:p>
          </table:table-cell>
          <table:table-cell office:value-type="float" office:value="6207054" table:style-name="ce1">
            <text:p>6207054</text:p>
          </table:table-cell>
          <table:table-cell table:style-name="ce1"/>
          <table:table-cell office:value-type="float" office:value="7175769" table:style-name="ce1">
            <text:p>7175769</text:p>
          </table:table-cell>
          <table:table-cell office:value-type="float" office:value="7176729" table:style-name="ce1">
            <text:p>7176729</text:p>
          </table:table-cell>
          <table:table-cell office:value-type="float" office:value="7178494" table:style-name="ce1">
            <text:p>7178494</text:p>
          </table:table-cell>
          <table:table-cell table:style-name="ce1"/>
          <table:table-cell office:value-type="float" office:value="7585095" table:style-name="ce1">
            <text:p>7585095</text:p>
          </table:table-cell>
          <table:table-cell office:value-type="float" office:value="7585773" table:style-name="ce1">
            <text:p>7585773</text:p>
          </table:table-cell>
          <table:table-cell office:value-type="float" office:value="7587829" table:style-name="ce1">
            <text:p>7587829</text:p>
          </table:table-cell>
          <table:table-cell table:style-name="ce1"/>
          <table:table-cell office:value-type="float" office:value="6449646" table:style-name="ce1">
            <text:p>6449646</text:p>
          </table:table-cell>
          <table:table-cell office:value-type="float" office:value="6450546" table:style-name="ce1">
            <text:p>6450546</text:p>
          </table:table-cell>
          <table:table-cell office:value-type="float" office:value="6453224" table:style-name="ce1">
            <text:p>6453224</text:p>
          </table:table-cell>
          <table:table-cell table:style-name="ce1"/>
          <table:table-cell office:value-type="float" office:value="6257402" table:style-name="ce1">
            <text:p>6257402</text:p>
          </table:table-cell>
          <table:table-cell office:value-type="float" office:value="6258294" table:style-name="ce1">
            <text:p>6258294</text:p>
          </table:table-cell>
          <table:table-cell office:value-type="float" office:value="6261130" table:style-name="ce1">
            <text:p>6261130</text:p>
          </table:table-cell>
          <table:table-cell table:style-name="ce1"/>
          <table:table-cell office:value-type="float" office:value="7926088" table:style-name="ce1">
            <text:p>7926088</text:p>
          </table:table-cell>
          <table:table-cell office:value-type="float" office:value="7926960" table:style-name="ce1">
            <text:p>7926960</text:p>
          </table:table-cell>
          <table:table-cell office:value-type="float" office:value="7929529" table:style-name="ce1">
            <text:p>7929529</text:p>
          </table:table-cell>
          <table:table-cell table:style-name="ce1"/>
          <table:table-cell office:value-type="float" office:value="7049616" table:style-name="ce1">
            <text:p>7049616</text:p>
          </table:table-cell>
          <table:table-cell office:value-type="float" office:value="7050312" table:style-name="ce1">
            <text:p>7050312</text:p>
          </table:table-cell>
          <table:table-cell office:value-type="float" office:value="7054132" table:style-name="ce1">
            <text:p>7054132</text:p>
          </table:table-cell>
          <table:table-cell table:style-name="ce1"/>
          <table:table-cell office:value-type="float" office:value="6852150" table:style-name="ce1">
            <text:p>6852150</text:p>
          </table:table-cell>
          <table:table-cell office:value-type="float" office:value="6852904" table:style-name="ce1">
            <text:p>6852904</text:p>
          </table:table-cell>
          <table:table-cell office:value-type="float" office:value="6854776" table:style-name="ce1">
            <text:p>6854776</text:p>
          </table:table-cell>
          <table:table-cell table:style-name="ce1"/>
          <table:table-cell office:value-type="float" office:value="6901481" table:style-name="ce1">
            <text:p>6901481</text:p>
          </table:table-cell>
          <table:table-cell office:value-type="float" office:value="6902603" table:style-name="ce1">
            <text:p>6902603</text:p>
          </table:table-cell>
          <table:table-cell office:value-type="float" office:value="6905370" table:style-name="ce1">
            <text:p>6905370</text:p>
          </table:table-cell>
          <table:table-cell table:style-name="ce1"/>
          <table:table-cell office:value-type="float" office:value="6978095" table:style-name="ce1">
            <text:p>6978095</text:p>
          </table:table-cell>
          <table:table-cell office:value-type="float" office:value="6978922" table:style-name="ce1">
            <text:p>6978922</text:p>
          </table:table-cell>
          <table:table-cell office:value-type="float" office:value="6982410" table:style-name="ce1">
            <text:p>6982410</text:p>
          </table:table-cell>
          <table:table-cell table:style-name="ce1"/>
          <table:table-cell office:value-type="float" office:value="7632159" table:style-name="ce1">
            <text:p>7632159</text:p>
          </table:table-cell>
          <table:table-cell office:value-type="float" office:value="7632932" table:style-name="ce1">
            <text:p>7632932</text:p>
          </table:table-cell>
          <table:table-cell office:value-type="float" office:value="7636050" table:style-name="ce1">
            <text:p>7636050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7_214858_M03106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58:46</text:p>
          </table:table-cell>
          <table:table-cell office:value-type="string" table:style-name="ce1">
            <text:p>2020-11-17_21:58:46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M03106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KjubTVmo5fBTEbtB</text:p>
          </table:table-cell>
          <table:table-cell office:value-type="string" table:style-name="ce1">
            <text:p>https://www.testable.org/experiment/4303/294929/start?participant=M031068</text:p>
          </table:table-cell>
          <table:table-cell office:value-type="float" office:value="3013186" table:style-name="ce1">
            <text:p>3013186</text:p>
          </table:table-cell>
          <table:table-cell office:value-type="float" office:value="50.219766666666999" table:style-name="ce1">
            <text:p>50,21976667</text:p>
          </table:table-cell>
          <table:table-cell office:value-type="float" office:value="870150" table:style-name="ce1">
            <text:p>870150</text:p>
          </table:table-cell>
          <table:table-cell office:value-type="float" office:value="828541" table:style-name="ce1">
            <text:p>828541</text:p>
          </table:table-cell>
          <table:table-cell office:value-type="float" office:value="780072" table:style-name="ce1">
            <text:p>780072</text:p>
          </table:table-cell>
          <table:table-cell office:value-type="float" office:value="362177" table:style-name="ce1">
            <text:p>362177</text:p>
          </table:table-cell>
          <table:table-cell office:value-type="float" office:value="526972" table:style-name="ce1">
            <text:p>526972</text:p>
          </table:table-cell>
          <table:table-cell office:value-type="float" office:value="903154" table:style-name="ce1">
            <text:p>903154</text:p>
          </table:table-cell>
          <table:table-cell office:value-type="float" office:value="720247" table:style-name="ce1">
            <text:p>720247</text:p>
          </table:table-cell>
          <table:table-cell office:value-type="float" office:value="603268" table:style-name="ce1">
            <text:p>603268</text:p>
          </table:table-cell>
          <table:table-cell office:value-type="float" office:value="413301" table:style-name="ce1">
            <text:p>413301</text:p>
          </table:table-cell>
          <table:table-cell office:value-type="float" office:value="948548" table:style-name="ce1">
            <text:p>948548</text:p>
          </table:table-cell>
          <table:table-cell office:value-type="float" office:value="480014" table:style-name="ce1">
            <text:p>480014</text:p>
          </table:table-cell>
          <table:table-cell office:value-type="float" office:value="659973" table:style-name="ce1">
            <text:p>659973</text:p>
          </table:table-cell>
          <table:table-cell table:number-columns-repeated="192" table:style-name="ce1"/>
          <table:table-cell office:value-type="float" office:value="3003922" table:style-name="ce1">
            <text:p>3003922</text:p>
          </table:table-cell>
          <table:table-cell office:value-type="float" office:value="3005376" table:style-name="ce1">
            <text:p>3005376</text:p>
          </table:table-cell>
          <table:table-cell office:value-type="float" office:value="3009289" table:style-name="ce1">
            <text:p>3009289</text:p>
          </table:table-cell>
          <table:table-cell table:style-name="ce1"/>
          <table:table-cell office:value-type="float" office:value="1960545" table:style-name="ce1">
            <text:p>1960545</text:p>
          </table:table-cell>
          <table:table-cell office:value-type="float" office:value="1962120" table:style-name="ce1">
            <text:p>1962120</text:p>
          </table:table-cell>
          <table:table-cell office:value-type="float" office:value="1965535" table:style-name="ce1">
            <text:p>1965535</text:p>
          </table:table-cell>
          <table:table-cell table:style-name="ce1"/>
          <table:table-cell office:value-type="float" office:value="2399598" table:style-name="ce1">
            <text:p>2399598</text:p>
          </table:table-cell>
          <table:table-cell office:value-type="float" office:value="2400787" table:style-name="ce1">
            <text:p>2400787</text:p>
          </table:table-cell>
          <table:table-cell office:value-type="float" office:value="2403199" table:style-name="ce1">
            <text:p>2403199</text:p>
          </table:table-cell>
          <table:table-cell table:style-name="ce1"/>
          <table:table-cell office:value-type="float" office:value="2254185" table:style-name="ce1">
            <text:p>2254185</text:p>
          </table:table-cell>
          <table:table-cell office:value-type="float" office:value="2255341" table:style-name="ce1">
            <text:p>2255341</text:p>
          </table:table-cell>
          <table:table-cell office:value-type="float" office:value="2262788" table:style-name="ce1">
            <text:p>2262788</text:p>
          </table:table-cell>
          <table:table-cell table:style-name="ce1"/>
          <table:table-cell office:value-type="float" office:value="2312600" table:style-name="ce1">
            <text:p>2312600</text:p>
          </table:table-cell>
          <table:table-cell office:value-type="float" office:value="2316243" table:style-name="ce1">
            <text:p>2316243</text:p>
          </table:table-cell>
          <table:table-cell table:style-name="ce1"/>
          <table:table-cell office:value-type="float" office:value="2319529" table:style-name="ce1">
            <text:p>2319529</text:p>
          </table:table-cell>
          <table:table-cell office:value-type="float" office:value="2504119" table:style-name="ce1">
            <text:p>2504119</text:p>
          </table:table-cell>
          <table:table-cell office:value-type="float" office:value="2505198" table:style-name="ce1">
            <text:p>2505198</text:p>
          </table:table-cell>
          <table:table-cell office:value-type="float" office:value="2508708" table:style-name="ce1">
            <text:p>2508708</text:p>
          </table:table-cell>
          <table:table-cell table:style-name="ce1"/>
          <table:table-cell office:value-type="float" office:value="2038671" table:style-name="ce1">
            <text:p>2038671</text:p>
          </table:table-cell>
          <table:table-cell office:value-type="float" office:value="2041242" table:style-name="ce1">
            <text:p>2041242</text:p>
          </table:table-cell>
          <table:table-cell table:style-name="ce1"/>
          <table:table-cell office:value-type="float" office:value="2044990" table:style-name="ce1">
            <text:p>2044990</text:p>
          </table:table-cell>
          <table:table-cell office:value-type="float" office:value="2332971" table:style-name="ce1">
            <text:p>2332971</text:p>
          </table:table-cell>
          <table:table-cell office:value-type="float" office:value="2334427" table:style-name="ce1">
            <text:p>2334427</text:p>
          </table:table-cell>
          <table:table-cell office:value-type="float" office:value="2339374" table:style-name="ce1">
            <text:p>2339374</text:p>
          </table:table-cell>
          <table:table-cell table:style-name="ce1"/>
          <table:table-cell office:value-type="float" office:value="2381679" table:style-name="ce1">
            <text:p>2381679</text:p>
          </table:table-cell>
          <table:table-cell office:value-type="float" office:value="2383557" table:style-name="ce1">
            <text:p>2383557</text:p>
          </table:table-cell>
          <table:table-cell office:value-type="float" office:value="2388516" table:style-name="ce1">
            <text:p>2388516</text:p>
          </table:table-cell>
          <table:table-cell table:style-name="ce1"/>
          <table:table-cell office:value-type="float" office:value="2866418" table:style-name="ce1">
            <text:p>2866418</text:p>
          </table:table-cell>
          <table:table-cell office:value-type="float" office:value="2871822" table:style-name="ce1">
            <text:p>2871822</text:p>
          </table:table-cell>
          <table:table-cell table:style-name="ce1"/>
          <table:table-cell office:value-type="float" office:value="2874077" table:style-name="ce1">
            <text:p>2874077</text:p>
          </table:table-cell>
          <table:table-cell office:value-type="float" office:value="2117185" table:style-name="ce1">
            <text:p>2117185</text:p>
          </table:table-cell>
          <table:table-cell office:value-type="float" office:value="2119032" table:style-name="ce1">
            <text:p>2119032</text:p>
          </table:table-cell>
          <table:table-cell table:style-name="ce1"/>
          <table:table-cell office:value-type="float" office:value="2122715" table:style-name="ce1">
            <text:p>2122715</text:p>
          </table:table-cell>
          <table:table-cell office:value-type="float" office:value="2987149" table:style-name="ce1">
            <text:p>2987149</text:p>
          </table:table-cell>
          <table:table-cell office:value-type="float" office:value="2989076" table:style-name="ce1">
            <text:p>2989076</text:p>
          </table:table-cell>
          <table:table-cell table:style-name="ce1"/>
          <table:table-cell office:value-type="float" office:value="2992233" table:style-name="ce1">
            <text:p>2992233</text:p>
          </table:table-cell>
          <table:table-cell office:value-type="float" office:value="2348665" table:style-name="ce1">
            <text:p>2348665</text:p>
          </table:table-cell>
          <table:table-cell office:value-type="float" office:value="2350266" table:style-name="ce1">
            <text:p>2350266</text:p>
          </table:table-cell>
          <table:table-cell table:style-name="ce1"/>
          <table:table-cell office:value-type="float" office:value="2352808" table:style-name="ce1">
            <text:p>2352808</text:p>
          </table:table-cell>
          <table:table-cell office:value-type="float" office:value="2411219" table:style-name="ce1">
            <text:p>2411219</text:p>
          </table:table-cell>
          <table:table-cell office:value-type="float" office:value="2412871" table:style-name="ce1">
            <text:p>2412871</text:p>
          </table:table-cell>
          <table:table-cell table:style-name="ce1"/>
          <table:table-cell office:value-type="float" office:value="2418544" table:style-name="ce1">
            <text:p>2418544</text:p>
          </table:table-cell>
          <table:table-cell office:value-type="float" office:value="2541235" table:style-name="ce1">
            <text:p>2541235</text:p>
          </table:table-cell>
          <table:table-cell office:value-type="float" office:value="2544066" table:style-name="ce1">
            <text:p>2544066</text:p>
          </table:table-cell>
          <table:table-cell table:style-name="ce1"/>
          <table:table-cell office:value-type="float" office:value="2547879" table:style-name="ce1">
            <text:p>2547879</text:p>
          </table:table-cell>
          <table:table-cell office:value-type="float" office:value="2524823" table:style-name="ce1">
            <text:p>2524823</text:p>
          </table:table-cell>
          <table:table-cell office:value-type="float" office:value="2526511" table:style-name="ce1">
            <text:p>2526511</text:p>
          </table:table-cell>
          <table:table-cell table:style-name="ce1"/>
          <table:table-cell office:value-type="float" office:value="2529948" table:style-name="ce1">
            <text:p>2529948</text:p>
          </table:table-cell>
          <table:table-cell office:value-type="float" office:value="2951789" table:style-name="ce1">
            <text:p>2951789</text:p>
          </table:table-cell>
          <table:table-cell office:value-type="float" office:value="2953109" table:style-name="ce1">
            <text:p>2953109</text:p>
          </table:table-cell>
          <table:table-cell table:style-name="ce1"/>
          <table:table-cell office:value-type="float" office:value="2955916" table:style-name="ce1">
            <text:p>2955916</text:p>
          </table:table-cell>
          <table:table-cell office:value-type="float" office:value="2707292" table:style-name="ce1">
            <text:p>2707292</text:p>
          </table:table-cell>
          <table:table-cell office:value-type="float" office:value="2708229" table:style-name="ce1">
            <text:p>2708229</text:p>
          </table:table-cell>
          <table:table-cell table:style-name="ce1"/>
          <table:table-cell office:value-type="float" office:value="2711336" table:style-name="ce1">
            <text:p>2711336</text:p>
          </table:table-cell>
          <table:table-cell office:value-type="float" office:value="2465561" table:style-name="ce1">
            <text:p>2465561</text:p>
          </table:table-cell>
          <table:table-cell office:value-type="float" office:value="2466223" table:style-name="ce1">
            <text:p>2466223</text:p>
          </table:table-cell>
          <table:table-cell office:value-type="float" office:value="2469679" table:style-name="ce1">
            <text:p>2469679</text:p>
          </table:table-cell>
          <table:table-cell table:style-name="ce1"/>
          <table:table-cell office:value-type="float" office:value="2432904" table:style-name="ce1">
            <text:p>2432904</text:p>
          </table:table-cell>
          <table:table-cell office:value-type="float" office:value="2433881" table:style-name="ce1">
            <text:p>2433881</text:p>
          </table:table-cell>
          <table:table-cell table:style-name="ce1"/>
          <table:table-cell office:value-type="float" office:value="2439023" table:style-name="ce1">
            <text:p>2439023</text:p>
          </table:table-cell>
          <table:table-cell office:value-type="float" office:value="2898393" table:style-name="ce1">
            <text:p>2898393</text:p>
          </table:table-cell>
          <table:table-cell office:value-type="float" office:value="2899525" table:style-name="ce1">
            <text:p>2899525</text:p>
          </table:table-cell>
          <table:table-cell office:value-type="float" office:value="2901756" table:style-name="ce1">
            <text:p>2901756</text:p>
          </table:table-cell>
          <table:table-cell table:style-name="ce1"/>
          <table:table-cell office:value-type="float" office:value="2362934" table:style-name="ce1">
            <text:p>2362934</text:p>
          </table:table-cell>
          <table:table-cell office:value-type="float" office:value="2363450" table:style-name="ce1">
            <text:p>2363450</text:p>
          </table:table-cell>
          <table:table-cell office:value-type="float" office:value="2366333" table:style-name="ce1">
            <text:p>2366333</text:p>
          </table:table-cell>
          <table:table-cell table:style-name="ce1"/>
          <table:table-cell office:value-type="float" office:value="2147920" table:style-name="ce1">
            <text:p>2147920</text:p>
          </table:table-cell>
          <table:table-cell office:value-type="float" office:value="2148890" table:style-name="ce1">
            <text:p>2148890</text:p>
          </table:table-cell>
          <table:table-cell office:value-type="float" office:value="2151981" table:style-name="ce1">
            <text:p>2151981</text:p>
          </table:table-cell>
          <table:table-cell table:style-name="ce1"/>
          <table:table-cell office:value-type="float" office:value="2851412" table:style-name="ce1">
            <text:p>2851412</text:p>
          </table:table-cell>
          <table:table-cell office:value-type="float" office:value="2852562" table:style-name="ce1">
            <text:p>2852562</text:p>
          </table:table-cell>
          <table:table-cell office:value-type="float" office:value="2855489" table:style-name="ce1">
            <text:p>2855489</text:p>
          </table:table-cell>
          <table:table-cell table:style-name="ce1"/>
          <table:table-cell office:value-type="float" office:value="1992218" table:style-name="ce1">
            <text:p>1992218</text:p>
          </table:table-cell>
          <table:table-cell office:value-type="float" office:value="1995195" table:style-name="ce1">
            <text:p>1995195</text:p>
          </table:table-cell>
          <table:table-cell office:value-type="float" office:value="1997603" table:style-name="ce1">
            <text:p>1997603</text:p>
          </table:table-cell>
          <table:table-cell table:style-name="ce1"/>
          <table:table-cell office:value-type="float" office:value="2012475" table:style-name="ce1">
            <text:p>2012475</text:p>
          </table:table-cell>
          <table:table-cell office:value-type="float" office:value="2014065" table:style-name="ce1">
            <text:p>2014065</text:p>
          </table:table-cell>
          <table:table-cell table:style-name="ce1"/>
          <table:table-cell office:value-type="float" office:value="2017306" table:style-name="ce1">
            <text:p>2017306</text:p>
          </table:table-cell>
          <table:table-cell office:value-type="float" office:value="2814866" table:style-name="ce1">
            <text:p>2814866</text:p>
          </table:table-cell>
          <table:table-cell office:value-type="float" office:value="2816428" table:style-name="ce1">
            <text:p>2816428</text:p>
          </table:table-cell>
          <table:table-cell office:value-type="float" office:value="2820303" table:style-name="ce1">
            <text:p>2820303</text:p>
          </table:table-cell>
          <table:table-cell table:style-name="ce1"/>
          <table:table-cell office:value-type="float" office:value="2883337" table:style-name="ce1">
            <text:p>2883337</text:p>
          </table:table-cell>
          <table:table-cell office:value-type="float" office:value="2884412" table:style-name="ce1">
            <text:p>2884412</text:p>
          </table:table-cell>
          <table:table-cell office:value-type="float" office:value="2886532" table:style-name="ce1">
            <text:p>2886532</text:p>
          </table:table-cell>
          <table:table-cell table:style-name="ce1"/>
          <table:table-cell office:value-type="float" office:value="2088182" table:style-name="ce1">
            <text:p>2088182</text:p>
          </table:table-cell>
          <table:table-cell office:value-type="float" office:value="2089655" table:style-name="ce1">
            <text:p>2089655</text:p>
          </table:table-cell>
          <table:table-cell office:value-type="float" office:value="2092908" table:style-name="ce1">
            <text:p>2092908</text:p>
          </table:table-cell>
          <table:table-cell table:style-name="ce1"/>
          <table:table-cell office:value-type="float" office:value="2727659" table:style-name="ce1">
            <text:p>2727659</text:p>
          </table:table-cell>
          <table:table-cell office:value-type="float" office:value="2730593" table:style-name="ce1">
            <text:p>2730593</text:p>
          </table:table-cell>
          <table:table-cell office:value-type="float" office:value="2734991" table:style-name="ce1">
            <text:p>2734991</text:p>
          </table:table-cell>
          <table:table-cell table:style-name="ce1"/>
          <table:table-cell office:value-type="float" office:value="1974721" table:style-name="ce1">
            <text:p>1974721</text:p>
          </table:table-cell>
          <table:table-cell office:value-type="float" office:value="1978623" table:style-name="ce1">
            <text:p>1978623</text:p>
          </table:table-cell>
          <table:table-cell office:value-type="float" office:value="1981665" table:style-name="ce1">
            <text:p>1981665</text:p>
          </table:table-cell>
          <table:table-cell table:style-name="ce1"/>
          <table:table-cell office:value-type="float" office:value="2201225" table:style-name="ce1">
            <text:p>2201225</text:p>
          </table:table-cell>
          <table:table-cell office:value-type="float" office:value="2202349" table:style-name="ce1">
            <text:p>2202349</text:p>
          </table:table-cell>
          <table:table-cell office:value-type="float" office:value="2205319" table:style-name="ce1">
            <text:p>2205319</text:p>
          </table:table-cell>
          <table:table-cell table:style-name="ce1"/>
          <table:table-cell office:value-type="float" office:value="2102042" table:style-name="ce1">
            <text:p>2102042</text:p>
          </table:table-cell>
          <table:table-cell office:value-type="float" office:value="2103313" table:style-name="ce1">
            <text:p>2103313</text:p>
          </table:table-cell>
          <table:table-cell office:value-type="float" office:value="2106729" table:style-name="ce1">
            <text:p>2106729</text:p>
          </table:table-cell>
          <table:table-cell table:style-name="ce1"/>
          <table:table-cell office:value-type="float" office:value="2973992" table:style-name="ce1">
            <text:p>2973992</text:p>
          </table:table-cell>
          <table:table-cell office:value-type="float" office:value="2974806" table:style-name="ce1">
            <text:p>2974806</text:p>
          </table:table-cell>
          <table:table-cell office:value-type="float" office:value="2977765" table:style-name="ce1">
            <text:p>2977765</text:p>
          </table:table-cell>
          <table:table-cell table:style-name="ce1"/>
          <table:table-cell office:value-type="float" office:value="2487839" table:style-name="ce1">
            <text:p>2487839</text:p>
          </table:table-cell>
          <table:table-cell office:value-type="float" office:value="2488900" table:style-name="ce1">
            <text:p>2488900</text:p>
          </table:table-cell>
          <table:table-cell office:value-type="float" office:value="2494021" table:style-name="ce1">
            <text:p>2494021</text:p>
          </table:table-cell>
          <table:table-cell table:style-name="ce1"/>
          <table:table-cell office:value-type="float" office:value="2276908" table:style-name="ce1">
            <text:p>2276908</text:p>
          </table:table-cell>
          <table:table-cell office:value-type="float" office:value="2278317" table:style-name="ce1">
            <text:p>2278317</text:p>
          </table:table-cell>
          <table:table-cell table:style-name="ce1"/>
          <table:table-cell office:value-type="float" office:value="2286999" table:style-name="ce1">
            <text:p>2286999</text:p>
          </table:table-cell>
          <table:table-cell office:value-type="float" office:value="2166339" table:style-name="ce1">
            <text:p>2166339</text:p>
          </table:table-cell>
          <table:table-cell office:value-type="float" office:value="2169432" table:style-name="ce1">
            <text:p>2169432</text:p>
          </table:table-cell>
          <table:table-cell table:style-name="ce1"/>
          <table:table-cell office:value-type="float" office:value="2172542" table:style-name="ce1">
            <text:p>2172542</text:p>
          </table:table-cell>
          <table:table-cell office:value-type="float" office:value="2627464" table:style-name="ce1">
            <text:p>2627464</text:p>
          </table:table-cell>
          <table:table-cell office:value-type="float" office:value="2629099" table:style-name="ce1">
            <text:p>2629099</text:p>
          </table:table-cell>
          <table:table-cell office:value-type="float" office:value="2633819" table:style-name="ce1">
            <text:p>2633819</text:p>
          </table:table-cell>
          <table:table-cell table:style-name="ce1"/>
          <table:table-cell office:value-type="float" office:value="2687688" table:style-name="ce1">
            <text:p>2687688</text:p>
          </table:table-cell>
          <table:table-cell office:value-type="float" office:value="2688992" table:style-name="ce1">
            <text:p>2688992</text:p>
          </table:table-cell>
          <table:table-cell office:value-type="float" office:value="2691624" table:style-name="ce1">
            <text:p>2691624</text:p>
          </table:table-cell>
          <table:table-cell table:style-name="ce1"/>
          <table:table-cell office:value-type="float" office:value="2830338" table:style-name="ce1">
            <text:p>2830338</text:p>
          </table:table-cell>
          <table:table-cell office:value-type="float" office:value="2830996" table:style-name="ce1">
            <text:p>2830996</text:p>
          </table:table-cell>
          <table:table-cell office:value-type="float" office:value="2834542" table:style-name="ce1">
            <text:p>2834542</text:p>
          </table:table-cell>
          <table:table-cell table:style-name="ce1"/>
          <table:table-cell office:value-type="float" office:value="2449790" table:style-name="ce1">
            <text:p>2449790</text:p>
          </table:table-cell>
          <table:table-cell office:value-type="float" office:value="2451386" table:style-name="ce1">
            <text:p>2451386</text:p>
          </table:table-cell>
          <table:table-cell office:value-type="float" office:value="2454091" table:style-name="ce1">
            <text:p>2454091</text:p>
          </table:table-cell>
          <table:table-cell table:style-name="ce1"/>
          <table:table-cell office:value-type="float" office:value="2218620" table:style-name="ce1">
            <text:p>2218620</text:p>
          </table:table-cell>
          <table:table-cell office:value-type="float" office:value="2219702" table:style-name="ce1">
            <text:p>2219702</text:p>
          </table:table-cell>
          <table:table-cell office:value-type="float" office:value="2227219" table:style-name="ce1">
            <text:p>2227219</text:p>
          </table:table-cell>
          <table:table-cell table:style-name="ce1"/>
          <table:table-cell office:value-type="float" office:value="2059946" table:style-name="ce1">
            <text:p>2059946</text:p>
          </table:table-cell>
          <table:table-cell office:value-type="float" office:value="2061345" table:style-name="ce1">
            <text:p>2061345</text:p>
          </table:table-cell>
          <table:table-cell office:value-type="float" office:value="2063776" table:style-name="ce1">
            <text:p>2063776</text:p>
          </table:table-cell>
          <table:table-cell table:style-name="ce1"/>
          <table:table-cell office:value-type="float" office:value="1943046" table:style-name="ce1">
            <text:p>1943046</text:p>
          </table:table-cell>
          <table:table-cell office:value-type="float" office:value="1947694" table:style-name="ce1">
            <text:p>1947694</text:p>
          </table:table-cell>
          <table:table-cell table:style-name="ce1"/>
          <table:table-cell office:value-type="float" office:value="1952916" table:style-name="ce1">
            <text:p>1952916</text:p>
          </table:table-cell>
          <table:table-cell office:value-type="float" office:value="2666126" table:style-name="ce1">
            <text:p>2666126</text:p>
          </table:table-cell>
          <table:table-cell office:value-type="float" office:value="2670137" table:style-name="ce1">
            <text:p>2670137</text:p>
          </table:table-cell>
          <table:table-cell table:style-name="ce1"/>
          <table:table-cell office:value-type="float" office:value="2673834" table:style-name="ce1">
            <text:p>2673834</text:p>
          </table:table-cell>
          <table:table-cell office:value-type="float" office:value="2238299" table:style-name="ce1">
            <text:p>2238299</text:p>
          </table:table-cell>
          <table:table-cell office:value-type="float" office:value="2239252" table:style-name="ce1">
            <text:p>2239252</text:p>
          </table:table-cell>
          <table:table-cell table:style-name="ce1"/>
          <table:table-cell office:value-type="float" office:value="2243569" table:style-name="ce1">
            <text:p>2243569</text:p>
          </table:table-cell>
          <table:table-cell office:value-type="float" office:value="2557069" table:style-name="ce1">
            <text:p>2557069</text:p>
          </table:table-cell>
          <table:table-cell office:value-type="float" office:value="2558469" table:style-name="ce1">
            <text:p>2558469</text:p>
          </table:table-cell>
          <table:table-cell office:value-type="float" office:value="2561642" table:style-name="ce1">
            <text:p>2561642</text:p>
          </table:table-cell>
          <table:table-cell table:style-name="ce1"/>
          <table:table-cell office:value-type="float" office:value="2183875" table:style-name="ce1">
            <text:p>2183875</text:p>
          </table:table-cell>
          <table:table-cell office:value-type="float" office:value="2186249" table:style-name="ce1">
            <text:p>2186249</text:p>
          </table:table-cell>
          <table:table-cell table:style-name="ce1"/>
          <table:table-cell office:value-type="float" office:value="2190623" table:style-name="ce1">
            <text:p>2190623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7_214935_M02996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05:15</text:p>
          </table:table-cell>
          <table:table-cell office:value-type="string" table:style-name="ce1">
            <text:p>2020-11-17_22:05:1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Thibaut</text:p>
          </table:table-cell>
          <table:table-cell office:value-type="string" table:style-name="ce1">
            <text:p>M02996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RgVX7cIw9qmD6Vq</text:p>
          </table:table-cell>
          <table:table-cell office:value-type="string" table:style-name="ce1">
            <text:p>https://www.testable.org/experiment/4303/294929/start?participant=M029960</text:p>
          </table:table-cell>
          <table:table-cell office:value-type="float" office:value="2661260" table:style-name="ce1">
            <text:p>2661260</text:p>
          </table:table-cell>
          <table:table-cell office:value-type="float" office:value="44.354333333333003" table:style-name="ce1">
            <text:p>44,35433333</text:p>
          </table:table-cell>
          <table:table-cell office:value-type="float" office:value="729019" table:style-name="ce1">
            <text:p>729019</text:p>
          </table:table-cell>
          <table:table-cell office:value-type="float" office:value="822803" table:style-name="ce1">
            <text:p>822803</text:p>
          </table:table-cell>
          <table:table-cell office:value-type="float" office:value="834129" table:style-name="ce1">
            <text:p>834129</text:p>
          </table:table-cell>
          <table:table-cell office:value-type="float" office:value="596009" table:style-name="ce1">
            <text:p>596009</text:p>
          </table:table-cell>
          <table:table-cell office:value-type="float" office:value="649231" table:style-name="ce1">
            <text:p>649231</text:p>
          </table:table-cell>
          <table:table-cell office:value-type="float" office:value="343530" table:style-name="ce1">
            <text:p>343530</text:p>
          </table:table-cell>
          <table:table-cell office:value-type="float" office:value="563065" table:style-name="ce1">
            <text:p>563065</text:p>
          </table:table-cell>
          <table:table-cell office:value-type="float" office:value="786457" table:style-name="ce1">
            <text:p>786457</text:p>
          </table:table-cell>
          <table:table-cell office:value-type="float" office:value="702391" table:style-name="ce1">
            <text:p>702391</text:p>
          </table:table-cell>
          <table:table-cell office:value-type="float" office:value="423481" table:style-name="ce1">
            <text:p>423481</text:p>
          </table:table-cell>
          <table:table-cell office:value-type="float" office:value="499337" table:style-name="ce1">
            <text:p>499337</text:p>
          </table:table-cell>
          <table:table-cell office:value-type="float" office:value="632147" table:style-name="ce1">
            <text:p>632147</text:p>
          </table:table-cell>
          <table:table-cell table:number-columns-repeated="192" table:style-name="ce1"/>
          <table:table-cell office:value-type="float" office:value="2530260" table:style-name="ce1">
            <text:p>2530260</text:p>
          </table:table-cell>
          <table:table-cell office:value-type="float" office:value="2531633" table:style-name="ce1">
            <text:p>2531633</text:p>
          </table:table-cell>
          <table:table-cell table:style-name="ce1"/>
          <table:table-cell office:value-type="float" office:value="2533344" table:style-name="ce1">
            <text:p>2533344</text:p>
          </table:table-cell>
          <table:table-cell office:value-type="float" office:value="1869363" table:style-name="ce1">
            <text:p>1869363</text:p>
          </table:table-cell>
          <table:table-cell office:value-type="float" office:value="1871278" table:style-name="ce1">
            <text:p>1871278</text:p>
          </table:table-cell>
          <table:table-cell office:value-type="float" office:value="1872573" table:style-name="ce1">
            <text:p>1872573</text:p>
          </table:table-cell>
          <table:table-cell table:style-name="ce1"/>
          <table:table-cell office:value-type="float" office:value="2434874" table:style-name="ce1">
            <text:p>2434874</text:p>
          </table:table-cell>
          <table:table-cell office:value-type="float" office:value="2435719" table:style-name="ce1">
            <text:p>2435719</text:p>
          </table:table-cell>
          <table:table-cell office:value-type="float" office:value="2439261" table:style-name="ce1">
            <text:p>2439261</text:p>
          </table:table-cell>
          <table:table-cell table:style-name="ce1"/>
          <table:table-cell office:value-type="float" office:value="2190386" table:style-name="ce1">
            <text:p>2190386</text:p>
          </table:table-cell>
          <table:table-cell office:value-type="float" office:value="2191635" table:style-name="ce1">
            <text:p>2191635</text:p>
          </table:table-cell>
          <table:table-cell office:value-type="float" office:value="2192775" table:style-name="ce1">
            <text:p>2192775</text:p>
          </table:table-cell>
          <table:table-cell table:style-name="ce1"/>
          <table:table-cell office:value-type="float" office:value="2260518" table:style-name="ce1">
            <text:p>2260518</text:p>
          </table:table-cell>
          <table:table-cell office:value-type="float" office:value="2261829" table:style-name="ce1">
            <text:p>2261829</text:p>
          </table:table-cell>
          <table:table-cell office:value-type="float" office:value="2263341" table:style-name="ce1">
            <text:p>2263341</text:p>
          </table:table-cell>
          <table:table-cell table:style-name="ce1"/>
          <table:table-cell office:value-type="float" office:value="1792693" table:style-name="ce1">
            <text:p>1792693</text:p>
          </table:table-cell>
          <table:table-cell office:value-type="float" office:value="1793969" table:style-name="ce1">
            <text:p>1793969</text:p>
          </table:table-cell>
          <table:table-cell table:style-name="ce1"/>
          <table:table-cell office:value-type="float" office:value="1795607" table:style-name="ce1">
            <text:p>1795607</text:p>
          </table:table-cell>
          <table:table-cell office:value-type="float" office:value="1767920" table:style-name="ce1">
            <text:p>1767920</text:p>
          </table:table-cell>
          <table:table-cell office:value-type="float" office:value="1768687" table:style-name="ce1">
            <text:p>1768687</text:p>
          </table:table-cell>
          <table:table-cell table:style-name="ce1"/>
          <table:table-cell office:value-type="float" office:value="1771487" table:style-name="ce1">
            <text:p>1771487</text:p>
          </table:table-cell>
          <table:table-cell office:value-type="float" office:value="2310662" table:style-name="ce1">
            <text:p>2310662</text:p>
          </table:table-cell>
          <table:table-cell office:value-type="float" office:value="2311793" table:style-name="ce1">
            <text:p>2311793</text:p>
          </table:table-cell>
          <table:table-cell office:value-type="float" office:value="2314018" table:style-name="ce1">
            <text:p>2314018</text:p>
          </table:table-cell>
          <table:table-cell table:style-name="ce1"/>
          <table:table-cell office:value-type="float" office:value="2181586" table:style-name="ce1">
            <text:p>2181586</text:p>
          </table:table-cell>
          <table:table-cell office:value-type="float" office:value="2182532" table:style-name="ce1">
            <text:p>2182532</text:p>
          </table:table-cell>
          <table:table-cell table:style-name="ce1"/>
          <table:table-cell office:value-type="float" office:value="2185136" table:style-name="ce1">
            <text:p>2185136</text:p>
          </table:table-cell>
          <table:table-cell office:value-type="float" office:value="2637062" table:style-name="ce1">
            <text:p>2637062</text:p>
          </table:table-cell>
          <table:table-cell office:value-type="float" office:value="2638595" table:style-name="ce1">
            <text:p>2638595</text:p>
          </table:table-cell>
          <table:table-cell table:style-name="ce1"/>
          <table:table-cell office:value-type="float" office:value="2640896" table:style-name="ce1">
            <text:p>2640896</text:p>
          </table:table-cell>
          <table:table-cell office:value-type="float" office:value="2518808" table:style-name="ce1">
            <text:p>2518808</text:p>
          </table:table-cell>
          <table:table-cell office:value-type="float" office:value="2519877" table:style-name="ce1">
            <text:p>2519877</text:p>
          </table:table-cell>
          <table:table-cell table:style-name="ce1"/>
          <table:table-cell office:value-type="float" office:value="2521008" table:style-name="ce1">
            <text:p>2521008</text:p>
          </table:table-cell>
          <table:table-cell office:value-type="float" office:value="2424048" table:style-name="ce1">
            <text:p>2424048</text:p>
          </table:table-cell>
          <table:table-cell office:value-type="float" office:value="2425931" table:style-name="ce1">
            <text:p>2425931</text:p>
          </table:table-cell>
          <table:table-cell office:value-type="float" office:value="2426987" table:style-name="ce1">
            <text:p>2426987</text:p>
          </table:table-cell>
          <table:table-cell table:style-name="ce1"/>
          <table:table-cell office:value-type="float" office:value="1985576" table:style-name="ce1">
            <text:p>1985576</text:p>
          </table:table-cell>
          <table:table-cell office:value-type="float" office:value="1988663" table:style-name="ce1">
            <text:p>1988663</text:p>
          </table:table-cell>
          <table:table-cell table:style-name="ce1"/>
          <table:table-cell office:value-type="float" office:value="1990647" table:style-name="ce1">
            <text:p>1990647</text:p>
          </table:table-cell>
          <table:table-cell office:value-type="float" office:value="2459470" table:style-name="ce1">
            <text:p>2459470</text:p>
          </table:table-cell>
          <table:table-cell office:value-type="float" office:value="2460283" table:style-name="ce1">
            <text:p>2460283</text:p>
          </table:table-cell>
          <table:table-cell table:style-name="ce1"/>
          <table:table-cell office:value-type="float" office:value="2461958" table:style-name="ce1">
            <text:p>2461958</text:p>
          </table:table-cell>
          <table:table-cell office:value-type="float" office:value="1964013" table:style-name="ce1">
            <text:p>1964013</text:p>
          </table:table-cell>
          <table:table-cell office:value-type="float" office:value="1965639" table:style-name="ce1">
            <text:p>1965639</text:p>
          </table:table-cell>
          <table:table-cell table:style-name="ce1"/>
          <table:table-cell office:value-type="float" office:value="1967385" table:style-name="ce1">
            <text:p>1967385</text:p>
          </table:table-cell>
          <table:table-cell office:value-type="float" office:value="2559016" table:style-name="ce1">
            <text:p>2559016</text:p>
          </table:table-cell>
          <table:table-cell office:value-type="float" office:value="2562503" table:style-name="ce1">
            <text:p>2562503</text:p>
          </table:table-cell>
          <table:table-cell table:style-name="ce1"/>
          <table:table-cell office:value-type="float" office:value="2564354" table:style-name="ce1">
            <text:p>2564354</text:p>
          </table:table-cell>
          <table:table-cell office:value-type="float" office:value="2232276" table:style-name="ce1">
            <text:p>2232276</text:p>
          </table:table-cell>
          <table:table-cell office:value-type="float" office:value="2233275" table:style-name="ce1">
            <text:p>2233275</text:p>
          </table:table-cell>
          <table:table-cell office:value-type="float" office:value="2235779" table:style-name="ce1">
            <text:p>2235779</text:p>
          </table:table-cell>
          <table:table-cell table:style-name="ce1"/>
          <table:table-cell office:value-type="float" office:value="1845610" table:style-name="ce1">
            <text:p>1845610</text:p>
          </table:table-cell>
          <table:table-cell office:value-type="float" office:value="1848348" table:style-name="ce1">
            <text:p>1848348</text:p>
          </table:table-cell>
          <table:table-cell table:style-name="ce1"/>
          <table:table-cell office:value-type="float" office:value="1852691" table:style-name="ce1">
            <text:p>1852691</text:p>
          </table:table-cell>
          <table:table-cell office:value-type="float" office:value="2300812" table:style-name="ce1">
            <text:p>2300812</text:p>
          </table:table-cell>
          <table:table-cell office:value-type="float" office:value="2302245" table:style-name="ce1">
            <text:p>2302245</text:p>
          </table:table-cell>
          <table:table-cell office:value-type="float" office:value="2303734" table:style-name="ce1">
            <text:p>2303734</text:p>
          </table:table-cell>
          <table:table-cell table:style-name="ce1"/>
          <table:table-cell office:value-type="float" office:value="2029538" table:style-name="ce1">
            <text:p>2029538</text:p>
          </table:table-cell>
          <table:table-cell office:value-type="float" office:value="2030259" table:style-name="ce1">
            <text:p>2030259</text:p>
          </table:table-cell>
          <table:table-cell table:style-name="ce1"/>
          <table:table-cell office:value-type="float" office:value="2032253" table:style-name="ce1">
            <text:p>2032253</text:p>
          </table:table-cell>
          <table:table-cell office:value-type="float" office:value="2246259" table:style-name="ce1">
            <text:p>2246259</text:p>
          </table:table-cell>
          <table:table-cell office:value-type="float" office:value="2246869" table:style-name="ce1">
            <text:p>2246869</text:p>
          </table:table-cell>
          <table:table-cell office:value-type="float" office:value="2248157" table:style-name="ce1">
            <text:p>2248157</text:p>
          </table:table-cell>
          <table:table-cell table:style-name="ce1"/>
          <table:table-cell office:value-type="float" office:value="2058804" table:style-name="ce1">
            <text:p>2058804</text:p>
          </table:table-cell>
          <table:table-cell office:value-type="float" office:value="2059695" table:style-name="ce1">
            <text:p>2059695</text:p>
          </table:table-cell>
          <table:table-cell table:style-name="ce1"/>
          <table:table-cell office:value-type="float" office:value="2061525" table:style-name="ce1">
            <text:p>2061525</text:p>
          </table:table-cell>
          <table:table-cell office:value-type="float" office:value="2099327" table:style-name="ce1">
            <text:p>2099327</text:p>
          </table:table-cell>
          <table:table-cell office:value-type="float" office:value="2100409" table:style-name="ce1">
            <text:p>2100409</text:p>
          </table:table-cell>
          <table:table-cell table:style-name="ce1"/>
          <table:table-cell office:value-type="float" office:value="2102503" table:style-name="ce1">
            <text:p>2102503</text:p>
          </table:table-cell>
          <table:table-cell office:value-type="float" office:value="2009589" table:style-name="ce1">
            <text:p>2009589</text:p>
          </table:table-cell>
          <table:table-cell office:value-type="float" office:value="2010876" table:style-name="ce1">
            <text:p>2010876</text:p>
          </table:table-cell>
          <table:table-cell office:value-type="float" office:value="2013187" table:style-name="ce1">
            <text:p>2013187</text:p>
          </table:table-cell>
          <table:table-cell table:style-name="ce1"/>
          <table:table-cell office:value-type="float" office:value="2318782" table:style-name="ce1">
            <text:p>2318782</text:p>
          </table:table-cell>
          <table:table-cell office:value-type="float" office:value="2320169" table:style-name="ce1">
            <text:p>2320169</text:p>
          </table:table-cell>
          <table:table-cell table:style-name="ce1"/>
          <table:table-cell office:value-type="float" office:value="2321907" table:style-name="ce1">
            <text:p>2321907</text:p>
          </table:table-cell>
          <table:table-cell office:value-type="float" office:value="2215276" table:style-name="ce1">
            <text:p>2215276</text:p>
          </table:table-cell>
          <table:table-cell office:value-type="float" office:value="2216569" table:style-name="ce1">
            <text:p>2216569</text:p>
          </table:table-cell>
          <table:table-cell table:style-name="ce1"/>
          <table:table-cell office:value-type="float" office:value="2220734" table:style-name="ce1">
            <text:p>2220734</text:p>
          </table:table-cell>
          <table:table-cell office:value-type="float" office:value="2606302" table:style-name="ce1">
            <text:p>2606302</text:p>
          </table:table-cell>
          <table:table-cell office:value-type="float" office:value="2609263" table:style-name="ce1">
            <text:p>2609263</text:p>
          </table:table-cell>
          <table:table-cell table:style-name="ce1"/>
          <table:table-cell office:value-type="float" office:value="2611613" table:style-name="ce1">
            <text:p>2611613</text:p>
          </table:table-cell>
          <table:table-cell office:value-type="float" office:value="2336938" table:style-name="ce1">
            <text:p>2336938</text:p>
          </table:table-cell>
          <table:table-cell office:value-type="float" office:value="2339915" table:style-name="ce1">
            <text:p>2339915</text:p>
          </table:table-cell>
          <table:table-cell table:style-name="ce1"/>
          <table:table-cell office:value-type="float" office:value="2342087" table:style-name="ce1">
            <text:p>2342087</text:p>
          </table:table-cell>
          <table:table-cell office:value-type="float" office:value="2288064" table:style-name="ce1">
            <text:p>2288064</text:p>
          </table:table-cell>
          <table:table-cell office:value-type="float" office:value="2288932" table:style-name="ce1">
            <text:p>2288932</text:p>
          </table:table-cell>
          <table:table-cell table:style-name="ce1"/>
          <table:table-cell office:value-type="float" office:value="2290987" table:style-name="ce1">
            <text:p>2290987</text:p>
          </table:table-cell>
          <table:table-cell office:value-type="float" office:value="2492640" table:style-name="ce1">
            <text:p>2492640</text:p>
          </table:table-cell>
          <table:table-cell office:value-type="float" office:value="2494445" table:style-name="ce1">
            <text:p>2494445</text:p>
          </table:table-cell>
          <table:table-cell table:style-name="ce1"/>
          <table:table-cell office:value-type="float" office:value="2496398" table:style-name="ce1">
            <text:p>2496398</text:p>
          </table:table-cell>
          <table:table-cell office:value-type="float" office:value="2452228" table:style-name="ce1">
            <text:p>2452228</text:p>
          </table:table-cell>
          <table:table-cell office:value-type="float" office:value="2452980" table:style-name="ce1">
            <text:p>2452980</text:p>
          </table:table-cell>
          <table:table-cell table:style-name="ce1"/>
          <table:table-cell office:value-type="float" office:value="2454630" table:style-name="ce1">
            <text:p>2454630</text:p>
          </table:table-cell>
          <table:table-cell office:value-type="float" office:value="1943315" table:style-name="ce1">
            <text:p>1943315</text:p>
          </table:table-cell>
          <table:table-cell office:value-type="float" office:value="1944601" table:style-name="ce1">
            <text:p>1944601</text:p>
          </table:table-cell>
          <table:table-cell table:style-name="ce1"/>
          <table:table-cell office:value-type="float" office:value="1947697" table:style-name="ce1">
            <text:p>1947697</text:p>
          </table:table-cell>
          <table:table-cell office:value-type="float" office:value="2656972" table:style-name="ce1">
            <text:p>2656972</text:p>
          </table:table-cell>
          <table:table-cell office:value-type="float" office:value="2658351" table:style-name="ce1">
            <text:p>2658351</text:p>
          </table:table-cell>
          <table:table-cell table:style-name="ce1"/>
          <table:table-cell office:value-type="float" office:value="2659816" table:style-name="ce1">
            <text:p>2659816</text:p>
          </table:table-cell>
          <table:table-cell office:value-type="float" office:value="1750729" table:style-name="ce1">
            <text:p>1750729</text:p>
          </table:table-cell>
          <table:table-cell office:value-type="float" office:value="1751463" table:style-name="ce1">
            <text:p>1751463</text:p>
          </table:table-cell>
          <table:table-cell table:style-name="ce1"/>
          <table:table-cell office:value-type="float" office:value="1754349" table:style-name="ce1">
            <text:p>1754349</text:p>
          </table:table-cell>
          <table:table-cell office:value-type="float" office:value="2162190" table:style-name="ce1">
            <text:p>2162190</text:p>
          </table:table-cell>
          <table:table-cell office:value-type="float" office:value="2163538" table:style-name="ce1">
            <text:p>2163538</text:p>
          </table:table-cell>
          <table:table-cell office:value-type="float" office:value="2169509" table:style-name="ce1">
            <text:p>2169509</text:p>
          </table:table-cell>
          <table:table-cell table:style-name="ce1"/>
          <table:table-cell office:value-type="float" office:value="1813094" table:style-name="ce1">
            <text:p>1813094</text:p>
          </table:table-cell>
          <table:table-cell office:value-type="float" office:value="1814350" table:style-name="ce1">
            <text:p>1814350</text:p>
          </table:table-cell>
          <table:table-cell office:value-type="float" office:value="1818445" table:style-name="ce1">
            <text:p>1818445</text:p>
          </table:table-cell>
          <table:table-cell table:style-name="ce1"/>
          <table:table-cell office:value-type="float" office:value="1905307" table:style-name="ce1">
            <text:p>1905307</text:p>
          </table:table-cell>
          <table:table-cell office:value-type="float" office:value="1906275" table:style-name="ce1">
            <text:p>1906275</text:p>
          </table:table-cell>
          <table:table-cell table:style-name="ce1"/>
          <table:table-cell office:value-type="float" office:value="1908245" table:style-name="ce1">
            <text:p>1908245</text:p>
          </table:table-cell>
          <table:table-cell office:value-type="float" office:value="1921642" table:style-name="ce1">
            <text:p>1921642</text:p>
          </table:table-cell>
          <table:table-cell office:value-type="float" office:value="1922603" table:style-name="ce1">
            <text:p>1922603</text:p>
          </table:table-cell>
          <table:table-cell table:style-name="ce1"/>
          <table:table-cell office:value-type="float" office:value="1926141" table:style-name="ce1">
            <text:p>1926141</text:p>
          </table:table-cell>
          <table:table-cell office:value-type="float" office:value="2508690" table:style-name="ce1">
            <text:p>2508690</text:p>
          </table:table-cell>
          <table:table-cell office:value-type="float" office:value="2509535" table:style-name="ce1">
            <text:p>2509535</text:p>
          </table:table-cell>
          <table:table-cell table:style-name="ce1"/>
          <table:table-cell office:value-type="float" office:value="2510899" table:style-name="ce1">
            <text:p>2510899</text:p>
          </table:table-cell>
          <table:table-cell office:value-type="float" office:value="2353998" table:style-name="ce1">
            <text:p>2353998</text:p>
          </table:table-cell>
          <table:table-cell office:value-type="float" office:value="2355245" table:style-name="ce1">
            <text:p>2355245</text:p>
          </table:table-cell>
          <table:table-cell table:style-name="ce1"/>
          <table:table-cell office:value-type="float" office:value="2361341" table:style-name="ce1">
            <text:p>2361341</text:p>
          </table:table-cell>
          <table:table-cell office:value-type="float" office:value="2048574" table:style-name="ce1">
            <text:p>2048574</text:p>
          </table:table-cell>
          <table:table-cell office:value-type="float" office:value="2049721" table:style-name="ce1">
            <text:p>2049721</text:p>
          </table:table-cell>
          <table:table-cell table:style-name="ce1"/>
          <table:table-cell office:value-type="float" office:value="2051271" table:style-name="ce1">
            <text:p>2051271</text:p>
          </table:table-cell>
          <table:table-cell office:value-type="float" office:value="1882379" table:style-name="ce1">
            <text:p>1882379</text:p>
          </table:table-cell>
          <table:table-cell office:value-type="float" office:value="1883657" table:style-name="ce1">
            <text:p>1883657</text:p>
          </table:table-cell>
          <table:table-cell table:style-name="ce1"/>
          <table:table-cell office:value-type="float" office:value="1887511" table:style-name="ce1">
            <text:p>1887511</text:p>
          </table:table-cell>
          <table:table-cell office:value-type="float" office:value="2626144" table:style-name="ce1">
            <text:p>2626144</text:p>
          </table:table-cell>
          <table:table-cell office:value-type="float" office:value="2626873" table:style-name="ce1">
            <text:p>2626873</text:p>
          </table:table-cell>
          <table:table-cell table:style-name="ce1"/>
          <table:table-cell office:value-type="float" office:value="2628576" table:style-name="ce1">
            <text:p>2628576</text:p>
          </table:table-cell>
          <table:table-cell office:value-type="float" office:value="2589345" table:style-name="ce1">
            <text:p>2589345</text:p>
          </table:table-cell>
          <table:table-cell office:value-type="float" office:value="2592144" table:style-name="ce1">
            <text:p>2592144</text:p>
          </table:table-cell>
          <table:table-cell office:value-type="float" office:value="2593614" table:style-name="ce1">
            <text:p>2593614</text:p>
          </table:table-cell>
          <table:table-cell table:style-name="ce1"/>
          <table:table-cell office:value-type="float" office:value="2203944" table:style-name="ce1">
            <text:p>2203944</text:p>
          </table:table-cell>
          <table:table-cell office:value-type="float" office:value="2205239" table:style-name="ce1">
            <text:p>2205239</text:p>
          </table:table-cell>
          <table:table-cell office:value-type="float" office:value="2206843" table:style-name="ce1">
            <text:p>2206843</text:p>
          </table:table-cell>
          <table:table-cell table:style-name="ce1"/>
          <table:table-cell office:value-type="float" office:value="2404304" table:style-name="ce1">
            <text:p>2404304</text:p>
          </table:table-cell>
          <table:table-cell office:value-type="float" office:value="2407003" table:style-name="ce1">
            <text:p>2407003</text:p>
          </table:table-cell>
          <table:table-cell office:value-type="float" office:value="2409181" table:style-name="ce1">
            <text:p>2409181</text:p>
          </table:table-cell>
          <table:table-cell table:style-name="ce1"/>
          <table:table-cell office:value-type="float" office:value="2471684" table:style-name="ce1">
            <text:p>2471684</text:p>
          </table:table-cell>
          <table:table-cell office:value-type="float" office:value="2472854" table:style-name="ce1">
            <text:p>2472854</text:p>
          </table:table-cell>
          <table:table-cell office:value-type="float" office:value="2473992" table:style-name="ce1">
            <text:p>2473992</text:p>
          </table:table-cell>
          <table:table-cell table:style-name="ce1"/>
          <table:table-cell office:value-type="float" office:value="2132081" table:style-name="ce1">
            <text:p>2132081</text:p>
          </table:table-cell>
          <table:table-cell office:value-type="float" office:value="2133553" table:style-name="ce1">
            <text:p>2133553</text:p>
          </table:table-cell>
          <table:table-cell table:style-name="ce1"/>
          <table:table-cell office:value-type="float" office:value="2139107" table:style-name="ce1">
            <text:p>2139107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7_215304_M08614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13:26</text:p>
          </table:table-cell>
          <table:table-cell office:value-type="string" table:style-name="ce1">
            <text:p>2020-11-17_22:13:26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08614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GwbfS91F2jbZPgqj</text:p>
          </table:table-cell>
          <table:table-cell office:value-type="string" table:style-name="ce1">
            <text:p>https://www.testable.org/experiment/4303/294929/start?participant=M086148</text:p>
          </table:table-cell>
          <table:table-cell office:value-type="float" office:value="2379834" table:style-name="ce1">
            <text:p>2379834</text:p>
          </table:table-cell>
          <table:table-cell office:value-type="float" office:value="39.663899999999998" table:style-name="ce1">
            <text:p>39,6639</text:p>
          </table:table-cell>
          <table:table-cell office:value-type="float" office:value="466356" table:style-name="ce1">
            <text:p>466356</text:p>
          </table:table-cell>
          <table:table-cell office:value-type="float" office:value="752216" table:style-name="ce1">
            <text:p>752216</text:p>
          </table:table-cell>
          <table:table-cell office:value-type="float" office:value="678184" table:style-name="ce1">
            <text:p>678184</text:p>
          </table:table-cell>
          <table:table-cell office:value-type="float" office:value="507382" table:style-name="ce1">
            <text:p>507382</text:p>
          </table:table-cell>
          <table:table-cell office:value-type="float" office:value="637781" table:style-name="ce1">
            <text:p>637781</text:p>
          </table:table-cell>
          <table:table-cell office:value-type="float" office:value="266052" table:style-name="ce1">
            <text:p>266052</text:p>
          </table:table-cell>
          <table:table-cell office:value-type="float" office:value="550915" table:style-name="ce1">
            <text:p>550915</text:p>
          </table:table-cell>
          <table:table-cell office:value-type="float" office:value="713650" table:style-name="ce1">
            <text:p>713650</text:p>
          </table:table-cell>
          <table:table-cell office:value-type="float" office:value="587251" table:style-name="ce1">
            <text:p>587251</text:p>
          </table:table-cell>
          <table:table-cell office:value-type="float" office:value="423527" table:style-name="ce1">
            <text:p>423527</text:p>
          </table:table-cell>
          <table:table-cell office:value-type="float" office:value="367400" table:style-name="ce1">
            <text:p>367400</text:p>
          </table:table-cell>
          <table:table-cell office:value-type="float" office:value="316198" table:style-name="ce1">
            <text:p>316198</text:p>
          </table:table-cell>
          <table:table-cell office:value-type="float" office:value="1695481" table:style-name="ce1">
            <text:p>1695481</text:p>
          </table:table-cell>
          <table:table-cell office:value-type="float" office:value="1697877" table:style-name="ce1">
            <text:p>1697877</text:p>
          </table:table-cell>
          <table:table-cell table:style-name="ce1"/>
          <table:table-cell office:value-type="float" office:value="1700826" table:style-name="ce1">
            <text:p>1700826</text:p>
          </table:table-cell>
          <table:table-cell office:value-type="float" office:value="2030646" table:style-name="ce1">
            <text:p>2030646</text:p>
          </table:table-cell>
          <table:table-cell office:value-type="float" office:value="2031510" table:style-name="ce1">
            <text:p>2031510</text:p>
          </table:table-cell>
          <table:table-cell office:value-type="float" office:value="2034330" table:style-name="ce1">
            <text:p>2034330</text:p>
          </table:table-cell>
          <table:table-cell table:style-name="ce1"/>
          <table:table-cell office:value-type="float" office:value="2260638" table:style-name="ce1">
            <text:p>2260638</text:p>
          </table:table-cell>
          <table:table-cell office:value-type="float" office:value="2261609" table:style-name="ce1">
            <text:p>2261609</text:p>
          </table:table-cell>
          <table:table-cell office:value-type="float" office:value="2263530" table:style-name="ce1">
            <text:p>2263530</text:p>
          </table:table-cell>
          <table:table-cell table:style-name="ce1"/>
          <table:table-cell office:value-type="float" office:value="1934281" table:style-name="ce1">
            <text:p>1934281</text:p>
          </table:table-cell>
          <table:table-cell office:value-type="float" office:value="1935487" table:style-name="ce1">
            <text:p>1935487</text:p>
          </table:table-cell>
          <table:table-cell office:value-type="float" office:value="1937569" table:style-name="ce1">
            <text:p>1937569</text:p>
          </table:table-cell>
          <table:table-cell table:style-name="ce1"/>
          <table:table-cell office:value-type="float" office:value="1897449" table:style-name="ce1">
            <text:p>1897449</text:p>
          </table:table-cell>
          <table:table-cell office:value-type="float" office:value="1899210" table:style-name="ce1">
            <text:p>1899210</text:p>
          </table:table-cell>
          <table:table-cell office:value-type="float" office:value="1901211" table:style-name="ce1">
            <text:p>1901211</text:p>
          </table:table-cell>
          <table:table-cell table:style-name="ce1"/>
          <table:table-cell office:value-type="float" office:value="2356821" table:style-name="ce1">
            <text:p>2356821</text:p>
          </table:table-cell>
          <table:table-cell office:value-type="float" office:value="2357612" table:style-name="ce1">
            <text:p>2357612</text:p>
          </table:table-cell>
          <table:table-cell office:value-type="float" office:value="2359534" table:style-name="ce1">
            <text:p>2359534</text:p>
          </table:table-cell>
          <table:table-cell table:style-name="ce1"/>
          <table:table-cell office:value-type="float" office:value="1661288" table:style-name="ce1">
            <text:p>1661288</text:p>
          </table:table-cell>
          <table:table-cell office:value-type="float" office:value="1664459" table:style-name="ce1">
            <text:p>1664459</text:p>
          </table:table-cell>
          <table:table-cell table:style-name="ce1"/>
          <table:table-cell office:value-type="float" office:value="1667400" table:style-name="ce1">
            <text:p>1667400</text:p>
          </table:table-cell>
          <table:table-cell office:value-type="float" office:value="2287728" table:style-name="ce1">
            <text:p>2287728</text:p>
          </table:table-cell>
          <table:table-cell office:value-type="float" office:value="2289320" table:style-name="ce1">
            <text:p>2289320</text:p>
          </table:table-cell>
          <table:table-cell table:style-name="ce1"/>
          <table:table-cell office:value-type="float" office:value="2292126" table:style-name="ce1">
            <text:p>2292126</text:p>
          </table:table-cell>
          <table:table-cell office:value-type="float" office:value="1831790" table:style-name="ce1">
            <text:p>1831790</text:p>
          </table:table-cell>
          <table:table-cell office:value-type="float" office:value="1834774" table:style-name="ce1">
            <text:p>1834774</text:p>
          </table:table-cell>
          <table:table-cell table:style-name="ce1"/>
          <table:table-cell office:value-type="float" office:value="1837353" table:style-name="ce1">
            <text:p>1837353</text:p>
          </table:table-cell>
          <table:table-cell office:value-type="float" office:value="2041086" table:style-name="ce1">
            <text:p>2041086</text:p>
          </table:table-cell>
          <table:table-cell office:value-type="float" office:value="2042071" table:style-name="ce1">
            <text:p>2042071</text:p>
          </table:table-cell>
          <table:table-cell table:style-name="ce1"/>
          <table:table-cell office:value-type="float" office:value="2045508" table:style-name="ce1">
            <text:p>2045508</text:p>
          </table:table-cell>
          <table:table-cell office:value-type="float" office:value="1869546" table:style-name="ce1">
            <text:p>1869546</text:p>
          </table:table-cell>
          <table:table-cell office:value-type="float" office:value="1870682" table:style-name="ce1">
            <text:p>1870682</text:p>
          </table:table-cell>
          <table:table-cell office:value-type="float" office:value="1872694" table:style-name="ce1">
            <text:p>1872694</text:p>
          </table:table-cell>
          <table:table-cell table:style-name="ce1"/>
          <table:table-cell office:value-type="float" office:value="1712955" table:style-name="ce1">
            <text:p>1712955</text:p>
          </table:table-cell>
          <table:table-cell office:value-type="float" office:value="1714642" table:style-name="ce1">
            <text:p>1714642</text:p>
          </table:table-cell>
          <table:table-cell table:style-name="ce1"/>
          <table:table-cell office:value-type="float" office:value="1717440" table:style-name="ce1">
            <text:p>1717440</text:p>
          </table:table-cell>
          <table:table-cell office:value-type="float" office:value="1681076" table:style-name="ce1">
            <text:p>1681076</text:p>
          </table:table-cell>
          <table:table-cell office:value-type="float" office:value="1682090" table:style-name="ce1">
            <text:p>1682090</text:p>
          </table:table-cell>
          <table:table-cell office:value-type="float" office:value="1685080" table:style-name="ce1">
            <text:p>1685080</text:p>
          </table:table-cell>
          <table:table-cell table:style-name="ce1"/>
          <table:table-cell office:value-type="float" office:value="2248920" table:style-name="ce1">
            <text:p>2248920</text:p>
          </table:table-cell>
          <table:table-cell office:value-type="float" office:value="2249856" table:style-name="ce1">
            <text:p>2249856</text:p>
          </table:table-cell>
          <table:table-cell office:value-type="float" office:value="2251545" table:style-name="ce1">
            <text:p>2251545</text:p>
          </table:table-cell>
          <table:table-cell table:style-name="ce1"/>
          <table:table-cell office:value-type="float" office:value="2367746" table:style-name="ce1">
            <text:p>2367746</text:p>
          </table:table-cell>
          <table:table-cell office:value-type="float" office:value="2368437" table:style-name="ce1">
            <text:p>2368437</text:p>
          </table:table-cell>
          <table:table-cell office:value-type="float" office:value="2370344" table:style-name="ce1">
            <text:p>2370344</text:p>
          </table:table-cell>
          <table:table-cell table:style-name="ce1"/>
          <table:table-cell office:value-type="float" office:value="1641076" table:style-name="ce1">
            <text:p>1641076</text:p>
          </table:table-cell>
          <table:table-cell office:value-type="float" office:value="1643177" table:style-name="ce1">
            <text:p>1643177</text:p>
          </table:table-cell>
          <table:table-cell office:value-type="float" office:value="1647519" table:style-name="ce1">
            <text:p>1647519</text:p>
          </table:table-cell>
          <table:table-cell table:style-name="ce1"/>
          <table:table-cell office:value-type="float" office:value="1878977" table:style-name="ce1">
            <text:p>1878977</text:p>
          </table:table-cell>
          <table:table-cell office:value-type="float" office:value="1880087" table:style-name="ce1">
            <text:p>1880087</text:p>
          </table:table-cell>
          <table:table-cell office:value-type="float" office:value="1882122" table:style-name="ce1">
            <text:p>1882122</text:p>
          </table:table-cell>
          <table:table-cell table:style-name="ce1"/>
          <table:table-cell office:value-type="float" office:value="2171014" table:style-name="ce1">
            <text:p>2171014</text:p>
          </table:table-cell>
          <table:table-cell office:value-type="float" office:value="2172746" table:style-name="ce1">
            <text:p>2172746</text:p>
          </table:table-cell>
          <table:table-cell office:value-type="float" office:value="2174955" table:style-name="ce1">
            <text:p>2174955</text:p>
          </table:table-cell>
          <table:table-cell table:style-name="ce1"/>
          <table:table-cell office:value-type="float" office:value="1998934" table:style-name="ce1">
            <text:p>1998934</text:p>
          </table:table-cell>
          <table:table-cell office:value-type="float" office:value="1999616" table:style-name="ce1">
            <text:p>1999616</text:p>
          </table:table-cell>
          <table:table-cell office:value-type="float" office:value="2001964" table:style-name="ce1">
            <text:p>2001964</text:p>
          </table:table-cell>
          <table:table-cell table:style-name="ce1"/>
          <table:table-cell office:value-type="float" office:value="2318668" table:style-name="ce1">
            <text:p>2318668</text:p>
          </table:table-cell>
          <table:table-cell office:value-type="float" office:value="2319746" table:style-name="ce1">
            <text:p>2319746</text:p>
          </table:table-cell>
          <table:table-cell office:value-type="float" office:value="2321797" table:style-name="ce1">
            <text:p>2321797</text:p>
          </table:table-cell>
          <table:table-cell table:style-name="ce1"/>
          <table:table-cell office:value-type="float" office:value="1986050" table:style-name="ce1">
            <text:p>1986050</text:p>
          </table:table-cell>
          <table:table-cell office:value-type="float" office:value="1986746" table:style-name="ce1">
            <text:p>1986746</text:p>
          </table:table-cell>
          <table:table-cell office:value-type="float" office:value="1988716" table:style-name="ce1">
            <text:p>1988716</text:p>
          </table:table-cell>
          <table:table-cell table:style-name="ce1"/>
          <table:table-cell office:value-type="float" office:value="2269068" table:style-name="ce1">
            <text:p>2269068</text:p>
          </table:table-cell>
          <table:table-cell office:value-type="float" office:value="2271406" table:style-name="ce1">
            <text:p>2271406</text:p>
          </table:table-cell>
          <table:table-cell office:value-type="float" office:value="2273453" table:style-name="ce1">
            <text:p>2273453</text:p>
          </table:table-cell>
          <table:table-cell table:style-name="ce1"/>
          <table:table-cell office:value-type="float" office:value="2223694" table:style-name="ce1">
            <text:p>2223694</text:p>
          </table:table-cell>
          <table:table-cell office:value-type="float" office:value="2225489" table:style-name="ce1">
            <text:p>2225489</text:p>
          </table:table-cell>
          <table:table-cell office:value-type="float" office:value="2227309" table:style-name="ce1">
            <text:p>2227309</text:p>
          </table:table-cell>
          <table:table-cell table:style-name="ce1"/>
          <table:table-cell office:value-type="float" office:value="1790954" table:style-name="ce1">
            <text:p>1790954</text:p>
          </table:table-cell>
          <table:table-cell office:value-type="float" office:value="1793135" table:style-name="ce1">
            <text:p>1793135</text:p>
          </table:table-cell>
          <table:table-cell table:style-name="ce1"/>
          <table:table-cell office:value-type="float" office:value="1797325" table:style-name="ce1">
            <text:p>1797325</text:p>
          </table:table-cell>
          <table:table-cell office:value-type="float" office:value="1842880" table:style-name="ce1">
            <text:p>1842880</text:p>
          </table:table-cell>
          <table:table-cell office:value-type="float" office:value="1844627" table:style-name="ce1">
            <text:p>1844627</text:p>
          </table:table-cell>
          <table:table-cell office:value-type="float" office:value="1846843" table:style-name="ce1">
            <text:p>1846843</text:p>
          </table:table-cell>
          <table:table-cell table:style-name="ce1"/>
          <table:table-cell office:value-type="float" office:value="2008213" table:style-name="ce1">
            <text:p>2008213</text:p>
          </table:table-cell>
          <table:table-cell office:value-type="float" office:value="2022141" table:style-name="ce1">
            <text:p>2022141</text:p>
          </table:table-cell>
          <table:table-cell office:value-type="float" office:value="2024869" table:style-name="ce1">
            <text:p>2024869</text:p>
          </table:table-cell>
          <table:table-cell table:style-name="ce1"/>
          <table:table-cell office:value-type="float" office:value="2068450" table:style-name="ce1">
            <text:p>2068450</text:p>
          </table:table-cell>
          <table:table-cell office:value-type="float" office:value="2071564" table:style-name="ce1">
            <text:p>2071564</text:p>
          </table:table-cell>
          <table:table-cell office:value-type="float" office:value="2073951" table:style-name="ce1">
            <text:p>2073951</text:p>
          </table:table-cell>
          <table:table-cell table:style-name="ce1"/>
          <table:table-cell office:value-type="float" office:value="2216122" table:style-name="ce1">
            <text:p>2216122</text:p>
          </table:table-cell>
          <table:table-cell office:value-type="float" office:value="2217001" table:style-name="ce1">
            <text:p>2217001</text:p>
          </table:table-cell>
          <table:table-cell office:value-type="float" office:value="2218759" table:style-name="ce1">
            <text:p>2218759</text:p>
          </table:table-cell>
          <table:table-cell table:style-name="ce1"/>
          <table:table-cell office:value-type="float" office:value="2161951" table:style-name="ce1">
            <text:p>2161951</text:p>
          </table:table-cell>
          <table:table-cell office:value-type="float" office:value="2163458" table:style-name="ce1">
            <text:p>2163458</text:p>
          </table:table-cell>
          <table:table-cell office:value-type="float" office:value="2165907" table:style-name="ce1">
            <text:p>2165907</text:p>
          </table:table-cell>
          <table:table-cell table:style-name="ce1"/>
          <table:table-cell office:value-type="float" office:value="2105658" table:style-name="ce1">
            <text:p>2105658</text:p>
          </table:table-cell>
          <table:table-cell office:value-type="float" office:value="2107243" table:style-name="ce1">
            <text:p>2107243</text:p>
          </table:table-cell>
          <table:table-cell table:style-name="ce1"/>
          <table:table-cell office:value-type="float" office:value="2111801" table:style-name="ce1">
            <text:p>2111801</text:p>
          </table:table-cell>
          <table:table-cell office:value-type="float" office:value="2180491" table:style-name="ce1">
            <text:p>2180491</text:p>
          </table:table-cell>
          <table:table-cell office:value-type="float" office:value="2181586" table:style-name="ce1">
            <text:p>2181586</text:p>
          </table:table-cell>
          <table:table-cell table:style-name="ce1"/>
          <table:table-cell office:value-type="float" office:value="2183453" table:style-name="ce1">
            <text:p>2183453</text:p>
          </table:table-cell>
          <table:table-cell office:value-type="float" office:value="1943756" table:style-name="ce1">
            <text:p>1943756</text:p>
          </table:table-cell>
          <table:table-cell office:value-type="float" office:value="1945371" table:style-name="ce1">
            <text:p>1945371</text:p>
          </table:table-cell>
          <table:table-cell table:style-name="ce1"/>
          <table:table-cell office:value-type="float" office:value="1947455" table:style-name="ce1">
            <text:p>1947455</text:p>
          </table:table-cell>
          <table:table-cell office:value-type="float" office:value="1727270" table:style-name="ce1">
            <text:p>1727270</text:p>
          </table:table-cell>
          <table:table-cell office:value-type="float" office:value="1729104" table:style-name="ce1">
            <text:p>1729104</text:p>
          </table:table-cell>
          <table:table-cell office:value-type="float" office:value="1731244" table:style-name="ce1">
            <text:p>1731244</text:p>
          </table:table-cell>
          <table:table-cell table:style-name="ce1"/>
          <table:table-cell office:value-type="float" office:value="2052608" table:style-name="ce1">
            <text:p>2052608</text:p>
          </table:table-cell>
          <table:table-cell office:value-type="float" office:value="2053876" table:style-name="ce1">
            <text:p>2053876</text:p>
          </table:table-cell>
          <table:table-cell office:value-type="float" office:value="2056592" table:style-name="ce1">
            <text:p>2056592</text:p>
          </table:table-cell>
          <table:table-cell table:style-name="ce1"/>
          <table:table-cell office:value-type="float" office:value="1854829" table:style-name="ce1">
            <text:p>1854829</text:p>
          </table:table-cell>
          <table:table-cell office:value-type="float" office:value="1856389" table:style-name="ce1">
            <text:p>1856389</text:p>
          </table:table-cell>
          <table:table-cell office:value-type="float" office:value="1858856" table:style-name="ce1">
            <text:p>1858856</text:p>
          </table:table-cell>
          <table:table-cell table:style-name="ce1"/>
          <table:table-cell office:value-type="float" office:value="2306665" table:style-name="ce1">
            <text:p>2306665</text:p>
          </table:table-cell>
          <table:table-cell office:value-type="float" office:value="2310164" table:style-name="ce1">
            <text:p>2310164</text:p>
          </table:table-cell>
          <table:table-cell office:value-type="float" office:value="2311854" table:style-name="ce1">
            <text:p>2311854</text:p>
          </table:table-cell>
          <table:table-cell table:style-name="ce1"/>
          <table:table-cell office:value-type="float" office:value="1814035" table:style-name="ce1">
            <text:p>1814035</text:p>
          </table:table-cell>
          <table:table-cell office:value-type="float" office:value="1816365" table:style-name="ce1">
            <text:p>1816365</text:p>
          </table:table-cell>
          <table:table-cell table:style-name="ce1"/>
          <table:table-cell office:value-type="float" office:value="1820541" table:style-name="ce1">
            <text:p>1820541</text:p>
          </table:table-cell>
          <table:table-cell office:value-type="float" office:value="1803310" table:style-name="ce1">
            <text:p>1803310</text:p>
          </table:table-cell>
          <table:table-cell office:value-type="float" office:value="1804395" table:style-name="ce1">
            <text:p>1804395</text:p>
          </table:table-cell>
          <table:table-cell table:style-name="ce1"/>
          <table:table-cell office:value-type="float" office:value="1806679" table:style-name="ce1">
            <text:p>1806679</text:p>
          </table:table-cell>
          <table:table-cell office:value-type="float" office:value="2342140" table:style-name="ce1">
            <text:p>2342140</text:p>
          </table:table-cell>
          <table:table-cell office:value-type="float" office:value="2344359" table:style-name="ce1">
            <text:p>2344359</text:p>
          </table:table-cell>
          <table:table-cell table:style-name="ce1"/>
          <table:table-cell office:value-type="float" office:value="2349277" table:style-name="ce1">
            <text:p>2349277</text:p>
          </table:table-cell>
          <table:table-cell office:value-type="float" office:value="2200101" table:style-name="ce1">
            <text:p>2200101</text:p>
          </table:table-cell>
          <table:table-cell office:value-type="float" office:value="2200858" table:style-name="ce1">
            <text:p>2200858</text:p>
          </table:table-cell>
          <table:table-cell office:value-type="float" office:value="2202787" table:style-name="ce1">
            <text:p>2202787</text:p>
          </table:table-cell>
          <table:table-cell table:style-name="ce1"/>
          <table:table-cell office:value-type="float" office:value="2239959" table:style-name="ce1">
            <text:p>2239959</text:p>
          </table:table-cell>
          <table:table-cell office:value-type="float" office:value="2241024" table:style-name="ce1">
            <text:p>2241024</text:p>
          </table:table-cell>
          <table:table-cell table:style-name="ce1"/>
          <table:table-cell office:value-type="float" office:value="2242807" table:style-name="ce1">
            <text:p>2242807</text:p>
          </table:table-cell>
          <table:table-cell office:value-type="float" office:value="2082210" table:style-name="ce1">
            <text:p>2082210</text:p>
          </table:table-cell>
          <table:table-cell office:value-type="float" office:value="2083112" table:style-name="ce1">
            <text:p>2083112</text:p>
          </table:table-cell>
          <table:table-cell office:value-type="float" office:value="2085428" table:style-name="ce1">
            <text:p>2085428</text:p>
          </table:table-cell>
          <table:table-cell table:style-name="ce1"/>
          <table:table-cell office:value-type="float" office:value="1971465" table:style-name="ce1">
            <text:p>1971465</text:p>
          </table:table-cell>
          <table:table-cell office:value-type="float" office:value="1972564" table:style-name="ce1">
            <text:p>1972564</text:p>
          </table:table-cell>
          <table:table-cell office:value-type="float" office:value="1975113" table:style-name="ce1">
            <text:p>1975113</text:p>
          </table:table-cell>
          <table:table-cell table:style-name="ce1"/>
          <table:table-cell office:value-type="float" office:value="1741885" table:style-name="ce1">
            <text:p>1741885</text:p>
          </table:table-cell>
          <table:table-cell office:value-type="float" office:value="1744389" table:style-name="ce1">
            <text:p>1744389</text:p>
          </table:table-cell>
          <table:table-cell table:style-name="ce1"/>
          <table:table-cell office:value-type="float" office:value="1749231" table:style-name="ce1">
            <text:p>1749231</text:p>
          </table:table-cell>
          <table:table-cell office:value-type="float" office:value="2375086" table:style-name="ce1">
            <text:p>2375086</text:p>
          </table:table-cell>
          <table:table-cell office:value-type="float" office:value="2376438" table:style-name="ce1">
            <text:p>2376438</text:p>
          </table:table-cell>
          <table:table-cell office:value-type="float" office:value="2378152" table:style-name="ce1">
            <text:p>2378152</text:p>
          </table:table-cell>
          <table:table-cell table:style-name="ce1"/>
          <table:table-cell office:value-type="float" office:value="1915570" table:style-name="ce1">
            <text:p>1915570</text:p>
          </table:table-cell>
          <table:table-cell office:value-type="float" office:value="1919925" table:style-name="ce1">
            <text:p>1919925</text:p>
          </table:table-cell>
          <table:table-cell table:style-name="ce1"/>
          <table:table-cell office:value-type="float" office:value="1921736" table:style-name="ce1">
            <text:p>1921736</text:p>
          </table:table-cell>
          <table:table-cell office:value-type="float" office:value="2189421" table:style-name="ce1">
            <text:p>2189421</text:p>
          </table:table-cell>
          <table:table-cell office:value-type="float" office:value="2191469" table:style-name="ce1">
            <text:p>2191469</text:p>
          </table:table-cell>
          <table:table-cell office:value-type="float" office:value="2193340" table:style-name="ce1">
            <text:p>2193340</text:p>
          </table:table-cell>
          <table:table-cell table:style-name="ce1"/>
          <table:table-cell office:value-type="float" office:value="2207555" table:style-name="ce1">
            <text:p>2207555</text:p>
          </table:table-cell>
          <table:table-cell office:value-type="float" office:value="2208537" table:style-name="ce1">
            <text:p>2208537</text:p>
          </table:table-cell>
          <table:table-cell office:value-type="float" office:value="2210817" table:style-name="ce1">
            <text:p>2210817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7_215817_M02885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21:27</text:p>
          </table:table-cell>
          <table:table-cell office:value-type="string" table:style-name="ce1">
            <text:p>2020-11-17_22:21: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RRE WYS</text:p>
          </table:table-cell>
          <table:table-cell office:value-type="string" table:style-name="ce1">
            <text:p>M02885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77UCU4HDt72K4w8</text:p>
          </table:table-cell>
          <table:table-cell office:value-type="string" table:style-name="ce1">
            <text:p>https://www.testable.org/experiment/4303/294929/start?participant=M028852</text:p>
          </table:table-cell>
          <table:table-cell office:value-type="float" office:value="2210548" table:style-name="ce1">
            <text:p>2210548</text:p>
          </table:table-cell>
          <table:table-cell office:value-type="float" office:value="36.842466666667001" table:style-name="ce1">
            <text:p>36,84246667</text:p>
          </table:table-cell>
          <table:table-cell office:value-type="float" office:value="429344" table:style-name="ce1">
            <text:p>429344</text:p>
          </table:table-cell>
          <table:table-cell office:value-type="float" office:value="308846" table:style-name="ce1">
            <text:p>308846</text:p>
          </table:table-cell>
          <table:table-cell office:value-type="float" office:value="332780" table:style-name="ce1">
            <text:p>332780</text:p>
          </table:table-cell>
          <table:table-cell office:value-type="float" office:value="408613" table:style-name="ce1">
            <text:p>408613</text:p>
          </table:table-cell>
          <table:table-cell office:value-type="float" office:value="381567" table:style-name="ce1">
            <text:p>381567</text:p>
          </table:table-cell>
          <table:table-cell office:value-type="float" office:value="281981" table:style-name="ce1">
            <text:p>281981</text:p>
          </table:table-cell>
          <table:table-cell office:value-type="float" office:value="454362" table:style-name="ce1">
            <text:p>454362</text:p>
          </table:table-cell>
          <table:table-cell office:value-type="float" office:value="541621" table:style-name="ce1">
            <text:p>541621</text:p>
          </table:table-cell>
          <table:table-cell office:value-type="float" office:value="571816" table:style-name="ce1">
            <text:p>571816</text:p>
          </table:table-cell>
          <table:table-cell office:value-type="float" office:value="635792" table:style-name="ce1">
            <text:p>635792</text:p>
          </table:table-cell>
          <table:table-cell office:value-type="float" office:value="359388" table:style-name="ce1">
            <text:p>359388</text:p>
          </table:table-cell>
          <table:table-cell office:value-type="float" office:value="518390" table:style-name="ce1">
            <text:p>518390</text:p>
          </table:table-cell>
          <table:table-cell table:number-columns-repeated="192" table:style-name="ce1"/>
          <table:table-cell office:value-type="float" office:value="2204541" table:style-name="ce1">
            <text:p>2204541</text:p>
          </table:table-cell>
          <table:table-cell office:value-type="float" office:value="2205279" table:style-name="ce1">
            <text:p>2205279</text:p>
          </table:table-cell>
          <table:table-cell table:style-name="ce1"/>
          <table:table-cell office:value-type="float" office:value="2207923" table:style-name="ce1">
            <text:p>2207923</text:p>
          </table:table-cell>
          <table:table-cell office:value-type="float" office:value="1889868" table:style-name="ce1">
            <text:p>1889868</text:p>
          </table:table-cell>
          <table:table-cell office:value-type="float" office:value="1890476" table:style-name="ce1">
            <text:p>1890476</text:p>
          </table:table-cell>
          <table:table-cell table:style-name="ce1"/>
          <table:table-cell office:value-type="float" office:value="1892050" table:style-name="ce1">
            <text:p>1892050</text:p>
          </table:table-cell>
          <table:table-cell office:value-type="float" office:value="1601163" table:style-name="ce1">
            <text:p>1601163</text:p>
          </table:table-cell>
          <table:table-cell office:value-type="float" office:value="1601799" table:style-name="ce1">
            <text:p>1601799</text:p>
          </table:table-cell>
          <table:table-cell table:style-name="ce1"/>
          <table:table-cell office:value-type="float" office:value="1603574" table:style-name="ce1">
            <text:p>1603574</text:p>
          </table:table-cell>
          <table:table-cell office:value-type="float" office:value="2023892" table:style-name="ce1">
            <text:p>2023892</text:p>
          </table:table-cell>
          <table:table-cell office:value-type="float" office:value="2024967" table:style-name="ce1">
            <text:p>2024967</text:p>
          </table:table-cell>
          <table:table-cell table:style-name="ce1"/>
          <table:table-cell office:value-type="float" office:value="2027339" table:style-name="ce1">
            <text:p>2027339</text:p>
          </table:table-cell>
          <table:table-cell office:value-type="float" office:value="1584486" table:style-name="ce1">
            <text:p>1584486</text:p>
          </table:table-cell>
          <table:table-cell office:value-type="float" office:value="1585138" table:style-name="ce1">
            <text:p>1585138</text:p>
          </table:table-cell>
          <table:table-cell table:style-name="ce1"/>
          <table:table-cell office:value-type="float" office:value="1587215" table:style-name="ce1">
            <text:p>1587215</text:p>
          </table:table-cell>
          <table:table-cell office:value-type="float" office:value="2041064" table:style-name="ce1">
            <text:p>2041064</text:p>
          </table:table-cell>
          <table:table-cell office:value-type="float" office:value="2041623" table:style-name="ce1">
            <text:p>2041623</text:p>
          </table:table-cell>
          <table:table-cell table:style-name="ce1"/>
          <table:table-cell office:value-type="float" office:value="2043562" table:style-name="ce1">
            <text:p>2043562</text:p>
          </table:table-cell>
          <table:table-cell office:value-type="float" office:value="1770540" table:style-name="ce1">
            <text:p>1770540</text:p>
          </table:table-cell>
          <table:table-cell office:value-type="float" office:value="1771146" table:style-name="ce1">
            <text:p>1771146</text:p>
          </table:table-cell>
          <table:table-cell table:style-name="ce1"/>
          <table:table-cell office:value-type="float" office:value="1773684" table:style-name="ce1">
            <text:p>1773684</text:p>
          </table:table-cell>
          <table:table-cell office:value-type="float" office:value="2013781" table:style-name="ce1">
            <text:p>2013781</text:p>
          </table:table-cell>
          <table:table-cell office:value-type="float" office:value="2014273" table:style-name="ce1">
            <text:p>2014273</text:p>
          </table:table-cell>
          <table:table-cell table:style-name="ce1"/>
          <table:table-cell office:value-type="float" office:value="2016027" table:style-name="ce1">
            <text:p>2016027</text:p>
          </table:table-cell>
          <table:table-cell office:value-type="float" office:value="1913908" table:style-name="ce1">
            <text:p>1913908</text:p>
          </table:table-cell>
          <table:table-cell office:value-type="float" office:value="1914760" table:style-name="ce1">
            <text:p>1914760</text:p>
          </table:table-cell>
          <table:table-cell table:style-name="ce1"/>
          <table:table-cell office:value-type="float" office:value="1916384" table:style-name="ce1">
            <text:p>1916384</text:p>
          </table:table-cell>
          <table:table-cell office:value-type="float" office:value="2003101" table:style-name="ce1">
            <text:p>2003101</text:p>
          </table:table-cell>
          <table:table-cell office:value-type="float" office:value="2003695" table:style-name="ce1">
            <text:p>2003695</text:p>
          </table:table-cell>
          <table:table-cell table:style-name="ce1"/>
          <table:table-cell office:value-type="float" office:value="2005635" table:style-name="ce1">
            <text:p>2005635</text:p>
          </table:table-cell>
          <table:table-cell office:value-type="float" office:value="1987271" table:style-name="ce1">
            <text:p>1987271</text:p>
          </table:table-cell>
          <table:table-cell office:value-type="float" office:value="1988051" table:style-name="ce1">
            <text:p>1988051</text:p>
          </table:table-cell>
          <table:table-cell table:style-name="ce1"/>
          <table:table-cell office:value-type="float" office:value="1990379" table:style-name="ce1">
            <text:p>1990379</text:p>
          </table:table-cell>
          <table:table-cell office:value-type="float" office:value="1619031" table:style-name="ce1">
            <text:p>1619031</text:p>
          </table:table-cell>
          <table:table-cell office:value-type="float" office:value="1619674" table:style-name="ce1">
            <text:p>1619674</text:p>
          </table:table-cell>
          <table:table-cell table:style-name="ce1"/>
          <table:table-cell office:value-type="float" office:value="1621370" table:style-name="ce1">
            <text:p>1621370</text:p>
          </table:table-cell>
          <table:table-cell office:value-type="float" office:value="1834069" table:style-name="ce1">
            <text:p>1834069</text:p>
          </table:table-cell>
          <table:table-cell office:value-type="float" office:value="1835913" table:style-name="ce1">
            <text:p>1835913</text:p>
          </table:table-cell>
          <table:table-cell table:style-name="ce1"/>
          <table:table-cell office:value-type="float" office:value="1837883" table:style-name="ce1">
            <text:p>1837883</text:p>
          </table:table-cell>
          <table:table-cell office:value-type="float" office:value="1932793" table:style-name="ce1">
            <text:p>1932793</text:p>
          </table:table-cell>
          <table:table-cell office:value-type="float" office:value="1933502" table:style-name="ce1">
            <text:p>1933502</text:p>
          </table:table-cell>
          <table:table-cell table:style-name="ce1"/>
          <table:table-cell office:value-type="float" office:value="1935263" table:style-name="ce1">
            <text:p>1935263</text:p>
          </table:table-cell>
          <table:table-cell office:value-type="float" office:value="1462740" table:style-name="ce1">
            <text:p>1462740</text:p>
          </table:table-cell>
          <table:table-cell office:value-type="float" office:value="1463431" table:style-name="ce1">
            <text:p>1463431</text:p>
          </table:table-cell>
          <table:table-cell table:style-name="ce1"/>
          <table:table-cell office:value-type="float" office:value="1464925" table:style-name="ce1">
            <text:p>1464925</text:p>
          </table:table-cell>
          <table:table-cell office:value-type="float" office:value="1943810" table:style-name="ce1">
            <text:p>1943810</text:p>
          </table:table-cell>
          <table:table-cell office:value-type="float" office:value="1944612" table:style-name="ce1">
            <text:p>1944612</text:p>
          </table:table-cell>
          <table:table-cell table:style-name="ce1"/>
          <table:table-cell office:value-type="float" office:value="1950331" table:style-name="ce1">
            <text:p>1950331</text:p>
          </table:table-cell>
          <table:table-cell office:value-type="float" office:value="1636479" table:style-name="ce1">
            <text:p>1636479</text:p>
          </table:table-cell>
          <table:table-cell office:value-type="float" office:value="1637051" table:style-name="ce1">
            <text:p>1637051</text:p>
          </table:table-cell>
          <table:table-cell table:style-name="ce1"/>
          <table:table-cell office:value-type="float" office:value="1638877" table:style-name="ce1">
            <text:p>1638877</text:p>
          </table:table-cell>
          <table:table-cell office:value-type="float" office:value="1817612" table:style-name="ce1">
            <text:p>1817612</text:p>
          </table:table-cell>
          <table:table-cell office:value-type="float" office:value="1820190" table:style-name="ce1">
            <text:p>1820190</text:p>
          </table:table-cell>
          <table:table-cell table:style-name="ce1"/>
          <table:table-cell office:value-type="float" office:value="1821964" table:style-name="ce1">
            <text:p>1821964</text:p>
          </table:table-cell>
          <table:table-cell office:value-type="float" office:value="1744458" table:style-name="ce1">
            <text:p>1744458</text:p>
          </table:table-cell>
          <table:table-cell office:value-type="float" office:value="1748092" table:style-name="ce1">
            <text:p>1748092</text:p>
          </table:table-cell>
          <table:table-cell table:style-name="ce1"/>
          <table:table-cell office:value-type="float" office:value="1750059" table:style-name="ce1">
            <text:p>1750059</text:p>
          </table:table-cell>
          <table:table-cell office:value-type="float" office:value="2115585" table:style-name="ce1">
            <text:p>2115585</text:p>
          </table:table-cell>
          <table:table-cell office:value-type="float" office:value="2116373" table:style-name="ce1">
            <text:p>2116373</text:p>
          </table:table-cell>
          <table:table-cell table:style-name="ce1"/>
          <table:table-cell office:value-type="float" office:value="2118493" table:style-name="ce1">
            <text:p>2118493</text:p>
          </table:table-cell>
          <table:table-cell office:value-type="float" office:value="1498400" table:style-name="ce1">
            <text:p>1498400</text:p>
          </table:table-cell>
          <table:table-cell office:value-type="float" office:value="1499828" table:style-name="ce1">
            <text:p>1499828</text:p>
          </table:table-cell>
          <table:table-cell table:style-name="ce1"/>
          <table:table-cell office:value-type="float" office:value="1503142" table:style-name="ce1">
            <text:p>1503142</text:p>
          </table:table-cell>
          <table:table-cell office:value-type="float" office:value="1875348" table:style-name="ce1">
            <text:p>1875348</text:p>
          </table:table-cell>
          <table:table-cell office:value-type="float" office:value="1877336" table:style-name="ce1">
            <text:p>1877336</text:p>
          </table:table-cell>
          <table:table-cell table:style-name="ce1"/>
          <table:table-cell office:value-type="float" office:value="1879680" table:style-name="ce1">
            <text:p>1879680</text:p>
          </table:table-cell>
          <table:table-cell office:value-type="float" office:value="2155062" table:style-name="ce1">
            <text:p>2155062</text:p>
          </table:table-cell>
          <table:table-cell office:value-type="float" office:value="2155957" table:style-name="ce1">
            <text:p>2155957</text:p>
          </table:table-cell>
          <table:table-cell table:style-name="ce1"/>
          <table:table-cell office:value-type="float" office:value="2159377" table:style-name="ce1">
            <text:p>2159377</text:p>
          </table:table-cell>
          <table:table-cell office:value-type="float" office:value="1539190" table:style-name="ce1">
            <text:p>1539190</text:p>
          </table:table-cell>
          <table:table-cell office:value-type="float" office:value="1540178" table:style-name="ce1">
            <text:p>1540178</text:p>
          </table:table-cell>
          <table:table-cell table:style-name="ce1"/>
          <table:table-cell office:value-type="float" office:value="1544254" table:style-name="ce1">
            <text:p>1544254</text:p>
          </table:table-cell>
          <table:table-cell office:value-type="float" office:value="1675258" table:style-name="ce1">
            <text:p>1675258</text:p>
          </table:table-cell>
          <table:table-cell office:value-type="float" office:value="1677361" table:style-name="ce1">
            <text:p>1677361</text:p>
          </table:table-cell>
          <table:table-cell table:style-name="ce1"/>
          <table:table-cell office:value-type="float" office:value="1679324" table:style-name="ce1">
            <text:p>1679324</text:p>
          </table:table-cell>
          <table:table-cell office:value-type="float" office:value="2080580" table:style-name="ce1">
            <text:p>2080580</text:p>
          </table:table-cell>
          <table:table-cell office:value-type="float" office:value="2081123" table:style-name="ce1">
            <text:p>2081123</text:p>
          </table:table-cell>
          <table:table-cell table:style-name="ce1"/>
          <table:table-cell office:value-type="float" office:value="2082740" table:style-name="ce1">
            <text:p>2082740</text:p>
          </table:table-cell>
          <table:table-cell office:value-type="float" office:value="1695976" table:style-name="ce1">
            <text:p>1695976</text:p>
          </table:table-cell>
          <table:table-cell office:value-type="float" office:value="1696570" table:style-name="ce1">
            <text:p>1696570</text:p>
          </table:table-cell>
          <table:table-cell table:style-name="ce1"/>
          <table:table-cell office:value-type="float" office:value="1698474" table:style-name="ce1">
            <text:p>1698474</text:p>
          </table:table-cell>
          <table:table-cell office:value-type="float" office:value="2091638" table:style-name="ce1">
            <text:p>2091638</text:p>
          </table:table-cell>
          <table:table-cell office:value-type="float" office:value="2092720" table:style-name="ce1">
            <text:p>2092720</text:p>
          </table:table-cell>
          <table:table-cell table:style-name="ce1"/>
          <table:table-cell office:value-type="float" office:value="2095193" table:style-name="ce1">
            <text:p>2095193</text:p>
          </table:table-cell>
          <table:table-cell office:value-type="float" office:value="1797433" table:style-name="ce1">
            <text:p>1797433</text:p>
          </table:table-cell>
          <table:table-cell office:value-type="float" office:value="1798048" table:style-name="ce1">
            <text:p>1798048</text:p>
          </table:table-cell>
          <table:table-cell table:style-name="ce1"/>
          <table:table-cell office:value-type="float" office:value="1799931" table:style-name="ce1">
            <text:p>1799931</text:p>
          </table:table-cell>
          <table:table-cell office:value-type="float" office:value="1902437" table:style-name="ce1">
            <text:p>1902437</text:p>
          </table:table-cell>
          <table:table-cell office:value-type="float" office:value="1903232" table:style-name="ce1">
            <text:p>1903232</text:p>
          </table:table-cell>
          <table:table-cell table:style-name="ce1"/>
          <table:table-cell office:value-type="float" office:value="1907048" table:style-name="ce1">
            <text:p>1907048</text:p>
          </table:table-cell>
          <table:table-cell office:value-type="float" office:value="2136108" table:style-name="ce1">
            <text:p>2136108</text:p>
          </table:table-cell>
          <table:table-cell office:value-type="float" office:value="2137111" table:style-name="ce1">
            <text:p>2137111</text:p>
          </table:table-cell>
          <table:table-cell table:style-name="ce1"/>
          <table:table-cell office:value-type="float" office:value="2139302" table:style-name="ce1">
            <text:p>2139302</text:p>
          </table:table-cell>
          <table:table-cell office:value-type="float" office:value="2166996" table:style-name="ce1">
            <text:p>2166996</text:p>
          </table:table-cell>
          <table:table-cell office:value-type="float" office:value="2167978" table:style-name="ce1">
            <text:p>2167978</text:p>
          </table:table-cell>
          <table:table-cell table:style-name="ce1"/>
          <table:table-cell office:value-type="float" office:value="2170436" table:style-name="ce1">
            <text:p>2170436</text:p>
          </table:table-cell>
          <table:table-cell office:value-type="float" office:value="1446893" table:style-name="ce1">
            <text:p>1446893</text:p>
          </table:table-cell>
          <table:table-cell office:value-type="float" office:value="1447478" table:style-name="ce1">
            <text:p>1447478</text:p>
          </table:table-cell>
          <table:table-cell table:style-name="ce1"/>
          <table:table-cell office:value-type="float" office:value="1449570" table:style-name="ce1">
            <text:p>1449570</text:p>
          </table:table-cell>
          <table:table-cell office:value-type="float" office:value="1856359" table:style-name="ce1">
            <text:p>1856359</text:p>
          </table:table-cell>
          <table:table-cell office:value-type="float" office:value="1857350" table:style-name="ce1">
            <text:p>1857350</text:p>
          </table:table-cell>
          <table:table-cell table:style-name="ce1"/>
          <table:table-cell office:value-type="float" office:value="1859010" table:style-name="ce1">
            <text:p>1859010</text:p>
          </table:table-cell>
          <table:table-cell office:value-type="float" office:value="1520471" table:style-name="ce1">
            <text:p>1520471</text:p>
          </table:table-cell>
          <table:table-cell office:value-type="float" office:value="1521216" table:style-name="ce1">
            <text:p>1521216</text:p>
          </table:table-cell>
          <table:table-cell table:style-name="ce1"/>
          <table:table-cell office:value-type="float" office:value="1524478" table:style-name="ce1">
            <text:p>1524478</text:p>
          </table:table-cell>
          <table:table-cell office:value-type="float" office:value="1972796" table:style-name="ce1">
            <text:p>1972796</text:p>
          </table:table-cell>
          <table:table-cell office:value-type="float" office:value="1973555" table:style-name="ce1">
            <text:p>1973555</text:p>
          </table:table-cell>
          <table:table-cell table:style-name="ce1"/>
          <table:table-cell office:value-type="float" office:value="1976660" table:style-name="ce1">
            <text:p>1976660</text:p>
          </table:table-cell>
          <table:table-cell office:value-type="float" office:value="1727880" table:style-name="ce1">
            <text:p>1727880</text:p>
          </table:table-cell>
          <table:table-cell office:value-type="float" office:value="1728461" table:style-name="ce1">
            <text:p>1728461</text:p>
          </table:table-cell>
          <table:table-cell table:style-name="ce1"/>
          <table:table-cell office:value-type="float" office:value="1733074" table:style-name="ce1">
            <text:p>1733074</text:p>
          </table:table-cell>
          <table:table-cell office:value-type="float" office:value="1783541" table:style-name="ce1">
            <text:p>1783541</text:p>
          </table:table-cell>
          <table:table-cell office:value-type="float" office:value="1784243" table:style-name="ce1">
            <text:p>1784243</text:p>
          </table:table-cell>
          <table:table-cell table:style-name="ce1"/>
          <table:table-cell office:value-type="float" office:value="1788634" table:style-name="ce1">
            <text:p>1788634</text:p>
          </table:table-cell>
          <table:table-cell office:value-type="float" office:value="1486206" table:style-name="ce1">
            <text:p>1486206</text:p>
          </table:table-cell>
          <table:table-cell office:value-type="float" office:value="1486728" table:style-name="ce1">
            <text:p>1486728</text:p>
          </table:table-cell>
          <table:table-cell table:style-name="ce1"/>
          <table:table-cell office:value-type="float" office:value="1488775" table:style-name="ce1">
            <text:p>1488775</text:p>
          </table:table-cell>
          <table:table-cell office:value-type="float" office:value="1561021" table:style-name="ce1">
            <text:p>1561021</text:p>
          </table:table-cell>
          <table:table-cell office:value-type="float" office:value="1562023" table:style-name="ce1">
            <text:p>1562023</text:p>
          </table:table-cell>
          <table:table-cell table:style-name="ce1"/>
          <table:table-cell office:value-type="float" office:value="1564738" table:style-name="ce1">
            <text:p>1564738</text:p>
          </table:table-cell>
          <table:table-cell office:value-type="float" office:value="2125242" table:style-name="ce1">
            <text:p>2125242</text:p>
          </table:table-cell>
          <table:table-cell office:value-type="float" office:value="2126217" table:style-name="ce1">
            <text:p>2126217</text:p>
          </table:table-cell>
          <table:table-cell table:style-name="ce1"/>
          <table:table-cell office:value-type="float" office:value="2129214" table:style-name="ce1">
            <text:p>2129214</text:p>
          </table:table-cell>
          <table:table-cell office:value-type="float" office:value="2056578" table:style-name="ce1">
            <text:p>2056578</text:p>
          </table:table-cell>
          <table:table-cell office:value-type="float" office:value="2057316" table:style-name="ce1">
            <text:p>2057316</text:p>
          </table:table-cell>
          <table:table-cell table:style-name="ce1"/>
          <table:table-cell office:value-type="float" office:value="2059148" table:style-name="ce1">
            <text:p>2059148</text:p>
          </table:table-cell>
          <table:table-cell office:value-type="float" office:value="2185270" table:style-name="ce1">
            <text:p>2185270</text:p>
          </table:table-cell>
          <table:table-cell office:value-type="float" office:value="2186315" table:style-name="ce1">
            <text:p>2186315</text:p>
          </table:table-cell>
          <table:table-cell table:style-name="ce1"/>
          <table:table-cell office:value-type="float" office:value="2188277" table:style-name="ce1">
            <text:p>2188277</text:p>
          </table:table-cell>
          <table:table-cell office:value-type="float" office:value="1659153" table:style-name="ce1">
            <text:p>1659153</text:p>
          </table:table-cell>
          <table:table-cell office:value-type="float" office:value="1659841" table:style-name="ce1">
            <text:p>1659841</text:p>
          </table:table-cell>
          <table:table-cell table:style-name="ce1"/>
          <table:table-cell office:value-type="float" office:value="1661608" table:style-name="ce1">
            <text:p>1661608</text:p>
          </table:table-cell>
          <table:table-cell office:value-type="float" office:value="2068111" table:style-name="ce1">
            <text:p>2068111</text:p>
          </table:table-cell>
          <table:table-cell office:value-type="float" office:value="2068841" table:style-name="ce1">
            <text:p>2068841</text:p>
          </table:table-cell>
          <table:table-cell table:style-name="ce1"/>
          <table:table-cell office:value-type="float" office:value="2071522" table:style-name="ce1">
            <text:p>2071522</text:p>
          </table:table-cell>
          <table:table-cell office:value-type="float" office:value="1924945" table:style-name="ce1">
            <text:p>1924945</text:p>
          </table:table-cell>
          <table:table-cell office:value-type="float" office:value="1925554" table:style-name="ce1">
            <text:p>1925554</text:p>
          </table:table-cell>
          <table:table-cell table:style-name="ce1"/>
          <table:table-cell office:value-type="float" office:value="1927645" table:style-name="ce1">
            <text:p>1927645</text:p>
          </table:table-cell>
          <table:table-cell office:value-type="float" office:value="1958791" table:style-name="ce1">
            <text:p>1958791</text:p>
          </table:table-cell>
          <table:table-cell office:value-type="float" office:value="1959413" table:style-name="ce1">
            <text:p>1959413</text:p>
          </table:table-cell>
          <table:table-cell table:style-name="ce1"/>
          <table:table-cell office:value-type="float" office:value="1961476" table:style-name="ce1">
            <text:p>1961476</text:p>
          </table:table-cell>
          <table:table-cell office:value-type="float" office:value="1711152" table:style-name="ce1">
            <text:p>1711152</text:p>
          </table:table-cell>
          <table:table-cell office:value-type="float" office:value="1711759" table:style-name="ce1">
            <text:p>1711759</text:p>
          </table:table-cell>
          <table:table-cell table:style-name="ce1"/>
          <table:table-cell office:value-type="float" office:value="1714476" table:style-name="ce1">
            <text:p>1714476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7_222633_M09058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33:34</text:p>
          </table:table-cell>
          <table:table-cell office:value-type="string" table:style-name="ce1">
            <text:p>2020-11-17_22:33:34</text:p>
          </table:table-cell>
          <table:table-cell office:value-type="float" office:value="0.77" table:style-name="ce1">
            <text:p>0,77</text:p>
          </table:table-cell>
          <table:table-cell office:value-type="string" table:style-name="ce1">
            <text:p>Thomas Jac</text:p>
          </table:table-cell>
          <table:table-cell office:value-type="string" table:style-name="ce1">
            <text:p>M09058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V5wJJ03c6STtDEA</text:p>
          </table:table-cell>
          <table:table-cell office:value-type="string" table:style-name="ce1">
            <text:p>https://www.testable.org/experiment/4303/294929/start?participant=M090580</text:p>
          </table:table-cell>
          <table:table-cell office:value-type="float" office:value="3180699" table:style-name="ce1">
            <text:p>3180699</text:p>
          </table:table-cell>
          <table:table-cell office:value-type="float" office:value="53.011650000000003" table:style-name="ce1">
            <text:p>53,01165</text:p>
          </table:table-cell>
          <table:table-cell office:value-type="float" office:value="965072" table:style-name="ce1">
            <text:p>965072</text:p>
          </table:table-cell>
          <table:table-cell office:value-type="float" office:value="922391" table:style-name="ce1">
            <text:p>922391</text:p>
          </table:table-cell>
          <table:table-cell office:value-type="float" office:value="680071" table:style-name="ce1">
            <text:p>680071</text:p>
          </table:table-cell>
          <table:table-cell office:value-type="float" office:value="1120581" table:style-name="ce1">
            <text:p>1120581</text:p>
          </table:table-cell>
          <table:table-cell office:value-type="float" office:value="1259779" table:style-name="ce1">
            <text:p>1259779</text:p>
          </table:table-cell>
          <table:table-cell office:value-type="float" office:value="1014801" table:style-name="ce1">
            <text:p>1014801</text:p>
          </table:table-cell>
          <table:table-cell office:value-type="float" office:value="602032" table:style-name="ce1">
            <text:p>602032</text:p>
          </table:table-cell>
          <table:table-cell office:value-type="float" office:value="1181097" table:style-name="ce1">
            <text:p>1181097</text:p>
          </table:table-cell>
          <table:table-cell office:value-type="float" office:value="806088" table:style-name="ce1">
            <text:p>806088</text:p>
          </table:table-cell>
          <table:table-cell office:value-type="float" office:value="739492" table:style-name="ce1">
            <text:p>739492</text:p>
          </table:table-cell>
          <table:table-cell office:value-type="float" office:value="1224593" table:style-name="ce1">
            <text:p>1224593</text:p>
          </table:table-cell>
          <table:table-cell office:value-type="float" office:value="865798" table:style-name="ce1">
            <text:p>865798</text:p>
          </table:table-cell>
          <table:table-cell office:value-type="float" office:value="2511167" table:style-name="ce1">
            <text:p>2511167</text:p>
          </table:table-cell>
          <table:table-cell office:value-type="float" office:value="2513333" table:style-name="ce1">
            <text:p>2513333</text:p>
          </table:table-cell>
          <table:table-cell table:style-name="ce1"/>
          <table:table-cell office:value-type="float" office:value="2515488" table:style-name="ce1">
            <text:p>2515488</text:p>
          </table:table-cell>
          <table:table-cell office:value-type="float" office:value="2824992" table:style-name="ce1">
            <text:p>2824992</text:p>
          </table:table-cell>
          <table:table-cell office:value-type="float" office:value="2825875" table:style-name="ce1">
            <text:p>2825875</text:p>
          </table:table-cell>
          <table:table-cell table:style-name="ce1"/>
          <table:table-cell office:value-type="float" office:value="2827899" table:style-name="ce1">
            <text:p>2827899</text:p>
          </table:table-cell>
          <table:table-cell office:value-type="float" office:value="2541586" table:style-name="ce1">
            <text:p>2541586</text:p>
          </table:table-cell>
          <table:table-cell office:value-type="float" office:value="2542505" table:style-name="ce1">
            <text:p>2542505</text:p>
          </table:table-cell>
          <table:table-cell table:style-name="ce1"/>
          <table:table-cell office:value-type="float" office:value="2545792" table:style-name="ce1">
            <text:p>2545792</text:p>
          </table:table-cell>
          <table:table-cell office:value-type="float" office:value="2993731" table:style-name="ce1">
            <text:p>2993731</text:p>
          </table:table-cell>
          <table:table-cell office:value-type="float" office:value="2994705" table:style-name="ce1">
            <text:p>2994705</text:p>
          </table:table-cell>
          <table:table-cell table:style-name="ce1"/>
          <table:table-cell office:value-type="float" office:value="2996900" table:style-name="ce1">
            <text:p>2996900</text:p>
          </table:table-cell>
          <table:table-cell office:value-type="float" office:value="2572088" table:style-name="ce1">
            <text:p>2572088</text:p>
          </table:table-cell>
          <table:table-cell office:value-type="float" office:value="2573252" table:style-name="ce1">
            <text:p>2573252</text:p>
          </table:table-cell>
          <table:table-cell table:style-name="ce1"/>
          <table:table-cell office:value-type="float" office:value="2576650" table:style-name="ce1">
            <text:p>2576650</text:p>
          </table:table-cell>
          <table:table-cell office:value-type="float" office:value="2250418" table:style-name="ce1">
            <text:p>2250418</text:p>
          </table:table-cell>
          <table:table-cell office:value-type="float" office:value="2253596" table:style-name="ce1">
            <text:p>2253596</text:p>
          </table:table-cell>
          <table:table-cell table:style-name="ce1"/>
          <table:table-cell office:value-type="float" office:value="2258246" table:style-name="ce1">
            <text:p>2258246</text:p>
          </table:table-cell>
          <table:table-cell office:value-type="float" office:value="2461304" table:style-name="ce1">
            <text:p>2461304</text:p>
          </table:table-cell>
          <table:table-cell office:value-type="float" office:value="2462192" table:style-name="ce1">
            <text:p>2462192</text:p>
          </table:table-cell>
          <table:table-cell table:style-name="ce1"/>
          <table:table-cell office:value-type="float" office:value="2464377" table:style-name="ce1">
            <text:p>2464377</text:p>
          </table:table-cell>
          <table:table-cell office:value-type="float" office:value="2727998" table:style-name="ce1">
            <text:p>2727998</text:p>
          </table:table-cell>
          <table:table-cell office:value-type="float" office:value="2728721" table:style-name="ce1">
            <text:p>2728721</text:p>
          </table:table-cell>
          <table:table-cell table:style-name="ce1"/>
          <table:table-cell office:value-type="float" office:value="2730756" table:style-name="ce1">
            <text:p>2730756</text:p>
          </table:table-cell>
          <table:table-cell office:value-type="float" office:value="2493407" table:style-name="ce1">
            <text:p>2493407</text:p>
          </table:table-cell>
          <table:table-cell office:value-type="float" office:value="2494648" table:style-name="ce1">
            <text:p>2494648</text:p>
          </table:table-cell>
          <table:table-cell table:style-name="ce1"/>
          <table:table-cell office:value-type="float" office:value="2497122" table:style-name="ce1">
            <text:p>2497122</text:p>
          </table:table-cell>
          <table:table-cell office:value-type="float" office:value="2219578" table:style-name="ce1">
            <text:p>2219578</text:p>
          </table:table-cell>
          <table:table-cell office:value-type="float" office:value="2220787" table:style-name="ce1">
            <text:p>2220787</text:p>
          </table:table-cell>
          <table:table-cell table:style-name="ce1"/>
          <table:table-cell office:value-type="float" office:value="2226389" table:style-name="ce1">
            <text:p>2226389</text:p>
          </table:table-cell>
          <table:table-cell office:value-type="float" office:value="2349769" table:style-name="ce1">
            <text:p>2349769</text:p>
          </table:table-cell>
          <table:table-cell office:value-type="float" office:value="2350577" table:style-name="ce1">
            <text:p>2350577</text:p>
          </table:table-cell>
          <table:table-cell table:style-name="ce1"/>
          <table:table-cell office:value-type="float" office:value="2352822" table:style-name="ce1">
            <text:p>2352822</text:p>
          </table:table-cell>
          <table:table-cell office:value-type="float" office:value="2844909" table:style-name="ce1">
            <text:p>2844909</text:p>
          </table:table-cell>
          <table:table-cell office:value-type="float" office:value="2846032" table:style-name="ce1">
            <text:p>2846032</text:p>
          </table:table-cell>
          <table:table-cell table:style-name="ce1"/>
          <table:table-cell office:value-type="float" office:value="2848758" table:style-name="ce1">
            <text:p>2848758</text:p>
          </table:table-cell>
          <table:table-cell office:value-type="float" office:value="3050429" table:style-name="ce1">
            <text:p>3050429</text:p>
          </table:table-cell>
          <table:table-cell office:value-type="float" office:value="3051252" table:style-name="ce1">
            <text:p>3051252</text:p>
          </table:table-cell>
          <table:table-cell table:style-name="ce1"/>
          <table:table-cell office:value-type="float" office:value="3053376" table:style-name="ce1">
            <text:p>3053376</text:p>
          </table:table-cell>
          <table:table-cell office:value-type="float" office:value="2478699" table:style-name="ce1">
            <text:p>2478699</text:p>
          </table:table-cell>
          <table:table-cell office:value-type="float" office:value="2479984" table:style-name="ce1">
            <text:p>2479984</text:p>
          </table:table-cell>
          <table:table-cell table:style-name="ce1"/>
          <table:table-cell office:value-type="float" office:value="2482138" table:style-name="ce1">
            <text:p>2482138</text:p>
          </table:table-cell>
          <table:table-cell office:value-type="float" office:value="2620242" table:style-name="ce1">
            <text:p>2620242</text:p>
          </table:table-cell>
          <table:table-cell office:value-type="float" office:value="2621085" table:style-name="ce1">
            <text:p>2621085</text:p>
          </table:table-cell>
          <table:table-cell table:style-name="ce1"/>
          <table:table-cell office:value-type="float" office:value="2626528" table:style-name="ce1">
            <text:p>2626528</text:p>
          </table:table-cell>
          <table:table-cell office:value-type="float" office:value="3110580" table:style-name="ce1">
            <text:p>3110580</text:p>
          </table:table-cell>
          <table:table-cell office:value-type="float" office:value="3112050" table:style-name="ce1">
            <text:p>3112050</text:p>
          </table:table-cell>
          <table:table-cell table:style-name="ce1"/>
          <table:table-cell office:value-type="float" office:value="3114535" table:style-name="ce1">
            <text:p>3114535</text:p>
          </table:table-cell>
          <table:table-cell office:value-type="float" office:value="2556936" table:style-name="ce1">
            <text:p>2556936</text:p>
          </table:table-cell>
          <table:table-cell office:value-type="float" office:value="2557686" table:style-name="ce1">
            <text:p>2557686</text:p>
          </table:table-cell>
          <table:table-cell table:style-name="ce1"/>
          <table:table-cell office:value-type="float" office:value="2559910" table:style-name="ce1">
            <text:p>2559910</text:p>
          </table:table-cell>
          <table:table-cell office:value-type="float" office:value="2693463" table:style-name="ce1">
            <text:p>2693463</text:p>
          </table:table-cell>
          <table:table-cell office:value-type="float" office:value="2694496" table:style-name="ce1">
            <text:p>2694496</text:p>
          </table:table-cell>
          <table:table-cell table:style-name="ce1"/>
          <table:table-cell office:value-type="float" office:value="2698145" table:style-name="ce1">
            <text:p>2698145</text:p>
          </table:table-cell>
          <table:table-cell office:value-type="float" office:value="2447502" table:style-name="ce1">
            <text:p>2447502</text:p>
          </table:table-cell>
          <table:table-cell office:value-type="float" office:value="2448471" table:style-name="ce1">
            <text:p>2448471</text:p>
          </table:table-cell>
          <table:table-cell table:style-name="ce1"/>
          <table:table-cell office:value-type="float" office:value="2451156" table:style-name="ce1">
            <text:p>2451156</text:p>
          </table:table-cell>
          <table:table-cell office:value-type="float" office:value="2300863" table:style-name="ce1">
            <text:p>2300863</text:p>
          </table:table-cell>
          <table:table-cell office:value-type="float" office:value="2302172" table:style-name="ce1">
            <text:p>2302172</text:p>
          </table:table-cell>
          <table:table-cell table:style-name="ce1"/>
          <table:table-cell office:value-type="float" office:value="2304417" table:style-name="ce1">
            <text:p>2304417</text:p>
          </table:table-cell>
          <table:table-cell office:value-type="float" office:value="2898575" table:style-name="ce1">
            <text:p>2898575</text:p>
          </table:table-cell>
          <table:table-cell office:value-type="float" office:value="2899298" table:style-name="ce1">
            <text:p>2899298</text:p>
          </table:table-cell>
          <table:table-cell table:style-name="ce1"/>
          <table:table-cell office:value-type="float" office:value="2901753" table:style-name="ce1">
            <text:p>2901753</text:p>
          </table:table-cell>
          <table:table-cell office:value-type="float" office:value="2942103" table:style-name="ce1">
            <text:p>2942103</text:p>
          </table:table-cell>
          <table:table-cell office:value-type="float" office:value="2943249" table:style-name="ce1">
            <text:p>2943249</text:p>
          </table:table-cell>
          <table:table-cell table:style-name="ce1"/>
          <table:table-cell office:value-type="float" office:value="2945233" table:style-name="ce1">
            <text:p>2945233</text:p>
          </table:table-cell>
          <table:table-cell office:value-type="float" office:value="3098237" table:style-name="ce1">
            <text:p>3098237</text:p>
          </table:table-cell>
          <table:table-cell office:value-type="float" office:value="3098931" table:style-name="ce1">
            <text:p>3098931</text:p>
          </table:table-cell>
          <table:table-cell table:style-name="ce1"/>
          <table:table-cell office:value-type="float" office:value="3100894" table:style-name="ce1">
            <text:p>3100894</text:p>
          </table:table-cell>
          <table:table-cell office:value-type="float" office:value="2318862" table:style-name="ce1">
            <text:p>2318862</text:p>
          </table:table-cell>
          <table:table-cell office:value-type="float" office:value="2320136" table:style-name="ce1">
            <text:p>2320136</text:p>
          </table:table-cell>
          <table:table-cell table:style-name="ce1"/>
          <table:table-cell office:value-type="float" office:value="2322331" table:style-name="ce1">
            <text:p>2322331</text:p>
          </table:table-cell>
          <table:table-cell office:value-type="float" office:value="2711366" table:style-name="ce1">
            <text:p>2711366</text:p>
          </table:table-cell>
          <table:table-cell office:value-type="float" office:value="2712011" table:style-name="ce1">
            <text:p>2712011</text:p>
          </table:table-cell>
          <table:table-cell table:style-name="ce1"/>
          <table:table-cell office:value-type="float" office:value="2715077" table:style-name="ce1">
            <text:p>2715077</text:p>
          </table:table-cell>
          <table:table-cell office:value-type="float" office:value="3068068" table:style-name="ce1">
            <text:p>3068068</text:p>
          </table:table-cell>
          <table:table-cell office:value-type="float" office:value="3068736" table:style-name="ce1">
            <text:p>3068736</text:p>
          </table:table-cell>
          <table:table-cell table:style-name="ce1"/>
          <table:table-cell office:value-type="float" office:value="3070510" table:style-name="ce1">
            <text:p>3070510</text:p>
          </table:table-cell>
          <table:table-cell office:value-type="float" office:value="2602986" table:style-name="ce1">
            <text:p>2602986</text:p>
          </table:table-cell>
          <table:table-cell office:value-type="float" office:value="2603730" table:style-name="ce1">
            <text:p>2603730</text:p>
          </table:table-cell>
          <table:table-cell table:style-name="ce1"/>
          <table:table-cell office:value-type="float" office:value="2605764" table:style-name="ce1">
            <text:p>2605764</text:p>
          </table:table-cell>
          <table:table-cell office:value-type="float" office:value="2413162" table:style-name="ce1">
            <text:p>2413162</text:p>
          </table:table-cell>
          <table:table-cell office:value-type="float" office:value="2414305" table:style-name="ce1">
            <text:p>2414305</text:p>
          </table:table-cell>
          <table:table-cell table:style-name="ce1"/>
          <table:table-cell office:value-type="float" office:value="2420881" table:style-name="ce1">
            <text:p>2420881</text:p>
          </table:table-cell>
          <table:table-cell office:value-type="float" office:value="2962645" table:style-name="ce1">
            <text:p>2962645</text:p>
          </table:table-cell>
          <table:table-cell office:value-type="float" office:value="2963349" table:style-name="ce1">
            <text:p>2963349</text:p>
          </table:table-cell>
          <table:table-cell table:style-name="ce1"/>
          <table:table-cell office:value-type="float" office:value="2965343" table:style-name="ce1">
            <text:p>2965343</text:p>
          </table:table-cell>
          <table:table-cell office:value-type="float" office:value="2774269" table:style-name="ce1">
            <text:p>2774269</text:p>
          </table:table-cell>
          <table:table-cell office:value-type="float" office:value="2774952" table:style-name="ce1">
            <text:p>2774952</text:p>
          </table:table-cell>
          <table:table-cell table:style-name="ce1"/>
          <table:table-cell office:value-type="float" office:value="2777658" table:style-name="ce1">
            <text:p>2777658</text:p>
          </table:table-cell>
          <table:table-cell office:value-type="float" office:value="2396392" table:style-name="ce1">
            <text:p>2396392</text:p>
          </table:table-cell>
          <table:table-cell office:value-type="float" office:value="2397381" table:style-name="ce1">
            <text:p>2397381</text:p>
          </table:table-cell>
          <table:table-cell table:style-name="ce1"/>
          <table:table-cell office:value-type="float" office:value="2399465" table:style-name="ce1">
            <text:p>2399465</text:p>
          </table:table-cell>
          <table:table-cell office:value-type="float" office:value="2811498" table:style-name="ce1">
            <text:p>2811498</text:p>
          </table:table-cell>
          <table:table-cell office:value-type="float" office:value="2813454" table:style-name="ce1">
            <text:p>2813454</text:p>
          </table:table-cell>
          <table:table-cell table:style-name="ce1"/>
          <table:table-cell office:value-type="float" office:value="2815710" table:style-name="ce1">
            <text:p>2815710</text:p>
          </table:table-cell>
          <table:table-cell office:value-type="float" office:value="2276032" table:style-name="ce1">
            <text:p>2276032</text:p>
          </table:table-cell>
          <table:table-cell office:value-type="float" office:value="2277471" table:style-name="ce1">
            <text:p>2277471</text:p>
          </table:table-cell>
          <table:table-cell table:style-name="ce1"/>
          <table:table-cell office:value-type="float" office:value="2280337" table:style-name="ce1">
            <text:p>2280337</text:p>
          </table:table-cell>
          <table:table-cell office:value-type="float" office:value="2761370" table:style-name="ce1">
            <text:p>2761370</text:p>
          </table:table-cell>
          <table:table-cell office:value-type="float" office:value="2762263" table:style-name="ce1">
            <text:p>2762263</text:p>
          </table:table-cell>
          <table:table-cell table:style-name="ce1"/>
          <table:table-cell office:value-type="float" office:value="2764016" table:style-name="ce1">
            <text:p>2764016</text:p>
          </table:table-cell>
          <table:table-cell office:value-type="float" office:value="3174622" table:style-name="ce1">
            <text:p>3174622</text:p>
          </table:table-cell>
          <table:table-cell office:value-type="float" office:value="3175308" table:style-name="ce1">
            <text:p>3175308</text:p>
          </table:table-cell>
          <table:table-cell table:style-name="ce1"/>
          <table:table-cell office:value-type="float" office:value="3178013" table:style-name="ce1">
            <text:p>3178013</text:p>
          </table:table-cell>
          <table:table-cell office:value-type="float" office:value="2377350" table:style-name="ce1">
            <text:p>2377350</text:p>
          </table:table-cell>
          <table:table-cell office:value-type="float" office:value="2378069" table:style-name="ce1">
            <text:p>2378069</text:p>
          </table:table-cell>
          <table:table-cell table:style-name="ce1"/>
          <table:table-cell office:value-type="float" office:value="2380614" table:style-name="ce1">
            <text:p>2380614</text:p>
          </table:table-cell>
          <table:table-cell office:value-type="float" office:value="2673172" table:style-name="ce1">
            <text:p>2673172</text:p>
          </table:table-cell>
          <table:table-cell office:value-type="float" office:value="2673965" table:style-name="ce1">
            <text:p>2673965</text:p>
          </table:table-cell>
          <table:table-cell table:style-name="ce1"/>
          <table:table-cell office:value-type="float" office:value="2675901" table:style-name="ce1">
            <text:p>2675901</text:p>
          </table:table-cell>
          <table:table-cell office:value-type="float" office:value="2429926" table:style-name="ce1">
            <text:p>2429926</text:p>
          </table:table-cell>
          <table:table-cell office:value-type="float" office:value="2431538" table:style-name="ce1">
            <text:p>2431538</text:p>
          </table:table-cell>
          <table:table-cell table:style-name="ce1"/>
          <table:table-cell office:value-type="float" office:value="2434102" table:style-name="ce1">
            <text:p>2434102</text:p>
          </table:table-cell>
          <table:table-cell office:value-type="float" office:value="3139613" table:style-name="ce1">
            <text:p>3139613</text:p>
          </table:table-cell>
          <table:table-cell office:value-type="float" office:value="3140407" table:style-name="ce1">
            <text:p>3140407</text:p>
          </table:table-cell>
          <table:table-cell table:style-name="ce1"/>
          <table:table-cell office:value-type="float" office:value="3142761" table:style-name="ce1">
            <text:p>3142761</text:p>
          </table:table-cell>
          <table:table-cell office:value-type="float" office:value="3159030" table:style-name="ce1">
            <text:p>3159030</text:p>
          </table:table-cell>
          <table:table-cell office:value-type="float" office:value="3159723" table:style-name="ce1">
            <text:p>3159723</text:p>
          </table:table-cell>
          <table:table-cell table:style-name="ce1"/>
          <table:table-cell office:value-type="float" office:value="3161988" table:style-name="ce1">
            <text:p>3161988</text:p>
          </table:table-cell>
          <table:table-cell office:value-type="float" office:value="2590300" table:style-name="ce1">
            <text:p>2590300</text:p>
          </table:table-cell>
          <table:table-cell office:value-type="float" office:value="2591199" table:style-name="ce1">
            <text:p>2591199</text:p>
          </table:table-cell>
          <table:table-cell table:style-name="ce1"/>
          <table:table-cell office:value-type="float" office:value="2593223" table:style-name="ce1">
            <text:p>2593223</text:p>
          </table:table-cell>
          <table:table-cell office:value-type="float" office:value="3125788" table:style-name="ce1">
            <text:p>3125788</text:p>
          </table:table-cell>
          <table:table-cell office:value-type="float" office:value="3126446" table:style-name="ce1">
            <text:p>3126446</text:p>
          </table:table-cell>
          <table:table-cell table:style-name="ce1"/>
          <table:table-cell office:value-type="float" office:value="3128851" table:style-name="ce1">
            <text:p>3128851</text:p>
          </table:table-cell>
          <table:table-cell office:value-type="float" office:value="3082911" table:style-name="ce1">
            <text:p>3082911</text:p>
          </table:table-cell>
          <table:table-cell office:value-type="float" office:value="3083494" table:style-name="ce1">
            <text:p>3083494</text:p>
          </table:table-cell>
          <table:table-cell table:style-name="ce1"/>
          <table:table-cell office:value-type="float" office:value="3085358" table:style-name="ce1">
            <text:p>3085358</text:p>
          </table:table-cell>
          <table:table-cell office:value-type="float" office:value="3033802" table:style-name="ce1">
            <text:p>3033802</text:p>
          </table:table-cell>
          <table:table-cell office:value-type="float" office:value="3035052" table:style-name="ce1">
            <text:p>3035052</text:p>
          </table:table-cell>
          <table:table-cell table:style-name="ce1"/>
          <table:table-cell office:value-type="float" office:value="3038249" table:style-name="ce1">
            <text:p>3038249</text:p>
          </table:table-cell>
          <table:table-cell office:value-type="float" office:value="2879518" table:style-name="ce1">
            <text:p>2879518</text:p>
          </table:table-cell>
          <table:table-cell office:value-type="float" office:value="2880451" table:style-name="ce1">
            <text:p>2880451</text:p>
          </table:table-cell>
          <table:table-cell table:style-name="ce1"/>
          <table:table-cell office:value-type="float" office:value="2882566" table:style-name="ce1">
            <text:p>2882566</text:p>
          </table:table-cell>
          <table:table-cell office:value-type="float" office:value="2740282" table:style-name="ce1">
            <text:p>2740282</text:p>
          </table:table-cell>
          <table:table-cell office:value-type="float" office:value="2741151" table:style-name="ce1">
            <text:p>2741151</text:p>
          </table:table-cell>
          <table:table-cell table:style-name="ce1"/>
          <table:table-cell office:value-type="float" office:value="2743126" table:style-name="ce1">
            <text:p>2743126</text:p>
          </table:table-cell>
          <table:table-cell office:value-type="float" office:value="2861672" table:style-name="ce1">
            <text:p>2861672</text:p>
          </table:table-cell>
          <table:table-cell office:value-type="float" office:value="2862455" table:style-name="ce1">
            <text:p>2862455</text:p>
          </table:table-cell>
          <table:table-cell table:style-name="ce1"/>
          <table:table-cell office:value-type="float" office:value="2864570" table:style-name="ce1">
            <text:p>2864570</text:p>
          </table:table-cell>
          <table:table-cell office:value-type="float" office:value="2794291" table:style-name="ce1">
            <text:p>2794291</text:p>
          </table:table-cell>
          <table:table-cell office:value-type="float" office:value="2794945" table:style-name="ce1">
            <text:p>2794945</text:p>
          </table:table-cell>
          <table:table-cell table:style-name="ce1"/>
          <table:table-cell office:value-type="float" office:value="2797070" table:style-name="ce1">
            <text:p>279707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7_223422_M04345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42:12</text:p>
          </table:table-cell>
          <table:table-cell office:value-type="string" table:style-name="ce1">
            <text:p>2020-11-17_22:42: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NARD</text:p>
          </table:table-cell>
          <table:table-cell office:value-type="string" table:style-name="ce1">
            <text:p>M04345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2axSAcveJhnC5uR</text:p>
          </table:table-cell>
          <table:table-cell office:value-type="string" table:style-name="ce1">
            <text:p>https://www.testable.org/experiment/4303/294929/start?participant=M043453</text:p>
          </table:table-cell>
          <table:table-cell office:value-type="float" office:value="3131151" table:style-name="ce1">
            <text:p>3131151</text:p>
          </table:table-cell>
          <table:table-cell office:value-type="float" office:value="52.185850000000002" table:style-name="ce1">
            <text:p>52,18585</text:p>
          </table:table-cell>
          <table:table-cell office:value-type="float" office:value="1073468" table:style-name="ce1">
            <text:p>1073468</text:p>
          </table:table-cell>
          <table:table-cell office:value-type="float" office:value="389479" table:style-name="ce1">
            <text:p>389479</text:p>
          </table:table-cell>
          <table:table-cell office:value-type="float" office:value="611678" table:style-name="ce1">
            <text:p>611678</text:p>
          </table:table-cell>
          <table:table-cell office:value-type="float" office:value="539132" table:style-name="ce1">
            <text:p>539132</text:p>
          </table:table-cell>
          <table:table-cell office:value-type="float" office:value="309034" table:style-name="ce1">
            <text:p>309034</text:p>
          </table:table-cell>
          <table:table-cell office:value-type="float" office:value="875624" table:style-name="ce1">
            <text:p>875624</text:p>
          </table:table-cell>
          <table:table-cell office:value-type="float" office:value="1018529" table:style-name="ce1">
            <text:p>1018529</text:p>
          </table:table-cell>
          <table:table-cell office:value-type="float" office:value="670351" table:style-name="ce1">
            <text:p>670351</text:p>
          </table:table-cell>
          <table:table-cell office:value-type="float" office:value="457187" table:style-name="ce1">
            <text:p>457187</text:p>
          </table:table-cell>
          <table:table-cell office:value-type="float" office:value="812132" table:style-name="ce1">
            <text:p>812132</text:p>
          </table:table-cell>
          <table:table-cell office:value-type="float" office:value="948537" table:style-name="ce1">
            <text:p>948537</text:p>
          </table:table-cell>
          <table:table-cell office:value-type="float" office:value="759224" table:style-name="ce1">
            <text:p>759224</text:p>
          </table:table-cell>
          <table:table-cell table:number-columns-repeated="192" table:style-name="ce1"/>
          <table:table-cell office:value-type="float" office:value="2569945" table:style-name="ce1">
            <text:p>2569945</text:p>
          </table:table-cell>
          <table:table-cell office:value-type="float" office:value="2576713" table:style-name="ce1">
            <text:p>2576713</text:p>
          </table:table-cell>
          <table:table-cell office:value-type="float" office:value="2582069" table:style-name="ce1">
            <text:p>2582069</text:p>
          </table:table-cell>
          <table:table-cell table:style-name="ce1"/>
          <table:table-cell office:value-type="float" office:value="2426345" table:style-name="ce1">
            <text:p>2426345</text:p>
          </table:table-cell>
          <table:table-cell office:value-type="float" office:value="2428703" table:style-name="ce1">
            <text:p>2428703</text:p>
          </table:table-cell>
          <table:table-cell table:style-name="ce1"/>
          <table:table-cell office:value-type="float" office:value="2446382" table:style-name="ce1">
            <text:p>2446382</text:p>
          </table:table-cell>
          <table:table-cell office:value-type="float" office:value="2882120" table:style-name="ce1">
            <text:p>2882120</text:p>
          </table:table-cell>
          <table:table-cell office:value-type="float" office:value="2884888" table:style-name="ce1">
            <text:p>2884888</text:p>
          </table:table-cell>
          <table:table-cell office:value-type="float" office:value="2887152" table:style-name="ce1">
            <text:p>2887152</text:p>
          </table:table-cell>
          <table:table-cell table:style-name="ce1"/>
          <table:table-cell office:value-type="float" office:value="2397787" table:style-name="ce1">
            <text:p>2397787</text:p>
          </table:table-cell>
          <table:table-cell office:value-type="float" office:value="2399607" table:style-name="ce1">
            <text:p>2399607</text:p>
          </table:table-cell>
          <table:table-cell office:value-type="float" office:value="2401630" table:style-name="ce1">
            <text:p>2401630</text:p>
          </table:table-cell>
          <table:table-cell table:style-name="ce1"/>
          <table:table-cell office:value-type="float" office:value="2960137" table:style-name="ce1">
            <text:p>2960137</text:p>
          </table:table-cell>
          <table:table-cell office:value-type="float" office:value="2960998" table:style-name="ce1">
            <text:p>2960998</text:p>
          </table:table-cell>
          <table:table-cell table:style-name="ce1"/>
          <table:table-cell office:value-type="float" office:value="2965055" table:style-name="ce1">
            <text:p>2965055</text:p>
          </table:table-cell>
          <table:table-cell office:value-type="float" office:value="3026672" table:style-name="ce1">
            <text:p>3026672</text:p>
          </table:table-cell>
          <table:table-cell office:value-type="float" office:value="3027751" table:style-name="ce1">
            <text:p>3027751</text:p>
          </table:table-cell>
          <table:table-cell office:value-type="float" office:value="3030875" table:style-name="ce1">
            <text:p>3030875</text:p>
          </table:table-cell>
          <table:table-cell table:style-name="ce1"/>
          <table:table-cell office:value-type="float" office:value="2145064" table:style-name="ce1">
            <text:p>2145064</text:p>
          </table:table-cell>
          <table:table-cell office:value-type="float" office:value="2146018" table:style-name="ce1">
            <text:p>2146018</text:p>
          </table:table-cell>
          <table:table-cell office:value-type="float" office:value="2152556" table:style-name="ce1">
            <text:p>2152556</text:p>
          </table:table-cell>
          <table:table-cell table:style-name="ce1"/>
          <table:table-cell office:value-type="float" office:value="2701552" table:style-name="ce1">
            <text:p>2701552</text:p>
          </table:table-cell>
          <table:table-cell office:value-type="float" office:value="2705242" table:style-name="ce1">
            <text:p>2705242</text:p>
          </table:table-cell>
          <table:table-cell table:style-name="ce1"/>
          <table:table-cell office:value-type="float" office:value="2709803" table:style-name="ce1">
            <text:p>2709803</text:p>
          </table:table-cell>
          <table:table-cell office:value-type="float" office:value="2607537" table:style-name="ce1">
            <text:p>2607537</text:p>
          </table:table-cell>
          <table:table-cell office:value-type="float" office:value="2608497" table:style-name="ce1">
            <text:p>2608497</text:p>
          </table:table-cell>
          <table:table-cell office:value-type="float" office:value="2613596" table:style-name="ce1">
            <text:p>2613596</text:p>
          </table:table-cell>
          <table:table-cell table:style-name="ce1"/>
          <table:table-cell office:value-type="float" office:value="3126375" table:style-name="ce1">
            <text:p>3126375</text:p>
          </table:table-cell>
          <table:table-cell office:value-type="float" office:value="3127411" table:style-name="ce1">
            <text:p>3127411</text:p>
          </table:table-cell>
          <table:table-cell table:style-name="ce1"/>
          <table:table-cell office:value-type="float" office:value="3129292" table:style-name="ce1">
            <text:p>3129292</text:p>
          </table:table-cell>
          <table:table-cell office:value-type="float" office:value="2524260" table:style-name="ce1">
            <text:p>2524260</text:p>
          </table:table-cell>
          <table:table-cell office:value-type="float" office:value="2526004" table:style-name="ce1">
            <text:p>2526004</text:p>
          </table:table-cell>
          <table:table-cell table:style-name="ce1"/>
          <table:table-cell office:value-type="float" office:value="2529179" table:style-name="ce1">
            <text:p>2529179</text:p>
          </table:table-cell>
          <table:table-cell office:value-type="float" office:value="2871225" table:style-name="ce1">
            <text:p>2871225</text:p>
          </table:table-cell>
          <table:table-cell office:value-type="float" office:value="2873216" table:style-name="ce1">
            <text:p>2873216</text:p>
          </table:table-cell>
          <table:table-cell table:style-name="ce1"/>
          <table:table-cell office:value-type="float" office:value="2875670" table:style-name="ce1">
            <text:p>2875670</text:p>
          </table:table-cell>
          <table:table-cell office:value-type="float" office:value="2922866" table:style-name="ce1">
            <text:p>2922866</text:p>
          </table:table-cell>
          <table:table-cell office:value-type="float" office:value="2925169" table:style-name="ce1">
            <text:p>2925169</text:p>
          </table:table-cell>
          <table:table-cell table:style-name="ce1"/>
          <table:table-cell office:value-type="float" office:value="2928190" table:style-name="ce1">
            <text:p>2928190</text:p>
          </table:table-cell>
          <table:table-cell office:value-type="float" office:value="3080727" table:style-name="ce1">
            <text:p>3080727</text:p>
          </table:table-cell>
          <table:table-cell office:value-type="float" office:value="3082606" table:style-name="ce1">
            <text:p>3082606</text:p>
          </table:table-cell>
          <table:table-cell table:style-name="ce1"/>
          <table:table-cell office:value-type="float" office:value="3086207" table:style-name="ce1">
            <text:p>3086207</text:p>
          </table:table-cell>
          <table:table-cell office:value-type="float" office:value="2816620" table:style-name="ce1">
            <text:p>2816620</text:p>
          </table:table-cell>
          <table:table-cell office:value-type="float" office:value="2817862" table:style-name="ce1">
            <text:p>2817862</text:p>
          </table:table-cell>
          <table:table-cell office:value-type="float" office:value="2822850" table:style-name="ce1">
            <text:p>2822850</text:p>
          </table:table-cell>
          <table:table-cell table:style-name="ce1"/>
          <table:table-cell office:value-type="float" office:value="2255324" table:style-name="ce1">
            <text:p>2255324</text:p>
          </table:table-cell>
          <table:table-cell office:value-type="float" office:value="2256778" table:style-name="ce1">
            <text:p>2256778</text:p>
          </table:table-cell>
          <table:table-cell table:style-name="ce1"/>
          <table:table-cell office:value-type="float" office:value="2259357" table:style-name="ce1">
            <text:p>2259357</text:p>
          </table:table-cell>
          <table:table-cell office:value-type="float" office:value="2622677" table:style-name="ce1">
            <text:p>2622677</text:p>
          </table:table-cell>
          <table:table-cell office:value-type="float" office:value="2624251" table:style-name="ce1">
            <text:p>2624251</text:p>
          </table:table-cell>
          <table:table-cell table:style-name="ce1"/>
          <table:table-cell office:value-type="float" office:value="2632784" table:style-name="ce1">
            <text:p>2632784</text:p>
          </table:table-cell>
          <table:table-cell office:value-type="float" office:value="2538680" table:style-name="ce1">
            <text:p>2538680</text:p>
          </table:table-cell>
          <table:table-cell office:value-type="float" office:value="2540345" table:style-name="ce1">
            <text:p>2540345</text:p>
          </table:table-cell>
          <table:table-cell office:value-type="float" office:value="2545648" table:style-name="ce1">
            <text:p>2545648</text:p>
          </table:table-cell>
          <table:table-cell table:style-name="ce1"/>
          <table:table-cell office:value-type="float" office:value="2486785" table:style-name="ce1">
            <text:p>2486785</text:p>
          </table:table-cell>
          <table:table-cell office:value-type="float" office:value="2488376" table:style-name="ce1">
            <text:p>2488376</text:p>
          </table:table-cell>
          <table:table-cell table:style-name="ce1"/>
          <table:table-cell office:value-type="float" office:value="2491864" table:style-name="ce1">
            <text:p>2491864</text:p>
          </table:table-cell>
          <table:table-cell office:value-type="float" office:value="2214392" table:style-name="ce1">
            <text:p>2214392</text:p>
          </table:table-cell>
          <table:table-cell office:value-type="float" office:value="2216271" table:style-name="ce1">
            <text:p>2216271</text:p>
          </table:table-cell>
          <table:table-cell table:style-name="ce1"/>
          <table:table-cell office:value-type="float" office:value="2220541" table:style-name="ce1">
            <text:p>2220541</text:p>
          </table:table-cell>
          <table:table-cell office:value-type="float" office:value="2938047" table:style-name="ce1">
            <text:p>2938047</text:p>
          </table:table-cell>
          <table:table-cell office:value-type="float" office:value="2939234" table:style-name="ce1">
            <text:p>2939234</text:p>
          </table:table-cell>
          <table:table-cell table:style-name="ce1"/>
          <table:table-cell office:value-type="float" office:value="2941325" table:style-name="ce1">
            <text:p>2941325</text:p>
          </table:table-cell>
          <table:table-cell office:value-type="float" office:value="2336421" table:style-name="ce1">
            <text:p>2336421</text:p>
          </table:table-cell>
          <table:table-cell office:value-type="float" office:value="2340760" table:style-name="ce1">
            <text:p>2340760</text:p>
          </table:table-cell>
          <table:table-cell office:value-type="float" office:value="2345652" table:style-name="ce1">
            <text:p>2345652</text:p>
          </table:table-cell>
          <table:table-cell table:style-name="ce1"/>
          <table:table-cell office:value-type="float" office:value="2858966" table:style-name="ce1">
            <text:p>2858966</text:p>
          </table:table-cell>
          <table:table-cell office:value-type="float" office:value="2860036" table:style-name="ce1">
            <text:p>2860036</text:p>
          </table:table-cell>
          <table:table-cell office:value-type="float" office:value="2862839" table:style-name="ce1">
            <text:p>2862839</text:p>
          </table:table-cell>
          <table:table-cell table:style-name="ce1"/>
          <table:table-cell office:value-type="float" office:value="2690197" table:style-name="ce1">
            <text:p>2690197</text:p>
          </table:table-cell>
          <table:table-cell office:value-type="float" office:value="2691192" table:style-name="ce1">
            <text:p>2691192</text:p>
          </table:table-cell>
          <table:table-cell office:value-type="float" office:value="2693226" table:style-name="ce1">
            <text:p>2693226</text:p>
          </table:table-cell>
          <table:table-cell table:style-name="ce1"/>
          <table:table-cell office:value-type="float" office:value="2309404" table:style-name="ce1">
            <text:p>2309404</text:p>
          </table:table-cell>
          <table:table-cell office:value-type="float" office:value="2313844" table:style-name="ce1">
            <text:p>2313844</text:p>
          </table:table-cell>
          <table:table-cell table:style-name="ce1"/>
          <table:table-cell office:value-type="float" office:value="2316468" table:style-name="ce1">
            <text:p>2316468</text:p>
          </table:table-cell>
          <table:table-cell office:value-type="float" office:value="3092711" table:style-name="ce1">
            <text:p>3092711</text:p>
          </table:table-cell>
          <table:table-cell office:value-type="float" office:value="3093906" table:style-name="ce1">
            <text:p>3093906</text:p>
          </table:table-cell>
          <table:table-cell table:style-name="ce1"/>
          <table:table-cell office:value-type="float" office:value="3099535" table:style-name="ce1">
            <text:p>3099535</text:p>
          </table:table-cell>
          <table:table-cell office:value-type="float" office:value="2678171" table:style-name="ce1">
            <text:p>2678171</text:p>
          </table:table-cell>
          <table:table-cell office:value-type="float" office:value="2679202" table:style-name="ce1">
            <text:p>2679202</text:p>
          </table:table-cell>
          <table:table-cell table:style-name="ce1"/>
          <table:table-cell office:value-type="float" office:value="2681907" table:style-name="ce1">
            <text:p>2681907</text:p>
          </table:table-cell>
          <table:table-cell office:value-type="float" office:value="2645362" table:style-name="ce1">
            <text:p>2645362</text:p>
          </table:table-cell>
          <table:table-cell office:value-type="float" office:value="2647395" table:style-name="ce1">
            <text:p>2647395</text:p>
          </table:table-cell>
          <table:table-cell table:style-name="ce1"/>
          <table:table-cell office:value-type="float" office:value="2650285" table:style-name="ce1">
            <text:p>2650285</text:p>
          </table:table-cell>
          <table:table-cell office:value-type="float" office:value="2977369" table:style-name="ce1">
            <text:p>2977369</text:p>
          </table:table-cell>
          <table:table-cell office:value-type="float" office:value="2978145" table:style-name="ce1">
            <text:p>2978145</text:p>
          </table:table-cell>
          <table:table-cell table:style-name="ce1"/>
          <table:table-cell office:value-type="float" office:value="2983313" table:style-name="ce1">
            <text:p>2983313</text:p>
          </table:table-cell>
          <table:table-cell office:value-type="float" office:value="2236942" table:style-name="ce1">
            <text:p>2236942</text:p>
          </table:table-cell>
          <table:table-cell office:value-type="float" office:value="2238284" table:style-name="ce1">
            <text:p>2238284</text:p>
          </table:table-cell>
          <table:table-cell table:style-name="ce1"/>
          <table:table-cell office:value-type="float" office:value="2241828" table:style-name="ce1">
            <text:p>2241828</text:p>
          </table:table-cell>
          <table:table-cell office:value-type="float" office:value="2769402" table:style-name="ce1">
            <text:p>2769402</text:p>
          </table:table-cell>
          <table:table-cell office:value-type="float" office:value="2771200" table:style-name="ce1">
            <text:p>2771200</text:p>
          </table:table-cell>
          <table:table-cell table:style-name="ce1"/>
          <table:table-cell office:value-type="float" office:value="2773064" table:style-name="ce1">
            <text:p>2773064</text:p>
          </table:table-cell>
          <table:table-cell office:value-type="float" office:value="2795300" table:style-name="ce1">
            <text:p>2795300</text:p>
          </table:table-cell>
          <table:table-cell office:value-type="float" office:value="2796333" table:style-name="ce1">
            <text:p>2796333</text:p>
          </table:table-cell>
          <table:table-cell table:style-name="ce1"/>
          <table:table-cell office:value-type="float" office:value="2798413" table:style-name="ce1">
            <text:p>2798413</text:p>
          </table:table-cell>
          <table:table-cell office:value-type="float" office:value="2285883" table:style-name="ce1">
            <text:p>2285883</text:p>
          </table:table-cell>
          <table:table-cell office:value-type="float" office:value="2288179" table:style-name="ce1">
            <text:p>2288179</text:p>
          </table:table-cell>
          <table:table-cell office:value-type="float" office:value="2294731" table:style-name="ce1">
            <text:p>2294731</text:p>
          </table:table-cell>
          <table:table-cell table:style-name="ce1"/>
          <table:table-cell office:value-type="float" office:value="2721162" table:style-name="ce1">
            <text:p>2721162</text:p>
          </table:table-cell>
          <table:table-cell office:value-type="float" office:value="2722770" table:style-name="ce1">
            <text:p>2722770</text:p>
          </table:table-cell>
          <table:table-cell office:value-type="float" office:value="2728043" table:style-name="ce1">
            <text:p>2728043</text:p>
          </table:table-cell>
          <table:table-cell table:style-name="ce1"/>
          <table:table-cell office:value-type="float" office:value="2665000" table:style-name="ce1">
            <text:p>2665000</text:p>
          </table:table-cell>
          <table:table-cell office:value-type="float" office:value="2665206" table:style-name="ce1">
            <text:p>2665206</text:p>
          </table:table-cell>
          <table:table-cell table:style-name="ce1"/>
          <table:table-cell office:value-type="float" office:value="2670878" table:style-name="ce1">
            <text:p>2670878</text:p>
          </table:table-cell>
          <table:table-cell office:value-type="float" office:value="2996998" table:style-name="ce1">
            <text:p>2996998</text:p>
          </table:table-cell>
          <table:table-cell office:value-type="float" office:value="2998624" table:style-name="ce1">
            <text:p>2998624</text:p>
          </table:table-cell>
          <table:table-cell office:value-type="float" office:value="3003146" table:style-name="ce1">
            <text:p>3003146</text:p>
          </table:table-cell>
          <table:table-cell table:style-name="ce1"/>
          <table:table-cell office:value-type="float" office:value="2842985" table:style-name="ce1">
            <text:p>2842985</text:p>
          </table:table-cell>
          <table:table-cell office:value-type="float" office:value="2843979" table:style-name="ce1">
            <text:p>2843979</text:p>
          </table:table-cell>
          <table:table-cell table:style-name="ce1"/>
          <table:table-cell office:value-type="float" office:value="2846467" table:style-name="ce1">
            <text:p>2846467</text:p>
          </table:table-cell>
          <table:table-cell office:value-type="float" office:value="2379988" table:style-name="ce1">
            <text:p>2379988</text:p>
          </table:table-cell>
          <table:table-cell office:value-type="float" office:value="2384160" table:style-name="ce1">
            <text:p>2384160</text:p>
          </table:table-cell>
          <table:table-cell office:value-type="float" office:value="2386828" table:style-name="ce1">
            <text:p>2386828</text:p>
          </table:table-cell>
          <table:table-cell table:style-name="ce1"/>
          <table:table-cell office:value-type="float" office:value="2783572" table:style-name="ce1">
            <text:p>2783572</text:p>
          </table:table-cell>
          <table:table-cell office:value-type="float" office:value="2785178" table:style-name="ce1">
            <text:p>2785178</text:p>
          </table:table-cell>
          <table:table-cell table:style-name="ce1"/>
          <table:table-cell office:value-type="float" office:value="2787096" table:style-name="ce1">
            <text:p>2787096</text:p>
          </table:table-cell>
          <table:table-cell office:value-type="float" office:value="2737136" table:style-name="ce1">
            <text:p>2737136</text:p>
          </table:table-cell>
          <table:table-cell office:value-type="float" office:value="2738616" table:style-name="ce1">
            <text:p>2738616</text:p>
          </table:table-cell>
          <table:table-cell table:style-name="ce1"/>
          <table:table-cell office:value-type="float" office:value="2743752" table:style-name="ce1">
            <text:p>2743752</text:p>
          </table:table-cell>
          <table:table-cell office:value-type="float" office:value="2753899" table:style-name="ce1">
            <text:p>2753899</text:p>
          </table:table-cell>
          <table:table-cell office:value-type="float" office:value="2755272" table:style-name="ce1">
            <text:p>2755272</text:p>
          </table:table-cell>
          <table:table-cell office:value-type="float" office:value="2762532" table:style-name="ce1">
            <text:p>2762532</text:p>
          </table:table-cell>
          <table:table-cell table:style-name="ce1"/>
          <table:table-cell office:value-type="float" office:value="2193932" table:style-name="ce1">
            <text:p>2193932</text:p>
          </table:table-cell>
          <table:table-cell office:value-type="float" office:value="2194882" table:style-name="ce1">
            <text:p>2194882</text:p>
          </table:table-cell>
          <table:table-cell table:style-name="ce1"/>
          <table:table-cell office:value-type="float" office:value="2198138" table:style-name="ce1">
            <text:p>2198138</text:p>
          </table:table-cell>
          <table:table-cell office:value-type="float" office:value="3057203" table:style-name="ce1">
            <text:p>3057203</text:p>
          </table:table-cell>
          <table:table-cell office:value-type="float" office:value="3058726" table:style-name="ce1">
            <text:p>3058726</text:p>
          </table:table-cell>
          <table:table-cell table:style-name="ce1"/>
          <table:table-cell office:value-type="float" office:value="3063768" table:style-name="ce1">
            <text:p>3063768</text:p>
          </table:table-cell>
          <table:table-cell office:value-type="float" office:value="3011136" table:style-name="ce1">
            <text:p>3011136</text:p>
          </table:table-cell>
          <table:table-cell office:value-type="float" office:value="3012294" table:style-name="ce1">
            <text:p>3012294</text:p>
          </table:table-cell>
          <table:table-cell table:style-name="ce1"/>
          <table:table-cell office:value-type="float" office:value="3014905" table:style-name="ce1">
            <text:p>3014905</text:p>
          </table:table-cell>
          <table:table-cell office:value-type="float" office:value="2363043" table:style-name="ce1">
            <text:p>2363043</text:p>
          </table:table-cell>
          <table:table-cell office:value-type="float" office:value="2365187" table:style-name="ce1">
            <text:p>2365187</text:p>
          </table:table-cell>
          <table:table-cell table:style-name="ce1"/>
          <table:table-cell office:value-type="float" office:value="2368531" table:style-name="ce1">
            <text:p>2368531</text:p>
          </table:table-cell>
          <table:table-cell office:value-type="float" office:value="2506834" table:style-name="ce1">
            <text:p>2506834</text:p>
          </table:table-cell>
          <table:table-cell office:value-type="float" office:value="2508864" table:style-name="ce1">
            <text:p>2508864</text:p>
          </table:table-cell>
          <table:table-cell office:value-type="float" office:value="2514385" table:style-name="ce1">
            <text:p>2514385</text:p>
          </table:table-cell>
          <table:table-cell table:style-name="ce1"/>
          <table:table-cell office:value-type="float" office:value="3109333" table:style-name="ce1">
            <text:p>3109333</text:p>
          </table:table-cell>
          <table:table-cell office:value-type="float" office:value="3110133" table:style-name="ce1">
            <text:p>3110133</text:p>
          </table:table-cell>
          <table:table-cell table:style-name="ce1"/>
          <table:table-cell office:value-type="float" office:value="3113142" table:style-name="ce1">
            <text:p>3113142</text:p>
          </table:table-cell>
          <table:table-cell office:value-type="float" office:value="2172645" table:style-name="ce1">
            <text:p>2172645</text:p>
          </table:table-cell>
          <table:table-cell office:value-type="float" office:value="2174104" table:style-name="ce1">
            <text:p>2174104</text:p>
          </table:table-cell>
          <table:table-cell office:value-type="float" office:value="2176167" table:style-name="ce1">
            <text:p>2176167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7_224503_M05694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40:56</text:p>
          </table:table-cell>
          <table:table-cell office:value-type="string" table:style-name="ce1">
            <text:p>2020-11-17_22:40:56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Sylvie Jia</text:p>
          </table:table-cell>
          <table:table-cell office:value-type="string" table:style-name="ce1">
            <text:p>M05694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jeFAXQJ4FkNJNn6a</text:p>
          </table:table-cell>
          <table:table-cell office:value-type="string" table:style-name="ce1">
            <text:p>https://www.testable.org/experiment/4303/294929/start?participant=M056946</text:p>
          </table:table-cell>
          <table:table-cell office:value-type="float" office:value="3849660" table:style-name="ce1">
            <text:p>3849660</text:p>
          </table:table-cell>
          <table:table-cell office:value-type="float" office:value="64.161000000000001" table:style-name="ce1">
            <text:p>64,161</text:p>
          </table:table-cell>
          <table:table-cell office:value-type="float" office:value="577580" table:style-name="ce1">
            <text:p>577580</text:p>
          </table:table-cell>
          <table:table-cell office:value-type="float" office:value="1243670" table:style-name="ce1">
            <text:p>1243670</text:p>
          </table:table-cell>
          <table:table-cell office:value-type="float" office:value="810236" table:style-name="ce1">
            <text:p>810236</text:p>
          </table:table-cell>
          <table:table-cell office:value-type="float" office:value="901724" table:style-name="ce1">
            <text:p>901724</text:p>
          </table:table-cell>
          <table:table-cell office:value-type="float" office:value="1539963" table:style-name="ce1">
            <text:p>1539963</text:p>
          </table:table-cell>
          <table:table-cell office:value-type="float" office:value="1026548" table:style-name="ce1">
            <text:p>1026548</text:p>
          </table:table-cell>
          <table:table-cell office:value-type="float" office:value="401719" table:style-name="ce1">
            <text:p>401719</text:p>
          </table:table-cell>
          <table:table-cell office:value-type="float" office:value="1372510" table:style-name="ce1">
            <text:p>1372510</text:p>
          </table:table-cell>
          <table:table-cell office:value-type="float" office:value="704988" table:style-name="ce1">
            <text:p>704988</text:p>
          </table:table-cell>
          <table:table-cell office:value-type="float" office:value="512013" table:style-name="ce1">
            <text:p>512013</text:p>
          </table:table-cell>
          <table:table-cell office:value-type="float" office:value="1494763" table:style-name="ce1">
            <text:p>1494763</text:p>
          </table:table-cell>
          <table:table-cell office:value-type="float" office:value="987316" table:style-name="ce1">
            <text:p>987316</text:p>
          </table:table-cell>
          <table:table-cell office:value-type="float" office:value="3534916" table:style-name="ce1">
            <text:p>3534916</text:p>
          </table:table-cell>
          <table:table-cell office:value-type="float" office:value="3536450" table:style-name="ce1">
            <text:p>3536450</text:p>
          </table:table-cell>
          <table:table-cell table:style-name="ce1"/>
          <table:table-cell office:value-type="float" office:value="3538593" table:style-name="ce1">
            <text:p>3538593</text:p>
          </table:table-cell>
          <table:table-cell office:value-type="float" office:value="3313629" table:style-name="ce1">
            <text:p>3313629</text:p>
          </table:table-cell>
          <table:table-cell office:value-type="float" office:value="3315107" table:style-name="ce1">
            <text:p>3315107</text:p>
          </table:table-cell>
          <table:table-cell table:style-name="ce1"/>
          <table:table-cell office:value-type="float" office:value="3317234" table:style-name="ce1">
            <text:p>3317234</text:p>
          </table:table-cell>
          <table:table-cell office:value-type="float" office:value="3685756" table:style-name="ce1">
            <text:p>3685756</text:p>
          </table:table-cell>
          <table:table-cell office:value-type="float" office:value="3687018" table:style-name="ce1">
            <text:p>3687018</text:p>
          </table:table-cell>
          <table:table-cell table:style-name="ce1"/>
          <table:table-cell office:value-type="float" office:value="3688970" table:style-name="ce1">
            <text:p>3688970</text:p>
          </table:table-cell>
          <table:table-cell office:value-type="float" office:value="3262094" table:style-name="ce1">
            <text:p>3262094</text:p>
          </table:table-cell>
          <table:table-cell office:value-type="float" office:value="3263923" table:style-name="ce1">
            <text:p>3263923</text:p>
          </table:table-cell>
          <table:table-cell table:style-name="ce1"/>
          <table:table-cell office:value-type="float" office:value="3266723" table:style-name="ce1">
            <text:p>3266723</text:p>
          </table:table-cell>
          <table:table-cell office:value-type="float" office:value="3773651" table:style-name="ce1">
            <text:p>3773651</text:p>
          </table:table-cell>
          <table:table-cell office:value-type="float" office:value="3774594" table:style-name="ce1">
            <text:p>3774594</text:p>
          </table:table-cell>
          <table:table-cell table:style-name="ce1"/>
          <table:table-cell office:value-type="float" office:value="3776305" table:style-name="ce1">
            <text:p>3776305</text:p>
          </table:table-cell>
          <table:table-cell office:value-type="float" office:value="3296134" table:style-name="ce1">
            <text:p>3296134</text:p>
          </table:table-cell>
          <table:table-cell office:value-type="float" office:value="3296779" table:style-name="ce1">
            <text:p>3296779</text:p>
          </table:table-cell>
          <table:table-cell table:style-name="ce1"/>
          <table:table-cell office:value-type="float" office:value="3299154" table:style-name="ce1">
            <text:p>3299154</text:p>
          </table:table-cell>
          <table:table-cell office:value-type="float" office:value="3165998" table:style-name="ce1">
            <text:p>3165998</text:p>
          </table:table-cell>
          <table:table-cell office:value-type="float" office:value="3168003" table:style-name="ce1">
            <text:p>3168003</text:p>
          </table:table-cell>
          <table:table-cell table:style-name="ce1"/>
          <table:table-cell office:value-type="float" office:value="3170882" table:style-name="ce1">
            <text:p>3170882</text:p>
          </table:table-cell>
          <table:table-cell office:value-type="float" office:value="3499269" table:style-name="ce1">
            <text:p>3499269</text:p>
          </table:table-cell>
          <table:table-cell office:value-type="float" office:value="3500602" table:style-name="ce1">
            <text:p>3500602</text:p>
          </table:table-cell>
          <table:table-cell table:style-name="ce1"/>
          <table:table-cell office:value-type="float" office:value="3503218" table:style-name="ce1">
            <text:p>3503218</text:p>
          </table:table-cell>
          <table:table-cell office:value-type="float" office:value="3762932" table:style-name="ce1">
            <text:p>3762932</text:p>
          </table:table-cell>
          <table:table-cell office:value-type="float" office:value="3764250" table:style-name="ce1">
            <text:p>3764250</text:p>
          </table:table-cell>
          <table:table-cell table:style-name="ce1"/>
          <table:table-cell office:value-type="float" office:value="3766825" table:style-name="ce1">
            <text:p>3766825</text:p>
          </table:table-cell>
          <table:table-cell office:value-type="float" office:value="3190849" table:style-name="ce1">
            <text:p>3190849</text:p>
          </table:table-cell>
          <table:table-cell office:value-type="float" office:value="3194699" table:style-name="ce1">
            <text:p>3194699</text:p>
          </table:table-cell>
          <table:table-cell table:style-name="ce1"/>
          <table:table-cell office:value-type="float" office:value="3198994" table:style-name="ce1">
            <text:p>3198994</text:p>
          </table:table-cell>
          <table:table-cell office:value-type="float" office:value="3370709" table:style-name="ce1">
            <text:p>3370709</text:p>
          </table:table-cell>
          <table:table-cell office:value-type="float" office:value="3372363" table:style-name="ce1">
            <text:p>3372363</text:p>
          </table:table-cell>
          <table:table-cell table:style-name="ce1"/>
          <table:table-cell office:value-type="float" office:value="3374290" table:style-name="ce1">
            <text:p>3374290</text:p>
          </table:table-cell>
          <table:table-cell office:value-type="float" office:value="3570108" table:style-name="ce1">
            <text:p>3570108</text:p>
          </table:table-cell>
          <table:table-cell office:value-type="float" office:value="3570707" table:style-name="ce1">
            <text:p>3570707</text:p>
          </table:table-cell>
          <table:table-cell table:style-name="ce1"/>
          <table:table-cell office:value-type="float" office:value="3574834" table:style-name="ce1">
            <text:p>3574834</text:p>
          </table:table-cell>
          <table:table-cell office:value-type="float" office:value="3783092" table:style-name="ce1">
            <text:p>3783092</text:p>
          </table:table-cell>
          <table:table-cell office:value-type="float" office:value="3784042" table:style-name="ce1">
            <text:p>3784042</text:p>
          </table:table-cell>
          <table:table-cell table:style-name="ce1"/>
          <table:table-cell office:value-type="float" office:value="3786929" table:style-name="ce1">
            <text:p>3786929</text:p>
          </table:table-cell>
          <table:table-cell office:value-type="float" office:value="3712748" table:style-name="ce1">
            <text:p>3712748</text:p>
          </table:table-cell>
          <table:table-cell office:value-type="float" office:value="3713514" table:style-name="ce1">
            <text:p>3713514</text:p>
          </table:table-cell>
          <table:table-cell table:style-name="ce1"/>
          <table:table-cell office:value-type="float" office:value="3715802" table:style-name="ce1">
            <text:p>3715802</text:p>
          </table:table-cell>
          <table:table-cell office:value-type="float" office:value="3230925" table:style-name="ce1">
            <text:p>3230925</text:p>
          </table:table-cell>
          <table:table-cell office:value-type="float" office:value="3232715" table:style-name="ce1">
            <text:p>3232715</text:p>
          </table:table-cell>
          <table:table-cell table:style-name="ce1"/>
          <table:table-cell office:value-type="float" office:value="3235138" table:style-name="ce1">
            <text:p>3235138</text:p>
          </table:table-cell>
          <table:table-cell office:value-type="float" office:value="3748012" table:style-name="ce1">
            <text:p>3748012</text:p>
          </table:table-cell>
          <table:table-cell office:value-type="float" office:value="3748634" table:style-name="ce1">
            <text:p>3748634</text:p>
          </table:table-cell>
          <table:table-cell table:style-name="ce1"/>
          <table:table-cell office:value-type="float" office:value="3753362" table:style-name="ce1">
            <text:p>3753362</text:p>
          </table:table-cell>
          <table:table-cell office:value-type="float" office:value="3693716" table:style-name="ce1">
            <text:p>3693716</text:p>
          </table:table-cell>
          <table:table-cell office:value-type="float" office:value="3695034" table:style-name="ce1">
            <text:p>3695034</text:p>
          </table:table-cell>
          <table:table-cell table:style-name="ce1"/>
          <table:table-cell office:value-type="float" office:value="3697321" table:style-name="ce1">
            <text:p>3697321</text:p>
          </table:table-cell>
          <table:table-cell office:value-type="float" office:value="3054847" table:style-name="ce1">
            <text:p>3054847</text:p>
          </table:table-cell>
          <table:table-cell office:value-type="float" office:value="3059883" table:style-name="ce1">
            <text:p>3059883</text:p>
          </table:table-cell>
          <table:table-cell table:style-name="ce1"/>
          <table:table-cell office:value-type="float" office:value="3062779" table:style-name="ce1">
            <text:p>3062779</text:p>
          </table:table-cell>
          <table:table-cell office:value-type="float" office:value="3597580" table:style-name="ce1">
            <text:p>3597580</text:p>
          </table:table-cell>
          <table:table-cell office:value-type="float" office:value="3598619" table:style-name="ce1">
            <text:p>3598619</text:p>
          </table:table-cell>
          <table:table-cell table:style-name="ce1"/>
          <table:table-cell office:value-type="float" office:value="3601042" table:style-name="ce1">
            <text:p>3601042</text:p>
          </table:table-cell>
          <table:table-cell office:value-type="float" office:value="3385325" table:style-name="ce1">
            <text:p>3385325</text:p>
          </table:table-cell>
          <table:table-cell office:value-type="float" office:value="3388507" table:style-name="ce1">
            <text:p>3388507</text:p>
          </table:table-cell>
          <table:table-cell table:style-name="ce1"/>
          <table:table-cell office:value-type="float" office:value="3390314" table:style-name="ce1">
            <text:p>3390314</text:p>
          </table:table-cell>
          <table:table-cell office:value-type="float" office:value="3587364" table:style-name="ce1">
            <text:p>3587364</text:p>
          </table:table-cell>
          <table:table-cell office:value-type="float" office:value="3588594" table:style-name="ce1">
            <text:p>3588594</text:p>
          </table:table-cell>
          <table:table-cell table:style-name="ce1"/>
          <table:table-cell office:value-type="float" office:value="3590385" table:style-name="ce1">
            <text:p>3590385</text:p>
          </table:table-cell>
          <table:table-cell office:value-type="float" office:value="3609948" table:style-name="ce1">
            <text:p>3609948</text:p>
          </table:table-cell>
          <table:table-cell office:value-type="float" office:value="3610954" table:style-name="ce1">
            <text:p>3610954</text:p>
          </table:table-cell>
          <table:table-cell table:style-name="ce1"/>
          <table:table-cell office:value-type="float" office:value="3613321" table:style-name="ce1">
            <text:p>3613321</text:p>
          </table:table-cell>
          <table:table-cell office:value-type="float" office:value="3467813" table:style-name="ce1">
            <text:p>3467813</text:p>
          </table:table-cell>
          <table:table-cell office:value-type="float" office:value="3469283" table:style-name="ce1">
            <text:p>3469283</text:p>
          </table:table-cell>
          <table:table-cell table:style-name="ce1"/>
          <table:table-cell office:value-type="float" office:value="3474418" table:style-name="ce1">
            <text:p>3474418</text:p>
          </table:table-cell>
          <table:table-cell office:value-type="float" office:value="3117078" table:style-name="ce1">
            <text:p>3117078</text:p>
          </table:table-cell>
          <table:table-cell office:value-type="float" office:value="3120939" table:style-name="ce1">
            <text:p>3120939</text:p>
          </table:table-cell>
          <table:table-cell table:style-name="ce1"/>
          <table:table-cell office:value-type="float" office:value="3125291" table:style-name="ce1">
            <text:p>3125291</text:p>
          </table:table-cell>
          <table:table-cell office:value-type="float" office:value="3038929" table:style-name="ce1">
            <text:p>3038929</text:p>
          </table:table-cell>
          <table:table-cell office:value-type="float" office:value="3039493" table:style-name="ce1">
            <text:p>3039493</text:p>
          </table:table-cell>
          <table:table-cell table:style-name="ce1"/>
          <table:table-cell office:value-type="float" office:value="3043083" table:style-name="ce1">
            <text:p>3043083</text:p>
          </table:table-cell>
          <table:table-cell office:value-type="float" office:value="3342966" table:style-name="ce1">
            <text:p>3342966</text:p>
          </table:table-cell>
          <table:table-cell office:value-type="float" office:value="3344853" table:style-name="ce1">
            <text:p>3344853</text:p>
          </table:table-cell>
          <table:table-cell office:value-type="float" office:value="3353722" table:style-name="ce1">
            <text:p>3353722</text:p>
          </table:table-cell>
          <table:table-cell table:style-name="ce1"/>
          <table:table-cell office:value-type="float" office:value="3808588" table:style-name="ce1">
            <text:p>3808588</text:p>
          </table:table-cell>
          <table:table-cell office:value-type="float" office:value="3809201" table:style-name="ce1">
            <text:p>3809201</text:p>
          </table:table-cell>
          <table:table-cell table:style-name="ce1"/>
          <table:table-cell office:value-type="float" office:value="3810545" table:style-name="ce1">
            <text:p>3810545</text:p>
          </table:table-cell>
          <table:table-cell office:value-type="float" office:value="3840700" table:style-name="ce1">
            <text:p>3840700</text:p>
          </table:table-cell>
          <table:table-cell office:value-type="float" office:value="3841250" table:style-name="ce1">
            <text:p>3841250</text:p>
          </table:table-cell>
          <table:table-cell table:style-name="ce1"/>
          <table:table-cell office:value-type="float" office:value="3845465" table:style-name="ce1">
            <text:p>3845465</text:p>
          </table:table-cell>
          <table:table-cell office:value-type="float" office:value="3523357" table:style-name="ce1">
            <text:p>3523357</text:p>
          </table:table-cell>
          <table:table-cell office:value-type="float" office:value="3524698" table:style-name="ce1">
            <text:p>3524698</text:p>
          </table:table-cell>
          <table:table-cell table:style-name="ce1"/>
          <table:table-cell office:value-type="float" office:value="3526730" table:style-name="ce1">
            <text:p>3526730</text:p>
          </table:table-cell>
          <table:table-cell office:value-type="float" office:value="3831228" table:style-name="ce1">
            <text:p>3831228</text:p>
          </table:table-cell>
          <table:table-cell office:value-type="float" office:value="3832018" table:style-name="ce1">
            <text:p>3832018</text:p>
          </table:table-cell>
          <table:table-cell table:style-name="ce1"/>
          <table:table-cell office:value-type="float" office:value="3833737" table:style-name="ce1">
            <text:p>3833737</text:p>
          </table:table-cell>
          <table:table-cell office:value-type="float" office:value="3453917" table:style-name="ce1">
            <text:p>3453917</text:p>
          </table:table-cell>
          <table:table-cell office:value-type="float" office:value="3454787" table:style-name="ce1">
            <text:p>3454787</text:p>
          </table:table-cell>
          <table:table-cell table:style-name="ce1"/>
          <table:table-cell office:value-type="float" office:value="3459794" table:style-name="ce1">
            <text:p>3459794</text:p>
          </table:table-cell>
          <table:table-cell office:value-type="float" office:value="3102574" table:style-name="ce1">
            <text:p>3102574</text:p>
          </table:table-cell>
          <table:table-cell office:value-type="float" office:value="3103595" table:style-name="ce1">
            <text:p>3103595</text:p>
          </table:table-cell>
          <table:table-cell table:style-name="ce1"/>
          <table:table-cell office:value-type="float" office:value="3106243" table:style-name="ce1">
            <text:p>3106243</text:p>
          </table:table-cell>
          <table:table-cell office:value-type="float" office:value="3817284" table:style-name="ce1">
            <text:p>3817284</text:p>
          </table:table-cell>
          <table:table-cell office:value-type="float" office:value="3817802" table:style-name="ce1">
            <text:p>3817802</text:p>
          </table:table-cell>
          <table:table-cell table:style-name="ce1"/>
          <table:table-cell office:value-type="float" office:value="3819233" table:style-name="ce1">
            <text:p>3819233</text:p>
          </table:table-cell>
          <table:table-cell office:value-type="float" office:value="3559412" table:style-name="ce1">
            <text:p>3559412</text:p>
          </table:table-cell>
          <table:table-cell office:value-type="float" office:value="3560490" table:style-name="ce1">
            <text:p>3560490</text:p>
          </table:table-cell>
          <table:table-cell table:style-name="ce1"/>
          <table:table-cell office:value-type="float" office:value="3562513" table:style-name="ce1">
            <text:p>3562513</text:p>
          </table:table-cell>
          <table:table-cell office:value-type="float" office:value="3823499" table:style-name="ce1">
            <text:p>3823499</text:p>
          </table:table-cell>
          <table:table-cell office:value-type="float" office:value="3824169" table:style-name="ce1">
            <text:p>3824169</text:p>
          </table:table-cell>
          <table:table-cell table:style-name="ce1"/>
          <table:table-cell office:value-type="float" office:value="3825833" table:style-name="ce1">
            <text:p>3825833</text:p>
          </table:table-cell>
          <table:table-cell office:value-type="float" office:value="3277902" table:style-name="ce1">
            <text:p>3277902</text:p>
          </table:table-cell>
          <table:table-cell office:value-type="float" office:value="3280155" table:style-name="ce1">
            <text:p>3280155</text:p>
          </table:table-cell>
          <table:table-cell table:style-name="ce1"/>
          <table:table-cell office:value-type="float" office:value="3283786" table:style-name="ce1">
            <text:p>3283786</text:p>
          </table:table-cell>
          <table:table-cell office:value-type="float" office:value="3152511" table:style-name="ce1">
            <text:p>3152511</text:p>
          </table:table-cell>
          <table:table-cell office:value-type="float" office:value="3153651" table:style-name="ce1">
            <text:p>3153651</text:p>
          </table:table-cell>
          <table:table-cell table:style-name="ce1"/>
          <table:table-cell office:value-type="float" office:value="3158283" table:style-name="ce1">
            <text:p>3158283</text:p>
          </table:table-cell>
          <table:table-cell office:value-type="float" office:value="3013599" table:style-name="ce1">
            <text:p>3013599</text:p>
          </table:table-cell>
          <table:table-cell office:value-type="float" office:value="3016133" table:style-name="ce1">
            <text:p>3016133</text:p>
          </table:table-cell>
          <table:table-cell office:value-type="float" office:value="3018570" table:style-name="ce1">
            <text:p>3018570</text:p>
          </table:table-cell>
          <table:table-cell table:style-name="ce1"/>
          <table:table-cell office:value-type="float" office:value="3623044" table:style-name="ce1">
            <text:p>3623044</text:p>
          </table:table-cell>
          <table:table-cell office:value-type="float" office:value="3628906" table:style-name="ce1">
            <text:p>3628906</text:p>
          </table:table-cell>
          <table:table-cell table:style-name="ce1"/>
          <table:table-cell office:value-type="float" office:value="3630762" table:style-name="ce1">
            <text:p>3630762</text:p>
          </table:table-cell>
          <table:table-cell office:value-type="float" office:value="3643292" table:style-name="ce1">
            <text:p>3643292</text:p>
          </table:table-cell>
          <table:table-cell office:value-type="float" office:value="3652234" table:style-name="ce1">
            <text:p>3652234</text:p>
          </table:table-cell>
          <table:table-cell table:style-name="ce1"/>
          <table:table-cell office:value-type="float" office:value="3655097" table:style-name="ce1">
            <text:p>3655097</text:p>
          </table:table-cell>
          <table:table-cell office:value-type="float" office:value="3545876" table:style-name="ce1">
            <text:p>3545876</text:p>
          </table:table-cell>
          <table:table-cell office:value-type="float" office:value="3548170" table:style-name="ce1">
            <text:p>3548170</text:p>
          </table:table-cell>
          <table:table-cell table:style-name="ce1"/>
          <table:table-cell office:value-type="float" office:value="3551578" table:style-name="ce1">
            <text:p>3551578</text:p>
          </table:table-cell>
          <table:table-cell office:value-type="float" office:value="3207809" table:style-name="ce1">
            <text:p>3207809</text:p>
          </table:table-cell>
          <table:table-cell office:value-type="float" office:value="3210107" table:style-name="ce1">
            <text:p>3210107</text:p>
          </table:table-cell>
          <table:table-cell table:style-name="ce1"/>
          <table:table-cell office:value-type="float" office:value="3212346" table:style-name="ce1">
            <text:p>3212346</text:p>
          </table:table-cell>
          <table:table-cell office:value-type="float" office:value="3733260" table:style-name="ce1">
            <text:p>3733260</text:p>
          </table:table-cell>
          <table:table-cell office:value-type="float" office:value="3735218" table:style-name="ce1">
            <text:p>3735218</text:p>
          </table:table-cell>
          <table:table-cell table:style-name="ce1"/>
          <table:table-cell office:value-type="float" office:value="3737673" table:style-name="ce1">
            <text:p>3737673</text:p>
          </table:table-cell>
          <table:table-cell office:value-type="float" office:value="3796284" table:style-name="ce1">
            <text:p>3796284</text:p>
          </table:table-cell>
          <table:table-cell office:value-type="float" office:value="3797242" table:style-name="ce1">
            <text:p>3797242</text:p>
          </table:table-cell>
          <table:table-cell table:style-name="ce1"/>
          <table:table-cell office:value-type="float" office:value="3800345" table:style-name="ce1">
            <text:p>3800345</text:p>
          </table:table-cell>
          <table:table-cell office:value-type="float" office:value="3429885" table:style-name="ce1">
            <text:p>3429885</text:p>
          </table:table-cell>
          <table:table-cell office:value-type="float" office:value="3431211" table:style-name="ce1">
            <text:p>3431211</text:p>
          </table:table-cell>
          <table:table-cell table:style-name="ce1"/>
          <table:table-cell office:value-type="float" office:value="3433554" table:style-name="ce1">
            <text:p>3433554</text:p>
          </table:table-cell>
          <table:table-cell office:value-type="float" office:value="3399909" table:style-name="ce1">
            <text:p>3399909</text:p>
          </table:table-cell>
          <table:table-cell office:value-type="float" office:value="3401595" table:style-name="ce1">
            <text:p>3401595</text:p>
          </table:table-cell>
          <table:table-cell table:style-name="ce1"/>
          <table:table-cell office:value-type="float" office:value="3404362" table:style-name="ce1">
            <text:p>3404362</text:p>
          </table:table-cell>
          <table:table-cell office:value-type="float" office:value="3329454" table:style-name="ce1">
            <text:p>3329454</text:p>
          </table:table-cell>
          <table:table-cell office:value-type="float" office:value="3330459" table:style-name="ce1">
            <text:p>3330459</text:p>
          </table:table-cell>
          <table:table-cell table:style-name="ce1"/>
          <table:table-cell office:value-type="float" office:value="3332426" table:style-name="ce1">
            <text:p>3332426</text:p>
          </table:table-cell>
          <table:table-cell office:value-type="float" office:value="2943439" table:style-name="ce1">
            <text:p>2943439</text:p>
          </table:table-cell>
          <table:table-cell office:value-type="float" office:value="2944219" table:style-name="ce1">
            <text:p>2944219</text:p>
          </table:table-cell>
          <table:table-cell table:style-name="ce1"/>
          <table:table-cell office:value-type="float" office:value="2950211" table:style-name="ce1">
            <text:p>2950211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7_224525_M08504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2:03:10</text:p>
          </table:table-cell>
          <table:table-cell office:value-type="string" table:style-name="ce1">
            <text:p>2020-11-17_23:03:10</text:p>
          </table:table-cell>
          <table:table-cell office:value-type="float" office:value="0.81" table:style-name="ce1">
            <text:p>0,81</text:p>
          </table:table-cell>
          <table:table-cell office:value-type="string" table:style-name="ce1">
            <text:p>Martin Bou</text:p>
          </table:table-cell>
          <table:table-cell office:value-type="string" table:style-name="ce1">
            <text:p>M08504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w5FmKeY1OkxT9wGz</text:p>
          </table:table-cell>
          <table:table-cell office:value-type="string" table:style-name="ce1">
            <text:p>https://www.testable.org/experiment/4303/294929/start?participant=M085040</text:p>
          </table:table-cell>
          <table:table-cell office:value-type="float" office:value="2537226" table:style-name="ce1">
            <text:p>2537226</text:p>
          </table:table-cell>
          <table:table-cell office:value-type="float" office:value="42.287100000000002" table:style-name="ce1">
            <text:p>42,2871</text:p>
          </table:table-cell>
          <table:table-cell office:value-type="float" office:value="678814" table:style-name="ce1">
            <text:p>678814</text:p>
          </table:table-cell>
          <table:table-cell office:value-type="float" office:value="495278" table:style-name="ce1">
            <text:p>495278</text:p>
          </table:table-cell>
          <table:table-cell office:value-type="float" office:value="642945" table:style-name="ce1">
            <text:p>642945</text:p>
          </table:table-cell>
          <table:table-cell office:value-type="float" office:value="699935" table:style-name="ce1">
            <text:p>699935</text:p>
          </table:table-cell>
          <table:table-cell office:value-type="float" office:value="422347" table:style-name="ce1">
            <text:p>422347</text:p>
          </table:table-cell>
          <table:table-cell office:value-type="float" office:value="726170" table:style-name="ce1">
            <text:p>726170</text:p>
          </table:table-cell>
          <table:table-cell office:value-type="float" office:value="615233" table:style-name="ce1">
            <text:p>615233</text:p>
          </table:table-cell>
          <table:table-cell office:value-type="float" office:value="540684" table:style-name="ce1">
            <text:p>540684</text:p>
          </table:table-cell>
          <table:table-cell office:value-type="float" office:value="254507" table:style-name="ce1">
            <text:p>254507</text:p>
          </table:table-cell>
          <table:table-cell office:value-type="float" office:value="321878" table:style-name="ce1">
            <text:p>321878</text:p>
          </table:table-cell>
          <table:table-cell office:value-type="float" office:value="463966" table:style-name="ce1">
            <text:p>463966</text:p>
          </table:table-cell>
          <table:table-cell office:value-type="float" office:value="382366" table:style-name="ce1">
            <text:p>382366</text:p>
          </table:table-cell>
          <table:table-cell table:number-columns-repeated="192" table:style-name="ce1"/>
          <table:table-cell office:value-type="float" office:value="2133475" table:style-name="ce1">
            <text:p>2133475</text:p>
          </table:table-cell>
          <table:table-cell office:value-type="float" office:value="2137155" table:style-name="ce1">
            <text:p>2137155</text:p>
          </table:table-cell>
          <table:table-cell table:style-name="ce1"/>
          <table:table-cell office:value-type="float" office:value="2141322" table:style-name="ce1">
            <text:p>2141322</text:p>
          </table:table-cell>
          <table:table-cell office:value-type="float" office:value="1986607" table:style-name="ce1">
            <text:p>1986607</text:p>
          </table:table-cell>
          <table:table-cell office:value-type="float" office:value="1988009" table:style-name="ce1">
            <text:p>1988009</text:p>
          </table:table-cell>
          <table:table-cell table:style-name="ce1"/>
          <table:table-cell office:value-type="float" office:value="1990704" table:style-name="ce1">
            <text:p>1990704</text:p>
          </table:table-cell>
          <table:table-cell office:value-type="float" office:value="1728823" table:style-name="ce1">
            <text:p>1728823</text:p>
          </table:table-cell>
          <table:table-cell office:value-type="float" office:value="1731400" table:style-name="ce1">
            <text:p>1731400</text:p>
          </table:table-cell>
          <table:table-cell table:style-name="ce1"/>
          <table:table-cell office:value-type="float" office:value="1734661" table:style-name="ce1">
            <text:p>1734661</text:p>
          </table:table-cell>
          <table:table-cell office:value-type="float" office:value="2344244" table:style-name="ce1">
            <text:p>2344244</text:p>
          </table:table-cell>
          <table:table-cell office:value-type="float" office:value="2345683" table:style-name="ce1">
            <text:p>2345683</text:p>
          </table:table-cell>
          <table:table-cell office:value-type="float" office:value="2349856" table:style-name="ce1">
            <text:p>2349856</text:p>
          </table:table-cell>
          <table:table-cell table:style-name="ce1"/>
          <table:table-cell office:value-type="float" office:value="2074171" table:style-name="ce1">
            <text:p>2074171</text:p>
          </table:table-cell>
          <table:table-cell office:value-type="float" office:value="2076467" table:style-name="ce1">
            <text:p>2076467</text:p>
          </table:table-cell>
          <table:table-cell table:style-name="ce1"/>
          <table:table-cell office:value-type="float" office:value="2079565" table:style-name="ce1">
            <text:p>2079565</text:p>
          </table:table-cell>
          <table:table-cell office:value-type="float" office:value="1896325" table:style-name="ce1">
            <text:p>1896325</text:p>
          </table:table-cell>
          <table:table-cell office:value-type="float" office:value="1897541" table:style-name="ce1">
            <text:p>1897541</text:p>
          </table:table-cell>
          <table:table-cell office:value-type="float" office:value="1900238" table:style-name="ce1">
            <text:p>1900238</text:p>
          </table:table-cell>
          <table:table-cell table:style-name="ce1"/>
          <table:table-cell office:value-type="float" office:value="2102310" table:style-name="ce1">
            <text:p>2102310</text:p>
          </table:table-cell>
          <table:table-cell office:value-type="float" office:value="2103657" table:style-name="ce1">
            <text:p>2103657</text:p>
          </table:table-cell>
          <table:table-cell office:value-type="float" office:value="2107695" table:style-name="ce1">
            <text:p>2107695</text:p>
          </table:table-cell>
          <table:table-cell table:style-name="ce1"/>
          <table:table-cell office:value-type="float" office:value="2013742" table:style-name="ce1">
            <text:p>2013742</text:p>
          </table:table-cell>
          <table:table-cell office:value-type="float" office:value="2015947" table:style-name="ce1">
            <text:p>2015947</text:p>
          </table:table-cell>
          <table:table-cell table:style-name="ce1"/>
          <table:table-cell office:value-type="float" office:value="2019130" table:style-name="ce1">
            <text:p>2019130</text:p>
          </table:table-cell>
          <table:table-cell office:value-type="float" office:value="1860037" table:style-name="ce1">
            <text:p>1860037</text:p>
          </table:table-cell>
          <table:table-cell office:value-type="float" office:value="1861771" table:style-name="ce1">
            <text:p>1861771</text:p>
          </table:table-cell>
          <table:table-cell office:value-type="float" office:value="1864381" table:style-name="ce1">
            <text:p>1864381</text:p>
          </table:table-cell>
          <table:table-cell table:style-name="ce1"/>
          <table:table-cell office:value-type="float" office:value="2117355" table:style-name="ce1">
            <text:p>2117355</text:p>
          </table:table-cell>
          <table:table-cell office:value-type="float" office:value="2119029" table:style-name="ce1">
            <text:p>2119029</text:p>
          </table:table-cell>
          <table:table-cell table:style-name="ce1"/>
          <table:table-cell office:value-type="float" office:value="2121446" table:style-name="ce1">
            <text:p>2121446</text:p>
          </table:table-cell>
          <table:table-cell office:value-type="float" office:value="2290360" table:style-name="ce1">
            <text:p>2290360</text:p>
          </table:table-cell>
          <table:table-cell office:value-type="float" office:value="2291990" table:style-name="ce1">
            <text:p>2291990</text:p>
          </table:table-cell>
          <table:table-cell table:style-name="ce1"/>
          <table:table-cell office:value-type="float" office:value="2294844" table:style-name="ce1">
            <text:p>2294844</text:p>
          </table:table-cell>
          <table:table-cell office:value-type="float" office:value="1972708" table:style-name="ce1">
            <text:p>1972708</text:p>
          </table:table-cell>
          <table:table-cell office:value-type="float" office:value="1975293" table:style-name="ce1">
            <text:p>1975293</text:p>
          </table:table-cell>
          <table:table-cell table:style-name="ce1"/>
          <table:table-cell office:value-type="float" office:value="1978257" table:style-name="ce1">
            <text:p>1978257</text:p>
          </table:table-cell>
          <table:table-cell office:value-type="float" office:value="2395377" table:style-name="ce1">
            <text:p>2395377</text:p>
          </table:table-cell>
          <table:table-cell office:value-type="float" office:value="2398319" table:style-name="ce1">
            <text:p>2398319</text:p>
          </table:table-cell>
          <table:table-cell table:style-name="ce1"/>
          <table:table-cell office:value-type="float" office:value="2401002" table:style-name="ce1">
            <text:p>2401002</text:p>
          </table:table-cell>
          <table:table-cell office:value-type="float" office:value="2492397" table:style-name="ce1">
            <text:p>2492397</text:p>
          </table:table-cell>
          <table:table-cell office:value-type="float" office:value="2493771" table:style-name="ce1">
            <text:p>2493771</text:p>
          </table:table-cell>
          <table:table-cell office:value-type="float" office:value="2499462" table:style-name="ce1">
            <text:p>2499462</text:p>
          </table:table-cell>
          <table:table-cell table:style-name="ce1"/>
          <table:table-cell office:value-type="float" office:value="2363323" table:style-name="ce1">
            <text:p>2363323</text:p>
          </table:table-cell>
          <table:table-cell office:value-type="float" office:value="2365136" table:style-name="ce1">
            <text:p>2365136</text:p>
          </table:table-cell>
          <table:table-cell office:value-type="float" office:value="2368683" table:style-name="ce1">
            <text:p>2368683</text:p>
          </table:table-cell>
          <table:table-cell table:style-name="ce1"/>
          <table:table-cell office:value-type="float" office:value="1712211" table:style-name="ce1">
            <text:p>1712211</text:p>
          </table:table-cell>
          <table:table-cell office:value-type="float" office:value="1714019" table:style-name="ce1">
            <text:p>1714019</text:p>
          </table:table-cell>
          <table:table-cell office:value-type="float" office:value="1720809" table:style-name="ce1">
            <text:p>1720809</text:p>
          </table:table-cell>
          <table:table-cell table:style-name="ce1"/>
          <table:table-cell office:value-type="float" office:value="2434163" table:style-name="ce1">
            <text:p>2434163</text:p>
          </table:table-cell>
          <table:table-cell office:value-type="float" office:value="2435792" table:style-name="ce1">
            <text:p>2435792</text:p>
          </table:table-cell>
          <table:table-cell table:style-name="ce1"/>
          <table:table-cell office:value-type="float" office:value="2438602" table:style-name="ce1">
            <text:p>2438602</text:p>
          </table:table-cell>
          <table:table-cell office:value-type="float" office:value="1803612" table:style-name="ce1">
            <text:p>1803612</text:p>
          </table:table-cell>
          <table:table-cell office:value-type="float" office:value="1805944" table:style-name="ce1">
            <text:p>1805944</text:p>
          </table:table-cell>
          <table:table-cell office:value-type="float" office:value="1811524" table:style-name="ce1">
            <text:p>1811524</text:p>
          </table:table-cell>
          <table:table-cell table:style-name="ce1"/>
          <table:table-cell office:value-type="float" office:value="2088948" table:style-name="ce1">
            <text:p>2088948</text:p>
          </table:table-cell>
          <table:table-cell office:value-type="float" office:value="2091629" table:style-name="ce1">
            <text:p>2091629</text:p>
          </table:table-cell>
          <table:table-cell office:value-type="float" office:value="2094176" table:style-name="ce1">
            <text:p>2094176</text:p>
          </table:table-cell>
          <table:table-cell table:style-name="ce1"/>
          <table:table-cell office:value-type="float" office:value="2273008" table:style-name="ce1">
            <text:p>2273008</text:p>
          </table:table-cell>
          <table:table-cell office:value-type="float" office:value="2277929" table:style-name="ce1">
            <text:p>2277929</text:p>
          </table:table-cell>
          <table:table-cell table:style-name="ce1"/>
          <table:table-cell office:value-type="float" office:value="2281347" table:style-name="ce1">
            <text:p>2281347</text:p>
          </table:table-cell>
          <table:table-cell office:value-type="float" office:value="1586701" table:style-name="ce1">
            <text:p>1586701</text:p>
          </table:table-cell>
          <table:table-cell office:value-type="float" office:value="1589323" table:style-name="ce1">
            <text:p>1589323</text:p>
          </table:table-cell>
          <table:table-cell table:style-name="ce1"/>
          <table:table-cell office:value-type="float" office:value="1592624" table:style-name="ce1">
            <text:p>1592624</text:p>
          </table:table-cell>
          <table:table-cell office:value-type="float" office:value="1780318" table:style-name="ce1">
            <text:p>1780318</text:p>
          </table:table-cell>
          <table:table-cell office:value-type="float" office:value="1784129" table:style-name="ce1">
            <text:p>1784129</text:p>
          </table:table-cell>
          <table:table-cell office:value-type="float" office:value="1787812" table:style-name="ce1">
            <text:p>1787812</text:p>
          </table:table-cell>
          <table:table-cell table:style-name="ce1"/>
          <table:table-cell office:value-type="float" office:value="2036319" table:style-name="ce1">
            <text:p>2036319</text:p>
          </table:table-cell>
          <table:table-cell office:value-type="float" office:value="2038142" table:style-name="ce1">
            <text:p>2038142</text:p>
          </table:table-cell>
          <table:table-cell table:style-name="ce1"/>
          <table:table-cell office:value-type="float" office:value="2041133" table:style-name="ce1">
            <text:p>2041133</text:p>
          </table:table-cell>
          <table:table-cell office:value-type="float" office:value="2229007" table:style-name="ce1">
            <text:p>2229007</text:p>
          </table:table-cell>
          <table:table-cell office:value-type="float" office:value="2230973" table:style-name="ce1">
            <text:p>2230973</text:p>
          </table:table-cell>
          <table:table-cell office:value-type="float" office:value="2235403" table:style-name="ce1">
            <text:p>2235403</text:p>
          </table:table-cell>
          <table:table-cell table:style-name="ce1"/>
          <table:table-cell office:value-type="float" office:value="1953218" table:style-name="ce1">
            <text:p>1953218</text:p>
          </table:table-cell>
          <table:table-cell office:value-type="float" office:value="1955461" table:style-name="ce1">
            <text:p>1955461</text:p>
          </table:table-cell>
          <table:table-cell table:style-name="ce1"/>
          <table:table-cell office:value-type="float" office:value="1960619" table:style-name="ce1">
            <text:p>1960619</text:p>
          </table:table-cell>
          <table:table-cell office:value-type="float" office:value="2150071" table:style-name="ce1">
            <text:p>2150071</text:p>
          </table:table-cell>
          <table:table-cell office:value-type="float" office:value="2151725" table:style-name="ce1">
            <text:p>2151725</text:p>
          </table:table-cell>
          <table:table-cell office:value-type="float" office:value="2154147" table:style-name="ce1">
            <text:p>2154147</text:p>
          </table:table-cell>
          <table:table-cell table:style-name="ce1"/>
          <table:table-cell office:value-type="float" office:value="1926223" table:style-name="ce1">
            <text:p>1926223</text:p>
          </table:table-cell>
          <table:table-cell office:value-type="float" office:value="1927437" table:style-name="ce1">
            <text:p>1927437</text:p>
          </table:table-cell>
          <table:table-cell table:style-name="ce1"/>
          <table:table-cell office:value-type="float" office:value="1932060" table:style-name="ce1">
            <text:p>1932060</text:p>
          </table:table-cell>
          <table:table-cell office:value-type="float" office:value="2464592" table:style-name="ce1">
            <text:p>2464592</text:p>
          </table:table-cell>
          <table:table-cell office:value-type="float" office:value="2466397" table:style-name="ce1">
            <text:p>2466397</text:p>
          </table:table-cell>
          <table:table-cell table:style-name="ce1"/>
          <table:table-cell office:value-type="float" office:value="2477704" table:style-name="ce1">
            <text:p>2477704</text:p>
          </table:table-cell>
          <table:table-cell office:value-type="float" office:value="1627978" table:style-name="ce1">
            <text:p>1627978</text:p>
          </table:table-cell>
          <table:table-cell office:value-type="float" office:value="1629498" table:style-name="ce1">
            <text:p>1629498</text:p>
          </table:table-cell>
          <table:table-cell table:style-name="ce1"/>
          <table:table-cell office:value-type="float" office:value="1637117" table:style-name="ce1">
            <text:p>1637117</text:p>
          </table:table-cell>
          <table:table-cell office:value-type="float" office:value="1825006" table:style-name="ce1">
            <text:p>1825006</text:p>
          </table:table-cell>
          <table:table-cell office:value-type="float" office:value="1826636" table:style-name="ce1">
            <text:p>1826636</text:p>
          </table:table-cell>
          <table:table-cell table:style-name="ce1"/>
          <table:table-cell office:value-type="float" office:value="1829215" table:style-name="ce1">
            <text:p>1829215</text:p>
          </table:table-cell>
          <table:table-cell office:value-type="float" office:value="2509352" table:style-name="ce1">
            <text:p>2509352</text:p>
          </table:table-cell>
          <table:table-cell office:value-type="float" office:value="2511356" table:style-name="ce1">
            <text:p>2511356</text:p>
          </table:table-cell>
          <table:table-cell office:value-type="float" office:value="2515052" table:style-name="ce1">
            <text:p>2515052</text:p>
          </table:table-cell>
          <table:table-cell table:style-name="ce1"/>
          <table:table-cell office:value-type="float" office:value="2054399" table:style-name="ce1">
            <text:p>2054399</text:p>
          </table:table-cell>
          <table:table-cell office:value-type="float" office:value="2056386" table:style-name="ce1">
            <text:p>2056386</text:p>
          </table:table-cell>
          <table:table-cell office:value-type="float" office:value="2059193" table:style-name="ce1">
            <text:p>2059193</text:p>
          </table:table-cell>
          <table:table-cell table:style-name="ce1"/>
          <table:table-cell office:value-type="float" office:value="1908136" table:style-name="ce1">
            <text:p>1908136</text:p>
          </table:table-cell>
          <table:table-cell office:value-type="float" office:value="1911229" table:style-name="ce1">
            <text:p>1911229</text:p>
          </table:table-cell>
          <table:table-cell office:value-type="float" office:value="1913963" table:style-name="ce1">
            <text:p>1913963</text:p>
          </table:table-cell>
          <table:table-cell table:style-name="ce1"/>
          <table:table-cell office:value-type="float" office:value="2413440" table:style-name="ce1">
            <text:p>2413440</text:p>
          </table:table-cell>
          <table:table-cell office:value-type="float" office:value="2415543" table:style-name="ce1">
            <text:p>2415543</text:p>
          </table:table-cell>
          <table:table-cell table:style-name="ce1"/>
          <table:table-cell office:value-type="float" office:value="2419169" table:style-name="ce1">
            <text:p>2419169</text:p>
          </table:table-cell>
          <table:table-cell office:value-type="float" office:value="2528729" table:style-name="ce1">
            <text:p>2528729</text:p>
          </table:table-cell>
          <table:table-cell office:value-type="float" office:value="2530627" table:style-name="ce1">
            <text:p>2530627</text:p>
          </table:table-cell>
          <table:table-cell office:value-type="float" office:value="2533933" table:style-name="ce1">
            <text:p>2533933</text:p>
          </table:table-cell>
          <table:table-cell table:style-name="ce1"/>
          <table:table-cell office:value-type="float" office:value="1695796" table:style-name="ce1">
            <text:p>1695796</text:p>
          </table:table-cell>
          <table:table-cell office:value-type="float" office:value="1697475" table:style-name="ce1">
            <text:p>1697475</text:p>
          </table:table-cell>
          <table:table-cell office:value-type="float" office:value="1700211" table:style-name="ce1">
            <text:p>1700211</text:p>
          </table:table-cell>
          <table:table-cell table:style-name="ce1"/>
          <table:table-cell office:value-type="float" office:value="2380366" table:style-name="ce1">
            <text:p>2380366</text:p>
          </table:table-cell>
          <table:table-cell office:value-type="float" office:value="2382051" table:style-name="ce1">
            <text:p>2382051</text:p>
          </table:table-cell>
          <table:table-cell office:value-type="float" office:value="2386100" table:style-name="ce1">
            <text:p>2386100</text:p>
          </table:table-cell>
          <table:table-cell table:style-name="ce1"/>
          <table:table-cell office:value-type="float" office:value="2245387" table:style-name="ce1">
            <text:p>2245387</text:p>
          </table:table-cell>
          <table:table-cell office:value-type="float" office:value="2247805" table:style-name="ce1">
            <text:p>2247805</text:p>
          </table:table-cell>
          <table:table-cell table:style-name="ce1"/>
          <table:table-cell office:value-type="float" office:value="2254010" table:style-name="ce1">
            <text:p>2254010</text:p>
          </table:table-cell>
          <table:table-cell office:value-type="float" office:value="1659301" table:style-name="ce1">
            <text:p>1659301</text:p>
          </table:table-cell>
          <table:table-cell office:value-type="float" office:value="1661196" table:style-name="ce1">
            <text:p>1661196</text:p>
          </table:table-cell>
          <table:table-cell table:style-name="ce1"/>
          <table:table-cell office:value-type="float" office:value="1664510" table:style-name="ce1">
            <text:p>1664510</text:p>
          </table:table-cell>
          <table:table-cell office:value-type="float" office:value="1674340" table:style-name="ce1">
            <text:p>1674340</text:p>
          </table:table-cell>
          <table:table-cell office:value-type="float" office:value="1676123" table:style-name="ce1">
            <text:p>1676123</text:p>
          </table:table-cell>
          <table:table-cell table:style-name="ce1"/>
          <table:table-cell office:value-type="float" office:value="1682975" table:style-name="ce1">
            <text:p>1682975</text:p>
          </table:table-cell>
          <table:table-cell office:value-type="float" office:value="1941302" table:style-name="ce1">
            <text:p>1941302</text:p>
          </table:table-cell>
          <table:table-cell office:value-type="float" office:value="1943256" table:style-name="ce1">
            <text:p>1943256</text:p>
          </table:table-cell>
          <table:table-cell table:style-name="ce1"/>
          <table:table-cell office:value-type="float" office:value="1946024" table:style-name="ce1">
            <text:p>1946024</text:p>
          </table:table-cell>
          <table:table-cell office:value-type="float" office:value="1842684" table:style-name="ce1">
            <text:p>1842684</text:p>
          </table:table-cell>
          <table:table-cell office:value-type="float" office:value="1844723" table:style-name="ce1">
            <text:p>1844723</text:p>
          </table:table-cell>
          <table:table-cell table:style-name="ce1"/>
          <table:table-cell office:value-type="float" office:value="1849712" table:style-name="ce1">
            <text:p>1849712</text:p>
          </table:table-cell>
          <table:table-cell office:value-type="float" office:value="1880700" table:style-name="ce1">
            <text:p>1880700</text:p>
          </table:table-cell>
          <table:table-cell office:value-type="float" office:value="1882674" table:style-name="ce1">
            <text:p>1882674</text:p>
          </table:table-cell>
          <table:table-cell office:value-type="float" office:value="1885154" table:style-name="ce1">
            <text:p>1885154</text:p>
          </table:table-cell>
          <table:table-cell table:style-name="ce1"/>
          <table:table-cell office:value-type="float" office:value="2332233" table:style-name="ce1">
            <text:p>2332233</text:p>
          </table:table-cell>
          <table:table-cell office:value-type="float" office:value="2333673" table:style-name="ce1">
            <text:p>2333673</text:p>
          </table:table-cell>
          <table:table-cell office:value-type="float" office:value="2336421" table:style-name="ce1">
            <text:p>2336421</text:p>
          </table:table-cell>
          <table:table-cell table:style-name="ce1"/>
          <table:table-cell office:value-type="float" office:value="1764424" table:style-name="ce1">
            <text:p>1764424</text:p>
          </table:table-cell>
          <table:table-cell office:value-type="float" office:value="1765932" table:style-name="ce1">
            <text:p>1765932</text:p>
          </table:table-cell>
          <table:table-cell table:style-name="ce1"/>
          <table:table-cell office:value-type="float" office:value="1769857" table:style-name="ce1">
            <text:p>1769857</text:p>
          </table:table-cell>
          <table:table-cell office:value-type="float" office:value="1999245" table:style-name="ce1">
            <text:p>1999245</text:p>
          </table:table-cell>
          <table:table-cell office:value-type="float" office:value="2000834" table:style-name="ce1">
            <text:p>2000834</text:p>
          </table:table-cell>
          <table:table-cell table:style-name="ce1"/>
          <table:table-cell office:value-type="float" office:value="2003764" table:style-name="ce1">
            <text:p>2003764</text:p>
          </table:table-cell>
          <table:table-cell office:value-type="float" office:value="1608777" table:style-name="ce1">
            <text:p>1608777</text:p>
          </table:table-cell>
          <table:table-cell office:value-type="float" office:value="1610963" table:style-name="ce1">
            <text:p>1610963</text:p>
          </table:table-cell>
          <table:table-cell table:style-name="ce1"/>
          <table:table-cell office:value-type="float" office:value="1614822" table:style-name="ce1">
            <text:p>1614822</text:p>
          </table:table-cell>
          <table:table-cell office:value-type="float" office:value="1744228" table:style-name="ce1">
            <text:p>1744228</text:p>
          </table:table-cell>
          <table:table-cell office:value-type="float" office:value="1746045" table:style-name="ce1">
            <text:p>1746045</text:p>
          </table:table-cell>
          <table:table-cell table:style-name="ce1"/>
          <table:table-cell office:value-type="float" office:value="1748581" table:style-name="ce1">
            <text:p>1748581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7_231309_M08836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2:38:03</text:p>
          </table:table-cell>
          <table:table-cell office:value-type="string" table:style-name="ce1">
            <text:p>2020-11-17_23:38: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88364</text:p>
          </table:table-cell>
          <table:table-cell office:value-type="string" table:style-name="ce1">
            <text:p>M0883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ss than High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ZoiFLFAFTUmKcq4m</text:p>
          </table:table-cell>
          <table:table-cell office:value-type="string" table:style-name="ce1">
            <text:p>https://www.testable.org/experiment/4303/294929/start?participant=M088364</text:p>
          </table:table-cell>
          <table:table-cell office:value-type="float" office:value="2105300" table:style-name="ce1">
            <text:p>2105300</text:p>
          </table:table-cell>
          <table:table-cell office:value-type="float" office:value="35.088333333332997" table:style-name="ce1">
            <text:p>35,08833333</text:p>
          </table:table-cell>
          <table:table-cell office:value-type="float" office:value="611892" table:style-name="ce1">
            <text:p>611892</text:p>
          </table:table-cell>
          <table:table-cell office:value-type="float" office:value="636701" table:style-name="ce1">
            <text:p>636701</text:p>
          </table:table-cell>
          <table:table-cell office:value-type="float" office:value="567729" table:style-name="ce1">
            <text:p>567729</text:p>
          </table:table-cell>
          <table:table-cell office:value-type="float" office:value="772282" table:style-name="ce1">
            <text:p>772282</text:p>
          </table:table-cell>
          <table:table-cell office:value-type="float" office:value="388709" table:style-name="ce1">
            <text:p>388709</text:p>
          </table:table-cell>
          <table:table-cell office:value-type="float" office:value="804393" table:style-name="ce1">
            <text:p>804393</text:p>
          </table:table-cell>
          <table:table-cell office:value-type="float" office:value="688166" table:style-name="ce1">
            <text:p>688166</text:p>
          </table:table-cell>
          <table:table-cell office:value-type="float" office:value="511879" table:style-name="ce1">
            <text:p>511879</text:p>
          </table:table-cell>
          <table:table-cell office:value-type="float" office:value="361004" table:style-name="ce1">
            <text:p>361004</text:p>
          </table:table-cell>
          <table:table-cell office:value-type="float" office:value="745384" table:style-name="ce1">
            <text:p>745384</text:p>
          </table:table-cell>
          <table:table-cell office:value-type="float" office:value="418500" table:style-name="ce1">
            <text:p>418500</text:p>
          </table:table-cell>
          <table:table-cell office:value-type="float" office:value="281477" table:style-name="ce1">
            <text:p>281477</text:p>
          </table:table-cell>
          <table:table-cell table:number-columns-repeated="192" table:style-name="ce1"/>
          <table:table-cell office:value-type="float" office:value="1543275" table:style-name="ce1">
            <text:p>1543275</text:p>
          </table:table-cell>
          <table:table-cell office:value-type="float" office:value="1544348" table:style-name="ce1">
            <text:p>1544348</text:p>
          </table:table-cell>
          <table:table-cell office:value-type="float" office:value="1545609" table:style-name="ce1">
            <text:p>1545609</text:p>
          </table:table-cell>
          <table:table-cell table:style-name="ce1"/>
          <table:table-cell office:value-type="float" office:value="1786750" table:style-name="ce1">
            <text:p>1786750</text:p>
          </table:table-cell>
          <table:table-cell office:value-type="float" office:value="1787990" table:style-name="ce1">
            <text:p>1787990</text:p>
          </table:table-cell>
          <table:table-cell office:value-type="float" office:value="1789764" table:style-name="ce1">
            <text:p>1789764</text:p>
          </table:table-cell>
          <table:table-cell table:style-name="ce1"/>
          <table:table-cell office:value-type="float" office:value="1942397" table:style-name="ce1">
            <text:p>1942397</text:p>
          </table:table-cell>
          <table:table-cell office:value-type="float" office:value="1943601" table:style-name="ce1">
            <text:p>1943601</text:p>
          </table:table-cell>
          <table:table-cell office:value-type="float" office:value="1944817" table:style-name="ce1">
            <text:p>1944817</text:p>
          </table:table-cell>
          <table:table-cell table:style-name="ce1"/>
          <table:table-cell office:value-type="float" office:value="1699520" table:style-name="ce1">
            <text:p>1699520</text:p>
          </table:table-cell>
          <table:table-cell office:value-type="float" office:value="1701130" table:style-name="ce1">
            <text:p>1701130</text:p>
          </table:table-cell>
          <table:table-cell office:value-type="float" office:value="1703451" table:style-name="ce1">
            <text:p>1703451</text:p>
          </table:table-cell>
          <table:table-cell table:style-name="ce1"/>
          <table:table-cell office:value-type="float" office:value="1742645" table:style-name="ce1">
            <text:p>1742645</text:p>
          </table:table-cell>
          <table:table-cell office:value-type="float" office:value="1744429" table:style-name="ce1">
            <text:p>1744429</text:p>
          </table:table-cell>
          <table:table-cell office:value-type="float" office:value="1746705" table:style-name="ce1">
            <text:p>1746705</text:p>
          </table:table-cell>
          <table:table-cell table:style-name="ce1"/>
          <table:table-cell office:value-type="float" office:value="1848911" table:style-name="ce1">
            <text:p>1848911</text:p>
          </table:table-cell>
          <table:table-cell office:value-type="float" office:value="1851542" table:style-name="ce1">
            <text:p>1851542</text:p>
          </table:table-cell>
          <table:table-cell office:value-type="float" office:value="1853020" table:style-name="ce1">
            <text:p>1853020</text:p>
          </table:table-cell>
          <table:table-cell table:style-name="ce1"/>
          <table:table-cell office:value-type="float" office:value="1594883" table:style-name="ce1">
            <text:p>1594883</text:p>
          </table:table-cell>
          <table:table-cell office:value-type="float" office:value="1596588" table:style-name="ce1">
            <text:p>1596588</text:p>
          </table:table-cell>
          <table:table-cell office:value-type="float" office:value="1597885" table:style-name="ce1">
            <text:p>1597885</text:p>
          </table:table-cell>
          <table:table-cell table:style-name="ce1"/>
          <table:table-cell office:value-type="float" office:value="1623210" table:style-name="ce1">
            <text:p>1623210</text:p>
          </table:table-cell>
          <table:table-cell office:value-type="float" office:value="1624236" table:style-name="ce1">
            <text:p>1624236</text:p>
          </table:table-cell>
          <table:table-cell office:value-type="float" office:value="1626604" table:style-name="ce1">
            <text:p>1626604</text:p>
          </table:table-cell>
          <table:table-cell table:style-name="ce1"/>
          <table:table-cell office:value-type="float" office:value="1632467" table:style-name="ce1">
            <text:p>1632467</text:p>
          </table:table-cell>
          <table:table-cell office:value-type="float" office:value="1635172" table:style-name="ce1">
            <text:p>1635172</text:p>
          </table:table-cell>
          <table:table-cell office:value-type="float" office:value="1636987" table:style-name="ce1">
            <text:p>1636987</text:p>
          </table:table-cell>
          <table:table-cell table:style-name="ce1"/>
          <table:table-cell office:value-type="float" office:value="1447806" table:style-name="ce1">
            <text:p>1447806</text:p>
          </table:table-cell>
          <table:table-cell office:value-type="float" office:value="1450059" table:style-name="ce1">
            <text:p>1450059</text:p>
          </table:table-cell>
          <table:table-cell table:style-name="ce1"/>
          <table:table-cell office:value-type="float" office:value="1451569" table:style-name="ce1">
            <text:p>1451569</text:p>
          </table:table-cell>
          <table:table-cell office:value-type="float" office:value="1934826" table:style-name="ce1">
            <text:p>1934826</text:p>
          </table:table-cell>
          <table:table-cell office:value-type="float" office:value="1936556" table:style-name="ce1">
            <text:p>1936556</text:p>
          </table:table-cell>
          <table:table-cell office:value-type="float" office:value="1937958" table:style-name="ce1">
            <text:p>1937958</text:p>
          </table:table-cell>
          <table:table-cell table:style-name="ce1"/>
          <table:table-cell office:value-type="float" office:value="1656788" table:style-name="ce1">
            <text:p>1656788</text:p>
          </table:table-cell>
          <table:table-cell office:value-type="float" office:value="1657498" table:style-name="ce1">
            <text:p>1657498</text:p>
          </table:table-cell>
          <table:table-cell office:value-type="float" office:value="1661727" table:style-name="ce1">
            <text:p>1661727</text:p>
          </table:table-cell>
          <table:table-cell table:style-name="ce1"/>
          <table:table-cell office:value-type="float" office:value="1528617" table:style-name="ce1">
            <text:p>1528617</text:p>
          </table:table-cell>
          <table:table-cell office:value-type="float" office:value="1529526" table:style-name="ce1">
            <text:p>1529526</text:p>
          </table:table-cell>
          <table:table-cell office:value-type="float" office:value="1531097" table:style-name="ce1">
            <text:p>1531097</text:p>
          </table:table-cell>
          <table:table-cell table:style-name="ce1"/>
          <table:table-cell office:value-type="float" office:value="1874980" table:style-name="ce1">
            <text:p>1874980</text:p>
          </table:table-cell>
          <table:table-cell office:value-type="float" office:value="1885109" table:style-name="ce1">
            <text:p>1885109</text:p>
          </table:table-cell>
          <table:table-cell table:style-name="ce1"/>
          <table:table-cell office:value-type="float" office:value="1887738" table:style-name="ce1">
            <text:p>1887738</text:p>
          </table:table-cell>
          <table:table-cell office:value-type="float" office:value="2063156" table:style-name="ce1">
            <text:p>2063156</text:p>
          </table:table-cell>
          <table:table-cell office:value-type="float" office:value="2064516" table:style-name="ce1">
            <text:p>2064516</text:p>
          </table:table-cell>
          <table:table-cell table:style-name="ce1"/>
          <table:table-cell office:value-type="float" office:value="2066985" table:style-name="ce1">
            <text:p>2066985</text:p>
          </table:table-cell>
          <table:table-cell office:value-type="float" office:value="1689112" table:style-name="ce1">
            <text:p>1689112</text:p>
          </table:table-cell>
          <table:table-cell office:value-type="float" office:value="1691057" table:style-name="ce1">
            <text:p>1691057</text:p>
          </table:table-cell>
          <table:table-cell office:value-type="float" office:value="1692507" table:style-name="ce1">
            <text:p>1692507</text:p>
          </table:table-cell>
          <table:table-cell table:style-name="ce1"/>
          <table:table-cell office:value-type="float" office:value="2075422" table:style-name="ce1">
            <text:p>2075422</text:p>
          </table:table-cell>
          <table:table-cell office:value-type="float" office:value="2077008" table:style-name="ce1">
            <text:p>2077008</text:p>
          </table:table-cell>
          <table:table-cell table:style-name="ce1"/>
          <table:table-cell office:value-type="float" office:value="2078514" table:style-name="ce1">
            <text:p>2078514</text:p>
          </table:table-cell>
          <table:table-cell office:value-type="float" office:value="1723690" table:style-name="ce1">
            <text:p>1723690</text:p>
          </table:table-cell>
          <table:table-cell office:value-type="float" office:value="1724835" table:style-name="ce1">
            <text:p>1724835</text:p>
          </table:table-cell>
          <table:table-cell office:value-type="float" office:value="1726001" table:style-name="ce1">
            <text:p>1726001</text:p>
          </table:table-cell>
          <table:table-cell table:style-name="ce1"/>
          <table:table-cell office:value-type="float" office:value="1991669" table:style-name="ce1">
            <text:p>1991669</text:p>
          </table:table-cell>
          <table:table-cell office:value-type="float" office:value="1992246" table:style-name="ce1">
            <text:p>1992246</text:p>
          </table:table-cell>
          <table:table-cell office:value-type="float" office:value="1994264" table:style-name="ce1">
            <text:p>1994264</text:p>
          </table:table-cell>
          <table:table-cell table:style-name="ce1"/>
          <table:table-cell office:value-type="float" office:value="2037375" table:style-name="ce1">
            <text:p>2037375</text:p>
          </table:table-cell>
          <table:table-cell office:value-type="float" office:value="2038478" table:style-name="ce1">
            <text:p>2038478</text:p>
          </table:table-cell>
          <table:table-cell office:value-type="float" office:value="2039689" table:style-name="ce1">
            <text:p>2039689</text:p>
          </table:table-cell>
          <table:table-cell table:style-name="ce1"/>
          <table:table-cell office:value-type="float" office:value="1710877" table:style-name="ce1">
            <text:p>1710877</text:p>
          </table:table-cell>
          <table:table-cell office:value-type="float" office:value="1711904" table:style-name="ce1">
            <text:p>1711904</text:p>
          </table:table-cell>
          <table:table-cell office:value-type="float" office:value="1714205" table:style-name="ce1">
            <text:p>1714205</text:p>
          </table:table-cell>
          <table:table-cell table:style-name="ce1"/>
          <table:table-cell office:value-type="float" office:value="1554120" table:style-name="ce1">
            <text:p>1554120</text:p>
          </table:table-cell>
          <table:table-cell office:value-type="float" office:value="1555355" table:style-name="ce1">
            <text:p>1555355</text:p>
          </table:table-cell>
          <table:table-cell office:value-type="float" office:value="1556616" table:style-name="ce1">
            <text:p>1556616</text:p>
          </table:table-cell>
          <table:table-cell table:style-name="ce1"/>
          <table:table-cell office:value-type="float" office:value="1573067" table:style-name="ce1">
            <text:p>1573067</text:p>
          </table:table-cell>
          <table:table-cell office:value-type="float" office:value="1574685" table:style-name="ce1">
            <text:p>1574685</text:p>
          </table:table-cell>
          <table:table-cell office:value-type="float" office:value="1577040" table:style-name="ce1">
            <text:p>1577040</text:p>
          </table:table-cell>
          <table:table-cell table:style-name="ce1"/>
          <table:table-cell office:value-type="float" office:value="1896285" table:style-name="ce1">
            <text:p>1896285</text:p>
          </table:table-cell>
          <table:table-cell office:value-type="float" office:value="1903034" table:style-name="ce1">
            <text:p>1903034</text:p>
          </table:table-cell>
          <table:table-cell table:style-name="ce1"/>
          <table:table-cell office:value-type="float" office:value="1904784" table:style-name="ce1">
            <text:p>1904784</text:p>
          </table:table-cell>
          <table:table-cell office:value-type="float" office:value="1474180" table:style-name="ce1">
            <text:p>1474180</text:p>
          </table:table-cell>
          <table:table-cell office:value-type="float" office:value="1475725" table:style-name="ce1">
            <text:p>1475725</text:p>
          </table:table-cell>
          <table:table-cell office:value-type="float" office:value="1477411" table:style-name="ce1">
            <text:p>1477411</text:p>
          </table:table-cell>
          <table:table-cell table:style-name="ce1"/>
          <table:table-cell office:value-type="float" office:value="1911865" table:style-name="ce1">
            <text:p>1911865</text:p>
          </table:table-cell>
          <table:table-cell office:value-type="float" office:value="1913123" table:style-name="ce1">
            <text:p>1913123</text:p>
          </table:table-cell>
          <table:table-cell office:value-type="float" office:value="1915791" table:style-name="ce1">
            <text:p>1915791</text:p>
          </table:table-cell>
          <table:table-cell table:style-name="ce1"/>
          <table:table-cell office:value-type="float" office:value="1767351" table:style-name="ce1">
            <text:p>1767351</text:p>
          </table:table-cell>
          <table:table-cell office:value-type="float" office:value="1770558" table:style-name="ce1">
            <text:p>1770558</text:p>
          </table:table-cell>
          <table:table-cell table:style-name="ce1"/>
          <table:table-cell office:value-type="float" office:value="1773650" table:style-name="ce1">
            <text:p>1773650</text:p>
          </table:table-cell>
          <table:table-cell office:value-type="float" office:value="1755586" table:style-name="ce1">
            <text:p>1755586</text:p>
          </table:table-cell>
          <table:table-cell office:value-type="float" office:value="1756436" table:style-name="ce1">
            <text:p>1756436</text:p>
          </table:table-cell>
          <table:table-cell office:value-type="float" office:value="1757551" table:style-name="ce1">
            <text:p>1757551</text:p>
          </table:table-cell>
          <table:table-cell table:style-name="ce1"/>
          <table:table-cell office:value-type="float" office:value="2086900" table:style-name="ce1">
            <text:p>2086900</text:p>
          </table:table-cell>
          <table:table-cell office:value-type="float" office:value="2088333" table:style-name="ce1">
            <text:p>2088333</text:p>
          </table:table-cell>
          <table:table-cell office:value-type="float" office:value="2089901" table:style-name="ce1">
            <text:p>2089901</text:p>
          </table:table-cell>
          <table:table-cell table:style-name="ce1"/>
          <table:table-cell office:value-type="float" office:value="1671756" table:style-name="ce1">
            <text:p>1671756</text:p>
          </table:table-cell>
          <table:table-cell office:value-type="float" office:value="1673943" table:style-name="ce1">
            <text:p>1673943</text:p>
          </table:table-cell>
          <table:table-cell table:style-name="ce1"/>
          <table:table-cell office:value-type="float" office:value="1676485" table:style-name="ce1">
            <text:p>1676485</text:p>
          </table:table-cell>
          <table:table-cell office:value-type="float" office:value="1795887" table:style-name="ce1">
            <text:p>1795887</text:p>
          </table:table-cell>
          <table:table-cell office:value-type="float" office:value="1796495" table:style-name="ce1">
            <text:p>1796495</text:p>
          </table:table-cell>
          <table:table-cell office:value-type="float" office:value="1798169" table:style-name="ce1">
            <text:p>1798169</text:p>
          </table:table-cell>
          <table:table-cell table:style-name="ce1"/>
          <table:table-cell office:value-type="float" office:value="1925639" table:style-name="ce1">
            <text:p>1925639</text:p>
          </table:table-cell>
          <table:table-cell office:value-type="float" office:value="1927148" table:style-name="ce1">
            <text:p>1927148</text:p>
          </table:table-cell>
          <table:table-cell table:style-name="ce1"/>
          <table:table-cell office:value-type="float" office:value="1928328" table:style-name="ce1">
            <text:p>1928328</text:p>
          </table:table-cell>
          <table:table-cell office:value-type="float" office:value="2025327" table:style-name="ce1">
            <text:p>2025327</text:p>
          </table:table-cell>
          <table:table-cell office:value-type="float" office:value="2026524" table:style-name="ce1">
            <text:p>2026524</text:p>
          </table:table-cell>
          <table:table-cell table:style-name="ce1"/>
          <table:table-cell office:value-type="float" office:value="2028551" table:style-name="ce1">
            <text:p>2028551</text:p>
          </table:table-cell>
          <table:table-cell office:value-type="float" office:value="2014656" table:style-name="ce1">
            <text:p>2014656</text:p>
          </table:table-cell>
          <table:table-cell office:value-type="float" office:value="2017938" table:style-name="ce1">
            <text:p>2017938</text:p>
          </table:table-cell>
          <table:table-cell office:value-type="float" office:value="2018940" table:style-name="ce1">
            <text:p>2018940</text:p>
          </table:table-cell>
          <table:table-cell table:style-name="ce1"/>
          <table:table-cell office:value-type="float" office:value="1733637" table:style-name="ce1">
            <text:p>1733637</text:p>
          </table:table-cell>
          <table:table-cell office:value-type="float" office:value="1734551" table:style-name="ce1">
            <text:p>1734551</text:p>
          </table:table-cell>
          <table:table-cell office:value-type="float" office:value="1735998" table:style-name="ce1">
            <text:p>1735998</text:p>
          </table:table-cell>
          <table:table-cell table:style-name="ce1"/>
          <table:table-cell office:value-type="float" office:value="1514649" table:style-name="ce1">
            <text:p>1514649</text:p>
          </table:table-cell>
          <table:table-cell office:value-type="float" office:value="1515768" table:style-name="ce1">
            <text:p>1515768</text:p>
          </table:table-cell>
          <table:table-cell table:style-name="ce1"/>
          <table:table-cell office:value-type="float" office:value="1520709" table:style-name="ce1">
            <text:p>1520709</text:p>
          </table:table-cell>
          <table:table-cell office:value-type="float" office:value="1833153" table:style-name="ce1">
            <text:p>1833153</text:p>
          </table:table-cell>
          <table:table-cell office:value-type="float" office:value="1833797" table:style-name="ce1">
            <text:p>1833797</text:p>
          </table:table-cell>
          <table:table-cell office:value-type="float" office:value="1836208" table:style-name="ce1">
            <text:p>1836208</text:p>
          </table:table-cell>
          <table:table-cell table:style-name="ce1"/>
          <table:table-cell office:value-type="float" office:value="1814949" table:style-name="ce1">
            <text:p>1814949</text:p>
          </table:table-cell>
          <table:table-cell office:value-type="float" office:value="1816782" table:style-name="ce1">
            <text:p>1816782</text:p>
          </table:table-cell>
          <table:table-cell office:value-type="float" office:value="1819989" table:style-name="ce1">
            <text:p>1819989</text:p>
          </table:table-cell>
          <table:table-cell table:style-name="ce1"/>
          <table:table-cell office:value-type="float" office:value="2101799" table:style-name="ce1">
            <text:p>2101799</text:p>
          </table:table-cell>
          <table:table-cell office:value-type="float" office:value="2102603" table:style-name="ce1">
            <text:p>2102603</text:p>
          </table:table-cell>
          <table:table-cell office:value-type="float" office:value="2103959" table:style-name="ce1">
            <text:p>2103959</text:p>
          </table:table-cell>
          <table:table-cell table:style-name="ce1"/>
          <table:table-cell office:value-type="float" office:value="1642976" table:style-name="ce1">
            <text:p>1642976</text:p>
          </table:table-cell>
          <table:table-cell office:value-type="float" office:value="1643889" table:style-name="ce1">
            <text:p>1643889</text:p>
          </table:table-cell>
          <table:table-cell table:style-name="ce1"/>
          <table:table-cell office:value-type="float" office:value="1646329" table:style-name="ce1">
            <text:p>1646329</text:p>
          </table:table-cell>
          <table:table-cell office:value-type="float" office:value="1805324" table:style-name="ce1">
            <text:p>1805324</text:p>
          </table:table-cell>
          <table:table-cell office:value-type="float" office:value="1806160" table:style-name="ce1">
            <text:p>1806160</text:p>
          </table:table-cell>
          <table:table-cell office:value-type="float" office:value="1809022" table:style-name="ce1">
            <text:p>1809022</text:p>
          </table:table-cell>
          <table:table-cell table:style-name="ce1"/>
          <table:table-cell office:value-type="float" office:value="2048773" table:style-name="ce1">
            <text:p>2048773</text:p>
          </table:table-cell>
          <table:table-cell office:value-type="float" office:value="2049626" table:style-name="ce1">
            <text:p>2049626</text:p>
          </table:table-cell>
          <table:table-cell office:value-type="float" office:value="2050804" table:style-name="ce1">
            <text:p>2050804</text:p>
          </table:table-cell>
          <table:table-cell table:style-name="ce1"/>
          <table:table-cell office:value-type="float" office:value="2000626" table:style-name="ce1">
            <text:p>2000626</text:p>
          </table:table-cell>
          <table:table-cell office:value-type="float" office:value="2001742" table:style-name="ce1">
            <text:p>2001742</text:p>
          </table:table-cell>
          <table:table-cell office:value-type="float" office:value="2002876" table:style-name="ce1">
            <text:p>2002876</text:p>
          </table:table-cell>
          <table:table-cell table:style-name="ce1"/>
          <table:table-cell office:value-type="float" office:value="1490086" table:style-name="ce1">
            <text:p>1490086</text:p>
          </table:table-cell>
          <table:table-cell office:value-type="float" office:value="1491378" table:style-name="ce1">
            <text:p>1491378</text:p>
          </table:table-cell>
          <table:table-cell office:value-type="float" office:value="1495589" table:style-name="ce1">
            <text:p>1495589</text:p>
          </table:table-cell>
          <table:table-cell table:style-name="ce1"/>
          <table:table-cell office:value-type="float" office:value="1953339" table:style-name="ce1">
            <text:p>1953339</text:p>
          </table:table-cell>
          <table:table-cell office:value-type="float" office:value="1954511" table:style-name="ce1">
            <text:p>1954511</text:p>
          </table:table-cell>
          <table:table-cell office:value-type="float" office:value="1956067" table:style-name="ce1">
            <text:p>1956067</text:p>
          </table:table-cell>
          <table:table-cell table:style-name="ce1"/>
          <table:table-cell office:value-type="float" office:value="1973224" table:style-name="ce1">
            <text:p>1973224</text:p>
          </table:table-cell>
          <table:table-cell office:value-type="float" office:value="1974943" table:style-name="ce1">
            <text:p>1974943</text:p>
          </table:table-cell>
          <table:table-cell office:value-type="float" office:value="1976655" table:style-name="ce1">
            <text:p>1976655</text:p>
          </table:table-cell>
          <table:table-cell table:style-name="ce1"/>
          <table:table-cell office:value-type="float" office:value="1461639" table:style-name="ce1">
            <text:p>1461639</text:p>
          </table:table-cell>
          <table:table-cell office:value-type="float" office:value="1463619" table:style-name="ce1">
            <text:p>1463619</text:p>
          </table:table-cell>
          <table:table-cell table:style-name="ce1"/>
          <table:table-cell office:value-type="float" office:value="1466168" table:style-name="ce1">
            <text:p>1466168</text:p>
          </table:table-cell>
          <table:table-cell office:value-type="float" office:value="1963589" table:style-name="ce1">
            <text:p>1963589</text:p>
          </table:table-cell>
          <table:table-cell office:value-type="float" office:value="1965428" table:style-name="ce1">
            <text:p>1965428</text:p>
          </table:table-cell>
          <table:table-cell table:style-name="ce1"/>
          <table:table-cell office:value-type="float" office:value="1966662" table:style-name="ce1">
            <text:p>1966662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7_231607_M01314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2:19:33</text:p>
          </table:table-cell>
          <table:table-cell office:value-type="string" table:style-name="ce1">
            <text:p>2020-11-17_23:19:33</text:p>
          </table:table-cell>
          <table:table-cell office:value-type="float" office:value="0.89" table:style-name="ce1">
            <text:p>0,89</text:p>
          </table:table-cell>
          <table:table-cell office:value-type="string" table:style-name="ce1">
            <text:p>cv</text:p>
          </table:table-cell>
          <table:table-cell office:value-type="string" table:style-name="ce1">
            <text:p>M0131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2jm3wKoqEah3TXek</text:p>
          </table:table-cell>
          <table:table-cell office:value-type="string" table:style-name="ce1">
            <text:p>https://www.testable.org/experiment/4303/294929/start?participant=M013143</text:p>
          </table:table-cell>
          <table:table-cell office:value-type="float" office:value="3394425" table:style-name="ce1">
            <text:p>3394425</text:p>
          </table:table-cell>
          <table:table-cell office:value-type="float" office:value="56.573749999999997" table:style-name="ce1">
            <text:p>56,57375</text:p>
          </table:table-cell>
          <table:table-cell office:value-type="float" office:value="1244958" table:style-name="ce1">
            <text:p>1244958</text:p>
          </table:table-cell>
          <table:table-cell office:value-type="float" office:value="1274695" table:style-name="ce1">
            <text:p>1274695</text:p>
          </table:table-cell>
          <table:table-cell office:value-type="float" office:value="550591" table:style-name="ce1">
            <text:p>550591</text:p>
          </table:table-cell>
          <table:table-cell office:value-type="float" office:value="453255" table:style-name="ce1">
            <text:p>453255</text:p>
          </table:table-cell>
          <table:table-cell office:value-type="float" office:value="1109505" table:style-name="ce1">
            <text:p>1109505</text:p>
          </table:table-cell>
          <table:table-cell office:value-type="float" office:value="339653" table:style-name="ce1">
            <text:p>339653</text:p>
          </table:table-cell>
          <table:table-cell office:value-type="float" office:value="628719" table:style-name="ce1">
            <text:p>628719</text:p>
          </table:table-cell>
          <table:table-cell office:value-type="float" office:value="1182360" table:style-name="ce1">
            <text:p>1182360</text:p>
          </table:table-cell>
          <table:table-cell office:value-type="float" office:value="926937" table:style-name="ce1">
            <text:p>926937</text:p>
          </table:table-cell>
          <table:table-cell office:value-type="float" office:value="740086" table:style-name="ce1">
            <text:p>740086</text:p>
          </table:table-cell>
          <table:table-cell office:value-type="float" office:value="819255" table:style-name="ce1">
            <text:p>819255</text:p>
          </table:table-cell>
          <table:table-cell office:value-type="float" office:value="1034394" table:style-name="ce1">
            <text:p>1034394</text:p>
          </table:table-cell>
          <table:table-cell office:value-type="float" office:value="3128189" table:style-name="ce1">
            <text:p>3128189</text:p>
          </table:table-cell>
          <table:table-cell office:value-type="float" office:value="3132445" table:style-name="ce1">
            <text:p>3132445</text:p>
          </table:table-cell>
          <table:table-cell table:style-name="ce1"/>
          <table:table-cell office:value-type="float" office:value="3135101" table:style-name="ce1">
            <text:p>3135101</text:p>
          </table:table-cell>
          <table:table-cell office:value-type="float" office:value="2980653" table:style-name="ce1">
            <text:p>2980653</text:p>
          </table:table-cell>
          <table:table-cell office:value-type="float" office:value="2981502" table:style-name="ce1">
            <text:p>2981502</text:p>
          </table:table-cell>
          <table:table-cell table:style-name="ce1"/>
          <table:table-cell office:value-type="float" office:value="2983920" table:style-name="ce1">
            <text:p>2983920</text:p>
          </table:table-cell>
          <table:table-cell office:value-type="float" office:value="2828645" table:style-name="ce1">
            <text:p>2828645</text:p>
          </table:table-cell>
          <table:table-cell office:value-type="float" office:value="2830790" table:style-name="ce1">
            <text:p>2830790</text:p>
          </table:table-cell>
          <table:table-cell office:value-type="float" office:value="2835044" table:style-name="ce1">
            <text:p>2835044</text:p>
          </table:table-cell>
          <table:table-cell table:style-name="ce1"/>
          <table:table-cell office:value-type="float" office:value="2668782" table:style-name="ce1">
            <text:p>2668782</text:p>
          </table:table-cell>
          <table:table-cell office:value-type="float" office:value="2671491" table:style-name="ce1">
            <text:p>2671491</text:p>
          </table:table-cell>
          <table:table-cell office:value-type="float" office:value="2673458" table:style-name="ce1">
            <text:p>2673458</text:p>
          </table:table-cell>
          <table:table-cell table:style-name="ce1"/>
          <table:table-cell office:value-type="float" office:value="2614003" table:style-name="ce1">
            <text:p>2614003</text:p>
          </table:table-cell>
          <table:table-cell office:value-type="float" office:value="2617171" table:style-name="ce1">
            <text:p>2617171</text:p>
          </table:table-cell>
          <table:table-cell office:value-type="float" office:value="2619193" table:style-name="ce1">
            <text:p>2619193</text:p>
          </table:table-cell>
          <table:table-cell table:style-name="ce1"/>
          <table:table-cell office:value-type="float" office:value="2691210" table:style-name="ce1">
            <text:p>2691210</text:p>
          </table:table-cell>
          <table:table-cell office:value-type="float" office:value="2692659" table:style-name="ce1">
            <text:p>2692659</text:p>
          </table:table-cell>
          <table:table-cell table:style-name="ce1"/>
          <table:table-cell office:value-type="float" office:value="2699803" table:style-name="ce1">
            <text:p>2699803</text:p>
          </table:table-cell>
          <table:table-cell office:value-type="float" office:value="3110972" table:style-name="ce1">
            <text:p>3110972</text:p>
          </table:table-cell>
          <table:table-cell office:value-type="float" office:value="3112374" table:style-name="ce1">
            <text:p>3112374</text:p>
          </table:table-cell>
          <table:table-cell office:value-type="float" office:value="3114602" table:style-name="ce1">
            <text:p>3114602</text:p>
          </table:table-cell>
          <table:table-cell table:style-name="ce1"/>
          <table:table-cell office:value-type="float" office:value="2489843" table:style-name="ce1">
            <text:p>2489843</text:p>
          </table:table-cell>
          <table:table-cell office:value-type="float" office:value="2490883" table:style-name="ce1">
            <text:p>2490883</text:p>
          </table:table-cell>
          <table:table-cell table:style-name="ce1"/>
          <table:table-cell office:value-type="float" office:value="2494308" table:style-name="ce1">
            <text:p>2494308</text:p>
          </table:table-cell>
          <table:table-cell office:value-type="float" office:value="2425245" table:style-name="ce1">
            <text:p>2425245</text:p>
          </table:table-cell>
          <table:table-cell office:value-type="float" office:value="2432367" table:style-name="ce1">
            <text:p>2432367</text:p>
          </table:table-cell>
          <table:table-cell office:value-type="float" office:value="2439358" table:style-name="ce1">
            <text:p>2439358</text:p>
          </table:table-cell>
          <table:table-cell table:style-name="ce1"/>
          <table:table-cell office:value-type="float" office:value="3373142" table:style-name="ce1">
            <text:p>3373142</text:p>
          </table:table-cell>
          <table:table-cell office:value-type="float" office:value="3374084" table:style-name="ce1">
            <text:p>3374084</text:p>
          </table:table-cell>
          <table:table-cell table:style-name="ce1"/>
          <table:table-cell office:value-type="float" office:value="3376109" table:style-name="ce1">
            <text:p>3376109</text:p>
          </table:table-cell>
          <table:table-cell office:value-type="float" office:value="3093333" table:style-name="ce1">
            <text:p>3093333</text:p>
          </table:table-cell>
          <table:table-cell office:value-type="float" office:value="3094838" table:style-name="ce1">
            <text:p>3094838</text:p>
          </table:table-cell>
          <table:table-cell table:style-name="ce1"/>
          <table:table-cell office:value-type="float" office:value="3100024" table:style-name="ce1">
            <text:p>3100024</text:p>
          </table:table-cell>
          <table:table-cell office:value-type="float" office:value="2897736" table:style-name="ce1">
            <text:p>2897736</text:p>
          </table:table-cell>
          <table:table-cell office:value-type="float" office:value="2898705" table:style-name="ce1">
            <text:p>2898705</text:p>
          </table:table-cell>
          <table:table-cell table:style-name="ce1"/>
          <table:table-cell office:value-type="float" office:value="2901333" table:style-name="ce1">
            <text:p>2901333</text:p>
          </table:table-cell>
          <table:table-cell office:value-type="float" office:value="2468916" table:style-name="ce1">
            <text:p>2468916</text:p>
          </table:table-cell>
          <table:table-cell office:value-type="float" office:value="2470488" table:style-name="ce1">
            <text:p>2470488</text:p>
          </table:table-cell>
          <table:table-cell table:style-name="ce1"/>
          <table:table-cell office:value-type="float" office:value="2476960" table:style-name="ce1">
            <text:p>2476960</text:p>
          </table:table-cell>
          <table:table-cell office:value-type="float" office:value="3215778" table:style-name="ce1">
            <text:p>3215778</text:p>
          </table:table-cell>
          <table:table-cell office:value-type="float" office:value="3218233" table:style-name="ce1">
            <text:p>3218233</text:p>
          </table:table-cell>
          <table:table-cell table:style-name="ce1"/>
          <table:table-cell office:value-type="float" office:value="3219917" table:style-name="ce1">
            <text:p>3219917</text:p>
          </table:table-cell>
          <table:table-cell office:value-type="float" office:value="2771025" table:style-name="ce1">
            <text:p>2771025</text:p>
          </table:table-cell>
          <table:table-cell office:value-type="float" office:value="2772154" table:style-name="ce1">
            <text:p>2772154</text:p>
          </table:table-cell>
          <table:table-cell table:style-name="ce1"/>
          <table:table-cell office:value-type="float" office:value="2774190" table:style-name="ce1">
            <text:p>2774190</text:p>
          </table:table-cell>
          <table:table-cell office:value-type="float" office:value="3175323" table:style-name="ce1">
            <text:p>3175323</text:p>
          </table:table-cell>
          <table:table-cell office:value-type="float" office:value="3177305" table:style-name="ce1">
            <text:p>3177305</text:p>
          </table:table-cell>
          <table:table-cell table:style-name="ce1"/>
          <table:table-cell office:value-type="float" office:value="3179111" table:style-name="ce1">
            <text:p>3179111</text:p>
          </table:table-cell>
          <table:table-cell office:value-type="float" office:value="3142371" table:style-name="ce1">
            <text:p>3142371</text:p>
          </table:table-cell>
          <table:table-cell office:value-type="float" office:value="3143978" table:style-name="ce1">
            <text:p>3143978</text:p>
          </table:table-cell>
          <table:table-cell table:style-name="ce1"/>
          <table:table-cell office:value-type="float" office:value="3145531" table:style-name="ce1">
            <text:p>3145531</text:p>
          </table:table-cell>
          <table:table-cell office:value-type="float" office:value="3151340" table:style-name="ce1">
            <text:p>3151340</text:p>
          </table:table-cell>
          <table:table-cell office:value-type="float" office:value="3152289" table:style-name="ce1">
            <text:p>3152289</text:p>
          </table:table-cell>
          <table:table-cell office:value-type="float" office:value="3154918" table:style-name="ce1">
            <text:p>3154918</text:p>
          </table:table-cell>
          <table:table-cell table:style-name="ce1"/>
          <table:table-cell office:value-type="float" office:value="2630840" table:style-name="ce1">
            <text:p>2630840</text:p>
          </table:table-cell>
          <table:table-cell office:value-type="float" office:value="2632924" table:style-name="ce1">
            <text:p>2632924</text:p>
          </table:table-cell>
          <table:table-cell office:value-type="float" office:value="2638224" table:style-name="ce1">
            <text:p>2638224</text:p>
          </table:table-cell>
          <table:table-cell table:style-name="ce1"/>
          <table:table-cell office:value-type="float" office:value="3356622" table:style-name="ce1">
            <text:p>3356622</text:p>
          </table:table-cell>
          <table:table-cell office:value-type="float" office:value="3357701" table:style-name="ce1">
            <text:p>3357701</text:p>
          </table:table-cell>
          <table:table-cell office:value-type="float" office:value="3359580" table:style-name="ce1">
            <text:p>3359580</text:p>
          </table:table-cell>
          <table:table-cell table:style-name="ce1"/>
          <table:table-cell office:value-type="float" office:value="2509405" table:style-name="ce1">
            <text:p>2509405</text:p>
          </table:table-cell>
          <table:table-cell office:value-type="float" office:value="2514831" table:style-name="ce1">
            <text:p>2514831</text:p>
          </table:table-cell>
          <table:table-cell table:style-name="ce1"/>
          <table:table-cell office:value-type="float" office:value="2519022" table:style-name="ce1">
            <text:p>2519022</text:p>
          </table:table-cell>
          <table:table-cell office:value-type="float" office:value="2925044" table:style-name="ce1">
            <text:p>2925044</text:p>
          </table:table-cell>
          <table:table-cell office:value-type="float" office:value="2926319" table:style-name="ce1">
            <text:p>2926319</text:p>
          </table:table-cell>
          <table:table-cell table:style-name="ce1"/>
          <table:table-cell office:value-type="float" office:value="2928756" table:style-name="ce1">
            <text:p>2928756</text:p>
          </table:table-cell>
          <table:table-cell office:value-type="float" office:value="3290528" table:style-name="ce1">
            <text:p>3290528</text:p>
          </table:table-cell>
          <table:table-cell office:value-type="float" office:value="3291922" table:style-name="ce1">
            <text:p>3291922</text:p>
          </table:table-cell>
          <table:table-cell table:style-name="ce1"/>
          <table:table-cell office:value-type="float" office:value="3293499" table:style-name="ce1">
            <text:p>3293499</text:p>
          </table:table-cell>
          <table:table-cell office:value-type="float" office:value="3015016" table:style-name="ce1">
            <text:p>3015016</text:p>
          </table:table-cell>
          <table:table-cell office:value-type="float" office:value="3016385" table:style-name="ce1">
            <text:p>3016385</text:p>
          </table:table-cell>
          <table:table-cell table:style-name="ce1"/>
          <table:table-cell office:value-type="float" office:value="3027864" table:style-name="ce1">
            <text:p>3027864</text:p>
          </table:table-cell>
          <table:table-cell office:value-type="float" office:value="3228217" table:style-name="ce1">
            <text:p>3228217</text:p>
          </table:table-cell>
          <table:table-cell office:value-type="float" office:value="3229605" table:style-name="ce1">
            <text:p>3229605</text:p>
          </table:table-cell>
          <table:table-cell table:style-name="ce1"/>
          <table:table-cell office:value-type="float" office:value="3232143" table:style-name="ce1">
            <text:p>3232143</text:p>
          </table:table-cell>
          <table:table-cell office:value-type="float" office:value="3243328" table:style-name="ce1">
            <text:p>3243328</text:p>
          </table:table-cell>
          <table:table-cell office:value-type="float" office:value="3244356" table:style-name="ce1">
            <text:p>3244356</text:p>
          </table:table-cell>
          <table:table-cell table:style-name="ce1"/>
          <table:table-cell office:value-type="float" office:value="3247173" table:style-name="ce1">
            <text:p>3247173</text:p>
          </table:table-cell>
          <table:table-cell office:value-type="float" office:value="2846725" table:style-name="ce1">
            <text:p>2846725</text:p>
          </table:table-cell>
          <table:table-cell office:value-type="float" office:value="2848156" table:style-name="ce1">
            <text:p>2848156</text:p>
          </table:table-cell>
          <table:table-cell table:style-name="ce1"/>
          <table:table-cell office:value-type="float" office:value="2850635" table:style-name="ce1">
            <text:p>2850635</text:p>
          </table:table-cell>
          <table:table-cell office:value-type="float" office:value="2807492" table:style-name="ce1">
            <text:p>2807492</text:p>
          </table:table-cell>
          <table:table-cell office:value-type="float" office:value="2809152" table:style-name="ce1">
            <text:p>2809152</text:p>
          </table:table-cell>
          <table:table-cell table:style-name="ce1"/>
          <table:table-cell office:value-type="float" office:value="2812275" table:style-name="ce1">
            <text:p>2812275</text:p>
          </table:table-cell>
          <table:table-cell office:value-type="float" office:value="3044440" table:style-name="ce1">
            <text:p>3044440</text:p>
          </table:table-cell>
          <table:table-cell office:value-type="float" office:value="3046000" table:style-name="ce1">
            <text:p>3046000</text:p>
          </table:table-cell>
          <table:table-cell office:value-type="float" office:value="3047677" table:style-name="ce1">
            <text:p>3047677</text:p>
          </table:table-cell>
          <table:table-cell table:style-name="ce1"/>
          <table:table-cell office:value-type="float" office:value="2993465" table:style-name="ce1">
            <text:p>2993465</text:p>
          </table:table-cell>
          <table:table-cell office:value-type="float" office:value="2995872" table:style-name="ce1">
            <text:p>2995872</text:p>
          </table:table-cell>
          <table:table-cell table:style-name="ce1"/>
          <table:table-cell office:value-type="float" office:value="2998442" table:style-name="ce1">
            <text:p>2998442</text:p>
          </table:table-cell>
          <table:table-cell office:value-type="float" office:value="2591738" table:style-name="ce1">
            <text:p>2591738</text:p>
          </table:table-cell>
          <table:table-cell office:value-type="float" office:value="2592994" table:style-name="ce1">
            <text:p>2592994</text:p>
          </table:table-cell>
          <table:table-cell office:value-type="float" office:value="2595857" table:style-name="ce1">
            <text:p>2595857</text:p>
          </table:table-cell>
          <table:table-cell table:style-name="ce1"/>
          <table:table-cell office:value-type="float" office:value="3161918" table:style-name="ce1">
            <text:p>3161918</text:p>
          </table:table-cell>
          <table:table-cell office:value-type="float" office:value="3163355" table:style-name="ce1">
            <text:p>3163355</text:p>
          </table:table-cell>
          <table:table-cell office:value-type="float" office:value="3165239" table:style-name="ce1">
            <text:p>3165239</text:p>
          </table:table-cell>
          <table:table-cell table:style-name="ce1"/>
          <table:table-cell office:value-type="float" office:value="3304363" table:style-name="ce1">
            <text:p>3304363</text:p>
          </table:table-cell>
          <table:table-cell office:value-type="float" office:value="3305915" table:style-name="ce1">
            <text:p>3305915</text:p>
          </table:table-cell>
          <table:table-cell office:value-type="float" office:value="3307559" table:style-name="ce1">
            <text:p>3307559</text:p>
          </table:table-cell>
          <table:table-cell table:style-name="ce1"/>
          <table:table-cell office:value-type="float" office:value="3335236" table:style-name="ce1">
            <text:p>3335236</text:p>
          </table:table-cell>
          <table:table-cell office:value-type="float" office:value="3336343" table:style-name="ce1">
            <text:p>3336343</text:p>
          </table:table-cell>
          <table:table-cell table:style-name="ce1"/>
          <table:table-cell office:value-type="float" office:value="3337991" table:style-name="ce1">
            <text:p>3337991</text:p>
          </table:table-cell>
          <table:table-cell office:value-type="float" office:value="3260462" table:style-name="ce1">
            <text:p>3260462</text:p>
          </table:table-cell>
          <table:table-cell office:value-type="float" office:value="3261753" table:style-name="ce1">
            <text:p>3261753</text:p>
          </table:table-cell>
          <table:table-cell office:value-type="float" office:value="3263751" table:style-name="ce1">
            <text:p>3263751</text:p>
          </table:table-cell>
          <table:table-cell table:style-name="ce1"/>
          <table:table-cell office:value-type="float" office:value="3389276" table:style-name="ce1">
            <text:p>3389276</text:p>
          </table:table-cell>
          <table:table-cell office:value-type="float" office:value="3390212" table:style-name="ce1">
            <text:p>3390212</text:p>
          </table:table-cell>
          <table:table-cell table:style-name="ce1"/>
          <table:table-cell office:value-type="float" office:value="3392325" table:style-name="ce1">
            <text:p>3392325</text:p>
          </table:table-cell>
          <table:table-cell office:value-type="float" office:value="2963076" table:style-name="ce1">
            <text:p>2963076</text:p>
          </table:table-cell>
          <table:table-cell office:value-type="float" office:value="2963663" table:style-name="ce1">
            <text:p>2963663</text:p>
          </table:table-cell>
          <table:table-cell table:style-name="ce1"/>
          <table:table-cell office:value-type="float" office:value="2972971" table:style-name="ce1">
            <text:p>2972971</text:p>
          </table:table-cell>
          <table:table-cell office:value-type="float" office:value="2750626" table:style-name="ce1">
            <text:p>2750626</text:p>
          </table:table-cell>
          <table:table-cell office:value-type="float" office:value="2755168" table:style-name="ce1">
            <text:p>2755168</text:p>
          </table:table-cell>
          <table:table-cell table:style-name="ce1"/>
          <table:table-cell office:value-type="float" office:value="2759179" table:style-name="ce1">
            <text:p>2759179</text:p>
          </table:table-cell>
          <table:table-cell office:value-type="float" office:value="2541563" table:style-name="ce1">
            <text:p>2541563</text:p>
          </table:table-cell>
          <table:table-cell office:value-type="float" office:value="2544046" table:style-name="ce1">
            <text:p>2544046</text:p>
          </table:table-cell>
          <table:table-cell office:value-type="float" office:value="2547862" table:style-name="ce1">
            <text:p>2547862</text:p>
          </table:table-cell>
          <table:table-cell table:style-name="ce1"/>
          <table:table-cell office:value-type="float" office:value="2940030" table:style-name="ce1">
            <text:p>2940030</text:p>
          </table:table-cell>
          <table:table-cell office:value-type="float" office:value="2941053" table:style-name="ce1">
            <text:p>2941053</text:p>
          </table:table-cell>
          <table:table-cell office:value-type="float" office:value="2942716" table:style-name="ce1">
            <text:p>2942716</text:p>
          </table:table-cell>
          <table:table-cell table:style-name="ce1"/>
          <table:table-cell office:value-type="float" office:value="3274530" table:style-name="ce1">
            <text:p>3274530</text:p>
          </table:table-cell>
          <table:table-cell office:value-type="float" office:value="3275754" table:style-name="ce1">
            <text:p>3275754</text:p>
          </table:table-cell>
          <table:table-cell table:style-name="ce1"/>
          <table:table-cell office:value-type="float" office:value="3278597" table:style-name="ce1">
            <text:p>3278597</text:p>
          </table:table-cell>
          <table:table-cell office:value-type="float" office:value="2785078" table:style-name="ce1">
            <text:p>2785078</text:p>
          </table:table-cell>
          <table:table-cell office:value-type="float" office:value="2787023" table:style-name="ce1">
            <text:p>2787023</text:p>
          </table:table-cell>
          <table:table-cell office:value-type="float" office:value="2789019" table:style-name="ce1">
            <text:p>2789019</text:p>
          </table:table-cell>
          <table:table-cell table:style-name="ce1"/>
          <table:table-cell office:value-type="float" office:value="2913218" table:style-name="ce1">
            <text:p>2913218</text:p>
          </table:table-cell>
          <table:table-cell office:value-type="float" office:value="2914116" table:style-name="ce1">
            <text:p>2914116</text:p>
          </table:table-cell>
          <table:table-cell table:style-name="ce1"/>
          <table:table-cell office:value-type="float" office:value="2916033" table:style-name="ce1">
            <text:p>2916033</text:p>
          </table:table-cell>
          <table:table-cell office:value-type="float" office:value="2565514" table:style-name="ce1">
            <text:p>2565514</text:p>
          </table:table-cell>
          <table:table-cell office:value-type="float" office:value="2567281" table:style-name="ce1">
            <text:p>2567281</text:p>
          </table:table-cell>
          <table:table-cell table:style-name="ce1"/>
          <table:table-cell office:value-type="float" office:value="2569323" table:style-name="ce1">
            <text:p>2569323</text:p>
          </table:table-cell>
          <table:table-cell office:value-type="float" office:value="2647245" table:style-name="ce1">
            <text:p>2647245</text:p>
          </table:table-cell>
          <table:table-cell office:value-type="float" office:value="2648800" table:style-name="ce1">
            <text:p>2648800</text:p>
          </table:table-cell>
          <table:table-cell table:style-name="ce1"/>
          <table:table-cell office:value-type="float" office:value="2650730" table:style-name="ce1">
            <text:p>2650730</text:p>
          </table:table-cell>
          <table:table-cell office:value-type="float" office:value="2869530" table:style-name="ce1">
            <text:p>2869530</text:p>
          </table:table-cell>
          <table:table-cell office:value-type="float" office:value="2871355" table:style-name="ce1">
            <text:p>2871355</text:p>
          </table:table-cell>
          <table:table-cell table:style-name="ce1"/>
          <table:table-cell office:value-type="float" office:value="2874212" table:style-name="ce1">
            <text:p>2874212</text:p>
          </table:table-cell>
          <table:table-cell office:value-type="float" office:value="3192616" table:style-name="ce1">
            <text:p>3192616</text:p>
          </table:table-cell>
          <table:table-cell office:value-type="float" office:value="3195119" table:style-name="ce1">
            <text:p>3195119</text:p>
          </table:table-cell>
          <table:table-cell office:value-type="float" office:value="3198208" table:style-name="ce1">
            <text:p>3198208</text:p>
          </table:table-cell>
          <table:table-cell table:style-name="ce1"/>
          <table:table-cell office:value-type="float" office:value="2727626" table:style-name="ce1">
            <text:p>2727626</text:p>
          </table:table-cell>
          <table:table-cell office:value-type="float" office:value="2729157" table:style-name="ce1">
            <text:p>2729157</text:p>
          </table:table-cell>
          <table:table-cell office:value-type="float" office:value="2731362" table:style-name="ce1">
            <text:p>2731362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000804_M01203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3:31:33</text:p>
          </table:table-cell>
          <table:table-cell office:value-type="string" table:style-name="ce1">
            <text:p>2020-11-18_00:31:3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12035</text:p>
          </table:table-cell>
          <table:table-cell office:value-type="string" table:style-name="ce1">
            <text:p>M01203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vszQfRhsBpLy3f2n</text:p>
          </table:table-cell>
          <table:table-cell office:value-type="string" table:style-name="ce1">
            <text:p>https://www.testable.org/experiment/4303/294929/start?participant=M012035</text:p>
          </table:table-cell>
          <table:table-cell office:value-type="float" office:value="2194445" table:style-name="ce1">
            <text:p>2194445</text:p>
          </table:table-cell>
          <table:table-cell office:value-type="float" office:value="36.574083333333" table:style-name="ce1">
            <text:p>36,57408333</text:p>
          </table:table-cell>
          <table:table-cell office:value-type="float" office:value="390905" table:style-name="ce1">
            <text:p>390905</text:p>
          </table:table-cell>
          <table:table-cell office:value-type="float" office:value="508618" table:style-name="ce1">
            <text:p>508618</text:p>
          </table:table-cell>
          <table:table-cell office:value-type="float" office:value="488001" table:style-name="ce1">
            <text:p>488001</text:p>
          </table:table-cell>
          <table:table-cell office:value-type="float" office:value="526512" table:style-name="ce1">
            <text:p>526512</text:p>
          </table:table-cell>
          <table:table-cell office:value-type="float" office:value="409515" table:style-name="ce1">
            <text:p>409515</text:p>
          </table:table-cell>
          <table:table-cell office:value-type="float" office:value="582158" table:style-name="ce1">
            <text:p>582158</text:p>
          </table:table-cell>
          <table:table-cell office:value-type="float" office:value="566616" table:style-name="ce1">
            <text:p>566616</text:p>
          </table:table-cell>
          <table:table-cell office:value-type="float" office:value="352678" table:style-name="ce1">
            <text:p>352678</text:p>
          </table:table-cell>
          <table:table-cell office:value-type="float" office:value="463265" table:style-name="ce1">
            <text:p>463265</text:p>
          </table:table-cell>
          <table:table-cell office:value-type="float" office:value="605222" table:style-name="ce1">
            <text:p>605222</text:p>
          </table:table-cell>
          <table:table-cell office:value-type="float" office:value="436016" table:style-name="ce1">
            <text:p>436016</text:p>
          </table:table-cell>
          <table:table-cell office:value-type="float" office:value="548496" table:style-name="ce1">
            <text:p>548496</text:p>
          </table:table-cell>
          <table:table-cell office:value-type="float" office:value="2136809" table:style-name="ce1">
            <text:p>2136809</text:p>
          </table:table-cell>
          <table:table-cell office:value-type="float" office:value="2138029" table:style-name="ce1">
            <text:p>2138029</text:p>
          </table:table-cell>
          <table:table-cell office:value-type="float" office:value="2140208" table:style-name="ce1">
            <text:p>2140208</text:p>
          </table:table-cell>
          <table:table-cell table:style-name="ce1"/>
          <table:table-cell office:value-type="float" office:value="1812148" table:style-name="ce1">
            <text:p>1812148</text:p>
          </table:table-cell>
          <table:table-cell office:value-type="float" office:value="1813387" table:style-name="ce1">
            <text:p>1813387</text:p>
          </table:table-cell>
          <table:table-cell office:value-type="float" office:value="1815434" table:style-name="ce1">
            <text:p>1815434</text:p>
          </table:table-cell>
          <table:table-cell table:style-name="ce1"/>
          <table:table-cell office:value-type="float" office:value="1672666" table:style-name="ce1">
            <text:p>1672666</text:p>
          </table:table-cell>
          <table:table-cell office:value-type="float" office:value="1673685" table:style-name="ce1">
            <text:p>1673685</text:p>
          </table:table-cell>
          <table:table-cell table:style-name="ce1"/>
          <table:table-cell office:value-type="float" office:value="1676447" table:style-name="ce1">
            <text:p>1676447</text:p>
          </table:table-cell>
          <table:table-cell office:value-type="float" office:value="2175438" table:style-name="ce1">
            <text:p>2175438</text:p>
          </table:table-cell>
          <table:table-cell office:value-type="float" office:value="2176414" table:style-name="ce1">
            <text:p>2176414</text:p>
          </table:table-cell>
          <table:table-cell office:value-type="float" office:value="2178702" table:style-name="ce1">
            <text:p>2178702</text:p>
          </table:table-cell>
          <table:table-cell table:style-name="ce1"/>
          <table:table-cell office:value-type="float" office:value="2124299" table:style-name="ce1">
            <text:p>2124299</text:p>
          </table:table-cell>
          <table:table-cell office:value-type="float" office:value="2125274" table:style-name="ce1">
            <text:p>2125274</text:p>
          </table:table-cell>
          <table:table-cell office:value-type="float" office:value="2129273" table:style-name="ce1">
            <text:p>2129273</text:p>
          </table:table-cell>
          <table:table-cell table:style-name="ce1"/>
          <table:table-cell office:value-type="float" office:value="2056915" table:style-name="ce1">
            <text:p>2056915</text:p>
          </table:table-cell>
          <table:table-cell office:value-type="float" office:value="2058028" table:style-name="ce1">
            <text:p>2058028</text:p>
          </table:table-cell>
          <table:table-cell office:value-type="float" office:value="2060047" table:style-name="ce1">
            <text:p>2060047</text:p>
          </table:table-cell>
          <table:table-cell table:style-name="ce1"/>
          <table:table-cell office:value-type="float" office:value="1534228" table:style-name="ce1">
            <text:p>1534228</text:p>
          </table:table-cell>
          <table:table-cell office:value-type="float" office:value="1535369" table:style-name="ce1">
            <text:p>1535369</text:p>
          </table:table-cell>
          <table:table-cell table:style-name="ce1"/>
          <table:table-cell office:value-type="float" office:value="1538670" table:style-name="ce1">
            <text:p>1538670</text:p>
          </table:table-cell>
          <table:table-cell office:value-type="float" office:value="1759158" table:style-name="ce1">
            <text:p>1759158</text:p>
          </table:table-cell>
          <table:table-cell office:value-type="float" office:value="1761031" table:style-name="ce1">
            <text:p>1761031</text:p>
          </table:table-cell>
          <table:table-cell table:style-name="ce1"/>
          <table:table-cell office:value-type="float" office:value="1763441" table:style-name="ce1">
            <text:p>1763441</text:p>
          </table:table-cell>
          <table:table-cell office:value-type="float" office:value="1604192" table:style-name="ce1">
            <text:p>1604192</text:p>
          </table:table-cell>
          <table:table-cell office:value-type="float" office:value="1605912" table:style-name="ce1">
            <text:p>1605912</text:p>
          </table:table-cell>
          <table:table-cell office:value-type="float" office:value="1609434" table:style-name="ce1">
            <text:p>1609434</text:p>
          </table:table-cell>
          <table:table-cell table:style-name="ce1"/>
          <table:table-cell office:value-type="float" office:value="2162227" table:style-name="ce1">
            <text:p>2162227</text:p>
          </table:table-cell>
          <table:table-cell office:value-type="float" office:value="2163186" table:style-name="ce1">
            <text:p>2163186</text:p>
          </table:table-cell>
          <table:table-cell office:value-type="float" office:value="2166659" table:style-name="ce1">
            <text:p>2166659</text:p>
          </table:table-cell>
          <table:table-cell table:style-name="ce1"/>
          <table:table-cell office:value-type="float" office:value="2010232" table:style-name="ce1">
            <text:p>2010232</text:p>
          </table:table-cell>
          <table:table-cell office:value-type="float" office:value="2011325" table:style-name="ce1">
            <text:p>2011325</text:p>
          </table:table-cell>
          <table:table-cell office:value-type="float" office:value="2013358" table:style-name="ce1">
            <text:p>2013358</text:p>
          </table:table-cell>
          <table:table-cell table:style-name="ce1"/>
          <table:table-cell office:value-type="float" office:value="2100501" table:style-name="ce1">
            <text:p>2100501</text:p>
          </table:table-cell>
          <table:table-cell office:value-type="float" office:value="2102005" table:style-name="ce1">
            <text:p>2102005</text:p>
          </table:table-cell>
          <table:table-cell office:value-type="float" office:value="2104994" table:style-name="ce1">
            <text:p>2104994</text:p>
          </table:table-cell>
          <table:table-cell table:style-name="ce1"/>
          <table:table-cell office:value-type="float" office:value="1519409" table:style-name="ce1">
            <text:p>1519409</text:p>
          </table:table-cell>
          <table:table-cell office:value-type="float" office:value="1520523" table:style-name="ce1">
            <text:p>1520523</text:p>
          </table:table-cell>
          <table:table-cell table:style-name="ce1"/>
          <table:table-cell office:value-type="float" office:value="1524861" table:style-name="ce1">
            <text:p>1524861</text:p>
          </table:table-cell>
          <table:table-cell office:value-type="float" office:value="2039867" table:style-name="ce1">
            <text:p>2039867</text:p>
          </table:table-cell>
          <table:table-cell office:value-type="float" office:value="2041460" table:style-name="ce1">
            <text:p>2041460</text:p>
          </table:table-cell>
          <table:table-cell office:value-type="float" office:value="2045021" table:style-name="ce1">
            <text:p>2045021</text:p>
          </table:table-cell>
          <table:table-cell table:style-name="ce1"/>
          <table:table-cell office:value-type="float" office:value="1914671" table:style-name="ce1">
            <text:p>1914671</text:p>
          </table:table-cell>
          <table:table-cell office:value-type="float" office:value="1915828" table:style-name="ce1">
            <text:p>1915828</text:p>
          </table:table-cell>
          <table:table-cell office:value-type="float" office:value="1918666" table:style-name="ce1">
            <text:p>1918666</text:p>
          </table:table-cell>
          <table:table-cell table:style-name="ce1"/>
          <table:table-cell office:value-type="float" office:value="1728281" table:style-name="ce1">
            <text:p>1728281</text:p>
          </table:table-cell>
          <table:table-cell office:value-type="float" office:value="1730248" table:style-name="ce1">
            <text:p>1730248</text:p>
          </table:table-cell>
          <table:table-cell table:style-name="ce1"/>
          <table:table-cell office:value-type="float" office:value="1734298" table:style-name="ce1">
            <text:p>1734298</text:p>
          </table:table-cell>
          <table:table-cell office:value-type="float" office:value="1994906" table:style-name="ce1">
            <text:p>1994906</text:p>
          </table:table-cell>
          <table:table-cell office:value-type="float" office:value="1995891" table:style-name="ce1">
            <text:p>1995891</text:p>
          </table:table-cell>
          <table:table-cell office:value-type="float" office:value="1998316" table:style-name="ce1">
            <text:p>1998316</text:p>
          </table:table-cell>
          <table:table-cell table:style-name="ce1"/>
          <table:table-cell office:value-type="float" office:value="1821019" table:style-name="ce1">
            <text:p>1821019</text:p>
          </table:table-cell>
          <table:table-cell office:value-type="float" office:value="1822255" table:style-name="ce1">
            <text:p>1822255</text:p>
          </table:table-cell>
          <table:table-cell office:value-type="float" office:value="1828529" table:style-name="ce1">
            <text:p>1828529</text:p>
          </table:table-cell>
          <table:table-cell table:style-name="ce1"/>
          <table:table-cell office:value-type="float" office:value="1687168" table:style-name="ce1">
            <text:p>1687168</text:p>
          </table:table-cell>
          <table:table-cell office:value-type="float" office:value="1688914" table:style-name="ce1">
            <text:p>1688914</text:p>
          </table:table-cell>
          <table:table-cell office:value-type="float" office:value="1691012" table:style-name="ce1">
            <text:p>1691012</text:p>
          </table:table-cell>
          <table:table-cell table:style-name="ce1"/>
          <table:table-cell office:value-type="float" office:value="1968716" table:style-name="ce1">
            <text:p>1968716</text:p>
          </table:table-cell>
          <table:table-cell office:value-type="float" office:value="1969858" table:style-name="ce1">
            <text:p>1969858</text:p>
          </table:table-cell>
          <table:table-cell office:value-type="float" office:value="1975245" table:style-name="ce1">
            <text:p>1975245</text:p>
          </table:table-cell>
          <table:table-cell table:style-name="ce1"/>
          <table:table-cell office:value-type="float" office:value="2185794" table:style-name="ce1">
            <text:p>2185794</text:p>
          </table:table-cell>
          <table:table-cell office:value-type="float" office:value="2186871" table:style-name="ce1">
            <text:p>2186871</text:p>
          </table:table-cell>
          <table:table-cell office:value-type="float" office:value="2190677" table:style-name="ce1">
            <text:p>2190677</text:p>
          </table:table-cell>
          <table:table-cell table:style-name="ce1"/>
          <table:table-cell office:value-type="float" office:value="1588257" table:style-name="ce1">
            <text:p>1588257</text:p>
          </table:table-cell>
          <table:table-cell office:value-type="float" office:value="1589961" table:style-name="ce1">
            <text:p>1589961</text:p>
          </table:table-cell>
          <table:table-cell table:style-name="ce1"/>
          <table:table-cell office:value-type="float" office:value="1596242" table:style-name="ce1">
            <text:p>1596242</text:p>
          </table:table-cell>
          <table:table-cell office:value-type="float" office:value="1429916" table:style-name="ce1">
            <text:p>1429916</text:p>
          </table:table-cell>
          <table:table-cell office:value-type="float" office:value="1432372" table:style-name="ce1">
            <text:p>1432372</text:p>
          </table:table-cell>
          <table:table-cell table:style-name="ce1"/>
          <table:table-cell office:value-type="float" office:value="1436173" table:style-name="ce1">
            <text:p>1436173</text:p>
          </table:table-cell>
          <table:table-cell office:value-type="float" office:value="2112014" table:style-name="ce1">
            <text:p>2112014</text:p>
          </table:table-cell>
          <table:table-cell office:value-type="float" office:value="2115633" table:style-name="ce1">
            <text:p>2115633</text:p>
          </table:table-cell>
          <table:table-cell office:value-type="float" office:value="2118247" table:style-name="ce1">
            <text:p>2118247</text:p>
          </table:table-cell>
          <table:table-cell table:style-name="ce1"/>
          <table:table-cell office:value-type="float" office:value="1834200" table:style-name="ce1">
            <text:p>1834200</text:p>
          </table:table-cell>
          <table:table-cell office:value-type="float" office:value="1835096" table:style-name="ce1">
            <text:p>1835096</text:p>
          </table:table-cell>
          <table:table-cell office:value-type="float" office:value="1837416" table:style-name="ce1">
            <text:p>1837416</text:p>
          </table:table-cell>
          <table:table-cell table:style-name="ce1"/>
          <table:table-cell office:value-type="float" office:value="1565765" table:style-name="ce1">
            <text:p>1565765</text:p>
          </table:table-cell>
          <table:table-cell office:value-type="float" office:value="1566971" table:style-name="ce1">
            <text:p>1566971</text:p>
          </table:table-cell>
          <table:table-cell table:style-name="ce1"/>
          <table:table-cell office:value-type="float" office:value="1571856" table:style-name="ce1">
            <text:p>1571856</text:p>
          </table:table-cell>
          <table:table-cell office:value-type="float" office:value="1856801" table:style-name="ce1">
            <text:p>1856801</text:p>
          </table:table-cell>
          <table:table-cell office:value-type="float" office:value="1857645" table:style-name="ce1">
            <text:p>1857645</text:p>
          </table:table-cell>
          <table:table-cell office:value-type="float" office:value="1861559" table:style-name="ce1">
            <text:p>1861559</text:p>
          </table:table-cell>
          <table:table-cell table:style-name="ce1"/>
          <table:table-cell office:value-type="float" office:value="1983991" table:style-name="ce1">
            <text:p>1983991</text:p>
          </table:table-cell>
          <table:table-cell office:value-type="float" office:value="1985442" table:style-name="ce1">
            <text:p>1985442</text:p>
          </table:table-cell>
          <table:table-cell office:value-type="float" office:value="1987960" table:style-name="ce1">
            <text:p>1987960</text:p>
          </table:table-cell>
          <table:table-cell table:style-name="ce1"/>
          <table:table-cell office:value-type="float" office:value="1799526" table:style-name="ce1">
            <text:p>1799526</text:p>
          </table:table-cell>
          <table:table-cell office:value-type="float" office:value="1800563" table:style-name="ce1">
            <text:p>1800563</text:p>
          </table:table-cell>
          <table:table-cell office:value-type="float" office:value="1802819" table:style-name="ce1">
            <text:p>1802819</text:p>
          </table:table-cell>
          <table:table-cell table:style-name="ce1"/>
          <table:table-cell office:value-type="float" office:value="1626770" table:style-name="ce1">
            <text:p>1626770</text:p>
          </table:table-cell>
          <table:table-cell office:value-type="float" office:value="1627880" table:style-name="ce1">
            <text:p>1627880</text:p>
          </table:table-cell>
          <table:table-cell table:style-name="ce1"/>
          <table:table-cell office:value-type="float" office:value="1630608" table:style-name="ce1">
            <text:p>1630608</text:p>
          </table:table-cell>
          <table:table-cell office:value-type="float" office:value="2080350" table:style-name="ce1">
            <text:p>2080350</text:p>
          </table:table-cell>
          <table:table-cell office:value-type="float" office:value="2082228" table:style-name="ce1">
            <text:p>2082228</text:p>
          </table:table-cell>
          <table:table-cell office:value-type="float" office:value="2085994" table:style-name="ce1">
            <text:p>2085994</text:p>
          </table:table-cell>
          <table:table-cell table:style-name="ce1"/>
          <table:table-cell office:value-type="float" office:value="1875073" table:style-name="ce1">
            <text:p>1875073</text:p>
          </table:table-cell>
          <table:table-cell office:value-type="float" office:value="1876527" table:style-name="ce1">
            <text:p>1876527</text:p>
          </table:table-cell>
          <table:table-cell office:value-type="float" office:value="1880100" table:style-name="ce1">
            <text:p>1880100</text:p>
          </table:table-cell>
          <table:table-cell table:style-name="ce1"/>
          <table:table-cell office:value-type="float" office:value="1845882" table:style-name="ce1">
            <text:p>1845882</text:p>
          </table:table-cell>
          <table:table-cell office:value-type="float" office:value="1847324" table:style-name="ce1">
            <text:p>1847324</text:p>
          </table:table-cell>
          <table:table-cell office:value-type="float" office:value="1849896" table:style-name="ce1">
            <text:p>1849896</text:p>
          </table:table-cell>
          <table:table-cell table:style-name="ce1"/>
          <table:table-cell office:value-type="float" office:value="1938859" table:style-name="ce1">
            <text:p>1938859</text:p>
          </table:table-cell>
          <table:table-cell office:value-type="float" office:value="1940021" table:style-name="ce1">
            <text:p>1940021</text:p>
          </table:table-cell>
          <table:table-cell office:value-type="float" office:value="1944485" table:style-name="ce1">
            <text:p>1944485</text:p>
          </table:table-cell>
          <table:table-cell table:style-name="ce1"/>
          <table:table-cell office:value-type="float" office:value="2146967" table:style-name="ce1">
            <text:p>2146967</text:p>
          </table:table-cell>
          <table:table-cell office:value-type="float" office:value="2147921" table:style-name="ce1">
            <text:p>2147921</text:p>
          </table:table-cell>
          <table:table-cell office:value-type="float" office:value="2151238" table:style-name="ce1">
            <text:p>2151238</text:p>
          </table:table-cell>
          <table:table-cell table:style-name="ce1"/>
          <table:table-cell office:value-type="float" office:value="1716468" table:style-name="ce1">
            <text:p>1716468</text:p>
          </table:table-cell>
          <table:table-cell office:value-type="float" office:value="1718748" table:style-name="ce1">
            <text:p>1718748</text:p>
          </table:table-cell>
          <table:table-cell table:style-name="ce1"/>
          <table:table-cell office:value-type="float" office:value="1721384" table:style-name="ce1">
            <text:p>1721384</text:p>
          </table:table-cell>
          <table:table-cell office:value-type="float" office:value="2067828" table:style-name="ce1">
            <text:p>2067828</text:p>
          </table:table-cell>
          <table:table-cell office:value-type="float" office:value="2068784" table:style-name="ce1">
            <text:p>2068784</text:p>
          </table:table-cell>
          <table:table-cell office:value-type="float" office:value="2071207" table:style-name="ce1">
            <text:p>2071207</text:p>
          </table:table-cell>
          <table:table-cell table:style-name="ce1"/>
          <table:table-cell office:value-type="float" office:value="1953161" table:style-name="ce1">
            <text:p>1953161</text:p>
          </table:table-cell>
          <table:table-cell office:value-type="float" office:value="1954446" table:style-name="ce1">
            <text:p>1954446</text:p>
          </table:table-cell>
          <table:table-cell office:value-type="float" office:value="1956793" table:style-name="ce1">
            <text:p>1956793</text:p>
          </table:table-cell>
          <table:table-cell table:style-name="ce1"/>
          <table:table-cell office:value-type="float" office:value="1455689" table:style-name="ce1">
            <text:p>1455689</text:p>
          </table:table-cell>
          <table:table-cell office:value-type="float" office:value="1455901" table:style-name="ce1">
            <text:p>1455901</text:p>
          </table:table-cell>
          <table:table-cell office:value-type="float" office:value="1469429" table:style-name="ce1">
            <text:p>1469429</text:p>
          </table:table-cell>
          <table:table-cell table:style-name="ce1"/>
          <table:table-cell office:value-type="float" office:value="1500891" table:style-name="ce1">
            <text:p>1500891</text:p>
          </table:table-cell>
          <table:table-cell office:value-type="float" office:value="1508533" table:style-name="ce1">
            <text:p>1508533</text:p>
          </table:table-cell>
          <table:table-cell table:style-name="ce1"/>
          <table:table-cell office:value-type="float" office:value="1511169" table:style-name="ce1">
            <text:p>1511169</text:p>
          </table:table-cell>
          <table:table-cell office:value-type="float" office:value="1546686" table:style-name="ce1">
            <text:p>1546686</text:p>
          </table:table-cell>
          <table:table-cell office:value-type="float" office:value="1547717" table:style-name="ce1">
            <text:p>1547717</text:p>
          </table:table-cell>
          <table:table-cell table:style-name="ce1"/>
          <table:table-cell office:value-type="float" office:value="1550378" table:style-name="ce1">
            <text:p>1550378</text:p>
          </table:table-cell>
          <table:table-cell office:value-type="float" office:value="2028217" table:style-name="ce1">
            <text:p>2028217</text:p>
          </table:table-cell>
          <table:table-cell office:value-type="float" office:value="2029434" table:style-name="ce1">
            <text:p>2029434</text:p>
          </table:table-cell>
          <table:table-cell office:value-type="float" office:value="2032118" table:style-name="ce1">
            <text:p>2032118</text:p>
          </table:table-cell>
          <table:table-cell table:style-name="ce1"/>
          <table:table-cell office:value-type="float" office:value="1655283" table:style-name="ce1">
            <text:p>1655283</text:p>
          </table:table-cell>
          <table:table-cell office:value-type="float" office:value="1656895" table:style-name="ce1">
            <text:p>1656895</text:p>
          </table:table-cell>
          <table:table-cell table:style-name="ce1"/>
          <table:table-cell office:value-type="float" office:value="1660525" table:style-name="ce1">
            <text:p>1660525</text:p>
          </table:table-cell>
          <table:table-cell office:value-type="float" office:value="1747292" table:style-name="ce1">
            <text:p>1747292</text:p>
          </table:table-cell>
          <table:table-cell office:value-type="float" office:value="1748327" table:style-name="ce1">
            <text:p>1748327</text:p>
          </table:table-cell>
          <table:table-cell table:style-name="ce1"/>
          <table:table-cell office:value-type="float" office:value="1751298" table:style-name="ce1">
            <text:p>1751298</text:p>
          </table:table-cell>
          <table:table-cell office:value-type="float" office:value="1900586" table:style-name="ce1">
            <text:p>1900586</text:p>
          </table:table-cell>
          <table:table-cell office:value-type="float" office:value="1901638" table:style-name="ce1">
            <text:p>1901638</text:p>
          </table:table-cell>
          <table:table-cell office:value-type="float" office:value="1905194" table:style-name="ce1">
            <text:p>1905194</text:p>
          </table:table-cell>
          <table:table-cell table:style-name="ce1"/>
          <table:table-cell office:value-type="float" office:value="1777253" table:style-name="ce1">
            <text:p>1777253</text:p>
          </table:table-cell>
          <table:table-cell office:value-type="float" office:value="1778338" table:style-name="ce1">
            <text:p>1778338</text:p>
          </table:table-cell>
          <table:table-cell office:value-type="float" office:value="1780948" table:style-name="ce1">
            <text:p>1780948</text:p>
          </table:table-cell>
          <table:table-cell table:style-name="ce1"/>
          <table:table-cell office:value-type="float" office:value="1486216" table:style-name="ce1">
            <text:p>1486216</text:p>
          </table:table-cell>
          <table:table-cell office:value-type="float" office:value="1488296" table:style-name="ce1">
            <text:p>1488296</text:p>
          </table:table-cell>
          <table:table-cell table:style-name="ce1"/>
          <table:table-cell office:value-type="float" office:value="1491065" table:style-name="ce1">
            <text:p>1491065</text:p>
          </table:table-cell>
          <table:table-cell office:value-type="float" office:value="1889606" table:style-name="ce1">
            <text:p>1889606</text:p>
          </table:table-cell>
          <table:table-cell office:value-type="float" office:value="1890656" table:style-name="ce1">
            <text:p>1890656</text:p>
          </table:table-cell>
          <table:table-cell office:value-type="float" office:value="1894723" table:style-name="ce1">
            <text:p>1894723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004924_M09853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3:38:24</text:p>
          </table:table-cell>
          <table:table-cell office:value-type="string" table:style-name="ce1">
            <text:p>2020-11-18_00:38:24</text:p>
          </table:table-cell>
          <table:table-cell office:value-type="float" office:value="0.69" table:style-name="ce1">
            <text:p>0,69</text:p>
          </table:table-cell>
          <table:table-cell office:value-type="string" table:style-name="ce1">
            <text:p>Charles La</text:p>
          </table:table-cell>
          <table:table-cell office:value-type="string" table:style-name="ce1">
            <text:p>M09853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7YsEpp2MNeZKrzIc</text:p>
          </table:table-cell>
          <table:table-cell office:value-type="string" table:style-name="ce1">
            <text:p>https://www.testable.org/experiment/4303/294929/start?participant=M098533</text:p>
          </table:table-cell>
          <table:table-cell office:value-type="float" office:value="4263623" table:style-name="ce1">
            <text:p>4263623</text:p>
          </table:table-cell>
          <table:table-cell office:value-type="float" office:value="71.060383333332993" table:style-name="ce1">
            <text:p>71,06038333</text:p>
          </table:table-cell>
          <table:table-cell office:value-type="float" office:value="736952" table:style-name="ce1">
            <text:p>736952</text:p>
          </table:table-cell>
          <table:table-cell office:value-type="float" office:value="1567341" table:style-name="ce1">
            <text:p>1567341</text:p>
          </table:table-cell>
          <table:table-cell office:value-type="float" office:value="1656477" table:style-name="ce1">
            <text:p>1656477</text:p>
          </table:table-cell>
          <table:table-cell office:value-type="float" office:value="1270286" table:style-name="ce1">
            <text:p>1270286</text:p>
          </table:table-cell>
          <table:table-cell office:value-type="float" office:value="857936" table:style-name="ce1">
            <text:p>857936</text:p>
          </table:table-cell>
          <table:table-cell office:value-type="float" office:value="1180895" table:style-name="ce1">
            <text:p>1180895</text:p>
          </table:table-cell>
          <table:table-cell office:value-type="float" office:value="995799" table:style-name="ce1">
            <text:p>995799</text:p>
          </table:table-cell>
          <table:table-cell office:value-type="float" office:value="1485541" table:style-name="ce1">
            <text:p>1485541</text:p>
          </table:table-cell>
          <table:table-cell office:value-type="float" office:value="633739" table:style-name="ce1">
            <text:p>633739</text:p>
          </table:table-cell>
          <table:table-cell office:value-type="float" office:value="1756917" table:style-name="ce1">
            <text:p>1756917</text:p>
          </table:table-cell>
          <table:table-cell office:value-type="float" office:value="1091783" table:style-name="ce1">
            <text:p>1091783</text:p>
          </table:table-cell>
          <table:table-cell office:value-type="float" office:value="1370846" table:style-name="ce1">
            <text:p>1370846</text:p>
          </table:table-cell>
          <table:table-cell office:value-type="float" office:value="3907574" table:style-name="ce1">
            <text:p>3907574</text:p>
          </table:table-cell>
          <table:table-cell office:value-type="float" office:value="3910281" table:style-name="ce1">
            <text:p>3910281</text:p>
          </table:table-cell>
          <table:table-cell office:value-type="float" office:value="3913053" table:style-name="ce1">
            <text:p>3913053</text:p>
          </table:table-cell>
          <table:table-cell table:style-name="ce1"/>
          <table:table-cell office:value-type="float" office:value="3350667" table:style-name="ce1">
            <text:p>3350667</text:p>
          </table:table-cell>
          <table:table-cell office:value-type="float" office:value="3351939" table:style-name="ce1">
            <text:p>3351939</text:p>
          </table:table-cell>
          <table:table-cell office:value-type="float" office:value="3356319" table:style-name="ce1">
            <text:p>3356319</text:p>
          </table:table-cell>
          <table:table-cell table:style-name="ce1"/>
          <table:table-cell office:value-type="float" office:value="4073522" table:style-name="ce1">
            <text:p>4073522</text:p>
          </table:table-cell>
          <table:table-cell office:value-type="float" office:value="4074232" table:style-name="ce1">
            <text:p>4074232</text:p>
          </table:table-cell>
          <table:table-cell office:value-type="float" office:value="4078078" table:style-name="ce1">
            <text:p>4078078</text:p>
          </table:table-cell>
          <table:table-cell table:style-name="ce1"/>
          <table:table-cell office:value-type="float" office:value="3765962" table:style-name="ce1">
            <text:p>3765962</text:p>
          </table:table-cell>
          <table:table-cell office:value-type="float" office:value="3767394" table:style-name="ce1">
            <text:p>3767394</text:p>
          </table:table-cell>
          <table:table-cell office:value-type="float" office:value="3770287" table:style-name="ce1">
            <text:p>3770287</text:p>
          </table:table-cell>
          <table:table-cell table:style-name="ce1"/>
          <table:table-cell office:value-type="float" office:value="3557403" table:style-name="ce1">
            <text:p>3557403</text:p>
          </table:table-cell>
          <table:table-cell office:value-type="float" office:value="3559050" table:style-name="ce1">
            <text:p>3559050</text:p>
          </table:table-cell>
          <table:table-cell office:value-type="float" office:value="3560974" table:style-name="ce1">
            <text:p>3560974</text:p>
          </table:table-cell>
          <table:table-cell table:style-name="ce1"/>
          <table:table-cell office:value-type="float" office:value="3693650" table:style-name="ce1">
            <text:p>3693650</text:p>
          </table:table-cell>
          <table:table-cell office:value-type="float" office:value="3694594" table:style-name="ce1">
            <text:p>3694594</text:p>
          </table:table-cell>
          <table:table-cell office:value-type="float" office:value="3697150" table:style-name="ce1">
            <text:p>3697150</text:p>
          </table:table-cell>
          <table:table-cell table:style-name="ce1"/>
          <table:table-cell office:value-type="float" office:value="3929665" table:style-name="ce1">
            <text:p>3929665</text:p>
          </table:table-cell>
          <table:table-cell office:value-type="float" office:value="3930657" table:style-name="ce1">
            <text:p>3930657</text:p>
          </table:table-cell>
          <table:table-cell office:value-type="float" office:value="3932974" table:style-name="ce1">
            <text:p>3932974</text:p>
          </table:table-cell>
          <table:table-cell table:style-name="ce1"/>
          <table:table-cell office:value-type="float" office:value="3313427" table:style-name="ce1">
            <text:p>3313427</text:p>
          </table:table-cell>
          <table:table-cell office:value-type="float" office:value="3315845" table:style-name="ce1">
            <text:p>3315845</text:p>
          </table:table-cell>
          <table:table-cell table:style-name="ce1"/>
          <table:table-cell office:value-type="float" office:value="3321120" table:style-name="ce1">
            <text:p>3321120</text:p>
          </table:table-cell>
          <table:table-cell office:value-type="float" office:value="3890499" table:style-name="ce1">
            <text:p>3890499</text:p>
          </table:table-cell>
          <table:table-cell office:value-type="float" office:value="3892433" table:style-name="ce1">
            <text:p>3892433</text:p>
          </table:table-cell>
          <table:table-cell office:value-type="float" office:value="3895552" table:style-name="ce1">
            <text:p>3895552</text:p>
          </table:table-cell>
          <table:table-cell table:style-name="ce1"/>
          <table:table-cell office:value-type="float" office:value="4198337" table:style-name="ce1">
            <text:p>4198337</text:p>
          </table:table-cell>
          <table:table-cell office:value-type="float" office:value="4199152" table:style-name="ce1">
            <text:p>4199152</text:p>
          </table:table-cell>
          <table:table-cell office:value-type="float" office:value="4202325" table:style-name="ce1">
            <text:p>4202325</text:p>
          </table:table-cell>
          <table:table-cell table:style-name="ce1"/>
          <table:table-cell office:value-type="float" office:value="4092185" table:style-name="ce1">
            <text:p>4092185</text:p>
          </table:table-cell>
          <table:table-cell office:value-type="float" office:value="4092801" table:style-name="ce1">
            <text:p>4092801</text:p>
          </table:table-cell>
          <table:table-cell office:value-type="float" office:value="4095470" table:style-name="ce1">
            <text:p>4095470</text:p>
          </table:table-cell>
          <table:table-cell table:style-name="ce1"/>
          <table:table-cell office:value-type="float" office:value="3780898" table:style-name="ce1">
            <text:p>3780898</text:p>
          </table:table-cell>
          <table:table-cell office:value-type="float" office:value="3782587" table:style-name="ce1">
            <text:p>3782587</text:p>
          </table:table-cell>
          <table:table-cell table:style-name="ce1"/>
          <table:table-cell office:value-type="float" office:value="3790469" table:style-name="ce1">
            <text:p>3790469</text:p>
          </table:table-cell>
          <table:table-cell office:value-type="float" office:value="4006978" table:style-name="ce1">
            <text:p>4006978</text:p>
          </table:table-cell>
          <table:table-cell office:value-type="float" office:value="4007841" table:style-name="ce1">
            <text:p>4007841</text:p>
          </table:table-cell>
          <table:table-cell office:value-type="float" office:value="4011038" table:style-name="ce1">
            <text:p>4011038</text:p>
          </table:table-cell>
          <table:table-cell table:style-name="ce1"/>
          <table:table-cell office:value-type="float" office:value="3541042" table:style-name="ce1">
            <text:p>3541042</text:p>
          </table:table-cell>
          <table:table-cell office:value-type="float" office:value="3542731" table:style-name="ce1">
            <text:p>3542731</text:p>
          </table:table-cell>
          <table:table-cell office:value-type="float" office:value="3545215" table:style-name="ce1">
            <text:p>3545215</text:p>
          </table:table-cell>
          <table:table-cell table:style-name="ce1"/>
          <table:table-cell office:value-type="float" office:value="4168296" table:style-name="ce1">
            <text:p>4168296</text:p>
          </table:table-cell>
          <table:table-cell office:value-type="float" office:value="4169112" table:style-name="ce1">
            <text:p>4169112</text:p>
          </table:table-cell>
          <table:table-cell office:value-type="float" office:value="4171363" table:style-name="ce1">
            <text:p>4171363</text:p>
          </table:table-cell>
          <table:table-cell table:style-name="ce1"/>
          <table:table-cell office:value-type="float" office:value="3665610" table:style-name="ce1">
            <text:p>3665610</text:p>
          </table:table-cell>
          <table:table-cell office:value-type="float" office:value="3666443" table:style-name="ce1">
            <text:p>3666443</text:p>
          </table:table-cell>
          <table:table-cell office:value-type="float" office:value="3669983" table:style-name="ce1">
            <text:p>3669983</text:p>
          </table:table-cell>
          <table:table-cell table:style-name="ce1"/>
          <table:table-cell office:value-type="float" office:value="3969643" table:style-name="ce1">
            <text:p>3969643</text:p>
          </table:table-cell>
          <table:table-cell office:value-type="float" office:value="3976601" table:style-name="ce1">
            <text:p>3976601</text:p>
          </table:table-cell>
          <table:table-cell office:value-type="float" office:value="3979151" table:style-name="ce1">
            <text:p>3979151</text:p>
          </table:table-cell>
          <table:table-cell table:style-name="ce1"/>
          <table:table-cell office:value-type="float" office:value="3707025" table:style-name="ce1">
            <text:p>3707025</text:p>
          </table:table-cell>
          <table:table-cell office:value-type="float" office:value="3707914" table:style-name="ce1">
            <text:p>3707914</text:p>
          </table:table-cell>
          <table:table-cell office:value-type="float" office:value="3711334" table:style-name="ce1">
            <text:p>3711334</text:p>
          </table:table-cell>
          <table:table-cell table:style-name="ce1"/>
          <table:table-cell office:value-type="float" office:value="3507868" table:style-name="ce1">
            <text:p>3507868</text:p>
          </table:table-cell>
          <table:table-cell office:value-type="float" office:value="3508979" table:style-name="ce1">
            <text:p>3508979</text:p>
          </table:table-cell>
          <table:table-cell office:value-type="float" office:value="3512671" table:style-name="ce1">
            <text:p>3512671</text:p>
          </table:table-cell>
          <table:table-cell table:style-name="ce1"/>
          <table:table-cell office:value-type="float" office:value="3201108" table:style-name="ce1">
            <text:p>3201108</text:p>
          </table:table-cell>
          <table:table-cell office:value-type="float" office:value="3203412" table:style-name="ce1">
            <text:p>3203412</text:p>
          </table:table-cell>
          <table:table-cell office:value-type="float" office:value="3205672" table:style-name="ce1">
            <text:p>3205672</text:p>
          </table:table-cell>
          <table:table-cell table:style-name="ce1"/>
          <table:table-cell office:value-type="float" office:value="4060498" table:style-name="ce1">
            <text:p>4060498</text:p>
          </table:table-cell>
          <table:table-cell office:value-type="float" office:value="4061241" table:style-name="ce1">
            <text:p>4061241</text:p>
          </table:table-cell>
          <table:table-cell office:value-type="float" office:value="4063134" table:style-name="ce1">
            <text:p>4063134</text:p>
          </table:table-cell>
          <table:table-cell table:style-name="ce1"/>
          <table:table-cell office:value-type="float" office:value="3604143" table:style-name="ce1">
            <text:p>3604143</text:p>
          </table:table-cell>
          <table:table-cell office:value-type="float" office:value="3608074" table:style-name="ce1">
            <text:p>3608074</text:p>
          </table:table-cell>
          <table:table-cell office:value-type="float" office:value="3614254" table:style-name="ce1">
            <text:p>3614254</text:p>
          </table:table-cell>
          <table:table-cell table:style-name="ce1"/>
          <table:table-cell office:value-type="float" office:value="3293325" table:style-name="ce1">
            <text:p>3293325</text:p>
          </table:table-cell>
          <table:table-cell office:value-type="float" office:value="3294916" table:style-name="ce1">
            <text:p>3294916</text:p>
          </table:table-cell>
          <table:table-cell office:value-type="float" office:value="3297983" table:style-name="ce1">
            <text:p>3297983</text:p>
          </table:table-cell>
          <table:table-cell table:style-name="ce1"/>
          <table:table-cell office:value-type="float" office:value="3633697" table:style-name="ce1">
            <text:p>3633697</text:p>
          </table:table-cell>
          <table:table-cell office:value-type="float" office:value="3639668" table:style-name="ce1">
            <text:p>3639668</text:p>
          </table:table-cell>
          <table:table-cell table:style-name="ce1"/>
          <table:table-cell office:value-type="float" office:value="3651607" table:style-name="ce1">
            <text:p>3651607</text:p>
          </table:table-cell>
          <table:table-cell office:value-type="float" office:value="3271315" table:style-name="ce1">
            <text:p>3271315</text:p>
          </table:table-cell>
          <table:table-cell office:value-type="float" office:value="3273156" table:style-name="ce1">
            <text:p>3273156</text:p>
          </table:table-cell>
          <table:table-cell office:value-type="float" office:value="3280288" table:style-name="ce1">
            <text:p>3280288</text:p>
          </table:table-cell>
          <table:table-cell table:style-name="ce1"/>
          <table:table-cell office:value-type="float" office:value="3749429" table:style-name="ce1">
            <text:p>3749429</text:p>
          </table:table-cell>
          <table:table-cell office:value-type="float" office:value="3750954" table:style-name="ce1">
            <text:p>3750954</text:p>
          </table:table-cell>
          <table:table-cell office:value-type="float" office:value="3752423" table:style-name="ce1">
            <text:p>3752423</text:p>
          </table:table-cell>
          <table:table-cell table:style-name="ce1"/>
          <table:table-cell office:value-type="float" office:value="3576349" table:style-name="ce1">
            <text:p>3576349</text:p>
          </table:table-cell>
          <table:table-cell office:value-type="float" office:value="3577666" table:style-name="ce1">
            <text:p>3577666</text:p>
          </table:table-cell>
          <table:table-cell office:value-type="float" office:value="3580990" table:style-name="ce1">
            <text:p>3580990</text:p>
          </table:table-cell>
          <table:table-cell table:style-name="ce1"/>
          <table:table-cell office:value-type="float" office:value="4225746" table:style-name="ce1">
            <text:p>4225746</text:p>
          </table:table-cell>
          <table:table-cell office:value-type="float" office:value="4227681" table:style-name="ce1">
            <text:p>4227681</text:p>
          </table:table-cell>
          <table:table-cell table:style-name="ce1"/>
          <table:table-cell office:value-type="float" office:value="4232372" table:style-name="ce1">
            <text:p>4232372</text:p>
          </table:table-cell>
          <table:table-cell office:value-type="float" office:value="3821016" table:style-name="ce1">
            <text:p>3821016</text:p>
          </table:table-cell>
          <table:table-cell office:value-type="float" office:value="3823403" table:style-name="ce1">
            <text:p>3823403</text:p>
          </table:table-cell>
          <table:table-cell office:value-type="float" office:value="3825685" table:style-name="ce1">
            <text:p>3825685</text:p>
          </table:table-cell>
          <table:table-cell table:style-name="ce1"/>
          <table:table-cell office:value-type="float" office:value="3368229" table:style-name="ce1">
            <text:p>3368229</text:p>
          </table:table-cell>
          <table:table-cell office:value-type="float" office:value="3371188" table:style-name="ce1">
            <text:p>3371188</text:p>
          </table:table-cell>
          <table:table-cell office:value-type="float" office:value="3376303" table:style-name="ce1">
            <text:p>3376303</text:p>
          </table:table-cell>
          <table:table-cell table:style-name="ce1"/>
          <table:table-cell office:value-type="float" office:value="4120002" table:style-name="ce1">
            <text:p>4120002</text:p>
          </table:table-cell>
          <table:table-cell office:value-type="float" office:value="4128600" table:style-name="ce1">
            <text:p>4128600</text:p>
          </table:table-cell>
          <table:table-cell office:value-type="float" office:value="4131308" table:style-name="ce1">
            <text:p>4131308</text:p>
          </table:table-cell>
          <table:table-cell table:style-name="ce1"/>
          <table:table-cell office:value-type="float" office:value="3481762" table:style-name="ce1">
            <text:p>3481762</text:p>
          </table:table-cell>
          <table:table-cell office:value-type="float" office:value="3482979" table:style-name="ce1">
            <text:p>3482979</text:p>
          </table:table-cell>
          <table:table-cell office:value-type="float" office:value="3484775" table:style-name="ce1">
            <text:p>3484775</text:p>
          </table:table-cell>
          <table:table-cell table:style-name="ce1"/>
          <table:table-cell office:value-type="float" office:value="3128949" table:style-name="ce1">
            <text:p>3128949</text:p>
          </table:table-cell>
          <table:table-cell office:value-type="float" office:value="3130252" table:style-name="ce1">
            <text:p>3130252</text:p>
          </table:table-cell>
          <table:table-cell office:value-type="float" office:value="3137928" table:style-name="ce1">
            <text:p>3137928</text:p>
          </table:table-cell>
          <table:table-cell table:style-name="ce1"/>
          <table:table-cell office:value-type="float" office:value="3851352" table:style-name="ce1">
            <text:p>3851352</text:p>
          </table:table-cell>
          <table:table-cell office:value-type="float" office:value="3853123" table:style-name="ce1">
            <text:p>3853123</text:p>
          </table:table-cell>
          <table:table-cell table:style-name="ce1"/>
          <table:table-cell office:value-type="float" office:value="3857213" table:style-name="ce1">
            <text:p>3857213</text:p>
          </table:table-cell>
          <table:table-cell office:value-type="float" office:value="3522762" table:style-name="ce1">
            <text:p>3522762</text:p>
          </table:table-cell>
          <table:table-cell office:value-type="float" office:value="3526011" table:style-name="ce1">
            <text:p>3526011</text:p>
          </table:table-cell>
          <table:table-cell office:value-type="float" office:value="3527711" table:style-name="ce1">
            <text:p>3527711</text:p>
          </table:table-cell>
          <table:table-cell table:style-name="ce1"/>
          <table:table-cell office:value-type="float" office:value="3387835" table:style-name="ce1">
            <text:p>3387835</text:p>
          </table:table-cell>
          <table:table-cell office:value-type="float" office:value="3389716" table:style-name="ce1">
            <text:p>3389716</text:p>
          </table:table-cell>
          <table:table-cell office:value-type="float" office:value="3391775" table:style-name="ce1">
            <text:p>3391775</text:p>
          </table:table-cell>
          <table:table-cell table:style-name="ce1"/>
          <table:table-cell office:value-type="float" office:value="3835993" table:style-name="ce1">
            <text:p>3835993</text:p>
          </table:table-cell>
          <table:table-cell office:value-type="float" office:value="3836545" table:style-name="ce1">
            <text:p>3836545</text:p>
          </table:table-cell>
          <table:table-cell office:value-type="float" office:value="3840749" table:style-name="ce1">
            <text:p>3840749</text:p>
          </table:table-cell>
          <table:table-cell table:style-name="ce1"/>
          <table:table-cell office:value-type="float" office:value="4180262" table:style-name="ce1">
            <text:p>4180262</text:p>
          </table:table-cell>
          <table:table-cell office:value-type="float" office:value="4182568" table:style-name="ce1">
            <text:p>4182568</text:p>
          </table:table-cell>
          <table:table-cell office:value-type="float" office:value="4185109" table:style-name="ce1">
            <text:p>4185109</text:p>
          </table:table-cell>
          <table:table-cell table:style-name="ce1"/>
          <table:table-cell office:value-type="float" office:value="3952482" table:style-name="ce1">
            <text:p>3952482</text:p>
          </table:table-cell>
          <table:table-cell office:value-type="float" office:value="3953545" table:style-name="ce1">
            <text:p>3953545</text:p>
          </table:table-cell>
          <table:table-cell office:value-type="float" office:value="3955039" table:style-name="ce1">
            <text:p>3955039</text:p>
          </table:table-cell>
          <table:table-cell table:style-name="ce1"/>
          <table:table-cell office:value-type="float" office:value="3462933" table:style-name="ce1">
            <text:p>3462933</text:p>
          </table:table-cell>
          <table:table-cell office:value-type="float" office:value="3466531" table:style-name="ce1">
            <text:p>3466531</text:p>
          </table:table-cell>
          <table:table-cell office:value-type="float" office:value="3468295" table:style-name="ce1">
            <text:p>3468295</text:p>
          </table:table-cell>
          <table:table-cell table:style-name="ce1"/>
          <table:table-cell office:value-type="float" office:value="3988610" table:style-name="ce1">
            <text:p>3988610</text:p>
          </table:table-cell>
          <table:table-cell office:value-type="float" office:value="3989441" table:style-name="ce1">
            <text:p>3989441</text:p>
          </table:table-cell>
          <table:table-cell office:value-type="float" office:value="3991750" table:style-name="ce1">
            <text:p>3991750</text:p>
          </table:table-cell>
          <table:table-cell table:style-name="ce1"/>
          <table:table-cell office:value-type="float" office:value="3161548" table:style-name="ce1">
            <text:p>3161548</text:p>
          </table:table-cell>
          <table:table-cell office:value-type="float" office:value="3167100" table:style-name="ce1">
            <text:p>3167100</text:p>
          </table:table-cell>
          <table:table-cell office:value-type="float" office:value="3168880" table:style-name="ce1">
            <text:p>3168880</text:p>
          </table:table-cell>
          <table:table-cell table:style-name="ce1"/>
          <table:table-cell office:value-type="float" office:value="4038877" table:style-name="ce1">
            <text:p>4038877</text:p>
          </table:table-cell>
          <table:table-cell office:value-type="float" office:value="4047713" table:style-name="ce1">
            <text:p>4047713</text:p>
          </table:table-cell>
          <table:table-cell office:value-type="float" office:value="4050791" table:style-name="ce1">
            <text:p>4050791</text:p>
          </table:table-cell>
          <table:table-cell table:style-name="ce1"/>
          <table:table-cell office:value-type="float" office:value="4150489" table:style-name="ce1">
            <text:p>4150489</text:p>
          </table:table-cell>
          <table:table-cell office:value-type="float" office:value="4151016" table:style-name="ce1">
            <text:p>4151016</text:p>
          </table:table-cell>
          <table:table-cell office:value-type="float" office:value="4152972" table:style-name="ce1">
            <text:p>4152972</text:p>
          </table:table-cell>
          <table:table-cell table:style-name="ce1"/>
          <table:table-cell office:value-type="float" office:value="4252479" table:style-name="ce1">
            <text:p>4252479</text:p>
          </table:table-cell>
          <table:table-cell office:value-type="float" office:value="4258225" table:style-name="ce1">
            <text:p>4258225</text:p>
          </table:table-cell>
          <table:table-cell office:value-type="float" office:value="4260932" table:style-name="ce1">
            <text:p>4260932</text:p>
          </table:table-cell>
          <table:table-cell table:style-name="ce1"/>
          <table:table-cell office:value-type="float" office:value="3723393" table:style-name="ce1">
            <text:p>3723393</text:p>
          </table:table-cell>
          <table:table-cell office:value-type="float" office:value="3724898" table:style-name="ce1">
            <text:p>3724898</text:p>
          </table:table-cell>
          <table:table-cell office:value-type="float" office:value="3728006" table:style-name="ce1">
            <text:p>3728006</text:p>
          </table:table-cell>
          <table:table-cell table:style-name="ce1"/>
          <table:table-cell office:value-type="float" office:value="3250388" table:style-name="ce1">
            <text:p>3250388</text:p>
          </table:table-cell>
          <table:table-cell office:value-type="float" office:value="3255156" table:style-name="ce1">
            <text:p>3255156</text:p>
          </table:table-cell>
          <table:table-cell office:value-type="float" office:value="3257727" table:style-name="ce1">
            <text:p>3257727</text:p>
          </table:table-cell>
          <table:table-cell table:style-name="ce1"/>
          <table:table-cell office:value-type="float" office:value="3223102" table:style-name="ce1">
            <text:p>3223102</text:p>
          </table:table-cell>
          <table:table-cell office:value-type="float" office:value="3224300" table:style-name="ce1">
            <text:p>3224300</text:p>
          </table:table-cell>
          <table:table-cell office:value-type="float" office:value="3228560" table:style-name="ce1">
            <text:p>3228560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080355_M02442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7:19:11</text:p>
          </table:table-cell>
          <table:table-cell office:value-type="string" table:style-name="ce1">
            <text:p>2020-11-18_08:19:1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24420</text:p>
          </table:table-cell>
          <table:table-cell office:value-type="string" table:style-name="ce1">
            <text:p>M0244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fwMCnLAjJpkridcZ</text:p>
          </table:table-cell>
          <table:table-cell office:value-type="string" table:style-name="ce1">
            <text:p>https://www.testable.org/experiment/4303/294929/start?participant=M024420</text:p>
          </table:table-cell>
          <table:table-cell office:value-type="float" office:value="2681031" table:style-name="ce1">
            <text:p>2681031</text:p>
          </table:table-cell>
          <table:table-cell office:value-type="float" office:value="44.68385" table:style-name="ce1">
            <text:p>44,68385</text:p>
          </table:table-cell>
          <table:table-cell office:value-type="float" office:value="1001725" table:style-name="ce1">
            <text:p>1001725</text:p>
          </table:table-cell>
          <table:table-cell office:value-type="float" office:value="570371" table:style-name="ce1">
            <text:p>570371</text:p>
          </table:table-cell>
          <table:table-cell office:value-type="float" office:value="1059021" table:style-name="ce1">
            <text:p>1059021</text:p>
          </table:table-cell>
          <table:table-cell office:value-type="float" office:value="758090" table:style-name="ce1">
            <text:p>758090</text:p>
          </table:table-cell>
          <table:table-cell office:value-type="float" office:value="927812" table:style-name="ce1">
            <text:p>927812</text:p>
          </table:table-cell>
          <table:table-cell office:value-type="float" office:value="955008" table:style-name="ce1">
            <text:p>955008</text:p>
          </table:table-cell>
          <table:table-cell office:value-type="float" office:value="908161" table:style-name="ce1">
            <text:p>908161</text:p>
          </table:table-cell>
          <table:table-cell office:value-type="float" office:value="460890" table:style-name="ce1">
            <text:p>460890</text:p>
          </table:table-cell>
          <table:table-cell office:value-type="float" office:value="634731" table:style-name="ce1">
            <text:p>634731</text:p>
          </table:table-cell>
          <table:table-cell office:value-type="float" office:value="696408" table:style-name="ce1">
            <text:p>696408</text:p>
          </table:table-cell>
          <table:table-cell office:value-type="float" office:value="519184" table:style-name="ce1">
            <text:p>519184</text:p>
          </table:table-cell>
          <table:table-cell office:value-type="float" office:value="835583" table:style-name="ce1">
            <text:p>835583</text:p>
          </table:table-cell>
          <table:table-cell table:number-columns-repeated="192" table:style-name="ce1"/>
          <table:table-cell office:value-type="float" office:value="1940364" table:style-name="ce1">
            <text:p>1940364</text:p>
          </table:table-cell>
          <table:table-cell office:value-type="float" office:value="1941724" table:style-name="ce1">
            <text:p>1941724</text:p>
          </table:table-cell>
          <table:table-cell table:style-name="ce1"/>
          <table:table-cell office:value-type="float" office:value="1944977" table:style-name="ce1">
            <text:p>1944977</text:p>
          </table:table-cell>
          <table:table-cell office:value-type="float" office:value="2570572" table:style-name="ce1">
            <text:p>2570572</text:p>
          </table:table-cell>
          <table:table-cell office:value-type="float" office:value="2571539" table:style-name="ce1">
            <text:p>2571539</text:p>
          </table:table-cell>
          <table:table-cell table:style-name="ce1"/>
          <table:table-cell office:value-type="float" office:value="2574555" table:style-name="ce1">
            <text:p>2574555</text:p>
          </table:table-cell>
          <table:table-cell office:value-type="float" office:value="2124583" table:style-name="ce1">
            <text:p>2124583</text:p>
          </table:table-cell>
          <table:table-cell office:value-type="float" office:value="2126212" table:style-name="ce1">
            <text:p>2126212</text:p>
          </table:table-cell>
          <table:table-cell table:style-name="ce1"/>
          <table:table-cell office:value-type="float" office:value="2128274" table:style-name="ce1">
            <text:p>2128274</text:p>
          </table:table-cell>
          <table:table-cell office:value-type="float" office:value="2420774" table:style-name="ce1">
            <text:p>2420774</text:p>
          </table:table-cell>
          <table:table-cell office:value-type="float" office:value="2421775" table:style-name="ce1">
            <text:p>2421775</text:p>
          </table:table-cell>
          <table:table-cell table:style-name="ce1"/>
          <table:table-cell office:value-type="float" office:value="2424640" table:style-name="ce1">
            <text:p>2424640</text:p>
          </table:table-cell>
          <table:table-cell office:value-type="float" office:value="2220476" table:style-name="ce1">
            <text:p>2220476</text:p>
          </table:table-cell>
          <table:table-cell office:value-type="float" office:value="2221536" table:style-name="ce1">
            <text:p>2221536</text:p>
          </table:table-cell>
          <table:table-cell table:style-name="ce1"/>
          <table:table-cell office:value-type="float" office:value="2224740" table:style-name="ce1">
            <text:p>2224740</text:p>
          </table:table-cell>
          <table:table-cell office:value-type="float" office:value="2465260" table:style-name="ce1">
            <text:p>2465260</text:p>
          </table:table-cell>
          <table:table-cell office:value-type="float" office:value="2466115" table:style-name="ce1">
            <text:p>2466115</text:p>
          </table:table-cell>
          <table:table-cell table:style-name="ce1"/>
          <table:table-cell office:value-type="float" office:value="2468301" table:style-name="ce1">
            <text:p>2468301</text:p>
          </table:table-cell>
          <table:table-cell office:value-type="float" office:value="2013855" table:style-name="ce1">
            <text:p>2013855</text:p>
          </table:table-cell>
          <table:table-cell office:value-type="float" office:value="2015676" table:style-name="ce1">
            <text:p>2015676</text:p>
          </table:table-cell>
          <table:table-cell table:style-name="ce1"/>
          <table:table-cell office:value-type="float" office:value="2019769" table:style-name="ce1">
            <text:p>2019769</text:p>
          </table:table-cell>
          <table:table-cell office:value-type="float" office:value="2097814" table:style-name="ce1">
            <text:p>2097814</text:p>
          </table:table-cell>
          <table:table-cell office:value-type="float" office:value="2099379" table:style-name="ce1">
            <text:p>2099379</text:p>
          </table:table-cell>
          <table:table-cell table:style-name="ce1"/>
          <table:table-cell office:value-type="float" office:value="2101910" table:style-name="ce1">
            <text:p>2101910</text:p>
          </table:table-cell>
          <table:table-cell office:value-type="float" office:value="2394606" table:style-name="ce1">
            <text:p>2394606</text:p>
          </table:table-cell>
          <table:table-cell office:value-type="float" office:value="2396758" table:style-name="ce1">
            <text:p>2396758</text:p>
          </table:table-cell>
          <table:table-cell table:style-name="ce1"/>
          <table:table-cell office:value-type="float" office:value="2400191" table:style-name="ce1">
            <text:p>2400191</text:p>
          </table:table-cell>
          <table:table-cell office:value-type="float" office:value="2286455" table:style-name="ce1">
            <text:p>2286455</text:p>
          </table:table-cell>
          <table:table-cell office:value-type="float" office:value="2287383" table:style-name="ce1">
            <text:p>2287383</text:p>
          </table:table-cell>
          <table:table-cell table:style-name="ce1"/>
          <table:table-cell office:value-type="float" office:value="2289895" table:style-name="ce1">
            <text:p>2289895</text:p>
          </table:table-cell>
          <table:table-cell office:value-type="float" office:value="2352844" table:style-name="ce1">
            <text:p>2352844</text:p>
          </table:table-cell>
          <table:table-cell office:value-type="float" office:value="2353814" table:style-name="ce1">
            <text:p>2353814</text:p>
          </table:table-cell>
          <table:table-cell table:style-name="ce1"/>
          <table:table-cell office:value-type="float" office:value="2357188" table:style-name="ce1">
            <text:p>2357188</text:p>
          </table:table-cell>
          <table:table-cell office:value-type="float" office:value="2371720" table:style-name="ce1">
            <text:p>2371720</text:p>
          </table:table-cell>
          <table:table-cell office:value-type="float" office:value="2372619" table:style-name="ce1">
            <text:p>2372619</text:p>
          </table:table-cell>
          <table:table-cell table:style-name="ce1"/>
          <table:table-cell office:value-type="float" office:value="2375596" table:style-name="ce1">
            <text:p>2375596</text:p>
          </table:table-cell>
          <table:table-cell office:value-type="float" office:value="2323842" table:style-name="ce1">
            <text:p>2323842</text:p>
          </table:table-cell>
          <table:table-cell office:value-type="float" office:value="2324813" table:style-name="ce1">
            <text:p>2324813</text:p>
          </table:table-cell>
          <table:table-cell table:style-name="ce1"/>
          <table:table-cell office:value-type="float" office:value="2328070" table:style-name="ce1">
            <text:p>2328070</text:p>
          </table:table-cell>
          <table:table-cell office:value-type="float" office:value="2026737" table:style-name="ce1">
            <text:p>2026737</text:p>
          </table:table-cell>
          <table:table-cell office:value-type="float" office:value="2028651" table:style-name="ce1">
            <text:p>2028651</text:p>
          </table:table-cell>
          <table:table-cell table:style-name="ce1"/>
          <table:table-cell office:value-type="float" office:value="2033462" table:style-name="ce1">
            <text:p>2033462</text:p>
          </table:table-cell>
          <table:table-cell office:value-type="float" office:value="2063049" table:style-name="ce1">
            <text:p>2063049</text:p>
          </table:table-cell>
          <table:table-cell office:value-type="float" office:value="2064666" table:style-name="ce1">
            <text:p>2064666</text:p>
          </table:table-cell>
          <table:table-cell table:style-name="ce1"/>
          <table:table-cell office:value-type="float" office:value="2070350" table:style-name="ce1">
            <text:p>2070350</text:p>
          </table:table-cell>
          <table:table-cell office:value-type="float" office:value="2182433" table:style-name="ce1">
            <text:p>2182433</text:p>
          </table:table-cell>
          <table:table-cell office:value-type="float" office:value="2183548" table:style-name="ce1">
            <text:p>2183548</text:p>
          </table:table-cell>
          <table:table-cell table:style-name="ce1"/>
          <table:table-cell office:value-type="float" office:value="2185975" table:style-name="ce1">
            <text:p>2185975</text:p>
          </table:table-cell>
          <table:table-cell office:value-type="float" office:value="2254828" table:style-name="ce1">
            <text:p>2254828</text:p>
          </table:table-cell>
          <table:table-cell office:value-type="float" office:value="2255953" table:style-name="ce1">
            <text:p>2255953</text:p>
          </table:table-cell>
          <table:table-cell table:style-name="ce1"/>
          <table:table-cell office:value-type="float" office:value="2258293" table:style-name="ce1">
            <text:p>2258293</text:p>
          </table:table-cell>
          <table:table-cell office:value-type="float" office:value="2547223" table:style-name="ce1">
            <text:p>2547223</text:p>
          </table:table-cell>
          <table:table-cell office:value-type="float" office:value="2548242" table:style-name="ce1">
            <text:p>2548242</text:p>
          </table:table-cell>
          <table:table-cell table:style-name="ce1"/>
          <table:table-cell office:value-type="float" office:value="2551172" table:style-name="ce1">
            <text:p>2551172</text:p>
          </table:table-cell>
          <table:table-cell office:value-type="float" office:value="2641274" table:style-name="ce1">
            <text:p>2641274</text:p>
          </table:table-cell>
          <table:table-cell office:value-type="float" office:value="2642020" table:style-name="ce1">
            <text:p>2642020</text:p>
          </table:table-cell>
          <table:table-cell table:style-name="ce1"/>
          <table:table-cell office:value-type="float" office:value="2643865" table:style-name="ce1">
            <text:p>2643865</text:p>
          </table:table-cell>
          <table:table-cell office:value-type="float" office:value="2608967" table:style-name="ce1">
            <text:p>2608967</text:p>
          </table:table-cell>
          <table:table-cell office:value-type="float" office:value="2610381" table:style-name="ce1">
            <text:p>2610381</text:p>
          </table:table-cell>
          <table:table-cell table:style-name="ce1"/>
          <table:table-cell office:value-type="float" office:value="2613716" table:style-name="ce1">
            <text:p>2613716</text:p>
          </table:table-cell>
          <table:table-cell office:value-type="float" office:value="1916913" table:style-name="ce1">
            <text:p>1916913</text:p>
          </table:table-cell>
          <table:table-cell office:value-type="float" office:value="1921183" table:style-name="ce1">
            <text:p>1921183</text:p>
          </table:table-cell>
          <table:table-cell office:value-type="float" office:value="1925029" table:style-name="ce1">
            <text:p>1925029</text:p>
          </table:table-cell>
          <table:table-cell table:style-name="ce1"/>
          <table:table-cell office:value-type="float" office:value="2299631" table:style-name="ce1">
            <text:p>2299631</text:p>
          </table:table-cell>
          <table:table-cell office:value-type="float" office:value="2300913" table:style-name="ce1">
            <text:p>2300913</text:p>
          </table:table-cell>
          <table:table-cell table:style-name="ce1"/>
          <table:table-cell office:value-type="float" office:value="2303729" table:style-name="ce1">
            <text:p>2303729</text:p>
          </table:table-cell>
          <table:table-cell office:value-type="float" office:value="2116393" table:style-name="ce1">
            <text:p>2116393</text:p>
          </table:table-cell>
          <table:table-cell office:value-type="float" office:value="2117279" table:style-name="ce1">
            <text:p>2117279</text:p>
          </table:table-cell>
          <table:table-cell table:style-name="ce1"/>
          <table:table-cell office:value-type="float" office:value="2119052" table:style-name="ce1">
            <text:p>2119052</text:p>
          </table:table-cell>
          <table:table-cell office:value-type="float" office:value="2499811" table:style-name="ce1">
            <text:p>2499811</text:p>
          </table:table-cell>
          <table:table-cell office:value-type="float" office:value="2500562" table:style-name="ce1">
            <text:p>2500562</text:p>
          </table:table-cell>
          <table:table-cell table:style-name="ce1"/>
          <table:table-cell office:value-type="float" office:value="2503323" table:style-name="ce1">
            <text:p>2503323</text:p>
          </table:table-cell>
          <table:table-cell office:value-type="float" office:value="2311421" table:style-name="ce1">
            <text:p>2311421</text:p>
          </table:table-cell>
          <table:table-cell office:value-type="float" office:value="2312291" table:style-name="ce1">
            <text:p>2312291</text:p>
          </table:table-cell>
          <table:table-cell table:style-name="ce1"/>
          <table:table-cell office:value-type="float" office:value="2315088" table:style-name="ce1">
            <text:p>2315088</text:p>
          </table:table-cell>
          <table:table-cell office:value-type="float" office:value="2238655" table:style-name="ce1">
            <text:p>2238655</text:p>
          </table:table-cell>
          <table:table-cell office:value-type="float" office:value="2239674" table:style-name="ce1">
            <text:p>2239674</text:p>
          </table:table-cell>
          <table:table-cell table:style-name="ce1"/>
          <table:table-cell office:value-type="float" office:value="2242691" table:style-name="ce1">
            <text:p>2242691</text:p>
          </table:table-cell>
          <table:table-cell office:value-type="float" office:value="2411592" table:style-name="ce1">
            <text:p>2411592</text:p>
          </table:table-cell>
          <table:table-cell office:value-type="float" office:value="2412701" table:style-name="ce1">
            <text:p>2412701</text:p>
          </table:table-cell>
          <table:table-cell table:style-name="ce1"/>
          <table:table-cell office:value-type="float" office:value="2415672" table:style-name="ce1">
            <text:p>2415672</text:p>
          </table:table-cell>
          <table:table-cell office:value-type="float" office:value="1990624" table:style-name="ce1">
            <text:p>1990624</text:p>
          </table:table-cell>
          <table:table-cell office:value-type="float" office:value="1992302" table:style-name="ce1">
            <text:p>1992302</text:p>
          </table:table-cell>
          <table:table-cell table:style-name="ce1"/>
          <table:table-cell office:value-type="float" office:value="1995516" table:style-name="ce1">
            <text:p>1995516</text:p>
          </table:table-cell>
          <table:table-cell office:value-type="float" office:value="1899849" table:style-name="ce1">
            <text:p>1899849</text:p>
          </table:table-cell>
          <table:table-cell office:value-type="float" office:value="1902262" table:style-name="ce1">
            <text:p>1902262</text:p>
          </table:table-cell>
          <table:table-cell table:style-name="ce1"/>
          <table:table-cell office:value-type="float" office:value="1906197" table:style-name="ce1">
            <text:p>1906197</text:p>
          </table:table-cell>
          <table:table-cell office:value-type="float" office:value="2135466" table:style-name="ce1">
            <text:p>2135466</text:p>
          </table:table-cell>
          <table:table-cell office:value-type="float" office:value="2136569" table:style-name="ce1">
            <text:p>2136569</text:p>
          </table:table-cell>
          <table:table-cell table:style-name="ce1"/>
          <table:table-cell office:value-type="float" office:value="2138826" table:style-name="ce1">
            <text:p>2138826</text:p>
          </table:table-cell>
          <table:table-cell office:value-type="float" office:value="2476923" table:style-name="ce1">
            <text:p>2476923</text:p>
          </table:table-cell>
          <table:table-cell office:value-type="float" office:value="2477962" table:style-name="ce1">
            <text:p>2477962</text:p>
          </table:table-cell>
          <table:table-cell table:style-name="ce1"/>
          <table:table-cell office:value-type="float" office:value="2480824" table:style-name="ce1">
            <text:p>2480824</text:p>
          </table:table-cell>
          <table:table-cell office:value-type="float" office:value="1967814" table:style-name="ce1">
            <text:p>1967814</text:p>
          </table:table-cell>
          <table:table-cell office:value-type="float" office:value="1969433" table:style-name="ce1">
            <text:p>1969433</text:p>
          </table:table-cell>
          <table:table-cell table:style-name="ce1"/>
          <table:table-cell office:value-type="float" office:value="1972483" table:style-name="ce1">
            <text:p>1972483</text:p>
          </table:table-cell>
          <table:table-cell office:value-type="float" office:value="2675488" table:style-name="ce1">
            <text:p>2675488</text:p>
          </table:table-cell>
          <table:table-cell office:value-type="float" office:value="2676090" table:style-name="ce1">
            <text:p>2676090</text:p>
          </table:table-cell>
          <table:table-cell table:style-name="ce1"/>
          <table:table-cell office:value-type="float" office:value="2678574" table:style-name="ce1">
            <text:p>2678574</text:p>
          </table:table-cell>
          <table:table-cell office:value-type="float" office:value="2623483" table:style-name="ce1">
            <text:p>2623483</text:p>
          </table:table-cell>
          <table:table-cell office:value-type="float" office:value="2624685" table:style-name="ce1">
            <text:p>2624685</text:p>
          </table:table-cell>
          <table:table-cell table:style-name="ce1"/>
          <table:table-cell office:value-type="float" office:value="2628969" table:style-name="ce1">
            <text:p>2628969</text:p>
          </table:table-cell>
          <table:table-cell office:value-type="float" office:value="2557845" table:style-name="ce1">
            <text:p>2557845</text:p>
          </table:table-cell>
          <table:table-cell office:value-type="float" office:value="2558617" table:style-name="ce1">
            <text:p>2558617</text:p>
          </table:table-cell>
          <table:table-cell table:style-name="ce1"/>
          <table:table-cell office:value-type="float" office:value="2561911" table:style-name="ce1">
            <text:p>2561911</text:p>
          </table:table-cell>
          <table:table-cell office:value-type="float" office:value="2163714" table:style-name="ce1">
            <text:p>2163714</text:p>
          </table:table-cell>
          <table:table-cell office:value-type="float" office:value="2164932" table:style-name="ce1">
            <text:p>2164932</text:p>
          </table:table-cell>
          <table:table-cell table:style-name="ce1"/>
          <table:table-cell office:value-type="float" office:value="2167647" table:style-name="ce1">
            <text:p>2167647</text:p>
          </table:table-cell>
          <table:table-cell office:value-type="float" office:value="2450043" table:style-name="ce1">
            <text:p>2450043</text:p>
          </table:table-cell>
          <table:table-cell office:value-type="float" office:value="2451456" table:style-name="ce1">
            <text:p>2451456</text:p>
          </table:table-cell>
          <table:table-cell table:style-name="ce1"/>
          <table:table-cell office:value-type="float" office:value="2455320" table:style-name="ce1">
            <text:p>2455320</text:p>
          </table:table-cell>
          <table:table-cell office:value-type="float" office:value="2079479" table:style-name="ce1">
            <text:p>2079479</text:p>
          </table:table-cell>
          <table:table-cell office:value-type="float" office:value="2081176" table:style-name="ce1">
            <text:p>2081176</text:p>
          </table:table-cell>
          <table:table-cell table:style-name="ce1"/>
          <table:table-cell office:value-type="float" office:value="2088546" table:style-name="ce1">
            <text:p>2088546</text:p>
          </table:table-cell>
          <table:table-cell office:value-type="float" office:value="2532893" table:style-name="ce1">
            <text:p>2532893</text:p>
          </table:table-cell>
          <table:table-cell office:value-type="float" office:value="2534404" table:style-name="ce1">
            <text:p>2534404</text:p>
          </table:table-cell>
          <table:table-cell table:style-name="ce1"/>
          <table:table-cell office:value-type="float" office:value="2537993" table:style-name="ce1">
            <text:p>2537993</text:p>
          </table:table-cell>
          <table:table-cell office:value-type="float" office:value="2338049" table:style-name="ce1">
            <text:p>2338049</text:p>
          </table:table-cell>
          <table:table-cell office:value-type="float" office:value="2338851" table:style-name="ce1">
            <text:p>2338851</text:p>
          </table:table-cell>
          <table:table-cell table:style-name="ce1"/>
          <table:table-cell office:value-type="float" office:value="2341350" table:style-name="ce1">
            <text:p>2341350</text:p>
          </table:table-cell>
          <table:table-cell office:value-type="float" office:value="2042817" table:style-name="ce1">
            <text:p>2042817</text:p>
          </table:table-cell>
          <table:table-cell office:value-type="float" office:value="2044910" table:style-name="ce1">
            <text:p>2044910</text:p>
          </table:table-cell>
          <table:table-cell table:style-name="ce1"/>
          <table:table-cell office:value-type="float" office:value="2049667" table:style-name="ce1">
            <text:p>2049667</text:p>
          </table:table-cell>
          <table:table-cell office:value-type="float" office:value="2273118" table:style-name="ce1">
            <text:p>2273118</text:p>
          </table:table-cell>
          <table:table-cell office:value-type="float" office:value="2274284" table:style-name="ce1">
            <text:p>2274284</text:p>
          </table:table-cell>
          <table:table-cell table:style-name="ce1"/>
          <table:table-cell office:value-type="float" office:value="2277774" table:style-name="ce1">
            <text:p>2277774</text:p>
          </table:table-cell>
          <table:table-cell office:value-type="float" office:value="2656313" table:style-name="ce1">
            <text:p>2656313</text:p>
          </table:table-cell>
          <table:table-cell office:value-type="float" office:value="2657070" table:style-name="ce1">
            <text:p>2657070</text:p>
          </table:table-cell>
          <table:table-cell table:style-name="ce1"/>
          <table:table-cell office:value-type="float" office:value="2659597" table:style-name="ce1">
            <text:p>2659597</text:p>
          </table:table-cell>
          <table:table-cell office:value-type="float" office:value="2589530" table:style-name="ce1">
            <text:p>2589530</text:p>
          </table:table-cell>
          <table:table-cell office:value-type="float" office:value="2590852" table:style-name="ce1">
            <text:p>2590852</text:p>
          </table:table-cell>
          <table:table-cell table:style-name="ce1"/>
          <table:table-cell office:value-type="float" office:value="2593911" table:style-name="ce1">
            <text:p>2593911</text:p>
          </table:table-cell>
          <table:table-cell office:value-type="float" office:value="2434173" table:style-name="ce1">
            <text:p>2434173</text:p>
          </table:table-cell>
          <table:table-cell office:value-type="float" office:value="2434970" table:style-name="ce1">
            <text:p>2434970</text:p>
          </table:table-cell>
          <table:table-cell table:style-name="ce1"/>
          <table:table-cell office:value-type="float" office:value="2437545" table:style-name="ce1">
            <text:p>2437545</text:p>
          </table:table-cell>
          <table:table-cell office:value-type="float" office:value="2383376" table:style-name="ce1">
            <text:p>2383376</text:p>
          </table:table-cell>
          <table:table-cell office:value-type="float" office:value="2384269" table:style-name="ce1">
            <text:p>2384269</text:p>
          </table:table-cell>
          <table:table-cell table:style-name="ce1"/>
          <table:table-cell office:value-type="float" office:value="2388199" table:style-name="ce1">
            <text:p>2388199</text:p>
          </table:table-cell>
          <table:table-cell office:value-type="float" office:value="2146881" table:style-name="ce1">
            <text:p>2146881</text:p>
          </table:table-cell>
          <table:table-cell office:value-type="float" office:value="2147846" table:style-name="ce1">
            <text:p>2147846</text:p>
          </table:table-cell>
          <table:table-cell table:style-name="ce1"/>
          <table:table-cell office:value-type="float" office:value="2150977" table:style-name="ce1">
            <text:p>2150977</text:p>
          </table:table-cell>
          <table:table-cell office:value-type="float" office:value="2196256" table:style-name="ce1">
            <text:p>2196256</text:p>
          </table:table-cell>
          <table:table-cell office:value-type="float" office:value="2197139" table:style-name="ce1">
            <text:p>2197139</text:p>
          </table:table-cell>
          <table:table-cell table:style-name="ce1"/>
          <table:table-cell office:value-type="float" office:value="2199928" table:style-name="ce1">
            <text:p>2199928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8_081205_M09631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7:34:11</text:p>
          </table:table-cell>
          <table:table-cell office:value-type="string" table:style-name="ce1">
            <text:p>2020-11-18_08:34:11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nathan.rou</text:p>
          </table:table-cell>
          <table:table-cell office:value-type="string" table:style-name="ce1">
            <text:p>M0963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IrGqpCl27C3zEbK</text:p>
          </table:table-cell>
          <table:table-cell office:value-type="string" table:style-name="ce1">
            <text:p>https://www.testable.org/experiment/4303/294929/start?participant=M096317</text:p>
          </table:table-cell>
          <table:table-cell office:value-type="float" office:value="2274726" table:style-name="ce1">
            <text:p>2274726</text:p>
          </table:table-cell>
          <table:table-cell office:value-type="float" office:value="37.912100000000002" table:style-name="ce1">
            <text:p>37,9121</text:p>
          </table:table-cell>
          <table:table-cell office:value-type="float" office:value="672452" table:style-name="ce1">
            <text:p>672452</text:p>
          </table:table-cell>
          <table:table-cell office:value-type="float" office:value="490031" table:style-name="ce1">
            <text:p>490031</text:p>
          </table:table-cell>
          <table:table-cell office:value-type="float" office:value="432563" table:style-name="ce1">
            <text:p>432563</text:p>
          </table:table-cell>
          <table:table-cell office:value-type="float" office:value="732616" table:style-name="ce1">
            <text:p>732616</text:p>
          </table:table-cell>
          <table:table-cell office:value-type="float" office:value="262624" table:style-name="ce1">
            <text:p>262624</text:p>
          </table:table-cell>
          <table:table-cell office:value-type="float" office:value="374681" table:style-name="ce1">
            <text:p>374681</text:p>
          </table:table-cell>
          <table:table-cell office:value-type="float" office:value="579076" table:style-name="ce1">
            <text:p>579076</text:p>
          </table:table-cell>
          <table:table-cell office:value-type="float" office:value="625336" table:style-name="ce1">
            <text:p>625336</text:p>
          </table:table-cell>
          <table:table-cell office:value-type="float" office:value="204899" table:style-name="ce1">
            <text:p>204899</text:p>
          </table:table-cell>
          <table:table-cell office:value-type="float" office:value="325130" table:style-name="ce1">
            <text:p>325130</text:p>
          </table:table-cell>
          <table:table-cell office:value-type="float" office:value="800885" table:style-name="ce1">
            <text:p>800885</text:p>
          </table:table-cell>
          <table:table-cell office:value-type="float" office:value="856270" table:style-name="ce1">
            <text:p>856270</text:p>
          </table:table-cell>
          <table:table-cell office:value-type="float" office:value="2255244" table:style-name="ce1">
            <text:p>2255244</text:p>
          </table:table-cell>
          <table:table-cell office:value-type="float" office:value="2255954" table:style-name="ce1">
            <text:p>2255954</text:p>
          </table:table-cell>
          <table:table-cell office:value-type="float" office:value="2257804" table:style-name="ce1">
            <text:p>2257804</text:p>
          </table:table-cell>
          <table:table-cell table:style-name="ce1"/>
          <table:table-cell office:value-type="float" office:value="1742440" table:style-name="ce1">
            <text:p>1742440</text:p>
          </table:table-cell>
          <table:table-cell office:value-type="float" office:value="1743630" table:style-name="ce1">
            <text:p>1743630</text:p>
          </table:table-cell>
          <table:table-cell office:value-type="float" office:value="1746338" table:style-name="ce1">
            <text:p>1746338</text:p>
          </table:table-cell>
          <table:table-cell table:style-name="ce1"/>
          <table:table-cell office:value-type="float" office:value="1688425" table:style-name="ce1">
            <text:p>1688425</text:p>
          </table:table-cell>
          <table:table-cell office:value-type="float" office:value="1689188" table:style-name="ce1">
            <text:p>1689188</text:p>
          </table:table-cell>
          <table:table-cell office:value-type="float" office:value="1694770" table:style-name="ce1">
            <text:p>1694770</text:p>
          </table:table-cell>
          <table:table-cell table:style-name="ce1"/>
          <table:table-cell office:value-type="float" office:value="2150740" table:style-name="ce1">
            <text:p>2150740</text:p>
          </table:table-cell>
          <table:table-cell office:value-type="float" office:value="2152774" table:style-name="ce1">
            <text:p>2152774</text:p>
          </table:table-cell>
          <table:table-cell office:value-type="float" office:value="2155003" table:style-name="ce1">
            <text:p>2155003</text:p>
          </table:table-cell>
          <table:table-cell table:style-name="ce1"/>
          <table:table-cell office:value-type="float" office:value="2261773" table:style-name="ce1">
            <text:p>2261773</text:p>
          </table:table-cell>
          <table:table-cell office:value-type="float" office:value="2262335" table:style-name="ce1">
            <text:p>2262335</text:p>
          </table:table-cell>
          <table:table-cell office:value-type="float" office:value="2264105" table:style-name="ce1">
            <text:p>2264105</text:p>
          </table:table-cell>
          <table:table-cell table:style-name="ce1"/>
          <table:table-cell office:value-type="float" office:value="1815005" table:style-name="ce1">
            <text:p>1815005</text:p>
          </table:table-cell>
          <table:table-cell office:value-type="float" office:value="1815895" table:style-name="ce1">
            <text:p>1815895</text:p>
          </table:table-cell>
          <table:table-cell office:value-type="float" office:value="1817788" table:style-name="ce1">
            <text:p>1817788</text:p>
          </table:table-cell>
          <table:table-cell table:style-name="ce1"/>
          <table:table-cell office:value-type="float" office:value="2138548" table:style-name="ce1">
            <text:p>2138548</text:p>
          </table:table-cell>
          <table:table-cell office:value-type="float" office:value="2139392" table:style-name="ce1">
            <text:p>2139392</text:p>
          </table:table-cell>
          <table:table-cell office:value-type="float" office:value="2141349" table:style-name="ce1">
            <text:p>2141349</text:p>
          </table:table-cell>
          <table:table-cell table:style-name="ce1"/>
          <table:table-cell office:value-type="float" office:value="1861432" table:style-name="ce1">
            <text:p>1861432</text:p>
          </table:table-cell>
          <table:table-cell office:value-type="float" office:value="1863432" table:style-name="ce1">
            <text:p>1863432</text:p>
          </table:table-cell>
          <table:table-cell office:value-type="float" office:value="1865595" table:style-name="ce1">
            <text:p>1865595</text:p>
          </table:table-cell>
          <table:table-cell table:style-name="ce1"/>
          <table:table-cell office:value-type="float" office:value="2114315" table:style-name="ce1">
            <text:p>2114315</text:p>
          </table:table-cell>
          <table:table-cell office:value-type="float" office:value="2114854" table:style-name="ce1">
            <text:p>2114854</text:p>
          </table:table-cell>
          <table:table-cell office:value-type="float" office:value="2116895" table:style-name="ce1">
            <text:p>2116895</text:p>
          </table:table-cell>
          <table:table-cell table:style-name="ce1"/>
          <table:table-cell office:value-type="float" office:value="2101986" table:style-name="ce1">
            <text:p>2101986</text:p>
          </table:table-cell>
          <table:table-cell office:value-type="float" office:value="2102467" table:style-name="ce1">
            <text:p>2102467</text:p>
          </table:table-cell>
          <table:table-cell office:value-type="float" office:value="2104907" table:style-name="ce1">
            <text:p>2104907</text:p>
          </table:table-cell>
          <table:table-cell table:style-name="ce1"/>
          <table:table-cell office:value-type="float" office:value="2180996" table:style-name="ce1">
            <text:p>2180996</text:p>
          </table:table-cell>
          <table:table-cell office:value-type="float" office:value="2182270" table:style-name="ce1">
            <text:p>2182270</text:p>
          </table:table-cell>
          <table:table-cell table:style-name="ce1"/>
          <table:table-cell office:value-type="float" office:value="2183516" table:style-name="ce1">
            <text:p>2183516</text:p>
          </table:table-cell>
          <table:table-cell office:value-type="float" office:value="1925045" table:style-name="ce1">
            <text:p>1925045</text:p>
          </table:table-cell>
          <table:table-cell office:value-type="float" office:value="1925816" table:style-name="ce1">
            <text:p>1925816</text:p>
          </table:table-cell>
          <table:table-cell table:style-name="ce1"/>
          <table:table-cell office:value-type="float" office:value="1930440" table:style-name="ce1">
            <text:p>1930440</text:p>
          </table:table-cell>
          <table:table-cell office:value-type="float" office:value="1877439" table:style-name="ce1">
            <text:p>1877439</text:p>
          </table:table-cell>
          <table:table-cell office:value-type="float" office:value="1878848" table:style-name="ce1">
            <text:p>1878848</text:p>
          </table:table-cell>
          <table:table-cell table:style-name="ce1"/>
          <table:table-cell office:value-type="float" office:value="1882539" table:style-name="ce1">
            <text:p>1882539</text:p>
          </table:table-cell>
          <table:table-cell office:value-type="float" office:value="1755579" table:style-name="ce1">
            <text:p>1755579</text:p>
          </table:table-cell>
          <table:table-cell office:value-type="float" office:value="1756957" table:style-name="ce1">
            <text:p>1756957</text:p>
          </table:table-cell>
          <table:table-cell table:style-name="ce1"/>
          <table:table-cell office:value-type="float" office:value="1759587" table:style-name="ce1">
            <text:p>1759587</text:p>
          </table:table-cell>
          <table:table-cell office:value-type="float" office:value="2125633" table:style-name="ce1">
            <text:p>2125633</text:p>
          </table:table-cell>
          <table:table-cell office:value-type="float" office:value="2127301" table:style-name="ce1">
            <text:p>2127301</text:p>
          </table:table-cell>
          <table:table-cell office:value-type="float" office:value="2128927" table:style-name="ce1">
            <text:p>2128927</text:p>
          </table:table-cell>
          <table:table-cell table:style-name="ce1"/>
          <table:table-cell office:value-type="float" office:value="1939574" table:style-name="ce1">
            <text:p>1939574</text:p>
          </table:table-cell>
          <table:table-cell office:value-type="float" office:value="1941334" table:style-name="ce1">
            <text:p>1941334</text:p>
          </table:table-cell>
          <table:table-cell table:style-name="ce1"/>
          <table:table-cell office:value-type="float" office:value="1943492" table:style-name="ce1">
            <text:p>1943492</text:p>
          </table:table-cell>
          <table:table-cell office:value-type="float" office:value="2221845" table:style-name="ce1">
            <text:p>2221845</text:p>
          </table:table-cell>
          <table:table-cell office:value-type="float" office:value="2222517" table:style-name="ce1">
            <text:p>2222517</text:p>
          </table:table-cell>
          <table:table-cell table:style-name="ce1"/>
          <table:table-cell office:value-type="float" office:value="2224892" table:style-name="ce1">
            <text:p>2224892</text:p>
          </table:table-cell>
          <table:table-cell office:value-type="float" office:value="2269919" table:style-name="ce1">
            <text:p>2269919</text:p>
          </table:table-cell>
          <table:table-cell office:value-type="float" office:value="2270419" table:style-name="ce1">
            <text:p>2270419</text:p>
          </table:table-cell>
          <table:table-cell office:value-type="float" office:value="2272582" table:style-name="ce1">
            <text:p>2272582</text:p>
          </table:table-cell>
          <table:table-cell table:style-name="ce1"/>
          <table:table-cell office:value-type="float" office:value="2043191" table:style-name="ce1">
            <text:p>2043191</text:p>
          </table:table-cell>
          <table:table-cell office:value-type="float" office:value="2044289" table:style-name="ce1">
            <text:p>2044289</text:p>
          </table:table-cell>
          <table:table-cell office:value-type="float" office:value="2045893" table:style-name="ce1">
            <text:p>2045893</text:p>
          </table:table-cell>
          <table:table-cell table:style-name="ce1"/>
          <table:table-cell office:value-type="float" office:value="2056204" table:style-name="ce1">
            <text:p>2056204</text:p>
          </table:table-cell>
          <table:table-cell office:value-type="float" office:value="2057357" table:style-name="ce1">
            <text:p>2057357</text:p>
          </table:table-cell>
          <table:table-cell table:style-name="ce1"/>
          <table:table-cell office:value-type="float" office:value="2059421" table:style-name="ce1">
            <text:p>2059421</text:p>
          </table:table-cell>
          <table:table-cell office:value-type="float" office:value="2069685" table:style-name="ce1">
            <text:p>2069685</text:p>
          </table:table-cell>
          <table:table-cell office:value-type="float" office:value="2071000" table:style-name="ce1">
            <text:p>2071000</text:p>
          </table:table-cell>
          <table:table-cell office:value-type="float" office:value="2073821" table:style-name="ce1">
            <text:p>2073821</text:p>
          </table:table-cell>
          <table:table-cell table:style-name="ce1"/>
          <table:table-cell office:value-type="float" office:value="2031165" table:style-name="ce1">
            <text:p>2031165</text:p>
          </table:table-cell>
          <table:table-cell office:value-type="float" office:value="2032033" table:style-name="ce1">
            <text:p>2032033</text:p>
          </table:table-cell>
          <table:table-cell office:value-type="float" office:value="2033913" table:style-name="ce1">
            <text:p>2033913</text:p>
          </table:table-cell>
          <table:table-cell table:style-name="ce1"/>
          <table:table-cell office:value-type="float" office:value="1716061" table:style-name="ce1">
            <text:p>1716061</text:p>
          </table:table-cell>
          <table:table-cell office:value-type="float" office:value="1717511" table:style-name="ce1">
            <text:p>1717511</text:p>
          </table:table-cell>
          <table:table-cell table:style-name="ce1"/>
          <table:table-cell office:value-type="float" office:value="1719086" table:style-name="ce1">
            <text:p>1719086</text:p>
          </table:table-cell>
          <table:table-cell office:value-type="float" office:value="1965080" table:style-name="ce1">
            <text:p>1965080</text:p>
          </table:table-cell>
          <table:table-cell office:value-type="float" office:value="1967029" table:style-name="ce1">
            <text:p>1967029</text:p>
          </table:table-cell>
          <table:table-cell office:value-type="float" office:value="1968570" table:style-name="ce1">
            <text:p>1968570</text:p>
          </table:table-cell>
          <table:table-cell table:style-name="ce1"/>
          <table:table-cell office:value-type="float" office:value="1840422" table:style-name="ce1">
            <text:p>1840422</text:p>
          </table:table-cell>
          <table:table-cell office:value-type="float" office:value="1841431" table:style-name="ce1">
            <text:p>1841431</text:p>
          </table:table-cell>
          <table:table-cell office:value-type="float" office:value="1843397" table:style-name="ce1">
            <text:p>1843397</text:p>
          </table:table-cell>
          <table:table-cell table:style-name="ce1"/>
          <table:table-cell office:value-type="float" office:value="2192941" table:style-name="ce1">
            <text:p>2192941</text:p>
          </table:table-cell>
          <table:table-cell office:value-type="float" office:value="2194123" table:style-name="ce1">
            <text:p>2194123</text:p>
          </table:table-cell>
          <table:table-cell table:style-name="ce1"/>
          <table:table-cell office:value-type="float" office:value="2195731" table:style-name="ce1">
            <text:p>2195731</text:p>
          </table:table-cell>
          <table:table-cell office:value-type="float" office:value="1992466" table:style-name="ce1">
            <text:p>1992466</text:p>
          </table:table-cell>
          <table:table-cell office:value-type="float" office:value="1993609" table:style-name="ce1">
            <text:p>1993609</text:p>
          </table:table-cell>
          <table:table-cell office:value-type="float" office:value="1996370" table:style-name="ce1">
            <text:p>1996370</text:p>
          </table:table-cell>
          <table:table-cell table:style-name="ce1"/>
          <table:table-cell office:value-type="float" office:value="1828562" table:style-name="ce1">
            <text:p>1828562</text:p>
          </table:table-cell>
          <table:table-cell office:value-type="float" office:value="1829304" table:style-name="ce1">
            <text:p>1829304</text:p>
          </table:table-cell>
          <table:table-cell table:style-name="ce1"/>
          <table:table-cell office:value-type="float" office:value="1831150" table:style-name="ce1">
            <text:p>1831150</text:p>
          </table:table-cell>
          <table:table-cell office:value-type="float" office:value="1672767" table:style-name="ce1">
            <text:p>1672767</text:p>
          </table:table-cell>
          <table:table-cell office:value-type="float" office:value="1674126" table:style-name="ce1">
            <text:p>1674126</text:p>
          </table:table-cell>
          <table:table-cell office:value-type="float" office:value="1676271" table:style-name="ce1">
            <text:p>1676271</text:p>
          </table:table-cell>
          <table:table-cell table:style-name="ce1"/>
          <table:table-cell office:value-type="float" office:value="1703802" table:style-name="ce1">
            <text:p>1703802</text:p>
          </table:table-cell>
          <table:table-cell office:value-type="float" office:value="1705995" table:style-name="ce1">
            <text:p>1705995</text:p>
          </table:table-cell>
          <table:table-cell table:style-name="ce1"/>
          <table:table-cell office:value-type="float" office:value="1709770" table:style-name="ce1">
            <text:p>1709770</text:p>
          </table:table-cell>
          <table:table-cell office:value-type="float" office:value="2020602" table:style-name="ce1">
            <text:p>2020602</text:p>
          </table:table-cell>
          <table:table-cell office:value-type="float" office:value="2021134" table:style-name="ce1">
            <text:p>2021134</text:p>
          </table:table-cell>
          <table:table-cell office:value-type="float" office:value="2023478" table:style-name="ce1">
            <text:p>2023478</text:p>
          </table:table-cell>
          <table:table-cell table:style-name="ce1"/>
          <table:table-cell office:value-type="float" office:value="1892792" table:style-name="ce1">
            <text:p>1892792</text:p>
          </table:table-cell>
          <table:table-cell office:value-type="float" office:value="1893515" table:style-name="ce1">
            <text:p>1893515</text:p>
          </table:table-cell>
          <table:table-cell office:value-type="float" office:value="1894972" table:style-name="ce1">
            <text:p>1894972</text:p>
          </table:table-cell>
          <table:table-cell table:style-name="ce1"/>
          <table:table-cell office:value-type="float" office:value="1905027" table:style-name="ce1">
            <text:p>1905027</text:p>
          </table:table-cell>
          <table:table-cell office:value-type="float" office:value="1905694" table:style-name="ce1">
            <text:p>1905694</text:p>
          </table:table-cell>
          <table:table-cell table:style-name="ce1"/>
          <table:table-cell office:value-type="float" office:value="1908247" table:style-name="ce1">
            <text:p>1908247</text:p>
          </table:table-cell>
          <table:table-cell office:value-type="float" office:value="2086452" table:style-name="ce1">
            <text:p>2086452</text:p>
          </table:table-cell>
          <table:table-cell office:value-type="float" office:value="2087040" table:style-name="ce1">
            <text:p>2087040</text:p>
          </table:table-cell>
          <table:table-cell table:style-name="ce1"/>
          <table:table-cell office:value-type="float" office:value="2091671" table:style-name="ce1">
            <text:p>2091671</text:p>
          </table:table-cell>
          <table:table-cell office:value-type="float" office:value="2169780" table:style-name="ce1">
            <text:p>2169780</text:p>
          </table:table-cell>
          <table:table-cell office:value-type="float" office:value="2171083" table:style-name="ce1">
            <text:p>2171083</text:p>
          </table:table-cell>
          <table:table-cell table:style-name="ce1"/>
          <table:table-cell office:value-type="float" office:value="2173498" table:style-name="ce1">
            <text:p>2173498</text:p>
          </table:table-cell>
          <table:table-cell office:value-type="float" office:value="2203346" table:style-name="ce1">
            <text:p>2203346</text:p>
          </table:table-cell>
          <table:table-cell office:value-type="float" office:value="2204177" table:style-name="ce1">
            <text:p>2204177</text:p>
          </table:table-cell>
          <table:table-cell office:value-type="float" office:value="2205684" table:style-name="ce1">
            <text:p>2205684</text:p>
          </table:table-cell>
          <table:table-cell table:style-name="ce1"/>
          <table:table-cell office:value-type="float" office:value="1732285" table:style-name="ce1">
            <text:p>1732285</text:p>
          </table:table-cell>
          <table:table-cell office:value-type="float" office:value="1733292" table:style-name="ce1">
            <text:p>1733292</text:p>
          </table:table-cell>
          <table:table-cell table:style-name="ce1"/>
          <table:table-cell office:value-type="float" office:value="1736047" table:style-name="ce1">
            <text:p>1736047</text:p>
          </table:table-cell>
          <table:table-cell office:value-type="float" office:value="2244949" table:style-name="ce1">
            <text:p>2244949</text:p>
          </table:table-cell>
          <table:table-cell office:value-type="float" office:value="2246248" table:style-name="ce1">
            <text:p>2246248</text:p>
          </table:table-cell>
          <table:table-cell office:value-type="float" office:value="2247857" table:style-name="ce1">
            <text:p>2247857</text:p>
          </table:table-cell>
          <table:table-cell table:style-name="ce1"/>
          <table:table-cell office:value-type="float" office:value="2004670" table:style-name="ce1">
            <text:p>2004670</text:p>
          </table:table-cell>
          <table:table-cell office:value-type="float" office:value="2006151" table:style-name="ce1">
            <text:p>2006151</text:p>
          </table:table-cell>
          <table:table-cell office:value-type="float" office:value="2007995" table:style-name="ce1">
            <text:p>2007995</text:p>
          </table:table-cell>
          <table:table-cell table:style-name="ce1"/>
          <table:table-cell office:value-type="float" office:value="1952285" table:style-name="ce1">
            <text:p>1952285</text:p>
          </table:table-cell>
          <table:table-cell office:value-type="float" office:value="1953509" table:style-name="ce1">
            <text:p>1953509</text:p>
          </table:table-cell>
          <table:table-cell office:value-type="float" office:value="1956009" table:style-name="ce1">
            <text:p>1956009</text:p>
          </table:table-cell>
          <table:table-cell table:style-name="ce1"/>
          <table:table-cell office:value-type="float" office:value="1796090" table:style-name="ce1">
            <text:p>1796090</text:p>
          </table:table-cell>
          <table:table-cell office:value-type="float" office:value="1796660" table:style-name="ce1">
            <text:p>1796660</text:p>
          </table:table-cell>
          <table:table-cell office:value-type="float" office:value="1799702" table:style-name="ce1">
            <text:p>1799702</text:p>
          </table:table-cell>
          <table:table-cell table:style-name="ce1"/>
          <table:table-cell office:value-type="float" office:value="2213191" table:style-name="ce1">
            <text:p>2213191</text:p>
          </table:table-cell>
          <table:table-cell office:value-type="float" office:value="2214122" table:style-name="ce1">
            <text:p>2214122</text:p>
          </table:table-cell>
          <table:table-cell office:value-type="float" office:value="2215664" table:style-name="ce1">
            <text:p>2215664</text:p>
          </table:table-cell>
          <table:table-cell table:style-name="ce1"/>
          <table:table-cell office:value-type="float" office:value="1979485" table:style-name="ce1">
            <text:p>1979485</text:p>
          </table:table-cell>
          <table:table-cell office:value-type="float" office:value="1982331" table:style-name="ce1">
            <text:p>1982331</text:p>
          </table:table-cell>
          <table:table-cell office:value-type="float" office:value="1984354" table:style-name="ce1">
            <text:p>1984354</text:p>
          </table:table-cell>
          <table:table-cell table:style-name="ce1"/>
          <table:table-cell office:value-type="float" office:value="1769414" table:style-name="ce1">
            <text:p>1769414</text:p>
          </table:table-cell>
          <table:table-cell office:value-type="float" office:value="1770891" table:style-name="ce1">
            <text:p>1770891</text:p>
          </table:table-cell>
          <table:table-cell office:value-type="float" office:value="1773386" table:style-name="ce1">
            <text:p>1773386</text:p>
          </table:table-cell>
          <table:table-cell table:style-name="ce1"/>
          <table:table-cell office:value-type="float" office:value="2230616" table:style-name="ce1">
            <text:p>2230616</text:p>
          </table:table-cell>
          <table:table-cell office:value-type="float" office:value="2231819" table:style-name="ce1">
            <text:p>2231819</text:p>
          </table:table-cell>
          <table:table-cell table:style-name="ce1"/>
          <table:table-cell office:value-type="float" office:value="2235815" table:style-name="ce1">
            <text:p>2235815</text:p>
          </table:table-cell>
          <table:table-cell office:value-type="float" office:value="1916487" table:style-name="ce1">
            <text:p>1916487</text:p>
          </table:table-cell>
          <table:table-cell office:value-type="float" office:value="1917250" table:style-name="ce1">
            <text:p>1917250</text:p>
          </table:table-cell>
          <table:table-cell office:value-type="float" office:value="1918885" table:style-name="ce1">
            <text:p>1918885</text:p>
          </table:table-cell>
          <table:table-cell table:style-name="ce1"/>
          <table:table-cell office:value-type="float" office:value="2161361" table:style-name="ce1">
            <text:p>2161361</text:p>
          </table:table-cell>
          <table:table-cell office:value-type="float" office:value="2162414" table:style-name="ce1">
            <text:p>2162414</text:p>
          </table:table-cell>
          <table:table-cell table:style-name="ce1"/>
          <table:table-cell office:value-type="float" office:value="2164374" table:style-name="ce1">
            <text:p>2164374</text:p>
          </table:table-cell>
          <table:table-cell office:value-type="float" office:value="1782799" table:style-name="ce1">
            <text:p>1782799</text:p>
          </table:table-cell>
          <table:table-cell office:value-type="float" office:value="1783930" table:style-name="ce1">
            <text:p>1783930</text:p>
          </table:table-cell>
          <table:table-cell office:value-type="float" office:value="1786935" table:style-name="ce1">
            <text:p>1786935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082215_M06711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7:14:52</text:p>
          </table:table-cell>
          <table:table-cell office:value-type="string" table:style-name="ce1">
            <text:p>2020-11-18_08:14:52</text:p>
          </table:table-cell>
          <table:table-cell office:value-type="float" office:value="0.7" table:style-name="ce1">
            <text:p>0,7</text:p>
          </table:table-cell>
          <table:table-cell office:value-type="string" table:style-name="ce1">
            <text:p>M067115</text:p>
          </table:table-cell>
          <table:table-cell office:value-type="string" table:style-name="ce1">
            <text:p>M0671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znDLtC9s33pj5xo</text:p>
          </table:table-cell>
          <table:table-cell office:value-type="string" table:style-name="ce1">
            <text:p>https://www.testable.org/experiment/4303/294929/start?participant=M067115</text:p>
          </table:table-cell>
          <table:table-cell office:value-type="float" office:value="4044735" table:style-name="ce1">
            <text:p>4044735</text:p>
          </table:table-cell>
          <table:table-cell office:value-type="float" office:value="67.41225" table:style-name="ce1">
            <text:p>67,41225</text:p>
          </table:table-cell>
          <table:table-cell office:value-type="float" office:value="911166" table:style-name="ce1">
            <text:p>911166</text:p>
          </table:table-cell>
          <table:table-cell office:value-type="float" office:value="1010861" table:style-name="ce1">
            <text:p>1010861</text:p>
          </table:table-cell>
          <table:table-cell office:value-type="float" office:value="817646" table:style-name="ce1">
            <text:p>817646</text:p>
          </table:table-cell>
          <table:table-cell office:value-type="float" office:value="375459" table:style-name="ce1">
            <text:p>375459</text:p>
          </table:table-cell>
          <table:table-cell office:value-type="float" office:value="714246" table:style-name="ce1">
            <text:p>714246</text:p>
          </table:table-cell>
          <table:table-cell office:value-type="float" office:value="678905" table:style-name="ce1">
            <text:p>678905</text:p>
          </table:table-cell>
          <table:table-cell office:value-type="float" office:value="592964" table:style-name="ce1">
            <text:p>592964</text:p>
          </table:table-cell>
          <table:table-cell office:value-type="float" office:value="767700" table:style-name="ce1">
            <text:p>767700</text:p>
          </table:table-cell>
          <table:table-cell office:value-type="float" office:value="958457" table:style-name="ce1">
            <text:p>958457</text:p>
          </table:table-cell>
          <table:table-cell office:value-type="float" office:value="269863" table:style-name="ce1">
            <text:p>269863</text:p>
          </table:table-cell>
          <table:table-cell office:value-type="float" office:value="977406" table:style-name="ce1">
            <text:p>977406</text:p>
          </table:table-cell>
          <table:table-cell office:value-type="float" office:value="429469" table:style-name="ce1">
            <text:p>429469</text:p>
          </table:table-cell>
          <table:table-cell table:number-columns-repeated="192" table:style-name="ce1"/>
          <table:table-cell office:value-type="float" office:value="2718240" table:style-name="ce1">
            <text:p>2718240</text:p>
          </table:table-cell>
          <table:table-cell office:value-type="float" office:value="2720445" table:style-name="ce1">
            <text:p>2720445</text:p>
          </table:table-cell>
          <table:table-cell table:style-name="ce1"/>
          <table:table-cell office:value-type="float" office:value="2746094" table:style-name="ce1">
            <text:p>2746094</text:p>
          </table:table-cell>
          <table:table-cell office:value-type="float" office:value="2480771" table:style-name="ce1">
            <text:p>2480771</text:p>
          </table:table-cell>
          <table:table-cell office:value-type="float" office:value="2482947" table:style-name="ce1">
            <text:p>2482947</text:p>
          </table:table-cell>
          <table:table-cell office:value-type="float" office:value="2486911" table:style-name="ce1">
            <text:p>2486911</text:p>
          </table:table-cell>
          <table:table-cell table:style-name="ce1"/>
          <table:table-cell office:value-type="float" office:value="3041731" table:style-name="ce1">
            <text:p>3041731</text:p>
          </table:table-cell>
          <table:table-cell office:value-type="float" office:value="3043926" table:style-name="ce1">
            <text:p>3043926</text:p>
          </table:table-cell>
          <table:table-cell office:value-type="float" office:value="3046478" table:style-name="ce1">
            <text:p>3046478</text:p>
          </table:table-cell>
          <table:table-cell table:style-name="ce1"/>
          <table:table-cell office:value-type="float" office:value="3799928" table:style-name="ce1">
            <text:p>3799928</text:p>
          </table:table-cell>
          <table:table-cell office:value-type="float" office:value="3801535" table:style-name="ce1">
            <text:p>3801535</text:p>
          </table:table-cell>
          <table:table-cell office:value-type="float" office:value="3804103" table:style-name="ce1">
            <text:p>3804103</text:p>
          </table:table-cell>
          <table:table-cell table:style-name="ce1"/>
          <table:table-cell office:value-type="float" office:value="2589752" table:style-name="ce1">
            <text:p>2589752</text:p>
          </table:table-cell>
          <table:table-cell office:value-type="float" office:value="2590535" table:style-name="ce1">
            <text:p>2590535</text:p>
          </table:table-cell>
          <table:table-cell office:value-type="float" office:value="2594283" table:style-name="ce1">
            <text:p>2594283</text:p>
          </table:table-cell>
          <table:table-cell table:style-name="ce1"/>
          <table:table-cell office:value-type="float" office:value="3475106" table:style-name="ce1">
            <text:p>3475106</text:p>
          </table:table-cell>
          <table:table-cell office:value-type="float" office:value="3477997" table:style-name="ce1">
            <text:p>3477997</text:p>
          </table:table-cell>
          <table:table-cell office:value-type="float" office:value="3480808" table:style-name="ce1">
            <text:p>3480808</text:p>
          </table:table-cell>
          <table:table-cell table:style-name="ce1"/>
          <table:table-cell office:value-type="float" office:value="3441874" table:style-name="ce1">
            <text:p>3441874</text:p>
          </table:table-cell>
          <table:table-cell office:value-type="float" office:value="3442624" table:style-name="ce1">
            <text:p>3442624</text:p>
          </table:table-cell>
          <table:table-cell office:value-type="float" office:value="3446977" table:style-name="ce1">
            <text:p>3446977</text:p>
          </table:table-cell>
          <table:table-cell table:style-name="ce1"/>
          <table:table-cell office:value-type="float" office:value="3975034" table:style-name="ce1">
            <text:p>3975034</text:p>
          </table:table-cell>
          <table:table-cell office:value-type="float" office:value="3976172" table:style-name="ce1">
            <text:p>3976172</text:p>
          </table:table-cell>
          <table:table-cell office:value-type="float" office:value="3989081" table:style-name="ce1">
            <text:p>3989081</text:p>
          </table:table-cell>
          <table:table-cell table:style-name="ce1"/>
          <table:table-cell office:value-type="float" office:value="2440891" table:style-name="ce1">
            <text:p>2440891</text:p>
          </table:table-cell>
          <table:table-cell office:value-type="float" office:value="2442400" table:style-name="ce1">
            <text:p>2442400</text:p>
          </table:table-cell>
          <table:table-cell office:value-type="float" office:value="2446688" table:style-name="ce1">
            <text:p>2446688</text:p>
          </table:table-cell>
          <table:table-cell table:style-name="ce1"/>
          <table:table-cell office:value-type="float" office:value="3664478" table:style-name="ce1">
            <text:p>3664478</text:p>
          </table:table-cell>
          <table:table-cell office:value-type="float" office:value="3665804" table:style-name="ce1">
            <text:p>3665804</text:p>
          </table:table-cell>
          <table:table-cell office:value-type="float" office:value="3669724" table:style-name="ce1">
            <text:p>3669724</text:p>
          </table:table-cell>
          <table:table-cell table:style-name="ce1"/>
          <table:table-cell office:value-type="float" office:value="3026804" table:style-name="ce1">
            <text:p>3026804</text:p>
          </table:table-cell>
          <table:table-cell office:value-type="float" office:value="3028203" table:style-name="ce1">
            <text:p>3028203</text:p>
          </table:table-cell>
          <table:table-cell office:value-type="float" office:value="3031598" table:style-name="ce1">
            <text:p>3031598</text:p>
          </table:table-cell>
          <table:table-cell table:style-name="ce1"/>
          <table:table-cell office:value-type="float" office:value="3331362" table:style-name="ce1">
            <text:p>3331362</text:p>
          </table:table-cell>
          <table:table-cell office:value-type="float" office:value="3332552" table:style-name="ce1">
            <text:p>3332552</text:p>
          </table:table-cell>
          <table:table-cell office:value-type="float" office:value="3335489" table:style-name="ce1">
            <text:p>3335489</text:p>
          </table:table-cell>
          <table:table-cell table:style-name="ce1"/>
          <table:table-cell office:value-type="float" office:value="3153592" table:style-name="ce1">
            <text:p>3153592</text:p>
          </table:table-cell>
          <table:table-cell office:value-type="float" office:value="3156610" table:style-name="ce1">
            <text:p>3156610</text:p>
          </table:table-cell>
          <table:table-cell office:value-type="float" office:value="3160064" table:style-name="ce1">
            <text:p>3160064</text:p>
          </table:table-cell>
          <table:table-cell table:style-name="ce1"/>
          <table:table-cell office:value-type="float" office:value="2798513" table:style-name="ce1">
            <text:p>2798513</text:p>
          </table:table-cell>
          <table:table-cell office:value-type="float" office:value="2800953" table:style-name="ce1">
            <text:p>2800953</text:p>
          </table:table-cell>
          <table:table-cell office:value-type="float" office:value="2807852" table:style-name="ce1">
            <text:p>2807852</text:p>
          </table:table-cell>
          <table:table-cell table:style-name="ce1"/>
          <table:table-cell office:value-type="float" office:value="3305925" table:style-name="ce1">
            <text:p>3305925</text:p>
          </table:table-cell>
          <table:table-cell office:value-type="float" office:value="3307028" table:style-name="ce1">
            <text:p>3307028</text:p>
          </table:table-cell>
          <table:table-cell office:value-type="float" office:value="3309971" table:style-name="ce1">
            <text:p>3309971</text:p>
          </table:table-cell>
          <table:table-cell table:style-name="ce1"/>
          <table:table-cell office:value-type="float" office:value="3400070" table:style-name="ce1">
            <text:p>3400070</text:p>
          </table:table-cell>
          <table:table-cell office:value-type="float" office:value="3401949" table:style-name="ce1">
            <text:p>3401949</text:p>
          </table:table-cell>
          <table:table-cell office:value-type="float" office:value="3406393" table:style-name="ce1">
            <text:p>3406393</text:p>
          </table:table-cell>
          <table:table-cell table:style-name="ce1"/>
          <table:table-cell office:value-type="float" office:value="3925010" table:style-name="ce1">
            <text:p>3925010</text:p>
          </table:table-cell>
          <table:table-cell office:value-type="float" office:value="3925788" table:style-name="ce1">
            <text:p>3925788</text:p>
          </table:table-cell>
          <table:table-cell office:value-type="float" office:value="3929715" table:style-name="ce1">
            <text:p>3929715</text:p>
          </table:table-cell>
          <table:table-cell table:style-name="ce1"/>
          <table:table-cell office:value-type="float" office:value="3196244" table:style-name="ce1">
            <text:p>3196244</text:p>
          </table:table-cell>
          <table:table-cell office:value-type="float" office:value="3198937" table:style-name="ce1">
            <text:p>3198937</text:p>
          </table:table-cell>
          <table:table-cell office:value-type="float" office:value="3201730" table:style-name="ce1">
            <text:p>3201730</text:p>
          </table:table-cell>
          <table:table-cell table:style-name="ce1"/>
          <table:table-cell office:value-type="float" office:value="3515618" table:style-name="ce1">
            <text:p>3515618</text:p>
          </table:table-cell>
          <table:table-cell office:value-type="float" office:value="3516513" table:style-name="ce1">
            <text:p>3516513</text:p>
          </table:table-cell>
          <table:table-cell office:value-type="float" office:value="3519553" table:style-name="ce1">
            <text:p>3519553</text:p>
          </table:table-cell>
          <table:table-cell table:style-name="ce1"/>
          <table:table-cell office:value-type="float" office:value="3785824" table:style-name="ce1">
            <text:p>3785824</text:p>
          </table:table-cell>
          <table:table-cell office:value-type="float" office:value="3787076" table:style-name="ce1">
            <text:p>3787076</text:p>
          </table:table-cell>
          <table:table-cell office:value-type="float" office:value="3790558" table:style-name="ce1">
            <text:p>3790558</text:p>
          </table:table-cell>
          <table:table-cell table:style-name="ce1"/>
          <table:table-cell office:value-type="float" office:value="3180031" table:style-name="ce1">
            <text:p>3180031</text:p>
          </table:table-cell>
          <table:table-cell office:value-type="float" office:value="3180787" table:style-name="ce1">
            <text:p>3180787</text:p>
          </table:table-cell>
          <table:table-cell office:value-type="float" office:value="3184854" table:style-name="ce1">
            <text:p>3184854</text:p>
          </table:table-cell>
          <table:table-cell table:style-name="ce1"/>
          <table:table-cell office:value-type="float" office:value="2888396" table:style-name="ce1">
            <text:p>2888396</text:p>
          </table:table-cell>
          <table:table-cell office:value-type="float" office:value="2889291" table:style-name="ce1">
            <text:p>2889291</text:p>
          </table:table-cell>
          <table:table-cell office:value-type="float" office:value="2892857" table:style-name="ce1">
            <text:p>2892857</text:p>
          </table:table-cell>
          <table:table-cell table:style-name="ce1"/>
          <table:table-cell office:value-type="float" office:value="3634057" table:style-name="ce1">
            <text:p>3634057</text:p>
          </table:table-cell>
          <table:table-cell office:value-type="float" office:value="3636898" table:style-name="ce1">
            <text:p>3636898</text:p>
          </table:table-cell>
          <table:table-cell office:value-type="float" office:value="3642723" table:style-name="ce1">
            <text:p>3642723</text:p>
          </table:table-cell>
          <table:table-cell table:style-name="ce1"/>
          <table:table-cell office:value-type="float" office:value="3756234" table:style-name="ce1">
            <text:p>3756234</text:p>
          </table:table-cell>
          <table:table-cell office:value-type="float" office:value="3763492" table:style-name="ce1">
            <text:p>3763492</text:p>
          </table:table-cell>
          <table:table-cell office:value-type="float" office:value="3767294" table:style-name="ce1">
            <text:p>3767294</text:p>
          </table:table-cell>
          <table:table-cell table:style-name="ce1"/>
          <table:table-cell office:value-type="float" office:value="3685894" table:style-name="ce1">
            <text:p>3685894</text:p>
          </table:table-cell>
          <table:table-cell office:value-type="float" office:value="3686991" table:style-name="ce1">
            <text:p>3686991</text:p>
          </table:table-cell>
          <table:table-cell office:value-type="float" office:value="3689765" table:style-name="ce1">
            <text:p>3689765</text:p>
          </table:table-cell>
          <table:table-cell table:style-name="ce1"/>
          <table:table-cell office:value-type="float" office:value="2424014" table:style-name="ce1">
            <text:p>2424014</text:p>
          </table:table-cell>
          <table:table-cell office:value-type="float" office:value="2425368" table:style-name="ce1">
            <text:p>2425368</text:p>
          </table:table-cell>
          <table:table-cell office:value-type="float" office:value="2428827" table:style-name="ce1">
            <text:p>2428827</text:p>
          </table:table-cell>
          <table:table-cell table:style-name="ce1"/>
          <table:table-cell office:value-type="float" office:value="3561951" table:style-name="ce1">
            <text:p>3561951</text:p>
          </table:table-cell>
          <table:table-cell office:value-type="float" office:value="3563911" table:style-name="ce1">
            <text:p>3563911</text:p>
          </table:table-cell>
          <table:table-cell office:value-type="float" office:value="3569081" table:style-name="ce1">
            <text:p>3569081</text:p>
          </table:table-cell>
          <table:table-cell table:style-name="ce1"/>
          <table:table-cell office:value-type="float" office:value="2513038" table:style-name="ce1">
            <text:p>2513038</text:p>
          </table:table-cell>
          <table:table-cell office:value-type="float" office:value="2517606" table:style-name="ce1">
            <text:p>2517606</text:p>
          </table:table-cell>
          <table:table-cell office:value-type="float" office:value="2523521" table:style-name="ce1">
            <text:p>2523521</text:p>
          </table:table-cell>
          <table:table-cell table:style-name="ce1"/>
          <table:table-cell office:value-type="float" office:value="4037238" table:style-name="ce1">
            <text:p>4037238</text:p>
          </table:table-cell>
          <table:table-cell office:value-type="float" office:value="4038430" table:style-name="ce1">
            <text:p>4038430</text:p>
          </table:table-cell>
          <table:table-cell office:value-type="float" office:value="4041602" table:style-name="ce1">
            <text:p>4041602</text:p>
          </table:table-cell>
          <table:table-cell table:style-name="ce1"/>
          <table:table-cell office:value-type="float" office:value="3133256" table:style-name="ce1">
            <text:p>3133256</text:p>
          </table:table-cell>
          <table:table-cell office:value-type="float" office:value="3134619" table:style-name="ce1">
            <text:p>3134619</text:p>
          </table:table-cell>
          <table:table-cell office:value-type="float" office:value="3138354" table:style-name="ce1">
            <text:p>3138354</text:p>
          </table:table-cell>
          <table:table-cell table:style-name="ce1"/>
          <table:table-cell office:value-type="float" office:value="3250565" table:style-name="ce1">
            <text:p>3250565</text:p>
          </table:table-cell>
          <table:table-cell office:value-type="float" office:value="3253257" table:style-name="ce1">
            <text:p>3253257</text:p>
          </table:table-cell>
          <table:table-cell office:value-type="float" office:value="3256703" table:style-name="ce1">
            <text:p>3256703</text:p>
          </table:table-cell>
          <table:table-cell table:style-name="ce1"/>
          <table:table-cell office:value-type="float" office:value="2862241" table:style-name="ce1">
            <text:p>2862241</text:p>
          </table:table-cell>
          <table:table-cell office:value-type="float" office:value="2863626" table:style-name="ce1">
            <text:p>2863626</text:p>
          </table:table-cell>
          <table:table-cell office:value-type="float" office:value="2867369" table:style-name="ce1">
            <text:p>2867369</text:p>
          </table:table-cell>
          <table:table-cell table:style-name="ce1"/>
          <table:table-cell office:value-type="float" office:value="3603897" table:style-name="ce1">
            <text:p>3603897</text:p>
          </table:table-cell>
          <table:table-cell office:value-type="float" office:value="3605018" table:style-name="ce1">
            <text:p>3605018</text:p>
          </table:table-cell>
          <table:table-cell office:value-type="float" office:value="3609426" table:style-name="ce1">
            <text:p>3609426</text:p>
          </table:table-cell>
          <table:table-cell table:style-name="ce1"/>
          <table:table-cell office:value-type="float" office:value="2998631" table:style-name="ce1">
            <text:p>2998631</text:p>
          </table:table-cell>
          <table:table-cell office:value-type="float" office:value="2999542" table:style-name="ce1">
            <text:p>2999542</text:p>
          </table:table-cell>
          <table:table-cell office:value-type="float" office:value="3002636" table:style-name="ce1">
            <text:p>3002636</text:p>
          </table:table-cell>
          <table:table-cell table:style-name="ce1"/>
          <table:table-cell office:value-type="float" office:value="2764696" table:style-name="ce1">
            <text:p>2764696</text:p>
          </table:table-cell>
          <table:table-cell office:value-type="float" office:value="2765800" table:style-name="ce1">
            <text:p>2765800</text:p>
          </table:table-cell>
          <table:table-cell office:value-type="float" office:value="2770636" table:style-name="ce1">
            <text:p>2770636</text:p>
          </table:table-cell>
          <table:table-cell table:style-name="ce1"/>
          <table:table-cell office:value-type="float" office:value="2393419" table:style-name="ce1">
            <text:p>2393419</text:p>
          </table:table-cell>
          <table:table-cell office:value-type="float" office:value="2394636" table:style-name="ce1">
            <text:p>2394636</text:p>
          </table:table-cell>
          <table:table-cell office:value-type="float" office:value="2402439" table:style-name="ce1">
            <text:p>2402439</text:p>
          </table:table-cell>
          <table:table-cell table:style-name="ce1"/>
          <table:table-cell office:value-type="float" office:value="2663820" table:style-name="ce1">
            <text:p>2663820</text:p>
          </table:table-cell>
          <table:table-cell office:value-type="float" office:value="2665041" table:style-name="ce1">
            <text:p>2665041</text:p>
          </table:table-cell>
          <table:table-cell office:value-type="float" office:value="2670086" table:style-name="ce1">
            <text:p>2670086</text:p>
          </table:table-cell>
          <table:table-cell table:style-name="ce1"/>
          <table:table-cell office:value-type="float" office:value="2560490" table:style-name="ce1">
            <text:p>2560490</text:p>
          </table:table-cell>
          <table:table-cell office:value-type="float" office:value="2562612" table:style-name="ce1">
            <text:p>2562612</text:p>
          </table:table-cell>
          <table:table-cell office:value-type="float" office:value="2566000" table:style-name="ce1">
            <text:p>2566000</text:p>
          </table:table-cell>
          <table:table-cell table:style-name="ce1"/>
          <table:table-cell office:value-type="float" office:value="2634223" table:style-name="ce1">
            <text:p>2634223</text:p>
          </table:table-cell>
          <table:table-cell office:value-type="float" office:value="2635400" table:style-name="ce1">
            <text:p>2635400</text:p>
          </table:table-cell>
          <table:table-cell office:value-type="float" office:value="2638906" table:style-name="ce1">
            <text:p>2638906</text:p>
          </table:table-cell>
          <table:table-cell table:style-name="ce1"/>
          <table:table-cell office:value-type="float" office:value="4014564" table:style-name="ce1">
            <text:p>4014564</text:p>
          </table:table-cell>
          <table:table-cell office:value-type="float" office:value="4015764" table:style-name="ce1">
            <text:p>4015764</text:p>
          </table:table-cell>
          <table:table-cell office:value-type="float" office:value="4021465" table:style-name="ce1">
            <text:p>4021465</text:p>
          </table:table-cell>
          <table:table-cell table:style-name="ce1"/>
          <table:table-cell office:value-type="float" office:value="3582101" table:style-name="ce1">
            <text:p>3582101</text:p>
          </table:table-cell>
          <table:table-cell office:value-type="float" office:value="3584448" table:style-name="ce1">
            <text:p>3584448</text:p>
          </table:table-cell>
          <table:table-cell office:value-type="float" office:value="3588849" table:style-name="ce1">
            <text:p>3588849</text:p>
          </table:table-cell>
          <table:table-cell table:style-name="ce1"/>
          <table:table-cell office:value-type="float" office:value="2330282" table:style-name="ce1">
            <text:p>2330282</text:p>
          </table:table-cell>
          <table:table-cell office:value-type="float" office:value="2331917" table:style-name="ce1">
            <text:p>2331917</text:p>
          </table:table-cell>
          <table:table-cell office:value-type="float" office:value="2337040" table:style-name="ce1">
            <text:p>2337040</text:p>
          </table:table-cell>
          <table:table-cell table:style-name="ce1"/>
          <table:table-cell office:value-type="float" office:value="3369726" table:style-name="ce1">
            <text:p>3369726</text:p>
          </table:table-cell>
          <table:table-cell office:value-type="float" office:value="3373931" table:style-name="ce1">
            <text:p>3373931</text:p>
          </table:table-cell>
          <table:table-cell office:value-type="float" office:value="3376748" table:style-name="ce1">
            <text:p>3376748</text:p>
          </table:table-cell>
          <table:table-cell table:style-name="ce1"/>
          <table:table-cell office:value-type="float" office:value="3083096" table:style-name="ce1">
            <text:p>3083096</text:p>
          </table:table-cell>
          <table:table-cell office:value-type="float" office:value="3084334" table:style-name="ce1">
            <text:p>3084334</text:p>
          </table:table-cell>
          <table:table-cell office:value-type="float" office:value="3087138" table:style-name="ce1">
            <text:p>3087138</text:p>
          </table:table-cell>
          <table:table-cell table:style-name="ce1"/>
          <table:table-cell office:value-type="float" office:value="2925164" table:style-name="ce1">
            <text:p>2925164</text:p>
          </table:table-cell>
          <table:table-cell office:value-type="float" office:value="2925987" table:style-name="ce1">
            <text:p>2925987</text:p>
          </table:table-cell>
          <table:table-cell office:value-type="float" office:value="2936118" table:style-name="ce1">
            <text:p>2936118</text:p>
          </table:table-cell>
          <table:table-cell table:style-name="ce1"/>
          <table:table-cell office:value-type="float" office:value="2829752" table:style-name="ce1">
            <text:p>2829752</text:p>
          </table:table-cell>
          <table:table-cell office:value-type="float" office:value="2833106" table:style-name="ce1">
            <text:p>2833106</text:p>
          </table:table-cell>
          <table:table-cell office:value-type="float" office:value="2837444" table:style-name="ce1">
            <text:p>2837444</text:p>
          </table:table-cell>
          <table:table-cell table:style-name="ce1"/>
          <table:table-cell office:value-type="float" office:value="3109470" table:style-name="ce1">
            <text:p>3109470</text:p>
          </table:table-cell>
          <table:table-cell office:value-type="float" office:value="3111125" table:style-name="ce1">
            <text:p>3111125</text:p>
          </table:table-cell>
          <table:table-cell office:value-type="float" office:value="3114582" table:style-name="ce1">
            <text:p>3114582</text:p>
          </table:table-cell>
          <table:table-cell table:style-name="ce1"/>
          <table:table-cell office:value-type="float" office:value="3896874" table:style-name="ce1">
            <text:p>3896874</text:p>
          </table:table-cell>
          <table:table-cell office:value-type="float" office:value="3897933" table:style-name="ce1">
            <text:p>3897933</text:p>
          </table:table-cell>
          <table:table-cell office:value-type="float" office:value="3900723" table:style-name="ce1">
            <text:p>3900723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091722_M05140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8:37:14</text:p>
          </table:table-cell>
          <table:table-cell office:value-type="string" table:style-name="ce1">
            <text:p>2020-11-18_09:37:14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Camille Na</text:p>
          </table:table-cell>
          <table:table-cell office:value-type="string" table:style-name="ce1">
            <text:p>M05140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LT7PHvYoFWMa6S8R</text:p>
          </table:table-cell>
          <table:table-cell office:value-type="string" table:style-name="ce1">
            <text:p>https://www.testable.org/experiment/4303/294929/start?participant=M051406</text:p>
          </table:table-cell>
          <table:table-cell office:value-type="float" office:value="2414513" table:style-name="ce1">
            <text:p>2414513</text:p>
          </table:table-cell>
          <table:table-cell office:value-type="float" office:value="40.241883333333" table:style-name="ce1">
            <text:p>40,24188333</text:p>
          </table:table-cell>
          <table:table-cell office:value-type="float" office:value="512756" table:style-name="ce1">
            <text:p>512756</text:p>
          </table:table-cell>
          <table:table-cell office:value-type="float" office:value="848516" table:style-name="ce1">
            <text:p>848516</text:p>
          </table:table-cell>
          <table:table-cell office:value-type="float" office:value="567730" table:style-name="ce1">
            <text:p>567730</text:p>
          </table:table-cell>
          <table:table-cell office:value-type="float" office:value="596799" table:style-name="ce1">
            <text:p>596799</text:p>
          </table:table-cell>
          <table:table-cell office:value-type="float" office:value="480257" table:style-name="ce1">
            <text:p>480257</text:p>
          </table:table-cell>
          <table:table-cell office:value-type="float" office:value="396969" table:style-name="ce1">
            <text:p>396969</text:p>
          </table:table-cell>
          <table:table-cell office:value-type="float" office:value="744791" table:style-name="ce1">
            <text:p>744791</text:p>
          </table:table-cell>
          <table:table-cell office:value-type="float" office:value="345493" table:style-name="ce1">
            <text:p>345493</text:p>
          </table:table-cell>
          <table:table-cell office:value-type="float" office:value="437776" table:style-name="ce1">
            <text:p>437776</text:p>
          </table:table-cell>
          <table:table-cell office:value-type="float" office:value="796742" table:style-name="ce1">
            <text:p>796742</text:p>
          </table:table-cell>
          <table:table-cell office:value-type="float" office:value="764550" table:style-name="ce1">
            <text:p>764550</text:p>
          </table:table-cell>
          <table:table-cell office:value-type="float" office:value="825698" table:style-name="ce1">
            <text:p>825698</text:p>
          </table:table-cell>
          <table:table-cell office:value-type="float" office:value="2343855" table:style-name="ce1">
            <text:p>2343855</text:p>
          </table:table-cell>
          <table:table-cell office:value-type="float" office:value="2344634" table:style-name="ce1">
            <text:p>2344634</text:p>
          </table:table-cell>
          <table:table-cell table:style-name="ce1"/>
          <table:table-cell office:value-type="float" office:value="2349493" table:style-name="ce1">
            <text:p>2349493</text:p>
          </table:table-cell>
          <table:table-cell office:value-type="float" office:value="2359165" table:style-name="ce1">
            <text:p>2359165</text:p>
          </table:table-cell>
          <table:table-cell office:value-type="float" office:value="2359954" table:style-name="ce1">
            <text:p>2359954</text:p>
          </table:table-cell>
          <table:table-cell table:style-name="ce1"/>
          <table:table-cell office:value-type="float" office:value="2363270" table:style-name="ce1">
            <text:p>2363270</text:p>
          </table:table-cell>
          <table:table-cell office:value-type="float" office:value="1654049" table:style-name="ce1">
            <text:p>1654049</text:p>
          </table:table-cell>
          <table:table-cell office:value-type="float" office:value="1655682" table:style-name="ce1">
            <text:p>1655682</text:p>
          </table:table-cell>
          <table:table-cell table:style-name="ce1"/>
          <table:table-cell office:value-type="float" office:value="1659288" table:style-name="ce1">
            <text:p>1659288</text:p>
          </table:table-cell>
          <table:table-cell office:value-type="float" office:value="2001884" table:style-name="ce1">
            <text:p>2001884</text:p>
          </table:table-cell>
          <table:table-cell office:value-type="float" office:value="2002929" table:style-name="ce1">
            <text:p>2002929</text:p>
          </table:table-cell>
          <table:table-cell table:style-name="ce1"/>
          <table:table-cell office:value-type="float" office:value="2005337" table:style-name="ce1">
            <text:p>2005337</text:p>
          </table:table-cell>
          <table:table-cell office:value-type="float" office:value="1759490" table:style-name="ce1">
            <text:p>1759490</text:p>
          </table:table-cell>
          <table:table-cell office:value-type="float" office:value="1761425" table:style-name="ce1">
            <text:p>1761425</text:p>
          </table:table-cell>
          <table:table-cell table:style-name="ce1"/>
          <table:table-cell office:value-type="float" office:value="1764219" table:style-name="ce1">
            <text:p>1764219</text:p>
          </table:table-cell>
          <table:table-cell office:value-type="float" office:value="1744229" table:style-name="ce1">
            <text:p>1744229</text:p>
          </table:table-cell>
          <table:table-cell office:value-type="float" office:value="1745076" table:style-name="ce1">
            <text:p>1745076</text:p>
          </table:table-cell>
          <table:table-cell table:style-name="ce1"/>
          <table:table-cell office:value-type="float" office:value="1747596" table:style-name="ce1">
            <text:p>1747596</text:p>
          </table:table-cell>
          <table:table-cell office:value-type="float" office:value="1639150" table:style-name="ce1">
            <text:p>1639150</text:p>
          </table:table-cell>
          <table:table-cell office:value-type="float" office:value="1640448" table:style-name="ce1">
            <text:p>1640448</text:p>
          </table:table-cell>
          <table:table-cell table:style-name="ce1"/>
          <table:table-cell office:value-type="float" office:value="1643200" table:style-name="ce1">
            <text:p>1643200</text:p>
          </table:table-cell>
          <table:table-cell office:value-type="float" office:value="2235185" table:style-name="ce1">
            <text:p>2235185</text:p>
          </table:table-cell>
          <table:table-cell office:value-type="float" office:value="2235848" table:style-name="ce1">
            <text:p>2235848</text:p>
          </table:table-cell>
          <table:table-cell table:style-name="ce1"/>
          <table:table-cell office:value-type="float" office:value="2238622" table:style-name="ce1">
            <text:p>2238622</text:p>
          </table:table-cell>
          <table:table-cell office:value-type="float" office:value="1728295" table:style-name="ce1">
            <text:p>1728295</text:p>
          </table:table-cell>
          <table:table-cell office:value-type="float" office:value="1731601" table:style-name="ce1">
            <text:p>1731601</text:p>
          </table:table-cell>
          <table:table-cell table:style-name="ce1"/>
          <table:table-cell office:value-type="float" office:value="1734972" table:style-name="ce1">
            <text:p>1734972</text:p>
          </table:table-cell>
          <table:table-cell office:value-type="float" office:value="2268930" table:style-name="ce1">
            <text:p>2268930</text:p>
          </table:table-cell>
          <table:table-cell office:value-type="float" office:value="2269899" table:style-name="ce1">
            <text:p>2269899</text:p>
          </table:table-cell>
          <table:table-cell table:style-name="ce1"/>
          <table:table-cell office:value-type="float" office:value="2274446" table:style-name="ce1">
            <text:p>2274446</text:p>
          </table:table-cell>
          <table:table-cell office:value-type="float" office:value="2397750" table:style-name="ce1">
            <text:p>2397750</text:p>
          </table:table-cell>
          <table:table-cell office:value-type="float" office:value="2398970" table:style-name="ce1">
            <text:p>2398970</text:p>
          </table:table-cell>
          <table:table-cell table:style-name="ce1"/>
          <table:table-cell office:value-type="float" office:value="2406782" table:style-name="ce1">
            <text:p>2406782</text:p>
          </table:table-cell>
          <table:table-cell office:value-type="float" office:value="2177926" table:style-name="ce1">
            <text:p>2177926</text:p>
          </table:table-cell>
          <table:table-cell office:value-type="float" office:value="2178884" table:style-name="ce1">
            <text:p>2178884</text:p>
          </table:table-cell>
          <table:table-cell table:style-name="ce1"/>
          <table:table-cell office:value-type="float" office:value="2181694" table:style-name="ce1">
            <text:p>2181694</text:p>
          </table:table-cell>
          <table:table-cell office:value-type="float" office:value="1712014" table:style-name="ce1">
            <text:p>1712014</text:p>
          </table:table-cell>
          <table:table-cell office:value-type="float" office:value="1713217" table:style-name="ce1">
            <text:p>1713217</text:p>
          </table:table-cell>
          <table:table-cell table:style-name="ce1"/>
          <table:table-cell office:value-type="float" office:value="1715747" table:style-name="ce1">
            <text:p>1715747</text:p>
          </table:table-cell>
          <table:table-cell office:value-type="float" office:value="2312410" table:style-name="ce1">
            <text:p>2312410</text:p>
          </table:table-cell>
          <table:table-cell office:value-type="float" office:value="2313604" table:style-name="ce1">
            <text:p>2313604</text:p>
          </table:table-cell>
          <table:table-cell table:style-name="ce1"/>
          <table:table-cell office:value-type="float" office:value="2320316" table:style-name="ce1">
            <text:p>2320316</text:p>
          </table:table-cell>
          <table:table-cell office:value-type="float" office:value="1786588" table:style-name="ce1">
            <text:p>1786588</text:p>
          </table:table-cell>
          <table:table-cell office:value-type="float" office:value="1787747" table:style-name="ce1">
            <text:p>1787747</text:p>
          </table:table-cell>
          <table:table-cell table:style-name="ce1"/>
          <table:table-cell office:value-type="float" office:value="1789815" table:style-name="ce1">
            <text:p>1789815</text:p>
          </table:table-cell>
          <table:table-cell office:value-type="float" office:value="2122283" table:style-name="ce1">
            <text:p>2122283</text:p>
          </table:table-cell>
          <table:table-cell office:value-type="float" office:value="2123677" table:style-name="ce1">
            <text:p>2123677</text:p>
          </table:table-cell>
          <table:table-cell table:style-name="ce1"/>
          <table:table-cell office:value-type="float" office:value="2127245" table:style-name="ce1">
            <text:p>2127245</text:p>
          </table:table-cell>
          <table:table-cell office:value-type="float" office:value="1971673" table:style-name="ce1">
            <text:p>1971673</text:p>
          </table:table-cell>
          <table:table-cell office:value-type="float" office:value="1974737" table:style-name="ce1">
            <text:p>1974737</text:p>
          </table:table-cell>
          <table:table-cell table:style-name="ce1"/>
          <table:table-cell office:value-type="float" office:value="1976850" table:style-name="ce1">
            <text:p>1976850</text:p>
          </table:table-cell>
          <table:table-cell office:value-type="float" office:value="2058949" table:style-name="ce1">
            <text:p>2058949</text:p>
          </table:table-cell>
          <table:table-cell office:value-type="float" office:value="2060616" table:style-name="ce1">
            <text:p>2060616</text:p>
          </table:table-cell>
          <table:table-cell table:style-name="ce1"/>
          <table:table-cell office:value-type="float" office:value="2062607" table:style-name="ce1">
            <text:p>2062607</text:p>
          </table:table-cell>
          <table:table-cell office:value-type="float" office:value="2193620" table:style-name="ce1">
            <text:p>2193620</text:p>
          </table:table-cell>
          <table:table-cell office:value-type="float" office:value="2194549" table:style-name="ce1">
            <text:p>2194549</text:p>
          </table:table-cell>
          <table:table-cell table:style-name="ce1"/>
          <table:table-cell office:value-type="float" office:value="2198603" table:style-name="ce1">
            <text:p>2198603</text:p>
          </table:table-cell>
          <table:table-cell office:value-type="float" office:value="1940907" table:style-name="ce1">
            <text:p>1940907</text:p>
          </table:table-cell>
          <table:table-cell office:value-type="float" office:value="1942241" table:style-name="ce1">
            <text:p>1942241</text:p>
          </table:table-cell>
          <table:table-cell table:style-name="ce1"/>
          <table:table-cell office:value-type="float" office:value="1944658" table:style-name="ce1">
            <text:p>1944658</text:p>
          </table:table-cell>
          <table:table-cell office:value-type="float" office:value="1820866" table:style-name="ce1">
            <text:p>1820866</text:p>
          </table:table-cell>
          <table:table-cell office:value-type="float" office:value="1822488" table:style-name="ce1">
            <text:p>1822488</text:p>
          </table:table-cell>
          <table:table-cell office:value-type="float" office:value="1824929" table:style-name="ce1">
            <text:p>1824929</text:p>
          </table:table-cell>
          <table:table-cell table:style-name="ce1"/>
          <table:table-cell office:value-type="float" office:value="1951508" table:style-name="ce1">
            <text:p>1951508</text:p>
          </table:table-cell>
          <table:table-cell office:value-type="float" office:value="1952850" table:style-name="ce1">
            <text:p>1952850</text:p>
          </table:table-cell>
          <table:table-cell table:style-name="ce1"/>
          <table:table-cell office:value-type="float" office:value="1955210" table:style-name="ce1">
            <text:p>1955210</text:p>
          </table:table-cell>
          <table:table-cell office:value-type="float" office:value="1832061" table:style-name="ce1">
            <text:p>1832061</text:p>
          </table:table-cell>
          <table:table-cell office:value-type="float" office:value="1834413" table:style-name="ce1">
            <text:p>1834413</text:p>
          </table:table-cell>
          <table:table-cell office:value-type="float" office:value="1836883" table:style-name="ce1">
            <text:p>1836883</text:p>
          </table:table-cell>
          <table:table-cell table:style-name="ce1"/>
          <table:table-cell office:value-type="float" office:value="1923094" table:style-name="ce1">
            <text:p>1923094</text:p>
          </table:table-cell>
          <table:table-cell office:value-type="float" office:value="1925640" table:style-name="ce1">
            <text:p>1925640</text:p>
          </table:table-cell>
          <table:table-cell table:style-name="ce1"/>
          <table:table-cell office:value-type="float" office:value="1928075" table:style-name="ce1">
            <text:p>1928075</text:p>
          </table:table-cell>
          <table:table-cell office:value-type="float" office:value="2136486" table:style-name="ce1">
            <text:p>2136486</text:p>
          </table:table-cell>
          <table:table-cell office:value-type="float" office:value="2138270" table:style-name="ce1">
            <text:p>2138270</text:p>
          </table:table-cell>
          <table:table-cell table:style-name="ce1"/>
          <table:table-cell office:value-type="float" office:value="2141498" table:style-name="ce1">
            <text:p>2141498</text:p>
          </table:table-cell>
          <table:table-cell office:value-type="float" office:value="2029552" table:style-name="ce1">
            <text:p>2029552</text:p>
          </table:table-cell>
          <table:table-cell office:value-type="float" office:value="2030473" table:style-name="ce1">
            <text:p>2030473</text:p>
          </table:table-cell>
          <table:table-cell table:style-name="ce1"/>
          <table:table-cell office:value-type="float" office:value="2032354" table:style-name="ce1">
            <text:p>2032354</text:p>
          </table:table-cell>
          <table:table-cell office:value-type="float" office:value="1846360" table:style-name="ce1">
            <text:p>1846360</text:p>
          </table:table-cell>
          <table:table-cell office:value-type="float" office:value="1848403" table:style-name="ce1">
            <text:p>1848403</text:p>
          </table:table-cell>
          <table:table-cell table:style-name="ce1"/>
          <table:table-cell office:value-type="float" office:value="1850488" table:style-name="ce1">
            <text:p>1850488</text:p>
          </table:table-cell>
          <table:table-cell office:value-type="float" office:value="1688881" table:style-name="ce1">
            <text:p>1688881</text:p>
          </table:table-cell>
          <table:table-cell office:value-type="float" office:value="1690575" table:style-name="ce1">
            <text:p>1690575</text:p>
          </table:table-cell>
          <table:table-cell table:style-name="ce1"/>
          <table:table-cell office:value-type="float" office:value="1693258" table:style-name="ce1">
            <text:p>1693258</text:p>
          </table:table-cell>
          <table:table-cell office:value-type="float" office:value="2209629" table:style-name="ce1">
            <text:p>2209629</text:p>
          </table:table-cell>
          <table:table-cell office:value-type="float" office:value="2210620" table:style-name="ce1">
            <text:p>2210620</text:p>
          </table:table-cell>
          <table:table-cell table:style-name="ce1"/>
          <table:table-cell office:value-type="float" office:value="2212619" table:style-name="ce1">
            <text:p>2212619</text:p>
          </table:table-cell>
          <table:table-cell office:value-type="float" office:value="2107922" table:style-name="ce1">
            <text:p>2107922</text:p>
          </table:table-cell>
          <table:table-cell office:value-type="float" office:value="2109692" table:style-name="ce1">
            <text:p>2109692</text:p>
          </table:table-cell>
          <table:table-cell table:style-name="ce1"/>
          <table:table-cell office:value-type="float" office:value="2111780" table:style-name="ce1">
            <text:p>2111780</text:p>
          </table:table-cell>
          <table:table-cell office:value-type="float" office:value="2046520" table:style-name="ce1">
            <text:p>2046520</text:p>
          </table:table-cell>
          <table:table-cell office:value-type="float" office:value="2047868" table:style-name="ce1">
            <text:p>2047868</text:p>
          </table:table-cell>
          <table:table-cell table:style-name="ce1"/>
          <table:table-cell office:value-type="float" office:value="2049567" table:style-name="ce1">
            <text:p>2049567</text:p>
          </table:table-cell>
          <table:table-cell office:value-type="float" office:value="1801983" table:style-name="ce1">
            <text:p>1801983</text:p>
          </table:table-cell>
          <table:table-cell office:value-type="float" office:value="1804051" table:style-name="ce1">
            <text:p>1804051</text:p>
          </table:table-cell>
          <table:table-cell table:style-name="ce1"/>
          <table:table-cell office:value-type="float" office:value="1807887" table:style-name="ce1">
            <text:p>1807887</text:p>
          </table:table-cell>
          <table:table-cell office:value-type="float" office:value="2253216" table:style-name="ce1">
            <text:p>2253216</text:p>
          </table:table-cell>
          <table:table-cell office:value-type="float" office:value="2254110" table:style-name="ce1">
            <text:p>2254110</text:p>
          </table:table-cell>
          <table:table-cell table:style-name="ce1"/>
          <table:table-cell office:value-type="float" office:value="2257634" table:style-name="ce1">
            <text:p>2257634</text:p>
          </table:table-cell>
          <table:table-cell office:value-type="float" office:value="2093570" table:style-name="ce1">
            <text:p>2093570</text:p>
          </table:table-cell>
          <table:table-cell office:value-type="float" office:value="2094667" table:style-name="ce1">
            <text:p>2094667</text:p>
          </table:table-cell>
          <table:table-cell table:style-name="ce1"/>
          <table:table-cell office:value-type="float" office:value="2097158" table:style-name="ce1">
            <text:p>2097158</text:p>
          </table:table-cell>
          <table:table-cell office:value-type="float" office:value="2071033" table:style-name="ce1">
            <text:p>2071033</text:p>
          </table:table-cell>
          <table:table-cell office:value-type="float" office:value="2072132" table:style-name="ce1">
            <text:p>2072132</text:p>
          </table:table-cell>
          <table:table-cell table:style-name="ce1"/>
          <table:table-cell office:value-type="float" office:value="2074566" table:style-name="ce1">
            <text:p>2074566</text:p>
          </table:table-cell>
          <table:table-cell office:value-type="float" office:value="2327944" table:style-name="ce1">
            <text:p>2327944</text:p>
          </table:table-cell>
          <table:table-cell office:value-type="float" office:value="2328892" table:style-name="ce1">
            <text:p>2328892</text:p>
          </table:table-cell>
          <table:table-cell table:style-name="ce1"/>
          <table:table-cell office:value-type="float" office:value="2331445" table:style-name="ce1">
            <text:p>2331445</text:p>
          </table:table-cell>
          <table:table-cell office:value-type="float" office:value="2383358" table:style-name="ce1">
            <text:p>2383358</text:p>
          </table:table-cell>
          <table:table-cell office:value-type="float" office:value="2384477" table:style-name="ce1">
            <text:p>2384477</text:p>
          </table:table-cell>
          <table:table-cell table:style-name="ce1"/>
          <table:table-cell office:value-type="float" office:value="2386877" table:style-name="ce1">
            <text:p>2386877</text:p>
          </table:table-cell>
          <table:table-cell office:value-type="float" office:value="2164609" table:style-name="ce1">
            <text:p>2164609</text:p>
          </table:table-cell>
          <table:table-cell office:value-type="float" office:value="2165734" table:style-name="ce1">
            <text:p>2165734</text:p>
          </table:table-cell>
          <table:table-cell table:style-name="ce1"/>
          <table:table-cell office:value-type="float" office:value="2169101" table:style-name="ce1">
            <text:p>2169101</text:p>
          </table:table-cell>
          <table:table-cell office:value-type="float" office:value="2152238" table:style-name="ce1">
            <text:p>2152238</text:p>
          </table:table-cell>
          <table:table-cell office:value-type="float" office:value="2153372" table:style-name="ce1">
            <text:p>2153372</text:p>
          </table:table-cell>
          <table:table-cell table:style-name="ce1"/>
          <table:table-cell office:value-type="float" office:value="2156305" table:style-name="ce1">
            <text:p>2156305</text:p>
          </table:table-cell>
          <table:table-cell office:value-type="float" office:value="2018861" table:style-name="ce1">
            <text:p>2018861</text:p>
          </table:table-cell>
          <table:table-cell office:value-type="float" office:value="2020103" table:style-name="ce1">
            <text:p>2020103</text:p>
          </table:table-cell>
          <table:table-cell table:style-name="ce1"/>
          <table:table-cell office:value-type="float" office:value="2022766" table:style-name="ce1">
            <text:p>2022766</text:p>
          </table:table-cell>
          <table:table-cell office:value-type="float" office:value="2218904" table:style-name="ce1">
            <text:p>2218904</text:p>
          </table:table-cell>
          <table:table-cell office:value-type="float" office:value="2219758" table:style-name="ce1">
            <text:p>2219758</text:p>
          </table:table-cell>
          <table:table-cell table:style-name="ce1"/>
          <table:table-cell office:value-type="float" office:value="2222384" table:style-name="ce1">
            <text:p>2222384</text:p>
          </table:table-cell>
          <table:table-cell office:value-type="float" office:value="2284384" table:style-name="ce1">
            <text:p>2284384</text:p>
          </table:table-cell>
          <table:table-cell office:value-type="float" office:value="2285178" table:style-name="ce1">
            <text:p>2285178</text:p>
          </table:table-cell>
          <table:table-cell table:style-name="ce1"/>
          <table:table-cell office:value-type="float" office:value="2287621" table:style-name="ce1">
            <text:p>2287621</text:p>
          </table:table-cell>
          <table:table-cell office:value-type="float" office:value="1889309" table:style-name="ce1">
            <text:p>1889309</text:p>
          </table:table-cell>
          <table:table-cell office:value-type="float" office:value="1890282" table:style-name="ce1">
            <text:p>1890282</text:p>
          </table:table-cell>
          <table:table-cell office:value-type="float" office:value="1892544" table:style-name="ce1">
            <text:p>1892544</text:p>
          </table:table-cell>
          <table:table-cell table:style-name="ce1"/>
          <table:table-cell office:value-type="float" office:value="2370903" table:style-name="ce1">
            <text:p>2370903</text:p>
          </table:table-cell>
          <table:table-cell office:value-type="float" office:value="2371704" table:style-name="ce1">
            <text:p>2371704</text:p>
          </table:table-cell>
          <table:table-cell table:style-name="ce1"/>
          <table:table-cell office:value-type="float" office:value="2374500" table:style-name="ce1">
            <text:p>2374500</text:p>
          </table:table-cell>
          <table:table-cell office:value-type="float" office:value="1865776" table:style-name="ce1">
            <text:p>1865776</text:p>
          </table:table-cell>
          <table:table-cell office:value-type="float" office:value="1868160" table:style-name="ce1">
            <text:p>1868160</text:p>
          </table:table-cell>
          <table:table-cell office:value-type="float" office:value="1870415" table:style-name="ce1">
            <text:p>1870415</text:p>
          </table:table-cell>
          <table:table-cell table:style-name="ce1"/>
          <table:table-cell office:value-type="float" office:value="1773839" table:style-name="ce1">
            <text:p>1773839</text:p>
          </table:table-cell>
          <table:table-cell office:value-type="float" office:value="1775407" table:style-name="ce1">
            <text:p>1775407</text:p>
          </table:table-cell>
          <table:table-cell table:style-name="ce1"/>
          <table:table-cell office:value-type="float" office:value="1777804" table:style-name="ce1">
            <text:p>1777804</text:p>
          </table:table-cell>
          <table:table-cell office:value-type="float" office:value="1901713" table:style-name="ce1">
            <text:p>1901713</text:p>
          </table:table-cell>
          <table:table-cell office:value-type="float" office:value="1902762" table:style-name="ce1">
            <text:p>1902762</text:p>
          </table:table-cell>
          <table:table-cell table:style-name="ce1"/>
          <table:table-cell office:value-type="float" office:value="1908179" table:style-name="ce1">
            <text:p>1908179</text:p>
          </table:table-cell>
          <table:table-cell office:value-type="float" office:value="1986988" table:style-name="ce1">
            <text:p>1986988</text:p>
          </table:table-cell>
          <table:table-cell office:value-type="float" office:value="1988057" table:style-name="ce1">
            <text:p>1988057</text:p>
          </table:table-cell>
          <table:table-cell table:style-name="ce1"/>
          <table:table-cell office:value-type="float" office:value="1990469" table:style-name="ce1">
            <text:p>1990469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8_093601_M00871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8:18:20</text:p>
          </table:table-cell>
          <table:table-cell office:value-type="string" table:style-name="ce1">
            <text:p>2020-11-18_09:18:20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M008711</text:p>
          </table:table-cell>
          <table:table-cell office:value-type="string" table:style-name="ce1">
            <text:p>M0087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Tu6fBWAse4Z3j46</text:p>
          </table:table-cell>
          <table:table-cell office:value-type="string" table:style-name="ce1">
            <text:p>https://www.testable.org/experiment/4303/294929/start?participant=M008711</text:p>
          </table:table-cell>
          <table:table-cell office:value-type="float" office:value="4659094" table:style-name="ce1">
            <text:p>4659094</text:p>
          </table:table-cell>
          <table:table-cell office:value-type="float" office:value="77.651566666666994" table:style-name="ce1">
            <text:p>77,65156667</text:p>
          </table:table-cell>
          <table:table-cell office:value-type="float" office:value="1177743" table:style-name="ce1">
            <text:p>1177743</text:p>
          </table:table-cell>
          <table:table-cell office:value-type="float" office:value="1136879" table:style-name="ce1">
            <text:p>1136879</text:p>
          </table:table-cell>
          <table:table-cell office:value-type="float" office:value="910657" table:style-name="ce1">
            <text:p>910657</text:p>
          </table:table-cell>
          <table:table-cell office:value-type="float" office:value="1343469" table:style-name="ce1">
            <text:p>1343469</text:p>
          </table:table-cell>
          <table:table-cell office:value-type="float" office:value="557119" table:style-name="ce1">
            <text:p>557119</text:p>
          </table:table-cell>
          <table:table-cell office:value-type="float" office:value="683346" table:style-name="ce1">
            <text:p>683346</text:p>
          </table:table-cell>
          <table:table-cell office:value-type="float" office:value="1051159" table:style-name="ce1">
            <text:p>1051159</text:p>
          </table:table-cell>
          <table:table-cell office:value-type="float" office:value="1246167" table:style-name="ce1">
            <text:p>1246167</text:p>
          </table:table-cell>
          <table:table-cell office:value-type="float" office:value="831097" table:style-name="ce1">
            <text:p>831097</text:p>
          </table:table-cell>
          <table:table-cell office:value-type="float" office:value="981511" table:style-name="ce1">
            <text:p>981511</text:p>
          </table:table-cell>
          <table:table-cell office:value-type="float" office:value="762377" table:style-name="ce1">
            <text:p>762377</text:p>
          </table:table-cell>
          <table:table-cell office:value-type="float" office:value="1322140" table:style-name="ce1">
            <text:p>1322140</text:p>
          </table:table-cell>
          <table:table-cell table:number-columns-repeated="192" table:style-name="ce1"/>
          <table:table-cell office:value-type="float" office:value="4204571" table:style-name="ce1">
            <text:p>4204571</text:p>
          </table:table-cell>
          <table:table-cell office:value-type="float" office:value="4209525" table:style-name="ce1">
            <text:p>4209525</text:p>
          </table:table-cell>
          <table:table-cell table:style-name="ce1"/>
          <table:table-cell office:value-type="float" office:value="4211372" table:style-name="ce1">
            <text:p>4211372</text:p>
          </table:table-cell>
          <table:table-cell office:value-type="float" office:value="3571728" table:style-name="ce1">
            <text:p>3571728</text:p>
          </table:table-cell>
          <table:table-cell office:value-type="float" office:value="3574088" table:style-name="ce1">
            <text:p>3574088</text:p>
          </table:table-cell>
          <table:table-cell office:value-type="float" office:value="3576912" table:style-name="ce1">
            <text:p>3576912</text:p>
          </table:table-cell>
          <table:table-cell table:style-name="ce1"/>
          <table:table-cell office:value-type="float" office:value="4364826" table:style-name="ce1">
            <text:p>4364826</text:p>
          </table:table-cell>
          <table:table-cell office:value-type="float" office:value="4367004" table:style-name="ce1">
            <text:p>4367004</text:p>
          </table:table-cell>
          <table:table-cell table:style-name="ce1"/>
          <table:table-cell office:value-type="float" office:value="4368778" table:style-name="ce1">
            <text:p>4368778</text:p>
          </table:table-cell>
          <table:table-cell office:value-type="float" office:value="4378370" table:style-name="ce1">
            <text:p>4378370</text:p>
          </table:table-cell>
          <table:table-cell office:value-type="float" office:value="4379515" table:style-name="ce1">
            <text:p>4379515</text:p>
          </table:table-cell>
          <table:table-cell office:value-type="float" office:value="4382043" table:style-name="ce1">
            <text:p>4382043</text:p>
          </table:table-cell>
          <table:table-cell table:style-name="ce1"/>
          <table:table-cell office:value-type="float" office:value="3934446" table:style-name="ce1">
            <text:p>3934446</text:p>
          </table:table-cell>
          <table:table-cell office:value-type="float" office:value="3936190" table:style-name="ce1">
            <text:p>3936190</text:p>
          </table:table-cell>
          <table:table-cell office:value-type="float" office:value="3938277" table:style-name="ce1">
            <text:p>3938277</text:p>
          </table:table-cell>
          <table:table-cell table:style-name="ce1"/>
          <table:table-cell office:value-type="float" office:value="4234984" table:style-name="ce1">
            <text:p>4234984</text:p>
          </table:table-cell>
          <table:table-cell office:value-type="float" office:value="4240963" table:style-name="ce1">
            <text:p>4240963</text:p>
          </table:table-cell>
          <table:table-cell table:style-name="ce1"/>
          <table:table-cell office:value-type="float" office:value="4243043" table:style-name="ce1">
            <text:p>4243043</text:p>
          </table:table-cell>
          <table:table-cell office:value-type="float" office:value="4276586" table:style-name="ce1">
            <text:p>4276586</text:p>
          </table:table-cell>
          <table:table-cell office:value-type="float" office:value="4278277" table:style-name="ce1">
            <text:p>4278277</text:p>
          </table:table-cell>
          <table:table-cell office:value-type="float" office:value="4280235" table:style-name="ce1">
            <text:p>4280235</text:p>
          </table:table-cell>
          <table:table-cell table:style-name="ce1"/>
          <table:table-cell office:value-type="float" office:value="3608356" table:style-name="ce1">
            <text:p>3608356</text:p>
          </table:table-cell>
          <table:table-cell office:value-type="float" office:value="3712135" table:style-name="ce1">
            <text:p>3712135</text:p>
          </table:table-cell>
          <table:table-cell office:value-type="float" office:value="3715431" table:style-name="ce1">
            <text:p>3715431</text:p>
          </table:table-cell>
          <table:table-cell table:style-name="ce1"/>
          <table:table-cell office:value-type="float" office:value="4571392" table:style-name="ce1">
            <text:p>4571392</text:p>
          </table:table-cell>
          <table:table-cell office:value-type="float" office:value="4572889" table:style-name="ce1">
            <text:p>4572889</text:p>
          </table:table-cell>
          <table:table-cell office:value-type="float" office:value="4575073" table:style-name="ce1">
            <text:p>4575073</text:p>
          </table:table-cell>
          <table:table-cell table:style-name="ce1"/>
          <table:table-cell office:value-type="float" office:value="3900014" table:style-name="ce1">
            <text:p>3900014</text:p>
          </table:table-cell>
          <table:table-cell office:value-type="float" office:value="3901215" table:style-name="ce1">
            <text:p>3901215</text:p>
          </table:table-cell>
          <table:table-cell office:value-type="float" office:value="3903181" table:style-name="ce1">
            <text:p>3903181</text:p>
          </table:table-cell>
          <table:table-cell table:style-name="ce1"/>
          <table:table-cell office:value-type="float" office:value="4352105" table:style-name="ce1">
            <text:p>4352105</text:p>
          </table:table-cell>
          <table:table-cell office:value-type="float" office:value="4353458" table:style-name="ce1">
            <text:p>4353458</text:p>
          </table:table-cell>
          <table:table-cell office:value-type="float" office:value="4356378" table:style-name="ce1">
            <text:p>4356378</text:p>
          </table:table-cell>
          <table:table-cell table:style-name="ce1"/>
          <table:table-cell office:value-type="float" office:value="4422194" table:style-name="ce1">
            <text:p>4422194</text:p>
          </table:table-cell>
          <table:table-cell office:value-type="float" office:value="4423746" table:style-name="ce1">
            <text:p>4423746</text:p>
          </table:table-cell>
          <table:table-cell office:value-type="float" office:value="4426275" table:style-name="ce1">
            <text:p>4426275</text:p>
          </table:table-cell>
          <table:table-cell table:style-name="ce1"/>
          <table:table-cell office:value-type="float" office:value="4635171" table:style-name="ce1">
            <text:p>4635171</text:p>
          </table:table-cell>
          <table:table-cell office:value-type="float" office:value="4639658" table:style-name="ce1">
            <text:p>4639658</text:p>
          </table:table-cell>
          <table:table-cell office:value-type="float" office:value="4644336" table:style-name="ce1">
            <text:p>4644336</text:p>
          </table:table-cell>
          <table:table-cell table:style-name="ce1"/>
          <table:table-cell office:value-type="float" office:value="4598768" table:style-name="ce1">
            <text:p>4598768</text:p>
          </table:table-cell>
          <table:table-cell office:value-type="float" office:value="4601057" table:style-name="ce1">
            <text:p>4601057</text:p>
          </table:table-cell>
          <table:table-cell table:style-name="ce1"/>
          <table:table-cell office:value-type="float" office:value="4602993" table:style-name="ce1">
            <text:p>4602993</text:p>
          </table:table-cell>
          <table:table-cell office:value-type="float" office:value="3525320" table:style-name="ce1">
            <text:p>3525320</text:p>
          </table:table-cell>
          <table:table-cell office:value-type="float" office:value="3527658" table:style-name="ce1">
            <text:p>3527658</text:p>
          </table:table-cell>
          <table:table-cell table:style-name="ce1"/>
          <table:table-cell office:value-type="float" office:value="3531033" table:style-name="ce1">
            <text:p>3531033</text:p>
          </table:table-cell>
          <table:table-cell office:value-type="float" office:value="3767390" table:style-name="ce1">
            <text:p>3767390</text:p>
          </table:table-cell>
          <table:table-cell office:value-type="float" office:value="3791032" table:style-name="ce1">
            <text:p>3791032</text:p>
          </table:table-cell>
          <table:table-cell office:value-type="float" office:value="3793326" table:style-name="ce1">
            <text:p>3793326</text:p>
          </table:table-cell>
          <table:table-cell table:style-name="ce1"/>
          <table:table-cell office:value-type="float" office:value="4294538" table:style-name="ce1">
            <text:p>4294538</text:p>
          </table:table-cell>
          <table:table-cell office:value-type="float" office:value="4295427" table:style-name="ce1">
            <text:p>4295427</text:p>
          </table:table-cell>
          <table:table-cell office:value-type="float" office:value="4298594" table:style-name="ce1">
            <text:p>4298594</text:p>
          </table:table-cell>
          <table:table-cell table:style-name="ce1"/>
          <table:table-cell office:value-type="float" office:value="3545408" table:style-name="ce1">
            <text:p>3545408</text:p>
          </table:table-cell>
          <table:table-cell office:value-type="float" office:value="3546992" table:style-name="ce1">
            <text:p>3546992</text:p>
          </table:table-cell>
          <table:table-cell office:value-type="float" office:value="3549009" table:style-name="ce1">
            <text:p>3549009</text:p>
          </table:table-cell>
          <table:table-cell table:style-name="ce1"/>
          <table:table-cell office:value-type="float" office:value="3735639" table:style-name="ce1">
            <text:p>3735639</text:p>
          </table:table-cell>
          <table:table-cell office:value-type="float" office:value="3739081" table:style-name="ce1">
            <text:p>3739081</text:p>
          </table:table-cell>
          <table:table-cell table:style-name="ce1"/>
          <table:table-cell office:value-type="float" office:value="3741454" table:style-name="ce1">
            <text:p>3741454</text:p>
          </table:table-cell>
          <table:table-cell office:value-type="float" office:value="4315778" table:style-name="ce1">
            <text:p>4315778</text:p>
          </table:table-cell>
          <table:table-cell office:value-type="float" office:value="4317274" table:style-name="ce1">
            <text:p>4317274</text:p>
          </table:table-cell>
          <table:table-cell office:value-type="float" office:value="4321202" table:style-name="ce1">
            <text:p>4321202</text:p>
          </table:table-cell>
          <table:table-cell table:style-name="ce1"/>
          <table:table-cell office:value-type="float" office:value="3443880" table:style-name="ce1">
            <text:p>3443880</text:p>
          </table:table-cell>
          <table:table-cell office:value-type="float" office:value="3445776" table:style-name="ce1">
            <text:p>3445776</text:p>
          </table:table-cell>
          <table:table-cell office:value-type="float" office:value="3449001" table:style-name="ce1">
            <text:p>3449001</text:p>
          </table:table-cell>
          <table:table-cell table:style-name="ce1"/>
          <table:table-cell office:value-type="float" office:value="4553384" table:style-name="ce1">
            <text:p>4553384</text:p>
          </table:table-cell>
          <table:table-cell office:value-type="float" office:value="4554475" table:style-name="ce1">
            <text:p>4554475</text:p>
          </table:table-cell>
          <table:table-cell office:value-type="float" office:value="4556248" table:style-name="ce1">
            <text:p>4556248</text:p>
          </table:table-cell>
          <table:table-cell table:style-name="ce1"/>
          <table:table-cell office:value-type="float" office:value="3478993" table:style-name="ce1">
            <text:p>3478993</text:p>
          </table:table-cell>
          <table:table-cell office:value-type="float" office:value="3501545" table:style-name="ce1">
            <text:p>3501545</text:p>
          </table:table-cell>
          <table:table-cell office:value-type="float" office:value="3504650" table:style-name="ce1">
            <text:p>3504650</text:p>
          </table:table-cell>
          <table:table-cell table:style-name="ce1"/>
          <table:table-cell office:value-type="float" office:value="4439330" table:style-name="ce1">
            <text:p>4439330</text:p>
          </table:table-cell>
          <table:table-cell office:value-type="float" office:value="4440242" table:style-name="ce1">
            <text:p>4440242</text:p>
          </table:table-cell>
          <table:table-cell office:value-type="float" office:value="4441738" table:style-name="ce1">
            <text:p>4441738</text:p>
          </table:table-cell>
          <table:table-cell table:style-name="ce1"/>
          <table:table-cell office:value-type="float" office:value="4466953" table:style-name="ce1">
            <text:p>4466953</text:p>
          </table:table-cell>
          <table:table-cell office:value-type="float" office:value="4468132" table:style-name="ce1">
            <text:p>4468132</text:p>
          </table:table-cell>
          <table:table-cell table:style-name="ce1"/>
          <table:table-cell office:value-type="float" office:value="4471874" table:style-name="ce1">
            <text:p>4471874</text:p>
          </table:table-cell>
          <table:table-cell office:value-type="float" office:value="4654216" table:style-name="ce1">
            <text:p>4654216</text:p>
          </table:table-cell>
          <table:table-cell office:value-type="float" office:value="4655554" table:style-name="ce1">
            <text:p>4655554</text:p>
          </table:table-cell>
          <table:table-cell table:style-name="ce1"/>
          <table:table-cell office:value-type="float" office:value="4657336" table:style-name="ce1">
            <text:p>4657336</text:p>
          </table:table-cell>
          <table:table-cell office:value-type="float" office:value="4537744" table:style-name="ce1">
            <text:p>4537744</text:p>
          </table:table-cell>
          <table:table-cell office:value-type="float" office:value="4538729" table:style-name="ce1">
            <text:p>4538729</text:p>
          </table:table-cell>
          <table:table-cell table:style-name="ce1"/>
          <table:table-cell office:value-type="float" office:value="4542330" table:style-name="ce1">
            <text:p>4542330</text:p>
          </table:table-cell>
          <table:table-cell office:value-type="float" office:value="3954776" table:style-name="ce1">
            <text:p>3954776</text:p>
          </table:table-cell>
          <table:table-cell office:value-type="float" office:value="4030616" table:style-name="ce1">
            <text:p>4030616</text:p>
          </table:table-cell>
          <table:table-cell table:style-name="ce1"/>
          <table:table-cell office:value-type="float" office:value="4032837" table:style-name="ce1">
            <text:p>4032837</text:p>
          </table:table-cell>
          <table:table-cell office:value-type="float" office:value="3384321" table:style-name="ce1">
            <text:p>3384321</text:p>
          </table:table-cell>
          <table:table-cell office:value-type="float" office:value="3386019" table:style-name="ce1">
            <text:p>3386019</text:p>
          </table:table-cell>
          <table:table-cell office:value-type="float" office:value="3388977" table:style-name="ce1">
            <text:p>3388977</text:p>
          </table:table-cell>
          <table:table-cell table:style-name="ce1"/>
          <table:table-cell office:value-type="float" office:value="4067109" table:style-name="ce1">
            <text:p>4067109</text:p>
          </table:table-cell>
          <table:table-cell office:value-type="float" office:value="4068116" table:style-name="ce1">
            <text:p>4068116</text:p>
          </table:table-cell>
          <table:table-cell office:value-type="float" office:value="4070068" table:style-name="ce1">
            <text:p>4070068</text:p>
          </table:table-cell>
          <table:table-cell table:style-name="ce1"/>
          <table:table-cell office:value-type="float" office:value="3804190" table:style-name="ce1">
            <text:p>3804190</text:p>
          </table:table-cell>
          <table:table-cell office:value-type="float" office:value="3805102" table:style-name="ce1">
            <text:p>3805102</text:p>
          </table:table-cell>
          <table:table-cell office:value-type="float" office:value="3808454" table:style-name="ce1">
            <text:p>3808454</text:p>
          </table:table-cell>
          <table:table-cell table:style-name="ce1"/>
          <table:table-cell office:value-type="float" office:value="3848318" table:style-name="ce1">
            <text:p>3848318</text:p>
          </table:table-cell>
          <table:table-cell office:value-type="float" office:value="3850287" table:style-name="ce1">
            <text:p>3850287</text:p>
          </table:table-cell>
          <table:table-cell office:value-type="float" office:value="3852438" table:style-name="ce1">
            <text:p>3852438</text:p>
          </table:table-cell>
          <table:table-cell table:style-name="ce1"/>
          <table:table-cell office:value-type="float" office:value="3865409" table:style-name="ce1">
            <text:p>3865409</text:p>
          </table:table-cell>
          <table:table-cell office:value-type="float" office:value="3867224" table:style-name="ce1">
            <text:p>3867224</text:p>
          </table:table-cell>
          <table:table-cell table:style-name="ce1"/>
          <table:table-cell office:value-type="float" office:value="3869974" table:style-name="ce1">
            <text:p>3869974</text:p>
          </table:table-cell>
          <table:table-cell office:value-type="float" office:value="4523124" table:style-name="ce1">
            <text:p>4523124</text:p>
          </table:table-cell>
          <table:table-cell office:value-type="float" office:value="4524105" table:style-name="ce1">
            <text:p>4524105</text:p>
          </table:table-cell>
          <table:table-cell table:style-name="ce1"/>
          <table:table-cell office:value-type="float" office:value="4526305" table:style-name="ce1">
            <text:p>4526305</text:p>
          </table:table-cell>
          <table:table-cell office:value-type="float" office:value="3300636" table:style-name="ce1">
            <text:p>3300636</text:p>
          </table:table-cell>
          <table:table-cell office:value-type="float" office:value="3311498" table:style-name="ce1">
            <text:p>3311498</text:p>
          </table:table-cell>
          <table:table-cell office:value-type="float" office:value="3316378" table:style-name="ce1">
            <text:p>3316378</text:p>
          </table:table-cell>
          <table:table-cell table:style-name="ce1"/>
          <table:table-cell office:value-type="float" office:value="3334781" table:style-name="ce1">
            <text:p>3334781</text:p>
          </table:table-cell>
          <table:table-cell office:value-type="float" office:value="3356659" table:style-name="ce1">
            <text:p>3356659</text:p>
          </table:table-cell>
          <table:table-cell table:style-name="ce1"/>
          <table:table-cell office:value-type="float" office:value="3369930" table:style-name="ce1">
            <text:p>3369930</text:p>
          </table:table-cell>
          <table:table-cell office:value-type="float" office:value="4047987" table:style-name="ce1">
            <text:p>4047987</text:p>
          </table:table-cell>
          <table:table-cell office:value-type="float" office:value="4049349" table:style-name="ce1">
            <text:p>4049349</text:p>
          </table:table-cell>
          <table:table-cell office:value-type="float" office:value="4051093" table:style-name="ce1">
            <text:p>4051093</text:p>
          </table:table-cell>
          <table:table-cell table:style-name="ce1"/>
          <table:table-cell office:value-type="float" office:value="4480697" table:style-name="ce1">
            <text:p>4480697</text:p>
          </table:table-cell>
          <table:table-cell office:value-type="float" office:value="4483411" table:style-name="ce1">
            <text:p>4483411</text:p>
          </table:table-cell>
          <table:table-cell office:value-type="float" office:value="4486561" table:style-name="ce1">
            <text:p>4486561</text:p>
          </table:table-cell>
          <table:table-cell table:style-name="ce1"/>
          <table:table-cell office:value-type="float" office:value="4131781" table:style-name="ce1">
            <text:p>4131781</text:p>
          </table:table-cell>
          <table:table-cell office:value-type="float" office:value="4155574" table:style-name="ce1">
            <text:p>4155574</text:p>
          </table:table-cell>
          <table:table-cell office:value-type="float" office:value="4157660" table:style-name="ce1">
            <text:p>4157660</text:p>
          </table:table-cell>
          <table:table-cell table:style-name="ce1"/>
          <table:table-cell office:value-type="float" office:value="3398773" table:style-name="ce1">
            <text:p>3398773</text:p>
          </table:table-cell>
          <table:table-cell office:value-type="float" office:value="3400931" table:style-name="ce1">
            <text:p>3400931</text:p>
          </table:table-cell>
          <table:table-cell office:value-type="float" office:value="3405889" table:style-name="ce1">
            <text:p>3405889</text:p>
          </table:table-cell>
          <table:table-cell table:style-name="ce1"/>
          <table:table-cell office:value-type="float" office:value="4336874" table:style-name="ce1">
            <text:p>4336874</text:p>
          </table:table-cell>
          <table:table-cell office:value-type="float" office:value="4337739" table:style-name="ce1">
            <text:p>4337739</text:p>
          </table:table-cell>
          <table:table-cell office:value-type="float" office:value="4339578" table:style-name="ce1">
            <text:p>4339578</text:p>
          </table:table-cell>
          <table:table-cell table:style-name="ce1"/>
          <table:table-cell office:value-type="float" office:value="3820766" table:style-name="ce1">
            <text:p>3820766</text:p>
          </table:table-cell>
          <table:table-cell office:value-type="float" office:value="3822590" table:style-name="ce1">
            <text:p>3822590</text:p>
          </table:table-cell>
          <table:table-cell office:value-type="float" office:value="3824903" table:style-name="ce1">
            <text:p>3824903</text:p>
          </table:table-cell>
          <table:table-cell table:style-name="ce1"/>
          <table:table-cell office:value-type="float" office:value="4086564" table:style-name="ce1">
            <text:p>4086564</text:p>
          </table:table-cell>
          <table:table-cell office:value-type="float" office:value="4088502" table:style-name="ce1">
            <text:p>4088502</text:p>
          </table:table-cell>
          <table:table-cell table:style-name="ce1"/>
          <table:table-cell office:value-type="float" office:value="4090837" table:style-name="ce1">
            <text:p>4090837</text:p>
          </table:table-cell>
          <table:table-cell office:value-type="float" office:value="4398474" table:style-name="ce1">
            <text:p>4398474</text:p>
          </table:table-cell>
          <table:table-cell office:value-type="float" office:value="4400346" table:style-name="ce1">
            <text:p>4400346</text:p>
          </table:table-cell>
          <table:table-cell table:style-name="ce1"/>
          <table:table-cell office:value-type="float" office:value="4402499" table:style-name="ce1">
            <text:p>4402499</text:p>
          </table:table-cell>
          <table:table-cell office:value-type="float" office:value="3884479" table:style-name="ce1">
            <text:p>3884479</text:p>
          </table:table-cell>
          <table:table-cell office:value-type="float" office:value="3885510" table:style-name="ce1">
            <text:p>3885510</text:p>
          </table:table-cell>
          <table:table-cell office:value-type="float" office:value="3887222" table:style-name="ce1">
            <text:p>3887222</text:p>
          </table:table-cell>
          <table:table-cell table:style-name="ce1"/>
          <table:table-cell office:value-type="float" office:value="4586857" table:style-name="ce1">
            <text:p>4586857</text:p>
          </table:table-cell>
          <table:table-cell office:value-type="float" office:value="4588306" table:style-name="ce1">
            <text:p>4588306</text:p>
          </table:table-cell>
          <table:table-cell table:style-name="ce1"/>
          <table:table-cell office:value-type="float" office:value="4591968" table:style-name="ce1">
            <text:p>4591968</text:p>
          </table:table-cell>
          <table:table-cell office:value-type="float" office:value="3915949" table:style-name="ce1">
            <text:p>3915949</text:p>
          </table:table-cell>
          <table:table-cell office:value-type="float" office:value="3917326" table:style-name="ce1">
            <text:p>3917326</text:p>
          </table:table-cell>
          <table:table-cell office:value-type="float" office:value="3919207" table:style-name="ce1">
            <text:p>3919207</text:p>
          </table:table-cell>
          <table:table-cell table:style-name="ce1"/>
          <table:table-cell office:value-type="float" office:value="4497273" table:style-name="ce1">
            <text:p>4497273</text:p>
          </table:table-cell>
          <table:table-cell office:value-type="float" office:value="4498201" table:style-name="ce1">
            <text:p>4498201</text:p>
          </table:table-cell>
          <table:table-cell office:value-type="float" office:value="4501153" table:style-name="ce1">
            <text:p>4501153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093908_M08060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8:49:09</text:p>
          </table:table-cell>
          <table:table-cell office:value-type="string" table:style-name="ce1">
            <text:p>2020-11-18_09:49:09</text:p>
          </table:table-cell>
          <table:table-cell office:value-type="float" office:value="0.85" table:style-name="ce1">
            <text:p>0,85</text:p>
          </table:table-cell>
          <table:table-cell office:value-type="string" table:style-name="ce1">
            <text:p>Paul J-E</text:p>
          </table:table-cell>
          <table:table-cell office:value-type="string" table:style-name="ce1">
            <text:p>M08060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nxOeELooG5rrsCn</text:p>
          </table:table-cell>
          <table:table-cell office:value-type="string" table:style-name="ce1">
            <text:p>https://www.testable.org/experiment/4303/294929/start?participant=M080608</text:p>
          </table:table-cell>
          <table:table-cell office:value-type="float" office:value="3006107" table:style-name="ce1">
            <text:p>3006107</text:p>
          </table:table-cell>
          <table:table-cell office:value-type="float" office:value="50.101783333333003" table:style-name="ce1">
            <text:p>50,10178333</text:p>
          </table:table-cell>
          <table:table-cell office:value-type="float" office:value="538589" table:style-name="ce1">
            <text:p>538589</text:p>
          </table:table-cell>
          <table:table-cell office:value-type="float" office:value="457270" table:style-name="ce1">
            <text:p>457270</text:p>
          </table:table-cell>
          <table:table-cell office:value-type="float" office:value="665250" table:style-name="ce1">
            <text:p>665250</text:p>
          </table:table-cell>
          <table:table-cell office:value-type="float" office:value="749962" table:style-name="ce1">
            <text:p>749962</text:p>
          </table:table-cell>
          <table:table-cell office:value-type="float" office:value="491156" table:style-name="ce1">
            <text:p>491156</text:p>
          </table:table-cell>
          <table:table-cell office:value-type="float" office:value="705944" table:style-name="ce1">
            <text:p>705944</text:p>
          </table:table-cell>
          <table:table-cell office:value-type="float" office:value="868029" table:style-name="ce1">
            <text:p>868029</text:p>
          </table:table-cell>
          <table:table-cell office:value-type="float" office:value="815340" table:style-name="ce1">
            <text:p>815340</text:p>
          </table:table-cell>
          <table:table-cell office:value-type="float" office:value="628983" table:style-name="ce1">
            <text:p>628983</text:p>
          </table:table-cell>
          <table:table-cell office:value-type="float" office:value="404431" table:style-name="ce1">
            <text:p>404431</text:p>
          </table:table-cell>
          <table:table-cell office:value-type="float" office:value="587758" table:style-name="ce1">
            <text:p>587758</text:p>
          </table:table-cell>
          <table:table-cell office:value-type="float" office:value="358531" table:style-name="ce1">
            <text:p>358531</text:p>
          </table:table-cell>
          <table:table-cell office:value-type="float" office:value="2549716" table:style-name="ce1">
            <text:p>2549716</text:p>
          </table:table-cell>
          <table:table-cell office:value-type="float" office:value="2551482" table:style-name="ce1">
            <text:p>2551482</text:p>
          </table:table-cell>
          <table:table-cell table:style-name="ce1"/>
          <table:table-cell office:value-type="float" office:value="2553471" table:style-name="ce1">
            <text:p>2553471</text:p>
          </table:table-cell>
          <table:table-cell office:value-type="float" office:value="2875364" table:style-name="ce1">
            <text:p>2875364</text:p>
          </table:table-cell>
          <table:table-cell office:value-type="float" office:value="2879007" table:style-name="ce1">
            <text:p>2879007</text:p>
          </table:table-cell>
          <table:table-cell office:value-type="float" office:value="2880639" table:style-name="ce1">
            <text:p>2880639</text:p>
          </table:table-cell>
          <table:table-cell table:style-name="ce1"/>
          <table:table-cell office:value-type="float" office:value="2856932" table:style-name="ce1">
            <text:p>2856932</text:p>
          </table:table-cell>
          <table:table-cell office:value-type="float" office:value="2858285" table:style-name="ce1">
            <text:p>2858285</text:p>
          </table:table-cell>
          <table:table-cell office:value-type="float" office:value="2861583" table:style-name="ce1">
            <text:p>2861583</text:p>
          </table:table-cell>
          <table:table-cell table:style-name="ce1"/>
          <table:table-cell office:value-type="float" office:value="2567035" table:style-name="ce1">
            <text:p>2567035</text:p>
          </table:table-cell>
          <table:table-cell office:value-type="float" office:value="2567950" table:style-name="ce1">
            <text:p>2567950</text:p>
          </table:table-cell>
          <table:table-cell office:value-type="float" office:value="2571538" table:style-name="ce1">
            <text:p>2571538</text:p>
          </table:table-cell>
          <table:table-cell table:style-name="ce1"/>
          <table:table-cell office:value-type="float" office:value="2931369" table:style-name="ce1">
            <text:p>2931369</text:p>
          </table:table-cell>
          <table:table-cell office:value-type="float" office:value="2932510" table:style-name="ce1">
            <text:p>2932510</text:p>
          </table:table-cell>
          <table:table-cell office:value-type="float" office:value="2933833" table:style-name="ce1">
            <text:p>2933833</text:p>
          </table:table-cell>
          <table:table-cell table:style-name="ce1"/>
          <table:table-cell office:value-type="float" office:value="2377314" table:style-name="ce1">
            <text:p>2377314</text:p>
          </table:table-cell>
          <table:table-cell office:value-type="float" office:value="2378408" table:style-name="ce1">
            <text:p>2378408</text:p>
          </table:table-cell>
          <table:table-cell table:style-name="ce1"/>
          <table:table-cell office:value-type="float" office:value="2382489" table:style-name="ce1">
            <text:p>2382489</text:p>
          </table:table-cell>
          <table:table-cell office:value-type="float" office:value="2638337" table:style-name="ce1">
            <text:p>2638337</text:p>
          </table:table-cell>
          <table:table-cell office:value-type="float" office:value="2639311" table:style-name="ce1">
            <text:p>2639311</text:p>
          </table:table-cell>
          <table:table-cell office:value-type="float" office:value="2641886" table:style-name="ce1">
            <text:p>2641886</text:p>
          </table:table-cell>
          <table:table-cell table:style-name="ce1"/>
          <table:table-cell office:value-type="float" office:value="2837743" table:style-name="ce1">
            <text:p>2837743</text:p>
          </table:table-cell>
          <table:table-cell office:value-type="float" office:value="2842181" table:style-name="ce1">
            <text:p>2842181</text:p>
          </table:table-cell>
          <table:table-cell table:style-name="ce1"/>
          <table:table-cell office:value-type="float" office:value="2844448" table:style-name="ce1">
            <text:p>2844448</text:p>
          </table:table-cell>
          <table:table-cell office:value-type="float" office:value="2776867" table:style-name="ce1">
            <text:p>2776867</text:p>
          </table:table-cell>
          <table:table-cell office:value-type="float" office:value="2778857" table:style-name="ce1">
            <text:p>2778857</text:p>
          </table:table-cell>
          <table:table-cell office:value-type="float" office:value="2784847" table:style-name="ce1">
            <text:p>2784847</text:p>
          </table:table-cell>
          <table:table-cell table:style-name="ce1"/>
          <table:table-cell office:value-type="float" office:value="2171319" table:style-name="ce1">
            <text:p>2171319</text:p>
          </table:table-cell>
          <table:table-cell office:value-type="float" office:value="2173532" table:style-name="ce1">
            <text:p>2173532</text:p>
          </table:table-cell>
          <table:table-cell office:value-type="float" office:value="2175825" table:style-name="ce1">
            <text:p>2175825</text:p>
          </table:table-cell>
          <table:table-cell table:style-name="ce1"/>
          <table:table-cell office:value-type="float" office:value="1912863" table:style-name="ce1">
            <text:p>1912863</text:p>
          </table:table-cell>
          <table:table-cell office:value-type="float" office:value="1918031" table:style-name="ce1">
            <text:p>1918031</text:p>
          </table:table-cell>
          <table:table-cell table:style-name="ce1"/>
          <table:table-cell office:value-type="float" office:value="1927162" table:style-name="ce1">
            <text:p>1927162</text:p>
          </table:table-cell>
          <table:table-cell office:value-type="float" office:value="2681242" table:style-name="ce1">
            <text:p>2681242</text:p>
          </table:table-cell>
          <table:table-cell office:value-type="float" office:value="2682491" table:style-name="ce1">
            <text:p>2682491</text:p>
          </table:table-cell>
          <table:table-cell office:value-type="float" office:value="2688654" table:style-name="ce1">
            <text:p>2688654</text:p>
          </table:table-cell>
          <table:table-cell table:style-name="ce1"/>
          <table:table-cell office:value-type="float" office:value="2122998" table:style-name="ce1">
            <text:p>2122998</text:p>
          </table:table-cell>
          <table:table-cell office:value-type="float" office:value="2125328" table:style-name="ce1">
            <text:p>2125328</text:p>
          </table:table-cell>
          <table:table-cell office:value-type="float" office:value="2137662" table:style-name="ce1">
            <text:p>2137662</text:p>
          </table:table-cell>
          <table:table-cell table:style-name="ce1"/>
          <table:table-cell office:value-type="float" office:value="2506920" table:style-name="ce1">
            <text:p>2506920</text:p>
          </table:table-cell>
          <table:table-cell office:value-type="float" office:value="2515856" table:style-name="ce1">
            <text:p>2515856</text:p>
          </table:table-cell>
          <table:table-cell office:value-type="float" office:value="2519886" table:style-name="ce1">
            <text:p>2519886</text:p>
          </table:table-cell>
          <table:table-cell table:style-name="ce1"/>
          <table:table-cell office:value-type="float" office:value="1970885" table:style-name="ce1">
            <text:p>1970885</text:p>
          </table:table-cell>
          <table:table-cell office:value-type="float" office:value="1976830" table:style-name="ce1">
            <text:p>1976830</text:p>
          </table:table-cell>
          <table:table-cell table:style-name="ce1"/>
          <table:table-cell office:value-type="float" office:value="1984225" table:style-name="ce1">
            <text:p>1984225</text:p>
          </table:table-cell>
          <table:table-cell office:value-type="float" office:value="1997966" table:style-name="ce1">
            <text:p>1997966</text:p>
          </table:table-cell>
          <table:table-cell office:value-type="float" office:value="1999118" table:style-name="ce1">
            <text:p>1999118</text:p>
          </table:table-cell>
          <table:table-cell office:value-type="float" office:value="2004935" table:style-name="ce1">
            <text:p>2004935</text:p>
          </table:table-cell>
          <table:table-cell table:style-name="ce1"/>
          <table:table-cell office:value-type="float" office:value="2529034" table:style-name="ce1">
            <text:p>2529034</text:p>
          </table:table-cell>
          <table:table-cell office:value-type="float" office:value="2529981" table:style-name="ce1">
            <text:p>2529981</text:p>
          </table:table-cell>
          <table:table-cell office:value-type="float" office:value="2533465" table:style-name="ce1">
            <text:p>2533465</text:p>
          </table:table-cell>
          <table:table-cell table:style-name="ce1"/>
          <table:table-cell office:value-type="float" office:value="2261933" table:style-name="ce1">
            <text:p>2261933</text:p>
          </table:table-cell>
          <table:table-cell office:value-type="float" office:value="2265763" table:style-name="ce1">
            <text:p>2265763</text:p>
          </table:table-cell>
          <table:table-cell office:value-type="float" office:value="2269360" table:style-name="ce1">
            <text:p>2269360</text:p>
          </table:table-cell>
          <table:table-cell table:style-name="ce1"/>
          <table:table-cell office:value-type="float" office:value="2345298" table:style-name="ce1">
            <text:p>2345298</text:p>
          </table:table-cell>
          <table:table-cell office:value-type="float" office:value="2347174" table:style-name="ce1">
            <text:p>2347174</text:p>
          </table:table-cell>
          <table:table-cell table:style-name="ce1"/>
          <table:table-cell office:value-type="float" office:value="2355311" table:style-name="ce1">
            <text:p>2355311</text:p>
          </table:table-cell>
          <table:table-cell office:value-type="float" office:value="2308665" table:style-name="ce1">
            <text:p>2308665</text:p>
          </table:table-cell>
          <table:table-cell office:value-type="float" office:value="2309582" table:style-name="ce1">
            <text:p>2309582</text:p>
          </table:table-cell>
          <table:table-cell office:value-type="float" office:value="2312994" table:style-name="ce1">
            <text:p>2312994</text:p>
          </table:table-cell>
          <table:table-cell table:style-name="ce1"/>
          <table:table-cell office:value-type="float" office:value="2020588" table:style-name="ce1">
            <text:p>2020588</text:p>
          </table:table-cell>
          <table:table-cell office:value-type="float" office:value="2024506" table:style-name="ce1">
            <text:p>2024506</text:p>
          </table:table-cell>
          <table:table-cell office:value-type="float" office:value="2026947" table:style-name="ce1">
            <text:p>2026947</text:p>
          </table:table-cell>
          <table:table-cell table:style-name="ce1"/>
          <table:table-cell office:value-type="float" office:value="2916068" table:style-name="ce1">
            <text:p>2916068</text:p>
          </table:table-cell>
          <table:table-cell office:value-type="float" office:value="2917370" table:style-name="ce1">
            <text:p>2917370</text:p>
          </table:table-cell>
          <table:table-cell office:value-type="float" office:value="2921936" table:style-name="ce1">
            <text:p>2921936</text:p>
          </table:table-cell>
          <table:table-cell table:style-name="ce1"/>
          <table:table-cell office:value-type="float" office:value="2452608" table:style-name="ce1">
            <text:p>2452608</text:p>
          </table:table-cell>
          <table:table-cell office:value-type="float" office:value="2453858" table:style-name="ce1">
            <text:p>2453858</text:p>
          </table:table-cell>
          <table:table-cell table:style-name="ce1"/>
          <table:table-cell office:value-type="float" office:value="2455503" table:style-name="ce1">
            <text:p>2455503</text:p>
          </table:table-cell>
          <table:table-cell office:value-type="float" office:value="2656509" table:style-name="ce1">
            <text:p>2656509</text:p>
          </table:table-cell>
          <table:table-cell office:value-type="float" office:value="2657071" table:style-name="ce1">
            <text:p>2657071</text:p>
          </table:table-cell>
          <table:table-cell office:value-type="float" office:value="2666348" table:style-name="ce1">
            <text:p>2666348</text:p>
          </table:table-cell>
          <table:table-cell table:style-name="ce1"/>
          <table:table-cell office:value-type="float" office:value="1942456" table:style-name="ce1">
            <text:p>1942456</text:p>
          </table:table-cell>
          <table:table-cell office:value-type="float" office:value="1945260" table:style-name="ce1">
            <text:p>1945260</text:p>
          </table:table-cell>
          <table:table-cell office:value-type="float" office:value="1951146" table:style-name="ce1">
            <text:p>1951146</text:p>
          </table:table-cell>
          <table:table-cell table:style-name="ce1"/>
          <table:table-cell office:value-type="float" office:value="2435574" table:style-name="ce1">
            <text:p>2435574</text:p>
          </table:table-cell>
          <table:table-cell office:value-type="float" office:value="2436879" table:style-name="ce1">
            <text:p>2436879</text:p>
          </table:table-cell>
          <table:table-cell office:value-type="float" office:value="2438970" table:style-name="ce1">
            <text:p>2438970</text:p>
          </table:table-cell>
          <table:table-cell table:style-name="ce1"/>
          <table:table-cell office:value-type="float" office:value="2940586" table:style-name="ce1">
            <text:p>2940586</text:p>
          </table:table-cell>
          <table:table-cell office:value-type="float" office:value="2943754" table:style-name="ce1">
            <text:p>2943754</text:p>
          </table:table-cell>
          <table:table-cell office:value-type="float" office:value="2945641" table:style-name="ce1">
            <text:p>2945641</text:p>
          </table:table-cell>
          <table:table-cell table:style-name="ce1"/>
          <table:table-cell office:value-type="float" office:value="2056797" table:style-name="ce1">
            <text:p>2056797</text:p>
          </table:table-cell>
          <table:table-cell office:value-type="float" office:value="2058070" table:style-name="ce1">
            <text:p>2058070</text:p>
          </table:table-cell>
          <table:table-cell office:value-type="float" office:value="2064170" table:style-name="ce1">
            <text:p>2064170</text:p>
          </table:table-cell>
          <table:table-cell table:style-name="ce1"/>
          <table:table-cell office:value-type="float" office:value="2197572" table:style-name="ce1">
            <text:p>2197572</text:p>
          </table:table-cell>
          <table:table-cell office:value-type="float" office:value="2199129" table:style-name="ce1">
            <text:p>2199129</text:p>
          </table:table-cell>
          <table:table-cell office:value-type="float" office:value="2206222" table:style-name="ce1">
            <text:p>2206222</text:p>
          </table:table-cell>
          <table:table-cell table:style-name="ce1"/>
          <table:table-cell office:value-type="float" office:value="2718544" table:style-name="ce1">
            <text:p>2718544</text:p>
          </table:table-cell>
          <table:table-cell office:value-type="float" office:value="2719016" table:style-name="ce1">
            <text:p>2719016</text:p>
          </table:table-cell>
          <table:table-cell office:value-type="float" office:value="2721762" table:style-name="ce1">
            <text:p>2721762</text:p>
          </table:table-cell>
          <table:table-cell table:style-name="ce1"/>
          <table:table-cell office:value-type="float" office:value="2363173" table:style-name="ce1">
            <text:p>2363173</text:p>
          </table:table-cell>
          <table:table-cell office:value-type="float" office:value="2364244" table:style-name="ce1">
            <text:p>2364244</text:p>
          </table:table-cell>
          <table:table-cell office:value-type="float" office:value="2366376" table:style-name="ce1">
            <text:p>2366376</text:p>
          </table:table-cell>
          <table:table-cell table:style-name="ce1"/>
          <table:table-cell office:value-type="float" office:value="2285419" table:style-name="ce1">
            <text:p>2285419</text:p>
          </table:table-cell>
          <table:table-cell office:value-type="float" office:value="2286518" table:style-name="ce1">
            <text:p>2286518</text:p>
          </table:table-cell>
          <table:table-cell office:value-type="float" office:value="2290512" table:style-name="ce1">
            <text:p>2290512</text:p>
          </table:table-cell>
          <table:table-cell table:style-name="ce1"/>
          <table:table-cell office:value-type="float" office:value="2243847" table:style-name="ce1">
            <text:p>2243847</text:p>
          </table:table-cell>
          <table:table-cell office:value-type="float" office:value="2245790" table:style-name="ce1">
            <text:p>2245790</text:p>
          </table:table-cell>
          <table:table-cell office:value-type="float" office:value="2249080" table:style-name="ce1">
            <text:p>2249080</text:p>
          </table:table-cell>
          <table:table-cell table:style-name="ce1"/>
          <table:table-cell office:value-type="float" office:value="2989450" table:style-name="ce1">
            <text:p>2989450</text:p>
          </table:table-cell>
          <table:table-cell office:value-type="float" office:value="2993263" table:style-name="ce1">
            <text:p>2993263</text:p>
          </table:table-cell>
          <table:table-cell office:value-type="float" office:value="2999693" table:style-name="ce1">
            <text:p>2999693</text:p>
          </table:table-cell>
          <table:table-cell table:style-name="ce1"/>
          <table:table-cell office:value-type="float" office:value="2701343" table:style-name="ce1">
            <text:p>2701343</text:p>
          </table:table-cell>
          <table:table-cell office:value-type="float" office:value="2702082" table:style-name="ce1">
            <text:p>2702082</text:p>
          </table:table-cell>
          <table:table-cell office:value-type="float" office:value="2703567" table:style-name="ce1">
            <text:p>2703567</text:p>
          </table:table-cell>
          <table:table-cell table:style-name="ce1"/>
          <table:table-cell office:value-type="float" office:value="2326408" table:style-name="ce1">
            <text:p>2326408</text:p>
          </table:table-cell>
          <table:table-cell office:value-type="float" office:value="2327801" table:style-name="ce1">
            <text:p>2327801</text:p>
          </table:table-cell>
          <table:table-cell office:value-type="float" office:value="2329517" table:style-name="ce1">
            <text:p>2329517</text:p>
          </table:table-cell>
          <table:table-cell table:style-name="ce1"/>
          <table:table-cell office:value-type="float" office:value="2394511" table:style-name="ce1">
            <text:p>2394511</text:p>
          </table:table-cell>
          <table:table-cell office:value-type="float" office:value="2395363" table:style-name="ce1">
            <text:p>2395363</text:p>
          </table:table-cell>
          <table:table-cell office:value-type="float" office:value="2397837" table:style-name="ce1">
            <text:p>2397837</text:p>
          </table:table-cell>
          <table:table-cell table:style-name="ce1"/>
          <table:table-cell office:value-type="float" office:value="2809190" table:style-name="ce1">
            <text:p>2809190</text:p>
          </table:table-cell>
          <table:table-cell office:value-type="float" office:value="2810751" table:style-name="ce1">
            <text:p>2810751</text:p>
          </table:table-cell>
          <table:table-cell office:value-type="float" office:value="2813394" table:style-name="ce1">
            <text:p>2813394</text:p>
          </table:table-cell>
          <table:table-cell table:style-name="ce1"/>
          <table:table-cell office:value-type="float" office:value="2899433" table:style-name="ce1">
            <text:p>2899433</text:p>
          </table:table-cell>
          <table:table-cell office:value-type="float" office:value="2901168" table:style-name="ce1">
            <text:p>2901168</text:p>
          </table:table-cell>
          <table:table-cell office:value-type="float" office:value="2904446" table:style-name="ce1">
            <text:p>2904446</text:p>
          </table:table-cell>
          <table:table-cell table:style-name="ce1"/>
          <table:table-cell office:value-type="float" office:value="2087013" table:style-name="ce1">
            <text:p>2087013</text:p>
          </table:table-cell>
          <table:table-cell office:value-type="float" office:value="2089769" table:style-name="ce1">
            <text:p>2089769</text:p>
          </table:table-cell>
          <table:table-cell office:value-type="float" office:value="2094901" table:style-name="ce1">
            <text:p>2094901</text:p>
          </table:table-cell>
          <table:table-cell table:style-name="ce1"/>
          <table:table-cell office:value-type="float" office:value="2611749" table:style-name="ce1">
            <text:p>2611749</text:p>
          </table:table-cell>
          <table:table-cell office:value-type="float" office:value="2614229" table:style-name="ce1">
            <text:p>2614229</text:p>
          </table:table-cell>
          <table:table-cell office:value-type="float" office:value="2616340" table:style-name="ce1">
            <text:p>2616340</text:p>
          </table:table-cell>
          <table:table-cell table:style-name="ce1"/>
          <table:table-cell office:value-type="float" office:value="2487149" table:style-name="ce1">
            <text:p>2487149</text:p>
          </table:table-cell>
          <table:table-cell office:value-type="float" office:value="2491182" table:style-name="ce1">
            <text:p>2491182</text:p>
          </table:table-cell>
          <table:table-cell office:value-type="float" office:value="2493632" table:style-name="ce1">
            <text:p>2493632</text:p>
          </table:table-cell>
          <table:table-cell table:style-name="ce1"/>
          <table:table-cell office:value-type="float" office:value="2736787" table:style-name="ce1">
            <text:p>2736787</text:p>
          </table:table-cell>
          <table:table-cell office:value-type="float" office:value="2738100" table:style-name="ce1">
            <text:p>2738100</text:p>
          </table:table-cell>
          <table:table-cell office:value-type="float" office:value="2739457" table:style-name="ce1">
            <text:p>2739457</text:p>
          </table:table-cell>
          <table:table-cell table:style-name="ce1"/>
          <table:table-cell office:value-type="float" office:value="2752766" table:style-name="ce1">
            <text:p>2752766</text:p>
          </table:table-cell>
          <table:table-cell office:value-type="float" office:value="2759017" table:style-name="ce1">
            <text:p>2759017</text:p>
          </table:table-cell>
          <table:table-cell office:value-type="float" office:value="2761835" table:style-name="ce1">
            <text:p>2761835</text:p>
          </table:table-cell>
          <table:table-cell table:style-name="ce1"/>
          <table:table-cell office:value-type="float" office:value="2221420" table:style-name="ce1">
            <text:p>2221420</text:p>
          </table:table-cell>
          <table:table-cell office:value-type="float" office:value="2224431" table:style-name="ce1">
            <text:p>2224431</text:p>
          </table:table-cell>
          <table:table-cell office:value-type="float" office:value="2227616" table:style-name="ce1">
            <text:p>2227616</text:p>
          </table:table-cell>
          <table:table-cell table:style-name="ce1"/>
          <table:table-cell office:value-type="float" office:value="2587724" table:style-name="ce1">
            <text:p>2587724</text:p>
          </table:table-cell>
          <table:table-cell office:value-type="float" office:value="2589542" table:style-name="ce1">
            <text:p>2589542</text:p>
          </table:table-cell>
          <table:table-cell office:value-type="float" office:value="2591541" table:style-name="ce1">
            <text:p>2591541</text:p>
          </table:table-cell>
          <table:table-cell table:style-name="ce1"/>
          <table:table-cell office:value-type="float" office:value="2412777" table:style-name="ce1">
            <text:p>2412777</text:p>
          </table:table-cell>
          <table:table-cell office:value-type="float" office:value="2413454" table:style-name="ce1">
            <text:p>2413454</text:p>
          </table:table-cell>
          <table:table-cell office:value-type="float" office:value="2416646" table:style-name="ce1">
            <text:p>2416646</text:p>
          </table:table-cell>
          <table:table-cell table:style-name="ce1"/>
          <table:table-cell office:value-type="float" office:value="2968129" table:style-name="ce1">
            <text:p>2968129</text:p>
          </table:table-cell>
          <table:table-cell office:value-type="float" office:value="2969619" table:style-name="ce1">
            <text:p>2969619</text:p>
          </table:table-cell>
          <table:table-cell office:value-type="float" office:value="2971386" table:style-name="ce1">
            <text:p>2971386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094750_M00649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26:16</text:p>
          </table:table-cell>
          <table:table-cell office:value-type="string" table:style-name="ce1">
            <text:p>2020-11-18_10:26:16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aximilien</text:p>
          </table:table-cell>
          <table:table-cell office:value-type="string" table:style-name="ce1">
            <text:p>M00649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jVnUvWpqzbvC1PYc</text:p>
          </table:table-cell>
          <table:table-cell office:value-type="string" table:style-name="ce1">
            <text:p>https://www.testable.org/experiment/4303/294929/start?participant=M006495</text:p>
          </table:table-cell>
          <table:table-cell office:value-type="float" office:value="1295520" table:style-name="ce1">
            <text:p>1295520</text:p>
          </table:table-cell>
          <table:table-cell office:value-type="float" office:value="21.591999999999999" table:style-name="ce1">
            <text:p>21,592</text:p>
          </table:table-cell>
          <table:table-cell office:value-type="float" office:value="545605" table:style-name="ce1">
            <text:p>545605</text:p>
          </table:table-cell>
          <table:table-cell office:value-type="float" office:value="520064" table:style-name="ce1">
            <text:p>520064</text:p>
          </table:table-cell>
          <table:table-cell office:value-type="float" office:value="534477" table:style-name="ce1">
            <text:p>534477</text:p>
          </table:table-cell>
          <table:table-cell office:value-type="float" office:value="345141" table:style-name="ce1">
            <text:p>345141</text:p>
          </table:table-cell>
          <table:table-cell office:value-type="float" office:value="358102" table:style-name="ce1">
            <text:p>358102</text:p>
          </table:table-cell>
          <table:table-cell office:value-type="float" office:value="387537" table:style-name="ce1">
            <text:p>387537</text:p>
          </table:table-cell>
          <table:table-cell office:value-type="float" office:value="334182" table:style-name="ce1">
            <text:p>334182</text:p>
          </table:table-cell>
          <table:table-cell office:value-type="float" office:value="400217" table:style-name="ce1">
            <text:p>400217</text:p>
          </table:table-cell>
          <table:table-cell office:value-type="float" office:value="498853" table:style-name="ce1">
            <text:p>498853</text:p>
          </table:table-cell>
          <table:table-cell office:value-type="float" office:value="459279" table:style-name="ce1">
            <text:p>459279</text:p>
          </table:table-cell>
          <table:table-cell office:value-type="float" office:value="314733" table:style-name="ce1">
            <text:p>314733</text:p>
          </table:table-cell>
          <table:table-cell office:value-type="float" office:value="484680" table:style-name="ce1">
            <text:p>484680</text:p>
          </table:table-cell>
          <table:table-cell office:value-type="float" office:value="1133897" table:style-name="ce1">
            <text:p>1133897</text:p>
          </table:table-cell>
          <table:table-cell office:value-type="float" office:value="1134737" table:style-name="ce1">
            <text:p>1134737</text:p>
          </table:table-cell>
          <table:table-cell table:style-name="ce1"/>
          <table:table-cell office:value-type="float" office:value="1137735" table:style-name="ce1">
            <text:p>1137735</text:p>
          </table:table-cell>
          <table:table-cell office:value-type="float" office:value="1062893" table:style-name="ce1">
            <text:p>1062893</text:p>
          </table:table-cell>
          <table:table-cell office:value-type="float" office:value="1063711" table:style-name="ce1">
            <text:p>1063711</text:p>
          </table:table-cell>
          <table:table-cell table:style-name="ce1"/>
          <table:table-cell office:value-type="float" office:value="1066949" table:style-name="ce1">
            <text:p>1066949</text:p>
          </table:table-cell>
          <table:table-cell office:value-type="float" office:value="1210905" table:style-name="ce1">
            <text:p>1210905</text:p>
          </table:table-cell>
          <table:table-cell office:value-type="float" office:value="1211606" table:style-name="ce1">
            <text:p>1211606</text:p>
          </table:table-cell>
          <table:table-cell table:style-name="ce1"/>
          <table:table-cell office:value-type="float" office:value="1214613" table:style-name="ce1">
            <text:p>1214613</text:p>
          </table:table-cell>
          <table:table-cell office:value-type="float" office:value="1145986" table:style-name="ce1">
            <text:p>1145986</text:p>
          </table:table-cell>
          <table:table-cell office:value-type="float" office:value="1146582" table:style-name="ce1">
            <text:p>1146582</text:p>
          </table:table-cell>
          <table:table-cell table:style-name="ce1"/>
          <table:table-cell office:value-type="float" office:value="1149835" table:style-name="ce1">
            <text:p>1149835</text:p>
          </table:table-cell>
          <table:table-cell office:value-type="float" office:value="1227512" table:style-name="ce1">
            <text:p>1227512</text:p>
          </table:table-cell>
          <table:table-cell office:value-type="float" office:value="1228340" table:style-name="ce1">
            <text:p>1228340</text:p>
          </table:table-cell>
          <table:table-cell table:style-name="ce1"/>
          <table:table-cell office:value-type="float" office:value="1231073" table:style-name="ce1">
            <text:p>1231073</text:p>
          </table:table-cell>
          <table:table-cell office:value-type="float" office:value="1272804" table:style-name="ce1">
            <text:p>1272804</text:p>
          </table:table-cell>
          <table:table-cell office:value-type="float" office:value="1273537" table:style-name="ce1">
            <text:p>1273537</text:p>
          </table:table-cell>
          <table:table-cell table:style-name="ce1"/>
          <table:table-cell office:value-type="float" office:value="1276793" table:style-name="ce1">
            <text:p>1276793</text:p>
          </table:table-cell>
          <table:table-cell office:value-type="float" office:value="1248935" table:style-name="ce1">
            <text:p>1248935</text:p>
          </table:table-cell>
          <table:table-cell office:value-type="float" office:value="1249766" table:style-name="ce1">
            <text:p>1249766</text:p>
          </table:table-cell>
          <table:table-cell table:style-name="ce1"/>
          <table:table-cell office:value-type="float" office:value="1253960" table:style-name="ce1">
            <text:p>1253960</text:p>
          </table:table-cell>
          <table:table-cell office:value-type="float" office:value="1082614" table:style-name="ce1">
            <text:p>1082614</text:p>
          </table:table-cell>
          <table:table-cell office:value-type="float" office:value="1083483" table:style-name="ce1">
            <text:p>1083483</text:p>
          </table:table-cell>
          <table:table-cell table:style-name="ce1"/>
          <table:table-cell office:value-type="float" office:value="1087369" table:style-name="ce1">
            <text:p>1087369</text:p>
          </table:table-cell>
          <table:table-cell office:value-type="float" office:value="982198" table:style-name="ce1">
            <text:p>982198</text:p>
          </table:table-cell>
          <table:table-cell office:value-type="float" office:value="983017" table:style-name="ce1">
            <text:p>983017</text:p>
          </table:table-cell>
          <table:table-cell table:style-name="ce1"/>
          <table:table-cell office:value-type="float" office:value="987261" table:style-name="ce1">
            <text:p>987261</text:p>
          </table:table-cell>
          <table:table-cell office:value-type="float" office:value="1182226" table:style-name="ce1">
            <text:p>1182226</text:p>
          </table:table-cell>
          <table:table-cell office:value-type="float" office:value="1183120" table:style-name="ce1">
            <text:p>1183120</text:p>
          </table:table-cell>
          <table:table-cell table:style-name="ce1"/>
          <table:table-cell office:value-type="float" office:value="1185924" table:style-name="ce1">
            <text:p>1185924</text:p>
          </table:table-cell>
          <table:table-cell office:value-type="float" office:value="1075822" table:style-name="ce1">
            <text:p>1075822</text:p>
          </table:table-cell>
          <table:table-cell office:value-type="float" office:value="1076879" table:style-name="ce1">
            <text:p>1076879</text:p>
          </table:table-cell>
          <table:table-cell table:style-name="ce1"/>
          <table:table-cell office:value-type="float" office:value="1079825" table:style-name="ce1">
            <text:p>1079825</text:p>
          </table:table-cell>
          <table:table-cell office:value-type="float" office:value="1287262" table:style-name="ce1">
            <text:p>1287262</text:p>
          </table:table-cell>
          <table:table-cell office:value-type="float" office:value="1288068" table:style-name="ce1">
            <text:p>1288068</text:p>
          </table:table-cell>
          <table:table-cell table:style-name="ce1"/>
          <table:table-cell office:value-type="float" office:value="1291805" table:style-name="ce1">
            <text:p>1291805</text:p>
          </table:table-cell>
          <table:table-cell office:value-type="float" office:value="1099739" table:style-name="ce1">
            <text:p>1099739</text:p>
          </table:table-cell>
          <table:table-cell office:value-type="float" office:value="1100476" table:style-name="ce1">
            <text:p>1100476</text:p>
          </table:table-cell>
          <table:table-cell table:style-name="ce1"/>
          <table:table-cell office:value-type="float" office:value="1104305" table:style-name="ce1">
            <text:p>1104305</text:p>
          </table:table-cell>
          <table:table-cell office:value-type="float" office:value="1233288" table:style-name="ce1">
            <text:p>1233288</text:p>
          </table:table-cell>
          <table:table-cell office:value-type="float" office:value="1234063" table:style-name="ce1">
            <text:p>1234063</text:p>
          </table:table-cell>
          <table:table-cell table:style-name="ce1"/>
          <table:table-cell office:value-type="float" office:value="1237018" table:style-name="ce1">
            <text:p>1237018</text:p>
          </table:table-cell>
          <table:table-cell office:value-type="float" office:value="1113756" table:style-name="ce1">
            <text:p>1113756</text:p>
          </table:table-cell>
          <table:table-cell office:value-type="float" office:value="1114460" table:style-name="ce1">
            <text:p>1114460</text:p>
          </table:table-cell>
          <table:table-cell table:style-name="ce1"/>
          <table:table-cell office:value-type="float" office:value="1117730" table:style-name="ce1">
            <text:p>1117730</text:p>
          </table:table-cell>
          <table:table-cell office:value-type="float" office:value="973137" table:style-name="ce1">
            <text:p>973137</text:p>
          </table:table-cell>
          <table:table-cell office:value-type="float" office:value="973963" table:style-name="ce1">
            <text:p>973963</text:p>
          </table:table-cell>
          <table:table-cell table:style-name="ce1"/>
          <table:table-cell office:value-type="float" office:value="977995" table:style-name="ce1">
            <text:p>977995</text:p>
          </table:table-cell>
          <table:table-cell office:value-type="float" office:value="928320" table:style-name="ce1">
            <text:p>928320</text:p>
          </table:table-cell>
          <table:table-cell office:value-type="float" office:value="928978" table:style-name="ce1">
            <text:p>928978</text:p>
          </table:table-cell>
          <table:table-cell table:style-name="ce1"/>
          <table:table-cell office:value-type="float" office:value="933107" table:style-name="ce1">
            <text:p>933107</text:p>
          </table:table-cell>
          <table:table-cell office:value-type="float" office:value="1004808" table:style-name="ce1">
            <text:p>1004808</text:p>
          </table:table-cell>
          <table:table-cell office:value-type="float" office:value="1005575" table:style-name="ce1">
            <text:p>1005575</text:p>
          </table:table-cell>
          <table:table-cell table:style-name="ce1"/>
          <table:table-cell office:value-type="float" office:value="1008741" table:style-name="ce1">
            <text:p>1008741</text:p>
          </table:table-cell>
          <table:table-cell office:value-type="float" office:value="1127893" table:style-name="ce1">
            <text:p>1127893</text:p>
          </table:table-cell>
          <table:table-cell office:value-type="float" office:value="1128680" table:style-name="ce1">
            <text:p>1128680</text:p>
          </table:table-cell>
          <table:table-cell table:style-name="ce1"/>
          <table:table-cell office:value-type="float" office:value="1131634" table:style-name="ce1">
            <text:p>1131634</text:p>
          </table:table-cell>
          <table:table-cell office:value-type="float" office:value="953834" table:style-name="ce1">
            <text:p>953834</text:p>
          </table:table-cell>
          <table:table-cell office:value-type="float" office:value="954522" table:style-name="ce1">
            <text:p>954522</text:p>
          </table:table-cell>
          <table:table-cell table:style-name="ce1"/>
          <table:table-cell office:value-type="float" office:value="958583" table:style-name="ce1">
            <text:p>958583</text:p>
          </table:table-cell>
          <table:table-cell office:value-type="float" office:value="1011686" table:style-name="ce1">
            <text:p>1011686</text:p>
          </table:table-cell>
          <table:table-cell office:value-type="float" office:value="1012464" table:style-name="ce1">
            <text:p>1012464</text:p>
          </table:table-cell>
          <table:table-cell table:style-name="ce1"/>
          <table:table-cell office:value-type="float" office:value="1015670" table:style-name="ce1">
            <text:p>1015670</text:p>
          </table:table-cell>
          <table:table-cell office:value-type="float" office:value="1029474" table:style-name="ce1">
            <text:p>1029474</text:p>
          </table:table-cell>
          <table:table-cell office:value-type="float" office:value="1030242" table:style-name="ce1">
            <text:p>1030242</text:p>
          </table:table-cell>
          <table:table-cell table:style-name="ce1"/>
          <table:table-cell office:value-type="float" office:value="1034188" table:style-name="ce1">
            <text:p>1034188</text:p>
          </table:table-cell>
          <table:table-cell office:value-type="float" office:value="904801" table:style-name="ce1">
            <text:p>904801</text:p>
          </table:table-cell>
          <table:table-cell office:value-type="float" office:value="905750" table:style-name="ce1">
            <text:p>905750</text:p>
          </table:table-cell>
          <table:table-cell table:style-name="ce1"/>
          <table:table-cell office:value-type="float" office:value="910074" table:style-name="ce1">
            <text:p>910074</text:p>
          </table:table-cell>
          <table:table-cell office:value-type="float" office:value="1239953" table:style-name="ce1">
            <text:p>1239953</text:p>
          </table:table-cell>
          <table:table-cell office:value-type="float" office:value="1240737" table:style-name="ce1">
            <text:p>1240737</text:p>
          </table:table-cell>
          <table:table-cell table:style-name="ce1"/>
          <table:table-cell office:value-type="float" office:value="1244718" table:style-name="ce1">
            <text:p>1244718</text:p>
          </table:table-cell>
          <table:table-cell office:value-type="float" office:value="1022445" table:style-name="ce1">
            <text:p>1022445</text:p>
          </table:table-cell>
          <table:table-cell office:value-type="float" office:value="1023323" table:style-name="ce1">
            <text:p>1023323</text:p>
          </table:table-cell>
          <table:table-cell table:style-name="ce1"/>
          <table:table-cell office:value-type="float" office:value="1026424" table:style-name="ce1">
            <text:p>1026424</text:p>
          </table:table-cell>
          <table:table-cell office:value-type="float" office:value="1051884" table:style-name="ce1">
            <text:p>1051884</text:p>
          </table:table-cell>
          <table:table-cell office:value-type="float" office:value="1053165" table:style-name="ce1">
            <text:p>1053165</text:p>
          </table:table-cell>
          <table:table-cell table:style-name="ce1"/>
          <table:table-cell office:value-type="float" office:value="1057077" table:style-name="ce1">
            <text:p>1057077</text:p>
          </table:table-cell>
          <table:table-cell office:value-type="float" office:value="892066" table:style-name="ce1">
            <text:p>892066</text:p>
          </table:table-cell>
          <table:table-cell office:value-type="float" office:value="892913" table:style-name="ce1">
            <text:p>892913</text:p>
          </table:table-cell>
          <table:table-cell table:style-name="ce1"/>
          <table:table-cell office:value-type="float" office:value="896754" table:style-name="ce1">
            <text:p>896754</text:p>
          </table:table-cell>
          <table:table-cell office:value-type="float" office:value="1196919" table:style-name="ce1">
            <text:p>1196919</text:p>
          </table:table-cell>
          <table:table-cell office:value-type="float" office:value="1197745" table:style-name="ce1">
            <text:p>1197745</text:p>
          </table:table-cell>
          <table:table-cell table:style-name="ce1"/>
          <table:table-cell office:value-type="float" office:value="1200713" table:style-name="ce1">
            <text:p>1200713</text:p>
          </table:table-cell>
          <table:table-cell office:value-type="float" office:value="881448" table:style-name="ce1">
            <text:p>881448</text:p>
          </table:table-cell>
          <table:table-cell office:value-type="float" office:value="882323" table:style-name="ce1">
            <text:p>882323</text:p>
          </table:table-cell>
          <table:table-cell table:style-name="ce1"/>
          <table:table-cell office:value-type="float" office:value="885788" table:style-name="ce1">
            <text:p>885788</text:p>
          </table:table-cell>
          <table:table-cell office:value-type="float" office:value="1175881" table:style-name="ce1">
            <text:p>1175881</text:p>
          </table:table-cell>
          <table:table-cell office:value-type="float" office:value="1176443" table:style-name="ce1">
            <text:p>1176443</text:p>
          </table:table-cell>
          <table:table-cell table:style-name="ce1"/>
          <table:table-cell office:value-type="float" office:value="1179426" table:style-name="ce1">
            <text:p>1179426</text:p>
          </table:table-cell>
          <table:table-cell office:value-type="float" office:value="993987" table:style-name="ce1">
            <text:p>993987</text:p>
          </table:table-cell>
          <table:table-cell office:value-type="float" office:value="994724" table:style-name="ce1">
            <text:p>994724</text:p>
          </table:table-cell>
          <table:table-cell table:style-name="ce1"/>
          <table:table-cell office:value-type="float" office:value="999180" table:style-name="ce1">
            <text:p>999180</text:p>
          </table:table-cell>
          <table:table-cell office:value-type="float" office:value="1037391" table:style-name="ce1">
            <text:p>1037391</text:p>
          </table:table-cell>
          <table:table-cell office:value-type="float" office:value="1038143" table:style-name="ce1">
            <text:p>1038143</text:p>
          </table:table-cell>
          <table:table-cell table:style-name="ce1"/>
          <table:table-cell office:value-type="float" office:value="1042896" table:style-name="ce1">
            <text:p>1042896</text:p>
          </table:table-cell>
          <table:table-cell office:value-type="float" office:value="1120316" table:style-name="ce1">
            <text:p>1120316</text:p>
          </table:table-cell>
          <table:table-cell office:value-type="float" office:value="1121073" table:style-name="ce1">
            <text:p>1121073</text:p>
          </table:table-cell>
          <table:table-cell table:style-name="ce1"/>
          <table:table-cell office:value-type="float" office:value="1124136" table:style-name="ce1">
            <text:p>1124136</text:p>
          </table:table-cell>
          <table:table-cell office:value-type="float" office:value="866458" table:style-name="ce1">
            <text:p>866458</text:p>
          </table:table-cell>
          <table:table-cell office:value-type="float" office:value="867444" table:style-name="ce1">
            <text:p>867444</text:p>
          </table:table-cell>
          <table:table-cell table:style-name="ce1"/>
          <table:table-cell office:value-type="float" office:value="871743" table:style-name="ce1">
            <text:p>871743</text:p>
          </table:table-cell>
          <table:table-cell office:value-type="float" office:value="1204828" table:style-name="ce1">
            <text:p>1204828</text:p>
          </table:table-cell>
          <table:table-cell office:value-type="float" office:value="1205522" table:style-name="ce1">
            <text:p>1205522</text:p>
          </table:table-cell>
          <table:table-cell table:style-name="ce1"/>
          <table:table-cell office:value-type="float" office:value="1208305" table:style-name="ce1">
            <text:p>1208305</text:p>
          </table:table-cell>
          <table:table-cell office:value-type="float" office:value="1256810" table:style-name="ce1">
            <text:p>1256810</text:p>
          </table:table-cell>
          <table:table-cell office:value-type="float" office:value="1257680" table:style-name="ce1">
            <text:p>1257680</text:p>
          </table:table-cell>
          <table:table-cell table:style-name="ce1"/>
          <table:table-cell office:value-type="float" office:value="1262143" table:style-name="ce1">
            <text:p>1262143</text:p>
          </table:table-cell>
          <table:table-cell office:value-type="float" office:value="1140503" table:style-name="ce1">
            <text:p>1140503</text:p>
          </table:table-cell>
          <table:table-cell office:value-type="float" office:value="1141239" table:style-name="ce1">
            <text:p>1141239</text:p>
          </table:table-cell>
          <table:table-cell table:style-name="ce1"/>
          <table:table-cell office:value-type="float" office:value="1143849" table:style-name="ce1">
            <text:p>1143849</text:p>
          </table:table-cell>
          <table:table-cell office:value-type="float" office:value="1265098" table:style-name="ce1">
            <text:p>1265098</text:p>
          </table:table-cell>
          <table:table-cell office:value-type="float" office:value="1265797" table:style-name="ce1">
            <text:p>1265797</text:p>
          </table:table-cell>
          <table:table-cell table:style-name="ce1"/>
          <table:table-cell office:value-type="float" office:value="1268546" table:style-name="ce1">
            <text:p>1268546</text:p>
          </table:table-cell>
          <table:table-cell office:value-type="float" office:value="965465" table:style-name="ce1">
            <text:p>965465</text:p>
          </table:table-cell>
          <table:table-cell office:value-type="float" office:value="966008" table:style-name="ce1">
            <text:p>966008</text:p>
          </table:table-cell>
          <table:table-cell table:style-name="ce1"/>
          <table:table-cell office:value-type="float" office:value="970152" table:style-name="ce1">
            <text:p>970152</text:p>
          </table:table-cell>
          <table:table-cell office:value-type="float" office:value="1189548" table:style-name="ce1">
            <text:p>1189548</text:p>
          </table:table-cell>
          <table:table-cell office:value-type="float" office:value="1190285" table:style-name="ce1">
            <text:p>1190285</text:p>
          </table:table-cell>
          <table:table-cell table:style-name="ce1"/>
          <table:table-cell office:value-type="float" office:value="1193540" table:style-name="ce1">
            <text:p>1193540</text:p>
          </table:table-cell>
          <table:table-cell office:value-type="float" office:value="1163093" table:style-name="ce1">
            <text:p>1163093</text:p>
          </table:table-cell>
          <table:table-cell office:value-type="float" office:value="1163835" table:style-name="ce1">
            <text:p>1163835</text:p>
          </table:table-cell>
          <table:table-cell table:style-name="ce1"/>
          <table:table-cell office:value-type="float" office:value="1167158" table:style-name="ce1">
            <text:p>1167158</text:p>
          </table:table-cell>
          <table:table-cell office:value-type="float" office:value="1090564" table:style-name="ce1">
            <text:p>1090564</text:p>
          </table:table-cell>
          <table:table-cell office:value-type="float" office:value="1091372" table:style-name="ce1">
            <text:p>1091372</text:p>
          </table:table-cell>
          <table:table-cell table:style-name="ce1"/>
          <table:table-cell office:value-type="float" office:value="1095563" table:style-name="ce1">
            <text:p>1095563</text:p>
          </table:table-cell>
          <table:table-cell office:value-type="float" office:value="1281172" table:style-name="ce1">
            <text:p>1281172</text:p>
          </table:table-cell>
          <table:table-cell office:value-type="float" office:value="1282261" table:style-name="ce1">
            <text:p>1282261</text:p>
          </table:table-cell>
          <table:table-cell table:style-name="ce1"/>
          <table:table-cell office:value-type="float" office:value="1285020" table:style-name="ce1">
            <text:p>1285020</text:p>
          </table:table-cell>
          <table:table-cell office:value-type="float" office:value="1217493" table:style-name="ce1">
            <text:p>1217493</text:p>
          </table:table-cell>
          <table:table-cell office:value-type="float" office:value="1218386" table:style-name="ce1">
            <text:p>1218386</text:p>
          </table:table-cell>
          <table:table-cell table:style-name="ce1"/>
          <table:table-cell office:value-type="float" office:value="1223460" table:style-name="ce1">
            <text:p>1223460</text:p>
          </table:table-cell>
          <table:table-cell office:value-type="float" office:value="1169819" table:style-name="ce1">
            <text:p>1169819</text:p>
          </table:table-cell>
          <table:table-cell office:value-type="float" office:value="1170475" table:style-name="ce1">
            <text:p>1170475</text:p>
          </table:table-cell>
          <table:table-cell table:style-name="ce1"/>
          <table:table-cell office:value-type="float" office:value="1173750" table:style-name="ce1">
            <text:p>1173750</text:p>
          </table:table-cell>
          <table:table-cell office:value-type="float" office:value="917582" table:style-name="ce1">
            <text:p>917582</text:p>
          </table:table-cell>
          <table:table-cell office:value-type="float" office:value="918477" table:style-name="ce1">
            <text:p>918477</text:p>
          </table:table-cell>
          <table:table-cell table:style-name="ce1"/>
          <table:table-cell office:value-type="float" office:value="922506" table:style-name="ce1">
            <text:p>922506</text:p>
          </table:table-cell>
          <table:table-cell office:value-type="float" office:value="1153691" table:style-name="ce1">
            <text:p>1153691</text:p>
          </table:table-cell>
          <table:table-cell office:value-type="float" office:value="1154481" table:style-name="ce1">
            <text:p>1154481</text:p>
          </table:table-cell>
          <table:table-cell table:style-name="ce1"/>
          <table:table-cell office:value-type="float" office:value="1160241" table:style-name="ce1">
            <text:p>1160241</text:p>
          </table:table-cell>
          <table:table-cell office:value-type="float" office:value="1106949" table:style-name="ce1">
            <text:p>1106949</text:p>
          </table:table-cell>
          <table:table-cell office:value-type="float" office:value="1107624" table:style-name="ce1">
            <text:p>1107624</text:p>
          </table:table-cell>
          <table:table-cell table:style-name="ce1"/>
          <table:table-cell office:value-type="float" office:value="1110956" table:style-name="ce1">
            <text:p>1110956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8_094800_M06489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8:57:20</text:p>
          </table:table-cell>
          <table:table-cell office:value-type="string" table:style-name="ce1">
            <text:p>2020-11-18_09:57:20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Anaïs</text:p>
          </table:table-cell>
          <table:table-cell office:value-type="string" table:style-name="ce1">
            <text:p>M06489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Qar48oDW7eXXDne</text:p>
          </table:table-cell>
          <table:table-cell office:value-type="string" table:style-name="ce1">
            <text:p>https://www.testable.org/experiment/4303/294929/start?participant=M064899</text:p>
          </table:table-cell>
          <table:table-cell office:value-type="float" office:value="3040994" table:style-name="ce1">
            <text:p>3040994</text:p>
          </table:table-cell>
          <table:table-cell office:value-type="float" office:value="50.683233333333" table:style-name="ce1">
            <text:p>50,68323333</text:p>
          </table:table-cell>
          <table:table-cell office:value-type="float" office:value="1222158" table:style-name="ce1">
            <text:p>1222158</text:p>
          </table:table-cell>
          <table:table-cell office:value-type="float" office:value="736174" table:style-name="ce1">
            <text:p>736174</text:p>
          </table:table-cell>
          <table:table-cell office:value-type="float" office:value="1026983" table:style-name="ce1">
            <text:p>1026983</text:p>
          </table:table-cell>
          <table:table-cell office:value-type="float" office:value="1267803" table:style-name="ce1">
            <text:p>1267803</text:p>
          </table:table-cell>
          <table:table-cell office:value-type="float" office:value="806121" table:style-name="ce1">
            <text:p>806121</text:p>
          </table:table-cell>
          <table:table-cell office:value-type="float" office:value="1173984" table:style-name="ce1">
            <text:p>1173984</text:p>
          </table:table-cell>
          <table:table-cell office:value-type="float" office:value="930495" table:style-name="ce1">
            <text:p>930495</text:p>
          </table:table-cell>
          <table:table-cell office:value-type="float" office:value="1123648" table:style-name="ce1">
            <text:p>1123648</text:p>
          </table:table-cell>
          <table:table-cell office:value-type="float" office:value="542819" table:style-name="ce1">
            <text:p>542819</text:p>
          </table:table-cell>
          <table:table-cell office:value-type="float" office:value="667890" table:style-name="ce1">
            <text:p>667890</text:p>
          </table:table-cell>
          <table:table-cell office:value-type="float" office:value="986022" table:style-name="ce1">
            <text:p>986022</text:p>
          </table:table-cell>
          <table:table-cell office:value-type="float" office:value="877448" table:style-name="ce1">
            <text:p>877448</text:p>
          </table:table-cell>
          <table:table-cell table:number-columns-repeated="192" table:style-name="ce1"/>
          <table:table-cell office:value-type="float" office:value="2339004" table:style-name="ce1">
            <text:p>2339004</text:p>
          </table:table-cell>
          <table:table-cell office:value-type="float" office:value="2341445" table:style-name="ce1">
            <text:p>2341445</text:p>
          </table:table-cell>
          <table:table-cell office:value-type="float" office:value="2343961" table:style-name="ce1">
            <text:p>2343961</text:p>
          </table:table-cell>
          <table:table-cell table:style-name="ce1"/>
          <table:table-cell office:value-type="float" office:value="2304476" table:style-name="ce1">
            <text:p>2304476</text:p>
          </table:table-cell>
          <table:table-cell office:value-type="float" office:value="2305645" table:style-name="ce1">
            <text:p>2305645</text:p>
          </table:table-cell>
          <table:table-cell office:value-type="float" office:value="2308455" table:style-name="ce1">
            <text:p>2308455</text:p>
          </table:table-cell>
          <table:table-cell table:style-name="ce1"/>
          <table:table-cell office:value-type="float" office:value="3021326" table:style-name="ce1">
            <text:p>3021326</text:p>
          </table:table-cell>
          <table:table-cell office:value-type="float" office:value="3023233" table:style-name="ce1">
            <text:p>3023233</text:p>
          </table:table-cell>
          <table:table-cell office:value-type="float" office:value="3025413" table:style-name="ce1">
            <text:p>3025413</text:p>
          </table:table-cell>
          <table:table-cell table:style-name="ce1"/>
          <table:table-cell office:value-type="float" office:value="2910708" table:style-name="ce1">
            <text:p>2910708</text:p>
          </table:table-cell>
          <table:table-cell office:value-type="float" office:value="2911320" table:style-name="ce1">
            <text:p>2911320</text:p>
          </table:table-cell>
          <table:table-cell office:value-type="float" office:value="2913933" table:style-name="ce1">
            <text:p>2913933</text:p>
          </table:table-cell>
          <table:table-cell table:style-name="ce1"/>
          <table:table-cell office:value-type="float" office:value="2249189" table:style-name="ce1">
            <text:p>2249189</text:p>
          </table:table-cell>
          <table:table-cell office:value-type="float" office:value="2251025" table:style-name="ce1">
            <text:p>2251025</text:p>
          </table:table-cell>
          <table:table-cell office:value-type="float" office:value="2252995" table:style-name="ce1">
            <text:p>2252995</text:p>
          </table:table-cell>
          <table:table-cell table:style-name="ce1"/>
          <table:table-cell office:value-type="float" office:value="2266328" table:style-name="ce1">
            <text:p>2266328</text:p>
          </table:table-cell>
          <table:table-cell office:value-type="float" office:value="2271735" table:style-name="ce1">
            <text:p>2271735</text:p>
          </table:table-cell>
          <table:table-cell office:value-type="float" office:value="2274321" table:style-name="ce1">
            <text:p>2274321</text:p>
          </table:table-cell>
          <table:table-cell table:style-name="ce1"/>
          <table:table-cell office:value-type="float" office:value="2384300" table:style-name="ce1">
            <text:p>2384300</text:p>
          </table:table-cell>
          <table:table-cell office:value-type="float" office:value="2385617" table:style-name="ce1">
            <text:p>2385617</text:p>
          </table:table-cell>
          <table:table-cell office:value-type="float" office:value="2387059" table:style-name="ce1">
            <text:p>2387059</text:p>
          </table:table-cell>
          <table:table-cell table:style-name="ce1"/>
          <table:table-cell office:value-type="float" office:value="2941358" table:style-name="ce1">
            <text:p>2941358</text:p>
          </table:table-cell>
          <table:table-cell office:value-type="float" office:value="2943769" table:style-name="ce1">
            <text:p>2943769</text:p>
          </table:table-cell>
          <table:table-cell office:value-type="float" office:value="2945361" table:style-name="ce1">
            <text:p>2945361</text:p>
          </table:table-cell>
          <table:table-cell table:style-name="ce1"/>
          <table:table-cell office:value-type="float" office:value="2931424" table:style-name="ce1">
            <text:p>2931424</text:p>
          </table:table-cell>
          <table:table-cell office:value-type="float" office:value="2932057" table:style-name="ce1">
            <text:p>2932057</text:p>
          </table:table-cell>
          <table:table-cell office:value-type="float" office:value="2934836" table:style-name="ce1">
            <text:p>2934836</text:p>
          </table:table-cell>
          <table:table-cell table:style-name="ce1"/>
          <table:table-cell office:value-type="float" office:value="2644876" table:style-name="ce1">
            <text:p>2644876</text:p>
          </table:table-cell>
          <table:table-cell office:value-type="float" office:value="2645945" table:style-name="ce1">
            <text:p>2645945</text:p>
          </table:table-cell>
          <table:table-cell office:value-type="float" office:value="2650369" table:style-name="ce1">
            <text:p>2650369</text:p>
          </table:table-cell>
          <table:table-cell table:style-name="ce1"/>
          <table:table-cell office:value-type="float" office:value="2322927" table:style-name="ce1">
            <text:p>2322927</text:p>
          </table:table-cell>
          <table:table-cell office:value-type="float" office:value="2325113" table:style-name="ce1">
            <text:p>2325113</text:p>
          </table:table-cell>
          <table:table-cell office:value-type="float" office:value="2326929" table:style-name="ce1">
            <text:p>2326929</text:p>
          </table:table-cell>
          <table:table-cell table:style-name="ce1"/>
          <table:table-cell office:value-type="float" office:value="2575812" table:style-name="ce1">
            <text:p>2575812</text:p>
          </table:table-cell>
          <table:table-cell office:value-type="float" office:value="2576507" table:style-name="ce1">
            <text:p>2576507</text:p>
          </table:table-cell>
          <table:table-cell table:style-name="ce1"/>
          <table:table-cell office:value-type="float" office:value="2578767" table:style-name="ce1">
            <text:p>2578767</text:p>
          </table:table-cell>
          <table:table-cell office:value-type="float" office:value="2875128" table:style-name="ce1">
            <text:p>2875128</text:p>
          </table:table-cell>
          <table:table-cell office:value-type="float" office:value="2876670" table:style-name="ce1">
            <text:p>2876670</text:p>
          </table:table-cell>
          <table:table-cell table:style-name="ce1"/>
          <table:table-cell office:value-type="float" office:value="2878569" table:style-name="ce1">
            <text:p>2878569</text:p>
          </table:table-cell>
          <table:table-cell office:value-type="float" office:value="2662496" table:style-name="ce1">
            <text:p>2662496</text:p>
          </table:table-cell>
          <table:table-cell office:value-type="float" office:value="2665791" table:style-name="ce1">
            <text:p>2665791</text:p>
          </table:table-cell>
          <table:table-cell office:value-type="float" office:value="2668283" table:style-name="ce1">
            <text:p>2668283</text:p>
          </table:table-cell>
          <table:table-cell table:style-name="ce1"/>
          <table:table-cell office:value-type="float" office:value="2620549" table:style-name="ce1">
            <text:p>2620549</text:p>
          </table:table-cell>
          <table:table-cell office:value-type="float" office:value="2621765" table:style-name="ce1">
            <text:p>2621765</text:p>
          </table:table-cell>
          <table:table-cell office:value-type="float" office:value="2624317" table:style-name="ce1">
            <text:p>2624317</text:p>
          </table:table-cell>
          <table:table-cell table:style-name="ce1"/>
          <table:table-cell office:value-type="float" office:value="2455490" table:style-name="ce1">
            <text:p>2455490</text:p>
          </table:table-cell>
          <table:table-cell office:value-type="float" office:value="2457879" table:style-name="ce1">
            <text:p>2457879</text:p>
          </table:table-cell>
          <table:table-cell office:value-type="float" office:value="2459958" table:style-name="ce1">
            <text:p>2459958</text:p>
          </table:table-cell>
          <table:table-cell table:style-name="ce1"/>
          <table:table-cell office:value-type="float" office:value="2788591" table:style-name="ce1">
            <text:p>2788591</text:p>
          </table:table-cell>
          <table:table-cell office:value-type="float" office:value="2789185" table:style-name="ce1">
            <text:p>2789185</text:p>
          </table:table-cell>
          <table:table-cell office:value-type="float" office:value="2791203" table:style-name="ce1">
            <text:p>2791203</text:p>
          </table:table-cell>
          <table:table-cell table:style-name="ce1"/>
          <table:table-cell office:value-type="float" office:value="2415545" table:style-name="ce1">
            <text:p>2415545</text:p>
          </table:table-cell>
          <table:table-cell office:value-type="float" office:value="2418303" table:style-name="ce1">
            <text:p>2418303</text:p>
          </table:table-cell>
          <table:table-cell office:value-type="float" office:value="2420337" table:style-name="ce1">
            <text:p>2420337</text:p>
          </table:table-cell>
          <table:table-cell table:style-name="ce1"/>
          <table:table-cell office:value-type="float" office:value="2284866" table:style-name="ce1">
            <text:p>2284866</text:p>
          </table:table-cell>
          <table:table-cell office:value-type="float" office:value="2287075" table:style-name="ce1">
            <text:p>2287075</text:p>
          </table:table-cell>
          <table:table-cell office:value-type="float" office:value="2288829" table:style-name="ce1">
            <text:p>2288829</text:p>
          </table:table-cell>
          <table:table-cell table:style-name="ce1"/>
          <table:table-cell office:value-type="float" office:value="2362454" table:style-name="ce1">
            <text:p>2362454</text:p>
          </table:table-cell>
          <table:table-cell office:value-type="float" office:value="2363677" table:style-name="ce1">
            <text:p>2363677</text:p>
          </table:table-cell>
          <table:table-cell office:value-type="float" office:value="2365921" table:style-name="ce1">
            <text:p>2365921</text:p>
          </table:table-cell>
          <table:table-cell table:style-name="ce1"/>
          <table:table-cell office:value-type="float" office:value="2436362" table:style-name="ce1">
            <text:p>2436362</text:p>
          </table:table-cell>
          <table:table-cell office:value-type="float" office:value="2437283" table:style-name="ce1">
            <text:p>2437283</text:p>
          </table:table-cell>
          <table:table-cell office:value-type="float" office:value="2438959" table:style-name="ce1">
            <text:p>2438959</text:p>
          </table:table-cell>
          <table:table-cell table:style-name="ce1"/>
          <table:table-cell office:value-type="float" office:value="2225209" table:style-name="ce1">
            <text:p>2225209</text:p>
          </table:table-cell>
          <table:table-cell office:value-type="float" office:value="2228715" table:style-name="ce1">
            <text:p>2228715</text:p>
          </table:table-cell>
          <table:table-cell table:style-name="ce1"/>
          <table:table-cell office:value-type="float" office:value="2230523" table:style-name="ce1">
            <text:p>2230523</text:p>
          </table:table-cell>
          <table:table-cell office:value-type="float" office:value="2691348" table:style-name="ce1">
            <text:p>2691348</text:p>
          </table:table-cell>
          <table:table-cell office:value-type="float" office:value="2692221" table:style-name="ce1">
            <text:p>2692221</text:p>
          </table:table-cell>
          <table:table-cell office:value-type="float" office:value="2694007" table:style-name="ce1">
            <text:p>2694007</text:p>
          </table:table-cell>
          <table:table-cell table:style-name="ce1"/>
          <table:table-cell office:value-type="float" office:value="2605668" table:style-name="ce1">
            <text:p>2605668</text:p>
          </table:table-cell>
          <table:table-cell office:value-type="float" office:value="2606667" table:style-name="ce1">
            <text:p>2606667</text:p>
          </table:table-cell>
          <table:table-cell office:value-type="float" office:value="2608475" table:style-name="ce1">
            <text:p>2608475</text:p>
          </table:table-cell>
          <table:table-cell table:style-name="ce1"/>
          <table:table-cell office:value-type="float" office:value="2993519" table:style-name="ce1">
            <text:p>2993519</text:p>
          </table:table-cell>
          <table:table-cell office:value-type="float" office:value="2994121" table:style-name="ce1">
            <text:p>2994121</text:p>
          </table:table-cell>
          <table:table-cell office:value-type="float" office:value="2995999" table:style-name="ce1">
            <text:p>2995999</text:p>
          </table:table-cell>
          <table:table-cell table:style-name="ce1"/>
          <table:table-cell office:value-type="float" office:value="2860232" table:style-name="ce1">
            <text:p>2860232</text:p>
          </table:table-cell>
          <table:table-cell office:value-type="float" office:value="2861773" table:style-name="ce1">
            <text:p>2861773</text:p>
          </table:table-cell>
          <table:table-cell office:value-type="float" office:value="2863333" table:style-name="ce1">
            <text:p>2863333</text:p>
          </table:table-cell>
          <table:table-cell table:style-name="ce1"/>
          <table:table-cell office:value-type="float" office:value="2475806" table:style-name="ce1">
            <text:p>2475806</text:p>
          </table:table-cell>
          <table:table-cell office:value-type="float" office:value="2476951" table:style-name="ce1">
            <text:p>2476951</text:p>
          </table:table-cell>
          <table:table-cell office:value-type="float" office:value="2478898" table:style-name="ce1">
            <text:p>2478898</text:p>
          </table:table-cell>
          <table:table-cell table:style-name="ce1"/>
          <table:table-cell office:value-type="float" office:value="2720604" table:style-name="ce1">
            <text:p>2720604</text:p>
          </table:table-cell>
          <table:table-cell office:value-type="float" office:value="2722606" table:style-name="ce1">
            <text:p>2722606</text:p>
          </table:table-cell>
          <table:table-cell table:style-name="ce1"/>
          <table:table-cell office:value-type="float" office:value="2724839" table:style-name="ce1">
            <text:p>2724839</text:p>
          </table:table-cell>
          <table:table-cell office:value-type="float" office:value="2556990" table:style-name="ce1">
            <text:p>2556990</text:p>
          </table:table-cell>
          <table:table-cell office:value-type="float" office:value="2557909" table:style-name="ce1">
            <text:p>2557909</text:p>
          </table:table-cell>
          <table:table-cell office:value-type="float" office:value="2562799" table:style-name="ce1">
            <text:p>2562799</text:p>
          </table:table-cell>
          <table:table-cell table:style-name="ce1"/>
          <table:table-cell office:value-type="float" office:value="2489474" table:style-name="ce1">
            <text:p>2489474</text:p>
          </table:table-cell>
          <table:table-cell office:value-type="float" office:value="2490070" table:style-name="ce1">
            <text:p>2490070</text:p>
          </table:table-cell>
          <table:table-cell table:style-name="ce1"/>
          <table:table-cell office:value-type="float" office:value="2491777" table:style-name="ce1">
            <text:p>2491777</text:p>
          </table:table-cell>
          <table:table-cell office:value-type="float" office:value="2848410" table:style-name="ce1">
            <text:p>2848410</text:p>
          </table:table-cell>
          <table:table-cell office:value-type="float" office:value="2849067" table:style-name="ce1">
            <text:p>2849067</text:p>
          </table:table-cell>
          <table:table-cell office:value-type="float" office:value="2851457" table:style-name="ce1">
            <text:p>2851457</text:p>
          </table:table-cell>
          <table:table-cell table:style-name="ce1"/>
          <table:table-cell office:value-type="float" office:value="2897740" table:style-name="ce1">
            <text:p>2897740</text:p>
          </table:table-cell>
          <table:table-cell office:value-type="float" office:value="2899769" table:style-name="ce1">
            <text:p>2899769</text:p>
          </table:table-cell>
          <table:table-cell table:style-name="ce1"/>
          <table:table-cell office:value-type="float" office:value="2901439" table:style-name="ce1">
            <text:p>2901439</text:p>
          </table:table-cell>
          <table:table-cell office:value-type="float" office:value="2749744" table:style-name="ce1">
            <text:p>2749744</text:p>
          </table:table-cell>
          <table:table-cell office:value-type="float" office:value="2750401" table:style-name="ce1">
            <text:p>2750401</text:p>
          </table:table-cell>
          <table:table-cell office:value-type="float" office:value="2751882" table:style-name="ce1">
            <text:p>2751882</text:p>
          </table:table-cell>
          <table:table-cell table:style-name="ce1"/>
          <table:table-cell office:value-type="float" office:value="3006716" table:style-name="ce1">
            <text:p>3006716</text:p>
          </table:table-cell>
          <table:table-cell office:value-type="float" office:value="3007225" table:style-name="ce1">
            <text:p>3007225</text:p>
          </table:table-cell>
          <table:table-cell office:value-type="float" office:value="3009132" table:style-name="ce1">
            <text:p>3009132</text:p>
          </table:table-cell>
          <table:table-cell table:style-name="ce1"/>
          <table:table-cell office:value-type="float" office:value="2835364" table:style-name="ce1">
            <text:p>2835364</text:p>
          </table:table-cell>
          <table:table-cell office:value-type="float" office:value="2836534" table:style-name="ce1">
            <text:p>2836534</text:p>
          </table:table-cell>
          <table:table-cell table:style-name="ce1"/>
          <table:table-cell office:value-type="float" office:value="2838435" table:style-name="ce1">
            <text:p>2838435</text:p>
          </table:table-cell>
          <table:table-cell office:value-type="float" office:value="2506488" table:style-name="ce1">
            <text:p>2506488</text:p>
          </table:table-cell>
          <table:table-cell office:value-type="float" office:value="2507821" table:style-name="ce1">
            <text:p>2507821</text:p>
          </table:table-cell>
          <table:table-cell office:value-type="float" office:value="2509691" table:style-name="ce1">
            <text:p>2509691</text:p>
          </table:table-cell>
          <table:table-cell table:style-name="ce1"/>
          <table:table-cell office:value-type="float" office:value="2816884" table:style-name="ce1">
            <text:p>2816884</text:p>
          </table:table-cell>
          <table:table-cell office:value-type="float" office:value="2817455" table:style-name="ce1">
            <text:p>2817455</text:p>
          </table:table-cell>
          <table:table-cell office:value-type="float" office:value="2819185" table:style-name="ce1">
            <text:p>2819185</text:p>
          </table:table-cell>
          <table:table-cell table:style-name="ce1"/>
          <table:table-cell office:value-type="float" office:value="2980322" table:style-name="ce1">
            <text:p>2980322</text:p>
          </table:table-cell>
          <table:table-cell office:value-type="float" office:value="2981134" table:style-name="ce1">
            <text:p>2981134</text:p>
          </table:table-cell>
          <table:table-cell office:value-type="float" office:value="2983937" table:style-name="ce1">
            <text:p>2983937</text:p>
          </table:table-cell>
          <table:table-cell table:style-name="ce1"/>
          <table:table-cell office:value-type="float" office:value="2591230" table:style-name="ce1">
            <text:p>2591230</text:p>
          </table:table-cell>
          <table:table-cell office:value-type="float" office:value="2592219" table:style-name="ce1">
            <text:p>2592219</text:p>
          </table:table-cell>
          <table:table-cell table:style-name="ce1"/>
          <table:table-cell office:value-type="float" office:value="2594269" table:style-name="ce1">
            <text:p>2594269</text:p>
          </table:table-cell>
          <table:table-cell office:value-type="float" office:value="2733016" table:style-name="ce1">
            <text:p>2733016</text:p>
          </table:table-cell>
          <table:table-cell office:value-type="float" office:value="2733743" table:style-name="ce1">
            <text:p>2733743</text:p>
          </table:table-cell>
          <table:table-cell office:value-type="float" office:value="2735707" table:style-name="ce1">
            <text:p>2735707</text:p>
          </table:table-cell>
          <table:table-cell table:style-name="ce1"/>
          <table:table-cell office:value-type="float" office:value="2705872" table:style-name="ce1">
            <text:p>2705872</text:p>
          </table:table-cell>
          <table:table-cell office:value-type="float" office:value="2707157" table:style-name="ce1">
            <text:p>2707157</text:p>
          </table:table-cell>
          <table:table-cell office:value-type="float" office:value="2709018" table:style-name="ce1">
            <text:p>2709018</text:p>
          </table:table-cell>
          <table:table-cell table:style-name="ce1"/>
          <table:table-cell office:value-type="float" office:value="2954676" table:style-name="ce1">
            <text:p>2954676</text:p>
          </table:table-cell>
          <table:table-cell office:value-type="float" office:value="2955187" table:style-name="ce1">
            <text:p>2955187</text:p>
          </table:table-cell>
          <table:table-cell office:value-type="float" office:value="2957102" table:style-name="ce1">
            <text:p>2957102</text:p>
          </table:table-cell>
          <table:table-cell table:style-name="ce1"/>
          <table:table-cell office:value-type="float" office:value="2538818" table:style-name="ce1">
            <text:p>2538818</text:p>
          </table:table-cell>
          <table:table-cell office:value-type="float" office:value="2540933" table:style-name="ce1">
            <text:p>2540933</text:p>
          </table:table-cell>
          <table:table-cell office:value-type="float" office:value="2543959" table:style-name="ce1">
            <text:p>2543959</text:p>
          </table:table-cell>
          <table:table-cell table:style-name="ce1"/>
          <table:table-cell office:value-type="float" office:value="2966964" table:style-name="ce1">
            <text:p>2966964</text:p>
          </table:table-cell>
          <table:table-cell office:value-type="float" office:value="2969041" table:style-name="ce1">
            <text:p>2969041</text:p>
          </table:table-cell>
          <table:table-cell office:value-type="float" office:value="2971115" table:style-name="ce1">
            <text:p>2971115</text:p>
          </table:table-cell>
          <table:table-cell table:style-name="ce1"/>
          <table:table-cell office:value-type="float" office:value="2767842" table:style-name="ce1">
            <text:p>2767842</text:p>
          </table:table-cell>
          <table:table-cell office:value-type="float" office:value="2771185" table:style-name="ce1">
            <text:p>2771185</text:p>
          </table:table-cell>
          <table:table-cell office:value-type="float" office:value="2774615" table:style-name="ce1">
            <text:p>2774615</text:p>
          </table:table-cell>
          <table:table-cell table:style-name="ce1"/>
          <table:table-cell office:value-type="float" office:value="2519475" table:style-name="ce1">
            <text:p>2519475</text:p>
          </table:table-cell>
          <table:table-cell office:value-type="float" office:value="2523367" table:style-name="ce1">
            <text:p>2523367</text:p>
          </table:table-cell>
          <table:table-cell table:style-name="ce1"/>
          <table:table-cell office:value-type="float" office:value="2525050" table:style-name="ce1">
            <text:p>2525050</text:p>
          </table:table-cell>
          <table:table-cell office:value-type="float" office:value="3036408" table:style-name="ce1">
            <text:p>3036408</text:p>
          </table:table-cell>
          <table:table-cell office:value-type="float" office:value="3036973" table:style-name="ce1">
            <text:p>3036973</text:p>
          </table:table-cell>
          <table:table-cell office:value-type="float" office:value="3038991" table:style-name="ce1">
            <text:p>3038991</text:p>
          </table:table-cell>
          <table:table-cell table:style-name="ce1"/>
          <table:table-cell office:value-type="float" office:value="2803906" table:style-name="ce1">
            <text:p>2803906</text:p>
          </table:table-cell>
          <table:table-cell office:value-type="float" office:value="2804609" table:style-name="ce1">
            <text:p>2804609</text:p>
          </table:table-cell>
          <table:table-cell office:value-type="float" office:value="2807503" table:style-name="ce1">
            <text:p>2807503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095049_M00981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06:40</text:p>
          </table:table-cell>
          <table:table-cell office:value-type="string" table:style-name="ce1">
            <text:p>2020-11-18_10:06:40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1">
            <text:p>Valentin</text:p>
          </table:table-cell>
          <table:table-cell office:value-type="string" table:style-name="ce1">
            <text:p>M0098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yPfuAoeAbktvyVvp</text:p>
          </table:table-cell>
          <table:table-cell office:value-type="string" table:style-name="ce1">
            <text:p>https://www.testable.org/experiment/4303/294929/start?participant=M009819</text:p>
          </table:table-cell>
          <table:table-cell office:value-type="float" office:value="2651222" table:style-name="ce1">
            <text:p>2651222</text:p>
          </table:table-cell>
          <table:table-cell office:value-type="float" office:value="44.187033333332998" table:style-name="ce1">
            <text:p>44,18703333</text:p>
          </table:table-cell>
          <table:table-cell office:value-type="float" office:value="824947" table:style-name="ce1">
            <text:p>824947</text:p>
          </table:table-cell>
          <table:table-cell office:value-type="float" office:value="457235" table:style-name="ce1">
            <text:p>457235</text:p>
          </table:table-cell>
          <table:table-cell office:value-type="float" office:value="319618" table:style-name="ce1">
            <text:p>319618</text:p>
          </table:table-cell>
          <table:table-cell office:value-type="float" office:value="786890" table:style-name="ce1">
            <text:p>786890</text:p>
          </table:table-cell>
          <table:table-cell office:value-type="float" office:value="686425" table:style-name="ce1">
            <text:p>686425</text:p>
          </table:table-cell>
          <table:table-cell office:value-type="float" office:value="660618" table:style-name="ce1">
            <text:p>660618</text:p>
          </table:table-cell>
          <table:table-cell office:value-type="float" office:value="750306" table:style-name="ce1">
            <text:p>750306</text:p>
          </table:table-cell>
          <table:table-cell office:value-type="float" office:value="508241" table:style-name="ce1">
            <text:p>508241</text:p>
          </table:table-cell>
          <table:table-cell office:value-type="float" office:value="601490" table:style-name="ce1">
            <text:p>601490</text:p>
          </table:table-cell>
          <table:table-cell office:value-type="float" office:value="554090" table:style-name="ce1">
            <text:p>554090</text:p>
          </table:table-cell>
          <table:table-cell office:value-type="float" office:value="404937" table:style-name="ce1">
            <text:p>404937</text:p>
          </table:table-cell>
          <table:table-cell office:value-type="float" office:value="638018" table:style-name="ce1">
            <text:p>638018</text:p>
          </table:table-cell>
          <table:table-cell table:number-columns-repeated="192" table:style-name="ce1"/>
          <table:table-cell office:value-type="float" office:value="2353590" table:style-name="ce1">
            <text:p>2353590</text:p>
          </table:table-cell>
          <table:table-cell office:value-type="float" office:value="2355052" table:style-name="ce1">
            <text:p>2355052</text:p>
          </table:table-cell>
          <table:table-cell office:value-type="float" office:value="2358828" table:style-name="ce1">
            <text:p>2358828</text:p>
          </table:table-cell>
          <table:table-cell table:style-name="ce1"/>
          <table:table-cell office:value-type="float" office:value="2224198" table:style-name="ce1">
            <text:p>2224198</text:p>
          </table:table-cell>
          <table:table-cell office:value-type="float" office:value="2227532" table:style-name="ce1">
            <text:p>2227532</text:p>
          </table:table-cell>
          <table:table-cell office:value-type="float" office:value="2229533" table:style-name="ce1">
            <text:p>2229533</text:p>
          </table:table-cell>
          <table:table-cell table:style-name="ce1"/>
          <table:table-cell office:value-type="float" office:value="2512727" table:style-name="ce1">
            <text:p>2512727</text:p>
          </table:table-cell>
          <table:table-cell office:value-type="float" office:value="2515749" table:style-name="ce1">
            <text:p>2515749</text:p>
          </table:table-cell>
          <table:table-cell office:value-type="float" office:value="2518004" table:style-name="ce1">
            <text:p>2518004</text:p>
          </table:table-cell>
          <table:table-cell table:style-name="ce1"/>
          <table:table-cell office:value-type="float" office:value="2441167" table:style-name="ce1">
            <text:p>2441167</text:p>
          </table:table-cell>
          <table:table-cell office:value-type="float" office:value="2442846" table:style-name="ce1">
            <text:p>2442846</text:p>
          </table:table-cell>
          <table:table-cell table:style-name="ce1"/>
          <table:table-cell office:value-type="float" office:value="2446245" table:style-name="ce1">
            <text:p>2446245</text:p>
          </table:table-cell>
          <table:table-cell office:value-type="float" office:value="2096207" table:style-name="ce1">
            <text:p>2096207</text:p>
          </table:table-cell>
          <table:table-cell office:value-type="float" office:value="2098347" table:style-name="ce1">
            <text:p>2098347</text:p>
          </table:table-cell>
          <table:table-cell office:value-type="float" office:value="2103644" table:style-name="ce1">
            <text:p>2103644</text:p>
          </table:table-cell>
          <table:table-cell table:style-name="ce1"/>
          <table:table-cell office:value-type="float" office:value="2305127" table:style-name="ce1">
            <text:p>2305127</text:p>
          </table:table-cell>
          <table:table-cell office:value-type="float" office:value="2307836" table:style-name="ce1">
            <text:p>2307836</text:p>
          </table:table-cell>
          <table:table-cell table:style-name="ce1"/>
          <table:table-cell office:value-type="float" office:value="2312252" table:style-name="ce1">
            <text:p>2312252</text:p>
          </table:table-cell>
          <table:table-cell office:value-type="float" office:value="2562575" table:style-name="ce1">
            <text:p>2562575</text:p>
          </table:table-cell>
          <table:table-cell office:value-type="float" office:value="2567045" table:style-name="ce1">
            <text:p>2567045</text:p>
          </table:table-cell>
          <table:table-cell table:style-name="ce1"/>
          <table:table-cell office:value-type="float" office:value="2569380" table:style-name="ce1">
            <text:p>2569380</text:p>
          </table:table-cell>
          <table:table-cell office:value-type="float" office:value="2195142" table:style-name="ce1">
            <text:p>2195142</text:p>
          </table:table-cell>
          <table:table-cell office:value-type="float" office:value="2197660" table:style-name="ce1">
            <text:p>2197660</text:p>
          </table:table-cell>
          <table:table-cell office:value-type="float" office:value="2200541" table:style-name="ce1">
            <text:p>2200541</text:p>
          </table:table-cell>
          <table:table-cell table:style-name="ce1"/>
          <table:table-cell office:value-type="float" office:value="2620119" table:style-name="ce1">
            <text:p>2620119</text:p>
          </table:table-cell>
          <table:table-cell office:value-type="float" office:value="2621852" table:style-name="ce1">
            <text:p>2621852</text:p>
          </table:table-cell>
          <table:table-cell table:style-name="ce1"/>
          <table:table-cell office:value-type="float" office:value="2623749" table:style-name="ce1">
            <text:p>2623749</text:p>
          </table:table-cell>
          <table:table-cell office:value-type="float" office:value="1992486" table:style-name="ce1">
            <text:p>1992486</text:p>
          </table:table-cell>
          <table:table-cell office:value-type="float" office:value="1997604" table:style-name="ce1">
            <text:p>1997604</text:p>
          </table:table-cell>
          <table:table-cell table:style-name="ce1"/>
          <table:table-cell office:value-type="float" office:value="2000476" table:style-name="ce1">
            <text:p>2000476</text:p>
          </table:table-cell>
          <table:table-cell office:value-type="float" office:value="1967022" table:style-name="ce1">
            <text:p>1967022</text:p>
          </table:table-cell>
          <table:table-cell office:value-type="float" office:value="1972284" table:style-name="ce1">
            <text:p>1972284</text:p>
          </table:table-cell>
          <table:table-cell table:style-name="ce1"/>
          <table:table-cell office:value-type="float" office:value="1983636" table:style-name="ce1">
            <text:p>1983636</text:p>
          </table:table-cell>
          <table:table-cell office:value-type="float" office:value="2322039" table:style-name="ce1">
            <text:p>2322039</text:p>
          </table:table-cell>
          <table:table-cell office:value-type="float" office:value="2324988" table:style-name="ce1">
            <text:p>2324988</text:p>
          </table:table-cell>
          <table:table-cell table:style-name="ce1"/>
          <table:table-cell office:value-type="float" office:value="2326901" table:style-name="ce1">
            <text:p>2326901</text:p>
          </table:table-cell>
          <table:table-cell office:value-type="float" office:value="2337830" table:style-name="ce1">
            <text:p>2337830</text:p>
          </table:table-cell>
          <table:table-cell office:value-type="float" office:value="2339845" table:style-name="ce1">
            <text:p>2339845</text:p>
          </table:table-cell>
          <table:table-cell office:value-type="float" office:value="2341677" table:style-name="ce1">
            <text:p>2341677</text:p>
          </table:table-cell>
          <table:table-cell table:style-name="ce1"/>
          <table:table-cell office:value-type="float" office:value="2251726" table:style-name="ce1">
            <text:p>2251726</text:p>
          </table:table-cell>
          <table:table-cell office:value-type="float" office:value="2255404" table:style-name="ce1">
            <text:p>2255404</text:p>
          </table:table-cell>
          <table:table-cell office:value-type="float" office:value="2258524" table:style-name="ce1">
            <text:p>2258524</text:p>
          </table:table-cell>
          <table:table-cell table:style-name="ce1"/>
          <table:table-cell office:value-type="float" office:value="1871359" table:style-name="ce1">
            <text:p>1871359</text:p>
          </table:table-cell>
          <table:table-cell office:value-type="float" office:value="1872700" table:style-name="ce1">
            <text:p>1872700</text:p>
          </table:table-cell>
          <table:table-cell office:value-type="float" office:value="1878869" table:style-name="ce1">
            <text:p>1878869</text:p>
          </table:table-cell>
          <table:table-cell table:style-name="ce1"/>
          <table:table-cell office:value-type="float" office:value="2046942" table:style-name="ce1">
            <text:p>2046942</text:p>
          </table:table-cell>
          <table:table-cell office:value-type="float" office:value="2048531" table:style-name="ce1">
            <text:p>2048531</text:p>
          </table:table-cell>
          <table:table-cell office:value-type="float" office:value="2051180" table:style-name="ce1">
            <text:p>2051180</text:p>
          </table:table-cell>
          <table:table-cell table:style-name="ce1"/>
          <table:table-cell office:value-type="float" office:value="2411303" table:style-name="ce1">
            <text:p>2411303</text:p>
          </table:table-cell>
          <table:table-cell office:value-type="float" office:value="2413508" table:style-name="ce1">
            <text:p>2413508</text:p>
          </table:table-cell>
          <table:table-cell table:style-name="ce1"/>
          <table:table-cell office:value-type="float" office:value="2416781" table:style-name="ce1">
            <text:p>2416781</text:p>
          </table:table-cell>
          <table:table-cell office:value-type="float" office:value="1947934" table:style-name="ce1">
            <text:p>1947934</text:p>
          </table:table-cell>
          <table:table-cell office:value-type="float" office:value="1950580" table:style-name="ce1">
            <text:p>1950580</text:p>
          </table:table-cell>
          <table:table-cell office:value-type="float" office:value="1953020" table:style-name="ce1">
            <text:p>1953020</text:p>
          </table:table-cell>
          <table:table-cell table:style-name="ce1"/>
          <table:table-cell office:value-type="float" office:value="2643583" table:style-name="ce1">
            <text:p>2643583</text:p>
          </table:table-cell>
          <table:table-cell office:value-type="float" office:value="2644748" table:style-name="ce1">
            <text:p>2644748</text:p>
          </table:table-cell>
          <table:table-cell table:style-name="ce1"/>
          <table:table-cell office:value-type="float" office:value="2647989" table:style-name="ce1">
            <text:p>2647989</text:p>
          </table:table-cell>
          <table:table-cell office:value-type="float" office:value="2016646" table:style-name="ce1">
            <text:p>2016646</text:p>
          </table:table-cell>
          <table:table-cell office:value-type="float" office:value="2018059" table:style-name="ce1">
            <text:p>2018059</text:p>
          </table:table-cell>
          <table:table-cell office:value-type="float" office:value="2022156" table:style-name="ce1">
            <text:p>2022156</text:p>
          </table:table-cell>
          <table:table-cell table:style-name="ce1"/>
          <table:table-cell office:value-type="float" office:value="2211366" table:style-name="ce1">
            <text:p>2211366</text:p>
          </table:table-cell>
          <table:table-cell office:value-type="float" office:value="2212692" table:style-name="ce1">
            <text:p>2212692</text:p>
          </table:table-cell>
          <table:table-cell office:value-type="float" office:value="2216077" table:style-name="ce1">
            <text:p>2216077</text:p>
          </table:table-cell>
          <table:table-cell table:style-name="ce1"/>
          <table:table-cell office:value-type="float" office:value="2630839" table:style-name="ce1">
            <text:p>2630839</text:p>
          </table:table-cell>
          <table:table-cell office:value-type="float" office:value="2634788" table:style-name="ce1">
            <text:p>2634788</text:p>
          </table:table-cell>
          <table:table-cell office:value-type="float" office:value="2636877" table:style-name="ce1">
            <text:p>2636877</text:p>
          </table:table-cell>
          <table:table-cell table:style-name="ce1"/>
          <table:table-cell office:value-type="float" office:value="2127902" table:style-name="ce1">
            <text:p>2127902</text:p>
          </table:table-cell>
          <table:table-cell office:value-type="float" office:value="2131724" table:style-name="ce1">
            <text:p>2131724</text:p>
          </table:table-cell>
          <table:table-cell office:value-type="float" office:value="2134604" table:style-name="ce1">
            <text:p>2134604</text:p>
          </table:table-cell>
          <table:table-cell table:style-name="ce1"/>
          <table:table-cell office:value-type="float" office:value="2286966" table:style-name="ce1">
            <text:p>2286966</text:p>
          </table:table-cell>
          <table:table-cell office:value-type="float" office:value="2289548" table:style-name="ce1">
            <text:p>2289548</text:p>
          </table:table-cell>
          <table:table-cell office:value-type="float" office:value="2293453" table:style-name="ce1">
            <text:p>2293453</text:p>
          </table:table-cell>
          <table:table-cell table:style-name="ce1"/>
          <table:table-cell office:value-type="float" office:value="2075014" table:style-name="ce1">
            <text:p>2075014</text:p>
          </table:table-cell>
          <table:table-cell office:value-type="float" office:value="2076964" table:style-name="ce1">
            <text:p>2076964</text:p>
          </table:table-cell>
          <table:table-cell table:style-name="ce1"/>
          <table:table-cell office:value-type="float" office:value="2079716" table:style-name="ce1">
            <text:p>2079716</text:p>
          </table:table-cell>
          <table:table-cell office:value-type="float" office:value="2061846" table:style-name="ce1">
            <text:p>2061846</text:p>
          </table:table-cell>
          <table:table-cell office:value-type="float" office:value="2063132" table:style-name="ce1">
            <text:p>2063132</text:p>
          </table:table-cell>
          <table:table-cell table:style-name="ce1"/>
          <table:table-cell office:value-type="float" office:value="2065261" table:style-name="ce1">
            <text:p>2065261</text:p>
          </table:table-cell>
          <table:table-cell office:value-type="float" office:value="2240023" table:style-name="ce1">
            <text:p>2240023</text:p>
          </table:table-cell>
          <table:table-cell office:value-type="float" office:value="2242316" table:style-name="ce1">
            <text:p>2242316</text:p>
          </table:table-cell>
          <table:table-cell office:value-type="float" office:value="2243653" table:style-name="ce1">
            <text:p>2243653</text:p>
          </table:table-cell>
          <table:table-cell table:style-name="ce1"/>
          <table:table-cell office:value-type="float" office:value="2474455" table:style-name="ce1">
            <text:p>2474455</text:p>
          </table:table-cell>
          <table:table-cell office:value-type="float" office:value="2475572" table:style-name="ce1">
            <text:p>2475572</text:p>
          </table:table-cell>
          <table:table-cell office:value-type="float" office:value="2477629" table:style-name="ce1">
            <text:p>2477629</text:p>
          </table:table-cell>
          <table:table-cell table:style-name="ce1"/>
          <table:table-cell office:value-type="float" office:value="2428734" table:style-name="ce1">
            <text:p>2428734</text:p>
          </table:table-cell>
          <table:table-cell office:value-type="float" office:value="2429772" table:style-name="ce1">
            <text:p>2429772</text:p>
          </table:table-cell>
          <table:table-cell office:value-type="float" office:value="2433548" table:style-name="ce1">
            <text:p>2433548</text:p>
          </table:table-cell>
          <table:table-cell table:style-name="ce1"/>
          <table:table-cell office:value-type="float" office:value="2460711" table:style-name="ce1">
            <text:p>2460711</text:p>
          </table:table-cell>
          <table:table-cell office:value-type="float" office:value="2462020" table:style-name="ce1">
            <text:p>2462020</text:p>
          </table:table-cell>
          <table:table-cell table:style-name="ce1"/>
          <table:table-cell office:value-type="float" office:value="2464837" table:style-name="ce1">
            <text:p>2464837</text:p>
          </table:table-cell>
          <table:table-cell office:value-type="float" office:value="2499664" table:style-name="ce1">
            <text:p>2499664</text:p>
          </table:table-cell>
          <table:table-cell office:value-type="float" office:value="2502765" table:style-name="ce1">
            <text:p>2502765</text:p>
          </table:table-cell>
          <table:table-cell office:value-type="float" office:value="2504557" table:style-name="ce1">
            <text:p>2504557</text:p>
          </table:table-cell>
          <table:table-cell table:style-name="ce1"/>
          <table:table-cell office:value-type="float" office:value="2392943" table:style-name="ce1">
            <text:p>2392943</text:p>
          </table:table-cell>
          <table:table-cell office:value-type="float" office:value="2394333" table:style-name="ce1">
            <text:p>2394333</text:p>
          </table:table-cell>
          <table:table-cell table:style-name="ce1"/>
          <table:table-cell office:value-type="float" office:value="2398916" table:style-name="ce1">
            <text:p>2398916</text:p>
          </table:table-cell>
          <table:table-cell office:value-type="float" office:value="1798743" table:style-name="ce1">
            <text:p>1798743</text:p>
          </table:table-cell>
          <table:table-cell office:value-type="float" office:value="1801691" table:style-name="ce1">
            <text:p>1801691</text:p>
          </table:table-cell>
          <table:table-cell office:value-type="float" office:value="1806180" table:style-name="ce1">
            <text:p>1806180</text:p>
          </table:table-cell>
          <table:table-cell table:style-name="ce1"/>
          <table:table-cell office:value-type="float" office:value="1925790" table:style-name="ce1">
            <text:p>1925790</text:p>
          </table:table-cell>
          <table:table-cell office:value-type="float" office:value="1927772" table:style-name="ce1">
            <text:p>1927772</text:p>
          </table:table-cell>
          <table:table-cell table:style-name="ce1"/>
          <table:table-cell office:value-type="float" office:value="1929780" table:style-name="ce1">
            <text:p>1929780</text:p>
          </table:table-cell>
          <table:table-cell office:value-type="float" office:value="2578695" table:style-name="ce1">
            <text:p>2578695</text:p>
          </table:table-cell>
          <table:table-cell office:value-type="float" office:value="2581269" table:style-name="ce1">
            <text:p>2581269</text:p>
          </table:table-cell>
          <table:table-cell office:value-type="float" office:value="2582956" table:style-name="ce1">
            <text:p>2582956</text:p>
          </table:table-cell>
          <table:table-cell table:style-name="ce1"/>
          <table:table-cell office:value-type="float" office:value="2544687" table:style-name="ce1">
            <text:p>2544687</text:p>
          </table:table-cell>
          <table:table-cell office:value-type="float" office:value="2546052" table:style-name="ce1">
            <text:p>2546052</text:p>
          </table:table-cell>
          <table:table-cell office:value-type="float" office:value="2549933" table:style-name="ce1">
            <text:p>2549933</text:p>
          </table:table-cell>
          <table:table-cell table:style-name="ce1"/>
          <table:table-cell office:value-type="float" office:value="2526887" table:style-name="ce1">
            <text:p>2526887</text:p>
          </table:table-cell>
          <table:table-cell office:value-type="float" office:value="2528780" table:style-name="ce1">
            <text:p>2528780</text:p>
          </table:table-cell>
          <table:table-cell office:value-type="float" office:value="2530973" table:style-name="ce1">
            <text:p>2530973</text:p>
          </table:table-cell>
          <table:table-cell table:style-name="ce1"/>
          <table:table-cell office:value-type="float" office:value="2147199" table:style-name="ce1">
            <text:p>2147199</text:p>
          </table:table-cell>
          <table:table-cell office:value-type="float" office:value="2148796" table:style-name="ce1">
            <text:p>2148796</text:p>
          </table:table-cell>
          <table:table-cell office:value-type="float" office:value="2151460" table:style-name="ce1">
            <text:p>2151460</text:p>
          </table:table-cell>
          <table:table-cell table:style-name="ce1"/>
          <table:table-cell office:value-type="float" office:value="1826478" table:style-name="ce1">
            <text:p>1826478</text:p>
          </table:table-cell>
          <table:table-cell office:value-type="float" office:value="1828204" table:style-name="ce1">
            <text:p>1828204</text:p>
          </table:table-cell>
          <table:table-cell office:value-type="float" office:value="1832340" table:style-name="ce1">
            <text:p>1832340</text:p>
          </table:table-cell>
          <table:table-cell table:style-name="ce1"/>
          <table:table-cell office:value-type="float" office:value="2268119" table:style-name="ce1">
            <text:p>2268119</text:p>
          </table:table-cell>
          <table:table-cell office:value-type="float" office:value="2271220" table:style-name="ce1">
            <text:p>2271220</text:p>
          </table:table-cell>
          <table:table-cell office:value-type="float" office:value="2273700" table:style-name="ce1">
            <text:p>2273700</text:p>
          </table:table-cell>
          <table:table-cell table:style-name="ce1"/>
          <table:table-cell office:value-type="float" office:value="2605847" table:style-name="ce1">
            <text:p>2605847</text:p>
          </table:table-cell>
          <table:table-cell office:value-type="float" office:value="2607156" table:style-name="ce1">
            <text:p>2607156</text:p>
          </table:table-cell>
          <table:table-cell office:value-type="float" office:value="2610453" table:style-name="ce1">
            <text:p>2610453</text:p>
          </table:table-cell>
          <table:table-cell table:style-name="ce1"/>
          <table:table-cell office:value-type="float" office:value="2488839" table:style-name="ce1">
            <text:p>2488839</text:p>
          </table:table-cell>
          <table:table-cell office:value-type="float" office:value="2489741" table:style-name="ce1">
            <text:p>2489741</text:p>
          </table:table-cell>
          <table:table-cell office:value-type="float" office:value="2492973" table:style-name="ce1">
            <text:p>2492973</text:p>
          </table:table-cell>
          <table:table-cell table:style-name="ce1"/>
          <table:table-cell office:value-type="float" office:value="2178007" table:style-name="ce1">
            <text:p>2178007</text:p>
          </table:table-cell>
          <table:table-cell office:value-type="float" office:value="2183820" table:style-name="ce1">
            <text:p>2183820</text:p>
          </table:table-cell>
          <table:table-cell office:value-type="float" office:value="2185532" table:style-name="ce1">
            <text:p>2185532</text:p>
          </table:table-cell>
          <table:table-cell table:style-name="ce1"/>
          <table:table-cell office:value-type="float" office:value="2163255" table:style-name="ce1">
            <text:p>2163255</text:p>
          </table:table-cell>
          <table:table-cell office:value-type="float" office:value="2165004" table:style-name="ce1">
            <text:p>2165004</text:p>
          </table:table-cell>
          <table:table-cell office:value-type="float" office:value="2169540" table:style-name="ce1">
            <text:p>2169540</text:p>
          </table:table-cell>
          <table:table-cell table:style-name="ce1"/>
          <table:table-cell office:value-type="float" office:value="2373503" table:style-name="ce1">
            <text:p>2373503</text:p>
          </table:table-cell>
          <table:table-cell office:value-type="float" office:value="2374877" table:style-name="ce1">
            <text:p>2374877</text:p>
          </table:table-cell>
          <table:table-cell office:value-type="float" office:value="2377253" table:style-name="ce1">
            <text:p>2377253</text:p>
          </table:table-cell>
          <table:table-cell table:style-name="ce1"/>
          <table:table-cell office:value-type="float" office:value="2593487" table:style-name="ce1">
            <text:p>2593487</text:p>
          </table:table-cell>
          <table:table-cell office:value-type="float" office:value="2596053" table:style-name="ce1">
            <text:p>2596053</text:p>
          </table:table-cell>
          <table:table-cell office:value-type="float" office:value="2597869" table:style-name="ce1">
            <text:p>2597869</text:p>
          </table:table-cell>
          <table:table-cell table:style-name="ce1"/>
          <table:table-cell office:value-type="float" office:value="1844263" table:style-name="ce1">
            <text:p>1844263</text:p>
          </table:table-cell>
          <table:table-cell office:value-type="float" office:value="1850675" table:style-name="ce1">
            <text:p>1850675</text:p>
          </table:table-cell>
          <table:table-cell table:style-name="ce1"/>
          <table:table-cell office:value-type="float" office:value="1855372" table:style-name="ce1">
            <text:p>1855372</text:p>
          </table:table-cell>
          <table:table-cell office:value-type="float" office:value="1891814" table:style-name="ce1">
            <text:p>1891814</text:p>
          </table:table-cell>
          <table:table-cell office:value-type="float" office:value="1893788" table:style-name="ce1">
            <text:p>1893788</text:p>
          </table:table-cell>
          <table:table-cell office:value-type="float" office:value="1897900" table:style-name="ce1">
            <text:p>1897900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095914_M01425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16:29</text:p>
          </table:table-cell>
          <table:table-cell office:value-type="string" table:style-name="ce1">
            <text:p>2020-11-18_10:16: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M01425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UFNOtGqfHmI8TL4N</text:p>
          </table:table-cell>
          <table:table-cell office:value-type="string" table:style-name="ce1">
            <text:p>https://www.testable.org/experiment/4303/294929/start?participant=M014251</text:p>
          </table:table-cell>
          <table:table-cell office:value-type="float" office:value="2523536" table:style-name="ce1">
            <text:p>2523536</text:p>
          </table:table-cell>
          <table:table-cell office:value-type="float" office:value="42.058933333333002" table:style-name="ce1">
            <text:p>42,05893333</text:p>
          </table:table-cell>
          <table:table-cell office:value-type="float" office:value="509416" table:style-name="ce1">
            <text:p>509416</text:p>
          </table:table-cell>
          <table:table-cell office:value-type="float" office:value="724557" table:style-name="ce1">
            <text:p>724557</text:p>
          </table:table-cell>
          <table:table-cell office:value-type="float" office:value="664425" table:style-name="ce1">
            <text:p>664425</text:p>
          </table:table-cell>
          <table:table-cell office:value-type="float" office:value="477804" table:style-name="ce1">
            <text:p>477804</text:p>
          </table:table-cell>
          <table:table-cell office:value-type="float" office:value="560772" table:style-name="ce1">
            <text:p>560772</text:p>
          </table:table-cell>
          <table:table-cell office:value-type="float" office:value="749419" table:style-name="ce1">
            <text:p>749419</text:p>
          </table:table-cell>
          <table:table-cell office:value-type="float" office:value="610475" table:style-name="ce1">
            <text:p>610475</text:p>
          </table:table-cell>
          <table:table-cell office:value-type="float" office:value="440646" table:style-name="ce1">
            <text:p>440646</text:p>
          </table:table-cell>
          <table:table-cell office:value-type="float" office:value="701658" table:style-name="ce1">
            <text:p>701658</text:p>
          </table:table-cell>
          <table:table-cell office:value-type="float" office:value="642741" table:style-name="ce1">
            <text:p>642741</text:p>
          </table:table-cell>
          <table:table-cell office:value-type="float" office:value="541999" table:style-name="ce1">
            <text:p>541999</text:p>
          </table:table-cell>
          <table:table-cell office:value-type="float" office:value="775038" table:style-name="ce1">
            <text:p>775038</text:p>
          </table:table-cell>
          <table:table-cell office:value-type="float" office:value="1991557" table:style-name="ce1">
            <text:p>1991557</text:p>
          </table:table-cell>
          <table:table-cell office:value-type="float" office:value="1992196" table:style-name="ce1">
            <text:p>1992196</text:p>
          </table:table-cell>
          <table:table-cell table:style-name="ce1"/>
          <table:table-cell office:value-type="float" office:value="1994737" table:style-name="ce1">
            <text:p>1994737</text:p>
          </table:table-cell>
          <table:table-cell office:value-type="float" office:value="2012178" table:style-name="ce1">
            <text:p>2012178</text:p>
          </table:table-cell>
          <table:table-cell office:value-type="float" office:value="2012889" table:style-name="ce1">
            <text:p>2012889</text:p>
          </table:table-cell>
          <table:table-cell table:style-name="ce1"/>
          <table:table-cell office:value-type="float" office:value="2014469" table:style-name="ce1">
            <text:p>2014469</text:p>
          </table:table-cell>
          <table:table-cell office:value-type="float" office:value="2377018" table:style-name="ce1">
            <text:p>2377018</text:p>
          </table:table-cell>
          <table:table-cell office:value-type="float" office:value="2377632" table:style-name="ce1">
            <text:p>2377632</text:p>
          </table:table-cell>
          <table:table-cell table:style-name="ce1"/>
          <table:table-cell office:value-type="float" office:value="2379497" table:style-name="ce1">
            <text:p>2379497</text:p>
          </table:table-cell>
          <table:table-cell office:value-type="float" office:value="2091465" table:style-name="ce1">
            <text:p>2091465</text:p>
          </table:table-cell>
          <table:table-cell office:value-type="float" office:value="2091927" table:style-name="ce1">
            <text:p>2091927</text:p>
          </table:table-cell>
          <table:table-cell table:style-name="ce1"/>
          <table:table-cell office:value-type="float" office:value="2093698" table:style-name="ce1">
            <text:p>2093698</text:p>
          </table:table-cell>
          <table:table-cell office:value-type="float" office:value="2251676" table:style-name="ce1">
            <text:p>2251676</text:p>
          </table:table-cell>
          <table:table-cell office:value-type="float" office:value="2252631" table:style-name="ce1">
            <text:p>2252631</text:p>
          </table:table-cell>
          <table:table-cell table:style-name="ce1"/>
          <table:table-cell office:value-type="float" office:value="2254227" table:style-name="ce1">
            <text:p>2254227</text:p>
          </table:table-cell>
          <table:table-cell office:value-type="float" office:value="1930041" table:style-name="ce1">
            <text:p>1930041</text:p>
          </table:table-cell>
          <table:table-cell office:value-type="float" office:value="1930745" table:style-name="ce1">
            <text:p>1930745</text:p>
          </table:table-cell>
          <table:table-cell table:style-name="ce1"/>
          <table:table-cell office:value-type="float" office:value="1935798" table:style-name="ce1">
            <text:p>1935798</text:p>
          </table:table-cell>
          <table:table-cell office:value-type="float" office:value="2154142" table:style-name="ce1">
            <text:p>2154142</text:p>
          </table:table-cell>
          <table:table-cell office:value-type="float" office:value="2154588" table:style-name="ce1">
            <text:p>2154588</text:p>
          </table:table-cell>
          <table:table-cell table:style-name="ce1"/>
          <table:table-cell office:value-type="float" office:value="2156043" table:style-name="ce1">
            <text:p>2156043</text:p>
          </table:table-cell>
          <table:table-cell office:value-type="float" office:value="1949550" table:style-name="ce1">
            <text:p>1949550</text:p>
          </table:table-cell>
          <table:table-cell office:value-type="float" office:value="1954745" table:style-name="ce1">
            <text:p>1954745</text:p>
          </table:table-cell>
          <table:table-cell table:style-name="ce1"/>
          <table:table-cell office:value-type="float" office:value="1956349" table:style-name="ce1">
            <text:p>1956349</text:p>
          </table:table-cell>
          <table:table-cell office:value-type="float" office:value="2282656" table:style-name="ce1">
            <text:p>2282656</text:p>
          </table:table-cell>
          <table:table-cell office:value-type="float" office:value="2285210" table:style-name="ce1">
            <text:p>2285210</text:p>
          </table:table-cell>
          <table:table-cell table:style-name="ce1"/>
          <table:table-cell office:value-type="float" office:value="2286602" table:style-name="ce1">
            <text:p>2286602</text:p>
          </table:table-cell>
          <table:table-cell office:value-type="float" office:value="2334101" table:style-name="ce1">
            <text:p>2334101</text:p>
          </table:table-cell>
          <table:table-cell office:value-type="float" office:value="2334699" table:style-name="ce1">
            <text:p>2334699</text:p>
          </table:table-cell>
          <table:table-cell table:style-name="ce1"/>
          <table:table-cell office:value-type="float" office:value="2336792" table:style-name="ce1">
            <text:p>2336792</text:p>
          </table:table-cell>
          <table:table-cell office:value-type="float" office:value="2109546" table:style-name="ce1">
            <text:p>2109546</text:p>
          </table:table-cell>
          <table:table-cell office:value-type="float" office:value="2110040" table:style-name="ce1">
            <text:p>2110040</text:p>
          </table:table-cell>
          <table:table-cell table:style-name="ce1"/>
          <table:table-cell office:value-type="float" office:value="2111660" table:style-name="ce1">
            <text:p>2111660</text:p>
          </table:table-cell>
          <table:table-cell office:value-type="float" office:value="2165398" table:style-name="ce1">
            <text:p>2165398</text:p>
          </table:table-cell>
          <table:table-cell office:value-type="float" office:value="2165873" table:style-name="ce1">
            <text:p>2165873</text:p>
          </table:table-cell>
          <table:table-cell table:style-name="ce1"/>
          <table:table-cell office:value-type="float" office:value="2167240" table:style-name="ce1">
            <text:p>2167240</text:p>
          </table:table-cell>
          <table:table-cell office:value-type="float" office:value="1966270" table:style-name="ce1">
            <text:p>1966270</text:p>
          </table:table-cell>
          <table:table-cell office:value-type="float" office:value="1967442" table:style-name="ce1">
            <text:p>1967442</text:p>
          </table:table-cell>
          <table:table-cell table:style-name="ce1"/>
          <table:table-cell office:value-type="float" office:value="1969086" table:style-name="ce1">
            <text:p>1969086</text:p>
          </table:table-cell>
          <table:table-cell office:value-type="float" office:value="2306863" table:style-name="ce1">
            <text:p>2306863</text:p>
          </table:table-cell>
          <table:table-cell office:value-type="float" office:value="2307656" table:style-name="ce1">
            <text:p>2307656</text:p>
          </table:table-cell>
          <table:table-cell table:style-name="ce1"/>
          <table:table-cell office:value-type="float" office:value="2309226" table:style-name="ce1">
            <text:p>2309226</text:p>
          </table:table-cell>
          <table:table-cell office:value-type="float" office:value="2349595" table:style-name="ce1">
            <text:p>2349595</text:p>
          </table:table-cell>
          <table:table-cell office:value-type="float" office:value="2350964" table:style-name="ce1">
            <text:p>2350964</text:p>
          </table:table-cell>
          <table:table-cell table:style-name="ce1"/>
          <table:table-cell office:value-type="float" office:value="2352608" table:style-name="ce1">
            <text:p>2352608</text:p>
          </table:table-cell>
          <table:table-cell office:value-type="float" office:value="2397422" table:style-name="ce1">
            <text:p>2397422</text:p>
          </table:table-cell>
          <table:table-cell office:value-type="float" office:value="2397798" table:style-name="ce1">
            <text:p>2397798</text:p>
          </table:table-cell>
          <table:table-cell table:style-name="ce1"/>
          <table:table-cell office:value-type="float" office:value="2399572" table:style-name="ce1">
            <text:p>2399572</text:p>
          </table:table-cell>
          <table:table-cell office:value-type="float" office:value="2467697" table:style-name="ce1">
            <text:p>2467697</text:p>
          </table:table-cell>
          <table:table-cell office:value-type="float" office:value="2468023" table:style-name="ce1">
            <text:p>2468023</text:p>
          </table:table-cell>
          <table:table-cell table:style-name="ce1"/>
          <table:table-cell office:value-type="float" office:value="2469690" table:style-name="ce1">
            <text:p>2469690</text:p>
          </table:table-cell>
          <table:table-cell office:value-type="float" office:value="2117423" table:style-name="ce1">
            <text:p>2117423</text:p>
          </table:table-cell>
          <table:table-cell office:value-type="float" office:value="2117910" table:style-name="ce1">
            <text:p>2117910</text:p>
          </table:table-cell>
          <table:table-cell table:style-name="ce1"/>
          <table:table-cell office:value-type="float" office:value="2119457" table:style-name="ce1">
            <text:p>2119457</text:p>
          </table:table-cell>
          <table:table-cell office:value-type="float" office:value="2055323" table:style-name="ce1">
            <text:p>2055323</text:p>
          </table:table-cell>
          <table:table-cell office:value-type="float" office:value="2055840" table:style-name="ce1">
            <text:p>2055840</text:p>
          </table:table-cell>
          <table:table-cell table:style-name="ce1"/>
          <table:table-cell office:value-type="float" office:value="2057565" table:style-name="ce1">
            <text:p>2057565</text:p>
          </table:table-cell>
          <table:table-cell office:value-type="float" office:value="2144481" table:style-name="ce1">
            <text:p>2144481</text:p>
          </table:table-cell>
          <table:table-cell office:value-type="float" office:value="2144993" table:style-name="ce1">
            <text:p>2144993</text:p>
          </table:table-cell>
          <table:table-cell table:style-name="ce1"/>
          <table:table-cell office:value-type="float" office:value="2146695" table:style-name="ce1">
            <text:p>2146695</text:p>
          </table:table-cell>
          <table:table-cell office:value-type="float" office:value="2496606" table:style-name="ce1">
            <text:p>2496606</text:p>
          </table:table-cell>
          <table:table-cell office:value-type="float" office:value="2497364" table:style-name="ce1">
            <text:p>2497364</text:p>
          </table:table-cell>
          <table:table-cell table:style-name="ce1"/>
          <table:table-cell office:value-type="float" office:value="2499449" table:style-name="ce1">
            <text:p>2499449</text:p>
          </table:table-cell>
          <table:table-cell office:value-type="float" office:value="2034276" table:style-name="ce1">
            <text:p>2034276</text:p>
          </table:table-cell>
          <table:table-cell office:value-type="float" office:value="2035036" table:style-name="ce1">
            <text:p>2035036</text:p>
          </table:table-cell>
          <table:table-cell table:style-name="ce1"/>
          <table:table-cell office:value-type="float" office:value="2038336" table:style-name="ce1">
            <text:p>2038336</text:p>
          </table:table-cell>
          <table:table-cell office:value-type="float" office:value="2457281" table:style-name="ce1">
            <text:p>2457281</text:p>
          </table:table-cell>
          <table:table-cell office:value-type="float" office:value="2457785" table:style-name="ce1">
            <text:p>2457785</text:p>
          </table:table-cell>
          <table:table-cell table:style-name="ce1"/>
          <table:table-cell office:value-type="float" office:value="2461397" table:style-name="ce1">
            <text:p>2461397</text:p>
          </table:table-cell>
          <table:table-cell office:value-type="float" office:value="2428798" table:style-name="ce1">
            <text:p>2428798</text:p>
          </table:table-cell>
          <table:table-cell office:value-type="float" office:value="2429735" table:style-name="ce1">
            <text:p>2429735</text:p>
          </table:table-cell>
          <table:table-cell table:style-name="ce1"/>
          <table:table-cell office:value-type="float" office:value="2435146" table:style-name="ce1">
            <text:p>2435146</text:p>
          </table:table-cell>
          <table:table-cell office:value-type="float" office:value="2132962" table:style-name="ce1">
            <text:p>2132962</text:p>
          </table:table-cell>
          <table:table-cell office:value-type="float" office:value="2133646" table:style-name="ce1">
            <text:p>2133646</text:p>
          </table:table-cell>
          <table:table-cell table:style-name="ce1"/>
          <table:table-cell office:value-type="float" office:value="2135087" table:style-name="ce1">
            <text:p>2135087</text:p>
          </table:table-cell>
          <table:table-cell office:value-type="float" office:value="2506882" table:style-name="ce1">
            <text:p>2506882</text:p>
          </table:table-cell>
          <table:table-cell office:value-type="float" office:value="2507656" table:style-name="ce1">
            <text:p>2507656</text:p>
          </table:table-cell>
          <table:table-cell table:style-name="ce1"/>
          <table:table-cell office:value-type="float" office:value="2509175" table:style-name="ce1">
            <text:p>2509175</text:p>
          </table:table-cell>
          <table:table-cell office:value-type="float" office:value="2416851" table:style-name="ce1">
            <text:p>2416851</text:p>
          </table:table-cell>
          <table:table-cell office:value-type="float" office:value="2417065" table:style-name="ce1">
            <text:p>2417065</text:p>
          </table:table-cell>
          <table:table-cell table:style-name="ce1"/>
          <table:table-cell office:value-type="float" office:value="2419037" table:style-name="ce1">
            <text:p>2419037</text:p>
          </table:table-cell>
          <table:table-cell office:value-type="float" office:value="2194839" table:style-name="ce1">
            <text:p>2194839</text:p>
          </table:table-cell>
          <table:table-cell office:value-type="float" office:value="2197422" table:style-name="ce1">
            <text:p>2197422</text:p>
          </table:table-cell>
          <table:table-cell table:style-name="ce1"/>
          <table:table-cell office:value-type="float" office:value="2199575" table:style-name="ce1">
            <text:p>2199575</text:p>
          </table:table-cell>
          <table:table-cell office:value-type="float" office:value="2520237" table:style-name="ce1">
            <text:p>2520237</text:p>
          </table:table-cell>
          <table:table-cell office:value-type="float" office:value="2520731" table:style-name="ce1">
            <text:p>2520731</text:p>
          </table:table-cell>
          <table:table-cell table:style-name="ce1"/>
          <table:table-cell office:value-type="float" office:value="2522145" table:style-name="ce1">
            <text:p>2522145</text:p>
          </table:table-cell>
          <table:table-cell office:value-type="float" office:value="2207496" table:style-name="ce1">
            <text:p>2207496</text:p>
          </table:table-cell>
          <table:table-cell office:value-type="float" office:value="2209002" table:style-name="ce1">
            <text:p>2209002</text:p>
          </table:table-cell>
          <table:table-cell table:style-name="ce1"/>
          <table:table-cell office:value-type="float" office:value="2210797" table:style-name="ce1">
            <text:p>2210797</text:p>
          </table:table-cell>
          <table:table-cell office:value-type="float" office:value="2176841" table:style-name="ce1">
            <text:p>2176841</text:p>
          </table:table-cell>
          <table:table-cell office:value-type="float" office:value="2178145" table:style-name="ce1">
            <text:p>2178145</text:p>
          </table:table-cell>
          <table:table-cell table:style-name="ce1"/>
          <table:table-cell office:value-type="float" office:value="2180025" table:style-name="ce1">
            <text:p>2180025</text:p>
          </table:table-cell>
          <table:table-cell office:value-type="float" office:value="2295453" table:style-name="ce1">
            <text:p>2295453</text:p>
          </table:table-cell>
          <table:table-cell office:value-type="float" office:value="2295972" table:style-name="ce1">
            <text:p>2295972</text:p>
          </table:table-cell>
          <table:table-cell table:style-name="ce1"/>
          <table:table-cell office:value-type="float" office:value="2297542" table:style-name="ce1">
            <text:p>2297542</text:p>
          </table:table-cell>
          <table:table-cell office:value-type="float" office:value="1978099" table:style-name="ce1">
            <text:p>1978099</text:p>
          </table:table-cell>
          <table:table-cell office:value-type="float" office:value="1978661" table:style-name="ce1">
            <text:p>1978661</text:p>
          </table:table-cell>
          <table:table-cell table:style-name="ce1"/>
          <table:table-cell office:value-type="float" office:value="1980577" table:style-name="ce1">
            <text:p>1980577</text:p>
          </table:table-cell>
          <table:table-cell office:value-type="float" office:value="2185415" table:style-name="ce1">
            <text:p>2185415</text:p>
          </table:table-cell>
          <table:table-cell office:value-type="float" office:value="2186117" table:style-name="ce1">
            <text:p>2186117</text:p>
          </table:table-cell>
          <table:table-cell table:style-name="ce1"/>
          <table:table-cell office:value-type="float" office:value="2187846" table:style-name="ce1">
            <text:p>2187846</text:p>
          </table:table-cell>
          <table:table-cell office:value-type="float" office:value="2442367" table:style-name="ce1">
            <text:p>2442367</text:p>
          </table:table-cell>
          <table:table-cell office:value-type="float" office:value="2443312" table:style-name="ce1">
            <text:p>2443312</text:p>
          </table:table-cell>
          <table:table-cell office:value-type="float" office:value="2445841" table:style-name="ce1">
            <text:p>2445841</text:p>
          </table:table-cell>
          <table:table-cell table:style-name="ce1"/>
          <table:table-cell office:value-type="float" office:value="2242659" table:style-name="ce1">
            <text:p>2242659</text:p>
          </table:table-cell>
          <table:table-cell office:value-type="float" office:value="2243911" table:style-name="ce1">
            <text:p>2243911</text:p>
          </table:table-cell>
          <table:table-cell table:style-name="ce1"/>
          <table:table-cell office:value-type="float" office:value="2245554" table:style-name="ce1">
            <text:p>2245554</text:p>
          </table:table-cell>
          <table:table-cell office:value-type="float" office:value="2359712" table:style-name="ce1">
            <text:p>2359712</text:p>
          </table:table-cell>
          <table:table-cell office:value-type="float" office:value="2361377" table:style-name="ce1">
            <text:p>2361377</text:p>
          </table:table-cell>
          <table:table-cell table:style-name="ce1"/>
          <table:table-cell office:value-type="float" office:value="2366274" table:style-name="ce1">
            <text:p>2366274</text:p>
          </table:table-cell>
          <table:table-cell office:value-type="float" office:value="2078606" table:style-name="ce1">
            <text:p>2078606</text:p>
          </table:table-cell>
          <table:table-cell office:value-type="float" office:value="2079267" table:style-name="ce1">
            <text:p>2079267</text:p>
          </table:table-cell>
          <table:table-cell table:style-name="ce1"/>
          <table:table-cell office:value-type="float" office:value="2081237" table:style-name="ce1">
            <text:p>2081237</text:p>
          </table:table-cell>
          <table:table-cell office:value-type="float" office:value="2260673" table:style-name="ce1">
            <text:p>2260673</text:p>
          </table:table-cell>
          <table:table-cell office:value-type="float" office:value="2261136" table:style-name="ce1">
            <text:p>2261136</text:p>
          </table:table-cell>
          <table:table-cell table:style-name="ce1"/>
          <table:table-cell office:value-type="float" office:value="2263219" table:style-name="ce1">
            <text:p>2263219</text:p>
          </table:table-cell>
          <table:table-cell office:value-type="float" office:value="2387409" table:style-name="ce1">
            <text:p>2387409</text:p>
          </table:table-cell>
          <table:table-cell office:value-type="float" office:value="2387913" table:style-name="ce1">
            <text:p>2387913</text:p>
          </table:table-cell>
          <table:table-cell table:style-name="ce1"/>
          <table:table-cell office:value-type="float" office:value="2389563" table:style-name="ce1">
            <text:p>2389563</text:p>
          </table:table-cell>
          <table:table-cell office:value-type="float" office:value="2219812" table:style-name="ce1">
            <text:p>2219812</text:p>
          </table:table-cell>
          <table:table-cell office:value-type="float" office:value="2220940" table:style-name="ce1">
            <text:p>2220940</text:p>
          </table:table-cell>
          <table:table-cell table:style-name="ce1"/>
          <table:table-cell office:value-type="float" office:value="2222865" table:style-name="ce1">
            <text:p>2222865</text:p>
          </table:table-cell>
          <table:table-cell office:value-type="float" office:value="2022295" table:style-name="ce1">
            <text:p>2022295</text:p>
          </table:table-cell>
          <table:table-cell office:value-type="float" office:value="2022886" table:style-name="ce1">
            <text:p>2022886</text:p>
          </table:table-cell>
          <table:table-cell table:style-name="ce1"/>
          <table:table-cell office:value-type="float" office:value="2024128" table:style-name="ce1">
            <text:p>2024128</text:p>
          </table:table-cell>
          <table:table-cell office:value-type="float" office:value="2233008" table:style-name="ce1">
            <text:p>2233008</text:p>
          </table:table-cell>
          <table:table-cell office:value-type="float" office:value="2233696" table:style-name="ce1">
            <text:p>2233696</text:p>
          </table:table-cell>
          <table:table-cell table:style-name="ce1"/>
          <table:table-cell office:value-type="float" office:value="2235179" table:style-name="ce1">
            <text:p>2235179</text:p>
          </table:table-cell>
          <table:table-cell office:value-type="float" office:value="2484262" table:style-name="ce1">
            <text:p>2484262</text:p>
          </table:table-cell>
          <table:table-cell office:value-type="float" office:value="2486433" table:style-name="ce1">
            <text:p>2486433</text:p>
          </table:table-cell>
          <table:table-cell office:value-type="float" office:value="2488762" table:style-name="ce1">
            <text:p>2488762</text:p>
          </table:table-cell>
          <table:table-cell table:style-name="ce1"/>
          <table:table-cell office:value-type="float" office:value="2003209" table:style-name="ce1">
            <text:p>2003209</text:p>
          </table:table-cell>
          <table:table-cell office:value-type="float" office:value="2004609" table:style-name="ce1">
            <text:p>2004609</text:p>
          </table:table-cell>
          <table:table-cell table:style-name="ce1"/>
          <table:table-cell office:value-type="float" office:value="2006133" table:style-name="ce1">
            <text:p>2006133</text:p>
          </table:table-cell>
          <table:table-cell office:value-type="float" office:value="2271305" table:style-name="ce1">
            <text:p>2271305</text:p>
          </table:table-cell>
          <table:table-cell office:value-type="float" office:value="2271750" table:style-name="ce1">
            <text:p>2271750</text:p>
          </table:table-cell>
          <table:table-cell table:style-name="ce1"/>
          <table:table-cell office:value-type="float" office:value="2273165" table:style-name="ce1">
            <text:p>2273165</text:p>
          </table:table-cell>
          <table:table-cell office:value-type="float" office:value="2408110" table:style-name="ce1">
            <text:p>2408110</text:p>
          </table:table-cell>
          <table:table-cell office:value-type="float" office:value="2408876" table:style-name="ce1">
            <text:p>2408876</text:p>
          </table:table-cell>
          <table:table-cell table:style-name="ce1"/>
          <table:table-cell office:value-type="float" office:value="2410656" table:style-name="ce1">
            <text:p>2410656</text:p>
          </table:table-cell>
          <table:table-cell office:value-type="float" office:value="2318534" table:style-name="ce1">
            <text:p>2318534</text:p>
          </table:table-cell>
          <table:table-cell office:value-type="float" office:value="2319084" table:style-name="ce1">
            <text:p>2319084</text:p>
          </table:table-cell>
          <table:table-cell table:style-name="ce1"/>
          <table:table-cell office:value-type="float" office:value="2321639" table:style-name="ce1">
            <text:p>2321639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8_095926_M07950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05:13</text:p>
          </table:table-cell>
          <table:table-cell office:value-type="string" table:style-name="ce1">
            <text:p>2020-11-18_10:05:1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oublié de</text:p>
          </table:table-cell>
          <table:table-cell office:value-type="string" table:style-name="ce1">
            <text:p>M07950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UnYuorj6a35D2QWF</text:p>
          </table:table-cell>
          <table:table-cell office:value-type="string" table:style-name="ce1">
            <text:p>https://www.testable.org/experiment/4303/294929/start?participant=M079500</text:p>
          </table:table-cell>
          <table:table-cell office:value-type="float" office:value="3254628" table:style-name="ce1">
            <text:p>3254628</text:p>
          </table:table-cell>
          <table:table-cell office:value-type="float" office:value="54.2438" table:style-name="ce1">
            <text:p>54,2438</text:p>
          </table:table-cell>
          <table:table-cell office:value-type="float" office:value="810642" table:style-name="ce1">
            <text:p>810642</text:p>
          </table:table-cell>
          <table:table-cell office:value-type="float" office:value="618610" table:style-name="ce1">
            <text:p>618610</text:p>
          </table:table-cell>
          <table:table-cell office:value-type="float" office:value="751242" table:style-name="ce1">
            <text:p>751242</text:p>
          </table:table-cell>
          <table:table-cell office:value-type="float" office:value="682442" table:style-name="ce1">
            <text:p>682442</text:p>
          </table:table-cell>
          <table:table-cell office:value-type="float" office:value="772059" table:style-name="ce1">
            <text:p>772059</text:p>
          </table:table-cell>
          <table:table-cell office:value-type="float" office:value="784795" table:style-name="ce1">
            <text:p>784795</text:p>
          </table:table-cell>
          <table:table-cell office:value-type="float" office:value="370339" table:style-name="ce1">
            <text:p>370339</text:p>
          </table:table-cell>
          <table:table-cell office:value-type="float" office:value="867059" table:style-name="ce1">
            <text:p>867059</text:p>
          </table:table-cell>
          <table:table-cell office:value-type="float" office:value="527707" table:style-name="ce1">
            <text:p>527707</text:p>
          </table:table-cell>
          <table:table-cell office:value-type="float" office:value="476642" table:style-name="ce1">
            <text:p>476642</text:p>
          </table:table-cell>
          <table:table-cell office:value-type="float" office:value="579170" table:style-name="ce1">
            <text:p>579170</text:p>
          </table:table-cell>
          <table:table-cell office:value-type="float" office:value="735746" table:style-name="ce1">
            <text:p>735746</text:p>
          </table:table-cell>
          <table:table-cell office:value-type="float" office:value="2961609" table:style-name="ce1">
            <text:p>2961609</text:p>
          </table:table-cell>
          <table:table-cell office:value-type="float" office:value="2962582" table:style-name="ce1">
            <text:p>2962582</text:p>
          </table:table-cell>
          <table:table-cell office:value-type="float" office:value="2964055" table:style-name="ce1">
            <text:p>2964055</text:p>
          </table:table-cell>
          <table:table-cell table:style-name="ce1"/>
          <table:table-cell office:value-type="float" office:value="3194329" table:style-name="ce1">
            <text:p>3194329</text:p>
          </table:table-cell>
          <table:table-cell office:value-type="float" office:value="3195342" table:style-name="ce1">
            <text:p>3195342</text:p>
          </table:table-cell>
          <table:table-cell office:value-type="float" office:value="3196311" table:style-name="ce1">
            <text:p>3196311</text:p>
          </table:table-cell>
          <table:table-cell table:style-name="ce1"/>
          <table:table-cell office:value-type="float" office:value="2663178" table:style-name="ce1">
            <text:p>2663178</text:p>
          </table:table-cell>
          <table:table-cell office:value-type="float" office:value="2664565" table:style-name="ce1">
            <text:p>2664565</text:p>
          </table:table-cell>
          <table:table-cell table:style-name="ce1"/>
          <table:table-cell office:value-type="float" office:value="2667846" table:style-name="ce1">
            <text:p>2667846</text:p>
          </table:table-cell>
          <table:table-cell office:value-type="float" office:value="2881929" table:style-name="ce1">
            <text:p>2881929</text:p>
          </table:table-cell>
          <table:table-cell office:value-type="float" office:value="2884119" table:style-name="ce1">
            <text:p>2884119</text:p>
          </table:table-cell>
          <table:table-cell office:value-type="float" office:value="2886638" table:style-name="ce1">
            <text:p>2886638</text:p>
          </table:table-cell>
          <table:table-cell table:style-name="ce1"/>
          <table:table-cell office:value-type="float" office:value="2975866" table:style-name="ce1">
            <text:p>2975866</text:p>
          </table:table-cell>
          <table:table-cell office:value-type="float" office:value="2977326" table:style-name="ce1">
            <text:p>2977326</text:p>
          </table:table-cell>
          <table:table-cell table:style-name="ce1"/>
          <table:table-cell office:value-type="float" office:value="2979038" table:style-name="ce1">
            <text:p>2979038</text:p>
          </table:table-cell>
          <table:table-cell office:value-type="float" office:value="2998642" table:style-name="ce1">
            <text:p>2998642</text:p>
          </table:table-cell>
          <table:table-cell office:value-type="float" office:value="2999350" table:style-name="ce1">
            <text:p>2999350</text:p>
          </table:table-cell>
          <table:table-cell table:style-name="ce1"/>
          <table:table-cell office:value-type="float" office:value="3000750" table:style-name="ce1">
            <text:p>3000750</text:p>
          </table:table-cell>
          <table:table-cell office:value-type="float" office:value="2399041" table:style-name="ce1">
            <text:p>2399041</text:p>
          </table:table-cell>
          <table:table-cell office:value-type="float" office:value="2400621" table:style-name="ce1">
            <text:p>2400621</text:p>
          </table:table-cell>
          <table:table-cell office:value-type="float" office:value="2403022" table:style-name="ce1">
            <text:p>2403022</text:p>
          </table:table-cell>
          <table:table-cell table:style-name="ce1"/>
          <table:table-cell office:value-type="float" office:value="2915730" table:style-name="ce1">
            <text:p>2915730</text:p>
          </table:table-cell>
          <table:table-cell office:value-type="float" office:value="2916783" table:style-name="ce1">
            <text:p>2916783</text:p>
          </table:table-cell>
          <table:table-cell office:value-type="float" office:value="2917928" table:style-name="ce1">
            <text:p>2917928</text:p>
          </table:table-cell>
          <table:table-cell table:style-name="ce1"/>
          <table:table-cell office:value-type="float" office:value="3185905" table:style-name="ce1">
            <text:p>3185905</text:p>
          </table:table-cell>
          <table:table-cell office:value-type="float" office:value="3186374" table:style-name="ce1">
            <text:p>3186374</text:p>
          </table:table-cell>
          <table:table-cell table:style-name="ce1"/>
          <table:table-cell office:value-type="float" office:value="3187407" table:style-name="ce1">
            <text:p>3187407</text:p>
          </table:table-cell>
          <table:table-cell office:value-type="float" office:value="3105897" table:style-name="ce1">
            <text:p>3105897</text:p>
          </table:table-cell>
          <table:table-cell office:value-type="float" office:value="3106670" table:style-name="ce1">
            <text:p>3106670</text:p>
          </table:table-cell>
          <table:table-cell table:style-name="ce1"/>
          <table:table-cell office:value-type="float" office:value="3108223" table:style-name="ce1">
            <text:p>3108223</text:p>
          </table:table-cell>
          <table:table-cell office:value-type="float" office:value="3163526" table:style-name="ce1">
            <text:p>3163526</text:p>
          </table:table-cell>
          <table:table-cell office:value-type="float" office:value="3164063" table:style-name="ce1">
            <text:p>3164063</text:p>
          </table:table-cell>
          <table:table-cell table:style-name="ce1"/>
          <table:table-cell office:value-type="float" office:value="3165143" table:style-name="ce1">
            <text:p>3165143</text:p>
          </table:table-cell>
          <table:table-cell office:value-type="float" office:value="3055009" table:style-name="ce1">
            <text:p>3055009</text:p>
          </table:table-cell>
          <table:table-cell office:value-type="float" office:value="3057990" table:style-name="ce1">
            <text:p>3057990</text:p>
          </table:table-cell>
          <table:table-cell table:style-name="ce1"/>
          <table:table-cell office:value-type="float" office:value="3061599" table:style-name="ce1">
            <text:p>3061599</text:p>
          </table:table-cell>
          <table:table-cell office:value-type="float" office:value="2928642" table:style-name="ce1">
            <text:p>2928642</text:p>
          </table:table-cell>
          <table:table-cell office:value-type="float" office:value="2929774" table:style-name="ce1">
            <text:p>2929774</text:p>
          </table:table-cell>
          <table:table-cell table:style-name="ce1"/>
          <table:table-cell office:value-type="float" office:value="2930822" table:style-name="ce1">
            <text:p>2930822</text:p>
          </table:table-cell>
          <table:table-cell office:value-type="float" office:value="2384352" table:style-name="ce1">
            <text:p>2384352</text:p>
          </table:table-cell>
          <table:table-cell office:value-type="float" office:value="2387941" table:style-name="ce1">
            <text:p>2387941</text:p>
          </table:table-cell>
          <table:table-cell table:style-name="ce1"/>
          <table:table-cell office:value-type="float" office:value="2389990" table:style-name="ce1">
            <text:p>2389990</text:p>
          </table:table-cell>
          <table:table-cell office:value-type="float" office:value="2499081" table:style-name="ce1">
            <text:p>2499081</text:p>
          </table:table-cell>
          <table:table-cell office:value-type="float" office:value="2502798" table:style-name="ce1">
            <text:p>2502798</text:p>
          </table:table-cell>
          <table:table-cell office:value-type="float" office:value="2504542" table:style-name="ce1">
            <text:p>2504542</text:p>
          </table:table-cell>
          <table:table-cell table:style-name="ce1"/>
          <table:table-cell office:value-type="float" office:value="2797792" table:style-name="ce1">
            <text:p>2797792</text:p>
          </table:table-cell>
          <table:table-cell office:value-type="float" office:value="2800302" table:style-name="ce1">
            <text:p>2800302</text:p>
          </table:table-cell>
          <table:table-cell office:value-type="float" office:value="2801526" table:style-name="ce1">
            <text:p>2801526</text:p>
          </table:table-cell>
          <table:table-cell table:style-name="ce1"/>
          <table:table-cell office:value-type="float" office:value="2285608" table:style-name="ce1">
            <text:p>2285608</text:p>
          </table:table-cell>
          <table:table-cell office:value-type="float" office:value="2287701" table:style-name="ce1">
            <text:p>2287701</text:p>
          </table:table-cell>
          <table:table-cell table:style-name="ce1"/>
          <table:table-cell office:value-type="float" office:value="2289182" table:style-name="ce1">
            <text:p>2289182</text:p>
          </table:table-cell>
          <table:table-cell office:value-type="float" office:value="3251546" table:style-name="ce1">
            <text:p>3251546</text:p>
          </table:table-cell>
          <table:table-cell office:value-type="float" office:value="3251951" table:style-name="ce1">
            <text:p>3251951</text:p>
          </table:table-cell>
          <table:table-cell office:value-type="float" office:value="3253295" table:style-name="ce1">
            <text:p>3253295</text:p>
          </table:table-cell>
          <table:table-cell table:style-name="ce1"/>
          <table:table-cell office:value-type="float" office:value="3135475" table:style-name="ce1">
            <text:p>3135475</text:p>
          </table:table-cell>
          <table:table-cell office:value-type="float" office:value="3136263" table:style-name="ce1">
            <text:p>3136263</text:p>
          </table:table-cell>
          <table:table-cell office:value-type="float" office:value="3138231" table:style-name="ce1">
            <text:p>3138231</text:p>
          </table:table-cell>
          <table:table-cell table:style-name="ce1"/>
          <table:table-cell office:value-type="float" office:value="2941241" table:style-name="ce1">
            <text:p>2941241</text:p>
          </table:table-cell>
          <table:table-cell office:value-type="float" office:value="2942781" table:style-name="ce1">
            <text:p>2942781</text:p>
          </table:table-cell>
          <table:table-cell table:style-name="ce1"/>
          <table:table-cell office:value-type="float" office:value="2944127" table:style-name="ce1">
            <text:p>2944127</text:p>
          </table:table-cell>
          <table:table-cell office:value-type="float" office:value="2190719" table:style-name="ce1">
            <text:p>2190719</text:p>
          </table:table-cell>
          <table:table-cell office:value-type="float" office:value="2192726" table:style-name="ce1">
            <text:p>2192726</text:p>
          </table:table-cell>
          <table:table-cell table:style-name="ce1"/>
          <table:table-cell office:value-type="float" office:value="2195686" table:style-name="ce1">
            <text:p>2195686</text:p>
          </table:table-cell>
          <table:table-cell office:value-type="float" office:value="2641840" table:style-name="ce1">
            <text:p>2641840</text:p>
          </table:table-cell>
          <table:table-cell office:value-type="float" office:value="2643918" table:style-name="ce1">
            <text:p>2643918</text:p>
          </table:table-cell>
          <table:table-cell office:value-type="float" office:value="2645998" table:style-name="ce1">
            <text:p>2645998</text:p>
          </table:table-cell>
          <table:table-cell table:style-name="ce1"/>
          <table:table-cell office:value-type="float" office:value="2951801" table:style-name="ce1">
            <text:p>2951801</text:p>
          </table:table-cell>
          <table:table-cell office:value-type="float" office:value="2952750" table:style-name="ce1">
            <text:p>2952750</text:p>
          </table:table-cell>
          <table:table-cell table:style-name="ce1"/>
          <table:table-cell office:value-type="float" office:value="2954374" table:style-name="ce1">
            <text:p>2954374</text:p>
          </table:table-cell>
          <table:table-cell office:value-type="float" office:value="2706088" table:style-name="ce1">
            <text:p>2706088</text:p>
          </table:table-cell>
          <table:table-cell office:value-type="float" office:value="2707261" table:style-name="ce1">
            <text:p>2707261</text:p>
          </table:table-cell>
          <table:table-cell table:style-name="ce1"/>
          <table:table-cell office:value-type="float" office:value="2709446" table:style-name="ce1">
            <text:p>2709446</text:p>
          </table:table-cell>
          <table:table-cell office:value-type="float" office:value="2248424" table:style-name="ce1">
            <text:p>2248424</text:p>
          </table:table-cell>
          <table:table-cell office:value-type="float" office:value="2249045" table:style-name="ce1">
            <text:p>2249045</text:p>
          </table:table-cell>
          <table:table-cell table:style-name="ce1"/>
          <table:table-cell office:value-type="float" office:value="2250525" table:style-name="ce1">
            <text:p>2250525</text:p>
          </table:table-cell>
          <table:table-cell office:value-type="float" office:value="2103920" table:style-name="ce1">
            <text:p>2103920</text:p>
          </table:table-cell>
          <table:table-cell office:value-type="float" office:value="2106261" table:style-name="ce1">
            <text:p>2106261</text:p>
          </table:table-cell>
          <table:table-cell office:value-type="float" office:value="2107662" table:style-name="ce1">
            <text:p>2107662</text:p>
          </table:table-cell>
          <table:table-cell table:style-name="ce1"/>
          <table:table-cell office:value-type="float" office:value="3084962" table:style-name="ce1">
            <text:p>3084962</text:p>
          </table:table-cell>
          <table:table-cell office:value-type="float" office:value="3086846" table:style-name="ce1">
            <text:p>3086846</text:p>
          </table:table-cell>
          <table:table-cell table:style-name="ce1"/>
          <table:table-cell office:value-type="float" office:value="3088495" table:style-name="ce1">
            <text:p>3088495</text:p>
          </table:table-cell>
          <table:table-cell office:value-type="float" office:value="3010033" table:style-name="ce1">
            <text:p>3010033</text:p>
          </table:table-cell>
          <table:table-cell office:value-type="float" office:value="3013327" table:style-name="ce1">
            <text:p>3013327</text:p>
          </table:table-cell>
          <table:table-cell table:style-name="ce1"/>
          <table:table-cell office:value-type="float" office:value="3015446" table:style-name="ce1">
            <text:p>3015446</text:p>
          </table:table-cell>
          <table:table-cell office:value-type="float" office:value="3175129" table:style-name="ce1">
            <text:p>3175129</text:p>
          </table:table-cell>
          <table:table-cell office:value-type="float" office:value="3175542" table:style-name="ce1">
            <text:p>3175542</text:p>
          </table:table-cell>
          <table:table-cell table:style-name="ce1"/>
          <table:table-cell office:value-type="float" office:value="3177327" table:style-name="ce1">
            <text:p>3177327</text:p>
          </table:table-cell>
          <table:table-cell office:value-type="float" office:value="3240506" table:style-name="ce1">
            <text:p>3240506</text:p>
          </table:table-cell>
          <table:table-cell office:value-type="float" office:value="3244599" table:style-name="ce1">
            <text:p>3244599</text:p>
          </table:table-cell>
          <table:table-cell table:style-name="ce1"/>
          <table:table-cell office:value-type="float" office:value="3246407" table:style-name="ce1">
            <text:p>3246407</text:p>
          </table:table-cell>
          <table:table-cell office:value-type="float" office:value="2158352" table:style-name="ce1">
            <text:p>2158352</text:p>
          </table:table-cell>
          <table:table-cell office:value-type="float" office:value="2160382" table:style-name="ce1">
            <text:p>2160382</text:p>
          </table:table-cell>
          <table:table-cell table:style-name="ce1"/>
          <table:table-cell office:value-type="float" office:value="2161542" table:style-name="ce1">
            <text:p>2161542</text:p>
          </table:table-cell>
          <table:table-cell office:value-type="float" office:value="2235936" table:style-name="ce1">
            <text:p>2235936</text:p>
          </table:table-cell>
          <table:table-cell office:value-type="float" office:value="2238407" table:style-name="ce1">
            <text:p>2238407</text:p>
          </table:table-cell>
          <table:table-cell table:style-name="ce1"/>
          <table:table-cell office:value-type="float" office:value="2240070" table:style-name="ce1">
            <text:p>2240070</text:p>
          </table:table-cell>
          <table:table-cell office:value-type="float" office:value="2833401" table:style-name="ce1">
            <text:p>2833401</text:p>
          </table:table-cell>
          <table:table-cell office:value-type="float" office:value="2835350" table:style-name="ce1">
            <text:p>2835350</text:p>
          </table:table-cell>
          <table:table-cell table:style-name="ce1"/>
          <table:table-cell office:value-type="float" office:value="2837414" table:style-name="ce1">
            <text:p>2837414</text:p>
          </table:table-cell>
          <table:table-cell office:value-type="float" office:value="3205161" table:style-name="ce1">
            <text:p>3205161</text:p>
          </table:table-cell>
          <table:table-cell office:value-type="float" office:value="3206014" table:style-name="ce1">
            <text:p>3206014</text:p>
          </table:table-cell>
          <table:table-cell office:value-type="float" office:value="3207583" table:style-name="ce1">
            <text:p>3207583</text:p>
          </table:table-cell>
          <table:table-cell table:style-name="ce1"/>
          <table:table-cell office:value-type="float" office:value="2331824" table:style-name="ce1">
            <text:p>2331824</text:p>
          </table:table-cell>
          <table:table-cell office:value-type="float" office:value="2333117" table:style-name="ce1">
            <text:p>2333117</text:p>
          </table:table-cell>
          <table:table-cell office:value-type="float" office:value="2338102" table:style-name="ce1">
            <text:p>2338102</text:p>
          </table:table-cell>
          <table:table-cell table:style-name="ce1"/>
          <table:table-cell office:value-type="float" office:value="2751625" table:style-name="ce1">
            <text:p>2751625</text:p>
          </table:table-cell>
          <table:table-cell office:value-type="float" office:value="2753022" table:style-name="ce1">
            <text:p>2753022</text:p>
          </table:table-cell>
          <table:table-cell office:value-type="float" office:value="2754310" table:style-name="ce1">
            <text:p>2754310</text:p>
          </table:table-cell>
          <table:table-cell table:style-name="ce1"/>
          <table:table-cell office:value-type="float" office:value="2985369" table:style-name="ce1">
            <text:p>2985369</text:p>
          </table:table-cell>
          <table:table-cell office:value-type="float" office:value="2986006" table:style-name="ce1">
            <text:p>2986006</text:p>
          </table:table-cell>
          <table:table-cell office:value-type="float" office:value="2987686" table:style-name="ce1">
            <text:p>2987686</text:p>
          </table:table-cell>
          <table:table-cell table:style-name="ce1"/>
          <table:table-cell office:value-type="float" office:value="3070945" table:style-name="ce1">
            <text:p>3070945</text:p>
          </table:table-cell>
          <table:table-cell office:value-type="float" office:value="3072000" table:style-name="ce1">
            <text:p>3072000</text:p>
          </table:table-cell>
          <table:table-cell table:style-name="ce1"/>
          <table:table-cell office:value-type="float" office:value="3073183" table:style-name="ce1">
            <text:p>3073183</text:p>
          </table:table-cell>
          <table:table-cell office:value-type="float" office:value="2766233" table:style-name="ce1">
            <text:p>2766233</text:p>
          </table:table-cell>
          <table:table-cell office:value-type="float" office:value="2767741" table:style-name="ce1">
            <text:p>2767741</text:p>
          </table:table-cell>
          <table:table-cell table:style-name="ce1"/>
          <table:table-cell office:value-type="float" office:value="2769855" table:style-name="ce1">
            <text:p>2769855</text:p>
          </table:table-cell>
          <table:table-cell office:value-type="float" office:value="3045865" table:style-name="ce1">
            <text:p>3045865</text:p>
          </table:table-cell>
          <table:table-cell office:value-type="float" office:value="3046535" table:style-name="ce1">
            <text:p>3046535</text:p>
          </table:table-cell>
          <table:table-cell table:style-name="ce1"/>
          <table:table-cell office:value-type="float" office:value="3047575" table:style-name="ce1">
            <text:p>3047575</text:p>
          </table:table-cell>
          <table:table-cell office:value-type="float" office:value="2597081" table:style-name="ce1">
            <text:p>2597081</text:p>
          </table:table-cell>
          <table:table-cell office:value-type="float" office:value="2598598" table:style-name="ce1">
            <text:p>2598598</text:p>
          </table:table-cell>
          <table:table-cell office:value-type="float" office:value="2600062" table:style-name="ce1">
            <text:p>2600062</text:p>
          </table:table-cell>
          <table:table-cell table:style-name="ce1"/>
          <table:table-cell office:value-type="float" office:value="3150929" table:style-name="ce1">
            <text:p>3150929</text:p>
          </table:table-cell>
          <table:table-cell office:value-type="float" office:value="3151767" table:style-name="ce1">
            <text:p>3151767</text:p>
          </table:table-cell>
          <table:table-cell table:style-name="ce1"/>
          <table:table-cell office:value-type="float" office:value="3153079" table:style-name="ce1">
            <text:p>3153079</text:p>
          </table:table-cell>
          <table:table-cell office:value-type="float" office:value="2565426" table:style-name="ce1">
            <text:p>2565426</text:p>
          </table:table-cell>
          <table:table-cell office:value-type="float" office:value="2566741" table:style-name="ce1">
            <text:p>2566741</text:p>
          </table:table-cell>
          <table:table-cell office:value-type="float" office:value="2568774" table:style-name="ce1">
            <text:p>2568774</text:p>
          </table:table-cell>
          <table:table-cell table:style-name="ce1"/>
          <table:table-cell office:value-type="float" office:value="2546729" table:style-name="ce1">
            <text:p>2546729</text:p>
          </table:table-cell>
          <table:table-cell office:value-type="float" office:value="2550517" table:style-name="ce1">
            <text:p>2550517</text:p>
          </table:table-cell>
          <table:table-cell table:style-name="ce1"/>
          <table:table-cell office:value-type="float" office:value="2552350" table:style-name="ce1">
            <text:p>2552350</text:p>
          </table:table-cell>
          <table:table-cell office:value-type="float" office:value="2440920" table:style-name="ce1">
            <text:p>2440920</text:p>
          </table:table-cell>
          <table:table-cell office:value-type="float" office:value="2442998" table:style-name="ce1">
            <text:p>2442998</text:p>
          </table:table-cell>
          <table:table-cell office:value-type="float" office:value="2450350" table:style-name="ce1">
            <text:p>2450350</text:p>
          </table:table-cell>
          <table:table-cell table:style-name="ce1"/>
          <table:table-cell office:value-type="float" office:value="3219777" table:style-name="ce1">
            <text:p>3219777</text:p>
          </table:table-cell>
          <table:table-cell office:value-type="float" office:value="3232222" table:style-name="ce1">
            <text:p>3232222</text:p>
          </table:table-cell>
          <table:table-cell office:value-type="float" office:value="3234759" table:style-name="ce1">
            <text:p>3234759</text:p>
          </table:table-cell>
          <table:table-cell table:style-name="ce1"/>
          <table:table-cell office:value-type="float" office:value="2310784" table:style-name="ce1">
            <text:p>2310784</text:p>
          </table:table-cell>
          <table:table-cell office:value-type="float" office:value="2312061" table:style-name="ce1">
            <text:p>2312061</text:p>
          </table:table-cell>
          <table:table-cell office:value-type="float" office:value="2314047" table:style-name="ce1">
            <text:p>2314047</text:p>
          </table:table-cell>
          <table:table-cell table:style-name="ce1"/>
          <table:table-cell office:value-type="float" office:value="3124769" table:style-name="ce1">
            <text:p>3124769</text:p>
          </table:table-cell>
          <table:table-cell office:value-type="float" office:value="3125768" table:style-name="ce1">
            <text:p>3125768</text:p>
          </table:table-cell>
          <table:table-cell office:value-type="float" office:value="3127118" table:style-name="ce1">
            <text:p>3127118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095932_M06600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09:53</text:p>
          </table:table-cell>
          <table:table-cell office:value-type="string" table:style-name="ce1">
            <text:p>2020-11-18_10:09:5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66007</text:p>
          </table:table-cell>
          <table:table-cell office:value-type="string" table:style-name="ce1">
            <text:p>M06600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hxvoV5RYVP3jVrP</text:p>
          </table:table-cell>
          <table:table-cell office:value-type="string" table:style-name="ce1">
            <text:p>https://www.testable.org/experiment/4303/294929/start?participant=M066007</text:p>
          </table:table-cell>
          <table:table-cell office:value-type="float" office:value="2982285" table:style-name="ce1">
            <text:p>2982285</text:p>
          </table:table-cell>
          <table:table-cell office:value-type="float" office:value="49.704749999999997" table:style-name="ce1">
            <text:p>49,70475</text:p>
          </table:table-cell>
          <table:table-cell office:value-type="float" office:value="690184" table:style-name="ce1">
            <text:p>690184</text:p>
          </table:table-cell>
          <table:table-cell office:value-type="float" office:value="1021011" table:style-name="ce1">
            <text:p>1021011</text:p>
          </table:table-cell>
          <table:table-cell office:value-type="float" office:value="365570" table:style-name="ce1">
            <text:p>365570</text:p>
          </table:table-cell>
          <table:table-cell office:value-type="float" office:value="296332" table:style-name="ce1">
            <text:p>296332</text:p>
          </table:table-cell>
          <table:table-cell office:value-type="float" office:value="1096450" table:style-name="ce1">
            <text:p>1096450</text:p>
          </table:table-cell>
          <table:table-cell office:value-type="float" office:value="508548" table:style-name="ce1">
            <text:p>508548</text:p>
          </table:table-cell>
          <table:table-cell office:value-type="float" office:value="869638" table:style-name="ce1">
            <text:p>869638</text:p>
          </table:table-cell>
          <table:table-cell office:value-type="float" office:value="445035" table:style-name="ce1">
            <text:p>445035</text:p>
          </table:table-cell>
          <table:table-cell office:value-type="float" office:value="633557" table:style-name="ce1">
            <text:p>633557</text:p>
          </table:table-cell>
          <table:table-cell office:value-type="float" office:value="783621" table:style-name="ce1">
            <text:p>783621</text:p>
          </table:table-cell>
          <table:table-cell office:value-type="float" office:value="962236" table:style-name="ce1">
            <text:p>962236</text:p>
          </table:table-cell>
          <table:table-cell office:value-type="float" office:value="566961" table:style-name="ce1">
            <text:p>566961</text:p>
          </table:table-cell>
          <table:table-cell office:value-type="float" office:value="1974533" table:style-name="ce1">
            <text:p>1974533</text:p>
          </table:table-cell>
          <table:table-cell office:value-type="float" office:value="1975839" table:style-name="ce1">
            <text:p>1975839</text:p>
          </table:table-cell>
          <table:table-cell office:value-type="float" office:value="1982941" table:style-name="ce1">
            <text:p>1982941</text:p>
          </table:table-cell>
          <table:table-cell table:style-name="ce1"/>
          <table:table-cell office:value-type="float" office:value="2884445" table:style-name="ce1">
            <text:p>2884445</text:p>
          </table:table-cell>
          <table:table-cell office:value-type="float" office:value="2885835" table:style-name="ce1">
            <text:p>2885835</text:p>
          </table:table-cell>
          <table:table-cell office:value-type="float" office:value="2889047" table:style-name="ce1">
            <text:p>2889047</text:p>
          </table:table-cell>
          <table:table-cell table:style-name="ce1"/>
          <table:table-cell office:value-type="float" office:value="2770324" table:style-name="ce1">
            <text:p>2770324</text:p>
          </table:table-cell>
          <table:table-cell office:value-type="float" office:value="2771762" table:style-name="ce1">
            <text:p>2771762</text:p>
          </table:table-cell>
          <table:table-cell office:value-type="float" office:value="2774654" table:style-name="ce1">
            <text:p>2774654</text:p>
          </table:table-cell>
          <table:table-cell table:style-name="ce1"/>
          <table:table-cell office:value-type="float" office:value="2681324" table:style-name="ce1">
            <text:p>2681324</text:p>
          </table:table-cell>
          <table:table-cell office:value-type="float" office:value="2682585" table:style-name="ce1">
            <text:p>2682585</text:p>
          </table:table-cell>
          <table:table-cell office:value-type="float" office:value="2686362" table:style-name="ce1">
            <text:p>2686362</text:p>
          </table:table-cell>
          <table:table-cell table:style-name="ce1"/>
          <table:table-cell office:value-type="float" office:value="1994206" table:style-name="ce1">
            <text:p>1994206</text:p>
          </table:table-cell>
          <table:table-cell office:value-type="float" office:value="1997414" table:style-name="ce1">
            <text:p>1997414</text:p>
          </table:table-cell>
          <table:table-cell table:style-name="ce1"/>
          <table:table-cell office:value-type="float" office:value="2007593" table:style-name="ce1">
            <text:p>2007593</text:p>
          </table:table-cell>
          <table:table-cell office:value-type="float" office:value="2806095" table:style-name="ce1">
            <text:p>2806095</text:p>
          </table:table-cell>
          <table:table-cell office:value-type="float" office:value="2807914" table:style-name="ce1">
            <text:p>2807914</text:p>
          </table:table-cell>
          <table:table-cell office:value-type="float" office:value="2810637" table:style-name="ce1">
            <text:p>2810637</text:p>
          </table:table-cell>
          <table:table-cell table:style-name="ce1"/>
          <table:table-cell office:value-type="float" office:value="2086223" table:style-name="ce1">
            <text:p>2086223</text:p>
          </table:table-cell>
          <table:table-cell office:value-type="float" office:value="2088514" table:style-name="ce1">
            <text:p>2088514</text:p>
          </table:table-cell>
          <table:table-cell office:value-type="float" office:value="2093878" table:style-name="ce1">
            <text:p>2093878</text:p>
          </table:table-cell>
          <table:table-cell table:style-name="ce1"/>
          <table:table-cell office:value-type="float" office:value="2060073" table:style-name="ce1">
            <text:p>2060073</text:p>
          </table:table-cell>
          <table:table-cell office:value-type="float" office:value="2061861" table:style-name="ce1">
            <text:p>2061861</text:p>
          </table:table-cell>
          <table:table-cell office:value-type="float" office:value="2070095" table:style-name="ce1">
            <text:p>2070095</text:p>
          </table:table-cell>
          <table:table-cell table:style-name="ce1"/>
          <table:table-cell office:value-type="float" office:value="2852657" table:style-name="ce1">
            <text:p>2852657</text:p>
          </table:table-cell>
          <table:table-cell office:value-type="float" office:value="2853964" table:style-name="ce1">
            <text:p>2853964</text:p>
          </table:table-cell>
          <table:table-cell office:value-type="float" office:value="2857704" table:style-name="ce1">
            <text:p>2857704</text:p>
          </table:table-cell>
          <table:table-cell table:style-name="ce1"/>
          <table:table-cell office:value-type="float" office:value="2514913" table:style-name="ce1">
            <text:p>2514913</text:p>
          </table:table-cell>
          <table:table-cell office:value-type="float" office:value="2524903" table:style-name="ce1">
            <text:p>2524903</text:p>
          </table:table-cell>
          <table:table-cell office:value-type="float" office:value="2530782" table:style-name="ce1">
            <text:p>2530782</text:p>
          </table:table-cell>
          <table:table-cell table:style-name="ce1"/>
          <table:table-cell office:value-type="float" office:value="2598458" table:style-name="ce1">
            <text:p>2598458</text:p>
          </table:table-cell>
          <table:table-cell office:value-type="float" office:value="2601111" table:style-name="ce1">
            <text:p>2601111</text:p>
          </table:table-cell>
          <table:table-cell table:style-name="ce1"/>
          <table:table-cell office:value-type="float" office:value="2605057" table:style-name="ce1">
            <text:p>2605057</text:p>
          </table:table-cell>
          <table:table-cell office:value-type="float" office:value="2695030" table:style-name="ce1">
            <text:p>2695030</text:p>
          </table:table-cell>
          <table:table-cell office:value-type="float" office:value="2698893" table:style-name="ce1">
            <text:p>2698893</text:p>
          </table:table-cell>
          <table:table-cell table:style-name="ce1"/>
          <table:table-cell office:value-type="float" office:value="2702484" table:style-name="ce1">
            <text:p>2702484</text:p>
          </table:table-cell>
          <table:table-cell office:value-type="float" office:value="2338708" table:style-name="ce1">
            <text:p>2338708</text:p>
          </table:table-cell>
          <table:table-cell office:value-type="float" office:value="2339883" table:style-name="ce1">
            <text:p>2339883</text:p>
          </table:table-cell>
          <table:table-cell office:value-type="float" office:value="2345835" table:style-name="ce1">
            <text:p>2345835</text:p>
          </table:table-cell>
          <table:table-cell table:style-name="ce1"/>
          <table:table-cell office:value-type="float" office:value="2169668" table:style-name="ce1">
            <text:p>2169668</text:p>
          </table:table-cell>
          <table:table-cell office:value-type="float" office:value="2175549" table:style-name="ce1">
            <text:p>2175549</text:p>
          </table:table-cell>
          <table:table-cell table:style-name="ce1"/>
          <table:table-cell office:value-type="float" office:value="2179224" table:style-name="ce1">
            <text:p>2179224</text:p>
          </table:table-cell>
          <table:table-cell office:value-type="float" office:value="2111626" table:style-name="ce1">
            <text:p>2111626</text:p>
          </table:table-cell>
          <table:table-cell office:value-type="float" office:value="2116356" table:style-name="ce1">
            <text:p>2116356</text:p>
          </table:table-cell>
          <table:table-cell office:value-type="float" office:value="2123803" table:style-name="ce1">
            <text:p>2123803</text:p>
          </table:table-cell>
          <table:table-cell table:style-name="ce1"/>
          <table:table-cell office:value-type="float" office:value="2301729" table:style-name="ce1">
            <text:p>2301729</text:p>
          </table:table-cell>
          <table:table-cell office:value-type="float" office:value="2303488" table:style-name="ce1">
            <text:p>2303488</text:p>
          </table:table-cell>
          <table:table-cell table:style-name="ce1"/>
          <table:table-cell office:value-type="float" office:value="2309687" table:style-name="ce1">
            <text:p>2309687</text:p>
          </table:table-cell>
          <table:table-cell office:value-type="float" office:value="2868136" table:style-name="ce1">
            <text:p>2868136</text:p>
          </table:table-cell>
          <table:table-cell office:value-type="float" office:value="2870945" table:style-name="ce1">
            <text:p>2870945</text:p>
          </table:table-cell>
          <table:table-cell table:style-name="ce1"/>
          <table:table-cell office:value-type="float" office:value="2874136" table:style-name="ce1">
            <text:p>2874136</text:p>
          </table:table-cell>
          <table:table-cell office:value-type="float" office:value="2375879" table:style-name="ce1">
            <text:p>2375879</text:p>
          </table:table-cell>
          <table:table-cell office:value-type="float" office:value="2376921" table:style-name="ce1">
            <text:p>2376921</text:p>
          </table:table-cell>
          <table:table-cell office:value-type="float" office:value="2382219" table:style-name="ce1">
            <text:p>2382219</text:p>
          </table:table-cell>
          <table:table-cell table:style-name="ce1"/>
          <table:table-cell office:value-type="float" office:value="2614696" table:style-name="ce1">
            <text:p>2614696</text:p>
          </table:table-cell>
          <table:table-cell office:value-type="float" office:value="2615618" table:style-name="ce1">
            <text:p>2615618</text:p>
          </table:table-cell>
          <table:table-cell office:value-type="float" office:value="2620499" table:style-name="ce1">
            <text:p>2620499</text:p>
          </table:table-cell>
          <table:table-cell table:style-name="ce1"/>
          <table:table-cell office:value-type="float" office:value="2277252" table:style-name="ce1">
            <text:p>2277252</text:p>
          </table:table-cell>
          <table:table-cell office:value-type="float" office:value="2279045" table:style-name="ce1">
            <text:p>2279045</text:p>
          </table:table-cell>
          <table:table-cell office:value-type="float" office:value="2285825" table:style-name="ce1">
            <text:p>2285825</text:p>
          </table:table-cell>
          <table:table-cell table:style-name="ce1"/>
          <table:table-cell office:value-type="float" office:value="2461148" table:style-name="ce1">
            <text:p>2461148</text:p>
          </table:table-cell>
          <table:table-cell office:value-type="float" office:value="2463601" table:style-name="ce1">
            <text:p>2463601</text:p>
          </table:table-cell>
          <table:table-cell office:value-type="float" office:value="2468049" table:style-name="ce1">
            <text:p>2468049</text:p>
          </table:table-cell>
          <table:table-cell table:style-name="ce1"/>
          <table:table-cell office:value-type="float" office:value="2321868" table:style-name="ce1">
            <text:p>2321868</text:p>
          </table:table-cell>
          <table:table-cell office:value-type="float" office:value="2325564" table:style-name="ce1">
            <text:p>2325564</text:p>
          </table:table-cell>
          <table:table-cell office:value-type="float" office:value="2329272" table:style-name="ce1">
            <text:p>2329272</text:p>
          </table:table-cell>
          <table:table-cell table:style-name="ce1"/>
          <table:table-cell office:value-type="float" office:value="2971818" table:style-name="ce1">
            <text:p>2971818</text:p>
          </table:table-cell>
          <table:table-cell office:value-type="float" office:value="2975092" table:style-name="ce1">
            <text:p>2975092</text:p>
          </table:table-cell>
          <table:table-cell office:value-type="float" office:value="2978705" table:style-name="ce1">
            <text:p>2978705</text:p>
          </table:table-cell>
          <table:table-cell table:style-name="ce1"/>
          <table:table-cell office:value-type="float" office:value="2954050" table:style-name="ce1">
            <text:p>2954050</text:p>
          </table:table-cell>
          <table:table-cell office:value-type="float" office:value="2956069" table:style-name="ce1">
            <text:p>2956069</text:p>
          </table:table-cell>
          <table:table-cell table:style-name="ce1"/>
          <table:table-cell office:value-type="float" office:value="2961951" table:style-name="ce1">
            <text:p>2961951</text:p>
          </table:table-cell>
          <table:table-cell office:value-type="float" office:value="2474799" table:style-name="ce1">
            <text:p>2474799</text:p>
          </table:table-cell>
          <table:table-cell office:value-type="float" office:value="2477120" table:style-name="ce1">
            <text:p>2477120</text:p>
          </table:table-cell>
          <table:table-cell table:style-name="ce1"/>
          <table:table-cell office:value-type="float" office:value="2485225" table:style-name="ce1">
            <text:p>2485225</text:p>
          </table:table-cell>
          <table:table-cell office:value-type="float" office:value="2900589" table:style-name="ce1">
            <text:p>2900589</text:p>
          </table:table-cell>
          <table:table-cell office:value-type="float" office:value="2906317" table:style-name="ce1">
            <text:p>2906317</text:p>
          </table:table-cell>
          <table:table-cell table:style-name="ce1"/>
          <table:table-cell office:value-type="float" office:value="2912783" table:style-name="ce1">
            <text:p>2912783</text:p>
          </table:table-cell>
          <table:table-cell office:value-type="float" office:value="2432336" table:style-name="ce1">
            <text:p>2432336</text:p>
          </table:table-cell>
          <table:table-cell office:value-type="float" office:value="2435111" table:style-name="ce1">
            <text:p>2435111</text:p>
          </table:table-cell>
          <table:table-cell office:value-type="float" office:value="2439589" table:style-name="ce1">
            <text:p>2439589</text:p>
          </table:table-cell>
          <table:table-cell table:style-name="ce1"/>
          <table:table-cell office:value-type="float" office:value="2495650" table:style-name="ce1">
            <text:p>2495650</text:p>
          </table:table-cell>
          <table:table-cell office:value-type="float" office:value="2497527" table:style-name="ce1">
            <text:p>2497527</text:p>
          </table:table-cell>
          <table:table-cell office:value-type="float" office:value="2502170" table:style-name="ce1">
            <text:p>2502170</text:p>
          </table:table-cell>
          <table:table-cell table:style-name="ce1"/>
          <table:table-cell office:value-type="float" office:value="2197149" table:style-name="ce1">
            <text:p>2197149</text:p>
          </table:table-cell>
          <table:table-cell office:value-type="float" office:value="2198491" table:style-name="ce1">
            <text:p>2198491</text:p>
          </table:table-cell>
          <table:table-cell office:value-type="float" office:value="2206843" table:style-name="ce1">
            <text:p>2206843</text:p>
          </table:table-cell>
          <table:table-cell table:style-name="ce1"/>
          <table:table-cell office:value-type="float" office:value="2923723" table:style-name="ce1">
            <text:p>2923723</text:p>
          </table:table-cell>
          <table:table-cell office:value-type="float" office:value="2925282" table:style-name="ce1">
            <text:p>2925282</text:p>
          </table:table-cell>
          <table:table-cell office:value-type="float" office:value="2930958" table:style-name="ce1">
            <text:p>2930958</text:p>
          </table:table-cell>
          <table:table-cell table:style-name="ce1"/>
          <table:table-cell office:value-type="float" office:value="2416506" table:style-name="ce1">
            <text:p>2416506</text:p>
          </table:table-cell>
          <table:table-cell office:value-type="float" office:value="2417779" table:style-name="ce1">
            <text:p>2417779</text:p>
          </table:table-cell>
          <table:table-cell office:value-type="float" office:value="2425047" table:style-name="ce1">
            <text:p>2425047</text:p>
          </table:table-cell>
          <table:table-cell table:style-name="ce1"/>
          <table:table-cell office:value-type="float" office:value="2567853" table:style-name="ce1">
            <text:p>2567853</text:p>
          </table:table-cell>
          <table:table-cell office:value-type="float" office:value="2570483" table:style-name="ce1">
            <text:p>2570483</text:p>
          </table:table-cell>
          <table:table-cell table:style-name="ce1"/>
          <table:table-cell office:value-type="float" office:value="2574191" table:style-name="ce1">
            <text:p>2574191</text:p>
          </table:table-cell>
          <table:table-cell office:value-type="float" office:value="2628570" table:style-name="ce1">
            <text:p>2628570</text:p>
          </table:table-cell>
          <table:table-cell office:value-type="float" office:value="2629742" table:style-name="ce1">
            <text:p>2629742</text:p>
          </table:table-cell>
          <table:table-cell office:value-type="float" office:value="2637762" table:style-name="ce1">
            <text:p>2637762</text:p>
          </table:table-cell>
          <table:table-cell table:style-name="ce1"/>
          <table:table-cell office:value-type="float" office:value="2940348" table:style-name="ce1">
            <text:p>2940348</text:p>
          </table:table-cell>
          <table:table-cell office:value-type="float" office:value="2942637" table:style-name="ce1">
            <text:p>2942637</text:p>
          </table:table-cell>
          <table:table-cell office:value-type="float" office:value="2945398" table:style-name="ce1">
            <text:p>2945398</text:p>
          </table:table-cell>
          <table:table-cell table:style-name="ce1"/>
          <table:table-cell office:value-type="float" office:value="2355210" table:style-name="ce1">
            <text:p>2355210</text:p>
          </table:table-cell>
          <table:table-cell office:value-type="float" office:value="2358787" table:style-name="ce1">
            <text:p>2358787</text:p>
          </table:table-cell>
          <table:table-cell office:value-type="float" office:value="2366437" table:style-name="ce1">
            <text:p>2366437</text:p>
          </table:table-cell>
          <table:table-cell table:style-name="ce1"/>
          <table:table-cell office:value-type="float" office:value="2756475" table:style-name="ce1">
            <text:p>2756475</text:p>
          </table:table-cell>
          <table:table-cell office:value-type="float" office:value="2758044" table:style-name="ce1">
            <text:p>2758044</text:p>
          </table:table-cell>
          <table:table-cell table:style-name="ce1"/>
          <table:table-cell office:value-type="float" office:value="2761791" table:style-name="ce1">
            <text:p>2761791</text:p>
          </table:table-cell>
          <table:table-cell office:value-type="float" office:value="2029076" table:style-name="ce1">
            <text:p>2029076</text:p>
          </table:table-cell>
          <table:table-cell office:value-type="float" office:value="2031289" table:style-name="ce1">
            <text:p>2031289</text:p>
          </table:table-cell>
          <table:table-cell office:value-type="float" office:value="2038572" table:style-name="ce1">
            <text:p>2038572</text:p>
          </table:table-cell>
          <table:table-cell table:style-name="ce1"/>
          <table:table-cell office:value-type="float" office:value="2247526" table:style-name="ce1">
            <text:p>2247526</text:p>
          </table:table-cell>
          <table:table-cell office:value-type="float" office:value="2248754" table:style-name="ce1">
            <text:p>2248754</text:p>
          </table:table-cell>
          <table:table-cell office:value-type="float" office:value="2256154" table:style-name="ce1">
            <text:p>2256154</text:p>
          </table:table-cell>
          <table:table-cell table:style-name="ce1"/>
          <table:table-cell office:value-type="float" office:value="2664855" table:style-name="ce1">
            <text:p>2664855</text:p>
          </table:table-cell>
          <table:table-cell office:value-type="float" office:value="2666960" table:style-name="ce1">
            <text:p>2666960</text:p>
          </table:table-cell>
          <table:table-cell office:value-type="float" office:value="2671001" table:style-name="ce1">
            <text:p>2671001</text:p>
          </table:table-cell>
          <table:table-cell table:style-name="ce1"/>
          <table:table-cell office:value-type="float" office:value="2142326" table:style-name="ce1">
            <text:p>2142326</text:p>
          </table:table-cell>
          <table:table-cell office:value-type="float" office:value="2149558" table:style-name="ce1">
            <text:p>2149558</text:p>
          </table:table-cell>
          <table:table-cell table:style-name="ce1"/>
          <table:table-cell office:value-type="float" office:value="2152985" table:style-name="ce1">
            <text:p>2152985</text:p>
          </table:table-cell>
          <table:table-cell office:value-type="float" office:value="2788017" table:style-name="ce1">
            <text:p>2788017</text:p>
          </table:table-cell>
          <table:table-cell office:value-type="float" office:value="2788977" table:style-name="ce1">
            <text:p>2788977</text:p>
          </table:table-cell>
          <table:table-cell office:value-type="float" office:value="2793787" table:style-name="ce1">
            <text:p>2793787</text:p>
          </table:table-cell>
          <table:table-cell table:style-name="ce1"/>
          <table:table-cell office:value-type="float" office:value="2397263" table:style-name="ce1">
            <text:p>2397263</text:p>
          </table:table-cell>
          <table:table-cell office:value-type="float" office:value="2399152" table:style-name="ce1">
            <text:p>2399152</text:p>
          </table:table-cell>
          <table:table-cell office:value-type="float" office:value="2404594" table:style-name="ce1">
            <text:p>2404594</text:p>
          </table:table-cell>
          <table:table-cell table:style-name="ce1"/>
          <table:table-cell office:value-type="float" office:value="2551826" table:style-name="ce1">
            <text:p>2551826</text:p>
          </table:table-cell>
          <table:table-cell office:value-type="float" office:value="2552951" table:style-name="ce1">
            <text:p>2552951</text:p>
          </table:table-cell>
          <table:table-cell office:value-type="float" office:value="2556979" table:style-name="ce1">
            <text:p>2556979</text:p>
          </table:table-cell>
          <table:table-cell table:style-name="ce1"/>
          <table:table-cell office:value-type="float" office:value="2738882" table:style-name="ce1">
            <text:p>2738882</text:p>
          </table:table-cell>
          <table:table-cell office:value-type="float" office:value="2743207" table:style-name="ce1">
            <text:p>2743207</text:p>
          </table:table-cell>
          <table:table-cell table:style-name="ce1"/>
          <table:table-cell office:value-type="float" office:value="2747375" table:style-name="ce1">
            <text:p>2747375</text:p>
          </table:table-cell>
          <table:table-cell office:value-type="float" office:value="2224095" table:style-name="ce1">
            <text:p>2224095</text:p>
          </table:table-cell>
          <table:table-cell office:value-type="float" office:value="2225568" table:style-name="ce1">
            <text:p>2225568</text:p>
          </table:table-cell>
          <table:table-cell office:value-type="float" office:value="2229691" table:style-name="ce1">
            <text:p>2229691</text:p>
          </table:table-cell>
          <table:table-cell table:style-name="ce1"/>
          <table:table-cell office:value-type="float" office:value="2823339" table:style-name="ce1">
            <text:p>2823339</text:p>
          </table:table-cell>
          <table:table-cell office:value-type="float" office:value="2824413" table:style-name="ce1">
            <text:p>2824413</text:p>
          </table:table-cell>
          <table:table-cell office:value-type="float" office:value="2828568" table:style-name="ce1">
            <text:p>2828568</text:p>
          </table:table-cell>
          <table:table-cell table:style-name="ce1"/>
          <table:table-cell office:value-type="float" office:value="2646036" table:style-name="ce1">
            <text:p>2646036</text:p>
          </table:table-cell>
          <table:table-cell office:value-type="float" office:value="2647953" table:style-name="ce1">
            <text:p>2647953</text:p>
          </table:table-cell>
          <table:table-cell office:value-type="float" office:value="2652230" table:style-name="ce1">
            <text:p>2652230</text:p>
          </table:table-cell>
          <table:table-cell table:style-name="ce1"/>
          <table:table-cell office:value-type="float" office:value="2718595" table:style-name="ce1">
            <text:p>2718595</text:p>
          </table:table-cell>
          <table:table-cell office:value-type="float" office:value="2719669" table:style-name="ce1">
            <text:p>2719669</text:p>
          </table:table-cell>
          <table:table-cell office:value-type="float" office:value="2725978" table:style-name="ce1">
            <text:p>2725978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100003_M06379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16:34</text:p>
          </table:table-cell>
          <table:table-cell office:value-type="string" table:style-name="ce1">
            <text:p>2020-11-18_10:16:34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Adèle</text:p>
          </table:table-cell>
          <table:table-cell office:value-type="string" table:style-name="ce1">
            <text:p>M06379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3BqP7GxXlpeUcTke</text:p>
          </table:table-cell>
          <table:table-cell office:value-type="string" table:style-name="ce1">
            <text:p>https://www.testable.org/experiment/4303/294929/start?participant=M063791</text:p>
          </table:table-cell>
          <table:table-cell office:value-type="float" office:value="2609774" table:style-name="ce1">
            <text:p>2609774</text:p>
          </table:table-cell>
          <table:table-cell office:value-type="float" office:value="43.496233333333002" table:style-name="ce1">
            <text:p>43,49623333</text:p>
          </table:table-cell>
          <table:table-cell office:value-type="float" office:value="638227" table:style-name="ce1">
            <text:p>638227</text:p>
          </table:table-cell>
          <table:table-cell office:value-type="float" office:value="946475" table:style-name="ce1">
            <text:p>946475</text:p>
          </table:table-cell>
          <table:table-cell office:value-type="float" office:value="699563" table:style-name="ce1">
            <text:p>699563</text:p>
          </table:table-cell>
          <table:table-cell office:value-type="float" office:value="910613" table:style-name="ce1">
            <text:p>910613</text:p>
          </table:table-cell>
          <table:table-cell office:value-type="float" office:value="457147" table:style-name="ce1">
            <text:p>457147</text:p>
          </table:table-cell>
          <table:table-cell office:value-type="float" office:value="506349" table:style-name="ce1">
            <text:p>506349</text:p>
          </table:table-cell>
          <table:table-cell office:value-type="float" office:value="759858" table:style-name="ce1">
            <text:p>759858</text:p>
          </table:table-cell>
          <table:table-cell office:value-type="float" office:value="596534" table:style-name="ce1">
            <text:p>596534</text:p>
          </table:table-cell>
          <table:table-cell office:value-type="float" office:value="878245" table:style-name="ce1">
            <text:p>878245</text:p>
          </table:table-cell>
          <table:table-cell office:value-type="float" office:value="833178" table:style-name="ce1">
            <text:p>833178</text:p>
          </table:table-cell>
          <table:table-cell office:value-type="float" office:value="970995" table:style-name="ce1">
            <text:p>970995</text:p>
          </table:table-cell>
          <table:table-cell office:value-type="float" office:value="804590" table:style-name="ce1">
            <text:p>804590</text:p>
          </table:table-cell>
          <table:table-cell table:number-columns-repeated="192" table:style-name="ce1"/>
          <table:table-cell office:value-type="float" office:value="2333948" table:style-name="ce1">
            <text:p>2333948</text:p>
          </table:table-cell>
          <table:table-cell office:value-type="float" office:value="2334635" table:style-name="ce1">
            <text:p>2334635</text:p>
          </table:table-cell>
          <table:table-cell table:style-name="ce1"/>
          <table:table-cell office:value-type="float" office:value="2337253" table:style-name="ce1">
            <text:p>2337253</text:p>
          </table:table-cell>
          <table:table-cell office:value-type="float" office:value="2038303" table:style-name="ce1">
            <text:p>2038303</text:p>
          </table:table-cell>
          <table:table-cell office:value-type="float" office:value="2039226" table:style-name="ce1">
            <text:p>2039226</text:p>
          </table:table-cell>
          <table:table-cell table:style-name="ce1"/>
          <table:table-cell office:value-type="float" office:value="2043481" table:style-name="ce1">
            <text:p>2043481</text:p>
          </table:table-cell>
          <table:table-cell office:value-type="float" office:value="2399434" table:style-name="ce1">
            <text:p>2399434</text:p>
          </table:table-cell>
          <table:table-cell office:value-type="float" office:value="2400131" table:style-name="ce1">
            <text:p>2400131</text:p>
          </table:table-cell>
          <table:table-cell table:style-name="ce1"/>
          <table:table-cell office:value-type="float" office:value="2402996" table:style-name="ce1">
            <text:p>2402996</text:p>
          </table:table-cell>
          <table:table-cell office:value-type="float" office:value="2423490" table:style-name="ce1">
            <text:p>2423490</text:p>
          </table:table-cell>
          <table:table-cell office:value-type="float" office:value="2424149" table:style-name="ce1">
            <text:p>2424149</text:p>
          </table:table-cell>
          <table:table-cell table:style-name="ce1"/>
          <table:table-cell office:value-type="float" office:value="2427188" table:style-name="ce1">
            <text:p>2427188</text:p>
          </table:table-cell>
          <table:table-cell office:value-type="float" office:value="1999981" table:style-name="ce1">
            <text:p>1999981</text:p>
          </table:table-cell>
          <table:table-cell office:value-type="float" office:value="2000826" table:style-name="ce1">
            <text:p>2000826</text:p>
          </table:table-cell>
          <table:table-cell table:style-name="ce1"/>
          <table:table-cell office:value-type="float" office:value="2003107" table:style-name="ce1">
            <text:p>2003107</text:p>
          </table:table-cell>
          <table:table-cell office:value-type="float" office:value="2282094" table:style-name="ce1">
            <text:p>2282094</text:p>
          </table:table-cell>
          <table:table-cell office:value-type="float" office:value="2282983" table:style-name="ce1">
            <text:p>2282983</text:p>
          </table:table-cell>
          <table:table-cell table:style-name="ce1"/>
          <table:table-cell office:value-type="float" office:value="2284759" table:style-name="ce1">
            <text:p>2284759</text:p>
          </table:table-cell>
          <table:table-cell office:value-type="float" office:value="2471426" table:style-name="ce1">
            <text:p>2471426</text:p>
          </table:table-cell>
          <table:table-cell office:value-type="float" office:value="2472152" table:style-name="ce1">
            <text:p>2472152</text:p>
          </table:table-cell>
          <table:table-cell table:style-name="ce1"/>
          <table:table-cell office:value-type="float" office:value="2474796" table:style-name="ce1">
            <text:p>2474796</text:p>
          </table:table-cell>
          <table:table-cell office:value-type="float" office:value="2321034" table:style-name="ce1">
            <text:p>2321034</text:p>
          </table:table-cell>
          <table:table-cell office:value-type="float" office:value="2323279" table:style-name="ce1">
            <text:p>2323279</text:p>
          </table:table-cell>
          <table:table-cell table:style-name="ce1"/>
          <table:table-cell office:value-type="float" office:value="2326691" table:style-name="ce1">
            <text:p>2326691</text:p>
          </table:table-cell>
          <table:table-cell office:value-type="float" office:value="2516001" table:style-name="ce1">
            <text:p>2516001</text:p>
          </table:table-cell>
          <table:table-cell office:value-type="float" office:value="2516600" table:style-name="ce1">
            <text:p>2516600</text:p>
          </table:table-cell>
          <table:table-cell table:style-name="ce1"/>
          <table:table-cell office:value-type="float" office:value="2518720" table:style-name="ce1">
            <text:p>2518720</text:p>
          </table:table-cell>
          <table:table-cell office:value-type="float" office:value="2252136" table:style-name="ce1">
            <text:p>2252136</text:p>
          </table:table-cell>
          <table:table-cell office:value-type="float" office:value="2252827" table:style-name="ce1">
            <text:p>2252827</text:p>
          </table:table-cell>
          <table:table-cell table:style-name="ce1"/>
          <table:table-cell office:value-type="float" office:value="2255236" table:style-name="ce1">
            <text:p>2255236</text:p>
          </table:table-cell>
          <table:table-cell office:value-type="float" office:value="2569751" table:style-name="ce1">
            <text:p>2569751</text:p>
          </table:table-cell>
          <table:table-cell office:value-type="float" office:value="2570355" table:style-name="ce1">
            <text:p>2570355</text:p>
          </table:table-cell>
          <table:table-cell table:style-name="ce1"/>
          <table:table-cell office:value-type="float" office:value="2572353" table:style-name="ce1">
            <text:p>2572353</text:p>
          </table:table-cell>
          <table:table-cell office:value-type="float" office:value="1975275" table:style-name="ce1">
            <text:p>1975275</text:p>
          </table:table-cell>
          <table:table-cell office:value-type="float" office:value="1976243" table:style-name="ce1">
            <text:p>1976243</text:p>
          </table:table-cell>
          <table:table-cell table:style-name="ce1"/>
          <table:table-cell office:value-type="float" office:value="1978328" table:style-name="ce1">
            <text:p>1978328</text:p>
          </table:table-cell>
          <table:table-cell office:value-type="float" office:value="2229121" table:style-name="ce1">
            <text:p>2229121</text:p>
          </table:table-cell>
          <table:table-cell office:value-type="float" office:value="2229907" table:style-name="ce1">
            <text:p>2229907</text:p>
          </table:table-cell>
          <table:table-cell table:style-name="ce1"/>
          <table:table-cell office:value-type="float" office:value="2232655" table:style-name="ce1">
            <text:p>2232655</text:p>
          </table:table-cell>
          <table:table-cell office:value-type="float" office:value="2216448" table:style-name="ce1">
            <text:p>2216448</text:p>
          </table:table-cell>
          <table:table-cell office:value-type="float" office:value="2217145" table:style-name="ce1">
            <text:p>2217145</text:p>
          </table:table-cell>
          <table:table-cell table:style-name="ce1"/>
          <table:table-cell office:value-type="float" office:value="2219581" table:style-name="ce1">
            <text:p>2219581</text:p>
          </table:table-cell>
          <table:table-cell office:value-type="float" office:value="2096401" table:style-name="ce1">
            <text:p>2096401</text:p>
          </table:table-cell>
          <table:table-cell office:value-type="float" office:value="2097089" table:style-name="ce1">
            <text:p>2097089</text:p>
          </table:table-cell>
          <table:table-cell table:style-name="ce1"/>
          <table:table-cell office:value-type="float" office:value="2098857" table:style-name="ce1">
            <text:p>2098857</text:p>
          </table:table-cell>
          <table:table-cell office:value-type="float" office:value="2410964" table:style-name="ce1">
            <text:p>2410964</text:p>
          </table:table-cell>
          <table:table-cell office:value-type="float" office:value="2411612" table:style-name="ce1">
            <text:p>2411612</text:p>
          </table:table-cell>
          <table:table-cell table:style-name="ce1"/>
          <table:table-cell office:value-type="float" office:value="2414794" table:style-name="ce1">
            <text:p>2414794</text:p>
          </table:table-cell>
          <table:table-cell office:value-type="float" office:value="2346181" table:style-name="ce1">
            <text:p>2346181</text:p>
          </table:table-cell>
          <table:table-cell office:value-type="float" office:value="2346831" table:style-name="ce1">
            <text:p>2346831</text:p>
          </table:table-cell>
          <table:table-cell table:style-name="ce1"/>
          <table:table-cell office:value-type="float" office:value="2351222" table:style-name="ce1">
            <text:p>2351222</text:p>
          </table:table-cell>
          <table:table-cell office:value-type="float" office:value="2205549" table:style-name="ce1">
            <text:p>2205549</text:p>
          </table:table-cell>
          <table:table-cell office:value-type="float" office:value="2206514" table:style-name="ce1">
            <text:p>2206514</text:p>
          </table:table-cell>
          <table:table-cell table:style-name="ce1"/>
          <table:table-cell office:value-type="float" office:value="2210912" table:style-name="ce1">
            <text:p>2210912</text:p>
          </table:table-cell>
          <table:table-cell office:value-type="float" office:value="2293234" table:style-name="ce1">
            <text:p>2293234</text:p>
          </table:table-cell>
          <table:table-cell office:value-type="float" office:value="2293923" table:style-name="ce1">
            <text:p>2293923</text:p>
          </table:table-cell>
          <table:table-cell table:style-name="ce1"/>
          <table:table-cell office:value-type="float" office:value="2296485" table:style-name="ce1">
            <text:p>2296485</text:p>
          </table:table-cell>
          <table:table-cell office:value-type="float" office:value="2054564" table:style-name="ce1">
            <text:p>2054564</text:p>
          </table:table-cell>
          <table:table-cell office:value-type="float" office:value="2055650" table:style-name="ce1">
            <text:p>2055650</text:p>
          </table:table-cell>
          <table:table-cell table:style-name="ce1"/>
          <table:table-cell office:value-type="float" office:value="2058341" table:style-name="ce1">
            <text:p>2058341</text:p>
          </table:table-cell>
          <table:table-cell office:value-type="float" office:value="2242566" table:style-name="ce1">
            <text:p>2242566</text:p>
          </table:table-cell>
          <table:table-cell office:value-type="float" office:value="2243231" table:style-name="ce1">
            <text:p>2243231</text:p>
          </table:table-cell>
          <table:table-cell table:style-name="ce1"/>
          <table:table-cell office:value-type="float" office:value="2245376" table:style-name="ce1">
            <text:p>2245376</text:p>
          </table:table-cell>
          <table:table-cell office:value-type="float" office:value="2267136" table:style-name="ce1">
            <text:p>2267136</text:p>
          </table:table-cell>
          <table:table-cell office:value-type="float" office:value="2268040" table:style-name="ce1">
            <text:p>2268040</text:p>
          </table:table-cell>
          <table:table-cell table:style-name="ce1"/>
          <table:table-cell office:value-type="float" office:value="2271377" table:style-name="ce1">
            <text:p>2271377</text:p>
          </table:table-cell>
          <table:table-cell office:value-type="float" office:value="2112033" table:style-name="ce1">
            <text:p>2112033</text:p>
          </table:table-cell>
          <table:table-cell office:value-type="float" office:value="2112885" table:style-name="ce1">
            <text:p>2112885</text:p>
          </table:table-cell>
          <table:table-cell table:style-name="ce1"/>
          <table:table-cell office:value-type="float" office:value="2114639" table:style-name="ce1">
            <text:p>2114639</text:p>
          </table:table-cell>
          <table:table-cell office:value-type="float" office:value="2133066" table:style-name="ce1">
            <text:p>2133066</text:p>
          </table:table-cell>
          <table:table-cell office:value-type="float" office:value="2134008" table:style-name="ce1">
            <text:p>2134008</text:p>
          </table:table-cell>
          <table:table-cell table:style-name="ce1"/>
          <table:table-cell office:value-type="float" office:value="2137946" table:style-name="ce1">
            <text:p>2137946</text:p>
          </table:table-cell>
          <table:table-cell office:value-type="float" office:value="2459314" table:style-name="ce1">
            <text:p>2459314</text:p>
          </table:table-cell>
          <table:table-cell office:value-type="float" office:value="2460021" table:style-name="ce1">
            <text:p>2460021</text:p>
          </table:table-cell>
          <table:table-cell table:style-name="ce1"/>
          <table:table-cell office:value-type="float" office:value="2462189" table:style-name="ce1">
            <text:p>2462189</text:p>
          </table:table-cell>
          <table:table-cell office:value-type="float" office:value="2388598" table:style-name="ce1">
            <text:p>2388598</text:p>
          </table:table-cell>
          <table:table-cell office:value-type="float" office:value="2389431" table:style-name="ce1">
            <text:p>2389431</text:p>
          </table:table-cell>
          <table:table-cell table:style-name="ce1"/>
          <table:table-cell office:value-type="float" office:value="2391148" table:style-name="ce1">
            <text:p>2391148</text:p>
          </table:table-cell>
          <table:table-cell office:value-type="float" office:value="1937474" table:style-name="ce1">
            <text:p>1937474</text:p>
          </table:table-cell>
          <table:table-cell office:value-type="float" office:value="1938196" table:style-name="ce1">
            <text:p>1938196</text:p>
          </table:table-cell>
          <table:table-cell table:style-name="ce1"/>
          <table:table-cell office:value-type="float" office:value="1940589" table:style-name="ce1">
            <text:p>1940589</text:p>
          </table:table-cell>
          <table:table-cell office:value-type="float" office:value="1986296" table:style-name="ce1">
            <text:p>1986296</text:p>
          </table:table-cell>
          <table:table-cell office:value-type="float" office:value="1987366" table:style-name="ce1">
            <text:p>1987366</text:p>
          </table:table-cell>
          <table:table-cell table:style-name="ce1"/>
          <table:table-cell office:value-type="float" office:value="1989214" table:style-name="ce1">
            <text:p>1989214</text:p>
          </table:table-cell>
          <table:table-cell office:value-type="float" office:value="2595587" table:style-name="ce1">
            <text:p>2595587</text:p>
          </table:table-cell>
          <table:table-cell office:value-type="float" office:value="2596225" table:style-name="ce1">
            <text:p>2596225</text:p>
          </table:table-cell>
          <table:table-cell table:style-name="ce1"/>
          <table:table-cell office:value-type="float" office:value="2597889" table:style-name="ce1">
            <text:p>2597889</text:p>
          </table:table-cell>
          <table:table-cell office:value-type="float" office:value="2308927" table:style-name="ce1">
            <text:p>2308927</text:p>
          </table:table-cell>
          <table:table-cell office:value-type="float" office:value="2309619" table:style-name="ce1">
            <text:p>2309619</text:p>
          </table:table-cell>
          <table:table-cell table:style-name="ce1"/>
          <table:table-cell office:value-type="float" office:value="2311381" table:style-name="ce1">
            <text:p>2311381</text:p>
          </table:table-cell>
          <table:table-cell office:value-type="float" office:value="2553308" table:style-name="ce1">
            <text:p>2553308</text:p>
          </table:table-cell>
          <table:table-cell office:value-type="float" office:value="2554149" table:style-name="ce1">
            <text:p>2554149</text:p>
          </table:table-cell>
          <table:table-cell table:style-name="ce1"/>
          <table:table-cell office:value-type="float" office:value="2556292" table:style-name="ce1">
            <text:p>2556292</text:p>
          </table:table-cell>
          <table:table-cell office:value-type="float" office:value="2152213" table:style-name="ce1">
            <text:p>2152213</text:p>
          </table:table-cell>
          <table:table-cell office:value-type="float" office:value="2153024" table:style-name="ce1">
            <text:p>2153024</text:p>
          </table:table-cell>
          <table:table-cell table:style-name="ce1"/>
          <table:table-cell office:value-type="float" office:value="2155683" table:style-name="ce1">
            <text:p>2155683</text:p>
          </table:table-cell>
          <table:table-cell office:value-type="float" office:value="2605512" table:style-name="ce1">
            <text:p>2605512</text:p>
          </table:table-cell>
          <table:table-cell office:value-type="float" office:value="2606197" table:style-name="ce1">
            <text:p>2606197</text:p>
          </table:table-cell>
          <table:table-cell table:style-name="ce1"/>
          <table:table-cell office:value-type="float" office:value="2607992" table:style-name="ce1">
            <text:p>2607992</text:p>
          </table:table-cell>
          <table:table-cell office:value-type="float" office:value="2445420" table:style-name="ce1">
            <text:p>2445420</text:p>
          </table:table-cell>
          <table:table-cell office:value-type="float" office:value="2446028" table:style-name="ce1">
            <text:p>2446028</text:p>
          </table:table-cell>
          <table:table-cell table:style-name="ce1"/>
          <table:table-cell office:value-type="float" office:value="2448185" table:style-name="ce1">
            <text:p>2448185</text:p>
          </table:table-cell>
          <table:table-cell office:value-type="float" office:value="2086005" table:style-name="ce1">
            <text:p>2086005</text:p>
          </table:table-cell>
          <table:table-cell office:value-type="float" office:value="2086972" table:style-name="ce1">
            <text:p>2086972</text:p>
          </table:table-cell>
          <table:table-cell table:style-name="ce1"/>
          <table:table-cell office:value-type="float" office:value="2089074" table:style-name="ce1">
            <text:p>2089074</text:p>
          </table:table-cell>
          <table:table-cell office:value-type="float" office:value="2485932" table:style-name="ce1">
            <text:p>2485932</text:p>
          </table:table-cell>
          <table:table-cell office:value-type="float" office:value="2486765" table:style-name="ce1">
            <text:p>2486765</text:p>
          </table:table-cell>
          <table:table-cell table:style-name="ce1"/>
          <table:table-cell office:value-type="float" office:value="2488995" table:style-name="ce1">
            <text:p>2488995</text:p>
          </table:table-cell>
          <table:table-cell office:value-type="float" office:value="2193909" table:style-name="ce1">
            <text:p>2193909</text:p>
          </table:table-cell>
          <table:table-cell office:value-type="float" office:value="2195013" table:style-name="ce1">
            <text:p>2195013</text:p>
          </table:table-cell>
          <table:table-cell table:style-name="ce1"/>
          <table:table-cell office:value-type="float" office:value="2197523" table:style-name="ce1">
            <text:p>2197523</text:p>
          </table:table-cell>
          <table:table-cell office:value-type="float" office:value="2071914" table:style-name="ce1">
            <text:p>2071914</text:p>
          </table:table-cell>
          <table:table-cell office:value-type="float" office:value="2073022" table:style-name="ce1">
            <text:p>2073022</text:p>
          </table:table-cell>
          <table:table-cell table:style-name="ce1"/>
          <table:table-cell office:value-type="float" office:value="2075075" table:style-name="ce1">
            <text:p>2075075</text:p>
          </table:table-cell>
          <table:table-cell office:value-type="float" office:value="2371577" table:style-name="ce1">
            <text:p>2371577</text:p>
          </table:table-cell>
          <table:table-cell office:value-type="float" office:value="2373060" table:style-name="ce1">
            <text:p>2373060</text:p>
          </table:table-cell>
          <table:table-cell table:style-name="ce1"/>
          <table:table-cell office:value-type="float" office:value="2375187" table:style-name="ce1">
            <text:p>2375187</text:p>
          </table:table-cell>
          <table:table-cell office:value-type="float" office:value="1924086" table:style-name="ce1">
            <text:p>1924086</text:p>
          </table:table-cell>
          <table:table-cell office:value-type="float" office:value="1925120" table:style-name="ce1">
            <text:p>1925120</text:p>
          </table:table-cell>
          <table:table-cell table:style-name="ce1"/>
          <table:table-cell office:value-type="float" office:value="1927449" table:style-name="ce1">
            <text:p>1927449</text:p>
          </table:table-cell>
          <table:table-cell office:value-type="float" office:value="2013612" table:style-name="ce1">
            <text:p>2013612</text:p>
          </table:table-cell>
          <table:table-cell office:value-type="float" office:value="2014792" table:style-name="ce1">
            <text:p>2014792</text:p>
          </table:table-cell>
          <table:table-cell table:style-name="ce1"/>
          <table:table-cell office:value-type="float" office:value="2017088" table:style-name="ce1">
            <text:p>2017088</text:p>
          </table:table-cell>
          <table:table-cell office:value-type="float" office:value="2433894" table:style-name="ce1">
            <text:p>2433894</text:p>
          </table:table-cell>
          <table:table-cell office:value-type="float" office:value="2434856" table:style-name="ce1">
            <text:p>2434856</text:p>
          </table:table-cell>
          <table:table-cell table:style-name="ce1"/>
          <table:table-cell office:value-type="float" office:value="2436561" table:style-name="ce1">
            <text:p>2436561</text:p>
          </table:table-cell>
          <table:table-cell office:value-type="float" office:value="2508852" table:style-name="ce1">
            <text:p>2508852</text:p>
          </table:table-cell>
          <table:table-cell office:value-type="float" office:value="2509616" table:style-name="ce1">
            <text:p>2509616</text:p>
          </table:table-cell>
          <table:table-cell table:style-name="ce1"/>
          <table:table-cell office:value-type="float" office:value="2511388" table:style-name="ce1">
            <text:p>2511388</text:p>
          </table:table-cell>
          <table:table-cell office:value-type="float" office:value="2580411" table:style-name="ce1">
            <text:p>2580411</text:p>
          </table:table-cell>
          <table:table-cell office:value-type="float" office:value="2581227" table:style-name="ce1">
            <text:p>2581227</text:p>
          </table:table-cell>
          <table:table-cell table:style-name="ce1"/>
          <table:table-cell office:value-type="float" office:value="2585772" table:style-name="ce1">
            <text:p>2585772</text:p>
          </table:table-cell>
          <table:table-cell office:value-type="float" office:value="2542036" table:style-name="ce1">
            <text:p>2542036</text:p>
          </table:table-cell>
          <table:table-cell office:value-type="float" office:value="2542838" table:style-name="ce1">
            <text:p>2542838</text:p>
          </table:table-cell>
          <table:table-cell table:style-name="ce1"/>
          <table:table-cell office:value-type="float" office:value="2545635" table:style-name="ce1">
            <text:p>2545635</text:p>
          </table:table-cell>
          <table:table-cell office:value-type="float" office:value="1948846" table:style-name="ce1">
            <text:p>1948846</text:p>
          </table:table-cell>
          <table:table-cell office:value-type="float" office:value="1950029" table:style-name="ce1">
            <text:p>1950029</text:p>
          </table:table-cell>
          <table:table-cell table:style-name="ce1"/>
          <table:table-cell office:value-type="float" office:value="1952156" table:style-name="ce1">
            <text:p>1952156</text:p>
          </table:table-cell>
          <table:table-cell office:value-type="float" office:value="2177462" table:style-name="ce1">
            <text:p>2177462</text:p>
          </table:table-cell>
          <table:table-cell office:value-type="float" office:value="2178650" table:style-name="ce1">
            <text:p>2178650</text:p>
          </table:table-cell>
          <table:table-cell table:style-name="ce1"/>
          <table:table-cell office:value-type="float" office:value="2180488" table:style-name="ce1">
            <text:p>2180488</text:p>
          </table:table-cell>
          <table:table-cell office:value-type="float" office:value="1959971" table:style-name="ce1">
            <text:p>1959971</text:p>
          </table:table-cell>
          <table:table-cell office:value-type="float" office:value="1960871" table:style-name="ce1">
            <text:p>1960871</text:p>
          </table:table-cell>
          <table:table-cell table:style-name="ce1"/>
          <table:table-cell office:value-type="float" office:value="1963096" table:style-name="ce1">
            <text:p>1963096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8_100721_M07839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26:43</text:p>
          </table:table-cell>
          <table:table-cell office:value-type="string" table:style-name="ce1">
            <text:p>2020-11-18_10:26:43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svallet</text:p>
          </table:table-cell>
          <table:table-cell office:value-type="string" table:style-name="ce1">
            <text:p>M07839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rdouz61ynYJd2H3c</text:p>
          </table:table-cell>
          <table:table-cell office:value-type="string" table:style-name="ce1">
            <text:p>https://www.testable.org/experiment/4303/294929/start?participant=M078392</text:p>
          </table:table-cell>
          <table:table-cell office:value-type="float" office:value="2440336" table:style-name="ce1">
            <text:p>2440336</text:p>
          </table:table-cell>
          <table:table-cell office:value-type="float" office:value="40.672266666666999" table:style-name="ce1">
            <text:p>40,67226667</text:p>
          </table:table-cell>
          <table:table-cell office:value-type="float" office:value="894008" table:style-name="ce1">
            <text:p>894008</text:p>
          </table:table-cell>
          <table:table-cell office:value-type="float" office:value="709510" table:style-name="ce1">
            <text:p>709510</text:p>
          </table:table-cell>
          <table:table-cell office:value-type="float" office:value="603503" table:style-name="ce1">
            <text:p>603503</text:p>
          </table:table-cell>
          <table:table-cell office:value-type="float" office:value="733262" table:style-name="ce1">
            <text:p>733262</text:p>
          </table:table-cell>
          <table:table-cell office:value-type="float" office:value="634418" table:style-name="ce1">
            <text:p>634418</text:p>
          </table:table-cell>
          <table:table-cell office:value-type="float" office:value="860866" table:style-name="ce1">
            <text:p>860866</text:p>
          </table:table-cell>
          <table:table-cell office:value-type="float" office:value="838776" table:style-name="ce1">
            <text:p>838776</text:p>
          </table:table-cell>
          <table:table-cell office:value-type="float" office:value="569900" table:style-name="ce1">
            <text:p>569900</text:p>
          </table:table-cell>
          <table:table-cell office:value-type="float" office:value="790444" table:style-name="ce1">
            <text:p>790444</text:p>
          </table:table-cell>
          <table:table-cell office:value-type="float" office:value="674462" table:style-name="ce1">
            <text:p>674462</text:p>
          </table:table-cell>
          <table:table-cell office:value-type="float" office:value="495378" table:style-name="ce1">
            <text:p>495378</text:p>
          </table:table-cell>
          <table:table-cell office:value-type="float" office:value="442654" table:style-name="ce1">
            <text:p>442654</text:p>
          </table:table-cell>
          <table:table-cell table:number-columns-repeated="192" table:style-name="ce1"/>
          <table:table-cell office:value-type="float" office:value="2000603" table:style-name="ce1">
            <text:p>2000603</text:p>
          </table:table-cell>
          <table:table-cell office:value-type="float" office:value="2002078" table:style-name="ce1">
            <text:p>2002078</text:p>
          </table:table-cell>
          <table:table-cell office:value-type="float" office:value="2004653" table:style-name="ce1">
            <text:p>2004653</text:p>
          </table:table-cell>
          <table:table-cell table:style-name="ce1"/>
          <table:table-cell office:value-type="float" office:value="1878375" table:style-name="ce1">
            <text:p>1878375</text:p>
          </table:table-cell>
          <table:table-cell office:value-type="float" office:value="1880099" table:style-name="ce1">
            <text:p>1880099</text:p>
          </table:table-cell>
          <table:table-cell table:style-name="ce1"/>
          <table:table-cell office:value-type="float" office:value="1881747" table:style-name="ce1">
            <text:p>1881747</text:p>
          </table:table-cell>
          <table:table-cell office:value-type="float" office:value="2393410" table:style-name="ce1">
            <text:p>2393410</text:p>
          </table:table-cell>
          <table:table-cell office:value-type="float" office:value="2394465" table:style-name="ce1">
            <text:p>2394465</text:p>
          </table:table-cell>
          <table:table-cell table:style-name="ce1"/>
          <table:table-cell office:value-type="float" office:value="2396463" table:style-name="ce1">
            <text:p>2396463</text:p>
          </table:table-cell>
          <table:table-cell office:value-type="float" office:value="1952785" table:style-name="ce1">
            <text:p>1952785</text:p>
          </table:table-cell>
          <table:table-cell office:value-type="float" office:value="1955376" table:style-name="ce1">
            <text:p>1955376</text:p>
          </table:table-cell>
          <table:table-cell table:style-name="ce1"/>
          <table:table-cell office:value-type="float" office:value="1959273" table:style-name="ce1">
            <text:p>1959273</text:p>
          </table:table-cell>
          <table:table-cell office:value-type="float" office:value="1971060" table:style-name="ce1">
            <text:p>1971060</text:p>
          </table:table-cell>
          <table:table-cell office:value-type="float" office:value="1972144" table:style-name="ce1">
            <text:p>1972144</text:p>
          </table:table-cell>
          <table:table-cell office:value-type="float" office:value="1975460" table:style-name="ce1">
            <text:p>1975460</text:p>
          </table:table-cell>
          <table:table-cell table:style-name="ce1"/>
          <table:table-cell office:value-type="float" office:value="2140463" table:style-name="ce1">
            <text:p>2140463</text:p>
          </table:table-cell>
          <table:table-cell office:value-type="float" office:value="2141816" table:style-name="ce1">
            <text:p>2141816</text:p>
          </table:table-cell>
          <table:table-cell table:style-name="ce1"/>
          <table:table-cell office:value-type="float" office:value="2148584" table:style-name="ce1">
            <text:p>2148584</text:p>
          </table:table-cell>
          <table:table-cell office:value-type="float" office:value="2314057" table:style-name="ce1">
            <text:p>2314057</text:p>
          </table:table-cell>
          <table:table-cell office:value-type="float" office:value="2315672" table:style-name="ce1">
            <text:p>2315672</text:p>
          </table:table-cell>
          <table:table-cell table:style-name="ce1"/>
          <table:table-cell office:value-type="float" office:value="2317845" table:style-name="ce1">
            <text:p>2317845</text:p>
          </table:table-cell>
          <table:table-cell office:value-type="float" office:value="2015291" table:style-name="ce1">
            <text:p>2015291</text:p>
          </table:table-cell>
          <table:table-cell office:value-type="float" office:value="2016814" table:style-name="ce1">
            <text:p>2016814</text:p>
          </table:table-cell>
          <table:table-cell table:style-name="ce1"/>
          <table:table-cell office:value-type="float" office:value="2022437" table:style-name="ce1">
            <text:p>2022437</text:p>
          </table:table-cell>
          <table:table-cell office:value-type="float" office:value="1692462" table:style-name="ce1">
            <text:p>1692462</text:p>
          </table:table-cell>
          <table:table-cell office:value-type="float" office:value="1695368" table:style-name="ce1">
            <text:p>1695368</text:p>
          </table:table-cell>
          <table:table-cell office:value-type="float" office:value="1700942" table:style-name="ce1">
            <text:p>1700942</text:p>
          </table:table-cell>
          <table:table-cell table:style-name="ce1"/>
          <table:table-cell office:value-type="float" office:value="2235184" table:style-name="ce1">
            <text:p>2235184</text:p>
          </table:table-cell>
          <table:table-cell office:value-type="float" office:value="2236979" table:style-name="ce1">
            <text:p>2236979</text:p>
          </table:table-cell>
          <table:table-cell table:style-name="ce1"/>
          <table:table-cell office:value-type="float" office:value="2238632" table:style-name="ce1">
            <text:p>2238632</text:p>
          </table:table-cell>
          <table:table-cell office:value-type="float" office:value="2044488" table:style-name="ce1">
            <text:p>2044488</text:p>
          </table:table-cell>
          <table:table-cell office:value-type="float" office:value="2045765" table:style-name="ce1">
            <text:p>2045765</text:p>
          </table:table-cell>
          <table:table-cell office:value-type="float" office:value="2049913" table:style-name="ce1">
            <text:p>2049913</text:p>
          </table:table-cell>
          <table:table-cell table:style-name="ce1"/>
          <table:table-cell office:value-type="float" office:value="2030289" table:style-name="ce1">
            <text:p>2030289</text:p>
          </table:table-cell>
          <table:table-cell office:value-type="float" office:value="2031653" table:style-name="ce1">
            <text:p>2031653</text:p>
          </table:table-cell>
          <table:table-cell table:style-name="ce1"/>
          <table:table-cell office:value-type="float" office:value="2037061" table:style-name="ce1">
            <text:p>2037061</text:p>
          </table:table-cell>
          <table:table-cell office:value-type="float" office:value="2165656" table:style-name="ce1">
            <text:p>2165656</text:p>
          </table:table-cell>
          <table:table-cell office:value-type="float" office:value="2167877" table:style-name="ce1">
            <text:p>2167877</text:p>
          </table:table-cell>
          <table:table-cell table:style-name="ce1"/>
          <table:table-cell office:value-type="float" office:value="2170541" table:style-name="ce1">
            <text:p>2170541</text:p>
          </table:table-cell>
          <table:table-cell office:value-type="float" office:value="2245237" table:style-name="ce1">
            <text:p>2245237</text:p>
          </table:table-cell>
          <table:table-cell office:value-type="float" office:value="2248271" table:style-name="ce1">
            <text:p>2248271</text:p>
          </table:table-cell>
          <table:table-cell table:style-name="ce1"/>
          <table:table-cell office:value-type="float" office:value="2250954" table:style-name="ce1">
            <text:p>2250954</text:p>
          </table:table-cell>
          <table:table-cell office:value-type="float" office:value="1859066" table:style-name="ce1">
            <text:p>1859066</text:p>
          </table:table-cell>
          <table:table-cell office:value-type="float" office:value="1860969" table:style-name="ce1">
            <text:p>1860969</text:p>
          </table:table-cell>
          <table:table-cell table:style-name="ce1"/>
          <table:table-cell office:value-type="float" office:value="1863281" table:style-name="ce1">
            <text:p>1863281</text:p>
          </table:table-cell>
          <table:table-cell office:value-type="float" office:value="2329177" table:style-name="ce1">
            <text:p>2329177</text:p>
          </table:table-cell>
          <table:table-cell office:value-type="float" office:value="2329879" table:style-name="ce1">
            <text:p>2329879</text:p>
          </table:table-cell>
          <table:table-cell office:value-type="float" office:value="2332999" table:style-name="ce1">
            <text:p>2332999</text:p>
          </table:table-cell>
          <table:table-cell table:style-name="ce1"/>
          <table:table-cell office:value-type="float" office:value="1748935" table:style-name="ce1">
            <text:p>1748935</text:p>
          </table:table-cell>
          <table:table-cell office:value-type="float" office:value="1750337" table:style-name="ce1">
            <text:p>1750337</text:p>
          </table:table-cell>
          <table:table-cell table:style-name="ce1"/>
          <table:table-cell office:value-type="float" office:value="1752804" table:style-name="ce1">
            <text:p>1752804</text:p>
          </table:table-cell>
          <table:table-cell office:value-type="float" office:value="1816261" table:style-name="ce1">
            <text:p>1816261</text:p>
          </table:table-cell>
          <table:table-cell office:value-type="float" office:value="1817349" table:style-name="ce1">
            <text:p>1817349</text:p>
          </table:table-cell>
          <table:table-cell office:value-type="float" office:value="1821607" table:style-name="ce1">
            <text:p>1821607</text:p>
          </table:table-cell>
          <table:table-cell table:style-name="ce1"/>
          <table:table-cell office:value-type="float" office:value="2404422" table:style-name="ce1">
            <text:p>2404422</text:p>
          </table:table-cell>
          <table:table-cell office:value-type="float" office:value="2404878" table:style-name="ce1">
            <text:p>2404878</text:p>
          </table:table-cell>
          <table:table-cell table:style-name="ce1"/>
          <table:table-cell office:value-type="float" office:value="2407680" table:style-name="ce1">
            <text:p>2407680</text:p>
          </table:table-cell>
          <table:table-cell office:value-type="float" office:value="2193703" table:style-name="ce1">
            <text:p>2193703</text:p>
          </table:table-cell>
          <table:table-cell office:value-type="float" office:value="2195008" table:style-name="ce1">
            <text:p>2195008</text:p>
          </table:table-cell>
          <table:table-cell office:value-type="float" office:value="2199560" table:style-name="ce1">
            <text:p>2199560</text:p>
          </table:table-cell>
          <table:table-cell table:style-name="ce1"/>
          <table:table-cell office:value-type="float" office:value="2287641" table:style-name="ce1">
            <text:p>2287641</text:p>
          </table:table-cell>
          <table:table-cell office:value-type="float" office:value="2289206" table:style-name="ce1">
            <text:p>2289206</text:p>
          </table:table-cell>
          <table:table-cell office:value-type="float" office:value="2291178" table:style-name="ce1">
            <text:p>2291178</text:p>
          </table:table-cell>
          <table:table-cell table:style-name="ce1"/>
          <table:table-cell office:value-type="float" office:value="2276239" table:style-name="ce1">
            <text:p>2276239</text:p>
          </table:table-cell>
          <table:table-cell office:value-type="float" office:value="2277150" table:style-name="ce1">
            <text:p>2277150</text:p>
          </table:table-cell>
          <table:table-cell office:value-type="float" office:value="2278770" table:style-name="ce1">
            <text:p>2278770</text:p>
          </table:table-cell>
          <table:table-cell table:style-name="ce1"/>
          <table:table-cell office:value-type="float" office:value="2061843" table:style-name="ce1">
            <text:p>2061843</text:p>
          </table:table-cell>
          <table:table-cell office:value-type="float" office:value="2063361" table:style-name="ce1">
            <text:p>2063361</text:p>
          </table:table-cell>
          <table:table-cell table:style-name="ce1"/>
          <table:table-cell office:value-type="float" office:value="2065979" table:style-name="ce1">
            <text:p>2065979</text:p>
          </table:table-cell>
          <table:table-cell office:value-type="float" office:value="1720598" table:style-name="ce1">
            <text:p>1720598</text:p>
          </table:table-cell>
          <table:table-cell office:value-type="float" office:value="1723399" table:style-name="ce1">
            <text:p>1723399</text:p>
          </table:table-cell>
          <table:table-cell table:style-name="ce1"/>
          <table:table-cell office:value-type="float" office:value="1728350" table:style-name="ce1">
            <text:p>1728350</text:p>
          </table:table-cell>
          <table:table-cell office:value-type="float" office:value="2178962" table:style-name="ce1">
            <text:p>2178962</text:p>
          </table:table-cell>
          <table:table-cell office:value-type="float" office:value="2180666" table:style-name="ce1">
            <text:p>2180666</text:p>
          </table:table-cell>
          <table:table-cell table:style-name="ce1"/>
          <table:table-cell office:value-type="float" office:value="2183440" table:style-name="ce1">
            <text:p>2183440</text:p>
          </table:table-cell>
          <table:table-cell office:value-type="float" office:value="1763266" table:style-name="ce1">
            <text:p>1763266</text:p>
          </table:table-cell>
          <table:table-cell office:value-type="float" office:value="1764376" table:style-name="ce1">
            <text:p>1764376</text:p>
          </table:table-cell>
          <table:table-cell office:value-type="float" office:value="1767425" table:style-name="ce1">
            <text:p>1767425</text:p>
          </table:table-cell>
          <table:table-cell table:style-name="ce1"/>
          <table:table-cell office:value-type="float" office:value="1779095" table:style-name="ce1">
            <text:p>1779095</text:p>
          </table:table-cell>
          <table:table-cell office:value-type="float" office:value="1780673" table:style-name="ce1">
            <text:p>1780673</text:p>
          </table:table-cell>
          <table:table-cell office:value-type="float" office:value="1783370" table:style-name="ce1">
            <text:p>1783370</text:p>
          </table:table-cell>
          <table:table-cell table:style-name="ce1"/>
          <table:table-cell office:value-type="float" office:value="2384142" table:style-name="ce1">
            <text:p>2384142</text:p>
          </table:table-cell>
          <table:table-cell office:value-type="float" office:value="2385411" table:style-name="ce1">
            <text:p>2385411</text:p>
          </table:table-cell>
          <table:table-cell table:style-name="ce1"/>
          <table:table-cell office:value-type="float" office:value="2387891" table:style-name="ce1">
            <text:p>2387891</text:p>
          </table:table-cell>
          <table:table-cell office:value-type="float" office:value="2076445" table:style-name="ce1">
            <text:p>2076445</text:p>
          </table:table-cell>
          <table:table-cell office:value-type="float" office:value="2078507" table:style-name="ce1">
            <text:p>2078507</text:p>
          </table:table-cell>
          <table:table-cell office:value-type="float" office:value="2081535" table:style-name="ce1">
            <text:p>2081535</text:p>
          </table:table-cell>
          <table:table-cell table:style-name="ce1"/>
          <table:table-cell office:value-type="float" office:value="1939254" table:style-name="ce1">
            <text:p>1939254</text:p>
          </table:table-cell>
          <table:table-cell office:value-type="float" office:value="1940293" table:style-name="ce1">
            <text:p>1940293</text:p>
          </table:table-cell>
          <table:table-cell table:style-name="ce1"/>
          <table:table-cell office:value-type="float" office:value="1945213" table:style-name="ce1">
            <text:p>1945213</text:p>
          </table:table-cell>
          <table:table-cell office:value-type="float" office:value="2154551" table:style-name="ce1">
            <text:p>2154551</text:p>
          </table:table-cell>
          <table:table-cell office:value-type="float" office:value="2155723" table:style-name="ce1">
            <text:p>2155723</text:p>
          </table:table-cell>
          <table:table-cell table:style-name="ce1"/>
          <table:table-cell office:value-type="float" office:value="2157407" table:style-name="ce1">
            <text:p>2157407</text:p>
          </table:table-cell>
          <table:table-cell office:value-type="float" office:value="2110885" table:style-name="ce1">
            <text:p>2110885</text:p>
          </table:table-cell>
          <table:table-cell office:value-type="float" office:value="2112140" table:style-name="ce1">
            <text:p>2112140</text:p>
          </table:table-cell>
          <table:table-cell office:value-type="float" office:value="2114115" table:style-name="ce1">
            <text:p>2114115</text:p>
          </table:table-cell>
          <table:table-cell table:style-name="ce1"/>
          <table:table-cell office:value-type="float" office:value="2218188" table:style-name="ce1">
            <text:p>2218188</text:p>
          </table:table-cell>
          <table:table-cell office:value-type="float" office:value="2220171" table:style-name="ce1">
            <text:p>2220171</text:p>
          </table:table-cell>
          <table:table-cell table:style-name="ce1"/>
          <table:table-cell office:value-type="float" office:value="2223322" table:style-name="ce1">
            <text:p>2223322</text:p>
          </table:table-cell>
          <table:table-cell office:value-type="float" office:value="2420657" table:style-name="ce1">
            <text:p>2420657</text:p>
          </table:table-cell>
          <table:table-cell office:value-type="float" office:value="2421323" table:style-name="ce1">
            <text:p>2421323</text:p>
          </table:table-cell>
          <table:table-cell office:value-type="float" office:value="2423581" table:style-name="ce1">
            <text:p>2423581</text:p>
          </table:table-cell>
          <table:table-cell table:style-name="ce1"/>
          <table:table-cell office:value-type="float" office:value="1894896" table:style-name="ce1">
            <text:p>1894896</text:p>
          </table:table-cell>
          <table:table-cell office:value-type="float" office:value="1896270" table:style-name="ce1">
            <text:p>1896270</text:p>
          </table:table-cell>
          <table:table-cell office:value-type="float" office:value="1900851" table:style-name="ce1">
            <text:p>1900851</text:p>
          </table:table-cell>
          <table:table-cell table:style-name="ce1"/>
          <table:table-cell office:value-type="float" office:value="2300585" table:style-name="ce1">
            <text:p>2300585</text:p>
          </table:table-cell>
          <table:table-cell office:value-type="float" office:value="2301910" table:style-name="ce1">
            <text:p>2301910</text:p>
          </table:table-cell>
          <table:table-cell table:style-name="ce1"/>
          <table:table-cell office:value-type="float" office:value="2305339" table:style-name="ce1">
            <text:p>2305339</text:p>
          </table:table-cell>
          <table:table-cell office:value-type="float" office:value="1794816" table:style-name="ce1">
            <text:p>1794816</text:p>
          </table:table-cell>
          <table:table-cell office:value-type="float" office:value="1796833" table:style-name="ce1">
            <text:p>1796833</text:p>
          </table:table-cell>
          <table:table-cell office:value-type="float" office:value="1799771" table:style-name="ce1">
            <text:p>1799771</text:p>
          </table:table-cell>
          <table:table-cell table:style-name="ce1"/>
          <table:table-cell office:value-type="float" office:value="1844165" table:style-name="ce1">
            <text:p>1844165</text:p>
          </table:table-cell>
          <table:table-cell office:value-type="float" office:value="1845752" table:style-name="ce1">
            <text:p>1845752</text:p>
          </table:table-cell>
          <table:table-cell office:value-type="float" office:value="1849527" table:style-name="ce1">
            <text:p>1849527</text:p>
          </table:table-cell>
          <table:table-cell table:style-name="ce1"/>
          <table:table-cell office:value-type="float" office:value="2264008" table:style-name="ce1">
            <text:p>2264008</text:p>
          </table:table-cell>
          <table:table-cell office:value-type="float" office:value="2265524" table:style-name="ce1">
            <text:p>2265524</text:p>
          </table:table-cell>
          <table:table-cell office:value-type="float" office:value="2269027" table:style-name="ce1">
            <text:p>2269027</text:p>
          </table:table-cell>
          <table:table-cell table:style-name="ce1"/>
          <table:table-cell office:value-type="float" office:value="2362964" table:style-name="ce1">
            <text:p>2362964</text:p>
          </table:table-cell>
          <table:table-cell office:value-type="float" office:value="2364278" table:style-name="ce1">
            <text:p>2364278</text:p>
          </table:table-cell>
          <table:table-cell table:style-name="ce1"/>
          <table:table-cell office:value-type="float" office:value="2370010" table:style-name="ce1">
            <text:p>2370010</text:p>
          </table:table-cell>
          <table:table-cell office:value-type="float" office:value="1830385" table:style-name="ce1">
            <text:p>1830385</text:p>
          </table:table-cell>
          <table:table-cell office:value-type="float" office:value="1830998" table:style-name="ce1">
            <text:p>1830998</text:p>
          </table:table-cell>
          <table:table-cell office:value-type="float" office:value="1833007" table:style-name="ce1">
            <text:p>1833007</text:p>
          </table:table-cell>
          <table:table-cell table:style-name="ce1"/>
          <table:table-cell office:value-type="float" office:value="2124388" table:style-name="ce1">
            <text:p>2124388</text:p>
          </table:table-cell>
          <table:table-cell office:value-type="float" office:value="2127773" table:style-name="ce1">
            <text:p>2127773</text:p>
          </table:table-cell>
          <table:table-cell office:value-type="float" office:value="2130578" table:style-name="ce1">
            <text:p>2130578</text:p>
          </table:table-cell>
          <table:table-cell table:style-name="ce1"/>
          <table:table-cell office:value-type="float" office:value="2434929" table:style-name="ce1">
            <text:p>2434929</text:p>
          </table:table-cell>
          <table:table-cell office:value-type="float" office:value="2436008" table:style-name="ce1">
            <text:p>2436008</text:p>
          </table:table-cell>
          <table:table-cell table:style-name="ce1"/>
          <table:table-cell office:value-type="float" office:value="2438180" table:style-name="ce1">
            <text:p>2438180</text:p>
          </table:table-cell>
          <table:table-cell office:value-type="float" office:value="1917946" table:style-name="ce1">
            <text:p>1917946</text:p>
          </table:table-cell>
          <table:table-cell office:value-type="float" office:value="1920144" table:style-name="ce1">
            <text:p>1920144</text:p>
          </table:table-cell>
          <table:table-cell office:value-type="float" office:value="1925082" table:style-name="ce1">
            <text:p>1925082</text:p>
          </table:table-cell>
          <table:table-cell table:style-name="ce1"/>
          <table:table-cell office:value-type="float" office:value="2343987" table:style-name="ce1">
            <text:p>2343987</text:p>
          </table:table-cell>
          <table:table-cell office:value-type="float" office:value="2345242" table:style-name="ce1">
            <text:p>2345242</text:p>
          </table:table-cell>
          <table:table-cell office:value-type="float" office:value="2346952" table:style-name="ce1">
            <text:p>2346952</text:p>
          </table:table-cell>
          <table:table-cell table:style-name="ce1"/>
          <table:table-cell office:value-type="float" office:value="1984561" table:style-name="ce1">
            <text:p>1984561</text:p>
          </table:table-cell>
          <table:table-cell office:value-type="float" office:value="1986144" table:style-name="ce1">
            <text:p>1986144</text:p>
          </table:table-cell>
          <table:table-cell office:value-type="float" office:value="1989549" table:style-name="ce1">
            <text:p>1989549</text:p>
          </table:table-cell>
          <table:table-cell table:style-name="ce1"/>
          <table:table-cell office:value-type="float" office:value="2089508" table:style-name="ce1">
            <text:p>2089508</text:p>
          </table:table-cell>
          <table:table-cell office:value-type="float" office:value="2091252" table:style-name="ce1">
            <text:p>2091252</text:p>
          </table:table-cell>
          <table:table-cell table:style-name="ce1"/>
          <table:table-cell office:value-type="float" office:value="2094892" table:style-name="ce1">
            <text:p>2094892</text:p>
          </table:table-cell>
          <table:table-cell office:value-type="float" office:value="2208789" table:style-name="ce1">
            <text:p>2208789</text:p>
          </table:table-cell>
          <table:table-cell office:value-type="float" office:value="2209914" table:style-name="ce1">
            <text:p>2209914</text:p>
          </table:table-cell>
          <table:table-cell office:value-type="float" office:value="2211559" table:style-name="ce1">
            <text:p>2211559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100933_M09410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19:09</text:p>
          </table:table-cell>
          <table:table-cell office:value-type="string" table:style-name="ce1">
            <text:p>2020-11-18_10:19:09</text:p>
          </table:table-cell>
          <table:table-cell office:value-type="float" office:value="0.89" table:style-name="ce1">
            <text:p>0,89</text:p>
          </table:table-cell>
          <table:table-cell office:value-type="string" table:style-name="ce1">
            <text:p>M094101</text:p>
          </table:table-cell>
          <table:table-cell office:value-type="string" table:style-name="ce1">
            <text:p>M09410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fyjEDOvL4c8RgzVO</text:p>
          </table:table-cell>
          <table:table-cell office:value-type="string" table:style-name="ce1">
            <text:p>https://www.testable.org/experiment/4303/294929/start?participant=M094101</text:p>
          </table:table-cell>
          <table:table-cell office:value-type="float" office:value="3025890" table:style-name="ce1">
            <text:p>3025890</text:p>
          </table:table-cell>
          <table:table-cell office:value-type="float" office:value="50.4315" table:style-name="ce1">
            <text:p>50,4315</text:p>
          </table:table-cell>
          <table:table-cell office:value-type="float" office:value="663544" table:style-name="ce1">
            <text:p>663544</text:p>
          </table:table-cell>
          <table:table-cell office:value-type="float" office:value="605336" table:style-name="ce1">
            <text:p>605336</text:p>
          </table:table-cell>
          <table:table-cell office:value-type="float" office:value="802240" table:style-name="ce1">
            <text:p>802240</text:p>
          </table:table-cell>
          <table:table-cell office:value-type="float" office:value="439217" table:style-name="ce1">
            <text:p>439217</text:p>
          </table:table-cell>
          <table:table-cell office:value-type="float" office:value="702329" table:style-name="ce1">
            <text:p>702329</text:p>
          </table:table-cell>
          <table:table-cell office:value-type="float" office:value="631456" table:style-name="ce1">
            <text:p>631456</text:p>
          </table:table-cell>
          <table:table-cell office:value-type="float" office:value="543601" table:style-name="ce1">
            <text:p>543601</text:p>
          </table:table-cell>
          <table:table-cell office:value-type="float" office:value="322515" table:style-name="ce1">
            <text:p>322515</text:p>
          </table:table-cell>
          <table:table-cell office:value-type="float" office:value="385313" table:style-name="ce1">
            <text:p>385313</text:p>
          </table:table-cell>
          <table:table-cell office:value-type="float" office:value="901344" table:style-name="ce1">
            <text:p>901344</text:p>
          </table:table-cell>
          <table:table-cell office:value-type="float" office:value="759960" table:style-name="ce1">
            <text:p>759960</text:p>
          </table:table-cell>
          <table:table-cell office:value-type="float" office:value="485745" table:style-name="ce1">
            <text:p>485745</text:p>
          </table:table-cell>
          <table:table-cell table:number-columns-repeated="192" table:style-name="ce1"/>
          <table:table-cell office:value-type="float" office:value="2414996" table:style-name="ce1">
            <text:p>2414996</text:p>
          </table:table-cell>
          <table:table-cell office:value-type="float" office:value="2415895" table:style-name="ce1">
            <text:p>2415895</text:p>
          </table:table-cell>
          <table:table-cell table:style-name="ce1"/>
          <table:table-cell office:value-type="float" office:value="2417767" table:style-name="ce1">
            <text:p>2417767</text:p>
          </table:table-cell>
          <table:table-cell office:value-type="float" office:value="2683925" table:style-name="ce1">
            <text:p>2683925</text:p>
          </table:table-cell>
          <table:table-cell office:value-type="float" office:value="2684598" table:style-name="ce1">
            <text:p>2684598</text:p>
          </table:table-cell>
          <table:table-cell table:style-name="ce1"/>
          <table:table-cell office:value-type="float" office:value="2686542" table:style-name="ce1">
            <text:p>2686542</text:p>
          </table:table-cell>
          <table:table-cell office:value-type="float" office:value="2741210" table:style-name="ce1">
            <text:p>2741210</text:p>
          </table:table-cell>
          <table:table-cell office:value-type="float" office:value="2741846" table:style-name="ce1">
            <text:p>2741846</text:p>
          </table:table-cell>
          <table:table-cell table:style-name="ce1"/>
          <table:table-cell office:value-type="float" office:value="2743438" table:style-name="ce1">
            <text:p>2743438</text:p>
          </table:table-cell>
          <table:table-cell office:value-type="float" office:value="2851842" table:style-name="ce1">
            <text:p>2851842</text:p>
          </table:table-cell>
          <table:table-cell office:value-type="float" office:value="2852446" table:style-name="ce1">
            <text:p>2852446</text:p>
          </table:table-cell>
          <table:table-cell table:style-name="ce1"/>
          <table:table-cell office:value-type="float" office:value="2854910" table:style-name="ce1">
            <text:p>2854910</text:p>
          </table:table-cell>
          <table:table-cell office:value-type="float" office:value="2387076" table:style-name="ce1">
            <text:p>2387076</text:p>
          </table:table-cell>
          <table:table-cell office:value-type="float" office:value="2387966" table:style-name="ce1">
            <text:p>2387966</text:p>
          </table:table-cell>
          <table:table-cell table:style-name="ce1"/>
          <table:table-cell office:value-type="float" office:value="2389822" table:style-name="ce1">
            <text:p>2389822</text:p>
          </table:table-cell>
          <table:table-cell office:value-type="float" office:value="2460939" table:style-name="ce1">
            <text:p>2460939</text:p>
          </table:table-cell>
          <table:table-cell office:value-type="float" office:value="2461783" table:style-name="ce1">
            <text:p>2461783</text:p>
          </table:table-cell>
          <table:table-cell table:style-name="ce1"/>
          <table:table-cell office:value-type="float" office:value="2463582" table:style-name="ce1">
            <text:p>2463582</text:p>
          </table:table-cell>
          <table:table-cell office:value-type="float" office:value="2892923" table:style-name="ce1">
            <text:p>2892923</text:p>
          </table:table-cell>
          <table:table-cell office:value-type="float" office:value="2893414" table:style-name="ce1">
            <text:p>2893414</text:p>
          </table:table-cell>
          <table:table-cell table:style-name="ce1"/>
          <table:table-cell office:value-type="float" office:value="2895894" table:style-name="ce1">
            <text:p>2895894</text:p>
          </table:table-cell>
          <table:table-cell office:value-type="float" office:value="2765291" table:style-name="ce1">
            <text:p>2765291</text:p>
          </table:table-cell>
          <table:table-cell office:value-type="float" office:value="2765782" table:style-name="ce1">
            <text:p>2765782</text:p>
          </table:table-cell>
          <table:table-cell table:style-name="ce1"/>
          <table:table-cell office:value-type="float" office:value="2767302" table:style-name="ce1">
            <text:p>2767302</text:p>
          </table:table-cell>
          <table:table-cell office:value-type="float" office:value="2669483" table:style-name="ce1">
            <text:p>2669483</text:p>
          </table:table-cell>
          <table:table-cell office:value-type="float" office:value="2670262" table:style-name="ce1">
            <text:p>2670262</text:p>
          </table:table-cell>
          <table:table-cell table:style-name="ce1"/>
          <table:table-cell office:value-type="float" office:value="2671967" table:style-name="ce1">
            <text:p>2671967</text:p>
          </table:table-cell>
          <table:table-cell office:value-type="float" office:value="2400250" table:style-name="ce1">
            <text:p>2400250</text:p>
          </table:table-cell>
          <table:table-cell office:value-type="float" office:value="2401519" table:style-name="ce1">
            <text:p>2401519</text:p>
          </table:table-cell>
          <table:table-cell table:style-name="ce1"/>
          <table:table-cell office:value-type="float" office:value="2403631" table:style-name="ce1">
            <text:p>2403631</text:p>
          </table:table-cell>
          <table:table-cell office:value-type="float" office:value="2791979" table:style-name="ce1">
            <text:p>2791979</text:p>
          </table:table-cell>
          <table:table-cell office:value-type="float" office:value="2796126" table:style-name="ce1">
            <text:p>2796126</text:p>
          </table:table-cell>
          <table:table-cell table:style-name="ce1"/>
          <table:table-cell office:value-type="float" office:value="2797855" table:style-name="ce1">
            <text:p>2797855</text:p>
          </table:table-cell>
          <table:table-cell office:value-type="float" office:value="2529475" table:style-name="ce1">
            <text:p>2529475</text:p>
          </table:table-cell>
          <table:table-cell office:value-type="float" office:value="2530262" table:style-name="ce1">
            <text:p>2530262</text:p>
          </table:table-cell>
          <table:table-cell table:style-name="ce1"/>
          <table:table-cell office:value-type="float" office:value="2534479" table:style-name="ce1">
            <text:p>2534479</text:p>
          </table:table-cell>
          <table:table-cell office:value-type="float" office:value="2732691" table:style-name="ce1">
            <text:p>2732691</text:p>
          </table:table-cell>
          <table:table-cell office:value-type="float" office:value="2733132" table:style-name="ce1">
            <text:p>2733132</text:p>
          </table:table-cell>
          <table:table-cell table:style-name="ce1"/>
          <table:table-cell office:value-type="float" office:value="2734694" table:style-name="ce1">
            <text:p>2734694</text:p>
          </table:table-cell>
          <table:table-cell office:value-type="float" office:value="3008841" table:style-name="ce1">
            <text:p>3008841</text:p>
          </table:table-cell>
          <table:table-cell office:value-type="float" office:value="3009399" table:style-name="ce1">
            <text:p>3009399</text:p>
          </table:table-cell>
          <table:table-cell table:style-name="ce1"/>
          <table:table-cell office:value-type="float" office:value="3011030" table:style-name="ce1">
            <text:p>3011030</text:p>
          </table:table-cell>
          <table:table-cell office:value-type="float" office:value="2996402" table:style-name="ce1">
            <text:p>2996402</text:p>
          </table:table-cell>
          <table:table-cell office:value-type="float" office:value="2997030" table:style-name="ce1">
            <text:p>2997030</text:p>
          </table:table-cell>
          <table:table-cell table:style-name="ce1"/>
          <table:table-cell office:value-type="float" office:value="2998830" table:style-name="ce1">
            <text:p>2998830</text:p>
          </table:table-cell>
          <table:table-cell office:value-type="float" office:value="2811526" table:style-name="ce1">
            <text:p>2811526</text:p>
          </table:table-cell>
          <table:table-cell office:value-type="float" office:value="2812239" table:style-name="ce1">
            <text:p>2812239</text:p>
          </table:table-cell>
          <table:table-cell table:style-name="ce1"/>
          <table:table-cell office:value-type="float" office:value="2813702" table:style-name="ce1">
            <text:p>2813702</text:p>
          </table:table-cell>
          <table:table-cell office:value-type="float" office:value="2877861" table:style-name="ce1">
            <text:p>2877861</text:p>
          </table:table-cell>
          <table:table-cell office:value-type="float" office:value="2878607" table:style-name="ce1">
            <text:p>2878607</text:p>
          </table:table-cell>
          <table:table-cell table:style-name="ce1"/>
          <table:table-cell office:value-type="float" office:value="2880110" table:style-name="ce1">
            <text:p>2880110</text:p>
          </table:table-cell>
          <table:table-cell office:value-type="float" office:value="2286909" table:style-name="ce1">
            <text:p>2286909</text:p>
          </table:table-cell>
          <table:table-cell office:value-type="float" office:value="2288543" table:style-name="ce1">
            <text:p>2288543</text:p>
          </table:table-cell>
          <table:table-cell table:style-name="ce1"/>
          <table:table-cell office:value-type="float" office:value="2290135" table:style-name="ce1">
            <text:p>2290135</text:p>
          </table:table-cell>
          <table:table-cell office:value-type="float" office:value="2575515" table:style-name="ce1">
            <text:p>2575515</text:p>
          </table:table-cell>
          <table:table-cell office:value-type="float" office:value="2576198" table:style-name="ce1">
            <text:p>2576198</text:p>
          </table:table-cell>
          <table:table-cell table:style-name="ce1"/>
          <table:table-cell office:value-type="float" office:value="2578718" table:style-name="ce1">
            <text:p>2578718</text:p>
          </table:table-cell>
          <table:table-cell office:value-type="float" office:value="2491820" table:style-name="ce1">
            <text:p>2491820</text:p>
          </table:table-cell>
          <table:table-cell office:value-type="float" office:value="2493734" table:style-name="ce1">
            <text:p>2493734</text:p>
          </table:table-cell>
          <table:table-cell table:style-name="ce1"/>
          <table:table-cell office:value-type="float" office:value="2495590" table:style-name="ce1">
            <text:p>2495590</text:p>
          </table:table-cell>
          <table:table-cell office:value-type="float" office:value="2931781" table:style-name="ce1">
            <text:p>2931781</text:p>
          </table:table-cell>
          <table:table-cell office:value-type="float" office:value="2932462" table:style-name="ce1">
            <text:p>2932462</text:p>
          </table:table-cell>
          <table:table-cell table:style-name="ce1"/>
          <table:table-cell office:value-type="float" office:value="2935607" table:style-name="ce1">
            <text:p>2935607</text:p>
          </table:table-cell>
          <table:table-cell office:value-type="float" office:value="2632203" table:style-name="ce1">
            <text:p>2632203</text:p>
          </table:table-cell>
          <table:table-cell office:value-type="float" office:value="2633047" table:style-name="ce1">
            <text:p>2633047</text:p>
          </table:table-cell>
          <table:table-cell table:style-name="ce1"/>
          <table:table-cell office:value-type="float" office:value="2634822" table:style-name="ce1">
            <text:p>2634822</text:p>
          </table:table-cell>
          <table:table-cell office:value-type="float" office:value="2841066" table:style-name="ce1">
            <text:p>2841066</text:p>
          </table:table-cell>
          <table:table-cell office:value-type="float" office:value="2841838" table:style-name="ce1">
            <text:p>2841838</text:p>
          </table:table-cell>
          <table:table-cell table:style-name="ce1"/>
          <table:table-cell office:value-type="float" office:value="2843990" table:style-name="ce1">
            <text:p>2843990</text:p>
          </table:table-cell>
          <table:table-cell office:value-type="float" office:value="2980410" table:style-name="ce1">
            <text:p>2980410</text:p>
          </table:table-cell>
          <table:table-cell office:value-type="float" office:value="2981462" table:style-name="ce1">
            <text:p>2981462</text:p>
          </table:table-cell>
          <table:table-cell table:style-name="ce1"/>
          <table:table-cell office:value-type="float" office:value="2986454" table:style-name="ce1">
            <text:p>2986454</text:p>
          </table:table-cell>
          <table:table-cell office:value-type="float" office:value="2443950" table:style-name="ce1">
            <text:p>2443950</text:p>
          </table:table-cell>
          <table:table-cell office:value-type="float" office:value="2444774" table:style-name="ce1">
            <text:p>2444774</text:p>
          </table:table-cell>
          <table:table-cell table:style-name="ce1"/>
          <table:table-cell office:value-type="float" office:value="2446582" table:style-name="ce1">
            <text:p>2446582</text:p>
          </table:table-cell>
          <table:table-cell office:value-type="float" office:value="2642042" table:style-name="ce1">
            <text:p>2642042</text:p>
          </table:table-cell>
          <table:table-cell office:value-type="float" office:value="2643214" table:style-name="ce1">
            <text:p>2643214</text:p>
          </table:table-cell>
          <table:table-cell table:style-name="ce1"/>
          <table:table-cell office:value-type="float" office:value="2645047" table:style-name="ce1">
            <text:p>2645047</text:p>
          </table:table-cell>
          <table:table-cell office:value-type="float" office:value="2659275" table:style-name="ce1">
            <text:p>2659275</text:p>
          </table:table-cell>
          <table:table-cell office:value-type="float" office:value="2660086" table:style-name="ce1">
            <text:p>2660086</text:p>
          </table:table-cell>
          <table:table-cell table:style-name="ce1"/>
          <table:table-cell office:value-type="float" office:value="2661486" table:style-name="ce1">
            <text:p>2661486</text:p>
          </table:table-cell>
          <table:table-cell office:value-type="float" office:value="2777123" table:style-name="ce1">
            <text:p>2777123</text:p>
          </table:table-cell>
          <table:table-cell office:value-type="float" office:value="2778566" table:style-name="ce1">
            <text:p>2778566</text:p>
          </table:table-cell>
          <table:table-cell table:style-name="ce1"/>
          <table:table-cell office:value-type="float" office:value="2780286" table:style-name="ce1">
            <text:p>2780286</text:p>
          </table:table-cell>
          <table:table-cell office:value-type="float" office:value="2907531" table:style-name="ce1">
            <text:p>2907531</text:p>
          </table:table-cell>
          <table:table-cell office:value-type="float" office:value="2908102" table:style-name="ce1">
            <text:p>2908102</text:p>
          </table:table-cell>
          <table:table-cell table:style-name="ce1"/>
          <table:table-cell office:value-type="float" office:value="2909678" table:style-name="ce1">
            <text:p>2909678</text:p>
          </table:table-cell>
          <table:table-cell office:value-type="float" office:value="2326491" table:style-name="ce1">
            <text:p>2326491</text:p>
          </table:table-cell>
          <table:table-cell office:value-type="float" office:value="2327903" table:style-name="ce1">
            <text:p>2327903</text:p>
          </table:table-cell>
          <table:table-cell table:style-name="ce1"/>
          <table:table-cell office:value-type="float" office:value="2329527" table:style-name="ce1">
            <text:p>2329527</text:p>
          </table:table-cell>
          <table:table-cell office:value-type="float" office:value="2965778" table:style-name="ce1">
            <text:p>2965778</text:p>
          </table:table-cell>
          <table:table-cell office:value-type="float" office:value="2966422" table:style-name="ce1">
            <text:p>2966422</text:p>
          </table:table-cell>
          <table:table-cell table:style-name="ce1"/>
          <table:table-cell office:value-type="float" office:value="2968878" table:style-name="ce1">
            <text:p>2968878</text:p>
          </table:table-cell>
          <table:table-cell office:value-type="float" office:value="2548771" table:style-name="ce1">
            <text:p>2548771</text:p>
          </table:table-cell>
          <table:table-cell office:value-type="float" office:value="2549566" table:style-name="ce1">
            <text:p>2549566</text:p>
          </table:table-cell>
          <table:table-cell table:style-name="ce1"/>
          <table:table-cell office:value-type="float" office:value="2551342" table:style-name="ce1">
            <text:p>2551342</text:p>
          </table:table-cell>
          <table:table-cell office:value-type="float" office:value="2562075" table:style-name="ce1">
            <text:p>2562075</text:p>
          </table:table-cell>
          <table:table-cell office:value-type="float" office:value="2563167" table:style-name="ce1">
            <text:p>2563167</text:p>
          </table:table-cell>
          <table:table-cell table:style-name="ce1"/>
          <table:table-cell office:value-type="float" office:value="2564862" table:style-name="ce1">
            <text:p>2564862</text:p>
          </table:table-cell>
          <table:table-cell office:value-type="float" office:value="2698259" table:style-name="ce1">
            <text:p>2698259</text:p>
          </table:table-cell>
          <table:table-cell office:value-type="float" office:value="2700566" table:style-name="ce1">
            <text:p>2700566</text:p>
          </table:table-cell>
          <table:table-cell table:style-name="ce1"/>
          <table:table-cell office:value-type="float" office:value="2702518" table:style-name="ce1">
            <text:p>2702518</text:p>
          </table:table-cell>
          <table:table-cell office:value-type="float" office:value="2432444" table:style-name="ce1">
            <text:p>2432444</text:p>
          </table:table-cell>
          <table:table-cell office:value-type="float" office:value="2433030" table:style-name="ce1">
            <text:p>2433030</text:p>
          </table:table-cell>
          <table:table-cell table:style-name="ce1"/>
          <table:table-cell office:value-type="float" office:value="2434886" table:style-name="ce1">
            <text:p>2434886</text:p>
          </table:table-cell>
          <table:table-cell office:value-type="float" office:value="2825651" table:style-name="ce1">
            <text:p>2825651</text:p>
          </table:table-cell>
          <table:table-cell office:value-type="float" office:value="2826231" table:style-name="ce1">
            <text:p>2826231</text:p>
          </table:table-cell>
          <table:table-cell table:style-name="ce1"/>
          <table:table-cell office:value-type="float" office:value="2827726" table:style-name="ce1">
            <text:p>2827726</text:p>
          </table:table-cell>
          <table:table-cell office:value-type="float" office:value="2474748" table:style-name="ce1">
            <text:p>2474748</text:p>
          </table:table-cell>
          <table:table-cell office:value-type="float" office:value="2475278" table:style-name="ce1">
            <text:p>2475278</text:p>
          </table:table-cell>
          <table:table-cell table:style-name="ce1"/>
          <table:table-cell office:value-type="float" office:value="2476982" table:style-name="ce1">
            <text:p>2476982</text:p>
          </table:table-cell>
          <table:table-cell office:value-type="float" office:value="2586782" table:style-name="ce1">
            <text:p>2586782</text:p>
          </table:table-cell>
          <table:table-cell office:value-type="float" office:value="2587343" table:style-name="ce1">
            <text:p>2587343</text:p>
          </table:table-cell>
          <table:table-cell table:style-name="ce1"/>
          <table:table-cell office:value-type="float" office:value="2589030" table:style-name="ce1">
            <text:p>2589030</text:p>
          </table:table-cell>
          <table:table-cell office:value-type="float" office:value="2920146" table:style-name="ce1">
            <text:p>2920146</text:p>
          </table:table-cell>
          <table:table-cell office:value-type="float" office:value="2920718" table:style-name="ce1">
            <text:p>2920718</text:p>
          </table:table-cell>
          <table:table-cell table:style-name="ce1"/>
          <table:table-cell office:value-type="float" office:value="2922198" table:style-name="ce1">
            <text:p>2922198</text:p>
          </table:table-cell>
          <table:table-cell office:value-type="float" office:value="2346270" table:style-name="ce1">
            <text:p>2346270</text:p>
          </table:table-cell>
          <table:table-cell office:value-type="float" office:value="2347319" table:style-name="ce1">
            <text:p>2347319</text:p>
          </table:table-cell>
          <table:table-cell table:style-name="ce1"/>
          <table:table-cell office:value-type="float" office:value="2349791" table:style-name="ce1">
            <text:p>2349791</text:p>
          </table:table-cell>
          <table:table-cell office:value-type="float" office:value="2864954" table:style-name="ce1">
            <text:p>2864954</text:p>
          </table:table-cell>
          <table:table-cell office:value-type="float" office:value="2866166" table:style-name="ce1">
            <text:p>2866166</text:p>
          </table:table-cell>
          <table:table-cell table:style-name="ce1"/>
          <table:table-cell office:value-type="float" office:value="2868390" table:style-name="ce1">
            <text:p>2868390</text:p>
          </table:table-cell>
          <table:table-cell office:value-type="float" office:value="2752483" table:style-name="ce1">
            <text:p>2752483</text:p>
          </table:table-cell>
          <table:table-cell office:value-type="float" office:value="2753126" table:style-name="ce1">
            <text:p>2753126</text:p>
          </table:table-cell>
          <table:table-cell table:style-name="ce1"/>
          <table:table-cell office:value-type="float" office:value="2754550" table:style-name="ce1">
            <text:p>2754550</text:p>
          </table:table-cell>
          <table:table-cell office:value-type="float" office:value="3019563" table:style-name="ce1">
            <text:p>3019563</text:p>
          </table:table-cell>
          <table:table-cell office:value-type="float" office:value="3021310" table:style-name="ce1">
            <text:p>3021310</text:p>
          </table:table-cell>
          <table:table-cell table:style-name="ce1"/>
          <table:table-cell office:value-type="float" office:value="3023614" table:style-name="ce1">
            <text:p>3023614</text:p>
          </table:table-cell>
          <table:table-cell office:value-type="float" office:value="2617483" table:style-name="ce1">
            <text:p>2617483</text:p>
          </table:table-cell>
          <table:table-cell office:value-type="float" office:value="2618303" table:style-name="ce1">
            <text:p>2618303</text:p>
          </table:table-cell>
          <table:table-cell table:style-name="ce1"/>
          <table:table-cell office:value-type="float" office:value="2619718" table:style-name="ce1">
            <text:p>2619718</text:p>
          </table:table-cell>
          <table:table-cell office:value-type="float" office:value="2945723" table:style-name="ce1">
            <text:p>2945723</text:p>
          </table:table-cell>
          <table:table-cell office:value-type="float" office:value="2947478" table:style-name="ce1">
            <text:p>2947478</text:p>
          </table:table-cell>
          <table:table-cell table:style-name="ce1"/>
          <table:table-cell office:value-type="float" office:value="2952534" table:style-name="ce1">
            <text:p>2952534</text:p>
          </table:table-cell>
          <table:table-cell office:value-type="float" office:value="2709915" table:style-name="ce1">
            <text:p>2709915</text:p>
          </table:table-cell>
          <table:table-cell office:value-type="float" office:value="2710599" table:style-name="ce1">
            <text:p>2710599</text:p>
          </table:table-cell>
          <table:table-cell table:style-name="ce1"/>
          <table:table-cell office:value-type="float" office:value="2712135" table:style-name="ce1">
            <text:p>2712135</text:p>
          </table:table-cell>
          <table:table-cell office:value-type="float" office:value="2373453" table:style-name="ce1">
            <text:p>2373453</text:p>
          </table:table-cell>
          <table:table-cell office:value-type="float" office:value="2374256" table:style-name="ce1">
            <text:p>2374256</text:p>
          </table:table-cell>
          <table:table-cell table:style-name="ce1"/>
          <table:table-cell office:value-type="float" office:value="2375966" table:style-name="ce1">
            <text:p>2375966</text:p>
          </table:table-cell>
          <table:table-cell office:value-type="float" office:value="2508191" table:style-name="ce1">
            <text:p>2508191</text:p>
          </table:table-cell>
          <table:table-cell office:value-type="float" office:value="2509327" table:style-name="ce1">
            <text:p>2509327</text:p>
          </table:table-cell>
          <table:table-cell table:style-name="ce1"/>
          <table:table-cell office:value-type="float" office:value="2514998" table:style-name="ce1">
            <text:p>2514998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8_101355_M09188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31:45</text:p>
          </table:table-cell>
          <table:table-cell office:value-type="string" table:style-name="ce1">
            <text:p>2020-11-18_10:31:4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091885</text:p>
          </table:table-cell>
          <table:table-cell office:value-type="string" table:style-name="ce1">
            <text:p>M09188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qSNzYfCIEx92JhN</text:p>
          </table:table-cell>
          <table:table-cell office:value-type="string" table:style-name="ce1">
            <text:p>https://www.testable.org/experiment/4303/294929/start?participant=M091885</text:p>
          </table:table-cell>
          <table:table-cell office:value-type="float" office:value="2532918" table:style-name="ce1">
            <text:p>2532918</text:p>
          </table:table-cell>
          <table:table-cell office:value-type="float" office:value="42.215299999999999" table:style-name="ce1">
            <text:p>42,2153</text:p>
          </table:table-cell>
          <table:table-cell office:value-type="float" office:value="552149" table:style-name="ce1">
            <text:p>552149</text:p>
          </table:table-cell>
          <table:table-cell office:value-type="float" office:value="865918" table:style-name="ce1">
            <text:p>865918</text:p>
          </table:table-cell>
          <table:table-cell office:value-type="float" office:value="959040" table:style-name="ce1">
            <text:p>959040</text:p>
          </table:table-cell>
          <table:table-cell office:value-type="float" office:value="613252" table:style-name="ce1">
            <text:p>613252</text:p>
          </table:table-cell>
          <table:table-cell office:value-type="float" office:value="781613" table:style-name="ce1">
            <text:p>781613</text:p>
          </table:table-cell>
          <table:table-cell office:value-type="float" office:value="990050" table:style-name="ce1">
            <text:p>990050</text:p>
          </table:table-cell>
          <table:table-cell office:value-type="float" office:value="732689" table:style-name="ce1">
            <text:p>732689</text:p>
          </table:table-cell>
          <table:table-cell office:value-type="float" office:value="914766" table:style-name="ce1">
            <text:p>914766</text:p>
          </table:table-cell>
          <table:table-cell office:value-type="float" office:value="672956" table:style-name="ce1">
            <text:p>672956</text:p>
          </table:table-cell>
          <table:table-cell office:value-type="float" office:value="509067" table:style-name="ce1">
            <text:p>509067</text:p>
          </table:table-cell>
          <table:table-cell office:value-type="float" office:value="428552" table:style-name="ce1">
            <text:p>428552</text:p>
          </table:table-cell>
          <table:table-cell office:value-type="float" office:value="831655" table:style-name="ce1">
            <text:p>831655</text:p>
          </table:table-cell>
          <table:table-cell office:value-type="float" office:value="2135390" table:style-name="ce1">
            <text:p>2135390</text:p>
          </table:table-cell>
          <table:table-cell office:value-type="float" office:value="2137867" table:style-name="ce1">
            <text:p>2137867</text:p>
          </table:table-cell>
          <table:table-cell table:style-name="ce1"/>
          <table:table-cell office:value-type="float" office:value="2140910" table:style-name="ce1">
            <text:p>2140910</text:p>
          </table:table-cell>
          <table:table-cell office:value-type="float" office:value="2054600" table:style-name="ce1">
            <text:p>2054600</text:p>
          </table:table-cell>
          <table:table-cell office:value-type="float" office:value="2056081" table:style-name="ce1">
            <text:p>2056081</text:p>
          </table:table-cell>
          <table:table-cell office:value-type="float" office:value="2059084" table:style-name="ce1">
            <text:p>2059084</text:p>
          </table:table-cell>
          <table:table-cell table:style-name="ce1"/>
          <table:table-cell office:value-type="float" office:value="2368987" table:style-name="ce1">
            <text:p>2368987</text:p>
          </table:table-cell>
          <table:table-cell office:value-type="float" office:value="2371050" table:style-name="ce1">
            <text:p>2371050</text:p>
          </table:table-cell>
          <table:table-cell office:value-type="float" office:value="2373763" table:style-name="ce1">
            <text:p>2373763</text:p>
          </table:table-cell>
          <table:table-cell table:style-name="ce1"/>
          <table:table-cell office:value-type="float" office:value="2392086" table:style-name="ce1">
            <text:p>2392086</text:p>
          </table:table-cell>
          <table:table-cell office:value-type="float" office:value="2393764" table:style-name="ce1">
            <text:p>2393764</text:p>
          </table:table-cell>
          <table:table-cell office:value-type="float" office:value="2396091" table:style-name="ce1">
            <text:p>2396091</text:p>
          </table:table-cell>
          <table:table-cell table:style-name="ce1"/>
          <table:table-cell office:value-type="float" office:value="2379513" table:style-name="ce1">
            <text:p>2379513</text:p>
          </table:table-cell>
          <table:table-cell office:value-type="float" office:value="2380258" table:style-name="ce1">
            <text:p>2380258</text:p>
          </table:table-cell>
          <table:table-cell office:value-type="float" office:value="2382906" table:style-name="ce1">
            <text:p>2382906</text:p>
          </table:table-cell>
          <table:table-cell table:style-name="ce1"/>
          <table:table-cell office:value-type="float" office:value="2519884" table:style-name="ce1">
            <text:p>2519884</text:p>
          </table:table-cell>
          <table:table-cell office:value-type="float" office:value="2524417" table:style-name="ce1">
            <text:p>2524417</text:p>
          </table:table-cell>
          <table:table-cell office:value-type="float" office:value="2528688" table:style-name="ce1">
            <text:p>2528688</text:p>
          </table:table-cell>
          <table:table-cell table:style-name="ce1"/>
          <table:table-cell office:value-type="float" office:value="2119540" table:style-name="ce1">
            <text:p>2119540</text:p>
          </table:table-cell>
          <table:table-cell office:value-type="float" office:value="2121948" table:style-name="ce1">
            <text:p>2121948</text:p>
          </table:table-cell>
          <table:table-cell office:value-type="float" office:value="2124598" table:style-name="ce1">
            <text:p>2124598</text:p>
          </table:table-cell>
          <table:table-cell table:style-name="ce1"/>
          <table:table-cell office:value-type="float" office:value="2025980" table:style-name="ce1">
            <text:p>2025980</text:p>
          </table:table-cell>
          <table:table-cell office:value-type="float" office:value="2028272" table:style-name="ce1">
            <text:p>2028272</text:p>
          </table:table-cell>
          <table:table-cell office:value-type="float" office:value="2031444" table:style-name="ce1">
            <text:p>2031444</text:p>
          </table:table-cell>
          <table:table-cell table:style-name="ce1"/>
          <table:table-cell office:value-type="float" office:value="2451048" table:style-name="ce1">
            <text:p>2451048</text:p>
          </table:table-cell>
          <table:table-cell office:value-type="float" office:value="2452438" table:style-name="ce1">
            <text:p>2452438</text:p>
          </table:table-cell>
          <table:table-cell office:value-type="float" office:value="2455041" table:style-name="ce1">
            <text:p>2455041</text:p>
          </table:table-cell>
          <table:table-cell table:style-name="ce1"/>
          <table:table-cell office:value-type="float" office:value="1902273" table:style-name="ce1">
            <text:p>1902273</text:p>
          </table:table-cell>
          <table:table-cell office:value-type="float" office:value="1905227" table:style-name="ce1">
            <text:p>1905227</text:p>
          </table:table-cell>
          <table:table-cell office:value-type="float" office:value="1910773" table:style-name="ce1">
            <text:p>1910773</text:p>
          </table:table-cell>
          <table:table-cell table:style-name="ce1"/>
          <table:table-cell office:value-type="float" office:value="2504070" table:style-name="ce1">
            <text:p>2504070</text:p>
          </table:table-cell>
          <table:table-cell office:value-type="float" office:value="2505892" table:style-name="ce1">
            <text:p>2505892</text:p>
          </table:table-cell>
          <table:table-cell table:style-name="ce1"/>
          <table:table-cell office:value-type="float" office:value="2509004" table:style-name="ce1">
            <text:p>2509004</text:p>
          </table:table-cell>
          <table:table-cell office:value-type="float" office:value="1827054" table:style-name="ce1">
            <text:p>1827054</text:p>
          </table:table-cell>
          <table:table-cell office:value-type="float" office:value="1828544" table:style-name="ce1">
            <text:p>1828544</text:p>
          </table:table-cell>
          <table:table-cell table:style-name="ce1"/>
          <table:table-cell office:value-type="float" office:value="1832092" table:style-name="ce1">
            <text:p>1832092</text:p>
          </table:table-cell>
          <table:table-cell office:value-type="float" office:value="1756130" table:style-name="ce1">
            <text:p>1756130</text:p>
          </table:table-cell>
          <table:table-cell office:value-type="float" office:value="1758133" table:style-name="ce1">
            <text:p>1758133</text:p>
          </table:table-cell>
          <table:table-cell office:value-type="float" office:value="1761489" table:style-name="ce1">
            <text:p>1761489</text:p>
          </table:table-cell>
          <table:table-cell table:style-name="ce1"/>
          <table:table-cell office:value-type="float" office:value="2474346" table:style-name="ce1">
            <text:p>2474346</text:p>
          </table:table-cell>
          <table:table-cell office:value-type="float" office:value="2476025" table:style-name="ce1">
            <text:p>2476025</text:p>
          </table:table-cell>
          <table:table-cell office:value-type="float" office:value="2478271" table:style-name="ce1">
            <text:p>2478271</text:p>
          </table:table-cell>
          <table:table-cell table:style-name="ce1"/>
          <table:table-cell office:value-type="float" office:value="2404528" table:style-name="ce1">
            <text:p>2404528</text:p>
          </table:table-cell>
          <table:table-cell office:value-type="float" office:value="2406042" table:style-name="ce1">
            <text:p>2406042</text:p>
          </table:table-cell>
          <table:table-cell office:value-type="float" office:value="2408584" table:style-name="ce1">
            <text:p>2408584</text:p>
          </table:table-cell>
          <table:table-cell table:style-name="ce1"/>
          <table:table-cell office:value-type="float" office:value="2187198" table:style-name="ce1">
            <text:p>2187198</text:p>
          </table:table-cell>
          <table:table-cell office:value-type="float" office:value="2188674" table:style-name="ce1">
            <text:p>2188674</text:p>
          </table:table-cell>
          <table:table-cell office:value-type="float" office:value="2192391" table:style-name="ce1">
            <text:p>2192391</text:p>
          </table:table-cell>
          <table:table-cell table:style-name="ce1"/>
          <table:table-cell office:value-type="float" office:value="2491858" table:style-name="ce1">
            <text:p>2491858</text:p>
          </table:table-cell>
          <table:table-cell office:value-type="float" office:value="2493224" table:style-name="ce1">
            <text:p>2493224</text:p>
          </table:table-cell>
          <table:table-cell office:value-type="float" office:value="2495396" table:style-name="ce1">
            <text:p>2495396</text:p>
          </table:table-cell>
          <table:table-cell table:style-name="ce1"/>
          <table:table-cell office:value-type="float" office:value="2483617" table:style-name="ce1">
            <text:p>2483617</text:p>
          </table:table-cell>
          <table:table-cell office:value-type="float" office:value="2484799" table:style-name="ce1">
            <text:p>2484799</text:p>
          </table:table-cell>
          <table:table-cell office:value-type="float" office:value="2487000" table:style-name="ce1">
            <text:p>2487000</text:p>
          </table:table-cell>
          <table:table-cell table:style-name="ce1"/>
          <table:table-cell office:value-type="float" office:value="2346292" table:style-name="ce1">
            <text:p>2346292</text:p>
          </table:table-cell>
          <table:table-cell office:value-type="float" office:value="2348032" table:style-name="ce1">
            <text:p>2348032</text:p>
          </table:table-cell>
          <table:table-cell table:style-name="ce1"/>
          <table:table-cell office:value-type="float" office:value="2350682" table:style-name="ce1">
            <text:p>2350682</text:p>
          </table:table-cell>
          <table:table-cell office:value-type="float" office:value="1882849" table:style-name="ce1">
            <text:p>1882849</text:p>
          </table:table-cell>
          <table:table-cell office:value-type="float" office:value="1885112" table:style-name="ce1">
            <text:p>1885112</text:p>
          </table:table-cell>
          <table:table-cell office:value-type="float" office:value="1888107" table:style-name="ce1">
            <text:p>1888107</text:p>
          </table:table-cell>
          <table:table-cell table:style-name="ce1"/>
          <table:table-cell office:value-type="float" office:value="1941490" table:style-name="ce1">
            <text:p>1941490</text:p>
          </table:table-cell>
          <table:table-cell office:value-type="float" office:value="1943840" table:style-name="ce1">
            <text:p>1943840</text:p>
          </table:table-cell>
          <table:table-cell office:value-type="float" office:value="1948272" table:style-name="ce1">
            <text:p>1948272</text:p>
          </table:table-cell>
          <table:table-cell table:style-name="ce1"/>
          <table:table-cell office:value-type="float" office:value="2069320" table:style-name="ce1">
            <text:p>2069320</text:p>
          </table:table-cell>
          <table:table-cell office:value-type="float" office:value="2071957" table:style-name="ce1">
            <text:p>2071957</text:p>
          </table:table-cell>
          <table:table-cell table:style-name="ce1"/>
          <table:table-cell office:value-type="float" office:value="2075653" table:style-name="ce1">
            <text:p>2075653</text:p>
          </table:table-cell>
          <table:table-cell office:value-type="float" office:value="1972242" table:style-name="ce1">
            <text:p>1972242</text:p>
          </table:table-cell>
          <table:table-cell office:value-type="float" office:value="1975452" table:style-name="ce1">
            <text:p>1975452</text:p>
          </table:table-cell>
          <table:table-cell table:style-name="ce1"/>
          <table:table-cell office:value-type="float" office:value="1978962" table:style-name="ce1">
            <text:p>1978962</text:p>
          </table:table-cell>
          <table:table-cell office:value-type="float" office:value="2436103" table:style-name="ce1">
            <text:p>2436103</text:p>
          </table:table-cell>
          <table:table-cell office:value-type="float" office:value="2437031" table:style-name="ce1">
            <text:p>2437031</text:p>
          </table:table-cell>
          <table:table-cell table:style-name="ce1"/>
          <table:table-cell office:value-type="float" office:value="2440902" table:style-name="ce1">
            <text:p>2440902</text:p>
          </table:table-cell>
          <table:table-cell office:value-type="float" office:value="1954309" table:style-name="ce1">
            <text:p>1954309</text:p>
          </table:table-cell>
          <table:table-cell office:value-type="float" office:value="1956334" table:style-name="ce1">
            <text:p>1956334</text:p>
          </table:table-cell>
          <table:table-cell table:style-name="ce1"/>
          <table:table-cell office:value-type="float" office:value="1959398" table:style-name="ce1">
            <text:p>1959398</text:p>
          </table:table-cell>
          <table:table-cell office:value-type="float" office:value="1784410" table:style-name="ce1">
            <text:p>1784410</text:p>
          </table:table-cell>
          <table:table-cell office:value-type="float" office:value="1794411" table:style-name="ce1">
            <text:p>1794411</text:p>
          </table:table-cell>
          <table:table-cell table:style-name="ce1"/>
          <table:table-cell office:value-type="float" office:value="1797943" table:style-name="ce1">
            <text:p>1797943</text:p>
          </table:table-cell>
          <table:table-cell office:value-type="float" office:value="2247397" table:style-name="ce1">
            <text:p>2247397</text:p>
          </table:table-cell>
          <table:table-cell office:value-type="float" office:value="2249162" table:style-name="ce1">
            <text:p>2249162</text:p>
          </table:table-cell>
          <table:table-cell table:style-name="ce1"/>
          <table:table-cell office:value-type="float" office:value="2252175" table:style-name="ce1">
            <text:p>2252175</text:p>
          </table:table-cell>
          <table:table-cell office:value-type="float" office:value="1771161" table:style-name="ce1">
            <text:p>1771161</text:p>
          </table:table-cell>
          <table:table-cell office:value-type="float" office:value="1772505" table:style-name="ce1">
            <text:p>1772505</text:p>
          </table:table-cell>
          <table:table-cell office:value-type="float" office:value="1775481" table:style-name="ce1">
            <text:p>1775481</text:p>
          </table:table-cell>
          <table:table-cell table:style-name="ce1"/>
          <table:table-cell office:value-type="float" office:value="2041482" table:style-name="ce1">
            <text:p>2041482</text:p>
          </table:table-cell>
          <table:table-cell office:value-type="float" office:value="2045209" table:style-name="ce1">
            <text:p>2045209</text:p>
          </table:table-cell>
          <table:table-cell table:style-name="ce1"/>
          <table:table-cell office:value-type="float" office:value="2048247" table:style-name="ce1">
            <text:p>2048247</text:p>
          </table:table-cell>
          <table:table-cell office:value-type="float" office:value="2299503" table:style-name="ce1">
            <text:p>2299503</text:p>
          </table:table-cell>
          <table:table-cell office:value-type="float" office:value="2302726" table:style-name="ce1">
            <text:p>2302726</text:p>
          </table:table-cell>
          <table:table-cell office:value-type="float" office:value="2305858" table:style-name="ce1">
            <text:p>2305858</text:p>
          </table:table-cell>
          <table:table-cell table:style-name="ce1"/>
          <table:table-cell office:value-type="float" office:value="2087297" table:style-name="ce1">
            <text:p>2087297</text:p>
          </table:table-cell>
          <table:table-cell office:value-type="float" office:value="2090634" table:style-name="ce1">
            <text:p>2090634</text:p>
          </table:table-cell>
          <table:table-cell office:value-type="float" office:value="2093325" table:style-name="ce1">
            <text:p>2093325</text:p>
          </table:table-cell>
          <table:table-cell table:style-name="ce1"/>
          <table:table-cell office:value-type="float" office:value="2318231" table:style-name="ce1">
            <text:p>2318231</text:p>
          </table:table-cell>
          <table:table-cell office:value-type="float" office:value="2320136" table:style-name="ce1">
            <text:p>2320136</text:p>
          </table:table-cell>
          <table:table-cell office:value-type="float" office:value="2323910" table:style-name="ce1">
            <text:p>2323910</text:p>
          </table:table-cell>
          <table:table-cell table:style-name="ce1"/>
          <table:table-cell office:value-type="float" office:value="1919016" table:style-name="ce1">
            <text:p>1919016</text:p>
          </table:table-cell>
          <table:table-cell office:value-type="float" office:value="1922377" table:style-name="ce1">
            <text:p>1922377</text:p>
          </table:table-cell>
          <table:table-cell office:value-type="float" office:value="1925516" table:style-name="ce1">
            <text:p>1925516</text:p>
          </table:table-cell>
          <table:table-cell table:style-name="ce1"/>
          <table:table-cell office:value-type="float" office:value="2415130" table:style-name="ce1">
            <text:p>2415130</text:p>
          </table:table-cell>
          <table:table-cell office:value-type="float" office:value="2416604" table:style-name="ce1">
            <text:p>2416604</text:p>
          </table:table-cell>
          <table:table-cell table:style-name="ce1"/>
          <table:table-cell office:value-type="float" office:value="2419341" table:style-name="ce1">
            <text:p>2419341</text:p>
          </table:table-cell>
          <table:table-cell office:value-type="float" office:value="2283436" table:style-name="ce1">
            <text:p>2283436</text:p>
          </table:table-cell>
          <table:table-cell office:value-type="float" office:value="2285486" table:style-name="ce1">
            <text:p>2285486</text:p>
          </table:table-cell>
          <table:table-cell table:style-name="ce1"/>
          <table:table-cell office:value-type="float" office:value="2287983" table:style-name="ce1">
            <text:p>2287983</text:p>
          </table:table-cell>
          <table:table-cell office:value-type="float" office:value="2220069" table:style-name="ce1">
            <text:p>2220069</text:p>
          </table:table-cell>
          <table:table-cell office:value-type="float" office:value="2221848" table:style-name="ce1">
            <text:p>2221848</text:p>
          </table:table-cell>
          <table:table-cell table:style-name="ce1"/>
          <table:table-cell office:value-type="float" office:value="2225101" table:style-name="ce1">
            <text:p>2225101</text:p>
          </table:table-cell>
          <table:table-cell office:value-type="float" office:value="2203722" table:style-name="ce1">
            <text:p>2203722</text:p>
          </table:table-cell>
          <table:table-cell office:value-type="float" office:value="2207671" table:style-name="ce1">
            <text:p>2207671</text:p>
          </table:table-cell>
          <table:table-cell table:style-name="ce1"/>
          <table:table-cell office:value-type="float" office:value="2210712" table:style-name="ce1">
            <text:p>2210712</text:p>
          </table:table-cell>
          <table:table-cell office:value-type="float" office:value="1991170" table:style-name="ce1">
            <text:p>1991170</text:p>
          </table:table-cell>
          <table:table-cell office:value-type="float" office:value="2005269" table:style-name="ce1">
            <text:p>2005269</text:p>
          </table:table-cell>
          <table:table-cell office:value-type="float" office:value="2012448" table:style-name="ce1">
            <text:p>2012448</text:p>
          </table:table-cell>
          <table:table-cell table:style-name="ce1"/>
          <table:table-cell office:value-type="float" office:value="2463238" table:style-name="ce1">
            <text:p>2463238</text:p>
          </table:table-cell>
          <table:table-cell office:value-type="float" office:value="2464723" table:style-name="ce1">
            <text:p>2464723</text:p>
          </table:table-cell>
          <table:table-cell table:style-name="ce1"/>
          <table:table-cell office:value-type="float" office:value="2467098" table:style-name="ce1">
            <text:p>2467098</text:p>
          </table:table-cell>
          <table:table-cell office:value-type="float" office:value="1846166" table:style-name="ce1">
            <text:p>1846166</text:p>
          </table:table-cell>
          <table:table-cell office:value-type="float" office:value="1848261" table:style-name="ce1">
            <text:p>1848261</text:p>
          </table:table-cell>
          <table:table-cell table:style-name="ce1"/>
          <table:table-cell office:value-type="float" office:value="1855537" table:style-name="ce1">
            <text:p>1855537</text:p>
          </table:table-cell>
          <table:table-cell office:value-type="float" office:value="1863422" table:style-name="ce1">
            <text:p>1863422</text:p>
          </table:table-cell>
          <table:table-cell office:value-type="float" office:value="1865473" table:style-name="ce1">
            <text:p>1865473</text:p>
          </table:table-cell>
          <table:table-cell office:value-type="float" office:value="1871129" table:style-name="ce1">
            <text:p>1871129</text:p>
          </table:table-cell>
          <table:table-cell table:style-name="ce1"/>
          <table:table-cell office:value-type="float" office:value="2108239" table:style-name="ce1">
            <text:p>2108239</text:p>
          </table:table-cell>
          <table:table-cell office:value-type="float" office:value="2109983" table:style-name="ce1">
            <text:p>2109983</text:p>
          </table:table-cell>
          <table:table-cell office:value-type="float" office:value="2112675" table:style-name="ce1">
            <text:p>2112675</text:p>
          </table:table-cell>
          <table:table-cell table:style-name="ce1"/>
          <table:table-cell office:value-type="float" office:value="2266744" table:style-name="ce1">
            <text:p>2266744</text:p>
          </table:table-cell>
          <table:table-cell office:value-type="float" office:value="2269909" table:style-name="ce1">
            <text:p>2269909</text:p>
          </table:table-cell>
          <table:table-cell table:style-name="ce1"/>
          <table:table-cell office:value-type="float" office:value="2272567" table:style-name="ce1">
            <text:p>2272567</text:p>
          </table:table-cell>
          <table:table-cell office:value-type="float" office:value="2175258" table:style-name="ce1">
            <text:p>2175258</text:p>
          </table:table-cell>
          <table:table-cell office:value-type="float" office:value="2176463" table:style-name="ce1">
            <text:p>2176463</text:p>
          </table:table-cell>
          <table:table-cell office:value-type="float" office:value="2179594" table:style-name="ce1">
            <text:p>2179594</text:p>
          </table:table-cell>
          <table:table-cell table:style-name="ce1"/>
          <table:table-cell office:value-type="float" office:value="2330466" table:style-name="ce1">
            <text:p>2330466</text:p>
          </table:table-cell>
          <table:table-cell office:value-type="float" office:value="2332114" table:style-name="ce1">
            <text:p>2332114</text:p>
          </table:table-cell>
          <table:table-cell office:value-type="float" office:value="2336743" table:style-name="ce1">
            <text:p>2336743</text:p>
          </table:table-cell>
          <table:table-cell table:style-name="ce1"/>
          <table:table-cell office:value-type="float" office:value="2232878" table:style-name="ce1">
            <text:p>2232878</text:p>
          </table:table-cell>
          <table:table-cell office:value-type="float" office:value="2234490" table:style-name="ce1">
            <text:p>2234490</text:p>
          </table:table-cell>
          <table:table-cell office:value-type="float" office:value="2237319" table:style-name="ce1">
            <text:p>2237319</text:p>
          </table:table-cell>
          <table:table-cell table:style-name="ce1"/>
          <table:table-cell office:value-type="float" office:value="1808708" table:style-name="ce1">
            <text:p>1808708</text:p>
          </table:table-cell>
          <table:table-cell office:value-type="float" office:value="1812699" table:style-name="ce1">
            <text:p>1812699</text:p>
          </table:table-cell>
          <table:table-cell office:value-type="float" office:value="1815702" table:style-name="ce1">
            <text:p>1815702</text:p>
          </table:table-cell>
          <table:table-cell table:style-name="ce1"/>
          <table:table-cell office:value-type="float" office:value="2157100" table:style-name="ce1">
            <text:p>2157100</text:p>
          </table:table-cell>
          <table:table-cell office:value-type="float" office:value="2158764" table:style-name="ce1">
            <text:p>2158764</text:p>
          </table:table-cell>
          <table:table-cell table:style-name="ce1"/>
          <table:table-cell office:value-type="float" office:value="2161614" table:style-name="ce1">
            <text:p>2161614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8_102753_M002974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39:35</text:p>
          </table:table-cell>
          <table:table-cell office:value-type="string" table:style-name="ce1">
            <text:p>2020-11-18_10:39:35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mfrey</text:p>
          </table:table-cell>
          <table:table-cell office:value-type="string" table:style-name="ce1">
            <text:p>M00297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99D7YyNXHmF4ndmM</text:p>
          </table:table-cell>
          <table:table-cell office:value-type="string" table:style-name="ce1">
            <text:p>https://www.testable.org/experiment/4303/294929/start?participant=M002974</text:p>
          </table:table-cell>
          <table:table-cell office:value-type="float" office:value="2900208" table:style-name="ce1">
            <text:p>2900208</text:p>
          </table:table-cell>
          <table:table-cell office:value-type="float" office:value="48.336799999999997" table:style-name="ce1">
            <text:p>48,3368</text:p>
          </table:table-cell>
          <table:table-cell office:value-type="float" office:value="327353" table:style-name="ce1">
            <text:p>327353</text:p>
          </table:table-cell>
          <table:table-cell office:value-type="float" office:value="247427" table:style-name="ce1">
            <text:p>247427</text:p>
          </table:table-cell>
          <table:table-cell office:value-type="float" office:value="440215" table:style-name="ce1">
            <text:p>440215</text:p>
          </table:table-cell>
          <table:table-cell office:value-type="float" office:value="398629" table:style-name="ce1">
            <text:p>398629</text:p>
          </table:table-cell>
          <table:table-cell office:value-type="float" office:value="269100" table:style-name="ce1">
            <text:p>269100</text:p>
          </table:table-cell>
          <table:table-cell office:value-type="float" office:value="226245" table:style-name="ce1">
            <text:p>226245</text:p>
          </table:table-cell>
          <table:table-cell office:value-type="float" office:value="353906" table:style-name="ce1">
            <text:p>353906</text:p>
          </table:table-cell>
          <table:table-cell office:value-type="float" office:value="460709" table:style-name="ce1">
            <text:p>460709</text:p>
          </table:table-cell>
          <table:table-cell office:value-type="float" office:value="413390" table:style-name="ce1">
            <text:p>413390</text:p>
          </table:table-cell>
          <table:table-cell office:value-type="float" office:value="377822" table:style-name="ce1">
            <text:p>377822</text:p>
          </table:table-cell>
          <table:table-cell office:value-type="float" office:value="473422" table:style-name="ce1">
            <text:p>473422</text:p>
          </table:table-cell>
          <table:table-cell office:value-type="float" office:value="307920" table:style-name="ce1">
            <text:p>307920</text:p>
          </table:table-cell>
          <table:table-cell office:value-type="float" office:value="1412403" table:style-name="ce1">
            <text:p>1412403</text:p>
          </table:table-cell>
          <table:table-cell office:value-type="float" office:value="1414004" table:style-name="ce1">
            <text:p>1414004</text:p>
          </table:table-cell>
          <table:table-cell table:style-name="ce1"/>
          <table:table-cell office:value-type="float" office:value="1417050" table:style-name="ce1">
            <text:p>1417050</text:p>
          </table:table-cell>
          <table:table-cell office:value-type="float" office:value="2703151" table:style-name="ce1">
            <text:p>2703151</text:p>
          </table:table-cell>
          <table:table-cell office:value-type="float" office:value="2704205" table:style-name="ce1">
            <text:p>2704205</text:p>
          </table:table-cell>
          <table:table-cell table:style-name="ce1"/>
          <table:table-cell office:value-type="float" office:value="2706229" table:style-name="ce1">
            <text:p>2706229</text:p>
          </table:table-cell>
          <table:table-cell office:value-type="float" office:value="2034567" table:style-name="ce1">
            <text:p>2034567</text:p>
          </table:table-cell>
          <table:table-cell office:value-type="float" office:value="2035491" table:style-name="ce1">
            <text:p>2035491</text:p>
          </table:table-cell>
          <table:table-cell table:style-name="ce1"/>
          <table:table-cell office:value-type="float" office:value="2037692" table:style-name="ce1">
            <text:p>2037692</text:p>
          </table:table-cell>
          <table:table-cell office:value-type="float" office:value="2354296" table:style-name="ce1">
            <text:p>2354296</text:p>
          </table:table-cell>
          <table:table-cell office:value-type="float" office:value="2356263" table:style-name="ce1">
            <text:p>2356263</text:p>
          </table:table-cell>
          <table:table-cell table:style-name="ce1"/>
          <table:table-cell office:value-type="float" office:value="2360350" table:style-name="ce1">
            <text:p>2360350</text:p>
          </table:table-cell>
          <table:table-cell office:value-type="float" office:value="2321883" table:style-name="ce1">
            <text:p>2321883</text:p>
          </table:table-cell>
          <table:table-cell office:value-type="float" office:value="2323331" table:style-name="ce1">
            <text:p>2323331</text:p>
          </table:table-cell>
          <table:table-cell table:style-name="ce1"/>
          <table:table-cell office:value-type="float" office:value="2325220" table:style-name="ce1">
            <text:p>2325220</text:p>
          </table:table-cell>
          <table:table-cell office:value-type="float" office:value="2199939" table:style-name="ce1">
            <text:p>2199939</text:p>
          </table:table-cell>
          <table:table-cell office:value-type="float" office:value="2206509" table:style-name="ce1">
            <text:p>2206509</text:p>
          </table:table-cell>
          <table:table-cell table:style-name="ce1"/>
          <table:table-cell office:value-type="float" office:value="2208529" table:style-name="ce1">
            <text:p>2208529</text:p>
          </table:table-cell>
          <table:table-cell office:value-type="float" office:value="1730533" table:style-name="ce1">
            <text:p>1730533</text:p>
          </table:table-cell>
          <table:table-cell office:value-type="float" office:value="1731523" table:style-name="ce1">
            <text:p>1731523</text:p>
          </table:table-cell>
          <table:table-cell table:style-name="ce1"/>
          <table:table-cell office:value-type="float" office:value="1733557" table:style-name="ce1">
            <text:p>1733557</text:p>
          </table:table-cell>
          <table:table-cell office:value-type="float" office:value="1931319" table:style-name="ce1">
            <text:p>1931319</text:p>
          </table:table-cell>
          <table:table-cell office:value-type="float" office:value="1932443" table:style-name="ce1">
            <text:p>1932443</text:p>
          </table:table-cell>
          <table:table-cell table:style-name="ce1"/>
          <table:table-cell office:value-type="float" office:value="1935097" table:style-name="ce1">
            <text:p>1935097</text:p>
          </table:table-cell>
          <table:table-cell office:value-type="float" office:value="2469989" table:style-name="ce1">
            <text:p>2469989</text:p>
          </table:table-cell>
          <table:table-cell office:value-type="float" office:value="2470858" table:style-name="ce1">
            <text:p>2470858</text:p>
          </table:table-cell>
          <table:table-cell table:style-name="ce1"/>
          <table:table-cell office:value-type="float" office:value="2472666" table:style-name="ce1">
            <text:p>2472666</text:p>
          </table:table-cell>
          <table:table-cell office:value-type="float" office:value="1507981" table:style-name="ce1">
            <text:p>1507981</text:p>
          </table:table-cell>
          <table:table-cell office:value-type="float" office:value="1509074" table:style-name="ce1">
            <text:p>1509074</text:p>
          </table:table-cell>
          <table:table-cell table:style-name="ce1"/>
          <table:table-cell office:value-type="float" office:value="1510860" table:style-name="ce1">
            <text:p>1510860</text:p>
          </table:table-cell>
          <table:table-cell office:value-type="float" office:value="1632934" table:style-name="ce1">
            <text:p>1632934</text:p>
          </table:table-cell>
          <table:table-cell office:value-type="float" office:value="1634256" table:style-name="ce1">
            <text:p>1634256</text:p>
          </table:table-cell>
          <table:table-cell table:style-name="ce1"/>
          <table:table-cell office:value-type="float" office:value="1637362" table:style-name="ce1">
            <text:p>1637362</text:p>
          </table:table-cell>
          <table:table-cell office:value-type="float" office:value="1564760" table:style-name="ce1">
            <text:p>1564760</text:p>
          </table:table-cell>
          <table:table-cell office:value-type="float" office:value="1565846" table:style-name="ce1">
            <text:p>1565846</text:p>
          </table:table-cell>
          <table:table-cell table:style-name="ce1"/>
          <table:table-cell office:value-type="float" office:value="1567883" table:style-name="ce1">
            <text:p>1567883</text:p>
          </table:table-cell>
          <table:table-cell office:value-type="float" office:value="1802176" table:style-name="ce1">
            <text:p>1802176</text:p>
          </table:table-cell>
          <table:table-cell office:value-type="float" office:value="1805532" table:style-name="ce1">
            <text:p>1805532</text:p>
          </table:table-cell>
          <table:table-cell table:style-name="ce1"/>
          <table:table-cell office:value-type="float" office:value="1807413" table:style-name="ce1">
            <text:p>1807413</text:p>
          </table:table-cell>
          <table:table-cell office:value-type="float" office:value="2084180" table:style-name="ce1">
            <text:p>2084180</text:p>
          </table:table-cell>
          <table:table-cell office:value-type="float" office:value="2085478" table:style-name="ce1">
            <text:p>2085478</text:p>
          </table:table-cell>
          <table:table-cell table:style-name="ce1"/>
          <table:table-cell office:value-type="float" office:value="2087637" table:style-name="ce1">
            <text:p>2087637</text:p>
          </table:table-cell>
          <table:table-cell office:value-type="float" office:value="2740707" table:style-name="ce1">
            <text:p>2740707</text:p>
          </table:table-cell>
          <table:table-cell office:value-type="float" office:value="2741860" table:style-name="ce1">
            <text:p>2741860</text:p>
          </table:table-cell>
          <table:table-cell table:style-name="ce1"/>
          <table:table-cell office:value-type="float" office:value="2743540" table:style-name="ce1">
            <text:p>2743540</text:p>
          </table:table-cell>
          <table:table-cell office:value-type="float" office:value="1287130" table:style-name="ce1">
            <text:p>1287130</text:p>
          </table:table-cell>
          <table:table-cell office:value-type="float" office:value="1288436" table:style-name="ce1">
            <text:p>1288436</text:p>
          </table:table-cell>
          <table:table-cell table:style-name="ce1"/>
          <table:table-cell office:value-type="float" office:value="1290533" table:style-name="ce1">
            <text:p>1290533</text:p>
          </table:table-cell>
          <table:table-cell office:value-type="float" office:value="2895204" table:style-name="ce1">
            <text:p>2895204</text:p>
          </table:table-cell>
          <table:table-cell office:value-type="float" office:value="2896316" table:style-name="ce1">
            <text:p>2896316</text:p>
          </table:table-cell>
          <table:table-cell table:style-name="ce1"/>
          <table:table-cell office:value-type="float" office:value="2898272" table:style-name="ce1">
            <text:p>2898272</text:p>
          </table:table-cell>
          <table:table-cell office:value-type="float" office:value="1709761" table:style-name="ce1">
            <text:p>1709761</text:p>
          </table:table-cell>
          <table:table-cell office:value-type="float" office:value="1710557" table:style-name="ce1">
            <text:p>1710557</text:p>
          </table:table-cell>
          <table:table-cell table:style-name="ce1"/>
          <table:table-cell office:value-type="float" office:value="1712614" table:style-name="ce1">
            <text:p>1712614</text:p>
          </table:table-cell>
          <table:table-cell office:value-type="float" office:value="2872426" table:style-name="ce1">
            <text:p>2872426</text:p>
          </table:table-cell>
          <table:table-cell office:value-type="float" office:value="2873445" table:style-name="ce1">
            <text:p>2873445</text:p>
          </table:table-cell>
          <table:table-cell table:style-name="ce1"/>
          <table:table-cell office:value-type="float" office:value="2875491" table:style-name="ce1">
            <text:p>2875491</text:p>
          </table:table-cell>
          <table:table-cell office:value-type="float" office:value="1377067" table:style-name="ce1">
            <text:p>1377067</text:p>
          </table:table-cell>
          <table:table-cell office:value-type="float" office:value="1378570" table:style-name="ce1">
            <text:p>1378570</text:p>
          </table:table-cell>
          <table:table-cell table:style-name="ce1"/>
          <table:table-cell office:value-type="float" office:value="1380635" table:style-name="ce1">
            <text:p>1380635</text:p>
          </table:table-cell>
          <table:table-cell office:value-type="float" office:value="2299295" table:style-name="ce1">
            <text:p>2299295</text:p>
          </table:table-cell>
          <table:table-cell office:value-type="float" office:value="2301076" table:style-name="ce1">
            <text:p>2301076</text:p>
          </table:table-cell>
          <table:table-cell table:style-name="ce1"/>
          <table:table-cell office:value-type="float" office:value="2303331" table:style-name="ce1">
            <text:p>2303331</text:p>
          </table:table-cell>
          <table:table-cell office:value-type="float" office:value="2424254" table:style-name="ce1">
            <text:p>2424254</text:p>
          </table:table-cell>
          <table:table-cell office:value-type="float" office:value="2425123" table:style-name="ce1">
            <text:p>2425123</text:p>
          </table:table-cell>
          <table:table-cell table:style-name="ce1"/>
          <table:table-cell office:value-type="float" office:value="2427169" table:style-name="ce1">
            <text:p>2427169</text:p>
          </table:table-cell>
          <table:table-cell office:value-type="float" office:value="2132987" table:style-name="ce1">
            <text:p>2132987</text:p>
          </table:table-cell>
          <table:table-cell office:value-type="float" office:value="2134297" table:style-name="ce1">
            <text:p>2134297</text:p>
          </table:table-cell>
          <table:table-cell table:style-name="ce1"/>
          <table:table-cell office:value-type="float" office:value="2137014" table:style-name="ce1">
            <text:p>2137014</text:p>
          </table:table-cell>
          <table:table-cell office:value-type="float" office:value="1883326" table:style-name="ce1">
            <text:p>1883326</text:p>
          </table:table-cell>
          <table:table-cell office:value-type="float" office:value="1886168" table:style-name="ce1">
            <text:p>1886168</text:p>
          </table:table-cell>
          <table:table-cell table:style-name="ce1"/>
          <table:table-cell office:value-type="float" office:value="1888274" table:style-name="ce1">
            <text:p>1888274</text:p>
          </table:table-cell>
          <table:table-cell office:value-type="float" office:value="2378364" table:style-name="ce1">
            <text:p>2378364</text:p>
          </table:table-cell>
          <table:table-cell office:value-type="float" office:value="2379298" table:style-name="ce1">
            <text:p>2379298</text:p>
          </table:table-cell>
          <table:table-cell table:style-name="ce1"/>
          <table:table-cell office:value-type="float" office:value="2381559" table:style-name="ce1">
            <text:p>2381559</text:p>
          </table:table-cell>
          <table:table-cell office:value-type="float" office:value="2187753" table:style-name="ce1">
            <text:p>2187753</text:p>
          </table:table-cell>
          <table:table-cell office:value-type="float" office:value="2189080" table:style-name="ce1">
            <text:p>2189080</text:p>
          </table:table-cell>
          <table:table-cell table:style-name="ce1"/>
          <table:table-cell office:value-type="float" office:value="2192028" table:style-name="ce1">
            <text:p>2192028</text:p>
          </table:table-cell>
          <table:table-cell office:value-type="float" office:value="1683413" table:style-name="ce1">
            <text:p>1683413</text:p>
          </table:table-cell>
          <table:table-cell office:value-type="float" office:value="1684363" table:style-name="ce1">
            <text:p>1684363</text:p>
          </table:table-cell>
          <table:table-cell table:style-name="ce1"/>
          <table:table-cell office:value-type="float" office:value="1686529" table:style-name="ce1">
            <text:p>1686529</text:p>
          </table:table-cell>
          <table:table-cell office:value-type="float" office:value="1473560" table:style-name="ce1">
            <text:p>1473560</text:p>
          </table:table-cell>
          <table:table-cell office:value-type="float" office:value="1475006" table:style-name="ce1">
            <text:p>1475006</text:p>
          </table:table-cell>
          <table:table-cell table:style-name="ce1"/>
          <table:table-cell office:value-type="float" office:value="1477652" table:style-name="ce1">
            <text:p>1477652</text:p>
          </table:table-cell>
          <table:table-cell office:value-type="float" office:value="2665987" table:style-name="ce1">
            <text:p>2665987</text:p>
          </table:table-cell>
          <table:table-cell office:value-type="float" office:value="2667442" table:style-name="ce1">
            <text:p>2667442</text:p>
          </table:table-cell>
          <table:table-cell table:style-name="ce1"/>
          <table:table-cell office:value-type="float" office:value="2669231" table:style-name="ce1">
            <text:p>2669231</text:p>
          </table:table-cell>
          <table:table-cell office:value-type="float" office:value="2108871" table:style-name="ce1">
            <text:p>2108871</text:p>
          </table:table-cell>
          <table:table-cell office:value-type="float" office:value="2110198" table:style-name="ce1">
            <text:p>2110198</text:p>
          </table:table-cell>
          <table:table-cell table:style-name="ce1"/>
          <table:table-cell office:value-type="float" office:value="2112049" table:style-name="ce1">
            <text:p>2112049</text:p>
          </table:table-cell>
          <table:table-cell office:value-type="float" office:value="1597669" table:style-name="ce1">
            <text:p>1597669</text:p>
          </table:table-cell>
          <table:table-cell office:value-type="float" office:value="1600132" table:style-name="ce1">
            <text:p>1600132</text:p>
          </table:table-cell>
          <table:table-cell table:style-name="ce1"/>
          <table:table-cell office:value-type="float" office:value="1602298" table:style-name="ce1">
            <text:p>1602298</text:p>
          </table:table-cell>
          <table:table-cell office:value-type="float" office:value="2000786" table:style-name="ce1">
            <text:p>2000786</text:p>
          </table:table-cell>
          <table:table-cell office:value-type="float" office:value="2002284" table:style-name="ce1">
            <text:p>2002284</text:p>
          </table:table-cell>
          <table:table-cell table:style-name="ce1"/>
          <table:table-cell office:value-type="float" office:value="2004180" table:style-name="ce1">
            <text:p>2004180</text:p>
          </table:table-cell>
          <table:table-cell office:value-type="float" office:value="1828665" table:style-name="ce1">
            <text:p>1828665</text:p>
          </table:table-cell>
          <table:table-cell office:value-type="float" office:value="1829548" table:style-name="ce1">
            <text:p>1829548</text:p>
          </table:table-cell>
          <table:table-cell table:style-name="ce1"/>
          <table:table-cell office:value-type="float" office:value="1833167" table:style-name="ce1">
            <text:p>1833167</text:p>
          </table:table-cell>
          <table:table-cell office:value-type="float" office:value="2574178" table:style-name="ce1">
            <text:p>2574178</text:p>
          </table:table-cell>
          <table:table-cell office:value-type="float" office:value="2574955" table:style-name="ce1">
            <text:p>2574955</text:p>
          </table:table-cell>
          <table:table-cell table:style-name="ce1"/>
          <table:table-cell office:value-type="float" office:value="2577514" table:style-name="ce1">
            <text:p>2577514</text:p>
          </table:table-cell>
          <table:table-cell office:value-type="float" office:value="2415666" table:style-name="ce1">
            <text:p>2415666</text:p>
          </table:table-cell>
          <table:table-cell office:value-type="float" office:value="2416563" table:style-name="ce1">
            <text:p>2416563</text:p>
          </table:table-cell>
          <table:table-cell table:style-name="ce1"/>
          <table:table-cell office:value-type="float" office:value="2418499" table:style-name="ce1">
            <text:p>2418499</text:p>
          </table:table-cell>
          <table:table-cell office:value-type="float" office:value="2694773" table:style-name="ce1">
            <text:p>2694773</text:p>
          </table:table-cell>
          <table:table-cell office:value-type="float" office:value="2695732" table:style-name="ce1">
            <text:p>2695732</text:p>
          </table:table-cell>
          <table:table-cell table:style-name="ce1"/>
          <table:table-cell office:value-type="float" office:value="2697561" table:style-name="ce1">
            <text:p>2697561</text:p>
          </table:table-cell>
          <table:table-cell office:value-type="float" office:value="2779703" table:style-name="ce1">
            <text:p>2779703</text:p>
          </table:table-cell>
          <table:table-cell office:value-type="float" office:value="2780716" table:style-name="ce1">
            <text:p>2780716</text:p>
          </table:table-cell>
          <table:table-cell table:style-name="ce1"/>
          <table:table-cell office:value-type="float" office:value="2782517" table:style-name="ce1">
            <text:p>2782517</text:p>
          </table:table-cell>
          <table:table-cell office:value-type="float" office:value="1334002" table:style-name="ce1">
            <text:p>1334002</text:p>
          </table:table-cell>
          <table:table-cell office:value-type="float" office:value="1335312" table:style-name="ce1">
            <text:p>1335312</text:p>
          </table:table-cell>
          <table:table-cell table:style-name="ce1"/>
          <table:table-cell office:value-type="float" office:value="1337942" table:style-name="ce1">
            <text:p>1337942</text:p>
          </table:table-cell>
          <table:table-cell office:value-type="float" office:value="2513418" table:style-name="ce1">
            <text:p>2513418</text:p>
          </table:table-cell>
          <table:table-cell office:value-type="float" office:value="2514161" table:style-name="ce1">
            <text:p>2514161</text:p>
          </table:table-cell>
          <table:table-cell table:style-name="ce1"/>
          <table:table-cell office:value-type="float" office:value="2515973" table:style-name="ce1">
            <text:p>2515973</text:p>
          </table:table-cell>
          <table:table-cell office:value-type="float" office:value="2634954" table:style-name="ce1">
            <text:p>2634954</text:p>
          </table:table-cell>
          <table:table-cell office:value-type="float" office:value="2636465" table:style-name="ce1">
            <text:p>2636465</text:p>
          </table:table-cell>
          <table:table-cell table:style-name="ce1"/>
          <table:table-cell office:value-type="float" office:value="2638264" table:style-name="ce1">
            <text:p>2638264</text:p>
          </table:table-cell>
          <table:table-cell office:value-type="float" office:value="2458440" table:style-name="ce1">
            <text:p>2458440</text:p>
          </table:table-cell>
          <table:table-cell office:value-type="float" office:value="2459309" table:style-name="ce1">
            <text:p>2459309</text:p>
          </table:table-cell>
          <table:table-cell table:style-name="ce1"/>
          <table:table-cell office:value-type="float" office:value="2461330" table:style-name="ce1">
            <text:p>2461330</text:p>
          </table:table-cell>
          <table:table-cell office:value-type="float" office:value="2548297" table:style-name="ce1">
            <text:p>2548297</text:p>
          </table:table-cell>
          <table:table-cell office:value-type="float" office:value="2548996" table:style-name="ce1">
            <text:p>2548996</text:p>
          </table:table-cell>
          <table:table-cell office:value-type="float" office:value="2551539" table:style-name="ce1">
            <text:p>2551539</text:p>
          </table:table-cell>
          <table:table-cell table:style-name="ce1"/>
          <table:table-cell office:value-type="float" office:value="1262991" table:style-name="ce1">
            <text:p>1262991</text:p>
          </table:table-cell>
          <table:table-cell office:value-type="float" office:value="1266448" table:style-name="ce1">
            <text:p>1266448</text:p>
          </table:table-cell>
          <table:table-cell table:style-name="ce1"/>
          <table:table-cell office:value-type="float" office:value="1268854" table:style-name="ce1">
            <text:p>1268854</text:p>
          </table:table-cell>
          <table:table-cell office:value-type="float" office:value="1442007" table:style-name="ce1">
            <text:p>1442007</text:p>
          </table:table-cell>
          <table:table-cell office:value-type="float" office:value="1443190" table:style-name="ce1">
            <text:p>1443190</text:p>
          </table:table-cell>
          <table:table-cell table:style-name="ce1"/>
          <table:table-cell office:value-type="float" office:value="1445527" table:style-name="ce1">
            <text:p>1445527</text:p>
          </table:table-cell>
          <table:table-cell office:value-type="float" office:value="1971129" table:style-name="ce1">
            <text:p>1971129</text:p>
          </table:table-cell>
          <table:table-cell office:value-type="float" office:value="1972257" table:style-name="ce1">
            <text:p>1972257</text:p>
          </table:table-cell>
          <table:table-cell table:style-name="ce1"/>
          <table:table-cell office:value-type="float" office:value="1975131" table:style-name="ce1">
            <text:p>1975131</text:p>
          </table:table-cell>
          <table:table-cell office:value-type="float" office:value="2806065" table:style-name="ce1">
            <text:p>2806065</text:p>
          </table:table-cell>
          <table:table-cell office:value-type="float" office:value="2806886" table:style-name="ce1">
            <text:p>2806886</text:p>
          </table:table-cell>
          <table:table-cell table:style-name="ce1"/>
          <table:table-cell office:value-type="float" office:value="2812740" table:style-name="ce1">
            <text:p>2812740</text:p>
          </table:table-cell>
          <table:table-cell office:value-type="float" office:value="2843467" table:style-name="ce1">
            <text:p>2843467</text:p>
          </table:table-cell>
          <table:table-cell office:value-type="float" office:value="2844264" table:style-name="ce1">
            <text:p>2844264</text:p>
          </table:table-cell>
          <table:table-cell table:style-name="ce1"/>
          <table:table-cell office:value-type="float" office:value="2846332" table:style-name="ce1">
            <text:p>2846332</text:p>
          </table:table-cell>
          <table:table-cell office:value-type="float" office:value="1773319" table:style-name="ce1">
            <text:p>1773319</text:p>
          </table:table-cell>
          <table:table-cell office:value-type="float" office:value="1775156" table:style-name="ce1">
            <text:p>1775156</text:p>
          </table:table-cell>
          <table:table-cell table:style-name="ce1"/>
          <table:table-cell office:value-type="float" office:value="1777446" table:style-name="ce1">
            <text:p>1777446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8_103319_M04919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35:59</text:p>
          </table:table-cell>
          <table:table-cell office:value-type="string" table:style-name="ce1">
            <text:p>2020-11-18_10:35:59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49190</text:p>
          </table:table-cell>
          <table:table-cell office:value-type="string" table:style-name="ce1">
            <text:p>M04919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3W8oIUbUijtYaGpG</text:p>
          </table:table-cell>
          <table:table-cell office:value-type="string" table:style-name="ce1">
            <text:p>https://www.testable.org/experiment/4303/294929/start?participant=M049190</text:p>
          </table:table-cell>
          <table:table-cell office:value-type="float" office:value="3441873" table:style-name="ce1">
            <text:p>3441873</text:p>
          </table:table-cell>
          <table:table-cell office:value-type="float" office:value="57.364550000000001" table:style-name="ce1">
            <text:p>57,36455</text:p>
          </table:table-cell>
          <table:table-cell office:value-type="float" office:value="892883" table:style-name="ce1">
            <text:p>892883</text:p>
          </table:table-cell>
          <table:table-cell office:value-type="float" office:value="1038793" table:style-name="ce1">
            <text:p>1038793</text:p>
          </table:table-cell>
          <table:table-cell office:value-type="float" office:value="484860" table:style-name="ce1">
            <text:p>484860</text:p>
          </table:table-cell>
          <table:table-cell office:value-type="float" office:value="918180" table:style-name="ce1">
            <text:p>918180</text:p>
          </table:table-cell>
          <table:table-cell office:value-type="float" office:value="382560" table:style-name="ce1">
            <text:p>382560</text:p>
          </table:table-cell>
          <table:table-cell office:value-type="float" office:value="423627" table:style-name="ce1">
            <text:p>423627</text:p>
          </table:table-cell>
          <table:table-cell office:value-type="float" office:value="853275" table:style-name="ce1">
            <text:p>853275</text:p>
          </table:table-cell>
          <table:table-cell office:value-type="float" office:value="563956" table:style-name="ce1">
            <text:p>563956</text:p>
          </table:table-cell>
          <table:table-cell office:value-type="float" office:value="976344" table:style-name="ce1">
            <text:p>976344</text:p>
          </table:table-cell>
          <table:table-cell office:value-type="float" office:value="615194" table:style-name="ce1">
            <text:p>615194</text:p>
          </table:table-cell>
          <table:table-cell office:value-type="float" office:value="771894" table:style-name="ce1">
            <text:p>771894</text:p>
          </table:table-cell>
          <table:table-cell office:value-type="float" office:value="661211" table:style-name="ce1">
            <text:p>661211</text:p>
          </table:table-cell>
          <table:table-cell table:number-columns-repeated="192" table:style-name="ce1"/>
          <table:table-cell office:value-type="float" office:value="3381554" table:style-name="ce1">
            <text:p>3381554</text:p>
          </table:table-cell>
          <table:table-cell office:value-type="float" office:value="3382115" table:style-name="ce1">
            <text:p>3382115</text:p>
          </table:table-cell>
          <table:table-cell table:style-name="ce1"/>
          <table:table-cell office:value-type="float" office:value="3384000" table:style-name="ce1">
            <text:p>3384000</text:p>
          </table:table-cell>
          <table:table-cell office:value-type="float" office:value="2912237" table:style-name="ce1">
            <text:p>2912237</text:p>
          </table:table-cell>
          <table:table-cell office:value-type="float" office:value="2912979" table:style-name="ce1">
            <text:p>2912979</text:p>
          </table:table-cell>
          <table:table-cell table:style-name="ce1"/>
          <table:table-cell office:value-type="float" office:value="2914999" table:style-name="ce1">
            <text:p>2914999</text:p>
          </table:table-cell>
          <table:table-cell office:value-type="float" office:value="2760168" table:style-name="ce1">
            <text:p>2760168</text:p>
          </table:table-cell>
          <table:table-cell office:value-type="float" office:value="2763823" table:style-name="ce1">
            <text:p>2763823</text:p>
          </table:table-cell>
          <table:table-cell table:style-name="ce1"/>
          <table:table-cell office:value-type="float" office:value="2765979" table:style-name="ce1">
            <text:p>2765979</text:p>
          </table:table-cell>
          <table:table-cell office:value-type="float" office:value="2959055" table:style-name="ce1">
            <text:p>2959055</text:p>
          </table:table-cell>
          <table:table-cell office:value-type="float" office:value="2959847" table:style-name="ce1">
            <text:p>2959847</text:p>
          </table:table-cell>
          <table:table-cell table:style-name="ce1"/>
          <table:table-cell office:value-type="float" office:value="2962266" table:style-name="ce1">
            <text:p>2962266</text:p>
          </table:table-cell>
          <table:table-cell office:value-type="float" office:value="2803426" table:style-name="ce1">
            <text:p>2803426</text:p>
          </table:table-cell>
          <table:table-cell office:value-type="float" office:value="2804250" table:style-name="ce1">
            <text:p>2804250</text:p>
          </table:table-cell>
          <table:table-cell table:style-name="ce1"/>
          <table:table-cell office:value-type="float" office:value="2806335" table:style-name="ce1">
            <text:p>2806335</text:p>
          </table:table-cell>
          <table:table-cell office:value-type="float" office:value="2049339" table:style-name="ce1">
            <text:p>2049339</text:p>
          </table:table-cell>
          <table:table-cell office:value-type="float" office:value="2051491" table:style-name="ce1">
            <text:p>2051491</text:p>
          </table:table-cell>
          <table:table-cell office:value-type="float" office:value="2053335" table:style-name="ce1">
            <text:p>2053335</text:p>
          </table:table-cell>
          <table:table-cell table:style-name="ce1"/>
          <table:table-cell office:value-type="float" office:value="2530748" table:style-name="ce1">
            <text:p>2530748</text:p>
          </table:table-cell>
          <table:table-cell office:value-type="float" office:value="2531691" table:style-name="ce1">
            <text:p>2531691</text:p>
          </table:table-cell>
          <table:table-cell table:style-name="ce1"/>
          <table:table-cell office:value-type="float" office:value="2533605" table:style-name="ce1">
            <text:p>2533605</text:p>
          </table:table-cell>
          <table:table-cell office:value-type="float" office:value="3437215" table:style-name="ce1">
            <text:p>3437215</text:p>
          </table:table-cell>
          <table:table-cell office:value-type="float" office:value="3437878" table:style-name="ce1">
            <text:p>3437878</text:p>
          </table:table-cell>
          <table:table-cell table:style-name="ce1"/>
          <table:table-cell office:value-type="float" office:value="3439885" table:style-name="ce1">
            <text:p>3439885</text:p>
          </table:table-cell>
          <table:table-cell office:value-type="float" office:value="2615818" table:style-name="ce1">
            <text:p>2615818</text:p>
          </table:table-cell>
          <table:table-cell office:value-type="float" office:value="2616611" table:style-name="ce1">
            <text:p>2616611</text:p>
          </table:table-cell>
          <table:table-cell table:style-name="ce1"/>
          <table:table-cell office:value-type="float" office:value="2618847" table:style-name="ce1">
            <text:p>2618847</text:p>
          </table:table-cell>
          <table:table-cell office:value-type="float" office:value="2400592" table:style-name="ce1">
            <text:p>2400592</text:p>
          </table:table-cell>
          <table:table-cell office:value-type="float" office:value="2401738" table:style-name="ce1">
            <text:p>2401738</text:p>
          </table:table-cell>
          <table:table-cell table:style-name="ce1"/>
          <table:table-cell office:value-type="float" office:value="2403903" table:style-name="ce1">
            <text:p>2403903</text:p>
          </table:table-cell>
          <table:table-cell office:value-type="float" office:value="3111160" table:style-name="ce1">
            <text:p>3111160</text:p>
          </table:table-cell>
          <table:table-cell office:value-type="float" office:value="3111882" table:style-name="ce1">
            <text:p>3111882</text:p>
          </table:table-cell>
          <table:table-cell table:style-name="ce1"/>
          <table:table-cell office:value-type="float" office:value="3114201" table:style-name="ce1">
            <text:p>3114201</text:p>
          </table:table-cell>
          <table:table-cell office:value-type="float" office:value="2601320" table:style-name="ce1">
            <text:p>2601320</text:p>
          </table:table-cell>
          <table:table-cell office:value-type="float" office:value="2602022" table:style-name="ce1">
            <text:p>2602022</text:p>
          </table:table-cell>
          <table:table-cell table:style-name="ce1"/>
          <table:table-cell office:value-type="float" office:value="2604379" table:style-name="ce1">
            <text:p>2604379</text:p>
          </table:table-cell>
          <table:table-cell office:value-type="float" office:value="2080405" table:style-name="ce1">
            <text:p>2080405</text:p>
          </table:table-cell>
          <table:table-cell office:value-type="float" office:value="2082872" table:style-name="ce1">
            <text:p>2082872</text:p>
          </table:table-cell>
          <table:table-cell office:value-type="float" office:value="2088716" table:style-name="ce1">
            <text:p>2088716</text:p>
          </table:table-cell>
          <table:table-cell table:style-name="ce1"/>
          <table:table-cell office:value-type="float" office:value="2509167" table:style-name="ce1">
            <text:p>2509167</text:p>
          </table:table-cell>
          <table:table-cell office:value-type="float" office:value="2510100" table:style-name="ce1">
            <text:p>2510100</text:p>
          </table:table-cell>
          <table:table-cell table:style-name="ce1"/>
          <table:table-cell office:value-type="float" office:value="2512237" table:style-name="ce1">
            <text:p>2512237</text:p>
          </table:table-cell>
          <table:table-cell office:value-type="float" office:value="3366964" table:style-name="ce1">
            <text:p>3366964</text:p>
          </table:table-cell>
          <table:table-cell office:value-type="float" office:value="3367875" table:style-name="ce1">
            <text:p>3367875</text:p>
          </table:table-cell>
          <table:table-cell table:style-name="ce1"/>
          <table:table-cell office:value-type="float" office:value="3370062" table:style-name="ce1">
            <text:p>3370062</text:p>
          </table:table-cell>
          <table:table-cell office:value-type="float" office:value="3048708" table:style-name="ce1">
            <text:p>3048708</text:p>
          </table:table-cell>
          <table:table-cell office:value-type="float" office:value="3049349" table:style-name="ce1">
            <text:p>3049349</text:p>
          </table:table-cell>
          <table:table-cell table:style-name="ce1"/>
          <table:table-cell office:value-type="float" office:value="3051850" table:style-name="ce1">
            <text:p>3051850</text:p>
          </table:table-cell>
          <table:table-cell office:value-type="float" office:value="2129494" table:style-name="ce1">
            <text:p>2129494</text:p>
          </table:table-cell>
          <table:table-cell office:value-type="float" office:value="2132231" table:style-name="ce1">
            <text:p>2132231</text:p>
          </table:table-cell>
          <table:table-cell table:style-name="ce1"/>
          <table:table-cell office:value-type="float" office:value="2138921" table:style-name="ce1">
            <text:p>2138921</text:p>
          </table:table-cell>
          <table:table-cell office:value-type="float" office:value="3077012" table:style-name="ce1">
            <text:p>3077012</text:p>
          </table:table-cell>
          <table:table-cell office:value-type="float" office:value="3077865" table:style-name="ce1">
            <text:p>3077865</text:p>
          </table:table-cell>
          <table:table-cell table:style-name="ce1"/>
          <table:table-cell office:value-type="float" office:value="3080303" table:style-name="ce1">
            <text:p>3080303</text:p>
          </table:table-cell>
          <table:table-cell office:value-type="float" office:value="2980343" table:style-name="ce1">
            <text:p>2980343</text:p>
          </table:table-cell>
          <table:table-cell office:value-type="float" office:value="2981217" table:style-name="ce1">
            <text:p>2981217</text:p>
          </table:table-cell>
          <table:table-cell table:style-name="ce1"/>
          <table:table-cell office:value-type="float" office:value="2984158" table:style-name="ce1">
            <text:p>2984158</text:p>
          </table:table-cell>
          <table:table-cell office:value-type="float" office:value="3268011" table:style-name="ce1">
            <text:p>3268011</text:p>
          </table:table-cell>
          <table:table-cell office:value-type="float" office:value="3270979" table:style-name="ce1">
            <text:p>3270979</text:p>
          </table:table-cell>
          <table:table-cell table:style-name="ce1"/>
          <table:table-cell office:value-type="float" office:value="3273589" table:style-name="ce1">
            <text:p>3273589</text:p>
          </table:table-cell>
          <table:table-cell office:value-type="float" office:value="2577443" table:style-name="ce1">
            <text:p>2577443</text:p>
          </table:table-cell>
          <table:table-cell office:value-type="float" office:value="2581642" table:style-name="ce1">
            <text:p>2581642</text:p>
          </table:table-cell>
          <table:table-cell table:style-name="ce1"/>
          <table:table-cell office:value-type="float" office:value="2583957" table:style-name="ce1">
            <text:p>2583957</text:p>
          </table:table-cell>
          <table:table-cell office:value-type="float" office:value="3421635" table:style-name="ce1">
            <text:p>3421635</text:p>
          </table:table-cell>
          <table:table-cell office:value-type="float" office:value="3422407" table:style-name="ce1">
            <text:p>3422407</text:p>
          </table:table-cell>
          <table:table-cell table:style-name="ce1"/>
          <table:table-cell office:value-type="float" office:value="3424292" table:style-name="ce1">
            <text:p>3424292</text:p>
          </table:table-cell>
          <table:table-cell office:value-type="float" office:value="2222379" table:style-name="ce1">
            <text:p>2222379</text:p>
          </table:table-cell>
          <table:table-cell office:value-type="float" office:value="2224662" table:style-name="ce1">
            <text:p>2224662</text:p>
          </table:table-cell>
          <table:table-cell table:style-name="ce1"/>
          <table:table-cell office:value-type="float" office:value="2226838" table:style-name="ce1">
            <text:p>2226838</text:p>
          </table:table-cell>
          <table:table-cell office:value-type="float" office:value="3133146" table:style-name="ce1">
            <text:p>3133146</text:p>
          </table:table-cell>
          <table:table-cell office:value-type="float" office:value="3133909" table:style-name="ce1">
            <text:p>3133909</text:p>
          </table:table-cell>
          <table:table-cell table:style-name="ce1"/>
          <table:table-cell office:value-type="float" office:value="3136237" table:style-name="ce1">
            <text:p>3136237</text:p>
          </table:table-cell>
          <table:table-cell office:value-type="float" office:value="2186932" table:style-name="ce1">
            <text:p>2186932</text:p>
          </table:table-cell>
          <table:table-cell office:value-type="float" office:value="2190198" table:style-name="ce1">
            <text:p>2190198</text:p>
          </table:table-cell>
          <table:table-cell office:value-type="float" office:value="2193206" table:style-name="ce1">
            <text:p>2193206</text:p>
          </table:table-cell>
          <table:table-cell table:style-name="ce1"/>
          <table:table-cell office:value-type="float" office:value="3149591" table:style-name="ce1">
            <text:p>3149591</text:p>
          </table:table-cell>
          <table:table-cell office:value-type="float" office:value="3150314" table:style-name="ce1">
            <text:p>3150314</text:p>
          </table:table-cell>
          <table:table-cell table:style-name="ce1"/>
          <table:table-cell office:value-type="float" office:value="3152832" table:style-name="ce1">
            <text:p>3152832</text:p>
          </table:table-cell>
          <table:table-cell office:value-type="float" office:value="2320970" table:style-name="ce1">
            <text:p>2320970</text:p>
          </table:table-cell>
          <table:table-cell office:value-type="float" office:value="2322787" table:style-name="ce1">
            <text:p>2322787</text:p>
          </table:table-cell>
          <table:table-cell table:style-name="ce1"/>
          <table:table-cell office:value-type="float" office:value="2325315" table:style-name="ce1">
            <text:p>2325315</text:p>
          </table:table-cell>
          <table:table-cell office:value-type="float" office:value="2783828" table:style-name="ce1">
            <text:p>2783828</text:p>
          </table:table-cell>
          <table:table-cell office:value-type="float" office:value="2784722" table:style-name="ce1">
            <text:p>2784722</text:p>
          </table:table-cell>
          <table:table-cell table:style-name="ce1"/>
          <table:table-cell office:value-type="float" office:value="2786747" table:style-name="ce1">
            <text:p>2786747</text:p>
          </table:table-cell>
          <table:table-cell office:value-type="float" office:value="3246168" table:style-name="ce1">
            <text:p>3246168</text:p>
          </table:table-cell>
          <table:table-cell office:value-type="float" office:value="3248641" table:style-name="ce1">
            <text:p>3248641</text:p>
          </table:table-cell>
          <table:table-cell table:style-name="ce1"/>
          <table:table-cell office:value-type="float" office:value="3251515" table:style-name="ce1">
            <text:p>3251515</text:p>
          </table:table-cell>
          <table:table-cell office:value-type="float" office:value="3205243" table:style-name="ce1">
            <text:p>3205243</text:p>
          </table:table-cell>
          <table:table-cell office:value-type="float" office:value="3206791" table:style-name="ce1">
            <text:p>3206791</text:p>
          </table:table-cell>
          <table:table-cell table:style-name="ce1"/>
          <table:table-cell office:value-type="float" office:value="3217122" table:style-name="ce1">
            <text:p>3217122</text:p>
          </table:table-cell>
          <table:table-cell office:value-type="float" office:value="2164253" table:style-name="ce1">
            <text:p>2164253</text:p>
          </table:table-cell>
          <table:table-cell office:value-type="float" office:value="2165670" table:style-name="ce1">
            <text:p>2165670</text:p>
          </table:table-cell>
          <table:table-cell table:style-name="ce1"/>
          <table:table-cell office:value-type="float" office:value="2167746" table:style-name="ce1">
            <text:p>2167746</text:p>
          </table:table-cell>
          <table:table-cell office:value-type="float" office:value="3232089" table:style-name="ce1">
            <text:p>3232089</text:p>
          </table:table-cell>
          <table:table-cell office:value-type="float" office:value="3232782" table:style-name="ce1">
            <text:p>3232782</text:p>
          </table:table-cell>
          <table:table-cell table:style-name="ce1"/>
          <table:table-cell office:value-type="float" office:value="3234847" table:style-name="ce1">
            <text:p>3234847</text:p>
          </table:table-cell>
          <table:table-cell office:value-type="float" office:value="3167034" table:style-name="ce1">
            <text:p>3167034</text:p>
          </table:table-cell>
          <table:table-cell office:value-type="float" office:value="3167747" table:style-name="ce1">
            <text:p>3167747</text:p>
          </table:table-cell>
          <table:table-cell table:style-name="ce1"/>
          <table:table-cell office:value-type="float" office:value="3169853" table:style-name="ce1">
            <text:p>3169853</text:p>
          </table:table-cell>
          <table:table-cell office:value-type="float" office:value="2897258" table:style-name="ce1">
            <text:p>2897258</text:p>
          </table:table-cell>
          <table:table-cell office:value-type="float" office:value="2898132" table:style-name="ce1">
            <text:p>2898132</text:p>
          </table:table-cell>
          <table:table-cell table:style-name="ce1"/>
          <table:table-cell office:value-type="float" office:value="2900701" table:style-name="ce1">
            <text:p>2900701</text:p>
          </table:table-cell>
          <table:table-cell office:value-type="float" office:value="2555763" table:style-name="ce1">
            <text:p>2555763</text:p>
          </table:table-cell>
          <table:table-cell office:value-type="float" office:value="2556708" table:style-name="ce1">
            <text:p>2556708</text:p>
          </table:table-cell>
          <table:table-cell table:style-name="ce1"/>
          <table:table-cell office:value-type="float" office:value="2558953" table:style-name="ce1">
            <text:p>2558953</text:p>
          </table:table-cell>
          <table:table-cell office:value-type="float" office:value="2696249" table:style-name="ce1">
            <text:p>2696249</text:p>
          </table:table-cell>
          <table:table-cell office:value-type="float" office:value="2697346" table:style-name="ce1">
            <text:p>2697346</text:p>
          </table:table-cell>
          <table:table-cell table:style-name="ce1"/>
          <table:table-cell office:value-type="float" office:value="2700761" table:style-name="ce1">
            <text:p>2700761</text:p>
          </table:table-cell>
          <table:table-cell office:value-type="float" office:value="2643709" table:style-name="ce1">
            <text:p>2643709</text:p>
          </table:table-cell>
          <table:table-cell office:value-type="float" office:value="2645618" table:style-name="ce1">
            <text:p>2645618</text:p>
          </table:table-cell>
          <table:table-cell table:style-name="ce1"/>
          <table:table-cell office:value-type="float" office:value="2650283" table:style-name="ce1">
            <text:p>2650283</text:p>
          </table:table-cell>
          <table:table-cell office:value-type="float" office:value="3027192" table:style-name="ce1">
            <text:p>3027192</text:p>
          </table:table-cell>
          <table:table-cell office:value-type="float" office:value="3028157" table:style-name="ce1">
            <text:p>3028157</text:p>
          </table:table-cell>
          <table:table-cell table:style-name="ce1"/>
          <table:table-cell office:value-type="float" office:value="3030384" table:style-name="ce1">
            <text:p>3030384</text:p>
          </table:table-cell>
          <table:table-cell office:value-type="float" office:value="2482429" table:style-name="ce1">
            <text:p>2482429</text:p>
          </table:table-cell>
          <table:table-cell office:value-type="float" office:value="2483362" table:style-name="ce1">
            <text:p>2483362</text:p>
          </table:table-cell>
          <table:table-cell table:style-name="ce1"/>
          <table:table-cell office:value-type="float" office:value="2485781" table:style-name="ce1">
            <text:p>2485781</text:p>
          </table:table-cell>
          <table:table-cell office:value-type="float" office:value="2739753" table:style-name="ce1">
            <text:p>2739753</text:p>
          </table:table-cell>
          <table:table-cell office:value-type="float" office:value="2740566" table:style-name="ce1">
            <text:p>2740566</text:p>
          </table:table-cell>
          <table:table-cell table:style-name="ce1"/>
          <table:table-cell office:value-type="float" office:value="2742591" table:style-name="ce1">
            <text:p>2742591</text:p>
          </table:table-cell>
          <table:table-cell office:value-type="float" office:value="3095351" table:style-name="ce1">
            <text:p>3095351</text:p>
          </table:table-cell>
          <table:table-cell office:value-type="float" office:value="3096052" table:style-name="ce1">
            <text:p>3096052</text:p>
          </table:table-cell>
          <table:table-cell table:style-name="ce1"/>
          <table:table-cell office:value-type="float" office:value="3098027" table:style-name="ce1">
            <text:p>3098027</text:p>
          </table:table-cell>
          <table:table-cell office:value-type="float" office:value="2926952" table:style-name="ce1">
            <text:p>2926952</text:p>
          </table:table-cell>
          <table:table-cell office:value-type="float" office:value="2927967" table:style-name="ce1">
            <text:p>2927967</text:p>
          </table:table-cell>
          <table:table-cell table:style-name="ce1"/>
          <table:table-cell office:value-type="float" office:value="2930657" table:style-name="ce1">
            <text:p>2930657</text:p>
          </table:table-cell>
          <table:table-cell office:value-type="float" office:value="2845681" table:style-name="ce1">
            <text:p>2845681</text:p>
          </table:table-cell>
          <table:table-cell office:value-type="float" office:value="2846504" table:style-name="ce1">
            <text:p>2846504</text:p>
          </table:table-cell>
          <table:table-cell table:style-name="ce1"/>
          <table:table-cell office:value-type="float" office:value="2855310" table:style-name="ce1">
            <text:p>2855310</text:p>
          </table:table-cell>
          <table:table-cell office:value-type="float" office:value="2825968" table:style-name="ce1">
            <text:p>2825968</text:p>
          </table:table-cell>
          <table:table-cell office:value-type="float" office:value="2826850" table:style-name="ce1">
            <text:p>2826850</text:p>
          </table:table-cell>
          <table:table-cell table:style-name="ce1"/>
          <table:table-cell office:value-type="float" office:value="2829524" table:style-name="ce1">
            <text:p>2829524</text:p>
          </table:table-cell>
          <table:table-cell office:value-type="float" office:value="2104416" table:style-name="ce1">
            <text:p>2104416</text:p>
          </table:table-cell>
          <table:table-cell office:value-type="float" office:value="2106661" table:style-name="ce1">
            <text:p>2106661</text:p>
          </table:table-cell>
          <table:table-cell table:style-name="ce1"/>
          <table:table-cell office:value-type="float" office:value="2110065" table:style-name="ce1">
            <text:p>2110065</text:p>
          </table:table-cell>
          <table:table-cell office:value-type="float" office:value="2337440" table:style-name="ce1">
            <text:p>2337440</text:p>
          </table:table-cell>
          <table:table-cell office:value-type="float" office:value="2338434" table:style-name="ce1">
            <text:p>2338434</text:p>
          </table:table-cell>
          <table:table-cell table:style-name="ce1"/>
          <table:table-cell office:value-type="float" office:value="2341609" table:style-name="ce1">
            <text:p>2341609</text:p>
          </table:table-cell>
          <table:table-cell office:value-type="float" office:value="3002280" table:style-name="ce1">
            <text:p>3002280</text:p>
          </table:table-cell>
          <table:table-cell office:value-type="float" office:value="3003121" table:style-name="ce1">
            <text:p>3003121</text:p>
          </table:table-cell>
          <table:table-cell table:style-name="ce1"/>
          <table:table-cell office:value-type="float" office:value="3005408" table:style-name="ce1">
            <text:p>3005408</text:p>
          </table:table-cell>
          <table:table-cell office:value-type="float" office:value="2436844" table:style-name="ce1">
            <text:p>2436844</text:p>
          </table:table-cell>
          <table:table-cell office:value-type="float" office:value="2437682" table:style-name="ce1">
            <text:p>2437682</text:p>
          </table:table-cell>
          <table:table-cell table:style-name="ce1"/>
          <table:table-cell office:value-type="float" office:value="2439994" table:style-name="ce1">
            <text:p>2439994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8_104038_M058054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22:09</text:p>
          </table:table-cell>
          <table:table-cell office:value-type="string" table:style-name="ce1">
            <text:p>2020-11-18_10:22:09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aurel.mrt</text:p>
          </table:table-cell>
          <table:table-cell office:value-type="string" table:style-name="ce1">
            <text:p>M05805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LUJTxhWx2zuSjoC</text:p>
          </table:table-cell>
          <table:table-cell office:value-type="string" table:style-name="ce1">
            <text:p>https://www.testable.org/experiment/4303/294929/start?participant=M058054</text:p>
          </table:table-cell>
          <table:table-cell office:value-type="float" office:value="4712662" table:style-name="ce1">
            <text:p>4712662</text:p>
          </table:table-cell>
          <table:table-cell office:value-type="float" office:value="78.544366666667003" table:style-name="ce1">
            <text:p>78,54436667</text:p>
          </table:table-cell>
          <table:table-cell office:value-type="float" office:value="1571881" table:style-name="ce1">
            <text:p>1571881</text:p>
          </table:table-cell>
          <table:table-cell office:value-type="float" office:value="1343841" table:style-name="ce1">
            <text:p>1343841</text:p>
          </table:table-cell>
          <table:table-cell office:value-type="float" office:value="1756967" table:style-name="ce1">
            <text:p>1756967</text:p>
          </table:table-cell>
          <table:table-cell office:value-type="float" office:value="2299948" table:style-name="ce1">
            <text:p>2299948</text:p>
          </table:table-cell>
          <table:table-cell office:value-type="float" office:value="1089395" table:style-name="ce1">
            <text:p>1089395</text:p>
          </table:table-cell>
          <table:table-cell office:value-type="float" office:value="927856" table:style-name="ce1">
            <text:p>927856</text:p>
          </table:table-cell>
          <table:table-cell office:value-type="float" office:value="1434394" table:style-name="ce1">
            <text:p>1434394</text:p>
          </table:table-cell>
          <table:table-cell office:value-type="float" office:value="1903345" table:style-name="ce1">
            <text:p>1903345</text:p>
          </table:table-cell>
          <table:table-cell office:value-type="float" office:value="2062706" table:style-name="ce1">
            <text:p>2062706</text:p>
          </table:table-cell>
          <table:table-cell office:value-type="float" office:value="1246840" table:style-name="ce1">
            <text:p>1246840</text:p>
          </table:table-cell>
          <table:table-cell office:value-type="float" office:value="751730" table:style-name="ce1">
            <text:p>751730</text:p>
          </table:table-cell>
          <table:table-cell office:value-type="float" office:value="561487" table:style-name="ce1">
            <text:p>561487</text:p>
          </table:table-cell>
          <table:table-cell office:value-type="float" office:value="3802195" table:style-name="ce1">
            <text:p>3802195</text:p>
          </table:table-cell>
          <table:table-cell office:value-type="float" office:value="3804247" table:style-name="ce1">
            <text:p>3804247</text:p>
          </table:table-cell>
          <table:table-cell office:value-type="float" office:value="3809014" table:style-name="ce1">
            <text:p>3809014</text:p>
          </table:table-cell>
          <table:table-cell table:style-name="ce1"/>
          <table:table-cell office:value-type="float" office:value="3712589" table:style-name="ce1">
            <text:p>3712589</text:p>
          </table:table-cell>
          <table:table-cell office:value-type="float" office:value="3713071" table:style-name="ce1">
            <text:p>3713071</text:p>
          </table:table-cell>
          <table:table-cell table:style-name="ce1"/>
          <table:table-cell office:value-type="float" office:value="3716284" table:style-name="ce1">
            <text:p>3716284</text:p>
          </table:table-cell>
          <table:table-cell office:value-type="float" office:value="3581142" table:style-name="ce1">
            <text:p>3581142</text:p>
          </table:table-cell>
          <table:table-cell office:value-type="float" office:value="3582587" table:style-name="ce1">
            <text:p>3582587</text:p>
          </table:table-cell>
          <table:table-cell office:value-type="float" office:value="3586613" table:style-name="ce1">
            <text:p>3586613</text:p>
          </table:table-cell>
          <table:table-cell table:style-name="ce1"/>
          <table:table-cell office:value-type="float" office:value="3899593" table:style-name="ce1">
            <text:p>3899593</text:p>
          </table:table-cell>
          <table:table-cell office:value-type="float" office:value="3901212" table:style-name="ce1">
            <text:p>3901212</text:p>
          </table:table-cell>
          <table:table-cell office:value-type="float" office:value="3909628" table:style-name="ce1">
            <text:p>3909628</text:p>
          </table:table-cell>
          <table:table-cell table:style-name="ce1"/>
          <table:table-cell office:value-type="float" office:value="3749521" table:style-name="ce1">
            <text:p>3749521</text:p>
          </table:table-cell>
          <table:table-cell office:value-type="float" office:value="3751087" table:style-name="ce1">
            <text:p>3751087</text:p>
          </table:table-cell>
          <table:table-cell office:value-type="float" office:value="3754326" table:style-name="ce1">
            <text:p>3754326</text:p>
          </table:table-cell>
          <table:table-cell table:style-name="ce1"/>
          <table:table-cell office:value-type="float" office:value="4304268" table:style-name="ce1">
            <text:p>4304268</text:p>
          </table:table-cell>
          <table:table-cell office:value-type="float" office:value="4307513" table:style-name="ce1">
            <text:p>4307513</text:p>
          </table:table-cell>
          <table:table-cell table:style-name="ce1"/>
          <table:table-cell office:value-type="float" office:value="4309809" table:style-name="ce1">
            <text:p>4309809</text:p>
          </table:table-cell>
          <table:table-cell office:value-type="float" office:value="3923449" table:style-name="ce1">
            <text:p>3923449</text:p>
          </table:table-cell>
          <table:table-cell office:value-type="float" office:value="3925004" table:style-name="ce1">
            <text:p>3925004</text:p>
          </table:table-cell>
          <table:table-cell table:style-name="ce1"/>
          <table:table-cell office:value-type="float" office:value="3929174" table:style-name="ce1">
            <text:p>3929174</text:p>
          </table:table-cell>
          <table:table-cell office:value-type="float" office:value="4219908" table:style-name="ce1">
            <text:p>4219908</text:p>
          </table:table-cell>
          <table:table-cell office:value-type="float" office:value="4222217" table:style-name="ce1">
            <text:p>4222217</text:p>
          </table:table-cell>
          <table:table-cell table:style-name="ce1"/>
          <table:table-cell office:value-type="float" office:value="4224769" table:style-name="ce1">
            <text:p>4224769</text:p>
          </table:table-cell>
          <table:table-cell office:value-type="float" office:value="3691558" table:style-name="ce1">
            <text:p>3691558</text:p>
          </table:table-cell>
          <table:table-cell office:value-type="float" office:value="3695726" table:style-name="ce1">
            <text:p>3695726</text:p>
          </table:table-cell>
          <table:table-cell office:value-type="float" office:value="3704499" table:style-name="ce1">
            <text:p>3704499</text:p>
          </table:table-cell>
          <table:table-cell table:style-name="ce1"/>
          <table:table-cell office:value-type="float" office:value="4615111" table:style-name="ce1">
            <text:p>4615111</text:p>
          </table:table-cell>
          <table:table-cell office:value-type="float" office:value="4616867" table:style-name="ce1">
            <text:p>4616867</text:p>
          </table:table-cell>
          <table:table-cell office:value-type="float" office:value="4619162" table:style-name="ce1">
            <text:p>4619162</text:p>
          </table:table-cell>
          <table:table-cell table:style-name="ce1"/>
          <table:table-cell office:value-type="float" office:value="4569614" table:style-name="ce1">
            <text:p>4569614</text:p>
          </table:table-cell>
          <table:table-cell office:value-type="float" office:value="4570263" table:style-name="ce1">
            <text:p>4570263</text:p>
          </table:table-cell>
          <table:table-cell table:style-name="ce1"/>
          <table:table-cell office:value-type="float" office:value="4575965" table:style-name="ce1">
            <text:p>4575965</text:p>
          </table:table-cell>
          <table:table-cell office:value-type="float" office:value="4436697" table:style-name="ce1">
            <text:p>4436697</text:p>
          </table:table-cell>
          <table:table-cell office:value-type="float" office:value="4437178" table:style-name="ce1">
            <text:p>4437178</text:p>
          </table:table-cell>
          <table:table-cell office:value-type="float" office:value="4439974" table:style-name="ce1">
            <text:p>4439974</text:p>
          </table:table-cell>
          <table:table-cell table:style-name="ce1"/>
          <table:table-cell office:value-type="float" office:value="4237689" table:style-name="ce1">
            <text:p>4237689</text:p>
          </table:table-cell>
          <table:table-cell office:value-type="float" office:value="4239756" table:style-name="ce1">
            <text:p>4239756</text:p>
          </table:table-cell>
          <table:table-cell office:value-type="float" office:value="4246546" table:style-name="ce1">
            <text:p>4246546</text:p>
          </table:table-cell>
          <table:table-cell table:style-name="ce1"/>
          <table:table-cell office:value-type="float" office:value="4161564" table:style-name="ce1">
            <text:p>4161564</text:p>
          </table:table-cell>
          <table:table-cell office:value-type="float" office:value="4164083" table:style-name="ce1">
            <text:p>4164083</text:p>
          </table:table-cell>
          <table:table-cell table:style-name="ce1"/>
          <table:table-cell office:value-type="float" office:value="4166386" table:style-name="ce1">
            <text:p>4166386</text:p>
          </table:table-cell>
          <table:table-cell office:value-type="float" office:value="4589126" table:style-name="ce1">
            <text:p>4589126</text:p>
          </table:table-cell>
          <table:table-cell office:value-type="float" office:value="4590148" table:style-name="ce1">
            <text:p>4590148</text:p>
          </table:table-cell>
          <table:table-cell office:value-type="float" office:value="4595746" table:style-name="ce1">
            <text:p>4595746</text:p>
          </table:table-cell>
          <table:table-cell table:style-name="ce1"/>
          <table:table-cell office:value-type="float" office:value="3770296" table:style-name="ce1">
            <text:p>3770296</text:p>
          </table:table-cell>
          <table:table-cell office:value-type="float" office:value="3772936" table:style-name="ce1">
            <text:p>3772936</text:p>
          </table:table-cell>
          <table:table-cell table:style-name="ce1"/>
          <table:table-cell office:value-type="float" office:value="3783605" table:style-name="ce1">
            <text:p>3783605</text:p>
          </table:table-cell>
          <table:table-cell office:value-type="float" office:value="3974969" table:style-name="ce1">
            <text:p>3974969</text:p>
          </table:table-cell>
          <table:table-cell office:value-type="float" office:value="3978263" table:style-name="ce1">
            <text:p>3978263</text:p>
          </table:table-cell>
          <table:table-cell office:value-type="float" office:value="3981727" table:style-name="ce1">
            <text:p>3981727</text:p>
          </table:table-cell>
          <table:table-cell table:style-name="ce1"/>
          <table:table-cell office:value-type="float" office:value="3532493" table:style-name="ce1">
            <text:p>3532493</text:p>
          </table:table-cell>
          <table:table-cell office:value-type="float" office:value="3533667" table:style-name="ce1">
            <text:p>3533667</text:p>
          </table:table-cell>
          <table:table-cell table:style-name="ce1"/>
          <table:table-cell office:value-type="float" office:value="3553829" table:style-name="ce1">
            <text:p>3553829</text:p>
          </table:table-cell>
          <table:table-cell office:value-type="float" office:value="4448868" table:style-name="ce1">
            <text:p>4448868</text:p>
          </table:table-cell>
          <table:table-cell office:value-type="float" office:value="4450824" table:style-name="ce1">
            <text:p>4450824</text:p>
          </table:table-cell>
          <table:table-cell table:style-name="ce1"/>
          <table:table-cell office:value-type="float" office:value="4453067" table:style-name="ce1">
            <text:p>4453067</text:p>
          </table:table-cell>
          <table:table-cell office:value-type="float" office:value="4418078" table:style-name="ce1">
            <text:p>4418078</text:p>
          </table:table-cell>
          <table:table-cell office:value-type="float" office:value="4421211" table:style-name="ce1">
            <text:p>4421211</text:p>
          </table:table-cell>
          <table:table-cell table:style-name="ce1"/>
          <table:table-cell office:value-type="float" office:value="4425173" table:style-name="ce1">
            <text:p>4425173</text:p>
          </table:table-cell>
          <table:table-cell office:value-type="float" office:value="4120171" table:style-name="ce1">
            <text:p>4120171</text:p>
          </table:table-cell>
          <table:table-cell office:value-type="float" office:value="4123104" table:style-name="ce1">
            <text:p>4123104</text:p>
          </table:table-cell>
          <table:table-cell office:value-type="float" office:value="4125407" table:style-name="ce1">
            <text:p>4125407</text:p>
          </table:table-cell>
          <table:table-cell table:style-name="ce1"/>
          <table:table-cell office:value-type="float" office:value="4484014" table:style-name="ce1">
            <text:p>4484014</text:p>
          </table:table-cell>
          <table:table-cell office:value-type="float" office:value="4484790" table:style-name="ce1">
            <text:p>4484790</text:p>
          </table:table-cell>
          <table:table-cell office:value-type="float" office:value="4489208" table:style-name="ce1">
            <text:p>4489208</text:p>
          </table:table-cell>
          <table:table-cell table:style-name="ce1"/>
          <table:table-cell office:value-type="float" office:value="4035448" table:style-name="ce1">
            <text:p>4035448</text:p>
          </table:table-cell>
          <table:table-cell office:value-type="float" office:value="4044347" table:style-name="ce1">
            <text:p>4044347</text:p>
          </table:table-cell>
          <table:table-cell table:style-name="ce1"/>
          <table:table-cell office:value-type="float" office:value="4046803" table:style-name="ce1">
            <text:p>4046803</text:p>
          </table:table-cell>
          <table:table-cell office:value-type="float" office:value="4701060" table:style-name="ce1">
            <text:p>4701060</text:p>
          </table:table-cell>
          <table:table-cell office:value-type="float" office:value="4704131" table:style-name="ce1">
            <text:p>4704131</text:p>
          </table:table-cell>
          <table:table-cell office:value-type="float" office:value="4708405" table:style-name="ce1">
            <text:p>4708405</text:p>
          </table:table-cell>
          <table:table-cell table:style-name="ce1"/>
          <table:table-cell office:value-type="float" office:value="4645265" table:style-name="ce1">
            <text:p>4645265</text:p>
          </table:table-cell>
          <table:table-cell office:value-type="float" office:value="4645791" table:style-name="ce1">
            <text:p>4645791</text:p>
          </table:table-cell>
          <table:table-cell office:value-type="float" office:value="4649421" table:style-name="ce1">
            <text:p>4649421</text:p>
          </table:table-cell>
          <table:table-cell table:style-name="ce1"/>
          <table:table-cell office:value-type="float" office:value="4098699" table:style-name="ce1">
            <text:p>4098699</text:p>
          </table:table-cell>
          <table:table-cell office:value-type="float" office:value="4101812" table:style-name="ce1">
            <text:p>4101812</text:p>
          </table:table-cell>
          <table:table-cell office:value-type="float" office:value="4104396" table:style-name="ce1">
            <text:p>4104396</text:p>
          </table:table-cell>
          <table:table-cell table:style-name="ce1"/>
          <table:table-cell office:value-type="float" office:value="4346893" table:style-name="ce1">
            <text:p>4346893</text:p>
          </table:table-cell>
          <table:table-cell office:value-type="float" office:value="4348930" table:style-name="ce1">
            <text:p>4348930</text:p>
          </table:table-cell>
          <table:table-cell table:style-name="ce1"/>
          <table:table-cell office:value-type="float" office:value="4352563" table:style-name="ce1">
            <text:p>4352563</text:p>
          </table:table-cell>
          <table:table-cell office:value-type="float" office:value="3956539" table:style-name="ce1">
            <text:p>3956539</text:p>
          </table:table-cell>
          <table:table-cell office:value-type="float" office:value="3956932" table:style-name="ce1">
            <text:p>3956932</text:p>
          </table:table-cell>
          <table:table-cell office:value-type="float" office:value="3963634" table:style-name="ce1">
            <text:p>3963634</text:p>
          </table:table-cell>
          <table:table-cell table:style-name="ce1"/>
          <table:table-cell office:value-type="float" office:value="4546859" table:style-name="ce1">
            <text:p>4546859</text:p>
          </table:table-cell>
          <table:table-cell office:value-type="float" office:value="4547565" table:style-name="ce1">
            <text:p>4547565</text:p>
          </table:table-cell>
          <table:table-cell office:value-type="float" office:value="4550293" table:style-name="ce1">
            <text:p>4550293</text:p>
          </table:table-cell>
          <table:table-cell table:style-name="ce1"/>
          <table:table-cell office:value-type="float" office:value="4259509" table:style-name="ce1">
            <text:p>4259509</text:p>
          </table:table-cell>
          <table:table-cell office:value-type="float" office:value="4261192" table:style-name="ce1">
            <text:p>4261192</text:p>
          </table:table-cell>
          <table:table-cell office:value-type="float" office:value="4263568" table:style-name="ce1">
            <text:p>4263568</text:p>
          </table:table-cell>
          <table:table-cell table:style-name="ce1"/>
          <table:table-cell office:value-type="float" office:value="4180932" table:style-name="ce1">
            <text:p>4180932</text:p>
          </table:table-cell>
          <table:table-cell office:value-type="float" office:value="4183372" table:style-name="ce1">
            <text:p>4183372</text:p>
          </table:table-cell>
          <table:table-cell table:style-name="ce1"/>
          <table:table-cell office:value-type="float" office:value="4187622" table:style-name="ce1">
            <text:p>4187622</text:p>
          </table:table-cell>
          <table:table-cell office:value-type="float" office:value="4382704" table:style-name="ce1">
            <text:p>4382704</text:p>
          </table:table-cell>
          <table:table-cell office:value-type="float" office:value="4387978" table:style-name="ce1">
            <text:p>4387978</text:p>
          </table:table-cell>
          <table:table-cell table:style-name="ce1"/>
          <table:table-cell office:value-type="float" office:value="4390734" table:style-name="ce1">
            <text:p>4390734</text:p>
          </table:table-cell>
          <table:table-cell office:value-type="float" office:value="3877424" table:style-name="ce1">
            <text:p>3877424</text:p>
          </table:table-cell>
          <table:table-cell office:value-type="float" office:value="3878042" table:style-name="ce1">
            <text:p>3878042</text:p>
          </table:table-cell>
          <table:table-cell table:style-name="ce1"/>
          <table:table-cell office:value-type="float" office:value="3880904" table:style-name="ce1">
            <text:p>3880904</text:p>
          </table:table-cell>
          <table:table-cell office:value-type="float" office:value="3508192" table:style-name="ce1">
            <text:p>3508192</text:p>
          </table:table-cell>
          <table:table-cell office:value-type="float" office:value="3509427" table:style-name="ce1">
            <text:p>3509427</text:p>
          </table:table-cell>
          <table:table-cell office:value-type="float" office:value="3517471" table:style-name="ce1">
            <text:p>3517471</text:p>
          </table:table-cell>
          <table:table-cell table:style-name="ce1"/>
          <table:table-cell office:value-type="float" office:value="4661474" table:style-name="ce1">
            <text:p>4661474</text:p>
          </table:table-cell>
          <table:table-cell office:value-type="float" office:value="4663964" table:style-name="ce1">
            <text:p>4663964</text:p>
          </table:table-cell>
          <table:table-cell office:value-type="float" office:value="4666993" table:style-name="ce1">
            <text:p>4666993</text:p>
          </table:table-cell>
          <table:table-cell table:style-name="ce1"/>
          <table:table-cell office:value-type="float" office:value="4501503" table:style-name="ce1">
            <text:p>4501503</text:p>
          </table:table-cell>
          <table:table-cell office:value-type="float" office:value="4503031" table:style-name="ce1">
            <text:p>4503031</text:p>
          </table:table-cell>
          <table:table-cell office:value-type="float" office:value="4505959" table:style-name="ce1">
            <text:p>4505959</text:p>
          </table:table-cell>
          <table:table-cell table:style-name="ce1"/>
          <table:table-cell office:value-type="float" office:value="4084992" table:style-name="ce1">
            <text:p>4084992</text:p>
          </table:table-cell>
          <table:table-cell office:value-type="float" office:value="4086659" table:style-name="ce1">
            <text:p>4086659</text:p>
          </table:table-cell>
          <table:table-cell office:value-type="float" office:value="4089090" table:style-name="ce1">
            <text:p>4089090</text:p>
          </table:table-cell>
          <table:table-cell table:style-name="ce1"/>
          <table:table-cell office:value-type="float" office:value="4526469" table:style-name="ce1">
            <text:p>4526469</text:p>
          </table:table-cell>
          <table:table-cell office:value-type="float" office:value="4527924" table:style-name="ce1">
            <text:p>4527924</text:p>
          </table:table-cell>
          <table:table-cell office:value-type="float" office:value="4530144" table:style-name="ce1">
            <text:p>4530144</text:p>
          </table:table-cell>
          <table:table-cell table:style-name="ce1"/>
          <table:table-cell office:value-type="float" office:value="4464629" table:style-name="ce1">
            <text:p>4464629</text:p>
          </table:table-cell>
          <table:table-cell office:value-type="float" office:value="4468283" table:style-name="ce1">
            <text:p>4468283</text:p>
          </table:table-cell>
          <table:table-cell table:style-name="ce1"/>
          <table:table-cell office:value-type="float" office:value="4470963" table:style-name="ce1">
            <text:p>4470963</text:p>
          </table:table-cell>
          <table:table-cell office:value-type="float" office:value="3626011" table:style-name="ce1">
            <text:p>3626011</text:p>
          </table:table-cell>
          <table:table-cell office:value-type="float" office:value="3626925" table:style-name="ce1">
            <text:p>3626925</text:p>
          </table:table-cell>
          <table:table-cell office:value-type="float" office:value="3638926" table:style-name="ce1">
            <text:p>3638926</text:p>
          </table:table-cell>
          <table:table-cell table:style-name="ce1"/>
          <table:table-cell office:value-type="float" office:value="4199356" table:style-name="ce1">
            <text:p>4199356</text:p>
          </table:table-cell>
          <table:table-cell office:value-type="float" office:value="4203174" table:style-name="ce1">
            <text:p>4203174</text:p>
          </table:table-cell>
          <table:table-cell office:value-type="float" office:value="4206191" table:style-name="ce1">
            <text:p>4206191</text:p>
          </table:table-cell>
          <table:table-cell table:style-name="ce1"/>
          <table:table-cell office:value-type="float" office:value="4144323" table:style-name="ce1">
            <text:p>4144323</text:p>
          </table:table-cell>
          <table:table-cell office:value-type="float" office:value="4146660" table:style-name="ce1">
            <text:p>4146660</text:p>
          </table:table-cell>
          <table:table-cell office:value-type="float" office:value="4149801" table:style-name="ce1">
            <text:p>4149801</text:p>
          </table:table-cell>
          <table:table-cell table:style-name="ce1"/>
          <table:table-cell office:value-type="float" office:value="3600912" table:style-name="ce1">
            <text:p>3600912</text:p>
          </table:table-cell>
          <table:table-cell office:value-type="float" office:value="3604385" table:style-name="ce1">
            <text:p>3604385</text:p>
          </table:table-cell>
          <table:table-cell table:style-name="ce1"/>
          <table:table-cell office:value-type="float" office:value="3606623" table:style-name="ce1">
            <text:p>3606623</text:p>
          </table:table-cell>
          <table:table-cell office:value-type="float" office:value="4400375" table:style-name="ce1">
            <text:p>4400375</text:p>
          </table:table-cell>
          <table:table-cell office:value-type="float" office:value="4401729" table:style-name="ce1">
            <text:p>4401729</text:p>
          </table:table-cell>
          <table:table-cell office:value-type="float" office:value="4405362" table:style-name="ce1">
            <text:p>4405362</text:p>
          </table:table-cell>
          <table:table-cell table:style-name="ce1"/>
          <table:table-cell office:value-type="float" office:value="3475261" table:style-name="ce1">
            <text:p>3475261</text:p>
          </table:table-cell>
          <table:table-cell office:value-type="float" office:value="3477348" table:style-name="ce1">
            <text:p>3477348</text:p>
          </table:table-cell>
          <table:table-cell table:style-name="ce1"/>
          <table:table-cell office:value-type="float" office:value="3481667" table:style-name="ce1">
            <text:p>3481667</text:p>
          </table:table-cell>
          <table:table-cell office:value-type="float" office:value="4285754" table:style-name="ce1">
            <text:p>4285754</text:p>
          </table:table-cell>
          <table:table-cell office:value-type="float" office:value="4286408" table:style-name="ce1">
            <text:p>4286408</text:p>
          </table:table-cell>
          <table:table-cell office:value-type="float" office:value="4289164" table:style-name="ce1">
            <text:p>4289164</text:p>
          </table:table-cell>
          <table:table-cell table:style-name="ce1"/>
          <table:table-cell office:value-type="float" office:value="3860262" table:style-name="ce1">
            <text:p>3860262</text:p>
          </table:table-cell>
          <table:table-cell office:value-type="float" office:value="3862458" table:style-name="ce1">
            <text:p>3862458</text:p>
          </table:table-cell>
          <table:table-cell office:value-type="float" office:value="3866837" table:style-name="ce1">
            <text:p>3866837</text:p>
          </table:table-cell>
          <table:table-cell table:style-name="ce1"/>
          <table:table-cell office:value-type="float" office:value="4325685" table:style-name="ce1">
            <text:p>4325685</text:p>
          </table:table-cell>
          <table:table-cell office:value-type="float" office:value="4327952" table:style-name="ce1">
            <text:p>4327952</text:p>
          </table:table-cell>
          <table:table-cell office:value-type="float" office:value="4332081" table:style-name="ce1">
            <text:p>4332081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104615_M01998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0:03:38</text:p>
          </table:table-cell>
          <table:table-cell office:value-type="string" table:style-name="ce1">
            <text:p>2020-11-18_11:03:38</text:p>
          </table:table-cell>
          <table:table-cell office:value-type="float" office:value="1.03" table:style-name="ce1">
            <text:p>1,03</text:p>
          </table:table-cell>
          <table:table-cell office:value-type="string" table:style-name="ce1">
            <text:p>Romain Hil</text:p>
          </table:table-cell>
          <table:table-cell office:value-type="string" table:style-name="ce1">
            <text:p>M019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8mwFuGR8zV3bMlrs</text:p>
          </table:table-cell>
          <table:table-cell office:value-type="string" table:style-name="ce1">
            <text:p>https://www.testable.org/experiment/4303/294929/start?participant=M019988</text:p>
          </table:table-cell>
          <table:table-cell office:value-type="float" office:value="2557881" table:style-name="ce1">
            <text:p>2557881</text:p>
          </table:table-cell>
          <table:table-cell office:value-type="float" office:value="42.631349999999998" table:style-name="ce1">
            <text:p>42,63135</text:p>
          </table:table-cell>
          <table:table-cell office:value-type="float" office:value="699482" table:style-name="ce1">
            <text:p>699482</text:p>
          </table:table-cell>
          <table:table-cell office:value-type="float" office:value="901353" table:style-name="ce1">
            <text:p>901353</text:p>
          </table:table-cell>
          <table:table-cell office:value-type="float" office:value="803851" table:style-name="ce1">
            <text:p>803851</text:p>
          </table:table-cell>
          <table:table-cell office:value-type="float" office:value="423956" table:style-name="ce1">
            <text:p>423956</text:p>
          </table:table-cell>
          <table:table-cell office:value-type="float" office:value="483441" table:style-name="ce1">
            <text:p>483441</text:p>
          </table:table-cell>
          <table:table-cell office:value-type="float" office:value="931317" table:style-name="ce1">
            <text:p>931317</text:p>
          </table:table-cell>
          <table:table-cell office:value-type="float" office:value="652017" table:style-name="ce1">
            <text:p>652017</text:p>
          </table:table-cell>
          <table:table-cell office:value-type="float" office:value="344327" table:style-name="ce1">
            <text:p>344327</text:p>
          </table:table-cell>
          <table:table-cell office:value-type="float" office:value="535389" table:style-name="ce1">
            <text:p>535389</text:p>
          </table:table-cell>
          <table:table-cell office:value-type="float" office:value="575894" table:style-name="ce1">
            <text:p>575894</text:p>
          </table:table-cell>
          <table:table-cell office:value-type="float" office:value="863519" table:style-name="ce1">
            <text:p>863519</text:p>
          </table:table-cell>
          <table:table-cell office:value-type="float" office:value="749081" table:style-name="ce1">
            <text:p>749081</text:p>
          </table:table-cell>
          <table:table-cell office:value-type="float" office:value="2097862" table:style-name="ce1">
            <text:p>2097862</text:p>
          </table:table-cell>
          <table:table-cell office:value-type="float" office:value="2098843" table:style-name="ce1">
            <text:p>2098843</text:p>
          </table:table-cell>
          <table:table-cell table:style-name="ce1"/>
          <table:table-cell office:value-type="float" office:value="2102709" table:style-name="ce1">
            <text:p>2102709</text:p>
          </table:table-cell>
          <table:table-cell office:value-type="float" office:value="2038703" table:style-name="ce1">
            <text:p>2038703</text:p>
          </table:table-cell>
          <table:table-cell office:value-type="float" office:value="2039273" table:style-name="ce1">
            <text:p>2039273</text:p>
          </table:table-cell>
          <table:table-cell table:style-name="ce1"/>
          <table:table-cell office:value-type="float" office:value="2041963" table:style-name="ce1">
            <text:p>2041963</text:p>
          </table:table-cell>
          <table:table-cell office:value-type="float" office:value="2211499" table:style-name="ce1">
            <text:p>2211499</text:p>
          </table:table-cell>
          <table:table-cell office:value-type="float" office:value="2212086" table:style-name="ce1">
            <text:p>2212086</text:p>
          </table:table-cell>
          <table:table-cell table:style-name="ce1"/>
          <table:table-cell office:value-type="float" office:value="2215037" table:style-name="ce1">
            <text:p>2215037</text:p>
          </table:table-cell>
          <table:table-cell office:value-type="float" office:value="2264838" table:style-name="ce1">
            <text:p>2264838</text:p>
          </table:table-cell>
          <table:table-cell office:value-type="float" office:value="2265310" table:style-name="ce1">
            <text:p>2265310</text:p>
          </table:table-cell>
          <table:table-cell table:style-name="ce1"/>
          <table:table-cell office:value-type="float" office:value="2267635" table:style-name="ce1">
            <text:p>2267635</text:p>
          </table:table-cell>
          <table:table-cell office:value-type="float" office:value="2436597" table:style-name="ce1">
            <text:p>2436597</text:p>
          </table:table-cell>
          <table:table-cell office:value-type="float" office:value="2436969" table:style-name="ce1">
            <text:p>2436969</text:p>
          </table:table-cell>
          <table:table-cell table:style-name="ce1"/>
          <table:table-cell office:value-type="float" office:value="2439776" table:style-name="ce1">
            <text:p>2439776</text:p>
          </table:table-cell>
          <table:table-cell office:value-type="float" office:value="2507094" table:style-name="ce1">
            <text:p>2507094</text:p>
          </table:table-cell>
          <table:table-cell office:value-type="float" office:value="2507497" table:style-name="ce1">
            <text:p>2507497</text:p>
          </table:table-cell>
          <table:table-cell table:style-name="ce1"/>
          <table:table-cell office:value-type="float" office:value="2510956" table:style-name="ce1">
            <text:p>2510956</text:p>
          </table:table-cell>
          <table:table-cell office:value-type="float" office:value="2370551" table:style-name="ce1">
            <text:p>2370551</text:p>
          </table:table-cell>
          <table:table-cell office:value-type="float" office:value="2371047" table:style-name="ce1">
            <text:p>2371047</text:p>
          </table:table-cell>
          <table:table-cell table:style-name="ce1"/>
          <table:table-cell office:value-type="float" office:value="2373013" table:style-name="ce1">
            <text:p>2373013</text:p>
          </table:table-cell>
          <table:table-cell office:value-type="float" office:value="2066478" table:style-name="ce1">
            <text:p>2066478</text:p>
          </table:table-cell>
          <table:table-cell office:value-type="float" office:value="2067157" table:style-name="ce1">
            <text:p>2067157</text:p>
          </table:table-cell>
          <table:table-cell table:style-name="ce1"/>
          <table:table-cell office:value-type="float" office:value="2069856" table:style-name="ce1">
            <text:p>2069856</text:p>
          </table:table-cell>
          <table:table-cell office:value-type="float" office:value="2523282" table:style-name="ce1">
            <text:p>2523282</text:p>
          </table:table-cell>
          <table:table-cell office:value-type="float" office:value="2523755" table:style-name="ce1">
            <text:p>2523755</text:p>
          </table:table-cell>
          <table:table-cell table:style-name="ce1"/>
          <table:table-cell office:value-type="float" office:value="2525606" table:style-name="ce1">
            <text:p>2525606</text:p>
          </table:table-cell>
          <table:table-cell office:value-type="float" office:value="2296690" table:style-name="ce1">
            <text:p>2296690</text:p>
          </table:table-cell>
          <table:table-cell office:value-type="float" office:value="2297146" table:style-name="ce1">
            <text:p>2297146</text:p>
          </table:table-cell>
          <table:table-cell table:style-name="ce1"/>
          <table:table-cell office:value-type="float" office:value="2298749" table:style-name="ce1">
            <text:p>2298749</text:p>
          </table:table-cell>
          <table:table-cell office:value-type="float" office:value="2171422" table:style-name="ce1">
            <text:p>2171422</text:p>
          </table:table-cell>
          <table:table-cell office:value-type="float" office:value="2171840" table:style-name="ce1">
            <text:p>2171840</text:p>
          </table:table-cell>
          <table:table-cell table:style-name="ce1"/>
          <table:table-cell office:value-type="float" office:value="2174071" table:style-name="ce1">
            <text:p>2174071</text:p>
          </table:table-cell>
          <table:table-cell office:value-type="float" office:value="2009845" table:style-name="ce1">
            <text:p>2009845</text:p>
          </table:table-cell>
          <table:table-cell office:value-type="float" office:value="2010798" table:style-name="ce1">
            <text:p>2010798</text:p>
          </table:table-cell>
          <table:table-cell table:style-name="ce1"/>
          <table:table-cell office:value-type="float" office:value="2014117" table:style-name="ce1">
            <text:p>2014117</text:p>
          </table:table-cell>
          <table:table-cell office:value-type="float" office:value="2419309" table:style-name="ce1">
            <text:p>2419309</text:p>
          </table:table-cell>
          <table:table-cell office:value-type="float" office:value="2419774" table:style-name="ce1">
            <text:p>2419774</text:p>
          </table:table-cell>
          <table:table-cell table:style-name="ce1"/>
          <table:table-cell office:value-type="float" office:value="2421496" table:style-name="ce1">
            <text:p>2421496</text:p>
          </table:table-cell>
          <table:table-cell office:value-type="float" office:value="1939241" table:style-name="ce1">
            <text:p>1939241</text:p>
          </table:table-cell>
          <table:table-cell office:value-type="float" office:value="1940323" table:style-name="ce1">
            <text:p>1940323</text:p>
          </table:table-cell>
          <table:table-cell table:style-name="ce1"/>
          <table:table-cell office:value-type="float" office:value="1943517" table:style-name="ce1">
            <text:p>1943517</text:p>
          </table:table-cell>
          <table:table-cell office:value-type="float" office:value="2229885" table:style-name="ce1">
            <text:p>2229885</text:p>
          </table:table-cell>
          <table:table-cell office:value-type="float" office:value="2230357" table:style-name="ce1">
            <text:p>2230357</text:p>
          </table:table-cell>
          <table:table-cell table:style-name="ce1"/>
          <table:table-cell office:value-type="float" office:value="2232017" table:style-name="ce1">
            <text:p>2232017</text:p>
          </table:table-cell>
          <table:table-cell office:value-type="float" office:value="2484291" table:style-name="ce1">
            <text:p>2484291</text:p>
          </table:table-cell>
          <table:table-cell office:value-type="float" office:value="2484703" table:style-name="ce1">
            <text:p>2484703</text:p>
          </table:table-cell>
          <table:table-cell table:style-name="ce1"/>
          <table:table-cell office:value-type="float" office:value="2488609" table:style-name="ce1">
            <text:p>2488609</text:p>
          </table:table-cell>
          <table:table-cell office:value-type="float" office:value="2475031" table:style-name="ce1">
            <text:p>2475031</text:p>
          </table:table-cell>
          <table:table-cell office:value-type="float" office:value="2475442" table:style-name="ce1">
            <text:p>2475442</text:p>
          </table:table-cell>
          <table:table-cell table:style-name="ce1"/>
          <table:table-cell office:value-type="float" office:value="2478020" table:style-name="ce1">
            <text:p>2478020</text:p>
          </table:table-cell>
          <table:table-cell office:value-type="float" office:value="2315679" table:style-name="ce1">
            <text:p>2315679</text:p>
          </table:table-cell>
          <table:table-cell office:value-type="float" office:value="2316158" table:style-name="ce1">
            <text:p>2316158</text:p>
          </table:table-cell>
          <table:table-cell table:style-name="ce1"/>
          <table:table-cell office:value-type="float" office:value="2318843" table:style-name="ce1">
            <text:p>2318843</text:p>
          </table:table-cell>
          <table:table-cell office:value-type="float" office:value="2132559" table:style-name="ce1">
            <text:p>2132559</text:p>
          </table:table-cell>
          <table:table-cell office:value-type="float" office:value="2133473" table:style-name="ce1">
            <text:p>2133473</text:p>
          </table:table-cell>
          <table:table-cell table:style-name="ce1"/>
          <table:table-cell office:value-type="float" office:value="2136154" table:style-name="ce1">
            <text:p>2136154</text:p>
          </table:table-cell>
          <table:table-cell office:value-type="float" office:value="2121498" table:style-name="ce1">
            <text:p>2121498</text:p>
          </table:table-cell>
          <table:table-cell office:value-type="float" office:value="2121940" table:style-name="ce1">
            <text:p>2121940</text:p>
          </table:table-cell>
          <table:table-cell table:style-name="ce1"/>
          <table:table-cell office:value-type="float" office:value="2124291" table:style-name="ce1">
            <text:p>2124291</text:p>
          </table:table-cell>
          <table:table-cell office:value-type="float" office:value="1916945" table:style-name="ce1">
            <text:p>1916945</text:p>
          </table:table-cell>
          <table:table-cell office:value-type="float" office:value="1918151" table:style-name="ce1">
            <text:p>1918151</text:p>
          </table:table-cell>
          <table:table-cell table:style-name="ce1"/>
          <table:table-cell office:value-type="float" office:value="1921438" table:style-name="ce1">
            <text:p>1921438</text:p>
          </table:table-cell>
          <table:table-cell office:value-type="float" office:value="2079969" table:style-name="ce1">
            <text:p>2079969</text:p>
          </table:table-cell>
          <table:table-cell office:value-type="float" office:value="2081328" table:style-name="ce1">
            <text:p>2081328</text:p>
          </table:table-cell>
          <table:table-cell table:style-name="ce1"/>
          <table:table-cell office:value-type="float" office:value="2083591" table:style-name="ce1">
            <text:p>2083591</text:p>
          </table:table-cell>
          <table:table-cell office:value-type="float" office:value="2404981" table:style-name="ce1">
            <text:p>2404981</text:p>
          </table:table-cell>
          <table:table-cell office:value-type="float" office:value="2405460" table:style-name="ce1">
            <text:p>2405460</text:p>
          </table:table-cell>
          <table:table-cell table:style-name="ce1"/>
          <table:table-cell office:value-type="float" office:value="2409625" table:style-name="ce1">
            <text:p>2409625</text:p>
          </table:table-cell>
          <table:table-cell office:value-type="float" office:value="2397422" table:style-name="ce1">
            <text:p>2397422</text:p>
          </table:table-cell>
          <table:table-cell office:value-type="float" office:value="2397841" table:style-name="ce1">
            <text:p>2397841</text:p>
          </table:table-cell>
          <table:table-cell table:style-name="ce1"/>
          <table:table-cell office:value-type="float" office:value="2399441" table:style-name="ce1">
            <text:p>2399441</text:p>
          </table:table-cell>
          <table:table-cell office:value-type="float" office:value="1984933" table:style-name="ce1">
            <text:p>1984933</text:p>
          </table:table-cell>
          <table:table-cell office:value-type="float" office:value="1986367" table:style-name="ce1">
            <text:p>1986367</text:p>
          </table:table-cell>
          <table:table-cell table:style-name="ce1"/>
          <table:table-cell office:value-type="float" office:value="1991646" table:style-name="ce1">
            <text:p>1991646</text:p>
          </table:table-cell>
          <table:table-cell office:value-type="float" office:value="2465354" table:style-name="ce1">
            <text:p>2465354</text:p>
          </table:table-cell>
          <table:table-cell office:value-type="float" office:value="2465749" table:style-name="ce1">
            <text:p>2465749</text:p>
          </table:table-cell>
          <table:table-cell table:style-name="ce1"/>
          <table:table-cell office:value-type="float" office:value="2467470" table:style-name="ce1">
            <text:p>2467470</text:p>
          </table:table-cell>
          <table:table-cell office:value-type="float" office:value="2200254" table:style-name="ce1">
            <text:p>2200254</text:p>
          </table:table-cell>
          <table:table-cell office:value-type="float" office:value="2200917" table:style-name="ce1">
            <text:p>2200917</text:p>
          </table:table-cell>
          <table:table-cell table:style-name="ce1"/>
          <table:table-cell office:value-type="float" office:value="2203608" table:style-name="ce1">
            <text:p>2203608</text:p>
          </table:table-cell>
          <table:table-cell office:value-type="float" office:value="1892817" table:style-name="ce1">
            <text:p>1892817</text:p>
          </table:table-cell>
          <table:table-cell office:value-type="float" office:value="1898318" table:style-name="ce1">
            <text:p>1898318</text:p>
          </table:table-cell>
          <table:table-cell table:style-name="ce1"/>
          <table:table-cell office:value-type="float" office:value="1901064" table:style-name="ce1">
            <text:p>1901064</text:p>
          </table:table-cell>
          <table:table-cell office:value-type="float" office:value="2342540" table:style-name="ce1">
            <text:p>2342540</text:p>
          </table:table-cell>
          <table:table-cell office:value-type="float" office:value="2343150" table:style-name="ce1">
            <text:p>2343150</text:p>
          </table:table-cell>
          <table:table-cell table:style-name="ce1"/>
          <table:table-cell office:value-type="float" office:value="2344871" table:style-name="ce1">
            <text:p>2344871</text:p>
          </table:table-cell>
          <table:table-cell office:value-type="float" office:value="2274932" table:style-name="ce1">
            <text:p>2274932</text:p>
          </table:table-cell>
          <table:table-cell office:value-type="float" office:value="2275503" table:style-name="ce1">
            <text:p>2275503</text:p>
          </table:table-cell>
          <table:table-cell table:style-name="ce1"/>
          <table:table-cell office:value-type="float" office:value="2277445" table:style-name="ce1">
            <text:p>2277445</text:p>
          </table:table-cell>
          <table:table-cell office:value-type="float" office:value="2307243" table:style-name="ce1">
            <text:p>2307243</text:p>
          </table:table-cell>
          <table:table-cell office:value-type="float" office:value="2307807" table:style-name="ce1">
            <text:p>2307807</text:p>
          </table:table-cell>
          <table:table-cell table:style-name="ce1"/>
          <table:table-cell office:value-type="float" office:value="2309502" table:style-name="ce1">
            <text:p>2309502</text:p>
          </table:table-cell>
          <table:table-cell office:value-type="float" office:value="2242997" table:style-name="ce1">
            <text:p>2242997</text:p>
          </table:table-cell>
          <table:table-cell office:value-type="float" office:value="2243492" table:style-name="ce1">
            <text:p>2243492</text:p>
          </table:table-cell>
          <table:table-cell table:style-name="ce1"/>
          <table:table-cell office:value-type="float" office:value="2245350" table:style-name="ce1">
            <text:p>2245350</text:p>
          </table:table-cell>
          <table:table-cell office:value-type="float" office:value="2330648" table:style-name="ce1">
            <text:p>2330648</text:p>
          </table:table-cell>
          <table:table-cell office:value-type="float" office:value="2331194" table:style-name="ce1">
            <text:p>2331194</text:p>
          </table:table-cell>
          <table:table-cell table:style-name="ce1"/>
          <table:table-cell office:value-type="float" office:value="2333632" table:style-name="ce1">
            <text:p>2333632</text:p>
          </table:table-cell>
          <table:table-cell office:value-type="float" office:value="2538600" table:style-name="ce1">
            <text:p>2538600</text:p>
          </table:table-cell>
          <table:table-cell office:value-type="float" office:value="2539064" table:style-name="ce1">
            <text:p>2539064</text:p>
          </table:table-cell>
          <table:table-cell table:style-name="ce1"/>
          <table:table-cell office:value-type="float" office:value="2541160" table:style-name="ce1">
            <text:p>2541160</text:p>
          </table:table-cell>
          <table:table-cell office:value-type="float" office:value="1974178" table:style-name="ce1">
            <text:p>1974178</text:p>
          </table:table-cell>
          <table:table-cell office:value-type="float" office:value="1975520" table:style-name="ce1">
            <text:p>1975520</text:p>
          </table:table-cell>
          <table:table-cell table:style-name="ce1"/>
          <table:table-cell office:value-type="float" office:value="1978476" table:style-name="ce1">
            <text:p>1978476</text:p>
          </table:table-cell>
          <table:table-cell office:value-type="float" office:value="2053126" table:style-name="ce1">
            <text:p>2053126</text:p>
          </table:table-cell>
          <table:table-cell office:value-type="float" office:value="2053835" table:style-name="ce1">
            <text:p>2053835</text:p>
          </table:table-cell>
          <table:table-cell table:style-name="ce1"/>
          <table:table-cell office:value-type="float" office:value="2055937" table:style-name="ce1">
            <text:p>2055937</text:p>
          </table:table-cell>
          <table:table-cell office:value-type="float" office:value="2350344" table:style-name="ce1">
            <text:p>2350344</text:p>
          </table:table-cell>
          <table:table-cell office:value-type="float" office:value="2350769" table:style-name="ce1">
            <text:p>2350769</text:p>
          </table:table-cell>
          <table:table-cell table:style-name="ce1"/>
          <table:table-cell office:value-type="float" office:value="2352429" table:style-name="ce1">
            <text:p>2352429</text:p>
          </table:table-cell>
          <table:table-cell office:value-type="float" office:value="2146965" table:style-name="ce1">
            <text:p>2146965</text:p>
          </table:table-cell>
          <table:table-cell office:value-type="float" office:value="2147385" table:style-name="ce1">
            <text:p>2147385</text:p>
          </table:table-cell>
          <table:table-cell table:style-name="ce1"/>
          <table:table-cell office:value-type="float" office:value="2150574" table:style-name="ce1">
            <text:p>2150574</text:p>
          </table:table-cell>
          <table:table-cell office:value-type="float" office:value="2426555" table:style-name="ce1">
            <text:p>2426555</text:p>
          </table:table-cell>
          <table:table-cell office:value-type="float" office:value="2427104" table:style-name="ce1">
            <text:p>2427104</text:p>
          </table:table-cell>
          <table:table-cell table:style-name="ce1"/>
          <table:table-cell office:value-type="float" office:value="2430077" table:style-name="ce1">
            <text:p>2430077</text:p>
          </table:table-cell>
          <table:table-cell office:value-type="float" office:value="2253068" table:style-name="ce1">
            <text:p>2253068</text:p>
          </table:table-cell>
          <table:table-cell office:value-type="float" office:value="2253517" table:style-name="ce1">
            <text:p>2253517</text:p>
          </table:table-cell>
          <table:table-cell table:style-name="ce1"/>
          <table:table-cell office:value-type="float" office:value="2255870" table:style-name="ce1">
            <text:p>2255870</text:p>
          </table:table-cell>
          <table:table-cell office:value-type="float" office:value="2021818" table:style-name="ce1">
            <text:p>2021818</text:p>
          </table:table-cell>
          <table:table-cell office:value-type="float" office:value="2022503" table:style-name="ce1">
            <text:p>2022503</text:p>
          </table:table-cell>
          <table:table-cell table:style-name="ce1"/>
          <table:table-cell office:value-type="float" office:value="2028541" table:style-name="ce1">
            <text:p>2028541</text:p>
          </table:table-cell>
          <table:table-cell office:value-type="float" office:value="2187831" table:style-name="ce1">
            <text:p>2187831</text:p>
          </table:table-cell>
          <table:table-cell office:value-type="float" office:value="2188324" table:style-name="ce1">
            <text:p>2188324</text:p>
          </table:table-cell>
          <table:table-cell table:style-name="ce1"/>
          <table:table-cell office:value-type="float" office:value="2190886" table:style-name="ce1">
            <text:p>2190886</text:p>
          </table:table-cell>
          <table:table-cell office:value-type="float" office:value="2450416" table:style-name="ce1">
            <text:p>2450416</text:p>
          </table:table-cell>
          <table:table-cell office:value-type="float" office:value="2450864" table:style-name="ce1">
            <text:p>2450864</text:p>
          </table:table-cell>
          <table:table-cell table:style-name="ce1"/>
          <table:table-cell office:value-type="float" office:value="2452677" table:style-name="ce1">
            <text:p>2452677</text:p>
          </table:table-cell>
          <table:table-cell office:value-type="float" office:value="1956830" table:style-name="ce1">
            <text:p>1956830</text:p>
          </table:table-cell>
          <table:table-cell office:value-type="float" office:value="1957575" table:style-name="ce1">
            <text:p>1957575</text:p>
          </table:table-cell>
          <table:table-cell table:style-name="ce1"/>
          <table:table-cell office:value-type="float" office:value="1959684" table:style-name="ce1">
            <text:p>1959684</text:p>
          </table:table-cell>
          <table:table-cell office:value-type="float" office:value="2358859" table:style-name="ce1">
            <text:p>2358859</text:p>
          </table:table-cell>
          <table:table-cell office:value-type="float" office:value="2359269" table:style-name="ce1">
            <text:p>2359269</text:p>
          </table:table-cell>
          <table:table-cell table:style-name="ce1"/>
          <table:table-cell office:value-type="float" office:value="2360898" table:style-name="ce1">
            <text:p>2360898</text:p>
          </table:table-cell>
          <table:table-cell office:value-type="float" office:value="2380895" table:style-name="ce1">
            <text:p>2380895</text:p>
          </table:table-cell>
          <table:table-cell office:value-type="float" office:value="2381444" table:style-name="ce1">
            <text:p>2381444</text:p>
          </table:table-cell>
          <table:table-cell table:style-name="ce1"/>
          <table:table-cell office:value-type="float" office:value="2384487" table:style-name="ce1">
            <text:p>2384487</text:p>
          </table:table-cell>
          <table:table-cell office:value-type="float" office:value="2497209" table:style-name="ce1">
            <text:p>2497209</text:p>
          </table:table-cell>
          <table:table-cell office:value-type="float" office:value="2497581" table:style-name="ce1">
            <text:p>2497581</text:p>
          </table:table-cell>
          <table:table-cell table:style-name="ce1"/>
          <table:table-cell office:value-type="float" office:value="2499543" table:style-name="ce1">
            <text:p>2499543</text:p>
          </table:table-cell>
          <table:table-cell office:value-type="float" office:value="2553902" table:style-name="ce1">
            <text:p>2553902</text:p>
          </table:table-cell>
          <table:table-cell office:value-type="float" office:value="2554313" table:style-name="ce1">
            <text:p>2554313</text:p>
          </table:table-cell>
          <table:table-cell table:style-name="ce1"/>
          <table:table-cell office:value-type="float" office:value="2556104" table:style-name="ce1">
            <text:p>2556104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8_104839_M06268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50:29</text:p>
          </table:table-cell>
          <table:table-cell office:value-type="string" table:style-name="ce1">
            <text:p>2020-11-18_10:50:29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Benjamin G</text:p>
          </table:table-cell>
          <table:table-cell office:value-type="string" table:style-name="ce1">
            <text:p>M06268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dAL5mepOrq4u2at3</text:p>
          </table:table-cell>
          <table:table-cell office:value-type="string" table:style-name="ce1">
            <text:p>https://www.testable.org/experiment/4303/294929/start?participant=M062683</text:p>
          </table:table-cell>
          <table:table-cell office:value-type="float" office:value="3491853" table:style-name="ce1">
            <text:p>3491853</text:p>
          </table:table-cell>
          <table:table-cell office:value-type="float" office:value="58.19755" table:style-name="ce1">
            <text:p>58,19755</text:p>
          </table:table-cell>
          <table:table-cell office:value-type="float" office:value="581532" table:style-name="ce1">
            <text:p>581532</text:p>
          </table:table-cell>
          <table:table-cell office:value-type="float" office:value="1251363" table:style-name="ce1">
            <text:p>1251363</text:p>
          </table:table-cell>
          <table:table-cell office:value-type="float" office:value="1067103" table:style-name="ce1">
            <text:p>1067103</text:p>
          </table:table-cell>
          <table:table-cell office:value-type="float" office:value="837991" table:style-name="ce1">
            <text:p>837991</text:p>
          </table:table-cell>
          <table:table-cell office:value-type="float" office:value="933220" table:style-name="ce1">
            <text:p>933220</text:p>
          </table:table-cell>
          <table:table-cell office:value-type="float" office:value="901612" table:style-name="ce1">
            <text:p>901612</text:p>
          </table:table-cell>
          <table:table-cell office:value-type="float" office:value="1210369" table:style-name="ce1">
            <text:p>1210369</text:p>
          </table:table-cell>
          <table:table-cell office:value-type="float" office:value="722946" table:style-name="ce1">
            <text:p>722946</text:p>
          </table:table-cell>
          <table:table-cell office:value-type="float" office:value="992967" table:style-name="ce1">
            <text:p>992967</text:p>
          </table:table-cell>
          <table:table-cell office:value-type="float" office:value="1108950" table:style-name="ce1">
            <text:p>1108950</text:p>
          </table:table-cell>
          <table:table-cell office:value-type="float" office:value="1134978" table:style-name="ce1">
            <text:p>1134978</text:p>
          </table:table-cell>
          <table:table-cell office:value-type="float" office:value="506276" table:style-name="ce1">
            <text:p>506276</text:p>
          </table:table-cell>
          <table:table-cell table:number-columns-repeated="192" table:style-name="ce1"/>
          <table:table-cell office:value-type="float" office:value="2970935" table:style-name="ce1">
            <text:p>2970935</text:p>
          </table:table-cell>
          <table:table-cell office:value-type="float" office:value="2971729" table:style-name="ce1">
            <text:p>2971729</text:p>
          </table:table-cell>
          <table:table-cell table:style-name="ce1"/>
          <table:table-cell office:value-type="float" office:value="2975680" table:style-name="ce1">
            <text:p>2975680</text:p>
          </table:table-cell>
          <table:table-cell office:value-type="float" office:value="3034024" table:style-name="ce1">
            <text:p>3034024</text:p>
          </table:table-cell>
          <table:table-cell office:value-type="float" office:value="3034744" table:style-name="ce1">
            <text:p>3034744</text:p>
          </table:table-cell>
          <table:table-cell table:style-name="ce1"/>
          <table:table-cell office:value-type="float" office:value="3038204" table:style-name="ce1">
            <text:p>3038204</text:p>
          </table:table-cell>
          <table:table-cell office:value-type="float" office:value="2723010" table:style-name="ce1">
            <text:p>2723010</text:p>
          </table:table-cell>
          <table:table-cell office:value-type="float" office:value="2725284" table:style-name="ce1">
            <text:p>2725284</text:p>
          </table:table-cell>
          <table:table-cell table:style-name="ce1"/>
          <table:table-cell office:value-type="float" office:value="2730129" table:style-name="ce1">
            <text:p>2730129</text:p>
          </table:table-cell>
          <table:table-cell office:value-type="float" office:value="3422785" table:style-name="ce1">
            <text:p>3422785</text:p>
          </table:table-cell>
          <table:table-cell office:value-type="float" office:value="3423775" table:style-name="ce1">
            <text:p>3423775</text:p>
          </table:table-cell>
          <table:table-cell table:style-name="ce1"/>
          <table:table-cell office:value-type="float" office:value="3426071" table:style-name="ce1">
            <text:p>3426071</text:p>
          </table:table-cell>
          <table:table-cell office:value-type="float" office:value="3181524" table:style-name="ce1">
            <text:p>3181524</text:p>
          </table:table-cell>
          <table:table-cell office:value-type="float" office:value="3182469" table:style-name="ce1">
            <text:p>3182469</text:p>
          </table:table-cell>
          <table:table-cell table:style-name="ce1"/>
          <table:table-cell office:value-type="float" office:value="3184740" table:style-name="ce1">
            <text:p>3184740</text:p>
          </table:table-cell>
          <table:table-cell office:value-type="float" office:value="2984392" table:style-name="ce1">
            <text:p>2984392</text:p>
          </table:table-cell>
          <table:table-cell office:value-type="float" office:value="2985087" table:style-name="ce1">
            <text:p>2985087</text:p>
          </table:table-cell>
          <table:table-cell table:style-name="ce1"/>
          <table:table-cell office:value-type="float" office:value="2987190" table:style-name="ce1">
            <text:p>2987190</text:p>
          </table:table-cell>
          <table:table-cell office:value-type="float" office:value="3259961" table:style-name="ce1">
            <text:p>3259961</text:p>
          </table:table-cell>
          <table:table-cell office:value-type="float" office:value="3260730" table:style-name="ce1">
            <text:p>3260730</text:p>
          </table:table-cell>
          <table:table-cell table:style-name="ce1"/>
          <table:table-cell office:value-type="float" office:value="3263895" table:style-name="ce1">
            <text:p>3263895</text:p>
          </table:table-cell>
          <table:table-cell office:value-type="float" office:value="3225210" table:style-name="ce1">
            <text:p>3225210</text:p>
          </table:table-cell>
          <table:table-cell office:value-type="float" office:value="3225956" table:style-name="ce1">
            <text:p>3225956</text:p>
          </table:table-cell>
          <table:table-cell table:style-name="ce1"/>
          <table:table-cell office:value-type="float" office:value="3228758" table:style-name="ce1">
            <text:p>3228758</text:p>
          </table:table-cell>
          <table:table-cell office:value-type="float" office:value="2868773" table:style-name="ce1">
            <text:p>2868773</text:p>
          </table:table-cell>
          <table:table-cell office:value-type="float" office:value="2870458" table:style-name="ce1">
            <text:p>2870458</text:p>
          </table:table-cell>
          <table:table-cell table:style-name="ce1"/>
          <table:table-cell office:value-type="float" office:value="2874641" table:style-name="ce1">
            <text:p>2874641</text:p>
          </table:table-cell>
          <table:table-cell office:value-type="float" office:value="3459420" table:style-name="ce1">
            <text:p>3459420</text:p>
          </table:table-cell>
          <table:table-cell office:value-type="float" office:value="3460421" table:style-name="ce1">
            <text:p>3460421</text:p>
          </table:table-cell>
          <table:table-cell table:style-name="ce1"/>
          <table:table-cell office:value-type="float" office:value="3463606" table:style-name="ce1">
            <text:p>3463606</text:p>
          </table:table-cell>
          <table:table-cell office:value-type="float" office:value="3211903" table:style-name="ce1">
            <text:p>3211903</text:p>
          </table:table-cell>
          <table:table-cell office:value-type="float" office:value="3213433" table:style-name="ce1">
            <text:p>3213433</text:p>
          </table:table-cell>
          <table:table-cell table:style-name="ce1"/>
          <table:table-cell office:value-type="float" office:value="3216636" table:style-name="ce1">
            <text:p>3216636</text:p>
          </table:table-cell>
          <table:table-cell office:value-type="float" office:value="3108588" table:style-name="ce1">
            <text:p>3108588</text:p>
          </table:table-cell>
          <table:table-cell office:value-type="float" office:value="3109629" table:style-name="ce1">
            <text:p>3109629</text:p>
          </table:table-cell>
          <table:table-cell table:style-name="ce1"/>
          <table:table-cell office:value-type="float" office:value="3113757" table:style-name="ce1">
            <text:p>3113757</text:p>
          </table:table-cell>
          <table:table-cell office:value-type="float" office:value="3408285" table:style-name="ce1">
            <text:p>3408285</text:p>
          </table:table-cell>
          <table:table-cell office:value-type="float" office:value="3409054" table:style-name="ce1">
            <text:p>3409054</text:p>
          </table:table-cell>
          <table:table-cell table:style-name="ce1"/>
          <table:table-cell office:value-type="float" office:value="3411638" table:style-name="ce1">
            <text:p>3411638</text:p>
          </table:table-cell>
          <table:table-cell office:value-type="float" office:value="2859355" table:style-name="ce1">
            <text:p>2859355</text:p>
          </table:table-cell>
          <table:table-cell office:value-type="float" office:value="2860180" table:style-name="ce1">
            <text:p>2860180</text:p>
          </table:table-cell>
          <table:table-cell table:style-name="ce1"/>
          <table:table-cell office:value-type="float" office:value="2862131" table:style-name="ce1">
            <text:p>2862131</text:p>
          </table:table-cell>
          <table:table-cell office:value-type="float" office:value="3277122" table:style-name="ce1">
            <text:p>3277122</text:p>
          </table:table-cell>
          <table:table-cell office:value-type="float" office:value="3278035" table:style-name="ce1">
            <text:p>3278035</text:p>
          </table:table-cell>
          <table:table-cell table:style-name="ce1"/>
          <table:table-cell office:value-type="float" office:value="3281040" table:style-name="ce1">
            <text:p>3281040</text:p>
          </table:table-cell>
          <table:table-cell office:value-type="float" office:value="3127969" table:style-name="ce1">
            <text:p>3127969</text:p>
          </table:table-cell>
          <table:table-cell office:value-type="float" office:value="3129951" table:style-name="ce1">
            <text:p>3129951</text:p>
          </table:table-cell>
          <table:table-cell table:style-name="ce1"/>
          <table:table-cell office:value-type="float" office:value="3132193" table:style-name="ce1">
            <text:p>3132193</text:p>
          </table:table-cell>
          <table:table-cell office:value-type="float" office:value="3000580" table:style-name="ce1">
            <text:p>3000580</text:p>
          </table:table-cell>
          <table:table-cell office:value-type="float" office:value="3001257" table:style-name="ce1">
            <text:p>3001257</text:p>
          </table:table-cell>
          <table:table-cell table:style-name="ce1"/>
          <table:table-cell office:value-type="float" office:value="3004956" table:style-name="ce1">
            <text:p>3004956</text:p>
          </table:table-cell>
          <table:table-cell office:value-type="float" office:value="3023585" table:style-name="ce1">
            <text:p>3023585</text:p>
          </table:table-cell>
          <table:table-cell office:value-type="float" office:value="3024237" table:style-name="ce1">
            <text:p>3024237</text:p>
          </table:table-cell>
          <table:table-cell table:style-name="ce1"/>
          <table:table-cell office:value-type="float" office:value="3027594" table:style-name="ce1">
            <text:p>3027594</text:p>
          </table:table-cell>
          <table:table-cell office:value-type="float" office:value="3346590" table:style-name="ce1">
            <text:p>3346590</text:p>
          </table:table-cell>
          <table:table-cell office:value-type="float" office:value="3348089" table:style-name="ce1">
            <text:p>3348089</text:p>
          </table:table-cell>
          <table:table-cell table:style-name="ce1"/>
          <table:table-cell office:value-type="float" office:value="3354077" table:style-name="ce1">
            <text:p>3354077</text:p>
          </table:table-cell>
          <table:table-cell office:value-type="float" office:value="3199528" table:style-name="ce1">
            <text:p>3199528</text:p>
          </table:table-cell>
          <table:table-cell office:value-type="float" office:value="3200559" table:style-name="ce1">
            <text:p>3200559</text:p>
          </table:table-cell>
          <table:table-cell table:style-name="ce1"/>
          <table:table-cell office:value-type="float" office:value="3203824" table:style-name="ce1">
            <text:p>3203824</text:p>
          </table:table-cell>
          <table:table-cell office:value-type="float" office:value="3070054" table:style-name="ce1">
            <text:p>3070054</text:p>
          </table:table-cell>
          <table:table-cell office:value-type="float" office:value="3070874" table:style-name="ce1">
            <text:p>3070874</text:p>
          </table:table-cell>
          <table:table-cell table:style-name="ce1"/>
          <table:table-cell office:value-type="float" office:value="3074153" table:style-name="ce1">
            <text:p>3074153</text:p>
          </table:table-cell>
          <table:table-cell office:value-type="float" office:value="2892867" table:style-name="ce1">
            <text:p>2892867</text:p>
          </table:table-cell>
          <table:table-cell office:value-type="float" office:value="2893729" table:style-name="ce1">
            <text:p>2893729</text:p>
          </table:table-cell>
          <table:table-cell table:style-name="ce1"/>
          <table:table-cell office:value-type="float" office:value="2898074" table:style-name="ce1">
            <text:p>2898074</text:p>
          </table:table-cell>
          <table:table-cell office:value-type="float" office:value="3240366" table:style-name="ce1">
            <text:p>3240366</text:p>
          </table:table-cell>
          <table:table-cell office:value-type="float" office:value="3241109" table:style-name="ce1">
            <text:p>3241109</text:p>
          </table:table-cell>
          <table:table-cell table:style-name="ce1"/>
          <table:table-cell office:value-type="float" office:value="3243556" table:style-name="ce1">
            <text:p>3243556</text:p>
          </table:table-cell>
          <table:table-cell office:value-type="float" office:value="3395425" table:style-name="ce1">
            <text:p>3395425</text:p>
          </table:table-cell>
          <table:table-cell office:value-type="float" office:value="3396050" table:style-name="ce1">
            <text:p>3396050</text:p>
          </table:table-cell>
          <table:table-cell table:style-name="ce1"/>
          <table:table-cell office:value-type="float" office:value="3398675" table:style-name="ce1">
            <text:p>3398675</text:p>
          </table:table-cell>
          <table:table-cell office:value-type="float" office:value="2823625" table:style-name="ce1">
            <text:p>2823625</text:p>
          </table:table-cell>
          <table:table-cell office:value-type="float" office:value="2824599" table:style-name="ce1">
            <text:p>2824599</text:p>
          </table:table-cell>
          <table:table-cell table:style-name="ce1"/>
          <table:table-cell office:value-type="float" office:value="2828543" table:style-name="ce1">
            <text:p>2828543</text:p>
          </table:table-cell>
          <table:table-cell office:value-type="float" office:value="2934757" table:style-name="ce1">
            <text:p>2934757</text:p>
          </table:table-cell>
          <table:table-cell office:value-type="float" office:value="2935767" table:style-name="ce1">
            <text:p>2935767</text:p>
          </table:table-cell>
          <table:table-cell table:style-name="ce1"/>
          <table:table-cell office:value-type="float" office:value="2939020" table:style-name="ce1">
            <text:p>2939020</text:p>
          </table:table-cell>
          <table:table-cell office:value-type="float" office:value="2686132" table:style-name="ce1">
            <text:p>2686132</text:p>
          </table:table-cell>
          <table:table-cell office:value-type="float" office:value="2686984" table:style-name="ce1">
            <text:p>2686984</text:p>
          </table:table-cell>
          <table:table-cell table:style-name="ce1"/>
          <table:table-cell office:value-type="float" office:value="2690512" table:style-name="ce1">
            <text:p>2690512</text:p>
          </table:table-cell>
          <table:table-cell office:value-type="float" office:value="3012716" table:style-name="ce1">
            <text:p>3012716</text:p>
          </table:table-cell>
          <table:table-cell office:value-type="float" office:value="3013523" table:style-name="ce1">
            <text:p>3013523</text:p>
          </table:table-cell>
          <table:table-cell table:style-name="ce1"/>
          <table:table-cell office:value-type="float" office:value="3016016" table:style-name="ce1">
            <text:p>3016016</text:p>
          </table:table-cell>
          <table:table-cell office:value-type="float" office:value="2774724" table:style-name="ce1">
            <text:p>2774724</text:p>
          </table:table-cell>
          <table:table-cell office:value-type="float" office:value="2775954" table:style-name="ce1">
            <text:p>2775954</text:p>
          </table:table-cell>
          <table:table-cell table:style-name="ce1"/>
          <table:table-cell office:value-type="float" office:value="2778351" table:style-name="ce1">
            <text:p>2778351</text:p>
          </table:table-cell>
          <table:table-cell office:value-type="float" office:value="2701424" table:style-name="ce1">
            <text:p>2701424</text:p>
          </table:table-cell>
          <table:table-cell office:value-type="float" office:value="2702646" table:style-name="ce1">
            <text:p>2702646</text:p>
          </table:table-cell>
          <table:table-cell table:style-name="ce1"/>
          <table:table-cell office:value-type="float" office:value="2705827" table:style-name="ce1">
            <text:p>2705827</text:p>
          </table:table-cell>
          <table:table-cell office:value-type="float" office:value="3362814" table:style-name="ce1">
            <text:p>3362814</text:p>
          </table:table-cell>
          <table:table-cell office:value-type="float" office:value="3364431" table:style-name="ce1">
            <text:p>3364431</text:p>
          </table:table-cell>
          <table:table-cell table:style-name="ce1"/>
          <table:table-cell office:value-type="float" office:value="3368188" table:style-name="ce1">
            <text:p>3368188</text:p>
          </table:table-cell>
          <table:table-cell office:value-type="float" office:value="3160709" table:style-name="ce1">
            <text:p>3160709</text:p>
          </table:table-cell>
          <table:table-cell office:value-type="float" office:value="3161323" table:style-name="ce1">
            <text:p>3161323</text:p>
          </table:table-cell>
          <table:table-cell table:style-name="ce1"/>
          <table:table-cell office:value-type="float" office:value="3163976" table:style-name="ce1">
            <text:p>3163976</text:p>
          </table:table-cell>
          <table:table-cell office:value-type="float" office:value="3449326" table:style-name="ce1">
            <text:p>3449326</text:p>
          </table:table-cell>
          <table:table-cell office:value-type="float" office:value="3450447" table:style-name="ce1">
            <text:p>3450447</text:p>
          </table:table-cell>
          <table:table-cell table:style-name="ce1"/>
          <table:table-cell office:value-type="float" office:value="3452367" table:style-name="ce1">
            <text:p>3452367</text:p>
          </table:table-cell>
          <table:table-cell office:value-type="float" office:value="3094652" table:style-name="ce1">
            <text:p>3094652</text:p>
          </table:table-cell>
          <table:table-cell office:value-type="float" office:value="3095319" table:style-name="ce1">
            <text:p>3095319</text:p>
          </table:table-cell>
          <table:table-cell table:style-name="ce1"/>
          <table:table-cell office:value-type="float" office:value="3097887" table:style-name="ce1">
            <text:p>3097887</text:p>
          </table:table-cell>
          <table:table-cell office:value-type="float" office:value="2947430" table:style-name="ce1">
            <text:p>2947430</text:p>
          </table:table-cell>
          <table:table-cell office:value-type="float" office:value="2948145" table:style-name="ce1">
            <text:p>2948145</text:p>
          </table:table-cell>
          <table:table-cell table:style-name="ce1"/>
          <table:table-cell office:value-type="float" office:value="2954020" table:style-name="ce1">
            <text:p>2954020</text:p>
          </table:table-cell>
          <table:table-cell office:value-type="float" office:value="3317593" table:style-name="ce1">
            <text:p>3317593</text:p>
          </table:table-cell>
          <table:table-cell office:value-type="float" office:value="3318418" table:style-name="ce1">
            <text:p>3318418</text:p>
          </table:table-cell>
          <table:table-cell table:style-name="ce1"/>
          <table:table-cell office:value-type="float" office:value="3321342" table:style-name="ce1">
            <text:p>3321342</text:p>
          </table:table-cell>
          <table:table-cell office:value-type="float" office:value="3298116" table:style-name="ce1">
            <text:p>3298116</text:p>
          </table:table-cell>
          <table:table-cell office:value-type="float" office:value="3298977" table:style-name="ce1">
            <text:p>3298977</text:p>
          </table:table-cell>
          <table:table-cell table:style-name="ce1"/>
          <table:table-cell office:value-type="float" office:value="3300892" table:style-name="ce1">
            <text:p>3300892</text:p>
          </table:table-cell>
          <table:table-cell office:value-type="float" office:value="3430965" table:style-name="ce1">
            <text:p>3430965</text:p>
          </table:table-cell>
          <table:table-cell office:value-type="float" office:value="3431548" table:style-name="ce1">
            <text:p>3431548</text:p>
          </table:table-cell>
          <table:table-cell table:style-name="ce1"/>
          <table:table-cell office:value-type="float" office:value="3433583" table:style-name="ce1">
            <text:p>3433583</text:p>
          </table:table-cell>
          <table:table-cell office:value-type="float" office:value="2759655" table:style-name="ce1">
            <text:p>2759655</text:p>
          </table:table-cell>
          <table:table-cell office:value-type="float" office:value="2760589" table:style-name="ce1">
            <text:p>2760589</text:p>
          </table:table-cell>
          <table:table-cell table:style-name="ce1"/>
          <table:table-cell office:value-type="float" office:value="2762954" table:style-name="ce1">
            <text:p>2762954</text:p>
          </table:table-cell>
          <table:table-cell office:value-type="float" office:value="3055052" table:style-name="ce1">
            <text:p>3055052</text:p>
          </table:table-cell>
          <table:table-cell office:value-type="float" office:value="3055898" table:style-name="ce1">
            <text:p>3055898</text:p>
          </table:table-cell>
          <table:table-cell table:style-name="ce1"/>
          <table:table-cell office:value-type="float" office:value="3059341" table:style-name="ce1">
            <text:p>3059341</text:p>
          </table:table-cell>
          <table:table-cell office:value-type="float" office:value="3439421" table:style-name="ce1">
            <text:p>3439421</text:p>
          </table:table-cell>
          <table:table-cell office:value-type="float" office:value="3440280" table:style-name="ce1">
            <text:p>3440280</text:p>
          </table:table-cell>
          <table:table-cell table:style-name="ce1"/>
          <table:table-cell office:value-type="float" office:value="3442167" table:style-name="ce1">
            <text:p>3442167</text:p>
          </table:table-cell>
          <table:table-cell office:value-type="float" office:value="2881627" table:style-name="ce1">
            <text:p>2881627</text:p>
          </table:table-cell>
          <table:table-cell office:value-type="float" office:value="2882504" table:style-name="ce1">
            <text:p>2882504</text:p>
          </table:table-cell>
          <table:table-cell table:style-name="ce1"/>
          <table:table-cell office:value-type="float" office:value="2885573" table:style-name="ce1">
            <text:p>2885573</text:p>
          </table:table-cell>
          <table:table-cell office:value-type="float" office:value="3146786" table:style-name="ce1">
            <text:p>3146786</text:p>
          </table:table-cell>
          <table:table-cell office:value-type="float" office:value="3147480" table:style-name="ce1">
            <text:p>3147480</text:p>
          </table:table-cell>
          <table:table-cell table:style-name="ce1"/>
          <table:table-cell office:value-type="float" office:value="3149853" table:style-name="ce1">
            <text:p>3149853</text:p>
          </table:table-cell>
          <table:table-cell office:value-type="float" office:value="3485198" table:style-name="ce1">
            <text:p>3485198</text:p>
          </table:table-cell>
          <table:table-cell office:value-type="float" office:value="3486558" table:style-name="ce1">
            <text:p>3486558</text:p>
          </table:table-cell>
          <table:table-cell table:style-name="ce1"/>
          <table:table-cell office:value-type="float" office:value="3489214" table:style-name="ce1">
            <text:p>3489214</text:p>
          </table:table-cell>
          <table:table-cell office:value-type="float" office:value="3379492" table:style-name="ce1">
            <text:p>3379492</text:p>
          </table:table-cell>
          <table:table-cell office:value-type="float" office:value="3380260" table:style-name="ce1">
            <text:p>3380260</text:p>
          </table:table-cell>
          <table:table-cell table:style-name="ce1"/>
          <table:table-cell office:value-type="float" office:value="3383075" table:style-name="ce1">
            <text:p>3383075</text:p>
          </table:table-cell>
          <table:table-cell office:value-type="float" office:value="2786881" table:style-name="ce1">
            <text:p>2786881</text:p>
          </table:table-cell>
          <table:table-cell office:value-type="float" office:value="2788747" table:style-name="ce1">
            <text:p>2788747</text:p>
          </table:table-cell>
          <table:table-cell table:style-name="ce1"/>
          <table:table-cell office:value-type="float" office:value="2792437" table:style-name="ce1">
            <text:p>2792437</text:p>
          </table:table-cell>
          <table:table-cell office:value-type="float" office:value="3470965" table:style-name="ce1">
            <text:p>3470965</text:p>
          </table:table-cell>
          <table:table-cell office:value-type="float" office:value="3471577" table:style-name="ce1">
            <text:p>3471577</text:p>
          </table:table-cell>
          <table:table-cell table:style-name="ce1"/>
          <table:table-cell office:value-type="float" office:value="3474105" table:style-name="ce1">
            <text:p>3474105</text:p>
          </table:table-cell>
          <table:table-cell office:value-type="float" office:value="2842594" table:style-name="ce1">
            <text:p>2842594</text:p>
          </table:table-cell>
          <table:table-cell office:value-type="float" office:value="2843457" table:style-name="ce1">
            <text:p>2843457</text:p>
          </table:table-cell>
          <table:table-cell table:style-name="ce1"/>
          <table:table-cell office:value-type="float" office:value="2846033" table:style-name="ce1">
            <text:p>2846033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8_111105_M01888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0:26:36</text:p>
          </table:table-cell>
          <table:table-cell office:value-type="string" table:style-name="ce1">
            <text:p>2020-11-18_11:26:36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M018880</text:p>
          </table:table-cell>
          <table:table-cell office:value-type="string" table:style-name="ce1">
            <text:p>M01888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MaqryXonjoXkQMKs</text:p>
          </table:table-cell>
          <table:table-cell office:value-type="string" table:style-name="ce1">
            <text:p>https://www.testable.org/experiment/4303/294929/start?participant=M018880</text:p>
          </table:table-cell>
          <table:table-cell office:value-type="float" office:value="2671092" table:style-name="ce1">
            <text:p>2671092</text:p>
          </table:table-cell>
          <table:table-cell office:value-type="float" office:value="44.5182" table:style-name="ce1">
            <text:p>44,5182</text:p>
          </table:table-cell>
          <table:table-cell office:value-type="float" office:value="443963" table:style-name="ce1">
            <text:p>443963</text:p>
          </table:table-cell>
          <table:table-cell office:value-type="float" office:value="507709" table:style-name="ce1">
            <text:p>507709</text:p>
          </table:table-cell>
          <table:table-cell office:value-type="float" office:value="648166" table:style-name="ce1">
            <text:p>648166</text:p>
          </table:table-cell>
          <table:table-cell office:value-type="float" office:value="749480" table:style-name="ce1">
            <text:p>749480</text:p>
          </table:table-cell>
          <table:table-cell office:value-type="float" office:value="1020102" table:style-name="ce1">
            <text:p>1020102</text:p>
          </table:table-cell>
          <table:table-cell office:value-type="float" office:value="690566" table:style-name="ce1">
            <text:p>690566</text:p>
          </table:table-cell>
          <table:table-cell office:value-type="float" office:value="817255" table:style-name="ce1">
            <text:p>817255</text:p>
          </table:table-cell>
          <table:table-cell office:value-type="float" office:value="878181" table:style-name="ce1">
            <text:p>878181</text:p>
          </table:table-cell>
          <table:table-cell office:value-type="float" office:value="941378" table:style-name="ce1">
            <text:p>941378</text:p>
          </table:table-cell>
          <table:table-cell office:value-type="float" office:value="575705" table:style-name="ce1">
            <text:p>575705</text:p>
          </table:table-cell>
          <table:table-cell office:value-type="float" office:value="996524" table:style-name="ce1">
            <text:p>996524</text:p>
          </table:table-cell>
          <table:table-cell office:value-type="float" office:value="359243" table:style-name="ce1">
            <text:p>359243</text:p>
          </table:table-cell>
          <table:table-cell table:number-columns-repeated="192" table:style-name="ce1"/>
          <table:table-cell office:value-type="float" office:value="2470810" table:style-name="ce1">
            <text:p>2470810</text:p>
          </table:table-cell>
          <table:table-cell office:value-type="float" office:value="2471895" table:style-name="ce1">
            <text:p>2471895</text:p>
          </table:table-cell>
          <table:table-cell office:value-type="float" office:value="2474169" table:style-name="ce1">
            <text:p>2474169</text:p>
          </table:table-cell>
          <table:table-cell table:style-name="ce1"/>
          <table:table-cell office:value-type="float" office:value="2651082" table:style-name="ce1">
            <text:p>2651082</text:p>
          </table:table-cell>
          <table:table-cell office:value-type="float" office:value="2651815" table:style-name="ce1">
            <text:p>2651815</text:p>
          </table:table-cell>
          <table:table-cell office:value-type="float" office:value="2654351" table:style-name="ce1">
            <text:p>2654351</text:p>
          </table:table-cell>
          <table:table-cell table:style-name="ce1"/>
          <table:table-cell office:value-type="float" office:value="2393097" table:style-name="ce1">
            <text:p>2393097</text:p>
          </table:table-cell>
          <table:table-cell office:value-type="float" office:value="2396927" table:style-name="ce1">
            <text:p>2396927</text:p>
          </table:table-cell>
          <table:table-cell office:value-type="float" office:value="2399023" table:style-name="ce1">
            <text:p>2399023</text:p>
          </table:table-cell>
          <table:table-cell table:style-name="ce1"/>
          <table:table-cell office:value-type="float" office:value="1912797" table:style-name="ce1">
            <text:p>1912797</text:p>
          </table:table-cell>
          <table:table-cell office:value-type="float" office:value="1914481" table:style-name="ce1">
            <text:p>1914481</text:p>
          </table:table-cell>
          <table:table-cell table:style-name="ce1"/>
          <table:table-cell office:value-type="float" office:value="1918240" table:style-name="ce1">
            <text:p>1918240</text:p>
          </table:table-cell>
          <table:table-cell office:value-type="float" office:value="2510008" table:style-name="ce1">
            <text:p>2510008</text:p>
          </table:table-cell>
          <table:table-cell office:value-type="float" office:value="2510804" table:style-name="ce1">
            <text:p>2510804</text:p>
          </table:table-cell>
          <table:table-cell office:value-type="float" office:value="2512446" table:style-name="ce1">
            <text:p>2512446</text:p>
          </table:table-cell>
          <table:table-cell table:style-name="ce1"/>
          <table:table-cell office:value-type="float" office:value="1898222" table:style-name="ce1">
            <text:p>1898222</text:p>
          </table:table-cell>
          <table:table-cell office:value-type="float" office:value="1899627" table:style-name="ce1">
            <text:p>1899627</text:p>
          </table:table-cell>
          <table:table-cell office:value-type="float" office:value="1903745" table:style-name="ce1">
            <text:p>1903745</text:p>
          </table:table-cell>
          <table:table-cell table:style-name="ce1"/>
          <table:table-cell office:value-type="float" office:value="2148835" table:style-name="ce1">
            <text:p>2148835</text:p>
          </table:table-cell>
          <table:table-cell office:value-type="float" office:value="2150103" table:style-name="ce1">
            <text:p>2150103</text:p>
          </table:table-cell>
          <table:table-cell office:value-type="float" office:value="2152368" table:style-name="ce1">
            <text:p>2152368</text:p>
          </table:table-cell>
          <table:table-cell table:style-name="ce1"/>
          <table:table-cell office:value-type="float" office:value="2204612" table:style-name="ce1">
            <text:p>2204612</text:p>
          </table:table-cell>
          <table:table-cell office:value-type="float" office:value="2205487" table:style-name="ce1">
            <text:p>2205487</text:p>
          </table:table-cell>
          <table:table-cell office:value-type="float" office:value="2210470" table:style-name="ce1">
            <text:p>2210470</text:p>
          </table:table-cell>
          <table:table-cell table:style-name="ce1"/>
          <table:table-cell office:value-type="float" office:value="1963917" table:style-name="ce1">
            <text:p>1963917</text:p>
          </table:table-cell>
          <table:table-cell office:value-type="float" office:value="1966073" table:style-name="ce1">
            <text:p>1966073</text:p>
          </table:table-cell>
          <table:table-cell office:value-type="float" office:value="1968687" table:style-name="ce1">
            <text:p>1968687</text:p>
          </table:table-cell>
          <table:table-cell table:style-name="ce1"/>
          <table:table-cell office:value-type="float" office:value="2027583" table:style-name="ce1">
            <text:p>2027583</text:p>
          </table:table-cell>
          <table:table-cell office:value-type="float" office:value="2028421" table:style-name="ce1">
            <text:p>2028421</text:p>
          </table:table-cell>
          <table:table-cell office:value-type="float" office:value="2030474" table:style-name="ce1">
            <text:p>2030474</text:p>
          </table:table-cell>
          <table:table-cell table:style-name="ce1"/>
          <table:table-cell office:value-type="float" office:value="2488880" table:style-name="ce1">
            <text:p>2488880</text:p>
          </table:table-cell>
          <table:table-cell office:value-type="float" office:value="2490469" table:style-name="ce1">
            <text:p>2490469</text:p>
          </table:table-cell>
          <table:table-cell table:style-name="ce1"/>
          <table:table-cell office:value-type="float" office:value="2493083" table:style-name="ce1">
            <text:p>2493083</text:p>
          </table:table-cell>
          <table:table-cell office:value-type="float" office:value="2277828" table:style-name="ce1">
            <text:p>2277828</text:p>
          </table:table-cell>
          <table:table-cell office:value-type="float" office:value="2281961" table:style-name="ce1">
            <text:p>2281961</text:p>
          </table:table-cell>
          <table:table-cell table:style-name="ce1"/>
          <table:table-cell office:value-type="float" office:value="2283815" table:style-name="ce1">
            <text:p>2283815</text:p>
          </table:table-cell>
          <table:table-cell office:value-type="float" office:value="2533176" table:style-name="ce1">
            <text:p>2533176</text:p>
          </table:table-cell>
          <table:table-cell office:value-type="float" office:value="2534013" table:style-name="ce1">
            <text:p>2534013</text:p>
          </table:table-cell>
          <table:table-cell office:value-type="float" office:value="2537347" table:style-name="ce1">
            <text:p>2537347</text:p>
          </table:table-cell>
          <table:table-cell table:style-name="ce1"/>
          <table:table-cell office:value-type="float" office:value="2113173" table:style-name="ce1">
            <text:p>2113173</text:p>
          </table:table-cell>
          <table:table-cell office:value-type="float" office:value="2114681" table:style-name="ce1">
            <text:p>2114681</text:p>
          </table:table-cell>
          <table:table-cell office:value-type="float" office:value="2116823" table:style-name="ce1">
            <text:p>2116823</text:p>
          </table:table-cell>
          <table:table-cell table:style-name="ce1"/>
          <table:table-cell office:value-type="float" office:value="2637068" table:style-name="ce1">
            <text:p>2637068</text:p>
          </table:table-cell>
          <table:table-cell office:value-type="float" office:value="2638169" table:style-name="ce1">
            <text:p>2638169</text:p>
          </table:table-cell>
          <table:table-cell table:style-name="ce1"/>
          <table:table-cell office:value-type="float" office:value="2639778" table:style-name="ce1">
            <text:p>2639778</text:p>
          </table:table-cell>
          <table:table-cell office:value-type="float" office:value="2571966" table:style-name="ce1">
            <text:p>2571966</text:p>
          </table:table-cell>
          <table:table-cell office:value-type="float" office:value="2573635" table:style-name="ce1">
            <text:p>2573635</text:p>
          </table:table-cell>
          <table:table-cell office:value-type="float" office:value="2577113" table:style-name="ce1">
            <text:p>2577113</text:p>
          </table:table-cell>
          <table:table-cell table:style-name="ce1"/>
          <table:table-cell office:value-type="float" office:value="2129403" table:style-name="ce1">
            <text:p>2129403</text:p>
          </table:table-cell>
          <table:table-cell office:value-type="float" office:value="2130248" table:style-name="ce1">
            <text:p>2130248</text:p>
          </table:table-cell>
          <table:table-cell office:value-type="float" office:value="2132741" table:style-name="ce1">
            <text:p>2132741</text:p>
          </table:table-cell>
          <table:table-cell table:style-name="ce1"/>
          <table:table-cell office:value-type="float" office:value="1931633" table:style-name="ce1">
            <text:p>1931633</text:p>
          </table:table-cell>
          <table:table-cell office:value-type="float" office:value="1932208" table:style-name="ce1">
            <text:p>1932208</text:p>
          </table:table-cell>
          <table:table-cell office:value-type="float" office:value="1934815" table:style-name="ce1">
            <text:p>1934815</text:p>
          </table:table-cell>
          <table:table-cell table:style-name="ce1"/>
          <table:table-cell office:value-type="float" office:value="2186440" table:style-name="ce1">
            <text:p>2186440</text:p>
          </table:table-cell>
          <table:table-cell office:value-type="float" office:value="2187261" table:style-name="ce1">
            <text:p>2187261</text:p>
          </table:table-cell>
          <table:table-cell table:style-name="ce1"/>
          <table:table-cell office:value-type="float" office:value="2191467" table:style-name="ce1">
            <text:p>2191467</text:p>
          </table:table-cell>
          <table:table-cell office:value-type="float" office:value="1846429" table:style-name="ce1">
            <text:p>1846429</text:p>
          </table:table-cell>
          <table:table-cell office:value-type="float" office:value="1847801" table:style-name="ce1">
            <text:p>1847801</text:p>
          </table:table-cell>
          <table:table-cell office:value-type="float" office:value="1854872" table:style-name="ce1">
            <text:p>1854872</text:p>
          </table:table-cell>
          <table:table-cell table:style-name="ce1"/>
          <table:table-cell office:value-type="float" office:value="2375592" table:style-name="ce1">
            <text:p>2375592</text:p>
          </table:table-cell>
          <table:table-cell office:value-type="float" office:value="2376477" table:style-name="ce1">
            <text:p>2376477</text:p>
          </table:table-cell>
          <table:table-cell office:value-type="float" office:value="2378810" table:style-name="ce1">
            <text:p>2378810</text:p>
          </table:table-cell>
          <table:table-cell table:style-name="ce1"/>
          <table:table-cell office:value-type="float" office:value="2329506" table:style-name="ce1">
            <text:p>2329506</text:p>
          </table:table-cell>
          <table:table-cell office:value-type="float" office:value="2333333" table:style-name="ce1">
            <text:p>2333333</text:p>
          </table:table-cell>
          <table:table-cell office:value-type="float" office:value="2335876" table:style-name="ce1">
            <text:p>2335876</text:p>
          </table:table-cell>
          <table:table-cell table:style-name="ce1"/>
          <table:table-cell office:value-type="float" office:value="2300442" table:style-name="ce1">
            <text:p>2300442</text:p>
          </table:table-cell>
          <table:table-cell office:value-type="float" office:value="2301943" table:style-name="ce1">
            <text:p>2301943</text:p>
          </table:table-cell>
          <table:table-cell table:style-name="ce1"/>
          <table:table-cell office:value-type="float" office:value="2304133" table:style-name="ce1">
            <text:p>2304133</text:p>
          </table:table-cell>
          <table:table-cell office:value-type="float" office:value="1876194" table:style-name="ce1">
            <text:p>1876194</text:p>
          </table:table-cell>
          <table:table-cell office:value-type="float" office:value="1878509" table:style-name="ce1">
            <text:p>1878509</text:p>
          </table:table-cell>
          <table:table-cell table:style-name="ce1"/>
          <table:table-cell office:value-type="float" office:value="1882479" table:style-name="ce1">
            <text:p>1882479</text:p>
          </table:table-cell>
          <table:table-cell office:value-type="float" office:value="2617940" table:style-name="ce1">
            <text:p>2617940</text:p>
          </table:table-cell>
          <table:table-cell office:value-type="float" office:value="2620769" table:style-name="ce1">
            <text:p>2620769</text:p>
          </table:table-cell>
          <table:table-cell office:value-type="float" office:value="2622725" table:style-name="ce1">
            <text:p>2622725</text:p>
          </table:table-cell>
          <table:table-cell table:style-name="ce1"/>
          <table:table-cell office:value-type="float" office:value="2454332" table:style-name="ce1">
            <text:p>2454332</text:p>
          </table:table-cell>
          <table:table-cell office:value-type="float" office:value="2455352" table:style-name="ce1">
            <text:p>2455352</text:p>
          </table:table-cell>
          <table:table-cell office:value-type="float" office:value="2457971" table:style-name="ce1">
            <text:p>2457971</text:p>
          </table:table-cell>
          <table:table-cell table:style-name="ce1"/>
          <table:table-cell office:value-type="float" office:value="2664418" table:style-name="ce1">
            <text:p>2664418</text:p>
          </table:table-cell>
          <table:table-cell office:value-type="float" office:value="2665127" table:style-name="ce1">
            <text:p>2665127</text:p>
          </table:table-cell>
          <table:table-cell office:value-type="float" office:value="2668116" table:style-name="ce1">
            <text:p>2668116</text:p>
          </table:table-cell>
          <table:table-cell table:style-name="ce1"/>
          <table:table-cell office:value-type="float" office:value="1996308" table:style-name="ce1">
            <text:p>1996308</text:p>
          </table:table-cell>
          <table:table-cell office:value-type="float" office:value="1997198" table:style-name="ce1">
            <text:p>1997198</text:p>
          </table:table-cell>
          <table:table-cell office:value-type="float" office:value="1999247" table:style-name="ce1">
            <text:p>1999247</text:p>
          </table:table-cell>
          <table:table-cell table:style-name="ce1"/>
          <table:table-cell office:value-type="float" office:value="2245859" table:style-name="ce1">
            <text:p>2245859</text:p>
          </table:table-cell>
          <table:table-cell office:value-type="float" office:value="2246727" table:style-name="ce1">
            <text:p>2246727</text:p>
          </table:table-cell>
          <table:table-cell office:value-type="float" office:value="2249265" table:style-name="ce1">
            <text:p>2249265</text:p>
          </table:table-cell>
          <table:table-cell table:style-name="ce1"/>
          <table:table-cell office:value-type="float" office:value="2312924" table:style-name="ce1">
            <text:p>2312924</text:p>
          </table:table-cell>
          <table:table-cell office:value-type="float" office:value="2314459" table:style-name="ce1">
            <text:p>2314459</text:p>
          </table:table-cell>
          <table:table-cell table:style-name="ce1"/>
          <table:table-cell office:value-type="float" office:value="2318753" table:style-name="ce1">
            <text:p>2318753</text:p>
          </table:table-cell>
          <table:table-cell office:value-type="float" office:value="1978370" table:style-name="ce1">
            <text:p>1978370</text:p>
          </table:table-cell>
          <table:table-cell office:value-type="float" office:value="1980105" table:style-name="ce1">
            <text:p>1980105</text:p>
          </table:table-cell>
          <table:table-cell table:style-name="ce1"/>
          <table:table-cell office:value-type="float" office:value="1982813" table:style-name="ce1">
            <text:p>1982813</text:p>
          </table:table-cell>
          <table:table-cell office:value-type="float" office:value="2093085" table:style-name="ce1">
            <text:p>2093085</text:p>
          </table:table-cell>
          <table:table-cell office:value-type="float" office:value="2094281" table:style-name="ce1">
            <text:p>2094281</text:p>
          </table:table-cell>
          <table:table-cell table:style-name="ce1"/>
          <table:table-cell office:value-type="float" office:value="2095901" table:style-name="ce1">
            <text:p>2095901</text:p>
          </table:table-cell>
          <table:table-cell office:value-type="float" office:value="2040740" table:style-name="ce1">
            <text:p>2040740</text:p>
          </table:table-cell>
          <table:table-cell office:value-type="float" office:value="2041513" table:style-name="ce1">
            <text:p>2041513</text:p>
          </table:table-cell>
          <table:table-cell office:value-type="float" office:value="2043485" table:style-name="ce1">
            <text:p>2043485</text:p>
          </table:table-cell>
          <table:table-cell table:style-name="ce1"/>
          <table:table-cell office:value-type="float" office:value="2260253" table:style-name="ce1">
            <text:p>2260253</text:p>
          </table:table-cell>
          <table:table-cell office:value-type="float" office:value="2261659" table:style-name="ce1">
            <text:p>2261659</text:p>
          </table:table-cell>
          <table:table-cell table:style-name="ce1"/>
          <table:table-cell office:value-type="float" office:value="2263330" table:style-name="ce1">
            <text:p>2263330</text:p>
          </table:table-cell>
          <table:table-cell office:value-type="float" office:value="2344426" table:style-name="ce1">
            <text:p>2344426</text:p>
          </table:table-cell>
          <table:table-cell office:value-type="float" office:value="2344879" table:style-name="ce1">
            <text:p>2344879</text:p>
          </table:table-cell>
          <table:table-cell office:value-type="float" office:value="2347377" table:style-name="ce1">
            <text:p>2347377</text:p>
          </table:table-cell>
          <table:table-cell table:style-name="ce1"/>
          <table:table-cell office:value-type="float" office:value="2069631" table:style-name="ce1">
            <text:p>2069631</text:p>
          </table:table-cell>
          <table:table-cell office:value-type="float" office:value="2074029" table:style-name="ce1">
            <text:p>2074029</text:p>
          </table:table-cell>
          <table:table-cell table:style-name="ce1"/>
          <table:table-cell office:value-type="float" office:value="2077595" table:style-name="ce1">
            <text:p>2077595</text:p>
          </table:table-cell>
          <table:table-cell office:value-type="float" office:value="1946836" table:style-name="ce1">
            <text:p>1946836</text:p>
          </table:table-cell>
          <table:table-cell office:value-type="float" office:value="1948195" table:style-name="ce1">
            <text:p>1948195</text:p>
          </table:table-cell>
          <table:table-cell office:value-type="float" office:value="1952849" table:style-name="ce1">
            <text:p>1952849</text:p>
          </table:table-cell>
          <table:table-cell table:style-name="ce1"/>
          <table:table-cell office:value-type="float" office:value="2051905" table:style-name="ce1">
            <text:p>2051905</text:p>
          </table:table-cell>
          <table:table-cell office:value-type="float" office:value="2054519" table:style-name="ce1">
            <text:p>2054519</text:p>
          </table:table-cell>
          <table:table-cell table:style-name="ce1"/>
          <table:table-cell office:value-type="float" office:value="2056469" table:style-name="ce1">
            <text:p>2056469</text:p>
          </table:table-cell>
          <table:table-cell office:value-type="float" office:value="2437564" table:style-name="ce1">
            <text:p>2437564</text:p>
          </table:table-cell>
          <table:table-cell office:value-type="float" office:value="2438753" table:style-name="ce1">
            <text:p>2438753</text:p>
          </table:table-cell>
          <table:table-cell office:value-type="float" office:value="2441255" table:style-name="ce1">
            <text:p>2441255</text:p>
          </table:table-cell>
          <table:table-cell table:style-name="ce1"/>
          <table:table-cell office:value-type="float" office:value="2586780" table:style-name="ce1">
            <text:p>2586780</text:p>
          </table:table-cell>
          <table:table-cell office:value-type="float" office:value="2587877" table:style-name="ce1">
            <text:p>2587877</text:p>
          </table:table-cell>
          <table:table-cell office:value-type="float" office:value="2591853" table:style-name="ce1">
            <text:p>2591853</text:p>
          </table:table-cell>
          <table:table-cell table:style-name="ce1"/>
          <table:table-cell office:value-type="float" office:value="2168760" table:style-name="ce1">
            <text:p>2168760</text:p>
          </table:table-cell>
          <table:table-cell office:value-type="float" office:value="2169949" table:style-name="ce1">
            <text:p>2169949</text:p>
          </table:table-cell>
          <table:table-cell office:value-type="float" office:value="2173075" table:style-name="ce1">
            <text:p>2173075</text:p>
          </table:table-cell>
          <table:table-cell table:style-name="ce1"/>
          <table:table-cell office:value-type="float" office:value="2601171" table:style-name="ce1">
            <text:p>2601171</text:p>
          </table:table-cell>
          <table:table-cell office:value-type="float" office:value="2602431" table:style-name="ce1">
            <text:p>2602431</text:p>
          </table:table-cell>
          <table:table-cell table:style-name="ce1"/>
          <table:table-cell office:value-type="float" office:value="2603991" table:style-name="ce1">
            <text:p>2603991</text:p>
          </table:table-cell>
          <table:table-cell office:value-type="float" office:value="2222495" table:style-name="ce1">
            <text:p>2222495</text:p>
          </table:table-cell>
          <table:table-cell office:value-type="float" office:value="2223774" table:style-name="ce1">
            <text:p>2223774</text:p>
          </table:table-cell>
          <table:table-cell table:style-name="ce1"/>
          <table:table-cell office:value-type="float" office:value="2227611" table:style-name="ce1">
            <text:p>2227611</text:p>
          </table:table-cell>
          <table:table-cell office:value-type="float" office:value="2422778" table:style-name="ce1">
            <text:p>2422778</text:p>
          </table:table-cell>
          <table:table-cell office:value-type="float" office:value="2423953" table:style-name="ce1">
            <text:p>2423953</text:p>
          </table:table-cell>
          <table:table-cell table:style-name="ce1"/>
          <table:table-cell office:value-type="float" office:value="2426333" table:style-name="ce1">
            <text:p>2426333</text:p>
          </table:table-cell>
          <table:table-cell office:value-type="float" office:value="2360807" table:style-name="ce1">
            <text:p>2360807</text:p>
          </table:table-cell>
          <table:table-cell office:value-type="float" office:value="2363351" table:style-name="ce1">
            <text:p>2363351</text:p>
          </table:table-cell>
          <table:table-cell office:value-type="float" office:value="2365465" table:style-name="ce1">
            <text:p>2365465</text:p>
          </table:table-cell>
          <table:table-cell table:style-name="ce1"/>
          <table:table-cell office:value-type="float" office:value="2010424" table:style-name="ce1">
            <text:p>2010424</text:p>
          </table:table-cell>
          <table:table-cell office:value-type="float" office:value="2011581" table:style-name="ce1">
            <text:p>2011581</text:p>
          </table:table-cell>
          <table:table-cell office:value-type="float" office:value="2012957" table:style-name="ce1">
            <text:p>2012957</text:p>
          </table:table-cell>
          <table:table-cell table:style-name="ce1"/>
          <table:table-cell office:value-type="float" office:value="2550997" table:style-name="ce1">
            <text:p>2550997</text:p>
          </table:table-cell>
          <table:table-cell office:value-type="float" office:value="2552099" table:style-name="ce1">
            <text:p>2552099</text:p>
          </table:table-cell>
          <table:table-cell office:value-type="float" office:value="2555247" table:style-name="ce1">
            <text:p>2555247</text:p>
          </table:table-cell>
          <table:table-cell table:style-name="ce1"/>
          <table:table-cell office:value-type="float" office:value="2410590" table:style-name="ce1">
            <text:p>2410590</text:p>
          </table:table-cell>
          <table:table-cell office:value-type="float" office:value="2411852" table:style-name="ce1">
            <text:p>2411852</text:p>
          </table:table-cell>
          <table:table-cell office:value-type="float" office:value="2413629" table:style-name="ce1">
            <text:p>2413629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115354_M060467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1:16:08</text:p>
          </table:table-cell>
          <table:table-cell office:value-type="string" table:style-name="ce1">
            <text:p>2020-11-18_12:16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ctor cur</text:p>
          </table:table-cell>
          <table:table-cell office:value-type="string" table:style-name="ce1">
            <text:p>M06046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BYotinumHrQ5Ko4</text:p>
          </table:table-cell>
          <table:table-cell office:value-type="string" table:style-name="ce1">
            <text:p>https://www.testable.org/experiment/4303/294929/start?participant=M060467</text:p>
          </table:table-cell>
          <table:table-cell office:value-type="float" office:value="2266072" table:style-name="ce1">
            <text:p>2266072</text:p>
          </table:table-cell>
          <table:table-cell office:value-type="float" office:value="37.767866666666997" table:style-name="ce1">
            <text:p>37,76786667</text:p>
          </table:table-cell>
          <table:table-cell office:value-type="float" office:value="607392" table:style-name="ce1">
            <text:p>607392</text:p>
          </table:table-cell>
          <table:table-cell office:value-type="float" office:value="274823" table:style-name="ce1">
            <text:p>274823</text:p>
          </table:table-cell>
          <table:table-cell office:value-type="float" office:value="364533" table:style-name="ce1">
            <text:p>364533</text:p>
          </table:table-cell>
          <table:table-cell office:value-type="float" office:value="640390" table:style-name="ce1">
            <text:p>640390</text:p>
          </table:table-cell>
          <table:table-cell office:value-type="float" office:value="241725" table:style-name="ce1">
            <text:p>241725</text:p>
          </table:table-cell>
          <table:table-cell office:value-type="float" office:value="445774" table:style-name="ce1">
            <text:p>445774</text:p>
          </table:table-cell>
          <table:table-cell office:value-type="float" office:value="426267" table:style-name="ce1">
            <text:p>426267</text:p>
          </table:table-cell>
          <table:table-cell office:value-type="float" office:value="581220" table:style-name="ce1">
            <text:p>581220</text:p>
          </table:table-cell>
          <table:table-cell office:value-type="float" office:value="325058" table:style-name="ce1">
            <text:p>325058</text:p>
          </table:table-cell>
          <table:table-cell office:value-type="float" office:value="399917" table:style-name="ce1">
            <text:p>399917</text:p>
          </table:table-cell>
          <table:table-cell office:value-type="float" office:value="476400" table:style-name="ce1">
            <text:p>476400</text:p>
          </table:table-cell>
          <table:table-cell office:value-type="float" office:value="511769" table:style-name="ce1">
            <text:p>511769</text:p>
          </table:table-cell>
          <table:table-cell table:number-columns-repeated="192" table:style-name="ce1"/>
          <table:table-cell office:value-type="float" office:value="2219772" table:style-name="ce1">
            <text:p>2219772</text:p>
          </table:table-cell>
          <table:table-cell office:value-type="float" office:value="2220721" table:style-name="ce1">
            <text:p>2220721</text:p>
          </table:table-cell>
          <table:table-cell table:style-name="ce1"/>
          <table:table-cell office:value-type="float" office:value="2222331" table:style-name="ce1">
            <text:p>2222331</text:p>
          </table:table-cell>
          <table:table-cell office:value-type="float" office:value="1921101" table:style-name="ce1">
            <text:p>1921101</text:p>
          </table:table-cell>
          <table:table-cell office:value-type="float" office:value="1921842" table:style-name="ce1">
            <text:p>1921842</text:p>
          </table:table-cell>
          <table:table-cell office:value-type="float" office:value="1923070" table:style-name="ce1">
            <text:p>1923070</text:p>
          </table:table-cell>
          <table:table-cell table:style-name="ce1"/>
          <table:table-cell office:value-type="float" office:value="2227129" table:style-name="ce1">
            <text:p>2227129</text:p>
          </table:table-cell>
          <table:table-cell office:value-type="float" office:value="2228078" table:style-name="ce1">
            <text:p>2228078</text:p>
          </table:table-cell>
          <table:table-cell table:style-name="ce1"/>
          <table:table-cell office:value-type="float" office:value="2230172" table:style-name="ce1">
            <text:p>2230172</text:p>
          </table:table-cell>
          <table:table-cell office:value-type="float" office:value="2207117" table:style-name="ce1">
            <text:p>2207117</text:p>
          </table:table-cell>
          <table:table-cell office:value-type="float" office:value="2207690" table:style-name="ce1">
            <text:p>2207690</text:p>
          </table:table-cell>
          <table:table-cell table:style-name="ce1"/>
          <table:table-cell office:value-type="float" office:value="2210503" table:style-name="ce1">
            <text:p>2210503</text:p>
          </table:table-cell>
          <table:table-cell office:value-type="float" office:value="1973792" table:style-name="ce1">
            <text:p>1973792</text:p>
          </table:table-cell>
          <table:table-cell office:value-type="float" office:value="1974731" table:style-name="ce1">
            <text:p>1974731</text:p>
          </table:table-cell>
          <table:table-cell office:value-type="float" office:value="1975968" table:style-name="ce1">
            <text:p>1975968</text:p>
          </table:table-cell>
          <table:table-cell table:style-name="ce1"/>
          <table:table-cell office:value-type="float" office:value="1645647" table:style-name="ce1">
            <text:p>1645647</text:p>
          </table:table-cell>
          <table:table-cell office:value-type="float" office:value="1646220" table:style-name="ce1">
            <text:p>1646220</text:p>
          </table:table-cell>
          <table:table-cell table:style-name="ce1"/>
          <table:table-cell office:value-type="float" office:value="1650088" table:style-name="ce1">
            <text:p>1650088</text:p>
          </table:table-cell>
          <table:table-cell office:value-type="float" office:value="1625468" table:style-name="ce1">
            <text:p>1625468</text:p>
          </table:table-cell>
          <table:table-cell office:value-type="float" office:value="1626078" table:style-name="ce1">
            <text:p>1626078</text:p>
          </table:table-cell>
          <table:table-cell office:value-type="float" office:value="1628869" table:style-name="ce1">
            <text:p>1628869</text:p>
          </table:table-cell>
          <table:table-cell table:style-name="ce1"/>
          <table:table-cell office:value-type="float" office:value="2034444" table:style-name="ce1">
            <text:p>2034444</text:p>
          </table:table-cell>
          <table:table-cell office:value-type="float" office:value="2035359" table:style-name="ce1">
            <text:p>2035359</text:p>
          </table:table-cell>
          <table:table-cell table:style-name="ce1"/>
          <table:table-cell office:value-type="float" office:value="2037747" table:style-name="ce1">
            <text:p>2037747</text:p>
          </table:table-cell>
          <table:table-cell office:value-type="float" office:value="1468084" table:style-name="ce1">
            <text:p>1468084</text:p>
          </table:table-cell>
          <table:table-cell office:value-type="float" office:value="1469929" table:style-name="ce1">
            <text:p>1469929</text:p>
          </table:table-cell>
          <table:table-cell table:style-name="ce1"/>
          <table:table-cell office:value-type="float" office:value="1472817" table:style-name="ce1">
            <text:p>1472817</text:p>
          </table:table-cell>
          <table:table-cell office:value-type="float" office:value="1984395" table:style-name="ce1">
            <text:p>1984395</text:p>
          </table:table-cell>
          <table:table-cell office:value-type="float" office:value="1985564" table:style-name="ce1">
            <text:p>1985564</text:p>
          </table:table-cell>
          <table:table-cell office:value-type="float" office:value="1988969" table:style-name="ce1">
            <text:p>1988969</text:p>
          </table:table-cell>
          <table:table-cell table:style-name="ce1"/>
          <table:table-cell office:value-type="float" office:value="1813050" table:style-name="ce1">
            <text:p>1813050</text:p>
          </table:table-cell>
          <table:table-cell office:value-type="float" office:value="1814008" table:style-name="ce1">
            <text:p>1814008</text:p>
          </table:table-cell>
          <table:table-cell table:style-name="ce1"/>
          <table:table-cell office:value-type="float" office:value="1816605" table:style-name="ce1">
            <text:p>1816605</text:p>
          </table:table-cell>
          <table:table-cell office:value-type="float" office:value="1883765" table:style-name="ce1">
            <text:p>1883765</text:p>
          </table:table-cell>
          <table:table-cell office:value-type="float" office:value="1884867" table:style-name="ce1">
            <text:p>1884867</text:p>
          </table:table-cell>
          <table:table-cell office:value-type="float" office:value="1886125" table:style-name="ce1">
            <text:p>1886125</text:p>
          </table:table-cell>
          <table:table-cell table:style-name="ce1"/>
          <table:table-cell office:value-type="float" office:value="1950985" table:style-name="ce1">
            <text:p>1950985</text:p>
          </table:table-cell>
          <table:table-cell office:value-type="float" office:value="1951550" table:style-name="ce1">
            <text:p>1951550</text:p>
          </table:table-cell>
          <table:table-cell table:style-name="ce1"/>
          <table:table-cell office:value-type="float" office:value="1961994" table:style-name="ce1">
            <text:p>1961994</text:p>
          </table:table-cell>
          <table:table-cell office:value-type="float" office:value="1448961" table:style-name="ce1">
            <text:p>1448961</text:p>
          </table:table-cell>
          <table:table-cell office:value-type="float" office:value="1451252" table:style-name="ce1">
            <text:p>1451252</text:p>
          </table:table-cell>
          <table:table-cell table:style-name="ce1"/>
          <table:table-cell office:value-type="float" office:value="1455103" table:style-name="ce1">
            <text:p>1455103</text:p>
          </table:table-cell>
          <table:table-cell office:value-type="float" office:value="2082478" table:style-name="ce1">
            <text:p>2082478</text:p>
          </table:table-cell>
          <table:table-cell office:value-type="float" office:value="2082923" table:style-name="ce1">
            <text:p>2082923</text:p>
          </table:table-cell>
          <table:table-cell office:value-type="float" office:value="2084721" table:style-name="ce1">
            <text:p>2084721</text:p>
          </table:table-cell>
          <table:table-cell table:style-name="ce1"/>
          <table:table-cell office:value-type="float" office:value="1673657" table:style-name="ce1">
            <text:p>1673657</text:p>
          </table:table-cell>
          <table:table-cell office:value-type="float" office:value="1674513" table:style-name="ce1">
            <text:p>1674513</text:p>
          </table:table-cell>
          <table:table-cell office:value-type="float" office:value="1676795" table:style-name="ce1">
            <text:p>1676795</text:p>
          </table:table-cell>
          <table:table-cell table:style-name="ce1"/>
          <table:table-cell office:value-type="float" office:value="1684837" table:style-name="ce1">
            <text:p>1684837</text:p>
          </table:table-cell>
          <table:table-cell office:value-type="float" office:value="1685814" table:style-name="ce1">
            <text:p>1685814</text:p>
          </table:table-cell>
          <table:table-cell table:style-name="ce1"/>
          <table:table-cell office:value-type="float" office:value="1687824" table:style-name="ce1">
            <text:p>1687824</text:p>
          </table:table-cell>
          <table:table-cell office:value-type="float" office:value="1850902" table:style-name="ce1">
            <text:p>1850902</text:p>
          </table:table-cell>
          <table:table-cell office:value-type="float" office:value="1851931" table:style-name="ce1">
            <text:p>1851931</text:p>
          </table:table-cell>
          <table:table-cell office:value-type="float" office:value="1853767" table:style-name="ce1">
            <text:p>1853767</text:p>
          </table:table-cell>
          <table:table-cell table:style-name="ce1"/>
          <table:table-cell office:value-type="float" office:value="2113969" table:style-name="ce1">
            <text:p>2113969</text:p>
          </table:table-cell>
          <table:table-cell office:value-type="float" office:value="2115046" table:style-name="ce1">
            <text:p>2115046</text:p>
          </table:table-cell>
          <table:table-cell table:style-name="ce1"/>
          <table:table-cell office:value-type="float" office:value="2117689" table:style-name="ce1">
            <text:p>2117689</text:p>
          </table:table-cell>
          <table:table-cell office:value-type="float" office:value="2160379" table:style-name="ce1">
            <text:p>2160379</text:p>
          </table:table-cell>
          <table:table-cell office:value-type="float" office:value="2160964" table:style-name="ce1">
            <text:p>2160964</text:p>
          </table:table-cell>
          <table:table-cell table:style-name="ce1"/>
          <table:table-cell office:value-type="float" office:value="2162274" table:style-name="ce1">
            <text:p>2162274</text:p>
          </table:table-cell>
          <table:table-cell office:value-type="float" office:value="1865405" table:style-name="ce1">
            <text:p>1865405</text:p>
          </table:table-cell>
          <table:table-cell office:value-type="float" office:value="1866429" table:style-name="ce1">
            <text:p>1866429</text:p>
          </table:table-cell>
          <table:table-cell table:style-name="ce1"/>
          <table:table-cell office:value-type="float" office:value="1868017" table:style-name="ce1">
            <text:p>1868017</text:p>
          </table:table-cell>
          <table:table-cell office:value-type="float" office:value="1705607" table:style-name="ce1">
            <text:p>1705607</text:p>
          </table:table-cell>
          <table:table-cell office:value-type="float" office:value="1706487" table:style-name="ce1">
            <text:p>1706487</text:p>
          </table:table-cell>
          <table:table-cell office:value-type="float" office:value="1707846" table:style-name="ce1">
            <text:p>1707846</text:p>
          </table:table-cell>
          <table:table-cell table:style-name="ce1"/>
          <table:table-cell office:value-type="float" office:value="1581457" table:style-name="ce1">
            <text:p>1581457</text:p>
          </table:table-cell>
          <table:table-cell office:value-type="float" office:value="1583453" table:style-name="ce1">
            <text:p>1583453</text:p>
          </table:table-cell>
          <table:table-cell table:style-name="ce1"/>
          <table:table-cell office:value-type="float" office:value="1587867" table:style-name="ce1">
            <text:p>1587867</text:p>
          </table:table-cell>
          <table:table-cell office:value-type="float" office:value="2140219" table:style-name="ce1">
            <text:p>2140219</text:p>
          </table:table-cell>
          <table:table-cell office:value-type="float" office:value="2141482" table:style-name="ce1">
            <text:p>2141482</text:p>
          </table:table-cell>
          <table:table-cell table:style-name="ce1"/>
          <table:table-cell office:value-type="float" office:value="2142673" table:style-name="ce1">
            <text:p>2142673</text:p>
          </table:table-cell>
          <table:table-cell office:value-type="float" office:value="1759370" table:style-name="ce1">
            <text:p>1759370</text:p>
          </table:table-cell>
          <table:table-cell office:value-type="float" office:value="1760283" table:style-name="ce1">
            <text:p>1760283</text:p>
          </table:table-cell>
          <table:table-cell table:style-name="ce1"/>
          <table:table-cell office:value-type="float" office:value="1763518" table:style-name="ce1">
            <text:p>1763518</text:p>
          </table:table-cell>
          <table:table-cell office:value-type="float" office:value="1721974" table:style-name="ce1">
            <text:p>1721974</text:p>
          </table:table-cell>
          <table:table-cell office:value-type="float" office:value="1722850" table:style-name="ce1">
            <text:p>1722850</text:p>
          </table:table-cell>
          <table:table-cell table:style-name="ce1"/>
          <table:table-cell office:value-type="float" office:value="1725298" table:style-name="ce1">
            <text:p>1725298</text:p>
          </table:table-cell>
          <table:table-cell office:value-type="float" office:value="1537075" table:style-name="ce1">
            <text:p>1537075</text:p>
          </table:table-cell>
          <table:table-cell office:value-type="float" office:value="1538817" table:style-name="ce1">
            <text:p>1538817</text:p>
          </table:table-cell>
          <table:table-cell table:style-name="ce1"/>
          <table:table-cell office:value-type="float" office:value="1543788" table:style-name="ce1">
            <text:p>1543788</text:p>
          </table:table-cell>
          <table:table-cell office:value-type="float" office:value="2022154" table:style-name="ce1">
            <text:p>2022154</text:p>
          </table:table-cell>
          <table:table-cell office:value-type="float" office:value="2023336" table:style-name="ce1">
            <text:p>2023336</text:p>
          </table:table-cell>
          <table:table-cell office:value-type="float" office:value="2025216" table:style-name="ce1">
            <text:p>2025216</text:p>
          </table:table-cell>
          <table:table-cell table:style-name="ce1"/>
          <table:table-cell office:value-type="float" office:value="2170913" table:style-name="ce1">
            <text:p>2170913</text:p>
          </table:table-cell>
          <table:table-cell office:value-type="float" office:value="2171902" table:style-name="ce1">
            <text:p>2171902</text:p>
          </table:table-cell>
          <table:table-cell office:value-type="float" office:value="2173292" table:style-name="ce1">
            <text:p>2173292</text:p>
          </table:table-cell>
          <table:table-cell table:style-name="ce1"/>
          <table:table-cell office:value-type="float" office:value="2148984" table:style-name="ce1">
            <text:p>2148984</text:p>
          </table:table-cell>
          <table:table-cell office:value-type="float" office:value="2149861" table:style-name="ce1">
            <text:p>2149861</text:p>
          </table:table-cell>
          <table:table-cell table:style-name="ce1"/>
          <table:table-cell office:value-type="float" office:value="2152408" table:style-name="ce1">
            <text:p>2152408</text:p>
          </table:table-cell>
          <table:table-cell office:value-type="float" office:value="1799775" table:style-name="ce1">
            <text:p>1799775</text:p>
          </table:table-cell>
          <table:table-cell office:value-type="float" office:value="1800522" table:style-name="ce1">
            <text:p>1800522</text:p>
          </table:table-cell>
          <table:table-cell table:style-name="ce1"/>
          <table:table-cell office:value-type="float" office:value="1801900" table:style-name="ce1">
            <text:p>1801900</text:p>
          </table:table-cell>
          <table:table-cell office:value-type="float" office:value="2062905" table:style-name="ce1">
            <text:p>2062905</text:p>
          </table:table-cell>
          <table:table-cell office:value-type="float" office:value="2064138" table:style-name="ce1">
            <text:p>2064138</text:p>
          </table:table-cell>
          <table:table-cell office:value-type="float" office:value="2065467" table:style-name="ce1">
            <text:p>2065467</text:p>
          </table:table-cell>
          <table:table-cell table:style-name="ce1"/>
          <table:table-cell office:value-type="float" office:value="2124440" table:style-name="ce1">
            <text:p>2124440</text:p>
          </table:table-cell>
          <table:table-cell office:value-type="float" office:value="2124932" table:style-name="ce1">
            <text:p>2124932</text:p>
          </table:table-cell>
          <table:table-cell table:style-name="ce1"/>
          <table:table-cell office:value-type="float" office:value="2127859" table:style-name="ce1">
            <text:p>2127859</text:p>
          </table:table-cell>
          <table:table-cell office:value-type="float" office:value="1787008" table:style-name="ce1">
            <text:p>1787008</text:p>
          </table:table-cell>
          <table:table-cell office:value-type="float" office:value="1787859" table:style-name="ce1">
            <text:p>1787859</text:p>
          </table:table-cell>
          <table:table-cell office:value-type="float" office:value="1789837" table:style-name="ce1">
            <text:p>1789837</text:p>
          </table:table-cell>
          <table:table-cell table:style-name="ce1"/>
          <table:table-cell office:value-type="float" office:value="1745031" table:style-name="ce1">
            <text:p>1745031</text:p>
          </table:table-cell>
          <table:table-cell office:value-type="float" office:value="1745901" table:style-name="ce1">
            <text:p>1745901</text:p>
          </table:table-cell>
          <table:table-cell office:value-type="float" office:value="1749321" table:style-name="ce1">
            <text:p>1749321</text:p>
          </table:table-cell>
          <table:table-cell table:style-name="ce1"/>
          <table:table-cell office:value-type="float" office:value="1484253" table:style-name="ce1">
            <text:p>1484253</text:p>
          </table:table-cell>
          <table:table-cell office:value-type="float" office:value="1485628" table:style-name="ce1">
            <text:p>1485628</text:p>
          </table:table-cell>
          <table:table-cell office:value-type="float" office:value="1488815" table:style-name="ce1">
            <text:p>1488815</text:p>
          </table:table-cell>
          <table:table-cell table:style-name="ce1"/>
          <table:table-cell office:value-type="float" office:value="1555245" table:style-name="ce1">
            <text:p>1555245</text:p>
          </table:table-cell>
          <table:table-cell office:value-type="float" office:value="1556803" table:style-name="ce1">
            <text:p>1556803</text:p>
          </table:table-cell>
          <table:table-cell table:style-name="ce1"/>
          <table:table-cell office:value-type="float" office:value="1561953" table:style-name="ce1">
            <text:p>1561953</text:p>
          </table:table-cell>
          <table:table-cell office:value-type="float" office:value="2194959" table:style-name="ce1">
            <text:p>2194959</text:p>
          </table:table-cell>
          <table:table-cell office:value-type="float" office:value="2196292" table:style-name="ce1">
            <text:p>2196292</text:p>
          </table:table-cell>
          <table:table-cell table:style-name="ce1"/>
          <table:table-cell office:value-type="float" office:value="2198964" table:style-name="ce1">
            <text:p>2198964</text:p>
          </table:table-cell>
          <table:table-cell office:value-type="float" office:value="2251179" table:style-name="ce1">
            <text:p>2251179</text:p>
          </table:table-cell>
          <table:table-cell office:value-type="float" office:value="2251832" table:style-name="ce1">
            <text:p>2251832</text:p>
          </table:table-cell>
          <table:table-cell table:style-name="ce1"/>
          <table:table-cell office:value-type="float" office:value="2253111" table:style-name="ce1">
            <text:p>2253111</text:p>
          </table:table-cell>
          <table:table-cell office:value-type="float" office:value="1502672" table:style-name="ce1">
            <text:p>1502672</text:p>
          </table:table-cell>
          <table:table-cell office:value-type="float" office:value="1505783" table:style-name="ce1">
            <text:p>1505783</text:p>
          </table:table-cell>
          <table:table-cell table:style-name="ce1"/>
          <table:table-cell office:value-type="float" office:value="1509745" table:style-name="ce1">
            <text:p>1509745</text:p>
          </table:table-cell>
          <table:table-cell office:value-type="float" office:value="1656807" table:style-name="ce1">
            <text:p>1656807</text:p>
          </table:table-cell>
          <table:table-cell office:value-type="float" office:value="1658609" table:style-name="ce1">
            <text:p>1658609</text:p>
          </table:table-cell>
          <table:table-cell table:style-name="ce1"/>
          <table:table-cell office:value-type="float" office:value="1662125" table:style-name="ce1">
            <text:p>1662125</text:p>
          </table:table-cell>
          <table:table-cell office:value-type="float" office:value="1908424" table:style-name="ce1">
            <text:p>1908424</text:p>
          </table:table-cell>
          <table:table-cell office:value-type="float" office:value="1909961" table:style-name="ce1">
            <text:p>1909961</text:p>
          </table:table-cell>
          <table:table-cell table:style-name="ce1"/>
          <table:table-cell office:value-type="float" office:value="1911477" table:style-name="ce1">
            <text:p>1911477</text:p>
          </table:table-cell>
          <table:table-cell office:value-type="float" office:value="2002706" table:style-name="ce1">
            <text:p>2002706</text:p>
          </table:table-cell>
          <table:table-cell office:value-type="float" office:value="2003277" table:style-name="ce1">
            <text:p>2003277</text:p>
          </table:table-cell>
          <table:table-cell table:style-name="ce1"/>
          <table:table-cell office:value-type="float" office:value="2004914" table:style-name="ce1">
            <text:p>2004914</text:p>
          </table:table-cell>
          <table:table-cell office:value-type="float" office:value="2237676" table:style-name="ce1">
            <text:p>2237676</text:p>
          </table:table-cell>
          <table:table-cell office:value-type="float" office:value="2238384" table:style-name="ce1">
            <text:p>2238384</text:p>
          </table:table-cell>
          <table:table-cell office:value-type="float" office:value="2239642" table:style-name="ce1">
            <text:p>2239642</text:p>
          </table:table-cell>
          <table:table-cell table:style-name="ce1"/>
          <table:table-cell office:value-type="float" office:value="2093739" table:style-name="ce1">
            <text:p>2093739</text:p>
          </table:table-cell>
          <table:table-cell office:value-type="float" office:value="2095230" table:style-name="ce1">
            <text:p>2095230</text:p>
          </table:table-cell>
          <table:table-cell table:style-name="ce1"/>
          <table:table-cell office:value-type="float" office:value="2097931" table:style-name="ce1">
            <text:p>2097931</text:p>
          </table:table-cell>
          <table:table-cell office:value-type="float" office:value="1521704" table:style-name="ce1">
            <text:p>1521704</text:p>
          </table:table-cell>
          <table:table-cell office:value-type="float" office:value="1522557" table:style-name="ce1">
            <text:p>1522557</text:p>
          </table:table-cell>
          <table:table-cell office:value-type="float" office:value="1525309" table:style-name="ce1">
            <text:p>1525309</text:p>
          </table:table-cell>
          <table:table-cell table:style-name="ce1"/>
          <table:table-cell office:value-type="float" office:value="1894622" table:style-name="ce1">
            <text:p>1894622</text:p>
          </table:table-cell>
          <table:table-cell office:value-type="float" office:value="1895336" table:style-name="ce1">
            <text:p>1895336</text:p>
          </table:table-cell>
          <table:table-cell table:style-name="ce1"/>
          <table:table-cell office:value-type="float" office:value="1897877" table:style-name="ce1">
            <text:p>1897877</text:p>
          </table:table-cell>
          <table:table-cell office:value-type="float" office:value="2262802" table:style-name="ce1">
            <text:p>2262802</text:p>
          </table:table-cell>
          <table:table-cell office:value-type="float" office:value="2263602" table:style-name="ce1">
            <text:p>2263602</text:p>
          </table:table-cell>
          <table:table-cell table:style-name="ce1"/>
          <table:table-cell office:value-type="float" office:value="2264851" table:style-name="ce1">
            <text:p>2264851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8_124249_M03348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1:52:49</text:p>
          </table:table-cell>
          <table:table-cell office:value-type="string" table:style-name="ce1">
            <text:p>2020-11-18_12:52:49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cyril.labo</text:p>
          </table:table-cell>
          <table:table-cell office:value-type="string" table:style-name="ce1">
            <text:p>M03348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Tw38E40WYWWvmac</text:p>
          </table:table-cell>
          <table:table-cell office:value-type="string" table:style-name="ce1">
            <text:p>https://www.testable.org/experiment/4303/294929/start?participant=M033481</text:p>
          </table:table-cell>
          <table:table-cell office:value-type="float" office:value="3000278" table:style-name="ce1">
            <text:p>3000278</text:p>
          </table:table-cell>
          <table:table-cell office:value-type="float" office:value="50.004633333332997" table:style-name="ce1">
            <text:p>50,00463333</text:p>
          </table:table-cell>
          <table:table-cell office:value-type="float" office:value="455556" table:style-name="ce1">
            <text:p>455556</text:p>
          </table:table-cell>
          <table:table-cell office:value-type="float" office:value="402822" table:style-name="ce1">
            <text:p>402822</text:p>
          </table:table-cell>
          <table:table-cell office:value-type="float" office:value="833752" table:style-name="ce1">
            <text:p>833752</text:p>
          </table:table-cell>
          <table:table-cell office:value-type="float" office:value="906909" table:style-name="ce1">
            <text:p>906909</text:p>
          </table:table-cell>
          <table:table-cell office:value-type="float" office:value="750590" table:style-name="ce1">
            <text:p>750590</text:p>
          </table:table-cell>
          <table:table-cell office:value-type="float" office:value="485982" table:style-name="ce1">
            <text:p>485982</text:p>
          </table:table-cell>
          <table:table-cell office:value-type="float" office:value="576144" table:style-name="ce1">
            <text:p>576144</text:p>
          </table:table-cell>
          <table:table-cell office:value-type="float" office:value="958863" table:style-name="ce1">
            <text:p>958863</text:p>
          </table:table-cell>
          <table:table-cell office:value-type="float" office:value="1006464" table:style-name="ce1">
            <text:p>1006464</text:p>
          </table:table-cell>
          <table:table-cell office:value-type="float" office:value="526427" table:style-name="ce1">
            <text:p>526427</text:p>
          </table:table-cell>
          <table:table-cell office:value-type="float" office:value="635250" table:style-name="ce1">
            <text:p>635250</text:p>
          </table:table-cell>
          <table:table-cell office:value-type="float" office:value="700299" table:style-name="ce1">
            <text:p>700299</text:p>
          </table:table-cell>
          <table:table-cell office:value-type="float" office:value="2182329" table:style-name="ce1">
            <text:p>2182329</text:p>
          </table:table-cell>
          <table:table-cell office:value-type="float" office:value="2184212" table:style-name="ce1">
            <text:p>2184212</text:p>
          </table:table-cell>
          <table:table-cell table:style-name="ce1"/>
          <table:table-cell office:value-type="float" office:value="2187892" table:style-name="ce1">
            <text:p>2187892</text:p>
          </table:table-cell>
          <table:table-cell office:value-type="float" office:value="2994800" table:style-name="ce1">
            <text:p>2994800</text:p>
          </table:table-cell>
          <table:table-cell office:value-type="float" office:value="2996355" table:style-name="ce1">
            <text:p>2996355</text:p>
          </table:table-cell>
          <table:table-cell table:style-name="ce1"/>
          <table:table-cell office:value-type="float" office:value="2998353" table:style-name="ce1">
            <text:p>2998353</text:p>
          </table:table-cell>
          <table:table-cell office:value-type="float" office:value="2539506" table:style-name="ce1">
            <text:p>2539506</text:p>
          </table:table-cell>
          <table:table-cell office:value-type="float" office:value="2540663" table:style-name="ce1">
            <text:p>2540663</text:p>
          </table:table-cell>
          <table:table-cell table:style-name="ce1"/>
          <table:table-cell office:value-type="float" office:value="2542452" table:style-name="ce1">
            <text:p>2542452</text:p>
          </table:table-cell>
          <table:table-cell office:value-type="float" office:value="2527239" table:style-name="ce1">
            <text:p>2527239</text:p>
          </table:table-cell>
          <table:table-cell office:value-type="float" office:value="2528264" table:style-name="ce1">
            <text:p>2528264</text:p>
          </table:table-cell>
          <table:table-cell table:style-name="ce1"/>
          <table:table-cell office:value-type="float" office:value="2531030" table:style-name="ce1">
            <text:p>2531030</text:p>
          </table:table-cell>
          <table:table-cell office:value-type="float" office:value="2683099" table:style-name="ce1">
            <text:p>2683099</text:p>
          </table:table-cell>
          <table:table-cell office:value-type="float" office:value="2683917" table:style-name="ce1">
            <text:p>2683917</text:p>
          </table:table-cell>
          <table:table-cell table:style-name="ce1"/>
          <table:table-cell office:value-type="float" office:value="2689025" table:style-name="ce1">
            <text:p>2689025</text:p>
          </table:table-cell>
          <table:table-cell office:value-type="float" office:value="2580041" table:style-name="ce1">
            <text:p>2580041</text:p>
          </table:table-cell>
          <table:table-cell office:value-type="float" office:value="2581016" table:style-name="ce1">
            <text:p>2581016</text:p>
          </table:table-cell>
          <table:table-cell table:style-name="ce1"/>
          <table:table-cell office:value-type="float" office:value="2587115" table:style-name="ce1">
            <text:p>2587115</text:p>
          </table:table-cell>
          <table:table-cell office:value-type="float" office:value="2792117" table:style-name="ce1">
            <text:p>2792117</text:p>
          </table:table-cell>
          <table:table-cell office:value-type="float" office:value="2792807" table:style-name="ce1">
            <text:p>2792807</text:p>
          </table:table-cell>
          <table:table-cell table:style-name="ce1"/>
          <table:table-cell office:value-type="float" office:value="2800325" table:style-name="ce1">
            <text:p>2800325</text:p>
          </table:table-cell>
          <table:table-cell office:value-type="float" office:value="2628968" table:style-name="ce1">
            <text:p>2628968</text:p>
          </table:table-cell>
          <table:table-cell office:value-type="float" office:value="2637186" table:style-name="ce1">
            <text:p>2637186</text:p>
          </table:table-cell>
          <table:table-cell table:style-name="ce1"/>
          <table:table-cell office:value-type="float" office:value="2640695" table:style-name="ce1">
            <text:p>2640695</text:p>
          </table:table-cell>
          <table:table-cell office:value-type="float" office:value="2416465" table:style-name="ce1">
            <text:p>2416465</text:p>
          </table:table-cell>
          <table:table-cell office:value-type="float" office:value="2418025" table:style-name="ce1">
            <text:p>2418025</text:p>
          </table:table-cell>
          <table:table-cell table:style-name="ce1"/>
          <table:table-cell office:value-type="float" office:value="2420442" table:style-name="ce1">
            <text:p>2420442</text:p>
          </table:table-cell>
          <table:table-cell office:value-type="float" office:value="2723308" table:style-name="ce1">
            <text:p>2723308</text:p>
          </table:table-cell>
          <table:table-cell office:value-type="float" office:value="2724471" table:style-name="ce1">
            <text:p>2724471</text:p>
          </table:table-cell>
          <table:table-cell office:value-type="float" office:value="2727283" table:style-name="ce1">
            <text:p>2727283</text:p>
          </table:table-cell>
          <table:table-cell table:style-name="ce1"/>
          <table:table-cell office:value-type="float" office:value="2204067" table:style-name="ce1">
            <text:p>2204067</text:p>
          </table:table-cell>
          <table:table-cell office:value-type="float" office:value="2204759" table:style-name="ce1">
            <text:p>2204759</text:p>
          </table:table-cell>
          <table:table-cell office:value-type="float" office:value="2206560" table:style-name="ce1">
            <text:p>2206560</text:p>
          </table:table-cell>
          <table:table-cell table:style-name="ce1"/>
          <table:table-cell office:value-type="float" office:value="2349176" table:style-name="ce1">
            <text:p>2349176</text:p>
          </table:table-cell>
          <table:table-cell office:value-type="float" office:value="2350847" table:style-name="ce1">
            <text:p>2350847</text:p>
          </table:table-cell>
          <table:table-cell table:style-name="ce1"/>
          <table:table-cell office:value-type="float" office:value="2353871" table:style-name="ce1">
            <text:p>2353871</text:p>
          </table:table-cell>
          <table:table-cell office:value-type="float" office:value="2446301" table:style-name="ce1">
            <text:p>2446301</text:p>
          </table:table-cell>
          <table:table-cell office:value-type="float" office:value="2450411" table:style-name="ce1">
            <text:p>2450411</text:p>
          </table:table-cell>
          <table:table-cell office:value-type="float" office:value="2452302" table:style-name="ce1">
            <text:p>2452302</text:p>
          </table:table-cell>
          <table:table-cell table:style-name="ce1"/>
          <table:table-cell office:value-type="float" office:value="2835375" table:style-name="ce1">
            <text:p>2835375</text:p>
          </table:table-cell>
          <table:table-cell office:value-type="float" office:value="2837970" table:style-name="ce1">
            <text:p>2837970</text:p>
          </table:table-cell>
          <table:table-cell table:style-name="ce1"/>
          <table:table-cell office:value-type="float" office:value="2840384" table:style-name="ce1">
            <text:p>2840384</text:p>
          </table:table-cell>
          <table:table-cell office:value-type="float" office:value="2226709" table:style-name="ce1">
            <text:p>2226709</text:p>
          </table:table-cell>
          <table:table-cell office:value-type="float" office:value="2231304" table:style-name="ce1">
            <text:p>2231304</text:p>
          </table:table-cell>
          <table:table-cell table:style-name="ce1"/>
          <table:table-cell office:value-type="float" office:value="2233615" table:style-name="ce1">
            <text:p>2233615</text:p>
          </table:table-cell>
          <table:table-cell office:value-type="float" office:value="2967795" table:style-name="ce1">
            <text:p>2967795</text:p>
          </table:table-cell>
          <table:table-cell office:value-type="float" office:value="2968796" table:style-name="ce1">
            <text:p>2968796</text:p>
          </table:table-cell>
          <table:table-cell table:style-name="ce1"/>
          <table:table-cell office:value-type="float" office:value="2971344" table:style-name="ce1">
            <text:p>2971344</text:p>
          </table:table-cell>
          <table:table-cell office:value-type="float" office:value="2258874" table:style-name="ce1">
            <text:p>2258874</text:p>
          </table:table-cell>
          <table:table-cell office:value-type="float" office:value="2259770" table:style-name="ce1">
            <text:p>2259770</text:p>
          </table:table-cell>
          <table:table-cell table:style-name="ce1"/>
          <table:table-cell office:value-type="float" office:value="2262259" table:style-name="ce1">
            <text:p>2262259</text:p>
          </table:table-cell>
          <table:table-cell office:value-type="float" office:value="2981395" table:style-name="ce1">
            <text:p>2981395</text:p>
          </table:table-cell>
          <table:table-cell office:value-type="float" office:value="2982277" table:style-name="ce1">
            <text:p>2982277</text:p>
          </table:table-cell>
          <table:table-cell table:style-name="ce1"/>
          <table:table-cell office:value-type="float" office:value="2984200" table:style-name="ce1">
            <text:p>2984200</text:p>
          </table:table-cell>
          <table:table-cell office:value-type="float" office:value="2747290" table:style-name="ce1">
            <text:p>2747290</text:p>
          </table:table-cell>
          <table:table-cell office:value-type="float" office:value="2748893" table:style-name="ce1">
            <text:p>2748893</text:p>
          </table:table-cell>
          <table:table-cell office:value-type="float" office:value="2755035" table:style-name="ce1">
            <text:p>2755035</text:p>
          </table:table-cell>
          <table:table-cell table:style-name="ce1"/>
          <table:table-cell office:value-type="float" office:value="1969505" table:style-name="ce1">
            <text:p>1969505</text:p>
          </table:table-cell>
          <table:table-cell office:value-type="float" office:value="1971140" table:style-name="ce1">
            <text:p>1971140</text:p>
          </table:table-cell>
          <table:table-cell table:style-name="ce1"/>
          <table:table-cell office:value-type="float" office:value="1979112" table:style-name="ce1">
            <text:p>1979112</text:p>
          </table:table-cell>
          <table:table-cell office:value-type="float" office:value="2649061" table:style-name="ce1">
            <text:p>2649061</text:p>
          </table:table-cell>
          <table:table-cell office:value-type="float" office:value="2649916" table:style-name="ce1">
            <text:p>2649916</text:p>
          </table:table-cell>
          <table:table-cell table:style-name="ce1"/>
          <table:table-cell office:value-type="float" office:value="2654013" table:style-name="ce1">
            <text:p>2654013</text:p>
          </table:table-cell>
          <table:table-cell office:value-type="float" office:value="2701698" table:style-name="ce1">
            <text:p>2701698</text:p>
          </table:table-cell>
          <table:table-cell office:value-type="float" office:value="2702871" table:style-name="ce1">
            <text:p>2702871</text:p>
          </table:table-cell>
          <table:table-cell table:style-name="ce1"/>
          <table:table-cell office:value-type="float" office:value="2704712" table:style-name="ce1">
            <text:p>2704712</text:p>
          </table:table-cell>
          <table:table-cell office:value-type="float" office:value="2863476" table:style-name="ce1">
            <text:p>2863476</text:p>
          </table:table-cell>
          <table:table-cell office:value-type="float" office:value="2864667" table:style-name="ce1">
            <text:p>2864667</text:p>
          </table:table-cell>
          <table:table-cell office:value-type="float" office:value="2866855" table:style-name="ce1">
            <text:p>2866855</text:p>
          </table:table-cell>
          <table:table-cell table:style-name="ce1"/>
          <table:table-cell office:value-type="float" office:value="2905315" table:style-name="ce1">
            <text:p>2905315</text:p>
          </table:table-cell>
          <table:table-cell office:value-type="float" office:value="2906832" table:style-name="ce1">
            <text:p>2906832</text:p>
          </table:table-cell>
          <table:table-cell table:style-name="ce1"/>
          <table:table-cell office:value-type="float" office:value="2910661" table:style-name="ce1">
            <text:p>2910661</text:p>
          </table:table-cell>
          <table:table-cell office:value-type="float" office:value="2558069" table:style-name="ce1">
            <text:p>2558069</text:p>
          </table:table-cell>
          <table:table-cell office:value-type="float" office:value="2561107" table:style-name="ce1">
            <text:p>2561107</text:p>
          </table:table-cell>
          <table:table-cell table:style-name="ce1"/>
          <table:table-cell office:value-type="float" office:value="2564830" table:style-name="ce1">
            <text:p>2564830</text:p>
          </table:table-cell>
          <table:table-cell office:value-type="float" office:value="2275746" table:style-name="ce1">
            <text:p>2275746</text:p>
          </table:table-cell>
          <table:table-cell office:value-type="float" office:value="2277102" table:style-name="ce1">
            <text:p>2277102</text:p>
          </table:table-cell>
          <table:table-cell office:value-type="float" office:value="2280347" table:style-name="ce1">
            <text:p>2280347</text:p>
          </table:table-cell>
          <table:table-cell table:style-name="ce1"/>
          <table:table-cell office:value-type="float" office:value="2244657" table:style-name="ce1">
            <text:p>2244657</text:p>
          </table:table-cell>
          <table:table-cell office:value-type="float" office:value="2246378" table:style-name="ce1">
            <text:p>2246378</text:p>
          </table:table-cell>
          <table:table-cell table:style-name="ce1"/>
          <table:table-cell office:value-type="float" office:value="2248841" table:style-name="ce1">
            <text:p>2248841</text:p>
          </table:table-cell>
          <table:table-cell office:value-type="float" office:value="2141401" table:style-name="ce1">
            <text:p>2141401</text:p>
          </table:table-cell>
          <table:table-cell office:value-type="float" office:value="2142764" table:style-name="ce1">
            <text:p>2142764</text:p>
          </table:table-cell>
          <table:table-cell table:style-name="ce1"/>
          <table:table-cell office:value-type="float" office:value="2145779" table:style-name="ce1">
            <text:p>2145779</text:p>
          </table:table-cell>
          <table:table-cell office:value-type="float" office:value="2668713" table:style-name="ce1">
            <text:p>2668713</text:p>
          </table:table-cell>
          <table:table-cell office:value-type="float" office:value="2669748" table:style-name="ce1">
            <text:p>2669748</text:p>
          </table:table-cell>
          <table:table-cell table:style-name="ce1"/>
          <table:table-cell office:value-type="float" office:value="2672990" table:style-name="ce1">
            <text:p>2672990</text:p>
          </table:table-cell>
          <table:table-cell office:value-type="float" office:value="2463824" table:style-name="ce1">
            <text:p>2463824</text:p>
          </table:table-cell>
          <table:table-cell office:value-type="float" office:value="2465278" table:style-name="ce1">
            <text:p>2465278</text:p>
          </table:table-cell>
          <table:table-cell table:style-name="ce1"/>
          <table:table-cell office:value-type="float" office:value="2468356" table:style-name="ce1">
            <text:p>2468356</text:p>
          </table:table-cell>
          <table:table-cell office:value-type="float" office:value="2888087" table:style-name="ce1">
            <text:p>2888087</text:p>
          </table:table-cell>
          <table:table-cell office:value-type="float" office:value="2889151" table:style-name="ce1">
            <text:p>2889151</text:p>
          </table:table-cell>
          <table:table-cell table:style-name="ce1"/>
          <table:table-cell office:value-type="float" office:value="2891000" table:style-name="ce1">
            <text:p>2891000</text:p>
          </table:table-cell>
          <table:table-cell office:value-type="float" office:value="1993891" table:style-name="ce1">
            <text:p>1993891</text:p>
          </table:table-cell>
          <table:table-cell office:value-type="float" office:value="1996482" table:style-name="ce1">
            <text:p>1996482</text:p>
          </table:table-cell>
          <table:table-cell table:style-name="ce1"/>
          <table:table-cell office:value-type="float" office:value="2000948" table:style-name="ce1">
            <text:p>2000948</text:p>
          </table:table-cell>
          <table:table-cell office:value-type="float" office:value="2081222" table:style-name="ce1">
            <text:p>2081222</text:p>
          </table:table-cell>
          <table:table-cell office:value-type="float" office:value="2083138" table:style-name="ce1">
            <text:p>2083138</text:p>
          </table:table-cell>
          <table:table-cell table:style-name="ce1"/>
          <table:table-cell office:value-type="float" office:value="2086434" table:style-name="ce1">
            <text:p>2086434</text:p>
          </table:table-cell>
          <table:table-cell office:value-type="float" office:value="2923827" table:style-name="ce1">
            <text:p>2923827</text:p>
          </table:table-cell>
          <table:table-cell office:value-type="float" office:value="2924772" table:style-name="ce1">
            <text:p>2924772</text:p>
          </table:table-cell>
          <table:table-cell table:style-name="ce1"/>
          <table:table-cell office:value-type="float" office:value="2929500" table:style-name="ce1">
            <text:p>2929500</text:p>
          </table:table-cell>
          <table:table-cell office:value-type="float" office:value="2062880" table:style-name="ce1">
            <text:p>2062880</text:p>
          </table:table-cell>
          <table:table-cell office:value-type="float" office:value="2064621" table:style-name="ce1">
            <text:p>2064621</text:p>
          </table:table-cell>
          <table:table-cell office:value-type="float" office:value="2068616" table:style-name="ce1">
            <text:p>2068616</text:p>
          </table:table-cell>
          <table:table-cell table:style-name="ce1"/>
          <table:table-cell office:value-type="float" office:value="2486964" table:style-name="ce1">
            <text:p>2486964</text:p>
          </table:table-cell>
          <table:table-cell office:value-type="float" office:value="2492020" table:style-name="ce1">
            <text:p>2492020</text:p>
          </table:table-cell>
          <table:table-cell office:value-type="float" office:value="2495551" table:style-name="ce1">
            <text:p>2495551</text:p>
          </table:table-cell>
          <table:table-cell table:style-name="ce1"/>
          <table:table-cell office:value-type="float" office:value="2813003" table:style-name="ce1">
            <text:p>2813003</text:p>
          </table:table-cell>
          <table:table-cell office:value-type="float" office:value="2814420" table:style-name="ce1">
            <text:p>2814420</text:p>
          </table:table-cell>
          <table:table-cell office:value-type="float" office:value="2816605" table:style-name="ce1">
            <text:p>2816605</text:p>
          </table:table-cell>
          <table:table-cell table:style-name="ce1"/>
          <table:table-cell office:value-type="float" office:value="2508862" table:style-name="ce1">
            <text:p>2508862</text:p>
          </table:table-cell>
          <table:table-cell office:value-type="float" office:value="2513062" table:style-name="ce1">
            <text:p>2513062</text:p>
          </table:table-cell>
          <table:table-cell table:style-name="ce1"/>
          <table:table-cell office:value-type="float" office:value="2514979" table:style-name="ce1">
            <text:p>2514979</text:p>
          </table:table-cell>
          <table:table-cell office:value-type="float" office:value="2765435" table:style-name="ce1">
            <text:p>2765435</text:p>
          </table:table-cell>
          <table:table-cell office:value-type="float" office:value="2766797" table:style-name="ce1">
            <text:p>2766797</text:p>
          </table:table-cell>
          <table:table-cell table:style-name="ce1"/>
          <table:table-cell office:value-type="float" office:value="2769284" table:style-name="ce1">
            <text:p>2769284</text:p>
          </table:table-cell>
          <table:table-cell office:value-type="float" office:value="2383426" table:style-name="ce1">
            <text:p>2383426</text:p>
          </table:table-cell>
          <table:table-cell office:value-type="float" office:value="2385783" table:style-name="ce1">
            <text:p>2385783</text:p>
          </table:table-cell>
          <table:table-cell table:style-name="ce1"/>
          <table:table-cell office:value-type="float" office:value="2387762" table:style-name="ce1">
            <text:p>2387762</text:p>
          </table:table-cell>
          <table:table-cell office:value-type="float" office:value="2397752" table:style-name="ce1">
            <text:p>2397752</text:p>
          </table:table-cell>
          <table:table-cell office:value-type="float" office:value="2398968" table:style-name="ce1">
            <text:p>2398968</text:p>
          </table:table-cell>
          <table:table-cell office:value-type="float" office:value="2400778" table:style-name="ce1">
            <text:p>2400778</text:p>
          </table:table-cell>
          <table:table-cell table:style-name="ce1"/>
          <table:table-cell office:value-type="float" office:value="2302599" table:style-name="ce1">
            <text:p>2302599</text:p>
          </table:table-cell>
          <table:table-cell office:value-type="float" office:value="2303811" table:style-name="ce1">
            <text:p>2303811</text:p>
          </table:table-cell>
          <table:table-cell office:value-type="float" office:value="2308038" table:style-name="ce1">
            <text:p>2308038</text:p>
          </table:table-cell>
          <table:table-cell table:style-name="ce1"/>
          <table:table-cell office:value-type="float" office:value="2943159" table:style-name="ce1">
            <text:p>2943159</text:p>
          </table:table-cell>
          <table:table-cell office:value-type="float" office:value="2947462" table:style-name="ce1">
            <text:p>2947462</text:p>
          </table:table-cell>
          <table:table-cell table:style-name="ce1"/>
          <table:table-cell office:value-type="float" office:value="2949784" table:style-name="ce1">
            <text:p>2949784</text:p>
          </table:table-cell>
          <table:table-cell office:value-type="float" office:value="2104942" table:style-name="ce1">
            <text:p>2104942</text:p>
          </table:table-cell>
          <table:table-cell office:value-type="float" office:value="2105914" table:style-name="ce1">
            <text:p>2105914</text:p>
          </table:table-cell>
          <table:table-cell office:value-type="float" office:value="2108061" table:style-name="ce1">
            <text:p>2108061</text:p>
          </table:table-cell>
          <table:table-cell table:style-name="ce1"/>
          <table:table-cell office:value-type="float" office:value="2321031" table:style-name="ce1">
            <text:p>2321031</text:p>
          </table:table-cell>
          <table:table-cell office:value-type="float" office:value="2322169" table:style-name="ce1">
            <text:p>2322169</text:p>
          </table:table-cell>
          <table:table-cell office:value-type="float" office:value="2323969" table:style-name="ce1">
            <text:p>2323969</text:p>
          </table:table-cell>
          <table:table-cell table:style-name="ce1"/>
          <table:table-cell office:value-type="float" office:value="2334698" table:style-name="ce1">
            <text:p>2334698</text:p>
          </table:table-cell>
          <table:table-cell office:value-type="float" office:value="2336028" table:style-name="ce1">
            <text:p>2336028</text:p>
          </table:table-cell>
          <table:table-cell table:style-name="ce1"/>
          <table:table-cell office:value-type="float" office:value="2339692" table:style-name="ce1">
            <text:p>2339692</text:p>
          </table:table-cell>
          <table:table-cell office:value-type="float" office:value="2159637" table:style-name="ce1">
            <text:p>2159637</text:p>
          </table:table-cell>
          <table:table-cell office:value-type="float" office:value="2166345" table:style-name="ce1">
            <text:p>2166345</text:p>
          </table:table-cell>
          <table:table-cell office:value-type="float" office:value="2172460" table:style-name="ce1">
            <text:p>2172460</text:p>
          </table:table-cell>
          <table:table-cell table:style-name="ce1"/>
          <table:table-cell office:value-type="float" office:value="2041001" table:style-name="ce1">
            <text:p>2041001</text:p>
          </table:table-cell>
          <table:table-cell office:value-type="float" office:value="2042447" table:style-name="ce1">
            <text:p>2042447</text:p>
          </table:table-cell>
          <table:table-cell office:value-type="float" office:value="2045681" table:style-name="ce1">
            <text:p>2045681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125053_M04586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2:03:15</text:p>
          </table:table-cell>
          <table:table-cell office:value-type="string" table:style-name="ce1">
            <text:p>2020-11-18_13:03:15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Etienne Go</text:p>
          </table:table-cell>
          <table:table-cell office:value-type="string" table:style-name="ce1">
            <text:p>M04586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9cLFbcPRLoeUnGoH</text:p>
          </table:table-cell>
          <table:table-cell office:value-type="string" table:style-name="ce1">
            <text:p>https://www.testable.org/experiment/4303/294929/start?participant=M045866</text:p>
          </table:table-cell>
          <table:table-cell office:value-type="float" office:value="2948149" table:style-name="ce1">
            <text:p>2948149</text:p>
          </table:table-cell>
          <table:table-cell office:value-type="float" office:value="49.135816666666997" table:style-name="ce1">
            <text:p>49,13581667</text:p>
          </table:table-cell>
          <table:table-cell office:value-type="float" office:value="260990" table:style-name="ce1">
            <text:p>260990</text:p>
          </table:table-cell>
          <table:table-cell office:value-type="float" office:value="328854" table:style-name="ce1">
            <text:p>328854</text:p>
          </table:table-cell>
          <table:table-cell office:value-type="float" office:value="397085" table:style-name="ce1">
            <text:p>397085</text:p>
          </table:table-cell>
          <table:table-cell office:value-type="float" office:value="219746" table:style-name="ce1">
            <text:p>219746</text:p>
          </table:table-cell>
          <table:table-cell office:value-type="float" office:value="373445" table:style-name="ce1">
            <text:p>373445</text:p>
          </table:table-cell>
          <table:table-cell office:value-type="float" office:value="496477" table:style-name="ce1">
            <text:p>496477</text:p>
          </table:table-cell>
          <table:table-cell office:value-type="float" office:value="349966" table:style-name="ce1">
            <text:p>349966</text:p>
          </table:table-cell>
          <table:table-cell office:value-type="float" office:value="474478" table:style-name="ce1">
            <text:p>474478</text:p>
          </table:table-cell>
          <table:table-cell office:value-type="float" office:value="231414" table:style-name="ce1">
            <text:p>231414</text:p>
          </table:table-cell>
          <table:table-cell office:value-type="float" office:value="297197" table:style-name="ce1">
            <text:p>297197</text:p>
          </table:table-cell>
          <table:table-cell office:value-type="float" office:value="409094" table:style-name="ce1">
            <text:p>409094</text:p>
          </table:table-cell>
          <table:table-cell office:value-type="float" office:value="442365" table:style-name="ce1">
            <text:p>442365</text:p>
          </table:table-cell>
          <table:table-cell office:value-type="float" office:value="2676945" table:style-name="ce1">
            <text:p>2676945</text:p>
          </table:table-cell>
          <table:table-cell office:value-type="float" office:value="2684867" table:style-name="ce1">
            <text:p>2684867</text:p>
          </table:table-cell>
          <table:table-cell office:value-type="float" office:value="2687818" table:style-name="ce1">
            <text:p>2687818</text:p>
          </table:table-cell>
          <table:table-cell table:style-name="ce1"/>
          <table:table-cell office:value-type="float" office:value="2506399" table:style-name="ce1">
            <text:p>2506399</text:p>
          </table:table-cell>
          <table:table-cell office:value-type="float" office:value="2507217" table:style-name="ce1">
            <text:p>2507217</text:p>
          </table:table-cell>
          <table:table-cell table:style-name="ce1"/>
          <table:table-cell office:value-type="float" office:value="2509971" table:style-name="ce1">
            <text:p>2509971</text:p>
          </table:table-cell>
          <table:table-cell office:value-type="float" office:value="2144933" table:style-name="ce1">
            <text:p>2144933</text:p>
          </table:table-cell>
          <table:table-cell office:value-type="float" office:value="2145706" table:style-name="ce1">
            <text:p>2145706</text:p>
          </table:table-cell>
          <table:table-cell office:value-type="float" office:value="2153049" table:style-name="ce1">
            <text:p>2153049</text:p>
          </table:table-cell>
          <table:table-cell table:style-name="ce1"/>
          <table:table-cell office:value-type="float" office:value="1755186" table:style-name="ce1">
            <text:p>1755186</text:p>
          </table:table-cell>
          <table:table-cell office:value-type="float" office:value="1756243" table:style-name="ce1">
            <text:p>1756243</text:p>
          </table:table-cell>
          <table:table-cell office:value-type="float" office:value="1758896" table:style-name="ce1">
            <text:p>1758896</text:p>
          </table:table-cell>
          <table:table-cell table:style-name="ce1"/>
          <table:table-cell office:value-type="float" office:value="1923922" table:style-name="ce1">
            <text:p>1923922</text:p>
          </table:table-cell>
          <table:table-cell office:value-type="float" office:value="1924800" table:style-name="ce1">
            <text:p>1924800</text:p>
          </table:table-cell>
          <table:table-cell table:style-name="ce1"/>
          <table:table-cell office:value-type="float" office:value="1927532" table:style-name="ce1">
            <text:p>1927532</text:p>
          </table:table-cell>
          <table:table-cell office:value-type="float" office:value="2536030" table:style-name="ce1">
            <text:p>2536030</text:p>
          </table:table-cell>
          <table:table-cell office:value-type="float" office:value="2537187" table:style-name="ce1">
            <text:p>2537187</text:p>
          </table:table-cell>
          <table:table-cell office:value-type="float" office:value="2542613" table:style-name="ce1">
            <text:p>2542613</text:p>
          </table:table-cell>
          <table:table-cell table:style-name="ce1"/>
          <table:table-cell office:value-type="float" office:value="1337248" table:style-name="ce1">
            <text:p>1337248</text:p>
          </table:table-cell>
          <table:table-cell office:value-type="float" office:value="1338662" table:style-name="ce1">
            <text:p>1338662</text:p>
          </table:table-cell>
          <table:table-cell office:value-type="float" office:value="1343276" table:style-name="ce1">
            <text:p>1343276</text:p>
          </table:table-cell>
          <table:table-cell table:style-name="ce1"/>
          <table:table-cell office:value-type="float" office:value="1891314" table:style-name="ce1">
            <text:p>1891314</text:p>
          </table:table-cell>
          <table:table-cell office:value-type="float" office:value="1892505" table:style-name="ce1">
            <text:p>1892505</text:p>
          </table:table-cell>
          <table:table-cell table:style-name="ce1"/>
          <table:table-cell office:value-type="float" office:value="1897257" table:style-name="ce1">
            <text:p>1897257</text:p>
          </table:table-cell>
          <table:table-cell office:value-type="float" office:value="1212700" table:style-name="ce1">
            <text:p>1212700</text:p>
          </table:table-cell>
          <table:table-cell office:value-type="float" office:value="1214852" table:style-name="ce1">
            <text:p>1214852</text:p>
          </table:table-cell>
          <table:table-cell office:value-type="float" office:value="1218741" table:style-name="ce1">
            <text:p>1218741</text:p>
          </table:table-cell>
          <table:table-cell table:style-name="ce1"/>
          <table:table-cell office:value-type="float" office:value="1197681" table:style-name="ce1">
            <text:p>1197681</text:p>
          </table:table-cell>
          <table:table-cell office:value-type="float" office:value="1199084" table:style-name="ce1">
            <text:p>1199084</text:p>
          </table:table-cell>
          <table:table-cell office:value-type="float" office:value="1202704" table:style-name="ce1">
            <text:p>1202704</text:p>
          </table:table-cell>
          <table:table-cell table:style-name="ce1"/>
          <table:table-cell office:value-type="float" office:value="1801259" table:style-name="ce1">
            <text:p>1801259</text:p>
          </table:table-cell>
          <table:table-cell office:value-type="float" office:value="1803478" table:style-name="ce1">
            <text:p>1803478</text:p>
          </table:table-cell>
          <table:table-cell office:value-type="float" office:value="1807025" table:style-name="ce1">
            <text:p>1807025</text:p>
          </table:table-cell>
          <table:table-cell table:style-name="ce1"/>
          <table:table-cell office:value-type="float" office:value="1240139" table:style-name="ce1">
            <text:p>1240139</text:p>
          </table:table-cell>
          <table:table-cell office:value-type="float" office:value="1241534" table:style-name="ce1">
            <text:p>1241534</text:p>
          </table:table-cell>
          <table:table-cell table:style-name="ce1"/>
          <table:table-cell office:value-type="float" office:value="1245223" table:style-name="ce1">
            <text:p>1245223</text:p>
          </table:table-cell>
          <table:table-cell office:value-type="float" office:value="2441140" table:style-name="ce1">
            <text:p>2441140</text:p>
          </table:table-cell>
          <table:table-cell office:value-type="float" office:value="2442059" table:style-name="ce1">
            <text:p>2442059</text:p>
          </table:table-cell>
          <table:table-cell table:style-name="ce1"/>
          <table:table-cell office:value-type="float" office:value="2445630" table:style-name="ce1">
            <text:p>2445630</text:p>
          </table:table-cell>
          <table:table-cell office:value-type="float" office:value="2265100" table:style-name="ce1">
            <text:p>2265100</text:p>
          </table:table-cell>
          <table:table-cell office:value-type="float" office:value="2266234" table:style-name="ce1">
            <text:p>2266234</text:p>
          </table:table-cell>
          <table:table-cell office:value-type="float" office:value="2269277" table:style-name="ce1">
            <text:p>2269277</text:p>
          </table:table-cell>
          <table:table-cell table:style-name="ce1"/>
          <table:table-cell office:value-type="float" office:value="1618776" table:style-name="ce1">
            <text:p>1618776</text:p>
          </table:table-cell>
          <table:table-cell office:value-type="float" office:value="1619902" table:style-name="ce1">
            <text:p>1619902</text:p>
          </table:table-cell>
          <table:table-cell table:style-name="ce1"/>
          <table:table-cell office:value-type="float" office:value="1624103" table:style-name="ce1">
            <text:p>1624103</text:p>
          </table:table-cell>
          <table:table-cell office:value-type="float" office:value="1781892" table:style-name="ce1">
            <text:p>1781892</text:p>
          </table:table-cell>
          <table:table-cell office:value-type="float" office:value="1782409" table:style-name="ce1">
            <text:p>1782409</text:p>
          </table:table-cell>
          <table:table-cell table:style-name="ce1"/>
          <table:table-cell office:value-type="float" office:value="1786548" table:style-name="ce1">
            <text:p>1786548</text:p>
          </table:table-cell>
          <table:table-cell office:value-type="float" office:value="1868218" table:style-name="ce1">
            <text:p>1868218</text:p>
          </table:table-cell>
          <table:table-cell office:value-type="float" office:value="1869686" table:style-name="ce1">
            <text:p>1869686</text:p>
          </table:table-cell>
          <table:table-cell office:value-type="float" office:value="1871876" table:style-name="ce1">
            <text:p>1871876</text:p>
          </table:table-cell>
          <table:table-cell table:style-name="ce1"/>
          <table:table-cell office:value-type="float" office:value="1253039" table:style-name="ce1">
            <text:p>1253039</text:p>
          </table:table-cell>
          <table:table-cell office:value-type="float" office:value="1254090" table:style-name="ce1">
            <text:p>1254090</text:p>
          </table:table-cell>
          <table:table-cell table:style-name="ce1"/>
          <table:table-cell office:value-type="float" office:value="1261021" table:style-name="ce1">
            <text:p>1261021</text:p>
          </table:table-cell>
          <table:table-cell office:value-type="float" office:value="2455267" table:style-name="ce1">
            <text:p>2455267</text:p>
          </table:table-cell>
          <table:table-cell office:value-type="float" office:value="2456355" table:style-name="ce1">
            <text:p>2456355</text:p>
          </table:table-cell>
          <table:table-cell office:value-type="float" office:value="2459711" table:style-name="ce1">
            <text:p>2459711</text:p>
          </table:table-cell>
          <table:table-cell table:style-name="ce1"/>
          <table:table-cell office:value-type="float" office:value="2640097" table:style-name="ce1">
            <text:p>2640097</text:p>
          </table:table-cell>
          <table:table-cell office:value-type="float" office:value="2641625" table:style-name="ce1">
            <text:p>2641625</text:p>
          </table:table-cell>
          <table:table-cell office:value-type="float" office:value="2646126" table:style-name="ce1">
            <text:p>2646126</text:p>
          </table:table-cell>
          <table:table-cell table:style-name="ce1"/>
          <table:table-cell office:value-type="float" office:value="1600153" table:style-name="ce1">
            <text:p>1600153</text:p>
          </table:table-cell>
          <table:table-cell office:value-type="float" office:value="1601176" table:style-name="ce1">
            <text:p>1601176</text:p>
          </table:table-cell>
          <table:table-cell table:style-name="ce1"/>
          <table:table-cell office:value-type="float" office:value="1604847" table:style-name="ce1">
            <text:p>1604847</text:p>
          </table:table-cell>
          <table:table-cell office:value-type="float" office:value="1634687" table:style-name="ce1">
            <text:p>1634687</text:p>
          </table:table-cell>
          <table:table-cell office:value-type="float" office:value="1637352" table:style-name="ce1">
            <text:p>1637352</text:p>
          </table:table-cell>
          <table:table-cell office:value-type="float" office:value="1640610" table:style-name="ce1">
            <text:p>1640610</text:p>
          </table:table-cell>
          <table:table-cell table:style-name="ce1"/>
          <table:table-cell office:value-type="float" office:value="2231010" table:style-name="ce1">
            <text:p>2231010</text:p>
          </table:table-cell>
          <table:table-cell office:value-type="float" office:value="2233354" table:style-name="ce1">
            <text:p>2233354</text:p>
          </table:table-cell>
          <table:table-cell office:value-type="float" office:value="2236166" table:style-name="ce1">
            <text:p>2236166</text:p>
          </table:table-cell>
          <table:table-cell table:style-name="ce1"/>
          <table:table-cell office:value-type="float" office:value="1398718" table:style-name="ce1">
            <text:p>1398718</text:p>
          </table:table-cell>
          <table:table-cell office:value-type="float" office:value="1399976" table:style-name="ce1">
            <text:p>1399976</text:p>
          </table:table-cell>
          <table:table-cell office:value-type="float" office:value="1403122" table:style-name="ce1">
            <text:p>1403122</text:p>
          </table:table-cell>
          <table:table-cell table:style-name="ce1"/>
          <table:table-cell office:value-type="float" office:value="2188706" table:style-name="ce1">
            <text:p>2188706</text:p>
          </table:table-cell>
          <table:table-cell office:value-type="float" office:value="2190394" table:style-name="ce1">
            <text:p>2190394</text:p>
          </table:table-cell>
          <table:table-cell table:style-name="ce1"/>
          <table:table-cell office:value-type="float" office:value="2193770" table:style-name="ce1">
            <text:p>2193770</text:p>
          </table:table-cell>
          <table:table-cell office:value-type="float" office:value="2017862" table:style-name="ce1">
            <text:p>2017862</text:p>
          </table:table-cell>
          <table:table-cell office:value-type="float" office:value="2019032" table:style-name="ce1">
            <text:p>2019032</text:p>
          </table:table-cell>
          <table:table-cell table:style-name="ce1"/>
          <table:table-cell office:value-type="float" office:value="2022972" table:style-name="ce1">
            <text:p>2022972</text:p>
          </table:table-cell>
          <table:table-cell office:value-type="float" office:value="1765410" table:style-name="ce1">
            <text:p>1765410</text:p>
          </table:table-cell>
          <table:table-cell office:value-type="float" office:value="1766646" table:style-name="ce1">
            <text:p>1766646</text:p>
          </table:table-cell>
          <table:table-cell office:value-type="float" office:value="1769079" table:style-name="ce1">
            <text:p>1769079</text:p>
          </table:table-cell>
          <table:table-cell table:style-name="ce1"/>
          <table:table-cell office:value-type="float" office:value="1296134" table:style-name="ce1">
            <text:p>1296134</text:p>
          </table:table-cell>
          <table:table-cell office:value-type="float" office:value="1297313" table:style-name="ce1">
            <text:p>1297313</text:p>
          </table:table-cell>
          <table:table-cell table:style-name="ce1"/>
          <table:table-cell office:value-type="float" office:value="1300990" table:style-name="ce1">
            <text:p>1300990</text:p>
          </table:table-cell>
          <table:table-cell office:value-type="float" office:value="2766969" table:style-name="ce1">
            <text:p>2766969</text:p>
          </table:table-cell>
          <table:table-cell office:value-type="float" office:value="2767688" table:style-name="ce1">
            <text:p>2767688</text:p>
          </table:table-cell>
          <table:table-cell office:value-type="float" office:value="2857951" table:style-name="ce1">
            <text:p>2857951</text:p>
          </table:table-cell>
          <table:table-cell table:style-name="ce1"/>
          <table:table-cell office:value-type="float" office:value="2657487" table:style-name="ce1">
            <text:p>2657487</text:p>
          </table:table-cell>
          <table:table-cell office:value-type="float" office:value="2658824" table:style-name="ce1">
            <text:p>2658824</text:p>
          </table:table-cell>
          <table:table-cell office:value-type="float" office:value="2664680" table:style-name="ce1">
            <text:p>2664680</text:p>
          </table:table-cell>
          <table:table-cell table:style-name="ce1"/>
          <table:table-cell office:value-type="float" office:value="2564809" table:style-name="ce1">
            <text:p>2564809</text:p>
          </table:table-cell>
          <table:table-cell office:value-type="float" office:value="2566157" table:style-name="ce1">
            <text:p>2566157</text:p>
          </table:table-cell>
          <table:table-cell office:value-type="float" office:value="2571079" table:style-name="ce1">
            <text:p>2571079</text:p>
          </table:table-cell>
          <table:table-cell table:style-name="ce1"/>
          <table:table-cell office:value-type="float" office:value="1468275" table:style-name="ce1">
            <text:p>1468275</text:p>
          </table:table-cell>
          <table:table-cell office:value-type="float" office:value="1469693" table:style-name="ce1">
            <text:p>1469693</text:p>
          </table:table-cell>
          <table:table-cell office:value-type="float" office:value="1472685" table:style-name="ce1">
            <text:p>1472685</text:p>
          </table:table-cell>
          <table:table-cell table:style-name="ce1"/>
          <table:table-cell office:value-type="float" office:value="2084099" table:style-name="ce1">
            <text:p>2084099</text:p>
          </table:table-cell>
          <table:table-cell office:value-type="float" office:value="2085131" table:style-name="ce1">
            <text:p>2085131</text:p>
          </table:table-cell>
          <table:table-cell office:value-type="float" office:value="2091630" table:style-name="ce1">
            <text:p>2091630</text:p>
          </table:table-cell>
          <table:table-cell table:style-name="ce1"/>
          <table:table-cell office:value-type="float" office:value="2592723" table:style-name="ce1">
            <text:p>2592723</text:p>
          </table:table-cell>
          <table:table-cell office:value-type="float" office:value="2593833" table:style-name="ce1">
            <text:p>2593833</text:p>
          </table:table-cell>
          <table:table-cell office:value-type="float" office:value="2601494" table:style-name="ce1">
            <text:p>2601494</text:p>
          </table:table-cell>
          <table:table-cell table:style-name="ce1"/>
          <table:table-cell office:value-type="float" office:value="2517700" table:style-name="ce1">
            <text:p>2517700</text:p>
          </table:table-cell>
          <table:table-cell office:value-type="float" office:value="2518642" table:style-name="ce1">
            <text:p>2518642</text:p>
          </table:table-cell>
          <table:table-cell table:style-name="ce1"/>
          <table:table-cell office:value-type="float" office:value="2522196" table:style-name="ce1">
            <text:p>2522196</text:p>
          </table:table-cell>
          <table:table-cell office:value-type="float" office:value="2031406" table:style-name="ce1">
            <text:p>2031406</text:p>
          </table:table-cell>
          <table:table-cell office:value-type="float" office:value="2032687" table:style-name="ce1">
            <text:p>2032687</text:p>
          </table:table-cell>
          <table:table-cell office:value-type="float" office:value="2035974" table:style-name="ce1">
            <text:p>2035974</text:p>
          </table:table-cell>
          <table:table-cell table:style-name="ce1"/>
          <table:table-cell office:value-type="float" office:value="1524230" table:style-name="ce1">
            <text:p>1524230</text:p>
          </table:table-cell>
          <table:table-cell office:value-type="float" office:value="1525595" table:style-name="ce1">
            <text:p>1525595</text:p>
          </table:table-cell>
          <table:table-cell office:value-type="float" office:value="1530921" table:style-name="ce1">
            <text:p>1530921</text:p>
          </table:table-cell>
          <table:table-cell table:style-name="ce1"/>
          <table:table-cell office:value-type="float" office:value="1658153" table:style-name="ce1">
            <text:p>1658153</text:p>
          </table:table-cell>
          <table:table-cell office:value-type="float" office:value="1659163" table:style-name="ce1">
            <text:p>1659163</text:p>
          </table:table-cell>
          <table:table-cell office:value-type="float" office:value="1662864" table:style-name="ce1">
            <text:p>1662864</text:p>
          </table:table-cell>
          <table:table-cell table:style-name="ce1"/>
          <table:table-cell office:value-type="float" office:value="2392143" table:style-name="ce1">
            <text:p>2392143</text:p>
          </table:table-cell>
          <table:table-cell office:value-type="float" office:value="2393618" table:style-name="ce1">
            <text:p>2393618</text:p>
          </table:table-cell>
          <table:table-cell table:style-name="ce1"/>
          <table:table-cell office:value-type="float" office:value="2396522" table:style-name="ce1">
            <text:p>2396522</text:p>
          </table:table-cell>
          <table:table-cell office:value-type="float" office:value="2244538" table:style-name="ce1">
            <text:p>2244538</text:p>
          </table:table-cell>
          <table:table-cell office:value-type="float" office:value="2245386" table:style-name="ce1">
            <text:p>2245386</text:p>
          </table:table-cell>
          <table:table-cell office:value-type="float" office:value="2248360" table:style-name="ce1">
            <text:p>2248360</text:p>
          </table:table-cell>
          <table:table-cell table:style-name="ce1"/>
          <table:table-cell office:value-type="float" office:value="1696377" table:style-name="ce1">
            <text:p>1696377</text:p>
          </table:table-cell>
          <table:table-cell office:value-type="float" office:value="1697766" table:style-name="ce1">
            <text:p>1697766</text:p>
          </table:table-cell>
          <table:table-cell office:value-type="float" office:value="1700741" table:style-name="ce1">
            <text:p>1700741</text:p>
          </table:table-cell>
          <table:table-cell table:style-name="ce1"/>
          <table:table-cell office:value-type="float" office:value="1937298" table:style-name="ce1">
            <text:p>1937298</text:p>
          </table:table-cell>
          <table:table-cell office:value-type="float" office:value="1938582" table:style-name="ce1">
            <text:p>1938582</text:p>
          </table:table-cell>
          <table:table-cell office:value-type="float" office:value="1941154" table:style-name="ce1">
            <text:p>1941154</text:p>
          </table:table-cell>
          <table:table-cell table:style-name="ce1"/>
          <table:table-cell office:value-type="float" office:value="1726655" table:style-name="ce1">
            <text:p>1726655</text:p>
          </table:table-cell>
          <table:table-cell office:value-type="float" office:value="1727851" table:style-name="ce1">
            <text:p>1727851</text:p>
          </table:table-cell>
          <table:table-cell table:style-name="ce1"/>
          <table:table-cell office:value-type="float" office:value="1731258" table:style-name="ce1">
            <text:p>1731258</text:p>
          </table:table-cell>
          <table:table-cell office:value-type="float" office:value="2177927" table:style-name="ce1">
            <text:p>2177927</text:p>
          </table:table-cell>
          <table:table-cell office:value-type="float" office:value="2179170" table:style-name="ce1">
            <text:p>2179170</text:p>
          </table:table-cell>
          <table:table-cell table:style-name="ce1"/>
          <table:table-cell office:value-type="float" office:value="2181517" table:style-name="ce1">
            <text:p>2181517</text:p>
          </table:table-cell>
          <table:table-cell office:value-type="float" office:value="2355841" table:style-name="ce1">
            <text:p>2355841</text:p>
          </table:table-cell>
          <table:table-cell office:value-type="float" office:value="2358111" table:style-name="ce1">
            <text:p>2358111</text:p>
          </table:table-cell>
          <table:table-cell office:value-type="float" office:value="2361410" table:style-name="ce1">
            <text:p>2361410</text:p>
          </table:table-cell>
          <table:table-cell table:style-name="ce1"/>
          <table:table-cell office:value-type="float" office:value="1575869" table:style-name="ce1">
            <text:p>1575869</text:p>
          </table:table-cell>
          <table:table-cell office:value-type="float" office:value="1576867" table:style-name="ce1">
            <text:p>1576867</text:p>
          </table:table-cell>
          <table:table-cell table:style-name="ce1"/>
          <table:table-cell office:value-type="float" office:value="1580631" table:style-name="ce1">
            <text:p>1580631</text:p>
          </table:table-cell>
          <table:table-cell office:value-type="float" office:value="2059770" table:style-name="ce1">
            <text:p>2059770</text:p>
          </table:table-cell>
          <table:table-cell office:value-type="float" office:value="2060802" table:style-name="ce1">
            <text:p>2060802</text:p>
          </table:table-cell>
          <table:table-cell office:value-type="float" office:value="2064201" table:style-name="ce1">
            <text:p>2064201</text:p>
          </table:table-cell>
          <table:table-cell table:style-name="ce1"/>
          <table:table-cell office:value-type="float" office:value="1679116" table:style-name="ce1">
            <text:p>1679116</text:p>
          </table:table-cell>
          <table:table-cell office:value-type="float" office:value="1680233" table:style-name="ce1">
            <text:p>1680233</text:p>
          </table:table-cell>
          <table:table-cell table:style-name="ce1"/>
          <table:table-cell office:value-type="float" office:value="1683145" table:style-name="ce1">
            <text:p>1683145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8_142902_M01666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3:41:27</text:p>
          </table:table-cell>
          <table:table-cell office:value-type="string" table:style-name="ce1">
            <text:p>2020-11-18_14:41:27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M01666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lbbeYKsiICeEbwDC</text:p>
          </table:table-cell>
          <table:table-cell office:value-type="string" table:style-name="ce1">
            <text:p>https://www.testable.org/experiment/4303/294929/start?participant=M016664</text:p>
          </table:table-cell>
          <table:table-cell office:value-type="float" office:value="2856921" table:style-name="ce1">
            <text:p>2856921</text:p>
          </table:table-cell>
          <table:table-cell office:value-type="float" office:value="47.615349999999999" table:style-name="ce1">
            <text:p>47,61535</text:p>
          </table:table-cell>
          <table:table-cell office:value-type="float" office:value="658913" table:style-name="ce1">
            <text:p>658913</text:p>
          </table:table-cell>
          <table:table-cell office:value-type="float" office:value="698017" table:style-name="ce1">
            <text:p>698017</text:p>
          </table:table-cell>
          <table:table-cell office:value-type="float" office:value="369787" table:style-name="ce1">
            <text:p>369787</text:p>
          </table:table-cell>
          <table:table-cell office:value-type="float" office:value="391416" table:style-name="ce1">
            <text:p>391416</text:p>
          </table:table-cell>
          <table:table-cell office:value-type="float" office:value="527137" table:style-name="ce1">
            <text:p>527137</text:p>
          </table:table-cell>
          <table:table-cell office:value-type="float" office:value="296873" table:style-name="ce1">
            <text:p>296873</text:p>
          </table:table-cell>
          <table:table-cell office:value-type="float" office:value="576993" table:style-name="ce1">
            <text:p>576993</text:p>
          </table:table-cell>
          <table:table-cell office:value-type="float" office:value="449552" table:style-name="ce1">
            <text:p>449552</text:p>
          </table:table-cell>
          <table:table-cell office:value-type="float" office:value="615099" table:style-name="ce1">
            <text:p>615099</text:p>
          </table:table-cell>
          <table:table-cell office:value-type="float" office:value="268626" table:style-name="ce1">
            <text:p>268626</text:p>
          </table:table-cell>
          <table:table-cell office:value-type="float" office:value="339115" table:style-name="ce1">
            <text:p>339115</text:p>
          </table:table-cell>
          <table:table-cell office:value-type="float" office:value="506643" table:style-name="ce1">
            <text:p>506643</text:p>
          </table:table-cell>
          <table:table-cell table:number-columns-repeated="192" table:style-name="ce1"/>
          <table:table-cell office:value-type="float" office:value="2356142" table:style-name="ce1">
            <text:p>2356142</text:p>
          </table:table-cell>
          <table:table-cell office:value-type="float" office:value="2357792" table:style-name="ce1">
            <text:p>2357792</text:p>
          </table:table-cell>
          <table:table-cell office:value-type="float" office:value="2359717" table:style-name="ce1">
            <text:p>2359717</text:p>
          </table:table-cell>
          <table:table-cell table:style-name="ce1"/>
          <table:table-cell office:value-type="float" office:value="2681574" table:style-name="ce1">
            <text:p>2681574</text:p>
          </table:table-cell>
          <table:table-cell office:value-type="float" office:value="2683662" table:style-name="ce1">
            <text:p>2683662</text:p>
          </table:table-cell>
          <table:table-cell office:value-type="float" office:value="2686057" table:style-name="ce1">
            <text:p>2686057</text:p>
          </table:table-cell>
          <table:table-cell table:style-name="ce1"/>
          <table:table-cell office:value-type="float" office:value="2781867" table:style-name="ce1">
            <text:p>2781867</text:p>
          </table:table-cell>
          <table:table-cell office:value-type="float" office:value="2782744" table:style-name="ce1">
            <text:p>2782744</text:p>
          </table:table-cell>
          <table:table-cell office:value-type="float" office:value="2785209" table:style-name="ce1">
            <text:p>2785209</text:p>
          </table:table-cell>
          <table:table-cell table:style-name="ce1"/>
          <table:table-cell office:value-type="float" office:value="2154406" table:style-name="ce1">
            <text:p>2154406</text:p>
          </table:table-cell>
          <table:table-cell office:value-type="float" office:value="2155644" table:style-name="ce1">
            <text:p>2155644</text:p>
          </table:table-cell>
          <table:table-cell office:value-type="float" office:value="2158662" table:style-name="ce1">
            <text:p>2158662</text:p>
          </table:table-cell>
          <table:table-cell table:style-name="ce1"/>
          <table:table-cell office:value-type="float" office:value="2583038" table:style-name="ce1">
            <text:p>2583038</text:p>
          </table:table-cell>
          <table:table-cell office:value-type="float" office:value="2583535" table:style-name="ce1">
            <text:p>2583535</text:p>
          </table:table-cell>
          <table:table-cell office:value-type="float" office:value="2585769" table:style-name="ce1">
            <text:p>2585769</text:p>
          </table:table-cell>
          <table:table-cell table:style-name="ce1"/>
          <table:table-cell office:value-type="float" office:value="2664237" table:style-name="ce1">
            <text:p>2664237</text:p>
          </table:table-cell>
          <table:table-cell office:value-type="float" office:value="2665767" table:style-name="ce1">
            <text:p>2665767</text:p>
          </table:table-cell>
          <table:table-cell office:value-type="float" office:value="2668247" table:style-name="ce1">
            <text:p>2668247</text:p>
          </table:table-cell>
          <table:table-cell table:style-name="ce1"/>
          <table:table-cell office:value-type="float" office:value="2506996" table:style-name="ce1">
            <text:p>2506996</text:p>
          </table:table-cell>
          <table:table-cell office:value-type="float" office:value="2508096" table:style-name="ce1">
            <text:p>2508096</text:p>
          </table:table-cell>
          <table:table-cell office:value-type="float" office:value="2510177" table:style-name="ce1">
            <text:p>2510177</text:p>
          </table:table-cell>
          <table:table-cell table:style-name="ce1"/>
          <table:table-cell office:value-type="float" office:value="2615827" table:style-name="ce1">
            <text:p>2615827</text:p>
          </table:table-cell>
          <table:table-cell office:value-type="float" office:value="2619775" table:style-name="ce1">
            <text:p>2619775</text:p>
          </table:table-cell>
          <table:table-cell office:value-type="float" office:value="2621552" table:style-name="ce1">
            <text:p>2621552</text:p>
          </table:table-cell>
          <table:table-cell table:style-name="ce1"/>
          <table:table-cell office:value-type="float" office:value="2646221" table:style-name="ce1">
            <text:p>2646221</text:p>
          </table:table-cell>
          <table:table-cell office:value-type="float" office:value="2648103" table:style-name="ce1">
            <text:p>2648103</text:p>
          </table:table-cell>
          <table:table-cell office:value-type="float" office:value="2650071" table:style-name="ce1">
            <text:p>2650071</text:p>
          </table:table-cell>
          <table:table-cell table:style-name="ce1"/>
          <table:table-cell office:value-type="float" office:value="2599333" table:style-name="ce1">
            <text:p>2599333</text:p>
          </table:table-cell>
          <table:table-cell office:value-type="float" office:value="2600353" table:style-name="ce1">
            <text:p>2600353</text:p>
          </table:table-cell>
          <table:table-cell office:value-type="float" office:value="2603454" table:style-name="ce1">
            <text:p>2603454</text:p>
          </table:table-cell>
          <table:table-cell table:style-name="ce1"/>
          <table:table-cell office:value-type="float" office:value="2124722" table:style-name="ce1">
            <text:p>2124722</text:p>
          </table:table-cell>
          <table:table-cell office:value-type="float" office:value="2127005" table:style-name="ce1">
            <text:p>2127005</text:p>
          </table:table-cell>
          <table:table-cell office:value-type="float" office:value="2130968" table:style-name="ce1">
            <text:p>2130968</text:p>
          </table:table-cell>
          <table:table-cell table:style-name="ce1"/>
          <table:table-cell office:value-type="float" office:value="2709316" table:style-name="ce1">
            <text:p>2709316</text:p>
          </table:table-cell>
          <table:table-cell office:value-type="float" office:value="2709823" table:style-name="ce1">
            <text:p>2709823</text:p>
          </table:table-cell>
          <table:table-cell office:value-type="float" office:value="2713082" table:style-name="ce1">
            <text:p>2713082</text:p>
          </table:table-cell>
          <table:table-cell table:style-name="ce1"/>
          <table:table-cell office:value-type="float" office:value="2233531" table:style-name="ce1">
            <text:p>2233531</text:p>
          </table:table-cell>
          <table:table-cell office:value-type="float" office:value="2235769" table:style-name="ce1">
            <text:p>2235769</text:p>
          </table:table-cell>
          <table:table-cell table:style-name="ce1"/>
          <table:table-cell office:value-type="float" office:value="2238592" table:style-name="ce1">
            <text:p>2238592</text:p>
          </table:table-cell>
          <table:table-cell office:value-type="float" office:value="2395158" table:style-name="ce1">
            <text:p>2395158</text:p>
          </table:table-cell>
          <table:table-cell office:value-type="float" office:value="2396469" table:style-name="ce1">
            <text:p>2396469</text:p>
          </table:table-cell>
          <table:table-cell office:value-type="float" office:value="2407182" table:style-name="ce1">
            <text:p>2407182</text:p>
          </table:table-cell>
          <table:table-cell table:style-name="ce1"/>
          <table:table-cell office:value-type="float" office:value="2294373" table:style-name="ce1">
            <text:p>2294373</text:p>
          </table:table-cell>
          <table:table-cell office:value-type="float" office:value="2295770" table:style-name="ce1">
            <text:p>2295770</text:p>
          </table:table-cell>
          <table:table-cell office:value-type="float" office:value="2301686" table:style-name="ce1">
            <text:p>2301686</text:p>
          </table:table-cell>
          <table:table-cell table:style-name="ce1"/>
          <table:table-cell office:value-type="float" office:value="2489964" table:style-name="ce1">
            <text:p>2489964</text:p>
          </table:table-cell>
          <table:table-cell office:value-type="float" office:value="2490926" table:style-name="ce1">
            <text:p>2490926</text:p>
          </table:table-cell>
          <table:table-cell office:value-type="float" office:value="2494021" table:style-name="ce1">
            <text:p>2494021</text:p>
          </table:table-cell>
          <table:table-cell table:style-name="ce1"/>
          <table:table-cell office:value-type="float" office:value="2756794" table:style-name="ce1">
            <text:p>2756794</text:p>
          </table:table-cell>
          <table:table-cell office:value-type="float" office:value="2758168" table:style-name="ce1">
            <text:p>2758168</text:p>
          </table:table-cell>
          <table:table-cell office:value-type="float" office:value="2761168" table:style-name="ce1">
            <text:p>2761168</text:p>
          </table:table-cell>
          <table:table-cell table:style-name="ce1"/>
          <table:table-cell office:value-type="float" office:value="2041302" table:style-name="ce1">
            <text:p>2041302</text:p>
          </table:table-cell>
          <table:table-cell office:value-type="float" office:value="2044567" table:style-name="ce1">
            <text:p>2044567</text:p>
          </table:table-cell>
          <table:table-cell office:value-type="float" office:value="2046918" table:style-name="ce1">
            <text:p>2046918</text:p>
          </table:table-cell>
          <table:table-cell table:style-name="ce1"/>
          <table:table-cell office:value-type="float" office:value="1988939" table:style-name="ce1">
            <text:p>1988939</text:p>
          </table:table-cell>
          <table:table-cell office:value-type="float" office:value="1990062" table:style-name="ce1">
            <text:p>1990062</text:p>
          </table:table-cell>
          <table:table-cell office:value-type="float" office:value="1992175" table:style-name="ce1">
            <text:p>1992175</text:p>
          </table:table-cell>
          <table:table-cell table:style-name="ce1"/>
          <table:table-cell office:value-type="float" office:value="2190416" table:style-name="ce1">
            <text:p>2190416</text:p>
          </table:table-cell>
          <table:table-cell office:value-type="float" office:value="2192774" table:style-name="ce1">
            <text:p>2192774</text:p>
          </table:table-cell>
          <table:table-cell office:value-type="float" office:value="2194942" table:style-name="ce1">
            <text:p>2194942</text:p>
          </table:table-cell>
          <table:table-cell table:style-name="ce1"/>
          <table:table-cell office:value-type="float" office:value="2797942" table:style-name="ce1">
            <text:p>2797942</text:p>
          </table:table-cell>
          <table:table-cell office:value-type="float" office:value="2801096" table:style-name="ce1">
            <text:p>2801096</text:p>
          </table:table-cell>
          <table:table-cell office:value-type="float" office:value="2803824" table:style-name="ce1">
            <text:p>2803824</text:p>
          </table:table-cell>
          <table:table-cell table:style-name="ce1"/>
          <table:table-cell office:value-type="float" office:value="2556543" table:style-name="ce1">
            <text:p>2556543</text:p>
          </table:table-cell>
          <table:table-cell office:value-type="float" office:value="2557519" table:style-name="ce1">
            <text:p>2557519</text:p>
          </table:table-cell>
          <table:table-cell office:value-type="float" office:value="2560255" table:style-name="ce1">
            <text:p>2560255</text:p>
          </table:table-cell>
          <table:table-cell table:style-name="ce1"/>
          <table:table-cell office:value-type="float" office:value="2082922" table:style-name="ce1">
            <text:p>2082922</text:p>
          </table:table-cell>
          <table:table-cell office:value-type="float" office:value="2085598" table:style-name="ce1">
            <text:p>2085598</text:p>
          </table:table-cell>
          <table:table-cell office:value-type="float" office:value="2089310" table:style-name="ce1">
            <text:p>2089310</text:p>
          </table:table-cell>
          <table:table-cell table:style-name="ce1"/>
          <table:table-cell office:value-type="float" office:value="2337445" table:style-name="ce1">
            <text:p>2337445</text:p>
          </table:table-cell>
          <table:table-cell office:value-type="float" office:value="2338200" table:style-name="ce1">
            <text:p>2338200</text:p>
          </table:table-cell>
          <table:table-cell office:value-type="float" office:value="2341367" table:style-name="ce1">
            <text:p>2341367</text:p>
          </table:table-cell>
          <table:table-cell table:style-name="ce1"/>
          <table:table-cell office:value-type="float" office:value="2059199" table:style-name="ce1">
            <text:p>2059199</text:p>
          </table:table-cell>
          <table:table-cell office:value-type="float" office:value="2060191" table:style-name="ce1">
            <text:p>2060191</text:p>
          </table:table-cell>
          <table:table-cell office:value-type="float" office:value="2061919" table:style-name="ce1">
            <text:p>2061919</text:p>
          </table:table-cell>
          <table:table-cell table:style-name="ce1"/>
          <table:table-cell office:value-type="float" office:value="2140849" table:style-name="ce1">
            <text:p>2140849</text:p>
          </table:table-cell>
          <table:table-cell office:value-type="float" office:value="2142148" table:style-name="ce1">
            <text:p>2142148</text:p>
          </table:table-cell>
          <table:table-cell table:style-name="ce1"/>
          <table:table-cell office:value-type="float" office:value="2144679" table:style-name="ce1">
            <text:p>2144679</text:p>
          </table:table-cell>
          <table:table-cell office:value-type="float" office:value="2724459" table:style-name="ce1">
            <text:p>2724459</text:p>
          </table:table-cell>
          <table:table-cell office:value-type="float" office:value="2725464" table:style-name="ce1">
            <text:p>2725464</text:p>
          </table:table-cell>
          <table:table-cell office:value-type="float" office:value="2729312" table:style-name="ce1">
            <text:p>2729312</text:p>
          </table:table-cell>
          <table:table-cell table:style-name="ce1"/>
          <table:table-cell office:value-type="float" office:value="2270939" table:style-name="ce1">
            <text:p>2270939</text:p>
          </table:table-cell>
          <table:table-cell office:value-type="float" office:value="2274035" table:style-name="ce1">
            <text:p>2274035</text:p>
          </table:table-cell>
          <table:table-cell office:value-type="float" office:value="2276278" table:style-name="ce1">
            <text:p>2276278</text:p>
          </table:table-cell>
          <table:table-cell table:style-name="ce1"/>
          <table:table-cell office:value-type="float" office:value="2452782" table:style-name="ce1">
            <text:p>2452782</text:p>
          </table:table-cell>
          <table:table-cell office:value-type="float" office:value="2454271" table:style-name="ce1">
            <text:p>2454271</text:p>
          </table:table-cell>
          <table:table-cell office:value-type="float" office:value="2458695" table:style-name="ce1">
            <text:p>2458695</text:p>
          </table:table-cell>
          <table:table-cell table:style-name="ce1"/>
          <table:table-cell office:value-type="float" office:value="2005907" table:style-name="ce1">
            <text:p>2005907</text:p>
          </table:table-cell>
          <table:table-cell office:value-type="float" office:value="2007379" table:style-name="ce1">
            <text:p>2007379</text:p>
          </table:table-cell>
          <table:table-cell table:style-name="ce1"/>
          <table:table-cell office:value-type="float" office:value="2013158" table:style-name="ce1">
            <text:p>2013158</text:p>
          </table:table-cell>
          <table:table-cell office:value-type="float" office:value="2101870" table:style-name="ce1">
            <text:p>2101870</text:p>
          </table:table-cell>
          <table:table-cell office:value-type="float" office:value="2104146" table:style-name="ce1">
            <text:p>2104146</text:p>
          </table:table-cell>
          <table:table-cell table:style-name="ce1"/>
          <table:table-cell office:value-type="float" office:value="2108752" table:style-name="ce1">
            <text:p>2108752</text:p>
          </table:table-cell>
          <table:table-cell office:value-type="float" office:value="2432139" table:style-name="ce1">
            <text:p>2432139</text:p>
          </table:table-cell>
          <table:table-cell office:value-type="float" office:value="2433542" table:style-name="ce1">
            <text:p>2433542</text:p>
          </table:table-cell>
          <table:table-cell office:value-type="float" office:value="2435207" table:style-name="ce1">
            <text:p>2435207</text:p>
          </table:table-cell>
          <table:table-cell table:style-name="ce1"/>
          <table:table-cell office:value-type="float" office:value="2740102" table:style-name="ce1">
            <text:p>2740102</text:p>
          </table:table-cell>
          <table:table-cell office:value-type="float" office:value="2741007" table:style-name="ce1">
            <text:p>2741007</text:p>
          </table:table-cell>
          <table:table-cell office:value-type="float" office:value="2742800" table:style-name="ce1">
            <text:p>2742800</text:p>
          </table:table-cell>
          <table:table-cell table:style-name="ce1"/>
          <table:table-cell office:value-type="float" office:value="2637173" table:style-name="ce1">
            <text:p>2637173</text:p>
          </table:table-cell>
          <table:table-cell office:value-type="float" office:value="2638536" table:style-name="ce1">
            <text:p>2638536</text:p>
          </table:table-cell>
          <table:table-cell office:value-type="float" office:value="2640969" table:style-name="ce1">
            <text:p>2640969</text:p>
          </table:table-cell>
          <table:table-cell table:style-name="ce1"/>
          <table:table-cell office:value-type="float" office:value="2024549" table:style-name="ce1">
            <text:p>2024549</text:p>
          </table:table-cell>
          <table:table-cell office:value-type="float" office:value="2025758" table:style-name="ce1">
            <text:p>2025758</text:p>
          </table:table-cell>
          <table:table-cell office:value-type="float" office:value="2030095" table:style-name="ce1">
            <text:p>2030095</text:p>
          </table:table-cell>
          <table:table-cell table:style-name="ce1"/>
          <table:table-cell office:value-type="float" office:value="1965558" table:style-name="ce1">
            <text:p>1965558</text:p>
          </table:table-cell>
          <table:table-cell office:value-type="float" office:value="1966975" table:style-name="ce1">
            <text:p>1966975</text:p>
          </table:table-cell>
          <table:table-cell office:value-type="float" office:value="1970662" table:style-name="ce1">
            <text:p>1970662</text:p>
          </table:table-cell>
          <table:table-cell table:style-name="ce1"/>
          <table:table-cell office:value-type="float" office:value="2519935" table:style-name="ce1">
            <text:p>2519935</text:p>
          </table:table-cell>
          <table:table-cell office:value-type="float" office:value="2520520" table:style-name="ce1">
            <text:p>2520520</text:p>
          </table:table-cell>
          <table:table-cell office:value-type="float" office:value="2522268" table:style-name="ce1">
            <text:p>2522268</text:p>
          </table:table-cell>
          <table:table-cell table:style-name="ce1"/>
          <table:table-cell office:value-type="float" office:value="2384458" table:style-name="ce1">
            <text:p>2384458</text:p>
          </table:table-cell>
          <table:table-cell office:value-type="float" office:value="2386991" table:style-name="ce1">
            <text:p>2386991</text:p>
          </table:table-cell>
          <table:table-cell office:value-type="float" office:value="2388935" table:style-name="ce1">
            <text:p>2388935</text:p>
          </table:table-cell>
          <table:table-cell table:style-name="ce1"/>
          <table:table-cell office:value-type="float" office:value="2536621" table:style-name="ce1">
            <text:p>2536621</text:p>
          </table:table-cell>
          <table:table-cell office:value-type="float" office:value="2537880" table:style-name="ce1">
            <text:p>2537880</text:p>
          </table:table-cell>
          <table:table-cell office:value-type="float" office:value="2547143" table:style-name="ce1">
            <text:p>2547143</text:p>
          </table:table-cell>
          <table:table-cell table:style-name="ce1"/>
          <table:table-cell office:value-type="float" office:value="2841117" table:style-name="ce1">
            <text:p>2841117</text:p>
          </table:table-cell>
          <table:table-cell office:value-type="float" office:value="2842687" table:style-name="ce1">
            <text:p>2842687</text:p>
          </table:table-cell>
          <table:table-cell office:value-type="float" office:value="2844583" table:style-name="ce1">
            <text:p>2844583</text:p>
          </table:table-cell>
          <table:table-cell table:style-name="ce1"/>
          <table:table-cell office:value-type="float" office:value="1908789" table:style-name="ce1">
            <text:p>1908789</text:p>
          </table:table-cell>
          <table:table-cell office:value-type="float" office:value="1912087" table:style-name="ce1">
            <text:p>1912087</text:p>
          </table:table-cell>
          <table:table-cell office:value-type="float" office:value="1914024" table:style-name="ce1">
            <text:p>1914024</text:p>
          </table:table-cell>
          <table:table-cell table:style-name="ce1"/>
          <table:table-cell office:value-type="float" office:value="1933381" table:style-name="ce1">
            <text:p>1933381</text:p>
          </table:table-cell>
          <table:table-cell office:value-type="float" office:value="1934775" table:style-name="ce1">
            <text:p>1934775</text:p>
          </table:table-cell>
          <table:table-cell office:value-type="float" office:value="1937801" table:style-name="ce1">
            <text:p>1937801</text:p>
          </table:table-cell>
          <table:table-cell table:style-name="ce1"/>
          <table:table-cell office:value-type="float" office:value="2311126" table:style-name="ce1">
            <text:p>2311126</text:p>
          </table:table-cell>
          <table:table-cell office:value-type="float" office:value="2313726" table:style-name="ce1">
            <text:p>2313726</text:p>
          </table:table-cell>
          <table:table-cell office:value-type="float" office:value="2315217" table:style-name="ce1">
            <text:p>2315217</text:p>
          </table:table-cell>
          <table:table-cell table:style-name="ce1"/>
          <table:table-cell office:value-type="float" office:value="2208406" table:style-name="ce1">
            <text:p>2208406</text:p>
          </table:table-cell>
          <table:table-cell office:value-type="float" office:value="2209726" table:style-name="ce1">
            <text:p>2209726</text:p>
          </table:table-cell>
          <table:table-cell office:value-type="float" office:value="2211927" table:style-name="ce1">
            <text:p>2211927</text:p>
          </table:table-cell>
          <table:table-cell table:style-name="ce1"/>
          <table:table-cell office:value-type="float" office:value="2770286" table:style-name="ce1">
            <text:p>2770286</text:p>
          </table:table-cell>
          <table:table-cell office:value-type="float" office:value="2771230" table:style-name="ce1">
            <text:p>2771230</text:p>
          </table:table-cell>
          <table:table-cell office:value-type="float" office:value="2773416" table:style-name="ce1">
            <text:p>2773416</text:p>
          </table:table-cell>
          <table:table-cell table:style-name="ce1"/>
          <table:table-cell office:value-type="float" office:value="2471620" table:style-name="ce1">
            <text:p>2471620</text:p>
          </table:table-cell>
          <table:table-cell office:value-type="float" office:value="2472174" table:style-name="ce1">
            <text:p>2472174</text:p>
          </table:table-cell>
          <table:table-cell office:value-type="float" office:value="2474049" table:style-name="ce1">
            <text:p>2474049</text:p>
          </table:table-cell>
          <table:table-cell table:style-name="ce1"/>
          <table:table-cell office:value-type="float" office:value="2852158" table:style-name="ce1">
            <text:p>2852158</text:p>
          </table:table-cell>
          <table:table-cell office:value-type="float" office:value="2853024" table:style-name="ce1">
            <text:p>2853024</text:p>
          </table:table-cell>
          <table:table-cell office:value-type="float" office:value="2855026" table:style-name="ce1">
            <text:p>2855026</text:p>
          </table:table-cell>
          <table:table-cell table:style-name="ce1"/>
          <table:table-cell office:value-type="float" office:value="2830327" table:style-name="ce1">
            <text:p>2830327</text:p>
          </table:table-cell>
          <table:table-cell office:value-type="float" office:value="2831233" table:style-name="ce1">
            <text:p>2831233</text:p>
          </table:table-cell>
          <table:table-cell office:value-type="float" office:value="2833567" table:style-name="ce1">
            <text:p>2833567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150048_M089472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4:04:21</text:p>
          </table:table-cell>
          <table:table-cell office:value-type="string" table:style-name="ce1">
            <text:p>2020-11-18_15:04:2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M0894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ambidextrous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xPm125JMGUiS1RJz</text:p>
          </table:table-cell>
          <table:table-cell office:value-type="string" table:style-name="ce1">
            <text:p>https://www.testable.org/experiment/4303/294929/start?participant=M089472</text:p>
          </table:table-cell>
          <table:table-cell office:value-type="float" office:value="3387374" table:style-name="ce1">
            <text:p>3387374</text:p>
          </table:table-cell>
          <table:table-cell office:value-type="float" office:value="56.456233333333003" table:style-name="ce1">
            <text:p>56,45623333</text:p>
          </table:table-cell>
          <table:table-cell office:value-type="float" office:value="1152596" table:style-name="ce1">
            <text:p>1152596</text:p>
          </table:table-cell>
          <table:table-cell office:value-type="float" office:value="1298276" table:style-name="ce1">
            <text:p>1298276</text:p>
          </table:table-cell>
          <table:table-cell office:value-type="float" office:value="1372154" table:style-name="ce1">
            <text:p>1372154</text:p>
          </table:table-cell>
          <table:table-cell office:value-type="float" office:value="784886" table:style-name="ce1">
            <text:p>784886</text:p>
          </table:table-cell>
          <table:table-cell office:value-type="float" office:value="442992" table:style-name="ce1">
            <text:p>442992</text:p>
          </table:table-cell>
          <table:table-cell office:value-type="float" office:value="1223947" table:style-name="ce1">
            <text:p>1223947</text:p>
          </table:table-cell>
          <table:table-cell office:value-type="float" office:value="1079819" table:style-name="ce1">
            <text:p>1079819</text:p>
          </table:table-cell>
          <table:table-cell office:value-type="float" office:value="559191" table:style-name="ce1">
            <text:p>559191</text:p>
          </table:table-cell>
          <table:table-cell office:value-type="float" office:value="1467242" table:style-name="ce1">
            <text:p>1467242</text:p>
          </table:table-cell>
          <table:table-cell office:value-type="float" office:value="875469" table:style-name="ce1">
            <text:p>875469</text:p>
          </table:table-cell>
          <table:table-cell office:value-type="float" office:value="1011941" table:style-name="ce1">
            <text:p>1011941</text:p>
          </table:table-cell>
          <table:table-cell office:value-type="float" office:value="688181" table:style-name="ce1">
            <text:p>688181</text:p>
          </table:table-cell>
          <table:table-cell office:value-type="float" office:value="3112904" table:style-name="ce1">
            <text:p>3112904</text:p>
          </table:table-cell>
          <table:table-cell office:value-type="float" office:value="3113604" table:style-name="ce1">
            <text:p>3113604</text:p>
          </table:table-cell>
          <table:table-cell table:style-name="ce1"/>
          <table:table-cell office:value-type="float" office:value="3115227" table:style-name="ce1">
            <text:p>3115227</text:p>
          </table:table-cell>
          <table:table-cell office:value-type="float" office:value="2732918" table:style-name="ce1">
            <text:p>2732918</text:p>
          </table:table-cell>
          <table:table-cell office:value-type="float" office:value="2733717" table:style-name="ce1">
            <text:p>2733717</text:p>
          </table:table-cell>
          <table:table-cell table:style-name="ce1"/>
          <table:table-cell office:value-type="float" office:value="2736022" table:style-name="ce1">
            <text:p>2736022</text:p>
          </table:table-cell>
          <table:table-cell office:value-type="float" office:value="2886808" table:style-name="ce1">
            <text:p>2886808</text:p>
          </table:table-cell>
          <table:table-cell office:value-type="float" office:value="2887531" table:style-name="ce1">
            <text:p>2887531</text:p>
          </table:table-cell>
          <table:table-cell table:style-name="ce1"/>
          <table:table-cell office:value-type="float" office:value="2889221" table:style-name="ce1">
            <text:p>2889221</text:p>
          </table:table-cell>
          <table:table-cell office:value-type="float" office:value="3296564" table:style-name="ce1">
            <text:p>3296564</text:p>
          </table:table-cell>
          <table:table-cell office:value-type="float" office:value="3297268" table:style-name="ce1">
            <text:p>3297268</text:p>
          </table:table-cell>
          <table:table-cell table:style-name="ce1"/>
          <table:table-cell office:value-type="float" office:value="3299442" table:style-name="ce1">
            <text:p>3299442</text:p>
          </table:table-cell>
          <table:table-cell office:value-type="float" office:value="2821627" table:style-name="ce1">
            <text:p>2821627</text:p>
          </table:table-cell>
          <table:table-cell office:value-type="float" office:value="2822527" table:style-name="ce1">
            <text:p>2822527</text:p>
          </table:table-cell>
          <table:table-cell table:style-name="ce1"/>
          <table:table-cell office:value-type="float" office:value="2824800" table:style-name="ce1">
            <text:p>2824800</text:p>
          </table:table-cell>
          <table:table-cell office:value-type="float" office:value="3345126" table:style-name="ce1">
            <text:p>3345126</text:p>
          </table:table-cell>
          <table:table-cell office:value-type="float" office:value="3345682" table:style-name="ce1">
            <text:p>3345682</text:p>
          </table:table-cell>
          <table:table-cell table:style-name="ce1"/>
          <table:table-cell office:value-type="float" office:value="3347674" table:style-name="ce1">
            <text:p>3347674</text:p>
          </table:table-cell>
          <table:table-cell office:value-type="float" office:value="3373054" table:style-name="ce1">
            <text:p>3373054</text:p>
          </table:table-cell>
          <table:table-cell office:value-type="float" office:value="3373685" table:style-name="ce1">
            <text:p>3373685</text:p>
          </table:table-cell>
          <table:table-cell table:style-name="ce1"/>
          <table:table-cell office:value-type="float" office:value="3375729" table:style-name="ce1">
            <text:p>3375729</text:p>
          </table:table-cell>
          <table:table-cell office:value-type="float" office:value="3263671" table:style-name="ce1">
            <text:p>3263671</text:p>
          </table:table-cell>
          <table:table-cell office:value-type="float" office:value="3264361" table:style-name="ce1">
            <text:p>3264361</text:p>
          </table:table-cell>
          <table:table-cell table:style-name="ce1"/>
          <table:table-cell office:value-type="float" office:value="3265923" table:style-name="ce1">
            <text:p>3265923</text:p>
          </table:table-cell>
          <table:table-cell office:value-type="float" office:value="2855333" table:style-name="ce1">
            <text:p>2855333</text:p>
          </table:table-cell>
          <table:table-cell office:value-type="float" office:value="2856079" table:style-name="ce1">
            <text:p>2856079</text:p>
          </table:table-cell>
          <table:table-cell table:style-name="ce1"/>
          <table:table-cell office:value-type="float" office:value="2858045" table:style-name="ce1">
            <text:p>2858045</text:p>
          </table:table-cell>
          <table:table-cell office:value-type="float" office:value="2759790" table:style-name="ce1">
            <text:p>2759790</text:p>
          </table:table-cell>
          <table:table-cell office:value-type="float" office:value="2760728" table:style-name="ce1">
            <text:p>2760728</text:p>
          </table:table-cell>
          <table:table-cell table:style-name="ce1"/>
          <table:table-cell office:value-type="float" office:value="2762887" table:style-name="ce1">
            <text:p>2762887</text:p>
          </table:table-cell>
          <table:table-cell office:value-type="float" office:value="3161644" table:style-name="ce1">
            <text:p>3161644</text:p>
          </table:table-cell>
          <table:table-cell office:value-type="float" office:value="3166873" table:style-name="ce1">
            <text:p>3166873</text:p>
          </table:table-cell>
          <table:table-cell table:style-name="ce1"/>
          <table:table-cell office:value-type="float" office:value="3168770" table:style-name="ce1">
            <text:p>3168770</text:p>
          </table:table-cell>
          <table:table-cell office:value-type="float" office:value="2789970" table:style-name="ce1">
            <text:p>2789970</text:p>
          </table:table-cell>
          <table:table-cell office:value-type="float" office:value="2790847" table:style-name="ce1">
            <text:p>2790847</text:p>
          </table:table-cell>
          <table:table-cell table:style-name="ce1"/>
          <table:table-cell office:value-type="float" office:value="2793141" table:style-name="ce1">
            <text:p>2793141</text:p>
          </table:table-cell>
          <table:table-cell office:value-type="float" office:value="3359507" table:style-name="ce1">
            <text:p>3359507</text:p>
          </table:table-cell>
          <table:table-cell office:value-type="float" office:value="3360113" table:style-name="ce1">
            <text:p>3360113</text:p>
          </table:table-cell>
          <table:table-cell table:style-name="ce1"/>
          <table:table-cell office:value-type="float" office:value="3361953" table:style-name="ce1">
            <text:p>3361953</text:p>
          </table:table-cell>
          <table:table-cell office:value-type="float" office:value="2831525" table:style-name="ce1">
            <text:p>2831525</text:p>
          </table:table-cell>
          <table:table-cell office:value-type="float" office:value="2833254" table:style-name="ce1">
            <text:p>2833254</text:p>
          </table:table-cell>
          <table:table-cell table:style-name="ce1"/>
          <table:table-cell office:value-type="float" office:value="2835614" table:style-name="ce1">
            <text:p>2835614</text:p>
          </table:table-cell>
          <table:table-cell office:value-type="float" office:value="3177299" table:style-name="ce1">
            <text:p>3177299</text:p>
          </table:table-cell>
          <table:table-cell office:value-type="float" office:value="3178006" table:style-name="ce1">
            <text:p>3178006</text:p>
          </table:table-cell>
          <table:table-cell table:style-name="ce1"/>
          <table:table-cell office:value-type="float" office:value="3179635" table:style-name="ce1">
            <text:p>3179635</text:p>
          </table:table-cell>
          <table:table-cell office:value-type="float" office:value="3147132" table:style-name="ce1">
            <text:p>3147132</text:p>
          </table:table-cell>
          <table:table-cell office:value-type="float" office:value="3147795" table:style-name="ce1">
            <text:p>3147795</text:p>
          </table:table-cell>
          <table:table-cell table:style-name="ce1"/>
          <table:table-cell office:value-type="float" office:value="3150266" table:style-name="ce1">
            <text:p>3150266</text:p>
          </table:table-cell>
          <table:table-cell office:value-type="float" office:value="3330782" table:style-name="ce1">
            <text:p>3330782</text:p>
          </table:table-cell>
          <table:table-cell office:value-type="float" office:value="3331380" table:style-name="ce1">
            <text:p>3331380</text:p>
          </table:table-cell>
          <table:table-cell table:style-name="ce1"/>
          <table:table-cell office:value-type="float" office:value="3334099" table:style-name="ce1">
            <text:p>3334099</text:p>
          </table:table-cell>
          <table:table-cell office:value-type="float" office:value="2915880" table:style-name="ce1">
            <text:p>2915880</text:p>
          </table:table-cell>
          <table:table-cell office:value-type="float" office:value="2916701" table:style-name="ce1">
            <text:p>2916701</text:p>
          </table:table-cell>
          <table:table-cell table:style-name="ce1"/>
          <table:table-cell office:value-type="float" office:value="2918901" table:style-name="ce1">
            <text:p>2918901</text:p>
          </table:table-cell>
          <table:table-cell office:value-type="float" office:value="3082047" table:style-name="ce1">
            <text:p>3082047</text:p>
          </table:table-cell>
          <table:table-cell office:value-type="float" office:value="3082707" table:style-name="ce1">
            <text:p>3082707</text:p>
          </table:table-cell>
          <table:table-cell table:style-name="ce1"/>
          <table:table-cell office:value-type="float" office:value="3084260" table:style-name="ce1">
            <text:p>3084260</text:p>
          </table:table-cell>
          <table:table-cell office:value-type="float" office:value="2701275" table:style-name="ce1">
            <text:p>2701275</text:p>
          </table:table-cell>
          <table:table-cell office:value-type="float" office:value="2702207" table:style-name="ce1">
            <text:p>2702207</text:p>
          </table:table-cell>
          <table:table-cell table:style-name="ce1"/>
          <table:table-cell office:value-type="float" office:value="2705519" table:style-name="ce1">
            <text:p>2705519</text:p>
          </table:table-cell>
          <table:table-cell office:value-type="float" office:value="2684798" table:style-name="ce1">
            <text:p>2684798</text:p>
          </table:table-cell>
          <table:table-cell office:value-type="float" office:value="2685695" table:style-name="ce1">
            <text:p>2685695</text:p>
          </table:table-cell>
          <table:table-cell table:style-name="ce1"/>
          <table:table-cell office:value-type="float" office:value="2687630" table:style-name="ce1">
            <text:p>2687630</text:p>
          </table:table-cell>
          <table:table-cell office:value-type="float" office:value="2843059" table:style-name="ce1">
            <text:p>2843059</text:p>
          </table:table-cell>
          <table:table-cell office:value-type="float" office:value="2844868" table:style-name="ce1">
            <text:p>2844868</text:p>
          </table:table-cell>
          <table:table-cell table:style-name="ce1"/>
          <table:table-cell office:value-type="float" office:value="2846813" table:style-name="ce1">
            <text:p>2846813</text:p>
          </table:table-cell>
          <table:table-cell office:value-type="float" office:value="2874447" table:style-name="ce1">
            <text:p>2874447</text:p>
          </table:table-cell>
          <table:table-cell office:value-type="float" office:value="2875239" table:style-name="ce1">
            <text:p>2875239</text:p>
          </table:table-cell>
          <table:table-cell table:style-name="ce1"/>
          <table:table-cell office:value-type="float" office:value="2878732" table:style-name="ce1">
            <text:p>2878732</text:p>
          </table:table-cell>
          <table:table-cell office:value-type="float" office:value="2903797" table:style-name="ce1">
            <text:p>2903797</text:p>
          </table:table-cell>
          <table:table-cell office:value-type="float" office:value="2904679" table:style-name="ce1">
            <text:p>2904679</text:p>
          </table:table-cell>
          <table:table-cell table:style-name="ce1"/>
          <table:table-cell office:value-type="float" office:value="2907092" table:style-name="ce1">
            <text:p>2907092</text:p>
          </table:table-cell>
          <table:table-cell office:value-type="float" office:value="2865977" table:style-name="ce1">
            <text:p>2865977</text:p>
          </table:table-cell>
          <table:table-cell office:value-type="float" office:value="2866820" table:style-name="ce1">
            <text:p>2866820</text:p>
          </table:table-cell>
          <table:table-cell table:style-name="ce1"/>
          <table:table-cell office:value-type="float" office:value="2868316" table:style-name="ce1">
            <text:p>2868316</text:p>
          </table:table-cell>
          <table:table-cell office:value-type="float" office:value="3026327" table:style-name="ce1">
            <text:p>3026327</text:p>
          </table:table-cell>
          <table:table-cell office:value-type="float" office:value="3026973" table:style-name="ce1">
            <text:p>3026973</text:p>
          </table:table-cell>
          <table:table-cell table:style-name="ce1"/>
          <table:table-cell office:value-type="float" office:value="3029436" table:style-name="ce1">
            <text:p>3029436</text:p>
          </table:table-cell>
          <table:table-cell office:value-type="float" office:value="2929608" table:style-name="ce1">
            <text:p>2929608</text:p>
          </table:table-cell>
          <table:table-cell office:value-type="float" office:value="2930371" table:style-name="ce1">
            <text:p>2930371</text:p>
          </table:table-cell>
          <table:table-cell table:style-name="ce1"/>
          <table:table-cell office:value-type="float" office:value="2932550" table:style-name="ce1">
            <text:p>2932550</text:p>
          </table:table-cell>
          <table:table-cell office:value-type="float" office:value="3234350" table:style-name="ce1">
            <text:p>3234350</text:p>
          </table:table-cell>
          <table:table-cell office:value-type="float" office:value="3234939" table:style-name="ce1">
            <text:p>3234939</text:p>
          </table:table-cell>
          <table:table-cell table:style-name="ce1"/>
          <table:table-cell office:value-type="float" office:value="3236388" table:style-name="ce1">
            <text:p>3236388</text:p>
          </table:table-cell>
          <table:table-cell office:value-type="float" office:value="3135159" table:style-name="ce1">
            <text:p>3135159</text:p>
          </table:table-cell>
          <table:table-cell office:value-type="float" office:value="3135797" table:style-name="ce1">
            <text:p>3135797</text:p>
          </table:table-cell>
          <table:table-cell table:style-name="ce1"/>
          <table:table-cell office:value-type="float" office:value="3137195" table:style-name="ce1">
            <text:p>3137195</text:p>
          </table:table-cell>
          <table:table-cell office:value-type="float" office:value="2744211" table:style-name="ce1">
            <text:p>2744211</text:p>
          </table:table-cell>
          <table:table-cell office:value-type="float" office:value="2745047" table:style-name="ce1">
            <text:p>2745047</text:p>
          </table:table-cell>
          <table:table-cell table:style-name="ce1"/>
          <table:table-cell office:value-type="float" office:value="2747095" table:style-name="ce1">
            <text:p>2747095</text:p>
          </table:table-cell>
          <table:table-cell office:value-type="float" office:value="2807308" table:style-name="ce1">
            <text:p>2807308</text:p>
          </table:table-cell>
          <table:table-cell office:value-type="float" office:value="2808079" table:style-name="ce1">
            <text:p>2808079</text:p>
          </table:table-cell>
          <table:table-cell table:style-name="ce1"/>
          <table:table-cell office:value-type="float" office:value="2809726" table:style-name="ce1">
            <text:p>2809726</text:p>
          </table:table-cell>
          <table:table-cell office:value-type="float" office:value="3102056" table:style-name="ce1">
            <text:p>3102056</text:p>
          </table:table-cell>
          <table:table-cell office:value-type="float" office:value="3102956" table:style-name="ce1">
            <text:p>3102956</text:p>
          </table:table-cell>
          <table:table-cell table:style-name="ce1"/>
          <table:table-cell office:value-type="float" office:value="3105260" table:style-name="ce1">
            <text:p>3105260</text:p>
          </table:table-cell>
          <table:table-cell office:value-type="float" office:value="2777787" table:style-name="ce1">
            <text:p>2777787</text:p>
          </table:table-cell>
          <table:table-cell office:value-type="float" office:value="2778679" table:style-name="ce1">
            <text:p>2778679</text:p>
          </table:table-cell>
          <table:table-cell table:style-name="ce1"/>
          <table:table-cell office:value-type="float" office:value="2780855" table:style-name="ce1">
            <text:p>2780855</text:p>
          </table:table-cell>
          <table:table-cell office:value-type="float" office:value="3253268" table:style-name="ce1">
            <text:p>3253268</text:p>
          </table:table-cell>
          <table:table-cell office:value-type="float" office:value="3253963" table:style-name="ce1">
            <text:p>3253963</text:p>
          </table:table-cell>
          <table:table-cell table:style-name="ce1"/>
          <table:table-cell office:value-type="float" office:value="3256018" table:style-name="ce1">
            <text:p>3256018</text:p>
          </table:table-cell>
          <table:table-cell office:value-type="float" office:value="2971919" table:style-name="ce1">
            <text:p>2971919</text:p>
          </table:table-cell>
          <table:table-cell office:value-type="float" office:value="2972597" table:style-name="ce1">
            <text:p>2972597</text:p>
          </table:table-cell>
          <table:table-cell table:style-name="ce1"/>
          <table:table-cell office:value-type="float" office:value="2974652" table:style-name="ce1">
            <text:p>2974652</text:p>
          </table:table-cell>
          <table:table-cell office:value-type="float" office:value="3008841" table:style-name="ce1">
            <text:p>3008841</text:p>
          </table:table-cell>
          <table:table-cell office:value-type="float" office:value="3010042" table:style-name="ce1">
            <text:p>3010042</text:p>
          </table:table-cell>
          <table:table-cell table:style-name="ce1"/>
          <table:table-cell office:value-type="float" office:value="3012060" table:style-name="ce1">
            <text:p>3012060</text:p>
          </table:table-cell>
          <table:table-cell office:value-type="float" office:value="3318422" table:style-name="ce1">
            <text:p>3318422</text:p>
          </table:table-cell>
          <table:table-cell office:value-type="float" office:value="3319082" table:style-name="ce1">
            <text:p>3319082</text:p>
          </table:table-cell>
          <table:table-cell table:style-name="ce1"/>
          <table:table-cell office:value-type="float" office:value="3320674" table:style-name="ce1">
            <text:p>3320674</text:p>
          </table:table-cell>
          <table:table-cell office:value-type="float" office:value="3189911" table:style-name="ce1">
            <text:p>3189911</text:p>
          </table:table-cell>
          <table:table-cell office:value-type="float" office:value="3190563" table:style-name="ce1">
            <text:p>3190563</text:p>
          </table:table-cell>
          <table:table-cell table:style-name="ce1"/>
          <table:table-cell office:value-type="float" office:value="3192146" table:style-name="ce1">
            <text:p>3192146</text:p>
          </table:table-cell>
          <table:table-cell office:value-type="float" office:value="3243652" table:style-name="ce1">
            <text:p>3243652</text:p>
          </table:table-cell>
          <table:table-cell office:value-type="float" office:value="3244418" table:style-name="ce1">
            <text:p>3244418</text:p>
          </table:table-cell>
          <table:table-cell table:style-name="ce1"/>
          <table:table-cell office:value-type="float" office:value="3246035" table:style-name="ce1">
            <text:p>3246035</text:p>
          </table:table-cell>
          <table:table-cell office:value-type="float" office:value="3309499" table:style-name="ce1">
            <text:p>3309499</text:p>
          </table:table-cell>
          <table:table-cell office:value-type="float" office:value="3310244" table:style-name="ce1">
            <text:p>3310244</text:p>
          </table:table-cell>
          <table:table-cell table:style-name="ce1"/>
          <table:table-cell office:value-type="float" office:value="3311835" table:style-name="ce1">
            <text:p>3311835</text:p>
          </table:table-cell>
          <table:table-cell office:value-type="float" office:value="2948818" table:style-name="ce1">
            <text:p>2948818</text:p>
          </table:table-cell>
          <table:table-cell office:value-type="float" office:value="2949508" table:style-name="ce1">
            <text:p>2949508</text:p>
          </table:table-cell>
          <table:table-cell table:style-name="ce1"/>
          <table:table-cell office:value-type="float" office:value="2951035" table:style-name="ce1">
            <text:p>2951035</text:p>
          </table:table-cell>
          <table:table-cell office:value-type="float" office:value="3383342" table:style-name="ce1">
            <text:p>3383342</text:p>
          </table:table-cell>
          <table:table-cell office:value-type="float" office:value="3384155" table:style-name="ce1">
            <text:p>3384155</text:p>
          </table:table-cell>
          <table:table-cell table:style-name="ce1"/>
          <table:table-cell office:value-type="float" office:value="3385786" table:style-name="ce1">
            <text:p>3385786</text:p>
          </table:table-cell>
          <table:table-cell office:value-type="float" office:value="3206380" table:style-name="ce1">
            <text:p>3206380</text:p>
          </table:table-cell>
          <table:table-cell office:value-type="float" office:value="3207515" table:style-name="ce1">
            <text:p>3207515</text:p>
          </table:table-cell>
          <table:table-cell table:style-name="ce1"/>
          <table:table-cell office:value-type="float" office:value="3209555" table:style-name="ce1">
            <text:p>3209555</text:p>
          </table:table-cell>
          <table:table-cell office:value-type="float" office:value="2720255" table:style-name="ce1">
            <text:p>2720255</text:p>
          </table:table-cell>
          <table:table-cell office:value-type="float" office:value="2721142" table:style-name="ce1">
            <text:p>2721142</text:p>
          </table:table-cell>
          <table:table-cell table:style-name="ce1"/>
          <table:table-cell office:value-type="float" office:value="2723198" table:style-name="ce1">
            <text:p>2723198</text:p>
          </table:table-cell>
          <table:table-cell office:value-type="float" office:value="3220238" table:style-name="ce1">
            <text:p>3220238</text:p>
          </table:table-cell>
          <table:table-cell office:value-type="float" office:value="3220852" table:style-name="ce1">
            <text:p>3220852</text:p>
          </table:table-cell>
          <table:table-cell table:style-name="ce1"/>
          <table:table-cell office:value-type="float" office:value="3222339" table:style-name="ce1">
            <text:p>3222339</text:p>
          </table:table-cell>
          <table:table-cell office:value-type="float" office:value="2996550" table:style-name="ce1">
            <text:p>2996550</text:p>
          </table:table-cell>
          <table:table-cell office:value-type="float" office:value="2997212" table:style-name="ce1">
            <text:p>2997212</text:p>
          </table:table-cell>
          <table:table-cell table:style-name="ce1"/>
          <table:table-cell office:value-type="float" office:value="2998811" table:style-name="ce1">
            <text:p>2998811</text:p>
          </table:table-cell>
          <table:table-cell office:value-type="float" office:value="2666032" table:style-name="ce1">
            <text:p>2666032</text:p>
          </table:table-cell>
          <table:table-cell office:value-type="float" office:value="2667607" table:style-name="ce1">
            <text:p>2667607</text:p>
          </table:table-cell>
          <table:table-cell table:style-name="ce1"/>
          <table:table-cell office:value-type="float" office:value="2670671" table:style-name="ce1">
            <text:p>2670671</text:p>
          </table:table-cell>
          <table:table-cell office:value-type="float" office:value="2985413" table:style-name="ce1">
            <text:p>2985413</text:p>
          </table:table-cell>
          <table:table-cell office:value-type="float" office:value="2986085" table:style-name="ce1">
            <text:p>2986085</text:p>
          </table:table-cell>
          <table:table-cell table:style-name="ce1"/>
          <table:table-cell office:value-type="float" office:value="2988140" table:style-name="ce1">
            <text:p>298814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8_150550_M08856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4:18:03</text:p>
          </table:table-cell>
          <table:table-cell office:value-type="string" table:style-name="ce1">
            <text:p>2020-11-18_15:18:03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M08856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A1kyuPksjZ4QxFyl</text:p>
          </table:table-cell>
          <table:table-cell office:value-type="string" table:style-name="ce1">
            <text:p>https://www.testable.org/experiment/4303/294929/start?participant=M088561</text:p>
          </table:table-cell>
          <table:table-cell office:value-type="float" office:value="2870145" table:style-name="ce1">
            <text:p>2870145</text:p>
          </table:table-cell>
          <table:table-cell office:value-type="float" office:value="47.835749999999997" table:style-name="ce1">
            <text:p>47,83575</text:p>
          </table:table-cell>
          <table:table-cell office:value-type="float" office:value="564234" table:style-name="ce1">
            <text:p>564234</text:p>
          </table:table-cell>
          <table:table-cell office:value-type="float" office:value="389723" table:style-name="ce1">
            <text:p>389723</text:p>
          </table:table-cell>
          <table:table-cell office:value-type="float" office:value="688096" table:style-name="ce1">
            <text:p>688096</text:p>
          </table:table-cell>
          <table:table-cell office:value-type="float" office:value="707327" table:style-name="ce1">
            <text:p>707327</text:p>
          </table:table-cell>
          <table:table-cell office:value-type="float" office:value="670028" table:style-name="ce1">
            <text:p>670028</text:p>
          </table:table-cell>
          <table:table-cell office:value-type="float" office:value="438693" table:style-name="ce1">
            <text:p>438693</text:p>
          </table:table-cell>
          <table:table-cell office:value-type="float" office:value="815649" table:style-name="ce1">
            <text:p>815649</text:p>
          </table:table-cell>
          <table:table-cell office:value-type="float" office:value="772219" table:style-name="ce1">
            <text:p>772219</text:p>
          </table:table-cell>
          <table:table-cell office:value-type="float" office:value="500746" table:style-name="ce1">
            <text:p>500746</text:p>
          </table:table-cell>
          <table:table-cell office:value-type="float" office:value="633966" table:style-name="ce1">
            <text:p>633966</text:p>
          </table:table-cell>
          <table:table-cell office:value-type="float" office:value="338993" table:style-name="ce1">
            <text:p>338993</text:p>
          </table:table-cell>
          <table:table-cell office:value-type="float" office:value="546031" table:style-name="ce1">
            <text:p>546031</text:p>
          </table:table-cell>
          <table:table-cell table:number-columns-repeated="192" table:style-name="ce1"/>
          <table:table-cell office:value-type="float" office:value="2808080" table:style-name="ce1">
            <text:p>2808080</text:p>
          </table:table-cell>
          <table:table-cell office:value-type="float" office:value="2808621" table:style-name="ce1">
            <text:p>2808621</text:p>
          </table:table-cell>
          <table:table-cell office:value-type="float" office:value="2811001" table:style-name="ce1">
            <text:p>2811001</text:p>
          </table:table-cell>
          <table:table-cell table:style-name="ce1"/>
          <table:table-cell office:value-type="float" office:value="2616026" table:style-name="ce1">
            <text:p>2616026</text:p>
          </table:table-cell>
          <table:table-cell office:value-type="float" office:value="2618413" table:style-name="ce1">
            <text:p>2618413</text:p>
          </table:table-cell>
          <table:table-cell office:value-type="float" office:value="2620822" table:style-name="ce1">
            <text:p>2620822</text:p>
          </table:table-cell>
          <table:table-cell table:style-name="ce1"/>
          <table:table-cell office:value-type="float" office:value="2153083" table:style-name="ce1">
            <text:p>2153083</text:p>
          </table:table-cell>
          <table:table-cell office:value-type="float" office:value="2154189" table:style-name="ce1">
            <text:p>2154189</text:p>
          </table:table-cell>
          <table:table-cell office:value-type="float" office:value="2159316" table:style-name="ce1">
            <text:p>2159316</text:p>
          </table:table-cell>
          <table:table-cell table:style-name="ce1"/>
          <table:table-cell office:value-type="float" office:value="2443893" table:style-name="ce1">
            <text:p>2443893</text:p>
          </table:table-cell>
          <table:table-cell office:value-type="float" office:value="2444458" table:style-name="ce1">
            <text:p>2444458</text:p>
          </table:table-cell>
          <table:table-cell office:value-type="float" office:value="2445605" table:style-name="ce1">
            <text:p>2445605</text:p>
          </table:table-cell>
          <table:table-cell table:style-name="ce1"/>
          <table:table-cell office:value-type="float" office:value="2722091" table:style-name="ce1">
            <text:p>2722091</text:p>
          </table:table-cell>
          <table:table-cell office:value-type="float" office:value="2723873" table:style-name="ce1">
            <text:p>2723873</text:p>
          </table:table-cell>
          <table:table-cell office:value-type="float" office:value="2725678" table:style-name="ce1">
            <text:p>2725678</text:p>
          </table:table-cell>
          <table:table-cell table:style-name="ce1"/>
          <table:table-cell office:value-type="float" office:value="1973776" table:style-name="ce1">
            <text:p>1973776</text:p>
          </table:table-cell>
          <table:table-cell office:value-type="float" office:value="1975383" table:style-name="ce1">
            <text:p>1975383</text:p>
          </table:table-cell>
          <table:table-cell office:value-type="float" office:value="1979878" table:style-name="ce1">
            <text:p>1979878</text:p>
          </table:table-cell>
          <table:table-cell table:style-name="ce1"/>
          <table:table-cell office:value-type="float" office:value="2315948" table:style-name="ce1">
            <text:p>2315948</text:p>
          </table:table-cell>
          <table:table-cell office:value-type="float" office:value="2316895" table:style-name="ce1">
            <text:p>2316895</text:p>
          </table:table-cell>
          <table:table-cell office:value-type="float" office:value="2319880" table:style-name="ce1">
            <text:p>2319880</text:p>
          </table:table-cell>
          <table:table-cell table:style-name="ce1"/>
          <table:table-cell office:value-type="float" office:value="2742983" table:style-name="ce1">
            <text:p>2742983</text:p>
          </table:table-cell>
          <table:table-cell office:value-type="float" office:value="2746051" table:style-name="ce1">
            <text:p>2746051</text:p>
          </table:table-cell>
          <table:table-cell office:value-type="float" office:value="2748806" table:style-name="ce1">
            <text:p>2748806</text:p>
          </table:table-cell>
          <table:table-cell table:style-name="ce1"/>
          <table:table-cell office:value-type="float" office:value="2048254" table:style-name="ce1">
            <text:p>2048254</text:p>
          </table:table-cell>
          <table:table-cell office:value-type="float" office:value="2049081" table:style-name="ce1">
            <text:p>2049081</text:p>
          </table:table-cell>
          <table:table-cell office:value-type="float" office:value="2053133" table:style-name="ce1">
            <text:p>2053133</text:p>
          </table:table-cell>
          <table:table-cell table:style-name="ce1"/>
          <table:table-cell office:value-type="float" office:value="2010595" table:style-name="ce1">
            <text:p>2010595</text:p>
          </table:table-cell>
          <table:table-cell office:value-type="float" office:value="2012095" table:style-name="ce1">
            <text:p>2012095</text:p>
          </table:table-cell>
          <table:table-cell office:value-type="float" office:value="2016584" table:style-name="ce1">
            <text:p>2016584</text:p>
          </table:table-cell>
          <table:table-cell table:style-name="ce1"/>
          <table:table-cell office:value-type="float" office:value="2335245" table:style-name="ce1">
            <text:p>2335245</text:p>
          </table:table-cell>
          <table:table-cell office:value-type="float" office:value="2337223" table:style-name="ce1">
            <text:p>2337223</text:p>
          </table:table-cell>
          <table:table-cell office:value-type="float" office:value="2340481" table:style-name="ce1">
            <text:p>2340481</text:p>
          </table:table-cell>
          <table:table-cell table:style-name="ce1"/>
          <table:table-cell office:value-type="float" office:value="2547127" table:style-name="ce1">
            <text:p>2547127</text:p>
          </table:table-cell>
          <table:table-cell office:value-type="float" office:value="2548277" table:style-name="ce1">
            <text:p>2548277</text:p>
          </table:table-cell>
          <table:table-cell office:value-type="float" office:value="2550756" table:style-name="ce1">
            <text:p>2550756</text:p>
          </table:table-cell>
          <table:table-cell table:style-name="ce1"/>
          <table:table-cell office:value-type="float" office:value="2822735" table:style-name="ce1">
            <text:p>2822735</text:p>
          </table:table-cell>
          <table:table-cell office:value-type="float" office:value="2823355" table:style-name="ce1">
            <text:p>2823355</text:p>
          </table:table-cell>
          <table:table-cell table:style-name="ce1"/>
          <table:table-cell office:value-type="float" office:value="2824857" table:style-name="ce1">
            <text:p>2824857</text:p>
          </table:table-cell>
          <table:table-cell office:value-type="float" office:value="1912628" table:style-name="ce1">
            <text:p>1912628</text:p>
          </table:table-cell>
          <table:table-cell office:value-type="float" office:value="1914845" table:style-name="ce1">
            <text:p>1914845</text:p>
          </table:table-cell>
          <table:table-cell table:style-name="ce1"/>
          <table:table-cell office:value-type="float" office:value="1918441" table:style-name="ce1">
            <text:p>1918441</text:p>
          </table:table-cell>
          <table:table-cell office:value-type="float" office:value="2649936" table:style-name="ce1">
            <text:p>2649936</text:p>
          </table:table-cell>
          <table:table-cell office:value-type="float" office:value="2651027" table:style-name="ce1">
            <text:p>2651027</text:p>
          </table:table-cell>
          <table:table-cell office:value-type="float" office:value="2653980" table:style-name="ce1">
            <text:p>2653980</text:p>
          </table:table-cell>
          <table:table-cell table:style-name="ce1"/>
          <table:table-cell office:value-type="float" office:value="2392910" table:style-name="ce1">
            <text:p>2392910</text:p>
          </table:table-cell>
          <table:table-cell office:value-type="float" office:value="2397192" table:style-name="ce1">
            <text:p>2397192</text:p>
          </table:table-cell>
          <table:table-cell office:value-type="float" office:value="2399513" table:style-name="ce1">
            <text:p>2399513</text:p>
          </table:table-cell>
          <table:table-cell table:style-name="ce1"/>
          <table:table-cell office:value-type="float" office:value="2431097" table:style-name="ce1">
            <text:p>2431097</text:p>
          </table:table-cell>
          <table:table-cell office:value-type="float" office:value="2432608" table:style-name="ce1">
            <text:p>2432608</text:p>
          </table:table-cell>
          <table:table-cell table:style-name="ce1"/>
          <table:table-cell office:value-type="float" office:value="2435808" table:style-name="ce1">
            <text:p>2435808</text:p>
          </table:table-cell>
          <table:table-cell office:value-type="float" office:value="2376507" table:style-name="ce1">
            <text:p>2376507</text:p>
          </table:table-cell>
          <table:table-cell office:value-type="float" office:value="2378299" table:style-name="ce1">
            <text:p>2378299</text:p>
          </table:table-cell>
          <table:table-cell office:value-type="float" office:value="2380495" table:style-name="ce1">
            <text:p>2380495</text:p>
          </table:table-cell>
          <table:table-cell table:style-name="ce1"/>
          <table:table-cell office:value-type="float" office:value="2457934" table:style-name="ce1">
            <text:p>2457934</text:p>
          </table:table-cell>
          <table:table-cell office:value-type="float" office:value="2459015" table:style-name="ce1">
            <text:p>2459015</text:p>
          </table:table-cell>
          <table:table-cell office:value-type="float" office:value="2460715" table:style-name="ce1">
            <text:p>2460715</text:p>
          </table:table-cell>
          <table:table-cell table:style-name="ce1"/>
          <table:table-cell office:value-type="float" office:value="2214457" table:style-name="ce1">
            <text:p>2214457</text:p>
          </table:table-cell>
          <table:table-cell office:value-type="float" office:value="2216450" table:style-name="ce1">
            <text:p>2216450</text:p>
          </table:table-cell>
          <table:table-cell office:value-type="float" office:value="2218366" table:style-name="ce1">
            <text:p>2218366</text:p>
          </table:table-cell>
          <table:table-cell table:style-name="ce1"/>
          <table:table-cell office:value-type="float" office:value="2470648" table:style-name="ce1">
            <text:p>2470648</text:p>
          </table:table-cell>
          <table:table-cell office:value-type="float" office:value="2471131" table:style-name="ce1">
            <text:p>2471131</text:p>
          </table:table-cell>
          <table:table-cell office:value-type="float" office:value="2473055" table:style-name="ce1">
            <text:p>2473055</text:p>
          </table:table-cell>
          <table:table-cell table:style-name="ce1"/>
          <table:table-cell office:value-type="float" office:value="2119225" table:style-name="ce1">
            <text:p>2119225</text:p>
          </table:table-cell>
          <table:table-cell office:value-type="float" office:value="2120748" table:style-name="ce1">
            <text:p>2120748</text:p>
          </table:table-cell>
          <table:table-cell table:style-name="ce1"/>
          <table:table-cell office:value-type="float" office:value="2123174" table:style-name="ce1">
            <text:p>2123174</text:p>
          </table:table-cell>
          <table:table-cell office:value-type="float" office:value="2600861" table:style-name="ce1">
            <text:p>2600861</text:p>
          </table:table-cell>
          <table:table-cell office:value-type="float" office:value="2601391" table:style-name="ce1">
            <text:p>2601391</text:p>
          </table:table-cell>
          <table:table-cell office:value-type="float" office:value="2602913" table:style-name="ce1">
            <text:p>2602913</text:p>
          </table:table-cell>
          <table:table-cell table:style-name="ce1"/>
          <table:table-cell office:value-type="float" office:value="2179423" table:style-name="ce1">
            <text:p>2179423</text:p>
          </table:table-cell>
          <table:table-cell office:value-type="float" office:value="2180644" table:style-name="ce1">
            <text:p>2180644</text:p>
          </table:table-cell>
          <table:table-cell office:value-type="float" office:value="2185019" table:style-name="ce1">
            <text:p>2185019</text:p>
          </table:table-cell>
          <table:table-cell table:style-name="ce1"/>
          <table:table-cell office:value-type="float" office:value="2416493" table:style-name="ce1">
            <text:p>2416493</text:p>
          </table:table-cell>
          <table:table-cell office:value-type="float" office:value="2417623" table:style-name="ce1">
            <text:p>2417623</text:p>
          </table:table-cell>
          <table:table-cell office:value-type="float" office:value="2419218" table:style-name="ce1">
            <text:p>2419218</text:p>
          </table:table-cell>
          <table:table-cell table:style-name="ce1"/>
          <table:table-cell office:value-type="float" office:value="2140133" table:style-name="ce1">
            <text:p>2140133</text:p>
          </table:table-cell>
          <table:table-cell office:value-type="float" office:value="2141215" table:style-name="ce1">
            <text:p>2141215</text:p>
          </table:table-cell>
          <table:table-cell office:value-type="float" office:value="2143236" table:style-name="ce1">
            <text:p>2143236</text:p>
          </table:table-cell>
          <table:table-cell table:style-name="ce1"/>
          <table:table-cell office:value-type="float" office:value="2268876" table:style-name="ce1">
            <text:p>2268876</text:p>
          </table:table-cell>
          <table:table-cell office:value-type="float" office:value="2271329" table:style-name="ce1">
            <text:p>2271329</text:p>
          </table:table-cell>
          <table:table-cell office:value-type="float" office:value="2272928" table:style-name="ce1">
            <text:p>2272928</text:p>
          </table:table-cell>
          <table:table-cell table:style-name="ce1"/>
          <table:table-cell office:value-type="float" office:value="2706206" table:style-name="ce1">
            <text:p>2706206</text:p>
          </table:table-cell>
          <table:table-cell office:value-type="float" office:value="2707159" table:style-name="ce1">
            <text:p>2707159</text:p>
          </table:table-cell>
          <table:table-cell office:value-type="float" office:value="2708417" table:style-name="ce1">
            <text:p>2708417</text:p>
          </table:table-cell>
          <table:table-cell table:style-name="ce1"/>
          <table:table-cell office:value-type="float" office:value="2575259" table:style-name="ce1">
            <text:p>2575259</text:p>
          </table:table-cell>
          <table:table-cell office:value-type="float" office:value="2576056" table:style-name="ce1">
            <text:p>2576056</text:p>
          </table:table-cell>
          <table:table-cell office:value-type="float" office:value="2578124" table:style-name="ce1">
            <text:p>2578124</text:p>
          </table:table-cell>
          <table:table-cell table:style-name="ce1"/>
          <table:table-cell office:value-type="float" office:value="2288203" table:style-name="ce1">
            <text:p>2288203</text:p>
          </table:table-cell>
          <table:table-cell office:value-type="float" office:value="2288821" table:style-name="ce1">
            <text:p>2288821</text:p>
          </table:table-cell>
          <table:table-cell office:value-type="float" office:value="2290363" table:style-name="ce1">
            <text:p>2290363</text:p>
          </table:table-cell>
          <table:table-cell table:style-name="ce1"/>
          <table:table-cell office:value-type="float" office:value="2502415" table:style-name="ce1">
            <text:p>2502415</text:p>
          </table:table-cell>
          <table:table-cell office:value-type="float" office:value="2504627" table:style-name="ce1">
            <text:p>2504627</text:p>
          </table:table-cell>
          <table:table-cell table:style-name="ce1"/>
          <table:table-cell office:value-type="float" office:value="2507125" table:style-name="ce1">
            <text:p>2507125</text:p>
          </table:table-cell>
          <table:table-cell office:value-type="float" office:value="2771872" table:style-name="ce1">
            <text:p>2771872</text:p>
          </table:table-cell>
          <table:table-cell office:value-type="float" office:value="2773764" table:style-name="ce1">
            <text:p>2773764</text:p>
          </table:table-cell>
          <table:table-cell table:style-name="ce1"/>
          <table:table-cell office:value-type="float" office:value="2775789" table:style-name="ce1">
            <text:p>2775789</text:p>
          </table:table-cell>
          <table:table-cell office:value-type="float" office:value="2788281" table:style-name="ce1">
            <text:p>2788281</text:p>
          </table:table-cell>
          <table:table-cell office:value-type="float" office:value="2789428" table:style-name="ce1">
            <text:p>2789428</text:p>
          </table:table-cell>
          <table:table-cell office:value-type="float" office:value="2792881" table:style-name="ce1">
            <text:p>2792881</text:p>
          </table:table-cell>
          <table:table-cell table:style-name="ce1"/>
          <table:table-cell office:value-type="float" office:value="1941286" table:style-name="ce1">
            <text:p>1941286</text:p>
          </table:table-cell>
          <table:table-cell office:value-type="float" office:value="1944769" table:style-name="ce1">
            <text:p>1944769</text:p>
          </table:table-cell>
          <table:table-cell office:value-type="float" office:value="1951425" table:style-name="ce1">
            <text:p>1951425</text:p>
          </table:table-cell>
          <table:table-cell table:style-name="ce1"/>
          <table:table-cell office:value-type="float" office:value="2229598" table:style-name="ce1">
            <text:p>2229598</text:p>
          </table:table-cell>
          <table:table-cell office:value-type="float" office:value="2230913" table:style-name="ce1">
            <text:p>2230913</text:p>
          </table:table-cell>
          <table:table-cell office:value-type="float" office:value="2236142" table:style-name="ce1">
            <text:p>2236142</text:p>
          </table:table-cell>
          <table:table-cell table:style-name="ce1"/>
          <table:table-cell office:value-type="float" office:value="2633335" table:style-name="ce1">
            <text:p>2633335</text:p>
          </table:table-cell>
          <table:table-cell office:value-type="float" office:value="2634108" table:style-name="ce1">
            <text:p>2634108</text:p>
          </table:table-cell>
          <table:table-cell office:value-type="float" office:value="2636024" table:style-name="ce1">
            <text:p>2636024</text:p>
          </table:table-cell>
          <table:table-cell table:style-name="ce1"/>
          <table:table-cell office:value-type="float" office:value="2847405" table:style-name="ce1">
            <text:p>2847405</text:p>
          </table:table-cell>
          <table:table-cell office:value-type="float" office:value="2848732" table:style-name="ce1">
            <text:p>2848732</text:p>
          </table:table-cell>
          <table:table-cell office:value-type="float" office:value="2852529" table:style-name="ce1">
            <text:p>2852529</text:p>
          </table:table-cell>
          <table:table-cell table:style-name="ce1"/>
          <table:table-cell office:value-type="float" office:value="2832548" table:style-name="ce1">
            <text:p>2832548</text:p>
          </table:table-cell>
          <table:table-cell office:value-type="float" office:value="2833126" table:style-name="ce1">
            <text:p>2833126</text:p>
          </table:table-cell>
          <table:table-cell office:value-type="float" office:value="2835646" table:style-name="ce1">
            <text:p>2835646</text:p>
          </table:table-cell>
          <table:table-cell table:style-name="ce1"/>
          <table:table-cell office:value-type="float" office:value="2533393" table:style-name="ce1">
            <text:p>2533393</text:p>
          </table:table-cell>
          <table:table-cell office:value-type="float" office:value="2534013" table:style-name="ce1">
            <text:p>2534013</text:p>
          </table:table-cell>
          <table:table-cell office:value-type="float" office:value="2535854" table:style-name="ce1">
            <text:p>2535854</text:p>
          </table:table-cell>
          <table:table-cell table:style-name="ce1"/>
          <table:table-cell office:value-type="float" office:value="1991798" table:style-name="ce1">
            <text:p>1991798</text:p>
          </table:table-cell>
          <table:table-cell office:value-type="float" office:value="1992639" table:style-name="ce1">
            <text:p>1992639</text:p>
          </table:table-cell>
          <table:table-cell office:value-type="float" office:value="1997004" table:style-name="ce1">
            <text:p>1997004</text:p>
          </table:table-cell>
          <table:table-cell table:style-name="ce1"/>
          <table:table-cell office:value-type="float" office:value="1859163" table:style-name="ce1">
            <text:p>1859163</text:p>
          </table:table-cell>
          <table:table-cell office:value-type="float" office:value="1860079" table:style-name="ce1">
            <text:p>1860079</text:p>
          </table:table-cell>
          <table:table-cell office:value-type="float" office:value="1871016" table:style-name="ce1">
            <text:p>1871016</text:p>
          </table:table-cell>
          <table:table-cell table:style-name="ce1"/>
          <table:table-cell office:value-type="float" office:value="2356889" table:style-name="ce1">
            <text:p>2356889</text:p>
          </table:table-cell>
          <table:table-cell office:value-type="float" office:value="2358965" table:style-name="ce1">
            <text:p>2358965</text:p>
          </table:table-cell>
          <table:table-cell office:value-type="float" office:value="2361149" table:style-name="ce1">
            <text:p>2361149</text:p>
          </table:table-cell>
          <table:table-cell table:style-name="ce1"/>
          <table:table-cell office:value-type="float" office:value="2673721" table:style-name="ce1">
            <text:p>2673721</text:p>
          </table:table-cell>
          <table:table-cell office:value-type="float" office:value="2674292" table:style-name="ce1">
            <text:p>2674292</text:p>
          </table:table-cell>
          <table:table-cell office:value-type="float" office:value="2676887" table:style-name="ce1">
            <text:p>2676887</text:p>
          </table:table-cell>
          <table:table-cell table:style-name="ce1"/>
          <table:table-cell office:value-type="float" office:value="2865017" table:style-name="ce1">
            <text:p>2865017</text:p>
          </table:table-cell>
          <table:table-cell office:value-type="float" office:value="2866498" table:style-name="ce1">
            <text:p>2866498</text:p>
          </table:table-cell>
          <table:table-cell office:value-type="float" office:value="2868333" table:style-name="ce1">
            <text:p>2868333</text:p>
          </table:table-cell>
          <table:table-cell table:style-name="ce1"/>
          <table:table-cell office:value-type="float" office:value="2087059" table:style-name="ce1">
            <text:p>2087059</text:p>
          </table:table-cell>
          <table:table-cell office:value-type="float" office:value="2091433" table:style-name="ce1">
            <text:p>2091433</text:p>
          </table:table-cell>
          <table:table-cell office:value-type="float" office:value="2094720" table:style-name="ce1">
            <text:p>2094720</text:p>
          </table:table-cell>
          <table:table-cell table:style-name="ce1"/>
          <table:table-cell office:value-type="float" office:value="2692965" table:style-name="ce1">
            <text:p>2692965</text:p>
          </table:table-cell>
          <table:table-cell office:value-type="float" office:value="2693551" table:style-name="ce1">
            <text:p>2693551</text:p>
          </table:table-cell>
          <table:table-cell office:value-type="float" office:value="2695299" table:style-name="ce1">
            <text:p>2695299</text:p>
          </table:table-cell>
          <table:table-cell table:style-name="ce1"/>
          <table:table-cell office:value-type="float" office:value="2484085" table:style-name="ce1">
            <text:p>2484085</text:p>
          </table:table-cell>
          <table:table-cell office:value-type="float" office:value="2485120" table:style-name="ce1">
            <text:p>2485120</text:p>
          </table:table-cell>
          <table:table-cell office:value-type="float" office:value="2488212" table:style-name="ce1">
            <text:p>2488212</text:p>
          </table:table-cell>
          <table:table-cell table:style-name="ce1"/>
          <table:table-cell office:value-type="float" office:value="2066712" table:style-name="ce1">
            <text:p>2066712</text:p>
          </table:table-cell>
          <table:table-cell office:value-type="float" office:value="2069696" table:style-name="ce1">
            <text:p>2069696</text:p>
          </table:table-cell>
          <table:table-cell office:value-type="float" office:value="2072551" table:style-name="ce1">
            <text:p>2072551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161255_M07285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5:39:34</text:p>
          </table:table-cell>
          <table:table-cell office:value-type="string" table:style-name="ce1">
            <text:p>2020-11-18_16:39:34</text:p>
          </table:table-cell>
          <table:table-cell office:value-type="float" office:value="1.03" table:style-name="ce1">
            <text:p>1,03</text:p>
          </table:table-cell>
          <table:table-cell office:value-type="string" table:style-name="ce1">
            <text:p>M072852</text:p>
          </table:table-cell>
          <table:table-cell office:value-type="string" table:style-name="ce1">
            <text:p>M07285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4P87xnNwgfCxNobt</text:p>
          </table:table-cell>
          <table:table-cell office:value-type="string" table:style-name="ce1">
            <text:p>https://www.testable.org/experiment/4303/294929/start?participant=M072852</text:p>
          </table:table-cell>
          <table:table-cell office:value-type="float" office:value="2000221" table:style-name="ce1">
            <text:p>2000221</text:p>
          </table:table-cell>
          <table:table-cell office:value-type="float" office:value="33.337016666666997" table:style-name="ce1">
            <text:p>33,33701667</text:p>
          </table:table-cell>
          <table:table-cell office:value-type="float" office:value="536852" table:style-name="ce1">
            <text:p>536852</text:p>
          </table:table-cell>
          <table:table-cell office:value-type="float" office:value="563673" table:style-name="ce1">
            <text:p>563673</text:p>
          </table:table-cell>
          <table:table-cell office:value-type="float" office:value="504398" table:style-name="ce1">
            <text:p>504398</text:p>
          </table:table-cell>
          <table:table-cell office:value-type="float" office:value="332431" table:style-name="ce1">
            <text:p>332431</text:p>
          </table:table-cell>
          <table:table-cell office:value-type="float" office:value="578764" table:style-name="ce1">
            <text:p>578764</text:p>
          </table:table-cell>
          <table:table-cell office:value-type="float" office:value="419147" table:style-name="ce1">
            <text:p>419147</text:p>
          </table:table-cell>
          <table:table-cell office:value-type="float" office:value="487794" table:style-name="ce1">
            <text:p>487794</text:p>
          </table:table-cell>
          <table:table-cell office:value-type="float" office:value="300486" table:style-name="ce1">
            <text:p>300486</text:p>
          </table:table-cell>
          <table:table-cell office:value-type="float" office:value="450351" table:style-name="ce1">
            <text:p>450351</text:p>
          </table:table-cell>
          <table:table-cell office:value-type="float" office:value="603365" table:style-name="ce1">
            <text:p>603365</text:p>
          </table:table-cell>
          <table:table-cell office:value-type="float" office:value="363444" table:style-name="ce1">
            <text:p>363444</text:p>
          </table:table-cell>
          <table:table-cell office:value-type="float" office:value="394103" table:style-name="ce1">
            <text:p>394103</text:p>
          </table:table-cell>
          <table:table-cell table:number-columns-repeated="192" table:style-name="ce1"/>
          <table:table-cell office:value-type="float" office:value="1712303" table:style-name="ce1">
            <text:p>1712303</text:p>
          </table:table-cell>
          <table:table-cell office:value-type="float" office:value="1713794" table:style-name="ce1">
            <text:p>1713794</text:p>
          </table:table-cell>
          <table:table-cell table:style-name="ce1"/>
          <table:table-cell office:value-type="float" office:value="1716687" table:style-name="ce1">
            <text:p>1716687</text:p>
          </table:table-cell>
          <table:table-cell office:value-type="float" office:value="1787201" table:style-name="ce1">
            <text:p>1787201</text:p>
          </table:table-cell>
          <table:table-cell office:value-type="float" office:value="1789243" table:style-name="ce1">
            <text:p>1789243</text:p>
          </table:table-cell>
          <table:table-cell office:value-type="float" office:value="1791484" table:style-name="ce1">
            <text:p>1791484</text:p>
          </table:table-cell>
          <table:table-cell table:style-name="ce1"/>
          <table:table-cell office:value-type="float" office:value="1968140" table:style-name="ce1">
            <text:p>1968140</text:p>
          </table:table-cell>
          <table:table-cell office:value-type="float" office:value="1969744" table:style-name="ce1">
            <text:p>1969744</text:p>
          </table:table-cell>
          <table:table-cell office:value-type="float" office:value="1971579" table:style-name="ce1">
            <text:p>1971579</text:p>
          </table:table-cell>
          <table:table-cell table:style-name="ce1"/>
          <table:table-cell office:value-type="float" office:value="1958145" table:style-name="ce1">
            <text:p>1958145</text:p>
          </table:table-cell>
          <table:table-cell office:value-type="float" office:value="1959297" table:style-name="ce1">
            <text:p>1959297</text:p>
          </table:table-cell>
          <table:table-cell office:value-type="float" office:value="1961690" table:style-name="ce1">
            <text:p>1961690</text:p>
          </table:table-cell>
          <table:table-cell table:style-name="ce1"/>
          <table:table-cell office:value-type="float" office:value="1518451" table:style-name="ce1">
            <text:p>1518451</text:p>
          </table:table-cell>
          <table:table-cell office:value-type="float" office:value="1520234" table:style-name="ce1">
            <text:p>1520234</text:p>
          </table:table-cell>
          <table:table-cell table:style-name="ce1"/>
          <table:table-cell office:value-type="float" office:value="1522651" table:style-name="ce1">
            <text:p>1522651</text:p>
          </table:table-cell>
          <table:table-cell office:value-type="float" office:value="1595783" table:style-name="ce1">
            <text:p>1595783</text:p>
          </table:table-cell>
          <table:table-cell office:value-type="float" office:value="1597023" table:style-name="ce1">
            <text:p>1597023</text:p>
          </table:table-cell>
          <table:table-cell office:value-type="float" office:value="1603165" table:style-name="ce1">
            <text:p>1603165</text:p>
          </table:table-cell>
          <table:table-cell table:style-name="ce1"/>
          <table:table-cell office:value-type="float" office:value="1726852" table:style-name="ce1">
            <text:p>1726852</text:p>
          </table:table-cell>
          <table:table-cell office:value-type="float" office:value="1729016" table:style-name="ce1">
            <text:p>1729016</text:p>
          </table:table-cell>
          <table:table-cell table:style-name="ce1"/>
          <table:table-cell office:value-type="float" office:value="1732644" table:style-name="ce1">
            <text:p>1732644</text:p>
          </table:table-cell>
          <table:table-cell office:value-type="float" office:value="1360638" table:style-name="ce1">
            <text:p>1360638</text:p>
          </table:table-cell>
          <table:table-cell office:value-type="float" office:value="1363015" table:style-name="ce1">
            <text:p>1363015</text:p>
          </table:table-cell>
          <table:table-cell office:value-type="float" office:value="1365423" table:style-name="ce1">
            <text:p>1365423</text:p>
          </table:table-cell>
          <table:table-cell table:style-name="ce1"/>
          <table:table-cell office:value-type="float" office:value="1686130" table:style-name="ce1">
            <text:p>1686130</text:p>
          </table:table-cell>
          <table:table-cell office:value-type="float" office:value="1688182" table:style-name="ce1">
            <text:p>1688182</text:p>
          </table:table-cell>
          <table:table-cell table:style-name="ce1"/>
          <table:table-cell office:value-type="float" office:value="1690697" table:style-name="ce1">
            <text:p>1690697</text:p>
          </table:table-cell>
          <table:table-cell office:value-type="float" office:value="1931064" table:style-name="ce1">
            <text:p>1931064</text:p>
          </table:table-cell>
          <table:table-cell office:value-type="float" office:value="1932774" table:style-name="ce1">
            <text:p>1932774</text:p>
          </table:table-cell>
          <table:table-cell office:value-type="float" office:value="1934471" table:style-name="ce1">
            <text:p>1934471</text:p>
          </table:table-cell>
          <table:table-cell table:style-name="ce1"/>
          <table:table-cell office:value-type="float" office:value="1553200" table:style-name="ce1">
            <text:p>1553200</text:p>
          </table:table-cell>
          <table:table-cell office:value-type="float" office:value="1554457" table:style-name="ce1">
            <text:p>1554457</text:p>
          </table:table-cell>
          <table:table-cell office:value-type="float" office:value="1556296" table:style-name="ce1">
            <text:p>1556296</text:p>
          </table:table-cell>
          <table:table-cell table:style-name="ce1"/>
          <table:table-cell office:value-type="float" office:value="1904280" table:style-name="ce1">
            <text:p>1904280</text:p>
          </table:table-cell>
          <table:table-cell office:value-type="float" office:value="1905511" table:style-name="ce1">
            <text:p>1905511</text:p>
          </table:table-cell>
          <table:table-cell office:value-type="float" office:value="1907307" table:style-name="ce1">
            <text:p>1907307</text:p>
          </table:table-cell>
          <table:table-cell table:style-name="ce1"/>
          <table:table-cell office:value-type="float" office:value="1416047" table:style-name="ce1">
            <text:p>1416047</text:p>
          </table:table-cell>
          <table:table-cell office:value-type="float" office:value="1417279" table:style-name="ce1">
            <text:p>1417279</text:p>
          </table:table-cell>
          <table:table-cell office:value-type="float" office:value="1419410" table:style-name="ce1">
            <text:p>1419410</text:p>
          </table:table-cell>
          <table:table-cell table:style-name="ce1"/>
          <table:table-cell office:value-type="float" office:value="1343413" table:style-name="ce1">
            <text:p>1343413</text:p>
          </table:table-cell>
          <table:table-cell office:value-type="float" office:value="1348627" table:style-name="ce1">
            <text:p>1348627</text:p>
          </table:table-cell>
          <table:table-cell office:value-type="float" office:value="1351665" table:style-name="ce1">
            <text:p>1351665</text:p>
          </table:table-cell>
          <table:table-cell table:style-name="ce1"/>
          <table:table-cell office:value-type="float" office:value="1803632" table:style-name="ce1">
            <text:p>1803632</text:p>
          </table:table-cell>
          <table:table-cell office:value-type="float" office:value="1804604" table:style-name="ce1">
            <text:p>1804604</text:p>
          </table:table-cell>
          <table:table-cell office:value-type="float" office:value="1808611" table:style-name="ce1">
            <text:p>1808611</text:p>
          </table:table-cell>
          <table:table-cell table:style-name="ce1"/>
          <table:table-cell office:value-type="float" office:value="1947327" table:style-name="ce1">
            <text:p>1947327</text:p>
          </table:table-cell>
          <table:table-cell office:value-type="float" office:value="1948673" table:style-name="ce1">
            <text:p>1948673</text:p>
          </table:table-cell>
          <table:table-cell office:value-type="float" office:value="1950947" table:style-name="ce1">
            <text:p>1950947</text:p>
          </table:table-cell>
          <table:table-cell table:style-name="ce1"/>
          <table:table-cell office:value-type="float" office:value="1994836" table:style-name="ce1">
            <text:p>1994836</text:p>
          </table:table-cell>
          <table:table-cell office:value-type="float" office:value="1995954" table:style-name="ce1">
            <text:p>1995954</text:p>
          </table:table-cell>
          <table:table-cell office:value-type="float" office:value="1998169" table:style-name="ce1">
            <text:p>1998169</text:p>
          </table:table-cell>
          <table:table-cell table:style-name="ce1"/>
          <table:table-cell office:value-type="float" office:value="1861381" table:style-name="ce1">
            <text:p>1861381</text:p>
          </table:table-cell>
          <table:table-cell office:value-type="float" office:value="1864490" table:style-name="ce1">
            <text:p>1864490</text:p>
          </table:table-cell>
          <table:table-cell office:value-type="float" office:value="1866339" table:style-name="ce1">
            <text:p>1866339</text:p>
          </table:table-cell>
          <table:table-cell table:style-name="ce1"/>
          <table:table-cell office:value-type="float" office:value="1655193" table:style-name="ce1">
            <text:p>1655193</text:p>
          </table:table-cell>
          <table:table-cell office:value-type="float" office:value="1656623" table:style-name="ce1">
            <text:p>1656623</text:p>
          </table:table-cell>
          <table:table-cell office:value-type="float" office:value="1658476" table:style-name="ce1">
            <text:p>1658476</text:p>
          </table:table-cell>
          <table:table-cell table:style-name="ce1"/>
          <table:table-cell office:value-type="float" office:value="1476729" table:style-name="ce1">
            <text:p>1476729</text:p>
          </table:table-cell>
          <table:table-cell office:value-type="float" office:value="1478234" table:style-name="ce1">
            <text:p>1478234</text:p>
          </table:table-cell>
          <table:table-cell office:value-type="float" office:value="1480307" table:style-name="ce1">
            <text:p>1480307</text:p>
          </table:table-cell>
          <table:table-cell table:style-name="ce1"/>
          <table:table-cell office:value-type="float" office:value="1978392" table:style-name="ce1">
            <text:p>1978392</text:p>
          </table:table-cell>
          <table:table-cell office:value-type="float" office:value="1981648" table:style-name="ce1">
            <text:p>1981648</text:p>
          </table:table-cell>
          <table:table-cell office:value-type="float" office:value="1984505" table:style-name="ce1">
            <text:p>1984505</text:p>
          </table:table-cell>
          <table:table-cell table:style-name="ce1"/>
          <table:table-cell office:value-type="float" office:value="1504685" table:style-name="ce1">
            <text:p>1504685</text:p>
          </table:table-cell>
          <table:table-cell office:value-type="float" office:value="1507901" table:style-name="ce1">
            <text:p>1507901</text:p>
          </table:table-cell>
          <table:table-cell office:value-type="float" office:value="1510077" table:style-name="ce1">
            <text:p>1510077</text:p>
          </table:table-cell>
          <table:table-cell table:style-name="ce1"/>
          <table:table-cell office:value-type="float" office:value="1306489" table:style-name="ce1">
            <text:p>1306489</text:p>
          </table:table-cell>
          <table:table-cell office:value-type="float" office:value="1309652" table:style-name="ce1">
            <text:p>1309652</text:p>
          </table:table-cell>
          <table:table-cell table:style-name="ce1"/>
          <table:table-cell office:value-type="float" office:value="1313857" table:style-name="ce1">
            <text:p>1313857</text:p>
          </table:table-cell>
          <table:table-cell office:value-type="float" office:value="1758541" table:style-name="ce1">
            <text:p>1758541</text:p>
          </table:table-cell>
          <table:table-cell office:value-type="float" office:value="1760128" table:style-name="ce1">
            <text:p>1760128</text:p>
          </table:table-cell>
          <table:table-cell table:style-name="ce1"/>
          <table:table-cell office:value-type="float" office:value="1763887" table:style-name="ce1">
            <text:p>1763887</text:p>
          </table:table-cell>
          <table:table-cell office:value-type="float" office:value="1741072" table:style-name="ce1">
            <text:p>1741072</text:p>
          </table:table-cell>
          <table:table-cell office:value-type="float" office:value="1742713" table:style-name="ce1">
            <text:p>1742713</text:p>
          </table:table-cell>
          <table:table-cell table:style-name="ce1"/>
          <table:table-cell office:value-type="float" office:value="1745190" table:style-name="ce1">
            <text:p>1745190</text:p>
          </table:table-cell>
          <table:table-cell office:value-type="float" office:value="1425160" table:style-name="ce1">
            <text:p>1425160</text:p>
          </table:table-cell>
          <table:table-cell office:value-type="float" office:value="1426857" table:style-name="ce1">
            <text:p>1426857</text:p>
          </table:table-cell>
          <table:table-cell table:style-name="ce1"/>
          <table:table-cell office:value-type="float" office:value="1429992" table:style-name="ce1">
            <text:p>1429992</text:p>
          </table:table-cell>
          <table:table-cell office:value-type="float" office:value="1673684" table:style-name="ce1">
            <text:p>1673684</text:p>
          </table:table-cell>
          <table:table-cell office:value-type="float" office:value="1674970" table:style-name="ce1">
            <text:p>1674970</text:p>
          </table:table-cell>
          <table:table-cell office:value-type="float" office:value="1677627" table:style-name="ce1">
            <text:p>1677627</text:p>
          </table:table-cell>
          <table:table-cell table:style-name="ce1"/>
          <table:table-cell office:value-type="float" office:value="1537266" table:style-name="ce1">
            <text:p>1537266</text:p>
          </table:table-cell>
          <table:table-cell office:value-type="float" office:value="1538444" table:style-name="ce1">
            <text:p>1538444</text:p>
          </table:table-cell>
          <table:table-cell office:value-type="float" office:value="1540520" table:style-name="ce1">
            <text:p>1540520</text:p>
          </table:table-cell>
          <table:table-cell table:style-name="ce1"/>
          <table:table-cell office:value-type="float" office:value="1612852" table:style-name="ce1">
            <text:p>1612852</text:p>
          </table:table-cell>
          <table:table-cell office:value-type="float" office:value="1614451" table:style-name="ce1">
            <text:p>1614451</text:p>
          </table:table-cell>
          <table:table-cell office:value-type="float" office:value="1616656" table:style-name="ce1">
            <text:p>1616656</text:p>
          </table:table-cell>
          <table:table-cell table:style-name="ce1"/>
          <table:table-cell office:value-type="float" office:value="1330284" table:style-name="ce1">
            <text:p>1330284</text:p>
          </table:table-cell>
          <table:table-cell office:value-type="float" office:value="1332969" table:style-name="ce1">
            <text:p>1332969</text:p>
          </table:table-cell>
          <table:table-cell office:value-type="float" office:value="1336557" table:style-name="ce1">
            <text:p>1336557</text:p>
          </table:table-cell>
          <table:table-cell table:style-name="ce1"/>
          <table:table-cell office:value-type="float" office:value="1832326" table:style-name="ce1">
            <text:p>1832326</text:p>
          </table:table-cell>
          <table:table-cell office:value-type="float" office:value="1833720" table:style-name="ce1">
            <text:p>1833720</text:p>
          </table:table-cell>
          <table:table-cell office:value-type="float" office:value="1835950" table:style-name="ce1">
            <text:p>1835950</text:p>
          </table:table-cell>
          <table:table-cell table:style-name="ce1"/>
          <table:table-cell office:value-type="float" office:value="1918114" table:style-name="ce1">
            <text:p>1918114</text:p>
          </table:table-cell>
          <table:table-cell office:value-type="float" office:value="1919740" table:style-name="ce1">
            <text:p>1919740</text:p>
          </table:table-cell>
          <table:table-cell table:style-name="ce1"/>
          <table:table-cell office:value-type="float" office:value="1921820" table:style-name="ce1">
            <text:p>1921820</text:p>
          </table:table-cell>
          <table:table-cell office:value-type="float" office:value="1381480" table:style-name="ce1">
            <text:p>1381480</text:p>
          </table:table-cell>
          <table:table-cell office:value-type="float" office:value="1383072" table:style-name="ce1">
            <text:p>1383072</text:p>
          </table:table-cell>
          <table:table-cell table:style-name="ce1"/>
          <table:table-cell office:value-type="float" office:value="1385470" table:style-name="ce1">
            <text:p>1385470</text:p>
          </table:table-cell>
          <table:table-cell office:value-type="float" office:value="1402322" table:style-name="ce1">
            <text:p>1402322</text:p>
          </table:table-cell>
          <table:table-cell office:value-type="float" office:value="1404347" table:style-name="ce1">
            <text:p>1404347</text:p>
          </table:table-cell>
          <table:table-cell office:value-type="float" office:value="1406585" table:style-name="ce1">
            <text:p>1406585</text:p>
          </table:table-cell>
          <table:table-cell table:style-name="ce1"/>
          <table:table-cell office:value-type="float" office:value="1461648" table:style-name="ce1">
            <text:p>1461648</text:p>
          </table:table-cell>
          <table:table-cell office:value-type="float" office:value="1465228" table:style-name="ce1">
            <text:p>1465228</text:p>
          </table:table-cell>
          <table:table-cell office:value-type="float" office:value="1467418" table:style-name="ce1">
            <text:p>1467418</text:p>
          </table:table-cell>
          <table:table-cell table:style-name="ce1"/>
          <table:table-cell office:value-type="float" office:value="1698080" table:style-name="ce1">
            <text:p>1698080</text:p>
          </table:table-cell>
          <table:table-cell office:value-type="float" office:value="1701018" table:style-name="ce1">
            <text:p>1701018</text:p>
          </table:table-cell>
          <table:table-cell office:value-type="float" office:value="1703891" table:style-name="ce1">
            <text:p>1703891</text:p>
          </table:table-cell>
          <table:table-cell table:style-name="ce1"/>
          <table:table-cell office:value-type="float" office:value="1564729" table:style-name="ce1">
            <text:p>1564729</text:p>
          </table:table-cell>
          <table:table-cell office:value-type="float" office:value="1567226" table:style-name="ce1">
            <text:p>1567226</text:p>
          </table:table-cell>
          <table:table-cell office:value-type="float" office:value="1569719" table:style-name="ce1">
            <text:p>1569719</text:p>
          </table:table-cell>
          <table:table-cell table:style-name="ce1"/>
          <table:table-cell office:value-type="float" office:value="1842003" table:style-name="ce1">
            <text:p>1842003</text:p>
          </table:table-cell>
          <table:table-cell office:value-type="float" office:value="1844283" table:style-name="ce1">
            <text:p>1844283</text:p>
          </table:table-cell>
          <table:table-cell table:style-name="ce1"/>
          <table:table-cell office:value-type="float" office:value="1846965" table:style-name="ce1">
            <text:p>1846965</text:p>
          </table:table-cell>
          <table:table-cell office:value-type="float" office:value="1624969" table:style-name="ce1">
            <text:p>1624969</text:p>
          </table:table-cell>
          <table:table-cell office:value-type="float" office:value="1628041" table:style-name="ce1">
            <text:p>1628041</text:p>
          </table:table-cell>
          <table:table-cell table:style-name="ce1"/>
          <table:table-cell office:value-type="float" office:value="1632443" table:style-name="ce1">
            <text:p>1632443</text:p>
          </table:table-cell>
          <table:table-cell office:value-type="float" office:value="1821065" table:style-name="ce1">
            <text:p>1821065</text:p>
          </table:table-cell>
          <table:table-cell office:value-type="float" office:value="1822416" table:style-name="ce1">
            <text:p>1822416</text:p>
          </table:table-cell>
          <table:table-cell office:value-type="float" office:value="1825017" table:style-name="ce1">
            <text:p>1825017</text:p>
          </table:table-cell>
          <table:table-cell table:style-name="ce1"/>
          <table:table-cell office:value-type="float" office:value="1487819" table:style-name="ce1">
            <text:p>1487819</text:p>
          </table:table-cell>
          <table:table-cell office:value-type="float" office:value="1490305" table:style-name="ce1">
            <text:p>1490305</text:p>
          </table:table-cell>
          <table:table-cell table:style-name="ce1"/>
          <table:table-cell office:value-type="float" office:value="1494617" table:style-name="ce1">
            <text:p>1494617</text:p>
          </table:table-cell>
          <table:table-cell office:value-type="float" office:value="1582106" table:style-name="ce1">
            <text:p>1582106</text:p>
          </table:table-cell>
          <table:table-cell office:value-type="float" office:value="1583948" table:style-name="ce1">
            <text:p>1583948</text:p>
          </table:table-cell>
          <table:table-cell table:style-name="ce1"/>
          <table:table-cell office:value-type="float" office:value="1585922" table:style-name="ce1">
            <text:p>1585922</text:p>
          </table:table-cell>
          <table:table-cell office:value-type="float" office:value="1642854" table:style-name="ce1">
            <text:p>1642854</text:p>
          </table:table-cell>
          <table:table-cell office:value-type="float" office:value="1645443" table:style-name="ce1">
            <text:p>1645443</text:p>
          </table:table-cell>
          <table:table-cell office:value-type="float" office:value="1647482" table:style-name="ce1">
            <text:p>1647482</text:p>
          </table:table-cell>
          <table:table-cell table:style-name="ce1"/>
          <table:table-cell office:value-type="float" office:value="1891367" table:style-name="ce1">
            <text:p>1891367</text:p>
          </table:table-cell>
          <table:table-cell office:value-type="float" office:value="1892565" table:style-name="ce1">
            <text:p>1892565</text:p>
          </table:table-cell>
          <table:table-cell office:value-type="float" office:value="1895509" table:style-name="ce1">
            <text:p>1895509</text:p>
          </table:table-cell>
          <table:table-cell table:style-name="ce1"/>
          <table:table-cell office:value-type="float" office:value="1772766" table:style-name="ce1">
            <text:p>1772766</text:p>
          </table:table-cell>
          <table:table-cell office:value-type="float" office:value="1775125" table:style-name="ce1">
            <text:p>1775125</text:p>
          </table:table-cell>
          <table:table-cell office:value-type="float" office:value="1777392" table:style-name="ce1">
            <text:p>1777392</text:p>
          </table:table-cell>
          <table:table-cell table:style-name="ce1"/>
          <table:table-cell office:value-type="float" office:value="1438957" table:style-name="ce1">
            <text:p>1438957</text:p>
          </table:table-cell>
          <table:table-cell office:value-type="float" office:value="1443367" table:style-name="ce1">
            <text:p>1443367</text:p>
          </table:table-cell>
          <table:table-cell office:value-type="float" office:value="1445912" table:style-name="ce1">
            <text:p>1445912</text:p>
          </table:table-cell>
          <table:table-cell table:style-name="ce1"/>
          <table:table-cell office:value-type="float" office:value="1877398" table:style-name="ce1">
            <text:p>1877398</text:p>
          </table:table-cell>
          <table:table-cell office:value-type="float" office:value="1878614" table:style-name="ce1">
            <text:p>1878614</text:p>
          </table:table-cell>
          <table:table-cell office:value-type="float" office:value="1880381" table:style-name="ce1">
            <text:p>1880381</text:p>
          </table:table-cell>
          <table:table-cell table:style-name="ce1"/>
          <table:table-cell office:value-type="float" office:value="1284952" table:style-name="ce1">
            <text:p>1284952</text:p>
          </table:table-cell>
          <table:table-cell office:value-type="float" office:value="1288297" table:style-name="ce1">
            <text:p>1288297</text:p>
          </table:table-cell>
          <table:table-cell table:style-name="ce1"/>
          <table:table-cell office:value-type="float" office:value="1291400" table:style-name="ce1">
            <text:p>1291400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8_162055_M01555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5:40:33</text:p>
          </table:table-cell>
          <table:table-cell office:value-type="string" table:style-name="ce1">
            <text:p>2020-11-18_16:40:33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cfantine@y</text:p>
          </table:table-cell>
          <table:table-cell office:value-type="string" table:style-name="ce1">
            <text:p>M01555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2sf0lIpNPQsPZ338</text:p>
          </table:table-cell>
          <table:table-cell office:value-type="string" table:style-name="ce1">
            <text:p>https://www.testable.org/experiment/4303/294929/start?participant=M015556</text:p>
          </table:table-cell>
          <table:table-cell office:value-type="float" office:value="2423654" table:style-name="ce1">
            <text:p>2423654</text:p>
          </table:table-cell>
          <table:table-cell office:value-type="float" office:value="40.394233333332998" table:style-name="ce1">
            <text:p>40,39423333</text:p>
          </table:table-cell>
          <table:table-cell office:value-type="float" office:value="889215" table:style-name="ce1">
            <text:p>889215</text:p>
          </table:table-cell>
          <table:table-cell office:value-type="float" office:value="404640" table:style-name="ce1">
            <text:p>404640</text:p>
          </table:table-cell>
          <table:table-cell office:value-type="float" office:value="561910" table:style-name="ce1">
            <text:p>561910</text:p>
          </table:table-cell>
          <table:table-cell office:value-type="float" office:value="801675" table:style-name="ce1">
            <text:p>801675</text:p>
          </table:table-cell>
          <table:table-cell office:value-type="float" office:value="357855" table:style-name="ce1">
            <text:p>357855</text:p>
          </table:table-cell>
          <table:table-cell office:value-type="float" office:value="649788" table:style-name="ce1">
            <text:p>649788</text:p>
          </table:table-cell>
          <table:table-cell office:value-type="float" office:value="764519" table:style-name="ce1">
            <text:p>764519</text:p>
          </table:table-cell>
          <table:table-cell office:value-type="float" office:value="704151" table:style-name="ce1">
            <text:p>704151</text:p>
          </table:table-cell>
          <table:table-cell office:value-type="float" office:value="858985" table:style-name="ce1">
            <text:p>858985</text:p>
          </table:table-cell>
          <table:table-cell office:value-type="float" office:value="612956" table:style-name="ce1">
            <text:p>612956</text:p>
          </table:table-cell>
          <table:table-cell office:value-type="float" office:value="478188" table:style-name="ce1">
            <text:p>478188</text:p>
          </table:table-cell>
          <table:table-cell office:value-type="float" office:value="743186" table:style-name="ce1">
            <text:p>743186</text:p>
          </table:table-cell>
          <table:table-cell office:value-type="float" office:value="1709955" table:style-name="ce1">
            <text:p>1709955</text:p>
          </table:table-cell>
          <table:table-cell office:value-type="float" office:value="1710795" table:style-name="ce1">
            <text:p>1710795</text:p>
          </table:table-cell>
          <table:table-cell table:style-name="ce1"/>
          <table:table-cell office:value-type="float" office:value="1714365" table:style-name="ce1">
            <text:p>1714365</text:p>
          </table:table-cell>
          <table:table-cell office:value-type="float" office:value="2210472" table:style-name="ce1">
            <text:p>2210472</text:p>
          </table:table-cell>
          <table:table-cell office:value-type="float" office:value="2211293" table:style-name="ce1">
            <text:p>2211293</text:p>
          </table:table-cell>
          <table:table-cell table:style-name="ce1"/>
          <table:table-cell office:value-type="float" office:value="2213506" table:style-name="ce1">
            <text:p>2213506</text:p>
          </table:table-cell>
          <table:table-cell office:value-type="float" office:value="2291320" table:style-name="ce1">
            <text:p>2291320</text:p>
          </table:table-cell>
          <table:table-cell office:value-type="float" office:value="2292043" table:style-name="ce1">
            <text:p>2292043</text:p>
          </table:table-cell>
          <table:table-cell table:style-name="ce1"/>
          <table:table-cell office:value-type="float" office:value="2295795" table:style-name="ce1">
            <text:p>2295795</text:p>
          </table:table-cell>
          <table:table-cell office:value-type="float" office:value="2280453" table:style-name="ce1">
            <text:p>2280453</text:p>
          </table:table-cell>
          <table:table-cell office:value-type="float" office:value="2281141" table:style-name="ce1">
            <text:p>2281141</text:p>
          </table:table-cell>
          <table:table-cell table:style-name="ce1"/>
          <table:table-cell office:value-type="float" office:value="2283125" table:style-name="ce1">
            <text:p>2283125</text:p>
          </table:table-cell>
          <table:table-cell office:value-type="float" office:value="2327863" table:style-name="ce1">
            <text:p>2327863</text:p>
          </table:table-cell>
          <table:table-cell office:value-type="float" office:value="2328574" table:style-name="ce1">
            <text:p>2328574</text:p>
          </table:table-cell>
          <table:table-cell table:style-name="ce1"/>
          <table:table-cell office:value-type="float" office:value="2331251" table:style-name="ce1">
            <text:p>2331251</text:p>
          </table:table-cell>
          <table:table-cell office:value-type="float" office:value="2017081" table:style-name="ce1">
            <text:p>2017081</text:p>
          </table:table-cell>
          <table:table-cell office:value-type="float" office:value="2017819" table:style-name="ce1">
            <text:p>2017819</text:p>
          </table:table-cell>
          <table:table-cell table:style-name="ce1"/>
          <table:table-cell office:value-type="float" office:value="2019693" table:style-name="ce1">
            <text:p>2019693</text:p>
          </table:table-cell>
          <table:table-cell office:value-type="float" office:value="1797461" table:style-name="ce1">
            <text:p>1797461</text:p>
          </table:table-cell>
          <table:table-cell office:value-type="float" office:value="1798404" table:style-name="ce1">
            <text:p>1798404</text:p>
          </table:table-cell>
          <table:table-cell table:style-name="ce1"/>
          <table:table-cell office:value-type="float" office:value="1800347" table:style-name="ce1">
            <text:p>1800347</text:p>
          </table:table-cell>
          <table:table-cell office:value-type="float" office:value="2254805" table:style-name="ce1">
            <text:p>2254805</text:p>
          </table:table-cell>
          <table:table-cell office:value-type="float" office:value="2255536" table:style-name="ce1">
            <text:p>2255536</text:p>
          </table:table-cell>
          <table:table-cell table:style-name="ce1"/>
          <table:table-cell office:value-type="float" office:value="2257993" table:style-name="ce1">
            <text:p>2257993</text:p>
          </table:table-cell>
          <table:table-cell office:value-type="float" office:value="2198163" table:style-name="ce1">
            <text:p>2198163</text:p>
          </table:table-cell>
          <table:table-cell office:value-type="float" office:value="2198934" table:style-name="ce1">
            <text:p>2198934</text:p>
          </table:table-cell>
          <table:table-cell table:style-name="ce1"/>
          <table:table-cell office:value-type="float" office:value="2200489" table:style-name="ce1">
            <text:p>2200489</text:p>
          </table:table-cell>
          <table:table-cell office:value-type="float" office:value="2128283" table:style-name="ce1">
            <text:p>2128283</text:p>
          </table:table-cell>
          <table:table-cell office:value-type="float" office:value="2129060" table:style-name="ce1">
            <text:p>2129060</text:p>
          </table:table-cell>
          <table:table-cell table:style-name="ce1"/>
          <table:table-cell office:value-type="float" office:value="2130654" table:style-name="ce1">
            <text:p>2130654</text:p>
          </table:table-cell>
          <table:table-cell office:value-type="float" office:value="2384215" table:style-name="ce1">
            <text:p>2384215</text:p>
          </table:table-cell>
          <table:table-cell office:value-type="float" office:value="2384937" table:style-name="ce1">
            <text:p>2384937</text:p>
          </table:table-cell>
          <table:table-cell table:style-name="ce1"/>
          <table:table-cell office:value-type="float" office:value="2386149" table:style-name="ce1">
            <text:p>2386149</text:p>
          </table:table-cell>
          <table:table-cell office:value-type="float" office:value="1624182" table:style-name="ce1">
            <text:p>1624182</text:p>
          </table:table-cell>
          <table:table-cell office:value-type="float" office:value="1630569" table:style-name="ce1">
            <text:p>1630569</text:p>
          </table:table-cell>
          <table:table-cell table:style-name="ce1"/>
          <table:table-cell office:value-type="float" office:value="1634946" table:style-name="ce1">
            <text:p>1634946</text:p>
          </table:table-cell>
          <table:table-cell office:value-type="float" office:value="2078402" table:style-name="ce1">
            <text:p>2078402</text:p>
          </table:table-cell>
          <table:table-cell office:value-type="float" office:value="2079019" table:style-name="ce1">
            <text:p>2079019</text:p>
          </table:table-cell>
          <table:table-cell table:style-name="ce1"/>
          <table:table-cell office:value-type="float" office:value="2082827" table:style-name="ce1">
            <text:p>2082827</text:p>
          </table:table-cell>
          <table:table-cell office:value-type="float" office:value="1725346" table:style-name="ce1">
            <text:p>1725346</text:p>
          </table:table-cell>
          <table:table-cell office:value-type="float" office:value="1726279" table:style-name="ce1">
            <text:p>1726279</text:p>
          </table:table-cell>
          <table:table-cell table:style-name="ce1"/>
          <table:table-cell office:value-type="float" office:value="1728619" table:style-name="ce1">
            <text:p>1728619</text:p>
          </table:table-cell>
          <table:table-cell office:value-type="float" office:value="1783291" table:style-name="ce1">
            <text:p>1783291</text:p>
          </table:table-cell>
          <table:table-cell office:value-type="float" office:value="1784229" table:style-name="ce1">
            <text:p>1784229</text:p>
          </table:table-cell>
          <table:table-cell table:style-name="ce1"/>
          <table:table-cell office:value-type="float" office:value="1787043" table:style-name="ce1">
            <text:p>1787043</text:p>
          </table:table-cell>
          <table:table-cell office:value-type="float" office:value="2170170" table:style-name="ce1">
            <text:p>2170170</text:p>
          </table:table-cell>
          <table:table-cell office:value-type="float" office:value="2170821" table:style-name="ce1">
            <text:p>2170821</text:p>
          </table:table-cell>
          <table:table-cell table:style-name="ce1"/>
          <table:table-cell office:value-type="float" office:value="2171997" table:style-name="ce1">
            <text:p>2171997</text:p>
          </table:table-cell>
          <table:table-cell office:value-type="float" office:value="2342383" table:style-name="ce1">
            <text:p>2342383</text:p>
          </table:table-cell>
          <table:table-cell office:value-type="float" office:value="2368196" table:style-name="ce1">
            <text:p>2368196</text:p>
          </table:table-cell>
          <table:table-cell table:style-name="ce1"/>
          <table:table-cell office:value-type="float" office:value="2369748" table:style-name="ce1">
            <text:p>2369748</text:p>
          </table:table-cell>
          <table:table-cell office:value-type="float" office:value="1676765" table:style-name="ce1">
            <text:p>1676765</text:p>
          </table:table-cell>
          <table:table-cell office:value-type="float" office:value="1680833" table:style-name="ce1">
            <text:p>1680833</text:p>
          </table:table-cell>
          <table:table-cell table:style-name="ce1"/>
          <table:table-cell office:value-type="float" office:value="1687790" table:style-name="ce1">
            <text:p>1687790</text:p>
          </table:table-cell>
          <table:table-cell office:value-type="float" office:value="1647189" table:style-name="ce1">
            <text:p>1647189</text:p>
          </table:table-cell>
          <table:table-cell office:value-type="float" office:value="1647744" table:style-name="ce1">
            <text:p>1647744</text:p>
          </table:table-cell>
          <table:table-cell table:style-name="ce1"/>
          <table:table-cell office:value-type="float" office:value="1649996" table:style-name="ce1">
            <text:p>1649996</text:p>
          </table:table-cell>
          <table:table-cell office:value-type="float" office:value="2062892" table:style-name="ce1">
            <text:p>2062892</text:p>
          </table:table-cell>
          <table:table-cell office:value-type="float" office:value="2063604" table:style-name="ce1">
            <text:p>2063604</text:p>
          </table:table-cell>
          <table:table-cell table:style-name="ce1"/>
          <table:table-cell office:value-type="float" office:value="2066445" table:style-name="ce1">
            <text:p>2066445</text:p>
          </table:table-cell>
          <table:table-cell office:value-type="float" office:value="2182766" table:style-name="ce1">
            <text:p>2182766</text:p>
          </table:table-cell>
          <table:table-cell office:value-type="float" office:value="2183487" table:style-name="ce1">
            <text:p>2183487</text:p>
          </table:table-cell>
          <table:table-cell table:style-name="ce1"/>
          <table:table-cell office:value-type="float" office:value="2185377" table:style-name="ce1">
            <text:p>2185377</text:p>
          </table:table-cell>
          <table:table-cell office:value-type="float" office:value="2090516" table:style-name="ce1">
            <text:p>2090516</text:p>
          </table:table-cell>
          <table:table-cell office:value-type="float" office:value="2091285" table:style-name="ce1">
            <text:p>2091285</text:p>
          </table:table-cell>
          <table:table-cell table:style-name="ce1"/>
          <table:table-cell office:value-type="float" office:value="2093605" table:style-name="ce1">
            <text:p>2093605</text:p>
          </table:table-cell>
          <table:table-cell office:value-type="float" office:value="2147527" table:style-name="ce1">
            <text:p>2147527</text:p>
          </table:table-cell>
          <table:table-cell office:value-type="float" office:value="2148150" table:style-name="ce1">
            <text:p>2148150</text:p>
          </table:table-cell>
          <table:table-cell table:style-name="ce1"/>
          <table:table-cell office:value-type="float" office:value="2150095" table:style-name="ce1">
            <text:p>2150095</text:p>
          </table:table-cell>
          <table:table-cell office:value-type="float" office:value="1882983" table:style-name="ce1">
            <text:p>1882983</text:p>
          </table:table-cell>
          <table:table-cell office:value-type="float" office:value="1885052" table:style-name="ce1">
            <text:p>1885052</text:p>
          </table:table-cell>
          <table:table-cell table:style-name="ce1"/>
          <table:table-cell office:value-type="float" office:value="1887057" table:style-name="ce1">
            <text:p>1887057</text:p>
          </table:table-cell>
          <table:table-cell office:value-type="float" office:value="2000148" table:style-name="ce1">
            <text:p>2000148</text:p>
          </table:table-cell>
          <table:table-cell office:value-type="float" office:value="2000868" table:style-name="ce1">
            <text:p>2000868</text:p>
          </table:table-cell>
          <table:table-cell table:style-name="ce1"/>
          <table:table-cell office:value-type="float" office:value="2004217" table:style-name="ce1">
            <text:p>2004217</text:p>
          </table:table-cell>
          <table:table-cell office:value-type="float" office:value="2418510" table:style-name="ce1">
            <text:p>2418510</text:p>
          </table:table-cell>
          <table:table-cell office:value-type="float" office:value="2419208" table:style-name="ce1">
            <text:p>2419208</text:p>
          </table:table-cell>
          <table:table-cell table:style-name="ce1"/>
          <table:table-cell office:value-type="float" office:value="2421438" table:style-name="ce1">
            <text:p>2421438</text:p>
          </table:table-cell>
          <table:table-cell office:value-type="float" office:value="2312142" table:style-name="ce1">
            <text:p>2312142</text:p>
          </table:table-cell>
          <table:table-cell office:value-type="float" office:value="2315368" table:style-name="ce1">
            <text:p>2315368</text:p>
          </table:table-cell>
          <table:table-cell table:style-name="ce1"/>
          <table:table-cell office:value-type="float" office:value="2322649" table:style-name="ce1">
            <text:p>2322649</text:p>
          </table:table-cell>
          <table:table-cell office:value-type="float" office:value="2240293" table:style-name="ce1">
            <text:p>2240293</text:p>
          </table:table-cell>
          <table:table-cell office:value-type="float" office:value="2241200" table:style-name="ce1">
            <text:p>2241200</text:p>
          </table:table-cell>
          <table:table-cell table:style-name="ce1"/>
          <table:table-cell office:value-type="float" office:value="2242740" table:style-name="ce1">
            <text:p>2242740</text:p>
          </table:table-cell>
          <table:table-cell office:value-type="float" office:value="1990958" table:style-name="ce1">
            <text:p>1990958</text:p>
          </table:table-cell>
          <table:table-cell office:value-type="float" office:value="1991948" table:style-name="ce1">
            <text:p>1991948</text:p>
          </table:table-cell>
          <table:table-cell table:style-name="ce1"/>
          <table:table-cell office:value-type="float" office:value="1993739" table:style-name="ce1">
            <text:p>1993739</text:p>
          </table:table-cell>
          <table:table-cell office:value-type="float" office:value="1921468" table:style-name="ce1">
            <text:p>1921468</text:p>
          </table:table-cell>
          <table:table-cell office:value-type="float" office:value="1922435" table:style-name="ce1">
            <text:p>1922435</text:p>
          </table:table-cell>
          <table:table-cell table:style-name="ce1"/>
          <table:table-cell office:value-type="float" office:value="1927155" table:style-name="ce1">
            <text:p>1927155</text:p>
          </table:table-cell>
          <table:table-cell office:value-type="float" office:value="2392364" table:style-name="ce1">
            <text:p>2392364</text:p>
          </table:table-cell>
          <table:table-cell office:value-type="float" office:value="2393127" table:style-name="ce1">
            <text:p>2393127</text:p>
          </table:table-cell>
          <table:table-cell table:style-name="ce1"/>
          <table:table-cell office:value-type="float" office:value="2395844" table:style-name="ce1">
            <text:p>2395844</text:p>
          </table:table-cell>
          <table:table-cell office:value-type="float" office:value="2110441" table:style-name="ce1">
            <text:p>2110441</text:p>
          </table:table-cell>
          <table:table-cell office:value-type="float" office:value="2111332" table:style-name="ce1">
            <text:p>2111332</text:p>
          </table:table-cell>
          <table:table-cell table:style-name="ce1"/>
          <table:table-cell office:value-type="float" office:value="2113504" table:style-name="ce1">
            <text:p>2113504</text:p>
          </table:table-cell>
          <table:table-cell office:value-type="float" office:value="1935992" table:style-name="ce1">
            <text:p>1935992</text:p>
          </table:table-cell>
          <table:table-cell office:value-type="float" office:value="1936989" table:style-name="ce1">
            <text:p>1936989</text:p>
          </table:table-cell>
          <table:table-cell table:style-name="ce1"/>
          <table:table-cell office:value-type="float" office:value="1940502" table:style-name="ce1">
            <text:p>1940502</text:p>
          </table:table-cell>
          <table:table-cell office:value-type="float" office:value="1751873" table:style-name="ce1">
            <text:p>1751873</text:p>
          </table:table-cell>
          <table:table-cell office:value-type="float" office:value="1752795" table:style-name="ce1">
            <text:p>1752795</text:p>
          </table:table-cell>
          <table:table-cell table:style-name="ce1"/>
          <table:table-cell office:value-type="float" office:value="1755003" table:style-name="ce1">
            <text:p>1755003</text:p>
          </table:table-cell>
          <table:table-cell office:value-type="float" office:value="2137878" table:style-name="ce1">
            <text:p>2137878</text:p>
          </table:table-cell>
          <table:table-cell office:value-type="float" office:value="2138616" table:style-name="ce1">
            <text:p>2138616</text:p>
          </table:table-cell>
          <table:table-cell table:style-name="ce1"/>
          <table:table-cell office:value-type="float" office:value="2140730" table:style-name="ce1">
            <text:p>2140730</text:p>
          </table:table-cell>
          <table:table-cell office:value-type="float" office:value="1951196" table:style-name="ce1">
            <text:p>1951196</text:p>
          </table:table-cell>
          <table:table-cell office:value-type="float" office:value="1952078" table:style-name="ce1">
            <text:p>1952078</text:p>
          </table:table-cell>
          <table:table-cell table:style-name="ce1"/>
          <table:table-cell office:value-type="float" office:value="1954326" table:style-name="ce1">
            <text:p>1954326</text:p>
          </table:table-cell>
          <table:table-cell office:value-type="float" office:value="1846719" table:style-name="ce1">
            <text:p>1846719</text:p>
          </table:table-cell>
          <table:table-cell office:value-type="float" office:value="1847651" table:style-name="ce1">
            <text:p>1847651</text:p>
          </table:table-cell>
          <table:table-cell table:style-name="ce1"/>
          <table:table-cell office:value-type="float" office:value="1850014" table:style-name="ce1">
            <text:p>1850014</text:p>
          </table:table-cell>
          <table:table-cell office:value-type="float" office:value="2160096" table:style-name="ce1">
            <text:p>2160096</text:p>
          </table:table-cell>
          <table:table-cell office:value-type="float" office:value="2160754" table:style-name="ce1">
            <text:p>2160754</text:p>
          </table:table-cell>
          <table:table-cell table:style-name="ce1"/>
          <table:table-cell office:value-type="float" office:value="2162357" table:style-name="ce1">
            <text:p>2162357</text:p>
          </table:table-cell>
          <table:table-cell office:value-type="float" office:value="2268859" table:style-name="ce1">
            <text:p>2268859</text:p>
          </table:table-cell>
          <table:table-cell office:value-type="float" office:value="2269683" table:style-name="ce1">
            <text:p>2269683</text:p>
          </table:table-cell>
          <table:table-cell table:style-name="ce1"/>
          <table:table-cell office:value-type="float" office:value="2272394" table:style-name="ce1">
            <text:p>2272394</text:p>
          </table:table-cell>
          <table:table-cell office:value-type="float" office:value="2403553" table:style-name="ce1">
            <text:p>2403553</text:p>
          </table:table-cell>
          <table:table-cell office:value-type="float" office:value="2404444" table:style-name="ce1">
            <text:p>2404444</text:p>
          </table:table-cell>
          <table:table-cell table:style-name="ce1"/>
          <table:table-cell office:value-type="float" office:value="2409204" table:style-name="ce1">
            <text:p>2409204</text:p>
          </table:table-cell>
          <table:table-cell office:value-type="float" office:value="1658906" table:style-name="ce1">
            <text:p>1658906</text:p>
          </table:table-cell>
          <table:table-cell office:value-type="float" office:value="1663660" table:style-name="ce1">
            <text:p>1663660</text:p>
          </table:table-cell>
          <table:table-cell table:style-name="ce1"/>
          <table:table-cell office:value-type="float" office:value="1666491" table:style-name="ce1">
            <text:p>1666491</text:p>
          </table:table-cell>
          <table:table-cell office:value-type="float" office:value="1736797" table:style-name="ce1">
            <text:p>1736797</text:p>
          </table:table-cell>
          <table:table-cell office:value-type="float" office:value="1737706" table:style-name="ce1">
            <text:p>1737706</text:p>
          </table:table-cell>
          <table:table-cell table:style-name="ce1"/>
          <table:table-cell office:value-type="float" office:value="1740980" table:style-name="ce1">
            <text:p>1740980</text:p>
          </table:table-cell>
          <table:table-cell office:value-type="float" office:value="2044170" table:style-name="ce1">
            <text:p>2044170</text:p>
          </table:table-cell>
          <table:table-cell office:value-type="float" office:value="2044875" table:style-name="ce1">
            <text:p>2044875</text:p>
          </table:table-cell>
          <table:table-cell table:style-name="ce1"/>
          <table:table-cell office:value-type="float" office:value="2049514" table:style-name="ce1">
            <text:p>2049514</text:p>
          </table:table-cell>
          <table:table-cell office:value-type="float" office:value="1906211" table:style-name="ce1">
            <text:p>1906211</text:p>
          </table:table-cell>
          <table:table-cell office:value-type="float" office:value="1907124" table:style-name="ce1">
            <text:p>1907124</text:p>
          </table:table-cell>
          <table:table-cell table:style-name="ce1"/>
          <table:table-cell office:value-type="float" office:value="1908891" table:style-name="ce1">
            <text:p>1908891</text:p>
          </table:table-cell>
          <table:table-cell office:value-type="float" office:value="1863304" table:style-name="ce1">
            <text:p>1863304</text:p>
          </table:table-cell>
          <table:table-cell office:value-type="float" office:value="1864238" table:style-name="ce1">
            <text:p>1864238</text:p>
          </table:table-cell>
          <table:table-cell table:style-name="ce1"/>
          <table:table-cell office:value-type="float" office:value="1867737" table:style-name="ce1">
            <text:p>1867737</text:p>
          </table:table-cell>
          <table:table-cell office:value-type="float" office:value="2222642" table:style-name="ce1">
            <text:p>2222642</text:p>
          </table:table-cell>
          <table:table-cell office:value-type="float" office:value="2223323" table:style-name="ce1">
            <text:p>2223323</text:p>
          </table:table-cell>
          <table:table-cell table:style-name="ce1"/>
          <table:table-cell office:value-type="float" office:value="2225039" table:style-name="ce1">
            <text:p>2225039</text:p>
          </table:table-cell>
          <table:table-cell office:value-type="float" office:value="1969698" table:style-name="ce1">
            <text:p>1969698</text:p>
          </table:table-cell>
          <table:table-cell office:value-type="float" office:value="1972916" table:style-name="ce1">
            <text:p>1972916</text:p>
          </table:table-cell>
          <table:table-cell table:style-name="ce1"/>
          <table:table-cell office:value-type="float" office:value="1974706" table:style-name="ce1">
            <text:p>1974706</text:p>
          </table:table-cell>
          <table:table-cell office:value-type="float" office:value="1765501" table:style-name="ce1">
            <text:p>1765501</text:p>
          </table:table-cell>
          <table:table-cell office:value-type="float" office:value="1766430" table:style-name="ce1">
            <text:p>1766430</text:p>
          </table:table-cell>
          <table:table-cell table:style-name="ce1"/>
          <table:table-cell office:value-type="float" office:value="1770345" table:style-name="ce1">
            <text:p>1770345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8_173703_M00427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6:28:35</text:p>
          </table:table-cell>
          <table:table-cell office:value-type="string" table:style-name="ce1">
            <text:p>2020-11-18_17:28:3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oudoud</text:p>
          </table:table-cell>
          <table:table-cell office:value-type="string" table:style-name="ce1">
            <text:p>M00427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QzvkB2kFjFgkHqFL</text:p>
          </table:table-cell>
          <table:table-cell office:value-type="string" table:style-name="ce1">
            <text:p>https://www.testable.org/experiment/4303/294929/start?participant=M004279</text:p>
          </table:table-cell>
          <table:table-cell office:value-type="float" office:value="4109670" table:style-name="ce1">
            <text:p>4109670</text:p>
          </table:table-cell>
          <table:table-cell office:value-type="float" office:value="68.494500000000002" table:style-name="ce1">
            <text:p>68,4945</text:p>
          </table:table-cell>
          <table:table-cell office:value-type="float" office:value="608999" table:style-name="ce1">
            <text:p>608999</text:p>
          </table:table-cell>
          <table:table-cell office:value-type="float" office:value="982724" table:style-name="ce1">
            <text:p>982724</text:p>
          </table:table-cell>
          <table:table-cell office:value-type="float" office:value="1075340" table:style-name="ce1">
            <text:p>1075340</text:p>
          </table:table-cell>
          <table:table-cell office:value-type="float" office:value="1098635" table:style-name="ce1">
            <text:p>1098635</text:p>
          </table:table-cell>
          <table:table-cell office:value-type="float" office:value="936589" table:style-name="ce1">
            <text:p>936589</text:p>
          </table:table-cell>
          <table:table-cell office:value-type="float" office:value="844956" table:style-name="ce1">
            <text:p>844956</text:p>
          </table:table-cell>
          <table:table-cell office:value-type="float" office:value="1015855" table:style-name="ce1">
            <text:p>1015855</text:p>
          </table:table-cell>
          <table:table-cell office:value-type="float" office:value="1221791" table:style-name="ce1">
            <text:p>1221791</text:p>
          </table:table-cell>
          <table:table-cell office:value-type="float" office:value="557029" table:style-name="ce1">
            <text:p>557029</text:p>
          </table:table-cell>
          <table:table-cell office:value-type="float" office:value="761429" table:style-name="ce1">
            <text:p>761429</text:p>
          </table:table-cell>
          <table:table-cell office:value-type="float" office:value="1131916" table:style-name="ce1">
            <text:p>1131916</text:p>
          </table:table-cell>
          <table:table-cell office:value-type="float" office:value="677740" table:style-name="ce1">
            <text:p>677740</text:p>
          </table:table-cell>
          <table:table-cell table:number-columns-repeated="192" table:style-name="ce1"/>
          <table:table-cell office:value-type="float" office:value="2554295" table:style-name="ce1">
            <text:p>2554295</text:p>
          </table:table-cell>
          <table:table-cell office:value-type="float" office:value="2556349" table:style-name="ce1">
            <text:p>2556349</text:p>
          </table:table-cell>
          <table:table-cell office:value-type="float" office:value="2557792" table:style-name="ce1">
            <text:p>2557792</text:p>
          </table:table-cell>
          <table:table-cell table:style-name="ce1"/>
          <table:table-cell office:value-type="float" office:value="3614777" table:style-name="ce1">
            <text:p>3614777</text:p>
          </table:table-cell>
          <table:table-cell office:value-type="float" office:value="3615570" table:style-name="ce1">
            <text:p>3615570</text:p>
          </table:table-cell>
          <table:table-cell office:value-type="float" office:value="3618048" table:style-name="ce1">
            <text:p>3618048</text:p>
          </table:table-cell>
          <table:table-cell table:style-name="ce1"/>
          <table:table-cell office:value-type="float" office:value="3384211" table:style-name="ce1">
            <text:p>3384211</text:p>
          </table:table-cell>
          <table:table-cell office:value-type="float" office:value="3386229" table:style-name="ce1">
            <text:p>3386229</text:p>
          </table:table-cell>
          <table:table-cell office:value-type="float" office:value="3389643" table:style-name="ce1">
            <text:p>3389643</text:p>
          </table:table-cell>
          <table:table-cell table:style-name="ce1"/>
          <table:table-cell office:value-type="float" office:value="2879424" table:style-name="ce1">
            <text:p>2879424</text:p>
          </table:table-cell>
          <table:table-cell office:value-type="float" office:value="2880715" table:style-name="ce1">
            <text:p>2880715</text:p>
          </table:table-cell>
          <table:table-cell table:style-name="ce1"/>
          <table:table-cell office:value-type="float" office:value="2882526" table:style-name="ce1">
            <text:p>2882526</text:p>
          </table:table-cell>
          <table:table-cell office:value-type="float" office:value="3756974" table:style-name="ce1">
            <text:p>3756974</text:p>
          </table:table-cell>
          <table:table-cell office:value-type="float" office:value="3757703" table:style-name="ce1">
            <text:p>3757703</text:p>
          </table:table-cell>
          <table:table-cell office:value-type="float" office:value="3759886" table:style-name="ce1">
            <text:p>3759886</text:p>
          </table:table-cell>
          <table:table-cell table:style-name="ce1"/>
          <table:table-cell office:value-type="float" office:value="3274858" table:style-name="ce1">
            <text:p>3274858</text:p>
          </table:table-cell>
          <table:table-cell office:value-type="float" office:value="3276053" table:style-name="ce1">
            <text:p>3276053</text:p>
          </table:table-cell>
          <table:table-cell table:style-name="ce1"/>
          <table:table-cell office:value-type="float" office:value="3278555" table:style-name="ce1">
            <text:p>3278555</text:p>
          </table:table-cell>
          <table:table-cell office:value-type="float" office:value="3710964" table:style-name="ce1">
            <text:p>3710964</text:p>
          </table:table-cell>
          <table:table-cell office:value-type="float" office:value="3711627" table:style-name="ce1">
            <text:p>3711627</text:p>
          </table:table-cell>
          <table:table-cell office:value-type="float" office:value="3713616" table:style-name="ce1">
            <text:p>3713616</text:p>
          </table:table-cell>
          <table:table-cell table:style-name="ce1"/>
          <table:table-cell office:value-type="float" office:value="3815052" table:style-name="ce1">
            <text:p>3815052</text:p>
          </table:table-cell>
          <table:table-cell office:value-type="float" office:value="3816067" table:style-name="ce1">
            <text:p>3816067</text:p>
          </table:table-cell>
          <table:table-cell office:value-type="float" office:value="3818215" table:style-name="ce1">
            <text:p>3818215</text:p>
          </table:table-cell>
          <table:table-cell table:style-name="ce1"/>
          <table:table-cell office:value-type="float" office:value="3892865" table:style-name="ce1">
            <text:p>3892865</text:p>
          </table:table-cell>
          <table:table-cell office:value-type="float" office:value="3893532" table:style-name="ce1">
            <text:p>3893532</text:p>
          </table:table-cell>
          <table:table-cell office:value-type="float" office:value="3895435" table:style-name="ce1">
            <text:p>3895435</text:p>
          </table:table-cell>
          <table:table-cell table:style-name="ce1"/>
          <table:table-cell office:value-type="float" office:value="3825594" table:style-name="ce1">
            <text:p>3825594</text:p>
          </table:table-cell>
          <table:table-cell office:value-type="float" office:value="3826337" table:style-name="ce1">
            <text:p>3826337</text:p>
          </table:table-cell>
          <table:table-cell office:value-type="float" office:value="3828440" table:style-name="ce1">
            <text:p>3828440</text:p>
          </table:table-cell>
          <table:table-cell table:style-name="ce1"/>
          <table:table-cell office:value-type="float" office:value="3249125" table:style-name="ce1">
            <text:p>3249125</text:p>
          </table:table-cell>
          <table:table-cell office:value-type="float" office:value="3250644" table:style-name="ce1">
            <text:p>3250644</text:p>
          </table:table-cell>
          <table:table-cell office:value-type="float" office:value="3252133" table:style-name="ce1">
            <text:p>3252133</text:p>
          </table:table-cell>
          <table:table-cell table:style-name="ce1"/>
          <table:table-cell office:value-type="float" office:value="3347613" table:style-name="ce1">
            <text:p>3347613</text:p>
          </table:table-cell>
          <table:table-cell office:value-type="float" office:value="3348562" table:style-name="ce1">
            <text:p>3348562</text:p>
          </table:table-cell>
          <table:table-cell office:value-type="float" office:value="3352417" table:style-name="ce1">
            <text:p>3352417</text:p>
          </table:table-cell>
          <table:table-cell table:style-name="ce1"/>
          <table:table-cell office:value-type="float" office:value="3201169" table:style-name="ce1">
            <text:p>3201169</text:p>
          </table:table-cell>
          <table:table-cell office:value-type="float" office:value="3206123" table:style-name="ce1">
            <text:p>3206123</text:p>
          </table:table-cell>
          <table:table-cell office:value-type="float" office:value="3210548" table:style-name="ce1">
            <text:p>3210548</text:p>
          </table:table-cell>
          <table:table-cell table:style-name="ce1"/>
          <table:table-cell office:value-type="float" office:value="3663112" table:style-name="ce1">
            <text:p>3663112</text:p>
          </table:table-cell>
          <table:table-cell office:value-type="float" office:value="3663950" table:style-name="ce1">
            <text:p>3663950</text:p>
          </table:table-cell>
          <table:table-cell office:value-type="float" office:value="3665593" table:style-name="ce1">
            <text:p>3665593</text:p>
          </table:table-cell>
          <table:table-cell table:style-name="ce1"/>
          <table:table-cell office:value-type="float" office:value="3627737" table:style-name="ce1">
            <text:p>3627737</text:p>
          </table:table-cell>
          <table:table-cell office:value-type="float" office:value="3628605" table:style-name="ce1">
            <text:p>3628605</text:p>
          </table:table-cell>
          <table:table-cell office:value-type="float" office:value="3630186" table:style-name="ce1">
            <text:p>3630186</text:p>
          </table:table-cell>
          <table:table-cell table:style-name="ce1"/>
          <table:table-cell office:value-type="float" office:value="3785289" table:style-name="ce1">
            <text:p>3785289</text:p>
          </table:table-cell>
          <table:table-cell office:value-type="float" office:value="3786352" table:style-name="ce1">
            <text:p>3786352</text:p>
          </table:table-cell>
          <table:table-cell office:value-type="float" office:value="3789170" table:style-name="ce1">
            <text:p>3789170</text:p>
          </table:table-cell>
          <table:table-cell table:style-name="ce1"/>
          <table:table-cell office:value-type="float" office:value="3165180" table:style-name="ce1">
            <text:p>3165180</text:p>
          </table:table-cell>
          <table:table-cell office:value-type="float" office:value="3179344" table:style-name="ce1">
            <text:p>3179344</text:p>
          </table:table-cell>
          <table:table-cell office:value-type="float" office:value="3181194" table:style-name="ce1">
            <text:p>3181194</text:p>
          </table:table-cell>
          <table:table-cell table:style-name="ce1"/>
          <table:table-cell office:value-type="float" office:value="3460157" table:style-name="ce1">
            <text:p>3460157</text:p>
          </table:table-cell>
          <table:table-cell office:value-type="float" office:value="3461165" table:style-name="ce1">
            <text:p>3461165</text:p>
          </table:table-cell>
          <table:table-cell table:style-name="ce1"/>
          <table:table-cell office:value-type="float" office:value="3463854" table:style-name="ce1">
            <text:p>3463854</text:p>
          </table:table-cell>
          <table:table-cell office:value-type="float" office:value="2718868" table:style-name="ce1">
            <text:p>2718868</text:p>
          </table:table-cell>
          <table:table-cell office:value-type="float" office:value="2720258" table:style-name="ce1">
            <text:p>2720258</text:p>
          </table:table-cell>
          <table:table-cell office:value-type="float" office:value="2725573" table:style-name="ce1">
            <text:p>2725573</text:p>
          </table:table-cell>
          <table:table-cell table:style-name="ce1"/>
          <table:table-cell office:value-type="float" office:value="3649889" table:style-name="ce1">
            <text:p>3649889</text:p>
          </table:table-cell>
          <table:table-cell office:value-type="float" office:value="3651049" table:style-name="ce1">
            <text:p>3651049</text:p>
          </table:table-cell>
          <table:table-cell office:value-type="float" office:value="3652511" table:style-name="ce1">
            <text:p>3652511</text:p>
          </table:table-cell>
          <table:table-cell table:style-name="ce1"/>
          <table:table-cell office:value-type="float" office:value="2941244" table:style-name="ce1">
            <text:p>2941244</text:p>
          </table:table-cell>
          <table:table-cell office:value-type="float" office:value="2942269" table:style-name="ce1">
            <text:p>2942269</text:p>
          </table:table-cell>
          <table:table-cell table:style-name="ce1"/>
          <table:table-cell office:value-type="float" office:value="2943313" table:style-name="ce1">
            <text:p>2943313</text:p>
          </table:table-cell>
          <table:table-cell office:value-type="float" office:value="3845539" table:style-name="ce1">
            <text:p>3845539</text:p>
          </table:table-cell>
          <table:table-cell office:value-type="float" office:value="3846219" table:style-name="ce1">
            <text:p>3846219</text:p>
          </table:table-cell>
          <table:table-cell office:value-type="float" office:value="3848281" table:style-name="ce1">
            <text:p>3848281</text:p>
          </table:table-cell>
          <table:table-cell table:style-name="ce1"/>
          <table:table-cell office:value-type="float" office:value="2368540" table:style-name="ce1">
            <text:p>2368540</text:p>
          </table:table-cell>
          <table:table-cell office:value-type="float" office:value="2369921" table:style-name="ce1">
            <text:p>2369921</text:p>
          </table:table-cell>
          <table:table-cell office:value-type="float" office:value="2371241" table:style-name="ce1">
            <text:p>2371241</text:p>
          </table:table-cell>
          <table:table-cell table:style-name="ce1"/>
          <table:table-cell office:value-type="float" office:value="2803071" table:style-name="ce1">
            <text:p>2803071</text:p>
          </table:table-cell>
          <table:table-cell office:value-type="float" office:value="2804133" table:style-name="ce1">
            <text:p>2804133</text:p>
          </table:table-cell>
          <table:table-cell table:style-name="ce1"/>
          <table:table-cell office:value-type="float" office:value="2806945" table:style-name="ce1">
            <text:p>2806945</text:p>
          </table:table-cell>
          <table:table-cell office:value-type="float" office:value="2426559" table:style-name="ce1">
            <text:p>2426559</text:p>
          </table:table-cell>
          <table:table-cell office:value-type="float" office:value="2428105" table:style-name="ce1">
            <text:p>2428105</text:p>
          </table:table-cell>
          <table:table-cell table:style-name="ce1"/>
          <table:table-cell office:value-type="float" office:value="2432904" table:style-name="ce1">
            <text:p>2432904</text:p>
          </table:table-cell>
          <table:table-cell office:value-type="float" office:value="2851846" table:style-name="ce1">
            <text:p>2851846</text:p>
          </table:table-cell>
          <table:table-cell office:value-type="float" office:value="2853202" table:style-name="ce1">
            <text:p>2853202</text:p>
          </table:table-cell>
          <table:table-cell office:value-type="float" office:value="2856061" table:style-name="ce1">
            <text:p>2856061</text:p>
          </table:table-cell>
          <table:table-cell table:style-name="ce1"/>
          <table:table-cell office:value-type="float" office:value="4106637" table:style-name="ce1">
            <text:p>4106637</text:p>
          </table:table-cell>
          <table:table-cell office:value-type="float" office:value="4107360" table:style-name="ce1">
            <text:p>4107360</text:p>
          </table:table-cell>
          <table:table-cell office:value-type="float" office:value="4108523" table:style-name="ce1">
            <text:p>4108523</text:p>
          </table:table-cell>
          <table:table-cell table:style-name="ce1"/>
          <table:table-cell office:value-type="float" office:value="3904475" table:style-name="ce1">
            <text:p>3904475</text:p>
          </table:table-cell>
          <table:table-cell office:value-type="float" office:value="3905049" table:style-name="ce1">
            <text:p>3905049</text:p>
          </table:table-cell>
          <table:table-cell office:value-type="float" office:value="3906354" table:style-name="ce1">
            <text:p>3906354</text:p>
          </table:table-cell>
          <table:table-cell table:style-name="ce1"/>
          <table:table-cell office:value-type="float" office:value="2525448" table:style-name="ce1">
            <text:p>2525448</text:p>
          </table:table-cell>
          <table:table-cell office:value-type="float" office:value="2527579" table:style-name="ce1">
            <text:p>2527579</text:p>
          </table:table-cell>
          <table:table-cell office:value-type="float" office:value="2529355" table:style-name="ce1">
            <text:p>2529355</text:p>
          </table:table-cell>
          <table:table-cell table:style-name="ce1"/>
          <table:table-cell office:value-type="float" office:value="3602910" table:style-name="ce1">
            <text:p>3602910</text:p>
          </table:table-cell>
          <table:table-cell office:value-type="float" office:value="3603652" table:style-name="ce1">
            <text:p>3603652</text:p>
          </table:table-cell>
          <table:table-cell office:value-type="float" office:value="3606348" table:style-name="ce1">
            <text:p>3606348</text:p>
          </table:table-cell>
          <table:table-cell table:style-name="ce1"/>
          <table:table-cell office:value-type="float" office:value="2535654" table:style-name="ce1">
            <text:p>2535654</text:p>
          </table:table-cell>
          <table:table-cell office:value-type="float" office:value="2537573" table:style-name="ce1">
            <text:p>2537573</text:p>
          </table:table-cell>
          <table:table-cell table:style-name="ce1"/>
          <table:table-cell office:value-type="float" office:value="2539489" table:style-name="ce1">
            <text:p>2539489</text:p>
          </table:table-cell>
          <table:table-cell office:value-type="float" office:value="3872612" table:style-name="ce1">
            <text:p>3872612</text:p>
          </table:table-cell>
          <table:table-cell office:value-type="float" office:value="3873560" table:style-name="ce1">
            <text:p>3873560</text:p>
          </table:table-cell>
          <table:table-cell office:value-type="float" office:value="3875158" table:style-name="ce1">
            <text:p>3875158</text:p>
          </table:table-cell>
          <table:table-cell table:style-name="ce1"/>
          <table:table-cell office:value-type="float" office:value="3835554" table:style-name="ce1">
            <text:p>3835554</text:p>
          </table:table-cell>
          <table:table-cell office:value-type="float" office:value="3836298" table:style-name="ce1">
            <text:p>3836298</text:p>
          </table:table-cell>
          <table:table-cell office:value-type="float" office:value="3839054" table:style-name="ce1">
            <text:p>3839054</text:p>
          </table:table-cell>
          <table:table-cell table:style-name="ce1"/>
          <table:table-cell office:value-type="float" office:value="3033733" table:style-name="ce1">
            <text:p>3033733</text:p>
          </table:table-cell>
          <table:table-cell office:value-type="float" office:value="3035469" table:style-name="ce1">
            <text:p>3035469</text:p>
          </table:table-cell>
          <table:table-cell office:value-type="float" office:value="3037059" table:style-name="ce1">
            <text:p>3037059</text:p>
          </table:table-cell>
          <table:table-cell table:style-name="ce1"/>
          <table:table-cell office:value-type="float" office:value="3700046" table:style-name="ce1">
            <text:p>3700046</text:p>
          </table:table-cell>
          <table:table-cell office:value-type="float" office:value="3701140" table:style-name="ce1">
            <text:p>3701140</text:p>
          </table:table-cell>
          <table:table-cell office:value-type="float" office:value="3703509" table:style-name="ce1">
            <text:p>3703509</text:p>
          </table:table-cell>
          <table:table-cell table:style-name="ce1"/>
          <table:table-cell office:value-type="float" office:value="3858164" table:style-name="ce1">
            <text:p>3858164</text:p>
          </table:table-cell>
          <table:table-cell office:value-type="float" office:value="3859724" table:style-name="ce1">
            <text:p>3859724</text:p>
          </table:table-cell>
          <table:table-cell office:value-type="float" office:value="3865888" table:style-name="ce1">
            <text:p>3865888</text:p>
          </table:table-cell>
          <table:table-cell table:style-name="ce1"/>
          <table:table-cell office:value-type="float" office:value="2502983" table:style-name="ce1">
            <text:p>2502983</text:p>
          </table:table-cell>
          <table:table-cell office:value-type="float" office:value="2505103" table:style-name="ce1">
            <text:p>2505103</text:p>
          </table:table-cell>
          <table:table-cell office:value-type="float" office:value="2506701" table:style-name="ce1">
            <text:p>2506701</text:p>
          </table:table-cell>
          <table:table-cell table:style-name="ce1"/>
          <table:table-cell office:value-type="float" office:value="3020458" table:style-name="ce1">
            <text:p>3020458</text:p>
          </table:table-cell>
          <table:table-cell office:value-type="float" office:value="3022059" table:style-name="ce1">
            <text:p>3022059</text:p>
          </table:table-cell>
          <table:table-cell table:style-name="ce1"/>
          <table:table-cell office:value-type="float" office:value="3023485" table:style-name="ce1">
            <text:p>3023485</text:p>
          </table:table-cell>
          <table:table-cell office:value-type="float" office:value="2959512" table:style-name="ce1">
            <text:p>2959512</text:p>
          </table:table-cell>
          <table:table-cell office:value-type="float" office:value="2961196" table:style-name="ce1">
            <text:p>2961196</text:p>
          </table:table-cell>
          <table:table-cell office:value-type="float" office:value="2962981" table:style-name="ce1">
            <text:p>2962981</text:p>
          </table:table-cell>
          <table:table-cell table:style-name="ce1"/>
          <table:table-cell office:value-type="float" office:value="3287366" table:style-name="ce1">
            <text:p>3287366</text:p>
          </table:table-cell>
          <table:table-cell office:value-type="float" office:value="3288078" table:style-name="ce1">
            <text:p>3288078</text:p>
          </table:table-cell>
          <table:table-cell table:style-name="ce1"/>
          <table:table-cell office:value-type="float" office:value="3291568" table:style-name="ce1">
            <text:p>3291568</text:p>
          </table:table-cell>
          <table:table-cell office:value-type="float" office:value="3883660" table:style-name="ce1">
            <text:p>3883660</text:p>
          </table:table-cell>
          <table:table-cell office:value-type="float" office:value="3885255" table:style-name="ce1">
            <text:p>3885255</text:p>
          </table:table-cell>
          <table:table-cell table:style-name="ce1"/>
          <table:table-cell office:value-type="float" office:value="3887845" table:style-name="ce1">
            <text:p>3887845</text:p>
          </table:table-cell>
          <table:table-cell office:value-type="float" office:value="3639134" table:style-name="ce1">
            <text:p>3639134</text:p>
          </table:table-cell>
          <table:table-cell office:value-type="float" office:value="3639880" table:style-name="ce1">
            <text:p>3639880</text:p>
          </table:table-cell>
          <table:table-cell office:value-type="float" office:value="3641485" table:style-name="ce1">
            <text:p>3641485</text:p>
          </table:table-cell>
          <table:table-cell table:style-name="ce1"/>
          <table:table-cell office:value-type="float" office:value="3415776" table:style-name="ce1">
            <text:p>3415776</text:p>
          </table:table-cell>
          <table:table-cell office:value-type="float" office:value="3417263" table:style-name="ce1">
            <text:p>3417263</text:p>
          </table:table-cell>
          <table:table-cell table:style-name="ce1"/>
          <table:table-cell office:value-type="float" office:value="3447347" table:style-name="ce1">
            <text:p>3447347</text:p>
          </table:table-cell>
          <table:table-cell office:value-type="float" office:value="2785913" table:style-name="ce1">
            <text:p>2785913</text:p>
          </table:table-cell>
          <table:table-cell office:value-type="float" office:value="2787096" table:style-name="ce1">
            <text:p>2787096</text:p>
          </table:table-cell>
          <table:table-cell office:value-type="float" office:value="2788712" table:style-name="ce1">
            <text:p>2788712</text:p>
          </table:table-cell>
          <table:table-cell table:style-name="ce1"/>
          <table:table-cell office:value-type="float" office:value="3591236" table:style-name="ce1">
            <text:p>3591236</text:p>
          </table:table-cell>
          <table:table-cell office:value-type="float" office:value="3592249" table:style-name="ce1">
            <text:p>3592249</text:p>
          </table:table-cell>
          <table:table-cell table:style-name="ce1"/>
          <table:table-cell office:value-type="float" office:value="3594024" table:style-name="ce1">
            <text:p>3594024</text:p>
          </table:table-cell>
          <table:table-cell office:value-type="float" office:value="3056268" table:style-name="ce1">
            <text:p>3056268</text:p>
          </table:table-cell>
          <table:table-cell office:value-type="float" office:value="3057389" table:style-name="ce1">
            <text:p>3057389</text:p>
          </table:table-cell>
          <table:table-cell office:value-type="float" office:value="3059321" table:style-name="ce1">
            <text:p>3059321</text:p>
          </table:table-cell>
          <table:table-cell table:style-name="ce1"/>
          <table:table-cell office:value-type="float" office:value="3146985" table:style-name="ce1">
            <text:p>3146985</text:p>
          </table:table-cell>
          <table:table-cell office:value-type="float" office:value="3147740" table:style-name="ce1">
            <text:p>3147740</text:p>
          </table:table-cell>
          <table:table-cell office:value-type="float" office:value="3152263" table:style-name="ce1">
            <text:p>3152263</text:p>
          </table:table-cell>
          <table:table-cell table:style-name="ce1"/>
          <table:table-cell office:value-type="float" office:value="3063026" table:style-name="ce1">
            <text:p>3063026</text:p>
          </table:table-cell>
          <table:table-cell office:value-type="float" office:value="3072006" table:style-name="ce1">
            <text:p>3072006</text:p>
          </table:table-cell>
          <table:table-cell office:value-type="float" office:value="3074343" table:style-name="ce1">
            <text:p>3074343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175415_M015359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14:08</text:p>
          </table:table-cell>
          <table:table-cell office:value-type="string" table:style-name="ce1">
            <text:p>2020-11-18_18:14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-Quy</text:p>
          </table:table-cell>
          <table:table-cell office:value-type="string" table:style-name="ce1">
            <text:p>M01535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I9yRtO8jiITG9izu</text:p>
          </table:table-cell>
          <table:table-cell office:value-type="string" table:style-name="ce1">
            <text:p>https://www.testable.org/experiment/4303/294929/start?participant=M015359</text:p>
          </table:table-cell>
          <table:table-cell office:value-type="float" office:value="2406216" table:style-name="ce1">
            <text:p>2406216</text:p>
          </table:table-cell>
          <table:table-cell office:value-type="float" office:value="40.1036" table:style-name="ce1">
            <text:p>40,1036</text:p>
          </table:table-cell>
          <table:table-cell office:value-type="float" office:value="741073" table:style-name="ce1">
            <text:p>741073</text:p>
          </table:table-cell>
          <table:table-cell office:value-type="float" office:value="641850" table:style-name="ce1">
            <text:p>641850</text:p>
          </table:table-cell>
          <table:table-cell office:value-type="float" office:value="691054" table:style-name="ce1">
            <text:p>691054</text:p>
          </table:table-cell>
          <table:table-cell office:value-type="float" office:value="590989" table:style-name="ce1">
            <text:p>590989</text:p>
          </table:table-cell>
          <table:table-cell office:value-type="float" office:value="755544" table:style-name="ce1">
            <text:p>755544</text:p>
          </table:table-cell>
          <table:table-cell office:value-type="float" office:value="713491" table:style-name="ce1">
            <text:p>713491</text:p>
          </table:table-cell>
          <table:table-cell office:value-type="float" office:value="263067" table:style-name="ce1">
            <text:p>263067</text:p>
          </table:table-cell>
          <table:table-cell office:value-type="float" office:value="498021" table:style-name="ce1">
            <text:p>498021</text:p>
          </table:table-cell>
          <table:table-cell office:value-type="float" office:value="450130" table:style-name="ce1">
            <text:p>450130</text:p>
          </table:table-cell>
          <table:table-cell office:value-type="float" office:value="332645" table:style-name="ce1">
            <text:p>332645</text:p>
          </table:table-cell>
          <table:table-cell office:value-type="float" office:value="403726" table:style-name="ce1">
            <text:p>403726</text:p>
          </table:table-cell>
          <table:table-cell office:value-type="float" office:value="547505" table:style-name="ce1">
            <text:p>547505</text:p>
          </table:table-cell>
          <table:table-cell office:value-type="float" office:value="1999216" table:style-name="ce1">
            <text:p>1999216</text:p>
          </table:table-cell>
          <table:table-cell office:value-type="float" office:value="2001693" table:style-name="ce1">
            <text:p>2001693</text:p>
          </table:table-cell>
          <table:table-cell office:value-type="float" office:value="2003336" table:style-name="ce1">
            <text:p>2003336</text:p>
          </table:table-cell>
          <table:table-cell table:style-name="ce1"/>
          <table:table-cell office:value-type="float" office:value="2166359" table:style-name="ce1">
            <text:p>2166359</text:p>
          </table:table-cell>
          <table:table-cell office:value-type="float" office:value="2166856" table:style-name="ce1">
            <text:p>2166856</text:p>
          </table:table-cell>
          <table:table-cell office:value-type="float" office:value="2169388" table:style-name="ce1">
            <text:p>2169388</text:p>
          </table:table-cell>
          <table:table-cell table:style-name="ce1"/>
          <table:table-cell office:value-type="float" office:value="2094732" table:style-name="ce1">
            <text:p>2094732</text:p>
          </table:table-cell>
          <table:table-cell office:value-type="float" office:value="2095334" table:style-name="ce1">
            <text:p>2095334</text:p>
          </table:table-cell>
          <table:table-cell office:value-type="float" office:value="2097019" table:style-name="ce1">
            <text:p>2097019</text:p>
          </table:table-cell>
          <table:table-cell table:style-name="ce1"/>
          <table:table-cell office:value-type="float" office:value="1894519" table:style-name="ce1">
            <text:p>1894519</text:p>
          </table:table-cell>
          <table:table-cell office:value-type="float" office:value="1895569" table:style-name="ce1">
            <text:p>1895569</text:p>
          </table:table-cell>
          <table:table-cell office:value-type="float" office:value="1897275" table:style-name="ce1">
            <text:p>1897275</text:p>
          </table:table-cell>
          <table:table-cell table:style-name="ce1"/>
          <table:table-cell office:value-type="float" office:value="2333054" table:style-name="ce1">
            <text:p>2333054</text:p>
          </table:table-cell>
          <table:table-cell office:value-type="float" office:value="2333769" table:style-name="ce1">
            <text:p>2333769</text:p>
          </table:table-cell>
          <table:table-cell office:value-type="float" office:value="2335635" table:style-name="ce1">
            <text:p>2335635</text:p>
          </table:table-cell>
          <table:table-cell table:style-name="ce1"/>
          <table:table-cell office:value-type="float" office:value="2366928" table:style-name="ce1">
            <text:p>2366928</text:p>
          </table:table-cell>
          <table:table-cell office:value-type="float" office:value="2368299" table:style-name="ce1">
            <text:p>2368299</text:p>
          </table:table-cell>
          <table:table-cell office:value-type="float" office:value="2369944" table:style-name="ce1">
            <text:p>2369944</text:p>
          </table:table-cell>
          <table:table-cell table:style-name="ce1"/>
          <table:table-cell office:value-type="float" office:value="2248852" table:style-name="ce1">
            <text:p>2248852</text:p>
          </table:table-cell>
          <table:table-cell office:value-type="float" office:value="2249741" table:style-name="ce1">
            <text:p>2249741</text:p>
          </table:table-cell>
          <table:table-cell office:value-type="float" office:value="2253019" table:style-name="ce1">
            <text:p>2253019</text:p>
          </table:table-cell>
          <table:table-cell table:style-name="ce1"/>
          <table:table-cell office:value-type="float" office:value="2057188" table:style-name="ce1">
            <text:p>2057188</text:p>
          </table:table-cell>
          <table:table-cell office:value-type="float" office:value="2058463" table:style-name="ce1">
            <text:p>2058463</text:p>
          </table:table-cell>
          <table:table-cell office:value-type="float" office:value="2060241" table:style-name="ce1">
            <text:p>2060241</text:p>
          </table:table-cell>
          <table:table-cell table:style-name="ce1"/>
          <table:table-cell office:value-type="float" office:value="2314845" table:style-name="ce1">
            <text:p>2314845</text:p>
          </table:table-cell>
          <table:table-cell office:value-type="float" office:value="2315594" table:style-name="ce1">
            <text:p>2315594</text:p>
          </table:table-cell>
          <table:table-cell office:value-type="float" office:value="2317603" table:style-name="ce1">
            <text:p>2317603</text:p>
          </table:table-cell>
          <table:table-cell table:style-name="ce1"/>
          <table:table-cell office:value-type="float" office:value="2146772" table:style-name="ce1">
            <text:p>2146772</text:p>
          </table:table-cell>
          <table:table-cell office:value-type="float" office:value="2147517" table:style-name="ce1">
            <text:p>2147517</text:p>
          </table:table-cell>
          <table:table-cell office:value-type="float" office:value="2149600" table:style-name="ce1">
            <text:p>2149600</text:p>
          </table:table-cell>
          <table:table-cell table:style-name="ce1"/>
          <table:table-cell office:value-type="float" office:value="2288365" table:style-name="ce1">
            <text:p>2288365</text:p>
          </table:table-cell>
          <table:table-cell office:value-type="float" office:value="2288863" table:style-name="ce1">
            <text:p>2288863</text:p>
          </table:table-cell>
          <table:table-cell office:value-type="float" office:value="2290915" table:style-name="ce1">
            <text:p>2290915</text:p>
          </table:table-cell>
          <table:table-cell table:style-name="ce1"/>
          <table:table-cell office:value-type="float" office:value="1905935" table:style-name="ce1">
            <text:p>1905935</text:p>
          </table:table-cell>
          <table:table-cell office:value-type="float" office:value="1906993" table:style-name="ce1">
            <text:p>1906993</text:p>
          </table:table-cell>
          <table:table-cell table:style-name="ce1"/>
          <table:table-cell office:value-type="float" office:value="1908644" table:style-name="ce1">
            <text:p>1908644</text:p>
          </table:table-cell>
          <table:table-cell office:value-type="float" office:value="1987294" table:style-name="ce1">
            <text:p>1987294</text:p>
          </table:table-cell>
          <table:table-cell office:value-type="float" office:value="1989098" table:style-name="ce1">
            <text:p>1989098</text:p>
          </table:table-cell>
          <table:table-cell office:value-type="float" office:value="1990949" table:style-name="ce1">
            <text:p>1990949</text:p>
          </table:table-cell>
          <table:table-cell table:style-name="ce1"/>
          <table:table-cell office:value-type="float" office:value="1807875" table:style-name="ce1">
            <text:p>1807875</text:p>
          </table:table-cell>
          <table:table-cell office:value-type="float" office:value="1808509" table:style-name="ce1">
            <text:p>1808509</text:p>
          </table:table-cell>
          <table:table-cell office:value-type="float" office:value="1809746" table:style-name="ce1">
            <text:p>1809746</text:p>
          </table:table-cell>
          <table:table-cell table:style-name="ce1"/>
          <table:table-cell office:value-type="float" office:value="1817229" table:style-name="ce1">
            <text:p>1817229</text:p>
          </table:table-cell>
          <table:table-cell office:value-type="float" office:value="1818006" table:style-name="ce1">
            <text:p>1818006</text:p>
          </table:table-cell>
          <table:table-cell office:value-type="float" office:value="1819946" table:style-name="ce1">
            <text:p>1819946</text:p>
          </table:table-cell>
          <table:table-cell table:style-name="ce1"/>
          <table:table-cell office:value-type="float" office:value="2023101" table:style-name="ce1">
            <text:p>2023101</text:p>
          </table:table-cell>
          <table:table-cell office:value-type="float" office:value="2023771" table:style-name="ce1">
            <text:p>2023771</text:p>
          </table:table-cell>
          <table:table-cell office:value-type="float" office:value="2025930" table:style-name="ce1">
            <text:p>2025930</text:p>
          </table:table-cell>
          <table:table-cell table:style-name="ce1"/>
          <table:table-cell office:value-type="float" office:value="2132600" table:style-name="ce1">
            <text:p>2132600</text:p>
          </table:table-cell>
          <table:table-cell office:value-type="float" office:value="2133457" table:style-name="ce1">
            <text:p>2133457</text:p>
          </table:table-cell>
          <table:table-cell office:value-type="float" office:value="2135002" table:style-name="ce1">
            <text:p>2135002</text:p>
          </table:table-cell>
          <table:table-cell table:style-name="ce1"/>
          <table:table-cell office:value-type="float" office:value="1943655" table:style-name="ce1">
            <text:p>1943655</text:p>
          </table:table-cell>
          <table:table-cell office:value-type="float" office:value="1944488" table:style-name="ce1">
            <text:p>1944488</text:p>
          </table:table-cell>
          <table:table-cell office:value-type="float" office:value="1947028" table:style-name="ce1">
            <text:p>1947028</text:p>
          </table:table-cell>
          <table:table-cell table:style-name="ce1"/>
          <table:table-cell office:value-type="float" office:value="2213425" table:style-name="ce1">
            <text:p>2213425</text:p>
          </table:table-cell>
          <table:table-cell office:value-type="float" office:value="2214299" table:style-name="ce1">
            <text:p>2214299</text:p>
          </table:table-cell>
          <table:table-cell office:value-type="float" office:value="2215493" table:style-name="ce1">
            <text:p>2215493</text:p>
          </table:table-cell>
          <table:table-cell table:style-name="ce1"/>
          <table:table-cell office:value-type="float" office:value="2388720" table:style-name="ce1">
            <text:p>2388720</text:p>
          </table:table-cell>
          <table:table-cell office:value-type="float" office:value="2402103" table:style-name="ce1">
            <text:p>2402103</text:p>
          </table:table-cell>
          <table:table-cell office:value-type="float" office:value="2404171" table:style-name="ce1">
            <text:p>2404171</text:p>
          </table:table-cell>
          <table:table-cell table:style-name="ce1"/>
          <table:table-cell office:value-type="float" office:value="2118802" table:style-name="ce1">
            <text:p>2118802</text:p>
          </table:table-cell>
          <table:table-cell office:value-type="float" office:value="2119460" table:style-name="ce1">
            <text:p>2119460</text:p>
          </table:table-cell>
          <table:table-cell office:value-type="float" office:value="2121027" table:style-name="ce1">
            <text:p>2121027</text:p>
          </table:table-cell>
          <table:table-cell table:style-name="ce1"/>
          <table:table-cell office:value-type="float" office:value="2341091" table:style-name="ce1">
            <text:p>2341091</text:p>
          </table:table-cell>
          <table:table-cell office:value-type="float" office:value="2342233" table:style-name="ce1">
            <text:p>2342233</text:p>
          </table:table-cell>
          <table:table-cell office:value-type="float" office:value="2343897" table:style-name="ce1">
            <text:p>2343897</text:p>
          </table:table-cell>
          <table:table-cell table:style-name="ce1"/>
          <table:table-cell office:value-type="float" office:value="2157556" table:style-name="ce1">
            <text:p>2157556</text:p>
          </table:table-cell>
          <table:table-cell office:value-type="float" office:value="2158799" table:style-name="ce1">
            <text:p>2158799</text:p>
          </table:table-cell>
          <table:table-cell table:style-name="ce1"/>
          <table:table-cell office:value-type="float" office:value="2160033" table:style-name="ce1">
            <text:p>2160033</text:p>
          </table:table-cell>
          <table:table-cell office:value-type="float" office:value="1780006" table:style-name="ce1">
            <text:p>1780006</text:p>
          </table:table-cell>
          <table:table-cell office:value-type="float" office:value="1781522" table:style-name="ce1">
            <text:p>1781522</text:p>
          </table:table-cell>
          <table:table-cell table:style-name="ce1"/>
          <table:table-cell office:value-type="float" office:value="1783493" table:style-name="ce1">
            <text:p>1783493</text:p>
          </table:table-cell>
          <table:table-cell office:value-type="float" office:value="1875796" table:style-name="ce1">
            <text:p>1875796</text:p>
          </table:table-cell>
          <table:table-cell office:value-type="float" office:value="1876479" table:style-name="ce1">
            <text:p>1876479</text:p>
          </table:table-cell>
          <table:table-cell office:value-type="float" office:value="1880131" table:style-name="ce1">
            <text:p>1880131</text:p>
          </table:table-cell>
          <table:table-cell table:style-name="ce1"/>
          <table:table-cell office:value-type="float" office:value="2262825" table:style-name="ce1">
            <text:p>2262825</text:p>
          </table:table-cell>
          <table:table-cell office:value-type="float" office:value="2263643" table:style-name="ce1">
            <text:p>2263643</text:p>
          </table:table-cell>
          <table:table-cell office:value-type="float" office:value="2265206" table:style-name="ce1">
            <text:p>2265206</text:p>
          </table:table-cell>
          <table:table-cell table:style-name="ce1"/>
          <table:table-cell office:value-type="float" office:value="2353185" table:style-name="ce1">
            <text:p>2353185</text:p>
          </table:table-cell>
          <table:table-cell office:value-type="float" office:value="2354438" table:style-name="ce1">
            <text:p>2354438</text:p>
          </table:table-cell>
          <table:table-cell office:value-type="float" office:value="2356997" table:style-name="ce1">
            <text:p>2356997</text:p>
          </table:table-cell>
          <table:table-cell table:style-name="ce1"/>
          <table:table-cell office:value-type="float" office:value="1924102" table:style-name="ce1">
            <text:p>1924102</text:p>
          </table:table-cell>
          <table:table-cell office:value-type="float" office:value="1925681" table:style-name="ce1">
            <text:p>1925681</text:p>
          </table:table-cell>
          <table:table-cell office:value-type="float" office:value="1927194" table:style-name="ce1">
            <text:p>1927194</text:p>
          </table:table-cell>
          <table:table-cell table:style-name="ce1"/>
          <table:table-cell office:value-type="float" office:value="2035013" table:style-name="ce1">
            <text:p>2035013</text:p>
          </table:table-cell>
          <table:table-cell office:value-type="float" office:value="2036174" table:style-name="ce1">
            <text:p>2036174</text:p>
          </table:table-cell>
          <table:table-cell table:style-name="ce1"/>
          <table:table-cell office:value-type="float" office:value="2037969" table:style-name="ce1">
            <text:p>2037969</text:p>
          </table:table-cell>
          <table:table-cell office:value-type="float" office:value="1934351" table:style-name="ce1">
            <text:p>1934351</text:p>
          </table:table-cell>
          <table:table-cell office:value-type="float" office:value="1935191" table:style-name="ce1">
            <text:p>1935191</text:p>
          </table:table-cell>
          <table:table-cell table:style-name="ce1"/>
          <table:table-cell office:value-type="float" office:value="1937410" table:style-name="ce1">
            <text:p>1937410</text:p>
          </table:table-cell>
          <table:table-cell office:value-type="float" office:value="1794090" table:style-name="ce1">
            <text:p>1794090</text:p>
          </table:table-cell>
          <table:table-cell office:value-type="float" office:value="1795933" table:style-name="ce1">
            <text:p>1795933</text:p>
          </table:table-cell>
          <table:table-cell office:value-type="float" office:value="1797656" table:style-name="ce1">
            <text:p>1797656</text:p>
          </table:table-cell>
          <table:table-cell table:style-name="ce1"/>
          <table:table-cell office:value-type="float" office:value="1977957" table:style-name="ce1">
            <text:p>1977957</text:p>
          </table:table-cell>
          <table:table-cell office:value-type="float" office:value="1978662" table:style-name="ce1">
            <text:p>1978662</text:p>
          </table:table-cell>
          <table:table-cell office:value-type="float" office:value="1980737" table:style-name="ce1">
            <text:p>1980737</text:p>
          </table:table-cell>
          <table:table-cell table:style-name="ce1"/>
          <table:table-cell office:value-type="float" office:value="2046514" table:style-name="ce1">
            <text:p>2046514</text:p>
          </table:table-cell>
          <table:table-cell office:value-type="float" office:value="2047257" table:style-name="ce1">
            <text:p>2047257</text:p>
          </table:table-cell>
          <table:table-cell office:value-type="float" office:value="2048572" table:style-name="ce1">
            <text:p>2048572</text:p>
          </table:table-cell>
          <table:table-cell table:style-name="ce1"/>
          <table:table-cell office:value-type="float" office:value="2073433" table:style-name="ce1">
            <text:p>2073433</text:p>
          </table:table-cell>
          <table:table-cell office:value-type="float" office:value="2074901" table:style-name="ce1">
            <text:p>2074901</text:p>
          </table:table-cell>
          <table:table-cell table:style-name="ce1"/>
          <table:table-cell office:value-type="float" office:value="2076825" table:style-name="ce1">
            <text:p>2076825</text:p>
          </table:table-cell>
          <table:table-cell office:value-type="float" office:value="2199633" table:style-name="ce1">
            <text:p>2199633</text:p>
          </table:table-cell>
          <table:table-cell office:value-type="float" office:value="2200816" table:style-name="ce1">
            <text:p>2200816</text:p>
          </table:table-cell>
          <table:table-cell office:value-type="float" office:value="2202674" table:style-name="ce1">
            <text:p>2202674</text:p>
          </table:table-cell>
          <table:table-cell table:style-name="ce1"/>
          <table:table-cell office:value-type="float" office:value="2225745" table:style-name="ce1">
            <text:p>2225745</text:p>
          </table:table-cell>
          <table:table-cell office:value-type="float" office:value="2226876" table:style-name="ce1">
            <text:p>2226876</text:p>
          </table:table-cell>
          <table:table-cell table:style-name="ce1"/>
          <table:table-cell office:value-type="float" office:value="2229039" table:style-name="ce1">
            <text:p>2229039</text:p>
          </table:table-cell>
          <table:table-cell office:value-type="float" office:value="2325017" table:style-name="ce1">
            <text:p>2325017</text:p>
          </table:table-cell>
          <table:table-cell office:value-type="float" office:value="2326218" table:style-name="ce1">
            <text:p>2326218</text:p>
          </table:table-cell>
          <table:table-cell table:style-name="ce1"/>
          <table:table-cell office:value-type="float" office:value="2328144" table:style-name="ce1">
            <text:p>2328144</text:p>
          </table:table-cell>
          <table:table-cell office:value-type="float" office:value="2273691" table:style-name="ce1">
            <text:p>2273691</text:p>
          </table:table-cell>
          <table:table-cell office:value-type="float" office:value="2274869" table:style-name="ce1">
            <text:p>2274869</text:p>
          </table:table-cell>
          <table:table-cell office:value-type="float" office:value="2276368" table:style-name="ce1">
            <text:p>2276368</text:p>
          </table:table-cell>
          <table:table-cell table:style-name="ce1"/>
          <table:table-cell office:value-type="float" office:value="1840340" table:style-name="ce1">
            <text:p>1840340</text:p>
          </table:table-cell>
          <table:table-cell office:value-type="float" office:value="1841335" table:style-name="ce1">
            <text:p>1841335</text:p>
          </table:table-cell>
          <table:table-cell office:value-type="float" office:value="1842883" table:style-name="ce1">
            <text:p>1842883</text:p>
          </table:table-cell>
          <table:table-cell table:style-name="ce1"/>
          <table:table-cell office:value-type="float" office:value="1863220" table:style-name="ce1">
            <text:p>1863220</text:p>
          </table:table-cell>
          <table:table-cell office:value-type="float" office:value="1863781" table:style-name="ce1">
            <text:p>1863781</text:p>
          </table:table-cell>
          <table:table-cell office:value-type="float" office:value="1865327" table:style-name="ce1">
            <text:p>1865327</text:p>
          </table:table-cell>
          <table:table-cell table:style-name="ce1"/>
          <table:table-cell office:value-type="float" office:value="1827829" table:style-name="ce1">
            <text:p>1827829</text:p>
          </table:table-cell>
          <table:table-cell office:value-type="float" office:value="1829000" table:style-name="ce1">
            <text:p>1829000</text:p>
          </table:table-cell>
          <table:table-cell office:value-type="float" office:value="1831183" table:style-name="ce1">
            <text:p>1831183</text:p>
          </table:table-cell>
          <table:table-cell table:style-name="ce1"/>
          <table:table-cell office:value-type="float" office:value="2108022" table:style-name="ce1">
            <text:p>2108022</text:p>
          </table:table-cell>
          <table:table-cell office:value-type="float" office:value="2109377" table:style-name="ce1">
            <text:p>2109377</text:p>
          </table:table-cell>
          <table:table-cell office:value-type="float" office:value="2110714" table:style-name="ce1">
            <text:p>2110714</text:p>
          </table:table-cell>
          <table:table-cell table:style-name="ce1"/>
          <table:table-cell office:value-type="float" office:value="1961137" table:style-name="ce1">
            <text:p>1961137</text:p>
          </table:table-cell>
          <table:table-cell office:value-type="float" office:value="1962373" table:style-name="ce1">
            <text:p>1962373</text:p>
          </table:table-cell>
          <table:table-cell office:value-type="float" office:value="1964321" table:style-name="ce1">
            <text:p>1964321</text:p>
          </table:table-cell>
          <table:table-cell table:style-name="ce1"/>
          <table:table-cell office:value-type="float" office:value="1763927" table:style-name="ce1">
            <text:p>1763927</text:p>
          </table:table-cell>
          <table:table-cell office:value-type="float" office:value="1764816" table:style-name="ce1">
            <text:p>1764816</text:p>
          </table:table-cell>
          <table:table-cell office:value-type="float" office:value="1767908" table:style-name="ce1">
            <text:p>1767908</text:p>
          </table:table-cell>
          <table:table-cell table:style-name="ce1"/>
          <table:table-cell office:value-type="float" office:value="2012859" table:style-name="ce1">
            <text:p>2012859</text:p>
          </table:table-cell>
          <table:table-cell office:value-type="float" office:value="2013533" table:style-name="ce1">
            <text:p>2013533</text:p>
          </table:table-cell>
          <table:table-cell office:value-type="float" office:value="2015105" table:style-name="ce1">
            <text:p>2015105</text:p>
          </table:table-cell>
          <table:table-cell table:style-name="ce1"/>
          <table:table-cell office:value-type="float" office:value="2237451" table:style-name="ce1">
            <text:p>2237451</text:p>
          </table:table-cell>
          <table:table-cell office:value-type="float" office:value="2238830" table:style-name="ce1">
            <text:p>2238830</text:p>
          </table:table-cell>
          <table:table-cell table:style-name="ce1"/>
          <table:table-cell office:value-type="float" office:value="2240424" table:style-name="ce1">
            <text:p>2240424</text:p>
          </table:table-cell>
          <table:table-cell office:value-type="float" office:value="2303177" table:style-name="ce1">
            <text:p>2303177</text:p>
          </table:table-cell>
          <table:table-cell office:value-type="float" office:value="2304098" table:style-name="ce1">
            <text:p>2304098</text:p>
          </table:table-cell>
          <table:table-cell table:style-name="ce1"/>
          <table:table-cell office:value-type="float" office:value="2305317" table:style-name="ce1">
            <text:p>2305317</text:p>
          </table:table-cell>
          <table:table-cell office:value-type="float" office:value="2182285" table:style-name="ce1">
            <text:p>2182285</text:p>
          </table:table-cell>
          <table:table-cell office:value-type="float" office:value="2183583" table:style-name="ce1">
            <text:p>2183583</text:p>
          </table:table-cell>
          <table:table-cell table:style-name="ce1"/>
          <table:table-cell office:value-type="float" office:value="2184874" table:style-name="ce1">
            <text:p>2184874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8_181206_M04566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7:31:04</text:p>
          </table:table-cell>
          <table:table-cell office:value-type="string" table:style-name="ce1">
            <text:p>2020-11-18_18:31:04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Cécile</text:p>
          </table:table-cell>
          <table:table-cell office:value-type="string" table:style-name="ce1">
            <text:p>M04566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Oty6KHNB8de6tX4x</text:p>
          </table:table-cell>
          <table:table-cell office:value-type="string" table:style-name="ce1">
            <text:p>https://www.testable.org/experiment/4303/294929/start?participant=M045669</text:p>
          </table:table-cell>
          <table:table-cell office:value-type="float" office:value="2463659" table:style-name="ce1">
            <text:p>2463659</text:p>
          </table:table-cell>
          <table:table-cell office:value-type="float" office:value="41.060983333332999" table:style-name="ce1">
            <text:p>41,06098333</text:p>
          </table:table-cell>
          <table:table-cell office:value-type="float" office:value="250832" table:style-name="ce1">
            <text:p>250832</text:p>
          </table:table-cell>
          <table:table-cell office:value-type="float" office:value="204049" table:style-name="ce1">
            <text:p>204049</text:p>
          </table:table-cell>
          <table:table-cell office:value-type="float" office:value="556724" table:style-name="ce1">
            <text:p>556724</text:p>
          </table:table-cell>
          <table:table-cell office:value-type="float" office:value="373322" table:style-name="ce1">
            <text:p>373322</text:p>
          </table:table-cell>
          <table:table-cell office:value-type="float" office:value="671573" table:style-name="ce1">
            <text:p>671573</text:p>
          </table:table-cell>
          <table:table-cell office:value-type="float" office:value="412757" table:style-name="ce1">
            <text:p>412757</text:p>
          </table:table-cell>
          <table:table-cell office:value-type="float" office:value="757609" table:style-name="ce1">
            <text:p>757609</text:p>
          </table:table-cell>
          <table:table-cell office:value-type="float" office:value="717484" table:style-name="ce1">
            <text:p>717484</text:p>
          </table:table-cell>
          <table:table-cell office:value-type="float" office:value="305707" table:style-name="ce1">
            <text:p>305707</text:p>
          </table:table-cell>
          <table:table-cell office:value-type="float" office:value="626359" table:style-name="ce1">
            <text:p>626359</text:p>
          </table:table-cell>
          <table:table-cell office:value-type="float" office:value="461553" table:style-name="ce1">
            <text:p>461553</text:p>
          </table:table-cell>
          <table:table-cell office:value-type="float" office:value="513403" table:style-name="ce1">
            <text:p>513403</text:p>
          </table:table-cell>
          <table:table-cell table:number-columns-repeated="192" table:style-name="ce1"/>
          <table:table-cell office:value-type="float" office:value="1822780" table:style-name="ce1">
            <text:p>1822780</text:p>
          </table:table-cell>
          <table:table-cell office:value-type="float" office:value="1825159" table:style-name="ce1">
            <text:p>1825159</text:p>
          </table:table-cell>
          <table:table-cell office:value-type="float" office:value="1826896" table:style-name="ce1">
            <text:p>1826896</text:p>
          </table:table-cell>
          <table:table-cell table:style-name="ce1"/>
          <table:table-cell office:value-type="float" office:value="2068153" table:style-name="ce1">
            <text:p>2068153</text:p>
          </table:table-cell>
          <table:table-cell office:value-type="float" office:value="2068992" table:style-name="ce1">
            <text:p>2068992</text:p>
          </table:table-cell>
          <table:table-cell office:value-type="float" office:value="2070598" table:style-name="ce1">
            <text:p>2070598</text:p>
          </table:table-cell>
          <table:table-cell table:style-name="ce1"/>
          <table:table-cell office:value-type="float" office:value="1766872" table:style-name="ce1">
            <text:p>1766872</text:p>
          </table:table-cell>
          <table:table-cell office:value-type="float" office:value="1767823" table:style-name="ce1">
            <text:p>1767823</text:p>
          </table:table-cell>
          <table:table-cell office:value-type="float" office:value="1771051" table:style-name="ce1">
            <text:p>1771051</text:p>
          </table:table-cell>
          <table:table-cell table:style-name="ce1"/>
          <table:table-cell office:value-type="float" office:value="1907915" table:style-name="ce1">
            <text:p>1907915</text:p>
          </table:table-cell>
          <table:table-cell office:value-type="float" office:value="1909869" table:style-name="ce1">
            <text:p>1909869</text:p>
          </table:table-cell>
          <table:table-cell table:style-name="ce1"/>
          <table:table-cell office:value-type="float" office:value="1920232" table:style-name="ce1">
            <text:p>1920232</text:p>
          </table:table-cell>
          <table:table-cell office:value-type="float" office:value="2180085" table:style-name="ce1">
            <text:p>2180085</text:p>
          </table:table-cell>
          <table:table-cell office:value-type="float" office:value="2180720" table:style-name="ce1">
            <text:p>2180720</text:p>
          </table:table-cell>
          <table:table-cell office:value-type="float" office:value="2183046" table:style-name="ce1">
            <text:p>2183046</text:p>
          </table:table-cell>
          <table:table-cell table:style-name="ce1"/>
          <table:table-cell office:value-type="float" office:value="2369548" table:style-name="ce1">
            <text:p>2369548</text:p>
          </table:table-cell>
          <table:table-cell office:value-type="float" office:value="2371433" table:style-name="ce1">
            <text:p>2371433</text:p>
          </table:table-cell>
          <table:table-cell office:value-type="float" office:value="2372793" table:style-name="ce1">
            <text:p>2372793</text:p>
          </table:table-cell>
          <table:table-cell table:style-name="ce1"/>
          <table:table-cell office:value-type="float" office:value="2269511" table:style-name="ce1">
            <text:p>2269511</text:p>
          </table:table-cell>
          <table:table-cell office:value-type="float" office:value="2270087" table:style-name="ce1">
            <text:p>2270087</text:p>
          </table:table-cell>
          <table:table-cell office:value-type="float" office:value="2271941" table:style-name="ce1">
            <text:p>2271941</text:p>
          </table:table-cell>
          <table:table-cell table:style-name="ce1"/>
          <table:table-cell office:value-type="float" office:value="2003849" table:style-name="ce1">
            <text:p>2003849</text:p>
          </table:table-cell>
          <table:table-cell office:value-type="float" office:value="2004838" table:style-name="ce1">
            <text:p>2004838</text:p>
          </table:table-cell>
          <table:table-cell table:style-name="ce1"/>
          <table:table-cell office:value-type="float" office:value="2007208" table:style-name="ce1">
            <text:p>2007208</text:p>
          </table:table-cell>
          <table:table-cell office:value-type="float" office:value="2144298" table:style-name="ce1">
            <text:p>2144298</text:p>
          </table:table-cell>
          <table:table-cell office:value-type="float" office:value="2145867" table:style-name="ce1">
            <text:p>2145867</text:p>
          </table:table-cell>
          <table:table-cell table:style-name="ce1"/>
          <table:table-cell office:value-type="float" office:value="2147385" table:style-name="ce1">
            <text:p>2147385</text:p>
          </table:table-cell>
          <table:table-cell office:value-type="float" office:value="1646659" table:style-name="ce1">
            <text:p>1646659</text:p>
          </table:table-cell>
          <table:table-cell office:value-type="float" office:value="1649044" table:style-name="ce1">
            <text:p>1649044</text:p>
          </table:table-cell>
          <table:table-cell table:style-name="ce1"/>
          <table:table-cell office:value-type="float" office:value="1653231" table:style-name="ce1">
            <text:p>1653231</text:p>
          </table:table-cell>
          <table:table-cell office:value-type="float" office:value="2358961" table:style-name="ce1">
            <text:p>2358961</text:p>
          </table:table-cell>
          <table:table-cell office:value-type="float" office:value="2360809" table:style-name="ce1">
            <text:p>2360809</text:p>
          </table:table-cell>
          <table:table-cell table:style-name="ce1"/>
          <table:table-cell office:value-type="float" office:value="2362241" table:style-name="ce1">
            <text:p>2362241</text:p>
          </table:table-cell>
          <table:table-cell office:value-type="float" office:value="2328886" table:style-name="ce1">
            <text:p>2328886</text:p>
          </table:table-cell>
          <table:table-cell office:value-type="float" office:value="2330007" table:style-name="ce1">
            <text:p>2330007</text:p>
          </table:table-cell>
          <table:table-cell table:style-name="ce1"/>
          <table:table-cell office:value-type="float" office:value="2332723" table:style-name="ce1">
            <text:p>2332723</text:p>
          </table:table-cell>
          <table:table-cell office:value-type="float" office:value="2054728" table:style-name="ce1">
            <text:p>2054728</text:p>
          </table:table-cell>
          <table:table-cell office:value-type="float" office:value="2056810" table:style-name="ce1">
            <text:p>2056810</text:p>
          </table:table-cell>
          <table:table-cell table:style-name="ce1"/>
          <table:table-cell office:value-type="float" office:value="2058431" table:style-name="ce1">
            <text:p>2058431</text:p>
          </table:table-cell>
          <table:table-cell office:value-type="float" office:value="2276264" table:style-name="ce1">
            <text:p>2276264</text:p>
          </table:table-cell>
          <table:table-cell office:value-type="float" office:value="2277446" table:style-name="ce1">
            <text:p>2277446</text:p>
          </table:table-cell>
          <table:table-cell office:value-type="float" office:value="2279287" table:style-name="ce1">
            <text:p>2279287</text:p>
          </table:table-cell>
          <table:table-cell table:style-name="ce1"/>
          <table:table-cell office:value-type="float" office:value="2120547" table:style-name="ce1">
            <text:p>2120547</text:p>
          </table:table-cell>
          <table:table-cell office:value-type="float" office:value="2121228" table:style-name="ce1">
            <text:p>2121228</text:p>
          </table:table-cell>
          <table:table-cell office:value-type="float" office:value="2123023" table:style-name="ce1">
            <text:p>2123023</text:p>
          </table:table-cell>
          <table:table-cell table:style-name="ce1"/>
          <table:table-cell office:value-type="float" office:value="1881282" table:style-name="ce1">
            <text:p>1881282</text:p>
          </table:table-cell>
          <table:table-cell office:value-type="float" office:value="1882100" table:style-name="ce1">
            <text:p>1882100</text:p>
          </table:table-cell>
          <table:table-cell office:value-type="float" office:value="1884193" table:style-name="ce1">
            <text:p>1884193</text:p>
          </table:table-cell>
          <table:table-cell table:style-name="ce1"/>
          <table:table-cell office:value-type="float" office:value="2155477" table:style-name="ce1">
            <text:p>2155477</text:p>
          </table:table-cell>
          <table:table-cell office:value-type="float" office:value="2156130" table:style-name="ce1">
            <text:p>2156130</text:p>
          </table:table-cell>
          <table:table-cell office:value-type="float" office:value="2158363" table:style-name="ce1">
            <text:p>2158363</text:p>
          </table:table-cell>
          <table:table-cell table:style-name="ce1"/>
          <table:table-cell office:value-type="float" office:value="2104253" table:style-name="ce1">
            <text:p>2104253</text:p>
          </table:table-cell>
          <table:table-cell office:value-type="float" office:value="2104910" table:style-name="ce1">
            <text:p>2104910</text:p>
          </table:table-cell>
          <table:table-cell office:value-type="float" office:value="2110330" table:style-name="ce1">
            <text:p>2110330</text:p>
          </table:table-cell>
          <table:table-cell table:style-name="ce1"/>
          <table:table-cell office:value-type="float" office:value="2208754" table:style-name="ce1">
            <text:p>2208754</text:p>
          </table:table-cell>
          <table:table-cell office:value-type="float" office:value="2209500" table:style-name="ce1">
            <text:p>2209500</text:p>
          </table:table-cell>
          <table:table-cell office:value-type="float" office:value="2211251" table:style-name="ce1">
            <text:p>2211251</text:p>
          </table:table-cell>
          <table:table-cell table:style-name="ce1"/>
          <table:table-cell office:value-type="float" office:value="2040957" table:style-name="ce1">
            <text:p>2040957</text:p>
          </table:table-cell>
          <table:table-cell office:value-type="float" office:value="2042381" table:style-name="ce1">
            <text:p>2042381</text:p>
          </table:table-cell>
          <table:table-cell table:style-name="ce1"/>
          <table:table-cell office:value-type="float" office:value="2044479" table:style-name="ce1">
            <text:p>2044479</text:p>
          </table:table-cell>
          <table:table-cell office:value-type="float" office:value="1755482" table:style-name="ce1">
            <text:p>1755482</text:p>
          </table:table-cell>
          <table:table-cell office:value-type="float" office:value="1756836" table:style-name="ce1">
            <text:p>1756836</text:p>
          </table:table-cell>
          <table:table-cell office:value-type="float" office:value="1758988" table:style-name="ce1">
            <text:p>1758988</text:p>
          </table:table-cell>
          <table:table-cell table:style-name="ce1"/>
          <table:table-cell office:value-type="float" office:value="2220725" table:style-name="ce1">
            <text:p>2220725</text:p>
          </table:table-cell>
          <table:table-cell office:value-type="float" office:value="2221353" table:style-name="ce1">
            <text:p>2221353</text:p>
          </table:table-cell>
          <table:table-cell office:value-type="float" office:value="2223138" table:style-name="ce1">
            <text:p>2223138</text:p>
          </table:table-cell>
          <table:table-cell table:style-name="ce1"/>
          <table:table-cell office:value-type="float" office:value="2170808" table:style-name="ce1">
            <text:p>2170808</text:p>
          </table:table-cell>
          <table:table-cell office:value-type="float" office:value="2171499" table:style-name="ce1">
            <text:p>2171499</text:p>
          </table:table-cell>
          <table:table-cell office:value-type="float" office:value="2173134" table:style-name="ce1">
            <text:p>2173134</text:p>
          </table:table-cell>
          <table:table-cell table:style-name="ce1"/>
          <table:table-cell office:value-type="float" office:value="2445676" table:style-name="ce1">
            <text:p>2445676</text:p>
          </table:table-cell>
          <table:table-cell office:value-type="float" office:value="2447835" table:style-name="ce1">
            <text:p>2447835</text:p>
          </table:table-cell>
          <table:table-cell office:value-type="float" office:value="2449953" table:style-name="ce1">
            <text:p>2449953</text:p>
          </table:table-cell>
          <table:table-cell table:style-name="ce1"/>
          <table:table-cell office:value-type="float" office:value="1945874" table:style-name="ce1">
            <text:p>1945874</text:p>
          </table:table-cell>
          <table:table-cell office:value-type="float" office:value="1946861" table:style-name="ce1">
            <text:p>1946861</text:p>
          </table:table-cell>
          <table:table-cell office:value-type="float" office:value="1949130" table:style-name="ce1">
            <text:p>1949130</text:p>
          </table:table-cell>
          <table:table-cell table:style-name="ce1"/>
          <table:table-cell office:value-type="float" office:value="2378135" table:style-name="ce1">
            <text:p>2378135</text:p>
          </table:table-cell>
          <table:table-cell office:value-type="float" office:value="2378811" table:style-name="ce1">
            <text:p>2378811</text:p>
          </table:table-cell>
          <table:table-cell office:value-type="float" office:value="2381237" table:style-name="ce1">
            <text:p>2381237</text:p>
          </table:table-cell>
          <table:table-cell table:style-name="ce1"/>
          <table:table-cell office:value-type="float" office:value="1665492" table:style-name="ce1">
            <text:p>1665492</text:p>
          </table:table-cell>
          <table:table-cell office:value-type="float" office:value="1666746" table:style-name="ce1">
            <text:p>1666746</text:p>
          </table:table-cell>
          <table:table-cell office:value-type="float" office:value="1670030" table:style-name="ce1">
            <text:p>1670030</text:p>
          </table:table-cell>
          <table:table-cell table:style-name="ce1"/>
          <table:table-cell office:value-type="float" office:value="2414887" table:style-name="ce1">
            <text:p>2414887</text:p>
          </table:table-cell>
          <table:table-cell office:value-type="float" office:value="2415594" table:style-name="ce1">
            <text:p>2415594</text:p>
          </table:table-cell>
          <table:table-cell office:value-type="float" office:value="2418736" table:style-name="ce1">
            <text:p>2418736</text:p>
          </table:table-cell>
          <table:table-cell table:style-name="ce1"/>
          <table:table-cell office:value-type="float" office:value="1723982" table:style-name="ce1">
            <text:p>1723982</text:p>
          </table:table-cell>
          <table:table-cell office:value-type="float" office:value="1725617" table:style-name="ce1">
            <text:p>1725617</text:p>
          </table:table-cell>
          <table:table-cell office:value-type="float" office:value="1727665" table:style-name="ce1">
            <text:p>1727665</text:p>
          </table:table-cell>
          <table:table-cell table:style-name="ce1"/>
          <table:table-cell office:value-type="float" office:value="2391203" table:style-name="ce1">
            <text:p>2391203</text:p>
          </table:table-cell>
          <table:table-cell office:value-type="float" office:value="2391952" table:style-name="ce1">
            <text:p>2391952</text:p>
          </table:table-cell>
          <table:table-cell office:value-type="float" office:value="2393396" table:style-name="ce1">
            <text:p>2393396</text:p>
          </table:table-cell>
          <table:table-cell table:style-name="ce1"/>
          <table:table-cell office:value-type="float" office:value="1696224" table:style-name="ce1">
            <text:p>1696224</text:p>
          </table:table-cell>
          <table:table-cell office:value-type="float" office:value="1697328" table:style-name="ce1">
            <text:p>1697328</text:p>
          </table:table-cell>
          <table:table-cell office:value-type="float" office:value="1699350" table:style-name="ce1">
            <text:p>1699350</text:p>
          </table:table-cell>
          <table:table-cell table:style-name="ce1"/>
          <table:table-cell office:value-type="float" office:value="1836841" table:style-name="ce1">
            <text:p>1836841</text:p>
          </table:table-cell>
          <table:table-cell office:value-type="float" office:value="1837904" table:style-name="ce1">
            <text:p>1837904</text:p>
          </table:table-cell>
          <table:table-cell office:value-type="float" office:value="1840440" table:style-name="ce1">
            <text:p>1840440</text:p>
          </table:table-cell>
          <table:table-cell table:style-name="ce1"/>
          <table:table-cell office:value-type="float" office:value="2285864" table:style-name="ce1">
            <text:p>2285864</text:p>
          </table:table-cell>
          <table:table-cell office:value-type="float" office:value="2286375" table:style-name="ce1">
            <text:p>2286375</text:p>
          </table:table-cell>
          <table:table-cell office:value-type="float" office:value="2287846" table:style-name="ce1">
            <text:p>2287846</text:p>
          </table:table-cell>
          <table:table-cell table:style-name="ce1"/>
          <table:table-cell office:value-type="float" office:value="1801381" table:style-name="ce1">
            <text:p>1801381</text:p>
          </table:table-cell>
          <table:table-cell office:value-type="float" office:value="1802177" table:style-name="ce1">
            <text:p>1802177</text:p>
          </table:table-cell>
          <table:table-cell office:value-type="float" office:value="1803990" table:style-name="ce1">
            <text:p>1803990</text:p>
          </table:table-cell>
          <table:table-cell table:style-name="ce1"/>
          <table:table-cell office:value-type="float" office:value="1784950" table:style-name="ce1">
            <text:p>1784950</text:p>
          </table:table-cell>
          <table:table-cell office:value-type="float" office:value="1786541" table:style-name="ce1">
            <text:p>1786541</text:p>
          </table:table-cell>
          <table:table-cell table:style-name="ce1"/>
          <table:table-cell office:value-type="float" office:value="1789545" table:style-name="ce1">
            <text:p>1789545</text:p>
          </table:table-cell>
          <table:table-cell office:value-type="float" office:value="2254467" table:style-name="ce1">
            <text:p>2254467</text:p>
          </table:table-cell>
          <table:table-cell office:value-type="float" office:value="2255679" table:style-name="ce1">
            <text:p>2255679</text:p>
          </table:table-cell>
          <table:table-cell office:value-type="float" office:value="2258140" table:style-name="ce1">
            <text:p>2258140</text:p>
          </table:table-cell>
          <table:table-cell table:style-name="ce1"/>
          <table:table-cell office:value-type="float" office:value="2320310" table:style-name="ce1">
            <text:p>2320310</text:p>
          </table:table-cell>
          <table:table-cell office:value-type="float" office:value="2321392" table:style-name="ce1">
            <text:p>2321392</text:p>
          </table:table-cell>
          <table:table-cell office:value-type="float" office:value="2322794" table:style-name="ce1">
            <text:p>2322794</text:p>
          </table:table-cell>
          <table:table-cell table:style-name="ce1"/>
          <table:table-cell office:value-type="float" office:value="2093500" table:style-name="ce1">
            <text:p>2093500</text:p>
          </table:table-cell>
          <table:table-cell office:value-type="float" office:value="2095308" table:style-name="ce1">
            <text:p>2095308</text:p>
          </table:table-cell>
          <table:table-cell table:style-name="ce1"/>
          <table:table-cell office:value-type="float" office:value="2096747" table:style-name="ce1">
            <text:p>2096747</text:p>
          </table:table-cell>
          <table:table-cell office:value-type="float" office:value="1711608" table:style-name="ce1">
            <text:p>1711608</text:p>
          </table:table-cell>
          <table:table-cell office:value-type="float" office:value="1712639" table:style-name="ce1">
            <text:p>1712639</text:p>
          </table:table-cell>
          <table:table-cell office:value-type="float" office:value="1714436" table:style-name="ce1">
            <text:p>1714436</text:p>
          </table:table-cell>
          <table:table-cell table:style-name="ce1"/>
          <table:table-cell office:value-type="float" office:value="1852029" table:style-name="ce1">
            <text:p>1852029</text:p>
          </table:table-cell>
          <table:table-cell office:value-type="float" office:value="1852715" table:style-name="ce1">
            <text:p>1852715</text:p>
          </table:table-cell>
          <table:table-cell table:style-name="ce1"/>
          <table:table-cell office:value-type="float" office:value="1854699" table:style-name="ce1">
            <text:p>1854699</text:p>
          </table:table-cell>
          <table:table-cell office:value-type="float" office:value="2190852" table:style-name="ce1">
            <text:p>2190852</text:p>
          </table:table-cell>
          <table:table-cell office:value-type="float" office:value="2191367" table:style-name="ce1">
            <text:p>2191367</text:p>
          </table:table-cell>
          <table:table-cell office:value-type="float" office:value="2193158" table:style-name="ce1">
            <text:p>2193158</text:p>
          </table:table-cell>
          <table:table-cell table:style-name="ce1"/>
          <table:table-cell office:value-type="float" office:value="1866498" table:style-name="ce1">
            <text:p>1866498</text:p>
          </table:table-cell>
          <table:table-cell office:value-type="float" office:value="1867546" table:style-name="ce1">
            <text:p>1867546</text:p>
          </table:table-cell>
          <table:table-cell office:value-type="float" office:value="1870329" table:style-name="ce1">
            <text:p>1870329</text:p>
          </table:table-cell>
          <table:table-cell table:style-name="ce1"/>
          <table:table-cell office:value-type="float" office:value="1990416" table:style-name="ce1">
            <text:p>1990416</text:p>
          </table:table-cell>
          <table:table-cell office:value-type="float" office:value="1993686" table:style-name="ce1">
            <text:p>1993686</text:p>
          </table:table-cell>
          <table:table-cell table:style-name="ce1"/>
          <table:table-cell office:value-type="float" office:value="1995499" table:style-name="ce1">
            <text:p>1995499</text:p>
          </table:table-cell>
          <table:table-cell office:value-type="float" office:value="1740995" table:style-name="ce1">
            <text:p>1740995</text:p>
          </table:table-cell>
          <table:table-cell office:value-type="float" office:value="1743111" table:style-name="ce1">
            <text:p>1743111</text:p>
          </table:table-cell>
          <table:table-cell office:value-type="float" office:value="1744850" table:style-name="ce1">
            <text:p>1744850</text:p>
          </table:table-cell>
          <table:table-cell table:style-name="ce1"/>
          <table:table-cell office:value-type="float" office:value="2457128" table:style-name="ce1">
            <text:p>2457128</text:p>
          </table:table-cell>
          <table:table-cell office:value-type="float" office:value="2458760" table:style-name="ce1">
            <text:p>2458760</text:p>
          </table:table-cell>
          <table:table-cell office:value-type="float" office:value="2461219" table:style-name="ce1">
            <text:p>2461219</text:p>
          </table:table-cell>
          <table:table-cell table:style-name="ce1"/>
          <table:table-cell office:value-type="float" office:value="2310928" table:style-name="ce1">
            <text:p>2310928</text:p>
          </table:table-cell>
          <table:table-cell office:value-type="float" office:value="2312206" table:style-name="ce1">
            <text:p>2312206</text:p>
          </table:table-cell>
          <table:table-cell office:value-type="float" office:value="2313682" table:style-name="ce1">
            <text:p>2313682</text:p>
          </table:table-cell>
          <table:table-cell table:style-name="ce1"/>
          <table:table-cell office:value-type="float" office:value="2401300" table:style-name="ce1">
            <text:p>2401300</text:p>
          </table:table-cell>
          <table:table-cell office:value-type="float" office:value="2402048" table:style-name="ce1">
            <text:p>2402048</text:p>
          </table:table-cell>
          <table:table-cell office:value-type="float" office:value="2404276" table:style-name="ce1">
            <text:p>2404276</text:p>
          </table:table-cell>
          <table:table-cell table:style-name="ce1"/>
          <table:table-cell office:value-type="float" office:value="1680168" table:style-name="ce1">
            <text:p>1680168</text:p>
          </table:table-cell>
          <table:table-cell office:value-type="float" office:value="1681387" table:style-name="ce1">
            <text:p>1681387</text:p>
          </table:table-cell>
          <table:table-cell office:value-type="float" office:value="1683333" table:style-name="ce1">
            <text:p>1683333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182731_M05714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35:35</text:p>
          </table:table-cell>
          <table:table-cell office:value-type="string" table:style-name="ce1">
            <text:p>2020-11-18_18:35:35</text:p>
          </table:table-cell>
          <table:table-cell office:value-type="float" office:value="0.81" table:style-name="ce1">
            <text:p>0,81</text:p>
          </table:table-cell>
          <table:table-cell office:value-type="string" table:style-name="ce1">
            <text:p>Oweïss Ett</text:p>
          </table:table-cell>
          <table:table-cell office:value-type="string" table:style-name="ce1">
            <text:p>M05714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pE1YJYFeB748SCKN</text:p>
          </table:table-cell>
          <table:table-cell office:value-type="string" table:style-name="ce1">
            <text:p>https://www.testable.org/experiment/4303/294929/start?participant=M057143</text:p>
          </table:table-cell>
          <table:table-cell office:value-type="float" office:value="3117441" table:style-name="ce1">
            <text:p>3117441</text:p>
          </table:table-cell>
          <table:table-cell office:value-type="float" office:value="51.957349999999998" table:style-name="ce1">
            <text:p>51,95735</text:p>
          </table:table-cell>
          <table:table-cell office:value-type="float" office:value="432634" table:style-name="ce1">
            <text:p>432634</text:p>
          </table:table-cell>
          <table:table-cell office:value-type="float" office:value="1020951" table:style-name="ce1">
            <text:p>1020951</text:p>
          </table:table-cell>
          <table:table-cell office:value-type="float" office:value="865502" table:style-name="ce1">
            <text:p>865502</text:p>
          </table:table-cell>
          <table:table-cell office:value-type="float" office:value="519654" table:style-name="ce1">
            <text:p>519654</text:p>
          </table:table-cell>
          <table:table-cell office:value-type="float" office:value="938035" table:style-name="ce1">
            <text:p>938035</text:p>
          </table:table-cell>
          <table:table-cell office:value-type="float" office:value="794864" table:style-name="ce1">
            <text:p>794864</text:p>
          </table:table-cell>
          <table:table-cell office:value-type="float" office:value="1114831" table:style-name="ce1">
            <text:p>1114831</text:p>
          </table:table-cell>
          <table:table-cell office:value-type="float" office:value="611275" table:style-name="ce1">
            <text:p>611275</text:p>
          </table:table-cell>
          <table:table-cell office:value-type="float" office:value="1318260" table:style-name="ce1">
            <text:p>1318260</text:p>
          </table:table-cell>
          <table:table-cell office:value-type="float" office:value="1240887" table:style-name="ce1">
            <text:p>1240887</text:p>
          </table:table-cell>
          <table:table-cell office:value-type="float" office:value="717962" table:style-name="ce1">
            <text:p>717962</text:p>
          </table:table-cell>
          <table:table-cell office:value-type="float" office:value="363974" table:style-name="ce1">
            <text:p>363974</text:p>
          </table:table-cell>
          <table:table-cell office:value-type="float" office:value="2507157" table:style-name="ce1">
            <text:p>2507157</text:p>
          </table:table-cell>
          <table:table-cell office:value-type="float" office:value="2509701" table:style-name="ce1">
            <text:p>2509701</text:p>
          </table:table-cell>
          <table:table-cell table:style-name="ce1"/>
          <table:table-cell office:value-type="float" office:value="2514601" table:style-name="ce1">
            <text:p>2514601</text:p>
          </table:table-cell>
          <table:table-cell office:value-type="float" office:value="2916346" table:style-name="ce1">
            <text:p>2916346</text:p>
          </table:table-cell>
          <table:table-cell office:value-type="float" office:value="2917206" table:style-name="ce1">
            <text:p>2917206</text:p>
          </table:table-cell>
          <table:table-cell table:style-name="ce1"/>
          <table:table-cell office:value-type="float" office:value="2919384" table:style-name="ce1">
            <text:p>2919384</text:p>
          </table:table-cell>
          <table:table-cell office:value-type="float" office:value="2688108" table:style-name="ce1">
            <text:p>2688108</text:p>
          </table:table-cell>
          <table:table-cell office:value-type="float" office:value="2689005" table:style-name="ce1">
            <text:p>2689005</text:p>
          </table:table-cell>
          <table:table-cell table:style-name="ce1"/>
          <table:table-cell office:value-type="float" office:value="2691503" table:style-name="ce1">
            <text:p>2691503</text:p>
          </table:table-cell>
          <table:table-cell office:value-type="float" office:value="2390125" table:style-name="ce1">
            <text:p>2390125</text:p>
          </table:table-cell>
          <table:table-cell office:value-type="float" office:value="2391559" table:style-name="ce1">
            <text:p>2391559</text:p>
          </table:table-cell>
          <table:table-cell table:style-name="ce1"/>
          <table:table-cell office:value-type="float" office:value="2395296" table:style-name="ce1">
            <text:p>2395296</text:p>
          </table:table-cell>
          <table:table-cell office:value-type="float" office:value="2617531" table:style-name="ce1">
            <text:p>2617531</text:p>
          </table:table-cell>
          <table:table-cell office:value-type="float" office:value="2619100" table:style-name="ce1">
            <text:p>2619100</text:p>
          </table:table-cell>
          <table:table-cell table:style-name="ce1"/>
          <table:table-cell office:value-type="float" office:value="2623459" table:style-name="ce1">
            <text:p>2623459</text:p>
          </table:table-cell>
          <table:table-cell office:value-type="float" office:value="2536609" table:style-name="ce1">
            <text:p>2536609</text:p>
          </table:table-cell>
          <table:table-cell office:value-type="float" office:value="2538249" table:style-name="ce1">
            <text:p>2538249</text:p>
          </table:table-cell>
          <table:table-cell table:style-name="ce1"/>
          <table:table-cell office:value-type="float" office:value="2542064" table:style-name="ce1">
            <text:p>2542064</text:p>
          </table:table-cell>
          <table:table-cell office:value-type="float" office:value="3026817" table:style-name="ce1">
            <text:p>3026817</text:p>
          </table:table-cell>
          <table:table-cell office:value-type="float" office:value="3027520" table:style-name="ce1">
            <text:p>3027520</text:p>
          </table:table-cell>
          <table:table-cell table:style-name="ce1"/>
          <table:table-cell office:value-type="float" office:value="3029921" table:style-name="ce1">
            <text:p>3029921</text:p>
          </table:table-cell>
          <table:table-cell office:value-type="float" office:value="2772436" table:style-name="ce1">
            <text:p>2772436</text:p>
          </table:table-cell>
          <table:table-cell office:value-type="float" office:value="2773534" table:style-name="ce1">
            <text:p>2773534</text:p>
          </table:table-cell>
          <table:table-cell table:style-name="ce1"/>
          <table:table-cell office:value-type="float" office:value="2778145" table:style-name="ce1">
            <text:p>2778145</text:p>
          </table:table-cell>
          <table:table-cell office:value-type="float" office:value="2958212" table:style-name="ce1">
            <text:p>2958212</text:p>
          </table:table-cell>
          <table:table-cell office:value-type="float" office:value="2958988" table:style-name="ce1">
            <text:p>2958988</text:p>
          </table:table-cell>
          <table:table-cell table:style-name="ce1"/>
          <table:table-cell office:value-type="float" office:value="2961282" table:style-name="ce1">
            <text:p>2961282</text:p>
          </table:table-cell>
          <table:table-cell office:value-type="float" office:value="2442186" table:style-name="ce1">
            <text:p>2442186</text:p>
          </table:table-cell>
          <table:table-cell office:value-type="float" office:value="2443343" table:style-name="ce1">
            <text:p>2443343</text:p>
          </table:table-cell>
          <table:table-cell table:style-name="ce1"/>
          <table:table-cell office:value-type="float" office:value="2446253" table:style-name="ce1">
            <text:p>2446253</text:p>
          </table:table-cell>
          <table:table-cell office:value-type="float" office:value="2705331" table:style-name="ce1">
            <text:p>2705331</text:p>
          </table:table-cell>
          <table:table-cell office:value-type="float" office:value="2706184" table:style-name="ce1">
            <text:p>2706184</text:p>
          </table:table-cell>
          <table:table-cell table:style-name="ce1"/>
          <table:table-cell office:value-type="float" office:value="2708549" table:style-name="ce1">
            <text:p>2708549</text:p>
          </table:table-cell>
          <table:table-cell office:value-type="float" office:value="2969990" table:style-name="ce1">
            <text:p>2969990</text:p>
          </table:table-cell>
          <table:table-cell office:value-type="float" office:value="2970877" table:style-name="ce1">
            <text:p>2970877</text:p>
          </table:table-cell>
          <table:table-cell table:style-name="ce1"/>
          <table:table-cell office:value-type="float" office:value="2973470" table:style-name="ce1">
            <text:p>2973470</text:p>
          </table:table-cell>
          <table:table-cell office:value-type="float" office:value="2866061" table:style-name="ce1">
            <text:p>2866061</text:p>
          </table:table-cell>
          <table:table-cell office:value-type="float" office:value="2866902" table:style-name="ce1">
            <text:p>2866902</text:p>
          </table:table-cell>
          <table:table-cell table:style-name="ce1"/>
          <table:table-cell office:value-type="float" office:value="2869094" table:style-name="ce1">
            <text:p>2869094</text:p>
          </table:table-cell>
          <table:table-cell office:value-type="float" office:value="2720363" table:style-name="ce1">
            <text:p>2720363</text:p>
          </table:table-cell>
          <table:table-cell office:value-type="float" office:value="2721096" table:style-name="ce1">
            <text:p>2721096</text:p>
          </table:table-cell>
          <table:table-cell table:style-name="ce1"/>
          <table:table-cell office:value-type="float" office:value="2723600" table:style-name="ce1">
            <text:p>2723600</text:p>
          </table:table-cell>
          <table:table-cell office:value-type="float" office:value="2879453" table:style-name="ce1">
            <text:p>2879453</text:p>
          </table:table-cell>
          <table:table-cell office:value-type="float" office:value="2880222" table:style-name="ce1">
            <text:p>2880222</text:p>
          </table:table-cell>
          <table:table-cell table:style-name="ce1"/>
          <table:table-cell office:value-type="float" office:value="2882848" table:style-name="ce1">
            <text:p>2882848</text:p>
          </table:table-cell>
          <table:table-cell office:value-type="float" office:value="2784688" table:style-name="ce1">
            <text:p>2784688</text:p>
          </table:table-cell>
          <table:table-cell office:value-type="float" office:value="2785457" table:style-name="ce1">
            <text:p>2785457</text:p>
          </table:table-cell>
          <table:table-cell table:style-name="ce1"/>
          <table:table-cell office:value-type="float" office:value="2788124" table:style-name="ce1">
            <text:p>2788124</text:p>
          </table:table-cell>
          <table:table-cell office:value-type="float" office:value="2347956" table:style-name="ce1">
            <text:p>2347956</text:p>
          </table:table-cell>
          <table:table-cell office:value-type="float" office:value="2350151" table:style-name="ce1">
            <text:p>2350151</text:p>
          </table:table-cell>
          <table:table-cell table:style-name="ce1"/>
          <table:table-cell office:value-type="float" office:value="2352664" table:style-name="ce1">
            <text:p>2352664</text:p>
          </table:table-cell>
          <table:table-cell office:value-type="float" office:value="2653296" table:style-name="ce1">
            <text:p>2653296</text:p>
          </table:table-cell>
          <table:table-cell office:value-type="float" office:value="2654322" table:style-name="ce1">
            <text:p>2654322</text:p>
          </table:table-cell>
          <table:table-cell table:style-name="ce1"/>
          <table:table-cell office:value-type="float" office:value="2657900" table:style-name="ce1">
            <text:p>2657900</text:p>
          </table:table-cell>
          <table:table-cell office:value-type="float" office:value="2944832" table:style-name="ce1">
            <text:p>2944832</text:p>
          </table:table-cell>
          <table:table-cell office:value-type="float" office:value="2945515" table:style-name="ce1">
            <text:p>2945515</text:p>
          </table:table-cell>
          <table:table-cell table:style-name="ce1"/>
          <table:table-cell office:value-type="float" office:value="2947699" table:style-name="ce1">
            <text:p>2947699</text:p>
          </table:table-cell>
          <table:table-cell office:value-type="float" office:value="3052767" table:style-name="ce1">
            <text:p>3052767</text:p>
          </table:table-cell>
          <table:table-cell office:value-type="float" office:value="3053762" table:style-name="ce1">
            <text:p>3053762</text:p>
          </table:table-cell>
          <table:table-cell table:style-name="ce1"/>
          <table:table-cell office:value-type="float" office:value="3055779" table:style-name="ce1">
            <text:p>3055779</text:p>
          </table:table-cell>
          <table:table-cell office:value-type="float" office:value="2587890" table:style-name="ce1">
            <text:p>2587890</text:p>
          </table:table-cell>
          <table:table-cell office:value-type="float" office:value="2588835" table:style-name="ce1">
            <text:p>2588835</text:p>
          </table:table-cell>
          <table:table-cell table:style-name="ce1"/>
          <table:table-cell office:value-type="float" office:value="2592974" table:style-name="ce1">
            <text:p>2592974</text:p>
          </table:table-cell>
          <table:table-cell office:value-type="float" office:value="2823481" table:style-name="ce1">
            <text:p>2823481</text:p>
          </table:table-cell>
          <table:table-cell office:value-type="float" office:value="2824258" table:style-name="ce1">
            <text:p>2824258</text:p>
          </table:table-cell>
          <table:table-cell table:style-name="ce1"/>
          <table:table-cell office:value-type="float" office:value="2826801" table:style-name="ce1">
            <text:p>2826801</text:p>
          </table:table-cell>
          <table:table-cell office:value-type="float" office:value="2486301" table:style-name="ce1">
            <text:p>2486301</text:p>
          </table:table-cell>
          <table:table-cell office:value-type="float" office:value="2487718" table:style-name="ce1">
            <text:p>2487718</text:p>
          </table:table-cell>
          <table:table-cell table:style-name="ce1"/>
          <table:table-cell office:value-type="float" office:value="2491207" table:style-name="ce1">
            <text:p>2491207</text:p>
          </table:table-cell>
          <table:table-cell office:value-type="float" office:value="2931686" table:style-name="ce1">
            <text:p>2931686</text:p>
          </table:table-cell>
          <table:table-cell office:value-type="float" office:value="2932490" table:style-name="ce1">
            <text:p>2932490</text:p>
          </table:table-cell>
          <table:table-cell table:style-name="ce1"/>
          <table:table-cell office:value-type="float" office:value="2934655" table:style-name="ce1">
            <text:p>2934655</text:p>
          </table:table-cell>
          <table:table-cell office:value-type="float" office:value="2602093" table:style-name="ce1">
            <text:p>2602093</text:p>
          </table:table-cell>
          <table:table-cell office:value-type="float" office:value="2603005" table:style-name="ce1">
            <text:p>2603005</text:p>
          </table:table-cell>
          <table:table-cell table:style-name="ce1"/>
          <table:table-cell office:value-type="float" office:value="2605120" table:style-name="ce1">
            <text:p>2605120</text:p>
          </table:table-cell>
          <table:table-cell office:value-type="float" office:value="3079516" table:style-name="ce1">
            <text:p>3079516</text:p>
          </table:table-cell>
          <table:table-cell office:value-type="float" office:value="3080382" table:style-name="ce1">
            <text:p>3080382</text:p>
          </table:table-cell>
          <table:table-cell table:style-name="ce1"/>
          <table:table-cell office:value-type="float" office:value="3082239" table:style-name="ce1">
            <text:p>3082239</text:p>
          </table:table-cell>
          <table:table-cell office:value-type="float" office:value="3041060" table:style-name="ce1">
            <text:p>3041060</text:p>
          </table:table-cell>
          <table:table-cell office:value-type="float" office:value="3041866" table:style-name="ce1">
            <text:p>3041866</text:p>
          </table:table-cell>
          <table:table-cell table:style-name="ce1"/>
          <table:table-cell office:value-type="float" office:value="3044042" table:style-name="ce1">
            <text:p>3044042</text:p>
          </table:table-cell>
          <table:table-cell office:value-type="float" office:value="2735899" table:style-name="ce1">
            <text:p>2735899</text:p>
          </table:table-cell>
          <table:table-cell office:value-type="float" office:value="2736731" table:style-name="ce1">
            <text:p>2736731</text:p>
          </table:table-cell>
          <table:table-cell table:style-name="ce1"/>
          <table:table-cell office:value-type="float" office:value="2741488" table:style-name="ce1">
            <text:p>2741488</text:p>
          </table:table-cell>
          <table:table-cell office:value-type="float" office:value="2907110" table:style-name="ce1">
            <text:p>2907110</text:p>
          </table:table-cell>
          <table:table-cell office:value-type="float" office:value="2907832" table:style-name="ce1">
            <text:p>2907832</text:p>
          </table:table-cell>
          <table:table-cell table:style-name="ce1"/>
          <table:table-cell office:value-type="float" office:value="2909895" table:style-name="ce1">
            <text:p>2909895</text:p>
          </table:table-cell>
          <table:table-cell office:value-type="float" office:value="3066040" table:style-name="ce1">
            <text:p>3066040</text:p>
          </table:table-cell>
          <table:table-cell office:value-type="float" office:value="3066738" table:style-name="ce1">
            <text:p>3066738</text:p>
          </table:table-cell>
          <table:table-cell table:style-name="ce1"/>
          <table:table-cell office:value-type="float" office:value="3069067" table:style-name="ce1">
            <text:p>3069067</text:p>
          </table:table-cell>
          <table:table-cell office:value-type="float" office:value="2995279" table:style-name="ce1">
            <text:p>2995279</text:p>
          </table:table-cell>
          <table:table-cell office:value-type="float" office:value="2996455" table:style-name="ce1">
            <text:p>2996455</text:p>
          </table:table-cell>
          <table:table-cell table:style-name="ce1"/>
          <table:table-cell office:value-type="float" office:value="2999007" table:style-name="ce1">
            <text:p>2999007</text:p>
          </table:table-cell>
          <table:table-cell office:value-type="float" office:value="2672626" table:style-name="ce1">
            <text:p>2672626</text:p>
          </table:table-cell>
          <table:table-cell office:value-type="float" office:value="2673576" table:style-name="ce1">
            <text:p>2673576</text:p>
          </table:table-cell>
          <table:table-cell table:style-name="ce1"/>
          <table:table-cell office:value-type="float" office:value="2676591" table:style-name="ce1">
            <text:p>2676591</text:p>
          </table:table-cell>
          <table:table-cell office:value-type="float" office:value="2853707" table:style-name="ce1">
            <text:p>2853707</text:p>
          </table:table-cell>
          <table:table-cell office:value-type="float" office:value="2854467" table:style-name="ce1">
            <text:p>2854467</text:p>
          </table:table-cell>
          <table:table-cell table:style-name="ce1"/>
          <table:table-cell office:value-type="float" office:value="2857316" table:style-name="ce1">
            <text:p>2857316</text:p>
          </table:table-cell>
          <table:table-cell office:value-type="float" office:value="2836827" table:style-name="ce1">
            <text:p>2836827</text:p>
          </table:table-cell>
          <table:table-cell office:value-type="float" office:value="2837601" table:style-name="ce1">
            <text:p>2837601</text:p>
          </table:table-cell>
          <table:table-cell table:style-name="ce1"/>
          <table:table-cell office:value-type="float" office:value="2840540" table:style-name="ce1">
            <text:p>2840540</text:p>
          </table:table-cell>
          <table:table-cell office:value-type="float" office:value="2889438" table:style-name="ce1">
            <text:p>2889438</text:p>
          </table:table-cell>
          <table:table-cell office:value-type="float" office:value="2890310" table:style-name="ce1">
            <text:p>2890310</text:p>
          </table:table-cell>
          <table:table-cell table:style-name="ce1"/>
          <table:table-cell office:value-type="float" office:value="2892494" table:style-name="ce1">
            <text:p>2892494</text:p>
          </table:table-cell>
          <table:table-cell office:value-type="float" office:value="2465412" table:style-name="ce1">
            <text:p>2465412</text:p>
          </table:table-cell>
          <table:table-cell office:value-type="float" office:value="2466436" table:style-name="ce1">
            <text:p>2466436</text:p>
          </table:table-cell>
          <table:table-cell table:style-name="ce1"/>
          <table:table-cell office:value-type="float" office:value="2470400" table:style-name="ce1">
            <text:p>2470400</text:p>
          </table:table-cell>
          <table:table-cell office:value-type="float" office:value="2369860" table:style-name="ce1">
            <text:p>2369860</text:p>
          </table:table-cell>
          <table:table-cell office:value-type="float" office:value="2371155" table:style-name="ce1">
            <text:p>2371155</text:p>
          </table:table-cell>
          <table:table-cell table:style-name="ce1"/>
          <table:table-cell office:value-type="float" office:value="2373298" table:style-name="ce1">
            <text:p>2373298</text:p>
          </table:table-cell>
          <table:table-cell office:value-type="float" office:value="2811688" table:style-name="ce1">
            <text:p>2811688</text:p>
          </table:table-cell>
          <table:table-cell office:value-type="float" office:value="2812572" table:style-name="ce1">
            <text:p>2812572</text:p>
          </table:table-cell>
          <table:table-cell table:style-name="ce1"/>
          <table:table-cell office:value-type="float" office:value="2815175" table:style-name="ce1">
            <text:p>2815175</text:p>
          </table:table-cell>
          <table:table-cell office:value-type="float" office:value="2752586" table:style-name="ce1">
            <text:p>2752586</text:p>
          </table:table-cell>
          <table:table-cell office:value-type="float" office:value="2753316" table:style-name="ce1">
            <text:p>2753316</text:p>
          </table:table-cell>
          <table:table-cell table:style-name="ce1"/>
          <table:table-cell office:value-type="float" office:value="2755551" table:style-name="ce1">
            <text:p>2755551</text:p>
          </table:table-cell>
          <table:table-cell office:value-type="float" office:value="2799679" table:style-name="ce1">
            <text:p>2799679</text:p>
          </table:table-cell>
          <table:table-cell office:value-type="float" office:value="2800593" table:style-name="ce1">
            <text:p>2800593</text:p>
          </table:table-cell>
          <table:table-cell table:style-name="ce1"/>
          <table:table-cell office:value-type="float" office:value="2803665" table:style-name="ce1">
            <text:p>2803665</text:p>
          </table:table-cell>
          <table:table-cell office:value-type="float" office:value="2552624" table:style-name="ce1">
            <text:p>2552624</text:p>
          </table:table-cell>
          <table:table-cell office:value-type="float" office:value="2553666" table:style-name="ce1">
            <text:p>2553666</text:p>
          </table:table-cell>
          <table:table-cell table:style-name="ce1"/>
          <table:table-cell office:value-type="float" office:value="2556364" table:style-name="ce1">
            <text:p>2556364</text:p>
          </table:table-cell>
          <table:table-cell office:value-type="float" office:value="3009620" table:style-name="ce1">
            <text:p>3009620</text:p>
          </table:table-cell>
          <table:table-cell office:value-type="float" office:value="3011260" table:style-name="ce1">
            <text:p>3011260</text:p>
          </table:table-cell>
          <table:table-cell table:style-name="ce1"/>
          <table:table-cell office:value-type="float" office:value="3013395" table:style-name="ce1">
            <text:p>3013395</text:p>
          </table:table-cell>
          <table:table-cell office:value-type="float" office:value="3092966" table:style-name="ce1">
            <text:p>3092966</text:p>
          </table:table-cell>
          <table:table-cell office:value-type="float" office:value="3093727" table:style-name="ce1">
            <text:p>3093727</text:p>
          </table:table-cell>
          <table:table-cell table:style-name="ce1"/>
          <table:table-cell office:value-type="float" office:value="3096282" table:style-name="ce1">
            <text:p>3096282</text:p>
          </table:table-cell>
          <table:table-cell office:value-type="float" office:value="2568555" table:style-name="ce1">
            <text:p>2568555</text:p>
          </table:table-cell>
          <table:table-cell office:value-type="float" office:value="2570174" table:style-name="ce1">
            <text:p>2570174</text:p>
          </table:table-cell>
          <table:table-cell table:style-name="ce1"/>
          <table:table-cell office:value-type="float" office:value="2574936" table:style-name="ce1">
            <text:p>2574936</text:p>
          </table:table-cell>
          <table:table-cell office:value-type="float" office:value="2424259" table:style-name="ce1">
            <text:p>2424259</text:p>
          </table:table-cell>
          <table:table-cell office:value-type="float" office:value="2425397" table:style-name="ce1">
            <text:p>2425397</text:p>
          </table:table-cell>
          <table:table-cell table:style-name="ce1"/>
          <table:table-cell office:value-type="float" office:value="2427512" table:style-name="ce1">
            <text:p>2427512</text:p>
          </table:table-cell>
          <table:table-cell office:value-type="float" office:value="2983636" table:style-name="ce1">
            <text:p>2983636</text:p>
          </table:table-cell>
          <table:table-cell office:value-type="float" office:value="2984452" table:style-name="ce1">
            <text:p>2984452</text:p>
          </table:table-cell>
          <table:table-cell table:style-name="ce1"/>
          <table:table-cell office:value-type="float" office:value="2986332" table:style-name="ce1">
            <text:p>2986332</text:p>
          </table:table-cell>
          <table:table-cell office:value-type="float" office:value="3111795" table:style-name="ce1">
            <text:p>3111795</text:p>
          </table:table-cell>
          <table:table-cell office:value-type="float" office:value="3112539" table:style-name="ce1">
            <text:p>3112539</text:p>
          </table:table-cell>
          <table:table-cell table:style-name="ce1"/>
          <table:table-cell office:value-type="float" office:value="3115006" table:style-name="ce1">
            <text:p>3115006</text:p>
          </table:table-cell>
          <table:table-cell office:value-type="float" office:value="2639394" table:style-name="ce1">
            <text:p>2639394</text:p>
          </table:table-cell>
          <table:table-cell office:value-type="float" office:value="2640275" table:style-name="ce1">
            <text:p>2640275</text:p>
          </table:table-cell>
          <table:table-cell table:style-name="ce1"/>
          <table:table-cell office:value-type="float" office:value="2644284" table:style-name="ce1">
            <text:p>2644284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8_184440_M09964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7:54:12</text:p>
          </table:table-cell>
          <table:table-cell office:value-type="string" table:style-name="ce1">
            <text:p>2020-11-18_18:54:12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Agathe</text:p>
          </table:table-cell>
          <table:table-cell office:value-type="string" table:style-name="ce1">
            <text:p>M0996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6ukUDAWSdHmGMH7</text:p>
          </table:table-cell>
          <table:table-cell office:value-type="string" table:style-name="ce1">
            <text:p>https://www.testable.org/experiment/4303/294929/start?participant=M099641</text:p>
          </table:table-cell>
          <table:table-cell office:value-type="float" office:value="3028469" table:style-name="ce1">
            <text:p>3028469</text:p>
          </table:table-cell>
          <table:table-cell office:value-type="float" office:value="50.474483333332998" table:style-name="ce1">
            <text:p>50,47448333</text:p>
          </table:table-cell>
          <table:table-cell office:value-type="float" office:value="476852" table:style-name="ce1">
            <text:p>476852</text:p>
          </table:table-cell>
          <table:table-cell office:value-type="float" office:value="550362" table:style-name="ce1">
            <text:p>550362</text:p>
          </table:table-cell>
          <table:table-cell office:value-type="float" office:value="713209" table:style-name="ce1">
            <text:p>713209</text:p>
          </table:table-cell>
          <table:table-cell office:value-type="float" office:value="844837" table:style-name="ce1">
            <text:p>844837</text:p>
          </table:table-cell>
          <table:table-cell office:value-type="float" office:value="909954" table:style-name="ce1">
            <text:p>909954</text:p>
          </table:table-cell>
          <table:table-cell office:value-type="float" office:value="637604" table:style-name="ce1">
            <text:p>637604</text:p>
          </table:table-cell>
          <table:table-cell office:value-type="float" office:value="1164022" table:style-name="ce1">
            <text:p>1164022</text:p>
          </table:table-cell>
          <table:table-cell office:value-type="float" office:value="1307032" table:style-name="ce1">
            <text:p>1307032</text:p>
          </table:table-cell>
          <table:table-cell office:value-type="float" office:value="395156" table:style-name="ce1">
            <text:p>395156</text:p>
          </table:table-cell>
          <table:table-cell office:value-type="float" office:value="1234761" table:style-name="ce1">
            <text:p>1234761</text:p>
          </table:table-cell>
          <table:table-cell office:value-type="float" office:value="977573" table:style-name="ce1">
            <text:p>977573</text:p>
          </table:table-cell>
          <table:table-cell office:value-type="float" office:value="1075821" table:style-name="ce1">
            <text:p>1075821</text:p>
          </table:table-cell>
          <table:table-cell table:number-columns-repeated="192" table:style-name="ce1"/>
          <table:table-cell office:value-type="float" office:value="2540435" table:style-name="ce1">
            <text:p>2540435</text:p>
          </table:table-cell>
          <table:table-cell office:value-type="float" office:value="2542147" table:style-name="ce1">
            <text:p>2542147</text:p>
          </table:table-cell>
          <table:table-cell table:style-name="ce1"/>
          <table:table-cell office:value-type="float" office:value="2545120" table:style-name="ce1">
            <text:p>2545120</text:p>
          </table:table-cell>
          <table:table-cell office:value-type="float" office:value="2882359" table:style-name="ce1">
            <text:p>2882359</text:p>
          </table:table-cell>
          <table:table-cell office:value-type="float" office:value="2883347" table:style-name="ce1">
            <text:p>2883347</text:p>
          </table:table-cell>
          <table:table-cell office:value-type="float" office:value="2885574" table:style-name="ce1">
            <text:p>2885574</text:p>
          </table:table-cell>
          <table:table-cell table:style-name="ce1"/>
          <table:table-cell office:value-type="float" office:value="2890582" table:style-name="ce1">
            <text:p>2890582</text:p>
          </table:table-cell>
          <table:table-cell office:value-type="float" office:value="2891007" table:style-name="ce1">
            <text:p>2891007</text:p>
          </table:table-cell>
          <table:table-cell office:value-type="float" office:value="2893734" table:style-name="ce1">
            <text:p>2893734</text:p>
          </table:table-cell>
          <table:table-cell table:style-name="ce1"/>
          <table:table-cell office:value-type="float" office:value="2993803" table:style-name="ce1">
            <text:p>2993803</text:p>
          </table:table-cell>
          <table:table-cell office:value-type="float" office:value="2996362" table:style-name="ce1">
            <text:p>2996362</text:p>
          </table:table-cell>
          <table:table-cell office:value-type="float" office:value="2998387" table:style-name="ce1">
            <text:p>2998387</text:p>
          </table:table-cell>
          <table:table-cell table:style-name="ce1"/>
          <table:table-cell office:value-type="float" office:value="2843332" table:style-name="ce1">
            <text:p>2843332</text:p>
          </table:table-cell>
          <table:table-cell office:value-type="float" office:value="2845148" table:style-name="ce1">
            <text:p>2845148</text:p>
          </table:table-cell>
          <table:table-cell office:value-type="float" office:value="2846828" table:style-name="ce1">
            <text:p>2846828</text:p>
          </table:table-cell>
          <table:table-cell table:style-name="ce1"/>
          <table:table-cell office:value-type="float" office:value="3023651" table:style-name="ce1">
            <text:p>3023651</text:p>
          </table:table-cell>
          <table:table-cell office:value-type="float" office:value="3024696" table:style-name="ce1">
            <text:p>3024696</text:p>
          </table:table-cell>
          <table:table-cell office:value-type="float" office:value="3026589" table:style-name="ce1">
            <text:p>3026589</text:p>
          </table:table-cell>
          <table:table-cell table:style-name="ce1"/>
          <table:table-cell office:value-type="float" office:value="2246617" table:style-name="ce1">
            <text:p>2246617</text:p>
          </table:table-cell>
          <table:table-cell office:value-type="float" office:value="2248902" table:style-name="ce1">
            <text:p>2248902</text:p>
          </table:table-cell>
          <table:table-cell office:value-type="float" office:value="2252245" table:style-name="ce1">
            <text:p>2252245</text:p>
          </table:table-cell>
          <table:table-cell table:style-name="ce1"/>
          <table:table-cell office:value-type="float" office:value="2595118" table:style-name="ce1">
            <text:p>2595118</text:p>
          </table:table-cell>
          <table:table-cell office:value-type="float" office:value="2596115" table:style-name="ce1">
            <text:p>2596115</text:p>
          </table:table-cell>
          <table:table-cell office:value-type="float" office:value="2597984" table:style-name="ce1">
            <text:p>2597984</text:p>
          </table:table-cell>
          <table:table-cell table:style-name="ce1"/>
          <table:table-cell office:value-type="float" office:value="2474229" table:style-name="ce1">
            <text:p>2474229</text:p>
          </table:table-cell>
          <table:table-cell office:value-type="float" office:value="2475878" table:style-name="ce1">
            <text:p>2475878</text:p>
          </table:table-cell>
          <table:table-cell office:value-type="float" office:value="2477468" table:style-name="ce1">
            <text:p>2477468</text:p>
          </table:table-cell>
          <table:table-cell table:style-name="ce1"/>
          <table:table-cell office:value-type="float" office:value="2784809" table:style-name="ce1">
            <text:p>2784809</text:p>
          </table:table-cell>
          <table:table-cell office:value-type="float" office:value="2787428" table:style-name="ce1">
            <text:p>2787428</text:p>
          </table:table-cell>
          <table:table-cell office:value-type="float" office:value="2791055" table:style-name="ce1">
            <text:p>2791055</text:p>
          </table:table-cell>
          <table:table-cell table:style-name="ce1"/>
          <table:table-cell office:value-type="float" office:value="2637313" table:style-name="ce1">
            <text:p>2637313</text:p>
          </table:table-cell>
          <table:table-cell office:value-type="float" office:value="2639287" table:style-name="ce1">
            <text:p>2639287</text:p>
          </table:table-cell>
          <table:table-cell table:style-name="ce1"/>
          <table:table-cell office:value-type="float" office:value="2640566" table:style-name="ce1">
            <text:p>2640566</text:p>
          </table:table-cell>
          <table:table-cell office:value-type="float" office:value="2261466" table:style-name="ce1">
            <text:p>2261466</text:p>
          </table:table-cell>
          <table:table-cell office:value-type="float" office:value="2262335" table:style-name="ce1">
            <text:p>2262335</text:p>
          </table:table-cell>
          <table:table-cell table:style-name="ce1"/>
          <table:table-cell office:value-type="float" office:value="2267035" table:style-name="ce1">
            <text:p>2267035</text:p>
          </table:table-cell>
          <table:table-cell office:value-type="float" office:value="2302848" table:style-name="ce1">
            <text:p>2302848</text:p>
          </table:table-cell>
          <table:table-cell office:value-type="float" office:value="2304935" table:style-name="ce1">
            <text:p>2304935</text:p>
          </table:table-cell>
          <table:table-cell table:style-name="ce1"/>
          <table:table-cell office:value-type="float" office:value="2308981" table:style-name="ce1">
            <text:p>2308981</text:p>
          </table:table-cell>
          <table:table-cell office:value-type="float" office:value="2449065" table:style-name="ce1">
            <text:p>2449065</text:p>
          </table:table-cell>
          <table:table-cell office:value-type="float" office:value="2452580" table:style-name="ce1">
            <text:p>2452580</text:p>
          </table:table-cell>
          <table:table-cell office:value-type="float" office:value="2455060" table:style-name="ce1">
            <text:p>2455060</text:p>
          </table:table-cell>
          <table:table-cell table:style-name="ce1"/>
          <table:table-cell office:value-type="float" office:value="2660698" table:style-name="ce1">
            <text:p>2660698</text:p>
          </table:table-cell>
          <table:table-cell office:value-type="float" office:value="2661551" table:style-name="ce1">
            <text:p>2661551</text:p>
          </table:table-cell>
          <table:table-cell office:value-type="float" office:value="2663947" table:style-name="ce1">
            <text:p>2663947</text:p>
          </table:table-cell>
          <table:table-cell table:style-name="ce1"/>
          <table:table-cell office:value-type="float" office:value="2963847" table:style-name="ce1">
            <text:p>2963847</text:p>
          </table:table-cell>
          <table:table-cell office:value-type="float" office:value="2964574" table:style-name="ce1">
            <text:p>2964574</text:p>
          </table:table-cell>
          <table:table-cell office:value-type="float" office:value="2966679" table:style-name="ce1">
            <text:p>2966679</text:p>
          </table:table-cell>
          <table:table-cell table:style-name="ce1"/>
          <table:table-cell office:value-type="float" office:value="2585025" table:style-name="ce1">
            <text:p>2585025</text:p>
          </table:table-cell>
          <table:table-cell office:value-type="float" office:value="2585473" table:style-name="ce1">
            <text:p>2585473</text:p>
          </table:table-cell>
          <table:table-cell office:value-type="float" office:value="2587193" table:style-name="ce1">
            <text:p>2587193</text:p>
          </table:table-cell>
          <table:table-cell table:style-name="ce1"/>
          <table:table-cell office:value-type="float" office:value="2278537" table:style-name="ce1">
            <text:p>2278537</text:p>
          </table:table-cell>
          <table:table-cell office:value-type="float" office:value="2279632" table:style-name="ce1">
            <text:p>2279632</text:p>
          </table:table-cell>
          <table:table-cell table:style-name="ce1"/>
          <table:table-cell office:value-type="float" office:value="2284581" table:style-name="ce1">
            <text:p>2284581</text:p>
          </table:table-cell>
          <table:table-cell office:value-type="float" office:value="2767736" table:style-name="ce1">
            <text:p>2767736</text:p>
          </table:table-cell>
          <table:table-cell office:value-type="float" office:value="2769459" table:style-name="ce1">
            <text:p>2769459</text:p>
          </table:table-cell>
          <table:table-cell table:style-name="ce1"/>
          <table:table-cell office:value-type="float" office:value="2772514" table:style-name="ce1">
            <text:p>2772514</text:p>
          </table:table-cell>
          <table:table-cell office:value-type="float" office:value="2858758" table:style-name="ce1">
            <text:p>2858758</text:p>
          </table:table-cell>
          <table:table-cell office:value-type="float" office:value="2859659" table:style-name="ce1">
            <text:p>2859659</text:p>
          </table:table-cell>
          <table:table-cell table:style-name="ce1"/>
          <table:table-cell office:value-type="float" office:value="2862439" table:style-name="ce1">
            <text:p>2862439</text:p>
          </table:table-cell>
          <table:table-cell office:value-type="float" office:value="2317919" table:style-name="ce1">
            <text:p>2317919</text:p>
          </table:table-cell>
          <table:table-cell office:value-type="float" office:value="2318808" table:style-name="ce1">
            <text:p>2318808</text:p>
          </table:table-cell>
          <table:table-cell office:value-type="float" office:value="2321963" table:style-name="ce1">
            <text:p>2321963</text:p>
          </table:table-cell>
          <table:table-cell table:style-name="ce1"/>
          <table:table-cell office:value-type="float" office:value="2434856" table:style-name="ce1">
            <text:p>2434856</text:p>
          </table:table-cell>
          <table:table-cell office:value-type="float" office:value="2436419" table:style-name="ce1">
            <text:p>2436419</text:p>
          </table:table-cell>
          <table:table-cell office:value-type="float" office:value="2439690" table:style-name="ce1">
            <text:p>2439690</text:p>
          </table:table-cell>
          <table:table-cell table:style-name="ce1"/>
          <table:table-cell office:value-type="float" office:value="2413384" table:style-name="ce1">
            <text:p>2413384</text:p>
          </table:table-cell>
          <table:table-cell office:value-type="float" office:value="2414471" table:style-name="ce1">
            <text:p>2414471</text:p>
          </table:table-cell>
          <table:table-cell table:style-name="ce1"/>
          <table:table-cell office:value-type="float" office:value="2421054" table:style-name="ce1">
            <text:p>2421054</text:p>
          </table:table-cell>
          <table:table-cell office:value-type="float" office:value="2805328" table:style-name="ce1">
            <text:p>2805328</text:p>
          </table:table-cell>
          <table:table-cell office:value-type="float" office:value="2806010" table:style-name="ce1">
            <text:p>2806010</text:p>
          </table:table-cell>
          <table:table-cell table:style-name="ce1"/>
          <table:table-cell office:value-type="float" office:value="2808059" table:style-name="ce1">
            <text:p>2808059</text:p>
          </table:table-cell>
          <table:table-cell office:value-type="float" office:value="2226484" table:style-name="ce1">
            <text:p>2226484</text:p>
          </table:table-cell>
          <table:table-cell office:value-type="float" office:value="2229047" table:style-name="ce1">
            <text:p>2229047</text:p>
          </table:table-cell>
          <table:table-cell office:value-type="float" office:value="2233004" table:style-name="ce1">
            <text:p>2233004</text:p>
          </table:table-cell>
          <table:table-cell table:style-name="ce1"/>
          <table:table-cell office:value-type="float" office:value="2711546" table:style-name="ce1">
            <text:p>2711546</text:p>
          </table:table-cell>
          <table:table-cell office:value-type="float" office:value="2714361" table:style-name="ce1">
            <text:p>2714361</text:p>
          </table:table-cell>
          <table:table-cell office:value-type="float" office:value="2717408" table:style-name="ce1">
            <text:p>2717408</text:p>
          </table:table-cell>
          <table:table-cell table:style-name="ce1"/>
          <table:table-cell office:value-type="float" office:value="2827188" table:style-name="ce1">
            <text:p>2827188</text:p>
          </table:table-cell>
          <table:table-cell office:value-type="float" office:value="2828505" table:style-name="ce1">
            <text:p>2828505</text:p>
          </table:table-cell>
          <table:table-cell office:value-type="float" office:value="2830406" table:style-name="ce1">
            <text:p>2830406</text:p>
          </table:table-cell>
          <table:table-cell table:style-name="ce1"/>
          <table:table-cell office:value-type="float" office:value="2397287" table:style-name="ce1">
            <text:p>2397287</text:p>
          </table:table-cell>
          <table:table-cell office:value-type="float" office:value="2398103" table:style-name="ce1">
            <text:p>2398103</text:p>
          </table:table-cell>
          <table:table-cell office:value-type="float" office:value="2401048" table:style-name="ce1">
            <text:p>2401048</text:p>
          </table:table-cell>
          <table:table-cell table:style-name="ce1"/>
          <table:table-cell office:value-type="float" office:value="2745567" table:style-name="ce1">
            <text:p>2745567</text:p>
          </table:table-cell>
          <table:table-cell office:value-type="float" office:value="2747622" table:style-name="ce1">
            <text:p>2747622</text:p>
          </table:table-cell>
          <table:table-cell office:value-type="float" office:value="2750563" table:style-name="ce1">
            <text:p>2750563</text:p>
          </table:table-cell>
          <table:table-cell table:style-name="ce1"/>
          <table:table-cell office:value-type="float" office:value="2945976" table:style-name="ce1">
            <text:p>2945976</text:p>
          </table:table-cell>
          <table:table-cell office:value-type="float" office:value="2948422" table:style-name="ce1">
            <text:p>2948422</text:p>
          </table:table-cell>
          <table:table-cell table:style-name="ce1"/>
          <table:table-cell office:value-type="float" office:value="2950007" table:style-name="ce1">
            <text:p>2950007</text:p>
          </table:table-cell>
          <table:table-cell office:value-type="float" office:value="2370623" table:style-name="ce1">
            <text:p>2370623</text:p>
          </table:table-cell>
          <table:table-cell office:value-type="float" office:value="2373758" table:style-name="ce1">
            <text:p>2373758</text:p>
          </table:table-cell>
          <table:table-cell table:style-name="ce1"/>
          <table:table-cell office:value-type="float" office:value="2380815" table:style-name="ce1">
            <text:p>2380815</text:p>
          </table:table-cell>
          <table:table-cell office:value-type="float" office:value="2606426" table:style-name="ce1">
            <text:p>2606426</text:p>
          </table:table-cell>
          <table:table-cell office:value-type="float" office:value="2607126" table:style-name="ce1">
            <text:p>2607126</text:p>
          </table:table-cell>
          <table:table-cell table:style-name="ce1"/>
          <table:table-cell office:value-type="float" office:value="2609449" table:style-name="ce1">
            <text:p>2609449</text:p>
          </table:table-cell>
          <table:table-cell office:value-type="float" office:value="2464395" table:style-name="ce1">
            <text:p>2464395</text:p>
          </table:table-cell>
          <table:table-cell office:value-type="float" office:value="2465350" table:style-name="ce1">
            <text:p>2465350</text:p>
          </table:table-cell>
          <table:table-cell office:value-type="float" office:value="2467016" table:style-name="ce1">
            <text:p>2467016</text:p>
          </table:table-cell>
          <table:table-cell table:style-name="ce1"/>
          <table:table-cell office:value-type="float" office:value="2338518" table:style-name="ce1">
            <text:p>2338518</text:p>
          </table:table-cell>
          <table:table-cell office:value-type="float" office:value="2339349" table:style-name="ce1">
            <text:p>2339349</text:p>
          </table:table-cell>
          <table:table-cell office:value-type="float" office:value="2341624" table:style-name="ce1">
            <text:p>2341624</text:p>
          </table:table-cell>
          <table:table-cell table:style-name="ce1"/>
          <table:table-cell office:value-type="float" office:value="2816560" table:style-name="ce1">
            <text:p>2816560</text:p>
          </table:table-cell>
          <table:table-cell office:value-type="float" office:value="2817908" table:style-name="ce1">
            <text:p>2817908</text:p>
          </table:table-cell>
          <table:table-cell table:style-name="ce1"/>
          <table:table-cell office:value-type="float" office:value="2819030" table:style-name="ce1">
            <text:p>2819030</text:p>
          </table:table-cell>
          <table:table-cell office:value-type="float" office:value="3006372" table:style-name="ce1">
            <text:p>3006372</text:p>
          </table:table-cell>
          <table:table-cell office:value-type="float" office:value="3006885" table:style-name="ce1">
            <text:p>3006885</text:p>
          </table:table-cell>
          <table:table-cell office:value-type="float" office:value="3009122" table:style-name="ce1">
            <text:p>3009122</text:p>
          </table:table-cell>
          <table:table-cell table:style-name="ce1"/>
          <table:table-cell office:value-type="float" office:value="2931178" table:style-name="ce1">
            <text:p>2931178</text:p>
          </table:table-cell>
          <table:table-cell office:value-type="float" office:value="2931800" table:style-name="ce1">
            <text:p>2931800</text:p>
          </table:table-cell>
          <table:table-cell office:value-type="float" office:value="2933091" table:style-name="ce1">
            <text:p>2933091</text:p>
          </table:table-cell>
          <table:table-cell table:style-name="ce1"/>
          <table:table-cell office:value-type="float" office:value="2353690" table:style-name="ce1">
            <text:p>2353690</text:p>
          </table:table-cell>
          <table:table-cell office:value-type="float" office:value="2355018" table:style-name="ce1">
            <text:p>2355018</text:p>
          </table:table-cell>
          <table:table-cell table:style-name="ce1"/>
          <table:table-cell office:value-type="float" office:value="2363102" table:style-name="ce1">
            <text:p>2363102</text:p>
          </table:table-cell>
          <table:table-cell office:value-type="float" office:value="2493810" table:style-name="ce1">
            <text:p>2493810</text:p>
          </table:table-cell>
          <table:table-cell office:value-type="float" office:value="2494821" table:style-name="ce1">
            <text:p>2494821</text:p>
          </table:table-cell>
          <table:table-cell office:value-type="float" office:value="2497846" table:style-name="ce1">
            <text:p>2497846</text:p>
          </table:table-cell>
          <table:table-cell table:style-name="ce1"/>
          <table:table-cell office:value-type="float" office:value="2918097" table:style-name="ce1">
            <text:p>2918097</text:p>
          </table:table-cell>
          <table:table-cell office:value-type="float" office:value="2920457" table:style-name="ce1">
            <text:p>2920457</text:p>
          </table:table-cell>
          <table:table-cell office:value-type="float" office:value="2922281" table:style-name="ce1">
            <text:p>2922281</text:p>
          </table:table-cell>
          <table:table-cell table:style-name="ce1"/>
          <table:table-cell office:value-type="float" office:value="2618376" table:style-name="ce1">
            <text:p>2618376</text:p>
          </table:table-cell>
          <table:table-cell office:value-type="float" office:value="2620047" table:style-name="ce1">
            <text:p>2620047</text:p>
          </table:table-cell>
          <table:table-cell table:style-name="ce1"/>
          <table:table-cell office:value-type="float" office:value="2621410" table:style-name="ce1">
            <text:p>2621410</text:p>
          </table:table-cell>
          <table:table-cell office:value-type="float" office:value="2979494" table:style-name="ce1">
            <text:p>2979494</text:p>
          </table:table-cell>
          <table:table-cell office:value-type="float" office:value="2981484" table:style-name="ce1">
            <text:p>2981484</text:p>
          </table:table-cell>
          <table:table-cell office:value-type="float" office:value="2982762" table:style-name="ce1">
            <text:p>2982762</text:p>
          </table:table-cell>
          <table:table-cell table:style-name="ce1"/>
          <table:table-cell office:value-type="float" office:value="2687577" table:style-name="ce1">
            <text:p>2687577</text:p>
          </table:table-cell>
          <table:table-cell office:value-type="float" office:value="2688937" table:style-name="ce1">
            <text:p>2688937</text:p>
          </table:table-cell>
          <table:table-cell table:style-name="ce1"/>
          <table:table-cell office:value-type="float" office:value="2697047" table:style-name="ce1">
            <text:p>2697047</text:p>
          </table:table-cell>
          <table:table-cell office:value-type="float" office:value="2904541" table:style-name="ce1">
            <text:p>2904541</text:p>
          </table:table-cell>
          <table:table-cell office:value-type="float" office:value="2905943" table:style-name="ce1">
            <text:p>2905943</text:p>
          </table:table-cell>
          <table:table-cell office:value-type="float" office:value="2907132" table:style-name="ce1">
            <text:p>2907132</text:p>
          </table:table-cell>
          <table:table-cell table:style-name="ce1"/>
          <table:table-cell office:value-type="float" office:value="2555593" table:style-name="ce1">
            <text:p>2555593</text:p>
          </table:table-cell>
          <table:table-cell office:value-type="float" office:value="2559588" table:style-name="ce1">
            <text:p>2559588</text:p>
          </table:table-cell>
          <table:table-cell office:value-type="float" office:value="2562340" table:style-name="ce1">
            <text:p>2562340</text:p>
          </table:table-cell>
          <table:table-cell table:style-name="ce1"/>
          <table:table-cell office:value-type="float" office:value="2572787" table:style-name="ce1">
            <text:p>2572787</text:p>
          </table:table-cell>
          <table:table-cell office:value-type="float" office:value="2573769" table:style-name="ce1">
            <text:p>2573769</text:p>
          </table:table-cell>
          <table:table-cell office:value-type="float" office:value="2575915" table:style-name="ce1">
            <text:p>2575915</text:p>
          </table:table-cell>
          <table:table-cell table:style-name="ce1"/>
          <table:table-cell office:value-type="float" office:value="2871437" table:style-name="ce1">
            <text:p>2871437</text:p>
          </table:table-cell>
          <table:table-cell office:value-type="float" office:value="2873200" table:style-name="ce1">
            <text:p>2873200</text:p>
          </table:table-cell>
          <table:table-cell office:value-type="float" office:value="2875011" table:style-name="ce1">
            <text:p>2875011</text:p>
          </table:table-cell>
          <table:table-cell table:style-name="ce1"/>
          <table:table-cell office:value-type="float" office:value="2514045" table:style-name="ce1">
            <text:p>2514045</text:p>
          </table:table-cell>
          <table:table-cell office:value-type="float" office:value="2516446" table:style-name="ce1">
            <text:p>2516446</text:p>
          </table:table-cell>
          <table:table-cell table:style-name="ce1"/>
          <table:table-cell office:value-type="float" office:value="2521824" table:style-name="ce1">
            <text:p>2521824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8_185721_M08523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8:11:52</text:p>
          </table:table-cell>
          <table:table-cell office:value-type="string" table:style-name="ce1">
            <text:p>2020-11-18_19:11:52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Vincent TO</text:p>
          </table:table-cell>
          <table:table-cell office:value-type="string" table:style-name="ce1">
            <text:p>M08523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Xp3wsfCssf1dlpj</text:p>
          </table:table-cell>
          <table:table-cell office:value-type="string" table:style-name="ce1">
            <text:p>https://www.testable.org/experiment/4303/294929/start?participant=M085237</text:p>
          </table:table-cell>
          <table:table-cell office:value-type="float" office:value="2731177" table:style-name="ce1">
            <text:p>2731177</text:p>
          </table:table-cell>
          <table:table-cell office:value-type="float" office:value="45.519616666666998" table:style-name="ce1">
            <text:p>45,51961667</text:p>
          </table:table-cell>
          <table:table-cell office:value-type="float" office:value="291532" table:style-name="ce1">
            <text:p>291532</text:p>
          </table:table-cell>
          <table:table-cell office:value-type="float" office:value="759789" table:style-name="ce1">
            <text:p>759789</text:p>
          </table:table-cell>
          <table:table-cell office:value-type="float" office:value="653719" table:style-name="ce1">
            <text:p>653719</text:p>
          </table:table-cell>
          <table:table-cell office:value-type="float" office:value="715642" table:style-name="ce1">
            <text:p>715642</text:p>
          </table:table-cell>
          <table:table-cell office:value-type="float" office:value="470735" table:style-name="ce1">
            <text:p>470735</text:p>
          </table:table-cell>
          <table:table-cell office:value-type="float" office:value="565999" table:style-name="ce1">
            <text:p>565999</text:p>
          </table:table-cell>
          <table:table-cell office:value-type="float" office:value="939717" table:style-name="ce1">
            <text:p>939717</text:p>
          </table:table-cell>
          <table:table-cell office:value-type="float" office:value="852015" table:style-name="ce1">
            <text:p>852015</text:p>
          </table:table-cell>
          <table:table-cell office:value-type="float" office:value="889571" table:style-name="ce1">
            <text:p>889571</text:p>
          </table:table-cell>
          <table:table-cell office:value-type="float" office:value="799087" table:style-name="ce1">
            <text:p>799087</text:p>
          </table:table-cell>
          <table:table-cell office:value-type="float" office:value="527081" table:style-name="ce1">
            <text:p>527081</text:p>
          </table:table-cell>
          <table:table-cell office:value-type="float" office:value="381996" table:style-name="ce1">
            <text:p>381996</text:p>
          </table:table-cell>
          <table:table-cell office:value-type="float" office:value="2644640" table:style-name="ce1">
            <text:p>2644640</text:p>
          </table:table-cell>
          <table:table-cell office:value-type="float" office:value="2645629" table:style-name="ce1">
            <text:p>2645629</text:p>
          </table:table-cell>
          <table:table-cell office:value-type="float" office:value="2648049" table:style-name="ce1">
            <text:p>2648049</text:p>
          </table:table-cell>
          <table:table-cell table:style-name="ce1"/>
          <table:table-cell office:value-type="float" office:value="2298148" table:style-name="ce1">
            <text:p>2298148</text:p>
          </table:table-cell>
          <table:table-cell office:value-type="float" office:value="2299394" table:style-name="ce1">
            <text:p>2299394</text:p>
          </table:table-cell>
          <table:table-cell table:style-name="ce1"/>
          <table:table-cell office:value-type="float" office:value="2303181" table:style-name="ce1">
            <text:p>2303181</text:p>
          </table:table-cell>
          <table:table-cell office:value-type="float" office:value="2665059" table:style-name="ce1">
            <text:p>2665059</text:p>
          </table:table-cell>
          <table:table-cell office:value-type="float" office:value="2666109" table:style-name="ce1">
            <text:p>2666109</text:p>
          </table:table-cell>
          <table:table-cell office:value-type="float" office:value="2668064" table:style-name="ce1">
            <text:p>2668064</text:p>
          </table:table-cell>
          <table:table-cell table:style-name="ce1"/>
          <table:table-cell office:value-type="float" office:value="2482673" table:style-name="ce1">
            <text:p>2482673</text:p>
          </table:table-cell>
          <table:table-cell office:value-type="float" office:value="2484159" table:style-name="ce1">
            <text:p>2484159</text:p>
          </table:table-cell>
          <table:table-cell table:style-name="ce1"/>
          <table:table-cell office:value-type="float" office:value="2485851" table:style-name="ce1">
            <text:p>2485851</text:p>
          </table:table-cell>
          <table:table-cell office:value-type="float" office:value="2153311" table:style-name="ce1">
            <text:p>2153311</text:p>
          </table:table-cell>
          <table:table-cell office:value-type="float" office:value="2154469" table:style-name="ce1">
            <text:p>2154469</text:p>
          </table:table-cell>
          <table:table-cell office:value-type="float" office:value="2158395" table:style-name="ce1">
            <text:p>2158395</text:p>
          </table:table-cell>
          <table:table-cell table:style-name="ce1"/>
          <table:table-cell office:value-type="float" office:value="2545788" table:style-name="ce1">
            <text:p>2545788</text:p>
          </table:table-cell>
          <table:table-cell office:value-type="float" office:value="2546481" table:style-name="ce1">
            <text:p>2546481</text:p>
          </table:table-cell>
          <table:table-cell office:value-type="float" office:value="2549605" table:style-name="ce1">
            <text:p>2549605</text:p>
          </table:table-cell>
          <table:table-cell table:style-name="ce1"/>
          <table:table-cell office:value-type="float" office:value="2090750" table:style-name="ce1">
            <text:p>2090750</text:p>
          </table:table-cell>
          <table:table-cell office:value-type="float" office:value="2092621" table:style-name="ce1">
            <text:p>2092621</text:p>
          </table:table-cell>
          <table:table-cell table:style-name="ce1"/>
          <table:table-cell office:value-type="float" office:value="2097061" table:style-name="ce1">
            <text:p>2097061</text:p>
          </table:table-cell>
          <table:table-cell office:value-type="float" office:value="1989866" table:style-name="ce1">
            <text:p>1989866</text:p>
          </table:table-cell>
          <table:table-cell office:value-type="float" office:value="1991543" table:style-name="ce1">
            <text:p>1991543</text:p>
          </table:table-cell>
          <table:table-cell office:value-type="float" office:value="1994962" table:style-name="ce1">
            <text:p>1994962</text:p>
          </table:table-cell>
          <table:table-cell table:style-name="ce1"/>
          <table:table-cell office:value-type="float" office:value="2677960" table:style-name="ce1">
            <text:p>2677960</text:p>
          </table:table-cell>
          <table:table-cell office:value-type="float" office:value="2678967" table:style-name="ce1">
            <text:p>2678967</text:p>
          </table:table-cell>
          <table:table-cell office:value-type="float" office:value="2680876" table:style-name="ce1">
            <text:p>2680876</text:p>
          </table:table-cell>
          <table:table-cell table:style-name="ce1"/>
          <table:table-cell office:value-type="float" office:value="2029861" table:style-name="ce1">
            <text:p>2029861</text:p>
          </table:table-cell>
          <table:table-cell office:value-type="float" office:value="2031580" table:style-name="ce1">
            <text:p>2031580</text:p>
          </table:table-cell>
          <table:table-cell office:value-type="float" office:value="2035371" table:style-name="ce1">
            <text:p>2035371</text:p>
          </table:table-cell>
          <table:table-cell table:style-name="ce1"/>
          <table:table-cell office:value-type="float" office:value="2012940" table:style-name="ce1">
            <text:p>2012940</text:p>
          </table:table-cell>
          <table:table-cell office:value-type="float" office:value="2015252" table:style-name="ce1">
            <text:p>2015252</text:p>
          </table:table-cell>
          <table:table-cell table:style-name="ce1"/>
          <table:table-cell office:value-type="float" office:value="2018518" table:style-name="ce1">
            <text:p>2018518</text:p>
          </table:table-cell>
          <table:table-cell office:value-type="float" office:value="2522900" table:style-name="ce1">
            <text:p>2522900</text:p>
          </table:table-cell>
          <table:table-cell office:value-type="float" office:value="2524270" table:style-name="ce1">
            <text:p>2524270</text:p>
          </table:table-cell>
          <table:table-cell office:value-type="float" office:value="2526581" table:style-name="ce1">
            <text:p>2526581</text:p>
          </table:table-cell>
          <table:table-cell table:style-name="ce1"/>
          <table:table-cell office:value-type="float" office:value="2046286" table:style-name="ce1">
            <text:p>2046286</text:p>
          </table:table-cell>
          <table:table-cell office:value-type="float" office:value="2047956" table:style-name="ce1">
            <text:p>2047956</text:p>
          </table:table-cell>
          <table:table-cell office:value-type="float" office:value="2051531" table:style-name="ce1">
            <text:p>2051531</text:p>
          </table:table-cell>
          <table:table-cell table:style-name="ce1"/>
          <table:table-cell office:value-type="float" office:value="2589307" table:style-name="ce1">
            <text:p>2589307</text:p>
          </table:table-cell>
          <table:table-cell office:value-type="float" office:value="2590787" table:style-name="ce1">
            <text:p>2590787</text:p>
          </table:table-cell>
          <table:table-cell table:style-name="ce1"/>
          <table:table-cell office:value-type="float" office:value="2592677" table:style-name="ce1">
            <text:p>2592677</text:p>
          </table:table-cell>
          <table:table-cell office:value-type="float" office:value="2240333" table:style-name="ce1">
            <text:p>2240333</text:p>
          </table:table-cell>
          <table:table-cell office:value-type="float" office:value="2241786" table:style-name="ce1">
            <text:p>2241786</text:p>
          </table:table-cell>
          <table:table-cell table:style-name="ce1"/>
          <table:table-cell office:value-type="float" office:value="2243662" table:style-name="ce1">
            <text:p>2243662</text:p>
          </table:table-cell>
          <table:table-cell office:value-type="float" office:value="2291333" table:style-name="ce1">
            <text:p>2291333</text:p>
          </table:table-cell>
          <table:table-cell office:value-type="float" office:value="2292229" table:style-name="ce1">
            <text:p>2292229</text:p>
          </table:table-cell>
          <table:table-cell office:value-type="float" office:value="2294111" table:style-name="ce1">
            <text:p>2294111</text:p>
          </table:table-cell>
          <table:table-cell table:style-name="ce1"/>
          <table:table-cell office:value-type="float" office:value="2715632" table:style-name="ce1">
            <text:p>2715632</text:p>
          </table:table-cell>
          <table:table-cell office:value-type="float" office:value="2716888" table:style-name="ce1">
            <text:p>2716888</text:p>
          </table:table-cell>
          <table:table-cell table:style-name="ce1"/>
          <table:table-cell office:value-type="float" office:value="2719914" table:style-name="ce1">
            <text:p>2719914</text:p>
          </table:table-cell>
          <table:table-cell office:value-type="float" office:value="2724383" table:style-name="ce1">
            <text:p>2724383</text:p>
          </table:table-cell>
          <table:table-cell office:value-type="float" office:value="2725604" table:style-name="ce1">
            <text:p>2725604</text:p>
          </table:table-cell>
          <table:table-cell table:style-name="ce1"/>
          <table:table-cell office:value-type="float" office:value="2728403" table:style-name="ce1">
            <text:p>2728403</text:p>
          </table:table-cell>
          <table:table-cell office:value-type="float" office:value="2317423" table:style-name="ce1">
            <text:p>2317423</text:p>
          </table:table-cell>
          <table:table-cell office:value-type="float" office:value="2323186" table:style-name="ce1">
            <text:p>2323186</text:p>
          </table:table-cell>
          <table:table-cell table:style-name="ce1"/>
          <table:table-cell office:value-type="float" office:value="2328306" table:style-name="ce1">
            <text:p>2328306</text:p>
          </table:table-cell>
          <table:table-cell office:value-type="float" office:value="2208675" table:style-name="ce1">
            <text:p>2208675</text:p>
          </table:table-cell>
          <table:table-cell office:value-type="float" office:value="2211278" table:style-name="ce1">
            <text:p>2211278</text:p>
          </table:table-cell>
          <table:table-cell table:style-name="ce1"/>
          <table:table-cell office:value-type="float" office:value="2218210" table:style-name="ce1">
            <text:p>2218210</text:p>
          </table:table-cell>
          <table:table-cell office:value-type="float" office:value="2227859" table:style-name="ce1">
            <text:p>2227859</text:p>
          </table:table-cell>
          <table:table-cell office:value-type="float" office:value="2230715" table:style-name="ce1">
            <text:p>2230715</text:p>
          </table:table-cell>
          <table:table-cell office:value-type="float" office:value="2232986" table:style-name="ce1">
            <text:p>2232986</text:p>
          </table:table-cell>
          <table:table-cell table:style-name="ce1"/>
          <table:table-cell office:value-type="float" office:value="2438510" table:style-name="ce1">
            <text:p>2438510</text:p>
          </table:table-cell>
          <table:table-cell office:value-type="float" office:value="2441485" table:style-name="ce1">
            <text:p>2441485</text:p>
          </table:table-cell>
          <table:table-cell table:style-name="ce1"/>
          <table:table-cell office:value-type="float" office:value="2445493" table:style-name="ce1">
            <text:p>2445493</text:p>
          </table:table-cell>
          <table:table-cell office:value-type="float" office:value="2511131" table:style-name="ce1">
            <text:p>2511131</text:p>
          </table:table-cell>
          <table:table-cell office:value-type="float" office:value="2512129" table:style-name="ce1">
            <text:p>2512129</text:p>
          </table:table-cell>
          <table:table-cell office:value-type="float" office:value="2514159" table:style-name="ce1">
            <text:p>2514159</text:p>
          </table:table-cell>
          <table:table-cell table:style-name="ce1"/>
          <table:table-cell office:value-type="float" office:value="2251057" table:style-name="ce1">
            <text:p>2251057</text:p>
          </table:table-cell>
          <table:table-cell office:value-type="float" office:value="2252126" table:style-name="ce1">
            <text:p>2252126</text:p>
          </table:table-cell>
          <table:table-cell office:value-type="float" office:value="2253534" table:style-name="ce1">
            <text:p>2253534</text:p>
          </table:table-cell>
          <table:table-cell table:style-name="ce1"/>
          <table:table-cell office:value-type="float" office:value="2116003" table:style-name="ce1">
            <text:p>2116003</text:p>
          </table:table-cell>
          <table:table-cell office:value-type="float" office:value="2117739" table:style-name="ce1">
            <text:p>2117739</text:p>
          </table:table-cell>
          <table:table-cell office:value-type="float" office:value="2121198" table:style-name="ce1">
            <text:p>2121198</text:p>
          </table:table-cell>
          <table:table-cell table:style-name="ce1"/>
          <table:table-cell office:value-type="float" office:value="2687660" table:style-name="ce1">
            <text:p>2687660</text:p>
          </table:table-cell>
          <table:table-cell office:value-type="float" office:value="2689184" table:style-name="ce1">
            <text:p>2689184</text:p>
          </table:table-cell>
          <table:table-cell office:value-type="float" office:value="2691546" table:style-name="ce1">
            <text:p>2691546</text:p>
          </table:table-cell>
          <table:table-cell table:style-name="ce1"/>
          <table:table-cell office:value-type="float" office:value="2128264" table:style-name="ce1">
            <text:p>2128264</text:p>
          </table:table-cell>
          <table:table-cell office:value-type="float" office:value="2129124" table:style-name="ce1">
            <text:p>2129124</text:p>
          </table:table-cell>
          <table:table-cell office:value-type="float" office:value="2132973" table:style-name="ce1">
            <text:p>2132973</text:p>
          </table:table-cell>
          <table:table-cell table:style-name="ce1"/>
          <table:table-cell office:value-type="float" office:value="2601349" table:style-name="ce1">
            <text:p>2601349</text:p>
          </table:table-cell>
          <table:table-cell office:value-type="float" office:value="2602321" table:style-name="ce1">
            <text:p>2602321</text:p>
          </table:table-cell>
          <table:table-cell office:value-type="float" office:value="2604187" table:style-name="ce1">
            <text:p>2604187</text:p>
          </table:table-cell>
          <table:table-cell table:style-name="ce1"/>
          <table:table-cell office:value-type="float" office:value="2190049" table:style-name="ce1">
            <text:p>2190049</text:p>
          </table:table-cell>
          <table:table-cell office:value-type="float" office:value="2191009" table:style-name="ce1">
            <text:p>2191009</text:p>
          </table:table-cell>
          <table:table-cell office:value-type="float" office:value="2193562" table:style-name="ce1">
            <text:p>2193562</text:p>
          </table:table-cell>
          <table:table-cell table:style-name="ce1"/>
          <table:table-cell office:value-type="float" office:value="2140128" table:style-name="ce1">
            <text:p>2140128</text:p>
          </table:table-cell>
          <table:table-cell office:value-type="float" office:value="2141891" table:style-name="ce1">
            <text:p>2141891</text:p>
          </table:table-cell>
          <table:table-cell table:style-name="ce1"/>
          <table:table-cell office:value-type="float" office:value="2143898" table:style-name="ce1">
            <text:p>2143898</text:p>
          </table:table-cell>
          <table:table-cell office:value-type="float" office:value="2468052" table:style-name="ce1">
            <text:p>2468052</text:p>
          </table:table-cell>
          <table:table-cell office:value-type="float" office:value="2470251" table:style-name="ce1">
            <text:p>2470251</text:p>
          </table:table-cell>
          <table:table-cell table:style-name="ce1"/>
          <table:table-cell office:value-type="float" office:value="2474689" table:style-name="ce1">
            <text:p>2474689</text:p>
          </table:table-cell>
          <table:table-cell office:value-type="float" office:value="2611852" table:style-name="ce1">
            <text:p>2611852</text:p>
          </table:table-cell>
          <table:table-cell office:value-type="float" office:value="2613466" table:style-name="ce1">
            <text:p>2613466</text:p>
          </table:table-cell>
          <table:table-cell office:value-type="float" office:value="2615370" table:style-name="ce1">
            <text:p>2615370</text:p>
          </table:table-cell>
          <table:table-cell table:style-name="ce1"/>
          <table:table-cell office:value-type="float" office:value="2270816" table:style-name="ce1">
            <text:p>2270816</text:p>
          </table:table-cell>
          <table:table-cell office:value-type="float" office:value="2271666" table:style-name="ce1">
            <text:p>2271666</text:p>
          </table:table-cell>
          <table:table-cell office:value-type="float" office:value="2273216" table:style-name="ce1">
            <text:p>2273216</text:p>
          </table:table-cell>
          <table:table-cell table:style-name="ce1"/>
          <table:table-cell office:value-type="float" office:value="2451135" table:style-name="ce1">
            <text:p>2451135</text:p>
          </table:table-cell>
          <table:table-cell office:value-type="float" office:value="2452776" table:style-name="ce1">
            <text:p>2452776</text:p>
          </table:table-cell>
          <table:table-cell office:value-type="float" office:value="2455876" table:style-name="ce1">
            <text:p>2455876</text:p>
          </table:table-cell>
          <table:table-cell table:style-name="ce1"/>
          <table:table-cell office:value-type="float" office:value="2634538" table:style-name="ce1">
            <text:p>2634538</text:p>
          </table:table-cell>
          <table:table-cell office:value-type="float" office:value="2635641" table:style-name="ce1">
            <text:p>2635641</text:p>
          </table:table-cell>
          <table:table-cell office:value-type="float" office:value="2637746" table:style-name="ce1">
            <text:p>2637746</text:p>
          </table:table-cell>
          <table:table-cell table:style-name="ce1"/>
          <table:table-cell office:value-type="float" office:value="2531976" table:style-name="ce1">
            <text:p>2531976</text:p>
          </table:table-cell>
          <table:table-cell office:value-type="float" office:value="2533007" table:style-name="ce1">
            <text:p>2533007</text:p>
          </table:table-cell>
          <table:table-cell office:value-type="float" office:value="2534320" table:style-name="ce1">
            <text:p>2534320</text:p>
          </table:table-cell>
          <table:table-cell table:style-name="ce1"/>
          <table:table-cell office:value-type="float" office:value="2073846" table:style-name="ce1">
            <text:p>2073846</text:p>
          </table:table-cell>
          <table:table-cell office:value-type="float" office:value="2076228" table:style-name="ce1">
            <text:p>2076228</text:p>
          </table:table-cell>
          <table:table-cell office:value-type="float" office:value="2080287" table:style-name="ce1">
            <text:p>2080287</text:p>
          </table:table-cell>
          <table:table-cell table:style-name="ce1"/>
          <table:table-cell office:value-type="float" office:value="2262382" table:style-name="ce1">
            <text:p>2262382</text:p>
          </table:table-cell>
          <table:table-cell office:value-type="float" office:value="2263229" table:style-name="ce1">
            <text:p>2263229</text:p>
          </table:table-cell>
          <table:table-cell office:value-type="float" office:value="2265745" table:style-name="ce1">
            <text:p>2265745</text:p>
          </table:table-cell>
          <table:table-cell table:style-name="ce1"/>
          <table:table-cell office:value-type="float" office:value="2569342" table:style-name="ce1">
            <text:p>2569342</text:p>
          </table:table-cell>
          <table:table-cell office:value-type="float" office:value="2571267" table:style-name="ce1">
            <text:p>2571267</text:p>
          </table:table-cell>
          <table:table-cell office:value-type="float" office:value="2573557" table:style-name="ce1">
            <text:p>2573557</text:p>
          </table:table-cell>
          <table:table-cell table:style-name="ce1"/>
          <table:table-cell office:value-type="float" office:value="2557049" table:style-name="ce1">
            <text:p>2557049</text:p>
          </table:table-cell>
          <table:table-cell office:value-type="float" office:value="2558012" table:style-name="ce1">
            <text:p>2558012</text:p>
          </table:table-cell>
          <table:table-cell table:style-name="ce1"/>
          <table:table-cell office:value-type="float" office:value="2561269" table:style-name="ce1">
            <text:p>2561269</text:p>
          </table:table-cell>
          <table:table-cell office:value-type="float" office:value="2104541" table:style-name="ce1">
            <text:p>2104541</text:p>
          </table:table-cell>
          <table:table-cell office:value-type="float" office:value="2106057" table:style-name="ce1">
            <text:p>2106057</text:p>
          </table:table-cell>
          <table:table-cell table:style-name="ce1"/>
          <table:table-cell office:value-type="float" office:value="2109392" table:style-name="ce1">
            <text:p>2109392</text:p>
          </table:table-cell>
          <table:table-cell office:value-type="float" office:value="2708224" table:style-name="ce1">
            <text:p>2708224</text:p>
          </table:table-cell>
          <table:table-cell office:value-type="float" office:value="2709396" table:style-name="ce1">
            <text:p>2709396</text:p>
          </table:table-cell>
          <table:table-cell table:style-name="ce1"/>
          <table:table-cell office:value-type="float" office:value="2711314" table:style-name="ce1">
            <text:p>2711314</text:p>
          </table:table-cell>
          <table:table-cell office:value-type="float" office:value="2625544" table:style-name="ce1">
            <text:p>2625544</text:p>
          </table:table-cell>
          <table:table-cell office:value-type="float" office:value="2626793" table:style-name="ce1">
            <text:p>2626793</text:p>
          </table:table-cell>
          <table:table-cell office:value-type="float" office:value="2628945" table:style-name="ce1">
            <text:p>2628945</text:p>
          </table:table-cell>
          <table:table-cell table:style-name="ce1"/>
          <table:table-cell office:value-type="float" office:value="2698064" table:style-name="ce1">
            <text:p>2698064</text:p>
          </table:table-cell>
          <table:table-cell office:value-type="float" office:value="2699281" table:style-name="ce1">
            <text:p>2699281</text:p>
          </table:table-cell>
          <table:table-cell office:value-type="float" office:value="2702184" table:style-name="ce1">
            <text:p>2702184</text:p>
          </table:table-cell>
          <table:table-cell table:style-name="ce1"/>
          <table:table-cell office:value-type="float" office:value="2281739" table:style-name="ce1">
            <text:p>2281739</text:p>
          </table:table-cell>
          <table:table-cell office:value-type="float" office:value="2282518" table:style-name="ce1">
            <text:p>2282518</text:p>
          </table:table-cell>
          <table:table-cell office:value-type="float" office:value="2284188" table:style-name="ce1">
            <text:p>2284188</text:p>
          </table:table-cell>
          <table:table-cell table:style-name="ce1"/>
          <table:table-cell office:value-type="float" office:value="2502844" table:style-name="ce1">
            <text:p>2502844</text:p>
          </table:table-cell>
          <table:table-cell office:value-type="float" office:value="2504798" table:style-name="ce1">
            <text:p>2504798</text:p>
          </table:table-cell>
          <table:table-cell table:style-name="ce1"/>
          <table:table-cell office:value-type="float" office:value="2506456" table:style-name="ce1">
            <text:p>2506456</text:p>
          </table:table-cell>
          <table:table-cell office:value-type="float" office:value="2654243" table:style-name="ce1">
            <text:p>2654243</text:p>
          </table:table-cell>
          <table:table-cell office:value-type="float" office:value="2655694" table:style-name="ce1">
            <text:p>2655694</text:p>
          </table:table-cell>
          <table:table-cell office:value-type="float" office:value="2657600" table:style-name="ce1">
            <text:p>2657600</text:p>
          </table:table-cell>
          <table:table-cell table:style-name="ce1"/>
          <table:table-cell office:value-type="float" office:value="2492069" table:style-name="ce1">
            <text:p>2492069</text:p>
          </table:table-cell>
          <table:table-cell office:value-type="float" office:value="2492994" table:style-name="ce1">
            <text:p>2492994</text:p>
          </table:table-cell>
          <table:table-cell office:value-type="float" office:value="2494580" table:style-name="ce1">
            <text:p>2494580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185807_M02794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8:11:52</text:p>
          </table:table-cell>
          <table:table-cell office:value-type="string" table:style-name="ce1">
            <text:p>2020-11-18_19:11:52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Anaïs Pasc</text:p>
          </table:table-cell>
          <table:table-cell office:value-type="string" table:style-name="ce1">
            <text:p>M0279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uby8jHWVp21AYN94</text:p>
          </table:table-cell>
          <table:table-cell office:value-type="string" table:style-name="ce1">
            <text:p>https://www.testable.org/experiment/4303/294929/start?participant=M027941</text:p>
          </table:table-cell>
          <table:table-cell office:value-type="float" office:value="2776651" table:style-name="ce1">
            <text:p>2776651</text:p>
          </table:table-cell>
          <table:table-cell office:value-type="float" office:value="46.277516666666997" table:style-name="ce1">
            <text:p>46,27751667</text:p>
          </table:table-cell>
          <table:table-cell office:value-type="float" office:value="913201" table:style-name="ce1">
            <text:p>913201</text:p>
          </table:table-cell>
          <table:table-cell office:value-type="float" office:value="786276" table:style-name="ce1">
            <text:p>786276</text:p>
          </table:table-cell>
          <table:table-cell office:value-type="float" office:value="880125" table:style-name="ce1">
            <text:p>880125</text:p>
          </table:table-cell>
          <table:table-cell office:value-type="float" office:value="833917" table:style-name="ce1">
            <text:p>833917</text:p>
          </table:table-cell>
          <table:table-cell office:value-type="float" office:value="746340" table:style-name="ce1">
            <text:p>746340</text:p>
          </table:table-cell>
          <table:table-cell office:value-type="float" office:value="411504" table:style-name="ce1">
            <text:p>411504</text:p>
          </table:table-cell>
          <table:table-cell office:value-type="float" office:value="803952" table:style-name="ce1">
            <text:p>803952</text:p>
          </table:table-cell>
          <table:table-cell office:value-type="float" office:value="365358" table:style-name="ce1">
            <text:p>365358</text:p>
          </table:table-cell>
          <table:table-cell office:value-type="float" office:value="686168" table:style-name="ce1">
            <text:p>686168</text:p>
          </table:table-cell>
          <table:table-cell office:value-type="float" office:value="509816" table:style-name="ce1">
            <text:p>509816</text:p>
          </table:table-cell>
          <table:table-cell office:value-type="float" office:value="612019" table:style-name="ce1">
            <text:p>612019</text:p>
          </table:table-cell>
          <table:table-cell office:value-type="float" office:value="719145" table:style-name="ce1">
            <text:p>719145</text:p>
          </table:table-cell>
          <table:table-cell office:value-type="float" office:value="2638049" table:style-name="ce1">
            <text:p>2638049</text:p>
          </table:table-cell>
          <table:table-cell office:value-type="float" office:value="2639016" table:style-name="ce1">
            <text:p>2639016</text:p>
          </table:table-cell>
          <table:table-cell office:value-type="float" office:value="2640791" table:style-name="ce1">
            <text:p>2640791</text:p>
          </table:table-cell>
          <table:table-cell table:style-name="ce1"/>
          <table:table-cell office:value-type="float" office:value="2184864" table:style-name="ce1">
            <text:p>2184864</text:p>
          </table:table-cell>
          <table:table-cell office:value-type="float" office:value="2185418" table:style-name="ce1">
            <text:p>2185418</text:p>
          </table:table-cell>
          <table:table-cell office:value-type="float" office:value="2187391" table:style-name="ce1">
            <text:p>2187391</text:p>
          </table:table-cell>
          <table:table-cell table:style-name="ce1"/>
          <table:table-cell office:value-type="float" office:value="2521400" table:style-name="ce1">
            <text:p>2521400</text:p>
          </table:table-cell>
          <table:table-cell office:value-type="float" office:value="2521974" table:style-name="ce1">
            <text:p>2521974</text:p>
          </table:table-cell>
          <table:table-cell table:style-name="ce1"/>
          <table:table-cell office:value-type="float" office:value="2523425" table:style-name="ce1">
            <text:p>2523425</text:p>
          </table:table-cell>
          <table:table-cell office:value-type="float" office:value="2199408" table:style-name="ce1">
            <text:p>2199408</text:p>
          </table:table-cell>
          <table:table-cell office:value-type="float" office:value="2200006" table:style-name="ce1">
            <text:p>2200006</text:p>
          </table:table-cell>
          <table:table-cell office:value-type="float" office:value="2201920" table:style-name="ce1">
            <text:p>2201920</text:p>
          </table:table-cell>
          <table:table-cell table:style-name="ce1"/>
          <table:table-cell office:value-type="float" office:value="2049143" table:style-name="ce1">
            <text:p>2049143</text:p>
          </table:table-cell>
          <table:table-cell office:value-type="float" office:value="2050701" table:style-name="ce1">
            <text:p>2050701</text:p>
          </table:table-cell>
          <table:table-cell office:value-type="float" office:value="2070930" table:style-name="ce1">
            <text:p>2070930</text:p>
          </table:table-cell>
          <table:table-cell table:style-name="ce1"/>
          <table:table-cell office:value-type="float" office:value="2284039" table:style-name="ce1">
            <text:p>2284039</text:p>
          </table:table-cell>
          <table:table-cell office:value-type="float" office:value="2284633" table:style-name="ce1">
            <text:p>2284633</text:p>
          </table:table-cell>
          <table:table-cell office:value-type="float" office:value="2287581" table:style-name="ce1">
            <text:p>2287581</text:p>
          </table:table-cell>
          <table:table-cell table:style-name="ce1"/>
          <table:table-cell office:value-type="float" office:value="2137737" table:style-name="ce1">
            <text:p>2137737</text:p>
          </table:table-cell>
          <table:table-cell office:value-type="float" office:value="2138744" table:style-name="ce1">
            <text:p>2138744</text:p>
          </table:table-cell>
          <table:table-cell office:value-type="float" office:value="2140809" table:style-name="ce1">
            <text:p>2140809</text:p>
          </table:table-cell>
          <table:table-cell table:style-name="ce1"/>
          <table:table-cell office:value-type="float" office:value="2730615" table:style-name="ce1">
            <text:p>2730615</text:p>
          </table:table-cell>
          <table:table-cell office:value-type="float" office:value="2733481" table:style-name="ce1">
            <text:p>2733481</text:p>
          </table:table-cell>
          <table:table-cell office:value-type="float" office:value="2735051" table:style-name="ce1">
            <text:p>2735051</text:p>
          </table:table-cell>
          <table:table-cell table:style-name="ce1"/>
          <table:table-cell office:value-type="float" office:value="2321614" table:style-name="ce1">
            <text:p>2321614</text:p>
          </table:table-cell>
          <table:table-cell office:value-type="float" office:value="2442714" table:style-name="ce1">
            <text:p>2442714</text:p>
          </table:table-cell>
          <table:table-cell table:style-name="ce1"/>
          <table:table-cell office:value-type="float" office:value="2444902" table:style-name="ce1">
            <text:p>2444902</text:p>
          </table:table-cell>
          <table:table-cell office:value-type="float" office:value="2708106" table:style-name="ce1">
            <text:p>2708106</text:p>
          </table:table-cell>
          <table:table-cell office:value-type="float" office:value="2709304" table:style-name="ce1">
            <text:p>2709304</text:p>
          </table:table-cell>
          <table:table-cell table:style-name="ce1"/>
          <table:table-cell office:value-type="float" office:value="2712145" table:style-name="ce1">
            <text:p>2712145</text:p>
          </table:table-cell>
          <table:table-cell office:value-type="float" office:value="2015108" table:style-name="ce1">
            <text:p>2015108</text:p>
          </table:table-cell>
          <table:table-cell office:value-type="float" office:value="2017713" table:style-name="ce1">
            <text:p>2017713</text:p>
          </table:table-cell>
          <table:table-cell office:value-type="float" office:value="2019622" table:style-name="ce1">
            <text:p>2019622</text:p>
          </table:table-cell>
          <table:table-cell table:style-name="ce1"/>
          <table:table-cell office:value-type="float" office:value="2688544" table:style-name="ce1">
            <text:p>2688544</text:p>
          </table:table-cell>
          <table:table-cell office:value-type="float" office:value="2689592" table:style-name="ce1">
            <text:p>2689592</text:p>
          </table:table-cell>
          <table:table-cell table:style-name="ce1"/>
          <table:table-cell office:value-type="float" office:value="2691119" table:style-name="ce1">
            <text:p>2691119</text:p>
          </table:table-cell>
          <table:table-cell office:value-type="float" office:value="2666323" table:style-name="ce1">
            <text:p>2666323</text:p>
          </table:table-cell>
          <table:table-cell office:value-type="float" office:value="2666857" table:style-name="ce1">
            <text:p>2666857</text:p>
          </table:table-cell>
          <table:table-cell table:style-name="ce1"/>
          <table:table-cell office:value-type="float" office:value="2668420" table:style-name="ce1">
            <text:p>2668420</text:p>
          </table:table-cell>
          <table:table-cell office:value-type="float" office:value="2602875" table:style-name="ce1">
            <text:p>2602875</text:p>
          </table:table-cell>
          <table:table-cell office:value-type="float" office:value="2603532" table:style-name="ce1">
            <text:p>2603532</text:p>
          </table:table-cell>
          <table:table-cell office:value-type="float" office:value="2605098" table:style-name="ce1">
            <text:p>2605098</text:p>
          </table:table-cell>
          <table:table-cell table:style-name="ce1"/>
          <table:table-cell office:value-type="float" office:value="2616715" table:style-name="ce1">
            <text:p>2616715</text:p>
          </table:table-cell>
          <table:table-cell office:value-type="float" office:value="2617633" table:style-name="ce1">
            <text:p>2617633</text:p>
          </table:table-cell>
          <table:table-cell office:value-type="float" office:value="2619297" table:style-name="ce1">
            <text:p>2619297</text:p>
          </table:table-cell>
          <table:table-cell table:style-name="ce1"/>
          <table:table-cell office:value-type="float" office:value="2039631" table:style-name="ce1">
            <text:p>2039631</text:p>
          </table:table-cell>
          <table:table-cell office:value-type="float" office:value="2041394" table:style-name="ce1">
            <text:p>2041394</text:p>
          </table:table-cell>
          <table:table-cell table:style-name="ce1"/>
          <table:table-cell office:value-type="float" office:value="2043271" table:style-name="ce1">
            <text:p>2043271</text:p>
          </table:table-cell>
          <table:table-cell office:value-type="float" office:value="2231880" table:style-name="ce1">
            <text:p>2231880</text:p>
          </table:table-cell>
          <table:table-cell office:value-type="float" office:value="2233305" table:style-name="ce1">
            <text:p>2233305</text:p>
          </table:table-cell>
          <table:table-cell table:style-name="ce1"/>
          <table:table-cell office:value-type="float" office:value="2236483" table:style-name="ce1">
            <text:p>2236483</text:p>
          </table:table-cell>
          <table:table-cell office:value-type="float" office:value="2625247" table:style-name="ce1">
            <text:p>2625247</text:p>
          </table:table-cell>
          <table:table-cell office:value-type="float" office:value="2626443" table:style-name="ce1">
            <text:p>2626443</text:p>
          </table:table-cell>
          <table:table-cell office:value-type="float" office:value="2629750" table:style-name="ce1">
            <text:p>2629750</text:p>
          </table:table-cell>
          <table:table-cell table:style-name="ce1"/>
          <table:table-cell office:value-type="float" office:value="2161300" table:style-name="ce1">
            <text:p>2161300</text:p>
          </table:table-cell>
          <table:table-cell office:value-type="float" office:value="2163262" table:style-name="ce1">
            <text:p>2163262</text:p>
          </table:table-cell>
          <table:table-cell office:value-type="float" office:value="2165253" table:style-name="ce1">
            <text:p>2165253</text:p>
          </table:table-cell>
          <table:table-cell table:style-name="ce1"/>
          <table:table-cell office:value-type="float" office:value="2649133" table:style-name="ce1">
            <text:p>2649133</text:p>
          </table:table-cell>
          <table:table-cell office:value-type="float" office:value="2650503" table:style-name="ce1">
            <text:p>2650503</text:p>
          </table:table-cell>
          <table:table-cell table:style-name="ce1"/>
          <table:table-cell office:value-type="float" office:value="2652003" table:style-name="ce1">
            <text:p>2652003</text:p>
          </table:table-cell>
          <table:table-cell office:value-type="float" office:value="2293280" table:style-name="ce1">
            <text:p>2293280</text:p>
          </table:table-cell>
          <table:table-cell office:value-type="float" office:value="2295503" table:style-name="ce1">
            <text:p>2295503</text:p>
          </table:table-cell>
          <table:table-cell office:value-type="float" office:value="2297036" table:style-name="ce1">
            <text:p>2297036</text:p>
          </table:table-cell>
          <table:table-cell table:style-name="ce1"/>
          <table:table-cell office:value-type="float" office:value="2530243" table:style-name="ce1">
            <text:p>2530243</text:p>
          </table:table-cell>
          <table:table-cell office:value-type="float" office:value="2531536" table:style-name="ce1">
            <text:p>2531536</text:p>
          </table:table-cell>
          <table:table-cell table:style-name="ce1"/>
          <table:table-cell office:value-type="float" office:value="2534283" table:style-name="ce1">
            <text:p>2534283</text:p>
          </table:table-cell>
          <table:table-cell office:value-type="float" office:value="2027713" table:style-name="ce1">
            <text:p>2027713</text:p>
          </table:table-cell>
          <table:table-cell office:value-type="float" office:value="2029454" table:style-name="ce1">
            <text:p>2029454</text:p>
          </table:table-cell>
          <table:table-cell office:value-type="float" office:value="2031094" table:style-name="ce1">
            <text:p>2031094</text:p>
          </table:table-cell>
          <table:table-cell table:style-name="ce1"/>
          <table:table-cell office:value-type="float" office:value="2762635" table:style-name="ce1">
            <text:p>2762635</text:p>
          </table:table-cell>
          <table:table-cell office:value-type="float" office:value="2763490" table:style-name="ce1">
            <text:p>2763490</text:p>
          </table:table-cell>
          <table:table-cell office:value-type="float" office:value="2766659" table:style-name="ce1">
            <text:p>2766659</text:p>
          </table:table-cell>
          <table:table-cell table:style-name="ce1"/>
          <table:table-cell office:value-type="float" office:value="2567133" table:style-name="ce1">
            <text:p>2567133</text:p>
          </table:table-cell>
          <table:table-cell office:value-type="float" office:value="2567867" table:style-name="ce1">
            <text:p>2567867</text:p>
          </table:table-cell>
          <table:table-cell office:value-type="float" office:value="2569637" table:style-name="ce1">
            <text:p>2569637</text:p>
          </table:table-cell>
          <table:table-cell table:style-name="ce1"/>
          <table:table-cell office:value-type="float" office:value="2720361" table:style-name="ce1">
            <text:p>2720361</text:p>
          </table:table-cell>
          <table:table-cell office:value-type="float" office:value="2721933" table:style-name="ce1">
            <text:p>2721933</text:p>
          </table:table-cell>
          <table:table-cell table:style-name="ce1"/>
          <table:table-cell office:value-type="float" office:value="2723433" table:style-name="ce1">
            <text:p>2723433</text:p>
          </table:table-cell>
          <table:table-cell office:value-type="float" office:value="2575609" table:style-name="ce1">
            <text:p>2575609</text:p>
          </table:table-cell>
          <table:table-cell office:value-type="float" office:value="2576615" table:style-name="ce1">
            <text:p>2576615</text:p>
          </table:table-cell>
          <table:table-cell office:value-type="float" office:value="2578156" table:style-name="ce1">
            <text:p>2578156</text:p>
          </table:table-cell>
          <table:table-cell table:style-name="ce1"/>
          <table:table-cell office:value-type="float" office:value="2679037" table:style-name="ce1">
            <text:p>2679037</text:p>
          </table:table-cell>
          <table:table-cell office:value-type="float" office:value="2679606" table:style-name="ce1">
            <text:p>2679606</text:p>
          </table:table-cell>
          <table:table-cell table:style-name="ce1"/>
          <table:table-cell office:value-type="float" office:value="2681466" table:style-name="ce1">
            <text:p>2681466</text:p>
          </table:table-cell>
          <table:table-cell office:value-type="float" office:value="2593416" table:style-name="ce1">
            <text:p>2593416</text:p>
          </table:table-cell>
          <table:table-cell office:value-type="float" office:value="2593956" table:style-name="ce1">
            <text:p>2593956</text:p>
          </table:table-cell>
          <table:table-cell table:style-name="ce1"/>
          <table:table-cell office:value-type="float" office:value="2596079" table:style-name="ce1">
            <text:p>2596079</text:p>
          </table:table-cell>
          <table:table-cell office:value-type="float" office:value="2272068" table:style-name="ce1">
            <text:p>2272068</text:p>
          </table:table-cell>
          <table:table-cell office:value-type="float" office:value="2272723" table:style-name="ce1">
            <text:p>2272723</text:p>
          </table:table-cell>
          <table:table-cell table:style-name="ce1"/>
          <table:table-cell office:value-type="float" office:value="2274789" table:style-name="ce1">
            <text:p>2274789</text:p>
          </table:table-cell>
          <table:table-cell office:value-type="float" office:value="2543288" table:style-name="ce1">
            <text:p>2543288</text:p>
          </table:table-cell>
          <table:table-cell office:value-type="float" office:value="2544270" table:style-name="ce1">
            <text:p>2544270</text:p>
          </table:table-cell>
          <table:table-cell table:style-name="ce1"/>
          <table:table-cell office:value-type="float" office:value="2545820" table:style-name="ce1">
            <text:p>2545820</text:p>
          </table:table-cell>
          <table:table-cell office:value-type="float" office:value="2085132" table:style-name="ce1">
            <text:p>2085132</text:p>
          </table:table-cell>
          <table:table-cell office:value-type="float" office:value="2086025" table:style-name="ce1">
            <text:p>2086025</text:p>
          </table:table-cell>
          <table:table-cell table:style-name="ce1"/>
          <table:table-cell office:value-type="float" office:value="2091648" table:style-name="ce1">
            <text:p>2091648</text:p>
          </table:table-cell>
          <table:table-cell office:value-type="float" office:value="2245181" table:style-name="ce1">
            <text:p>2245181</text:p>
          </table:table-cell>
          <table:table-cell office:value-type="float" office:value="2246067" table:style-name="ce1">
            <text:p>2246067</text:p>
          </table:table-cell>
          <table:table-cell office:value-type="float" office:value="2248185" table:style-name="ce1">
            <text:p>2248185</text:p>
          </table:table-cell>
          <table:table-cell table:style-name="ce1"/>
          <table:table-cell office:value-type="float" office:value="2481089" table:style-name="ce1">
            <text:p>2481089</text:p>
          </table:table-cell>
          <table:table-cell office:value-type="float" office:value="2482238" table:style-name="ce1">
            <text:p>2482238</text:p>
          </table:table-cell>
          <table:table-cell table:style-name="ce1"/>
          <table:table-cell office:value-type="float" office:value="2484391" table:style-name="ce1">
            <text:p>2484391</text:p>
          </table:table-cell>
          <table:table-cell office:value-type="float" office:value="2504845" table:style-name="ce1">
            <text:p>2504845</text:p>
          </table:table-cell>
          <table:table-cell office:value-type="float" office:value="2506021" table:style-name="ce1">
            <text:p>2506021</text:p>
          </table:table-cell>
          <table:table-cell table:style-name="ce1"/>
          <table:table-cell office:value-type="float" office:value="2508738" table:style-name="ce1">
            <text:p>2508738</text:p>
          </table:table-cell>
          <table:table-cell office:value-type="float" office:value="2742566" table:style-name="ce1">
            <text:p>2742566</text:p>
          </table:table-cell>
          <table:table-cell office:value-type="float" office:value="2743136" table:style-name="ce1">
            <text:p>2743136</text:p>
          </table:table-cell>
          <table:table-cell table:style-name="ce1"/>
          <table:table-cell office:value-type="float" office:value="2745774" table:style-name="ce1">
            <text:p>2745774</text:p>
          </table:table-cell>
          <table:table-cell office:value-type="float" office:value="2221993" table:style-name="ce1">
            <text:p>2221993</text:p>
          </table:table-cell>
          <table:table-cell office:value-type="float" office:value="2222947" table:style-name="ce1">
            <text:p>2222947</text:p>
          </table:table-cell>
          <table:table-cell table:style-name="ce1"/>
          <table:table-cell office:value-type="float" office:value="2226040" table:style-name="ce1">
            <text:p>2226040</text:p>
          </table:table-cell>
          <table:table-cell office:value-type="float" office:value="2259111" table:style-name="ce1">
            <text:p>2259111</text:p>
          </table:table-cell>
          <table:table-cell office:value-type="float" office:value="2261598" table:style-name="ce1">
            <text:p>2261598</text:p>
          </table:table-cell>
          <table:table-cell table:style-name="ce1"/>
          <table:table-cell office:value-type="float" office:value="2263296" table:style-name="ce1">
            <text:p>2263296</text:p>
          </table:table-cell>
          <table:table-cell office:value-type="float" office:value="2102899" table:style-name="ce1">
            <text:p>2102899</text:p>
          </table:table-cell>
          <table:table-cell office:value-type="float" office:value="2104257" table:style-name="ce1">
            <text:p>2104257</text:p>
          </table:table-cell>
          <table:table-cell office:value-type="float" office:value="2106137" table:style-name="ce1">
            <text:p>2106137</text:p>
          </table:table-cell>
          <table:table-cell table:style-name="ce1"/>
          <table:table-cell office:value-type="float" office:value="2209550" table:style-name="ce1">
            <text:p>2209550</text:p>
          </table:table-cell>
          <table:table-cell office:value-type="float" office:value="2210253" table:style-name="ce1">
            <text:p>2210253</text:p>
          </table:table-cell>
          <table:table-cell office:value-type="float" office:value="2211950" table:style-name="ce1">
            <text:p>2211950</text:p>
          </table:table-cell>
          <table:table-cell table:style-name="ce1"/>
          <table:table-cell office:value-type="float" office:value="2772101" table:style-name="ce1">
            <text:p>2772101</text:p>
          </table:table-cell>
          <table:table-cell office:value-type="float" office:value="2772687" table:style-name="ce1">
            <text:p>2772687</text:p>
          </table:table-cell>
          <table:table-cell office:value-type="float" office:value="2774681" table:style-name="ce1">
            <text:p>2774681</text:p>
          </table:table-cell>
          <table:table-cell table:style-name="ce1"/>
          <table:table-cell office:value-type="float" office:value="2493212" table:style-name="ce1">
            <text:p>2493212</text:p>
          </table:table-cell>
          <table:table-cell office:value-type="float" office:value="2495293" table:style-name="ce1">
            <text:p>2495293</text:p>
          </table:table-cell>
          <table:table-cell table:style-name="ce1"/>
          <table:table-cell office:value-type="float" office:value="2497978" table:style-name="ce1">
            <text:p>2497978</text:p>
          </table:table-cell>
          <table:table-cell office:value-type="float" office:value="2470650" table:style-name="ce1">
            <text:p>2470650</text:p>
          </table:table-cell>
          <table:table-cell office:value-type="float" office:value="2471189" table:style-name="ce1">
            <text:p>2471189</text:p>
          </table:table-cell>
          <table:table-cell table:style-name="ce1"/>
          <table:table-cell office:value-type="float" office:value="2473835" table:style-name="ce1">
            <text:p>2473835</text:p>
          </table:table-cell>
          <table:table-cell office:value-type="float" office:value="2459843" table:style-name="ce1">
            <text:p>2459843</text:p>
          </table:table-cell>
          <table:table-cell office:value-type="float" office:value="2461329" table:style-name="ce1">
            <text:p>2461329</text:p>
          </table:table-cell>
          <table:table-cell office:value-type="float" office:value="2462812" table:style-name="ce1">
            <text:p>2462812</text:p>
          </table:table-cell>
          <table:table-cell table:style-name="ce1"/>
          <table:table-cell office:value-type="float" office:value="2698066" table:style-name="ce1">
            <text:p>2698066</text:p>
          </table:table-cell>
          <table:table-cell office:value-type="float" office:value="2698695" table:style-name="ce1">
            <text:p>2698695</text:p>
          </table:table-cell>
          <table:table-cell office:value-type="float" office:value="2700266" table:style-name="ce1">
            <text:p>2700266</text:p>
          </table:table-cell>
          <table:table-cell table:style-name="ce1"/>
          <table:table-cell office:value-type="float" office:value="2552365" table:style-name="ce1">
            <text:p>2552365</text:p>
          </table:table-cell>
          <table:table-cell office:value-type="float" office:value="2552985" table:style-name="ce1">
            <text:p>2552985</text:p>
          </table:table-cell>
          <table:table-cell office:value-type="float" office:value="2555146" table:style-name="ce1">
            <text:p>2555146</text:p>
          </table:table-cell>
          <table:table-cell table:style-name="ce1"/>
          <table:table-cell office:value-type="float" office:value="2149393" table:style-name="ce1">
            <text:p>2149393</text:p>
          </table:table-cell>
          <table:table-cell office:value-type="float" office:value="2150839" table:style-name="ce1">
            <text:p>2150839</text:p>
          </table:table-cell>
          <table:table-cell office:value-type="float" office:value="2152367" table:style-name="ce1">
            <text:p>2152367</text:p>
          </table:table-cell>
          <table:table-cell table:style-name="ce1"/>
          <table:table-cell office:value-type="float" office:value="2120856" table:style-name="ce1">
            <text:p>2120856</text:p>
          </table:table-cell>
          <table:table-cell office:value-type="float" office:value="2123269" table:style-name="ce1">
            <text:p>2123269</text:p>
          </table:table-cell>
          <table:table-cell office:value-type="float" office:value="2124966" table:style-name="ce1">
            <text:p>2124966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190308_M07506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54:55</text:p>
          </table:table-cell>
          <table:table-cell office:value-type="string" table:style-name="ce1">
            <text:p>2020-11-18_18:54:55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yarambaud@</text:p>
          </table:table-cell>
          <table:table-cell office:value-type="string" table:style-name="ce1">
            <text:p>M07506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ambidextrous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P0BytbwcOrSotLK</text:p>
          </table:table-cell>
          <table:table-cell office:value-type="string" table:style-name="ce1">
            <text:p>https://www.testable.org/experiment/4303/294929/start?participant=M075068</text:p>
          </table:table-cell>
          <table:table-cell office:value-type="float" office:value="4097231" table:style-name="ce1">
            <text:p>4097231</text:p>
          </table:table-cell>
          <table:table-cell office:value-type="float" office:value="68.287183333333004" table:style-name="ce1">
            <text:p>68,28718333</text:p>
          </table:table-cell>
          <table:table-cell office:value-type="float" office:value="1148686" table:style-name="ce1">
            <text:p>1148686</text:p>
          </table:table-cell>
          <table:table-cell office:value-type="float" office:value="974734" table:style-name="ce1">
            <text:p>974734</text:p>
          </table:table-cell>
          <table:table-cell office:value-type="float" office:value="1062134" table:style-name="ce1">
            <text:p>1062134</text:p>
          </table:table-cell>
          <table:table-cell office:value-type="float" office:value="925286" table:style-name="ce1">
            <text:p>925286</text:p>
          </table:table-cell>
          <table:table-cell office:value-type="float" office:value="1402232" table:style-name="ce1">
            <text:p>1402232</text:p>
          </table:table-cell>
          <table:table-cell office:value-type="float" office:value="738246" table:style-name="ce1">
            <text:p>738246</text:p>
          </table:table-cell>
          <table:table-cell office:value-type="float" office:value="1270038" table:style-name="ce1">
            <text:p>1270038</text:p>
          </table:table-cell>
          <table:table-cell office:value-type="float" office:value="600350" table:style-name="ce1">
            <text:p>600350</text:p>
          </table:table-cell>
          <table:table-cell office:value-type="float" office:value="495320" table:style-name="ce1">
            <text:p>495320</text:p>
          </table:table-cell>
          <table:table-cell office:value-type="float" office:value="1216205" table:style-name="ce1">
            <text:p>1216205</text:p>
          </table:table-cell>
          <table:table-cell office:value-type="float" office:value="692078" table:style-name="ce1">
            <text:p>692078</text:p>
          </table:table-cell>
          <table:table-cell office:value-type="float" office:value="841998" table:style-name="ce1">
            <text:p>841998</text:p>
          </table:table-cell>
          <table:table-cell office:value-type="float" office:value="3425984" table:style-name="ce1">
            <text:p>3425984</text:p>
          </table:table-cell>
          <table:table-cell office:value-type="float" office:value="3428727" table:style-name="ce1">
            <text:p>3428727</text:p>
          </table:table-cell>
          <table:table-cell table:style-name="ce1"/>
          <table:table-cell office:value-type="float" office:value="3433165" table:style-name="ce1">
            <text:p>3433165</text:p>
          </table:table-cell>
          <table:table-cell office:value-type="float" office:value="3888114" table:style-name="ce1">
            <text:p>3888114</text:p>
          </table:table-cell>
          <table:table-cell office:value-type="float" office:value="3902831" table:style-name="ce1">
            <text:p>3902831</text:p>
          </table:table-cell>
          <table:table-cell office:value-type="float" office:value="3904605" table:style-name="ce1">
            <text:p>3904605</text:p>
          </table:table-cell>
          <table:table-cell table:style-name="ce1"/>
          <table:table-cell office:value-type="float" office:value="3263682" table:style-name="ce1">
            <text:p>3263682</text:p>
          </table:table-cell>
          <table:table-cell office:value-type="float" office:value="3265351" table:style-name="ce1">
            <text:p>3265351</text:p>
          </table:table-cell>
          <table:table-cell table:style-name="ce1"/>
          <table:table-cell office:value-type="float" office:value="3267581" table:style-name="ce1">
            <text:p>3267581</text:p>
          </table:table-cell>
          <table:table-cell office:value-type="float" office:value="3790273" table:style-name="ce1">
            <text:p>3790273</text:p>
          </table:table-cell>
          <table:table-cell office:value-type="float" office:value="3794118" table:style-name="ce1">
            <text:p>3794118</text:p>
          </table:table-cell>
          <table:table-cell office:value-type="float" office:value="3795951" table:style-name="ce1">
            <text:p>3795951</text:p>
          </table:table-cell>
          <table:table-cell table:style-name="ce1"/>
          <table:table-cell office:value-type="float" office:value="3916693" table:style-name="ce1">
            <text:p>3916693</text:p>
          </table:table-cell>
          <table:table-cell office:value-type="float" office:value="3918990" table:style-name="ce1">
            <text:p>3918990</text:p>
          </table:table-cell>
          <table:table-cell office:value-type="float" office:value="3920509" table:style-name="ce1">
            <text:p>3920509</text:p>
          </table:table-cell>
          <table:table-cell table:style-name="ce1"/>
          <table:table-cell office:value-type="float" office:value="2687898" table:style-name="ce1">
            <text:p>2687898</text:p>
          </table:table-cell>
          <table:table-cell office:value-type="float" office:value="2699640" table:style-name="ce1">
            <text:p>2699640</text:p>
          </table:table-cell>
          <table:table-cell table:style-name="ce1"/>
          <table:table-cell office:value-type="float" office:value="2707559" table:style-name="ce1">
            <text:p>2707559</text:p>
          </table:table-cell>
          <table:table-cell office:value-type="float" office:value="3629555" table:style-name="ce1">
            <text:p>3629555</text:p>
          </table:table-cell>
          <table:table-cell office:value-type="float" office:value="3633005" table:style-name="ce1">
            <text:p>3633005</text:p>
          </table:table-cell>
          <table:table-cell table:style-name="ce1"/>
          <table:table-cell office:value-type="float" office:value="3634477" table:style-name="ce1">
            <text:p>3634477</text:p>
          </table:table-cell>
          <table:table-cell office:value-type="float" office:value="3372594" table:style-name="ce1">
            <text:p>3372594</text:p>
          </table:table-cell>
          <table:table-cell office:value-type="float" office:value="3377985" table:style-name="ce1">
            <text:p>3377985</text:p>
          </table:table-cell>
          <table:table-cell office:value-type="float" office:value="3379549" table:style-name="ce1">
            <text:p>3379549</text:p>
          </table:table-cell>
          <table:table-cell table:style-name="ce1"/>
          <table:table-cell office:value-type="float" office:value="3732626" table:style-name="ce1">
            <text:p>3732626</text:p>
          </table:table-cell>
          <table:table-cell office:value-type="float" office:value="3738765" table:style-name="ce1">
            <text:p>3738765</text:p>
          </table:table-cell>
          <table:table-cell office:value-type="float" office:value="3740677" table:style-name="ce1">
            <text:p>3740677</text:p>
          </table:table-cell>
          <table:table-cell table:style-name="ce1"/>
          <table:table-cell office:value-type="float" office:value="2753180" table:style-name="ce1">
            <text:p>2753180</text:p>
          </table:table-cell>
          <table:table-cell office:value-type="float" office:value="2754792" table:style-name="ce1">
            <text:p>2754792</text:p>
          </table:table-cell>
          <table:table-cell office:value-type="float" office:value="2757790" table:style-name="ce1">
            <text:p>2757790</text:p>
          </table:table-cell>
          <table:table-cell table:style-name="ce1"/>
          <table:table-cell office:value-type="float" office:value="4000976" table:style-name="ce1">
            <text:p>4000976</text:p>
          </table:table-cell>
          <table:table-cell office:value-type="float" office:value="4002479" table:style-name="ce1">
            <text:p>4002479</text:p>
          </table:table-cell>
          <table:table-cell table:style-name="ce1"/>
          <table:table-cell office:value-type="float" office:value="4004198" table:style-name="ce1">
            <text:p>4004198</text:p>
          </table:table-cell>
          <table:table-cell office:value-type="float" office:value="3948778" table:style-name="ce1">
            <text:p>3948778</text:p>
          </table:table-cell>
          <table:table-cell office:value-type="float" office:value="3949687" table:style-name="ce1">
            <text:p>3949687</text:p>
          </table:table-cell>
          <table:table-cell table:style-name="ce1"/>
          <table:table-cell office:value-type="float" office:value="3958886" table:style-name="ce1">
            <text:p>3958886</text:p>
          </table:table-cell>
          <table:table-cell office:value-type="float" office:value="2982561" table:style-name="ce1">
            <text:p>2982561</text:p>
          </table:table-cell>
          <table:table-cell office:value-type="float" office:value="2988047" table:style-name="ce1">
            <text:p>2988047</text:p>
          </table:table-cell>
          <table:table-cell office:value-type="float" office:value="2991334" table:style-name="ce1">
            <text:p>2991334</text:p>
          </table:table-cell>
          <table:table-cell table:style-name="ce1"/>
          <table:table-cell office:value-type="float" office:value="3713377" table:style-name="ce1">
            <text:p>3713377</text:p>
          </table:table-cell>
          <table:table-cell office:value-type="float" office:value="3718718" table:style-name="ce1">
            <text:p>3718718</text:p>
          </table:table-cell>
          <table:table-cell table:style-name="ce1"/>
          <table:table-cell office:value-type="float" office:value="3720726" table:style-name="ce1">
            <text:p>3720726</text:p>
          </table:table-cell>
          <table:table-cell office:value-type="float" office:value="3467256" table:style-name="ce1">
            <text:p>3467256</text:p>
          </table:table-cell>
          <table:table-cell office:value-type="float" office:value="3469877" table:style-name="ce1">
            <text:p>3469877</text:p>
          </table:table-cell>
          <table:table-cell table:style-name="ce1"/>
          <table:table-cell office:value-type="float" office:value="3471662" table:style-name="ce1">
            <text:p>3471662</text:p>
          </table:table-cell>
          <table:table-cell office:value-type="float" office:value="2924794" table:style-name="ce1">
            <text:p>2924794</text:p>
          </table:table-cell>
          <table:table-cell office:value-type="float" office:value="2927983" table:style-name="ce1">
            <text:p>2927983</text:p>
          </table:table-cell>
          <table:table-cell table:style-name="ce1"/>
          <table:table-cell office:value-type="float" office:value="2930534" table:style-name="ce1">
            <text:p>2930534</text:p>
          </table:table-cell>
          <table:table-cell office:value-type="float" office:value="2863754" table:style-name="ce1">
            <text:p>2863754</text:p>
          </table:table-cell>
          <table:table-cell office:value-type="float" office:value="2870750" table:style-name="ce1">
            <text:p>2870750</text:p>
          </table:table-cell>
          <table:table-cell office:value-type="float" office:value="2873022" table:style-name="ce1">
            <text:p>2873022</text:p>
          </table:table-cell>
          <table:table-cell table:style-name="ce1"/>
          <table:table-cell office:value-type="float" office:value="3693946" table:style-name="ce1">
            <text:p>3693946</text:p>
          </table:table-cell>
          <table:table-cell office:value-type="float" office:value="3696087" table:style-name="ce1">
            <text:p>3696087</text:p>
          </table:table-cell>
          <table:table-cell office:value-type="float" office:value="3702149" table:style-name="ce1">
            <text:p>3702149</text:p>
          </table:table-cell>
          <table:table-cell table:style-name="ce1"/>
          <table:table-cell office:value-type="float" office:value="2775579" table:style-name="ce1">
            <text:p>2775579</text:p>
          </table:table-cell>
          <table:table-cell office:value-type="float" office:value="2787334" table:style-name="ce1">
            <text:p>2787334</text:p>
          </table:table-cell>
          <table:table-cell office:value-type="float" office:value="2790670" table:style-name="ce1">
            <text:p>2790670</text:p>
          </table:table-cell>
          <table:table-cell table:style-name="ce1"/>
          <table:table-cell office:value-type="float" office:value="3163396" table:style-name="ce1">
            <text:p>3163396</text:p>
          </table:table-cell>
          <table:table-cell office:value-type="float" office:value="3172134" table:style-name="ce1">
            <text:p>3172134</text:p>
          </table:table-cell>
          <table:table-cell table:style-name="ce1"/>
          <table:table-cell office:value-type="float" office:value="3173566" table:style-name="ce1">
            <text:p>3173566</text:p>
          </table:table-cell>
          <table:table-cell office:value-type="float" office:value="4028841" table:style-name="ce1">
            <text:p>4028841</text:p>
          </table:table-cell>
          <table:table-cell office:value-type="float" office:value="4043079" table:style-name="ce1">
            <text:p>4043079</text:p>
          </table:table-cell>
          <table:table-cell office:value-type="float" office:value="4044845" table:style-name="ce1">
            <text:p>4044845</text:p>
          </table:table-cell>
          <table:table-cell table:style-name="ce1"/>
          <table:table-cell office:value-type="float" office:value="4063569" table:style-name="ce1">
            <text:p>4063569</text:p>
          </table:table-cell>
          <table:table-cell office:value-type="float" office:value="4067024" table:style-name="ce1">
            <text:p>4067024</text:p>
          </table:table-cell>
          <table:table-cell table:style-name="ce1"/>
          <table:table-cell office:value-type="float" office:value="4068461" table:style-name="ce1">
            <text:p>4068461</text:p>
          </table:table-cell>
          <table:table-cell office:value-type="float" office:value="3511731" table:style-name="ce1">
            <text:p>3511731</text:p>
          </table:table-cell>
          <table:table-cell office:value-type="float" office:value="3514462" table:style-name="ce1">
            <text:p>3514462</text:p>
          </table:table-cell>
          <table:table-cell table:style-name="ce1"/>
          <table:table-cell office:value-type="float" office:value="3516557" table:style-name="ce1">
            <text:p>3516557</text:p>
          </table:table-cell>
          <table:table-cell office:value-type="float" office:value="2649626" table:style-name="ce1">
            <text:p>2649626</text:p>
          </table:table-cell>
          <table:table-cell office:value-type="float" office:value="2656534" table:style-name="ce1">
            <text:p>2656534</text:p>
          </table:table-cell>
          <table:table-cell office:value-type="float" office:value="2658742" table:style-name="ce1">
            <text:p>2658742</text:p>
          </table:table-cell>
          <table:table-cell table:style-name="ce1"/>
          <table:table-cell office:value-type="float" office:value="3617257" table:style-name="ce1">
            <text:p>3617257</text:p>
          </table:table-cell>
          <table:table-cell office:value-type="float" office:value="3619367" table:style-name="ce1">
            <text:p>3619367</text:p>
          </table:table-cell>
          <table:table-cell table:style-name="ce1"/>
          <table:table-cell office:value-type="float" office:value="3620493" table:style-name="ce1">
            <text:p>3620493</text:p>
          </table:table-cell>
          <table:table-cell office:value-type="float" office:value="3605028" table:style-name="ce1">
            <text:p>3605028</text:p>
          </table:table-cell>
          <table:table-cell office:value-type="float" office:value="3607958" table:style-name="ce1">
            <text:p>3607958</text:p>
          </table:table-cell>
          <table:table-cell office:value-type="float" office:value="3609261" table:style-name="ce1">
            <text:p>3609261</text:p>
          </table:table-cell>
          <table:table-cell table:style-name="ce1"/>
          <table:table-cell office:value-type="float" office:value="3868633" table:style-name="ce1">
            <text:p>3868633</text:p>
          </table:table-cell>
          <table:table-cell office:value-type="float" office:value="3871023" table:style-name="ce1">
            <text:p>3871023</text:p>
          </table:table-cell>
          <table:table-cell table:style-name="ce1"/>
          <table:table-cell office:value-type="float" office:value="3872605" table:style-name="ce1">
            <text:p>3872605</text:p>
          </table:table-cell>
          <table:table-cell office:value-type="float" office:value="3561529" table:style-name="ce1">
            <text:p>3561529</text:p>
          </table:table-cell>
          <table:table-cell office:value-type="float" office:value="3564271" table:style-name="ce1">
            <text:p>3564271</text:p>
          </table:table-cell>
          <table:table-cell office:value-type="float" office:value="3568373" table:style-name="ce1">
            <text:p>3568373</text:p>
          </table:table-cell>
          <table:table-cell table:style-name="ce1"/>
          <table:table-cell office:value-type="float" office:value="2955729" table:style-name="ce1">
            <text:p>2955729</text:p>
          </table:table-cell>
          <table:table-cell office:value-type="float" office:value="2959686" table:style-name="ce1">
            <text:p>2959686</text:p>
          </table:table-cell>
          <table:table-cell table:style-name="ce1"/>
          <table:table-cell office:value-type="float" office:value="2962749" table:style-name="ce1">
            <text:p>2962749</text:p>
          </table:table-cell>
          <table:table-cell office:value-type="float" office:value="3753521" table:style-name="ce1">
            <text:p>3753521</text:p>
          </table:table-cell>
          <table:table-cell office:value-type="float" office:value="3755053" table:style-name="ce1">
            <text:p>3755053</text:p>
          </table:table-cell>
          <table:table-cell office:value-type="float" office:value="3759262" table:style-name="ce1">
            <text:p>3759262</text:p>
          </table:table-cell>
          <table:table-cell table:style-name="ce1"/>
          <table:table-cell office:value-type="float" office:value="3289457" table:style-name="ce1">
            <text:p>3289457</text:p>
          </table:table-cell>
          <table:table-cell office:value-type="float" office:value="3295062" table:style-name="ce1">
            <text:p>3295062</text:p>
          </table:table-cell>
          <table:table-cell office:value-type="float" office:value="3297110" table:style-name="ce1">
            <text:p>3297110</text:p>
          </table:table-cell>
          <table:table-cell table:style-name="ce1"/>
          <table:table-cell office:value-type="float" office:value="3489357" table:style-name="ce1">
            <text:p>3489357</text:p>
          </table:table-cell>
          <table:table-cell office:value-type="float" office:value="3497654" table:style-name="ce1">
            <text:p>3497654</text:p>
          </table:table-cell>
          <table:table-cell table:style-name="ce1"/>
          <table:table-cell office:value-type="float" office:value="3501621" table:style-name="ce1">
            <text:p>3501621</text:p>
          </table:table-cell>
          <table:table-cell office:value-type="float" office:value="3857850" table:style-name="ce1">
            <text:p>3857850</text:p>
          </table:table-cell>
          <table:table-cell office:value-type="float" office:value="3859685" table:style-name="ce1">
            <text:p>3859685</text:p>
          </table:table-cell>
          <table:table-cell table:style-name="ce1"/>
          <table:table-cell office:value-type="float" office:value="3861141" table:style-name="ce1">
            <text:p>3861141</text:p>
          </table:table-cell>
          <table:table-cell office:value-type="float" office:value="3246674" table:style-name="ce1">
            <text:p>3246674</text:p>
          </table:table-cell>
          <table:table-cell office:value-type="float" office:value="3250022" table:style-name="ce1">
            <text:p>3250022</text:p>
          </table:table-cell>
          <table:table-cell office:value-type="float" office:value="3252190" table:style-name="ce1">
            <text:p>3252190</text:p>
          </table:table-cell>
          <table:table-cell table:style-name="ce1"/>
          <table:table-cell office:value-type="float" office:value="3667602" table:style-name="ce1">
            <text:p>3667602</text:p>
          </table:table-cell>
          <table:table-cell office:value-type="float" office:value="3672877" table:style-name="ce1">
            <text:p>3672877</text:p>
          </table:table-cell>
          <table:table-cell table:style-name="ce1"/>
          <table:table-cell office:value-type="float" office:value="3674901" table:style-name="ce1">
            <text:p>3674901</text:p>
          </table:table-cell>
          <table:table-cell office:value-type="float" office:value="3932577" table:style-name="ce1">
            <text:p>3932577</text:p>
          </table:table-cell>
          <table:table-cell office:value-type="float" office:value="3934606" table:style-name="ce1">
            <text:p>3934606</text:p>
          </table:table-cell>
          <table:table-cell office:value-type="float" office:value="3936637" table:style-name="ce1">
            <text:p>3936637</text:p>
          </table:table-cell>
          <table:table-cell table:style-name="ce1"/>
          <table:table-cell office:value-type="float" office:value="4053969" table:style-name="ce1">
            <text:p>4053969</text:p>
          </table:table-cell>
          <table:table-cell office:value-type="float" office:value="4054981" table:style-name="ce1">
            <text:p>4054981</text:p>
          </table:table-cell>
          <table:table-cell office:value-type="float" office:value="4056373" table:style-name="ce1">
            <text:p>4056373</text:p>
          </table:table-cell>
          <table:table-cell table:style-name="ce1"/>
          <table:table-cell office:value-type="float" office:value="3106876" table:style-name="ce1">
            <text:p>3106876</text:p>
          </table:table-cell>
          <table:table-cell office:value-type="float" office:value="3110976" table:style-name="ce1">
            <text:p>3110976</text:p>
          </table:table-cell>
          <table:table-cell table:style-name="ce1"/>
          <table:table-cell office:value-type="float" office:value="3113126" table:style-name="ce1">
            <text:p>3113126</text:p>
          </table:table-cell>
          <table:table-cell office:value-type="float" office:value="3768457" table:style-name="ce1">
            <text:p>3768457</text:p>
          </table:table-cell>
          <table:table-cell office:value-type="float" office:value="3770095" table:style-name="ce1">
            <text:p>3770095</text:p>
          </table:table-cell>
          <table:table-cell table:style-name="ce1"/>
          <table:table-cell office:value-type="float" office:value="3773503" table:style-name="ce1">
            <text:p>3773503</text:p>
          </table:table-cell>
          <table:table-cell office:value-type="float" office:value="3358546" table:style-name="ce1">
            <text:p>3358546</text:p>
          </table:table-cell>
          <table:table-cell office:value-type="float" office:value="3359512" table:style-name="ce1">
            <text:p>3359512</text:p>
          </table:table-cell>
          <table:table-cell table:style-name="ce1"/>
          <table:table-cell office:value-type="float" office:value="3361286" table:style-name="ce1">
            <text:p>3361286</text:p>
          </table:table-cell>
          <table:table-cell office:value-type="float" office:value="2845490" table:style-name="ce1">
            <text:p>2845490</text:p>
          </table:table-cell>
          <table:table-cell office:value-type="float" office:value="2847838" table:style-name="ce1">
            <text:p>2847838</text:p>
          </table:table-cell>
          <table:table-cell office:value-type="float" office:value="2853366" table:style-name="ce1">
            <text:p>2853366</text:p>
          </table:table-cell>
          <table:table-cell table:style-name="ce1"/>
          <table:table-cell office:value-type="float" office:value="3651529" table:style-name="ce1">
            <text:p>3651529</text:p>
          </table:table-cell>
          <table:table-cell office:value-type="float" office:value="3654254" table:style-name="ce1">
            <text:p>3654254</text:p>
          </table:table-cell>
          <table:table-cell table:style-name="ce1"/>
          <table:table-cell office:value-type="float" office:value="3657294" table:style-name="ce1">
            <text:p>3657294</text:p>
          </table:table-cell>
          <table:table-cell office:value-type="float" office:value="3811889" table:style-name="ce1">
            <text:p>3811889</text:p>
          </table:table-cell>
          <table:table-cell office:value-type="float" office:value="3813790" table:style-name="ce1">
            <text:p>3813790</text:p>
          </table:table-cell>
          <table:table-cell table:style-name="ce1"/>
          <table:table-cell office:value-type="float" office:value="3815773" table:style-name="ce1">
            <text:p>3815773</text:p>
          </table:table-cell>
          <table:table-cell office:value-type="float" office:value="4079234" table:style-name="ce1">
            <text:p>4079234</text:p>
          </table:table-cell>
          <table:table-cell office:value-type="float" office:value="4080086" table:style-name="ce1">
            <text:p>4080086</text:p>
          </table:table-cell>
          <table:table-cell table:style-name="ce1"/>
          <table:table-cell office:value-type="float" office:value="4088669" table:style-name="ce1">
            <text:p>4088669</text:p>
          </table:table-cell>
          <table:table-cell office:value-type="float" office:value="3124065" table:style-name="ce1">
            <text:p>3124065</text:p>
          </table:table-cell>
          <table:table-cell office:value-type="float" office:value="3124928" table:style-name="ce1">
            <text:p>3124928</text:p>
          </table:table-cell>
          <table:table-cell office:value-type="float" office:value="3127022" table:style-name="ce1">
            <text:p>3127022</text:p>
          </table:table-cell>
          <table:table-cell table:style-name="ce1"/>
          <table:table-cell office:value-type="float" office:value="2816810" table:style-name="ce1">
            <text:p>2816810</text:p>
          </table:table-cell>
          <table:table-cell office:value-type="float" office:value="2819256" table:style-name="ce1">
            <text:p>2819256</text:p>
          </table:table-cell>
          <table:table-cell table:style-name="ce1"/>
          <table:table-cell office:value-type="float" office:value="2821806" table:style-name="ce1">
            <text:p>2821806</text:p>
          </table:table-cell>
          <table:table-cell office:value-type="float" office:value="3005153" table:style-name="ce1">
            <text:p>3005153</text:p>
          </table:table-cell>
          <table:table-cell office:value-type="float" office:value="3007766" table:style-name="ce1">
            <text:p>3007766</text:p>
          </table:table-cell>
          <table:table-cell office:value-type="float" office:value="3012430" table:style-name="ce1">
            <text:p>3012430</text:p>
          </table:table-cell>
          <table:table-cell table:style-name="ce1"/>
          <table:table-cell office:value-type="float" office:value="3194946" table:style-name="ce1">
            <text:p>3194946</text:p>
          </table:table-cell>
          <table:table-cell office:value-type="float" office:value="3196958" table:style-name="ce1">
            <text:p>3196958</text:p>
          </table:table-cell>
          <table:table-cell office:value-type="float" office:value="3199182" table:style-name="ce1">
            <text:p>3199182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194045_M02220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8:32:54</text:p>
          </table:table-cell>
          <table:table-cell office:value-type="string" table:style-name="ce1">
            <text:p>2020-11-18_19:32:54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22204</text:p>
          </table:table-cell>
          <table:table-cell office:value-type="string" table:style-name="ce1">
            <text:p>M02220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7IG7EpObX5aD6ujc</text:p>
          </table:table-cell>
          <table:table-cell office:value-type="string" table:style-name="ce1">
            <text:p>https://www.testable.org/experiment/4303/294929/start?participant=M022204</text:p>
          </table:table-cell>
          <table:table-cell office:value-type="float" office:value="4075360" table:style-name="ce1">
            <text:p>4075360</text:p>
          </table:table-cell>
          <table:table-cell office:value-type="float" office:value="67.922666666666998" table:style-name="ce1">
            <text:p>67,92266667</text:p>
          </table:table-cell>
          <table:table-cell office:value-type="float" office:value="1177685" table:style-name="ce1">
            <text:p>1177685</text:p>
          </table:table-cell>
          <table:table-cell office:value-type="float" office:value="1093522" table:style-name="ce1">
            <text:p>1093522</text:p>
          </table:table-cell>
          <table:table-cell office:value-type="float" office:value="1003094" table:style-name="ce1">
            <text:p>1003094</text:p>
          </table:table-cell>
          <table:table-cell office:value-type="float" office:value="793946" table:style-name="ce1">
            <text:p>793946</text:p>
          </table:table-cell>
          <table:table-cell office:value-type="float" office:value="859008" table:style-name="ce1">
            <text:p>859008</text:p>
          </table:table-cell>
          <table:table-cell office:value-type="float" office:value="344545" table:style-name="ce1">
            <text:p>344545</text:p>
          </table:table-cell>
          <table:table-cell office:value-type="float" office:value="498549" table:style-name="ce1">
            <text:p>498549</text:p>
          </table:table-cell>
          <table:table-cell office:value-type="float" office:value="574139" table:style-name="ce1">
            <text:p>574139</text:p>
          </table:table-cell>
          <table:table-cell office:value-type="float" office:value="705717" table:style-name="ce1">
            <text:p>705717</text:p>
          </table:table-cell>
          <table:table-cell office:value-type="float" office:value="429788" table:style-name="ce1">
            <text:p>429788</text:p>
          </table:table-cell>
          <table:table-cell office:value-type="float" office:value="1049825" table:style-name="ce1">
            <text:p>1049825</text:p>
          </table:table-cell>
          <table:table-cell office:value-type="float" office:value="943265" table:style-name="ce1">
            <text:p>943265</text:p>
          </table:table-cell>
          <table:table-cell table:number-columns-repeated="192" table:style-name="ce1"/>
          <table:table-cell office:value-type="float" office:value="3593671" table:style-name="ce1">
            <text:p>3593671</text:p>
          </table:table-cell>
          <table:table-cell office:value-type="float" office:value="3597262" table:style-name="ce1">
            <text:p>3597262</text:p>
          </table:table-cell>
          <table:table-cell office:value-type="float" office:value="3599415" table:style-name="ce1">
            <text:p>3599415</text:p>
          </table:table-cell>
          <table:table-cell table:style-name="ce1"/>
          <table:table-cell office:value-type="float" office:value="3809713" table:style-name="ce1">
            <text:p>3809713</text:p>
          </table:table-cell>
          <table:table-cell office:value-type="float" office:value="3810988" table:style-name="ce1">
            <text:p>3810988</text:p>
          </table:table-cell>
          <table:table-cell office:value-type="float" office:value="3812738" table:style-name="ce1">
            <text:p>3812738</text:p>
          </table:table-cell>
          <table:table-cell table:style-name="ce1"/>
          <table:table-cell office:value-type="float" office:value="2945979" table:style-name="ce1">
            <text:p>2945979</text:p>
          </table:table-cell>
          <table:table-cell office:value-type="float" office:value="2948699" table:style-name="ce1">
            <text:p>2948699</text:p>
          </table:table-cell>
          <table:table-cell office:value-type="float" office:value="2952148" table:style-name="ce1">
            <text:p>2952148</text:p>
          </table:table-cell>
          <table:table-cell table:style-name="ce1"/>
          <table:table-cell office:value-type="float" office:value="3712936" table:style-name="ce1">
            <text:p>3712936</text:p>
          </table:table-cell>
          <table:table-cell office:value-type="float" office:value="3716040" table:style-name="ce1">
            <text:p>3716040</text:p>
          </table:table-cell>
          <table:table-cell table:style-name="ce1"/>
          <table:table-cell office:value-type="float" office:value="3718091" table:style-name="ce1">
            <text:p>3718091</text:p>
          </table:table-cell>
          <table:table-cell office:value-type="float" office:value="2559310" table:style-name="ce1">
            <text:p>2559310</text:p>
          </table:table-cell>
          <table:table-cell office:value-type="float" office:value="2561318" table:style-name="ce1">
            <text:p>2561318</text:p>
          </table:table-cell>
          <table:table-cell office:value-type="float" office:value="2565558" table:style-name="ce1">
            <text:p>2565558</text:p>
          </table:table-cell>
          <table:table-cell table:style-name="ce1"/>
          <table:table-cell office:value-type="float" office:value="3347674" table:style-name="ce1">
            <text:p>3347674</text:p>
          </table:table-cell>
          <table:table-cell office:value-type="float" office:value="3349632" table:style-name="ce1">
            <text:p>3349632</text:p>
          </table:table-cell>
          <table:table-cell table:style-name="ce1"/>
          <table:table-cell office:value-type="float" office:value="3358090" table:style-name="ce1">
            <text:p>3358090</text:p>
          </table:table-cell>
          <table:table-cell office:value-type="float" office:value="3305344" table:style-name="ce1">
            <text:p>3305344</text:p>
          </table:table-cell>
          <table:table-cell office:value-type="float" office:value="3308973" table:style-name="ce1">
            <text:p>3308973</text:p>
          </table:table-cell>
          <table:table-cell office:value-type="float" office:value="3312972" table:style-name="ce1">
            <text:p>3312972</text:p>
          </table:table-cell>
          <table:table-cell table:style-name="ce1"/>
          <table:table-cell office:value-type="float" office:value="3159325" table:style-name="ce1">
            <text:p>3159325</text:p>
          </table:table-cell>
          <table:table-cell office:value-type="float" office:value="3161321" table:style-name="ce1">
            <text:p>3161321</text:p>
          </table:table-cell>
          <table:table-cell office:value-type="float" office:value="3166075" table:style-name="ce1">
            <text:p>3166075</text:p>
          </table:table-cell>
          <table:table-cell table:style-name="ce1"/>
          <table:table-cell office:value-type="float" office:value="2905133" table:style-name="ce1">
            <text:p>2905133</text:p>
          </table:table-cell>
          <table:table-cell office:value-type="float" office:value="2907806" table:style-name="ce1">
            <text:p>2907806</text:p>
          </table:table-cell>
          <table:table-cell table:style-name="ce1"/>
          <table:table-cell office:value-type="float" office:value="2914746" table:style-name="ce1">
            <text:p>2914746</text:p>
          </table:table-cell>
          <table:table-cell office:value-type="float" office:value="3852456" table:style-name="ce1">
            <text:p>3852456</text:p>
          </table:table-cell>
          <table:table-cell office:value-type="float" office:value="3855445" table:style-name="ce1">
            <text:p>3855445</text:p>
          </table:table-cell>
          <table:table-cell office:value-type="float" office:value="3858692" table:style-name="ce1">
            <text:p>3858692</text:p>
          </table:table-cell>
          <table:table-cell table:style-name="ce1"/>
          <table:table-cell office:value-type="float" office:value="2671141" table:style-name="ce1">
            <text:p>2671141</text:p>
          </table:table-cell>
          <table:table-cell office:value-type="float" office:value="2673464" table:style-name="ce1">
            <text:p>2673464</text:p>
          </table:table-cell>
          <table:table-cell office:value-type="float" office:value="2677500" table:style-name="ce1">
            <text:p>2677500</text:p>
          </table:table-cell>
          <table:table-cell table:style-name="ce1"/>
          <table:table-cell office:value-type="float" office:value="2764592" table:style-name="ce1">
            <text:p>2764592</text:p>
          </table:table-cell>
          <table:table-cell office:value-type="float" office:value="2767318" table:style-name="ce1">
            <text:p>2767318</text:p>
          </table:table-cell>
          <table:table-cell office:value-type="float" office:value="2771854" table:style-name="ce1">
            <text:p>2771854</text:p>
          </table:table-cell>
          <table:table-cell table:style-name="ce1"/>
          <table:table-cell office:value-type="float" office:value="3226019" table:style-name="ce1">
            <text:p>3226019</text:p>
          </table:table-cell>
          <table:table-cell office:value-type="float" office:value="3229398" table:style-name="ce1">
            <text:p>3229398</text:p>
          </table:table-cell>
          <table:table-cell table:style-name="ce1"/>
          <table:table-cell office:value-type="float" office:value="3232666" table:style-name="ce1">
            <text:p>3232666</text:p>
          </table:table-cell>
          <table:table-cell office:value-type="float" office:value="2749135" table:style-name="ce1">
            <text:p>2749135</text:p>
          </table:table-cell>
          <table:table-cell office:value-type="float" office:value="2750846" table:style-name="ce1">
            <text:p>2750846</text:p>
          </table:table-cell>
          <table:table-cell office:value-type="float" office:value="2754506" table:style-name="ce1">
            <text:p>2754506</text:p>
          </table:table-cell>
          <table:table-cell table:style-name="ce1"/>
          <table:table-cell office:value-type="float" office:value="3697141" table:style-name="ce1">
            <text:p>3697141</text:p>
          </table:table-cell>
          <table:table-cell office:value-type="float" office:value="3699325" table:style-name="ce1">
            <text:p>3699325</text:p>
          </table:table-cell>
          <table:table-cell table:style-name="ce1"/>
          <table:table-cell office:value-type="float" office:value="3702224" table:style-name="ce1">
            <text:p>3702224</text:p>
          </table:table-cell>
          <table:table-cell office:value-type="float" office:value="3549798" table:style-name="ce1">
            <text:p>3549798</text:p>
          </table:table-cell>
          <table:table-cell office:value-type="float" office:value="3550576" table:style-name="ce1">
            <text:p>3550576</text:p>
          </table:table-cell>
          <table:table-cell office:value-type="float" office:value="3554390" table:style-name="ce1">
            <text:p>3554390</text:p>
          </table:table-cell>
          <table:table-cell table:style-name="ce1"/>
          <table:table-cell office:value-type="float" office:value="2960264" table:style-name="ce1">
            <text:p>2960264</text:p>
          </table:table-cell>
          <table:table-cell office:value-type="float" office:value="2962932" table:style-name="ce1">
            <text:p>2962932</text:p>
          </table:table-cell>
          <table:table-cell office:value-type="float" office:value="2965924" table:style-name="ce1">
            <text:p>2965924</text:p>
          </table:table-cell>
          <table:table-cell table:style-name="ce1"/>
          <table:table-cell office:value-type="float" office:value="3898554" table:style-name="ce1">
            <text:p>3898554</text:p>
          </table:table-cell>
          <table:table-cell office:value-type="float" office:value="3900098" table:style-name="ce1">
            <text:p>3900098</text:p>
          </table:table-cell>
          <table:table-cell office:value-type="float" office:value="3902504" table:style-name="ce1">
            <text:p>3902504</text:p>
          </table:table-cell>
          <table:table-cell table:style-name="ce1"/>
          <table:table-cell office:value-type="float" office:value="3206596" table:style-name="ce1">
            <text:p>3206596</text:p>
          </table:table-cell>
          <table:table-cell office:value-type="float" office:value="3207831" table:style-name="ce1">
            <text:p>3207831</text:p>
          </table:table-cell>
          <table:table-cell office:value-type="float" office:value="3212049" table:style-name="ce1">
            <text:p>3212049</text:p>
          </table:table-cell>
          <table:table-cell table:style-name="ce1"/>
          <table:table-cell office:value-type="float" office:value="3478606" table:style-name="ce1">
            <text:p>3478606</text:p>
          </table:table-cell>
          <table:table-cell office:value-type="float" office:value="3480602" table:style-name="ce1">
            <text:p>3480602</text:p>
          </table:table-cell>
          <table:table-cell office:value-type="float" office:value="3483197" table:style-name="ce1">
            <text:p>3483197</text:p>
          </table:table-cell>
          <table:table-cell table:style-name="ce1"/>
          <table:table-cell office:value-type="float" office:value="3532029" table:style-name="ce1">
            <text:p>3532029</text:p>
          </table:table-cell>
          <table:table-cell office:value-type="float" office:value="3533481" table:style-name="ce1">
            <text:p>3533481</text:p>
          </table:table-cell>
          <table:table-cell office:value-type="float" office:value="3537388" table:style-name="ce1">
            <text:p>3537388</text:p>
          </table:table-cell>
          <table:table-cell table:style-name="ce1"/>
          <table:table-cell office:value-type="float" office:value="2816747" table:style-name="ce1">
            <text:p>2816747</text:p>
          </table:table-cell>
          <table:table-cell office:value-type="float" office:value="2818898" table:style-name="ce1">
            <text:p>2818898</text:p>
          </table:table-cell>
          <table:table-cell office:value-type="float" office:value="2828614" table:style-name="ce1">
            <text:p>2828614</text:p>
          </table:table-cell>
          <table:table-cell table:style-name="ce1"/>
          <table:table-cell office:value-type="float" office:value="2715849" table:style-name="ce1">
            <text:p>2715849</text:p>
          </table:table-cell>
          <table:table-cell office:value-type="float" office:value="2719307" table:style-name="ce1">
            <text:p>2719307</text:p>
          </table:table-cell>
          <table:table-cell office:value-type="float" office:value="2722981" table:style-name="ce1">
            <text:p>2722981</text:p>
          </table:table-cell>
          <table:table-cell table:style-name="ce1"/>
          <table:table-cell office:value-type="float" office:value="2530520" table:style-name="ce1">
            <text:p>2530520</text:p>
          </table:table-cell>
          <table:table-cell office:value-type="float" office:value="2533167" table:style-name="ce1">
            <text:p>2533167</text:p>
          </table:table-cell>
          <table:table-cell office:value-type="float" office:value="2536566" table:style-name="ce1">
            <text:p>2536566</text:p>
          </table:table-cell>
          <table:table-cell table:style-name="ce1"/>
          <table:table-cell office:value-type="float" office:value="3993558" table:style-name="ce1">
            <text:p>3993558</text:p>
          </table:table-cell>
          <table:table-cell office:value-type="float" office:value="3997241" table:style-name="ce1">
            <text:p>3997241</text:p>
          </table:table-cell>
          <table:table-cell table:style-name="ce1"/>
          <table:table-cell office:value-type="float" office:value="3999717" table:style-name="ce1">
            <text:p>3999717</text:p>
          </table:table-cell>
          <table:table-cell office:value-type="float" office:value="3577690" table:style-name="ce1">
            <text:p>3577690</text:p>
          </table:table-cell>
          <table:table-cell office:value-type="float" office:value="3579548" table:style-name="ce1">
            <text:p>3579548</text:p>
          </table:table-cell>
          <table:table-cell office:value-type="float" office:value="3581868" table:style-name="ce1">
            <text:p>3581868</text:p>
          </table:table-cell>
          <table:table-cell table:style-name="ce1"/>
          <table:table-cell office:value-type="float" office:value="3099306" table:style-name="ce1">
            <text:p>3099306</text:p>
          </table:table-cell>
          <table:table-cell office:value-type="float" office:value="3101213" table:style-name="ce1">
            <text:p>3101213</text:p>
          </table:table-cell>
          <table:table-cell office:value-type="float" office:value="3107861" table:style-name="ce1">
            <text:p>3107861</text:p>
          </table:table-cell>
          <table:table-cell table:style-name="ce1"/>
          <table:table-cell office:value-type="float" office:value="2855405" table:style-name="ce1">
            <text:p>2855405</text:p>
          </table:table-cell>
          <table:table-cell office:value-type="float" office:value="2856537" table:style-name="ce1">
            <text:p>2856537</text:p>
          </table:table-cell>
          <table:table-cell office:value-type="float" office:value="2862633" table:style-name="ce1">
            <text:p>2862633</text:p>
          </table:table-cell>
          <table:table-cell table:style-name="ce1"/>
          <table:table-cell office:value-type="float" office:value="3936098" table:style-name="ce1">
            <text:p>3936098</text:p>
          </table:table-cell>
          <table:table-cell office:value-type="float" office:value="3938225" table:style-name="ce1">
            <text:p>3938225</text:p>
          </table:table-cell>
          <table:table-cell office:value-type="float" office:value="3942101" table:style-name="ce1">
            <text:p>3942101</text:p>
          </table:table-cell>
          <table:table-cell table:style-name="ce1"/>
          <table:table-cell office:value-type="float" office:value="3375214" table:style-name="ce1">
            <text:p>3375214</text:p>
          </table:table-cell>
          <table:table-cell office:value-type="float" office:value="3378842" table:style-name="ce1">
            <text:p>3378842</text:p>
          </table:table-cell>
          <table:table-cell office:value-type="float" office:value="3383493" table:style-name="ce1">
            <text:p>3383493</text:p>
          </table:table-cell>
          <table:table-cell table:style-name="ce1"/>
          <table:table-cell office:value-type="float" office:value="3607183" table:style-name="ce1">
            <text:p>3607183</text:p>
          </table:table-cell>
          <table:table-cell office:value-type="float" office:value="3609652" table:style-name="ce1">
            <text:p>3609652</text:p>
          </table:table-cell>
          <table:table-cell office:value-type="float" office:value="3614350" table:style-name="ce1">
            <text:p>3614350</text:p>
          </table:table-cell>
          <table:table-cell table:style-name="ce1"/>
          <table:table-cell office:value-type="float" office:value="3326916" table:style-name="ce1">
            <text:p>3326916</text:p>
          </table:table-cell>
          <table:table-cell office:value-type="float" office:value="3333276" table:style-name="ce1">
            <text:p>3333276</text:p>
          </table:table-cell>
          <table:table-cell table:style-name="ce1"/>
          <table:table-cell office:value-type="float" office:value="3337282" table:style-name="ce1">
            <text:p>3337282</text:p>
          </table:table-cell>
          <table:table-cell office:value-type="float" office:value="3038548" table:style-name="ce1">
            <text:p>3038548</text:p>
          </table:table-cell>
          <table:table-cell office:value-type="float" office:value="3039842" table:style-name="ce1">
            <text:p>3039842</text:p>
          </table:table-cell>
          <table:table-cell office:value-type="float" office:value="3041871" table:style-name="ce1">
            <text:p>3041871</text:p>
          </table:table-cell>
          <table:table-cell table:style-name="ce1"/>
          <table:table-cell office:value-type="float" office:value="3979778" table:style-name="ce1">
            <text:p>3979778</text:p>
          </table:table-cell>
          <table:table-cell office:value-type="float" office:value="3980948" table:style-name="ce1">
            <text:p>3980948</text:p>
          </table:table-cell>
          <table:table-cell office:value-type="float" office:value="3982462" table:style-name="ce1">
            <text:p>3982462</text:p>
          </table:table-cell>
          <table:table-cell table:style-name="ce1"/>
          <table:table-cell office:value-type="float" office:value="3866040" table:style-name="ce1">
            <text:p>3866040</text:p>
          </table:table-cell>
          <table:table-cell office:value-type="float" office:value="3868935" table:style-name="ce1">
            <text:p>3868935</text:p>
          </table:table-cell>
          <table:table-cell office:value-type="float" office:value="3871124" table:style-name="ce1">
            <text:p>3871124</text:p>
          </table:table-cell>
          <table:table-cell table:style-name="ce1"/>
          <table:table-cell office:value-type="float" office:value="4038336" table:style-name="ce1">
            <text:p>4038336</text:p>
          </table:table-cell>
          <table:table-cell office:value-type="float" office:value="4050042" table:style-name="ce1">
            <text:p>4050042</text:p>
          </table:table-cell>
          <table:table-cell table:style-name="ce1"/>
          <table:table-cell office:value-type="float" office:value="4052379" table:style-name="ce1">
            <text:p>4052379</text:p>
          </table:table-cell>
          <table:table-cell office:value-type="float" office:value="3267329" table:style-name="ce1">
            <text:p>3267329</text:p>
          </table:table-cell>
          <table:table-cell office:value-type="float" office:value="3269919" table:style-name="ce1">
            <text:p>3269919</text:p>
          </table:table-cell>
          <table:table-cell table:style-name="ce1"/>
          <table:table-cell office:value-type="float" office:value="3272441" table:style-name="ce1">
            <text:p>3272441</text:p>
          </table:table-cell>
          <table:table-cell office:value-type="float" office:value="3410843" table:style-name="ce1">
            <text:p>3410843</text:p>
          </table:table-cell>
          <table:table-cell office:value-type="float" office:value="3413041" table:style-name="ce1">
            <text:p>3413041</text:p>
          </table:table-cell>
          <table:table-cell office:value-type="float" office:value="3414854" table:style-name="ce1">
            <text:p>3414854</text:p>
          </table:table-cell>
          <table:table-cell table:style-name="ce1"/>
          <table:table-cell office:value-type="float" office:value="3672209" table:style-name="ce1">
            <text:p>3672209</text:p>
          </table:table-cell>
          <table:table-cell office:value-type="float" office:value="3674922" table:style-name="ce1">
            <text:p>3674922</text:p>
          </table:table-cell>
          <table:table-cell table:style-name="ce1"/>
          <table:table-cell office:value-type="float" office:value="3680389" table:style-name="ce1">
            <text:p>3680389</text:p>
          </table:table-cell>
          <table:table-cell office:value-type="float" office:value="3442857" table:style-name="ce1">
            <text:p>3442857</text:p>
          </table:table-cell>
          <table:table-cell office:value-type="float" office:value="3445503" table:style-name="ce1">
            <text:p>3445503</text:p>
          </table:table-cell>
          <table:table-cell office:value-type="float" office:value="3450961" table:style-name="ce1">
            <text:p>3450961</text:p>
          </table:table-cell>
          <table:table-cell table:style-name="ce1"/>
          <table:table-cell office:value-type="float" office:value="4063544" table:style-name="ce1">
            <text:p>4063544</text:p>
          </table:table-cell>
          <table:table-cell office:value-type="float" office:value="4067145" table:style-name="ce1">
            <text:p>4067145</text:p>
          </table:table-cell>
          <table:table-cell office:value-type="float" office:value="4071274" table:style-name="ce1">
            <text:p>4071274</text:p>
          </table:table-cell>
          <table:table-cell table:style-name="ce1"/>
          <table:table-cell office:value-type="float" office:value="3795958" table:style-name="ce1">
            <text:p>3795958</text:p>
          </table:table-cell>
          <table:table-cell office:value-type="float" office:value="3797262" table:style-name="ce1">
            <text:p>3797262</text:p>
          </table:table-cell>
          <table:table-cell table:style-name="ce1"/>
          <table:table-cell office:value-type="float" office:value="3801009" table:style-name="ce1">
            <text:p>3801009</text:p>
          </table:table-cell>
          <table:table-cell office:value-type="float" office:value="2619792" table:style-name="ce1">
            <text:p>2619792</text:p>
          </table:table-cell>
          <table:table-cell office:value-type="float" office:value="2621641" table:style-name="ce1">
            <text:p>2621641</text:p>
          </table:table-cell>
          <table:table-cell office:value-type="float" office:value="2641787" table:style-name="ce1">
            <text:p>2641787</text:p>
          </table:table-cell>
          <table:table-cell table:style-name="ce1"/>
          <table:table-cell office:value-type="float" office:value="3519883" table:style-name="ce1">
            <text:p>3519883</text:p>
          </table:table-cell>
          <table:table-cell office:value-type="float" office:value="3521621" table:style-name="ce1">
            <text:p>3521621</text:p>
          </table:table-cell>
          <table:table-cell table:style-name="ce1"/>
          <table:table-cell office:value-type="float" office:value="3523279" table:style-name="ce1">
            <text:p>3523279</text:p>
          </table:table-cell>
          <table:table-cell office:value-type="float" office:value="2786004" table:style-name="ce1">
            <text:p>2786004</text:p>
          </table:table-cell>
          <table:table-cell office:value-type="float" office:value="2788151" table:style-name="ce1">
            <text:p>2788151</text:p>
          </table:table-cell>
          <table:table-cell office:value-type="float" office:value="2794092" table:style-name="ce1">
            <text:p>2794092</text:p>
          </table:table-cell>
          <table:table-cell table:style-name="ce1"/>
          <table:table-cell office:value-type="float" office:value="2587883" table:style-name="ce1">
            <text:p>2587883</text:p>
          </table:table-cell>
          <table:table-cell office:value-type="float" office:value="2591117" table:style-name="ce1">
            <text:p>2591117</text:p>
          </table:table-cell>
          <table:table-cell table:style-name="ce1"/>
          <table:table-cell office:value-type="float" office:value="2593291" table:style-name="ce1">
            <text:p>2593291</text:p>
          </table:table-cell>
          <table:table-cell office:value-type="float" office:value="2878861" table:style-name="ce1">
            <text:p>2878861</text:p>
          </table:table-cell>
          <table:table-cell office:value-type="float" office:value="2880638" table:style-name="ce1">
            <text:p>2880638</text:p>
          </table:table-cell>
          <table:table-cell office:value-type="float" office:value="2882862" table:style-name="ce1">
            <text:p>2882862</text:p>
          </table:table-cell>
          <table:table-cell table:style-name="ce1"/>
          <table:table-cell office:value-type="float" office:value="3727245" table:style-name="ce1">
            <text:p>3727245</text:p>
          </table:table-cell>
          <table:table-cell office:value-type="float" office:value="3728601" table:style-name="ce1">
            <text:p>3728601</text:p>
          </table:table-cell>
          <table:table-cell office:value-type="float" office:value="3730295" table:style-name="ce1">
            <text:p>3730295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200323_M02904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9:34:24</text:p>
          </table:table-cell>
          <table:table-cell office:value-type="string" table:style-name="ce1">
            <text:p>2020-11-18_20:34:24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COUPUT LOU</text:p>
          </table:table-cell>
          <table:table-cell office:value-type="string" table:style-name="ce1">
            <text:p>M02904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VF4Sq8OGqkyL3pEU</text:p>
          </table:table-cell>
          <table:table-cell office:value-type="string" table:style-name="ce1">
            <text:p>https://www.testable.org/experiment/4303/294929/start?participant=M029049</text:p>
          </table:table-cell>
          <table:table-cell office:value-type="float" office:value="1740971" table:style-name="ce1">
            <text:p>1740971</text:p>
          </table:table-cell>
          <table:table-cell office:value-type="float" office:value="29.016183333333" table:style-name="ce1">
            <text:p>29,01618333</text:p>
          </table:table-cell>
          <table:table-cell office:value-type="float" office:value="406731" table:style-name="ce1">
            <text:p>406731</text:p>
          </table:table-cell>
          <table:table-cell office:value-type="float" office:value="393512" table:style-name="ce1">
            <text:p>393512</text:p>
          </table:table-cell>
          <table:table-cell office:value-type="float" office:value="330007" table:style-name="ce1">
            <text:p>330007</text:p>
          </table:table-cell>
          <table:table-cell office:value-type="float" office:value="494378" table:style-name="ce1">
            <text:p>494378</text:p>
          </table:table-cell>
          <table:table-cell office:value-type="float" office:value="360650" table:style-name="ce1">
            <text:p>360650</text:p>
          </table:table-cell>
          <table:table-cell office:value-type="float" office:value="517632" table:style-name="ce1">
            <text:p>517632</text:p>
          </table:table-cell>
          <table:table-cell office:value-type="float" office:value="191297" table:style-name="ce1">
            <text:p>191297</text:p>
          </table:table-cell>
          <table:table-cell office:value-type="float" office:value="563779" table:style-name="ce1">
            <text:p>563779</text:p>
          </table:table-cell>
          <table:table-cell office:value-type="float" office:value="544194" table:style-name="ce1">
            <text:p>544194</text:p>
          </table:table-cell>
          <table:table-cell office:value-type="float" office:value="479517" table:style-name="ce1">
            <text:p>479517</text:p>
          </table:table-cell>
          <table:table-cell office:value-type="float" office:value="268517" table:style-name="ce1">
            <text:p>268517</text:p>
          </table:table-cell>
          <table:table-cell office:value-type="float" office:value="229095" table:style-name="ce1">
            <text:p>229095</text:p>
          </table:table-cell>
          <table:table-cell table:number-columns-repeated="192" table:style-name="ce1"/>
          <table:table-cell office:value-type="float" office:value="1457596" table:style-name="ce1">
            <text:p>1457596</text:p>
          </table:table-cell>
          <table:table-cell office:value-type="float" office:value="1458956" table:style-name="ce1">
            <text:p>1458956</text:p>
          </table:table-cell>
          <table:table-cell table:style-name="ce1"/>
          <table:table-cell office:value-type="float" office:value="1461251" table:style-name="ce1">
            <text:p>1461251</text:p>
          </table:table-cell>
          <table:table-cell office:value-type="float" office:value="1359080" table:style-name="ce1">
            <text:p>1359080</text:p>
          </table:table-cell>
          <table:table-cell office:value-type="float" office:value="1360081" table:style-name="ce1">
            <text:p>1360081</text:p>
          </table:table-cell>
          <table:table-cell office:value-type="float" office:value="1361507" table:style-name="ce1">
            <text:p>1361507</text:p>
          </table:table-cell>
          <table:table-cell table:style-name="ce1"/>
          <table:table-cell office:value-type="float" office:value="1376112" table:style-name="ce1">
            <text:p>1376112</text:p>
          </table:table-cell>
          <table:table-cell office:value-type="float" office:value="1377066" table:style-name="ce1">
            <text:p>1377066</text:p>
          </table:table-cell>
          <table:table-cell office:value-type="float" office:value="1378372" table:style-name="ce1">
            <text:p>1378372</text:p>
          </table:table-cell>
          <table:table-cell table:style-name="ce1"/>
          <table:table-cell office:value-type="float" office:value="1404990" table:style-name="ce1">
            <text:p>1404990</text:p>
          </table:table-cell>
          <table:table-cell office:value-type="float" office:value="1406012" table:style-name="ce1">
            <text:p>1406012</text:p>
          </table:table-cell>
          <table:table-cell office:value-type="float" office:value="1407700" table:style-name="ce1">
            <text:p>1407700</text:p>
          </table:table-cell>
          <table:table-cell table:style-name="ce1"/>
          <table:table-cell office:value-type="float" office:value="1411383" table:style-name="ce1">
            <text:p>1411383</text:p>
          </table:table-cell>
          <table:table-cell office:value-type="float" office:value="1412694" table:style-name="ce1">
            <text:p>1412694</text:p>
          </table:table-cell>
          <table:table-cell table:style-name="ce1"/>
          <table:table-cell office:value-type="float" office:value="1414371" table:style-name="ce1">
            <text:p>1414371</text:p>
          </table:table-cell>
          <table:table-cell office:value-type="float" office:value="1733353" table:style-name="ce1">
            <text:p>1733353</text:p>
          </table:table-cell>
          <table:table-cell office:value-type="float" office:value="1734082" table:style-name="ce1">
            <text:p>1734082</text:p>
          </table:table-cell>
          <table:table-cell office:value-type="float" office:value="1737534" table:style-name="ce1">
            <text:p>1737534</text:p>
          </table:table-cell>
          <table:table-cell table:style-name="ce1"/>
          <table:table-cell office:value-type="float" office:value="1440360" table:style-name="ce1">
            <text:p>1440360</text:p>
          </table:table-cell>
          <table:table-cell office:value-type="float" office:value="1441575" table:style-name="ce1">
            <text:p>1441575</text:p>
          </table:table-cell>
          <table:table-cell office:value-type="float" office:value="1443442" table:style-name="ce1">
            <text:p>1443442</text:p>
          </table:table-cell>
          <table:table-cell table:style-name="ce1"/>
          <table:table-cell office:value-type="float" office:value="1628628" table:style-name="ce1">
            <text:p>1628628</text:p>
          </table:table-cell>
          <table:table-cell office:value-type="float" office:value="1629357" table:style-name="ce1">
            <text:p>1629357</text:p>
          </table:table-cell>
          <table:table-cell table:style-name="ce1"/>
          <table:table-cell office:value-type="float" office:value="1631247" table:style-name="ce1">
            <text:p>1631247</text:p>
          </table:table-cell>
          <table:table-cell office:value-type="float" office:value="1318886" table:style-name="ce1">
            <text:p>1318886</text:p>
          </table:table-cell>
          <table:table-cell office:value-type="float" office:value="1319918" table:style-name="ce1">
            <text:p>1319918</text:p>
          </table:table-cell>
          <table:table-cell office:value-type="float" office:value="1321379" table:style-name="ce1">
            <text:p>1321379</text:p>
          </table:table-cell>
          <table:table-cell table:style-name="ce1"/>
          <table:table-cell office:value-type="float" office:value="1344434" table:style-name="ce1">
            <text:p>1344434</text:p>
          </table:table-cell>
          <table:table-cell office:value-type="float" office:value="1345423" table:style-name="ce1">
            <text:p>1345423</text:p>
          </table:table-cell>
          <table:table-cell office:value-type="float" office:value="1346986" table:style-name="ce1">
            <text:p>1346986</text:p>
          </table:table-cell>
          <table:table-cell table:style-name="ce1"/>
          <table:table-cell office:value-type="float" office:value="1674719" table:style-name="ce1">
            <text:p>1674719</text:p>
          </table:table-cell>
          <table:table-cell office:value-type="float" office:value="1675179" table:style-name="ce1">
            <text:p>1675179</text:p>
          </table:table-cell>
          <table:table-cell office:value-type="float" office:value="1677496" table:style-name="ce1">
            <text:p>1677496</text:p>
          </table:table-cell>
          <table:table-cell table:style-name="ce1"/>
          <table:table-cell office:value-type="float" office:value="1430224" table:style-name="ce1">
            <text:p>1430224</text:p>
          </table:table-cell>
          <table:table-cell office:value-type="float" office:value="1431843" table:style-name="ce1">
            <text:p>1431843</text:p>
          </table:table-cell>
          <table:table-cell office:value-type="float" office:value="1434148" table:style-name="ce1">
            <text:p>1434148</text:p>
          </table:table-cell>
          <table:table-cell table:style-name="ce1"/>
          <table:table-cell office:value-type="float" office:value="1498771" table:style-name="ce1">
            <text:p>1498771</text:p>
          </table:table-cell>
          <table:table-cell office:value-type="float" office:value="1499433" table:style-name="ce1">
            <text:p>1499433</text:p>
          </table:table-cell>
          <table:table-cell table:style-name="ce1"/>
          <table:table-cell office:value-type="float" office:value="1505010" table:style-name="ce1">
            <text:p>1505010</text:p>
          </table:table-cell>
          <table:table-cell office:value-type="float" office:value="1518052" table:style-name="ce1">
            <text:p>1518052</text:p>
          </table:table-cell>
          <table:table-cell office:value-type="float" office:value="1519850" table:style-name="ce1">
            <text:p>1519850</text:p>
          </table:table-cell>
          <table:table-cell office:value-type="float" office:value="1522685" table:style-name="ce1">
            <text:p>1522685</text:p>
          </table:table-cell>
          <table:table-cell table:style-name="ce1"/>
          <table:table-cell office:value-type="float" office:value="1490995" table:style-name="ce1">
            <text:p>1490995</text:p>
          </table:table-cell>
          <table:table-cell office:value-type="float" office:value="1493154" table:style-name="ce1">
            <text:p>1493154</text:p>
          </table:table-cell>
          <table:table-cell office:value-type="float" office:value="1494674" table:style-name="ce1">
            <text:p>1494674</text:p>
          </table:table-cell>
          <table:table-cell table:style-name="ce1"/>
          <table:table-cell office:value-type="float" office:value="1683201" table:style-name="ce1">
            <text:p>1683201</text:p>
          </table:table-cell>
          <table:table-cell office:value-type="float" office:value="1683951" table:style-name="ce1">
            <text:p>1683951</text:p>
          </table:table-cell>
          <table:table-cell office:value-type="float" office:value="1685359" table:style-name="ce1">
            <text:p>1685359</text:p>
          </table:table-cell>
          <table:table-cell table:style-name="ce1"/>
          <table:table-cell office:value-type="float" office:value="1690694" table:style-name="ce1">
            <text:p>1690694</text:p>
          </table:table-cell>
          <table:table-cell office:value-type="float" office:value="1691671" table:style-name="ce1">
            <text:p>1691671</text:p>
          </table:table-cell>
          <table:table-cell table:style-name="ce1"/>
          <table:table-cell office:value-type="float" office:value="1694438" table:style-name="ce1">
            <text:p>1694438</text:p>
          </table:table-cell>
          <table:table-cell office:value-type="float" office:value="1474641" table:style-name="ce1">
            <text:p>1474641</text:p>
          </table:table-cell>
          <table:table-cell office:value-type="float" office:value="1476292" table:style-name="ce1">
            <text:p>1476292</text:p>
          </table:table-cell>
          <table:table-cell table:style-name="ce1"/>
          <table:table-cell office:value-type="float" office:value="1478247" table:style-name="ce1">
            <text:p>1478247</text:p>
          </table:table-cell>
          <table:table-cell office:value-type="float" office:value="1654964" table:style-name="ce1">
            <text:p>1654964</text:p>
          </table:table-cell>
          <table:table-cell office:value-type="float" office:value="1655704" table:style-name="ce1">
            <text:p>1655704</text:p>
          </table:table-cell>
          <table:table-cell office:value-type="float" office:value="1657605" table:style-name="ce1">
            <text:p>1657605</text:p>
          </table:table-cell>
          <table:table-cell table:style-name="ce1"/>
          <table:table-cell office:value-type="float" office:value="1261703" table:style-name="ce1">
            <text:p>1261703</text:p>
          </table:table-cell>
          <table:table-cell office:value-type="float" office:value="1264073" table:style-name="ce1">
            <text:p>1264073</text:p>
          </table:table-cell>
          <table:table-cell office:value-type="float" office:value="1266829" table:style-name="ce1">
            <text:p>1266829</text:p>
          </table:table-cell>
          <table:table-cell table:style-name="ce1"/>
          <table:table-cell office:value-type="float" office:value="1699859" table:style-name="ce1">
            <text:p>1699859</text:p>
          </table:table-cell>
          <table:table-cell office:value-type="float" office:value="1700558" table:style-name="ce1">
            <text:p>1700558</text:p>
          </table:table-cell>
          <table:table-cell office:value-type="float" office:value="1703200" table:style-name="ce1">
            <text:p>1703200</text:p>
          </table:table-cell>
          <table:table-cell table:style-name="ce1"/>
          <table:table-cell office:value-type="float" office:value="1709717" table:style-name="ce1">
            <text:p>1709717</text:p>
          </table:table-cell>
          <table:table-cell office:value-type="float" office:value="1710346" table:style-name="ce1">
            <text:p>1710346</text:p>
          </table:table-cell>
          <table:table-cell table:style-name="ce1"/>
          <table:table-cell office:value-type="float" office:value="1712629" table:style-name="ce1">
            <text:p>1712629</text:p>
          </table:table-cell>
          <table:table-cell office:value-type="float" office:value="1540565" table:style-name="ce1">
            <text:p>1540565</text:p>
          </table:table-cell>
          <table:table-cell office:value-type="float" office:value="1541686" table:style-name="ce1">
            <text:p>1541686</text:p>
          </table:table-cell>
          <table:table-cell table:style-name="ce1"/>
          <table:table-cell office:value-type="float" office:value="1543226" table:style-name="ce1">
            <text:p>1543226</text:p>
          </table:table-cell>
          <table:table-cell office:value-type="float" office:value="1468486" table:style-name="ce1">
            <text:p>1468486</text:p>
          </table:table-cell>
          <table:table-cell office:value-type="float" office:value="1469126" table:style-name="ce1">
            <text:p>1469126</text:p>
          </table:table-cell>
          <table:table-cell office:value-type="float" office:value="1470665" table:style-name="ce1">
            <text:p>1470665</text:p>
          </table:table-cell>
          <table:table-cell table:style-name="ce1"/>
          <table:table-cell office:value-type="float" office:value="1526930" table:style-name="ce1">
            <text:p>1526930</text:p>
          </table:table-cell>
          <table:table-cell office:value-type="float" office:value="1528300" table:style-name="ce1">
            <text:p>1528300</text:p>
          </table:table-cell>
          <table:table-cell table:style-name="ce1"/>
          <table:table-cell office:value-type="float" office:value="1529829" table:style-name="ce1">
            <text:p>1529829</text:p>
          </table:table-cell>
          <table:table-cell office:value-type="float" office:value="1285370" table:style-name="ce1">
            <text:p>1285370</text:p>
          </table:table-cell>
          <table:table-cell office:value-type="float" office:value="1286495" table:style-name="ce1">
            <text:p>1286495</text:p>
          </table:table-cell>
          <table:table-cell table:style-name="ce1"/>
          <table:table-cell office:value-type="float" office:value="1289667" table:style-name="ce1">
            <text:p>1289667</text:p>
          </table:table-cell>
          <table:table-cell office:value-type="float" office:value="1511786" table:style-name="ce1">
            <text:p>1511786</text:p>
          </table:table-cell>
          <table:table-cell office:value-type="float" office:value="1512696" table:style-name="ce1">
            <text:p>1512696</text:p>
          </table:table-cell>
          <table:table-cell office:value-type="float" office:value="1514100" table:style-name="ce1">
            <text:p>1514100</text:p>
          </table:table-cell>
          <table:table-cell table:style-name="ce1"/>
          <table:table-cell office:value-type="float" office:value="1366856" table:style-name="ce1">
            <text:p>1366856</text:p>
          </table:table-cell>
          <table:table-cell office:value-type="float" office:value="1368821" table:style-name="ce1">
            <text:p>1368821</text:p>
          </table:table-cell>
          <table:table-cell office:value-type="float" office:value="1372995" table:style-name="ce1">
            <text:p>1372995</text:p>
          </table:table-cell>
          <table:table-cell table:style-name="ce1"/>
          <table:table-cell office:value-type="float" office:value="1397454" table:style-name="ce1">
            <text:p>1397454</text:p>
          </table:table-cell>
          <table:table-cell office:value-type="float" office:value="1398195" table:style-name="ce1">
            <text:p>1398195</text:p>
          </table:table-cell>
          <table:table-cell office:value-type="float" office:value="1399667" table:style-name="ce1">
            <text:p>1399667</text:p>
          </table:table-cell>
          <table:table-cell table:style-name="ce1"/>
          <table:table-cell office:value-type="float" office:value="1547819" table:style-name="ce1">
            <text:p>1547819</text:p>
          </table:table-cell>
          <table:table-cell office:value-type="float" office:value="1548897" table:style-name="ce1">
            <text:p>1548897</text:p>
          </table:table-cell>
          <table:table-cell table:style-name="ce1"/>
          <table:table-cell office:value-type="float" office:value="1550595" table:style-name="ce1">
            <text:p>1550595</text:p>
          </table:table-cell>
          <table:table-cell office:value-type="float" office:value="1483987" table:style-name="ce1">
            <text:p>1483987</text:p>
          </table:table-cell>
          <table:table-cell office:value-type="float" office:value="1485010" table:style-name="ce1">
            <text:p>1485010</text:p>
          </table:table-cell>
          <table:table-cell office:value-type="float" office:value="1486573" table:style-name="ce1">
            <text:p>1486573</text:p>
          </table:table-cell>
          <table:table-cell table:style-name="ce1"/>
          <table:table-cell office:value-type="float" office:value="1303392" table:style-name="ce1">
            <text:p>1303392</text:p>
          </table:table-cell>
          <table:table-cell office:value-type="float" office:value="1304234" table:style-name="ce1">
            <text:p>1304234</text:p>
          </table:table-cell>
          <table:table-cell office:value-type="float" office:value="1306147" table:style-name="ce1">
            <text:p>1306147</text:p>
          </table:table-cell>
          <table:table-cell table:style-name="ce1"/>
          <table:table-cell office:value-type="float" office:value="1389635" table:style-name="ce1">
            <text:p>1389635</text:p>
          </table:table-cell>
          <table:table-cell office:value-type="float" office:value="1391221" table:style-name="ce1">
            <text:p>1391221</text:p>
          </table:table-cell>
          <table:table-cell table:style-name="ce1"/>
          <table:table-cell office:value-type="float" office:value="1392579" table:style-name="ce1">
            <text:p>1392579</text:p>
          </table:table-cell>
          <table:table-cell office:value-type="float" office:value="1617492" table:style-name="ce1">
            <text:p>1617492</text:p>
          </table:table-cell>
          <table:table-cell office:value-type="float" office:value="1621527" table:style-name="ce1">
            <text:p>1621527</text:p>
          </table:table-cell>
          <table:table-cell table:style-name="ce1"/>
          <table:table-cell office:value-type="float" office:value="1623900" table:style-name="ce1">
            <text:p>1623900</text:p>
          </table:table-cell>
          <table:table-cell office:value-type="float" office:value="1575111" table:style-name="ce1">
            <text:p>1575111</text:p>
          </table:table-cell>
          <table:table-cell office:value-type="float" office:value="1576516" table:style-name="ce1">
            <text:p>1576516</text:p>
          </table:table-cell>
          <table:table-cell table:style-name="ce1"/>
          <table:table-cell office:value-type="float" office:value="1577729" table:style-name="ce1">
            <text:p>1577729</text:p>
          </table:table-cell>
          <table:table-cell office:value-type="float" office:value="1723813" table:style-name="ce1">
            <text:p>1723813</text:p>
          </table:table-cell>
          <table:table-cell office:value-type="float" office:value="1725093" table:style-name="ce1">
            <text:p>1725093</text:p>
          </table:table-cell>
          <table:table-cell office:value-type="float" office:value="1728626" table:style-name="ce1">
            <text:p>1728626</text:p>
          </table:table-cell>
          <table:table-cell table:style-name="ce1"/>
          <table:table-cell office:value-type="float" office:value="1447774" table:style-name="ce1">
            <text:p>1447774</text:p>
          </table:table-cell>
          <table:table-cell office:value-type="float" office:value="1449100" table:style-name="ce1">
            <text:p>1449100</text:p>
          </table:table-cell>
          <table:table-cell office:value-type="float" office:value="1450516" table:style-name="ce1">
            <text:p>1450516</text:p>
          </table:table-cell>
          <table:table-cell table:style-name="ce1"/>
          <table:table-cell office:value-type="float" office:value="1352253" table:style-name="ce1">
            <text:p>1352253</text:p>
          </table:table-cell>
          <table:table-cell office:value-type="float" office:value="1353408" table:style-name="ce1">
            <text:p>1353408</text:p>
          </table:table-cell>
          <table:table-cell table:style-name="ce1"/>
          <table:table-cell office:value-type="float" office:value="1355432" table:style-name="ce1">
            <text:p>1355432</text:p>
          </table:table-cell>
          <table:table-cell office:value-type="float" office:value="1565078" table:style-name="ce1">
            <text:p>1565078</text:p>
          </table:table-cell>
          <table:table-cell office:value-type="float" office:value="1567448" table:style-name="ce1">
            <text:p>1567448</text:p>
          </table:table-cell>
          <table:table-cell table:style-name="ce1"/>
          <table:table-cell office:value-type="float" office:value="1569271" table:style-name="ce1">
            <text:p>1569271</text:p>
          </table:table-cell>
          <table:table-cell office:value-type="float" office:value="1643297" table:style-name="ce1">
            <text:p>1643297</text:p>
          </table:table-cell>
          <table:table-cell office:value-type="float" office:value="1643814" table:style-name="ce1">
            <text:p>1643814</text:p>
          </table:table-cell>
          <table:table-cell office:value-type="float" office:value="1646187" table:style-name="ce1">
            <text:p>1646187</text:p>
          </table:table-cell>
          <table:table-cell table:style-name="ce1"/>
          <table:table-cell office:value-type="float" office:value="1419324" table:style-name="ce1">
            <text:p>1419324</text:p>
          </table:table-cell>
          <table:table-cell office:value-type="float" office:value="1420369" table:style-name="ce1">
            <text:p>1420369</text:p>
          </table:table-cell>
          <table:table-cell table:style-name="ce1"/>
          <table:table-cell office:value-type="float" office:value="1424788" table:style-name="ce1">
            <text:p>1424788</text:p>
          </table:table-cell>
          <table:table-cell office:value-type="float" office:value="1635715" table:style-name="ce1">
            <text:p>1635715</text:p>
          </table:table-cell>
          <table:table-cell office:value-type="float" office:value="1636387" table:style-name="ce1">
            <text:p>1636387</text:p>
          </table:table-cell>
          <table:table-cell table:style-name="ce1"/>
          <table:table-cell office:value-type="float" office:value="1638818" table:style-name="ce1">
            <text:p>1638818</text:p>
          </table:table-cell>
          <table:table-cell office:value-type="float" office:value="1665616" table:style-name="ce1">
            <text:p>1665616</text:p>
          </table:table-cell>
          <table:table-cell office:value-type="float" office:value="1666053" table:style-name="ce1">
            <text:p>1666053</text:p>
          </table:table-cell>
          <table:table-cell office:value-type="float" office:value="1668775" table:style-name="ce1">
            <text:p>1668775</text:p>
          </table:table-cell>
          <table:table-cell table:style-name="ce1"/>
          <table:table-cell office:value-type="float" office:value="1329065" table:style-name="ce1">
            <text:p>1329065</text:p>
          </table:table-cell>
          <table:table-cell office:value-type="float" office:value="1334216" table:style-name="ce1">
            <text:p>1334216</text:p>
          </table:table-cell>
          <table:table-cell table:style-name="ce1"/>
          <table:table-cell office:value-type="float" office:value="1336220" table:style-name="ce1">
            <text:p>1336220</text:p>
          </table:table-cell>
          <table:table-cell office:value-type="float" office:value="1274537" table:style-name="ce1">
            <text:p>1274537</text:p>
          </table:table-cell>
          <table:table-cell office:value-type="float" office:value="1276023" table:style-name="ce1">
            <text:p>1276023</text:p>
          </table:table-cell>
          <table:table-cell table:style-name="ce1"/>
          <table:table-cell office:value-type="float" office:value="1278855" table:style-name="ce1">
            <text:p>1278855</text:p>
          </table:table-cell>
          <table:table-cell office:value-type="float" office:value="1383650" table:style-name="ce1">
            <text:p>1383650</text:p>
          </table:table-cell>
          <table:table-cell office:value-type="float" office:value="1384617" table:style-name="ce1">
            <text:p>1384617</text:p>
          </table:table-cell>
          <table:table-cell office:value-type="float" office:value="1386023" table:style-name="ce1">
            <text:p>1386023</text:p>
          </table:table-cell>
          <table:table-cell table:style-name="ce1"/>
          <table:table-cell office:value-type="float" office:value="1717367" table:style-name="ce1">
            <text:p>1717367</text:p>
          </table:table-cell>
          <table:table-cell office:value-type="float" office:value="1717859" table:style-name="ce1">
            <text:p>1717859</text:p>
          </table:table-cell>
          <table:table-cell office:value-type="float" office:value="1719017" table:style-name="ce1">
            <text:p>1719017</text:p>
          </table:table-cell>
          <table:table-cell table:style-name="ce1"/>
          <table:table-cell office:value-type="float" office:value="1557540" table:style-name="ce1">
            <text:p>1557540</text:p>
          </table:table-cell>
          <table:table-cell office:value-type="float" office:value="1558853" table:style-name="ce1">
            <text:p>1558853</text:p>
          </table:table-cell>
          <table:table-cell office:value-type="float" office:value="1559967" table:style-name="ce1">
            <text:p>1559967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201334_M06952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9:25:36</text:p>
          </table:table-cell>
          <table:table-cell office:value-type="string" table:style-name="ce1">
            <text:p>2020-11-18_20:25:36</text:p>
          </table:table-cell>
          <table:table-cell office:value-type="float" office:value="0.88" table:style-name="ce1">
            <text:p>0,88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M06952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29D4fM4O7EIcm1I</text:p>
          </table:table-cell>
          <table:table-cell office:value-type="string" table:style-name="ce1">
            <text:p>https://www.testable.org/experiment/4303/294929/start?participant=M069528</text:p>
          </table:table-cell>
          <table:table-cell office:value-type="float" office:value="2879270" table:style-name="ce1">
            <text:p>2879270</text:p>
          </table:table-cell>
          <table:table-cell office:value-type="float" office:value="47.987833333333" table:style-name="ce1">
            <text:p>47,98783333</text:p>
          </table:table-cell>
          <table:table-cell office:value-type="float" office:value="542537" table:style-name="ce1">
            <text:p>542537</text:p>
          </table:table-cell>
          <table:table-cell office:value-type="float" office:value="856985" table:style-name="ce1">
            <text:p>856985</text:p>
          </table:table-cell>
          <table:table-cell office:value-type="float" office:value="833257" table:style-name="ce1">
            <text:p>833257</text:p>
          </table:table-cell>
          <table:table-cell office:value-type="float" office:value="911769" table:style-name="ce1">
            <text:p>911769</text:p>
          </table:table-cell>
          <table:table-cell office:value-type="float" office:value="654152" table:style-name="ce1">
            <text:p>654152</text:p>
          </table:table-cell>
          <table:table-cell office:value-type="float" office:value="804127" table:style-name="ce1">
            <text:p>804127</text:p>
          </table:table-cell>
          <table:table-cell office:value-type="float" office:value="785264" table:style-name="ce1">
            <text:p>785264</text:p>
          </table:table-cell>
          <table:table-cell office:value-type="float" office:value="599452" table:style-name="ce1">
            <text:p>599452</text:p>
          </table:table-cell>
          <table:table-cell office:value-type="float" office:value="499657" table:style-name="ce1">
            <text:p>499657</text:p>
          </table:table-cell>
          <table:table-cell office:value-type="float" office:value="434874" table:style-name="ce1">
            <text:p>434874</text:p>
          </table:table-cell>
          <table:table-cell office:value-type="float" office:value="693239" table:style-name="ce1">
            <text:p>693239</text:p>
          </table:table-cell>
          <table:table-cell office:value-type="float" office:value="736115" table:style-name="ce1">
            <text:p>736115</text:p>
          </table:table-cell>
          <table:table-cell table:number-columns-repeated="192" table:style-name="ce1"/>
          <table:table-cell office:value-type="float" office:value="2007078" table:style-name="ce1">
            <text:p>2007078</text:p>
          </table:table-cell>
          <table:table-cell office:value-type="float" office:value="2008104" table:style-name="ce1">
            <text:p>2008104</text:p>
          </table:table-cell>
          <table:table-cell office:value-type="float" office:value="2011178" table:style-name="ce1">
            <text:p>2011178</text:p>
          </table:table-cell>
          <table:table-cell table:style-name="ce1"/>
          <table:table-cell office:value-type="float" office:value="2139877" table:style-name="ce1">
            <text:p>2139877</text:p>
          </table:table-cell>
          <table:table-cell office:value-type="float" office:value="2141403" table:style-name="ce1">
            <text:p>2141403</text:p>
          </table:table-cell>
          <table:table-cell office:value-type="float" office:value="2145014" table:style-name="ce1">
            <text:p>2145014</text:p>
          </table:table-cell>
          <table:table-cell table:style-name="ce1"/>
          <table:table-cell office:value-type="float" office:value="2152400" table:style-name="ce1">
            <text:p>2152400</text:p>
          </table:table-cell>
          <table:table-cell office:value-type="float" office:value="2154363" table:style-name="ce1">
            <text:p>2154363</text:p>
          </table:table-cell>
          <table:table-cell table:style-name="ce1"/>
          <table:table-cell office:value-type="float" office:value="2156008" table:style-name="ce1">
            <text:p>2156008</text:p>
          </table:table-cell>
          <table:table-cell office:value-type="float" office:value="2368627" table:style-name="ce1">
            <text:p>2368627</text:p>
          </table:table-cell>
          <table:table-cell office:value-type="float" office:value="2370187" table:style-name="ce1">
            <text:p>2370187</text:p>
          </table:table-cell>
          <table:table-cell office:value-type="float" office:value="2371994" table:style-name="ce1">
            <text:p>2371994</text:p>
          </table:table-cell>
          <table:table-cell table:style-name="ce1"/>
          <table:table-cell office:value-type="float" office:value="2219437" table:style-name="ce1">
            <text:p>2219437</text:p>
          </table:table-cell>
          <table:table-cell office:value-type="float" office:value="2220766" table:style-name="ce1">
            <text:p>2220766</text:p>
          </table:table-cell>
          <table:table-cell office:value-type="float" office:value="2223360" table:style-name="ce1">
            <text:p>2223360</text:p>
          </table:table-cell>
          <table:table-cell table:style-name="ce1"/>
          <table:table-cell office:value-type="float" office:value="2463211" table:style-name="ce1">
            <text:p>2463211</text:p>
          </table:table-cell>
          <table:table-cell office:value-type="float" office:value="2463800" table:style-name="ce1">
            <text:p>2463800</text:p>
          </table:table-cell>
          <table:table-cell office:value-type="float" office:value="2465461" table:style-name="ce1">
            <text:p>2465461</text:p>
          </table:table-cell>
          <table:table-cell table:style-name="ce1"/>
          <table:table-cell office:value-type="float" office:value="2691866" table:style-name="ce1">
            <text:p>2691866</text:p>
          </table:table-cell>
          <table:table-cell office:value-type="float" office:value="2694316" table:style-name="ce1">
            <text:p>2694316</text:p>
          </table:table-cell>
          <table:table-cell office:value-type="float" office:value="2696236" table:style-name="ce1">
            <text:p>2696236</text:p>
          </table:table-cell>
          <table:table-cell table:style-name="ce1"/>
          <table:table-cell office:value-type="float" office:value="2760825" table:style-name="ce1">
            <text:p>2760825</text:p>
          </table:table-cell>
          <table:table-cell office:value-type="float" office:value="2761437" table:style-name="ce1">
            <text:p>2761437</text:p>
          </table:table-cell>
          <table:table-cell office:value-type="float" office:value="2764416" table:style-name="ce1">
            <text:p>2764416</text:p>
          </table:table-cell>
          <table:table-cell table:style-name="ce1"/>
          <table:table-cell office:value-type="float" office:value="2770675" table:style-name="ce1">
            <text:p>2770675</text:p>
          </table:table-cell>
          <table:table-cell office:value-type="float" office:value="2771432" table:style-name="ce1">
            <text:p>2771432</text:p>
          </table:table-cell>
          <table:table-cell office:value-type="float" office:value="2773778" table:style-name="ce1">
            <text:p>2773778</text:p>
          </table:table-cell>
          <table:table-cell table:style-name="ce1"/>
          <table:table-cell office:value-type="float" office:value="1778707" table:style-name="ce1">
            <text:p>1778707</text:p>
          </table:table-cell>
          <table:table-cell office:value-type="float" office:value="1779803" table:style-name="ce1">
            <text:p>1779803</text:p>
          </table:table-cell>
          <table:table-cell table:style-name="ce1"/>
          <table:table-cell office:value-type="float" office:value="1781691" table:style-name="ce1">
            <text:p>1781691</text:p>
          </table:table-cell>
          <table:table-cell office:value-type="float" office:value="2450162" table:style-name="ce1">
            <text:p>2450162</text:p>
          </table:table-cell>
          <table:table-cell office:value-type="float" office:value="2451204" table:style-name="ce1">
            <text:p>2451204</text:p>
          </table:table-cell>
          <table:table-cell office:value-type="float" office:value="2452777" table:style-name="ce1">
            <text:p>2452777</text:p>
          </table:table-cell>
          <table:table-cell table:style-name="ce1"/>
          <table:table-cell office:value-type="float" office:value="2876094" table:style-name="ce1">
            <text:p>2876094</text:p>
          </table:table-cell>
          <table:table-cell office:value-type="float" office:value="2876889" table:style-name="ce1">
            <text:p>2876889</text:p>
          </table:table-cell>
          <table:table-cell office:value-type="float" office:value="2878088" table:style-name="ce1">
            <text:p>2878088</text:p>
          </table:table-cell>
          <table:table-cell table:style-name="ce1"/>
          <table:table-cell office:value-type="float" office:value="1956668" table:style-name="ce1">
            <text:p>1956668</text:p>
          </table:table-cell>
          <table:table-cell office:value-type="float" office:value="1957692" table:style-name="ce1">
            <text:p>1957692</text:p>
          </table:table-cell>
          <table:table-cell table:style-name="ce1"/>
          <table:table-cell office:value-type="float" office:value="1964047" table:style-name="ce1">
            <text:p>1964047</text:p>
          </table:table-cell>
          <table:table-cell office:value-type="float" office:value="1853703" table:style-name="ce1">
            <text:p>1853703</text:p>
          </table:table-cell>
          <table:table-cell office:value-type="float" office:value="1857069" table:style-name="ce1">
            <text:p>1857069</text:p>
          </table:table-cell>
          <table:table-cell office:value-type="float" office:value="1858963" table:style-name="ce1">
            <text:p>1858963</text:p>
          </table:table-cell>
          <table:table-cell table:style-name="ce1"/>
          <table:table-cell office:value-type="float" office:value="2783668" table:style-name="ce1">
            <text:p>2783668</text:p>
          </table:table-cell>
          <table:table-cell office:value-type="float" office:value="2784975" table:style-name="ce1">
            <text:p>2784975</text:p>
          </table:table-cell>
          <table:table-cell office:value-type="float" office:value="2786364" table:style-name="ce1">
            <text:p>2786364</text:p>
          </table:table-cell>
          <table:table-cell table:style-name="ce1"/>
          <table:table-cell office:value-type="float" office:value="2628217" table:style-name="ce1">
            <text:p>2628217</text:p>
          </table:table-cell>
          <table:table-cell office:value-type="float" office:value="2631708" table:style-name="ce1">
            <text:p>2631708</text:p>
          </table:table-cell>
          <table:table-cell office:value-type="float" office:value="2633313" table:style-name="ce1">
            <text:p>2633313</text:p>
          </table:table-cell>
          <table:table-cell table:style-name="ce1"/>
          <table:table-cell office:value-type="float" office:value="2172913" table:style-name="ce1">
            <text:p>2172913</text:p>
          </table:table-cell>
          <table:table-cell office:value-type="float" office:value="2174457" table:style-name="ce1">
            <text:p>2174457</text:p>
          </table:table-cell>
          <table:table-cell office:value-type="float" office:value="2176215" table:style-name="ce1">
            <text:p>2176215</text:p>
          </table:table-cell>
          <table:table-cell table:style-name="ce1"/>
          <table:table-cell office:value-type="float" office:value="2527605" table:style-name="ce1">
            <text:p>2527605</text:p>
          </table:table-cell>
          <table:table-cell office:value-type="float" office:value="2528281" table:style-name="ce1">
            <text:p>2528281</text:p>
          </table:table-cell>
          <table:table-cell office:value-type="float" office:value="2530430" table:style-name="ce1">
            <text:p>2530430</text:p>
          </table:table-cell>
          <table:table-cell table:style-name="ce1"/>
          <table:table-cell office:value-type="float" office:value="1801342" table:style-name="ce1">
            <text:p>1801342</text:p>
          </table:table-cell>
          <table:table-cell office:value-type="float" office:value="1802551" table:style-name="ce1">
            <text:p>1802551</text:p>
          </table:table-cell>
          <table:table-cell office:value-type="float" office:value="1804548" table:style-name="ce1">
            <text:p>1804548</text:p>
          </table:table-cell>
          <table:table-cell table:style-name="ce1"/>
          <table:table-cell office:value-type="float" office:value="2085132" table:style-name="ce1">
            <text:p>2085132</text:p>
          </table:table-cell>
          <table:table-cell office:value-type="float" office:value="2086317" table:style-name="ce1">
            <text:p>2086317</text:p>
          </table:table-cell>
          <table:table-cell office:value-type="float" office:value="2089496" table:style-name="ce1">
            <text:p>2089496</text:p>
          </table:table-cell>
          <table:table-cell table:style-name="ce1"/>
          <table:table-cell office:value-type="float" office:value="2432306" table:style-name="ce1">
            <text:p>2432306</text:p>
          </table:table-cell>
          <table:table-cell office:value-type="float" office:value="2433326" table:style-name="ce1">
            <text:p>2433326</text:p>
          </table:table-cell>
          <table:table-cell office:value-type="float" office:value="2435373" table:style-name="ce1">
            <text:p>2435373</text:p>
          </table:table-cell>
          <table:table-cell table:style-name="ce1"/>
          <table:table-cell office:value-type="float" office:value="2266114" table:style-name="ce1">
            <text:p>2266114</text:p>
          </table:table-cell>
          <table:table-cell office:value-type="float" office:value="2266604" table:style-name="ce1">
            <text:p>2266604</text:p>
          </table:table-cell>
          <table:table-cell office:value-type="float" office:value="2268079" table:style-name="ce1">
            <text:p>2268079</text:p>
          </table:table-cell>
          <table:table-cell table:style-name="ce1"/>
          <table:table-cell office:value-type="float" office:value="2485148" table:style-name="ce1">
            <text:p>2485148</text:p>
          </table:table-cell>
          <table:table-cell office:value-type="float" office:value="2486219" table:style-name="ce1">
            <text:p>2486219</text:p>
          </table:table-cell>
          <table:table-cell office:value-type="float" office:value="2488488" table:style-name="ce1">
            <text:p>2488488</text:p>
          </table:table-cell>
          <table:table-cell table:style-name="ce1"/>
          <table:table-cell office:value-type="float" office:value="2057491" table:style-name="ce1">
            <text:p>2057491</text:p>
          </table:table-cell>
          <table:table-cell office:value-type="float" office:value="2061709" table:style-name="ce1">
            <text:p>2061709</text:p>
          </table:table-cell>
          <table:table-cell table:style-name="ce1"/>
          <table:table-cell office:value-type="float" office:value="2063471" table:style-name="ce1">
            <text:p>2063471</text:p>
          </table:table-cell>
          <table:table-cell office:value-type="float" office:value="2734286" table:style-name="ce1">
            <text:p>2734286</text:p>
          </table:table-cell>
          <table:table-cell office:value-type="float" office:value="2735027" table:style-name="ce1">
            <text:p>2735027</text:p>
          </table:table-cell>
          <table:table-cell office:value-type="float" office:value="2737277" table:style-name="ce1">
            <text:p>2737277</text:p>
          </table:table-cell>
          <table:table-cell table:style-name="ce1"/>
          <table:table-cell office:value-type="float" office:value="2343970" table:style-name="ce1">
            <text:p>2343970</text:p>
          </table:table-cell>
          <table:table-cell office:value-type="float" office:value="2344533" table:style-name="ce1">
            <text:p>2344533</text:p>
          </table:table-cell>
          <table:table-cell office:value-type="float" office:value="2346284" table:style-name="ce1">
            <text:p>2346284</text:p>
          </table:table-cell>
          <table:table-cell table:style-name="ce1"/>
          <table:table-cell office:value-type="float" office:value="2035955" table:style-name="ce1">
            <text:p>2035955</text:p>
          </table:table-cell>
          <table:table-cell office:value-type="float" office:value="2042691" table:style-name="ce1">
            <text:p>2042691</text:p>
          </table:table-cell>
          <table:table-cell table:style-name="ce1"/>
          <table:table-cell office:value-type="float" office:value="2044732" table:style-name="ce1">
            <text:p>2044732</text:p>
          </table:table-cell>
          <table:table-cell office:value-type="float" office:value="1986444" table:style-name="ce1">
            <text:p>1986444</text:p>
          </table:table-cell>
          <table:table-cell office:value-type="float" office:value="1987622" table:style-name="ce1">
            <text:p>1987622</text:p>
          </table:table-cell>
          <table:table-cell table:style-name="ce1"/>
          <table:table-cell office:value-type="float" office:value="1990526" table:style-name="ce1">
            <text:p>1990526</text:p>
          </table:table-cell>
          <table:table-cell office:value-type="float" office:value="2416478" table:style-name="ce1">
            <text:p>2416478</text:p>
          </table:table-cell>
          <table:table-cell office:value-type="float" office:value="2417808" table:style-name="ce1">
            <text:p>2417808</text:p>
          </table:table-cell>
          <table:table-cell office:value-type="float" office:value="2419397" table:style-name="ce1">
            <text:p>2419397</text:p>
          </table:table-cell>
          <table:table-cell table:style-name="ce1"/>
          <table:table-cell office:value-type="float" office:value="2514453" table:style-name="ce1">
            <text:p>2514453</text:p>
          </table:table-cell>
          <table:table-cell office:value-type="float" office:value="2515397" table:style-name="ce1">
            <text:p>2515397</text:p>
          </table:table-cell>
          <table:table-cell office:value-type="float" office:value="2517189" table:style-name="ce1">
            <text:p>2517189</text:p>
          </table:table-cell>
          <table:table-cell table:style-name="ce1"/>
          <table:table-cell office:value-type="float" office:value="2402160" table:style-name="ce1">
            <text:p>2402160</text:p>
          </table:table-cell>
          <table:table-cell office:value-type="float" office:value="2402885" table:style-name="ce1">
            <text:p>2402885</text:p>
          </table:table-cell>
          <table:table-cell office:value-type="float" office:value="2404627" table:style-name="ce1">
            <text:p>2404627</text:p>
          </table:table-cell>
          <table:table-cell table:style-name="ce1"/>
          <table:table-cell office:value-type="float" office:value="2564931" table:style-name="ce1">
            <text:p>2564931</text:p>
          </table:table-cell>
          <table:table-cell office:value-type="float" office:value="2566343" table:style-name="ce1">
            <text:p>2566343</text:p>
          </table:table-cell>
          <table:table-cell office:value-type="float" office:value="2568110" table:style-name="ce1">
            <text:p>2568110</text:p>
          </table:table-cell>
          <table:table-cell table:style-name="ce1"/>
          <table:table-cell office:value-type="float" office:value="2252739" table:style-name="ce1">
            <text:p>2252739</text:p>
          </table:table-cell>
          <table:table-cell office:value-type="float" office:value="2254241" table:style-name="ce1">
            <text:p>2254241</text:p>
          </table:table-cell>
          <table:table-cell office:value-type="float" office:value="2255923" table:style-name="ce1">
            <text:p>2255923</text:p>
          </table:table-cell>
          <table:table-cell table:style-name="ce1"/>
          <table:table-cell office:value-type="float" office:value="2200837" table:style-name="ce1">
            <text:p>2200837</text:p>
          </table:table-cell>
          <table:table-cell office:value-type="float" office:value="2202015" table:style-name="ce1">
            <text:p>2202015</text:p>
          </table:table-cell>
          <table:table-cell office:value-type="float" office:value="2203994" table:style-name="ce1">
            <text:p>2203994</text:p>
          </table:table-cell>
          <table:table-cell table:style-name="ce1"/>
          <table:table-cell office:value-type="float" office:value="2322034" table:style-name="ce1">
            <text:p>2322034</text:p>
          </table:table-cell>
          <table:table-cell office:value-type="float" office:value="2323942" table:style-name="ce1">
            <text:p>2323942</text:p>
          </table:table-cell>
          <table:table-cell office:value-type="float" office:value="2329271" table:style-name="ce1">
            <text:p>2329271</text:p>
          </table:table-cell>
          <table:table-cell table:style-name="ce1"/>
          <table:table-cell office:value-type="float" office:value="2824874" table:style-name="ce1">
            <text:p>2824874</text:p>
          </table:table-cell>
          <table:table-cell office:value-type="float" office:value="2825519" table:style-name="ce1">
            <text:p>2825519</text:p>
          </table:table-cell>
          <table:table-cell office:value-type="float" office:value="2827481" table:style-name="ce1">
            <text:p>2827481</text:p>
          </table:table-cell>
          <table:table-cell table:style-name="ce1"/>
          <table:table-cell office:value-type="float" office:value="2543281" table:style-name="ce1">
            <text:p>2543281</text:p>
          </table:table-cell>
          <table:table-cell office:value-type="float" office:value="2545304" table:style-name="ce1">
            <text:p>2545304</text:p>
          </table:table-cell>
          <table:table-cell office:value-type="float" office:value="2546872" table:style-name="ce1">
            <text:p>2546872</text:p>
          </table:table-cell>
          <table:table-cell table:style-name="ce1"/>
          <table:table-cell office:value-type="float" office:value="2672075" table:style-name="ce1">
            <text:p>2672075</text:p>
          </table:table-cell>
          <table:table-cell office:value-type="float" office:value="2675005" table:style-name="ce1">
            <text:p>2675005</text:p>
          </table:table-cell>
          <table:table-cell office:value-type="float" office:value="2677952" table:style-name="ce1">
            <text:p>2677952</text:p>
          </table:table-cell>
          <table:table-cell table:style-name="ce1"/>
          <table:table-cell office:value-type="float" office:value="2389604" table:style-name="ce1">
            <text:p>2389604</text:p>
          </table:table-cell>
          <table:table-cell office:value-type="float" office:value="2390783" table:style-name="ce1">
            <text:p>2390783</text:p>
          </table:table-cell>
          <table:table-cell office:value-type="float" office:value="2392355" table:style-name="ce1">
            <text:p>2392355</text:p>
          </table:table-cell>
          <table:table-cell table:style-name="ce1"/>
          <table:table-cell office:value-type="float" office:value="2836951" table:style-name="ce1">
            <text:p>2836951</text:p>
          </table:table-cell>
          <table:table-cell office:value-type="float" office:value="2837629" table:style-name="ce1">
            <text:p>2837629</text:p>
          </table:table-cell>
          <table:table-cell office:value-type="float" office:value="2838962" table:style-name="ce1">
            <text:p>2838962</text:p>
          </table:table-cell>
          <table:table-cell table:style-name="ce1"/>
          <table:table-cell office:value-type="float" office:value="2234901" table:style-name="ce1">
            <text:p>2234901</text:p>
          </table:table-cell>
          <table:table-cell office:value-type="float" office:value="2235692" table:style-name="ce1">
            <text:p>2235692</text:p>
          </table:table-cell>
          <table:table-cell office:value-type="float" office:value="2238500" table:style-name="ce1">
            <text:p>2238500</text:p>
          </table:table-cell>
          <table:table-cell table:style-name="ce1"/>
          <table:table-cell office:value-type="float" office:value="1900469" table:style-name="ce1">
            <text:p>1900469</text:p>
          </table:table-cell>
          <table:table-cell office:value-type="float" office:value="1901237" table:style-name="ce1">
            <text:p>1901237</text:p>
          </table:table-cell>
          <table:table-cell office:value-type="float" office:value="1903327" table:style-name="ce1">
            <text:p>1903327</text:p>
          </table:table-cell>
          <table:table-cell table:style-name="ce1"/>
          <table:table-cell office:value-type="float" office:value="1884698" table:style-name="ce1">
            <text:p>1884698</text:p>
          </table:table-cell>
          <table:table-cell office:value-type="float" office:value="1886347" table:style-name="ce1">
            <text:p>1886347</text:p>
          </table:table-cell>
          <table:table-cell office:value-type="float" office:value="1887990" table:style-name="ce1">
            <text:p>1887990</text:p>
          </table:table-cell>
          <table:table-cell table:style-name="ce1"/>
          <table:table-cell office:value-type="float" office:value="2749734" table:style-name="ce1">
            <text:p>2749734</text:p>
          </table:table-cell>
          <table:table-cell office:value-type="float" office:value="2750426" table:style-name="ce1">
            <text:p>2750426</text:p>
          </table:table-cell>
          <table:table-cell office:value-type="float" office:value="2751882" table:style-name="ce1">
            <text:p>2751882</text:p>
          </table:table-cell>
          <table:table-cell table:style-name="ce1"/>
          <table:table-cell office:value-type="float" office:value="2498230" table:style-name="ce1">
            <text:p>2498230</text:p>
          </table:table-cell>
          <table:table-cell office:value-type="float" office:value="2499077" table:style-name="ce1">
            <text:p>2499077</text:p>
          </table:table-cell>
          <table:table-cell office:value-type="float" office:value="2500925" table:style-name="ce1">
            <text:p>2500925</text:p>
          </table:table-cell>
          <table:table-cell table:style-name="ce1"/>
          <table:table-cell office:value-type="float" office:value="2615807" table:style-name="ce1">
            <text:p>2615807</text:p>
          </table:table-cell>
          <table:table-cell office:value-type="float" office:value="2616567" table:style-name="ce1">
            <text:p>2616567</text:p>
          </table:table-cell>
          <table:table-cell office:value-type="float" office:value="2618179" table:style-name="ce1">
            <text:p>2618179</text:p>
          </table:table-cell>
          <table:table-cell table:style-name="ce1"/>
          <table:table-cell office:value-type="float" office:value="2022536" table:style-name="ce1">
            <text:p>2022536</text:p>
          </table:table-cell>
          <table:table-cell office:value-type="float" office:value="2023032" table:style-name="ce1">
            <text:p>2023032</text:p>
          </table:table-cell>
          <table:table-cell office:value-type="float" office:value="2024834" table:style-name="ce1">
            <text:p>2024834</text:p>
          </table:table-cell>
          <table:table-cell table:style-name="ce1"/>
          <table:table-cell office:value-type="float" office:value="2580998" table:style-name="ce1">
            <text:p>2580998</text:p>
          </table:table-cell>
          <table:table-cell office:value-type="float" office:value="2586311" table:style-name="ce1">
            <text:p>2586311</text:p>
          </table:table-cell>
          <table:table-cell office:value-type="float" office:value="2589526" table:style-name="ce1">
            <text:p>2589526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8_215428_M08302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21:17:37</text:p>
          </table:table-cell>
          <table:table-cell office:value-type="string" table:style-name="ce1">
            <text:p>2020-11-18_22:17:37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Pierre Sab</text:p>
          </table:table-cell>
          <table:table-cell office:value-type="string" table:style-name="ce1">
            <text:p>M08302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7PsltP5eXyr6Lzsg</text:p>
          </table:table-cell>
          <table:table-cell office:value-type="string" table:style-name="ce1">
            <text:p>https://www.testable.org/experiment/4303/294929/start?participant=M083021</text:p>
          </table:table-cell>
          <table:table-cell office:value-type="float" office:value="2212319" table:style-name="ce1">
            <text:p>2212319</text:p>
          </table:table-cell>
          <table:table-cell office:value-type="float" office:value="36.871983333332999" table:style-name="ce1">
            <text:p>36,87198333</text:p>
          </table:table-cell>
          <table:table-cell office:value-type="float" office:value="225397" table:style-name="ce1">
            <text:p>225397</text:p>
          </table:table-cell>
          <table:table-cell office:value-type="float" office:value="399248" table:style-name="ce1">
            <text:p>399248</text:p>
          </table:table-cell>
          <table:table-cell office:value-type="float" office:value="630993" table:style-name="ce1">
            <text:p>630993</text:p>
          </table:table-cell>
          <table:table-cell office:value-type="float" office:value="307629" table:style-name="ce1">
            <text:p>307629</text:p>
          </table:table-cell>
          <table:table-cell office:value-type="float" office:value="458765" table:style-name="ce1">
            <text:p>458765</text:p>
          </table:table-cell>
          <table:table-cell office:value-type="float" office:value="581427" table:style-name="ce1">
            <text:p>581427</text:p>
          </table:table-cell>
          <table:table-cell office:value-type="float" office:value="275191" table:style-name="ce1">
            <text:p>275191</text:p>
          </table:table-cell>
          <table:table-cell office:value-type="float" office:value="441438" table:style-name="ce1">
            <text:p>441438</text:p>
          </table:table-cell>
          <table:table-cell office:value-type="float" office:value="495864" table:style-name="ce1">
            <text:p>495864</text:p>
          </table:table-cell>
          <table:table-cell office:value-type="float" office:value="555244" table:style-name="ce1">
            <text:p>555244</text:p>
          </table:table-cell>
          <table:table-cell office:value-type="float" office:value="516201" table:style-name="ce1">
            <text:p>516201</text:p>
          </table:table-cell>
          <table:table-cell office:value-type="float" office:value="344371" table:style-name="ce1">
            <text:p>344371</text:p>
          </table:table-cell>
          <table:table-cell office:value-type="float" office:value="2141076" table:style-name="ce1">
            <text:p>2141076</text:p>
          </table:table-cell>
          <table:table-cell office:value-type="float" office:value="2141903" table:style-name="ce1">
            <text:p>2141903</text:p>
          </table:table-cell>
          <table:table-cell table:style-name="ce1"/>
          <table:table-cell office:value-type="float" office:value="2146306" table:style-name="ce1">
            <text:p>2146306</text:p>
          </table:table-cell>
          <table:table-cell office:value-type="float" office:value="1816171" table:style-name="ce1">
            <text:p>1816171</text:p>
          </table:table-cell>
          <table:table-cell office:value-type="float" office:value="1816884" table:style-name="ce1">
            <text:p>1816884</text:p>
          </table:table-cell>
          <table:table-cell table:style-name="ce1"/>
          <table:table-cell office:value-type="float" office:value="1819823" table:style-name="ce1">
            <text:p>1819823</text:p>
          </table:table-cell>
          <table:table-cell office:value-type="float" office:value="1606625" table:style-name="ce1">
            <text:p>1606625</text:p>
          </table:table-cell>
          <table:table-cell office:value-type="float" office:value="1607411" table:style-name="ce1">
            <text:p>1607411</text:p>
          </table:table-cell>
          <table:table-cell office:value-type="float" office:value="1611181" table:style-name="ce1">
            <text:p>1611181</text:p>
          </table:table-cell>
          <table:table-cell table:style-name="ce1"/>
          <table:table-cell office:value-type="float" office:value="1656066" table:style-name="ce1">
            <text:p>1656066</text:p>
          </table:table-cell>
          <table:table-cell office:value-type="float" office:value="1657122" table:style-name="ce1">
            <text:p>1657122</text:p>
          </table:table-cell>
          <table:table-cell office:value-type="float" office:value="1659075" table:style-name="ce1">
            <text:p>1659075</text:p>
          </table:table-cell>
          <table:table-cell table:style-name="ce1"/>
          <table:table-cell office:value-type="float" office:value="2051144" table:style-name="ce1">
            <text:p>2051144</text:p>
          </table:table-cell>
          <table:table-cell office:value-type="float" office:value="2052076" table:style-name="ce1">
            <text:p>2052076</text:p>
          </table:table-cell>
          <table:table-cell table:style-name="ce1"/>
          <table:table-cell office:value-type="float" office:value="2054944" table:style-name="ce1">
            <text:p>2054944</text:p>
          </table:table-cell>
          <table:table-cell office:value-type="float" office:value="2037340" table:style-name="ce1">
            <text:p>2037340</text:p>
          </table:table-cell>
          <table:table-cell office:value-type="float" office:value="2038016" table:style-name="ce1">
            <text:p>2038016</text:p>
          </table:table-cell>
          <table:table-cell table:style-name="ce1"/>
          <table:table-cell office:value-type="float" office:value="2041032" table:style-name="ce1">
            <text:p>2041032</text:p>
          </table:table-cell>
          <table:table-cell office:value-type="float" office:value="2128422" table:style-name="ce1">
            <text:p>2128422</text:p>
          </table:table-cell>
          <table:table-cell office:value-type="float" office:value="2129262" table:style-name="ce1">
            <text:p>2129262</text:p>
          </table:table-cell>
          <table:table-cell table:style-name="ce1"/>
          <table:table-cell office:value-type="float" office:value="2131070" table:style-name="ce1">
            <text:p>2131070</text:p>
          </table:table-cell>
          <table:table-cell office:value-type="float" office:value="1667647" table:style-name="ce1">
            <text:p>1667647</text:p>
          </table:table-cell>
          <table:table-cell office:value-type="float" office:value="1668826" table:style-name="ce1">
            <text:p>1668826</text:p>
          </table:table-cell>
          <table:table-cell table:style-name="ce1"/>
          <table:table-cell office:value-type="float" office:value="1685383" table:style-name="ce1">
            <text:p>1685383</text:p>
          </table:table-cell>
          <table:table-cell office:value-type="float" office:value="1755104" table:style-name="ce1">
            <text:p>1755104</text:p>
          </table:table-cell>
          <table:table-cell office:value-type="float" office:value="1756127" table:style-name="ce1">
            <text:p>1756127</text:p>
          </table:table-cell>
          <table:table-cell office:value-type="float" office:value="1758236" table:style-name="ce1">
            <text:p>1758236</text:p>
          </table:table-cell>
          <table:table-cell table:style-name="ce1"/>
          <table:table-cell office:value-type="float" office:value="1456857" table:style-name="ce1">
            <text:p>1456857</text:p>
          </table:table-cell>
          <table:table-cell office:value-type="float" office:value="1457574" table:style-name="ce1">
            <text:p>1457574</text:p>
          </table:table-cell>
          <table:table-cell office:value-type="float" office:value="1461760" table:style-name="ce1">
            <text:p>1461760</text:p>
          </table:table-cell>
          <table:table-cell table:style-name="ce1"/>
          <table:table-cell office:value-type="float" office:value="2013407" table:style-name="ce1">
            <text:p>2013407</text:p>
          </table:table-cell>
          <table:table-cell office:value-type="float" office:value="2014020" table:style-name="ce1">
            <text:p>2014020</text:p>
          </table:table-cell>
          <table:table-cell office:value-type="float" office:value="2015742" table:style-name="ce1">
            <text:p>2015742</text:p>
          </table:table-cell>
          <table:table-cell table:style-name="ce1"/>
          <table:table-cell office:value-type="float" office:value="1827614" table:style-name="ce1">
            <text:p>1827614</text:p>
          </table:table-cell>
          <table:table-cell office:value-type="float" office:value="1828617" table:style-name="ce1">
            <text:p>1828617</text:p>
          </table:table-cell>
          <table:table-cell table:style-name="ce1"/>
          <table:table-cell office:value-type="float" office:value="1832106" table:style-name="ce1">
            <text:p>1832106</text:p>
          </table:table-cell>
          <table:table-cell office:value-type="float" office:value="1949662" table:style-name="ce1">
            <text:p>1949662</text:p>
          </table:table-cell>
          <table:table-cell office:value-type="float" office:value="1950338" table:style-name="ce1">
            <text:p>1950338</text:p>
          </table:table-cell>
          <table:table-cell office:value-type="float" office:value="1952036" table:style-name="ce1">
            <text:p>1952036</text:p>
          </table:table-cell>
          <table:table-cell table:style-name="ce1"/>
          <table:table-cell office:value-type="float" office:value="2205844" table:style-name="ce1">
            <text:p>2205844</text:p>
          </table:table-cell>
          <table:table-cell office:value-type="float" office:value="2206815" table:style-name="ce1">
            <text:p>2206815</text:p>
          </table:table-cell>
          <table:table-cell office:value-type="float" office:value="2209586" table:style-name="ce1">
            <text:p>2209586</text:p>
          </table:table-cell>
          <table:table-cell table:style-name="ce1"/>
          <table:table-cell office:value-type="float" office:value="1734323" table:style-name="ce1">
            <text:p>1734323</text:p>
          </table:table-cell>
          <table:table-cell office:value-type="float" office:value="1735027" table:style-name="ce1">
            <text:p>1735027</text:p>
          </table:table-cell>
          <table:table-cell office:value-type="float" office:value="1737182" table:style-name="ce1">
            <text:p>1737182</text:p>
          </table:table-cell>
          <table:table-cell table:style-name="ce1"/>
          <table:table-cell office:value-type="float" office:value="1790709" table:style-name="ce1">
            <text:p>1790709</text:p>
          </table:table-cell>
          <table:table-cell office:value-type="float" office:value="1791246" table:style-name="ce1">
            <text:p>1791246</text:p>
          </table:table-cell>
          <table:table-cell office:value-type="float" office:value="1793305" table:style-name="ce1">
            <text:p>1793305</text:p>
          </table:table-cell>
          <table:table-cell table:style-name="ce1"/>
          <table:table-cell office:value-type="float" office:value="2178121" table:style-name="ce1">
            <text:p>2178121</text:p>
          </table:table-cell>
          <table:table-cell office:value-type="float" office:value="2179130" table:style-name="ce1">
            <text:p>2179130</text:p>
          </table:table-cell>
          <table:table-cell office:value-type="float" office:value="2182128" table:style-name="ce1">
            <text:p>2182128</text:p>
          </table:table-cell>
          <table:table-cell table:style-name="ce1"/>
          <table:table-cell office:value-type="float" office:value="1634987" table:style-name="ce1">
            <text:p>1634987</text:p>
          </table:table-cell>
          <table:table-cell office:value-type="float" office:value="1636622" table:style-name="ce1">
            <text:p>1636622</text:p>
          </table:table-cell>
          <table:table-cell table:style-name="ce1"/>
          <table:table-cell office:value-type="float" office:value="1640232" table:style-name="ce1">
            <text:p>1640232</text:p>
          </table:table-cell>
          <table:table-cell office:value-type="float" office:value="1550864" table:style-name="ce1">
            <text:p>1550864</text:p>
          </table:table-cell>
          <table:table-cell office:value-type="float" office:value="1551647" table:style-name="ce1">
            <text:p>1551647</text:p>
          </table:table-cell>
          <table:table-cell table:style-name="ce1"/>
          <table:table-cell office:value-type="float" office:value="1554016" table:style-name="ce1">
            <text:p>1554016</text:p>
          </table:table-cell>
          <table:table-cell office:value-type="float" office:value="1845497" table:style-name="ce1">
            <text:p>1845497</text:p>
          </table:table-cell>
          <table:table-cell office:value-type="float" office:value="1846731" table:style-name="ce1">
            <text:p>1846731</text:p>
          </table:table-cell>
          <table:table-cell table:style-name="ce1"/>
          <table:table-cell office:value-type="float" office:value="1849885" table:style-name="ce1">
            <text:p>1849885</text:p>
          </table:table-cell>
          <table:table-cell office:value-type="float" office:value="1623715" table:style-name="ce1">
            <text:p>1623715</text:p>
          </table:table-cell>
          <table:table-cell office:value-type="float" office:value="1624655" table:style-name="ce1">
            <text:p>1624655</text:p>
          </table:table-cell>
          <table:table-cell office:value-type="float" office:value="1628455" table:style-name="ce1">
            <text:p>1628455</text:p>
          </table:table-cell>
          <table:table-cell table:style-name="ce1"/>
          <table:table-cell office:value-type="float" office:value="1532525" table:style-name="ce1">
            <text:p>1532525</text:p>
          </table:table-cell>
          <table:table-cell office:value-type="float" office:value="1533404" table:style-name="ce1">
            <text:p>1533404</text:p>
          </table:table-cell>
          <table:table-cell table:style-name="ce1"/>
          <table:table-cell office:value-type="float" office:value="1536022" table:style-name="ce1">
            <text:p>1536022</text:p>
          </table:table-cell>
          <table:table-cell office:value-type="float" office:value="2190547" table:style-name="ce1">
            <text:p>2190547</text:p>
          </table:table-cell>
          <table:table-cell office:value-type="float" office:value="2191273" table:style-name="ce1">
            <text:p>2191273</text:p>
          </table:table-cell>
          <table:table-cell table:style-name="ce1"/>
          <table:table-cell office:value-type="float" office:value="2197990" table:style-name="ce1">
            <text:p>2197990</text:p>
          </table:table-cell>
          <table:table-cell office:value-type="float" office:value="2084343" table:style-name="ce1">
            <text:p>2084343</text:p>
          </table:table-cell>
          <table:table-cell office:value-type="float" office:value="2085003" table:style-name="ce1">
            <text:p>2085003</text:p>
          </table:table-cell>
          <table:table-cell office:value-type="float" office:value="2087376" table:style-name="ce1">
            <text:p>2087376</text:p>
          </table:table-cell>
          <table:table-cell table:style-name="ce1"/>
          <table:table-cell office:value-type="float" office:value="1901571" table:style-name="ce1">
            <text:p>1901571</text:p>
          </table:table-cell>
          <table:table-cell office:value-type="float" office:value="1902312" table:style-name="ce1">
            <text:p>1902312</text:p>
          </table:table-cell>
          <table:table-cell office:value-type="float" office:value="1904841" table:style-name="ce1">
            <text:p>1904841</text:p>
          </table:table-cell>
          <table:table-cell table:style-name="ce1"/>
          <table:table-cell office:value-type="float" office:value="1477369" table:style-name="ce1">
            <text:p>1477369</text:p>
          </table:table-cell>
          <table:table-cell office:value-type="float" office:value="1478857" table:style-name="ce1">
            <text:p>1478857</text:p>
          </table:table-cell>
          <table:table-cell office:value-type="float" office:value="1483225" table:style-name="ce1">
            <text:p>1483225</text:p>
          </table:table-cell>
          <table:table-cell table:style-name="ce1"/>
          <table:table-cell office:value-type="float" office:value="1764895" table:style-name="ce1">
            <text:p>1764895</text:p>
          </table:table-cell>
          <table:table-cell office:value-type="float" office:value="1765655" table:style-name="ce1">
            <text:p>1765655</text:p>
          </table:table-cell>
          <table:table-cell table:style-name="ce1"/>
          <table:table-cell office:value-type="float" office:value="1769028" table:style-name="ce1">
            <text:p>1769028</text:p>
          </table:table-cell>
          <table:table-cell office:value-type="float" office:value="1935517" table:style-name="ce1">
            <text:p>1935517</text:p>
          </table:table-cell>
          <table:table-cell office:value-type="float" office:value="1936649" table:style-name="ce1">
            <text:p>1936649</text:p>
          </table:table-cell>
          <table:table-cell table:style-name="ce1"/>
          <table:table-cell office:value-type="float" office:value="1940431" table:style-name="ce1">
            <text:p>1940431</text:p>
          </table:table-cell>
          <table:table-cell office:value-type="float" office:value="1861385" table:style-name="ce1">
            <text:p>1861385</text:p>
          </table:table-cell>
          <table:table-cell office:value-type="float" office:value="1862456" table:style-name="ce1">
            <text:p>1862456</text:p>
          </table:table-cell>
          <table:table-cell office:value-type="float" office:value="1866211" table:style-name="ce1">
            <text:p>1866211</text:p>
          </table:table-cell>
          <table:table-cell table:style-name="ce1"/>
          <table:table-cell office:value-type="float" office:value="2062225" table:style-name="ce1">
            <text:p>2062225</text:p>
          </table:table-cell>
          <table:table-cell office:value-type="float" office:value="2062913" table:style-name="ce1">
            <text:p>2062913</text:p>
          </table:table-cell>
          <table:table-cell office:value-type="float" office:value="2065565" table:style-name="ce1">
            <text:p>2065565</text:p>
          </table:table-cell>
          <table:table-cell table:style-name="ce1"/>
          <table:table-cell office:value-type="float" office:value="1583564" table:style-name="ce1">
            <text:p>1583564</text:p>
          </table:table-cell>
          <table:table-cell office:value-type="float" office:value="1584312" table:style-name="ce1">
            <text:p>1584312</text:p>
          </table:table-cell>
          <table:table-cell office:value-type="float" office:value="1586776" table:style-name="ce1">
            <text:p>1586776</text:p>
          </table:table-cell>
          <table:table-cell table:style-name="ce1"/>
          <table:table-cell office:value-type="float" office:value="2168752" table:style-name="ce1">
            <text:p>2168752</text:p>
          </table:table-cell>
          <table:table-cell office:value-type="float" office:value="2169950" table:style-name="ce1">
            <text:p>2169950</text:p>
          </table:table-cell>
          <table:table-cell table:style-name="ce1"/>
          <table:table-cell office:value-type="float" office:value="2172645" table:style-name="ce1">
            <text:p>2172645</text:p>
          </table:table-cell>
          <table:table-cell office:value-type="float" office:value="1694048" table:style-name="ce1">
            <text:p>1694048</text:p>
          </table:table-cell>
          <table:table-cell office:value-type="float" office:value="1696819" table:style-name="ce1">
            <text:p>1696819</text:p>
          </table:table-cell>
          <table:table-cell office:value-type="float" office:value="1702050" table:style-name="ce1">
            <text:p>1702050</text:p>
          </table:table-cell>
          <table:table-cell table:style-name="ce1"/>
          <table:table-cell office:value-type="float" office:value="1506878" table:style-name="ce1">
            <text:p>1506878</text:p>
          </table:table-cell>
          <table:table-cell office:value-type="float" office:value="1507556" table:style-name="ce1">
            <text:p>1507556</text:p>
          </table:table-cell>
          <table:table-cell office:value-type="float" office:value="1510414" table:style-name="ce1">
            <text:p>1510414</text:p>
          </table:table-cell>
          <table:table-cell table:style-name="ce1"/>
          <table:table-cell office:value-type="float" office:value="1776929" table:style-name="ce1">
            <text:p>1776929</text:p>
          </table:table-cell>
          <table:table-cell office:value-type="float" office:value="1778016" table:style-name="ce1">
            <text:p>1778016</text:p>
          </table:table-cell>
          <table:table-cell table:style-name="ce1"/>
          <table:table-cell office:value-type="float" office:value="1780780" table:style-name="ce1">
            <text:p>1780780</text:p>
          </table:table-cell>
          <table:table-cell office:value-type="float" office:value="1916040" table:style-name="ce1">
            <text:p>1916040</text:p>
          </table:table-cell>
          <table:table-cell office:value-type="float" office:value="1916759" table:style-name="ce1">
            <text:p>1916759</text:p>
          </table:table-cell>
          <table:table-cell office:value-type="float" office:value="1918704" table:style-name="ce1">
            <text:p>1918704</text:p>
          </table:table-cell>
          <table:table-cell table:style-name="ce1"/>
          <table:table-cell office:value-type="float" office:value="2103691" table:style-name="ce1">
            <text:p>2103691</text:p>
          </table:table-cell>
          <table:table-cell office:value-type="float" office:value="2104381" table:style-name="ce1">
            <text:p>2104381</text:p>
          </table:table-cell>
          <table:table-cell office:value-type="float" office:value="2107525" table:style-name="ce1">
            <text:p>2107525</text:p>
          </table:table-cell>
          <table:table-cell table:style-name="ce1"/>
          <table:table-cell office:value-type="float" office:value="1568106" table:style-name="ce1">
            <text:p>1568106</text:p>
          </table:table-cell>
          <table:table-cell office:value-type="float" office:value="1571521" table:style-name="ce1">
            <text:p>1571521</text:p>
          </table:table-cell>
          <table:table-cell table:style-name="ce1"/>
          <table:table-cell office:value-type="float" office:value="1574093" table:style-name="ce1">
            <text:p>1574093</text:p>
          </table:table-cell>
          <table:table-cell office:value-type="float" office:value="1518425" table:style-name="ce1">
            <text:p>1518425</text:p>
          </table:table-cell>
          <table:table-cell office:value-type="float" office:value="1519119" table:style-name="ce1">
            <text:p>1519119</text:p>
          </table:table-cell>
          <table:table-cell office:value-type="float" office:value="1521336" table:style-name="ce1">
            <text:p>1521336</text:p>
          </table:table-cell>
          <table:table-cell table:style-name="ce1"/>
          <table:table-cell office:value-type="float" office:value="1888565" table:style-name="ce1">
            <text:p>1888565</text:p>
          </table:table-cell>
          <table:table-cell office:value-type="float" office:value="1889302" table:style-name="ce1">
            <text:p>1889302</text:p>
          </table:table-cell>
          <table:table-cell table:style-name="ce1"/>
          <table:table-cell office:value-type="float" office:value="1892304" table:style-name="ce1">
            <text:p>1892304</text:p>
          </table:table-cell>
          <table:table-cell office:value-type="float" office:value="2023533" table:style-name="ce1">
            <text:p>2023533</text:p>
          </table:table-cell>
          <table:table-cell office:value-type="float" office:value="2024439" table:style-name="ce1">
            <text:p>2024439</text:p>
          </table:table-cell>
          <table:table-cell office:value-type="float" office:value="2027601" table:style-name="ce1">
            <text:p>2027601</text:p>
          </table:table-cell>
          <table:table-cell table:style-name="ce1"/>
          <table:table-cell office:value-type="float" office:value="1715161" table:style-name="ce1">
            <text:p>1715161</text:p>
          </table:table-cell>
          <table:table-cell office:value-type="float" office:value="1716710" table:style-name="ce1">
            <text:p>1716710</text:p>
          </table:table-cell>
          <table:table-cell table:style-name="ce1"/>
          <table:table-cell office:value-type="float" office:value="1719776" table:style-name="ce1">
            <text:p>1719776</text:p>
          </table:table-cell>
          <table:table-cell office:value-type="float" office:value="2117745" table:style-name="ce1">
            <text:p>2117745</text:p>
          </table:table-cell>
          <table:table-cell office:value-type="float" office:value="2118388" table:style-name="ce1">
            <text:p>2118388</text:p>
          </table:table-cell>
          <table:table-cell office:value-type="float" office:value="2120466" table:style-name="ce1">
            <text:p>2120466</text:p>
          </table:table-cell>
          <table:table-cell table:style-name="ce1"/>
          <table:table-cell office:value-type="float" office:value="1989700" table:style-name="ce1">
            <text:p>1989700</text:p>
          </table:table-cell>
          <table:table-cell office:value-type="float" office:value="1990920" table:style-name="ce1">
            <text:p>1990920</text:p>
          </table:table-cell>
          <table:table-cell office:value-type="float" office:value="1993421" table:style-name="ce1">
            <text:p>1993421</text:p>
          </table:table-cell>
          <table:table-cell table:style-name="ce1"/>
          <table:table-cell office:value-type="float" office:value="2093613" table:style-name="ce1">
            <text:p>2093613</text:p>
          </table:table-cell>
          <table:table-cell office:value-type="float" office:value="2094308" table:style-name="ce1">
            <text:p>2094308</text:p>
          </table:table-cell>
          <table:table-cell office:value-type="float" office:value="2096011" table:style-name="ce1">
            <text:p>2096011</text:p>
          </table:table-cell>
          <table:table-cell table:style-name="ce1"/>
          <table:table-cell office:value-type="float" office:value="1801246" table:style-name="ce1">
            <text:p>1801246</text:p>
          </table:table-cell>
          <table:table-cell office:value-type="float" office:value="1802323" table:style-name="ce1">
            <text:p>1802323</text:p>
          </table:table-cell>
          <table:table-cell office:value-type="float" office:value="1807487" table:style-name="ce1">
            <text:p>1807487</text:p>
          </table:table-cell>
          <table:table-cell table:style-name="ce1"/>
          <table:table-cell office:value-type="float" office:value="1974335" table:style-name="ce1">
            <text:p>1974335</text:p>
          </table:table-cell>
          <table:table-cell office:value-type="float" office:value="1975175" table:style-name="ce1">
            <text:p>1975175</text:p>
          </table:table-cell>
          <table:table-cell office:value-type="float" office:value="1978360" table:style-name="ce1">
            <text:p>1978360</text:p>
          </table:table-cell>
          <table:table-cell table:style-name="ce1"/>
          <table:table-cell office:value-type="float" office:value="1429611" table:style-name="ce1">
            <text:p>1429611</text:p>
          </table:table-cell>
          <table:table-cell office:value-type="float" office:value="1430548" table:style-name="ce1">
            <text:p>1430548</text:p>
          </table:table-cell>
          <table:table-cell office:value-type="float" office:value="1440362" table:style-name="ce1">
            <text:p>1440362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8_225627_M06842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22:10:40</text:p>
          </table:table-cell>
          <table:table-cell office:value-type="string" table:style-name="ce1">
            <text:p>2020-11-18_23:10:40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Floriane S</text:p>
          </table:table-cell>
          <table:table-cell office:value-type="string" table:style-name="ce1">
            <text:p>M0684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xUNNpI1iusskuNh</text:p>
          </table:table-cell>
          <table:table-cell office:value-type="string" table:style-name="ce1">
            <text:p>https://www.testable.org/experiment/4303/294929/start?participant=M068420</text:p>
          </table:table-cell>
          <table:table-cell office:value-type="float" office:value="2748251" table:style-name="ce1">
            <text:p>2748251</text:p>
          </table:table-cell>
          <table:table-cell office:value-type="float" office:value="45.804183333333" table:style-name="ce1">
            <text:p>45,80418333</text:p>
          </table:table-cell>
          <table:table-cell office:value-type="float" office:value="738751" table:style-name="ce1">
            <text:p>738751</text:p>
          </table:table-cell>
          <table:table-cell office:value-type="float" office:value="765326" table:style-name="ce1">
            <text:p>765326</text:p>
          </table:table-cell>
          <table:table-cell office:value-type="float" office:value="690058" table:style-name="ce1">
            <text:p>690058</text:p>
          </table:table-cell>
          <table:table-cell office:value-type="float" office:value="468646" table:style-name="ce1">
            <text:p>468646</text:p>
          </table:table-cell>
          <table:table-cell office:value-type="float" office:value="557036" table:style-name="ce1">
            <text:p>557036</text:p>
          </table:table-cell>
          <table:table-cell office:value-type="float" office:value="706962" table:style-name="ce1">
            <text:p>706962</text:p>
          </table:table-cell>
          <table:table-cell office:value-type="float" office:value="641355" table:style-name="ce1">
            <text:p>641355</text:p>
          </table:table-cell>
          <table:table-cell office:value-type="float" office:value="832485" table:style-name="ce1">
            <text:p>832485</text:p>
          </table:table-cell>
          <table:table-cell office:value-type="float" office:value="353452" table:style-name="ce1">
            <text:p>353452</text:p>
          </table:table-cell>
          <table:table-cell office:value-type="float" office:value="407678" table:style-name="ce1">
            <text:p>407678</text:p>
          </table:table-cell>
          <table:table-cell office:value-type="float" office:value="854220" table:style-name="ce1">
            <text:p>854220</text:p>
          </table:table-cell>
          <table:table-cell office:value-type="float" office:value="517627" table:style-name="ce1">
            <text:p>517627</text:p>
          </table:table-cell>
          <table:table-cell office:value-type="float" office:value="2122035" table:style-name="ce1">
            <text:p>2122035</text:p>
          </table:table-cell>
          <table:table-cell office:value-type="float" office:value="2127809" table:style-name="ce1">
            <text:p>2127809</text:p>
          </table:table-cell>
          <table:table-cell table:style-name="ce1"/>
          <table:table-cell office:value-type="float" office:value="2132438" table:style-name="ce1">
            <text:p>2132438</text:p>
          </table:table-cell>
          <table:table-cell office:value-type="float" office:value="2700298" table:style-name="ce1">
            <text:p>2700298</text:p>
          </table:table-cell>
          <table:table-cell office:value-type="float" office:value="2701980" table:style-name="ce1">
            <text:p>2701980</text:p>
          </table:table-cell>
          <table:table-cell table:style-name="ce1"/>
          <table:table-cell office:value-type="float" office:value="2703957" table:style-name="ce1">
            <text:p>2703957</text:p>
          </table:table-cell>
          <table:table-cell office:value-type="float" office:value="2646581" table:style-name="ce1">
            <text:p>2646581</text:p>
          </table:table-cell>
          <table:table-cell office:value-type="float" office:value="2648318" table:style-name="ce1">
            <text:p>2648318</text:p>
          </table:table-cell>
          <table:table-cell table:style-name="ce1"/>
          <table:table-cell office:value-type="float" office:value="2650532" table:style-name="ce1">
            <text:p>2650532</text:p>
          </table:table-cell>
          <table:table-cell office:value-type="float" office:value="2690238" table:style-name="ce1">
            <text:p>2690238</text:p>
          </table:table-cell>
          <table:table-cell office:value-type="float" office:value="2692044" table:style-name="ce1">
            <text:p>2692044</text:p>
          </table:table-cell>
          <table:table-cell table:style-name="ce1"/>
          <table:table-cell office:value-type="float" office:value="2694142" table:style-name="ce1">
            <text:p>2694142</text:p>
          </table:table-cell>
          <table:table-cell office:value-type="float" office:value="2546935" table:style-name="ce1">
            <text:p>2546935</text:p>
          </table:table-cell>
          <table:table-cell office:value-type="float" office:value="2547984" table:style-name="ce1">
            <text:p>2547984</text:p>
          </table:table-cell>
          <table:table-cell office:value-type="float" office:value="2551354" table:style-name="ce1">
            <text:p>2551354</text:p>
          </table:table-cell>
          <table:table-cell table:style-name="ce1"/>
          <table:table-cell office:value-type="float" office:value="2079773" table:style-name="ce1">
            <text:p>2079773</text:p>
          </table:table-cell>
          <table:table-cell office:value-type="float" office:value="2088251" table:style-name="ce1">
            <text:p>2088251</text:p>
          </table:table-cell>
          <table:table-cell table:style-name="ce1"/>
          <table:table-cell office:value-type="float" office:value="2092616" table:style-name="ce1">
            <text:p>2092616</text:p>
          </table:table-cell>
          <table:table-cell office:value-type="float" office:value="2218962" table:style-name="ce1">
            <text:p>2218962</text:p>
          </table:table-cell>
          <table:table-cell office:value-type="float" office:value="2219854" table:style-name="ce1">
            <text:p>2219854</text:p>
          </table:table-cell>
          <table:table-cell office:value-type="float" office:value="2222864" table:style-name="ce1">
            <text:p>2222864</text:p>
          </table:table-cell>
          <table:table-cell table:style-name="ce1"/>
          <table:table-cell office:value-type="float" office:value="1970511" table:style-name="ce1">
            <text:p>1970511</text:p>
          </table:table-cell>
          <table:table-cell office:value-type="float" office:value="1973576" table:style-name="ce1">
            <text:p>1973576</text:p>
          </table:table-cell>
          <table:table-cell table:style-name="ce1"/>
          <table:table-cell office:value-type="float" office:value="1977745" table:style-name="ce1">
            <text:p>1977745</text:p>
          </table:table-cell>
          <table:table-cell office:value-type="float" office:value="2277492" table:style-name="ce1">
            <text:p>2277492</text:p>
          </table:table-cell>
          <table:table-cell office:value-type="float" office:value="2279046" table:style-name="ce1">
            <text:p>2279046</text:p>
          </table:table-cell>
          <table:table-cell office:value-type="float" office:value="2281786" table:style-name="ce1">
            <text:p>2281786</text:p>
          </table:table-cell>
          <table:table-cell table:style-name="ce1"/>
          <table:table-cell office:value-type="float" office:value="1928074" table:style-name="ce1">
            <text:p>1928074</text:p>
          </table:table-cell>
          <table:table-cell office:value-type="float" office:value="1930718" table:style-name="ce1">
            <text:p>1930718</text:p>
          </table:table-cell>
          <table:table-cell table:style-name="ce1"/>
          <table:table-cell office:value-type="float" office:value="1934112" table:style-name="ce1">
            <text:p>1934112</text:p>
          </table:table-cell>
          <table:table-cell office:value-type="float" office:value="2436350" table:style-name="ce1">
            <text:p>2436350</text:p>
          </table:table-cell>
          <table:table-cell office:value-type="float" office:value="2438419" table:style-name="ce1">
            <text:p>2438419</text:p>
          </table:table-cell>
          <table:table-cell office:value-type="float" office:value="2442218" table:style-name="ce1">
            <text:p>2442218</text:p>
          </table:table-cell>
          <table:table-cell table:style-name="ce1"/>
          <table:table-cell office:value-type="float" office:value="2232922" table:style-name="ce1">
            <text:p>2232922</text:p>
          </table:table-cell>
          <table:table-cell office:value-type="float" office:value="2233720" table:style-name="ce1">
            <text:p>2233720</text:p>
          </table:table-cell>
          <table:table-cell table:style-name="ce1"/>
          <table:table-cell office:value-type="float" office:value="2236653" table:style-name="ce1">
            <text:p>2236653</text:p>
          </table:table-cell>
          <table:table-cell office:value-type="float" office:value="2589469" table:style-name="ce1">
            <text:p>2589469</text:p>
          </table:table-cell>
          <table:table-cell office:value-type="float" office:value="2591461" table:style-name="ce1">
            <text:p>2591461</text:p>
          </table:table-cell>
          <table:table-cell office:value-type="float" office:value="2595706" table:style-name="ce1">
            <text:p>2595706</text:p>
          </table:table-cell>
          <table:table-cell table:style-name="ce1"/>
          <table:table-cell office:value-type="float" office:value="2711506" table:style-name="ce1">
            <text:p>2711506</text:p>
          </table:table-cell>
          <table:table-cell office:value-type="float" office:value="2714426" table:style-name="ce1">
            <text:p>2714426</text:p>
          </table:table-cell>
          <table:table-cell table:style-name="ce1"/>
          <table:table-cell office:value-type="float" office:value="2716682" table:style-name="ce1">
            <text:p>2716682</text:p>
          </table:table-cell>
          <table:table-cell office:value-type="float" office:value="2201015" table:style-name="ce1">
            <text:p>2201015</text:p>
          </table:table-cell>
          <table:table-cell office:value-type="float" office:value="2201803" table:style-name="ce1">
            <text:p>2201803</text:p>
          </table:table-cell>
          <table:table-cell office:value-type="float" office:value="2204094" table:style-name="ce1">
            <text:p>2204094</text:p>
          </table:table-cell>
          <table:table-cell table:style-name="ce1"/>
          <table:table-cell office:value-type="float" office:value="2380940" table:style-name="ce1">
            <text:p>2380940</text:p>
          </table:table-cell>
          <table:table-cell office:value-type="float" office:value="2382140" table:style-name="ce1">
            <text:p>2382140</text:p>
          </table:table-cell>
          <table:table-cell office:value-type="float" office:value="2384641" table:style-name="ce1">
            <text:p>2384641</text:p>
          </table:table-cell>
          <table:table-cell table:style-name="ce1"/>
          <table:table-cell office:value-type="float" office:value="2057356" table:style-name="ce1">
            <text:p>2057356</text:p>
          </table:table-cell>
          <table:table-cell office:value-type="float" office:value="2059638" table:style-name="ce1">
            <text:p>2059638</text:p>
          </table:table-cell>
          <table:table-cell office:value-type="float" office:value="2063222" table:style-name="ce1">
            <text:p>2063222</text:p>
          </table:table-cell>
          <table:table-cell table:style-name="ce1"/>
          <table:table-cell office:value-type="float" office:value="2572219" table:style-name="ce1">
            <text:p>2572219</text:p>
          </table:table-cell>
          <table:table-cell office:value-type="float" office:value="2573451" table:style-name="ce1">
            <text:p>2573451</text:p>
          </table:table-cell>
          <table:table-cell office:value-type="float" office:value="2577026" table:style-name="ce1">
            <text:p>2577026</text:p>
          </table:table-cell>
          <table:table-cell table:style-name="ce1"/>
          <table:table-cell office:value-type="float" office:value="2187598" table:style-name="ce1">
            <text:p>2187598</text:p>
          </table:table-cell>
          <table:table-cell office:value-type="float" office:value="2189525" table:style-name="ce1">
            <text:p>2189525</text:p>
          </table:table-cell>
          <table:table-cell office:value-type="float" office:value="2192793" table:style-name="ce1">
            <text:p>2192793</text:p>
          </table:table-cell>
          <table:table-cell table:style-name="ce1"/>
          <table:table-cell office:value-type="float" office:value="2023797" table:style-name="ce1">
            <text:p>2023797</text:p>
          </table:table-cell>
          <table:table-cell office:value-type="float" office:value="2024939" table:style-name="ce1">
            <text:p>2024939</text:p>
          </table:table-cell>
          <table:table-cell office:value-type="float" office:value="2028264" table:style-name="ce1">
            <text:p>2028264</text:p>
          </table:table-cell>
          <table:table-cell table:style-name="ce1"/>
          <table:table-cell office:value-type="float" office:value="2245281" table:style-name="ce1">
            <text:p>2245281</text:p>
          </table:table-cell>
          <table:table-cell office:value-type="float" office:value="2247508" table:style-name="ce1">
            <text:p>2247508</text:p>
          </table:table-cell>
          <table:table-cell office:value-type="float" office:value="2250828" table:style-name="ce1">
            <text:p>2250828</text:p>
          </table:table-cell>
          <table:table-cell table:style-name="ce1"/>
          <table:table-cell office:value-type="float" office:value="2348237" table:style-name="ce1">
            <text:p>2348237</text:p>
          </table:table-cell>
          <table:table-cell office:value-type="float" office:value="2350387" table:style-name="ce1">
            <text:p>2350387</text:p>
          </table:table-cell>
          <table:table-cell office:value-type="float" office:value="2352860" table:style-name="ce1">
            <text:p>2352860</text:p>
          </table:table-cell>
          <table:table-cell table:style-name="ce1"/>
          <table:table-cell office:value-type="float" office:value="2633125" table:style-name="ce1">
            <text:p>2633125</text:p>
          </table:table-cell>
          <table:table-cell office:value-type="float" office:value="2634719" table:style-name="ce1">
            <text:p>2634719</text:p>
          </table:table-cell>
          <table:table-cell office:value-type="float" office:value="2637969" table:style-name="ce1">
            <text:p>2637969</text:p>
          </table:table-cell>
          <table:table-cell table:style-name="ce1"/>
          <table:table-cell office:value-type="float" office:value="2490873" table:style-name="ce1">
            <text:p>2490873</text:p>
          </table:table-cell>
          <table:table-cell office:value-type="float" office:value="2491733" table:style-name="ce1">
            <text:p>2491733</text:p>
          </table:table-cell>
          <table:table-cell office:value-type="float" office:value="2494490" table:style-name="ce1">
            <text:p>2494490</text:p>
          </table:table-cell>
          <table:table-cell table:style-name="ce1"/>
          <table:table-cell office:value-type="float" office:value="2289809" table:style-name="ce1">
            <text:p>2289809</text:p>
          </table:table-cell>
          <table:table-cell office:value-type="float" office:value="2293455" table:style-name="ce1">
            <text:p>2293455</text:p>
          </table:table-cell>
          <table:table-cell office:value-type="float" office:value="2296810" table:style-name="ce1">
            <text:p>2296810</text:p>
          </table:table-cell>
          <table:table-cell table:style-name="ce1"/>
          <table:table-cell office:value-type="float" office:value="1990024" table:style-name="ce1">
            <text:p>1990024</text:p>
          </table:table-cell>
          <table:table-cell office:value-type="float" office:value="1991825" table:style-name="ce1">
            <text:p>1991825</text:p>
          </table:table-cell>
          <table:table-cell table:style-name="ce1"/>
          <table:table-cell office:value-type="float" office:value="2001634" table:style-name="ce1">
            <text:p>2001634</text:p>
          </table:table-cell>
          <table:table-cell office:value-type="float" office:value="2468984" table:style-name="ce1">
            <text:p>2468984</text:p>
          </table:table-cell>
          <table:table-cell office:value-type="float" office:value="2471154" table:style-name="ce1">
            <text:p>2471154</text:p>
          </table:table-cell>
          <table:table-cell table:style-name="ce1"/>
          <table:table-cell office:value-type="float" office:value="2478254" table:style-name="ce1">
            <text:p>2478254</text:p>
          </table:table-cell>
          <table:table-cell office:value-type="float" office:value="2102539" table:style-name="ce1">
            <text:p>2102539</text:p>
          </table:table-cell>
          <table:table-cell office:value-type="float" office:value="2103669" table:style-name="ce1">
            <text:p>2103669</text:p>
          </table:table-cell>
          <table:table-cell table:style-name="ce1"/>
          <table:table-cell office:value-type="float" office:value="2106756" table:style-name="ce1">
            <text:p>2106756</text:p>
          </table:table-cell>
          <table:table-cell office:value-type="float" office:value="2663308" table:style-name="ce1">
            <text:p>2663308</text:p>
          </table:table-cell>
          <table:table-cell office:value-type="float" office:value="2664324" table:style-name="ce1">
            <text:p>2664324</text:p>
          </table:table-cell>
          <table:table-cell office:value-type="float" office:value="2666515" table:style-name="ce1">
            <text:p>2666515</text:p>
          </table:table-cell>
          <table:table-cell table:style-name="ce1"/>
          <table:table-cell office:value-type="float" office:value="2521475" table:style-name="ce1">
            <text:p>2521475</text:p>
          </table:table-cell>
          <table:table-cell office:value-type="float" office:value="2522984" table:style-name="ce1">
            <text:p>2522984</text:p>
          </table:table-cell>
          <table:table-cell table:style-name="ce1"/>
          <table:table-cell office:value-type="float" office:value="2525460" table:style-name="ce1">
            <text:p>2525460</text:p>
          </table:table-cell>
          <table:table-cell office:value-type="float" office:value="2727373" table:style-name="ce1">
            <text:p>2727373</text:p>
          </table:table-cell>
          <table:table-cell office:value-type="float" office:value="2728025" table:style-name="ce1">
            <text:p>2728025</text:p>
          </table:table-cell>
          <table:table-cell table:style-name="ce1"/>
          <table:table-cell office:value-type="float" office:value="2733455" table:style-name="ce1">
            <text:p>2733455</text:p>
          </table:table-cell>
          <table:table-cell office:value-type="float" office:value="2336662" table:style-name="ce1">
            <text:p>2336662</text:p>
          </table:table-cell>
          <table:table-cell office:value-type="float" office:value="2338103" table:style-name="ce1">
            <text:p>2338103</text:p>
          </table:table-cell>
          <table:table-cell table:style-name="ce1"/>
          <table:table-cell office:value-type="float" office:value="2340500" table:style-name="ce1">
            <text:p>2340500</text:p>
          </table:table-cell>
          <table:table-cell office:value-type="float" office:value="2560278" table:style-name="ce1">
            <text:p>2560278</text:p>
          </table:table-cell>
          <table:table-cell office:value-type="float" office:value="2561877" table:style-name="ce1">
            <text:p>2561877</text:p>
          </table:table-cell>
          <table:table-cell table:style-name="ce1"/>
          <table:table-cell office:value-type="float" office:value="2564948" table:style-name="ce1">
            <text:p>2564948</text:p>
          </table:table-cell>
          <table:table-cell office:value-type="float" office:value="2742549" table:style-name="ce1">
            <text:p>2742549</text:p>
          </table:table-cell>
          <table:table-cell office:value-type="float" office:value="2743506" table:style-name="ce1">
            <text:p>2743506</text:p>
          </table:table-cell>
          <table:table-cell table:style-name="ce1"/>
          <table:table-cell office:value-type="float" office:value="2745887" table:style-name="ce1">
            <text:p>2745887</text:p>
          </table:table-cell>
          <table:table-cell office:value-type="float" office:value="2416099" table:style-name="ce1">
            <text:p>2416099</text:p>
          </table:table-cell>
          <table:table-cell office:value-type="float" office:value="2416860" table:style-name="ce1">
            <text:p>2416860</text:p>
          </table:table-cell>
          <table:table-cell table:style-name="ce1"/>
          <table:table-cell office:value-type="float" office:value="2419956" table:style-name="ce1">
            <text:p>2419956</text:p>
          </table:table-cell>
          <table:table-cell office:value-type="float" office:value="2159453" table:style-name="ce1">
            <text:p>2159453</text:p>
          </table:table-cell>
          <table:table-cell office:value-type="float" office:value="2162522" table:style-name="ce1">
            <text:p>2162522</text:p>
          </table:table-cell>
          <table:table-cell office:value-type="float" office:value="2166174" table:style-name="ce1">
            <text:p>2166174</text:p>
          </table:table-cell>
          <table:table-cell table:style-name="ce1"/>
          <table:table-cell office:value-type="float" office:value="2040953" table:style-name="ce1">
            <text:p>2040953</text:p>
          </table:table-cell>
          <table:table-cell office:value-type="float" office:value="2043817" table:style-name="ce1">
            <text:p>2043817</text:p>
          </table:table-cell>
          <table:table-cell office:value-type="float" office:value="2046871" table:style-name="ce1">
            <text:p>2046871</text:p>
          </table:table-cell>
          <table:table-cell table:style-name="ce1"/>
          <table:table-cell office:value-type="float" office:value="2676646" table:style-name="ce1">
            <text:p>2676646</text:p>
          </table:table-cell>
          <table:table-cell office:value-type="float" office:value="2677726" table:style-name="ce1">
            <text:p>2677726</text:p>
          </table:table-cell>
          <table:table-cell table:style-name="ce1"/>
          <table:table-cell office:value-type="float" office:value="2679900" table:style-name="ce1">
            <text:p>2679900</text:p>
          </table:table-cell>
          <table:table-cell office:value-type="float" office:value="2323636" table:style-name="ce1">
            <text:p>2323636</text:p>
          </table:table-cell>
          <table:table-cell office:value-type="float" office:value="2324521" table:style-name="ce1">
            <text:p>2324521</text:p>
          </table:table-cell>
          <table:table-cell table:style-name="ce1"/>
          <table:table-cell office:value-type="float" office:value="2327051" table:style-name="ce1">
            <text:p>2327051</text:p>
          </table:table-cell>
          <table:table-cell office:value-type="float" office:value="2404543" table:style-name="ce1">
            <text:p>2404543</text:p>
          </table:table-cell>
          <table:table-cell office:value-type="float" office:value="2406039" table:style-name="ce1">
            <text:p>2406039</text:p>
          </table:table-cell>
          <table:table-cell table:style-name="ce1"/>
          <table:table-cell office:value-type="float" office:value="2408328" table:style-name="ce1">
            <text:p>2408328</text:p>
          </table:table-cell>
          <table:table-cell office:value-type="float" office:value="1949550" table:style-name="ce1">
            <text:p>1949550</text:p>
          </table:table-cell>
          <table:table-cell office:value-type="float" office:value="1953331" table:style-name="ce1">
            <text:p>1953331</text:p>
          </table:table-cell>
          <table:table-cell office:value-type="float" office:value="1956052" table:style-name="ce1">
            <text:p>1956052</text:p>
          </table:table-cell>
          <table:table-cell table:style-name="ce1"/>
          <table:table-cell office:value-type="float" office:value="2366684" table:style-name="ce1">
            <text:p>2366684</text:p>
          </table:table-cell>
          <table:table-cell office:value-type="float" office:value="2368269" table:style-name="ce1">
            <text:p>2368269</text:p>
          </table:table-cell>
          <table:table-cell office:value-type="float" office:value="2370784" table:style-name="ce1">
            <text:p>2370784</text:p>
          </table:table-cell>
          <table:table-cell table:style-name="ce1"/>
          <table:table-cell office:value-type="float" office:value="2307582" table:style-name="ce1">
            <text:p>2307582</text:p>
          </table:table-cell>
          <table:table-cell office:value-type="float" office:value="2308916" table:style-name="ce1">
            <text:p>2308916</text:p>
          </table:table-cell>
          <table:table-cell table:style-name="ce1"/>
          <table:table-cell office:value-type="float" office:value="2311611" table:style-name="ce1">
            <text:p>2311611</text:p>
          </table:table-cell>
          <table:table-cell office:value-type="float" office:value="2604440" table:style-name="ce1">
            <text:p>2604440</text:p>
          </table:table-cell>
          <table:table-cell office:value-type="float" office:value="2605999" table:style-name="ce1">
            <text:p>2605999</text:p>
          </table:table-cell>
          <table:table-cell table:style-name="ce1"/>
          <table:table-cell office:value-type="float" office:value="2610197" table:style-name="ce1">
            <text:p>2610197</text:p>
          </table:table-cell>
          <table:table-cell office:value-type="float" office:value="2504298" table:style-name="ce1">
            <text:p>2504298</text:p>
          </table:table-cell>
          <table:table-cell office:value-type="float" office:value="2506778" table:style-name="ce1">
            <text:p>2506778</text:p>
          </table:table-cell>
          <table:table-cell table:style-name="ce1"/>
          <table:table-cell office:value-type="float" office:value="2509207" table:style-name="ce1">
            <text:p>2509207</text:p>
          </table:table-cell>
          <table:table-cell office:value-type="float" office:value="2618861" table:style-name="ce1">
            <text:p>2618861</text:p>
          </table:table-cell>
          <table:table-cell office:value-type="float" office:value="2619607" table:style-name="ce1">
            <text:p>2619607</text:p>
          </table:table-cell>
          <table:table-cell table:style-name="ce1"/>
          <table:table-cell office:value-type="float" office:value="2622645" table:style-name="ce1">
            <text:p>2622645</text:p>
          </table:table-cell>
          <table:table-cell office:value-type="float" office:value="2535648" table:style-name="ce1">
            <text:p>2535648</text:p>
          </table:table-cell>
          <table:table-cell office:value-type="float" office:value="2536487" table:style-name="ce1">
            <text:p>2536487</text:p>
          </table:table-cell>
          <table:table-cell office:value-type="float" office:value="2539753" table:style-name="ce1">
            <text:p>2539753</text:p>
          </table:table-cell>
          <table:table-cell table:style-name="ce1"/>
          <table:table-cell office:value-type="float" office:value="2455702" table:style-name="ce1">
            <text:p>2455702</text:p>
          </table:table-cell>
          <table:table-cell office:value-type="float" office:value="2456939" table:style-name="ce1">
            <text:p>2456939</text:p>
          </table:table-cell>
          <table:table-cell office:value-type="float" office:value="2459954" table:style-name="ce1">
            <text:p>2459954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9_052153_M05271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04:41:05</text:p>
          </table:table-cell>
          <table:table-cell office:value-type="string" table:style-name="ce1">
            <text:p>2020-11-19_05:41:05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malka.braf</text:p>
          </table:table-cell>
          <table:table-cell office:value-type="string" table:style-name="ce1">
            <text:p>M0527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W6CiN9Sifjv160x</text:p>
          </table:table-cell>
          <table:table-cell office:value-type="string" table:style-name="ce1">
            <text:p>https://www.testable.org/experiment/4303/294929/start?participant=M052711</text:p>
          </table:table-cell>
          <table:table-cell office:value-type="float" office:value="2448505" table:style-name="ce1">
            <text:p>2448505</text:p>
          </table:table-cell>
          <table:table-cell office:value-type="float" office:value="40.808416666667" table:style-name="ce1">
            <text:p>40,80841667</text:p>
          </table:table-cell>
          <table:table-cell office:value-type="float" office:value="513477" table:style-name="ce1">
            <text:p>513477</text:p>
          </table:table-cell>
          <table:table-cell office:value-type="float" office:value="589595" table:style-name="ce1">
            <text:p>589595</text:p>
          </table:table-cell>
          <table:table-cell office:value-type="float" office:value="651216" table:style-name="ce1">
            <text:p>651216</text:p>
          </table:table-cell>
          <table:table-cell office:value-type="float" office:value="431512" table:style-name="ce1">
            <text:p>431512</text:p>
          </table:table-cell>
          <table:table-cell office:value-type="float" office:value="388944" table:style-name="ce1">
            <text:p>388944</text:p>
          </table:table-cell>
          <table:table-cell office:value-type="float" office:value="329881" table:style-name="ce1">
            <text:p>329881</text:p>
          </table:table-cell>
          <table:table-cell office:value-type="float" office:value="612776" table:style-name="ce1">
            <text:p>612776</text:p>
          </table:table-cell>
          <table:table-cell office:value-type="float" office:value="556230" table:style-name="ce1">
            <text:p>556230</text:p>
          </table:table-cell>
          <table:table-cell office:value-type="float" office:value="491562" table:style-name="ce1">
            <text:p>491562</text:p>
          </table:table-cell>
          <table:table-cell office:value-type="float" office:value="285687" table:style-name="ce1">
            <text:p>285687</text:p>
          </table:table-cell>
          <table:table-cell office:value-type="float" office:value="630493" table:style-name="ce1">
            <text:p>630493</text:p>
          </table:table-cell>
          <table:table-cell office:value-type="float" office:value="372224" table:style-name="ce1">
            <text:p>372224</text:p>
          </table:table-cell>
          <table:table-cell table:number-columns-repeated="192" table:style-name="ce1"/>
          <table:table-cell office:value-type="float" office:value="1662975" table:style-name="ce1">
            <text:p>1662975</text:p>
          </table:table-cell>
          <table:table-cell office:value-type="float" office:value="1666785" table:style-name="ce1">
            <text:p>1666785</text:p>
          </table:table-cell>
          <table:table-cell table:style-name="ce1"/>
          <table:table-cell office:value-type="float" office:value="1671051" table:style-name="ce1">
            <text:p>1671051</text:p>
          </table:table-cell>
          <table:table-cell office:value-type="float" office:value="1721333" table:style-name="ce1">
            <text:p>1721333</text:p>
          </table:table-cell>
          <table:table-cell office:value-type="float" office:value="1724151" table:style-name="ce1">
            <text:p>1724151</text:p>
          </table:table-cell>
          <table:table-cell office:value-type="float" office:value="1726753" table:style-name="ce1">
            <text:p>1726753</text:p>
          </table:table-cell>
          <table:table-cell table:style-name="ce1"/>
          <table:table-cell office:value-type="float" office:value="1696883" table:style-name="ce1">
            <text:p>1696883</text:p>
          </table:table-cell>
          <table:table-cell office:value-type="float" office:value="1699142" table:style-name="ce1">
            <text:p>1699142</text:p>
          </table:table-cell>
          <table:table-cell office:value-type="float" office:value="1701804" table:style-name="ce1">
            <text:p>1701804</text:p>
          </table:table-cell>
          <table:table-cell table:style-name="ce1"/>
          <table:table-cell office:value-type="float" office:value="1780781" table:style-name="ce1">
            <text:p>1780781</text:p>
          </table:table-cell>
          <table:table-cell office:value-type="float" office:value="1783836" table:style-name="ce1">
            <text:p>1783836</text:p>
          </table:table-cell>
          <table:table-cell table:style-name="ce1"/>
          <table:table-cell office:value-type="float" office:value="1786027" table:style-name="ce1">
            <text:p>1786027</text:p>
          </table:table-cell>
          <table:table-cell office:value-type="float" office:value="1824512" table:style-name="ce1">
            <text:p>1824512</text:p>
          </table:table-cell>
          <table:table-cell office:value-type="float" office:value="1826024" table:style-name="ce1">
            <text:p>1826024</text:p>
          </table:table-cell>
          <table:table-cell table:style-name="ce1"/>
          <table:table-cell office:value-type="float" office:value="1828072" table:style-name="ce1">
            <text:p>1828072</text:p>
          </table:table-cell>
          <table:table-cell office:value-type="float" office:value="2230334" table:style-name="ce1">
            <text:p>2230334</text:p>
          </table:table-cell>
          <table:table-cell office:value-type="float" office:value="2232094" table:style-name="ce1">
            <text:p>2232094</text:p>
          </table:table-cell>
          <table:table-cell office:value-type="float" office:value="2234407" table:style-name="ce1">
            <text:p>2234407</text:p>
          </table:table-cell>
          <table:table-cell table:style-name="ce1"/>
          <table:table-cell office:value-type="float" office:value="2321860" table:style-name="ce1">
            <text:p>2321860</text:p>
          </table:table-cell>
          <table:table-cell office:value-type="float" office:value="2323123" table:style-name="ce1">
            <text:p>2323123</text:p>
          </table:table-cell>
          <table:table-cell office:value-type="float" office:value="2325295" table:style-name="ce1">
            <text:p>2325295</text:p>
          </table:table-cell>
          <table:table-cell table:style-name="ce1"/>
          <table:table-cell office:value-type="float" office:value="2401106" table:style-name="ce1">
            <text:p>2401106</text:p>
          </table:table-cell>
          <table:table-cell office:value-type="float" office:value="2402371" table:style-name="ce1">
            <text:p>2402371</text:p>
          </table:table-cell>
          <table:table-cell table:style-name="ce1"/>
          <table:table-cell office:value-type="float" office:value="2404581" table:style-name="ce1">
            <text:p>2404581</text:p>
          </table:table-cell>
          <table:table-cell office:value-type="float" office:value="2409294" table:style-name="ce1">
            <text:p>2409294</text:p>
          </table:table-cell>
          <table:table-cell office:value-type="float" office:value="2410556" table:style-name="ce1">
            <text:p>2410556</text:p>
          </table:table-cell>
          <table:table-cell office:value-type="float" office:value="2412860" table:style-name="ce1">
            <text:p>2412860</text:p>
          </table:table-cell>
          <table:table-cell table:style-name="ce1"/>
          <table:table-cell office:value-type="float" office:value="1687250" table:style-name="ce1">
            <text:p>1687250</text:p>
          </table:table-cell>
          <table:table-cell office:value-type="float" office:value="1688757" table:style-name="ce1">
            <text:p>1688757</text:p>
          </table:table-cell>
          <table:table-cell office:value-type="float" office:value="1691191" table:style-name="ce1">
            <text:p>1691191</text:p>
          </table:table-cell>
          <table:table-cell table:style-name="ce1"/>
          <table:table-cell office:value-type="float" office:value="2006328" table:style-name="ce1">
            <text:p>2006328</text:p>
          </table:table-cell>
          <table:table-cell office:value-type="float" office:value="2008457" table:style-name="ce1">
            <text:p>2008457</text:p>
          </table:table-cell>
          <table:table-cell table:style-name="ce1"/>
          <table:table-cell office:value-type="float" office:value="2010562" table:style-name="ce1">
            <text:p>2010562</text:p>
          </table:table-cell>
          <table:table-cell office:value-type="float" office:value="2309194" table:style-name="ce1">
            <text:p>2309194</text:p>
          </table:table-cell>
          <table:table-cell office:value-type="float" office:value="2311207" table:style-name="ce1">
            <text:p>2311207</text:p>
          </table:table-cell>
          <table:table-cell table:style-name="ce1"/>
          <table:table-cell office:value-type="float" office:value="2313388" table:style-name="ce1">
            <text:p>2313388</text:p>
          </table:table-cell>
          <table:table-cell office:value-type="float" office:value="2032219" table:style-name="ce1">
            <text:p>2032219</text:p>
          </table:table-cell>
          <table:table-cell office:value-type="float" office:value="2036238" table:style-name="ce1">
            <text:p>2036238</text:p>
          </table:table-cell>
          <table:table-cell office:value-type="float" office:value="2038398" table:style-name="ce1">
            <text:p>2038398</text:p>
          </table:table-cell>
          <table:table-cell table:style-name="ce1"/>
          <table:table-cell office:value-type="float" office:value="2298222" table:style-name="ce1">
            <text:p>2298222</text:p>
          </table:table-cell>
          <table:table-cell office:value-type="float" office:value="2301520" table:style-name="ce1">
            <text:p>2301520</text:p>
          </table:table-cell>
          <table:table-cell office:value-type="float" office:value="2303567" table:style-name="ce1">
            <text:p>2303567</text:p>
          </table:table-cell>
          <table:table-cell table:style-name="ce1"/>
          <table:table-cell office:value-type="float" office:value="2214467" table:style-name="ce1">
            <text:p>2214467</text:p>
          </table:table-cell>
          <table:table-cell office:value-type="float" office:value="2218368" table:style-name="ce1">
            <text:p>2218368</text:p>
          </table:table-cell>
          <table:table-cell office:value-type="float" office:value="2220993" table:style-name="ce1">
            <text:p>2220993</text:p>
          </table:table-cell>
          <table:table-cell table:style-name="ce1"/>
          <table:table-cell office:value-type="float" office:value="1850855" table:style-name="ce1">
            <text:p>1850855</text:p>
          </table:table-cell>
          <table:table-cell office:value-type="float" office:value="1852579" table:style-name="ce1">
            <text:p>1852579</text:p>
          </table:table-cell>
          <table:table-cell office:value-type="float" office:value="1855353" table:style-name="ce1">
            <text:p>1855353</text:p>
          </table:table-cell>
          <table:table-cell table:style-name="ce1"/>
          <table:table-cell office:value-type="float" office:value="2145533" table:style-name="ce1">
            <text:p>2145533</text:p>
          </table:table-cell>
          <table:table-cell office:value-type="float" office:value="2146815" table:style-name="ce1">
            <text:p>2146815</text:p>
          </table:table-cell>
          <table:table-cell office:value-type="float" office:value="2149666" table:style-name="ce1">
            <text:p>2149666</text:p>
          </table:table-cell>
          <table:table-cell table:style-name="ce1"/>
          <table:table-cell office:value-type="float" office:value="1931479" table:style-name="ce1">
            <text:p>1931479</text:p>
          </table:table-cell>
          <table:table-cell office:value-type="float" office:value="1936518" table:style-name="ce1">
            <text:p>1936518</text:p>
          </table:table-cell>
          <table:table-cell office:value-type="float" office:value="1939647" table:style-name="ce1">
            <text:p>1939647</text:p>
          </table:table-cell>
          <table:table-cell table:style-name="ce1"/>
          <table:table-cell office:value-type="float" office:value="2246254" table:style-name="ce1">
            <text:p>2246254</text:p>
          </table:table-cell>
          <table:table-cell office:value-type="float" office:value="2249051" table:style-name="ce1">
            <text:p>2249051</text:p>
          </table:table-cell>
          <table:table-cell office:value-type="float" office:value="2251307" table:style-name="ce1">
            <text:p>2251307</text:p>
          </table:table-cell>
          <table:table-cell table:style-name="ce1"/>
          <table:table-cell office:value-type="float" office:value="1950412" table:style-name="ce1">
            <text:p>1950412</text:p>
          </table:table-cell>
          <table:table-cell office:value-type="float" office:value="1996377" table:style-name="ce1">
            <text:p>1996377</text:p>
          </table:table-cell>
          <table:table-cell office:value-type="float" office:value="2000112" table:style-name="ce1">
            <text:p>2000112</text:p>
          </table:table-cell>
          <table:table-cell table:style-name="ce1"/>
          <table:table-cell office:value-type="float" office:value="1617596" table:style-name="ce1">
            <text:p>1617596</text:p>
          </table:table-cell>
          <table:table-cell office:value-type="float" office:value="1620575" table:style-name="ce1">
            <text:p>1620575</text:p>
          </table:table-cell>
          <table:table-cell office:value-type="float" office:value="1624531" table:style-name="ce1">
            <text:p>1624531</text:p>
          </table:table-cell>
          <table:table-cell table:style-name="ce1"/>
          <table:table-cell office:value-type="float" office:value="1917665" table:style-name="ce1">
            <text:p>1917665</text:p>
          </table:table-cell>
          <table:table-cell office:value-type="float" office:value="1920015" table:style-name="ce1">
            <text:p>1920015</text:p>
          </table:table-cell>
          <table:table-cell table:style-name="ce1"/>
          <table:table-cell office:value-type="float" office:value="1921914" table:style-name="ce1">
            <text:p>1921914</text:p>
          </table:table-cell>
          <table:table-cell office:value-type="float" office:value="2392040" table:style-name="ce1">
            <text:p>2392040</text:p>
          </table:table-cell>
          <table:table-cell office:value-type="float" office:value="2393277" table:style-name="ce1">
            <text:p>2393277</text:p>
          </table:table-cell>
          <table:table-cell office:value-type="float" office:value="2395400" table:style-name="ce1">
            <text:p>2395400</text:p>
          </table:table-cell>
          <table:table-cell table:style-name="ce1"/>
          <table:table-cell office:value-type="float" office:value="1797452" table:style-name="ce1">
            <text:p>1797452</text:p>
          </table:table-cell>
          <table:table-cell office:value-type="float" office:value="1801123" table:style-name="ce1">
            <text:p>1801123</text:p>
          </table:table-cell>
          <table:table-cell office:value-type="float" office:value="1803764" table:style-name="ce1">
            <text:p>1803764</text:p>
          </table:table-cell>
          <table:table-cell table:style-name="ce1"/>
          <table:table-cell office:value-type="float" office:value="2278355" table:style-name="ce1">
            <text:p>2278355</text:p>
          </table:table-cell>
          <table:table-cell office:value-type="float" office:value="2279802" table:style-name="ce1">
            <text:p>2279802</text:p>
          </table:table-cell>
          <table:table-cell office:value-type="float" office:value="2282676" table:style-name="ce1">
            <text:p>2282676</text:p>
          </table:table-cell>
          <table:table-cell table:style-name="ce1"/>
          <table:table-cell office:value-type="float" office:value="2289522" table:style-name="ce1">
            <text:p>2289522</text:p>
          </table:table-cell>
          <table:table-cell office:value-type="float" office:value="2290265" table:style-name="ce1">
            <text:p>2290265</text:p>
          </table:table-cell>
          <table:table-cell office:value-type="float" office:value="2292216" table:style-name="ce1">
            <text:p>2292216</text:p>
          </table:table-cell>
          <table:table-cell table:style-name="ce1"/>
          <table:table-cell office:value-type="float" office:value="2018062" table:style-name="ce1">
            <text:p>2018062</text:p>
          </table:table-cell>
          <table:table-cell office:value-type="float" office:value="2020964" table:style-name="ce1">
            <text:p>2020964</text:p>
          </table:table-cell>
          <table:table-cell office:value-type="float" office:value="2022896" table:style-name="ce1">
            <text:p>2022896</text:p>
          </table:table-cell>
          <table:table-cell table:style-name="ce1"/>
          <table:table-cell office:value-type="float" office:value="1633378" table:style-name="ce1">
            <text:p>1633378</text:p>
          </table:table-cell>
          <table:table-cell office:value-type="float" office:value="1635272" table:style-name="ce1">
            <text:p>1635272</text:p>
          </table:table-cell>
          <table:table-cell table:style-name="ce1"/>
          <table:table-cell office:value-type="float" office:value="1637573" table:style-name="ce1">
            <text:p>1637573</text:p>
          </table:table-cell>
          <table:table-cell office:value-type="float" office:value="1738219" table:style-name="ce1">
            <text:p>1738219</text:p>
          </table:table-cell>
          <table:table-cell office:value-type="float" office:value="1740617" table:style-name="ce1">
            <text:p>1740617</text:p>
          </table:table-cell>
          <table:table-cell office:value-type="float" office:value="1742733" table:style-name="ce1">
            <text:p>1742733</text:p>
          </table:table-cell>
          <table:table-cell table:style-name="ce1"/>
          <table:table-cell office:value-type="float" office:value="1894096" table:style-name="ce1">
            <text:p>1894096</text:p>
          </table:table-cell>
          <table:table-cell office:value-type="float" office:value="1896298" table:style-name="ce1">
            <text:p>1896298</text:p>
          </table:table-cell>
          <table:table-cell table:style-name="ce1"/>
          <table:table-cell office:value-type="float" office:value="1899003" table:style-name="ce1">
            <text:p>1899003</text:p>
          </table:table-cell>
          <table:table-cell office:value-type="float" office:value="2441671" table:style-name="ce1">
            <text:p>2441671</text:p>
          </table:table-cell>
          <table:table-cell office:value-type="float" office:value="2444016" table:style-name="ce1">
            <text:p>2444016</text:p>
          </table:table-cell>
          <table:table-cell table:style-name="ce1"/>
          <table:table-cell office:value-type="float" office:value="2446269" table:style-name="ce1">
            <text:p>2446269</text:p>
          </table:table-cell>
          <table:table-cell office:value-type="float" office:value="2136003" table:style-name="ce1">
            <text:p>2136003</text:p>
          </table:table-cell>
          <table:table-cell office:value-type="float" office:value="2137731" table:style-name="ce1">
            <text:p>2137731</text:p>
          </table:table-cell>
          <table:table-cell table:style-name="ce1"/>
          <table:table-cell office:value-type="float" office:value="2139786" table:style-name="ce1">
            <text:p>2139786</text:p>
          </table:table-cell>
          <table:table-cell office:value-type="float" office:value="2190989" table:style-name="ce1">
            <text:p>2190989</text:p>
          </table:table-cell>
          <table:table-cell office:value-type="float" office:value="2192904" table:style-name="ce1">
            <text:p>2192904</text:p>
          </table:table-cell>
          <table:table-cell table:style-name="ce1"/>
          <table:table-cell office:value-type="float" office:value="2195454" table:style-name="ce1">
            <text:p>2195454</text:p>
          </table:table-cell>
          <table:table-cell office:value-type="float" office:value="1579958" table:style-name="ce1">
            <text:p>1579958</text:p>
          </table:table-cell>
          <table:table-cell office:value-type="float" office:value="1587782" table:style-name="ce1">
            <text:p>1587782</text:p>
          </table:table-cell>
          <table:table-cell table:style-name="ce1"/>
          <table:table-cell office:value-type="float" office:value="1608821" table:style-name="ce1">
            <text:p>1608821</text:p>
          </table:table-cell>
          <table:table-cell office:value-type="float" office:value="2044086" table:style-name="ce1">
            <text:p>2044086</text:p>
          </table:table-cell>
          <table:table-cell office:value-type="float" office:value="2045580" table:style-name="ce1">
            <text:p>2045580</text:p>
          </table:table-cell>
          <table:table-cell office:value-type="float" office:value="2049825" table:style-name="ce1">
            <text:p>2049825</text:p>
          </table:table-cell>
          <table:table-cell table:style-name="ce1"/>
          <table:table-cell office:value-type="float" office:value="2203034" table:style-name="ce1">
            <text:p>2203034</text:p>
          </table:table-cell>
          <table:table-cell office:value-type="float" office:value="2204871" table:style-name="ce1">
            <text:p>2204871</text:p>
          </table:table-cell>
          <table:table-cell office:value-type="float" office:value="2207711" table:style-name="ce1">
            <text:p>2207711</text:p>
          </table:table-cell>
          <table:table-cell table:style-name="ce1"/>
          <table:table-cell office:value-type="float" office:value="2433368" table:style-name="ce1">
            <text:p>2433368</text:p>
          </table:table-cell>
          <table:table-cell office:value-type="float" office:value="2434382" table:style-name="ce1">
            <text:p>2434382</text:p>
          </table:table-cell>
          <table:table-cell office:value-type="float" office:value="2436329" table:style-name="ce1">
            <text:p>2436329</text:p>
          </table:table-cell>
          <table:table-cell table:style-name="ce1"/>
          <table:table-cell office:value-type="float" office:value="1510589" table:style-name="ce1">
            <text:p>1510589</text:p>
          </table:table-cell>
          <table:table-cell office:value-type="float" office:value="1545473" table:style-name="ce1">
            <text:p>1545473</text:p>
          </table:table-cell>
          <table:table-cell office:value-type="float" office:value="1558465" table:style-name="ce1">
            <text:p>1558465</text:p>
          </table:table-cell>
          <table:table-cell table:style-name="ce1"/>
          <table:table-cell office:value-type="float" office:value="1906357" table:style-name="ce1">
            <text:p>1906357</text:p>
          </table:table-cell>
          <table:table-cell office:value-type="float" office:value="1908119" table:style-name="ce1">
            <text:p>1908119</text:p>
          </table:table-cell>
          <table:table-cell table:style-name="ce1"/>
          <table:table-cell office:value-type="float" office:value="1910170" table:style-name="ce1">
            <text:p>1910170</text:p>
          </table:table-cell>
          <table:table-cell office:value-type="float" office:value="1709499" table:style-name="ce1">
            <text:p>1709499</text:p>
          </table:table-cell>
          <table:table-cell office:value-type="float" office:value="1711597" table:style-name="ce1">
            <text:p>1711597</text:p>
          </table:table-cell>
          <table:table-cell table:style-name="ce1"/>
          <table:table-cell office:value-type="float" office:value="1714105" table:style-name="ce1">
            <text:p>1714105</text:p>
          </table:table-cell>
          <table:table-cell office:value-type="float" office:value="2178482" table:style-name="ce1">
            <text:p>2178482</text:p>
          </table:table-cell>
          <table:table-cell office:value-type="float" office:value="2180540" table:style-name="ce1">
            <text:p>2180540</text:p>
          </table:table-cell>
          <table:table-cell office:value-type="float" office:value="2182642" table:style-name="ce1">
            <text:p>2182642</text:p>
          </table:table-cell>
          <table:table-cell table:style-name="ce1"/>
          <table:table-cell office:value-type="float" office:value="2258617" table:style-name="ce1">
            <text:p>2258617</text:p>
          </table:table-cell>
          <table:table-cell office:value-type="float" office:value="2260356" table:style-name="ce1">
            <text:p>2260356</text:p>
          </table:table-cell>
          <table:table-cell table:style-name="ce1"/>
          <table:table-cell office:value-type="float" office:value="2262858" table:style-name="ce1">
            <text:p>2262858</text:p>
          </table:table-cell>
          <table:table-cell office:value-type="float" office:value="1836760" table:style-name="ce1">
            <text:p>1836760</text:p>
          </table:table-cell>
          <table:table-cell office:value-type="float" office:value="1838809" table:style-name="ce1">
            <text:p>1838809</text:p>
          </table:table-cell>
          <table:table-cell table:style-name="ce1"/>
          <table:table-cell office:value-type="float" office:value="1841418" table:style-name="ce1">
            <text:p>1841418</text:p>
          </table:table-cell>
          <table:table-cell office:value-type="float" office:value="2269338" table:style-name="ce1">
            <text:p>2269338</text:p>
          </table:table-cell>
          <table:table-cell office:value-type="float" office:value="2270196" table:style-name="ce1">
            <text:p>2270196</text:p>
          </table:table-cell>
          <table:table-cell office:value-type="float" office:value="2272184" table:style-name="ce1">
            <text:p>2272184</text:p>
          </table:table-cell>
          <table:table-cell table:style-name="ce1"/>
          <table:table-cell office:value-type="float" office:value="1751667" table:style-name="ce1">
            <text:p>1751667</text:p>
          </table:table-cell>
          <table:table-cell office:value-type="float" office:value="1753475" table:style-name="ce1">
            <text:p>1753475</text:p>
          </table:table-cell>
          <table:table-cell office:value-type="float" office:value="1755708" table:style-name="ce1">
            <text:p>1755708</text:p>
          </table:table-cell>
          <table:table-cell table:style-name="ce1"/>
          <table:table-cell office:value-type="float" office:value="2058135" table:style-name="ce1">
            <text:p>2058135</text:p>
          </table:table-cell>
          <table:table-cell office:value-type="float" office:value="2060573" table:style-name="ce1">
            <text:p>2060573</text:p>
          </table:table-cell>
          <table:table-cell office:value-type="float" office:value="2067016" table:style-name="ce1">
            <text:p>2067016</text:p>
          </table:table-cell>
          <table:table-cell table:style-name="ce1"/>
          <table:table-cell office:value-type="float" office:value="1762847" table:style-name="ce1">
            <text:p>1762847</text:p>
          </table:table-cell>
          <table:table-cell office:value-type="float" office:value="1771172" table:style-name="ce1">
            <text:p>1771172</text:p>
          </table:table-cell>
          <table:table-cell office:value-type="float" office:value="1775089" table:style-name="ce1">
            <text:p>1775089</text:p>
          </table:table-cell>
          <table:table-cell table:style-name="ce1"/>
          <table:table-cell office:value-type="float" office:value="1646522" table:style-name="ce1">
            <text:p>1646522</text:p>
          </table:table-cell>
          <table:table-cell office:value-type="float" office:value="1648537" table:style-name="ce1">
            <text:p>1648537</text:p>
          </table:table-cell>
          <table:table-cell table:style-name="ce1"/>
          <table:table-cell office:value-type="float" office:value="1650944" table:style-name="ce1">
            <text:p>1650944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9_101505_M06509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08:54:47</text:p>
          </table:table-cell>
          <table:table-cell office:value-type="string" table:style-name="ce1">
            <text:p>2020-11-19_09:54:47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Grégoire B</text:p>
          </table:table-cell>
          <table:table-cell office:value-type="string" table:style-name="ce1">
            <text:p>M0650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K4AQsQAS7RvjkjFe</text:p>
          </table:table-cell>
          <table:table-cell office:value-type="string" table:style-name="ce1">
            <text:p>https://www.testable.org/experiment/4303/294929/start?participant=M065096</text:p>
          </table:table-cell>
          <table:table-cell office:value-type="float" office:value="4822191" table:style-name="ce1">
            <text:p>4822191</text:p>
          </table:table-cell>
          <table:table-cell office:value-type="float" office:value="80.36985" table:style-name="ce1">
            <text:p>80,36985</text:p>
          </table:table-cell>
          <table:table-cell office:value-type="float" office:value="1495163" table:style-name="ce1">
            <text:p>1495163</text:p>
          </table:table-cell>
          <table:table-cell office:value-type="float" office:value="835873" table:style-name="ce1">
            <text:p>835873</text:p>
          </table:table-cell>
          <table:table-cell office:value-type="float" office:value="926950" table:style-name="ce1">
            <text:p>926950</text:p>
          </table:table-cell>
          <table:table-cell office:value-type="float" office:value="684291" table:style-name="ce1">
            <text:p>684291</text:p>
          </table:table-cell>
          <table:table-cell office:value-type="float" office:value="570438" table:style-name="ce1">
            <text:p>570438</text:p>
          </table:table-cell>
          <table:table-cell office:value-type="float" office:value="757022" table:style-name="ce1">
            <text:p>757022</text:p>
          </table:table-cell>
          <table:table-cell office:value-type="float" office:value="1425358" table:style-name="ce1">
            <text:p>1425358</text:p>
          </table:table-cell>
          <table:table-cell office:value-type="float" office:value="1111283" table:style-name="ce1">
            <text:p>1111283</text:p>
          </table:table-cell>
          <table:table-cell office:value-type="float" office:value="1037284" table:style-name="ce1">
            <text:p>1037284</text:p>
          </table:table-cell>
          <table:table-cell office:value-type="float" office:value="1304095" table:style-name="ce1">
            <text:p>1304095</text:p>
          </table:table-cell>
          <table:table-cell office:value-type="float" office:value="504344" table:style-name="ce1">
            <text:p>504344</text:p>
          </table:table-cell>
          <table:table-cell office:value-type="float" office:value="1181086" table:style-name="ce1">
            <text:p>1181086</text:p>
          </table:table-cell>
          <table:table-cell office:value-type="float" office:value="4159939" table:style-name="ce1">
            <text:p>4159939</text:p>
          </table:table-cell>
          <table:table-cell office:value-type="float" office:value="4162526" table:style-name="ce1">
            <text:p>4162526</text:p>
          </table:table-cell>
          <table:table-cell office:value-type="float" office:value="4166246" table:style-name="ce1">
            <text:p>4166246</text:p>
          </table:table-cell>
          <table:table-cell table:style-name="ce1"/>
          <table:table-cell office:value-type="float" office:value="3851774" table:style-name="ce1">
            <text:p>3851774</text:p>
          </table:table-cell>
          <table:table-cell office:value-type="float" office:value="3853236" table:style-name="ce1">
            <text:p>3853236</text:p>
          </table:table-cell>
          <table:table-cell table:style-name="ce1"/>
          <table:table-cell office:value-type="float" office:value="3860271" table:style-name="ce1">
            <text:p>3860271</text:p>
          </table:table-cell>
          <table:table-cell office:value-type="float" office:value="3243763" table:style-name="ce1">
            <text:p>3243763</text:p>
          </table:table-cell>
          <table:table-cell office:value-type="float" office:value="3246769" table:style-name="ce1">
            <text:p>3246769</text:p>
          </table:table-cell>
          <table:table-cell table:style-name="ce1"/>
          <table:table-cell office:value-type="float" office:value="3258018" table:style-name="ce1">
            <text:p>3258018</text:p>
          </table:table-cell>
          <table:table-cell office:value-type="float" office:value="3706395" table:style-name="ce1">
            <text:p>3706395</text:p>
          </table:table-cell>
          <table:table-cell office:value-type="float" office:value="3709366" table:style-name="ce1">
            <text:p>3709366</text:p>
          </table:table-cell>
          <table:table-cell table:style-name="ce1"/>
          <table:table-cell office:value-type="float" office:value="3714804" table:style-name="ce1">
            <text:p>3714804</text:p>
          </table:table-cell>
          <table:table-cell office:value-type="float" office:value="4044051" table:style-name="ce1">
            <text:p>4044051</text:p>
          </table:table-cell>
          <table:table-cell office:value-type="float" office:value="4049787" table:style-name="ce1">
            <text:p>4049787</text:p>
          </table:table-cell>
          <table:table-cell office:value-type="float" office:value="4057164" table:style-name="ce1">
            <text:p>4057164</text:p>
          </table:table-cell>
          <table:table-cell table:style-name="ce1"/>
          <table:table-cell office:value-type="float" office:value="3750367" table:style-name="ce1">
            <text:p>3750367</text:p>
          </table:table-cell>
          <table:table-cell office:value-type="float" office:value="3751691" table:style-name="ce1">
            <text:p>3751691</text:p>
          </table:table-cell>
          <table:table-cell table:style-name="ce1"/>
          <table:table-cell office:value-type="float" office:value="3756475" table:style-name="ce1">
            <text:p>3756475</text:p>
          </table:table-cell>
          <table:table-cell office:value-type="float" office:value="4098751" table:style-name="ce1">
            <text:p>4098751</text:p>
          </table:table-cell>
          <table:table-cell office:value-type="float" office:value="4101201" table:style-name="ce1">
            <text:p>4101201</text:p>
          </table:table-cell>
          <table:table-cell table:style-name="ce1"/>
          <table:table-cell office:value-type="float" office:value="4105411" table:style-name="ce1">
            <text:p>4105411</text:p>
          </table:table-cell>
          <table:table-cell office:value-type="float" office:value="4179171" table:style-name="ce1">
            <text:p>4179171</text:p>
          </table:table-cell>
          <table:table-cell office:value-type="float" office:value="4180196" table:style-name="ce1">
            <text:p>4180196</text:p>
          </table:table-cell>
          <table:table-cell table:style-name="ce1"/>
          <table:table-cell office:value-type="float" office:value="4182593" table:style-name="ce1">
            <text:p>4182593</text:p>
          </table:table-cell>
          <table:table-cell office:value-type="float" office:value="3482003" table:style-name="ce1">
            <text:p>3482003</text:p>
          </table:table-cell>
          <table:table-cell office:value-type="float" office:value="3484785" table:style-name="ce1">
            <text:p>3484785</text:p>
          </table:table-cell>
          <table:table-cell table:style-name="ce1"/>
          <table:table-cell office:value-type="float" office:value="3488595" table:style-name="ce1">
            <text:p>3488595</text:p>
          </table:table-cell>
          <table:table-cell office:value-type="float" office:value="3891740" table:style-name="ce1">
            <text:p>3891740</text:p>
          </table:table-cell>
          <table:table-cell office:value-type="float" office:value="3893300" table:style-name="ce1">
            <text:p>3893300</text:p>
          </table:table-cell>
          <table:table-cell table:style-name="ce1"/>
          <table:table-cell office:value-type="float" office:value="3897430" table:style-name="ce1">
            <text:p>3897430</text:p>
          </table:table-cell>
          <table:table-cell office:value-type="float" office:value="3519593" table:style-name="ce1">
            <text:p>3519593</text:p>
          </table:table-cell>
          <table:table-cell office:value-type="float" office:value="3523033" table:style-name="ce1">
            <text:p>3523033</text:p>
          </table:table-cell>
          <table:table-cell table:style-name="ce1"/>
          <table:table-cell office:value-type="float" office:value="3539081" table:style-name="ce1">
            <text:p>3539081</text:p>
          </table:table-cell>
          <table:table-cell office:value-type="float" office:value="3556313" table:style-name="ce1">
            <text:p>3556313</text:p>
          </table:table-cell>
          <table:table-cell office:value-type="float" office:value="3558273" table:style-name="ce1">
            <text:p>3558273</text:p>
          </table:table-cell>
          <table:table-cell office:value-type="float" office:value="3561456" table:style-name="ce1">
            <text:p>3561456</text:p>
          </table:table-cell>
          <table:table-cell table:style-name="ce1"/>
          <table:table-cell office:value-type="float" office:value="3103717" table:style-name="ce1">
            <text:p>3103717</text:p>
          </table:table-cell>
          <table:table-cell office:value-type="float" office:value="3106110" table:style-name="ce1">
            <text:p>3106110</text:p>
          </table:table-cell>
          <table:table-cell office:value-type="float" office:value="3113559" table:style-name="ce1">
            <text:p>3113559</text:p>
          </table:table-cell>
          <table:table-cell table:style-name="ce1"/>
          <table:table-cell office:value-type="float" office:value="3600178" table:style-name="ce1">
            <text:p>3600178</text:p>
          </table:table-cell>
          <table:table-cell office:value-type="float" office:value="3617614" table:style-name="ce1">
            <text:p>3617614</text:p>
          </table:table-cell>
          <table:table-cell table:style-name="ce1"/>
          <table:table-cell office:value-type="float" office:value="3621270" table:style-name="ce1">
            <text:p>3621270</text:p>
          </table:table-cell>
          <table:table-cell office:value-type="float" office:value="4667198" table:style-name="ce1">
            <text:p>4667198</text:p>
          </table:table-cell>
          <table:table-cell office:value-type="float" office:value="4737050" table:style-name="ce1">
            <text:p>4737050</text:p>
          </table:table-cell>
          <table:table-cell table:style-name="ce1"/>
          <table:table-cell office:value-type="float" office:value="4739945" table:style-name="ce1">
            <text:p>4739945</text:p>
          </table:table-cell>
          <table:table-cell office:value-type="float" office:value="3346810" table:style-name="ce1">
            <text:p>3346810</text:p>
          </table:table-cell>
          <table:table-cell office:value-type="float" office:value="3349319" table:style-name="ce1">
            <text:p>3349319</text:p>
          </table:table-cell>
          <table:table-cell table:style-name="ce1"/>
          <table:table-cell office:value-type="float" office:value="3358704" table:style-name="ce1">
            <text:p>3358704</text:p>
          </table:table-cell>
          <table:table-cell office:value-type="float" office:value="4382469" table:style-name="ce1">
            <text:p>4382469</text:p>
          </table:table-cell>
          <table:table-cell office:value-type="float" office:value="4384694" table:style-name="ce1">
            <text:p>4384694</text:p>
          </table:table-cell>
          <table:table-cell table:style-name="ce1"/>
          <table:table-cell office:value-type="float" office:value="4388446" table:style-name="ce1">
            <text:p>4388446</text:p>
          </table:table-cell>
          <table:table-cell office:value-type="float" office:value="4491424" table:style-name="ce1">
            <text:p>4491424</text:p>
          </table:table-cell>
          <table:table-cell office:value-type="float" office:value="4492992" table:style-name="ce1">
            <text:p>4492992</text:p>
          </table:table-cell>
          <table:table-cell table:style-name="ce1"/>
          <table:table-cell office:value-type="float" office:value="4496834" table:style-name="ce1">
            <text:p>4496834</text:p>
          </table:table-cell>
          <table:table-cell office:value-type="float" office:value="3139091" table:style-name="ce1">
            <text:p>3139091</text:p>
          </table:table-cell>
          <table:table-cell office:value-type="float" office:value="3142269" table:style-name="ce1">
            <text:p>3142269</text:p>
          </table:table-cell>
          <table:table-cell table:style-name="ce1"/>
          <table:table-cell office:value-type="float" office:value="3154875" table:style-name="ce1">
            <text:p>3154875</text:p>
          </table:table-cell>
          <table:table-cell office:value-type="float" office:value="3423742" table:style-name="ce1">
            <text:p>3423742</text:p>
          </table:table-cell>
          <table:table-cell office:value-type="float" office:value="3449017" table:style-name="ce1">
            <text:p>3449017</text:p>
          </table:table-cell>
          <table:table-cell table:style-name="ce1"/>
          <table:table-cell office:value-type="float" office:value="3454548" table:style-name="ce1">
            <text:p>3454548</text:p>
          </table:table-cell>
          <table:table-cell office:value-type="float" office:value="3650258" table:style-name="ce1">
            <text:p>3650258</text:p>
          </table:table-cell>
          <table:table-cell office:value-type="float" office:value="3653138" table:style-name="ce1">
            <text:p>3653138</text:p>
          </table:table-cell>
          <table:table-cell table:style-name="ce1"/>
          <table:table-cell office:value-type="float" office:value="3657651" table:style-name="ce1">
            <text:p>3657651</text:p>
          </table:table-cell>
          <table:table-cell office:value-type="float" office:value="2973839" table:style-name="ce1">
            <text:p>2973839</text:p>
          </table:table-cell>
          <table:table-cell office:value-type="float" office:value="2977566" table:style-name="ce1">
            <text:p>2977566</text:p>
          </table:table-cell>
          <table:table-cell table:style-name="ce1"/>
          <table:table-cell office:value-type="float" office:value="2988741" table:style-name="ce1">
            <text:p>2988741</text:p>
          </table:table-cell>
          <table:table-cell office:value-type="float" office:value="4265237" table:style-name="ce1">
            <text:p>4265237</text:p>
          </table:table-cell>
          <table:table-cell office:value-type="float" office:value="4267614" table:style-name="ce1">
            <text:p>4267614</text:p>
          </table:table-cell>
          <table:table-cell office:value-type="float" office:value="4270958" table:style-name="ce1">
            <text:p>4270958</text:p>
          </table:table-cell>
          <table:table-cell table:style-name="ce1"/>
          <table:table-cell office:value-type="float" office:value="4202304" table:style-name="ce1">
            <text:p>4202304</text:p>
          </table:table-cell>
          <table:table-cell office:value-type="float" office:value="4213747" table:style-name="ce1">
            <text:p>4213747</text:p>
          </table:table-cell>
          <table:table-cell office:value-type="float" office:value="4216347" table:style-name="ce1">
            <text:p>4216347</text:p>
          </table:table-cell>
          <table:table-cell table:style-name="ce1"/>
          <table:table-cell office:value-type="float" office:value="3013035" table:style-name="ce1">
            <text:p>3013035</text:p>
          </table:table-cell>
          <table:table-cell office:value-type="float" office:value="3014761" table:style-name="ce1">
            <text:p>3014761</text:p>
          </table:table-cell>
          <table:table-cell office:value-type="float" office:value="3032325" table:style-name="ce1">
            <text:p>3032325</text:p>
          </table:table-cell>
          <table:table-cell table:style-name="ce1"/>
          <table:table-cell office:value-type="float" office:value="4072003" table:style-name="ce1">
            <text:p>4072003</text:p>
          </table:table-cell>
          <table:table-cell office:value-type="float" office:value="4075356" table:style-name="ce1">
            <text:p>4075356</text:p>
          </table:table-cell>
          <table:table-cell office:value-type="float" office:value="4078567" table:style-name="ce1">
            <text:p>4078567</text:p>
          </table:table-cell>
          <table:table-cell table:style-name="ce1"/>
          <table:table-cell office:value-type="float" office:value="3995311" table:style-name="ce1">
            <text:p>3995311</text:p>
          </table:table-cell>
          <table:table-cell office:value-type="float" office:value="3996722" table:style-name="ce1">
            <text:p>3996722</text:p>
          </table:table-cell>
          <table:table-cell table:style-name="ce1"/>
          <table:table-cell office:value-type="float" office:value="3999261" table:style-name="ce1">
            <text:p>3999261</text:p>
          </table:table-cell>
          <table:table-cell office:value-type="float" office:value="4808727" table:style-name="ce1">
            <text:p>4808727</text:p>
          </table:table-cell>
          <table:table-cell office:value-type="float" office:value="4809953" table:style-name="ce1">
            <text:p>4809953</text:p>
          </table:table-cell>
          <table:table-cell table:style-name="ce1"/>
          <table:table-cell office:value-type="float" office:value="4816095" table:style-name="ce1">
            <text:p>4816095</text:p>
          </table:table-cell>
          <table:table-cell office:value-type="float" office:value="4137158" table:style-name="ce1">
            <text:p>4137158</text:p>
          </table:table-cell>
          <table:table-cell office:value-type="float" office:value="4140010" table:style-name="ce1">
            <text:p>4140010</text:p>
          </table:table-cell>
          <table:table-cell table:style-name="ce1"/>
          <table:table-cell office:value-type="float" office:value="4144285" table:style-name="ce1">
            <text:p>4144285</text:p>
          </table:table-cell>
          <table:table-cell office:value-type="float" office:value="3288505" table:style-name="ce1">
            <text:p>3288505</text:p>
          </table:table-cell>
          <table:table-cell office:value-type="float" office:value="3291964" table:style-name="ce1">
            <text:p>3291964</text:p>
          </table:table-cell>
          <table:table-cell table:style-name="ce1"/>
          <table:table-cell office:value-type="float" office:value="3296873" table:style-name="ce1">
            <text:p>3296873</text:p>
          </table:table-cell>
          <table:table-cell office:value-type="float" office:value="3672968" table:style-name="ce1">
            <text:p>3672968</text:p>
          </table:table-cell>
          <table:table-cell office:value-type="float" office:value="3680743" table:style-name="ce1">
            <text:p>3680743</text:p>
          </table:table-cell>
          <table:table-cell office:value-type="float" office:value="3684404" table:style-name="ce1">
            <text:p>3684404</text:p>
          </table:table-cell>
          <table:table-cell table:style-name="ce1"/>
          <table:table-cell office:value-type="float" office:value="3962409" table:style-name="ce1">
            <text:p>3962409</text:p>
          </table:table-cell>
          <table:table-cell office:value-type="float" office:value="3969409" table:style-name="ce1">
            <text:p>3969409</text:p>
          </table:table-cell>
          <table:table-cell table:style-name="ce1"/>
          <table:table-cell office:value-type="float" office:value="3975584" table:style-name="ce1">
            <text:p>3975584</text:p>
          </table:table-cell>
          <table:table-cell office:value-type="float" office:value="3774662" table:style-name="ce1">
            <text:p>3774662</text:p>
          </table:table-cell>
          <table:table-cell office:value-type="float" office:value="3780327" table:style-name="ce1">
            <text:p>3780327</text:p>
          </table:table-cell>
          <table:table-cell table:style-name="ce1"/>
          <table:table-cell office:value-type="float" office:value="3784190" table:style-name="ce1">
            <text:p>3784190</text:p>
          </table:table-cell>
          <table:table-cell office:value-type="float" office:value="4509619" table:style-name="ce1">
            <text:p>4509619</text:p>
          </table:table-cell>
          <table:table-cell office:value-type="float" office:value="4511521" table:style-name="ce1">
            <text:p>4511521</text:p>
          </table:table-cell>
          <table:table-cell table:style-name="ce1"/>
          <table:table-cell office:value-type="float" office:value="4514727" table:style-name="ce1">
            <text:p>4514727</text:p>
          </table:table-cell>
          <table:table-cell office:value-type="float" office:value="4232251" table:style-name="ce1">
            <text:p>4232251</text:p>
          </table:table-cell>
          <table:table-cell office:value-type="float" office:value="4235400" table:style-name="ce1">
            <text:p>4235400</text:p>
          </table:table-cell>
          <table:table-cell office:value-type="float" office:value="4243415" table:style-name="ce1">
            <text:p>4243415</text:p>
          </table:table-cell>
          <table:table-cell table:style-name="ce1"/>
          <table:table-cell office:value-type="float" office:value="3057367" table:style-name="ce1">
            <text:p>3057367</text:p>
          </table:table-cell>
          <table:table-cell office:value-type="float" office:value="3058769" table:style-name="ce1">
            <text:p>3058769</text:p>
          </table:table-cell>
          <table:table-cell table:style-name="ce1"/>
          <table:table-cell office:value-type="float" office:value="3075551" table:style-name="ce1">
            <text:p>3075551</text:p>
          </table:table-cell>
          <table:table-cell office:value-type="float" office:value="3313096" table:style-name="ce1">
            <text:p>3313096</text:p>
          </table:table-cell>
          <table:table-cell office:value-type="float" office:value="3314861" table:style-name="ce1">
            <text:p>3314861</text:p>
          </table:table-cell>
          <table:table-cell office:value-type="float" office:value="3320501" table:style-name="ce1">
            <text:p>3320501</text:p>
          </table:table-cell>
          <table:table-cell table:style-name="ce1"/>
          <table:table-cell office:value-type="float" office:value="3380166" table:style-name="ce1">
            <text:p>3380166</text:p>
          </table:table-cell>
          <table:table-cell office:value-type="float" office:value="3383320" table:style-name="ce1">
            <text:p>3383320</text:p>
          </table:table-cell>
          <table:table-cell office:value-type="float" office:value="3386578" table:style-name="ce1">
            <text:p>3386578</text:p>
          </table:table-cell>
          <table:table-cell table:style-name="ce1"/>
          <table:table-cell office:value-type="float" office:value="3581264" table:style-name="ce1">
            <text:p>3581264</text:p>
          </table:table-cell>
          <table:table-cell office:value-type="float" office:value="3583664" table:style-name="ce1">
            <text:p>3583664</text:p>
          </table:table-cell>
          <table:table-cell office:value-type="float" office:value="3587192" table:style-name="ce1">
            <text:p>3587192</text:p>
          </table:table-cell>
          <table:table-cell table:style-name="ce1"/>
          <table:table-cell office:value-type="float" office:value="4473163" table:style-name="ce1">
            <text:p>4473163</text:p>
          </table:table-cell>
          <table:table-cell office:value-type="float" office:value="4475322" table:style-name="ce1">
            <text:p>4475322</text:p>
          </table:table-cell>
          <table:table-cell office:value-type="float" office:value="4478514" table:style-name="ce1">
            <text:p>4478514</text:p>
          </table:table-cell>
          <table:table-cell table:style-name="ce1"/>
          <table:table-cell office:value-type="float" office:value="3910575" table:style-name="ce1">
            <text:p>3910575</text:p>
          </table:table-cell>
          <table:table-cell office:value-type="float" office:value="3936078" table:style-name="ce1">
            <text:p>3936078</text:p>
          </table:table-cell>
          <table:table-cell table:style-name="ce1"/>
          <table:table-cell office:value-type="float" office:value="3942855" table:style-name="ce1">
            <text:p>3942855</text:p>
          </table:table-cell>
          <table:table-cell office:value-type="float" office:value="4301183" table:style-name="ce1">
            <text:p>4301183</text:p>
          </table:table-cell>
          <table:table-cell office:value-type="float" office:value="4302587" table:style-name="ce1">
            <text:p>4302587</text:p>
          </table:table-cell>
          <table:table-cell table:style-name="ce1"/>
          <table:table-cell office:value-type="float" office:value="4307473" table:style-name="ce1">
            <text:p>4307473</text:p>
          </table:table-cell>
          <table:table-cell office:value-type="float" office:value="4010453" table:style-name="ce1">
            <text:p>4010453</text:p>
          </table:table-cell>
          <table:table-cell office:value-type="float" office:value="4012661" table:style-name="ce1">
            <text:p>4012661</text:p>
          </table:table-cell>
          <table:table-cell table:style-name="ce1"/>
          <table:table-cell office:value-type="float" office:value="4020738" table:style-name="ce1">
            <text:p>4020738</text:p>
          </table:table-cell>
          <table:table-cell office:value-type="float" office:value="3203537" table:style-name="ce1">
            <text:p>3203537</text:p>
          </table:table-cell>
          <table:table-cell office:value-type="float" office:value="3205708" table:style-name="ce1">
            <text:p>3205708</text:p>
          </table:table-cell>
          <table:table-cell table:style-name="ce1"/>
          <table:table-cell office:value-type="float" office:value="3211101" table:style-name="ce1">
            <text:p>3211101</text:p>
          </table:table-cell>
          <table:table-cell office:value-type="float" office:value="4583995" table:style-name="ce1">
            <text:p>4583995</text:p>
          </table:table-cell>
          <table:table-cell office:value-type="float" office:value="4649542" table:style-name="ce1">
            <text:p>4649542</text:p>
          </table:table-cell>
          <table:table-cell table:style-name="ce1"/>
          <table:table-cell office:value-type="float" office:value="4654002" table:style-name="ce1">
            <text:p>4654002</text:p>
          </table:table-cell>
          <table:table-cell office:value-type="float" office:value="3830055" table:style-name="ce1">
            <text:p>3830055</text:p>
          </table:table-cell>
          <table:table-cell office:value-type="float" office:value="3833500" table:style-name="ce1">
            <text:p>3833500</text:p>
          </table:table-cell>
          <table:table-cell office:value-type="float" office:value="3836618" table:style-name="ce1">
            <text:p>3836618</text:p>
          </table:table-cell>
          <table:table-cell table:style-name="ce1"/>
          <table:table-cell office:value-type="float" office:value="4785359" table:style-name="ce1">
            <text:p>4785359</text:p>
          </table:table-cell>
          <table:table-cell office:value-type="float" office:value="4790070" table:style-name="ce1">
            <text:p>4790070</text:p>
          </table:table-cell>
          <table:table-cell office:value-type="float" office:value="4797606" table:style-name="ce1">
            <text:p>4797606</text:p>
          </table:table-cell>
          <table:table-cell table:style-name="ce1"/>
          <table:table-cell office:value-type="float" office:value="4765965" table:style-name="ce1">
            <text:p>4765965</text:p>
          </table:table-cell>
          <table:table-cell office:value-type="float" office:value="4767837" table:style-name="ce1">
            <text:p>4767837</text:p>
          </table:table-cell>
          <table:table-cell office:value-type="float" office:value="4771831" table:style-name="ce1">
            <text:p>4771831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9_104144_M05049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09:52:04</text:p>
          </table:table-cell>
          <table:table-cell office:value-type="string" table:style-name="ce1">
            <text:p>2020-11-19_10:52:04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M050495</text:p>
          </table:table-cell>
          <table:table-cell office:value-type="string" table:style-name="ce1">
            <text:p>M0504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fT0PeVMfMiRJtR1</text:p>
          </table:table-cell>
          <table:table-cell office:value-type="string" table:style-name="ce1">
            <text:p>https://www.testable.org/experiment/4303/294929/start?participant=M050495</text:p>
          </table:table-cell>
          <table:table-cell office:value-type="float" office:value="2983680" table:style-name="ce1">
            <text:p>2983680</text:p>
          </table:table-cell>
          <table:table-cell office:value-type="float" office:value="49.728000000000002" table:style-name="ce1">
            <text:p>49,728</text:p>
          </table:table-cell>
          <table:table-cell office:value-type="float" office:value="256705" table:style-name="ce1">
            <text:p>256705</text:p>
          </table:table-cell>
          <table:table-cell office:value-type="float" office:value="959010" table:style-name="ce1">
            <text:p>959010</text:p>
          </table:table-cell>
          <table:table-cell office:value-type="float" office:value="722822" table:style-name="ce1">
            <text:p>722822</text:p>
          </table:table-cell>
          <table:table-cell office:value-type="float" office:value="599642" table:style-name="ce1">
            <text:p>599642</text:p>
          </table:table-cell>
          <table:table-cell office:value-type="float" office:value="769120" table:style-name="ce1">
            <text:p>769120</text:p>
          </table:table-cell>
          <table:table-cell office:value-type="float" office:value="545668" table:style-name="ce1">
            <text:p>545668</text:p>
          </table:table-cell>
          <table:table-cell office:value-type="float" office:value="498785" table:style-name="ce1">
            <text:p>498785</text:p>
          </table:table-cell>
          <table:table-cell office:value-type="float" office:value="406503" table:style-name="ce1">
            <text:p>406503</text:p>
          </table:table-cell>
          <table:table-cell office:value-type="float" office:value="333647" table:style-name="ce1">
            <text:p>333647</text:p>
          </table:table-cell>
          <table:table-cell office:value-type="float" office:value="915289" table:style-name="ce1">
            <text:p>915289</text:p>
          </table:table-cell>
          <table:table-cell office:value-type="float" office:value="659296" table:style-name="ce1">
            <text:p>659296</text:p>
          </table:table-cell>
          <table:table-cell office:value-type="float" office:value="847951" table:style-name="ce1">
            <text:p>847951</text:p>
          </table:table-cell>
          <table:table-cell table:number-columns-repeated="192" table:style-name="ce1"/>
          <table:table-cell office:value-type="float" office:value="2842670" table:style-name="ce1">
            <text:p>2842670</text:p>
          </table:table-cell>
          <table:table-cell office:value-type="float" office:value="2844160" table:style-name="ce1">
            <text:p>2844160</text:p>
          </table:table-cell>
          <table:table-cell table:style-name="ce1"/>
          <table:table-cell office:value-type="float" office:value="2848154" table:style-name="ce1">
            <text:p>2848154</text:p>
          </table:table-cell>
          <table:table-cell office:value-type="float" office:value="2926667" table:style-name="ce1">
            <text:p>2926667</text:p>
          </table:table-cell>
          <table:table-cell office:value-type="float" office:value="2927854" table:style-name="ce1">
            <text:p>2927854</text:p>
          </table:table-cell>
          <table:table-cell office:value-type="float" office:value="2930592" table:style-name="ce1">
            <text:p>2930592</text:p>
          </table:table-cell>
          <table:table-cell table:style-name="ce1"/>
          <table:table-cell office:value-type="float" office:value="2270956" table:style-name="ce1">
            <text:p>2270956</text:p>
          </table:table-cell>
          <table:table-cell office:value-type="float" office:value="2273734" table:style-name="ce1">
            <text:p>2273734</text:p>
          </table:table-cell>
          <table:table-cell office:value-type="float" office:value="2278191" table:style-name="ce1">
            <text:p>2278191</text:p>
          </table:table-cell>
          <table:table-cell table:style-name="ce1"/>
          <table:table-cell office:value-type="float" office:value="2249687" table:style-name="ce1">
            <text:p>2249687</text:p>
          </table:table-cell>
          <table:table-cell office:value-type="float" office:value="2254080" table:style-name="ce1">
            <text:p>2254080</text:p>
          </table:table-cell>
          <table:table-cell table:style-name="ce1"/>
          <table:table-cell office:value-type="float" office:value="2259012" table:style-name="ce1">
            <text:p>2259012</text:p>
          </table:table-cell>
          <table:table-cell office:value-type="float" office:value="2822248" table:style-name="ce1">
            <text:p>2822248</text:p>
          </table:table-cell>
          <table:table-cell office:value-type="float" office:value="2825272" table:style-name="ce1">
            <text:p>2825272</text:p>
          </table:table-cell>
          <table:table-cell table:style-name="ce1"/>
          <table:table-cell office:value-type="float" office:value="2828754" table:style-name="ce1">
            <text:p>2828754</text:p>
          </table:table-cell>
          <table:table-cell office:value-type="float" office:value="2770117" table:style-name="ce1">
            <text:p>2770117</text:p>
          </table:table-cell>
          <table:table-cell office:value-type="float" office:value="2771316" table:style-name="ce1">
            <text:p>2771316</text:p>
          </table:table-cell>
          <table:table-cell office:value-type="float" office:value="2777215" table:style-name="ce1">
            <text:p>2777215</text:p>
          </table:table-cell>
          <table:table-cell table:style-name="ce1"/>
          <table:table-cell office:value-type="float" office:value="2499858" table:style-name="ce1">
            <text:p>2499858</text:p>
          </table:table-cell>
          <table:table-cell office:value-type="float" office:value="2503141" table:style-name="ce1">
            <text:p>2503141</text:p>
          </table:table-cell>
          <table:table-cell office:value-type="float" office:value="2507031" table:style-name="ce1">
            <text:p>2507031</text:p>
          </table:table-cell>
          <table:table-cell table:style-name="ce1"/>
          <table:table-cell office:value-type="float" office:value="2549512" table:style-name="ce1">
            <text:p>2549512</text:p>
          </table:table-cell>
          <table:table-cell office:value-type="float" office:value="2550765" table:style-name="ce1">
            <text:p>2550765</text:p>
          </table:table-cell>
          <table:table-cell table:style-name="ce1"/>
          <table:table-cell office:value-type="float" office:value="2555116" table:style-name="ce1">
            <text:p>2555116</text:p>
          </table:table-cell>
          <table:table-cell office:value-type="float" office:value="1908309" table:style-name="ce1">
            <text:p>1908309</text:p>
          </table:table-cell>
          <table:table-cell office:value-type="float" office:value="1910631" table:style-name="ce1">
            <text:p>1910631</text:p>
          </table:table-cell>
          <table:table-cell office:value-type="float" office:value="1916252" table:style-name="ce1">
            <text:p>1916252</text:p>
          </table:table-cell>
          <table:table-cell table:style-name="ce1"/>
          <table:table-cell office:value-type="float" office:value="2410709" table:style-name="ce1">
            <text:p>2410709</text:p>
          </table:table-cell>
          <table:table-cell office:value-type="float" office:value="2412214" table:style-name="ce1">
            <text:p>2412214</text:p>
          </table:table-cell>
          <table:table-cell table:style-name="ce1"/>
          <table:table-cell office:value-type="float" office:value="2414881" table:style-name="ce1">
            <text:p>2414881</text:p>
          </table:table-cell>
          <table:table-cell office:value-type="float" office:value="2117572" table:style-name="ce1">
            <text:p>2117572</text:p>
          </table:table-cell>
          <table:table-cell office:value-type="float" office:value="2119152" table:style-name="ce1">
            <text:p>2119152</text:p>
          </table:table-cell>
          <table:table-cell office:value-type="float" office:value="2124850" table:style-name="ce1">
            <text:p>2124850</text:p>
          </table:table-cell>
          <table:table-cell table:style-name="ce1"/>
          <table:table-cell office:value-type="float" office:value="1800967" table:style-name="ce1">
            <text:p>1800967</text:p>
          </table:table-cell>
          <table:table-cell office:value-type="float" office:value="1804054" table:style-name="ce1">
            <text:p>1804054</text:p>
          </table:table-cell>
          <table:table-cell office:value-type="float" office:value="1813067" table:style-name="ce1">
            <text:p>1813067</text:p>
          </table:table-cell>
          <table:table-cell table:style-name="ce1"/>
          <table:table-cell office:value-type="float" office:value="2479710" table:style-name="ce1">
            <text:p>2479710</text:p>
          </table:table-cell>
          <table:table-cell office:value-type="float" office:value="2481565" table:style-name="ce1">
            <text:p>2481565</text:p>
          </table:table-cell>
          <table:table-cell table:style-name="ce1"/>
          <table:table-cell office:value-type="float" office:value="2486087" table:style-name="ce1">
            <text:p>2486087</text:p>
          </table:table-cell>
          <table:table-cell office:value-type="float" office:value="1980986" table:style-name="ce1">
            <text:p>1980986</text:p>
          </table:table-cell>
          <table:table-cell office:value-type="float" office:value="1982430" table:style-name="ce1">
            <text:p>1982430</text:p>
          </table:table-cell>
          <table:table-cell office:value-type="float" office:value="1986519" table:style-name="ce1">
            <text:p>1986519</text:p>
          </table:table-cell>
          <table:table-cell table:style-name="ce1"/>
          <table:table-cell office:value-type="float" office:value="2939808" table:style-name="ce1">
            <text:p>2939808</text:p>
          </table:table-cell>
          <table:table-cell office:value-type="float" office:value="2941620" table:style-name="ce1">
            <text:p>2941620</text:p>
          </table:table-cell>
          <table:table-cell office:value-type="float" office:value="2944504" table:style-name="ce1">
            <text:p>2944504</text:p>
          </table:table-cell>
          <table:table-cell table:style-name="ce1"/>
          <table:table-cell office:value-type="float" office:value="2350891" table:style-name="ce1">
            <text:p>2350891</text:p>
          </table:table-cell>
          <table:table-cell office:value-type="float" office:value="2353167" table:style-name="ce1">
            <text:p>2353167</text:p>
          </table:table-cell>
          <table:table-cell table:style-name="ce1"/>
          <table:table-cell office:value-type="float" office:value="2356055" table:style-name="ce1">
            <text:p>2356055</text:p>
          </table:table-cell>
          <table:table-cell office:value-type="float" office:value="2201703" table:style-name="ce1">
            <text:p>2201703</text:p>
          </table:table-cell>
          <table:table-cell office:value-type="float" office:value="2206592" table:style-name="ce1">
            <text:p>2206592</text:p>
          </table:table-cell>
          <table:table-cell office:value-type="float" office:value="2211398" table:style-name="ce1">
            <text:p>2211398</text:p>
          </table:table-cell>
          <table:table-cell table:style-name="ce1"/>
          <table:table-cell office:value-type="float" office:value="2533732" table:style-name="ce1">
            <text:p>2533732</text:p>
          </table:table-cell>
          <table:table-cell office:value-type="float" office:value="2536268" table:style-name="ce1">
            <text:p>2536268</text:p>
          </table:table-cell>
          <table:table-cell office:value-type="float" office:value="2539255" table:style-name="ce1">
            <text:p>2539255</text:p>
          </table:table-cell>
          <table:table-cell table:style-name="ce1"/>
          <table:table-cell office:value-type="float" office:value="2873652" table:style-name="ce1">
            <text:p>2873652</text:p>
          </table:table-cell>
          <table:table-cell office:value-type="float" office:value="2874875" table:style-name="ce1">
            <text:p>2874875</text:p>
          </table:table-cell>
          <table:table-cell office:value-type="float" office:value="2878036" table:style-name="ce1">
            <text:p>2878036</text:p>
          </table:table-cell>
          <table:table-cell table:style-name="ce1"/>
          <table:table-cell office:value-type="float" office:value="1939730" table:style-name="ce1">
            <text:p>1939730</text:p>
          </table:table-cell>
          <table:table-cell office:value-type="float" office:value="1941230" table:style-name="ce1">
            <text:p>1941230</text:p>
          </table:table-cell>
          <table:table-cell table:style-name="ce1"/>
          <table:table-cell office:value-type="float" office:value="1945775" table:style-name="ce1">
            <text:p>1945775</text:p>
          </table:table-cell>
          <table:table-cell office:value-type="float" office:value="2955399" table:style-name="ce1">
            <text:p>2955399</text:p>
          </table:table-cell>
          <table:table-cell office:value-type="float" office:value="2957517" table:style-name="ce1">
            <text:p>2957517</text:p>
          </table:table-cell>
          <table:table-cell table:style-name="ce1"/>
          <table:table-cell office:value-type="float" office:value="2965029" table:style-name="ce1">
            <text:p>2965029</text:p>
          </table:table-cell>
          <table:table-cell office:value-type="float" office:value="2724285" table:style-name="ce1">
            <text:p>2724285</text:p>
          </table:table-cell>
          <table:table-cell office:value-type="float" office:value="2729834" table:style-name="ce1">
            <text:p>2729834</text:p>
          </table:table-cell>
          <table:table-cell table:style-name="ce1"/>
          <table:table-cell office:value-type="float" office:value="2734705" table:style-name="ce1">
            <text:p>2734705</text:p>
          </table:table-cell>
          <table:table-cell office:value-type="float" office:value="2180540" table:style-name="ce1">
            <text:p>2180540</text:p>
          </table:table-cell>
          <table:table-cell office:value-type="float" office:value="2183397" table:style-name="ce1">
            <text:p>2183397</text:p>
          </table:table-cell>
          <table:table-cell table:style-name="ce1"/>
          <table:table-cell office:value-type="float" office:value="2186553" table:style-name="ce1">
            <text:p>2186553</text:p>
          </table:table-cell>
          <table:table-cell office:value-type="float" office:value="2460175" table:style-name="ce1">
            <text:p>2460175</text:p>
          </table:table-cell>
          <table:table-cell office:value-type="float" office:value="2461624" table:style-name="ce1">
            <text:p>2461624</text:p>
          </table:table-cell>
          <table:table-cell office:value-type="float" office:value="2466497" table:style-name="ce1">
            <text:p>2466497</text:p>
          </table:table-cell>
          <table:table-cell table:style-name="ce1"/>
          <table:table-cell office:value-type="float" office:value="2800559" table:style-name="ce1">
            <text:p>2800559</text:p>
          </table:table-cell>
          <table:table-cell office:value-type="float" office:value="2801860" table:style-name="ce1">
            <text:p>2801860</text:p>
          </table:table-cell>
          <table:table-cell office:value-type="float" office:value="2807690" table:style-name="ce1">
            <text:p>2807690</text:p>
          </table:table-cell>
          <table:table-cell table:style-name="ce1"/>
          <table:table-cell office:value-type="float" office:value="2644553" table:style-name="ce1">
            <text:p>2644553</text:p>
          </table:table-cell>
          <table:table-cell office:value-type="float" office:value="2646301" table:style-name="ce1">
            <text:p>2646301</text:p>
          </table:table-cell>
          <table:table-cell office:value-type="float" office:value="2651267" table:style-name="ce1">
            <text:p>2651267</text:p>
          </table:table-cell>
          <table:table-cell table:style-name="ce1"/>
          <table:table-cell office:value-type="float" office:value="1960700" table:style-name="ce1">
            <text:p>1960700</text:p>
          </table:table-cell>
          <table:table-cell office:value-type="float" office:value="1963033" table:style-name="ce1">
            <text:p>1963033</text:p>
          </table:table-cell>
          <table:table-cell table:style-name="ce1"/>
          <table:table-cell office:value-type="float" office:value="1966990" table:style-name="ce1">
            <text:p>1966990</text:p>
          </table:table-cell>
          <table:table-cell office:value-type="float" office:value="2443338" table:style-name="ce1">
            <text:p>2443338</text:p>
          </table:table-cell>
          <table:table-cell office:value-type="float" office:value="2444943" table:style-name="ce1">
            <text:p>2444943</text:p>
          </table:table-cell>
          <table:table-cell office:value-type="float" office:value="2448721" table:style-name="ce1">
            <text:p>2448721</text:p>
          </table:table-cell>
          <table:table-cell table:style-name="ce1"/>
          <table:table-cell office:value-type="float" office:value="2327306" table:style-name="ce1">
            <text:p>2327306</text:p>
          </table:table-cell>
          <table:table-cell office:value-type="float" office:value="2329452" table:style-name="ce1">
            <text:p>2329452</text:p>
          </table:table-cell>
          <table:table-cell table:style-name="ce1"/>
          <table:table-cell office:value-type="float" office:value="2334992" table:style-name="ce1">
            <text:p>2334992</text:p>
          </table:table-cell>
          <table:table-cell office:value-type="float" office:value="2049696" table:style-name="ce1">
            <text:p>2049696</text:p>
          </table:table-cell>
          <table:table-cell office:value-type="float" office:value="2056153" table:style-name="ce1">
            <text:p>2056153</text:p>
          </table:table-cell>
          <table:table-cell table:style-name="ce1"/>
          <table:table-cell office:value-type="float" office:value="2062188" table:style-name="ce1">
            <text:p>2062188</text:p>
          </table:table-cell>
          <table:table-cell office:value-type="float" office:value="1857412" table:style-name="ce1">
            <text:p>1857412</text:p>
          </table:table-cell>
          <table:table-cell office:value-type="float" office:value="1859313" table:style-name="ce1">
            <text:p>1859313</text:p>
          </table:table-cell>
          <table:table-cell table:style-name="ce1"/>
          <table:table-cell office:value-type="float" office:value="1863039" table:style-name="ce1">
            <text:p>1863039</text:p>
          </table:table-cell>
          <table:table-cell office:value-type="float" office:value="2023320" table:style-name="ce1">
            <text:p>2023320</text:p>
          </table:table-cell>
          <table:table-cell office:value-type="float" office:value="2025295" table:style-name="ce1">
            <text:p>2025295</text:p>
          </table:table-cell>
          <table:table-cell office:value-type="float" office:value="2028744" table:style-name="ce1">
            <text:p>2028744</text:p>
          </table:table-cell>
          <table:table-cell table:style-name="ce1"/>
          <table:table-cell office:value-type="float" office:value="2230553" table:style-name="ce1">
            <text:p>2230553</text:p>
          </table:table-cell>
          <table:table-cell office:value-type="float" office:value="2236322" table:style-name="ce1">
            <text:p>2236322</text:p>
          </table:table-cell>
          <table:table-cell table:style-name="ce1"/>
          <table:table-cell office:value-type="float" office:value="2239201" table:style-name="ce1">
            <text:p>2239201</text:p>
          </table:table-cell>
          <table:table-cell office:value-type="float" office:value="1837057" table:style-name="ce1">
            <text:p>1837057</text:p>
          </table:table-cell>
          <table:table-cell office:value-type="float" office:value="1838342" table:style-name="ce1">
            <text:p>1838342</text:p>
          </table:table-cell>
          <table:table-cell office:value-type="float" office:value="1844257" table:style-name="ce1">
            <text:p>1844257</text:p>
          </table:table-cell>
          <table:table-cell table:style-name="ce1"/>
          <table:table-cell office:value-type="float" office:value="2908105" table:style-name="ce1">
            <text:p>2908105</text:p>
          </table:table-cell>
          <table:table-cell office:value-type="float" office:value="2909352" table:style-name="ce1">
            <text:p>2909352</text:p>
          </table:table-cell>
          <table:table-cell office:value-type="float" office:value="2912741" table:style-name="ce1">
            <text:p>2912741</text:p>
          </table:table-cell>
          <table:table-cell table:style-name="ce1"/>
          <table:table-cell office:value-type="float" office:value="2974593" table:style-name="ce1">
            <text:p>2974593</text:p>
          </table:table-cell>
          <table:table-cell office:value-type="float" office:value="2976566" table:style-name="ce1">
            <text:p>2976566</text:p>
          </table:table-cell>
          <table:table-cell table:style-name="ce1"/>
          <table:table-cell office:value-type="float" office:value="2980145" table:style-name="ce1">
            <text:p>2980145</text:p>
          </table:table-cell>
          <table:table-cell office:value-type="float" office:value="2667324" table:style-name="ce1">
            <text:p>2667324</text:p>
          </table:table-cell>
          <table:table-cell office:value-type="float" office:value="2668903" table:style-name="ce1">
            <text:p>2668903</text:p>
          </table:table-cell>
          <table:table-cell office:value-type="float" office:value="2671984" table:style-name="ce1">
            <text:p>2671984</text:p>
          </table:table-cell>
          <table:table-cell table:style-name="ce1"/>
          <table:table-cell office:value-type="float" office:value="2144206" table:style-name="ce1">
            <text:p>2144206</text:p>
          </table:table-cell>
          <table:table-cell office:value-type="float" office:value="2150014" table:style-name="ce1">
            <text:p>2150014</text:p>
          </table:table-cell>
          <table:table-cell office:value-type="float" office:value="2155818" table:style-name="ce1">
            <text:p>2155818</text:p>
          </table:table-cell>
          <table:table-cell table:style-name="ce1"/>
          <table:table-cell office:value-type="float" office:value="1887367" table:style-name="ce1">
            <text:p>1887367</text:p>
          </table:table-cell>
          <table:table-cell office:value-type="float" office:value="1891794" table:style-name="ce1">
            <text:p>1891794</text:p>
          </table:table-cell>
          <table:table-cell table:style-name="ce1"/>
          <table:table-cell office:value-type="float" office:value="1897511" table:style-name="ce1">
            <text:p>1897511</text:p>
          </table:table-cell>
          <table:table-cell office:value-type="float" office:value="2365941" table:style-name="ce1">
            <text:p>2365941</text:p>
          </table:table-cell>
          <table:table-cell office:value-type="float" office:value="2368399" table:style-name="ce1">
            <text:p>2368399</text:p>
          </table:table-cell>
          <table:table-cell office:value-type="float" office:value="2375345" table:style-name="ce1">
            <text:p>2375345</text:p>
          </table:table-cell>
          <table:table-cell table:style-name="ce1"/>
          <table:table-cell office:value-type="float" office:value="2389049" table:style-name="ce1">
            <text:p>2389049</text:p>
          </table:table-cell>
          <table:table-cell office:value-type="float" office:value="2393790" table:style-name="ce1">
            <text:p>2393790</text:p>
          </table:table-cell>
          <table:table-cell table:style-name="ce1"/>
          <table:table-cell office:value-type="float" office:value="2396251" table:style-name="ce1">
            <text:p>2396251</text:p>
          </table:table-cell>
          <table:table-cell office:value-type="float" office:value="2607179" table:style-name="ce1">
            <text:p>2607179</text:p>
          </table:table-cell>
          <table:table-cell office:value-type="float" office:value="2610180" table:style-name="ce1">
            <text:p>2610180</text:p>
          </table:table-cell>
          <table:table-cell table:style-name="ce1"/>
          <table:table-cell office:value-type="float" office:value="2613790" table:style-name="ce1">
            <text:p>2613790</text:p>
          </table:table-cell>
          <table:table-cell office:value-type="float" office:value="2571602" table:style-name="ce1">
            <text:p>2571602</text:p>
          </table:table-cell>
          <table:table-cell office:value-type="float" office:value="2573312" table:style-name="ce1">
            <text:p>2573312</text:p>
          </table:table-cell>
          <table:table-cell table:style-name="ce1"/>
          <table:table-cell office:value-type="float" office:value="2578113" table:style-name="ce1">
            <text:p>2578113</text:p>
          </table:table-cell>
          <table:table-cell office:value-type="float" office:value="2751445" table:style-name="ce1">
            <text:p>2751445</text:p>
          </table:table-cell>
          <table:table-cell office:value-type="float" office:value="2752841" table:style-name="ce1">
            <text:p>2752841</text:p>
          </table:table-cell>
          <table:table-cell office:value-type="float" office:value="2756202" table:style-name="ce1">
            <text:p>2756202</text:p>
          </table:table-cell>
          <table:table-cell table:style-name="ce1"/>
          <table:table-cell office:value-type="float" office:value="2681530" table:style-name="ce1">
            <text:p>2681530</text:p>
          </table:table-cell>
          <table:table-cell office:value-type="float" office:value="2682971" table:style-name="ce1">
            <text:p>2682971</text:p>
          </table:table-cell>
          <table:table-cell table:style-name="ce1"/>
          <table:table-cell office:value-type="float" office:value="2692422" table:style-name="ce1">
            <text:p>2692422</text:p>
          </table:table-cell>
          <table:table-cell office:value-type="float" office:value="2078760" table:style-name="ce1">
            <text:p>2078760</text:p>
          </table:table-cell>
          <table:table-cell office:value-type="float" office:value="2081256" table:style-name="ce1">
            <text:p>2081256</text:p>
          </table:table-cell>
          <table:table-cell table:style-name="ce1"/>
          <table:table-cell office:value-type="float" office:value="2085390" table:style-name="ce1">
            <text:p>2085390</text:p>
          </table:table-cell>
          <table:table-cell office:value-type="float" office:value="2594056" table:style-name="ce1">
            <text:p>2594056</text:p>
          </table:table-cell>
          <table:table-cell office:value-type="float" office:value="2595769" table:style-name="ce1">
            <text:p>2595769</text:p>
          </table:table-cell>
          <table:table-cell table:style-name="ce1"/>
          <table:table-cell office:value-type="float" office:value="2599063" table:style-name="ce1">
            <text:p>2599063</text:p>
          </table:table-cell>
          <table:table-cell office:value-type="float" office:value="2860605" table:style-name="ce1">
            <text:p>2860605</text:p>
          </table:table-cell>
          <table:table-cell office:value-type="float" office:value="2862320" table:style-name="ce1">
            <text:p>2862320</text:p>
          </table:table-cell>
          <table:table-cell table:style-name="ce1"/>
          <table:table-cell office:value-type="float" office:value="2866355" table:style-name="ce1">
            <text:p>2866355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9_104639_M03589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0:01:31</text:p>
          </table:table-cell>
          <table:table-cell office:value-type="string" table:style-name="ce1">
            <text:p>2020-11-19_11:01:31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M035894</text:p>
          </table:table-cell>
          <table:table-cell office:value-type="string" table:style-name="ce1">
            <text:p>M0358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dPk1HKgPLfCXXMYE</text:p>
          </table:table-cell>
          <table:table-cell office:value-type="string" table:style-name="ce1">
            <text:p>https://www.testable.org/experiment/4303/294929/start?participant=M035894</text:p>
          </table:table-cell>
          <table:table-cell office:value-type="float" office:value="2709024" table:style-name="ce1">
            <text:p>2709024</text:p>
          </table:table-cell>
          <table:table-cell office:value-type="float" office:value="45.150399999999998" table:style-name="ce1">
            <text:p>45,1504</text:p>
          </table:table-cell>
          <table:table-cell office:value-type="float" office:value="747790" table:style-name="ce1">
            <text:p>747790</text:p>
          </table:table-cell>
          <table:table-cell office:value-type="float" office:value="816182" table:style-name="ce1">
            <text:p>816182</text:p>
          </table:table-cell>
          <table:table-cell office:value-type="float" office:value="633550" table:style-name="ce1">
            <text:p>633550</text:p>
          </table:table-cell>
          <table:table-cell office:value-type="float" office:value="799710" table:style-name="ce1">
            <text:p>799710</text:p>
          </table:table-cell>
          <table:table-cell office:value-type="float" office:value="393096" table:style-name="ce1">
            <text:p>393096</text:p>
          </table:table-cell>
          <table:table-cell office:value-type="float" office:value="533686" table:style-name="ce1">
            <text:p>533686</text:p>
          </table:table-cell>
          <table:table-cell office:value-type="float" office:value="721734" table:style-name="ce1">
            <text:p>721734</text:p>
          </table:table-cell>
          <table:table-cell office:value-type="float" office:value="455726" table:style-name="ce1">
            <text:p>455726</text:p>
          </table:table-cell>
          <table:table-cell office:value-type="float" office:value="862958" table:style-name="ce1">
            <text:p>862958</text:p>
          </table:table-cell>
          <table:table-cell office:value-type="float" office:value="511214" table:style-name="ce1">
            <text:p>511214</text:p>
          </table:table-cell>
          <table:table-cell office:value-type="float" office:value="762366" table:style-name="ce1">
            <text:p>762366</text:p>
          </table:table-cell>
          <table:table-cell office:value-type="float" office:value="596478" table:style-name="ce1">
            <text:p>596478</text:p>
          </table:table-cell>
          <table:table-cell table:number-columns-repeated="192" table:style-name="ce1"/>
          <table:table-cell office:value-type="float" office:value="2039907" table:style-name="ce1">
            <text:p>2039907</text:p>
          </table:table-cell>
          <table:table-cell office:value-type="float" office:value="2040480" table:style-name="ce1">
            <text:p>2040480</text:p>
          </table:table-cell>
          <table:table-cell table:style-name="ce1"/>
          <table:table-cell office:value-type="float" office:value="2042152" table:style-name="ce1">
            <text:p>2042152</text:p>
          </table:table-cell>
          <table:table-cell office:value-type="float" office:value="2532476" table:style-name="ce1">
            <text:p>2532476</text:p>
          </table:table-cell>
          <table:table-cell office:value-type="float" office:value="2532961" table:style-name="ce1">
            <text:p>2532961</text:p>
          </table:table-cell>
          <table:table-cell table:style-name="ce1"/>
          <table:table-cell office:value-type="float" office:value="2534624" table:style-name="ce1">
            <text:p>2534624</text:p>
          </table:table-cell>
          <table:table-cell office:value-type="float" office:value="1918332" table:style-name="ce1">
            <text:p>1918332</text:p>
          </table:table-cell>
          <table:table-cell office:value-type="float" office:value="1919216" table:style-name="ce1">
            <text:p>1919216</text:p>
          </table:table-cell>
          <table:table-cell table:style-name="ce1"/>
          <table:table-cell office:value-type="float" office:value="1921232" table:style-name="ce1">
            <text:p>1921232</text:p>
          </table:table-cell>
          <table:table-cell office:value-type="float" office:value="2191627" table:style-name="ce1">
            <text:p>2191627</text:p>
          </table:table-cell>
          <table:table-cell office:value-type="float" office:value="2192201" table:style-name="ce1">
            <text:p>2192201</text:p>
          </table:table-cell>
          <table:table-cell table:style-name="ce1"/>
          <table:table-cell office:value-type="float" office:value="2193632" table:style-name="ce1">
            <text:p>2193632</text:p>
          </table:table-cell>
          <table:table-cell office:value-type="float" office:value="2460347" table:style-name="ce1">
            <text:p>2460347</text:p>
          </table:table-cell>
          <table:table-cell office:value-type="float" office:value="2460825" table:style-name="ce1">
            <text:p>2460825</text:p>
          </table:table-cell>
          <table:table-cell table:style-name="ce1"/>
          <table:table-cell office:value-type="float" office:value="2464152" table:style-name="ce1">
            <text:p>2464152</text:p>
          </table:table-cell>
          <table:table-cell office:value-type="float" office:value="2143155" table:style-name="ce1">
            <text:p>2143155</text:p>
          </table:table-cell>
          <table:table-cell office:value-type="float" office:value="2143921" table:style-name="ce1">
            <text:p>2143921</text:p>
          </table:table-cell>
          <table:table-cell table:style-name="ce1"/>
          <table:table-cell office:value-type="float" office:value="2145448" table:style-name="ce1">
            <text:p>2145448</text:p>
          </table:table-cell>
          <table:table-cell office:value-type="float" office:value="1889011" table:style-name="ce1">
            <text:p>1889011</text:p>
          </table:table-cell>
          <table:table-cell office:value-type="float" office:value="1889664" table:style-name="ce1">
            <text:p>1889664</text:p>
          </table:table-cell>
          <table:table-cell table:style-name="ce1"/>
          <table:table-cell office:value-type="float" office:value="1891488" table:style-name="ce1">
            <text:p>1891488</text:p>
          </table:table-cell>
          <table:table-cell office:value-type="float" office:value="2501491" table:style-name="ce1">
            <text:p>2501491</text:p>
          </table:table-cell>
          <table:table-cell office:value-type="float" office:value="2501953" table:style-name="ce1">
            <text:p>2501953</text:p>
          </table:table-cell>
          <table:table-cell table:style-name="ce1"/>
          <table:table-cell office:value-type="float" office:value="2504001" table:style-name="ce1">
            <text:p>2504001</text:p>
          </table:table-cell>
          <table:table-cell office:value-type="float" office:value="2682571" table:style-name="ce1">
            <text:p>2682571</text:p>
          </table:table-cell>
          <table:table-cell office:value-type="float" office:value="2682993" table:style-name="ce1">
            <text:p>2682993</text:p>
          </table:table-cell>
          <table:table-cell table:style-name="ce1"/>
          <table:table-cell office:value-type="float" office:value="2684561" table:style-name="ce1">
            <text:p>2684561</text:p>
          </table:table-cell>
          <table:table-cell office:value-type="float" office:value="2391803" table:style-name="ce1">
            <text:p>2391803</text:p>
          </table:table-cell>
          <table:table-cell office:value-type="float" office:value="2392417" table:style-name="ce1">
            <text:p>2392417</text:p>
          </table:table-cell>
          <table:table-cell table:style-name="ce1"/>
          <table:table-cell office:value-type="float" office:value="2393992" table:style-name="ce1">
            <text:p>2393992</text:p>
          </table:table-cell>
          <table:table-cell office:value-type="float" office:value="2427851" table:style-name="ce1">
            <text:p>2427851</text:p>
          </table:table-cell>
          <table:table-cell office:value-type="float" office:value="2428297" table:style-name="ce1">
            <text:p>2428297</text:p>
          </table:table-cell>
          <table:table-cell table:style-name="ce1"/>
          <table:table-cell office:value-type="float" office:value="2429641" table:style-name="ce1">
            <text:p>2429641</text:p>
          </table:table-cell>
          <table:table-cell office:value-type="float" office:value="2305483" table:style-name="ce1">
            <text:p>2305483</text:p>
          </table:table-cell>
          <table:table-cell office:value-type="float" office:value="2306089" table:style-name="ce1">
            <text:p>2306089</text:p>
          </table:table-cell>
          <table:table-cell table:style-name="ce1"/>
          <table:table-cell office:value-type="float" office:value="2308777" table:style-name="ce1">
            <text:p>2308777</text:p>
          </table:table-cell>
          <table:table-cell office:value-type="float" office:value="1870995" table:style-name="ce1">
            <text:p>1870995</text:p>
          </table:table-cell>
          <table:table-cell office:value-type="float" office:value="1872153" table:style-name="ce1">
            <text:p>1872153</text:p>
          </table:table-cell>
          <table:table-cell table:style-name="ce1"/>
          <table:table-cell office:value-type="float" office:value="1873945" table:style-name="ce1">
            <text:p>1873945</text:p>
          </table:table-cell>
          <table:table-cell office:value-type="float" office:value="2584771" table:style-name="ce1">
            <text:p>2584771</text:p>
          </table:table-cell>
          <table:table-cell office:value-type="float" office:value="2585217" table:style-name="ce1">
            <text:p>2585217</text:p>
          </table:table-cell>
          <table:table-cell table:style-name="ce1"/>
          <table:table-cell office:value-type="float" office:value="2587833" table:style-name="ce1">
            <text:p>2587833</text:p>
          </table:table-cell>
          <table:table-cell office:value-type="float" office:value="2492051" table:style-name="ce1">
            <text:p>2492051</text:p>
          </table:table-cell>
          <table:table-cell office:value-type="float" office:value="2492529" table:style-name="ce1">
            <text:p>2492529</text:p>
          </table:table-cell>
          <table:table-cell table:style-name="ce1"/>
          <table:table-cell office:value-type="float" office:value="2494177" table:style-name="ce1">
            <text:p>2494177</text:p>
          </table:table-cell>
          <table:table-cell office:value-type="float" office:value="2704923" table:style-name="ce1">
            <text:p>2704923</text:p>
          </table:table-cell>
          <table:table-cell office:value-type="float" office:value="2705529" table:style-name="ce1">
            <text:p>2705529</text:p>
          </table:table-cell>
          <table:table-cell table:style-name="ce1"/>
          <table:table-cell office:value-type="float" office:value="2707289" table:style-name="ce1">
            <text:p>2707289</text:p>
          </table:table-cell>
          <table:table-cell office:value-type="float" office:value="2401635" table:style-name="ce1">
            <text:p>2401635</text:p>
          </table:table-cell>
          <table:table-cell office:value-type="float" office:value="2402049" table:style-name="ce1">
            <text:p>2402049</text:p>
          </table:table-cell>
          <table:table-cell table:style-name="ce1"/>
          <table:table-cell office:value-type="float" office:value="2403345" table:style-name="ce1">
            <text:p>2403345</text:p>
          </table:table-cell>
          <table:table-cell office:value-type="float" office:value="2356075" table:style-name="ce1">
            <text:p>2356075</text:p>
          </table:table-cell>
          <table:table-cell office:value-type="float" office:value="2356521" table:style-name="ce1">
            <text:p>2356521</text:p>
          </table:table-cell>
          <table:table-cell table:style-name="ce1"/>
          <table:table-cell office:value-type="float" office:value="2358360" table:style-name="ce1">
            <text:p>2358360</text:p>
          </table:table-cell>
          <table:table-cell office:value-type="float" office:value="2315971" table:style-name="ce1">
            <text:p>2315971</text:p>
          </table:table-cell>
          <table:table-cell office:value-type="float" office:value="2316457" table:style-name="ce1">
            <text:p>2316457</text:p>
          </table:table-cell>
          <table:table-cell table:style-name="ce1"/>
          <table:table-cell office:value-type="float" office:value="2318152" table:style-name="ce1">
            <text:p>2318152</text:p>
          </table:table-cell>
          <table:table-cell office:value-type="float" office:value="2564867" table:style-name="ce1">
            <text:p>2564867</text:p>
          </table:table-cell>
          <table:table-cell office:value-type="float" office:value="2565409" table:style-name="ce1">
            <text:p>2565409</text:p>
          </table:table-cell>
          <table:table-cell table:style-name="ce1"/>
          <table:table-cell office:value-type="float" office:value="2568681" table:style-name="ce1">
            <text:p>2568681</text:p>
          </table:table-cell>
          <table:table-cell office:value-type="float" office:value="2347091" table:style-name="ce1">
            <text:p>2347091</text:p>
          </table:table-cell>
          <table:table-cell office:value-type="float" office:value="2347553" table:style-name="ce1">
            <text:p>2347553</text:p>
          </table:table-cell>
          <table:table-cell table:style-name="ce1"/>
          <table:table-cell office:value-type="float" office:value="2349048" table:style-name="ce1">
            <text:p>2349048</text:p>
          </table:table-cell>
          <table:table-cell office:value-type="float" office:value="2577147" table:style-name="ce1">
            <text:p>2577147</text:p>
          </table:table-cell>
          <table:table-cell office:value-type="float" office:value="2577625" table:style-name="ce1">
            <text:p>2577625</text:p>
          </table:table-cell>
          <table:table-cell table:style-name="ce1"/>
          <table:table-cell office:value-type="float" office:value="2580233" table:style-name="ce1">
            <text:p>2580233</text:p>
          </table:table-cell>
          <table:table-cell office:value-type="float" office:value="2667835" table:style-name="ce1">
            <text:p>2667835</text:p>
          </table:table-cell>
          <table:table-cell office:value-type="float" office:value="2668337" table:style-name="ce1">
            <text:p>2668337</text:p>
          </table:table-cell>
          <table:table-cell table:style-name="ce1"/>
          <table:table-cell office:value-type="float" office:value="2670289" table:style-name="ce1">
            <text:p>2670289</text:p>
          </table:table-cell>
          <table:table-cell office:value-type="float" office:value="2547244" table:style-name="ce1">
            <text:p>2547244</text:p>
          </table:table-cell>
          <table:table-cell office:value-type="float" office:value="2547769" table:style-name="ce1">
            <text:p>2547769</text:p>
          </table:table-cell>
          <table:table-cell table:style-name="ce1"/>
          <table:table-cell office:value-type="float" office:value="2549289" table:style-name="ce1">
            <text:p>2549289</text:p>
          </table:table-cell>
          <table:table-cell office:value-type="float" office:value="2183484" table:style-name="ce1">
            <text:p>2183484</text:p>
          </table:table-cell>
          <table:table-cell office:value-type="float" office:value="2184288" table:style-name="ce1">
            <text:p>2184288</text:p>
          </table:table-cell>
          <table:table-cell table:style-name="ce1"/>
          <table:table-cell office:value-type="float" office:value="2185936" table:style-name="ce1">
            <text:p>2185936</text:p>
          </table:table-cell>
          <table:table-cell office:value-type="float" office:value="2216835" table:style-name="ce1">
            <text:p>2216835</text:p>
          </table:table-cell>
          <table:table-cell office:value-type="float" office:value="2217360" table:style-name="ce1">
            <text:p>2217360</text:p>
          </table:table-cell>
          <table:table-cell table:style-name="ce1"/>
          <table:table-cell office:value-type="float" office:value="2219016" table:style-name="ce1">
            <text:p>2219016</text:p>
          </table:table-cell>
          <table:table-cell office:value-type="float" office:value="2026875" table:style-name="ce1">
            <text:p>2026875</text:p>
          </table:table-cell>
          <table:table-cell office:value-type="float" office:value="2027480" table:style-name="ce1">
            <text:p>2027480</text:p>
          </table:table-cell>
          <table:table-cell table:style-name="ce1"/>
          <table:table-cell office:value-type="float" office:value="2029122" table:style-name="ce1">
            <text:p>2029122</text:p>
          </table:table-cell>
          <table:table-cell office:value-type="float" office:value="2677123" table:style-name="ce1">
            <text:p>2677123</text:p>
          </table:table-cell>
          <table:table-cell office:value-type="float" office:value="2677521" table:style-name="ce1">
            <text:p>2677521</text:p>
          </table:table-cell>
          <table:table-cell table:style-name="ce1"/>
          <table:table-cell office:value-type="float" office:value="2678857" table:style-name="ce1">
            <text:p>2678857</text:p>
          </table:table-cell>
          <table:table-cell office:value-type="float" office:value="2652931" table:style-name="ce1">
            <text:p>2652931</text:p>
          </table:table-cell>
          <table:table-cell office:value-type="float" office:value="2653441" table:style-name="ce1">
            <text:p>2653441</text:p>
          </table:table-cell>
          <table:table-cell table:style-name="ce1"/>
          <table:table-cell office:value-type="float" office:value="2655681" table:style-name="ce1">
            <text:p>2655681</text:p>
          </table:table-cell>
          <table:table-cell office:value-type="float" office:value="2011947" table:style-name="ce1">
            <text:p>2011947</text:p>
          </table:table-cell>
          <table:table-cell office:value-type="float" office:value="2012665" table:style-name="ce1">
            <text:p>2012665</text:p>
          </table:table-cell>
          <table:table-cell table:style-name="ce1"/>
          <table:table-cell office:value-type="float" office:value="2014312" table:style-name="ce1">
            <text:p>2014312</text:p>
          </table:table-cell>
          <table:table-cell office:value-type="float" office:value="2617819" table:style-name="ce1">
            <text:p>2617819</text:p>
          </table:table-cell>
          <table:table-cell office:value-type="float" office:value="2618257" table:style-name="ce1">
            <text:p>2618257</text:p>
          </table:table-cell>
          <table:table-cell table:style-name="ce1"/>
          <table:table-cell office:value-type="float" office:value="2619785" table:style-name="ce1">
            <text:p>2619785</text:p>
          </table:table-cell>
          <table:table-cell office:value-type="float" office:value="2601251" table:style-name="ce1">
            <text:p>2601251</text:p>
          </table:table-cell>
          <table:table-cell office:value-type="float" office:value="2601761" table:style-name="ce1">
            <text:p>2601761</text:p>
          </table:table-cell>
          <table:table-cell table:style-name="ce1"/>
          <table:table-cell office:value-type="float" office:value="2604585" table:style-name="ce1">
            <text:p>2604585</text:p>
          </table:table-cell>
          <table:table-cell office:value-type="float" office:value="2694971" table:style-name="ce1">
            <text:p>2694971</text:p>
          </table:table-cell>
          <table:table-cell office:value-type="float" office:value="2695450" table:style-name="ce1">
            <text:p>2695450</text:p>
          </table:table-cell>
          <table:table-cell table:style-name="ce1"/>
          <table:table-cell office:value-type="float" office:value="2698441" table:style-name="ce1">
            <text:p>2698441</text:p>
          </table:table-cell>
          <table:table-cell office:value-type="float" office:value="2128267" table:style-name="ce1">
            <text:p>2128267</text:p>
          </table:table-cell>
          <table:table-cell office:value-type="float" office:value="2128920" table:style-name="ce1">
            <text:p>2128920</text:p>
          </table:table-cell>
          <table:table-cell table:style-name="ce1"/>
          <table:table-cell office:value-type="float" office:value="2130400" table:style-name="ce1">
            <text:p>2130400</text:p>
          </table:table-cell>
          <table:table-cell office:value-type="float" office:value="1982140" table:style-name="ce1">
            <text:p>1982140</text:p>
          </table:table-cell>
          <table:table-cell office:value-type="float" office:value="1983320" table:style-name="ce1">
            <text:p>1983320</text:p>
          </table:table-cell>
          <table:table-cell table:style-name="ce1"/>
          <table:table-cell office:value-type="float" office:value="1984912" table:style-name="ce1">
            <text:p>1984912</text:p>
          </table:table-cell>
          <table:table-cell office:value-type="float" office:value="2629356" table:style-name="ce1">
            <text:p>2629356</text:p>
          </table:table-cell>
          <table:table-cell office:value-type="float" office:value="2631153" table:style-name="ce1">
            <text:p>2631153</text:p>
          </table:table-cell>
          <table:table-cell table:style-name="ce1"/>
          <table:table-cell office:value-type="float" office:value="2634041" table:style-name="ce1">
            <text:p>2634041</text:p>
          </table:table-cell>
          <table:table-cell office:value-type="float" office:value="2436707" table:style-name="ce1">
            <text:p>2436707</text:p>
          </table:table-cell>
          <table:table-cell office:value-type="float" office:value="2437217" table:style-name="ce1">
            <text:p>2437217</text:p>
          </table:table-cell>
          <table:table-cell table:style-name="ce1"/>
          <table:table-cell office:value-type="float" office:value="2440113" table:style-name="ce1">
            <text:p>2440113</text:p>
          </table:table-cell>
          <table:table-cell office:value-type="float" office:value="2113859" table:style-name="ce1">
            <text:p>2113859</text:p>
          </table:table-cell>
          <table:table-cell office:value-type="float" office:value="2114504" table:style-name="ce1">
            <text:p>2114504</text:p>
          </table:table-cell>
          <table:table-cell table:style-name="ce1"/>
          <table:table-cell office:value-type="float" office:value="2116264" table:style-name="ce1">
            <text:p>2116264</text:p>
          </table:table-cell>
          <table:table-cell office:value-type="float" office:value="2263659" table:style-name="ce1">
            <text:p>2263659</text:p>
          </table:table-cell>
          <table:table-cell office:value-type="float" office:value="2264216" table:style-name="ce1">
            <text:p>2264216</text:p>
          </table:table-cell>
          <table:table-cell table:style-name="ce1"/>
          <table:table-cell office:value-type="float" office:value="2266072" table:style-name="ce1">
            <text:p>2266072</text:p>
          </table:table-cell>
          <table:table-cell office:value-type="float" office:value="2380099" table:style-name="ce1">
            <text:p>2380099</text:p>
          </table:table-cell>
          <table:table-cell office:value-type="float" office:value="2380505" table:style-name="ce1">
            <text:p>2380505</text:p>
          </table:table-cell>
          <table:table-cell table:style-name="ce1"/>
          <table:table-cell office:value-type="float" office:value="2382016" table:style-name="ce1">
            <text:p>2382016</text:p>
          </table:table-cell>
          <table:table-cell office:value-type="float" office:value="2446467" table:style-name="ce1">
            <text:p>2446467</text:p>
          </table:table-cell>
          <table:table-cell office:value-type="float" office:value="2446985" table:style-name="ce1">
            <text:p>2446985</text:p>
          </table:table-cell>
          <table:table-cell table:style-name="ce1"/>
          <table:table-cell office:value-type="float" office:value="2448976" table:style-name="ce1">
            <text:p>2448976</text:p>
          </table:table-cell>
          <table:table-cell office:value-type="float" office:value="2272706" table:style-name="ce1">
            <text:p>2272706</text:p>
          </table:table-cell>
          <table:table-cell office:value-type="float" office:value="2273233" table:style-name="ce1">
            <text:p>2273233</text:p>
          </table:table-cell>
          <table:table-cell table:style-name="ce1"/>
          <table:table-cell office:value-type="float" office:value="2274664" table:style-name="ce1">
            <text:p>2274664</text:p>
          </table:table-cell>
          <table:table-cell office:value-type="float" office:value="2415811" table:style-name="ce1">
            <text:p>2415811</text:p>
          </table:table-cell>
          <table:table-cell office:value-type="float" office:value="2416369" table:style-name="ce1">
            <text:p>2416369</text:p>
          </table:table-cell>
          <table:table-cell table:style-name="ce1"/>
          <table:table-cell office:value-type="float" office:value="2417888" table:style-name="ce1">
            <text:p>2417888</text:p>
          </table:table-cell>
          <table:table-cell office:value-type="float" office:value="2520107" table:style-name="ce1">
            <text:p>2520107</text:p>
          </table:table-cell>
          <table:table-cell office:value-type="float" office:value="2522865" table:style-name="ce1">
            <text:p>2522865</text:p>
          </table:table-cell>
          <table:table-cell table:style-name="ce1"/>
          <table:table-cell office:value-type="float" office:value="2524945" table:style-name="ce1">
            <text:p>2524945</text:p>
          </table:table-cell>
          <table:table-cell office:value-type="float" office:value="2371187" table:style-name="ce1">
            <text:p>2371187</text:p>
          </table:table-cell>
          <table:table-cell office:value-type="float" office:value="2371865" table:style-name="ce1">
            <text:p>2371865</text:p>
          </table:table-cell>
          <table:table-cell table:style-name="ce1"/>
          <table:table-cell office:value-type="float" office:value="2373497" table:style-name="ce1">
            <text:p>2373497</text:p>
          </table:table-cell>
          <table:table-cell office:value-type="float" office:value="2335699" table:style-name="ce1">
            <text:p>2335699</text:p>
          </table:table-cell>
          <table:table-cell office:value-type="float" office:value="2336345" table:style-name="ce1">
            <text:p>2336345</text:p>
          </table:table-cell>
          <table:table-cell table:style-name="ce1"/>
          <table:table-cell office:value-type="float" office:value="2337832" table:style-name="ce1">
            <text:p>2337832</text:p>
          </table:table-cell>
          <table:table-cell office:value-type="float" office:value="1994156" table:style-name="ce1">
            <text:p>1994156</text:p>
          </table:table-cell>
          <table:table-cell office:value-type="float" office:value="1995000" table:style-name="ce1">
            <text:p>1995000</text:p>
          </table:table-cell>
          <table:table-cell table:style-name="ce1"/>
          <table:table-cell office:value-type="float" office:value="1996664" table:style-name="ce1">
            <text:p>1996664</text:p>
          </table:table-cell>
          <table:table-cell office:value-type="float" office:value="2640747" table:style-name="ce1">
            <text:p>2640747</text:p>
          </table:table-cell>
          <table:table-cell office:value-type="float" office:value="2641505" table:style-name="ce1">
            <text:p>2641505</text:p>
          </table:table-cell>
          <table:table-cell table:style-name="ce1"/>
          <table:table-cell office:value-type="float" office:value="2643457" table:style-name="ce1">
            <text:p>2643457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9_131019_M03367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2:16:58</text:p>
          </table:table-cell>
          <table:table-cell office:value-type="string" table:style-name="ce1">
            <text:p>2020-11-19_13:16:58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M033678</text:p>
          </table:table-cell>
          <table:table-cell office:value-type="string" table:style-name="ce1">
            <text:p>M03367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RbeSi8KoDDitTCcA</text:p>
          </table:table-cell>
          <table:table-cell office:value-type="string" table:style-name="ce1">
            <text:p>https://www.testable.org/experiment/4303/294929/start?participant=M033678</text:p>
          </table:table-cell>
          <table:table-cell office:value-type="float" office:value="3202874" table:style-name="ce1">
            <text:p>3202874</text:p>
          </table:table-cell>
          <table:table-cell office:value-type="float" office:value="53.381233333333" table:style-name="ce1">
            <text:p>53,38123333</text:p>
          </table:table-cell>
          <table:table-cell office:value-type="float" office:value="676793" table:style-name="ce1">
            <text:p>676793</text:p>
          </table:table-cell>
          <table:table-cell office:value-type="float" office:value="1126984" table:style-name="ce1">
            <text:p>1126984</text:p>
          </table:table-cell>
          <table:table-cell office:value-type="float" office:value="1249198" table:style-name="ce1">
            <text:p>1249198</text:p>
          </table:table-cell>
          <table:table-cell office:value-type="float" office:value="772220" table:style-name="ce1">
            <text:p>772220</text:p>
          </table:table-cell>
          <table:table-cell office:value-type="float" office:value="740413" table:style-name="ce1">
            <text:p>740413</text:p>
          </table:table-cell>
          <table:table-cell office:value-type="float" office:value="578759" table:style-name="ce1">
            <text:p>578759</text:p>
          </table:table-cell>
          <table:table-cell office:value-type="float" office:value="981313" table:style-name="ce1">
            <text:p>981313</text:p>
          </table:table-cell>
          <table:table-cell office:value-type="float" office:value="483010" table:style-name="ce1">
            <text:p>483010</text:p>
          </table:table-cell>
          <table:table-cell office:value-type="float" office:value="1053238" table:style-name="ce1">
            <text:p>1053238</text:p>
          </table:table-cell>
          <table:table-cell office:value-type="float" office:value="878075" table:style-name="ce1">
            <text:p>878075</text:p>
          </table:table-cell>
          <table:table-cell office:value-type="float" office:value="1188132" table:style-name="ce1">
            <text:p>1188132</text:p>
          </table:table-cell>
          <table:table-cell office:value-type="float" office:value="388280" table:style-name="ce1">
            <text:p>388280</text:p>
          </table:table-cell>
          <table:table-cell office:value-type="float" office:value="2495019" table:style-name="ce1">
            <text:p>2495019</text:p>
          </table:table-cell>
          <table:table-cell office:value-type="float" office:value="2495826" table:style-name="ce1">
            <text:p>2495826</text:p>
          </table:table-cell>
          <table:table-cell table:style-name="ce1"/>
          <table:table-cell office:value-type="float" office:value="2497354" table:style-name="ce1">
            <text:p>2497354</text:p>
          </table:table-cell>
          <table:table-cell office:value-type="float" office:value="3092723" table:style-name="ce1">
            <text:p>3092723</text:p>
          </table:table-cell>
          <table:table-cell office:value-type="float" office:value="3093406" table:style-name="ce1">
            <text:p>3093406</text:p>
          </table:table-cell>
          <table:table-cell table:style-name="ce1"/>
          <table:table-cell office:value-type="float" office:value="3095015" table:style-name="ce1">
            <text:p>3095015</text:p>
          </table:table-cell>
          <table:table-cell office:value-type="float" office:value="2146441" table:style-name="ce1">
            <text:p>2146441</text:p>
          </table:table-cell>
          <table:table-cell office:value-type="float" office:value="2149350" table:style-name="ce1">
            <text:p>2149350</text:p>
          </table:table-cell>
          <table:table-cell office:value-type="float" office:value="2152068" table:style-name="ce1">
            <text:p>2152068</text:p>
          </table:table-cell>
          <table:table-cell table:style-name="ce1"/>
          <table:table-cell office:value-type="float" office:value="3140282" table:style-name="ce1">
            <text:p>3140282</text:p>
          </table:table-cell>
          <table:table-cell office:value-type="float" office:value="3142339" table:style-name="ce1">
            <text:p>3142339</text:p>
          </table:table-cell>
          <table:table-cell table:style-name="ce1"/>
          <table:table-cell office:value-type="float" office:value="3146663" table:style-name="ce1">
            <text:p>3146663</text:p>
          </table:table-cell>
          <table:table-cell office:value-type="float" office:value="2979968" table:style-name="ce1">
            <text:p>2979968</text:p>
          </table:table-cell>
          <table:table-cell office:value-type="float" office:value="2981637" table:style-name="ce1">
            <text:p>2981637</text:p>
          </table:table-cell>
          <table:table-cell office:value-type="float" office:value="2985455" table:style-name="ce1">
            <text:p>2985455</text:p>
          </table:table-cell>
          <table:table-cell table:style-name="ce1"/>
          <table:table-cell office:value-type="float" office:value="3161291" table:style-name="ce1">
            <text:p>3161291</text:p>
          </table:table-cell>
          <table:table-cell office:value-type="float" office:value="3162523" table:style-name="ce1">
            <text:p>3162523</text:p>
          </table:table-cell>
          <table:table-cell office:value-type="float" office:value="3165783" table:style-name="ce1">
            <text:p>3165783</text:p>
          </table:table-cell>
          <table:table-cell table:style-name="ce1"/>
          <table:table-cell office:value-type="float" office:value="2302350" table:style-name="ce1">
            <text:p>2302350</text:p>
          </table:table-cell>
          <table:table-cell office:value-type="float" office:value="2304033" table:style-name="ce1">
            <text:p>2304033</text:p>
          </table:table-cell>
          <table:table-cell table:style-name="ce1"/>
          <table:table-cell office:value-type="float" office:value="2305656" table:style-name="ce1">
            <text:p>2305656</text:p>
          </table:table-cell>
          <table:table-cell office:value-type="float" office:value="3040810" table:style-name="ce1">
            <text:p>3040810</text:p>
          </table:table-cell>
          <table:table-cell office:value-type="float" office:value="3041471" table:style-name="ce1">
            <text:p>3041471</text:p>
          </table:table-cell>
          <table:table-cell office:value-type="float" office:value="3043417" table:style-name="ce1">
            <text:p>3043417</text:p>
          </table:table-cell>
          <table:table-cell table:style-name="ce1"/>
          <table:table-cell office:value-type="float" office:value="2411058" table:style-name="ce1">
            <text:p>2411058</text:p>
          </table:table-cell>
          <table:table-cell office:value-type="float" office:value="2412578" table:style-name="ce1">
            <text:p>2412578</text:p>
          </table:table-cell>
          <table:table-cell table:style-name="ce1"/>
          <table:table-cell office:value-type="float" office:value="2417043" table:style-name="ce1">
            <text:p>2417043</text:p>
          </table:table-cell>
          <table:table-cell office:value-type="float" office:value="2528480" table:style-name="ce1">
            <text:p>2528480</text:p>
          </table:table-cell>
          <table:table-cell office:value-type="float" office:value="2529408" table:style-name="ce1">
            <text:p>2529408</text:p>
          </table:table-cell>
          <table:table-cell table:style-name="ce1"/>
          <table:table-cell office:value-type="float" office:value="2531243" table:style-name="ce1">
            <text:p>2531243</text:p>
          </table:table-cell>
          <table:table-cell office:value-type="float" office:value="3183616" table:style-name="ce1">
            <text:p>3183616</text:p>
          </table:table-cell>
          <table:table-cell office:value-type="float" office:value="3184460" table:style-name="ce1">
            <text:p>3184460</text:p>
          </table:table-cell>
          <table:table-cell office:value-type="float" office:value="3187314" table:style-name="ce1">
            <text:p>3187314</text:p>
          </table:table-cell>
          <table:table-cell table:style-name="ce1"/>
          <table:table-cell office:value-type="float" office:value="2847194" table:style-name="ce1">
            <text:p>2847194</text:p>
          </table:table-cell>
          <table:table-cell office:value-type="float" office:value="2862013" table:style-name="ce1">
            <text:p>2862013</text:p>
          </table:table-cell>
          <table:table-cell table:style-name="ce1"/>
          <table:table-cell office:value-type="float" office:value="2865018" table:style-name="ce1">
            <text:p>2865018</text:p>
          </table:table-cell>
          <table:table-cell office:value-type="float" office:value="2280908" table:style-name="ce1">
            <text:p>2280908</text:p>
          </table:table-cell>
          <table:table-cell office:value-type="float" office:value="2281871" table:style-name="ce1">
            <text:p>2281871</text:p>
          </table:table-cell>
          <table:table-cell office:value-type="float" office:value="2284561" table:style-name="ce1">
            <text:p>2284561</text:p>
          </table:table-cell>
          <table:table-cell table:style-name="ce1"/>
          <table:table-cell office:value-type="float" office:value="2553389" table:style-name="ce1">
            <text:p>2553389</text:p>
          </table:table-cell>
          <table:table-cell office:value-type="float" office:value="2557144" table:style-name="ce1">
            <text:p>2557144</text:p>
          </table:table-cell>
          <table:table-cell office:value-type="float" office:value="2560492" table:style-name="ce1">
            <text:p>2560492</text:p>
          </table:table-cell>
          <table:table-cell table:style-name="ce1"/>
          <table:table-cell office:value-type="float" office:value="2323341" table:style-name="ce1">
            <text:p>2323341</text:p>
          </table:table-cell>
          <table:table-cell office:value-type="float" office:value="2326816" table:style-name="ce1">
            <text:p>2326816</text:p>
          </table:table-cell>
          <table:table-cell table:style-name="ce1"/>
          <table:table-cell office:value-type="float" office:value="2328307" table:style-name="ce1">
            <text:p>2328307</text:p>
          </table:table-cell>
          <table:table-cell office:value-type="float" office:value="2815380" table:style-name="ce1">
            <text:p>2815380</text:p>
          </table:table-cell>
          <table:table-cell office:value-type="float" office:value="2816396" table:style-name="ce1">
            <text:p>2816396</text:p>
          </table:table-cell>
          <table:table-cell office:value-type="float" office:value="2818798" table:style-name="ce1">
            <text:p>2818798</text:p>
          </table:table-cell>
          <table:table-cell table:style-name="ce1"/>
          <table:table-cell office:value-type="float" office:value="2249218" table:style-name="ce1">
            <text:p>2249218</text:p>
          </table:table-cell>
          <table:table-cell office:value-type="float" office:value="2250603" table:style-name="ce1">
            <text:p>2250603</text:p>
          </table:table-cell>
          <table:table-cell table:style-name="ce1"/>
          <table:table-cell office:value-type="float" office:value="2251918" table:style-name="ce1">
            <text:p>2251918</text:p>
          </table:table-cell>
          <table:table-cell office:value-type="float" office:value="2571721" table:style-name="ce1">
            <text:p>2571721</text:p>
          </table:table-cell>
          <table:table-cell office:value-type="float" office:value="2572381" table:style-name="ce1">
            <text:p>2572381</text:p>
          </table:table-cell>
          <table:table-cell office:value-type="float" office:value="2573898" table:style-name="ce1">
            <text:p>2573898</text:p>
          </table:table-cell>
          <table:table-cell table:style-name="ce1"/>
          <table:table-cell office:value-type="float" office:value="2397173" table:style-name="ce1">
            <text:p>2397173</text:p>
          </table:table-cell>
          <table:table-cell office:value-type="float" office:value="2399793" table:style-name="ce1">
            <text:p>2399793</text:p>
          </table:table-cell>
          <table:table-cell table:style-name="ce1"/>
          <table:table-cell office:value-type="float" office:value="2401371" table:style-name="ce1">
            <text:p>2401371</text:p>
          </table:table-cell>
          <table:table-cell office:value-type="float" office:value="3021882" table:style-name="ce1">
            <text:p>3021882</text:p>
          </table:table-cell>
          <table:table-cell office:value-type="float" office:value="3023395" table:style-name="ce1">
            <text:p>3023395</text:p>
          </table:table-cell>
          <table:table-cell table:style-name="ce1"/>
          <table:table-cell office:value-type="float" office:value="3026647" table:style-name="ce1">
            <text:p>3026647</text:p>
          </table:table-cell>
          <table:table-cell office:value-type="float" office:value="2602730" table:style-name="ce1">
            <text:p>2602730</text:p>
          </table:table-cell>
          <table:table-cell office:value-type="float" office:value="2604026" table:style-name="ce1">
            <text:p>2604026</text:p>
          </table:table-cell>
          <table:table-cell office:value-type="float" office:value="2605822" table:style-name="ce1">
            <text:p>2605822</text:p>
          </table:table-cell>
          <table:table-cell table:style-name="ce1"/>
          <table:table-cell office:value-type="float" office:value="2920886" table:style-name="ce1">
            <text:p>2920886</text:p>
          </table:table-cell>
          <table:table-cell office:value-type="float" office:value="2922068" table:style-name="ce1">
            <text:p>2922068</text:p>
          </table:table-cell>
          <table:table-cell table:style-name="ce1"/>
          <table:table-cell office:value-type="float" office:value="2925194" table:style-name="ce1">
            <text:p>2925194</text:p>
          </table:table-cell>
          <table:table-cell office:value-type="float" office:value="2799423" table:style-name="ce1">
            <text:p>2799423</text:p>
          </table:table-cell>
          <table:table-cell office:value-type="float" office:value="2802780" table:style-name="ce1">
            <text:p>2802780</text:p>
          </table:table-cell>
          <table:table-cell table:style-name="ce1"/>
          <table:table-cell office:value-type="float" office:value="2805858" table:style-name="ce1">
            <text:p>2805858</text:p>
          </table:table-cell>
          <table:table-cell office:value-type="float" office:value="2656907" table:style-name="ce1">
            <text:p>2656907</text:p>
          </table:table-cell>
          <table:table-cell office:value-type="float" office:value="2657863" table:style-name="ce1">
            <text:p>2657863</text:p>
          </table:table-cell>
          <table:table-cell table:style-name="ce1"/>
          <table:table-cell office:value-type="float" office:value="2659971" table:style-name="ce1">
            <text:p>2659971</text:p>
          </table:table-cell>
          <table:table-cell office:value-type="float" office:value="2449015" table:style-name="ce1">
            <text:p>2449015</text:p>
          </table:table-cell>
          <table:table-cell office:value-type="float" office:value="2449969" table:style-name="ce1">
            <text:p>2449969</text:p>
          </table:table-cell>
          <table:table-cell office:value-type="float" office:value="2451760" table:style-name="ce1">
            <text:p>2451760</text:p>
          </table:table-cell>
          <table:table-cell table:style-name="ce1"/>
          <table:table-cell office:value-type="float" office:value="2432324" table:style-name="ce1">
            <text:p>2432324</text:p>
          </table:table-cell>
          <table:table-cell office:value-type="float" office:value="2433390" table:style-name="ce1">
            <text:p>2433390</text:p>
          </table:table-cell>
          <table:table-cell office:value-type="float" office:value="2438532" table:style-name="ce1">
            <text:p>2438532</text:p>
          </table:table-cell>
          <table:table-cell table:style-name="ce1"/>
          <table:table-cell office:value-type="float" office:value="2696146" table:style-name="ce1">
            <text:p>2696146</text:p>
          </table:table-cell>
          <table:table-cell office:value-type="float" office:value="2697002" table:style-name="ce1">
            <text:p>2697002</text:p>
          </table:table-cell>
          <table:table-cell office:value-type="float" office:value="2699144" table:style-name="ce1">
            <text:p>2699144</text:p>
          </table:table-cell>
          <table:table-cell table:style-name="ce1"/>
          <table:table-cell office:value-type="float" office:value="2195652" table:style-name="ce1">
            <text:p>2195652</text:p>
          </table:table-cell>
          <table:table-cell office:value-type="float" office:value="2196713" table:style-name="ce1">
            <text:p>2196713</text:p>
          </table:table-cell>
          <table:table-cell table:style-name="ce1"/>
          <table:table-cell office:value-type="float" office:value="2199519" table:style-name="ce1">
            <text:p>2199519</text:p>
          </table:table-cell>
          <table:table-cell office:value-type="float" office:value="2509555" table:style-name="ce1">
            <text:p>2509555</text:p>
          </table:table-cell>
          <table:table-cell office:value-type="float" office:value="2510621" table:style-name="ce1">
            <text:p>2510621</text:p>
          </table:table-cell>
          <table:table-cell table:style-name="ce1"/>
          <table:table-cell office:value-type="float" office:value="2511951" table:style-name="ce1">
            <text:p>2511951</text:p>
          </table:table-cell>
          <table:table-cell office:value-type="float" office:value="3058905" table:style-name="ce1">
            <text:p>3058905</text:p>
          </table:table-cell>
          <table:table-cell office:value-type="float" office:value="3060347" table:style-name="ce1">
            <text:p>3060347</text:p>
          </table:table-cell>
          <table:table-cell table:style-name="ce1"/>
          <table:table-cell office:value-type="float" office:value="3065951" table:style-name="ce1">
            <text:p>3065951</text:p>
          </table:table-cell>
          <table:table-cell office:value-type="float" office:value="2999044" table:style-name="ce1">
            <text:p>2999044</text:p>
          </table:table-cell>
          <table:table-cell office:value-type="float" office:value="3000118" table:style-name="ce1">
            <text:p>3000118</text:p>
          </table:table-cell>
          <table:table-cell office:value-type="float" office:value="3002879" table:style-name="ce1">
            <text:p>3002879</text:p>
          </table:table-cell>
          <table:table-cell table:style-name="ce1"/>
          <table:table-cell office:value-type="float" office:value="2260180" table:style-name="ce1">
            <text:p>2260180</text:p>
          </table:table-cell>
          <table:table-cell office:value-type="float" office:value="2261277" table:style-name="ce1">
            <text:p>2261277</text:p>
          </table:table-cell>
          <table:table-cell table:style-name="ce1"/>
          <table:table-cell office:value-type="float" office:value="2262530" table:style-name="ce1">
            <text:p>2262530</text:p>
          </table:table-cell>
          <table:table-cell office:value-type="float" office:value="2736374" table:style-name="ce1">
            <text:p>2736374</text:p>
          </table:table-cell>
          <table:table-cell office:value-type="float" office:value="2737806" table:style-name="ce1">
            <text:p>2737806</text:p>
          </table:table-cell>
          <table:table-cell office:value-type="float" office:value="2739453" table:style-name="ce1">
            <text:p>2739453</text:p>
          </table:table-cell>
          <table:table-cell table:style-name="ce1"/>
          <table:table-cell office:value-type="float" office:value="2102426" table:style-name="ce1">
            <text:p>2102426</text:p>
          </table:table-cell>
          <table:table-cell office:value-type="float" office:value="2104088" table:style-name="ce1">
            <text:p>2104088</text:p>
          </table:table-cell>
          <table:table-cell table:style-name="ce1"/>
          <table:table-cell office:value-type="float" office:value="2111516" table:style-name="ce1">
            <text:p>2111516</text:p>
          </table:table-cell>
          <table:table-cell office:value-type="float" office:value="2542627" table:style-name="ce1">
            <text:p>2542627</text:p>
          </table:table-cell>
          <table:table-cell office:value-type="float" office:value="2544094" table:style-name="ce1">
            <text:p>2544094</text:p>
          </table:table-cell>
          <table:table-cell office:value-type="float" office:value="2546324" table:style-name="ce1">
            <text:p>2546324</text:p>
          </table:table-cell>
          <table:table-cell table:style-name="ce1"/>
          <table:table-cell office:value-type="float" office:value="2679307" table:style-name="ce1">
            <text:p>2679307</text:p>
          </table:table-cell>
          <table:table-cell office:value-type="float" office:value="2680874" table:style-name="ce1">
            <text:p>2680874</text:p>
          </table:table-cell>
          <table:table-cell table:style-name="ce1"/>
          <table:table-cell office:value-type="float" office:value="2682648" table:style-name="ce1">
            <text:p>2682648</text:p>
          </table:table-cell>
          <table:table-cell office:value-type="float" office:value="3196406" table:style-name="ce1">
            <text:p>3196406</text:p>
          </table:table-cell>
          <table:table-cell office:value-type="float" office:value="3198131" table:style-name="ce1">
            <text:p>3198131</text:p>
          </table:table-cell>
          <table:table-cell table:style-name="ce1"/>
          <table:table-cell office:value-type="float" office:value="3200524" table:style-name="ce1">
            <text:p>3200524</text:p>
          </table:table-cell>
          <table:table-cell office:value-type="float" office:value="2625561" table:style-name="ce1">
            <text:p>2625561</text:p>
          </table:table-cell>
          <table:table-cell office:value-type="float" office:value="2626784" table:style-name="ce1">
            <text:p>2626784</text:p>
          </table:table-cell>
          <table:table-cell office:value-type="float" office:value="2627881" table:style-name="ce1">
            <text:p>2627881</text:p>
          </table:table-cell>
          <table:table-cell table:style-name="ce1"/>
          <table:table-cell office:value-type="float" office:value="2765918" table:style-name="ce1">
            <text:p>2765918</text:p>
          </table:table-cell>
          <table:table-cell office:value-type="float" office:value="2768523" table:style-name="ce1">
            <text:p>2768523</text:p>
          </table:table-cell>
          <table:table-cell office:value-type="float" office:value="2770326" table:style-name="ce1">
            <text:p>2770326</text:p>
          </table:table-cell>
          <table:table-cell table:style-name="ce1"/>
          <table:table-cell office:value-type="float" office:value="2377613" table:style-name="ce1">
            <text:p>2377613</text:p>
          </table:table-cell>
          <table:table-cell office:value-type="float" office:value="2381830" table:style-name="ce1">
            <text:p>2381830</text:p>
          </table:table-cell>
          <table:table-cell office:value-type="float" office:value="2383650" table:style-name="ce1">
            <text:p>2383650</text:p>
          </table:table-cell>
          <table:table-cell table:style-name="ce1"/>
          <table:table-cell office:value-type="float" office:value="2833168" table:style-name="ce1">
            <text:p>2833168</text:p>
          </table:table-cell>
          <table:table-cell office:value-type="float" office:value="2835297" table:style-name="ce1">
            <text:p>2835297</text:p>
          </table:table-cell>
          <table:table-cell office:value-type="float" office:value="2837962" table:style-name="ce1">
            <text:p>2837962</text:p>
          </table:table-cell>
          <table:table-cell table:style-name="ce1"/>
          <table:table-cell office:value-type="float" office:value="2942613" table:style-name="ce1">
            <text:p>2942613</text:p>
          </table:table-cell>
          <table:table-cell office:value-type="float" office:value="2947973" table:style-name="ce1">
            <text:p>2947973</text:p>
          </table:table-cell>
          <table:table-cell office:value-type="float" office:value="2951427" table:style-name="ce1">
            <text:p>2951427</text:p>
          </table:table-cell>
          <table:table-cell table:style-name="ce1"/>
          <table:table-cell office:value-type="float" office:value="3082343" table:style-name="ce1">
            <text:p>3082343</text:p>
          </table:table-cell>
          <table:table-cell office:value-type="float" office:value="3084273" table:style-name="ce1">
            <text:p>3084273</text:p>
          </table:table-cell>
          <table:table-cell office:value-type="float" office:value="3085784" table:style-name="ce1">
            <text:p>3085784</text:p>
          </table:table-cell>
          <table:table-cell table:style-name="ce1"/>
          <table:table-cell office:value-type="float" office:value="2716873" table:style-name="ce1">
            <text:p>2716873</text:p>
          </table:table-cell>
          <table:table-cell office:value-type="float" office:value="2718800" table:style-name="ce1">
            <text:p>2718800</text:p>
          </table:table-cell>
          <table:table-cell office:value-type="float" office:value="2722831" table:style-name="ce1">
            <text:p>2722831</text:p>
          </table:table-cell>
          <table:table-cell table:style-name="ce1"/>
          <table:table-cell office:value-type="float" office:value="2962497" table:style-name="ce1">
            <text:p>2962497</text:p>
          </table:table-cell>
          <table:table-cell office:value-type="float" office:value="2966850" table:style-name="ce1">
            <text:p>2966850</text:p>
          </table:table-cell>
          <table:table-cell table:style-name="ce1"/>
          <table:table-cell office:value-type="float" office:value="2970464" table:style-name="ce1">
            <text:p>2970464</text:p>
          </table:table-cell>
          <table:table-cell office:value-type="float" office:value="2484598" table:style-name="ce1">
            <text:p>2484598</text:p>
          </table:table-cell>
          <table:table-cell office:value-type="float" office:value="2486267" table:style-name="ce1">
            <text:p>2486267</text:p>
          </table:table-cell>
          <table:table-cell table:style-name="ce1"/>
          <table:table-cell office:value-type="float" office:value="2487826" table:style-name="ce1">
            <text:p>2487826</text:p>
          </table:table-cell>
          <table:table-cell office:value-type="float" office:value="2122943" table:style-name="ce1">
            <text:p>2122943</text:p>
          </table:table-cell>
          <table:table-cell office:value-type="float" office:value="2124311" table:style-name="ce1">
            <text:p>2124311</text:p>
          </table:table-cell>
          <table:table-cell office:value-type="float" office:value="2127788" table:style-name="ce1">
            <text:p>2127788</text:p>
          </table:table-cell>
          <table:table-cell table:style-name="ce1"/>
          <table:table-cell office:value-type="float" office:value="2346261" table:style-name="ce1">
            <text:p>2346261</text:p>
          </table:table-cell>
          <table:table-cell office:value-type="float" office:value="2347790" table:style-name="ce1">
            <text:p>2347790</text:p>
          </table:table-cell>
          <table:table-cell table:style-name="ce1"/>
          <table:table-cell office:value-type="float" office:value="2349697" table:style-name="ce1">
            <text:p>2349697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3">
            <text:p>294929_201119_132535_M03921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2:34:27</text:p>
          </table:table-cell>
          <table:table-cell office:value-type="string" table:style-name="ce1">
            <text:p>2020-11-19_13:34:27</text:p>
          </table:table-cell>
          <table:table-cell office:value-type="float" office:value="0.9" table:style-name="ce1">
            <text:p>0,9</text:p>
          </table:table-cell>
          <table:table-cell office:value-type="string" table:style-name="ce1">
            <text:p>camille.de</text:p>
          </table:table-cell>
          <table:table-cell office:value-type="string" table:style-name="ce1">
            <text:p>M03921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5WdIlis9rWDTbgp</text:p>
          </table:table-cell>
          <table:table-cell office:value-type="string" table:style-name="ce1">
            <text:p>https://www.testable.org/experiment/4303/294929/start?participant=M039218</text:p>
          </table:table-cell>
          <table:table-cell office:value-type="float" office:value="3070184" table:style-name="ce1">
            <text:p>3070184</text:p>
          </table:table-cell>
          <table:table-cell office:value-type="float" office:value="51.169733333332999" table:style-name="ce1">
            <text:p>51,16973333</text:p>
          </table:table-cell>
          <table:table-cell office:value-type="float" office:value="573949" table:style-name="ce1">
            <text:p>573949</text:p>
          </table:table-cell>
          <table:table-cell office:value-type="float" office:value="1249652" table:style-name="ce1">
            <text:p>1249652</text:p>
          </table:table-cell>
          <table:table-cell office:value-type="float" office:value="636911" table:style-name="ce1">
            <text:p>636911</text:p>
          </table:table-cell>
          <table:table-cell office:value-type="float" office:value="810703" table:style-name="ce1">
            <text:p>810703</text:p>
          </table:table-cell>
          <table:table-cell office:value-type="float" office:value="667875" table:style-name="ce1">
            <text:p>667875</text:p>
          </table:table-cell>
          <table:table-cell office:value-type="float" office:value="457636" table:style-name="ce1">
            <text:p>457636</text:p>
          </table:table-cell>
          <table:table-cell office:value-type="float" office:value="1072733" table:style-name="ce1">
            <text:p>1072733</text:p>
          </table:table-cell>
          <table:table-cell office:value-type="float" office:value="1004474" table:style-name="ce1">
            <text:p>1004474</text:p>
          </table:table-cell>
          <table:table-cell office:value-type="float" office:value="526032" table:style-name="ce1">
            <text:p>526032</text:p>
          </table:table-cell>
          <table:table-cell office:value-type="float" office:value="339247" table:style-name="ce1">
            <text:p>339247</text:p>
          </table:table-cell>
          <table:table-cell office:value-type="float" office:value="1130311" table:style-name="ce1">
            <text:p>1130311</text:p>
          </table:table-cell>
          <table:table-cell office:value-type="float" office:value="1205089" table:style-name="ce1">
            <text:p>1205089</text:p>
          </table:table-cell>
          <table:table-cell office:value-type="float" office:value="3064687" table:style-name="ce1">
            <text:p>3064687</text:p>
          </table:table-cell>
          <table:table-cell office:value-type="float" office:value="3065198" table:style-name="ce1">
            <text:p>3065198</text:p>
          </table:table-cell>
          <table:table-cell office:value-type="float" office:value="3067699" table:style-name="ce1">
            <text:p>3067699</text:p>
          </table:table-cell>
          <table:table-cell table:style-name="ce1"/>
          <table:table-cell office:value-type="float" office:value="2369232" table:style-name="ce1">
            <text:p>2369232</text:p>
          </table:table-cell>
          <table:table-cell office:value-type="float" office:value="2370453" table:style-name="ce1">
            <text:p>2370453</text:p>
          </table:table-cell>
          <table:table-cell table:style-name="ce1"/>
          <table:table-cell office:value-type="float" office:value="2372350" table:style-name="ce1">
            <text:p>2372350</text:p>
          </table:table-cell>
          <table:table-cell office:value-type="float" office:value="2878460" table:style-name="ce1">
            <text:p>2878460</text:p>
          </table:table-cell>
          <table:table-cell office:value-type="float" office:value="2881111" table:style-name="ce1">
            <text:p>2881111</text:p>
          </table:table-cell>
          <table:table-cell table:style-name="ce1"/>
          <table:table-cell office:value-type="float" office:value="2883236" table:style-name="ce1">
            <text:p>2883236</text:p>
          </table:table-cell>
          <table:table-cell office:value-type="float" office:value="2994997" table:style-name="ce1">
            <text:p>2994997</text:p>
          </table:table-cell>
          <table:table-cell office:value-type="float" office:value="2995976" table:style-name="ce1">
            <text:p>2995976</text:p>
          </table:table-cell>
          <table:table-cell table:style-name="ce1"/>
          <table:table-cell office:value-type="float" office:value="2997721" table:style-name="ce1">
            <text:p>2997721</text:p>
          </table:table-cell>
          <table:table-cell office:value-type="float" office:value="2693880" table:style-name="ce1">
            <text:p>2693880</text:p>
          </table:table-cell>
          <table:table-cell office:value-type="float" office:value="2695380" table:style-name="ce1">
            <text:p>2695380</text:p>
          </table:table-cell>
          <table:table-cell office:value-type="float" office:value="2698035" table:style-name="ce1">
            <text:p>2698035</text:p>
          </table:table-cell>
          <table:table-cell table:style-name="ce1"/>
          <table:table-cell office:value-type="float" office:value="3056234" table:style-name="ce1">
            <text:p>3056234</text:p>
          </table:table-cell>
          <table:table-cell office:value-type="float" office:value="3056771" table:style-name="ce1">
            <text:p>3056771</text:p>
          </table:table-cell>
          <table:table-cell office:value-type="float" office:value="3058684" table:style-name="ce1">
            <text:p>3058684</text:p>
          </table:table-cell>
          <table:table-cell table:style-name="ce1"/>
          <table:table-cell office:value-type="float" office:value="2603126" table:style-name="ce1">
            <text:p>2603126</text:p>
          </table:table-cell>
          <table:table-cell office:value-type="float" office:value="2603943" table:style-name="ce1">
            <text:p>2603943</text:p>
          </table:table-cell>
          <table:table-cell office:value-type="float" office:value="2605528" table:style-name="ce1">
            <text:p>2605528</text:p>
          </table:table-cell>
          <table:table-cell table:style-name="ce1"/>
          <table:table-cell office:value-type="float" office:value="2578606" table:style-name="ce1">
            <text:p>2578606</text:p>
          </table:table-cell>
          <table:table-cell office:value-type="float" office:value="2579584" table:style-name="ce1">
            <text:p>2579584</text:p>
          </table:table-cell>
          <table:table-cell office:value-type="float" office:value="2582026" table:style-name="ce1">
            <text:p>2582026</text:p>
          </table:table-cell>
          <table:table-cell table:style-name="ce1"/>
          <table:table-cell office:value-type="float" office:value="2648650" table:style-name="ce1">
            <text:p>2648650</text:p>
          </table:table-cell>
          <table:table-cell office:value-type="float" office:value="2649586" table:style-name="ce1">
            <text:p>2649586</text:p>
          </table:table-cell>
          <table:table-cell office:value-type="float" office:value="2652274" table:style-name="ce1">
            <text:p>2652274</text:p>
          </table:table-cell>
          <table:table-cell table:style-name="ce1"/>
          <table:table-cell office:value-type="float" office:value="3024352" table:style-name="ce1">
            <text:p>3024352</text:p>
          </table:table-cell>
          <table:table-cell office:value-type="float" office:value="3025107" table:style-name="ce1">
            <text:p>3025107</text:p>
          </table:table-cell>
          <table:table-cell office:value-type="float" office:value="3026641" table:style-name="ce1">
            <text:p>3026641</text:p>
          </table:table-cell>
          <table:table-cell table:style-name="ce1"/>
          <table:table-cell office:value-type="float" office:value="2405940" table:style-name="ce1">
            <text:p>2405940</text:p>
          </table:table-cell>
          <table:table-cell office:value-type="float" office:value="2407381" table:style-name="ce1">
            <text:p>2407381</text:p>
          </table:table-cell>
          <table:table-cell office:value-type="float" office:value="2409022" table:style-name="ce1">
            <text:p>2409022</text:p>
          </table:table-cell>
          <table:table-cell table:style-name="ce1"/>
          <table:table-cell office:value-type="float" office:value="2961895" table:style-name="ce1">
            <text:p>2961895</text:p>
          </table:table-cell>
          <table:table-cell office:value-type="float" office:value="2962770" table:style-name="ce1">
            <text:p>2962770</text:p>
          </table:table-cell>
          <table:table-cell table:style-name="ce1"/>
          <table:table-cell office:value-type="float" office:value="2964619" table:style-name="ce1">
            <text:p>2964619</text:p>
          </table:table-cell>
          <table:table-cell office:value-type="float" office:value="2890831" table:style-name="ce1">
            <text:p>2890831</text:p>
          </table:table-cell>
          <table:table-cell office:value-type="float" office:value="2891763" table:style-name="ce1">
            <text:p>2891763</text:p>
          </table:table-cell>
          <table:table-cell office:value-type="float" office:value="2893482" table:style-name="ce1">
            <text:p>2893482</text:p>
          </table:table-cell>
          <table:table-cell table:style-name="ce1"/>
          <table:table-cell office:value-type="float" office:value="2825747" table:style-name="ce1">
            <text:p>2825747</text:p>
          </table:table-cell>
          <table:table-cell office:value-type="float" office:value="2827448" table:style-name="ce1">
            <text:p>2827448</text:p>
          </table:table-cell>
          <table:table-cell table:style-name="ce1"/>
          <table:table-cell office:value-type="float" office:value="2829209" table:style-name="ce1">
            <text:p>2829209</text:p>
          </table:table-cell>
          <table:table-cell office:value-type="float" office:value="2353977" table:style-name="ce1">
            <text:p>2353977</text:p>
          </table:table-cell>
          <table:table-cell office:value-type="float" office:value="2359806" table:style-name="ce1">
            <text:p>2359806</text:p>
          </table:table-cell>
          <table:table-cell office:value-type="float" office:value="2361568" table:style-name="ce1">
            <text:p>2361568</text:p>
          </table:table-cell>
          <table:table-cell table:style-name="ce1"/>
          <table:table-cell office:value-type="float" office:value="2814502" table:style-name="ce1">
            <text:p>2814502</text:p>
          </table:table-cell>
          <table:table-cell office:value-type="float" office:value="2815420" table:style-name="ce1">
            <text:p>2815420</text:p>
          </table:table-cell>
          <table:table-cell office:value-type="float" office:value="2817391" table:style-name="ce1">
            <text:p>2817391</text:p>
          </table:table-cell>
          <table:table-cell table:style-name="ce1"/>
          <table:table-cell office:value-type="float" office:value="2838302" table:style-name="ce1">
            <text:p>2838302</text:p>
          </table:table-cell>
          <table:table-cell office:value-type="float" office:value="2839789" table:style-name="ce1">
            <text:p>2839789</text:p>
          </table:table-cell>
          <table:table-cell office:value-type="float" office:value="2841268" table:style-name="ce1">
            <text:p>2841268</text:p>
          </table:table-cell>
          <table:table-cell table:style-name="ce1"/>
          <table:table-cell office:value-type="float" office:value="2753524" table:style-name="ce1">
            <text:p>2753524</text:p>
          </table:table-cell>
          <table:table-cell office:value-type="float" office:value="2754413" table:style-name="ce1">
            <text:p>2754413</text:p>
          </table:table-cell>
          <table:table-cell office:value-type="float" office:value="2755669" table:style-name="ce1">
            <text:p>2755669</text:p>
          </table:table-cell>
          <table:table-cell table:style-name="ce1"/>
          <table:table-cell office:value-type="float" office:value="2660657" table:style-name="ce1">
            <text:p>2660657</text:p>
          </table:table-cell>
          <table:table-cell office:value-type="float" office:value="2661838" table:style-name="ce1">
            <text:p>2661838</text:p>
          </table:table-cell>
          <table:table-cell table:style-name="ce1"/>
          <table:table-cell office:value-type="float" office:value="2663493" table:style-name="ce1">
            <text:p>2663493</text:p>
          </table:table-cell>
          <table:table-cell office:value-type="float" office:value="2951221" table:style-name="ce1">
            <text:p>2951221</text:p>
          </table:table-cell>
          <table:table-cell office:value-type="float" office:value="2952321" table:style-name="ce1">
            <text:p>2952321</text:p>
          </table:table-cell>
          <table:table-cell table:style-name="ce1"/>
          <table:table-cell office:value-type="float" office:value="2954306" table:style-name="ce1">
            <text:p>2954306</text:p>
          </table:table-cell>
          <table:table-cell office:value-type="float" office:value="2929606" table:style-name="ce1">
            <text:p>2929606</text:p>
          </table:table-cell>
          <table:table-cell office:value-type="float" office:value="2931299" table:style-name="ce1">
            <text:p>2931299</text:p>
          </table:table-cell>
          <table:table-cell office:value-type="float" office:value="2932987" table:style-name="ce1">
            <text:p>2932987</text:p>
          </table:table-cell>
          <table:table-cell table:style-name="ce1"/>
          <table:table-cell office:value-type="float" office:value="2512789" table:style-name="ce1">
            <text:p>2512789</text:p>
          </table:table-cell>
          <table:table-cell office:value-type="float" office:value="2513968" table:style-name="ce1">
            <text:p>2513968</text:p>
          </table:table-cell>
          <table:table-cell table:style-name="ce1"/>
          <table:table-cell office:value-type="float" office:value="2515567" table:style-name="ce1">
            <text:p>2515567</text:p>
          </table:table-cell>
          <table:table-cell office:value-type="float" office:value="2477290" table:style-name="ce1">
            <text:p>2477290</text:p>
          </table:table-cell>
          <table:table-cell office:value-type="float" office:value="2478144" table:style-name="ce1">
            <text:p>2478144</text:p>
          </table:table-cell>
          <table:table-cell office:value-type="float" office:value="2479872" table:style-name="ce1">
            <text:p>2479872</text:p>
          </table:table-cell>
          <table:table-cell table:style-name="ce1"/>
          <table:table-cell office:value-type="float" office:value="2764242" table:style-name="ce1">
            <text:p>2764242</text:p>
          </table:table-cell>
          <table:table-cell office:value-type="float" office:value="2765197" table:style-name="ce1">
            <text:p>2765197</text:p>
          </table:table-cell>
          <table:table-cell table:style-name="ce1"/>
          <table:table-cell office:value-type="float" office:value="2767110" table:style-name="ce1">
            <text:p>2767110</text:p>
          </table:table-cell>
          <table:table-cell office:value-type="float" office:value="2424452" table:style-name="ce1">
            <text:p>2424452</text:p>
          </table:table-cell>
          <table:table-cell office:value-type="float" office:value="2426080" table:style-name="ce1">
            <text:p>2426080</text:p>
          </table:table-cell>
          <table:table-cell table:style-name="ce1"/>
          <table:table-cell office:value-type="float" office:value="2427648" table:style-name="ce1">
            <text:p>2427648</text:p>
          </table:table-cell>
          <table:table-cell office:value-type="float" office:value="2416347" table:style-name="ce1">
            <text:p>2416347</text:p>
          </table:table-cell>
          <table:table-cell office:value-type="float" office:value="2417655" table:style-name="ce1">
            <text:p>2417655</text:p>
          </table:table-cell>
          <table:table-cell table:style-name="ce1"/>
          <table:table-cell office:value-type="float" office:value="2419206" table:style-name="ce1">
            <text:p>2419206</text:p>
          </table:table-cell>
          <table:table-cell office:value-type="float" office:value="2806000" table:style-name="ce1">
            <text:p>2806000</text:p>
          </table:table-cell>
          <table:table-cell office:value-type="float" office:value="2806568" table:style-name="ce1">
            <text:p>2806568</text:p>
          </table:table-cell>
          <table:table-cell office:value-type="float" office:value="2808127" table:style-name="ce1">
            <text:p>2808127</text:p>
          </table:table-cell>
          <table:table-cell table:style-name="ce1"/>
          <table:table-cell office:value-type="float" office:value="2560584" table:style-name="ce1">
            <text:p>2560584</text:p>
          </table:table-cell>
          <table:table-cell office:value-type="float" office:value="2561354" table:style-name="ce1">
            <text:p>2561354</text:p>
          </table:table-cell>
          <table:table-cell table:style-name="ce1"/>
          <table:table-cell office:value-type="float" office:value="2562930" table:style-name="ce1">
            <text:p>2562930</text:p>
          </table:table-cell>
          <table:table-cell office:value-type="float" office:value="3034678" table:style-name="ce1">
            <text:p>3034678</text:p>
          </table:table-cell>
          <table:table-cell office:value-type="float" office:value="3035471" table:style-name="ce1">
            <text:p>3035471</text:p>
          </table:table-cell>
          <table:table-cell table:style-name="ce1"/>
          <table:table-cell office:value-type="float" office:value="3037224" table:style-name="ce1">
            <text:p>3037224</text:p>
          </table:table-cell>
          <table:table-cell office:value-type="float" office:value="2971100" table:style-name="ce1">
            <text:p>2971100</text:p>
          </table:table-cell>
          <table:table-cell office:value-type="float" office:value="2971887" table:style-name="ce1">
            <text:p>2971887</text:p>
          </table:table-cell>
          <table:table-cell office:value-type="float" office:value="2974082" table:style-name="ce1">
            <text:p>2974082</text:p>
          </table:table-cell>
          <table:table-cell table:style-name="ce1"/>
          <table:table-cell office:value-type="float" office:value="2708009" table:style-name="ce1">
            <text:p>2708009</text:p>
          </table:table-cell>
          <table:table-cell office:value-type="float" office:value="2708682" table:style-name="ce1">
            <text:p>2708682</text:p>
          </table:table-cell>
          <table:table-cell table:style-name="ce1"/>
          <table:table-cell office:value-type="float" office:value="2711296" table:style-name="ce1">
            <text:p>2711296</text:p>
          </table:table-cell>
          <table:table-cell office:value-type="float" office:value="3043968" table:style-name="ce1">
            <text:p>3043968</text:p>
          </table:table-cell>
          <table:table-cell office:value-type="float" office:value="3045068" table:style-name="ce1">
            <text:p>3045068</text:p>
          </table:table-cell>
          <table:table-cell table:style-name="ce1"/>
          <table:table-cell office:value-type="float" office:value="3046603" table:style-name="ce1">
            <text:p>3046603</text:p>
          </table:table-cell>
          <table:table-cell office:value-type="float" office:value="2794025" table:style-name="ce1">
            <text:p>2794025</text:p>
          </table:table-cell>
          <table:table-cell office:value-type="float" office:value="2796500" table:style-name="ce1">
            <text:p>2796500</text:p>
          </table:table-cell>
          <table:table-cell table:style-name="ce1"/>
          <table:table-cell office:value-type="float" office:value="2798493" table:style-name="ce1">
            <text:p>2798493</text:p>
          </table:table-cell>
          <table:table-cell office:value-type="float" office:value="2447386" table:style-name="ce1">
            <text:p>2447386</text:p>
          </table:table-cell>
          <table:table-cell office:value-type="float" office:value="2448708" table:style-name="ce1">
            <text:p>2448708</text:p>
          </table:table-cell>
          <table:table-cell table:style-name="ce1"/>
          <table:table-cell office:value-type="float" office:value="2450221" table:style-name="ce1">
            <text:p>2450221</text:p>
          </table:table-cell>
          <table:table-cell office:value-type="float" office:value="2723005" table:style-name="ce1">
            <text:p>2723005</text:p>
          </table:table-cell>
          <table:table-cell office:value-type="float" office:value="2724095" table:style-name="ce1">
            <text:p>2724095</text:p>
          </table:table-cell>
          <table:table-cell table:style-name="ce1"/>
          <table:table-cell office:value-type="float" office:value="2726145" table:style-name="ce1">
            <text:p>2726145</text:p>
          </table:table-cell>
          <table:table-cell office:value-type="float" office:value="2983889" table:style-name="ce1">
            <text:p>2983889</text:p>
          </table:table-cell>
          <table:table-cell office:value-type="float" office:value="2984441" table:style-name="ce1">
            <text:p>2984441</text:p>
          </table:table-cell>
          <table:table-cell office:value-type="float" office:value="2987906" table:style-name="ce1">
            <text:p>2987906</text:p>
          </table:table-cell>
          <table:table-cell table:style-name="ce1"/>
          <table:table-cell office:value-type="float" office:value="2866657" table:style-name="ce1">
            <text:p>2866657</text:p>
          </table:table-cell>
          <table:table-cell office:value-type="float" office:value="2867363" table:style-name="ce1">
            <text:p>2867363</text:p>
          </table:table-cell>
          <table:table-cell table:style-name="ce1"/>
          <table:table-cell office:value-type="float" office:value="2869156" table:style-name="ce1">
            <text:p>2869156</text:p>
          </table:table-cell>
          <table:table-cell office:value-type="float" office:value="3007088" table:style-name="ce1">
            <text:p>3007088</text:p>
          </table:table-cell>
          <table:table-cell office:value-type="float" office:value="3008228" table:style-name="ce1">
            <text:p>3008228</text:p>
          </table:table-cell>
          <table:table-cell office:value-type="float" office:value="3009933" table:style-name="ce1">
            <text:p>3009933</text:p>
          </table:table-cell>
          <table:table-cell table:style-name="ce1"/>
          <table:table-cell office:value-type="float" office:value="2915836" table:style-name="ce1">
            <text:p>2915836</text:p>
          </table:table-cell>
          <table:table-cell office:value-type="float" office:value="2916750" table:style-name="ce1">
            <text:p>2916750</text:p>
          </table:table-cell>
          <table:table-cell office:value-type="float" office:value="2919058" table:style-name="ce1">
            <text:p>2919058</text:p>
          </table:table-cell>
          <table:table-cell table:style-name="ce1"/>
          <table:table-cell office:value-type="float" office:value="2733418" table:style-name="ce1">
            <text:p>2733418</text:p>
          </table:table-cell>
          <table:table-cell office:value-type="float" office:value="2734268" table:style-name="ce1">
            <text:p>2734268</text:p>
          </table:table-cell>
          <table:table-cell office:value-type="float" office:value="2736207" table:style-name="ce1">
            <text:p>2736207</text:p>
          </table:table-cell>
          <table:table-cell table:style-name="ce1"/>
          <table:table-cell office:value-type="float" office:value="2498819" table:style-name="ce1">
            <text:p>2498819</text:p>
          </table:table-cell>
          <table:table-cell office:value-type="float" office:value="2500012" table:style-name="ce1">
            <text:p>2500012</text:p>
          </table:table-cell>
          <table:table-cell office:value-type="float" office:value="2502240" table:style-name="ce1">
            <text:p>2502240</text:p>
          </table:table-cell>
          <table:table-cell table:style-name="ce1"/>
          <table:table-cell office:value-type="float" office:value="2307458" table:style-name="ce1">
            <text:p>2307458</text:p>
          </table:table-cell>
          <table:table-cell office:value-type="float" office:value="2308404" table:style-name="ce1">
            <text:p>2308404</text:p>
          </table:table-cell>
          <table:table-cell office:value-type="float" office:value="2311137" table:style-name="ce1">
            <text:p>2311137</text:p>
          </table:table-cell>
          <table:table-cell table:style-name="ce1"/>
          <table:table-cell office:value-type="float" office:value="2488222" table:style-name="ce1">
            <text:p>2488222</text:p>
          </table:table-cell>
          <table:table-cell office:value-type="float" office:value="2489080" table:style-name="ce1">
            <text:p>2489080</text:p>
          </table:table-cell>
          <table:table-cell office:value-type="float" office:value="2490938" table:style-name="ce1">
            <text:p>2490938</text:p>
          </table:table-cell>
          <table:table-cell table:style-name="ce1"/>
          <table:table-cell office:value-type="float" office:value="2849010" table:style-name="ce1">
            <text:p>2849010</text:p>
          </table:table-cell>
          <table:table-cell office:value-type="float" office:value="2849974" table:style-name="ce1">
            <text:p>2849974</text:p>
          </table:table-cell>
          <table:table-cell table:style-name="ce1"/>
          <table:table-cell office:value-type="float" office:value="2851639" table:style-name="ce1">
            <text:p>2851639</text:p>
          </table:table-cell>
          <table:table-cell office:value-type="float" office:value="2742156" table:style-name="ce1">
            <text:p>2742156</text:p>
          </table:table-cell>
          <table:table-cell office:value-type="float" office:value="2743156" table:style-name="ce1">
            <text:p>2743156</text:p>
          </table:table-cell>
          <table:table-cell office:value-type="float" office:value="2744813" table:style-name="ce1">
            <text:p>2744813</text:p>
          </table:table-cell>
          <table:table-cell table:style-name="ce1"/>
          <table:table-cell office:value-type="float" office:value="2633993" table:style-name="ce1">
            <text:p>2633993</text:p>
          </table:table-cell>
          <table:table-cell office:value-type="float" office:value="2635702" table:style-name="ce1">
            <text:p>2635702</text:p>
          </table:table-cell>
          <table:table-cell office:value-type="float" office:value="2637654" table:style-name="ce1">
            <text:p>2637654</text:p>
          </table:table-cell>
          <table:table-cell table:style-name="ce1"/>
          <table:table-cell office:value-type="float" office:value="2435921" table:style-name="ce1">
            <text:p>2435921</text:p>
          </table:table-cell>
          <table:table-cell office:value-type="float" office:value="2436835" table:style-name="ce1">
            <text:p>2436835</text:p>
          </table:table-cell>
          <table:table-cell office:value-type="float" office:value="2438538" table:style-name="ce1">
            <text:p>2438538</text:p>
          </table:table-cell>
          <table:table-cell table:style-name="ce1"/>
          <table:table-cell office:value-type="float" office:value="2901300" table:style-name="ce1">
            <text:p>2901300</text:p>
          </table:table-cell>
          <table:table-cell office:value-type="float" office:value="2902247" table:style-name="ce1">
            <text:p>2902247</text:p>
          </table:table-cell>
          <table:table-cell office:value-type="float" office:value="2903801" table:style-name="ce1">
            <text:p>2903801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9_142549_M07597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3:31:37</text:p>
          </table:table-cell>
          <table:table-cell office:value-type="string" table:style-name="ce1">
            <text:p>2020-11-19_14:31:37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M075979</text:p>
          </table:table-cell>
          <table:table-cell office:value-type="string" table:style-name="ce1">
            <text:p>M07597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vyk2UR8d9EqphLCJ</text:p>
          </table:table-cell>
          <table:table-cell office:value-type="string" table:style-name="ce1">
            <text:p>https://www.testable.org/experiment/4303/294929/start?participant=M075979</text:p>
          </table:table-cell>
          <table:table-cell office:value-type="float" office:value="3253844" table:style-name="ce1">
            <text:p>3253844</text:p>
          </table:table-cell>
          <table:table-cell office:value-type="float" office:value="54.230733333332999" table:style-name="ce1">
            <text:p>54,23073333</text:p>
          </table:table-cell>
          <table:table-cell office:value-type="float" office:value="534350" table:style-name="ce1">
            <text:p>534350</text:p>
          </table:table-cell>
          <table:table-cell office:value-type="float" office:value="663982" table:style-name="ce1">
            <text:p>663982</text:p>
          </table:table-cell>
          <table:table-cell office:value-type="float" office:value="720706" table:style-name="ce1">
            <text:p>720706</text:p>
          </table:table-cell>
          <table:table-cell office:value-type="float" office:value="1099966" table:style-name="ce1">
            <text:p>1099966</text:p>
          </table:table-cell>
          <table:table-cell office:value-type="float" office:value="1043786" table:style-name="ce1">
            <text:p>1043786</text:p>
          </table:table-cell>
          <table:table-cell office:value-type="float" office:value="994949" table:style-name="ce1">
            <text:p>994949</text:p>
          </table:table-cell>
          <table:table-cell office:value-type="float" office:value="836758" table:style-name="ce1">
            <text:p>836758</text:p>
          </table:table-cell>
          <table:table-cell office:value-type="float" office:value="473200" table:style-name="ce1">
            <text:p>473200</text:p>
          </table:table-cell>
          <table:table-cell office:value-type="float" office:value="390624" table:style-name="ce1">
            <text:p>390624</text:p>
          </table:table-cell>
          <table:table-cell office:value-type="float" office:value="774946" table:style-name="ce1">
            <text:p>774946</text:p>
          </table:table-cell>
          <table:table-cell office:value-type="float" office:value="929388" table:style-name="ce1">
            <text:p>929388</text:p>
          </table:table-cell>
          <table:table-cell office:value-type="float" office:value="611231" table:style-name="ce1">
            <text:p>611231</text:p>
          </table:table-cell>
          <table:table-cell table:number-columns-repeated="192" table:style-name="ce1"/>
          <table:table-cell office:value-type="float" office:value="2818327" table:style-name="ce1">
            <text:p>2818327</text:p>
          </table:table-cell>
          <table:table-cell office:value-type="float" office:value="2818880" table:style-name="ce1">
            <text:p>2818880</text:p>
          </table:table-cell>
          <table:table-cell office:value-type="float" office:value="2820612" table:style-name="ce1">
            <text:p>2820612</text:p>
          </table:table-cell>
          <table:table-cell table:style-name="ce1"/>
          <table:table-cell office:value-type="float" office:value="3034081" table:style-name="ce1">
            <text:p>3034081</text:p>
          </table:table-cell>
          <table:table-cell office:value-type="float" office:value="3034665" table:style-name="ce1">
            <text:p>3034665</text:p>
          </table:table-cell>
          <table:table-cell office:value-type="float" office:value="3037335" table:style-name="ce1">
            <text:p>3037335</text:p>
          </table:table-cell>
          <table:table-cell table:style-name="ce1"/>
          <table:table-cell office:value-type="float" office:value="2365434" table:style-name="ce1">
            <text:p>2365434</text:p>
          </table:table-cell>
          <table:table-cell office:value-type="float" office:value="2368813" table:style-name="ce1">
            <text:p>2368813</text:p>
          </table:table-cell>
          <table:table-cell office:value-type="float" office:value="2371309" table:style-name="ce1">
            <text:p>2371309</text:p>
          </table:table-cell>
          <table:table-cell table:style-name="ce1"/>
          <table:table-cell office:value-type="float" office:value="2250508" table:style-name="ce1">
            <text:p>2250508</text:p>
          </table:table-cell>
          <table:table-cell office:value-type="float" office:value="2251705" table:style-name="ce1">
            <text:p>2251705</text:p>
          </table:table-cell>
          <table:table-cell office:value-type="float" office:value="2255215" table:style-name="ce1">
            <text:p>2255215</text:p>
          </table:table-cell>
          <table:table-cell table:style-name="ce1"/>
          <table:table-cell office:value-type="float" office:value="3185205" table:style-name="ce1">
            <text:p>3185205</text:p>
          </table:table-cell>
          <table:table-cell office:value-type="float" office:value="3186697" table:style-name="ce1">
            <text:p>3186697</text:p>
          </table:table-cell>
          <table:table-cell office:value-type="float" office:value="3188483" table:style-name="ce1">
            <text:p>3188483</text:p>
          </table:table-cell>
          <table:table-cell table:style-name="ce1"/>
          <table:table-cell office:value-type="float" office:value="2171312" table:style-name="ce1">
            <text:p>2171312</text:p>
          </table:table-cell>
          <table:table-cell office:value-type="float" office:value="2174701" table:style-name="ce1">
            <text:p>2174701</text:p>
          </table:table-cell>
          <table:table-cell table:style-name="ce1"/>
          <table:table-cell office:value-type="float" office:value="2179936" table:style-name="ce1">
            <text:p>2179936</text:p>
          </table:table-cell>
          <table:table-cell office:value-type="float" office:value="2872433" table:style-name="ce1">
            <text:p>2872433</text:p>
          </table:table-cell>
          <table:table-cell office:value-type="float" office:value="2873516" table:style-name="ce1">
            <text:p>2873516</text:p>
          </table:table-cell>
          <table:table-cell table:style-name="ce1"/>
          <table:table-cell office:value-type="float" office:value="2875527" table:style-name="ce1">
            <text:p>2875527</text:p>
          </table:table-cell>
          <table:table-cell office:value-type="float" office:value="2275782" table:style-name="ce1">
            <text:p>2275782</text:p>
          </table:table-cell>
          <table:table-cell office:value-type="float" office:value="2276755" table:style-name="ce1">
            <text:p>2276755</text:p>
          </table:table-cell>
          <table:table-cell office:value-type="float" office:value="2279194" table:style-name="ce1">
            <text:p>2279194</text:p>
          </table:table-cell>
          <table:table-cell table:style-name="ce1"/>
          <table:table-cell office:value-type="float" office:value="2337393" table:style-name="ce1">
            <text:p>2337393</text:p>
          </table:table-cell>
          <table:table-cell office:value-type="float" office:value="2338683" table:style-name="ce1">
            <text:p>2338683</text:p>
          </table:table-cell>
          <table:table-cell office:value-type="float" office:value="2341037" table:style-name="ce1">
            <text:p>2341037</text:p>
          </table:table-cell>
          <table:table-cell table:style-name="ce1"/>
          <table:table-cell office:value-type="float" office:value="2961171" table:style-name="ce1">
            <text:p>2961171</text:p>
          </table:table-cell>
          <table:table-cell office:value-type="float" office:value="2961815" table:style-name="ce1">
            <text:p>2961815</text:p>
          </table:table-cell>
          <table:table-cell office:value-type="float" office:value="2963586" table:style-name="ce1">
            <text:p>2963586</text:p>
          </table:table-cell>
          <table:table-cell table:style-name="ce1"/>
          <table:table-cell office:value-type="float" office:value="2689048" table:style-name="ce1">
            <text:p>2689048</text:p>
          </table:table-cell>
          <table:table-cell office:value-type="float" office:value="2690331" table:style-name="ce1">
            <text:p>2690331</text:p>
          </table:table-cell>
          <table:table-cell office:value-type="float" office:value="2693257" table:style-name="ce1">
            <text:p>2693257</text:p>
          </table:table-cell>
          <table:table-cell table:style-name="ce1"/>
          <table:table-cell office:value-type="float" office:value="3138074" table:style-name="ce1">
            <text:p>3138074</text:p>
          </table:table-cell>
          <table:table-cell office:value-type="float" office:value="3138683" table:style-name="ce1">
            <text:p>3138683</text:p>
          </table:table-cell>
          <table:table-cell office:value-type="float" office:value="3140187" table:style-name="ce1">
            <text:p>3140187</text:p>
          </table:table-cell>
          <table:table-cell table:style-name="ce1"/>
          <table:table-cell office:value-type="float" office:value="2658404" table:style-name="ce1">
            <text:p>2658404</text:p>
          </table:table-cell>
          <table:table-cell office:value-type="float" office:value="2658996" table:style-name="ce1">
            <text:p>2658996</text:p>
          </table:table-cell>
          <table:table-cell table:style-name="ce1"/>
          <table:table-cell office:value-type="float" office:value="2661101" table:style-name="ce1">
            <text:p>2661101</text:p>
          </table:table-cell>
          <table:table-cell office:value-type="float" office:value="2670069" table:style-name="ce1">
            <text:p>2670069</text:p>
          </table:table-cell>
          <table:table-cell office:value-type="float" office:value="2670970" table:style-name="ce1">
            <text:p>2670970</text:p>
          </table:table-cell>
          <table:table-cell table:style-name="ce1"/>
          <table:table-cell office:value-type="float" office:value="2673073" table:style-name="ce1">
            <text:p>2673073</text:p>
          </table:table-cell>
          <table:table-cell office:value-type="float" office:value="2910613" table:style-name="ce1">
            <text:p>2910613</text:p>
          </table:table-cell>
          <table:table-cell office:value-type="float" office:value="2912032" table:style-name="ce1">
            <text:p>2912032</text:p>
          </table:table-cell>
          <table:table-cell table:style-name="ce1"/>
          <table:table-cell office:value-type="float" office:value="2914237" table:style-name="ce1">
            <text:p>2914237</text:p>
          </table:table-cell>
          <table:table-cell office:value-type="float" office:value="2715277" table:style-name="ce1">
            <text:p>2715277</text:p>
          </table:table-cell>
          <table:table-cell office:value-type="float" office:value="2716130" table:style-name="ce1">
            <text:p>2716130</text:p>
          </table:table-cell>
          <table:table-cell office:value-type="float" office:value="2718538" table:style-name="ce1">
            <text:p>2718538</text:p>
          </table:table-cell>
          <table:table-cell table:style-name="ce1"/>
          <table:table-cell office:value-type="float" office:value="3048981" table:style-name="ce1">
            <text:p>3048981</text:p>
          </table:table-cell>
          <table:table-cell office:value-type="float" office:value="3049541" table:style-name="ce1">
            <text:p>3049541</text:p>
          </table:table-cell>
          <table:table-cell table:style-name="ce1"/>
          <table:table-cell office:value-type="float" office:value="3052661" table:style-name="ce1">
            <text:p>3052661</text:p>
          </table:table-cell>
          <table:table-cell office:value-type="float" office:value="2511310" table:style-name="ce1">
            <text:p>2511310</text:p>
          </table:table-cell>
          <table:table-cell office:value-type="float" office:value="2513950" table:style-name="ce1">
            <text:p>2513950</text:p>
          </table:table-cell>
          <table:table-cell table:style-name="ce1"/>
          <table:table-cell office:value-type="float" office:value="2517009" table:style-name="ce1">
            <text:p>2517009</text:p>
          </table:table-cell>
          <table:table-cell office:value-type="float" office:value="3023061" table:style-name="ce1">
            <text:p>3023061</text:p>
          </table:table-cell>
          <table:table-cell office:value-type="float" office:value="3023866" table:style-name="ce1">
            <text:p>3023866</text:p>
          </table:table-cell>
          <table:table-cell table:style-name="ce1"/>
          <table:table-cell office:value-type="float" office:value="3026279" table:style-name="ce1">
            <text:p>3026279</text:p>
          </table:table-cell>
          <table:table-cell office:value-type="float" office:value="2949344" table:style-name="ce1">
            <text:p>2949344</text:p>
          </table:table-cell>
          <table:table-cell office:value-type="float" office:value="2949922" table:style-name="ce1">
            <text:p>2949922</text:p>
          </table:table-cell>
          <table:table-cell office:value-type="float" office:value="2952222" table:style-name="ce1">
            <text:p>2952222</text:p>
          </table:table-cell>
          <table:table-cell table:style-name="ce1"/>
          <table:table-cell office:value-type="float" office:value="2533641" table:style-name="ce1">
            <text:p>2533641</text:p>
          </table:table-cell>
          <table:table-cell office:value-type="float" office:value="2534456" table:style-name="ce1">
            <text:p>2534456</text:p>
          </table:table-cell>
          <table:table-cell office:value-type="float" office:value="2536800" table:style-name="ce1">
            <text:p>2536800</text:p>
          </table:table-cell>
          <table:table-cell table:style-name="ce1"/>
          <table:table-cell office:value-type="float" office:value="2415494" table:style-name="ce1">
            <text:p>2415494</text:p>
          </table:table-cell>
          <table:table-cell office:value-type="float" office:value="2416231" table:style-name="ce1">
            <text:p>2416231</text:p>
          </table:table-cell>
          <table:table-cell office:value-type="float" office:value="2419005" table:style-name="ce1">
            <text:p>2419005</text:p>
          </table:table-cell>
          <table:table-cell table:style-name="ce1"/>
          <table:table-cell office:value-type="float" office:value="2574259" table:style-name="ce1">
            <text:p>2574259</text:p>
          </table:table-cell>
          <table:table-cell office:value-type="float" office:value="2575377" table:style-name="ce1">
            <text:p>2575377</text:p>
          </table:table-cell>
          <table:table-cell office:value-type="float" office:value="2577237" table:style-name="ce1">
            <text:p>2577237</text:p>
          </table:table-cell>
          <table:table-cell table:style-name="ce1"/>
          <table:table-cell office:value-type="float" office:value="2432958" table:style-name="ce1">
            <text:p>2432958</text:p>
          </table:table-cell>
          <table:table-cell office:value-type="float" office:value="2434012" table:style-name="ce1">
            <text:p>2434012</text:p>
          </table:table-cell>
          <table:table-cell table:style-name="ce1"/>
          <table:table-cell office:value-type="float" office:value="2438482" table:style-name="ce1">
            <text:p>2438482</text:p>
          </table:table-cell>
          <table:table-cell office:value-type="float" office:value="3117082" table:style-name="ce1">
            <text:p>3117082</text:p>
          </table:table-cell>
          <table:table-cell office:value-type="float" office:value="3117864" table:style-name="ce1">
            <text:p>3117864</text:p>
          </table:table-cell>
          <table:table-cell office:value-type="float" office:value="3119990" table:style-name="ce1">
            <text:p>3119990</text:p>
          </table:table-cell>
          <table:table-cell table:style-name="ce1"/>
          <table:table-cell office:value-type="float" office:value="2233447" table:style-name="ce1">
            <text:p>2233447</text:p>
          </table:table-cell>
          <table:table-cell office:value-type="float" office:value="2235579" table:style-name="ce1">
            <text:p>2235579</text:p>
          </table:table-cell>
          <table:table-cell office:value-type="float" office:value="2238637" table:style-name="ce1">
            <text:p>2238637</text:p>
          </table:table-cell>
          <table:table-cell table:style-name="ce1"/>
          <table:table-cell office:value-type="float" office:value="2854533" table:style-name="ce1">
            <text:p>2854533</text:p>
          </table:table-cell>
          <table:table-cell office:value-type="float" office:value="2856252" table:style-name="ce1">
            <text:p>2856252</text:p>
          </table:table-cell>
          <table:table-cell office:value-type="float" office:value="2858568" table:style-name="ce1">
            <text:p>2858568</text:p>
          </table:table-cell>
          <table:table-cell table:style-name="ce1"/>
          <table:table-cell office:value-type="float" office:value="2798101" table:style-name="ce1">
            <text:p>2798101</text:p>
          </table:table-cell>
          <table:table-cell office:value-type="float" office:value="2798942" table:style-name="ce1">
            <text:p>2798942</text:p>
          </table:table-cell>
          <table:table-cell table:style-name="ce1"/>
          <table:table-cell office:value-type="float" office:value="2801104" table:style-name="ce1">
            <text:p>2801104</text:p>
          </table:table-cell>
          <table:table-cell office:value-type="float" office:value="3247631" table:style-name="ce1">
            <text:p>3247631</text:p>
          </table:table-cell>
          <table:table-cell office:value-type="float" office:value="3248141" table:style-name="ce1">
            <text:p>3248141</text:p>
          </table:table-cell>
          <table:table-cell office:value-type="float" office:value="3251001" table:style-name="ce1">
            <text:p>3251001</text:p>
          </table:table-cell>
          <table:table-cell table:style-name="ce1"/>
          <table:table-cell office:value-type="float" office:value="2485354" table:style-name="ce1">
            <text:p>2485354</text:p>
          </table:table-cell>
          <table:table-cell office:value-type="float" office:value="2489678" table:style-name="ce1">
            <text:p>2489678</text:p>
          </table:table-cell>
          <table:table-cell office:value-type="float" office:value="2491907" table:style-name="ce1">
            <text:p>2491907</text:p>
          </table:table-cell>
          <table:table-cell table:style-name="ce1"/>
          <table:table-cell office:value-type="float" office:value="3196627" table:style-name="ce1">
            <text:p>3196627</text:p>
          </table:table-cell>
          <table:table-cell office:value-type="float" office:value="3197268" table:style-name="ce1">
            <text:p>3197268</text:p>
          </table:table-cell>
          <table:table-cell office:value-type="float" office:value="3199487" table:style-name="ce1">
            <text:p>3199487</text:p>
          </table:table-cell>
          <table:table-cell table:style-name="ce1"/>
          <table:table-cell office:value-type="float" office:value="2736002" table:style-name="ce1">
            <text:p>2736002</text:p>
          </table:table-cell>
          <table:table-cell office:value-type="float" office:value="2736756" table:style-name="ce1">
            <text:p>2736756</text:p>
          </table:table-cell>
          <table:table-cell table:style-name="ce1"/>
          <table:table-cell office:value-type="float" office:value="2739250" table:style-name="ce1">
            <text:p>2739250</text:p>
          </table:table-cell>
          <table:table-cell office:value-type="float" office:value="2884267" table:style-name="ce1">
            <text:p>2884267</text:p>
          </table:table-cell>
          <table:table-cell office:value-type="float" office:value="2886127" table:style-name="ce1">
            <text:p>2886127</text:p>
          </table:table-cell>
          <table:table-cell office:value-type="float" office:value="2888282" table:style-name="ce1">
            <text:p>2888282</text:p>
          </table:table-cell>
          <table:table-cell table:style-name="ce1"/>
          <table:table-cell office:value-type="float" office:value="2983171" table:style-name="ce1">
            <text:p>2983171</text:p>
          </table:table-cell>
          <table:table-cell office:value-type="float" office:value="2990618" table:style-name="ce1">
            <text:p>2990618</text:p>
          </table:table-cell>
          <table:table-cell office:value-type="float" office:value="2993152" table:style-name="ce1">
            <text:p>2993152</text:p>
          </table:table-cell>
          <table:table-cell table:style-name="ce1"/>
          <table:table-cell office:value-type="float" office:value="2606685" table:style-name="ce1">
            <text:p>2606685</text:p>
          </table:table-cell>
          <table:table-cell office:value-type="float" office:value="2607838" table:style-name="ce1">
            <text:p>2607838</text:p>
          </table:table-cell>
          <table:table-cell office:value-type="float" office:value="2611750" table:style-name="ce1">
            <text:p>2611750</text:p>
          </table:table-cell>
          <table:table-cell table:style-name="ce1"/>
          <table:table-cell office:value-type="float" office:value="2323983" table:style-name="ce1">
            <text:p>2323983</text:p>
          </table:table-cell>
          <table:table-cell office:value-type="float" office:value="2324842" table:style-name="ce1">
            <text:p>2324842</text:p>
          </table:table-cell>
          <table:table-cell office:value-type="float" office:value="2331452" table:style-name="ce1">
            <text:p>2331452</text:p>
          </table:table-cell>
          <table:table-cell table:style-name="ce1"/>
          <table:table-cell office:value-type="float" office:value="2200980" table:style-name="ce1">
            <text:p>2200980</text:p>
          </table:table-cell>
          <table:table-cell office:value-type="float" office:value="2201782" table:style-name="ce1">
            <text:p>2201782</text:p>
          </table:table-cell>
          <table:table-cell office:value-type="float" office:value="2204281" table:style-name="ce1">
            <text:p>2204281</text:p>
          </table:table-cell>
          <table:table-cell table:style-name="ce1"/>
          <table:table-cell office:value-type="float" office:value="3154077" table:style-name="ce1">
            <text:p>3154077</text:p>
          </table:table-cell>
          <table:table-cell office:value-type="float" office:value="3157055" table:style-name="ce1">
            <text:p>3157055</text:p>
          </table:table-cell>
          <table:table-cell table:style-name="ce1"/>
          <table:table-cell office:value-type="float" office:value="3159458" table:style-name="ce1">
            <text:p>3159458</text:p>
          </table:table-cell>
          <table:table-cell office:value-type="float" office:value="2463422" table:style-name="ce1">
            <text:p>2463422</text:p>
          </table:table-cell>
          <table:table-cell office:value-type="float" office:value="2467317" table:style-name="ce1">
            <text:p>2467317</text:p>
          </table:table-cell>
          <table:table-cell office:value-type="float" office:value="2470001" table:style-name="ce1">
            <text:p>2470001</text:p>
          </table:table-cell>
          <table:table-cell table:style-name="ce1"/>
          <table:table-cell office:value-type="float" office:value="2546006" table:style-name="ce1">
            <text:p>2546006</text:p>
          </table:table-cell>
          <table:table-cell office:value-type="float" office:value="2546829" table:style-name="ce1">
            <text:p>2546829</text:p>
          </table:table-cell>
          <table:table-cell office:value-type="float" office:value="2551398" table:style-name="ce1">
            <text:p>2551398</text:p>
          </table:table-cell>
          <table:table-cell table:style-name="ce1"/>
          <table:table-cell office:value-type="float" office:value="2294526" table:style-name="ce1">
            <text:p>2294526</text:p>
          </table:table-cell>
          <table:table-cell office:value-type="float" office:value="2295554" table:style-name="ce1">
            <text:p>2295554</text:p>
          </table:table-cell>
          <table:table-cell table:style-name="ce1"/>
          <table:table-cell office:value-type="float" office:value="2298707" table:style-name="ce1">
            <text:p>2298707</text:p>
          </table:table-cell>
          <table:table-cell office:value-type="float" office:value="3102902" table:style-name="ce1">
            <text:p>3102902</text:p>
          </table:table-cell>
          <table:table-cell office:value-type="float" office:value="3103501" table:style-name="ce1">
            <text:p>3103501</text:p>
          </table:table-cell>
          <table:table-cell office:value-type="float" office:value="3105229" table:style-name="ce1">
            <text:p>3105229</text:p>
          </table:table-cell>
          <table:table-cell table:style-name="ce1"/>
          <table:table-cell office:value-type="float" office:value="2639496" table:style-name="ce1">
            <text:p>2639496</text:p>
          </table:table-cell>
          <table:table-cell office:value-type="float" office:value="2640382" table:style-name="ce1">
            <text:p>2640382</text:p>
          </table:table-cell>
          <table:table-cell table:style-name="ce1"/>
          <table:table-cell office:value-type="float" office:value="2642695" table:style-name="ce1">
            <text:p>2642695</text:p>
          </table:table-cell>
          <table:table-cell office:value-type="float" office:value="2771148" table:style-name="ce1">
            <text:p>2771148</text:p>
          </table:table-cell>
          <table:table-cell office:value-type="float" office:value="2772346" table:style-name="ce1">
            <text:p>2772346</text:p>
          </table:table-cell>
          <table:table-cell office:value-type="float" office:value="2774400" table:style-name="ce1">
            <text:p>2774400</text:p>
          </table:table-cell>
          <table:table-cell table:style-name="ce1"/>
          <table:table-cell office:value-type="float" office:value="2752196" table:style-name="ce1">
            <text:p>2752196</text:p>
          </table:table-cell>
          <table:table-cell office:value-type="float" office:value="2752928" table:style-name="ce1">
            <text:p>2752928</text:p>
          </table:table-cell>
          <table:table-cell office:value-type="float" office:value="2755379" table:style-name="ce1">
            <text:p>2755379</text:p>
          </table:table-cell>
          <table:table-cell table:style-name="ce1"/>
          <table:table-cell office:value-type="float" office:value="3076570" table:style-name="ce1">
            <text:p>3076570</text:p>
          </table:table-cell>
          <table:table-cell office:value-type="float" office:value="3077129" table:style-name="ce1">
            <text:p>3077129</text:p>
          </table:table-cell>
          <table:table-cell office:value-type="float" office:value="3078989" table:style-name="ce1">
            <text:p>3078989</text:p>
          </table:table-cell>
          <table:table-cell table:style-name="ce1"/>
          <table:table-cell office:value-type="float" office:value="2399605" table:style-name="ce1">
            <text:p>2399605</text:p>
          </table:table-cell>
          <table:table-cell office:value-type="float" office:value="2401054" table:style-name="ce1">
            <text:p>2401054</text:p>
          </table:table-cell>
          <table:table-cell office:value-type="float" office:value="2404795" table:style-name="ce1">
            <text:p>2404795</text:p>
          </table:table-cell>
          <table:table-cell table:style-name="ce1"/>
          <table:table-cell office:value-type="float" office:value="2839386" table:style-name="ce1">
            <text:p>2839386</text:p>
          </table:table-cell>
          <table:table-cell office:value-type="float" office:value="2840394" table:style-name="ce1">
            <text:p>2840394</text:p>
          </table:table-cell>
          <table:table-cell office:value-type="float" office:value="2842375" table:style-name="ce1">
            <text:p>2842375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9_154306_M00336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5:22:42</text:p>
          </table:table-cell>
          <table:table-cell office:value-type="string" table:style-name="ce1">
            <text:p>2020-11-19_16:22: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C55</text:p>
          </table:table-cell>
          <table:table-cell office:value-type="string" table:style-name="ce1">
            <text:p>M00336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mNFvRwVUmO6TKThv</text:p>
          </table:table-cell>
          <table:table-cell office:value-type="string" table:style-name="ce1">
            <text:p>https://www.testable.org/experiment/4303/294929/start?participant=M003368</text:p>
          </table:table-cell>
          <table:table-cell office:value-type="float" office:value="1224810" table:style-name="ce1">
            <text:p>1224810</text:p>
          </table:table-cell>
          <table:table-cell office:value-type="float" office:value="20.413499999999999" table:style-name="ce1">
            <text:p>20,4135</text:p>
          </table:table-cell>
          <table:table-cell office:value-type="float" office:value="326691" table:style-name="ce1">
            <text:p>326691</text:p>
          </table:table-cell>
          <table:table-cell office:value-type="float" office:value="309563" table:style-name="ce1">
            <text:p>309563</text:p>
          </table:table-cell>
          <table:table-cell office:value-type="float" office:value="285851" table:style-name="ce1">
            <text:p>285851</text:p>
          </table:table-cell>
          <table:table-cell office:value-type="float" office:value="389779" table:style-name="ce1">
            <text:p>389779</text:p>
          </table:table-cell>
          <table:table-cell office:value-type="float" office:value="367125" table:style-name="ce1">
            <text:p>367125</text:p>
          </table:table-cell>
          <table:table-cell office:value-type="float" office:value="402702" table:style-name="ce1">
            <text:p>402702</text:p>
          </table:table-cell>
          <table:table-cell office:value-type="float" office:value="240677" table:style-name="ce1">
            <text:p>240677</text:p>
          </table:table-cell>
          <table:table-cell office:value-type="float" office:value="273019" table:style-name="ce1">
            <text:p>273019</text:p>
          </table:table-cell>
          <table:table-cell office:value-type="float" office:value="259269" table:style-name="ce1">
            <text:p>259269</text:p>
          </table:table-cell>
          <table:table-cell office:value-type="float" office:value="351821" table:style-name="ce1">
            <text:p>351821</text:p>
          </table:table-cell>
          <table:table-cell office:value-type="float" office:value="299453" table:style-name="ce1">
            <text:p>299453</text:p>
          </table:table-cell>
          <table:table-cell office:value-type="float" office:value="422554" table:style-name="ce1">
            <text:p>422554</text:p>
          </table:table-cell>
          <table:table-cell table:number-columns-repeated="192" table:style-name="ce1"/>
          <table:table-cell office:value-type="float" office:value="1109963" table:style-name="ce1">
            <text:p>1109963</text:p>
          </table:table-cell>
          <table:table-cell office:value-type="float" office:value="1110528" table:style-name="ce1">
            <text:p>1110528</text:p>
          </table:table-cell>
          <table:table-cell table:style-name="ce1"/>
          <table:table-cell office:value-type="float" office:value="1112154" table:style-name="ce1">
            <text:p>1112154</text:p>
          </table:table-cell>
          <table:table-cell office:value-type="float" office:value="1195517" table:style-name="ce1">
            <text:p>1195517</text:p>
          </table:table-cell>
          <table:table-cell office:value-type="float" office:value="1196415" table:style-name="ce1">
            <text:p>1196415</text:p>
          </table:table-cell>
          <table:table-cell office:value-type="float" office:value="1199342" table:style-name="ce1">
            <text:p>1199342</text:p>
          </table:table-cell>
          <table:table-cell table:style-name="ce1"/>
          <table:table-cell office:value-type="float" office:value="1214444" table:style-name="ce1">
            <text:p>1214444</text:p>
          </table:table-cell>
          <table:table-cell office:value-type="float" office:value="1214931" table:style-name="ce1">
            <text:p>1214931</text:p>
          </table:table-cell>
          <table:table-cell office:value-type="float" office:value="1218928" table:style-name="ce1">
            <text:p>1218928</text:p>
          </table:table-cell>
          <table:table-cell table:style-name="ce1"/>
          <table:table-cell office:value-type="float" office:value="1186043" table:style-name="ce1">
            <text:p>1186043</text:p>
          </table:table-cell>
          <table:table-cell office:value-type="float" office:value="1186606" table:style-name="ce1">
            <text:p>1186606</text:p>
          </table:table-cell>
          <table:table-cell office:value-type="float" office:value="1188100" table:style-name="ce1">
            <text:p>1188100</text:p>
          </table:table-cell>
          <table:table-cell table:style-name="ce1"/>
          <table:table-cell office:value-type="float" office:value="909547" table:style-name="ce1">
            <text:p>909547</text:p>
          </table:table-cell>
          <table:table-cell office:value-type="float" office:value="910049" table:style-name="ce1">
            <text:p>910049</text:p>
          </table:table-cell>
          <table:table-cell office:value-type="float" office:value="912343" table:style-name="ce1">
            <text:p>912343</text:p>
          </table:table-cell>
          <table:table-cell table:style-name="ce1"/>
          <table:table-cell office:value-type="float" office:value="1013477" table:style-name="ce1">
            <text:p>1013477</text:p>
          </table:table-cell>
          <table:table-cell office:value-type="float" office:value="1013893" table:style-name="ce1">
            <text:p>1013893</text:p>
          </table:table-cell>
          <table:table-cell table:style-name="ce1"/>
          <table:table-cell office:value-type="float" office:value="1015714" table:style-name="ce1">
            <text:p>1015714</text:p>
          </table:table-cell>
          <table:table-cell office:value-type="float" office:value="1172013" table:style-name="ce1">
            <text:p>1172013</text:p>
          </table:table-cell>
          <table:table-cell office:value-type="float" office:value="1172669" table:style-name="ce1">
            <text:p>1172669</text:p>
          </table:table-cell>
          <table:table-cell table:style-name="ce1"/>
          <table:table-cell office:value-type="float" office:value="1174582" table:style-name="ce1">
            <text:p>1174582</text:p>
          </table:table-cell>
          <table:table-cell office:value-type="float" office:value="942388" table:style-name="ce1">
            <text:p>942388</text:p>
          </table:table-cell>
          <table:table-cell office:value-type="float" office:value="942975" table:style-name="ce1">
            <text:p>942975</text:p>
          </table:table-cell>
          <table:table-cell table:style-name="ce1"/>
          <table:table-cell office:value-type="float" office:value="946097" table:style-name="ce1">
            <text:p>946097</text:p>
          </table:table-cell>
          <table:table-cell office:value-type="float" office:value="1019933" table:style-name="ce1">
            <text:p>1019933</text:p>
          </table:table-cell>
          <table:table-cell office:value-type="float" office:value="1020357" table:style-name="ce1">
            <text:p>1020357</text:p>
          </table:table-cell>
          <table:table-cell table:style-name="ce1"/>
          <table:table-cell office:value-type="float" office:value="1022688" table:style-name="ce1">
            <text:p>1022688</text:p>
          </table:table-cell>
          <table:table-cell office:value-type="float" office:value="1041131" table:style-name="ce1">
            <text:p>1041131</text:p>
          </table:table-cell>
          <table:table-cell office:value-type="float" office:value="1041571" table:style-name="ce1">
            <text:p>1041571</text:p>
          </table:table-cell>
          <table:table-cell table:style-name="ce1"/>
          <table:table-cell office:value-type="float" office:value="1043088" table:style-name="ce1">
            <text:p>1043088</text:p>
          </table:table-cell>
          <table:table-cell office:value-type="float" office:value="901527" table:style-name="ce1">
            <text:p>901527</text:p>
          </table:table-cell>
          <table:table-cell office:value-type="float" office:value="902308" table:style-name="ce1">
            <text:p>902308</text:p>
          </table:table-cell>
          <table:table-cell office:value-type="float" office:value="903740" table:style-name="ce1">
            <text:p>903740</text:p>
          </table:table-cell>
          <table:table-cell table:style-name="ce1"/>
          <table:table-cell office:value-type="float" office:value="1096901" table:style-name="ce1">
            <text:p>1096901</text:p>
          </table:table-cell>
          <table:table-cell office:value-type="float" office:value="1097393" table:style-name="ce1">
            <text:p>1097393</text:p>
          </table:table-cell>
          <table:table-cell office:value-type="float" office:value="1098910" table:style-name="ce1">
            <text:p>1098910</text:p>
          </table:table-cell>
          <table:table-cell table:style-name="ce1"/>
          <table:table-cell office:value-type="float" office:value="1101665" table:style-name="ce1">
            <text:p>1101665</text:p>
          </table:table-cell>
          <table:table-cell office:value-type="float" office:value="1102251" table:style-name="ce1">
            <text:p>1102251</text:p>
          </table:table-cell>
          <table:table-cell office:value-type="float" office:value="1103924" table:style-name="ce1">
            <text:p>1103924</text:p>
          </table:table-cell>
          <table:table-cell table:style-name="ce1"/>
          <table:table-cell office:value-type="float" office:value="972431" table:style-name="ce1">
            <text:p>972431</text:p>
          </table:table-cell>
          <table:table-cell office:value-type="float" office:value="974251" table:style-name="ce1">
            <text:p>974251</text:p>
          </table:table-cell>
          <table:table-cell table:style-name="ce1"/>
          <table:table-cell office:value-type="float" office:value="976768" table:style-name="ce1">
            <text:p>976768</text:p>
          </table:table-cell>
          <table:table-cell office:value-type="float" office:value="1122329" table:style-name="ce1">
            <text:p>1122329</text:p>
          </table:table-cell>
          <table:table-cell office:value-type="float" office:value="1123513" table:style-name="ce1">
            <text:p>1123513</text:p>
          </table:table-cell>
          <table:table-cell office:value-type="float" office:value="1125324" table:style-name="ce1">
            <text:p>1125324</text:p>
          </table:table-cell>
          <table:table-cell table:style-name="ce1"/>
          <table:table-cell office:value-type="float" office:value="1220938" table:style-name="ce1">
            <text:p>1220938</text:p>
          </table:table-cell>
          <table:table-cell office:value-type="float" office:value="1221569" table:style-name="ce1">
            <text:p>1221569</text:p>
          </table:table-cell>
          <table:table-cell office:value-type="float" office:value="1223196" table:style-name="ce1">
            <text:p>1223196</text:p>
          </table:table-cell>
          <table:table-cell table:style-name="ce1"/>
          <table:table-cell office:value-type="float" office:value="926309" table:style-name="ce1">
            <text:p>926309</text:p>
          </table:table-cell>
          <table:table-cell office:value-type="float" office:value="926919" table:style-name="ce1">
            <text:p>926919</text:p>
          </table:table-cell>
          <table:table-cell table:style-name="ce1"/>
          <table:table-cell office:value-type="float" office:value="928871" table:style-name="ce1">
            <text:p>928871</text:p>
          </table:table-cell>
          <table:table-cell office:value-type="float" office:value="1190591" table:style-name="ce1">
            <text:p>1190591</text:p>
          </table:table-cell>
          <table:table-cell office:value-type="float" office:value="1191586" table:style-name="ce1">
            <text:p>1191586</text:p>
          </table:table-cell>
          <table:table-cell office:value-type="float" office:value="1193538" table:style-name="ce1">
            <text:p>1193538</text:p>
          </table:table-cell>
          <table:table-cell table:style-name="ce1"/>
          <table:table-cell office:value-type="float" office:value="876830" table:style-name="ce1">
            <text:p>876830</text:p>
          </table:table-cell>
          <table:table-cell office:value-type="float" office:value="878121" table:style-name="ce1">
            <text:p>878121</text:p>
          </table:table-cell>
          <table:table-cell office:value-type="float" office:value="880081" table:style-name="ce1">
            <text:p>880081</text:p>
          </table:table-cell>
          <table:table-cell table:style-name="ce1"/>
          <table:table-cell office:value-type="float" office:value="966147" table:style-name="ce1">
            <text:p>966147</text:p>
          </table:table-cell>
          <table:table-cell office:value-type="float" office:value="966703" table:style-name="ce1">
            <text:p>966703</text:p>
          </table:table-cell>
          <table:table-cell table:style-name="ce1"/>
          <table:table-cell office:value-type="float" office:value="968199" table:style-name="ce1">
            <text:p>968199</text:p>
          </table:table-cell>
          <table:table-cell office:value-type="float" office:value="1064265" table:style-name="ce1">
            <text:p>1064265</text:p>
          </table:table-cell>
          <table:table-cell office:value-type="float" office:value="1065108" table:style-name="ce1">
            <text:p>1065108</text:p>
          </table:table-cell>
          <table:table-cell office:value-type="float" office:value="1067181" table:style-name="ce1">
            <text:p>1067181</text:p>
          </table:table-cell>
          <table:table-cell table:style-name="ce1"/>
          <table:table-cell office:value-type="float" office:value="1055037" table:style-name="ce1">
            <text:p>1055037</text:p>
          </table:table-cell>
          <table:table-cell office:value-type="float" office:value="1055679" table:style-name="ce1">
            <text:p>1055679</text:p>
          </table:table-cell>
          <table:table-cell table:style-name="ce1"/>
          <table:table-cell office:value-type="float" office:value="1057204" table:style-name="ce1">
            <text:p>1057204</text:p>
          </table:table-cell>
          <table:table-cell office:value-type="float" office:value="887718" table:style-name="ce1">
            <text:p>887718</text:p>
          </table:table-cell>
          <table:table-cell office:value-type="float" office:value="888677" table:style-name="ce1">
            <text:p>888677</text:p>
          </table:table-cell>
          <table:table-cell table:style-name="ce1"/>
          <table:table-cell office:value-type="float" office:value="892790" table:style-name="ce1">
            <text:p>892790</text:p>
          </table:table-cell>
          <table:table-cell office:value-type="float" office:value="1118215" table:style-name="ce1">
            <text:p>1118215</text:p>
          </table:table-cell>
          <table:table-cell office:value-type="float" office:value="1118725" table:style-name="ce1">
            <text:p>1118725</text:p>
          </table:table-cell>
          <table:table-cell table:style-name="ce1"/>
          <table:table-cell office:value-type="float" office:value="1120514" table:style-name="ce1">
            <text:p>1120514</text:p>
          </table:table-cell>
          <table:table-cell office:value-type="float" office:value="1073207" table:style-name="ce1">
            <text:p>1073207</text:p>
          </table:table-cell>
          <table:table-cell office:value-type="float" office:value="1073893" table:style-name="ce1">
            <text:p>1073893</text:p>
          </table:table-cell>
          <table:table-cell table:style-name="ce1"/>
          <table:table-cell office:value-type="float" office:value="1075744" table:style-name="ce1">
            <text:p>1075744</text:p>
          </table:table-cell>
          <table:table-cell office:value-type="float" office:value="1135925" table:style-name="ce1">
            <text:p>1135925</text:p>
          </table:table-cell>
          <table:table-cell office:value-type="float" office:value="1136545" table:style-name="ce1">
            <text:p>1136545</text:p>
          </table:table-cell>
          <table:table-cell table:style-name="ce1"/>
          <table:table-cell office:value-type="float" office:value="1138410" table:style-name="ce1">
            <text:p>1138410</text:p>
          </table:table-cell>
          <table:table-cell office:value-type="float" office:value="1131169" table:style-name="ce1">
            <text:p>1131169</text:p>
          </table:table-cell>
          <table:table-cell office:value-type="float" office:value="1131671" table:style-name="ce1">
            <text:p>1131671</text:p>
          </table:table-cell>
          <table:table-cell table:style-name="ce1"/>
          <table:table-cell office:value-type="float" office:value="1133730" table:style-name="ce1">
            <text:p>1133730</text:p>
          </table:table-cell>
          <table:table-cell office:value-type="float" office:value="1145771" table:style-name="ce1">
            <text:p>1145771</text:p>
          </table:table-cell>
          <table:table-cell office:value-type="float" office:value="1147661" table:style-name="ce1">
            <text:p>1147661</text:p>
          </table:table-cell>
          <table:table-cell office:value-type="float" office:value="1149093" table:style-name="ce1">
            <text:p>1149093</text:p>
          </table:table-cell>
          <table:table-cell table:style-name="ce1"/>
          <table:table-cell office:value-type="float" office:value="1139977" table:style-name="ce1">
            <text:p>1139977</text:p>
          </table:table-cell>
          <table:table-cell office:value-type="float" office:value="1140703" table:style-name="ce1">
            <text:p>1140703</text:p>
          </table:table-cell>
          <table:table-cell table:style-name="ce1"/>
          <table:table-cell office:value-type="float" office:value="1143592" table:style-name="ce1">
            <text:p>1143592</text:p>
          </table:table-cell>
          <table:table-cell office:value-type="float" office:value="920791" table:style-name="ce1">
            <text:p>920791</text:p>
          </table:table-cell>
          <table:table-cell office:value-type="float" office:value="921533" table:style-name="ce1">
            <text:p>921533</text:p>
          </table:table-cell>
          <table:table-cell table:style-name="ce1"/>
          <table:table-cell office:value-type="float" office:value="923525" table:style-name="ce1">
            <text:p>923525</text:p>
          </table:table-cell>
          <table:table-cell office:value-type="float" office:value="1078125" table:style-name="ce1">
            <text:p>1078125</text:p>
          </table:table-cell>
          <table:table-cell office:value-type="float" office:value="1078805" table:style-name="ce1">
            <text:p>1078805</text:p>
          </table:table-cell>
          <table:table-cell office:value-type="float" office:value="1080486" table:style-name="ce1">
            <text:p>1080486</text:p>
          </table:table-cell>
          <table:table-cell table:style-name="ce1"/>
          <table:table-cell office:value-type="float" office:value="1106184" table:style-name="ce1">
            <text:p>1106184</text:p>
          </table:table-cell>
          <table:table-cell office:value-type="float" office:value="1106753" table:style-name="ce1">
            <text:p>1106753</text:p>
          </table:table-cell>
          <table:table-cell office:value-type="float" office:value="1108211" table:style-name="ce1">
            <text:p>1108211</text:p>
          </table:table-cell>
          <table:table-cell table:style-name="ce1"/>
          <table:table-cell office:value-type="float" office:value="952135" table:style-name="ce1">
            <text:p>952135</text:p>
          </table:table-cell>
          <table:table-cell office:value-type="float" office:value="952683" table:style-name="ce1">
            <text:p>952683</text:p>
          </table:table-cell>
          <table:table-cell table:style-name="ce1"/>
          <table:table-cell office:value-type="float" office:value="954613" table:style-name="ce1">
            <text:p>954613</text:p>
          </table:table-cell>
          <table:table-cell office:value-type="float" office:value="1206039" table:style-name="ce1">
            <text:p>1206039</text:p>
          </table:table-cell>
          <table:table-cell office:value-type="float" office:value="1206687" table:style-name="ce1">
            <text:p>1206687</text:p>
          </table:table-cell>
          <table:table-cell table:style-name="ce1"/>
          <table:table-cell office:value-type="float" office:value="1209088" table:style-name="ce1">
            <text:p>1209088</text:p>
          </table:table-cell>
          <table:table-cell office:value-type="float" office:value="1059858" table:style-name="ce1">
            <text:p>1059858</text:p>
          </table:table-cell>
          <table:table-cell office:value-type="float" office:value="1060475" table:style-name="ce1">
            <text:p>1060475</text:p>
          </table:table-cell>
          <table:table-cell table:style-name="ce1"/>
          <table:table-cell office:value-type="float" office:value="1061954" table:style-name="ce1">
            <text:p>1061954</text:p>
          </table:table-cell>
          <table:table-cell office:value-type="float" office:value="1166985" table:style-name="ce1">
            <text:p>1166985</text:p>
          </table:table-cell>
          <table:table-cell office:value-type="float" office:value="1167471" table:style-name="ce1">
            <text:p>1167471</text:p>
          </table:table-cell>
          <table:table-cell table:style-name="ce1"/>
          <table:table-cell office:value-type="float" office:value="1170088" table:style-name="ce1">
            <text:p>1170088</text:p>
          </table:table-cell>
          <table:table-cell office:value-type="float" office:value="1176374" table:style-name="ce1">
            <text:p>1176374</text:p>
          </table:table-cell>
          <table:table-cell office:value-type="float" office:value="1179347" table:style-name="ce1">
            <text:p>1179347</text:p>
          </table:table-cell>
          <table:table-cell table:style-name="ce1"/>
          <table:table-cell office:value-type="float" office:value="1184180" table:style-name="ce1">
            <text:p>1184180</text:p>
          </table:table-cell>
          <table:table-cell office:value-type="float" office:value="1027207" table:style-name="ce1">
            <text:p>1027207</text:p>
          </table:table-cell>
          <table:table-cell office:value-type="float" office:value="1027701" table:style-name="ce1">
            <text:p>1027701</text:p>
          </table:table-cell>
          <table:table-cell table:style-name="ce1"/>
          <table:table-cell office:value-type="float" office:value="1032736" table:style-name="ce1">
            <text:p>1032736</text:p>
          </table:table-cell>
          <table:table-cell office:value-type="float" office:value="1082767" table:style-name="ce1">
            <text:p>1082767</text:p>
          </table:table-cell>
          <table:table-cell office:value-type="float" office:value="1083447" table:style-name="ce1">
            <text:p>1083447</text:p>
          </table:table-cell>
          <table:table-cell office:value-type="float" office:value="1086677" table:style-name="ce1">
            <text:p>1086677</text:p>
          </table:table-cell>
          <table:table-cell table:style-name="ce1"/>
          <table:table-cell office:value-type="float" office:value="1068960" table:style-name="ce1">
            <text:p>1068960</text:p>
          </table:table-cell>
          <table:table-cell office:value-type="float" office:value="1069547" table:style-name="ce1">
            <text:p>1069547</text:p>
          </table:table-cell>
          <table:table-cell office:value-type="float" office:value="1071398" table:style-name="ce1">
            <text:p>1071398</text:p>
          </table:table-cell>
          <table:table-cell table:style-name="ce1"/>
          <table:table-cell office:value-type="float" office:value="1127279" table:style-name="ce1">
            <text:p>1127279</text:p>
          </table:table-cell>
          <table:table-cell office:value-type="float" office:value="1127991" table:style-name="ce1">
            <text:p>1127991</text:p>
          </table:table-cell>
          <table:table-cell office:value-type="float" office:value="1129355" table:style-name="ce1">
            <text:p>1129355</text:p>
          </table:table-cell>
          <table:table-cell table:style-name="ce1"/>
          <table:table-cell office:value-type="float" office:value="1048073" table:style-name="ce1">
            <text:p>1048073</text:p>
          </table:table-cell>
          <table:table-cell office:value-type="float" office:value="1048705" table:style-name="ce1">
            <text:p>1048705</text:p>
          </table:table-cell>
          <table:table-cell table:style-name="ce1"/>
          <table:table-cell office:value-type="float" office:value="1052417" table:style-name="ce1">
            <text:p>1052417</text:p>
          </table:table-cell>
          <table:table-cell office:value-type="float" office:value="930820" table:style-name="ce1">
            <text:p>930820</text:p>
          </table:table-cell>
          <table:table-cell office:value-type="float" office:value="931413" table:style-name="ce1">
            <text:p>931413</text:p>
          </table:table-cell>
          <table:table-cell table:style-name="ce1"/>
          <table:table-cell office:value-type="float" office:value="933041" table:style-name="ce1">
            <text:p>933041</text:p>
          </table:table-cell>
          <table:table-cell office:value-type="float" office:value="1114497" table:style-name="ce1">
            <text:p>1114497</text:p>
          </table:table-cell>
          <table:table-cell office:value-type="float" office:value="1115076" table:style-name="ce1">
            <text:p>1115076</text:p>
          </table:table-cell>
          <table:table-cell office:value-type="float" office:value="1116476" table:style-name="ce1">
            <text:p>1116476</text:p>
          </table:table-cell>
          <table:table-cell table:style-name="ce1"/>
          <table:table-cell office:value-type="float" office:value="1201027" table:style-name="ce1">
            <text:p>1201027</text:p>
          </table:table-cell>
          <table:table-cell office:value-type="float" office:value="1201589" table:style-name="ce1">
            <text:p>1201589</text:p>
          </table:table-cell>
          <table:table-cell table:style-name="ce1"/>
          <table:table-cell office:value-type="float" office:value="1203774" table:style-name="ce1">
            <text:p>1203774</text:p>
          </table:table-cell>
          <table:table-cell office:value-type="float" office:value="1001809" table:style-name="ce1">
            <text:p>1001809</text:p>
          </table:table-cell>
          <table:table-cell office:value-type="float" office:value="1002433" table:style-name="ce1">
            <text:p>1002433</text:p>
          </table:table-cell>
          <table:table-cell table:style-name="ce1"/>
          <table:table-cell office:value-type="float" office:value="1004106" table:style-name="ce1">
            <text:p>1004106</text:p>
          </table:table-cell>
          <table:table-cell office:value-type="float" office:value="961963" table:style-name="ce1">
            <text:p>961963</text:p>
          </table:table-cell>
          <table:table-cell office:value-type="float" office:value="962635" table:style-name="ce1">
            <text:p>962635</text:p>
          </table:table-cell>
          <table:table-cell table:style-name="ce1"/>
          <table:table-cell office:value-type="float" office:value="964292" table:style-name="ce1">
            <text:p>964292</text:p>
          </table:table-cell>
          <table:table-cell office:value-type="float" office:value="985381" table:style-name="ce1">
            <text:p>985381</text:p>
          </table:table-cell>
          <table:table-cell office:value-type="float" office:value="985805" table:style-name="ce1">
            <text:p>985805</text:p>
          </table:table-cell>
          <table:table-cell table:style-name="ce1"/>
          <table:table-cell office:value-type="float" office:value="989972" table:style-name="ce1">
            <text:p>989972</text:p>
          </table:table-cell>
          <table:table-cell table:number-columns-repeated="15972"/>
        </table:table-row>
        <table:table-row table:style-name="ro1">
          <table:table-cell office:value-type="string" table:style-name="ce3">
            <text:p>294929_201119_185526_M03217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7:29:50</text:p>
          </table:table-cell>
          <table:table-cell office:value-type="string" table:style-name="ce1">
            <text:p>2020-11-19_18:29: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G</text:p>
          </table:table-cell>
          <table:table-cell office:value-type="string" table:style-name="ce1">
            <text:p>M03217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5uzVomerGtgskFbR</text:p>
          </table:table-cell>
          <table:table-cell office:value-type="string" table:style-name="ce1">
            <text:p>https://www.testable.org/experiment/4303/294929/start?participant=M032176</text:p>
          </table:table-cell>
          <table:table-cell office:value-type="float" office:value="5135872" table:style-name="ce1">
            <text:p>5135872</text:p>
          </table:table-cell>
          <table:table-cell office:value-type="float" office:value="85.597866666667002" table:style-name="ce1">
            <text:p>85,59786667</text:p>
          </table:table-cell>
          <table:table-cell office:value-type="float" office:value="815741" table:style-name="ce1">
            <text:p>815741</text:p>
          </table:table-cell>
          <table:table-cell office:value-type="float" office:value="639045" table:style-name="ce1">
            <text:p>639045</text:p>
          </table:table-cell>
          <table:table-cell office:value-type="float" office:value="873598" table:style-name="ce1">
            <text:p>873598</text:p>
          </table:table-cell>
          <table:table-cell office:value-type="float" office:value="781580" table:style-name="ce1">
            <text:p>781580</text:p>
          </table:table-cell>
          <table:table-cell office:value-type="float" office:value="553001" table:style-name="ce1">
            <text:p>553001</text:p>
          </table:table-cell>
          <table:table-cell office:value-type="float" office:value="518657" table:style-name="ce1">
            <text:p>518657</text:p>
          </table:table-cell>
          <table:table-cell office:value-type="float" office:value="979781" table:style-name="ce1">
            <text:p>979781</text:p>
          </table:table-cell>
          <table:table-cell office:value-type="float" office:value="693449" table:style-name="ce1">
            <text:p>693449</text:p>
          </table:table-cell>
          <table:table-cell office:value-type="float" office:value="1033423" table:style-name="ce1">
            <text:p>1033423</text:p>
          </table:table-cell>
          <table:table-cell office:value-type="float" office:value="926542" table:style-name="ce1">
            <text:p>926542</text:p>
          </table:table-cell>
          <table:table-cell office:value-type="float" office:value="449944" table:style-name="ce1">
            <text:p>449944</text:p>
          </table:table-cell>
          <table:table-cell office:value-type="float" office:value="732971" table:style-name="ce1">
            <text:p>732971</text:p>
          </table:table-cell>
          <table:table-cell office:value-type="float" office:value="4175105" table:style-name="ce1">
            <text:p>4175105</text:p>
          </table:table-cell>
          <table:table-cell office:value-type="float" office:value="4176929" table:style-name="ce1">
            <text:p>4176929</text:p>
          </table:table-cell>
          <table:table-cell office:value-type="float" office:value="4178780" table:style-name="ce1">
            <text:p>4178780</text:p>
          </table:table-cell>
          <table:table-cell table:style-name="ce1"/>
          <table:table-cell office:value-type="float" office:value="4201552" table:style-name="ce1">
            <text:p>4201552</text:p>
          </table:table-cell>
          <table:table-cell office:value-type="float" office:value="4202860" table:style-name="ce1">
            <text:p>4202860</text:p>
          </table:table-cell>
          <table:table-cell office:value-type="float" office:value="4204623" table:style-name="ce1">
            <text:p>4204623</text:p>
          </table:table-cell>
          <table:table-cell table:style-name="ce1"/>
          <table:table-cell office:value-type="float" office:value="2587134" table:style-name="ce1">
            <text:p>2587134</text:p>
          </table:table-cell>
          <table:table-cell office:value-type="float" office:value="2588631" table:style-name="ce1">
            <text:p>2588631</text:p>
          </table:table-cell>
          <table:table-cell table:style-name="ce1"/>
          <table:table-cell office:value-type="float" office:value="2590761" table:style-name="ce1">
            <text:p>2590761</text:p>
          </table:table-cell>
          <table:table-cell office:value-type="float" office:value="3009357" table:style-name="ce1">
            <text:p>3009357</text:p>
          </table:table-cell>
          <table:table-cell office:value-type="float" office:value="3011240" table:style-name="ce1">
            <text:p>3011240</text:p>
          </table:table-cell>
          <table:table-cell office:value-type="float" office:value="3016036" table:style-name="ce1">
            <text:p>3016036</text:p>
          </table:table-cell>
          <table:table-cell table:style-name="ce1"/>
          <table:table-cell office:value-type="float" office:value="2851197" table:style-name="ce1">
            <text:p>2851197</text:p>
          </table:table-cell>
          <table:table-cell office:value-type="float" office:value="2852611" table:style-name="ce1">
            <text:p>2852611</text:p>
          </table:table-cell>
          <table:table-cell table:style-name="ce1"/>
          <table:table-cell office:value-type="float" office:value="2855099" table:style-name="ce1">
            <text:p>2855099</text:p>
          </table:table-cell>
          <table:table-cell office:value-type="float" office:value="4131399" table:style-name="ce1">
            <text:p>4131399</text:p>
          </table:table-cell>
          <table:table-cell office:value-type="float" office:value="4132349" table:style-name="ce1">
            <text:p>4132349</text:p>
          </table:table-cell>
          <table:table-cell office:value-type="float" office:value="4134174" table:style-name="ce1">
            <text:p>4134174</text:p>
          </table:table-cell>
          <table:table-cell table:style-name="ce1"/>
          <table:table-cell office:value-type="float" office:value="3526977" table:style-name="ce1">
            <text:p>3526977</text:p>
          </table:table-cell>
          <table:table-cell office:value-type="float" office:value="3528963" table:style-name="ce1">
            <text:p>3528963</text:p>
          </table:table-cell>
          <table:table-cell office:value-type="float" office:value="3531094" table:style-name="ce1">
            <text:p>3531094</text:p>
          </table:table-cell>
          <table:table-cell table:style-name="ce1"/>
          <table:table-cell office:value-type="float" office:value="2908364" table:style-name="ce1">
            <text:p>2908364</text:p>
          </table:table-cell>
          <table:table-cell office:value-type="float" office:value="2909949" table:style-name="ce1">
            <text:p>2909949</text:p>
          </table:table-cell>
          <table:table-cell office:value-type="float" office:value="2912044" table:style-name="ce1">
            <text:p>2912044</text:p>
          </table:table-cell>
          <table:table-cell table:style-name="ce1"/>
          <table:table-cell office:value-type="float" office:value="2950735" table:style-name="ce1">
            <text:p>2950735</text:p>
          </table:table-cell>
          <table:table-cell office:value-type="float" office:value="2952220" table:style-name="ce1">
            <text:p>2952220</text:p>
          </table:table-cell>
          <table:table-cell office:value-type="float" office:value="2955347" table:style-name="ce1">
            <text:p>2955347</text:p>
          </table:table-cell>
          <table:table-cell table:style-name="ce1"/>
          <table:table-cell office:value-type="float" office:value="2766911" table:style-name="ce1">
            <text:p>2766911</text:p>
          </table:table-cell>
          <table:table-cell office:value-type="float" office:value="2768290" table:style-name="ce1">
            <text:p>2768290</text:p>
          </table:table-cell>
          <table:table-cell table:style-name="ce1"/>
          <table:table-cell office:value-type="float" office:value="2770528" table:style-name="ce1">
            <text:p>2770528</text:p>
          </table:table-cell>
          <table:table-cell office:value-type="float" office:value="4836622" table:style-name="ce1">
            <text:p>4836622</text:p>
          </table:table-cell>
          <table:table-cell office:value-type="float" office:value="4837569" table:style-name="ce1">
            <text:p>4837569</text:p>
          </table:table-cell>
          <table:table-cell office:value-type="float" office:value="4840030" table:style-name="ce1">
            <text:p>4840030</text:p>
          </table:table-cell>
          <table:table-cell table:style-name="ce1"/>
          <table:table-cell office:value-type="float" office:value="5122691" table:style-name="ce1">
            <text:p>5122691</text:p>
          </table:table-cell>
          <table:table-cell office:value-type="float" office:value="5132620" table:style-name="ce1">
            <text:p>5132620</text:p>
          </table:table-cell>
          <table:table-cell office:value-type="float" office:value="5134253" table:style-name="ce1">
            <text:p>5134253</text:p>
          </table:table-cell>
          <table:table-cell table:style-name="ce1"/>
          <table:table-cell office:value-type="float" office:value="3685116" table:style-name="ce1">
            <text:p>3685116</text:p>
          </table:table-cell>
          <table:table-cell office:value-type="float" office:value="3686696" table:style-name="ce1">
            <text:p>3686696</text:p>
          </table:table-cell>
          <table:table-cell office:value-type="float" office:value="3690124" table:style-name="ce1">
            <text:p>3690124</text:p>
          </table:table-cell>
          <table:table-cell table:style-name="ce1"/>
          <table:table-cell office:value-type="float" office:value="3887555" table:style-name="ce1">
            <text:p>3887555</text:p>
          </table:table-cell>
          <table:table-cell office:value-type="float" office:value="3888564" table:style-name="ce1">
            <text:p>3888564</text:p>
          </table:table-cell>
          <table:table-cell office:value-type="float" office:value="3890883" table:style-name="ce1">
            <text:p>3890883</text:p>
          </table:table-cell>
          <table:table-cell table:style-name="ce1"/>
          <table:table-cell office:value-type="float" office:value="3260213" table:style-name="ce1">
            <text:p>3260213</text:p>
          </table:table-cell>
          <table:table-cell office:value-type="float" office:value="3261952" table:style-name="ce1">
            <text:p>3261952</text:p>
          </table:table-cell>
          <table:table-cell office:value-type="float" office:value="3263748" table:style-name="ce1">
            <text:p>3263748</text:p>
          </table:table-cell>
          <table:table-cell table:style-name="ce1"/>
          <table:table-cell office:value-type="float" office:value="4388881" table:style-name="ce1">
            <text:p>4388881</text:p>
          </table:table-cell>
          <table:table-cell office:value-type="float" office:value="4389776" table:style-name="ce1">
            <text:p>4389776</text:p>
          </table:table-cell>
          <table:table-cell office:value-type="float" office:value="4391514" table:style-name="ce1">
            <text:p>4391514</text:p>
          </table:table-cell>
          <table:table-cell table:style-name="ce1"/>
          <table:table-cell office:value-type="float" office:value="2545200" table:style-name="ce1">
            <text:p>2545200</text:p>
          </table:table-cell>
          <table:table-cell office:value-type="float" office:value="2546998" table:style-name="ce1">
            <text:p>2546998</text:p>
          </table:table-cell>
          <table:table-cell table:style-name="ce1"/>
          <table:table-cell office:value-type="float" office:value="2549593" table:style-name="ce1">
            <text:p>2549593</text:p>
          </table:table-cell>
          <table:table-cell office:value-type="float" office:value="4461585" table:style-name="ce1">
            <text:p>4461585</text:p>
          </table:table-cell>
          <table:table-cell office:value-type="float" office:value="4462703" table:style-name="ce1">
            <text:p>4462703</text:p>
          </table:table-cell>
          <table:table-cell table:style-name="ce1"/>
          <table:table-cell office:value-type="float" office:value="4465150" table:style-name="ce1">
            <text:p>4465150</text:p>
          </table:table-cell>
          <table:table-cell office:value-type="float" office:value="2504509" table:style-name="ce1">
            <text:p>2504509</text:p>
          </table:table-cell>
          <table:table-cell office:value-type="float" office:value="2506858" table:style-name="ce1">
            <text:p>2506858</text:p>
          </table:table-cell>
          <table:table-cell table:style-name="ce1"/>
          <table:table-cell office:value-type="float" office:value="2509223" table:style-name="ce1">
            <text:p>2509223</text:p>
          </table:table-cell>
          <table:table-cell office:value-type="float" office:value="3131191" table:style-name="ce1">
            <text:p>3131191</text:p>
          </table:table-cell>
          <table:table-cell office:value-type="float" office:value="3132618" table:style-name="ce1">
            <text:p>3132618</text:p>
          </table:table-cell>
          <table:table-cell table:style-name="ce1"/>
          <table:table-cell office:value-type="float" office:value="3134929" table:style-name="ce1">
            <text:p>3134929</text:p>
          </table:table-cell>
          <table:table-cell office:value-type="float" office:value="3608249" table:style-name="ce1">
            <text:p>3608249</text:p>
          </table:table-cell>
          <table:table-cell office:value-type="float" office:value="3610701" table:style-name="ce1">
            <text:p>3610701</text:p>
          </table:table-cell>
          <table:table-cell office:value-type="float" office:value="3613421" table:style-name="ce1">
            <text:p>3613421</text:p>
          </table:table-cell>
          <table:table-cell table:style-name="ce1"/>
          <table:table-cell office:value-type="float" office:value="4657801" table:style-name="ce1">
            <text:p>4657801</text:p>
          </table:table-cell>
          <table:table-cell office:value-type="float" office:value="4658917" table:style-name="ce1">
            <text:p>4658917</text:p>
          </table:table-cell>
          <table:table-cell office:value-type="float" office:value="4660542" table:style-name="ce1">
            <text:p>4660542</text:p>
          </table:table-cell>
          <table:table-cell table:style-name="ce1"/>
          <table:table-cell office:value-type="float" office:value="4425185" table:style-name="ce1">
            <text:p>4425185</text:p>
          </table:table-cell>
          <table:table-cell office:value-type="float" office:value="4427724" table:style-name="ce1">
            <text:p>4427724</text:p>
          </table:table-cell>
          <table:table-cell office:value-type="float" office:value="4430054" table:style-name="ce1">
            <text:p>4430054</text:p>
          </table:table-cell>
          <table:table-cell table:style-name="ce1"/>
          <table:table-cell office:value-type="float" office:value="4793057" table:style-name="ce1">
            <text:p>4793057</text:p>
          </table:table-cell>
          <table:table-cell office:value-type="float" office:value="4794597" table:style-name="ce1">
            <text:p>4794597</text:p>
          </table:table-cell>
          <table:table-cell table:style-name="ce1"/>
          <table:table-cell office:value-type="float" office:value="4797816" table:style-name="ce1">
            <text:p>4797816</text:p>
          </table:table-cell>
          <table:table-cell office:value-type="float" office:value="4227007" table:style-name="ce1">
            <text:p>4227007</text:p>
          </table:table-cell>
          <table:table-cell office:value-type="float" office:value="4228044" table:style-name="ce1">
            <text:p>4228044</text:p>
          </table:table-cell>
          <table:table-cell office:value-type="float" office:value="4229775" table:style-name="ce1">
            <text:p>4229775</text:p>
          </table:table-cell>
          <table:table-cell table:style-name="ce1"/>
          <table:table-cell office:value-type="float" office:value="3173042" table:style-name="ce1">
            <text:p>3173042</text:p>
          </table:table-cell>
          <table:table-cell office:value-type="float" office:value="3174447" table:style-name="ce1">
            <text:p>3174447</text:p>
          </table:table-cell>
          <table:table-cell office:value-type="float" office:value="3176622" table:style-name="ce1">
            <text:p>3176622</text:p>
          </table:table-cell>
          <table:table-cell table:style-name="ce1"/>
          <table:table-cell office:value-type="float" office:value="2650678" table:style-name="ce1">
            <text:p>2650678</text:p>
          </table:table-cell>
          <table:table-cell office:value-type="float" office:value="2652933" table:style-name="ce1">
            <text:p>2652933</text:p>
          </table:table-cell>
          <table:table-cell table:style-name="ce1"/>
          <table:table-cell office:value-type="float" office:value="2655329" table:style-name="ce1">
            <text:p>2655329</text:p>
          </table:table-cell>
          <table:table-cell office:value-type="float" office:value="3760638" table:style-name="ce1">
            <text:p>3760638</text:p>
          </table:table-cell>
          <table:table-cell office:value-type="float" office:value="3762317" table:style-name="ce1">
            <text:p>3762317</text:p>
          </table:table-cell>
          <table:table-cell office:value-type="float" office:value="3765096" table:style-name="ce1">
            <text:p>3765096</text:p>
          </table:table-cell>
          <table:table-cell table:style-name="ce1"/>
          <table:table-cell office:value-type="float" office:value="2471978" table:style-name="ce1">
            <text:p>2471978</text:p>
          </table:table-cell>
          <table:table-cell office:value-type="float" office:value="2473205" table:style-name="ce1">
            <text:p>2473205</text:p>
          </table:table-cell>
          <table:table-cell table:style-name="ce1"/>
          <table:table-cell office:value-type="float" office:value="2475922" table:style-name="ce1">
            <text:p>2475922</text:p>
          </table:table-cell>
          <table:table-cell office:value-type="float" office:value="2388799" table:style-name="ce1">
            <text:p>2388799</text:p>
          </table:table-cell>
          <table:table-cell office:value-type="float" office:value="2389854" table:style-name="ce1">
            <text:p>2389854</text:p>
          </table:table-cell>
          <table:table-cell table:style-name="ce1"/>
          <table:table-cell office:value-type="float" office:value="2391736" table:style-name="ce1">
            <text:p>2391736</text:p>
          </table:table-cell>
          <table:table-cell office:value-type="float" office:value="3069908" table:style-name="ce1">
            <text:p>3069908</text:p>
          </table:table-cell>
          <table:table-cell office:value-type="float" office:value="3074088" table:style-name="ce1">
            <text:p>3074088</text:p>
          </table:table-cell>
          <table:table-cell office:value-type="float" office:value="3076394" table:style-name="ce1">
            <text:p>3076394</text:p>
          </table:table-cell>
          <table:table-cell table:style-name="ce1"/>
          <table:table-cell office:value-type="float" office:value="4981119" table:style-name="ce1">
            <text:p>4981119</text:p>
          </table:table-cell>
          <table:table-cell office:value-type="float" office:value="4982181" table:style-name="ce1">
            <text:p>4982181</text:p>
          </table:table-cell>
          <table:table-cell office:value-type="float" office:value="4984725" table:style-name="ce1">
            <text:p>4984725</text:p>
          </table:table-cell>
          <table:table-cell table:style-name="ce1"/>
          <table:table-cell office:value-type="float" office:value="4868905" table:style-name="ce1">
            <text:p>4868905</text:p>
          </table:table-cell>
          <table:table-cell office:value-type="float" office:value="4872004" table:style-name="ce1">
            <text:p>4872004</text:p>
          </table:table-cell>
          <table:table-cell office:value-type="float" office:value="4875632" table:style-name="ce1">
            <text:p>4875632</text:p>
          </table:table-cell>
          <table:table-cell table:style-name="ce1"/>
          <table:table-cell office:value-type="float" office:value="3470534" table:style-name="ce1">
            <text:p>3470534</text:p>
          </table:table-cell>
          <table:table-cell office:value-type="float" office:value="3472050" table:style-name="ce1">
            <text:p>3472050</text:p>
          </table:table-cell>
          <table:table-cell office:value-type="float" office:value="3473734" table:style-name="ce1">
            <text:p>3473734</text:p>
          </table:table-cell>
          <table:table-cell table:style-name="ce1"/>
          <table:table-cell office:value-type="float" office:value="4721778" table:style-name="ce1">
            <text:p>4721778</text:p>
          </table:table-cell>
          <table:table-cell office:value-type="float" office:value="4736432" table:style-name="ce1">
            <text:p>4736432</text:p>
          </table:table-cell>
          <table:table-cell office:value-type="float" office:value="4739598" table:style-name="ce1">
            <text:p>4739598</text:p>
          </table:table-cell>
          <table:table-cell table:style-name="ce1"/>
          <table:table-cell office:value-type="float" office:value="3859256" table:style-name="ce1">
            <text:p>3859256</text:p>
          </table:table-cell>
          <table:table-cell office:value-type="float" office:value="3862772" table:style-name="ce1">
            <text:p>3862772</text:p>
          </table:table-cell>
          <table:table-cell office:value-type="float" office:value="3864666" table:style-name="ce1">
            <text:p>3864666</text:p>
          </table:table-cell>
          <table:table-cell table:style-name="ce1"/>
          <table:table-cell office:value-type="float" office:value="4335087" table:style-name="ce1">
            <text:p>4335087</text:p>
          </table:table-cell>
          <table:table-cell office:value-type="float" office:value="4338903" table:style-name="ce1">
            <text:p>4338903</text:p>
          </table:table-cell>
          <table:table-cell office:value-type="float" office:value="4345811" table:style-name="ce1">
            <text:p>4345811</text:p>
          </table:table-cell>
          <table:table-cell table:style-name="ce1"/>
          <table:table-cell office:value-type="float" office:value="3403459" table:style-name="ce1">
            <text:p>3403459</text:p>
          </table:table-cell>
          <table:table-cell office:value-type="float" office:value="3405071" table:style-name="ce1">
            <text:p>3405071</text:p>
          </table:table-cell>
          <table:table-cell table:style-name="ce1"/>
          <table:table-cell office:value-type="float" office:value="3422225" table:style-name="ce1">
            <text:p>3422225</text:p>
          </table:table-cell>
          <table:table-cell office:value-type="float" office:value="4300809" table:style-name="ce1">
            <text:p>4300809</text:p>
          </table:table-cell>
          <table:table-cell office:value-type="float" office:value="4302681" table:style-name="ce1">
            <text:p>4302681</text:p>
          </table:table-cell>
          <table:table-cell office:value-type="float" office:value="4304781" table:style-name="ce1">
            <text:p>4304781</text:p>
          </table:table-cell>
          <table:table-cell table:style-name="ce1"/>
          <table:table-cell office:value-type="float" office:value="3344256" table:style-name="ce1">
            <text:p>3344256</text:p>
          </table:table-cell>
          <table:table-cell office:value-type="float" office:value="3345839" table:style-name="ce1">
            <text:p>3345839</text:p>
          </table:table-cell>
          <table:table-cell table:style-name="ce1"/>
          <table:table-cell office:value-type="float" office:value="3348071" table:style-name="ce1">
            <text:p>3348071</text:p>
          </table:table-cell>
          <table:table-cell office:value-type="float" office:value="4910068" table:style-name="ce1">
            <text:p>4910068</text:p>
          </table:table-cell>
          <table:table-cell office:value-type="float" office:value="4911052" table:style-name="ce1">
            <text:p>4911052</text:p>
          </table:table-cell>
          <table:table-cell office:value-type="float" office:value="4913053" table:style-name="ce1">
            <text:p>4913053</text:p>
          </table:table-cell>
          <table:table-cell table:style-name="ce1"/>
          <table:table-cell office:value-type="float" office:value="5041968" table:style-name="ce1">
            <text:p>5041968</text:p>
          </table:table-cell>
          <table:table-cell office:value-type="float" office:value="5043457" table:style-name="ce1">
            <text:p>5043457</text:p>
          </table:table-cell>
          <table:table-cell office:value-type="float" office:value="5045229" table:style-name="ce1">
            <text:p>5045229</text:p>
          </table:table-cell>
          <table:table-cell table:style-name="ce1"/>
          <table:table-cell office:value-type="float" office:value="4638451" table:style-name="ce1">
            <text:p>4638451</text:p>
          </table:table-cell>
          <table:table-cell office:value-type="float" office:value="4643809" table:style-name="ce1">
            <text:p>4643809</text:p>
          </table:table-cell>
          <table:table-cell office:value-type="float" office:value="4646057" table:style-name="ce1">
            <text:p>4646057</text:p>
          </table:table-cell>
          <table:table-cell table:style-name="ce1"/>
          <table:table-cell office:value-type="float" office:value="4098018" table:style-name="ce1">
            <text:p>4098018</text:p>
          </table:table-cell>
          <table:table-cell office:value-type="float" office:value="4099605" table:style-name="ce1">
            <text:p>4099605</text:p>
          </table:table-cell>
          <table:table-cell office:value-type="float" office:value="4101991" table:style-name="ce1">
            <text:p>4101991</text:p>
          </table:table-cell>
          <table:table-cell table:style-name="ce1"/>
          <table:table-cell office:value-type="float" office:value="2700909" table:style-name="ce1">
            <text:p>2700909</text:p>
          </table:table-cell>
          <table:table-cell office:value-type="float" office:value="2702228" table:style-name="ce1">
            <text:p>2702228</text:p>
          </table:table-cell>
          <table:table-cell table:style-name="ce1"/>
          <table:table-cell office:value-type="float" office:value="2704249" table:style-name="ce1">
            <text:p>2704249</text:p>
          </table:table-cell>
          <table:table-cell office:value-type="float" office:value="4012369" table:style-name="ce1">
            <text:p>4012369</text:p>
          </table:table-cell>
          <table:table-cell office:value-type="float" office:value="4013381" table:style-name="ce1">
            <text:p>4013381</text:p>
          </table:table-cell>
          <table:table-cell office:value-type="float" office:value="4015196" table:style-name="ce1">
            <text:p>4015196</text:p>
          </table:table-cell>
          <table:table-cell table:style-name="ce1"/>
          <table:table-cell office:value-type="float" office:value="4053507" table:style-name="ce1">
            <text:p>4053507</text:p>
          </table:table-cell>
          <table:table-cell office:value-type="float" office:value="4055211" table:style-name="ce1">
            <text:p>4055211</text:p>
          </table:table-cell>
          <table:table-cell office:value-type="float" office:value="4057234" table:style-name="ce1">
            <text:p>4057234</text:p>
          </table:table-cell>
          <table:table-cell table:style-name="ce1"/>
          <table:table-cell office:value-type="float" office:value="3927273" table:style-name="ce1">
            <text:p>3927273</text:p>
          </table:table-cell>
          <table:table-cell office:value-type="float" office:value="3928720" table:style-name="ce1">
            <text:p>3928720</text:p>
          </table:table-cell>
          <table:table-cell table:style-name="ce1"/>
          <table:table-cell office:value-type="float" office:value="3931528" table:style-name="ce1">
            <text:p>3931528</text:p>
          </table:table-cell>
          <table:table-cell table:number-columns-repeated="16164" table:style-name="ce1"/>
        </table:table-row>
        <table:table-row table:number-rows-repeated="10484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alentin Guigon</dc:creator>
    <dc:date>2020-11-26T15:08:32Z</dc:date>
  </office:meta>
</office:document-meta>
</file>